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Soutane BF" svg:font-family="'Soutane BF'"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398in"/>
    </style:style>
    <style:style style:name="co2" style:family="table-column">
      <style:table-column-properties fo:break-before="auto" style:column-width="1.2075in"/>
    </style:style>
    <style:style style:name="co3" style:family="table-column">
      <style:table-column-properties fo:break-before="auto" style:column-width="0.7898in"/>
    </style:style>
    <style:style style:name="co4" style:family="table-column">
      <style:table-column-properties fo:break-before="auto" style:column-width="0.8862in"/>
    </style:style>
    <style:style style:name="co5" style:family="table-column">
      <style:table-column-properties fo:break-before="auto" style:column-width="0.8965in"/>
    </style:style>
    <style:style style:name="co6" style:family="table-column">
      <style:table-column-properties fo:break-before="auto" style:column-width="0.7681in"/>
    </style:style>
    <style:style style:name="co7" style:family="table-column">
      <style:table-column-properties fo:break-before="auto" style:column-width="0.8535in"/>
    </style:style>
    <style:style style:name="co8" style:family="table-column">
      <style:table-column-properties fo:break-before="auto" style:column-width="0.2in"/>
    </style:style>
    <style:style style:name="co9" style:family="table-column">
      <style:table-column-properties fo:break-before="auto" style:column-width="1.1862in"/>
    </style:style>
    <style:style style:name="co10" style:family="table-column">
      <style:table-column-properties fo:break-before="auto" style:column-width="0.6819in"/>
    </style:style>
    <style:style style:name="co11" style:family="table-column">
      <style:table-column-properties fo:break-before="auto" style:column-width="1.0465in"/>
    </style:style>
    <style:style style:name="co12" style:family="table-column">
      <style:table-column-properties fo:break-before="auto" style:column-width="1.0575in"/>
    </style:style>
    <style:style style:name="co13" style:family="table-column">
      <style:table-column-properties fo:break-before="auto" style:column-width="0.7354in"/>
    </style:style>
    <style:style style:name="co14" style:family="table-column">
      <style:table-column-properties fo:break-before="auto" style:column-width="0.5929in"/>
    </style:style>
    <style:style style:name="co15" style:family="table-column">
      <style:table-column-properties fo:break-before="auto" style:column-width="0.7146in"/>
    </style:style>
    <style:style style:name="co16" style:family="table-column">
      <style:table-column-properties fo:break-before="auto" style:column-width="0.6071in"/>
    </style:style>
    <style:style style:name="co17" style:family="table-column">
      <style:table-column-properties fo:break-before="auto" style:column-width="0.6571in"/>
    </style:style>
    <style:style style:name="co18" style:family="table-column">
      <style:table-column-properties fo:break-before="auto" style:column-width="1.4181in"/>
    </style:style>
    <style:style style:name="co19" style:family="table-column">
      <style:table-column-properties fo:break-before="auto" style:column-width="0.2709in"/>
    </style:style>
    <style:style style:name="co20" style:family="table-column">
      <style:table-column-properties fo:break-before="auto" style:column-width="0.3138in"/>
    </style:style>
    <style:style style:name="co21" style:family="table-column">
      <style:table-column-properties fo:break-before="auto" style:column-width="0.539in"/>
    </style:style>
    <style:style style:name="co22" style:family="table-column">
      <style:table-column-properties fo:break-before="auto" style:column-width="1.0102in"/>
    </style:style>
    <style:style style:name="co23" style:family="table-column">
      <style:table-column-properties fo:break-before="auto" style:column-width="0.889in"/>
    </style:style>
    <style:style style:name="co24" style:family="table-column">
      <style:table-column-properties fo:break-before="auto" style:column-width="0.5398in"/>
    </style:style>
    <style:style style:name="co25" style:family="table-column">
      <style:table-column-properties fo:break-before="auto" style:column-width="0.8283in"/>
    </style:style>
    <style:style style:name="co26" style:family="table-column">
      <style:table-column-properties fo:break-before="auto" style:column-width="0.6681in"/>
    </style:style>
    <style:style style:name="co27" style:family="table-column">
      <style:table-column-properties fo:break-before="auto" style:column-width="0.6354in"/>
    </style:style>
    <style:style style:name="co28" style:family="table-column">
      <style:table-column-properties fo:break-before="auto" style:column-width="0.4319in"/>
    </style:style>
    <style:style style:name="co29" style:family="table-column">
      <style:table-column-properties fo:break-before="auto" style:column-width="0.4965in"/>
    </style:style>
    <style:style style:name="co30" style:family="table-column">
      <style:table-column-properties fo:break-before="auto" style:column-width="0.5283in"/>
    </style:style>
    <style:style style:name="co31" style:family="table-column">
      <style:table-column-properties fo:break-before="auto" style:column-width="0.5181in"/>
    </style:style>
    <style:style style:name="co32" style:family="table-column">
      <style:table-column-properties fo:break-before="auto" style:column-width="1.0646in"/>
    </style:style>
    <style:style style:name="co33" style:family="table-column">
      <style:table-column-properties fo:break-before="auto" style:column-width="0.6929in"/>
    </style:style>
    <style:style style:name="co34" style:family="table-column">
      <style:table-column-properties fo:break-before="auto" style:column-width="0.5319in"/>
    </style:style>
    <style:style style:name="co35" style:family="table-column">
      <style:table-column-properties fo:break-before="auto" style:column-width="0.5965in"/>
    </style:style>
    <style:style style:name="co36" style:family="table-column">
      <style:table-column-properties fo:break-before="auto" style:column-width="0.6283in"/>
    </style:style>
    <style:style style:name="co37" style:family="table-column">
      <style:table-column-properties fo:break-before="auto" style:column-width="0.6181in"/>
    </style:style>
    <style:style style:name="co38" style:family="table-column">
      <style:table-column-properties fo:break-before="auto" style:column-width="1.0862in"/>
    </style:style>
    <style:style style:name="co39" style:family="table-column">
      <style:table-column-properties fo:break-before="auto" style:column-width="0.9035in"/>
    </style:style>
    <style:style style:name="co40" style:family="table-column">
      <style:table-column-properties fo:break-before="auto" style:column-width="0.25in"/>
    </style:style>
    <style:style style:name="co41" style:family="table-column">
      <style:table-column-properties fo:break-before="auto" style:column-width="0.7319in"/>
    </style:style>
    <style:style style:name="co42" style:family="table-column">
      <style:table-column-properties fo:break-before="auto" style:column-width="0.9744in"/>
    </style:style>
    <style:style style:name="co43" style:family="table-column">
      <style:table-column-properties fo:break-before="auto" style:column-width="0.6965in"/>
    </style:style>
    <style:style style:name="co44" style:family="table-column">
      <style:table-column-properties fo:break-before="auto" style:column-width="0.8071in"/>
    </style:style>
    <style:style style:name="co45" style:family="table-column">
      <style:table-column-properties fo:break-before="auto" style:column-width="0.6138in"/>
    </style:style>
    <style:style style:name="co46" style:family="table-column">
      <style:table-column-properties fo:break-before="auto" style:column-width="0.5717in"/>
    </style:style>
    <style:style style:name="co47" style:family="table-column">
      <style:table-column-properties fo:break-before="auto" style:column-width="0.4925in"/>
    </style:style>
    <style:style style:name="co48" style:family="table-column">
      <style:table-column-properties fo:break-before="auto" style:column-width="0.589in"/>
    </style:style>
    <style:style style:name="co49" style:family="table-column">
      <style:table-column-properties fo:break-before="auto" style:column-width="0.6146in"/>
    </style:style>
    <style:style style:name="co50" style:family="table-column">
      <style:table-column-properties fo:break-before="auto" style:column-width="0.2925in"/>
    </style:style>
    <style:style style:name="co51" style:family="table-column">
      <style:table-column-properties fo:break-before="auto" style:column-width="0.2028in"/>
    </style:style>
    <style:style style:name="co52" style:family="table-column">
      <style:table-column-properties fo:break-before="auto" style:column-width="0.7535in"/>
    </style:style>
    <style:style style:name="co53" style:family="table-column">
      <style:table-column-properties fo:break-before="auto" style:column-width="0.7102in"/>
    </style:style>
    <style:style style:name="co54" style:family="table-column">
      <style:table-column-properties fo:break-before="auto" style:column-width="0.6252in"/>
    </style:style>
    <style:style style:name="co55" style:family="table-column">
      <style:table-column-properties fo:break-before="auto" style:column-width="0.3571in"/>
    </style:style>
    <style:style style:name="co56" style:family="table-column">
      <style:table-column-properties fo:break-before="auto" style:column-width="0.3673in"/>
    </style:style>
    <style:style style:name="co57" style:family="table-column">
      <style:table-column-properties fo:break-before="auto" style:column-width="0.5819in"/>
    </style:style>
    <style:style style:name="co58" style:family="table-column">
      <style:table-column-properties fo:break-before="auto" style:column-width="0.7429in"/>
    </style:style>
    <style:style style:name="co59" style:family="table-column">
      <style:table-column-properties fo:break-before="auto" style:column-width="0.9252in"/>
    </style:style>
    <style:style style:name="co60" style:family="table-column">
      <style:table-column-properties fo:break-before="auto" style:column-width="1.4508in"/>
    </style:style>
    <style:style style:name="co61" style:family="table-column">
      <style:table-column-properties fo:break-before="auto" style:column-width="0.8181in"/>
    </style:style>
    <style:style style:name="co62" style:family="table-column">
      <style:table-column-properties fo:break-before="auto" style:column-width="0.4138in"/>
    </style:style>
    <style:style style:name="co63" style:family="table-column">
      <style:table-column-properties fo:break-before="auto" style:column-width="0.35in"/>
    </style:style>
    <style:style style:name="co64" style:family="table-column">
      <style:table-column-properties fo:break-before="auto" style:column-width="0.2283in"/>
    </style:style>
    <style:style style:name="co65" style:family="table-column">
      <style:table-column-properties fo:break-before="auto" style:column-width="0.6783in"/>
    </style:style>
    <style:style style:name="co66" style:family="table-column">
      <style:table-column-properties fo:break-before="auto" style:column-width="1.0429in"/>
    </style:style>
    <style:style style:name="co67" style:family="table-column">
      <style:table-column-properties fo:break-before="auto" style:column-width="0.6035in"/>
    </style:style>
    <style:style style:name="co68" style:family="table-column">
      <style:table-column-properties fo:break-before="auto" style:column-width="0.7783in"/>
    </style:style>
    <style:style style:name="co69" style:family="table-column">
      <style:table-column-properties fo:break-before="auto" style:column-width="0.8319in"/>
    </style:style>
    <style:style style:name="co70" style:family="table-column">
      <style:table-column-properties fo:break-before="auto" style:column-width="1.0252in"/>
    </style:style>
    <style:style style:name="co71" style:family="table-column">
      <style:table-column-properties fo:break-before="auto" style:column-width="1.3543in"/>
    </style:style>
    <style:style style:name="co72" style:family="table-column">
      <style:table-column-properties fo:break-before="auto" style:column-width="0.7646in"/>
    </style:style>
    <style:style style:name="co73" style:family="table-column">
      <style:table-column-properties fo:break-before="auto" style:column-width="1.0217in"/>
    </style:style>
    <style:style style:name="co74" style:family="table-column">
      <style:table-column-properties fo:break-before="auto" style:column-width="0.2173in"/>
    </style:style>
    <style:style style:name="co75" style:family="table-column">
      <style:table-column-properties fo:break-before="auto" style:column-width="1.461in"/>
    </style:style>
    <style:style style:name="co76" style:family="table-column">
      <style:table-column-properties fo:break-before="auto" style:column-width="3.4772in"/>
    </style:style>
    <style:style style:name="co77" style:family="table-column">
      <style:table-column-properties fo:break-before="auto" style:column-width="0.9791in"/>
    </style:style>
    <style:style style:name="co78" style:family="table-column">
      <style:table-column-properties fo:break-before="auto" style:column-width="0.4in"/>
    </style:style>
    <style:style style:name="co79" style:family="table-column">
      <style:table-column-properties fo:break-before="auto" style:column-width="2.2547in"/>
    </style:style>
    <style:style style:name="co80" style:family="table-column">
      <style:table-column-properties fo:break-before="auto" style:column-width="1.7291in"/>
    </style:style>
    <style:style style:name="co81" style:family="table-column">
      <style:table-column-properties fo:break-before="auto" style:column-width="0.5602in"/>
    </style:style>
    <style:style style:name="co82" style:family="table-column">
      <style:table-column-properties fo:break-before="auto" style:column-width="1.0327in"/>
    </style:style>
    <style:style style:name="co83" style:family="table-column">
      <style:table-column-properties fo:break-before="auto" style:column-width="1.2146in"/>
    </style:style>
    <style:style style:name="co84" style:family="table-column">
      <style:table-column-properties fo:break-before="auto" style:column-width="0.7in"/>
    </style:style>
    <style:style style:name="co85" style:family="table-column">
      <style:table-column-properties fo:break-before="auto" style:column-width="0.6465in"/>
    </style:style>
    <style:style style:name="co86" style:family="table-column">
      <style:table-column-properties fo:break-before="auto" style:column-width="0.4854in"/>
    </style:style>
    <style:style style:name="co87" style:family="table-column">
      <style:table-column-properties fo:break-before="auto" style:column-width="0.3252in"/>
    </style:style>
    <style:style style:name="co88" style:family="table-column">
      <style:table-column-properties fo:break-before="auto" style:column-width="1.311in"/>
    </style:style>
    <style:style style:name="co89" style:family="table-column">
      <style:table-column-properties fo:break-before="auto" style:column-width="0.4638in"/>
    </style:style>
    <style:style style:name="co90" style:family="table-column">
      <style:table-column-properties fo:break-before="auto" style:column-width="2.2437in"/>
    </style:style>
    <style:style style:name="co91" style:family="table-column">
      <style:table-column-properties fo:break-before="auto" style:column-width="0.55in"/>
    </style:style>
    <style:style style:name="co92" style:family="table-column">
      <style:table-column-properties fo:break-before="auto" style:column-width="0.4535in"/>
    </style:style>
    <style:style style:name="co93" style:family="table-column">
      <style:table-column-properties fo:break-before="auto" style:column-width="5.1173in"/>
    </style:style>
    <style:style style:name="co94" style:family="table-column">
      <style:table-column-properties fo:break-before="auto" style:column-width="3.6484in"/>
    </style:style>
    <style:style style:name="co95" style:family="table-column">
      <style:table-column-properties fo:break-before="auto" style:column-width="0.7862in"/>
    </style:style>
    <style:style style:name="co96" style:family="table-column">
      <style:table-column-properties fo:break-before="auto" style:column-width="1.8154in"/>
    </style:style>
    <style:style style:name="co97" style:family="table-column">
      <style:table-column-properties fo:break-before="auto" style:column-width="1.8472in"/>
    </style:style>
    <style:style style:name="co98" style:family="table-column">
      <style:table-column-properties fo:break-before="auto" style:column-width="0.861in"/>
    </style:style>
    <style:style style:name="co99" style:family="table-column">
      <style:table-column-properties fo:break-before="auto" style:column-width="1.8689in"/>
    </style:style>
    <style:style style:name="co100" style:family="table-column">
      <style:table-column-properties fo:break-before="auto" style:column-width="0.711in"/>
    </style:style>
    <style:style style:name="co101" style:family="table-column">
      <style:table-column-properties fo:break-before="auto" style:column-width="1.2791in"/>
    </style:style>
    <style:style style:name="co102" style:family="table-column">
      <style:table-column-properties fo:break-before="auto" style:column-width="1.6437in"/>
    </style:style>
    <style:style style:name="co103" style:family="table-column">
      <style:table-column-properties fo:break-before="auto" style:column-width="1.472in"/>
    </style:style>
    <style:style style:name="co104" style:family="table-column">
      <style:table-column-properties fo:break-before="auto" style:column-width="0.5071in"/>
    </style:style>
    <style:style style:name="co105" style:family="table-column">
      <style:table-column-properties fo:break-before="auto" style:column-width="0.6898in"/>
    </style:style>
    <style:style style:name="co106" style:family="table-column">
      <style:table-column-properties fo:break-before="auto" style:column-width="0.4429in"/>
    </style:style>
    <style:style style:name="co107" style:family="table-column">
      <style:table-column-properties fo:break-before="auto" style:column-width="0.9898in"/>
    </style:style>
    <style:style style:name="co108" style:family="table-column">
      <style:table-column-properties fo:break-before="auto" style:column-width="1.3646in"/>
    </style:style>
    <style:style style:name="co109" style:family="table-column">
      <style:table-column-properties fo:break-before="auto" style:column-width="1.5791in"/>
    </style:style>
    <style:style style:name="co110" style:family="table-column">
      <style:table-column-properties fo:break-before="auto" style:column-width="1.1929in"/>
    </style:style>
    <style:style style:name="co111" style:family="table-column">
      <style:table-column-properties fo:break-before="auto" style:column-width="2.7161in"/>
    </style:style>
    <style:style style:name="co112" style:family="table-column">
      <style:table-column-properties fo:break-before="auto" style:column-width="1.611in"/>
    </style:style>
    <style:style style:name="co113" style:family="table-column">
      <style:table-column-properties fo:break-before="auto" style:column-width="1.2472in"/>
    </style:style>
    <style:style style:name="co114" style:family="table-column">
      <style:table-column-properties fo:break-before="auto" style:column-width="0.8717in"/>
    </style:style>
    <style:style style:name="ro1" style:family="table-row">
      <style:table-row-properties style:row-height="0.1917in" fo:break-before="auto" style:use-optimal-row-height="true"/>
    </style:style>
    <style:style style:name="ro2" style:family="table-row">
      <style:table-row-properties style:row-height="0.2189in" fo:break-before="auto" style:use-optimal-row-height="false"/>
    </style:style>
    <style:style style:name="ro3" style:family="table-row">
      <style:table-row-properties style:row-height="0.178in" fo:break-before="auto" style:use-optimal-row-height="true"/>
    </style:style>
    <style:style style:name="ro4" style:family="table-row">
      <style:table-row-properties style:row-height="0.3728in" fo:break-before="auto" style:use-optimal-row-height="true"/>
    </style:style>
    <style:style style:name="ro5" style:family="table-row">
      <style:table-row-properties style:row-height="0.1965in" fo:break-before="auto" style:use-optimal-row-height="true"/>
    </style:style>
    <style:style style:name="ro6" style:family="table-row">
      <style:table-row-properties style:row-height="0.5492in" fo:break-before="auto" style:use-optimal-row-height="true"/>
    </style:style>
    <style:style style:name="ro7" style:family="table-row">
      <style:table-row-properties style:row-height="1.7827in" fo:break-before="auto" style:use-optimal-row-height="true"/>
    </style:style>
    <style:style style:name="ro8" style:family="table-row">
      <style:table-row-properties style:row-height="0.178in" fo:break-before="auto" style:use-optimal-row-height="false"/>
    </style:style>
    <style:style style:name="ro9" style:family="table-row">
      <style:table-row-properties style:row-height="0.1862in" fo:break-before="auto" style:use-optimal-row-height="false"/>
    </style:style>
    <style:style style:name="ro10" style:family="table-row">
      <style:table-row-properties style:row-height="0.2083in" fo:break-before="auto" style:use-optimal-row-height="true"/>
    </style:style>
    <style:style style:name="ro11" style:family="table-row">
      <style:table-row-properties style:row-height="1.6063in" fo:break-before="auto" style:use-optimal-row-height="true"/>
    </style:style>
    <style:style style:name="ro12" style:family="table-row">
      <style:table-row-properties style:row-height="0.3311in" fo:break-before="auto" style:use-optimal-row-height="true"/>
    </style:style>
    <style:style style:name="ro13" style:family="table-row">
      <style:table-row-properties style:row-height="0.3102in" fo:break-before="auto" style:use-optimal-row-height="true"/>
    </style:style>
    <style:style style:name="ta1" style:family="table" style:master-page-name="PageStyle_5f_Tables">
      <style:table-properties table:display="true" style:writing-mode="lr-tb"/>
    </style:style>
    <style:style style:name="ta2" style:family="table" style:master-page-name="PageStyle_5f_Wizard">
      <style:table-properties table:display="true" style:writing-mode="lr-tb"/>
    </style:style>
    <style:style style:name="ta3" style:family="table" style:master-page-name="PageStyle_5f_Cleric">
      <style:table-properties table:display="true" style:writing-mode="lr-tb"/>
    </style:style>
    <style:style style:name="ta4" style:family="table" style:master-page-name="PageStyle_5f_Fighter">
      <style:table-properties table:display="true" style:writing-mode="lr-tb"/>
    </style:style>
    <style:style style:name="ta5" style:family="table" style:master-page-name="PageStyle_5f_Thief">
      <style:table-properties table:display="true" style:writing-mode="lr-tb"/>
    </style:style>
    <style:style style:name="ta6" style:family="table" style:master-page-name="PageStyle_5f_Assassin">
      <style:table-properties table:display="true" style:writing-mode="lr-tb"/>
    </style:style>
    <style:style style:name="ta7" style:family="table" style:master-page-name="PageStyle_5f_Bard">
      <style:table-properties table:display="true" style:writing-mode="lr-tb"/>
    </style:style>
    <style:style style:name="ta8" style:family="table" style:master-page-name="PageStyle_5f_Druid">
      <style:table-properties table:display="true" style:writing-mode="lr-tb"/>
    </style:style>
    <style:style style:name="ta9" style:family="table" style:master-page-name="PageStyle_5f_Paladin">
      <style:table-properties table:display="true" style:writing-mode="lr-tb"/>
    </style:style>
    <style:style style:name="ta10" style:family="table" style:master-page-name="PageStyle_5f_Ranger">
      <style:table-properties table:display="true" style:writing-mode="lr-tb"/>
    </style:style>
    <style:style style:name="ta11" style:family="table" style:master-page-name="PageStyle_5f_Trickster">
      <style:table-properties table:display="true" style:writing-mode="lr-tb"/>
    </style:style>
    <style:style style:name="ta12" style:family="table" style:master-page-name="PageStyle_5f_Warden">
      <style:table-properties table:display="true" style:writing-mode="lr-tb"/>
    </style:style>
    <style:style style:name="ta13" style:family="table" style:master-page-name="PageStyle_5f_Warlock">
      <style:table-properties table:display="true" style:writing-mode="lr-tb"/>
    </style:style>
    <style:style style:name="ta14" style:family="table" style:master-page-name="Default">
      <style:table-properties table:display="true" style:writing-mode="lr-tb"/>
    </style:style>
    <number:number-style style:name="N3">
      <number:number number:decimal-places="0" number:min-decimal-places="0" number:min-integer-digits="1" number:grouping="true"/>
    </number:number-style>
    <number:percentage-style style:name="N10">
      <number:number number:decimal-places="0" number:min-decimal-places="0" number:min-integer-digits="1"/>
      <number:text>%</number:text>
    </number:percentage-style>
    <number:percentage-style style:name="N11">
      <number:number number:decimal-places="2" number:min-decimal-places="2" number:min-integer-digits="1"/>
      <number:text>%</number:text>
    </number:percentage-style>
    <style:style style:name="ce16" style:family="table-cell" style:parent-style-name="Default">
      <style:text-properties fo:font-size="11pt" style:font-size-asian="11pt" style:font-size-complex="11pt"/>
    </styl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data-style-name="N127">
      <style:table-cell-properties style:text-align-source="fix" style:repeat-content="false"/>
      <style:paragraph-properties fo:text-align="center" fo:margin-left="0in"/>
      <style:text-properties fo:font-size="11pt" style:font-size-asian="11pt" style:font-size-complex="11pt"/>
    </style:style>
    <style:style style:name="ce5"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ext-properties fo:font-weight="bold" style:font-weight-asian="bold" style:font-weight-complex="bold"/>
    </style:style>
    <style:style style:name="ce56" style:family="table-cell" style:parent-style-name="Default">
      <style:table-cell-properties style:text-align-source="fix" style:repeat-content="false"/>
      <style:paragraph-properties fo:text-align="center" fo:margin-left="0in"/>
    </style:style>
    <style:style style:name="ce36" style:family="table-cell" style:parent-style-name="Default">
      <style:table-cell-properties style:text-align-source="fix" style:repeat-content="false"/>
      <style:paragraph-properties fo:text-align="center" fo:margin-left="0in"/>
      <style:text-properties fo:font-size="11pt" fo:font-weight="bold" style:font-size-asian="11pt" style:font-weight-asian="bold" style:font-size-complex="11pt" style:font-weight-complex="bold"/>
    </style:style>
    <style:style style:name="ce9" style:family="table-cell" style:parent-style-name="Default" style:data-style-name="N127">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40" style:family="table-cell" style:parent-style-name="Default" style:data-style-name="N11">
      <style:table-cell-properties style:text-align-source="fix" style:repeat-content="false"/>
      <style:paragraph-properties fo:text-align="center" fo:margin-left="0in"/>
    </style:style>
    <style:style style:name="ce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data-style-name="N127">
      <style:table-cell-properties style:text-align-source="fix" style:repeat-content="false"/>
      <style:paragraph-properties fo:text-align="center" fo:margin-left="0in"/>
      <style:text-properties fo:font-size="11pt" fo:font-weight="bold" style:font-size-asian="11pt" style:font-weight-asian="bold" style:font-size-complex="11pt" style:font-weight-complex="bold"/>
    </style:style>
    <style:style style:name="ce55" style:family="table-cell" style:parent-style-name="Default" style:data-style-name="N127">
      <style:table-cell-properties fo:border-bottom="none" style:text-align-source="fix" style:repeat-content="false" fo:border-left="0.06pt solid #000000" fo:border-right="none" fo:border-top="0.06pt solid #000000"/>
      <style:paragraph-properties fo:text-align="center" fo:margin-left="0in"/>
      <style:text-properties fo:font-size="11pt" style:font-size-asian="11pt" style:font-size-complex="11pt"/>
    </style:style>
    <style:style style:name="ce58" style:family="table-cell" style:parent-style-name="Default" style:data-style-name="N127">
      <style:table-cell-properties fo:border-bottom="none" style:text-align-source="fix" style:repeat-content="false" fo:border-left="0.06pt solid #000000" fo:border-right="none" fo:border-top="none"/>
      <style:paragraph-properties fo:text-align="center" fo:margin-left="0in"/>
      <style:text-properties fo:font-size="11pt" style:font-size-asian="11pt" style:font-size-complex="11pt"/>
    </style:style>
    <style:style style:name="ce60" style:family="table-cell" style:parent-style-name="Default" style:data-style-name="N127">
      <style:table-cell-properties fo:border-bottom="0.06pt solid #000000" style:text-align-source="fix" style:repeat-content="false" fo:border-left="0.06pt solid #000000" fo:border-right="none" fo:border-top="none"/>
      <style:paragraph-properties fo:text-align="center" fo:margin-left="0in"/>
      <style:text-properties fo:font-size="11pt" style:font-size-asian="11pt" style:font-size-complex="11pt"/>
    </style:style>
    <style:style style:name="ce48" style:family="table-cell" style:parent-style-name="Default">
      <style:table-cell-properties fo:border-bottom="none" fo:border-left="0.06pt solid #000000" fo:border-right="none" fo:border-top="0.06pt solid #000000"/>
    </style:style>
    <style:style style:name="ce49" style:family="table-cell" style:parent-style-name="Default">
      <style:table-cell-properties fo:border-bottom="none" fo:border-left="0.06pt solid #000000" fo:border-right="none" fo:border-top="none"/>
    </style:style>
    <style:style style:name="ce50" style:family="table-cell" style:parent-style-name="Default">
      <style:table-cell-properties fo:border-bottom="0.06pt solid #000000" fo:border-left="0.06pt solid #000000" fo:border-right="none" fo:border-top="none"/>
    </style:style>
    <style:style style:name="ce51" style:family="table-cell" style:parent-style-name="Default">
      <style:table-cell-properties fo:border-bottom="0.06pt solid #000000" fo:background-color="#ffffd7" style:text-align-source="fix" style:repeat-content="false" fo:border-left="0.06pt solid #000000" fo:border-right="none" fo:border-top="0.06pt solid #000000"/>
      <style:paragraph-properties fo:text-align="center" fo:margin-left="0in"/>
    </style:style>
    <style:style style:name="ce61" style:family="table-cell" style:parent-style-name="Default">
      <style:table-cell-properties style:text-align-source="fix" style:repeat-content="false" style:vertical-align="middle"/>
      <style:paragraph-properties fo:text-align="center"/>
      <style:text-properties fo:font-size="11pt" fo:font-weight="bold" style:font-size-asian="11pt" style:font-weight-asian="bold" style:font-size-complex="11pt" style:font-weight-complex="bold"/>
    </style:style>
    <style:style style:name="ce63" style:family="table-cell" style:parent-style-name="Default" style:data-style-name="N126">
      <style:table-cell-properties style:text-align-source="fix" style:repeat-content="false"/>
      <style:paragraph-properties fo:text-align="center" fo:margin-left="0in"/>
      <style:text-properties fo:font-size="11pt" style:font-size-asian="11pt" style:font-size-complex="11pt"/>
    </style:style>
    <style:style style:name="ce64" style:family="table-cell" style:parent-style-name="Default">
      <style:table-cell-properties style:text-align-source="fix" style:repeat-content="false" style:vertical-align="middle"/>
      <style:paragraph-properties fo:text-align="start" fo:margin-left="0in"/>
      <style:text-properties fo:font-size="11pt" fo:font-weight="bold" style:font-size-asian="11pt" style:font-weight-asian="bold" style:font-size-complex="11pt" style:font-weight-complex="bold"/>
    </style:style>
    <style:style style:name="ce65"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start" fo:margin-left="0in"/>
      <style:text-properties fo:font-size="11pt" style:font-size-asian="11pt" style:font-size-complex="11pt"/>
    </style:style>
    <style:style style:name="ce67"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in"/>
      <style:text-properties fo:font-size="11pt" style:font-size-asian="11pt" style:font-size-complex="11pt"/>
    </style:style>
    <style:style style:name="ce68"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start" fo:margin-left="0in"/>
      <style:text-properties fo:font-size="11pt" style:font-size-asian="11pt" style:font-size-complex="11pt"/>
    </style:style>
    <style:style style:name="ce75" style:family="table-cell" style:parent-style-name="Default">
      <style:table-cell-properties fo:border-bottom="none" style:text-align-source="fix" style:repeat-content="false" fo:border-left="none" fo:border-right="none" fo:border-top="0.06pt solid #000000"/>
      <style:paragraph-properties fo:text-align="center" fo:margin-left="0in"/>
    </style:style>
    <style:style style:name="ce76" style:family="table-cell" style:parent-style-name="Default">
      <style:table-cell-properties fo:border-bottom="0.06pt solid #000000" style:text-align-source="fix" style:repeat-content="false" fo:border-left="none" fo:border-right="none" fo:border-top="none"/>
      <style:paragraph-properties fo:text-align="center" fo:margin-left="0in"/>
    </style:style>
    <style:style style:name="ce77" style:family="table-cell" style:parent-style-name="Default">
      <style:table-cell-properties fo:border-bottom="0.06pt solid #000000" style:text-align-source="fix" style:repeat-content="false" fo:border-left="none" fo:border-right="none" fo:border-top="0.06pt solid #000000"/>
      <style:paragraph-properties fo:text-align="center" fo:margin-left="0in"/>
    </style:style>
    <style:style style:name="ce69" style:family="table-cell" style:parent-style-name="Default">
      <style:table-cell-properties fo:border-bottom="none" fo:border-left="none" fo:border-right="0.06pt solid #000000" fo:border-top="0.06pt solid #000000"/>
      <style:text-properties fo:font-size="11pt" style:font-size-asian="11pt" style:font-size-complex="11pt"/>
    </style:style>
    <style:style style:name="ce70" style:family="table-cell" style:parent-style-name="Default">
      <style:table-cell-properties fo:border-bottom="none" fo:border-left="none" fo:border-right="0.06pt solid #000000" fo:border-top="none"/>
      <style:text-properties fo:font-size="11pt" style:font-size-asian="11pt" style:font-size-complex="11pt"/>
    </style:style>
    <style:style style:name="ce71" style:family="table-cell" style:parent-style-name="Default">
      <style:table-cell-properties fo:border-bottom="0.06pt solid #000000" fo:border-left="none" fo:border-right="0.06pt solid #000000" fo:border-top="none"/>
      <style:text-properties fo:font-size="11pt" style:font-size-asian="11pt" style:font-size-complex="11pt"/>
    </style:style>
    <style:style style:name="ce83" style:family="table-cell" style:parent-style-name="Default" style:data-style-name="N126">
      <style:table-cell-properties fo:border-bottom="none" style:text-align-source="fix" style:repeat-content="false" fo:border-left="none" fo:border-right="none" fo:border-top="0.06pt solid #000000"/>
      <style:paragraph-properties fo:text-align="center" fo:margin-left="0in"/>
    </style:style>
    <style:style style:name="ce41" style:family="table-cell" style:parent-style-name="Default" style:data-style-name="N126">
      <style:table-cell-properties style:text-align-source="fix" style:repeat-content="false"/>
      <style:paragraph-properties fo:text-align="center" fo:margin-left="0in"/>
    </style:style>
    <style:style style:name="ce90" style:family="table-cell" style:parent-style-name="Default" style:data-style-name="N126">
      <style:table-cell-properties fo:border-bottom="0.06pt solid #000000" style:text-align-source="fix" style:repeat-content="false" fo:border-left="none" fo:border-right="none" fo:border-top="none"/>
      <style:paragraph-properties fo:text-align="center" fo:margin-left="0in"/>
    </style:style>
    <style:style style:name="ce91" style:family="table-cell" style:parent-style-name="Default">
      <style:table-cell-properties fo:border-bottom="0.06pt solid #000000" fo:background-color="#ffffd7" style:text-align-source="fix" style:repeat-content="false" fo:border-left="none" fo:border-right="none" fo:border-top="0.06pt solid #000000"/>
      <style:paragraph-properties fo:text-align="center" fo:margin-left="0in"/>
    </style:style>
    <style:style style:name="ce94" style:family="table-cell" style:parent-style-name="Default" style:data-style-name="N11">
      <style:table-cell-properties fo:background-color="#dde8cb" style:text-align-source="fix" style:repeat-content="false" fo:border="0.06pt solid #000000"/>
      <style:paragraph-properties fo:text-align="center" fo:margin-left="0in"/>
    </style:style>
    <style:style style:name="ce95" style:family="table-cell" style:parent-style-name="Default" style:data-style-name="N126">
      <style:table-cell-properties fo:border-bottom="none" style:text-align-source="fix" style:repeat-content="false" fo:border-left="none" fo:border-right="0.06pt solid #000000" fo:border-top="0.06pt solid #000000"/>
      <style:paragraph-properties fo:text-align="center" fo:margin-left="0in"/>
    </style:style>
    <style:style style:name="ce100" style:family="table-cell" style:parent-style-name="Default" style:data-style-name="N126">
      <style:table-cell-properties fo:border-bottom="none" style:text-align-source="fix" style:repeat-content="false" fo:border-left="none" fo:border-right="0.06pt solid #000000" fo:border-top="none"/>
      <style:paragraph-properties fo:text-align="center" fo:margin-left="0in"/>
    </style:style>
    <style:style style:name="ce102" style:family="table-cell" style:parent-style-name="Default" style:data-style-name="N126">
      <style:table-cell-properties fo:border-bottom="0.06pt solid #000000" style:text-align-source="fix" style:repeat-content="false" fo:border-left="none" fo:border-right="0.06pt solid #000000" fo:border-top="none"/>
      <style:paragraph-properties fo:text-align="center" fo:margin-left="0in"/>
    </style:style>
    <style:style style:name="ce72" style:family="table-cell" style:parent-style-name="Default" style:data-style-name="N10">
      <style:table-cell-properties style:text-align-source="fix" style:repeat-content="false"/>
      <style:paragraph-properties fo:text-align="center" fo:margin-left="0in"/>
      <style:text-properties fo:font-size="11pt" style:font-size-asian="11pt" style:font-size-complex="11pt"/>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3">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8">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7"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9"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9"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5"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5" style:family="table-cell" style:parent-style-name="Default">
      <style:table-cell-properties style:text-align-source="fix" style:repeat-content="false" style:rotation-align="none"/>
      <style:paragraph-properties fo:text-align="center" fo:margin-left="0in"/>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8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4"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2"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88" style:family="table-cell" style:parent-style-name="Default" style:data-style-name="N127">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 style:family="table-cell" style:parent-style-name="Default">
      <style:table-cell-properties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data-style-name="N127">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3" style:family="table-cell" style:parent-style-name="Default">
      <style:text-properties fo:font-size="11pt" fo:font-weight="bold" style:font-size-asian="11pt" style:font-weight-asian="bold" style:font-size-complex="11pt" style:font-weight-complex="bold"/>
    </style:style>
    <style:style style:name="ce103"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4"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6" style:family="table-cell" style:parent-style-name="Default">
      <style:text-properties fo:font-size="12pt" fo:font-weight="bold" style:font-size-asian="12pt" style:font-weight-asian="bold" style:font-size-complex="12pt" style:font-weight-complex="bold"/>
    </style:style>
    <style:style style:name="ce10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8" style:family="table-cell" style:parent-style-name="Default">
      <style:table-cell-properties style:text-align-source="fix" style:repeat-content="false"/>
      <style:paragraph-properties fo:text-align="start" fo:margin-left="0in"/>
      <style:text-properties fo:font-size="12pt" style:font-size-asian="12pt" style:font-size-complex="12pt"/>
    </style:style>
    <style:style style:name="ce109" style:family="table-cell" style:parent-style-name="Default">
      <style:table-cell-properties style:text-align-source="fix" style:repeat-content="false"/>
      <style:paragraph-properties fo:text-align="start" fo:margin-left="0in"/>
      <style:text-properties fo:font-size="12pt" fo:font-weight="bold" style:font-size-asian="12pt" style:font-weight-asian="bold" style:font-size-complex="12pt" style:font-weight-complex="bold"/>
    </style:style>
    <style:style style:name="ce110" style:family="table-cell" style:parent-style-name="Default">
      <style:table-cell-properties style:text-align-source="fix" style:repeat-content="false"/>
      <style:paragraph-properties fo:text-align="start" fo:margin-left="0in"/>
    </style:style>
    <style:style style:name="ce11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2"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1"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data-style-name="N127">
      <style:table-cell-properties style:text-align-source="fix" style:repeat-content="false"/>
      <style:paragraph-properties fo:text-align="center" fo:margin-left="0in"/>
    </style:style>
    <style:style style:name="ce22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3"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4" style:family="table-cell" style:parent-style-name="Default">
      <style:table-cell-properties style:text-align-source="fix" style:repeat-content="false" style:vertical-align="middle"/>
      <style:paragraph-properties fo:text-align="start" fo:margin-left="0in"/>
      <style:text-properties fo:font-size="12pt" fo:font-weight="bold" style:font-size-asian="12pt" style:font-weight-asian="bold" style:font-size-complex="12pt" style:font-weight-complex="bold"/>
    </style:style>
    <style:style style:name="ce11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3" style:family="table-cell" style:parent-style-name="Default" style:data-style-name="N3"/>
    <style:style style:name="ce144" style:family="table-cell" style:parent-style-name="Default">
      <style:table-cell-properties style:text-align-source="fix" style:repeat-content="false"/>
      <style:paragraph-properties fo:text-align="end" fo:margin-left="0in"/>
    </style:style>
    <style:style style:name="ce145" style:family="table-cell" style:parent-style-name="Default">
      <style:table-cell-properties fo:border-bottom="0.06pt solid #666666" fo:background-color="#b2b2b2" style:text-align-source="fix" style:repeat-content="false" fo:border-left="0.06pt solid #666666" fo:border-right="0.74pt solid #666666" fo:border-top="0.06pt solid #666666"/>
      <style:paragraph-properties fo:text-align="center"/>
      <style:text-properties fo:color="#000000" style:text-outline="false" style:text-line-through-style="none" style:text-line-through-type="none" style:font-name="Liberation Sans1"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46" style:family="table-cell" style:parent-style-name="Default">
      <style:table-cell-properties fo:border-bottom="0.06pt solid #666666" style:text-align-source="fix" style:repeat-content="false" fo:border-left="0.06pt solid #666666" fo:border-right="0.74pt solid #666666" fo:border-top="none"/>
      <style:paragraph-properties fo:text-align="center"/>
      <style:text-properties fo:color="#000000" style:text-outline="false" style:text-line-through-style="none" style:text-line-through-type="none" style:font-name="Liberation Sans1"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47" style:family="table-cell" style:parent-style-name="Default">
      <style:table-cell-properties fo:border-bottom="0.06pt solid #666666" fo:background-color="#eeeeee" style:text-align-source="fix" style:repeat-content="false" fo:border-left="0.06pt solid #666666" fo:border-right="0.74pt solid #666666" fo:border-top="none"/>
      <style:paragraph-properties fo:text-align="center"/>
      <style:text-properties fo:color="#000000" style:text-outline="false" style:text-line-through-style="none" style:text-line-through-type="none" style:font-name="Liberation Sans1"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48" style:family="table-cell" style:parent-style-name="Default">
      <style:table-cell-properties fo:border-bottom="0.06pt solid #666666" fo:background-color="#eeeeee" style:text-align-source="fix" style:repeat-content="false" fo:border-left="0.06pt solid #666666" fo:border-right="0.74pt solid #666666" fo:border-top="0.06pt solid #666666"/>
      <style:paragraph-properties fo:text-align="center"/>
      <style:text-properties fo:color="#000000" style:text-outline="false" style:text-line-through-style="none" style:text-line-through-type="none" style:font-name="Liberation Sans1"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49" style:family="table-cell" style:parent-style-name="Default">
      <style:table-cell-properties fo:border-bottom="0.06pt solid #666666" fo:background-color="#b2b2b2" fo:border-left="0.06pt solid #666666" fo:border-right="0.74pt solid #666666" fo:border-top="0.06pt solid #666666"/>
      <style:text-properties fo:color="#000000" style:text-outline="false" style:text-line-through-style="none" style:text-line-through-type="none" style:font-name="Liberation Sans1"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232" style:family="table-cell" style:parent-style-name="Default">
      <style:table-cell-properties fo:border-bottom="0.06pt solid #666666" fo:border-left="0.06pt solid #666666" fo:border-right="0.74pt solid #666666" fo:border-top="none"/>
      <style:text-properties fo:color="#000000" style:text-outline="false" style:text-line-through-style="none" style:text-line-through-type="none" style:font-name="Liberation Sans1" fo:font-size="9pt" fo:language="none" fo:country="none" fo:font-style="normal" fo:text-shadow="none" style:text-underline-style="none" fo:font-weight="bold" style:text-underline-mode="continuous" style:text-overline-mode="continuous" style:text-line-through-mode="continuous" style:font-name-asian="Tahoma" style:font-size-asian="6.80000019073486pt" style:language-asian="en" style:country-asian="US" style:font-style-asian="normal" style:font-weight-asian="bold" style:font-name-complex="Liberation Sans1" style:font-size-complex="10pt" style:language-complex="none" style:country-complex="none" style:font-style-complex="normal" style:font-weight-complex="bold" style:text-emphasize="none" style:font-relief="none" style:text-overline-style="none" style:text-overline-color="font-color"/>
    </style:style>
    <style:style style:name="ce151" style:family="table-cell" style:parent-style-name="Default">
      <style:table-cell-properties fo:border-bottom="0.06pt solid #666666" fo:background-color="#eeeeee" fo:border-left="0.06pt solid #666666" fo:border-right="0.74pt solid #666666" fo:border-top="none"/>
      <style:text-properties fo:color="#000000" style:text-outline="false" style:text-line-through-style="none" style:text-line-through-type="none" style:font-name="Liberation Sans1"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52" style:family="table-cell" style:parent-style-name="Default">
      <style:table-cell-properties fo:border-bottom="0.06pt solid #666666" fo:border-left="0.06pt solid #666666" fo:border-right="0.74pt solid #666666" fo:border-top="none"/>
      <style:text-properties fo:color="#000000" style:text-outline="false" style:text-line-through-style="none" style:text-line-through-type="none" style:font-name="Liberation Sans1"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235" style:family="table-cell" style:parent-style-name="Default">
      <style:table-cell-properties fo:border-bottom="0.06pt solid #666666" fo:background-color="#eeeeee" fo:border-left="0.06pt solid #666666" fo:border-right="0.74pt solid #666666" fo:border-top="none"/>
      <style:text-properties fo:color="#000000" style:text-outline="false" style:text-line-through-style="none" style:text-line-through-type="none" style:font-name="Liberation Sans1" fo:font-size="9pt" fo:language="none" fo:country="none" fo:font-style="normal" fo:text-shadow="none" style:text-underline-style="none" fo:font-weight="bold" style:text-underline-mode="continuous" style:text-overline-mode="continuous" style:text-line-through-mode="continuous" style:font-name-asian="Tahoma" style:font-size-asian="6.80000019073486pt" style:language-asian="en" style:country-asian="US" style:font-style-asian="normal" style:font-weight-asian="bold" style:font-name-complex="Liberation Sans1" style:font-size-complex="10pt" style:language-complex="none" style:country-complex="none" style:font-style-complex="normal" style:font-weight-complex="bold" style:text-emphasize="none" style:font-relief="none" style:text-overline-style="none" style:text-overline-color="font-color"/>
    </style:style>
    <style:style style:name="ce155" style:family="table-cell" style:parent-style-name="Default">
      <style:table-cell-properties fo:border-bottom="0.06pt solid #666666" fo:border-left="0.06pt solid #666666" fo:border-right="0.74pt solid #666666" fo:border-top="none"/>
      <style:text-properties fo:color="#000000" style:text-outline="false" style:text-line-through-style="none" style:text-line-through-type="none" fo:font-size="9pt" fo:language="none" fo:country="none" fo:font-style="normal" fo:text-shadow="none" style:text-underline-style="none" fo:font-weight="normal" style:text-underline-mode="continuous" style:text-overline-mode="continuous" style:text-line-through-mode="continuous" style:font-name-asian="Tahoma" style:language-asian="en" style:country-asian="US" style:language-complex="none" style:country-complex="none" style:text-emphasize="none" style:font-relief="none" style:text-overline-style="none" style:text-overline-color="font-color"/>
    </style:style>
    <style:style style:name="ce156" style:family="table-cell" style:parent-style-name="Default">
      <style:table-cell-properties fo:border-bottom="0.06pt solid #666666" fo:background-color="#eeeeee" fo:border-left="0.06pt solid #666666" fo:border-right="0.74pt solid #666666" fo:border-top="none"/>
      <style:text-properties fo:color="#000000" style:text-outline="false" style:text-line-through-style="none" style:text-line-through-type="none" fo:font-size="9pt" fo:language="none" fo:country="none" fo:font-style="normal" fo:text-shadow="none" style:text-underline-style="none" fo:font-weight="normal" style:text-underline-mode="continuous" style:text-overline-mode="continuous" style:text-line-through-mode="continuous" style:font-name-asian="Tahoma" style:language-asian="en" style:country-asian="US" style:language-complex="none" style:country-complex="none" style:text-emphasize="none" style:font-relief="none" style:text-overline-style="none" style:text-overline-color="font-color"/>
    </style:style>
    <style:style style:name="ce157" style:family="table-cell" style:parent-style-name="Default">
      <style:table-cell-properties fo:border-bottom="0.06pt solid #666666" fo:background-color="#b2b2b2" style:text-align-source="fix" style:repeat-content="false" fo:border-left="none" fo:border-right="0.74pt solid #666666" fo:border-top="0.06pt solid #666666"/>
      <style:paragraph-properties fo:text-align="center"/>
      <style:text-properties fo:color="#000000" style:text-outline="false" style:text-line-through-style="none" style:text-line-through-type="none" style:font-name="Liberation Sans1"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06pt solid #666666" fo:background-color="#eeeeee" style:text-align-source="fix" style:repeat-content="false" fo:border-left="none" fo:border-right="0.74pt solid #666666" fo:border-top="none"/>
      <style:paragraph-properties fo:text-align="center"/>
      <style:text-properties fo:color="#000000" style:text-outline="false" style:text-line-through-style="none" style:text-line-through-type="none" fo:font-size="9pt" fo:language="none" fo:country="none" fo:font-style="normal" fo:text-shadow="none" style:text-underline-style="none" fo:font-weight="normal" style:text-underline-mode="continuous" style:text-overline-mode="continuous" style:text-line-through-mode="continuous" style:font-name-asian="Tahoma" style:language-asian="en" style:country-asian="US" style:language-complex="none" style:country-complex="none" style:text-emphasize="none" style:font-relief="none" style:text-overline-style="none" style:text-overline-color="font-color"/>
    </style:style>
    <style:style style:name="ce159" style:family="table-cell" style:parent-style-name="Default">
      <style:table-cell-properties fo:border-bottom="0.06pt solid #666666" style:text-align-source="fix" style:repeat-content="false" fo:border-left="none" fo:border-right="0.74pt solid #666666" fo:border-top="none"/>
      <style:paragraph-properties fo:text-align="center"/>
      <style:text-properties fo:color="#000000" style:text-outline="false" style:text-line-through-style="none" style:text-line-through-type="none" style:font-name="Liberation Sans1"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60" style:family="table-cell" style:parent-style-name="Default">
      <style:table-cell-properties fo:border-bottom="0.06pt solid #666666" fo:background-color="#eeeeee" style:text-align-source="fix" style:repeat-content="false" fo:border-left="none" fo:border-right="0.74pt solid #666666" fo:border-top="none"/>
      <style:paragraph-properties fo:text-align="center"/>
      <style:text-properties fo:color="#000000" style:text-outline="false" style:text-line-through-style="none" style:text-line-through-type="none" style:font-name="Liberation Sans1"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61" style:family="table-cell" style:parent-style-name="Default">
      <style:table-cell-properties fo:border-bottom="0.06pt solid #666666" style:text-align-source="fix" style:repeat-content="false" fo:border-left="none" fo:border-right="0.74pt solid #666666" fo:border-top="none"/>
      <style:paragraph-properties fo:text-align="center"/>
      <style:text-properties fo:color="#000000" style:text-outline="false" style:text-line-through-style="none" style:text-line-through-type="none" fo:font-size="9pt" fo:language="none" fo:country="none" fo:font-style="normal" fo:text-shadow="none" style:text-underline-style="none" fo:font-weight="normal" style:text-underline-mode="continuous" style:text-overline-mode="continuous" style:text-line-through-mode="continuous" style:font-name-asian="Tahoma" style:language-asian="en" style:country-asian="US" style:language-complex="none" style:country-complex="none" style:text-emphasize="none" style:font-relief="none" style:text-overline-style="none" style:text-overline-color="font-color"/>
    </style:style>
    <style:style style:name="ce162" style:family="table-cell" style:parent-style-name="Default" style:data-style-name="N147"/>
    <style:style style:name="ce163" style:family="table-cell" style:parent-style-name="Default">
      <style:table-cell-properties fo:border-bottom="0.06pt solid #666666" fo:border-left="0.06pt solid #666666" fo:border-right="0.74pt solid #666666" fo:border-top="none"/>
      <style:text-properties fo:color="#000000" style:text-outline="false" style:text-line-through-style="none" style:text-line-through-type="none" style:font-name="Liberation Sans1" fo:font-size="10pt" fo:language="en" fo:country="US" fo:font-style="normal" fo:text-shadow="none" style:text-underline-style="none" fo:font-weight="normal" style:text-underline-mode="continuous" style:text-overline-mode="continuous" style:text-line-through-mode="continuous" style:font-name-asian="Tahoma" style:font-size-asian="6.80000019073486pt" style:language-asian="zh" style:country-asian="CN" style:font-style-asian="normal" style:font-weight-asian="normal"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64" style:family="table-cell" style:parent-style-name="Default">
      <style:table-cell-properties fo:border-bottom="0.06pt solid #666666" fo:border-left="0.06pt solid #666666" fo:border-right="0.74pt solid #666666" fo:border-top="none"/>
      <style:text-properties fo:color="#000000" style:text-outline="false" style:text-line-through-style="none" style:text-line-through-type="none" style:font-name="Liberation Sans1" fo:font-size="10pt" fo:language="en" fo:country="US" fo:font-style="normal" fo:text-shadow="none" style:text-underline-style="none" fo:font-weight="bold" style:text-underline-mode="continuous" style:text-overline-mode="continuous" style:text-line-through-mode="continuous" style:font-name-asian="Tahoma" style:font-size-asian="6.80000019073486pt" style:language-asian="zh" style:country-asian="CN" style:font-style-asian="normal" style:font-weight-asian="bold" style:font-name-complex="Liberation Sans1" style:font-size-complex="10pt" style:language-complex="none" style:country-complex="none" style:font-style-complex="normal" style:font-weight-complex="bold" style:text-emphasize="none" style:font-relief="none" style:text-overline-style="none" style:text-overline-color="font-color"/>
    </style:style>
    <style:style style:name="ce165" style:family="table-cell" style:parent-style-name="Default">
      <style:table-cell-properties fo:border-bottom="0.06pt solid #666666" fo:background-color="#eeeeee" fo:border-left="0.06pt solid #666666" fo:border-right="0.74pt solid #666666" fo:border-top="none"/>
      <style:text-properties fo:color="#000000" style:text-outline="false" style:text-line-through-style="none" style:text-line-through-type="none" style:font-name="Liberation Sans1" fo:font-size="10pt" fo:language="en" fo:country="US" fo:font-style="normal" fo:text-shadow="none" style:text-underline-style="none" fo:font-weight="normal" style:text-underline-mode="continuous" style:text-overline-mode="continuous" style:text-line-through-mode="continuous" style:font-name-asian="Tahoma" style:font-size-asian="6.80000019073486pt" style:language-asian="zh" style:country-asian="CN" style:font-style-asian="normal" style:font-weight-asian="normal"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66" style:family="table-cell" style:parent-style-name="Default">
      <style:table-cell-properties fo:border-bottom="0.06pt solid #666666" fo:background-color="#eeeeee" fo:border-left="0.06pt solid #666666" fo:border-right="0.74pt solid #666666" fo:border-top="none"/>
      <style:text-properties fo:color="#000000" style:text-outline="false" style:text-line-through-style="none" style:text-line-through-type="none" style:font-name="Liberation Sans1" fo:font-size="10pt" fo:language="en" fo:country="US" fo:font-style="normal" fo:text-shadow="none" style:text-underline-style="none" fo:font-weight="bold" style:text-underline-mode="continuous" style:text-overline-mode="continuous" style:text-line-through-mode="continuous" style:font-name-asian="Tahoma" style:font-size-asian="6.80000019073486pt" style:language-asian="zh" style:country-asian="CN" style:font-style-asian="normal" style:font-weight-asian="bold" style:font-name-complex="Liberation Sans1" style:font-size-complex="10pt" style:language-complex="none" style:country-complex="none" style:font-style-complex="normal" style:font-weight-complex="bold" style:text-emphasize="none" style:font-relief="none" style:text-overline-style="none" style:text-overline-color="font-color"/>
    </style:style>
    <style:style style:name="ce167" style:family="table-cell" style:parent-style-name="Default">
      <style:table-cell-properties fo:border-bottom="0.06pt solid #666666" fo:background-color="#eeeeee" fo:border-left="0.06pt solid #666666" fo:border-right="0.74pt solid #666666" fo:border-top="none"/>
      <style:text-properties fo:color="#000000" style:text-outline="false" style:text-line-through-style="none" style:text-line-through-type="none" style:font-name="Soutane BF" fo:font-size="10pt" fo:language="en" fo:country="US" fo:font-style="normal" fo:text-shadow="none" style:text-underline-style="none" fo:font-weight="normal" style:text-underline-mode="continuous" style:text-overline-mode="continuous" style:text-line-through-mode="continuous" style:font-name-asian="Tahoma" style:font-size-asian="6.80000019073486pt" style:language-asian="zh" style:country-asian="CN" style:font-style-asian="normal" style:font-weight-asian="normal" style:font-name-complex="Soutane BF" style:font-size-complex="10pt" style:language-complex="none" style:country-complex="none" style:font-style-complex="normal" style:font-weight-complex="normal" style:text-emphasize="none" style:font-relief="none" style:text-overline-style="none" style:text-overline-color="font-color"/>
    </style:style>
    <style:style style:name="ce168" style:family="table-cell" style:parent-style-name="Default">
      <style:table-cell-properties fo:border-bottom="0.06pt solid #666666" fo:background-color="#eeeeee" style:text-align-source="fix" style:repeat-content="false" fo:border-left="none" fo:border-right="0.74pt solid #666666" fo:border-top="none"/>
      <style:paragraph-properties fo:text-align="center"/>
      <style:text-properties fo:color="#000000" style:text-outline="false" style:text-line-through-style="none" style:text-line-through-type="none" style:font-name="Liberation Sans1" fo:font-size="10pt" fo:language="en" fo:country="US" fo:font-style="normal" fo:text-shadow="none" style:text-underline-style="none" fo:font-weight="normal" style:text-underline-mode="continuous" style:text-overline-mode="continuous" style:text-line-through-mode="continuous" style:font-name-asian="Tahoma" style:font-size-asian="6.80000019073486pt" style:language-asian="zh" style:country-asian="CN" style:font-style-asian="normal" style:font-weight-asian="normal"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69" style:family="table-cell" style:parent-style-name="Default">
      <style:table-cell-properties fo:border-bottom="0.06pt solid #666666" style:text-align-source="fix" style:repeat-content="false" fo:border-left="none" fo:border-right="0.74pt solid #666666" fo:border-top="none"/>
      <style:paragraph-properties fo:text-align="center"/>
      <style:text-properties fo:color="#000000" style:text-outline="false" style:text-line-through-style="none" style:text-line-through-type="none" style:font-name="Liberation Sans1" fo:font-size="10pt" fo:language="en" fo:country="US" fo:font-style="normal" fo:text-shadow="none" style:text-underline-style="none" fo:font-weight="normal" style:text-underline-mode="continuous" style:text-overline-mode="continuous" style:text-line-through-mode="continuous" style:font-name-asian="Tahoma" style:font-size-asian="6.80000019073486pt" style:language-asian="zh" style:country-asian="CN" style:font-style-asian="normal" style:font-weight-asian="normal"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70" style:family="table-cell" style:parent-style-name="Default">
      <style:table-cell-properties fo:border-bottom="0.06pt solid #666666" fo:background-color="#b2b2b2" fo:border-left="0.06pt solid #666666" fo:border-right="0.74pt solid #666666" fo:border-top="0.06pt solid #666666"/>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171" style:family="table-cell" style:parent-style-name="Default">
      <style:table-cell-properties fo:border-bottom="0.06pt solid #666666" fo:background-color="#b2b2b2" fo:border-left="0.06pt solid #666666" fo:border-right="0.74pt solid #666666" fo:border-top="0.06pt solid #666666"/>
      <style:text-properties style:use-window-font-color="true" style:text-outline="false" style:text-line-through-style="none" style:text-line-through-type="none" style:font-name="Soutane BF" fo:font-size="10pt" fo:language="en" fo:country="US" fo:font-style="normal" fo:text-shadow="none" style:text-underline-style="none" fo:font-weight="normal" style:text-underline-mode="continuous" style:text-overline-mode="continuous" style:text-line-through-mode="continuous" style:font-name-asian="Tahoma" style:font-size-asian="6.80000019073486pt" style:language-asian="zh" style:country-asian="CN" style:font-style-asian="normal" style:font-weight-asian="normal" style:font-name-complex="Tahoma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72" style:family="table-cell" style:parent-style-name="Default">
      <style:table-cell-properties fo:border-bottom="0.06pt solid #666666" fo:background-color="#b2b2b2" fo:border-left="none" fo:border-right="0.74pt solid #666666" fo:border-top="0.06pt solid #666666"/>
      <style:text-properties style:use-window-font-color="true" style:text-outline="false" style:text-line-through-style="none" style:text-line-through-type="none" style:font-name="Soutane BF" fo:font-size="10pt" fo:language="en" fo:country="US" fo:font-style="normal" fo:text-shadow="none" style:text-underline-style="none" fo:font-weight="normal" style:text-underline-mode="continuous" style:text-overline-mode="continuous" style:text-line-through-mode="continuous" style:font-name-asian="Tahoma" style:font-size-asian="6.80000019073486pt" style:language-asian="zh" style:country-asian="CN" style:font-style-asian="normal" style:font-weight-asian="normal" style:font-name-complex="Tahoma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73" style:family="table-cell" style:parent-style-name="Default">
      <style:table-cell-properties fo:border-bottom="0.06pt solid #666666" fo:background-color="#b2b2b2" style:text-align-source="fix" style:repeat-content="false" fo:border-left="none" fo:border-right="0.74pt solid #666666" fo:border-top="0.06pt solid #666666" style:vertical-align="middle"/>
      <style:paragraph-properties fo:text-align="center"/>
      <style:text-properties fo:color="#000000" style:text-outline="false" style:text-line-through-style="none" style:text-line-through-type="none" style:font-name="Liberation Sans1"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74" style:family="table-cell" style:parent-style-name="Default">
      <style:table-cell-properties fo:border-bottom="0.06pt solid #666666" fo:background-color="#b2b2b2" style:text-align-source="fix" style:repeat-content="false" fo:border-left="none" fo:border-right="0.74pt solid #666666" fo:border-top="none"/>
      <style:paragraph-properties fo:text-align="center"/>
      <style:text-properties fo:color="#000000" style:text-outline="false" style:text-line-through-style="none" style:text-line-through-type="none" style:font-name="Liberation Sans1"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75" style:family="table-cell" style:parent-style-name="Default">
      <style:table-cell-properties fo:border-bottom="0.74pt solid #666666" fo:background-color="#b2b2b2" style:text-align-source="fix" style:repeat-content="false" fo:border-left="0.06pt solid #666666" fo:border-right="none" fo:border-top="none"/>
      <style:paragraph-properties fo:text-align="center"/>
      <style:text-properties fo:color="#000000" style:text-outline="false" style:text-line-through-style="none" style:text-line-through-type="none" style:font-name="Liberation Sans1"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76" style:family="table-cell" style:parent-style-name="Default">
      <style:table-cell-properties fo:border-bottom="0.06pt solid #666666" fo:background-color="#b2b2b2" style:text-align-source="fix" style:repeat-content="false" fo:border-left="0.06pt solid #666666" fo:border-right="0.74pt solid #666666" fo:border-top="none"/>
      <style:paragraph-properties fo:text-align="center"/>
      <style:text-properties fo:color="#000000" style:text-outline="false" style:text-line-through-style="none" style:text-line-through-type="none" style:font-name="Liberation Sans1"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77" style:family="table-cell" style:parent-style-name="Default">
      <style:table-cell-properties fo:border-bottom="0.06pt solid #666666" fo:background-color="#b2b2b2" fo:border-left="0.06pt solid #666666" fo:border-right="0.74pt solid #666666" fo:border-top="0.06pt solid #666666"/>
      <style:text-properties fo:color="#000000" style:text-outline="false" style:text-line-through-style="none" style:text-line-through-type="none" style:font-name="Liberation Sans1" fo:font-size="9pt" fo:language="none" fo:country="none" fo:font-style="normal" fo:text-shadow="none" style:text-underline-style="none" fo:font-weight="bold" style:text-underline-mode="continuous" style:text-overline-mode="continuous" style:text-line-through-mode="continuous" style:font-name-asian="Tahoma" style:font-size-asian="6.80000019073486pt" style:language-asian="en" style:country-asian="US" style:font-style-asian="italic" style:font-weight-asian="bold"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78" style:family="table-cell" style:parent-style-name="Default">
      <style:table-cell-properties fo:border-bottom="0.06pt solid #666666" fo:background-color="#b2b2b2" style:text-align-source="fix" style:repeat-content="false" fo:border-left="none" fo:border-right="0.74pt solid #666666" fo:border-top="0.06pt solid #666666"/>
      <style:paragraph-properties fo:text-align="center"/>
      <style:text-properties fo:color="#000000" style:text-outline="false" style:text-line-through-style="none" style:text-line-through-type="none" style:font-name="Liberation Sans1" fo:font-size="9pt" fo:language="none" fo:country="none" fo:font-style="normal" fo:text-shadow="none" style:text-underline-style="none" fo:font-weight="bold" style:text-underline-mode="continuous" style:text-overline-mode="continuous" style:text-line-through-mode="continuous" style:font-name-asian="Tahoma" style:font-size-asian="6.80000019073486pt" style:language-asian="en" style:country-asian="US" style:font-style-asian="italic" style:font-weight-asian="bold"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79" style:family="table-cell" style:parent-style-name="Default">
      <style:table-cell-properties fo:border-bottom="0.06pt solid #666666" fo:background-color="#b2b2b2" style:text-align-source="fix" style:repeat-content="false" fo:border-left="0.06pt solid #666666" fo:border-right="0.74pt solid #666666" fo:border-top="0.06pt solid #666666"/>
      <style:paragraph-properties fo:text-align="center"/>
      <style:text-properties fo:color="#000000" style:text-outline="false" style:text-line-through-style="none" style:text-line-through-type="none" style:font-name="Liberation Sans1" fo:font-size="9pt" fo:language="none" fo:country="none" fo:font-style="normal" fo:text-shadow="none" style:text-underline-style="none" fo:font-weight="bold" style:text-underline-mode="continuous" style:text-overline-mode="continuous" style:text-line-through-mode="continuous" style:font-name-asian="Tahoma" style:font-size-asian="6.80000019073486pt" style:language-asian="en" style:country-asian="US" style:font-style-asian="italic" style:font-weight-asian="bold"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80" style:family="table-cell" style:parent-style-name="Default">
      <style:table-cell-properties fo:border-bottom="0.06pt solid #666666" fo:border-left="0.06pt solid #666666" fo:border-right="0.74pt solid #666666" fo:border-top="none"/>
      <style:text-properties fo:color="#000000" style:text-outline="false" style:text-line-through-style="none" style:text-line-through-type="none" fo:font-size="9pt" fo:language="none" fo:country="none" fo:font-style="normal" fo:text-shadow="none" style:text-underline-style="none" fo:font-weight="bold" style:text-underline-mode="continuous" style:text-overline-mode="continuous" style:text-line-through-mode="continuous" style:font-name-asian="Tahoma" style:language-asian="en" style:country-asian="US" style:font-weight-asian="bold" style:language-complex="none" style:country-complex="none" style:font-weight-complex="bold" style:text-emphasize="none" style:font-relief="none" style:text-overline-style="none" style:text-overline-color="font-color"/>
    </style:style>
    <style:style style:name="ce181" style:family="table-cell" style:parent-style-name="Default">
      <style:table-cell-properties fo:border-bottom="0.06pt solid #666666" fo:background-color="#ffd7d7" fo:border-left="0.06pt solid #666666" fo:border-right="0.74pt solid #666666" fo:border-top="none"/>
      <style:text-properties fo:color="#000000" style:text-outline="false" style:text-line-through-style="none" style:text-line-through-type="none" style:font-name="Liberation Sans1"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82" style:family="table-cell" style:parent-style-name="Default">
      <style:table-cell-properties fo:border-bottom="0.06pt solid #666666" fo:background-color="#ffd7d7" style:text-align-source="fix" style:repeat-content="false" fo:border-left="none" fo:border-right="0.74pt solid #666666" fo:border-top="none"/>
      <style:paragraph-properties fo:text-align="center"/>
      <style:text-properties fo:color="#000000" style:text-outline="false" style:text-line-through-style="none" style:text-line-through-type="none" style:font-name="Liberation Sans1"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83" style:family="table-cell" style:parent-style-name="Default">
      <style:table-cell-properties fo:border-bottom="0.06pt solid #666666" fo:background-color="#ffd7d7" style:text-align-source="fix" style:repeat-content="false" fo:border-left="0.06pt solid #666666" fo:border-right="0.74pt solid #666666" fo:border-top="none"/>
      <style:paragraph-properties fo:text-align="center"/>
      <style:text-properties fo:color="#000000" style:text-outline="false" style:text-line-through-style="none" style:text-line-through-type="none" style:font-name="Liberation Sans1"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250" style:family="table-cell" style:parent-style-name="Default">
      <style:table-cell-properties fo:border="0.06pt solid #000000"/>
      <style:text-properties style:text-outline="false" style:text-line-through-style="none" style:text-line-through-type="none" fo:font-size="9pt" fo:language="none" fo:country="none" fo:font-style="normal" fo:text-shadow="none" style:text-underline-style="none" fo:font-weight="bold" style:text-underline-mode="continuous" style:text-overline-mode="continuous" style:text-line-through-mode="continuous" style:font-size-asian="9pt" style:language-asian="none" style:country-asian="none" style:font-style-asian="normal" style:font-weight-asian="bold" style:font-size-complex="9pt" style:language-complex="none" style:country-complex="none" style:font-style-complex="normal" style:font-weight-complex="bold" style:text-emphasize="none" style:font-relief="none" style:text-overline-style="none" style:text-overline-color="font-color"/>
    </style:style>
    <style:style style:name="ce251" style:family="table-cell" style:parent-style-name="Default">
      <style:table-cell-properties fo:border="0.06pt solid #000000"/>
      <style:text-properties style:text-outline="false" style:text-line-through-style="none" style:text-line-through-type="none"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252" style:family="table-cell" style:parent-style-name="Default">
      <style:table-cell-properties style:text-align-source="fix" style:repeat-content="false" fo:border="0.06pt solid #000000"/>
      <style:paragraph-properties fo:text-align="end"/>
      <style:text-properties style:text-outline="false" style:text-line-through-style="none" style:text-line-through-type="none" fo:font-size="9pt" fo:language="none" fo:country="none" fo:font-style="normal" fo:text-shadow="none" style:text-underline-style="none" fo:font-weight="bold" style:text-underline-mode="continuous" style:text-overline-mode="continuous" style:text-line-through-mode="continuous" style:font-size-asian="9pt" style:language-asian="none" style:country-asian="none" style:font-style-asian="normal" style:font-weight-asian="bold" style:font-size-complex="9pt" style:language-complex="none" style:country-complex="none" style:font-style-complex="normal" style:font-weight-complex="bold" style:text-emphasize="none" style:font-relief="none" style:text-overline-style="none" style:text-overline-color="font-color"/>
    </style:style>
    <style:style style:name="ce253" style:family="table-cell" style:parent-style-name="Default">
      <style:table-cell-properties style:text-align-source="fix" style:repeat-content="false" fo:border="0.06pt solid #000000"/>
      <style:paragraph-properties fo:text-align="end"/>
      <style:text-properties style:text-outline="false" style:text-line-through-style="none" style:text-line-through-type="none"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254" style:family="table-cell" style:parent-style-name="Default">
      <style:table-cell-properties style:text-align-source="fix" style:repeat-content="false" fo:border="0.06pt solid #000000"/>
      <style:paragraph-properties fo:text-align="center"/>
      <style:text-properties style:text-outline="false" style:text-line-through-style="none" style:text-line-through-type="none" fo:font-size="9pt" fo:language="none" fo:country="none" fo:font-style="normal" fo:text-shadow="none" style:text-underline-style="none" fo:font-weight="bold" style:text-underline-mode="continuous" style:text-overline-mode="continuous" style:text-line-through-mode="continuous" style:font-size-asian="9pt" style:language-asian="none" style:country-asian="none" style:font-style-asian="normal" style:font-weight-asian="bold" style:font-size-complex="9pt" style:language-complex="none" style:country-complex="none" style:font-style-complex="normal" style:font-weight-complex="bold" style:text-emphasize="none" style:font-relief="none" style:text-overline-style="none" style:text-overline-color="font-color"/>
    </style:style>
    <style:style style:name="ce255" style:family="table-cell" style:parent-style-name="Default">
      <style:table-cell-properties style:text-align-source="fix" style:repeat-content="false" fo:border="0.06pt solid #000000"/>
      <style:paragraph-properties fo:text-align="center"/>
      <style:text-properties style:text-outline="false" style:text-line-through-style="none" style:text-line-through-type="none"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184" style:family="table-cell" style:parent-style-name="Default">
      <style:table-cell-properties fo:border-bottom="0.51pt solid #000000" fo:border-left="none" fo:border-right="none" fo:border-top="none"/>
      <style:text-properties style:use-window-font-color="true" style:text-outline="false" style:text-line-through-style="none" style:text-line-through-type="none" style:font-name="Soutane BF" fo:font-size="9pt" fo:language="none" fo:country="none" fo:font-style="normal" fo:text-shadow="none" style:text-underline-style="none" fo:font-weight="bold" style:text-underline-mode="continuous" style:text-overline-mode="continuous" style:text-line-through-mode="continuous" style:font-name-asian="Tahoma" style:font-size-asian="6.80000019073486pt" style:language-asian="en" style:country-asian="US" style:font-style-asian="normal" style:font-weight-asian="bold" style:font-name-complex="Tahoma1" style:font-size-complex="6.80000019073486pt" style:language-complex="none" style:country-complex="none" style:font-style-complex="normal" style:font-weight-complex="bold" style:text-emphasize="none" style:font-relief="none" style:text-overline-style="none" style:text-overline-color="font-color"/>
    </style:style>
    <style:style style:name="ce185" style:family="table-cell" style:parent-style-name="Default">
      <style:table-cell-properties fo:border-bottom="0.51pt solid #000000" fo:border-left="none" fo:border-right="none" fo:border-top="none"/>
      <style:text-properties style:use-window-font-color="true" style:text-outline="false" style:text-line-through-style="none" style:text-line-through-type="none" style:font-name="Soutane BF"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Tahoma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86" style:family="table-cell" style:parent-style-name="Default">
      <style:table-cell-properties fo:border-bottom="0.51pt solid #000000" style:text-align-source="fix" style:repeat-content="false" fo:border-left="none" fo:border-right="none" fo:border-top="none"/>
      <style:paragraph-properties fo:text-align="end"/>
      <style:text-properties style:use-window-font-color="true" style:text-outline="false" style:text-line-through-style="none" style:text-line-through-type="none" style:font-name="Soutane BF" fo:font-size="9pt" fo:language="none" fo:country="none" fo:font-style="normal" fo:text-shadow="none" style:text-underline-style="none" fo:font-weight="bold" style:text-underline-mode="continuous" style:text-overline-mode="continuous" style:text-line-through-mode="continuous" style:font-name-asian="Tahoma" style:font-size-asian="6.80000019073486pt" style:language-asian="en" style:country-asian="US" style:font-style-asian="normal" style:font-weight-asian="bold" style:font-name-complex="Tahoma1" style:font-size-complex="6.80000019073486pt" style:language-complex="none" style:country-complex="none" style:font-style-complex="normal" style:font-weight-complex="bold" style:text-emphasize="none" style:font-relief="none" style:text-overline-style="none" style:text-overline-color="font-color"/>
    </style:style>
    <style:style style:name="ce280" style:family="table-cell" style:parent-style-name="Default">
      <style:table-cell-properties fo:border-bottom="0.51pt solid #000000" style:text-align-source="fix" style:repeat-content="false" fo:border-left="none" fo:border-right="none" fo:border-top="none"/>
      <style:paragraph-properties fo:text-align="end"/>
      <style:text-properties style:use-window-font-color="true" style:text-outline="false" style:text-line-through-style="none" style:text-line-through-type="none" style:font-name="Soutane BF"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Tahoma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88" style:family="table-cell" style:parent-style-name="Default">
      <style:table-cell-properties fo:border-bottom="0.51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Soutane BF" fo:font-size="9pt" fo:language="none" fo:country="none" fo:font-style="normal" fo:text-shadow="none" style:text-underline-style="none" fo:font-weight="bold" style:text-underline-mode="continuous" style:text-overline-mode="continuous" style:text-line-through-mode="continuous" style:font-name-asian="Tahoma" style:font-size-asian="6.80000019073486pt" style:language-asian="en" style:country-asian="US" style:font-style-asian="normal" style:font-weight-asian="bold" style:font-name-complex="Tahoma1" style:font-size-complex="6.80000019073486pt" style:language-complex="none" style:country-complex="none" style:font-style-complex="normal" style:font-weight-complex="bold" style:text-emphasize="none" style:font-relief="none" style:text-overline-style="none" style:text-overline-color="font-color"/>
    </style:style>
    <style:style style:name="ce189" style:family="table-cell" style:parent-style-name="Default">
      <style:table-cell-properties fo:border-bottom="0.51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Soutane BF"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Tahoma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83" style:family="table-cell" style:parent-style-name="Default">
      <style:table-cell-properties fo:border-bottom="0.51pt solid #000000" fo:border-left="none" fo:border-right="none" fo:border-top="none"/>
      <style:text-properties style:use-window-font-color="true" style:text-outline="false" style:text-line-through-style="none" style:text-line-through-type="none" fo:language="none" fo:country="none" fo:font-style="normal" fo:text-shadow="none" style:text-underline-style="none" style:text-underline-mode="continuous" style:text-overline-mode="continuous" style:text-line-through-mode="continuous" style:font-size-asian="6.80000019073486pt" style:font-style-asian="normal" style:font-weight-asian="normal" style:font-name-complex="Tahoma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91" style:family="table-cell" style:parent-style-name="Default">
      <style:table-cell-properties fo:border-bottom="0.51pt solid #000000" style:text-align-source="fix" style:repeat-content="false" fo:border-left="none" fo:border-right="none" fo:border-top="none"/>
      <style:paragraph-properties fo:text-align="end"/>
      <style:text-properties style:use-window-font-color="true" style:text-outline="false" style:text-line-through-style="none" style:text-line-through-type="none" style:font-name="Soutane BF" fo:font-size="9pt" fo:language="none" fo:country="none" fo:font-style="normal" fo:text-shadow="none" style:text-underline-style="none" fo:font-weight="bold" style:text-underline-mode="continuous" style:text-overline-mode="continuous" style:text-line-through-mode="continuous" style:font-name-asian="Tahoma" style:font-size-asian="6.80000019073486pt" style:language-asian="en" style:country-asian="US" style:font-style-asian="normal" style:font-weight-asian="normal" style:font-name-complex="Tahoma1" style:font-size-complex="6.80000019073486pt" style:language-complex="none" style:country-complex="none" style:font-style-complex="normal" style:font-weight-complex="bold" style:text-emphasize="none" style:font-relief="none" style:text-overline-style="none" style:text-overline-color="font-color"/>
    </style:style>
    <style:style style:name="ce192" style:family="table-cell" style:parent-style-name="Default">
      <style:table-cell-properties fo:border-bottom="0.51pt solid #000000" style:text-align-source="fix" style:repeat-content="false" fo:border-left="none" fo:border-right="none" fo:border-top="none"/>
      <style:paragraph-properties fo:text-align="end"/>
      <style:text-properties style:use-window-font-color="true" style:text-outline="false" style:text-line-through-style="none" style:text-line-through-type="none" style:font-name="Soutane BF" fo:font-size="9pt" fo:language="none" fo:country="none" fo:font-style="normal" fo:text-shadow="none" style:text-underline-style="none" fo:font-weight="bold" style:text-underline-mode="continuous" style:text-overline-mode="continuous" style:text-line-through-mode="continuous" style:font-name-asian="Tahoma" style:font-size-asian="6.80000019073486pt" style:language-asian="en" style:country-asian="US" style:font-style-asian="normal" style:font-weight-asian="normal" style:font-name-complex="Tahoma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93" style:family="table-cell" style:parent-style-name="Default">
      <style:table-cell-properties fo:border-bottom="0.51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Soutane BF" fo:font-size="9pt" fo:language="none" fo:country="none" fo:font-style="normal" fo:text-shadow="none" style:text-underline-style="none" fo:font-weight="bold" style:text-underline-mode="continuous" style:text-overline-mode="continuous" style:text-line-through-mode="continuous" style:font-name-asian="Tahoma" style:font-size-asian="6.80000019073486pt" style:language-asian="en" style:country-asian="US" style:font-style-asian="normal" style:font-weight-asian="normal" style:font-name-complex="Tahoma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94" style:family="table-cell" style:parent-style-name="Default">
      <style:table-cell-properties fo:border-bottom="0.51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Soutane BF" fo:font-size="9pt" fo:language="none" fo:country="none" fo:font-style="normal" fo:text-shadow="none" style:text-underline-style="none" style:text-underline-mode="continuous" style:text-overline-mode="continuous" style:text-line-through-mode="continuous" style:font-name-asian="Tahoma" style:language-asian="en" style:country-asian="US" style:font-style-asian="normal" style:font-weight-asian="bold" style:font-name-complex="Tahoma1" style:font-size-complex="6.80000019073486pt" style:language-complex="none" style:country-complex="none" style:font-style-complex="normal" style:text-emphasize="none" style:font-relief="none" style:text-overline-style="none" style:text-overline-color="font-color"/>
    </style:style>
    <style:style style:name="ce195" style:family="table-cell" style:parent-style-name="Default">
      <style:table-cell-properties fo:border-bottom="0.51pt solid #000000" fo:border-left="none" fo:border-right="none" fo:border-top="none"/>
      <style:text-properties style:use-window-font-color="true" style:text-outline="false" style:text-line-through-style="none" style:text-line-through-type="none" style:font-name="Soutane BF" fo:font-size="10pt" fo:language="en" fo:country="US" fo:font-style="normal" fo:text-shadow="none" style:text-underline-style="none" fo:font-weight="normal" style:text-underline-mode="continuous" style:text-overline-mode="continuous" style:text-line-through-mode="continuous" style:font-name-asian="Tahoma" style:font-size-asian="6.80000019073486pt" style:language-asian="zh" style:country-asian="CN" style:font-style-asian="normal" style:font-weight-asian="normal" style:font-name-complex="Tahoma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96" style:family="table-cell" style:parent-style-name="Default">
      <style:table-cell-properties fo:border-bottom="0.51pt solid #000000" style:text-align-source="fix" style:repeat-content="false" fo:border-left="none" fo:border-right="none" fo:border-top="none" style:vertical-align="middle"/>
      <style:paragraph-properties fo:text-align="center"/>
      <style:text-properties style:use-window-font-color="true" style:text-outline="false" style:text-line-through-style="none" style:text-line-through-type="none" style:font-name="Soutane BF" fo:font-size="9pt" fo:language="none" fo:country="none" fo:font-style="normal" fo:text-shadow="none" style:text-underline-style="none" fo:font-weight="bold" style:text-underline-mode="continuous" style:text-overline-mode="continuous" style:text-line-through-mode="continuous" style:font-name-asian="Tahoma" style:font-size-asian="6.80000019073486pt" style:language-asian="en" style:country-asian="US" style:font-style-asian="normal" style:font-weight-asian="bold" style:font-name-complex="Tahoma1" style:font-size-complex="6.80000019073486pt" style:language-complex="none" style:country-complex="none" style:font-style-complex="normal" style:font-weight-complex="bold" style:text-emphasize="none" style:font-relief="none" style:text-overline-style="none" style:text-overline-color="font-color"/>
    </style:style>
    <style:style style:name="ce197" style:family="table-cell" style:parent-style-name="Default">
      <style:table-cell-properties fo:border-bottom="0.51pt solid #000000" style:text-align-source="fix" style:repeat-content="false" fo:border-left="none" fo:border-right="none" fo:border-top="none" style:vertical-align="middle"/>
      <style:paragraph-properties fo:text-align="center"/>
      <style:text-properties style:use-window-font-color="true" style:text-outline="false" style:text-line-through-style="none" style:text-line-through-type="none" style:font-name="Soutane BF" fo:font-size="9pt" fo:language="none" fo:country="none" fo:font-style="normal" fo:text-shadow="none" style:text-underline-style="none" style:text-underline-mode="continuous" style:text-overline-mode="continuous" style:text-line-through-mode="continuous" style:font-name-asian="Tahoma" style:language-asian="en" style:country-asian="US" style:font-style-asian="normal" style:font-weight-asian="bold" style:font-name-complex="Tahoma1" style:font-size-complex="6.80000019073486pt" style:language-complex="none" style:country-complex="none" style:font-style-complex="normal" style:text-emphasize="none" style:font-relief="none" style:text-overline-style="none" style:text-overline-color="font-color"/>
    </style:style>
    <style:style style:name="ce198" style:family="table-cell" style:parent-style-name="Default">
      <style:table-cell-properties fo:border-bottom="0.51pt solid #000000" fo:background-color="#ffffff" fo:border-left="none" fo:border-right="none" fo:border-top="none"/>
      <style:text-properties style:use-window-font-color="true" style:text-outline="false" style:text-line-through-style="none" style:text-line-through-type="none" fo:language="none" fo:country="none" fo:font-style="normal" fo:text-shadow="none" style:text-underline-style="none" style:text-underline-mode="continuous" style:text-overline-mode="continuous" style:text-line-through-mode="continuous" style:font-size-asian="6.80000019073486pt" style:font-style-asian="normal" style:font-weight-asian="normal" style:font-name-complex="Tahoma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99" style:family="table-cell" style:parent-style-name="Default">
      <style:table-cell-properties fo:border-bottom="0.51pt solid #000000" fo:background-color="#ffffff" style:text-align-source="fix" style:repeat-content="false" fo:border-left="none" fo:border-right="none" fo:border-top="none"/>
      <style:paragraph-properties fo:text-align="end"/>
      <style:text-properties style:use-window-font-color="true" style:text-outline="false" style:text-line-through-style="none" style:text-line-through-type="none" style:font-name="Soutane BF"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Tahoma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00" style:family="table-cell" style:parent-style-name="Default">
      <style:table-cell-properties fo:border-bottom="0.51pt solid #000000" fo:background-color="#ffffff"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Soutane BF"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Tahoma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01" style:family="table-cell" style:parent-style-name="Default">
      <style:table-cell-properties fo:border-bottom="0.51pt solid #000000" fo:border-left="none" fo:border-right="none" fo:border-top="none"/>
      <style:text-properties style:use-window-font-color="true" style:text-outline="false" style:text-line-through-style="none" style:text-line-through-type="none" style:font-name="Soutane BF" fo:font-size="9pt" fo:language="none" fo:country="none" fo:font-style="normal" fo:text-shadow="none" style:text-underline-style="none" fo:font-weight="normal" style:text-underline-mode="continuous" style:text-overline-mode="continuous" style:text-line-through-mode="continuous" style:font-name-asian="Tahoma" style:language-asian="en" style:country-asian="US" style:font-style-asian="normal" style:font-name-complex="Tahoma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02" style:family="table-cell" style:parent-style-name="Default">
      <style:table-cell-properties fo:border-bottom="0.51pt solid #000000" fo:border-left="none" fo:border-right="none" fo:border-top="none"/>
      <style:text-properties style:use-window-font-color="true" style:text-outline="false" style:text-line-through-style="none" style:text-line-through-type="none" style:font-name="Soutane BF" fo:font-size="9pt" fo:language="none" fo:country="none" fo:font-style="normal" fo:text-shadow="none" style:text-underline-style="none" fo:font-weight="bold" style:text-underline-mode="continuous" style:text-overline-mode="continuous" style:text-line-through-mode="continuous" style:font-name-asian="Tahoma" style:font-size-asian="6.80000019073486pt" style:language-asian="en" style:country-asian="US" style:font-style-asian="italic" style:font-weight-asian="bold" style:font-name-complex="Tahoma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03" style:family="table-cell" style:parent-style-name="Default">
      <style:table-cell-properties fo:border-bottom="0.51pt solid #000000" fo:border-left="none" fo:border-right="none" fo:border-top="0.51pt solid #000000"/>
      <style:text-properties style:use-window-font-color="true" style:text-outline="false" style:text-line-through-style="none" style:text-line-through-type="none" style:font-name="Soutane BF"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Tahoma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04" style:family="table-cell" style:parent-style-name="Default">
      <style:table-cell-properties fo:border-bottom="0.51pt solid #000000" fo:border-left="none" fo:border-right="none" fo:border-top="0.51pt solid #000000"/>
      <style:text-properties style:use-window-font-color="true" style:text-outline="false" style:text-line-through-style="none" style:text-line-through-type="none" style:font-name="Soutane BF" fo:font-size="9pt" fo:language="none" fo:country="none" fo:font-style="normal" fo:text-shadow="none" style:text-underline-style="none" fo:font-weight="bold" style:text-underline-mode="continuous" style:text-overline-mode="continuous" style:text-line-through-mode="continuous" style:font-name-asian="Tahoma" style:font-size-asian="6.80000019073486pt" style:language-asian="en" style:country-asian="US" style:font-style-asian="italic" style:font-weight-asian="bold" style:font-name-complex="Tahoma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05" style:family="table-cell" style:parent-style-name="Default">
      <style:table-cell-properties fo:border-bottom="0.51pt solid #000000" style:text-align-source="fix" style:repeat-content="false" fo:border-left="none" fo:border-right="none" fo:border-top="none"/>
      <style:paragraph-properties fo:text-align="end"/>
      <style:text-properties style:use-window-font-color="true" style:text-outline="false" style:text-line-through-style="none" style:text-line-through-type="none" style:font-name="Soutane BF" fo:font-size="9pt" fo:language="none" fo:country="none" fo:font-style="normal" fo:text-shadow="none" style:text-underline-style="none" fo:font-weight="bold" style:text-underline-mode="continuous" style:text-overline-mode="continuous" style:text-line-through-mode="continuous" style:font-name-asian="Tahoma" style:font-size-asian="6.80000019073486pt" style:language-asian="en" style:country-asian="US" style:font-style-asian="italic" style:font-weight-asian="bold" style:font-name-complex="Tahoma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06" style:family="table-cell" style:parent-style-name="Default">
      <style:table-cell-properties fo:border-bottom="0.51pt solid #000000" style:text-align-source="fix" style:repeat-content="false" fo:border-left="none" fo:border-right="none" fo:border-top="0.51pt solid #000000"/>
      <style:paragraph-properties fo:text-align="end"/>
      <style:text-properties style:use-window-font-color="true" style:text-outline="false" style:text-line-through-style="none" style:text-line-through-type="none" style:font-name="Soutane BF"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Tahoma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07" style:family="table-cell" style:parent-style-name="Default">
      <style:table-cell-properties fo:border-bottom="0.51pt solid #000000" style:text-align-source="fix" style:repeat-content="false" fo:border-left="none" fo:border-right="none" fo:border-top="0.51pt solid #000000"/>
      <style:paragraph-properties fo:text-align="end"/>
      <style:text-properties style:use-window-font-color="true" style:text-outline="false" style:text-line-through-style="none" style:text-line-through-type="none" style:font-name="Soutane BF" fo:font-size="9pt" fo:language="none" fo:country="none" fo:font-style="normal" fo:text-shadow="none" style:text-underline-style="none" fo:font-weight="bold" style:text-underline-mode="continuous" style:text-overline-mode="continuous" style:text-line-through-mode="continuous" style:font-name-asian="Tahoma" style:font-size-asian="6.80000019073486pt" style:language-asian="en" style:country-asian="US" style:font-style-asian="italic" style:font-weight-asian="bold" style:font-name-complex="Tahoma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08" style:family="table-cell" style:parent-style-name="Default" style:data-style-name="N135"/>
    <style:style style:name="ce209" style:family="table-cell" style:parent-style-name="Default" style:data-style-name="N129"/>
    <style:style style:name="ce210" style:family="table-cell" style:parent-style-name="Default" style:data-style-name="N134"/>
    <style:style style:name="T1" style:family="text">
      <style:text-properties style:text-position="super 58%"/>
    </style:style>
    <style:style style:name="T2" style:family="text">
      <style:text-properties fo:color="#000000" fo:font-size="9pt" fo:font-weight="normal" style:text-underline-style="none" style:text-underline-color="font-color" style:text-line-through-type="none" style:text-outline="false" fo:text-shadow="none" style:language-asian="en" style:country-asian="US" style:font-name-asian="Tahoma" style:font-size-complex="10pt" style:font-weight-complex="normal" style:font-style-complex="normal"/>
    </style:style>
    <style:style style:name="T3" style:family="text">
      <style:text-properties fo:color="#000000" fo:font-size="9pt" fo:font-weight="normal" style:text-underline-style="none" style:text-underline-color="font-color" style:text-line-through-type="none" style:text-outline="false" fo:text-shadow="none" style:language-asian="en" style:country-asian="US" style:font-name-asian="Tahoma" style:font-name="Soutane BF" style:font-size-asian="10pt" style:font-weight-asian="normal" style:font-style-asian="normal"/>
    </style:style>
    <style:style style:name="T4" style:family="text">
      <style:text-properties fo:color="#000000" fo:font-size="9pt" fo:font-weight="normal" style:text-underline-style="none" style:text-underline-color="font-color" style:text-line-through-type="none" style:text-outline="false" fo:text-shadow="none" style:language-asian="en" style:country-asian="US" style:font-name-asian="Tahoma" style:font-name="Soutane BF" style:font-size-asian="9pt" style:font-weight-asian="normal" style:font-style-asian="normal"/>
    </style:style>
    <style:style style:name="T5" style:family="text">
      <style:text-properties fo:color="#000000" fo:font-size="9pt" style:text-underline-style="none" style:text-underline-color="font-color" style:text-line-through-type="none" style:text-outline="false" fo:text-shadow="none" style:language-asian="en" style:country-asian="US" style:font-name-asian="Tahoma" style:font-size-complex="10pt" style:font-weight-complex="bold" style:font-style-complex="normal"/>
    </style:style>
    <style:style style:name="T6" style:family="text">
      <style:text-properties fo:color="#000000" fo:font-size="9pt" style:text-underline-style="none" style:text-underline-color="font-color" style:text-line-through-type="none" style:text-outline="false" fo:text-shadow="none" style:language-asian="en" style:country-asian="US" style:font-name-asian="Tahoma" style:font-name="Soutane BF" style:font-size-asian="9pt" style:font-weight-asian="bold" style:font-style-asian="normal"/>
    </style:style>
    <style:style style:name="T7" style:family="text">
      <style:text-properties fo:color="#000000" style:font-name="Soutane BF" fo:font-size="9pt" fo:font-weight="normal" style:text-underline-style="none" style:text-underline-color="font-color" style:text-line-through-type="none" style:text-outline="false" fo:text-shadow="none" style:language-asian="en" style:country-asian="US" style:font-name-asian="Tahoma" style:font-size-asian="9pt" style:font-weight-asian="normal" style:font-style-asian="normal"/>
    </style:style>
    <style:style style:name="T8" style:family="text">
      <style:text-properties style:font-name="Soutane BF" fo:font-size="9pt" fo:font-weight="normal" style:language-asian="en" style:country-asian="US" style:font-name-asian="Tahoma"/>
    </style:style>
    <style:style style:name="T9" style:family="text">
      <style:text-properties style:font-name="Soutane BF" fo:font-size="9pt" fo:font-weight="bold" style:language-asian="en" style:country-asian="US" style:font-name-asian="Tahoma" style:font-weight-asian="bold" style:font-weight-complex="bold"/>
    </style:style>
    <style:style style:name="T10" style:family="text">
      <style:text-properties style:font-name="Soutane BF" fo:font-size="9pt" style:language-asian="en" style:country-asian="US" style:font-name-asian="Tahoma" style:font-weight-asian="bold" fo:font-weight="normal" style:font-size-asian="9pt"/>
    </style:style>
    <style:style style:name="T11" style:family="text">
      <style:text-properties style:font-name="Soutane BF" fo:font-size="9pt" style:language-asian="en" style:country-asian="US" style:font-name-asian="Tahoma" style:font-weight-asian="bold" fo:font-weight="bold" style:font-weight-complex="bold"/>
    </style:style>
    <style:style style:name="T12" style:family="text">
      <style:text-properties style:font-name="Soutane BF" fo:font-size="9pt" fo:font-weight="normal" style:language-asian="en" style:country-asian="US" style:font-name-asian="Tahoma" style:font-size-asian="9pt" style:font-weight-asian="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s" table:style-name="ta1">
        <office:forms form:automatic-focus="false" form:apply-design-mode="false"/>
        <table:table-column table:style-name="co1" table:default-cell-style-name="ce16"/>
        <table:table-column table:style-name="co2" table:default-cell-style-name="ce16"/>
        <table:table-column table:style-name="co3" table:default-cell-style-name="ce16"/>
        <table:table-column table:style-name="co4" table:default-cell-style-name="ce16"/>
        <table:table-column table:style-name="co5" table:default-cell-style-name="ce16"/>
        <table:table-column table:style-name="co6" table:default-cell-style-name="ce16"/>
        <table:table-column table:style-name="co7" table:default-cell-style-name="ce16"/>
        <table:table-column table:style-name="co6" table:default-cell-style-name="ce16"/>
        <table:table-column table:style-name="co7" table:default-cell-style-name="ce16"/>
        <table:table-column table:style-name="co8" table:default-cell-style-name="ce16"/>
        <table:table-column table:style-name="co9" table:default-cell-style-name="ce16"/>
        <table:table-column table:style-name="co10" table:default-cell-style-name="ce16"/>
        <table:table-column table:style-name="co11" table:default-cell-style-name="ce16"/>
        <table:table-column table:style-name="co12" table:default-cell-style-name="ce16"/>
        <table:table-column table:style-name="co13" table:default-cell-style-name="ce16"/>
        <table:table-column table:style-name="co6" table:default-cell-style-name="ce16"/>
        <table:table-column table:style-name="co7" table:default-cell-style-name="ce16"/>
        <table:table-column table:style-name="co14" table:default-cell-style-name="ce16"/>
        <table:table-column table:style-name="co15" table:default-cell-style-name="ce16"/>
        <table:table-column table:style-name="co16" table:default-cell-style-name="ce16"/>
        <table:table-column table:style-name="co17" table:default-cell-style-name="ce16"/>
        <table:table-column table:style-name="co18" table:default-cell-style-name="ce16"/>
        <table:table-column table:style-name="co19" table:default-cell-style-name="ce16"/>
        <table:table-column table:style-name="co20" table:default-cell-style-name="ce16"/>
        <table:table-column table:style-name="co21" table:default-cell-style-name="ce16"/>
        <table:table-column table:style-name="co22" table:number-columns-repeated="39" table:default-cell-style-name="ce16"/>
        <table:table-row table:style-name="ro1">
          <table:table-cell table:number-columns-repeated="10"/>
          <table:table-cell table:style-name="ce36" table:formula="of:=2/3" office:value-type="float" office:value="0.666666666666667" calcext:value-type="float">
            <text:p>0.666666666666667</text:p>
          </table:table-cell>
          <table:table-cell table:number-columns-repeated="6"/>
          <table:table-cell office:value-type="float" office:value="12" calcext:value-type="float">
            <text:p>12</text:p>
          </table:table-cell>
          <table:table-cell table:number-columns-repeated="3"/>
          <table:table-cell table:style-name="ce53" office:value-type="string" calcext:value-type="string">
            <text:p>Armor</text:p>
          </table:table-cell>
          <table:table-cell table:style-name="ce34" office:value-type="string" calcext:value-type="string">
            <text:p>ID</text:p>
          </table:table-cell>
          <table:table-cell table:style-name="ce34" office:value-type="string" calcext:value-type="string">
            <text:p>AC</text:p>
          </table:table-cell>
          <table:table-cell table:style-name="ce34" office:value-type="string" calcext:value-type="string">
            <text:p>Speed</text:p>
          </table:table-cell>
          <table:table-cell table:number-columns-repeated="39"/>
        </table:table-row>
        <table:table-row table:style-name="ro1">
          <table:table-cell table:number-columns-repeated="10"/>
          <table:table-cell table:style-name="ce36" office:value-type="string" calcext:value-type="string">
            <text:p>Competency</text:p>
          </table:table-cell>
          <table:table-cell table:style-name="ce61" office:value-type="string" calcext:value-type="string" table:number-columns-spanned="5" table:number-rows-spanned="1">
            <text:p>Adventuring Skills</text:p>
          </table:table-cell>
          <table:covered-table-cell table:number-columns-repeated="4"/>
          <table:table-cell/>
          <table:table-cell table:number-columns-repeated="2" table:style-name="ce36" office:value-type="string" calcext:value-type="string">
            <text:p>Save</text:p>
          </table:table-cell>
          <table:table-cell table:number-columns-repeated="2"/>
          <table:table-cell table:style-name="Default" office:value-type="string" calcext:value-type="string">
            <text:p>None</text:p>
          </table:table-cell>
          <table:table-cell table:style-name="ce56" office:value-type="float" office:value="0" calcext:value-type="float">
            <text:p>0</text:p>
          </table:table-cell>
          <table:table-cell table:style-name="ce56" office:value-type="float" office:value="10" calcext:value-type="float">
            <text:p>10</text:p>
          </table:table-cell>
          <table:table-cell table:style-name="ce56" office:value-type="float" office:value="40" calcext:value-type="float">
            <text:p>40</text:p>
          </table:table-cell>
          <table:table-cell table:number-columns-repeated="39"/>
        </table:table-row>
        <table:table-row table:style-name="ro1">
          <table:table-cell table:style-name="ce1" office:value-type="string" calcext:value-type="string">
            <text:p>Level</text:p>
          </table:table-cell>
          <table:table-cell table:style-name="ce1" office:value-type="string" calcext:value-type="string">
            <text:p>Competency</text:p>
          </table:table-cell>
          <table:table-cell table:style-name="ce1" office:value-type="string" calcext:value-type="string">
            <text:p>Climb</text:p>
          </table:table-cell>
          <table:table-cell table:style-name="ce1" office:value-type="string" calcext:value-type="string">
            <text:p>Listen</text:p>
          </table:table-cell>
          <table:table-cell table:style-name="ce36" office:value-type="string" calcext:value-type="string">
            <text:p>Navigate</text:p>
          </table:table-cell>
          <table:table-cell table:style-name="ce36" office:value-type="string" calcext:value-type="string">
            <text:p>Ride</text:p>
          </table:table-cell>
          <table:table-cell table:style-name="ce36" office:value-type="string" calcext:value-type="string">
            <text:p>Search</text:p>
          </table:table-cell>
          <table:table-cell table:style-name="ce36" office:value-type="string" calcext:value-type="string">
            <text:p>Spot</text:p>
          </table:table-cell>
          <table:table-cell table:style-name="ce36" office:value-type="string" calcext:value-type="string">
            <text:p>Survival</text:p>
          </table:table-cell>
          <table:table-cell/>
          <table:table-cell table:style-name="ce36" office:value-type="string" calcext:value-type="string">
            <text:p>Bonus</text:p>
          </table:table-cell>
          <table:table-cell table:style-name="ce1" office:value-type="string" calcext:value-type="string">
            <text:p>Climb</text:p>
          </table:table-cell>
          <table:table-cell table:style-name="ce1" office:value-type="string" calcext:value-type="string">
            <text:p>Perception</text:p>
          </table:table-cell>
          <table:table-cell table:style-name="ce36" office:value-type="string" calcext:value-type="string">
            <text:p>Riding</text:p>
          </table:table-cell>
          <table:table-cell table:style-name="ce36" office:value-type="string" calcext:value-type="string">
            <text:p>Search</text:p>
          </table:table-cell>
          <table:table-cell table:style-name="ce36" office:value-type="string" calcext:value-type="string">
            <text:p>Survival</text:p>
          </table:table-cell>
          <table:table-cell/>
          <table:table-cell table:style-name="ce36" office:value-type="string" calcext:value-type="string">
            <text:p>Target</text:p>
          </table:table-cell>
          <table:table-cell table:style-name="ce36" office:value-type="string" calcext:value-type="string">
            <text:p>%</text:p>
          </table:table-cell>
          <table:table-cell table:style-name="ce1" office:value-type="string" calcext:value-type="string">
            <text:p>Talents</text:p>
          </table:table-cell>
          <table:table-cell/>
          <table:table-cell table:style-name="Default" office:value-type="string" calcext:value-type="string">
            <text:p>Leather</text:p>
          </table:table-cell>
          <table:table-cell table:style-name="ce56" office:value-type="float" office:value="1" calcext:value-type="float">
            <text:p>1</text:p>
          </table:table-cell>
          <table:table-cell table:style-name="ce56" office:value-type="float" office:value="11" calcext:value-type="float">
            <text:p>11</text:p>
          </table:table-cell>
          <table:table-cell table:style-name="ce56" office:value-type="float" office:value="40" calcext:value-type="float">
            <text:p>40</text:p>
          </table:table-cell>
          <table:table-cell table:number-columns-repeated="39"/>
        </table:table-row>
        <table:table-row table:style-name="ro1">
          <table:table-cell table:style-name="ce2" office:value-type="float" office:value="0" calcext:value-type="float">
            <text:p>0</text:p>
          </table:table-cell>
          <table:table-cell table:style-name="ce30" office:value-type="float" office:value="12" calcext:value-type="float">
            <text:p>12+</text:p>
          </table:table-cell>
          <table:table-cell table:style-name="ce30" table:formula="of:=[.B4]" office:value-type="float" office:value="12" calcext:value-type="float">
            <text:p>12+</text:p>
          </table:table-cell>
          <table:table-cell table:style-name="ce30" table:formula="of:=[.B4]" office:value-type="float" office:value="12" calcext:value-type="float">
            <text:p>12+</text:p>
          </table:table-cell>
          <table:table-cell table:style-name="ce9" table:formula="of:=[.B4]+3" office:value-type="float" office:value="15" calcext:value-type="float">
            <text:p>15+</text:p>
          </table:table-cell>
          <table:table-cell table:style-name="ce30" table:formula="of:=[.B4]" office:value-type="float" office:value="12" calcext:value-type="float">
            <text:p>12+</text:p>
          </table:table-cell>
          <table:table-cell table:style-name="ce30" table:formula="of:=[.B4]+2" office:value-type="float" office:value="14" calcext:value-type="float">
            <text:p>14+</text:p>
          </table:table-cell>
          <table:table-cell table:style-name="ce30" table:formula="of:=[.B4]+1" office:value-type="float" office:value="13" calcext:value-type="float">
            <text:p>13+</text:p>
          </table:table-cell>
          <table:table-cell table:style-name="ce30" table:formula="of:=[.B4]+2" office:value-type="float" office:value="14" calcext:value-type="float">
            <text:p>14+</text:p>
          </table:table-cell>
          <table:table-cell/>
          <table:table-cell table:style-name="ce4" table:formula="of:=ROUNDUP([.A4]*[.$K$1])" office:value-type="float" office:value="0" calcext:value-type="float">
            <text:p>+0</text:p>
          </table:table-cell>
          <table:table-cell table:style-name="ce63" table:formula="of:=[.K4]" office:value-type="float" office:value="0" calcext:value-type="float">
            <text:p>+0</text:p>
          </table:table-cell>
          <table:table-cell table:style-name="ce63" table:formula="of:=[.K4]" office:value-type="float" office:value="0" calcext:value-type="float">
            <text:p>+0</text:p>
          </table:table-cell>
          <table:table-cell table:style-name="ce63" table:formula="of:=[.K4]" office:value-type="float" office:value="0" calcext:value-type="float">
            <text:p>+0</text:p>
          </table:table-cell>
          <table:table-cell table:style-name="ce63" table:formula="of:=[.K4]-2" office:value-type="float" office:value="-2" calcext:value-type="float">
            <text:p>-2</text:p>
          </table:table-cell>
          <table:table-cell table:style-name="ce63" table:formula="of:=[.K4]-2" office:value-type="float" office:value="-2" calcext:value-type="float">
            <text:p>-2</text:p>
          </table:table-cell>
          <table:table-cell/>
          <table:table-cell table:style-name="ce30" table:formula="of:=[.$R$1]+ROUND([.A4]/2)" office:value-type="float" office:value="12" calcext:value-type="float">
            <text:p>12+</text:p>
          </table:table-cell>
          <table:table-cell table:style-name="ce72" table:formula="of:=(21-[.R4])*0.05" office:value-type="percentage" office:value="0.45" calcext:value-type="percentage">
            <text:p>45%</text:p>
          </table:table-cell>
          <table:table-cell table:style-name="ce2" office:value-type="float" office:value="0" calcext:value-type="float">
            <text:p>0</text:p>
          </table:table-cell>
          <table:table-cell/>
          <table:table-cell table:style-name="Default" office:value-type="string" calcext:value-type="string">
            <text:p>H. Leather</text:p>
          </table:table-cell>
          <table:table-cell table:style-name="ce56" office:value-type="float" office:value="2" calcext:value-type="float">
            <text:p>2</text:p>
          </table:table-cell>
          <table:table-cell table:style-name="ce56" office:value-type="float" office:value="12" calcext:value-type="float">
            <text:p>12</text:p>
          </table:table-cell>
          <table:table-cell table:style-name="ce56" office:value-type="float" office:value="40" calcext:value-type="float">
            <text:p>40</text:p>
          </table:table-cell>
          <table:table-cell table:number-columns-repeated="39"/>
        </table:table-row>
        <table:table-row table:style-name="ro1">
          <table:table-cell table:style-name="ce2" office:value-type="float" office:value="1" calcext:value-type="float">
            <text:p>1</text:p>
          </table:table-cell>
          <table:table-cell table:style-name="ce30" table:formula="of:=15-(4+ROUNDDOWN([.A5]*(3/7)))" office:value-type="float" office:value="11" calcext:value-type="float">
            <text:p>11+</text:p>
          </table:table-cell>
          <table:table-cell table:style-name="ce30" table:formula="of:=[.B5]" office:value-type="float" office:value="11" calcext:value-type="float">
            <text:p>11+</text:p>
          </table:table-cell>
          <table:table-cell table:style-name="ce30" table:formula="of:=[.B5]" office:value-type="float" office:value="11" calcext:value-type="float">
            <text:p>11+</text:p>
          </table:table-cell>
          <table:table-cell table:style-name="ce9" table:formula="of:=[.B5]+3" office:value-type="float" office:value="14" calcext:value-type="float">
            <text:p>14+</text:p>
          </table:table-cell>
          <table:table-cell table:style-name="ce30" table:formula="of:=[.B5]" office:value-type="float" office:value="11" calcext:value-type="float">
            <text:p>11+</text:p>
          </table:table-cell>
          <table:table-cell table:style-name="ce30" table:formula="of:=[.B5]+2" office:value-type="float" office:value="13" calcext:value-type="float">
            <text:p>13+</text:p>
          </table:table-cell>
          <table:table-cell table:style-name="ce30" table:formula="of:=[.B5]+1" office:value-type="float" office:value="12" calcext:value-type="float">
            <text:p>12+</text:p>
          </table:table-cell>
          <table:table-cell table:style-name="ce30" table:formula="of:=[.B5]+2" office:value-type="float" office:value="13" calcext:value-type="float">
            <text:p>13+</text:p>
          </table:table-cell>
          <table:table-cell/>
          <table:table-cell table:style-name="ce4" table:formula="of:=ROUNDUP([.A5]*[.$K$1])" office:value-type="float" office:value="1" calcext:value-type="float">
            <text:p>+1</text:p>
          </table:table-cell>
          <table:table-cell table:style-name="ce63" table:formula="of:=[.K5]" office:value-type="float" office:value="1" calcext:value-type="float">
            <text:p>+1</text:p>
          </table:table-cell>
          <table:table-cell table:style-name="ce63" table:formula="of:=[.K5]" office:value-type="float" office:value="1" calcext:value-type="float">
            <text:p>+1</text:p>
          </table:table-cell>
          <table:table-cell table:style-name="ce63" table:formula="of:=[.K5]" office:value-type="float" office:value="1" calcext:value-type="float">
            <text:p>+1</text:p>
          </table:table-cell>
          <table:table-cell table:style-name="ce63" table:formula="of:=[.K5]-2" office:value-type="float" office:value="-1" calcext:value-type="float">
            <text:p>-1</text:p>
          </table:table-cell>
          <table:table-cell table:style-name="ce63" table:formula="of:=[.K5]-2" office:value-type="float" office:value="-1" calcext:value-type="float">
            <text:p>-1</text:p>
          </table:table-cell>
          <table:table-cell/>
          <table:table-cell table:style-name="ce30" table:formula="of:=[.$R$1]+ROUND([.A5]/2)" office:value-type="float" office:value="13" calcext:value-type="float">
            <text:p>13+</text:p>
          </table:table-cell>
          <table:table-cell table:style-name="ce72" table:formula="of:=(21-[.R5])*0.05" office:value-type="percentage" office:value="0.4" calcext:value-type="percentage">
            <text:p>40%</text:p>
          </table:table-cell>
          <table:table-cell table:style-name="ce2" office:value-type="float" office:value="0" calcext:value-type="float">
            <text:p>0</text:p>
          </table:table-cell>
          <table:table-cell/>
          <table:table-cell table:style-name="Default" office:value-type="string" calcext:value-type="string">
            <text:p>Leather &amp; Buckler</text:p>
          </table:table-cell>
          <table:table-cell table:style-name="ce56" office:value-type="float" office:value="3" calcext:value-type="float">
            <text:p>3</text:p>
          </table:table-cell>
          <table:table-cell table:style-name="ce56" office:value-type="float" office:value="13" calcext:value-type="float">
            <text:p>13</text:p>
          </table:table-cell>
          <table:table-cell table:style-name="ce56" office:value-type="float" office:value="40" calcext:value-type="float">
            <text:p>40</text:p>
          </table:table-cell>
          <table:table-cell table:number-columns-repeated="39"/>
        </table:table-row>
        <table:table-row table:style-name="ro1">
          <table:table-cell table:style-name="ce2" office:value-type="float" office:value="2" calcext:value-type="float">
            <text:p>2</text:p>
          </table:table-cell>
          <table:table-cell table:style-name="ce30" table:formula="of:=15-(4+ROUNDDOWN([.A6]*(3/7)))" office:value-type="float" office:value="11" calcext:value-type="float">
            <text:p>11+</text:p>
          </table:table-cell>
          <table:table-cell table:style-name="ce30" table:formula="of:=[.B6]" office:value-type="float" office:value="11" calcext:value-type="float">
            <text:p>11+</text:p>
          </table:table-cell>
          <table:table-cell table:style-name="ce30" table:formula="of:=[.B6]" office:value-type="float" office:value="11" calcext:value-type="float">
            <text:p>11+</text:p>
          </table:table-cell>
          <table:table-cell table:style-name="ce9" table:formula="of:=[.B6]+3" office:value-type="float" office:value="14" calcext:value-type="float">
            <text:p>14+</text:p>
          </table:table-cell>
          <table:table-cell table:style-name="ce30" table:formula="of:=[.B6]" office:value-type="float" office:value="11" calcext:value-type="float">
            <text:p>11+</text:p>
          </table:table-cell>
          <table:table-cell table:style-name="ce30" table:formula="of:=[.B6]+2" office:value-type="float" office:value="13" calcext:value-type="float">
            <text:p>13+</text:p>
          </table:table-cell>
          <table:table-cell table:style-name="ce30" table:formula="of:=[.B6]+1" office:value-type="float" office:value="12" calcext:value-type="float">
            <text:p>12+</text:p>
          </table:table-cell>
          <table:table-cell table:style-name="ce30" table:formula="of:=[.B6]+2" office:value-type="float" office:value="13" calcext:value-type="float">
            <text:p>13+</text:p>
          </table:table-cell>
          <table:table-cell/>
          <table:table-cell table:style-name="ce4" table:formula="of:=ROUNDUP([.A6]*[.$K$1])" office:value-type="float" office:value="2" calcext:value-type="float">
            <text:p>+2</text:p>
          </table:table-cell>
          <table:table-cell table:style-name="ce63" table:formula="of:=[.K6]" office:value-type="float" office:value="2" calcext:value-type="float">
            <text:p>+2</text:p>
          </table:table-cell>
          <table:table-cell table:style-name="ce63" table:formula="of:=[.K6]" office:value-type="float" office:value="2" calcext:value-type="float">
            <text:p>+2</text:p>
          </table:table-cell>
          <table:table-cell table:style-name="ce63" table:formula="of:=[.K6]" office:value-type="float" office:value="2" calcext:value-type="float">
            <text:p>+2</text:p>
          </table:table-cell>
          <table:table-cell table:style-name="ce63" table:formula="of:=[.K6]-2" office:value-type="float" office:value="0" calcext:value-type="float">
            <text:p>+0</text:p>
          </table:table-cell>
          <table:table-cell table:style-name="ce63" table:formula="of:=[.K6]-2" office:value-type="float" office:value="0" calcext:value-type="float">
            <text:p>+0</text:p>
          </table:table-cell>
          <table:table-cell/>
          <table:table-cell table:style-name="ce30" table:formula="of:=[.$R$1]+ROUND([.A6]/2)" office:value-type="float" office:value="13" calcext:value-type="float">
            <text:p>13+</text:p>
          </table:table-cell>
          <table:table-cell table:style-name="ce72" table:formula="of:=(21-[.R6])*0.05" office:value-type="percentage" office:value="0.4" calcext:value-type="percentage">
            <text:p>40%</text:p>
          </table:table-cell>
          <table:table-cell table:style-name="ce2" office:value-type="float" office:value="1" calcext:value-type="float">
            <text:p>1</text:p>
          </table:table-cell>
          <table:table-cell/>
          <table:table-cell table:style-name="Default" office:value-type="string" calcext:value-type="string">
            <text:p>None &amp; Buckler</text:p>
          </table:table-cell>
          <table:table-cell table:style-name="ce56" office:value-type="float" office:value="4" calcext:value-type="float">
            <text:p>4</text:p>
          </table:table-cell>
          <table:table-cell table:style-name="ce56" office:value-type="float" office:value="13" calcext:value-type="float">
            <text:p>13</text:p>
          </table:table-cell>
          <table:table-cell table:style-name="ce56" office:value-type="float" office:value="40" calcext:value-type="float">
            <text:p>40</text:p>
          </table:table-cell>
          <table:table-cell table:number-columns-repeated="39"/>
        </table:table-row>
        <table:table-row table:style-name="ro1">
          <table:table-cell table:style-name="ce2" office:value-type="float" office:value="3" calcext:value-type="float">
            <text:p>3</text:p>
          </table:table-cell>
          <table:table-cell table:style-name="ce30" table:formula="of:=15-(4+ROUNDDOWN([.A7]*(3/7)))" office:value-type="float" office:value="10" calcext:value-type="float">
            <text:p>10+</text:p>
          </table:table-cell>
          <table:table-cell table:style-name="ce30" table:formula="of:=[.B7]" office:value-type="float" office:value="10" calcext:value-type="float">
            <text:p>10+</text:p>
          </table:table-cell>
          <table:table-cell table:style-name="ce30" table:formula="of:=[.B7]" office:value-type="float" office:value="10" calcext:value-type="float">
            <text:p>10+</text:p>
          </table:table-cell>
          <table:table-cell table:style-name="ce9" table:formula="of:=[.B7]+3" office:value-type="float" office:value="13" calcext:value-type="float">
            <text:p>13+</text:p>
          </table:table-cell>
          <table:table-cell table:style-name="ce30" table:formula="of:=[.B7]" office:value-type="float" office:value="10" calcext:value-type="float">
            <text:p>10+</text:p>
          </table:table-cell>
          <table:table-cell table:style-name="ce30" table:formula="of:=[.B7]+2" office:value-type="float" office:value="12" calcext:value-type="float">
            <text:p>12+</text:p>
          </table:table-cell>
          <table:table-cell table:style-name="ce30" table:formula="of:=[.B7]+1" office:value-type="float" office:value="11" calcext:value-type="float">
            <text:p>11+</text:p>
          </table:table-cell>
          <table:table-cell table:style-name="ce30" table:formula="of:=[.B7]+2" office:value-type="float" office:value="12" calcext:value-type="float">
            <text:p>12+</text:p>
          </table:table-cell>
          <table:table-cell/>
          <table:table-cell table:style-name="ce4" table:formula="of:=ROUNDUP([.A7]*[.$K$1])" office:value-type="float" office:value="2" calcext:value-type="float">
            <text:p>+2</text:p>
          </table:table-cell>
          <table:table-cell table:style-name="ce63" table:formula="of:=[.K7]" office:value-type="float" office:value="2" calcext:value-type="float">
            <text:p>+2</text:p>
          </table:table-cell>
          <table:table-cell table:style-name="ce63" table:formula="of:=[.K7]" office:value-type="float" office:value="2" calcext:value-type="float">
            <text:p>+2</text:p>
          </table:table-cell>
          <table:table-cell table:style-name="ce63" table:formula="of:=[.K7]" office:value-type="float" office:value="2" calcext:value-type="float">
            <text:p>+2</text:p>
          </table:table-cell>
          <table:table-cell table:style-name="ce63" table:formula="of:=[.K7]-2" office:value-type="float" office:value="0" calcext:value-type="float">
            <text:p>+0</text:p>
          </table:table-cell>
          <table:table-cell table:style-name="ce63" table:formula="of:=[.K7]-2" office:value-type="float" office:value="0" calcext:value-type="float">
            <text:p>+0</text:p>
          </table:table-cell>
          <table:table-cell/>
          <table:table-cell table:style-name="ce30" table:formula="of:=[.$R$1]+ROUND([.A7]/2)" office:value-type="float" office:value="14" calcext:value-type="float">
            <text:p>14+</text:p>
          </table:table-cell>
          <table:table-cell table:style-name="ce72" table:formula="of:=(21-[.R7])*0.05" office:value-type="percentage" office:value="0.35" calcext:value-type="percentage">
            <text:p>35%</text:p>
          </table:table-cell>
          <table:table-cell table:style-name="ce2" office:value-type="float" office:value="1" calcext:value-type="float">
            <text:p>1</text:p>
          </table:table-cell>
          <table:table-cell/>
          <table:table-cell table:style-name="Default" office:value-type="string" calcext:value-type="string">
            <text:p>Ring</text:p>
          </table:table-cell>
          <table:table-cell table:style-name="ce56" office:value-type="float" office:value="5" calcext:value-type="float">
            <text:p>5</text:p>
          </table:table-cell>
          <table:table-cell table:style-name="ce56" office:value-type="float" office:value="13" calcext:value-type="float">
            <text:p>13</text:p>
          </table:table-cell>
          <table:table-cell table:style-name="ce56" office:value-type="float" office:value="40" calcext:value-type="float">
            <text:p>40</text:p>
          </table:table-cell>
          <table:table-cell table:number-columns-repeated="39"/>
        </table:table-row>
        <table:table-row table:style-name="ro1">
          <table:table-cell table:style-name="ce2" office:value-type="float" office:value="4" calcext:value-type="float">
            <text:p>4</text:p>
          </table:table-cell>
          <table:table-cell table:style-name="ce30" table:formula="of:=15-(4+ROUNDDOWN([.A8]*(3/7)))" office:value-type="float" office:value="10" calcext:value-type="float">
            <text:p>10+</text:p>
          </table:table-cell>
          <table:table-cell table:style-name="ce30" table:formula="of:=[.B8]" office:value-type="float" office:value="10" calcext:value-type="float">
            <text:p>10+</text:p>
          </table:table-cell>
          <table:table-cell table:style-name="ce30" table:formula="of:=[.B8]" office:value-type="float" office:value="10" calcext:value-type="float">
            <text:p>10+</text:p>
          </table:table-cell>
          <table:table-cell table:style-name="ce9" table:formula="of:=[.B8]+3" office:value-type="float" office:value="13" calcext:value-type="float">
            <text:p>13+</text:p>
          </table:table-cell>
          <table:table-cell table:style-name="ce30" table:formula="of:=[.B8]" office:value-type="float" office:value="10" calcext:value-type="float">
            <text:p>10+</text:p>
          </table:table-cell>
          <table:table-cell table:style-name="ce30" table:formula="of:=[.B8]+2" office:value-type="float" office:value="12" calcext:value-type="float">
            <text:p>12+</text:p>
          </table:table-cell>
          <table:table-cell table:style-name="ce30" table:formula="of:=[.B8]+1" office:value-type="float" office:value="11" calcext:value-type="float">
            <text:p>11+</text:p>
          </table:table-cell>
          <table:table-cell table:style-name="ce30" table:formula="of:=[.B8]+2" office:value-type="float" office:value="12" calcext:value-type="float">
            <text:p>12+</text:p>
          </table:table-cell>
          <table:table-cell/>
          <table:table-cell table:style-name="ce4" table:formula="of:=ROUNDUP([.A8]*[.$K$1])" office:value-type="float" office:value="3" calcext:value-type="float">
            <text:p>+3</text:p>
          </table:table-cell>
          <table:table-cell table:style-name="ce63" table:formula="of:=[.K8]" office:value-type="float" office:value="3" calcext:value-type="float">
            <text:p>+3</text:p>
          </table:table-cell>
          <table:table-cell table:style-name="ce63" table:formula="of:=[.K8]" office:value-type="float" office:value="3" calcext:value-type="float">
            <text:p>+3</text:p>
          </table:table-cell>
          <table:table-cell table:style-name="ce63" table:formula="of:=[.K8]" office:value-type="float" office:value="3" calcext:value-type="float">
            <text:p>+3</text:p>
          </table:table-cell>
          <table:table-cell table:style-name="ce63" table:formula="of:=[.K8]-2" office:value-type="float" office:value="1" calcext:value-type="float">
            <text:p>+1</text:p>
          </table:table-cell>
          <table:table-cell table:style-name="ce63" table:formula="of:=[.K8]-2" office:value-type="float" office:value="1" calcext:value-type="float">
            <text:p>+1</text:p>
          </table:table-cell>
          <table:table-cell/>
          <table:table-cell table:style-name="ce30" table:formula="of:=[.$R$1]+ROUND([.A8]/2)" office:value-type="float" office:value="14" calcext:value-type="float">
            <text:p>14+</text:p>
          </table:table-cell>
          <table:table-cell table:style-name="ce72" table:formula="of:=(21-[.R8])*0.05" office:value-type="percentage" office:value="0.35" calcext:value-type="percentage">
            <text:p>35%</text:p>
          </table:table-cell>
          <table:table-cell table:style-name="ce2" office:value-type="float" office:value="1" calcext:value-type="float">
            <text:p>1</text:p>
          </table:table-cell>
          <table:table-cell/>
          <table:table-cell table:style-name="Default" office:value-type="string" calcext:value-type="string">
            <text:p>H. Leather &amp; Buckler</text:p>
          </table:table-cell>
          <table:table-cell table:style-name="ce56" office:value-type="float" office:value="6" calcext:value-type="float">
            <text:p>6</text:p>
          </table:table-cell>
          <table:table-cell table:style-name="ce56" office:value-type="float" office:value="14" calcext:value-type="float">
            <text:p>14</text:p>
          </table:table-cell>
          <table:table-cell table:style-name="ce56" office:value-type="float" office:value="40" calcext:value-type="float">
            <text:p>40</text:p>
          </table:table-cell>
          <table:table-cell table:number-columns-repeated="39"/>
        </table:table-row>
        <table:table-row table:style-name="ro1">
          <table:table-cell table:style-name="ce2" office:value-type="float" office:value="5" calcext:value-type="float">
            <text:p>5</text:p>
          </table:table-cell>
          <table:table-cell table:style-name="ce30" table:formula="of:=15-(4+ROUNDDOWN([.A9]*(3/7)))" office:value-type="float" office:value="9" calcext:value-type="float">
            <text:p>9+</text:p>
          </table:table-cell>
          <table:table-cell table:style-name="ce30" table:formula="of:=[.B9]" office:value-type="float" office:value="9" calcext:value-type="float">
            <text:p>9+</text:p>
          </table:table-cell>
          <table:table-cell table:style-name="ce30" table:formula="of:=[.B9]" office:value-type="float" office:value="9" calcext:value-type="float">
            <text:p>9+</text:p>
          </table:table-cell>
          <table:table-cell table:style-name="ce9" table:formula="of:=[.B9]+3" office:value-type="float" office:value="12" calcext:value-type="float">
            <text:p>12+</text:p>
          </table:table-cell>
          <table:table-cell table:style-name="ce30" table:formula="of:=[.B9]" office:value-type="float" office:value="9" calcext:value-type="float">
            <text:p>9+</text:p>
          </table:table-cell>
          <table:table-cell table:style-name="ce30" table:formula="of:=[.B9]+2" office:value-type="float" office:value="11" calcext:value-type="float">
            <text:p>11+</text:p>
          </table:table-cell>
          <table:table-cell table:style-name="ce30" table:formula="of:=[.B9]+1" office:value-type="float" office:value="10" calcext:value-type="float">
            <text:p>10+</text:p>
          </table:table-cell>
          <table:table-cell table:style-name="ce30" table:formula="of:=[.B9]+2" office:value-type="float" office:value="11" calcext:value-type="float">
            <text:p>11+</text:p>
          </table:table-cell>
          <table:table-cell/>
          <table:table-cell table:style-name="ce4" table:formula="of:=ROUNDUP([.A9]*[.$K$1])" office:value-type="float" office:value="4" calcext:value-type="float">
            <text:p>+4</text:p>
          </table:table-cell>
          <table:table-cell table:style-name="ce63" table:formula="of:=[.K9]" office:value-type="float" office:value="4" calcext:value-type="float">
            <text:p>+4</text:p>
          </table:table-cell>
          <table:table-cell table:style-name="ce63" table:formula="of:=[.K9]" office:value-type="float" office:value="4" calcext:value-type="float">
            <text:p>+4</text:p>
          </table:table-cell>
          <table:table-cell table:style-name="ce63" table:formula="of:=[.K9]" office:value-type="float" office:value="4" calcext:value-type="float">
            <text:p>+4</text:p>
          </table:table-cell>
          <table:table-cell table:style-name="ce63" table:formula="of:=[.K9]-2" office:value-type="float" office:value="2" calcext:value-type="float">
            <text:p>+2</text:p>
          </table:table-cell>
          <table:table-cell table:style-name="ce63" table:formula="of:=[.K9]-2" office:value-type="float" office:value="2" calcext:value-type="float">
            <text:p>+2</text:p>
          </table:table-cell>
          <table:table-cell/>
          <table:table-cell table:style-name="ce30" table:formula="of:=[.$R$1]+ROUND([.A9]/2)" office:value-type="float" office:value="15" calcext:value-type="float">
            <text:p>15+</text:p>
          </table:table-cell>
          <table:table-cell table:style-name="ce72" table:formula="of:=(21-[.R9])*0.05" office:value-type="percentage" office:value="0.3" calcext:value-type="percentage">
            <text:p>30%</text:p>
          </table:table-cell>
          <table:table-cell table:style-name="ce2" office:value-type="float" office:value="1" calcext:value-type="float">
            <text:p>1</text:p>
          </table:table-cell>
          <table:table-cell/>
          <table:table-cell table:style-name="Default" office:value-type="string" calcext:value-type="string">
            <text:p>Leather &amp; Shield</text:p>
          </table:table-cell>
          <table:table-cell table:style-name="ce56" office:value-type="float" office:value="7" calcext:value-type="float">
            <text:p>7</text:p>
          </table:table-cell>
          <table:table-cell table:style-name="ce56" office:value-type="float" office:value="14" calcext:value-type="float">
            <text:p>14</text:p>
          </table:table-cell>
          <table:table-cell table:style-name="ce56" office:value-type="float" office:value="40" calcext:value-type="float">
            <text:p>40</text:p>
          </table:table-cell>
          <table:table-cell table:number-columns-repeated="39"/>
        </table:table-row>
        <table:table-row table:style-name="ro1">
          <table:table-cell table:style-name="ce2" office:value-type="float" office:value="6" calcext:value-type="float">
            <text:p>6</text:p>
          </table:table-cell>
          <table:table-cell table:style-name="ce30" table:formula="of:=15-(4+ROUNDDOWN([.A10]*(3/7)))" office:value-type="float" office:value="9" calcext:value-type="float">
            <text:p>9+</text:p>
          </table:table-cell>
          <table:table-cell table:style-name="ce30" table:formula="of:=[.B10]" office:value-type="float" office:value="9" calcext:value-type="float">
            <text:p>9+</text:p>
          </table:table-cell>
          <table:table-cell table:style-name="ce30" table:formula="of:=[.B10]" office:value-type="float" office:value="9" calcext:value-type="float">
            <text:p>9+</text:p>
          </table:table-cell>
          <table:table-cell table:style-name="ce9" table:formula="of:=[.B10]+3" office:value-type="float" office:value="12" calcext:value-type="float">
            <text:p>12+</text:p>
          </table:table-cell>
          <table:table-cell table:style-name="ce30" table:formula="of:=[.B10]" office:value-type="float" office:value="9" calcext:value-type="float">
            <text:p>9+</text:p>
          </table:table-cell>
          <table:table-cell table:style-name="ce30" table:formula="of:=[.B10]+2" office:value-type="float" office:value="11" calcext:value-type="float">
            <text:p>11+</text:p>
          </table:table-cell>
          <table:table-cell table:style-name="ce30" table:formula="of:=[.B10]+1" office:value-type="float" office:value="10" calcext:value-type="float">
            <text:p>10+</text:p>
          </table:table-cell>
          <table:table-cell table:style-name="ce30" table:formula="of:=[.B10]+2" office:value-type="float" office:value="11" calcext:value-type="float">
            <text:p>11+</text:p>
          </table:table-cell>
          <table:table-cell/>
          <table:table-cell table:style-name="ce4" table:formula="of:=ROUNDUP([.A10]*[.$K$1])" office:value-type="float" office:value="4" calcext:value-type="float">
            <text:p>+4</text:p>
          </table:table-cell>
          <table:table-cell table:style-name="ce63" table:formula="of:=[.K10]" office:value-type="float" office:value="4" calcext:value-type="float">
            <text:p>+4</text:p>
          </table:table-cell>
          <table:table-cell table:style-name="ce63" table:formula="of:=[.K10]" office:value-type="float" office:value="4" calcext:value-type="float">
            <text:p>+4</text:p>
          </table:table-cell>
          <table:table-cell table:style-name="ce63" table:formula="of:=[.K10]" office:value-type="float" office:value="4" calcext:value-type="float">
            <text:p>+4</text:p>
          </table:table-cell>
          <table:table-cell table:style-name="ce63" table:formula="of:=[.K10]-2" office:value-type="float" office:value="2" calcext:value-type="float">
            <text:p>+2</text:p>
          </table:table-cell>
          <table:table-cell table:style-name="ce63" table:formula="of:=[.K10]-2" office:value-type="float" office:value="2" calcext:value-type="float">
            <text:p>+2</text:p>
          </table:table-cell>
          <table:table-cell/>
          <table:table-cell table:style-name="ce30" table:formula="of:=[.$R$1]+ROUND([.A10]/2)" office:value-type="float" office:value="15" calcext:value-type="float">
            <text:p>15+</text:p>
          </table:table-cell>
          <table:table-cell table:style-name="ce72" table:formula="of:=(21-[.R10])*0.05" office:value-type="percentage" office:value="0.3" calcext:value-type="percentage">
            <text:p>30%</text:p>
          </table:table-cell>
          <table:table-cell table:style-name="ce2" table:formula="of:=[.T6]+1" office:value-type="float" office:value="2" calcext:value-type="float">
            <text:p>2</text:p>
          </table:table-cell>
          <table:table-cell/>
          <table:table-cell table:style-name="Default" office:value-type="string" calcext:value-type="string">
            <text:p>None &amp; Shield</text:p>
          </table:table-cell>
          <table:table-cell table:style-name="ce56" office:value-type="float" office:value="8" calcext:value-type="float">
            <text:p>8</text:p>
          </table:table-cell>
          <table:table-cell table:style-name="ce56" office:value-type="float" office:value="14" calcext:value-type="float">
            <text:p>14</text:p>
          </table:table-cell>
          <table:table-cell table:style-name="ce56" office:value-type="float" office:value="40" calcext:value-type="float">
            <text:p>40</text:p>
          </table:table-cell>
          <table:table-cell table:number-columns-repeated="39"/>
        </table:table-row>
        <table:table-row table:style-name="ro1">
          <table:table-cell table:style-name="ce2" office:value-type="float" office:value="7" calcext:value-type="float">
            <text:p>7</text:p>
          </table:table-cell>
          <table:table-cell table:style-name="ce30" table:formula="of:=15-(4+ROUNDDOWN([.A11]*(3/7)))" office:value-type="float" office:value="8" calcext:value-type="float">
            <text:p>8+</text:p>
          </table:table-cell>
          <table:table-cell table:style-name="ce30" table:formula="of:=[.B11]" office:value-type="float" office:value="8" calcext:value-type="float">
            <text:p>8+</text:p>
          </table:table-cell>
          <table:table-cell table:style-name="ce30" table:formula="of:=[.B11]" office:value-type="float" office:value="8" calcext:value-type="float">
            <text:p>8+</text:p>
          </table:table-cell>
          <table:table-cell table:style-name="ce9" table:formula="of:=[.B11]+3" office:value-type="float" office:value="11" calcext:value-type="float">
            <text:p>11+</text:p>
          </table:table-cell>
          <table:table-cell table:style-name="ce30" table:formula="of:=[.B11]" office:value-type="float" office:value="8" calcext:value-type="float">
            <text:p>8+</text:p>
          </table:table-cell>
          <table:table-cell table:style-name="ce30" table:formula="of:=[.B11]+2" office:value-type="float" office:value="10" calcext:value-type="float">
            <text:p>10+</text:p>
          </table:table-cell>
          <table:table-cell table:style-name="ce30" table:formula="of:=[.B11]+1" office:value-type="float" office:value="9" calcext:value-type="float">
            <text:p>9+</text:p>
          </table:table-cell>
          <table:table-cell table:style-name="ce30" table:formula="of:=[.B11]+2" office:value-type="float" office:value="10" calcext:value-type="float">
            <text:p>10+</text:p>
          </table:table-cell>
          <table:table-cell/>
          <table:table-cell table:style-name="ce4" table:formula="of:=ROUNDUP([.A11]*[.$K$1])" office:value-type="float" office:value="5" calcext:value-type="float">
            <text:p>+5</text:p>
          </table:table-cell>
          <table:table-cell table:style-name="ce63" table:formula="of:=[.K11]" office:value-type="float" office:value="5" calcext:value-type="float">
            <text:p>+5</text:p>
          </table:table-cell>
          <table:table-cell table:style-name="ce63" table:formula="of:=[.K11]" office:value-type="float" office:value="5" calcext:value-type="float">
            <text:p>+5</text:p>
          </table:table-cell>
          <table:table-cell table:style-name="ce63" table:formula="of:=[.K11]" office:value-type="float" office:value="5" calcext:value-type="float">
            <text:p>+5</text:p>
          </table:table-cell>
          <table:table-cell table:style-name="ce63" table:formula="of:=[.K11]-2" office:value-type="float" office:value="3" calcext:value-type="float">
            <text:p>+3</text:p>
          </table:table-cell>
          <table:table-cell table:style-name="ce63" table:formula="of:=[.K11]-2" office:value-type="float" office:value="3" calcext:value-type="float">
            <text:p>+3</text:p>
          </table:table-cell>
          <table:table-cell/>
          <table:table-cell table:style-name="ce30" table:formula="of:=[.$R$1]+ROUND([.A11]/2)" office:value-type="float" office:value="16" calcext:value-type="float">
            <text:p>16+</text:p>
          </table:table-cell>
          <table:table-cell table:style-name="ce72" table:formula="of:=(21-[.R11])*0.05" office:value-type="percentage" office:value="0.25" calcext:value-type="percentage">
            <text:p>25%</text:p>
          </table:table-cell>
          <table:table-cell table:style-name="ce2" table:formula="of:=[.T7]+1" office:value-type="float" office:value="2" calcext:value-type="float">
            <text:p>2</text:p>
          </table:table-cell>
          <table:table-cell/>
          <table:table-cell table:style-name="Default" office:value-type="string" calcext:value-type="string">
            <text:p>Ring &amp; Buckler</text:p>
          </table:table-cell>
          <table:table-cell table:style-name="ce56" office:value-type="float" office:value="9" calcext:value-type="float">
            <text:p>9</text:p>
          </table:table-cell>
          <table:table-cell table:style-name="ce56" office:value-type="float" office:value="14" calcext:value-type="float">
            <text:p>14</text:p>
          </table:table-cell>
          <table:table-cell table:style-name="ce56" office:value-type="float" office:value="40" calcext:value-type="float">
            <text:p>40</text:p>
          </table:table-cell>
          <table:table-cell table:number-columns-repeated="39"/>
        </table:table-row>
        <table:table-row table:style-name="ro1">
          <table:table-cell table:style-name="ce2" office:value-type="float" office:value="8" calcext:value-type="float">
            <text:p>8</text:p>
          </table:table-cell>
          <table:table-cell table:style-name="ce30" table:formula="of:=15-(4+ROUNDDOWN([.A12]*(3/7)))" office:value-type="float" office:value="8" calcext:value-type="float">
            <text:p>8+</text:p>
          </table:table-cell>
          <table:table-cell table:style-name="ce30" table:formula="of:=[.B12]" office:value-type="float" office:value="8" calcext:value-type="float">
            <text:p>8+</text:p>
          </table:table-cell>
          <table:table-cell table:style-name="ce30" table:formula="of:=[.B12]" office:value-type="float" office:value="8" calcext:value-type="float">
            <text:p>8+</text:p>
          </table:table-cell>
          <table:table-cell table:style-name="ce9" table:formula="of:=[.B12]+3" office:value-type="float" office:value="11" calcext:value-type="float">
            <text:p>11+</text:p>
          </table:table-cell>
          <table:table-cell table:style-name="ce30" table:formula="of:=[.B12]" office:value-type="float" office:value="8" calcext:value-type="float">
            <text:p>8+</text:p>
          </table:table-cell>
          <table:table-cell table:style-name="ce30" table:formula="of:=[.B12]+2" office:value-type="float" office:value="10" calcext:value-type="float">
            <text:p>10+</text:p>
          </table:table-cell>
          <table:table-cell table:style-name="ce30" table:formula="of:=[.B12]+1" office:value-type="float" office:value="9" calcext:value-type="float">
            <text:p>9+</text:p>
          </table:table-cell>
          <table:table-cell table:style-name="ce30" table:formula="of:=[.B12]+2" office:value-type="float" office:value="10" calcext:value-type="float">
            <text:p>10+</text:p>
          </table:table-cell>
          <table:table-cell/>
          <table:table-cell table:style-name="ce4" table:formula="of:=ROUNDUP([.A12]*[.$K$1])" office:value-type="float" office:value="6" calcext:value-type="float">
            <text:p>+6</text:p>
          </table:table-cell>
          <table:table-cell table:style-name="ce63" table:formula="of:=[.K12]" office:value-type="float" office:value="6" calcext:value-type="float">
            <text:p>+6</text:p>
          </table:table-cell>
          <table:table-cell table:style-name="ce63" table:formula="of:=[.K12]" office:value-type="float" office:value="6" calcext:value-type="float">
            <text:p>+6</text:p>
          </table:table-cell>
          <table:table-cell table:style-name="ce63" table:formula="of:=[.K12]" office:value-type="float" office:value="6" calcext:value-type="float">
            <text:p>+6</text:p>
          </table:table-cell>
          <table:table-cell table:style-name="ce63" table:formula="of:=[.K12]-2" office:value-type="float" office:value="4" calcext:value-type="float">
            <text:p>+4</text:p>
          </table:table-cell>
          <table:table-cell table:style-name="ce63" table:formula="of:=[.K12]-2" office:value-type="float" office:value="4" calcext:value-type="float">
            <text:p>+4</text:p>
          </table:table-cell>
          <table:table-cell/>
          <table:table-cell table:style-name="ce30" table:formula="of:=[.$R$1]+ROUND([.A12]/2)" office:value-type="float" office:value="16" calcext:value-type="float">
            <text:p>16+</text:p>
          </table:table-cell>
          <table:table-cell table:style-name="ce72" table:formula="of:=(21-[.R12])*0.05" office:value-type="percentage" office:value="0.25" calcext:value-type="percentage">
            <text:p>25%</text:p>
          </table:table-cell>
          <table:table-cell table:style-name="ce2" table:formula="of:=[.T8]+1" office:value-type="float" office:value="2" calcext:value-type="float">
            <text:p>2</text:p>
          </table:table-cell>
          <table:table-cell/>
          <table:table-cell table:style-name="Default" office:value-type="string" calcext:value-type="string">
            <text:p>Scale</text:p>
          </table:table-cell>
          <table:table-cell table:style-name="ce56" office:value-type="float" office:value="10" calcext:value-type="float">
            <text:p>10</text:p>
          </table:table-cell>
          <table:table-cell table:style-name="ce56" office:value-type="float" office:value="14" calcext:value-type="float">
            <text:p>14</text:p>
          </table:table-cell>
          <table:table-cell table:style-name="ce56" office:value-type="float" office:value="30" calcext:value-type="float">
            <text:p>30</text:p>
          </table:table-cell>
          <table:table-cell table:number-columns-repeated="39"/>
        </table:table-row>
        <table:table-row table:style-name="ro1">
          <table:table-cell table:style-name="ce2" office:value-type="float" office:value="9" calcext:value-type="float">
            <text:p>9</text:p>
          </table:table-cell>
          <table:table-cell table:style-name="ce30" table:formula="of:=15-(4+ROUNDDOWN([.A13]*(3/7)))" office:value-type="float" office:value="8" calcext:value-type="float">
            <text:p>8+</text:p>
          </table:table-cell>
          <table:table-cell table:style-name="ce30" table:formula="of:=[.B13]" office:value-type="float" office:value="8" calcext:value-type="float">
            <text:p>8+</text:p>
          </table:table-cell>
          <table:table-cell table:style-name="ce30" table:formula="of:=[.B13]" office:value-type="float" office:value="8" calcext:value-type="float">
            <text:p>8+</text:p>
          </table:table-cell>
          <table:table-cell table:style-name="ce9" table:formula="of:=[.B13]+3" office:value-type="float" office:value="11" calcext:value-type="float">
            <text:p>11+</text:p>
          </table:table-cell>
          <table:table-cell table:style-name="ce30" table:formula="of:=[.B13]" office:value-type="float" office:value="8" calcext:value-type="float">
            <text:p>8+</text:p>
          </table:table-cell>
          <table:table-cell table:style-name="ce30" table:formula="of:=[.B13]+2" office:value-type="float" office:value="10" calcext:value-type="float">
            <text:p>10+</text:p>
          </table:table-cell>
          <table:table-cell table:style-name="ce30" table:formula="of:=[.B13]+1" office:value-type="float" office:value="9" calcext:value-type="float">
            <text:p>9+</text:p>
          </table:table-cell>
          <table:table-cell table:style-name="ce30" table:formula="of:=[.B13]+2" office:value-type="float" office:value="10" calcext:value-type="float">
            <text:p>10+</text:p>
          </table:table-cell>
          <table:table-cell/>
          <table:table-cell table:style-name="ce4" table:formula="of:=ROUNDUP([.A13]*[.$K$1])" office:value-type="float" office:value="6" calcext:value-type="float">
            <text:p>+6</text:p>
          </table:table-cell>
          <table:table-cell table:style-name="ce63" table:formula="of:=[.K13]" office:value-type="float" office:value="6" calcext:value-type="float">
            <text:p>+6</text:p>
          </table:table-cell>
          <table:table-cell table:style-name="ce63" table:formula="of:=[.K13]" office:value-type="float" office:value="6" calcext:value-type="float">
            <text:p>+6</text:p>
          </table:table-cell>
          <table:table-cell table:style-name="ce63" table:formula="of:=[.K13]" office:value-type="float" office:value="6" calcext:value-type="float">
            <text:p>+6</text:p>
          </table:table-cell>
          <table:table-cell table:style-name="ce63" table:formula="of:=[.K13]-2" office:value-type="float" office:value="4" calcext:value-type="float">
            <text:p>+4</text:p>
          </table:table-cell>
          <table:table-cell table:style-name="ce63" table:formula="of:=[.K13]-2" office:value-type="float" office:value="4" calcext:value-type="float">
            <text:p>+4</text:p>
          </table:table-cell>
          <table:table-cell/>
          <table:table-cell table:style-name="ce30" table:formula="of:=[.$R$1]+ROUND([.A13]/2)" office:value-type="float" office:value="17" calcext:value-type="float">
            <text:p>17+</text:p>
          </table:table-cell>
          <table:table-cell table:style-name="ce72" table:formula="of:=(21-[.R13])*0.05" office:value-type="percentage" office:value="0.2" calcext:value-type="percentage">
            <text:p>20%</text:p>
          </table:table-cell>
          <table:table-cell table:style-name="ce2" table:formula="of:=[.T9]+1" office:value-type="float" office:value="2" calcext:value-type="float">
            <text:p>2</text:p>
          </table:table-cell>
          <table:table-cell/>
          <table:table-cell table:style-name="Default" office:value-type="string" calcext:value-type="string">
            <text:p>Chain</text:p>
          </table:table-cell>
          <table:table-cell table:style-name="ce56" office:value-type="float" office:value="11" calcext:value-type="float">
            <text:p>11</text:p>
          </table:table-cell>
          <table:table-cell table:style-name="ce56" office:value-type="float" office:value="15" calcext:value-type="float">
            <text:p>15</text:p>
          </table:table-cell>
          <table:table-cell table:style-name="ce56" office:value-type="float" office:value="30" calcext:value-type="float">
            <text:p>30</text:p>
          </table:table-cell>
          <table:table-cell table:number-columns-repeated="39"/>
        </table:table-row>
        <table:table-row table:style-name="ro1">
          <table:table-cell table:style-name="ce2" office:value-type="float" office:value="10" calcext:value-type="float">
            <text:p>10</text:p>
          </table:table-cell>
          <table:table-cell table:style-name="ce30" table:formula="of:=15-(4+ROUNDDOWN([.A14]*(3/7)))" office:value-type="float" office:value="7" calcext:value-type="float">
            <text:p>7+</text:p>
          </table:table-cell>
          <table:table-cell table:style-name="ce30" table:formula="of:=[.B14]" office:value-type="float" office:value="7" calcext:value-type="float">
            <text:p>7+</text:p>
          </table:table-cell>
          <table:table-cell table:style-name="ce30" table:formula="of:=[.B14]" office:value-type="float" office:value="7" calcext:value-type="float">
            <text:p>7+</text:p>
          </table:table-cell>
          <table:table-cell table:style-name="ce9" table:formula="of:=[.B14]+3" office:value-type="float" office:value="10" calcext:value-type="float">
            <text:p>10+</text:p>
          </table:table-cell>
          <table:table-cell table:style-name="ce30" table:formula="of:=[.B14]" office:value-type="float" office:value="7" calcext:value-type="float">
            <text:p>7+</text:p>
          </table:table-cell>
          <table:table-cell table:style-name="ce30" table:formula="of:=[.B14]+2" office:value-type="float" office:value="9" calcext:value-type="float">
            <text:p>9+</text:p>
          </table:table-cell>
          <table:table-cell table:style-name="ce30" table:formula="of:=[.B14]+1" office:value-type="float" office:value="8" calcext:value-type="float">
            <text:p>8+</text:p>
          </table:table-cell>
          <table:table-cell table:style-name="ce30" table:formula="of:=[.B14]+2" office:value-type="float" office:value="9" calcext:value-type="float">
            <text:p>9+</text:p>
          </table:table-cell>
          <table:table-cell/>
          <table:table-cell table:style-name="ce4" table:formula="of:=ROUNDUP([.A14]*[.$K$1])" office:value-type="float" office:value="7" calcext:value-type="float">
            <text:p>+7</text:p>
          </table:table-cell>
          <table:table-cell table:style-name="ce63" table:formula="of:=[.K14]" office:value-type="float" office:value="7" calcext:value-type="float">
            <text:p>+7</text:p>
          </table:table-cell>
          <table:table-cell table:style-name="ce63" table:formula="of:=[.K14]" office:value-type="float" office:value="7" calcext:value-type="float">
            <text:p>+7</text:p>
          </table:table-cell>
          <table:table-cell table:style-name="ce63" table:formula="of:=[.K14]" office:value-type="float" office:value="7" calcext:value-type="float">
            <text:p>+7</text:p>
          </table:table-cell>
          <table:table-cell table:style-name="ce63" table:formula="of:=[.K14]-2" office:value-type="float" office:value="5" calcext:value-type="float">
            <text:p>+5</text:p>
          </table:table-cell>
          <table:table-cell table:style-name="ce63" table:formula="of:=[.K14]-2" office:value-type="float" office:value="5" calcext:value-type="float">
            <text:p>+5</text:p>
          </table:table-cell>
          <table:table-cell/>
          <table:table-cell table:style-name="ce30" table:formula="of:=[.$R$1]+ROUND([.A14]/2)" office:value-type="float" office:value="17" calcext:value-type="float">
            <text:p>17+</text:p>
          </table:table-cell>
          <table:table-cell table:style-name="ce72" table:formula="of:=(21-[.R14])*0.05" office:value-type="percentage" office:value="0.2" calcext:value-type="percentage">
            <text:p>20%</text:p>
          </table:table-cell>
          <table:table-cell table:style-name="ce2" table:formula="of:=[.T10]+1" office:value-type="float" office:value="3" calcext:value-type="float">
            <text:p>3</text:p>
          </table:table-cell>
          <table:table-cell/>
          <table:table-cell table:style-name="Default" office:value-type="string" calcext:value-type="string">
            <text:p>H. Leather &amp; Shield</text:p>
          </table:table-cell>
          <table:table-cell table:style-name="ce56" office:value-type="float" office:value="12" calcext:value-type="float">
            <text:p>12</text:p>
          </table:table-cell>
          <table:table-cell table:style-name="ce56" office:value-type="float" office:value="15" calcext:value-type="float">
            <text:p>15</text:p>
          </table:table-cell>
          <table:table-cell table:style-name="ce56" office:value-type="float" office:value="40" calcext:value-type="float">
            <text:p>40</text:p>
          </table:table-cell>
          <table:table-cell table:number-columns-repeated="39"/>
        </table:table-row>
        <table:table-row table:style-name="ro1">
          <table:table-cell table:style-name="ce2" office:value-type="float" office:value="11" calcext:value-type="float">
            <text:p>11</text:p>
          </table:table-cell>
          <table:table-cell table:style-name="ce30" table:formula="of:=15-(4+ROUNDDOWN([.A15]*(3/7)))" office:value-type="float" office:value="7" calcext:value-type="float">
            <text:p>7+</text:p>
          </table:table-cell>
          <table:table-cell table:style-name="ce30" table:formula="of:=[.B15]" office:value-type="float" office:value="7" calcext:value-type="float">
            <text:p>7+</text:p>
          </table:table-cell>
          <table:table-cell table:style-name="ce30" table:formula="of:=[.B15]" office:value-type="float" office:value="7" calcext:value-type="float">
            <text:p>7+</text:p>
          </table:table-cell>
          <table:table-cell table:style-name="ce9" table:formula="of:=[.B15]+3" office:value-type="float" office:value="10" calcext:value-type="float">
            <text:p>10+</text:p>
          </table:table-cell>
          <table:table-cell table:style-name="ce30" table:formula="of:=[.B15]" office:value-type="float" office:value="7" calcext:value-type="float">
            <text:p>7+</text:p>
          </table:table-cell>
          <table:table-cell table:style-name="ce30" table:formula="of:=[.B15]+2" office:value-type="float" office:value="9" calcext:value-type="float">
            <text:p>9+</text:p>
          </table:table-cell>
          <table:table-cell table:style-name="ce30" table:formula="of:=[.B15]+1" office:value-type="float" office:value="8" calcext:value-type="float">
            <text:p>8+</text:p>
          </table:table-cell>
          <table:table-cell table:style-name="ce30" table:formula="of:=[.B15]+2" office:value-type="float" office:value="9" calcext:value-type="float">
            <text:p>9+</text:p>
          </table:table-cell>
          <table:table-cell/>
          <table:table-cell table:style-name="ce4" table:formula="of:=ROUNDUP([.A15]*[.$K$1])" office:value-type="float" office:value="8" calcext:value-type="float">
            <text:p>+8</text:p>
          </table:table-cell>
          <table:table-cell table:style-name="ce63" table:formula="of:=[.K15]" office:value-type="float" office:value="8" calcext:value-type="float">
            <text:p>+8</text:p>
          </table:table-cell>
          <table:table-cell table:style-name="ce63" table:formula="of:=[.K15]" office:value-type="float" office:value="8" calcext:value-type="float">
            <text:p>+8</text:p>
          </table:table-cell>
          <table:table-cell table:style-name="ce63" table:formula="of:=[.K15]" office:value-type="float" office:value="8" calcext:value-type="float">
            <text:p>+8</text:p>
          </table:table-cell>
          <table:table-cell table:style-name="ce63" table:formula="of:=[.K15]-2" office:value-type="float" office:value="6" calcext:value-type="float">
            <text:p>+6</text:p>
          </table:table-cell>
          <table:table-cell table:style-name="ce63" table:formula="of:=[.K15]-2" office:value-type="float" office:value="6" calcext:value-type="float">
            <text:p>+6</text:p>
          </table:table-cell>
          <table:table-cell/>
          <table:table-cell table:style-name="ce30" table:formula="of:=[.$R$1]+ROUND([.A15]/2)" office:value-type="float" office:value="18" calcext:value-type="float">
            <text:p>18+</text:p>
          </table:table-cell>
          <table:table-cell table:style-name="ce72" table:formula="of:=(21-[.R15])*0.05" office:value-type="percentage" office:value="0.15" calcext:value-type="percentage">
            <text:p>15%</text:p>
          </table:table-cell>
          <table:table-cell table:style-name="ce2" table:formula="of:=[.T11]+1" office:value-type="float" office:value="3" calcext:value-type="float">
            <text:p>3</text:p>
          </table:table-cell>
          <table:table-cell/>
          <table:table-cell table:style-name="Default" office:value-type="string" calcext:value-type="string">
            <text:p>Ring &amp; Shield</text:p>
          </table:table-cell>
          <table:table-cell table:style-name="ce56" office:value-type="float" office:value="13" calcext:value-type="float">
            <text:p>13</text:p>
          </table:table-cell>
          <table:table-cell table:style-name="ce56" office:value-type="float" office:value="15" calcext:value-type="float">
            <text:p>15</text:p>
          </table:table-cell>
          <table:table-cell table:style-name="ce56" office:value-type="float" office:value="40" calcext:value-type="float">
            <text:p>40</text:p>
          </table:table-cell>
          <table:table-cell table:number-columns-repeated="39"/>
        </table:table-row>
        <table:table-row table:style-name="ro1">
          <table:table-cell table:style-name="ce2" office:value-type="float" office:value="12" calcext:value-type="float">
            <text:p>12</text:p>
          </table:table-cell>
          <table:table-cell table:style-name="ce30" table:formula="of:=15-(4+ROUNDDOWN([.A16]*(3/7)))" office:value-type="float" office:value="6" calcext:value-type="float">
            <text:p>6+</text:p>
          </table:table-cell>
          <table:table-cell table:style-name="ce30" table:formula="of:=[.B16]" office:value-type="float" office:value="6" calcext:value-type="float">
            <text:p>6+</text:p>
          </table:table-cell>
          <table:table-cell table:style-name="ce30" table:formula="of:=[.B16]" office:value-type="float" office:value="6" calcext:value-type="float">
            <text:p>6+</text:p>
          </table:table-cell>
          <table:table-cell table:style-name="ce9" table:formula="of:=[.B16]+3" office:value-type="float" office:value="9" calcext:value-type="float">
            <text:p>9+</text:p>
          </table:table-cell>
          <table:table-cell table:style-name="ce30" table:formula="of:=[.B16]" office:value-type="float" office:value="6" calcext:value-type="float">
            <text:p>6+</text:p>
          </table:table-cell>
          <table:table-cell table:style-name="ce30" table:formula="of:=[.B16]+2" office:value-type="float" office:value="8" calcext:value-type="float">
            <text:p>8+</text:p>
          </table:table-cell>
          <table:table-cell table:style-name="ce30" table:formula="of:=[.B16]+1" office:value-type="float" office:value="7" calcext:value-type="float">
            <text:p>7+</text:p>
          </table:table-cell>
          <table:table-cell table:style-name="ce30" table:formula="of:=[.B16]+2" office:value-type="float" office:value="8" calcext:value-type="float">
            <text:p>8+</text:p>
          </table:table-cell>
          <table:table-cell/>
          <table:table-cell table:style-name="ce4" table:formula="of:=ROUNDUP([.A16]*[.$K$1])" office:value-type="float" office:value="8" calcext:value-type="float">
            <text:p>+8</text:p>
          </table:table-cell>
          <table:table-cell table:style-name="ce63" table:formula="of:=[.K16]" office:value-type="float" office:value="8" calcext:value-type="float">
            <text:p>+8</text:p>
          </table:table-cell>
          <table:table-cell table:style-name="ce63" table:formula="of:=[.K16]" office:value-type="float" office:value="8" calcext:value-type="float">
            <text:p>+8</text:p>
          </table:table-cell>
          <table:table-cell table:style-name="ce63" table:formula="of:=[.K16]" office:value-type="float" office:value="8" calcext:value-type="float">
            <text:p>+8</text:p>
          </table:table-cell>
          <table:table-cell table:style-name="ce63" table:formula="of:=[.K16]-2" office:value-type="float" office:value="6" calcext:value-type="float">
            <text:p>+6</text:p>
          </table:table-cell>
          <table:table-cell table:style-name="ce63" table:formula="of:=[.K16]-2" office:value-type="float" office:value="6" calcext:value-type="float">
            <text:p>+6</text:p>
          </table:table-cell>
          <table:table-cell/>
          <table:table-cell table:style-name="ce30" table:formula="of:=[.$R$1]+ROUND([.A16]/2)" office:value-type="float" office:value="18" calcext:value-type="float">
            <text:p>18+</text:p>
          </table:table-cell>
          <table:table-cell table:style-name="ce72" table:formula="of:=(21-[.R16])*0.05" office:value-type="percentage" office:value="0.15" calcext:value-type="percentage">
            <text:p>15%</text:p>
          </table:table-cell>
          <table:table-cell table:style-name="ce2" table:formula="of:=[.T12]+1" office:value-type="float" office:value="3" calcext:value-type="float">
            <text:p>3</text:p>
          </table:table-cell>
          <table:table-cell/>
          <table:table-cell table:style-name="Default" office:value-type="string" calcext:value-type="string">
            <text:p>Scale &amp; Buckler</text:p>
          </table:table-cell>
          <table:table-cell table:style-name="ce56" office:value-type="float" office:value="14" calcext:value-type="float">
            <text:p>14</text:p>
          </table:table-cell>
          <table:table-cell table:style-name="ce56" office:value-type="float" office:value="15" calcext:value-type="float">
            <text:p>15</text:p>
          </table:table-cell>
          <table:table-cell table:style-name="ce56" office:value-type="float" office:value="30" calcext:value-type="float">
            <text:p>30</text:p>
          </table:table-cell>
          <table:table-cell table:number-columns-repeated="39"/>
        </table:table-row>
        <table:table-row table:style-name="ro1">
          <table:table-cell table:style-name="ce2" office:value-type="float" office:value="13" calcext:value-type="float">
            <text:p>13</text:p>
          </table:table-cell>
          <table:table-cell table:style-name="ce30" table:formula="of:=15-(4+ROUNDDOWN([.A17]*(3/7)))" office:value-type="float" office:value="6" calcext:value-type="float">
            <text:p>6+</text:p>
          </table:table-cell>
          <table:table-cell table:style-name="ce30" table:formula="of:=[.B17]" office:value-type="float" office:value="6" calcext:value-type="float">
            <text:p>6+</text:p>
          </table:table-cell>
          <table:table-cell table:style-name="ce30" table:formula="of:=[.B17]" office:value-type="float" office:value="6" calcext:value-type="float">
            <text:p>6+</text:p>
          </table:table-cell>
          <table:table-cell table:style-name="ce9" table:formula="of:=[.B17]+3" office:value-type="float" office:value="9" calcext:value-type="float">
            <text:p>9+</text:p>
          </table:table-cell>
          <table:table-cell table:style-name="ce30" table:formula="of:=[.B17]" office:value-type="float" office:value="6" calcext:value-type="float">
            <text:p>6+</text:p>
          </table:table-cell>
          <table:table-cell table:style-name="ce30" table:formula="of:=[.B17]+2" office:value-type="float" office:value="8" calcext:value-type="float">
            <text:p>8+</text:p>
          </table:table-cell>
          <table:table-cell table:style-name="ce30" table:formula="of:=[.B17]+1" office:value-type="float" office:value="7" calcext:value-type="float">
            <text:p>7+</text:p>
          </table:table-cell>
          <table:table-cell table:style-name="ce30" table:formula="of:=[.B17]+2" office:value-type="float" office:value="8" calcext:value-type="float">
            <text:p>8+</text:p>
          </table:table-cell>
          <table:table-cell/>
          <table:table-cell table:style-name="ce4" table:formula="of:=ROUNDUP([.A17]*[.$K$1])" office:value-type="float" office:value="9" calcext:value-type="float">
            <text:p>+9</text:p>
          </table:table-cell>
          <table:table-cell table:style-name="ce63" table:formula="of:=[.K17]" office:value-type="float" office:value="9" calcext:value-type="float">
            <text:p>+9</text:p>
          </table:table-cell>
          <table:table-cell table:style-name="ce63" table:formula="of:=[.K17]" office:value-type="float" office:value="9" calcext:value-type="float">
            <text:p>+9</text:p>
          </table:table-cell>
          <table:table-cell table:style-name="ce63" table:formula="of:=[.K17]" office:value-type="float" office:value="9" calcext:value-type="float">
            <text:p>+9</text:p>
          </table:table-cell>
          <table:table-cell table:style-name="ce63" table:formula="of:=[.K17]-2" office:value-type="float" office:value="7" calcext:value-type="float">
            <text:p>+7</text:p>
          </table:table-cell>
          <table:table-cell table:style-name="ce63" table:formula="of:=[.K17]-2" office:value-type="float" office:value="7" calcext:value-type="float">
            <text:p>+7</text:p>
          </table:table-cell>
          <table:table-cell/>
          <table:table-cell table:style-name="ce30" table:formula="of:=[.$R$1]+ROUND([.A17]/2)" office:value-type="float" office:value="19" calcext:value-type="float">
            <text:p>19+</text:p>
          </table:table-cell>
          <table:table-cell table:style-name="ce72" table:formula="of:=(21-[.R17])*0.05" office:value-type="percentage" office:value="0.1" calcext:value-type="percentage">
            <text:p>10%</text:p>
          </table:table-cell>
          <table:table-cell table:style-name="ce2" table:formula="of:=[.T13]+1" office:value-type="float" office:value="3" calcext:value-type="float">
            <text:p>3</text:p>
          </table:table-cell>
          <table:table-cell/>
          <table:table-cell table:style-name="Default" office:value-type="string" calcext:value-type="string">
            <text:p>Chain &amp; Buckler</text:p>
          </table:table-cell>
          <table:table-cell table:style-name="ce56" office:value-type="float" office:value="15" calcext:value-type="float">
            <text:p>15</text:p>
          </table:table-cell>
          <table:table-cell table:style-name="ce56" office:value-type="float" office:value="16" calcext:value-type="float">
            <text:p>16</text:p>
          </table:table-cell>
          <table:table-cell table:style-name="ce56" office:value-type="float" office:value="30" calcext:value-type="float">
            <text:p>30</text:p>
          </table:table-cell>
          <table:table-cell table:number-columns-repeated="39"/>
        </table:table-row>
        <table:table-row table:style-name="ro1">
          <table:table-cell table:style-name="ce2" office:value-type="float" office:value="14" calcext:value-type="float">
            <text:p>14</text:p>
          </table:table-cell>
          <table:table-cell table:style-name="ce30" table:formula="of:=15-(4+ROUNDDOWN([.A18]*(3/7)))" office:value-type="float" office:value="5" calcext:value-type="float">
            <text:p>5+</text:p>
          </table:table-cell>
          <table:table-cell table:style-name="ce30" table:formula="of:=[.B18]" office:value-type="float" office:value="5" calcext:value-type="float">
            <text:p>5+</text:p>
          </table:table-cell>
          <table:table-cell table:style-name="ce30" table:formula="of:=[.B18]" office:value-type="float" office:value="5" calcext:value-type="float">
            <text:p>5+</text:p>
          </table:table-cell>
          <table:table-cell table:style-name="ce9" table:formula="of:=[.B18]+3" office:value-type="float" office:value="8" calcext:value-type="float">
            <text:p>8+</text:p>
          </table:table-cell>
          <table:table-cell table:style-name="ce30" table:formula="of:=[.B18]" office:value-type="float" office:value="5" calcext:value-type="float">
            <text:p>5+</text:p>
          </table:table-cell>
          <table:table-cell table:style-name="ce30" table:formula="of:=[.B18]+2" office:value-type="float" office:value="7" calcext:value-type="float">
            <text:p>7+</text:p>
          </table:table-cell>
          <table:table-cell table:style-name="ce30" table:formula="of:=[.B18]+1" office:value-type="float" office:value="6" calcext:value-type="float">
            <text:p>6+</text:p>
          </table:table-cell>
          <table:table-cell table:style-name="ce30" table:formula="of:=[.B18]+2" office:value-type="float" office:value="7" calcext:value-type="float">
            <text:p>7+</text:p>
          </table:table-cell>
          <table:table-cell/>
          <table:table-cell table:style-name="ce4" table:formula="of:=ROUNDUP([.A18]*[.$K$1])" office:value-type="float" office:value="10" calcext:value-type="float">
            <text:p>+10</text:p>
          </table:table-cell>
          <table:table-cell table:style-name="ce63" table:formula="of:=[.K18]" office:value-type="float" office:value="10" calcext:value-type="float">
            <text:p>+10</text:p>
          </table:table-cell>
          <table:table-cell table:style-name="ce63" table:formula="of:=[.K18]" office:value-type="float" office:value="10" calcext:value-type="float">
            <text:p>+10</text:p>
          </table:table-cell>
          <table:table-cell table:style-name="ce63" table:formula="of:=[.K18]" office:value-type="float" office:value="10" calcext:value-type="float">
            <text:p>+10</text:p>
          </table:table-cell>
          <table:table-cell table:style-name="ce63" table:formula="of:=[.K18]-2" office:value-type="float" office:value="8" calcext:value-type="float">
            <text:p>+8</text:p>
          </table:table-cell>
          <table:table-cell table:style-name="ce63" table:formula="of:=[.K18]-2" office:value-type="float" office:value="8" calcext:value-type="float">
            <text:p>+8</text:p>
          </table:table-cell>
          <table:table-cell/>
          <table:table-cell table:style-name="ce30" table:formula="of:=[.$R$1]+ROUND([.A18]/2)" office:value-type="float" office:value="19" calcext:value-type="float">
            <text:p>19+</text:p>
          </table:table-cell>
          <table:table-cell table:style-name="ce72" table:formula="of:=(21-[.R18])*0.05" office:value-type="percentage" office:value="0.1" calcext:value-type="percentage">
            <text:p>10%</text:p>
          </table:table-cell>
          <table:table-cell table:style-name="ce2" table:formula="of:=[.T14]+1" office:value-type="float" office:value="4" calcext:value-type="float">
            <text:p>4</text:p>
          </table:table-cell>
          <table:table-cell/>
          <table:table-cell table:style-name="Default" office:value-type="string" calcext:value-type="string">
            <text:p>R. Chain</text:p>
          </table:table-cell>
          <table:table-cell table:number-columns-repeated="2" table:style-name="ce56" office:value-type="float" office:value="16" calcext:value-type="float">
            <text:p>16</text:p>
          </table:table-cell>
          <table:table-cell table:style-name="ce56" office:value-type="float" office:value="20" calcext:value-type="float">
            <text:p>20</text:p>
          </table:table-cell>
          <table:table-cell table:number-columns-repeated="39"/>
        </table:table-row>
        <table:table-row table:style-name="ro1">
          <table:table-cell table:style-name="ce2" office:value-type="float" office:value="15" calcext:value-type="float">
            <text:p>15</text:p>
          </table:table-cell>
          <table:table-cell table:style-name="ce30" table:formula="of:=15-(4+ROUNDDOWN([.A19]*(3/7)))" office:value-type="float" office:value="5" calcext:value-type="float">
            <text:p>5+</text:p>
          </table:table-cell>
          <table:table-cell table:style-name="ce30" table:formula="of:=[.B19]" office:value-type="float" office:value="5" calcext:value-type="float">
            <text:p>5+</text:p>
          </table:table-cell>
          <table:table-cell table:style-name="ce30" table:formula="of:=[.B19]" office:value-type="float" office:value="5" calcext:value-type="float">
            <text:p>5+</text:p>
          </table:table-cell>
          <table:table-cell table:style-name="ce9" table:formula="of:=[.B19]+3" office:value-type="float" office:value="8" calcext:value-type="float">
            <text:p>8+</text:p>
          </table:table-cell>
          <table:table-cell table:style-name="ce30" table:formula="of:=[.B19]" office:value-type="float" office:value="5" calcext:value-type="float">
            <text:p>5+</text:p>
          </table:table-cell>
          <table:table-cell table:style-name="ce30" table:formula="of:=[.B19]+2" office:value-type="float" office:value="7" calcext:value-type="float">
            <text:p>7+</text:p>
          </table:table-cell>
          <table:table-cell table:style-name="ce30" table:formula="of:=[.B19]+1" office:value-type="float" office:value="6" calcext:value-type="float">
            <text:p>6+</text:p>
          </table:table-cell>
          <table:table-cell table:style-name="ce30" table:formula="of:=[.B19]+2" office:value-type="float" office:value="7" calcext:value-type="float">
            <text:p>7+</text:p>
          </table:table-cell>
          <table:table-cell/>
          <table:table-cell table:style-name="ce4" table:formula="of:=ROUNDUP([.A19]*[.$K$1])" office:value-type="float" office:value="10" calcext:value-type="float">
            <text:p>+10</text:p>
          </table:table-cell>
          <table:table-cell table:style-name="ce63" table:formula="of:=[.K19]" office:value-type="float" office:value="10" calcext:value-type="float">
            <text:p>+10</text:p>
          </table:table-cell>
          <table:table-cell table:style-name="ce63" table:formula="of:=[.K19]" office:value-type="float" office:value="10" calcext:value-type="float">
            <text:p>+10</text:p>
          </table:table-cell>
          <table:table-cell table:style-name="ce63" table:formula="of:=[.K19]" office:value-type="float" office:value="10" calcext:value-type="float">
            <text:p>+10</text:p>
          </table:table-cell>
          <table:table-cell table:style-name="ce63" table:formula="of:=[.K19]-2" office:value-type="float" office:value="8" calcext:value-type="float">
            <text:p>+8</text:p>
          </table:table-cell>
          <table:table-cell table:style-name="ce63" table:formula="of:=[.K19]-2" office:value-type="float" office:value="8" calcext:value-type="float">
            <text:p>+8</text:p>
          </table:table-cell>
          <table:table-cell/>
          <table:table-cell table:style-name="ce30" table:formula="of:=[.$R$1]+ROUND([.A19]/2)" office:value-type="float" office:value="20" calcext:value-type="float">
            <text:p>20+</text:p>
          </table:table-cell>
          <table:table-cell table:style-name="ce72" table:formula="of:=(21-[.R19])*0.05" office:value-type="percentage" office:value="0.05" calcext:value-type="percentage">
            <text:p>5%</text:p>
          </table:table-cell>
          <table:table-cell table:style-name="ce2" table:formula="of:=[.T15]+1" office:value-type="float" office:value="4" calcext:value-type="float">
            <text:p>4</text:p>
          </table:table-cell>
          <table:table-cell/>
          <table:table-cell table:style-name="Default" office:value-type="string" calcext:value-type="string">
            <text:p>Scale &amp; Shield</text:p>
          </table:table-cell>
          <table:table-cell table:style-name="ce56" office:value-type="float" office:value="17" calcext:value-type="float">
            <text:p>17</text:p>
          </table:table-cell>
          <table:table-cell table:style-name="ce56" office:value-type="float" office:value="16" calcext:value-type="float">
            <text:p>16</text:p>
          </table:table-cell>
          <table:table-cell table:style-name="ce56" office:value-type="float" office:value="30" calcext:value-type="float">
            <text:p>30</text:p>
          </table:table-cell>
          <table:table-cell table:number-columns-repeated="39"/>
        </table:table-row>
        <table:table-row table:style-name="ro1">
          <table:table-cell table:style-name="ce2" office:value-type="float" office:value="16" calcext:value-type="float">
            <text:p>16</text:p>
          </table:table-cell>
          <table:table-cell table:style-name="ce30" table:formula="of:=15-(4+ROUNDDOWN([.A20]*(3/7)))" office:value-type="float" office:value="5" calcext:value-type="float">
            <text:p>5+</text:p>
          </table:table-cell>
          <table:table-cell table:style-name="ce30" table:formula="of:=[.B20]" office:value-type="float" office:value="5" calcext:value-type="float">
            <text:p>5+</text:p>
          </table:table-cell>
          <table:table-cell table:style-name="ce30" table:formula="of:=[.B20]" office:value-type="float" office:value="5" calcext:value-type="float">
            <text:p>5+</text:p>
          </table:table-cell>
          <table:table-cell table:style-name="ce9" table:formula="of:=[.B20]+3" office:value-type="float" office:value="8" calcext:value-type="float">
            <text:p>8+</text:p>
          </table:table-cell>
          <table:table-cell table:style-name="ce30" table:formula="of:=[.B20]" office:value-type="float" office:value="5" calcext:value-type="float">
            <text:p>5+</text:p>
          </table:table-cell>
          <table:table-cell table:style-name="ce30" table:formula="of:=[.B20]+2" office:value-type="float" office:value="7" calcext:value-type="float">
            <text:p>7+</text:p>
          </table:table-cell>
          <table:table-cell table:style-name="ce30" table:formula="of:=[.B20]+1" office:value-type="float" office:value="6" calcext:value-type="float">
            <text:p>6+</text:p>
          </table:table-cell>
          <table:table-cell table:style-name="ce30" table:formula="of:=[.B20]+2" office:value-type="float" office:value="7" calcext:value-type="float">
            <text:p>7+</text:p>
          </table:table-cell>
          <table:table-cell/>
          <table:table-cell table:style-name="ce4" table:formula="of:=ROUNDUP([.A20]*[.$K$1])" office:value-type="float" office:value="11" calcext:value-type="float">
            <text:p>+11</text:p>
          </table:table-cell>
          <table:table-cell table:style-name="ce63" table:formula="of:=[.K20]" office:value-type="float" office:value="11" calcext:value-type="float">
            <text:p>+11</text:p>
          </table:table-cell>
          <table:table-cell table:style-name="ce63" table:formula="of:=[.K20]" office:value-type="float" office:value="11" calcext:value-type="float">
            <text:p>+11</text:p>
          </table:table-cell>
          <table:table-cell table:style-name="ce63" table:formula="of:=[.K20]" office:value-type="float" office:value="11" calcext:value-type="float">
            <text:p>+11</text:p>
          </table:table-cell>
          <table:table-cell table:style-name="ce63" table:formula="of:=[.K20]-2" office:value-type="float" office:value="9" calcext:value-type="float">
            <text:p>+9</text:p>
          </table:table-cell>
          <table:table-cell table:style-name="ce63" table:formula="of:=[.K20]-2" office:value-type="float" office:value="9" calcext:value-type="float">
            <text:p>+9</text:p>
          </table:table-cell>
          <table:table-cell/>
          <table:table-cell table:style-name="ce30" table:formula="of:=[.$R$1]+ROUND([.A20]/2)" office:value-type="float" office:value="20" calcext:value-type="float">
            <text:p>20+</text:p>
          </table:table-cell>
          <table:table-cell table:style-name="ce72" table:formula="of:=(21-[.R20])*0.05" office:value-type="percentage" office:value="0.05" calcext:value-type="percentage">
            <text:p>5%</text:p>
          </table:table-cell>
          <table:table-cell table:style-name="ce2" table:formula="of:=[.T16]+1" office:value-type="float" office:value="4" calcext:value-type="float">
            <text:p>4</text:p>
          </table:table-cell>
          <table:table-cell/>
          <table:table-cell table:style-name="Default" office:value-type="string" calcext:value-type="string">
            <text:p>Chain &amp; Shield</text:p>
          </table:table-cell>
          <table:table-cell table:style-name="ce56" office:value-type="float" office:value="18" calcext:value-type="float">
            <text:p>18</text:p>
          </table:table-cell>
          <table:table-cell table:style-name="ce56" office:value-type="float" office:value="17" calcext:value-type="float">
            <text:p>17</text:p>
          </table:table-cell>
          <table:table-cell table:style-name="ce56" office:value-type="float" office:value="30" calcext:value-type="float">
            <text:p>30</text:p>
          </table:table-cell>
          <table:table-cell table:number-columns-repeated="39"/>
        </table:table-row>
        <table:table-row table:style-name="ro1">
          <table:table-cell table:style-name="ce2" office:value-type="float" office:value="17" calcext:value-type="float">
            <text:p>17</text:p>
          </table:table-cell>
          <table:table-cell table:style-name="ce30" table:formula="of:=15-(4+ROUNDDOWN([.A21]*(3/7)))" office:value-type="float" office:value="4" calcext:value-type="float">
            <text:p>4+</text:p>
          </table:table-cell>
          <table:table-cell table:style-name="ce30" table:formula="of:=[.B21]" office:value-type="float" office:value="4" calcext:value-type="float">
            <text:p>4+</text:p>
          </table:table-cell>
          <table:table-cell table:style-name="ce30" table:formula="of:=[.B21]" office:value-type="float" office:value="4" calcext:value-type="float">
            <text:p>4+</text:p>
          </table:table-cell>
          <table:table-cell table:style-name="ce9" table:formula="of:=[.B21]+3" office:value-type="float" office:value="7" calcext:value-type="float">
            <text:p>7+</text:p>
          </table:table-cell>
          <table:table-cell table:style-name="ce30" table:formula="of:=[.B21]" office:value-type="float" office:value="4" calcext:value-type="float">
            <text:p>4+</text:p>
          </table:table-cell>
          <table:table-cell table:style-name="ce30" table:formula="of:=[.B21]+2" office:value-type="float" office:value="6" calcext:value-type="float">
            <text:p>6+</text:p>
          </table:table-cell>
          <table:table-cell table:style-name="ce30" table:formula="of:=[.B21]+1" office:value-type="float" office:value="5" calcext:value-type="float">
            <text:p>5+</text:p>
          </table:table-cell>
          <table:table-cell table:style-name="ce30" table:formula="of:=[.B21]+2" office:value-type="float" office:value="6" calcext:value-type="float">
            <text:p>6+</text:p>
          </table:table-cell>
          <table:table-cell/>
          <table:table-cell table:style-name="ce4" table:formula="of:=ROUNDUP([.A21]*[.$K$1])" office:value-type="float" office:value="12" calcext:value-type="float">
            <text:p>+12</text:p>
          </table:table-cell>
          <table:table-cell table:style-name="ce63" table:formula="of:=[.K21]" office:value-type="float" office:value="12" calcext:value-type="float">
            <text:p>+12</text:p>
          </table:table-cell>
          <table:table-cell table:style-name="ce63" table:formula="of:=[.K21]" office:value-type="float" office:value="12" calcext:value-type="float">
            <text:p>+12</text:p>
          </table:table-cell>
          <table:table-cell table:style-name="ce63" table:formula="of:=[.K21]" office:value-type="float" office:value="12" calcext:value-type="float">
            <text:p>+12</text:p>
          </table:table-cell>
          <table:table-cell table:style-name="ce63" table:formula="of:=[.K21]-2" office:value-type="float" office:value="10" calcext:value-type="float">
            <text:p>+10</text:p>
          </table:table-cell>
          <table:table-cell table:style-name="ce63" table:formula="of:=[.K21]-2" office:value-type="float" office:value="10" calcext:value-type="float">
            <text:p>+10</text:p>
          </table:table-cell>
          <table:table-cell/>
          <table:table-cell table:style-name="ce30" table:formula="of:=[.$R$1]+ROUND([.A21]/2)" office:value-type="float" office:value="21" calcext:value-type="float">
            <text:p>21+</text:p>
          </table:table-cell>
          <table:table-cell table:style-name="ce72" table:formula="of:=(21-[.R21])*0.05" office:value-type="percentage" office:value="0" calcext:value-type="percentage">
            <text:p>0%</text:p>
          </table:table-cell>
          <table:table-cell table:style-name="ce2" table:formula="of:=[.T17]+1" office:value-type="float" office:value="4" calcext:value-type="float">
            <text:p>4</text:p>
          </table:table-cell>
          <table:table-cell/>
          <table:table-cell table:style-name="Default" office:value-type="string" calcext:value-type="string">
            <text:p>Lamellar</text:p>
          </table:table-cell>
          <table:table-cell table:style-name="ce56" office:value-type="float" office:value="19" calcext:value-type="float">
            <text:p>19</text:p>
          </table:table-cell>
          <table:table-cell table:style-name="ce56" office:value-type="float" office:value="17" calcext:value-type="float">
            <text:p>17</text:p>
          </table:table-cell>
          <table:table-cell table:style-name="ce56" office:value-type="float" office:value="20" calcext:value-type="float">
            <text:p>20</text:p>
          </table:table-cell>
          <table:table-cell table:number-columns-repeated="39"/>
        </table:table-row>
        <table:table-row table:style-name="ro1">
          <table:table-cell table:style-name="ce2" office:value-type="float" office:value="18" calcext:value-type="float">
            <text:p>18</text:p>
          </table:table-cell>
          <table:table-cell table:style-name="ce30" table:formula="of:=15-(4+ROUNDDOWN([.A22]*(3/7)))" office:value-type="float" office:value="4" calcext:value-type="float">
            <text:p>4+</text:p>
          </table:table-cell>
          <table:table-cell table:style-name="ce30" table:formula="of:=[.B22]" office:value-type="float" office:value="4" calcext:value-type="float">
            <text:p>4+</text:p>
          </table:table-cell>
          <table:table-cell table:style-name="ce30" table:formula="of:=[.B22]" office:value-type="float" office:value="4" calcext:value-type="float">
            <text:p>4+</text:p>
          </table:table-cell>
          <table:table-cell table:style-name="ce9" table:formula="of:=[.B22]+3" office:value-type="float" office:value="7" calcext:value-type="float">
            <text:p>7+</text:p>
          </table:table-cell>
          <table:table-cell table:style-name="ce30" table:formula="of:=[.B22]" office:value-type="float" office:value="4" calcext:value-type="float">
            <text:p>4+</text:p>
          </table:table-cell>
          <table:table-cell table:style-name="ce30" table:formula="of:=[.B22]+2" office:value-type="float" office:value="6" calcext:value-type="float">
            <text:p>6+</text:p>
          </table:table-cell>
          <table:table-cell table:style-name="ce30" table:formula="of:=[.B22]+1" office:value-type="float" office:value="5" calcext:value-type="float">
            <text:p>5+</text:p>
          </table:table-cell>
          <table:table-cell table:style-name="ce30" table:formula="of:=[.B22]+2" office:value-type="float" office:value="6" calcext:value-type="float">
            <text:p>6+</text:p>
          </table:table-cell>
          <table:table-cell/>
          <table:table-cell table:style-name="ce4" table:formula="of:=ROUNDUP([.A22]*[.$K$1])" office:value-type="float" office:value="12" calcext:value-type="float">
            <text:p>+12</text:p>
          </table:table-cell>
          <table:table-cell table:style-name="ce63" table:formula="of:=[.K22]" office:value-type="float" office:value="12" calcext:value-type="float">
            <text:p>+12</text:p>
          </table:table-cell>
          <table:table-cell table:style-name="ce63" table:formula="of:=[.K22]" office:value-type="float" office:value="12" calcext:value-type="float">
            <text:p>+12</text:p>
          </table:table-cell>
          <table:table-cell table:style-name="ce63" table:formula="of:=[.K22]" office:value-type="float" office:value="12" calcext:value-type="float">
            <text:p>+12</text:p>
          </table:table-cell>
          <table:table-cell table:style-name="ce63" table:formula="of:=[.K22]-2" office:value-type="float" office:value="10" calcext:value-type="float">
            <text:p>+10</text:p>
          </table:table-cell>
          <table:table-cell table:style-name="ce63" table:formula="of:=[.K22]-2" office:value-type="float" office:value="10" calcext:value-type="float">
            <text:p>+10</text:p>
          </table:table-cell>
          <table:table-cell/>
          <table:table-cell table:style-name="ce30" table:formula="of:=[.$R$1]+ROUND([.A22]/2)" office:value-type="float" office:value="21" calcext:value-type="float">
            <text:p>21+</text:p>
          </table:table-cell>
          <table:table-cell table:style-name="ce72" table:formula="of:=(21-[.R22])*0.05" office:value-type="percentage" office:value="0" calcext:value-type="percentage">
            <text:p>0%</text:p>
          </table:table-cell>
          <table:table-cell table:style-name="ce2" table:formula="of:=[.T18]+1" office:value-type="float" office:value="5" calcext:value-type="float">
            <text:p>5</text:p>
          </table:table-cell>
          <table:table-cell/>
          <table:table-cell table:style-name="Default" office:value-type="string" calcext:value-type="string">
            <text:p>R. Chain &amp; Shield</text:p>
          </table:table-cell>
          <table:table-cell table:style-name="ce56" office:value-type="float" office:value="20" calcext:value-type="float">
            <text:p>20</text:p>
          </table:table-cell>
          <table:table-cell table:style-name="ce56" office:value-type="float" office:value="17" calcext:value-type="float">
            <text:p>17</text:p>
          </table:table-cell>
          <table:table-cell table:style-name="ce56" office:value-type="float" office:value="20" calcext:value-type="float">
            <text:p>20</text:p>
          </table:table-cell>
          <table:table-cell table:number-columns-repeated="39"/>
        </table:table-row>
        <table:table-row table:style-name="ro1">
          <table:table-cell table:style-name="ce2" office:value-type="float" office:value="19" calcext:value-type="float">
            <text:p>19</text:p>
          </table:table-cell>
          <table:table-cell table:style-name="ce30" table:formula="of:=15-(4+ROUNDDOWN([.A23]*(3/7)))" office:value-type="float" office:value="3" calcext:value-type="float">
            <text:p>3+</text:p>
          </table:table-cell>
          <table:table-cell table:style-name="ce30" table:formula="of:=[.B23]" office:value-type="float" office:value="3" calcext:value-type="float">
            <text:p>3+</text:p>
          </table:table-cell>
          <table:table-cell table:style-name="ce30" table:formula="of:=[.B23]" office:value-type="float" office:value="3" calcext:value-type="float">
            <text:p>3+</text:p>
          </table:table-cell>
          <table:table-cell table:style-name="ce9" table:formula="of:=[.B23]+3" office:value-type="float" office:value="6" calcext:value-type="float">
            <text:p>6+</text:p>
          </table:table-cell>
          <table:table-cell table:style-name="ce30" table:formula="of:=[.B23]" office:value-type="float" office:value="3" calcext:value-type="float">
            <text:p>3+</text:p>
          </table:table-cell>
          <table:table-cell table:style-name="ce30" table:formula="of:=[.B23]+2" office:value-type="float" office:value="5" calcext:value-type="float">
            <text:p>5+</text:p>
          </table:table-cell>
          <table:table-cell table:style-name="ce30" table:formula="of:=[.B23]+1" office:value-type="float" office:value="4" calcext:value-type="float">
            <text:p>4+</text:p>
          </table:table-cell>
          <table:table-cell table:style-name="ce30" table:formula="of:=[.B23]+2" office:value-type="float" office:value="5" calcext:value-type="float">
            <text:p>5+</text:p>
          </table:table-cell>
          <table:table-cell/>
          <table:table-cell table:style-name="ce4" table:formula="of:=ROUNDUP([.A23]*[.$K$1])" office:value-type="float" office:value="13" calcext:value-type="float">
            <text:p>+13</text:p>
          </table:table-cell>
          <table:table-cell table:style-name="ce63" table:formula="of:=[.K23]" office:value-type="float" office:value="13" calcext:value-type="float">
            <text:p>+13</text:p>
          </table:table-cell>
          <table:table-cell table:style-name="ce63" table:formula="of:=[.K23]" office:value-type="float" office:value="13" calcext:value-type="float">
            <text:p>+13</text:p>
          </table:table-cell>
          <table:table-cell table:style-name="ce63" table:formula="of:=[.K23]" office:value-type="float" office:value="13" calcext:value-type="float">
            <text:p>+13</text:p>
          </table:table-cell>
          <table:table-cell table:style-name="ce63" table:formula="of:=[.K23]-2" office:value-type="float" office:value="11" calcext:value-type="float">
            <text:p>+11</text:p>
          </table:table-cell>
          <table:table-cell table:style-name="ce63" table:formula="of:=[.K23]-2" office:value-type="float" office:value="11" calcext:value-type="float">
            <text:p>+11</text:p>
          </table:table-cell>
          <table:table-cell/>
          <table:table-cell table:style-name="ce30" table:formula="of:=[.$R$1]+ROUND([.A23]/2)" office:value-type="float" office:value="22" calcext:value-type="float">
            <text:p>22+</text:p>
          </table:table-cell>
          <table:table-cell table:style-name="ce72" table:formula="of:=(21-[.R23])*0.05" office:value-type="percentage" office:value="-0.05" calcext:value-type="percentage">
            <text:p>-5%</text:p>
          </table:table-cell>
          <table:table-cell table:style-name="ce2" table:formula="of:=[.T19]+1" office:value-type="float" office:value="5" calcext:value-type="float">
            <text:p>5</text:p>
          </table:table-cell>
          <table:table-cell/>
          <table:table-cell table:style-name="Default" office:value-type="string" calcext:value-type="string">
            <text:p>Lamellar &amp; Shield</text:p>
          </table:table-cell>
          <table:table-cell table:style-name="ce56" office:value-type="float" office:value="21" calcext:value-type="float">
            <text:p>21</text:p>
          </table:table-cell>
          <table:table-cell table:style-name="ce56" office:value-type="float" office:value="18" calcext:value-type="float">
            <text:p>18</text:p>
          </table:table-cell>
          <table:table-cell table:style-name="ce56" office:value-type="float" office:value="20" calcext:value-type="float">
            <text:p>20</text:p>
          </table:table-cell>
          <table:table-cell table:number-columns-repeated="39"/>
        </table:table-row>
        <table:table-row table:style-name="ro1">
          <table:table-cell table:style-name="ce2" office:value-type="float" office:value="20" calcext:value-type="float">
            <text:p>20</text:p>
          </table:table-cell>
          <table:table-cell table:style-name="ce30" table:formula="of:=15-(4+ROUNDDOWN([.A24]*(3/7)))" office:value-type="float" office:value="3" calcext:value-type="float">
            <text:p>3+</text:p>
          </table:table-cell>
          <table:table-cell table:style-name="ce30" table:formula="of:=[.B24]" office:value-type="float" office:value="3" calcext:value-type="float">
            <text:p>3+</text:p>
          </table:table-cell>
          <table:table-cell table:style-name="ce30" table:formula="of:=[.B24]" office:value-type="float" office:value="3" calcext:value-type="float">
            <text:p>3+</text:p>
          </table:table-cell>
          <table:table-cell table:style-name="ce9" table:formula="of:=[.B24]+3" office:value-type="float" office:value="6" calcext:value-type="float">
            <text:p>6+</text:p>
          </table:table-cell>
          <table:table-cell table:style-name="ce30" table:formula="of:=[.B24]" office:value-type="float" office:value="3" calcext:value-type="float">
            <text:p>3+</text:p>
          </table:table-cell>
          <table:table-cell table:style-name="ce30" table:formula="of:=[.B24]+2" office:value-type="float" office:value="5" calcext:value-type="float">
            <text:p>5+</text:p>
          </table:table-cell>
          <table:table-cell table:style-name="ce30" table:formula="of:=[.B24]+1" office:value-type="float" office:value="4" calcext:value-type="float">
            <text:p>4+</text:p>
          </table:table-cell>
          <table:table-cell table:style-name="ce30" table:formula="of:=[.B24]+2" office:value-type="float" office:value="5" calcext:value-type="float">
            <text:p>5+</text:p>
          </table:table-cell>
          <table:table-cell/>
          <table:table-cell table:style-name="ce4" table:formula="of:=ROUNDUP([.A24]*[.$K$1])" office:value-type="float" office:value="14" calcext:value-type="float">
            <text:p>+14</text:p>
          </table:table-cell>
          <table:table-cell table:style-name="ce63" table:formula="of:=[.K24]" office:value-type="float" office:value="14" calcext:value-type="float">
            <text:p>+14</text:p>
          </table:table-cell>
          <table:table-cell table:style-name="ce63" table:formula="of:=[.K24]" office:value-type="float" office:value="14" calcext:value-type="float">
            <text:p>+14</text:p>
          </table:table-cell>
          <table:table-cell table:style-name="ce63" table:formula="of:=[.K24]" office:value-type="float" office:value="14" calcext:value-type="float">
            <text:p>+14</text:p>
          </table:table-cell>
          <table:table-cell table:style-name="ce63" table:formula="of:=[.K24]-2" office:value-type="float" office:value="12" calcext:value-type="float">
            <text:p>+12</text:p>
          </table:table-cell>
          <table:table-cell table:style-name="ce63" table:formula="of:=[.K24]-2" office:value-type="float" office:value="12" calcext:value-type="float">
            <text:p>+12</text:p>
          </table:table-cell>
          <table:table-cell/>
          <table:table-cell table:style-name="ce30" table:formula="of:=[.$R$1]+ROUND([.A24]/2)" office:value-type="float" office:value="22" calcext:value-type="float">
            <text:p>22+</text:p>
          </table:table-cell>
          <table:table-cell table:style-name="ce72" table:formula="of:=(21-[.R24])*0.05" office:value-type="percentage" office:value="-0.05" calcext:value-type="percentage">
            <text:p>-5%</text:p>
          </table:table-cell>
          <table:table-cell table:style-name="ce2" table:formula="of:=[.T20]+1" office:value-type="float" office:value="5" calcext:value-type="float">
            <text:p>5</text:p>
          </table:table-cell>
          <table:table-cell/>
          <table:table-cell table:style-name="Default" office:value-type="string" calcext:value-type="string">
            <text:p>Plate</text:p>
          </table:table-cell>
          <table:table-cell table:style-name="ce56" office:value-type="float" office:value="22" calcext:value-type="float">
            <text:p>22</text:p>
          </table:table-cell>
          <table:table-cell table:style-name="ce56" office:value-type="float" office:value="18" calcext:value-type="float">
            <text:p>18</text:p>
          </table:table-cell>
          <table:table-cell table:style-name="ce56" office:value-type="float" office:value="20" calcext:value-type="float">
            <text:p>20</text:p>
          </table:table-cell>
          <table:table-cell table:number-columns-repeated="39"/>
        </table:table-row>
        <table:table-row table:style-name="ro1">
          <table:table-cell table:style-name="ce3" table:number-columns-repeated="6"/>
          <table:table-cell table:number-columns-repeated="15"/>
          <table:table-cell table:style-name="Default" office:value-type="string" calcext:value-type="string">
            <text:p>Plate &amp; Shield</text:p>
          </table:table-cell>
          <table:table-cell table:style-name="ce56" office:value-type="float" office:value="23" calcext:value-type="float">
            <text:p>23</text:p>
          </table:table-cell>
          <table:table-cell table:style-name="ce56" office:value-type="float" office:value="19" calcext:value-type="float">
            <text:p>19</text:p>
          </table:table-cell>
          <table:table-cell table:style-name="ce56" office:value-type="float" office:value="20" calcext:value-type="float">
            <text:p>20</text:p>
          </table:table-cell>
          <table:table-cell table:number-columns-repeated="39"/>
        </table:table-row>
        <table:table-row table:style-name="ro1">
          <table:table-cell table:style-name="ce3" table:number-columns-repeated="6"/>
          <table:table-cell table:number-columns-repeated="11"/>
          <table:table-cell table:style-name="ce34" office:value-type="string" calcext:value-type="string">
            <text:p>Ability</text:p>
          </table:table-cell>
          <table:table-cell table:style-name="ce34" office:value-type="string" calcext:value-type="string">
            <text:p>Modifier</text:p>
          </table:table-cell>
          <table:table-cell table:number-columns-repeated="45"/>
        </table:table-row>
        <table:table-row table:style-name="ro1">
          <table:table-cell table:style-name="ce3" table:number-columns-repeated="6"/>
          <table:table-cell table:number-columns-repeated="11"/>
          <table:table-cell table:style-name="ce56" office:value-type="float" office:value="0" calcext:value-type="float">
            <text:p>0</text:p>
          </table:table-cell>
          <table:table-cell table:style-name="ce41" office:value-type="float" office:value="-6" calcext:value-type="float">
            <text:p>-6</text:p>
          </table:table-cell>
          <table:table-cell table:number-columns-repeated="45"/>
        </table:table-row>
        <table:table-row table:style-name="ro1">
          <table:table-cell table:style-name="ce3" table:number-columns-repeated="6"/>
          <table:table-cell table:number-columns-repeated="11"/>
          <table:table-cell table:style-name="ce56" office:value-type="float" office:value="1" calcext:value-type="float">
            <text:p>1</text:p>
          </table:table-cell>
          <table:table-cell table:style-name="ce41" office:value-type="float" office:value="-5" calcext:value-type="float">
            <text:p>-5</text:p>
          </table:table-cell>
          <table:table-cell table:number-columns-repeated="45"/>
        </table:table-row>
        <table:table-row table:style-name="ro1">
          <table:table-cell table:style-name="ce1" office:value-type="string" calcext:value-type="string">
            <text:p>2d6</text:p>
          </table:table-cell>
          <table:table-cell table:style-name="ce1" office:value-type="string" calcext:value-type="string">
            <text:p>Occurrences</text:p>
          </table:table-cell>
          <table:table-cell table:style-name="ce6" office:value-type="string" calcext:value-type="string">
            <text:p>Odds =</text:p>
          </table:table-cell>
          <table:table-cell table:style-name="ce6" office:value-type="string" calcext:value-type="string">
            <text:p>Odds &gt;=</text:p>
          </table:table-cell>
          <table:table-cell table:style-name="ce1" office:value-type="string" calcext:value-type="string">
            <text:p>D20 &gt;=</text:p>
          </table:table-cell>
          <table:table-cell table:style-name="ce3"/>
          <table:table-cell table:style-name="ce8" office:value-type="string" calcext:value-type="string" table:number-columns-spanned="2" table:number-rows-spanned="1">
            <text:p>Bonus</text:p>
          </table:table-cell>
          <table:covered-table-cell/>
          <table:table-cell table:number-columns-repeated="2"/>
          <table:table-cell table:style-name="ce54" office:value-type="string" calcext:value-type="string">
            <text:p>Target</text:p>
          </table:table-cell>
          <table:table-cell table:style-name="ce64" office:value-type="string" calcext:value-type="string" table:number-columns-spanned="2" table:number-rows-spanned="1">
            <text:p>Description</text:p>
          </table:table-cell>
          <table:covered-table-cell/>
          <table:table-cell table:number-columns-repeated="4"/>
          <table:table-cell table:style-name="ce56" office:value-type="float" office:value="2" calcext:value-type="float">
            <text:p>2</text:p>
          </table:table-cell>
          <table:table-cell table:style-name="ce41" office:value-type="float" office:value="-4" calcext:value-type="float">
            <text:p>-4</text:p>
          </table:table-cell>
          <table:table-cell table:number-columns-repeated="45"/>
        </table:table-row>
        <table:table-row table:style-name="ro1">
          <table:table-cell table:style-name="ce2" office:value-type="float" office:value="2" calcext:value-type="float">
            <text:p>2</text:p>
          </table:table-cell>
          <table:table-cell table:style-name="ce2" office:value-type="float" office:value="1" calcext:value-type="float">
            <text:p>1</text:p>
          </table:table-cell>
          <table:table-cell table:style-name="ce7" table:formula="of:=[.B30]/36" office:value-type="percentage" office:value="0.0277777777777778" calcext:value-type="percentage">
            <text:p>2.78%</text:p>
          </table:table-cell>
          <table:table-cell table:style-name="ce7" table:formula="of:=[.C30]+[.D31]" office:value-type="percentage" office:value="1" calcext:value-type="percentage">
            <text:p>100.00%</text:p>
          </table:table-cell>
          <table:table-cell table:style-name="ce9" table:formula="of:=LOOKUP(MROUND([.D30];0.05);OneDTwentyHigh;OneDTwenty)" office:value-type="float" office:value="1" calcext:value-type="float">
            <text:p>1+</text:p>
          </table:table-cell>
          <table:table-cell table:style-name="ce3"/>
          <table:table-cell table:style-name="ce8" office:value-type="string" calcext:value-type="string" table:number-columns-spanned="2" table:number-rows-spanned="1">
            <text:p>Prepared Spells</text:p>
          </table:table-cell>
          <table:covered-table-cell/>
          <table:table-cell table:number-columns-repeated="2"/>
          <table:table-cell table:style-name="ce55" office:value-type="float" office:value="6" calcext:value-type="float">
            <text:p>6+</text:p>
          </table:table-cell>
          <table:table-cell table:style-name="ce65" office:value-type="string" calcext:value-type="string" table:number-columns-spanned="2" table:number-rows-spanned="1">
            <text:p>Very Easy</text:p>
          </table:table-cell>
          <table:covered-table-cell table:style-name="ce69"/>
          <table:table-cell table:number-columns-repeated="4"/>
          <table:table-cell table:style-name="ce56" office:value-type="float" office:value="3" calcext:value-type="float">
            <text:p>3</text:p>
          </table:table-cell>
          <table:table-cell table:style-name="ce41" office:value-type="float" office:value="-3" calcext:value-type="float">
            <text:p>-3</text:p>
          </table:table-cell>
          <table:table-cell table:number-columns-repeated="45"/>
        </table:table-row>
        <table:table-row table:style-name="ro1">
          <table:table-cell table:style-name="ce2" office:value-type="float" office:value="3" calcext:value-type="float">
            <text:p>3</text:p>
          </table:table-cell>
          <table:table-cell table:style-name="ce2" office:value-type="float" office:value="2" calcext:value-type="float">
            <text:p>2</text:p>
          </table:table-cell>
          <table:table-cell table:style-name="ce7" table:formula="of:=[.B31]/36" office:value-type="percentage" office:value="0.0555555555555556" calcext:value-type="percentage">
            <text:p>5.56%</text:p>
          </table:table-cell>
          <table:table-cell table:style-name="ce7" table:formula="of:=[.C31]+[.D32]" office:value-type="percentage" office:value="0.972222222222222" calcext:value-type="percentage">
            <text:p>97.22%</text:p>
          </table:table-cell>
          <table:table-cell table:style-name="ce9" table:formula="of:=LOOKUP(MROUND([.D31];0.05);OneDTwentyHigh;OneDTwenty)" office:value-type="float" office:value="2" calcext:value-type="float">
            <text:p>2+</text:p>
          </table:table-cell>
          <table:table-cell table:style-name="ce3"/>
          <table:table-cell table:style-name="ce1" office:value-type="string" calcext:value-type="string">
            <text:p>INT/WIS</text:p>
          </table:table-cell>
          <table:table-cell table:style-name="ce1" office:value-type="string" calcext:value-type="string">
            <text:p>1st</text:p>
          </table:table-cell>
          <table:table-cell table:number-columns-repeated="2"/>
          <table:table-cell table:style-name="ce58" office:value-type="float" office:value="9" calcext:value-type="float">
            <text:p>9+</text:p>
          </table:table-cell>
          <table:table-cell table:style-name="ce67" office:value-type="string" calcext:value-type="string" table:number-columns-spanned="2" table:number-rows-spanned="1">
            <text:p>Easy</text:p>
          </table:table-cell>
          <table:covered-table-cell table:style-name="ce70"/>
          <table:table-cell table:number-columns-repeated="4"/>
          <table:table-cell table:style-name="ce56" office:value-type="float" office:value="4" calcext:value-type="float">
            <text:p>4</text:p>
          </table:table-cell>
          <table:table-cell table:style-name="ce41" office:value-type="float" office:value="-2" calcext:value-type="float">
            <text:p>-2</text:p>
          </table:table-cell>
          <table:table-cell table:number-columns-repeated="45"/>
        </table:table-row>
        <table:table-row table:style-name="ro1">
          <table:table-cell table:style-name="ce2" office:value-type="float" office:value="4" calcext:value-type="float">
            <text:p>4</text:p>
          </table:table-cell>
          <table:table-cell table:style-name="ce2" office:value-type="float" office:value="3" calcext:value-type="float">
            <text:p>3</text:p>
          </table:table-cell>
          <table:table-cell table:style-name="ce7" table:formula="of:=[.B32]/36" office:value-type="percentage" office:value="0.0833333333333333" calcext:value-type="percentage">
            <text:p>8.33%</text:p>
          </table:table-cell>
          <table:table-cell table:style-name="ce7" table:formula="of:=[.C32]+[.D33]" office:value-type="percentage" office:value="0.916666666666667" calcext:value-type="percentage">
            <text:p>91.67%</text:p>
          </table:table-cell>
          <table:table-cell table:style-name="ce9" table:formula="of:=LOOKUP(MROUND([.D32];0.05);OneDTwentyHigh;OneDTwenty)" office:value-type="float" office:value="3" calcext:value-type="float">
            <text:p>3+</text:p>
          </table:table-cell>
          <table:table-cell table:style-name="ce3"/>
          <table:table-cell table:style-name="ce2" office:value-type="string" calcext:value-type="string">
            <text:p>13-15</text:p>
          </table:table-cell>
          <table:table-cell table:style-name="ce4" office:value-type="float" office:value="1" calcext:value-type="float">
            <text:p>+1</text:p>
          </table:table-cell>
          <table:table-cell table:number-columns-repeated="2"/>
          <table:table-cell table:style-name="ce58" office:value-type="float" office:value="12" calcext:value-type="float">
            <text:p>12+</text:p>
          </table:table-cell>
          <table:table-cell table:style-name="ce67" office:value-type="string" calcext:value-type="string" table:number-columns-spanned="2" table:number-rows-spanned="1">
            <text:p>Moderate</text:p>
          </table:table-cell>
          <table:covered-table-cell table:style-name="ce70"/>
          <table:table-cell table:number-columns-repeated="4"/>
          <table:table-cell table:style-name="ce56" office:value-type="float" office:value="5" calcext:value-type="float">
            <text:p>5</text:p>
          </table:table-cell>
          <table:table-cell table:style-name="ce41" office:value-type="float" office:value="-2" calcext:value-type="float">
            <text:p>-2</text:p>
          </table:table-cell>
          <table:table-cell table:number-columns-repeated="45"/>
        </table:table-row>
        <table:table-row table:style-name="ro1">
          <table:table-cell table:style-name="ce2" office:value-type="float" office:value="5" calcext:value-type="float">
            <text:p>5</text:p>
          </table:table-cell>
          <table:table-cell table:style-name="ce2" office:value-type="float" office:value="4" calcext:value-type="float">
            <text:p>4</text:p>
          </table:table-cell>
          <table:table-cell table:style-name="ce7" table:formula="of:=[.B33]/36" office:value-type="percentage" office:value="0.111111111111111" calcext:value-type="percentage">
            <text:p>11.11%</text:p>
          </table:table-cell>
          <table:table-cell table:style-name="ce7" table:formula="of:=[.C33]+[.D34]" office:value-type="percentage" office:value="0.833333333333333" calcext:value-type="percentage">
            <text:p>83.33%</text:p>
          </table:table-cell>
          <table:table-cell table:style-name="ce9" table:formula="of:=LOOKUP(MROUND([.D33];0.05);OneDTwentyHigh;OneDTwenty)" office:value-type="float" office:value="4" calcext:value-type="float">
            <text:p>4+</text:p>
          </table:table-cell>
          <table:table-cell table:style-name="ce3"/>
          <table:table-cell table:style-name="ce2" office:value-type="string" calcext:value-type="string">
            <text:p>16-17</text:p>
          </table:table-cell>
          <table:table-cell table:style-name="ce4" office:value-type="float" office:value="2" calcext:value-type="float">
            <text:p>+2</text:p>
          </table:table-cell>
          <table:table-cell table:number-columns-repeated="2"/>
          <table:table-cell table:style-name="ce58" office:value-type="float" office:value="15" calcext:value-type="float">
            <text:p>15+</text:p>
          </table:table-cell>
          <table:table-cell table:style-name="ce67" office:value-type="string" calcext:value-type="string" table:number-columns-spanned="2" table:number-rows-spanned="1">
            <text:p>Tricky</text:p>
          </table:table-cell>
          <table:covered-table-cell table:style-name="ce70"/>
          <table:table-cell table:number-columns-repeated="4"/>
          <table:table-cell table:style-name="ce56" office:value-type="float" office:value="6" calcext:value-type="float">
            <text:p>6</text:p>
          </table:table-cell>
          <table:table-cell table:style-name="ce41" office:value-type="float" office:value="-1" calcext:value-type="float">
            <text:p>-1</text:p>
          </table:table-cell>
          <table:table-cell table:number-columns-repeated="45"/>
        </table:table-row>
        <table:table-row table:style-name="ro1">
          <table:table-cell table:style-name="ce2" office:value-type="float" office:value="6" calcext:value-type="float">
            <text:p>6</text:p>
          </table:table-cell>
          <table:table-cell table:style-name="ce2" office:value-type="float" office:value="5" calcext:value-type="float">
            <text:p>5</text:p>
          </table:table-cell>
          <table:table-cell table:style-name="ce7" table:formula="of:=[.B34]/36" office:value-type="percentage" office:value="0.138888888888889" calcext:value-type="percentage">
            <text:p>13.89%</text:p>
          </table:table-cell>
          <table:table-cell table:style-name="ce7" table:formula="of:=[.C34]+[.D35]" office:value-type="percentage" office:value="0.722222222222222" calcext:value-type="percentage">
            <text:p>72.22%</text:p>
          </table:table-cell>
          <table:table-cell table:style-name="ce9" table:formula="of:=LOOKUP(MROUND([.D34];0.05);OneDTwentyHigh;OneDTwenty)" office:value-type="float" office:value="7" calcext:value-type="float">
            <text:p>7+</text:p>
          </table:table-cell>
          <table:table-cell table:style-name="ce3"/>
          <table:table-cell table:style-name="ce2" office:value-type="string" calcext:value-type="string">
            <text:p>18+</text:p>
          </table:table-cell>
          <table:table-cell table:style-name="ce4" office:value-type="float" office:value="3" calcext:value-type="float">
            <text:p>+3</text:p>
          </table:table-cell>
          <table:table-cell table:number-columns-repeated="2"/>
          <table:table-cell table:style-name="ce58" office:value-type="float" office:value="18" calcext:value-type="float">
            <text:p>18+</text:p>
          </table:table-cell>
          <table:table-cell table:style-name="ce67" office:value-type="string" calcext:value-type="string" table:number-columns-spanned="2" table:number-rows-spanned="1">
            <text:p>Hard</text:p>
          </table:table-cell>
          <table:covered-table-cell table:style-name="ce70"/>
          <table:table-cell table:number-columns-repeated="4"/>
          <table:table-cell table:style-name="ce56" office:value-type="float" office:value="7" calcext:value-type="float">
            <text:p>7</text:p>
          </table:table-cell>
          <table:table-cell table:style-name="ce41" office:value-type="float" office:value="-1" calcext:value-type="float">
            <text:p>-1</text:p>
          </table:table-cell>
          <table:table-cell table:number-columns-repeated="45"/>
        </table:table-row>
        <table:table-row table:style-name="ro1">
          <table:table-cell table:style-name="ce2" office:value-type="float" office:value="7" calcext:value-type="float">
            <text:p>7</text:p>
          </table:table-cell>
          <table:table-cell table:style-name="ce2" office:value-type="float" office:value="6" calcext:value-type="float">
            <text:p>6</text:p>
          </table:table-cell>
          <table:table-cell table:style-name="ce7" table:formula="of:=[.B35]/36" office:value-type="percentage" office:value="0.166666666666667" calcext:value-type="percentage">
            <text:p>16.67%</text:p>
          </table:table-cell>
          <table:table-cell table:style-name="ce7" table:formula="of:=[.C35]+[.D36]" office:value-type="percentage" office:value="0.583333333333333" calcext:value-type="percentage">
            <text:p>58.33%</text:p>
          </table:table-cell>
          <table:table-cell table:style-name="ce9" table:formula="of:=LOOKUP(MROUND([.D35];0.05);OneDTwentyHigh;OneDTwenty)" office:value-type="float" office:value="9" calcext:value-type="float">
            <text:p>9+</text:p>
          </table:table-cell>
          <table:table-cell table:style-name="ce3"/>
          <table:table-cell table:number-columns-repeated="4"/>
          <table:table-cell table:style-name="ce58" office:value-type="float" office:value="21" calcext:value-type="float">
            <text:p>21+</text:p>
          </table:table-cell>
          <table:table-cell table:style-name="ce67" office:value-type="string" calcext:value-type="string" table:number-columns-spanned="2" table:number-rows-spanned="1">
            <text:p>Very Hard</text:p>
          </table:table-cell>
          <table:covered-table-cell table:style-name="ce70"/>
          <table:table-cell table:number-columns-repeated="4"/>
          <table:table-cell table:style-name="ce56" office:value-type="float" office:value="8" calcext:value-type="float">
            <text:p>8</text:p>
          </table:table-cell>
          <table:table-cell table:style-name="ce41" office:value-type="float" office:value="-1" calcext:value-type="float">
            <text:p>-1</text:p>
          </table:table-cell>
          <table:table-cell table:number-columns-repeated="45"/>
        </table:table-row>
        <table:table-row table:style-name="ro1">
          <table:table-cell table:style-name="ce2" office:value-type="float" office:value="8" calcext:value-type="float">
            <text:p>8</text:p>
          </table:table-cell>
          <table:table-cell table:style-name="ce2" office:value-type="float" office:value="5" calcext:value-type="float">
            <text:p>5</text:p>
          </table:table-cell>
          <table:table-cell table:style-name="ce7" table:formula="of:=[.B36]/36" office:value-type="percentage" office:value="0.138888888888889" calcext:value-type="percentage">
            <text:p>13.89%</text:p>
          </table:table-cell>
          <table:table-cell table:style-name="ce7" table:formula="of:=[.C36]+[.D37]" office:value-type="percentage" office:value="0.416666666666667" calcext:value-type="percentage">
            <text:p>41.67%</text:p>
          </table:table-cell>
          <table:table-cell table:style-name="ce9" table:formula="of:=LOOKUP(MROUND([.D36];0.05);OneDTwentyHigh;OneDTwenty)" office:value-type="float" office:value="13" calcext:value-type="float">
            <text:p>13+</text:p>
          </table:table-cell>
          <table:table-cell table:style-name="ce3"/>
          <table:table-cell table:number-columns-repeated="4"/>
          <table:table-cell table:style-name="ce58" office:value-type="float" office:value="24" calcext:value-type="float">
            <text:p>24+</text:p>
          </table:table-cell>
          <table:table-cell table:style-name="ce67" office:value-type="string" calcext:value-type="string" table:number-columns-spanned="2" table:number-rows-spanned="1">
            <text:p>Heroic</text:p>
          </table:table-cell>
          <table:covered-table-cell table:style-name="ce70"/>
          <table:table-cell table:number-columns-repeated="4"/>
          <table:table-cell table:style-name="ce56" office:value-type="float" office:value="9" calcext:value-type="float">
            <text:p>9</text:p>
          </table:table-cell>
          <table:table-cell table:style-name="ce41" office:value-type="float" office:value="0" calcext:value-type="float">
            <text:p>+0</text:p>
          </table:table-cell>
          <table:table-cell table:number-columns-repeated="45"/>
        </table:table-row>
        <table:table-row table:style-name="ro1">
          <table:table-cell table:style-name="ce2" office:value-type="float" office:value="9" calcext:value-type="float">
            <text:p>9</text:p>
          </table:table-cell>
          <table:table-cell table:style-name="ce2" office:value-type="float" office:value="4" calcext:value-type="float">
            <text:p>4</text:p>
          </table:table-cell>
          <table:table-cell table:style-name="ce7" table:formula="of:=[.B37]/36" office:value-type="percentage" office:value="0.111111111111111" calcext:value-type="percentage">
            <text:p>11.11%</text:p>
          </table:table-cell>
          <table:table-cell table:style-name="ce7" table:formula="of:=[.C37]+[.D38]" office:value-type="percentage" office:value="0.277777777777778" calcext:value-type="percentage">
            <text:p>27.78%</text:p>
          </table:table-cell>
          <table:table-cell table:style-name="ce9" table:formula="of:=LOOKUP(MROUND([.D37];0.05);OneDTwentyHigh;OneDTwenty)" office:value-type="float" office:value="15" calcext:value-type="float">
            <text:p>15+</text:p>
          </table:table-cell>
          <table:table-cell table:style-name="ce3"/>
          <table:table-cell table:number-columns-repeated="4"/>
          <table:table-cell table:style-name="ce58" office:value-type="float" office:value="27" calcext:value-type="float">
            <text:p>27+</text:p>
          </table:table-cell>
          <table:table-cell table:style-name="ce67" office:value-type="string" calcext:value-type="string" table:number-columns-spanned="2" table:number-rows-spanned="1">
            <text:p>Legendary</text:p>
          </table:table-cell>
          <table:covered-table-cell table:style-name="ce70"/>
          <table:table-cell table:number-columns-repeated="4"/>
          <table:table-cell table:style-name="ce56" office:value-type="float" office:value="10" calcext:value-type="float">
            <text:p>10</text:p>
          </table:table-cell>
          <table:table-cell table:style-name="ce41" office:value-type="float" office:value="0" calcext:value-type="float">
            <text:p>+0</text:p>
          </table:table-cell>
          <table:table-cell table:number-columns-repeated="45"/>
        </table:table-row>
        <table:table-row table:style-name="ro1">
          <table:table-cell table:style-name="ce2" office:value-type="float" office:value="10" calcext:value-type="float">
            <text:p>10</text:p>
          </table:table-cell>
          <table:table-cell table:style-name="ce2" office:value-type="float" office:value="3" calcext:value-type="float">
            <text:p>3</text:p>
          </table:table-cell>
          <table:table-cell table:style-name="ce7" table:formula="of:=[.B38]/36" office:value-type="percentage" office:value="0.0833333333333333" calcext:value-type="percentage">
            <text:p>8.33%</text:p>
          </table:table-cell>
          <table:table-cell table:style-name="ce7" table:formula="of:=[.C38]+[.D39]" office:value-type="percentage" office:value="0.166666666666667" calcext:value-type="percentage">
            <text:p>16.67%</text:p>
          </table:table-cell>
          <table:table-cell table:style-name="ce9" table:formula="of:=LOOKUP(MROUND([.D38];0.05);OneDTwentyHigh;OneDTwenty)" office:value-type="float" office:value="18" calcext:value-type="float">
            <text:p>18+</text:p>
          </table:table-cell>
          <table:table-cell table:style-name="ce3"/>
          <table:table-cell table:number-columns-repeated="4"/>
          <table:table-cell table:style-name="ce60" office:value-type="float" office:value="30" calcext:value-type="float">
            <text:p>30+</text:p>
          </table:table-cell>
          <table:table-cell table:style-name="ce68" office:value-type="string" calcext:value-type="string" table:number-columns-spanned="2" table:number-rows-spanned="1">
            <text:p>Nigh Impossible</text:p>
          </table:table-cell>
          <table:covered-table-cell table:style-name="ce71"/>
          <table:table-cell table:number-columns-repeated="4"/>
          <table:table-cell table:style-name="ce56" office:value-type="float" office:value="11" calcext:value-type="float">
            <text:p>11</text:p>
          </table:table-cell>
          <table:table-cell table:style-name="ce41" office:value-type="float" office:value="0" calcext:value-type="float">
            <text:p>+0</text:p>
          </table:table-cell>
          <table:table-cell table:number-columns-repeated="45"/>
        </table:table-row>
        <table:table-row table:style-name="ro1">
          <table:table-cell table:style-name="ce2" office:value-type="float" office:value="11" calcext:value-type="float">
            <text:p>11</text:p>
          </table:table-cell>
          <table:table-cell table:style-name="ce2" office:value-type="float" office:value="2" calcext:value-type="float">
            <text:p>2</text:p>
          </table:table-cell>
          <table:table-cell table:style-name="ce7" table:formula="of:=[.B39]/36" office:value-type="percentage" office:value="0.0555555555555556" calcext:value-type="percentage">
            <text:p>5.56%</text:p>
          </table:table-cell>
          <table:table-cell table:style-name="ce7" table:formula="of:=[.C39]+[.D40]" office:value-type="percentage" office:value="0.0833333333333333" calcext:value-type="percentage">
            <text:p>8.33%</text:p>
          </table:table-cell>
          <table:table-cell table:style-name="ce9" table:formula="of:=LOOKUP(MROUND([.D39];0.05);OneDTwentyHigh;OneDTwenty)" office:value-type="float" office:value="19" calcext:value-type="float">
            <text:p>19+</text:p>
          </table:table-cell>
          <table:table-cell table:style-name="ce3"/>
          <table:table-cell table:number-columns-repeated="11"/>
          <table:table-cell table:style-name="ce56" office:value-type="float" office:value="12" calcext:value-type="float">
            <text:p>12</text:p>
          </table:table-cell>
          <table:table-cell table:style-name="ce41" office:value-type="float" office:value="0" calcext:value-type="float">
            <text:p>+0</text:p>
          </table:table-cell>
          <table:table-cell table:number-columns-repeated="45"/>
        </table:table-row>
        <table:table-row table:style-name="ro1">
          <table:table-cell table:style-name="ce2" office:value-type="float" office:value="12" calcext:value-type="float">
            <text:p>12</text:p>
          </table:table-cell>
          <table:table-cell table:style-name="ce2" office:value-type="float" office:value="1" calcext:value-type="float">
            <text:p>1</text:p>
          </table:table-cell>
          <table:table-cell table:style-name="ce7" table:formula="of:=[.B40]/36" office:value-type="percentage" office:value="0.0277777777777778" calcext:value-type="percentage">
            <text:p>2.78%</text:p>
          </table:table-cell>
          <table:table-cell table:style-name="ce7" table:formula="of:=[.C40]" office:value-type="percentage" office:value="0.0277777777777778" calcext:value-type="percentage">
            <text:p>2.78%</text:p>
          </table:table-cell>
          <table:table-cell table:style-name="ce9" table:formula="of:=LOOKUP(MROUND([.D40];0.05);OneDTwentyHigh;OneDTwenty)" office:value-type="float" office:value="20" calcext:value-type="float">
            <text:p>20+</text:p>
          </table:table-cell>
          <table:table-cell table:style-name="ce3"/>
          <table:table-cell table:number-columns-repeated="4"/>
          <table:table-cell table:style-name="ce53" office:value-type="string" calcext:value-type="string">
            <text:p>Size</text:p>
          </table:table-cell>
          <table:table-cell table:style-name="ce34" office:value-type="string" calcext:value-type="string">
            <text:p>ID</text:p>
          </table:table-cell>
          <table:table-cell table:style-name="ce34" office:value-type="string" calcext:value-type="string">
            <text:p>ST Mod</text:p>
          </table:table-cell>
          <table:table-cell table:style-name="ce34" office:value-type="string" calcext:value-type="string">
            <text:p>CN Mod</text:p>
          </table:table-cell>
          <table:table-cell table:style-name="ce34" office:value-type="string" calcext:value-type="string">
            <text:p>DX Mod</text:p>
          </table:table-cell>
          <table:table-cell table:number-columns-repeated="2"/>
          <table:table-cell table:style-name="ce56" office:value-type="float" office:value="13" calcext:value-type="float">
            <text:p>13</text:p>
          </table:table-cell>
          <table:table-cell table:style-name="ce41" office:value-type="float" office:value="1" calcext:value-type="float">
            <text:p>+1</text:p>
          </table:table-cell>
          <table:table-cell table:number-columns-repeated="45"/>
        </table:table-row>
        <table:table-row table:style-name="ro1">
          <table:table-cell table:style-name="ce3" table:number-columns-repeated="6"/>
          <table:table-cell table:number-columns-repeated="4"/>
          <table:table-cell table:style-name="ce48" office:value-type="string" calcext:value-type="string">
            <text:p>Tiny</text:p>
          </table:table-cell>
          <table:table-cell table:style-name="ce75" office:value-type="float" office:value="0" calcext:value-type="float">
            <text:p>0</text:p>
          </table:table-cell>
          <table:table-cell table:style-name="ce83" office:value-type="float" office:value="-4" calcext:value-type="float">
            <text:p>-4</text:p>
          </table:table-cell>
          <table:table-cell table:style-name="ce83" office:value-type="float" office:value="-2" calcext:value-type="float">
            <text:p>-2</text:p>
          </table:table-cell>
          <table:table-cell table:style-name="ce95" office:value-type="float" office:value="4" calcext:value-type="float">
            <text:p>+4</text:p>
          </table:table-cell>
          <table:table-cell table:number-columns-repeated="2"/>
          <table:table-cell table:style-name="ce56" office:value-type="float" office:value="14" calcext:value-type="float">
            <text:p>14</text:p>
          </table:table-cell>
          <table:table-cell table:style-name="ce41" office:value-type="float" office:value="1" calcext:value-type="float">
            <text:p>+1</text:p>
          </table:table-cell>
          <table:table-cell table:number-columns-repeated="45"/>
        </table:table-row>
        <table:table-row table:style-name="ro1">
          <table:table-cell table:style-name="ce1" office:value-type="string" calcext:value-type="string">
            <text:p>1d20</text:p>
          </table:table-cell>
          <table:table-cell table:style-name="ce1" office:value-type="string" calcext:value-type="string">
            <text:p>Odds &gt;=</text:p>
          </table:table-cell>
          <table:table-cell table:style-name="ce3"/>
          <table:table-cell table:style-name="ce2" office:value-type="string" calcext:value-type="string">
            <text:p>1d6</text:p>
          </table:table-cell>
          <table:table-cell table:style-name="ce1" office:value-type="string" calcext:value-type="string">
            <text:p>&gt;=</text:p>
          </table:table-cell>
          <table:table-cell table:style-name="ce1" office:value-type="string" calcext:value-type="string">
            <text:p>D20 &gt;=</text:p>
          </table:table-cell>
          <table:table-cell table:style-name="ce1" office:value-type="string" calcext:value-type="string">
            <text:p>&lt;=</text:p>
          </table:table-cell>
          <table:table-cell table:style-name="ce1" office:value-type="string" calcext:value-type="string">
            <text:p>D20 &gt;=</text:p>
          </table:table-cell>
          <table:table-cell table:number-columns-repeated="2"/>
          <table:table-cell table:style-name="ce49" office:value-type="string" calcext:value-type="string">
            <text:p>Small</text:p>
          </table:table-cell>
          <table:table-cell table:style-name="ce56" office:value-type="float" office:value="1" calcext:value-type="float">
            <text:p>1</text:p>
          </table:table-cell>
          <table:table-cell table:style-name="ce41" office:value-type="float" office:value="-2" calcext:value-type="float">
            <text:p>-2</text:p>
          </table:table-cell>
          <table:table-cell table:style-name="ce41" office:value-type="float" office:value="-1" calcext:value-type="float">
            <text:p>-1</text:p>
          </table:table-cell>
          <table:table-cell table:style-name="ce100" office:value-type="float" office:value="2" calcext:value-type="float">
            <text:p>+2</text:p>
          </table:table-cell>
          <table:table-cell table:number-columns-repeated="2"/>
          <table:table-cell table:style-name="ce56" office:value-type="float" office:value="15" calcext:value-type="float">
            <text:p>15</text:p>
          </table:table-cell>
          <table:table-cell table:style-name="ce41" office:value-type="float" office:value="1" calcext:value-type="float">
            <text:p>+1</text:p>
          </table:table-cell>
          <table:table-cell table:number-columns-repeated="45"/>
        </table:table-row>
        <table:table-row table:style-name="ro1">
          <table:table-cell table:style-name="ce2" office:value-type="float" office:value="20" calcext:value-type="float">
            <text:p>20</text:p>
          </table:table-cell>
          <table:table-cell table:style-name="ce5" office:value-type="percentage" office:value="0" calcext:value-type="percentage">
            <text:p>0%</text:p>
          </table:table-cell>
          <table:table-cell table:style-name="ce3"/>
          <table:table-cell table:style-name="ce2" office:value-type="float" office:value="1" calcext:value-type="float">
            <text:p>1</text:p>
          </table:table-cell>
          <table:table-cell table:style-name="ce7" table:formula="of:=(7-[.D43])/6" office:value-type="percentage" office:value="1" calcext:value-type="percentage">
            <text:p>100.00%</text:p>
          </table:table-cell>
          <table:table-cell table:style-name="ce9" table:formula="of:=LOOKUP(MROUND([.E43];0.05);OneDTwentyHigh;OneDTwenty)" office:value-type="float" office:value="1" calcext:value-type="float">
            <text:p>1+</text:p>
          </table:table-cell>
          <table:table-cell table:style-name="ce7" table:formula="of:=[.D43]/6" office:value-type="percentage" office:value="0.166666666666667" calcext:value-type="percentage">
            <text:p>16.67%</text:p>
          </table:table-cell>
          <table:table-cell table:style-name="ce9" table:formula="of:=LOOKUP(MROUND([.G43];0.05);OneDTwentyHigh;OneDTwenty)" office:value-type="float" office:value="18" calcext:value-type="float">
            <text:p>18+</text:p>
          </table:table-cell>
          <table:table-cell table:number-columns-repeated="2"/>
          <table:table-cell table:style-name="ce49" office:value-type="string" calcext:value-type="string">
            <text:p>Medium</text:p>
          </table:table-cell>
          <table:table-cell table:style-name="ce56" office:value-type="float" office:value="2" calcext:value-type="float">
            <text:p>2</text:p>
          </table:table-cell>
          <table:table-cell table:number-columns-repeated="2" table:style-name="ce41" office:value-type="float" office:value="0" calcext:value-type="float">
            <text:p>+0</text:p>
          </table:table-cell>
          <table:table-cell table:style-name="ce100" office:value-type="float" office:value="0" calcext:value-type="float">
            <text:p>+0</text:p>
          </table:table-cell>
          <table:table-cell table:number-columns-repeated="2"/>
          <table:table-cell table:style-name="ce56" office:value-type="float" office:value="16" calcext:value-type="float">
            <text:p>16</text:p>
          </table:table-cell>
          <table:table-cell table:style-name="ce41" office:value-type="float" office:value="2" calcext:value-type="float">
            <text:p>+2</text:p>
          </table:table-cell>
          <table:table-cell table:number-columns-repeated="45"/>
        </table:table-row>
        <table:table-row table:style-name="ro1">
          <table:table-cell table:style-name="ce2" office:value-type="float" office:value="20" calcext:value-type="float">
            <text:p>20</text:p>
          </table:table-cell>
          <table:table-cell table:style-name="ce5" table:formula="of:=(21-[.A44])*0.05" office:value-type="percentage" office:value="0.05" calcext:value-type="percentage">
            <text:p>5%</text:p>
          </table:table-cell>
          <table:table-cell table:style-name="ce3"/>
          <table:table-cell table:style-name="ce2" office:value-type="float" office:value="2" calcext:value-type="float">
            <text:p>2</text:p>
          </table:table-cell>
          <table:table-cell table:style-name="ce7" table:formula="of:=(7-[.D44])/6" office:value-type="percentage" office:value="0.833333333333333" calcext:value-type="percentage">
            <text:p>83.33%</text:p>
          </table:table-cell>
          <table:table-cell table:style-name="ce9" table:formula="of:=LOOKUP(MROUND([.E44];0.05);OneDTwentyHigh;OneDTwenty)" office:value-type="float" office:value="4" calcext:value-type="float">
            <text:p>4+</text:p>
          </table:table-cell>
          <table:table-cell table:style-name="ce7" table:formula="of:=[.D44]/6" office:value-type="percentage" office:value="0.333333333333333" calcext:value-type="percentage">
            <text:p>33.33%</text:p>
          </table:table-cell>
          <table:table-cell table:style-name="ce9" table:formula="of:=LOOKUP(MROUND([.G44];0.05);OneDTwentyHigh;OneDTwenty)" office:value-type="float" office:value="14" calcext:value-type="float">
            <text:p>14+</text:p>
          </table:table-cell>
          <table:table-cell table:number-columns-repeated="2"/>
          <table:table-cell table:style-name="ce49" office:value-type="string" calcext:value-type="string">
            <text:p>Large</text:p>
          </table:table-cell>
          <table:table-cell table:style-name="ce56" office:value-type="float" office:value="3" calcext:value-type="float">
            <text:p>3</text:p>
          </table:table-cell>
          <table:table-cell table:style-name="ce41" office:value-type="float" office:value="2" calcext:value-type="float">
            <text:p>+2</text:p>
          </table:table-cell>
          <table:table-cell table:style-name="ce41" office:value-type="float" office:value="1" calcext:value-type="float">
            <text:p>+1</text:p>
          </table:table-cell>
          <table:table-cell table:style-name="ce100" office:value-type="float" office:value="-1" calcext:value-type="float">
            <text:p>-1</text:p>
          </table:table-cell>
          <table:table-cell table:number-columns-repeated="2"/>
          <table:table-cell table:style-name="ce56" office:value-type="float" office:value="17" calcext:value-type="float">
            <text:p>17</text:p>
          </table:table-cell>
          <table:table-cell table:style-name="ce41" office:value-type="float" office:value="2" calcext:value-type="float">
            <text:p>+2</text:p>
          </table:table-cell>
          <table:table-cell table:number-columns-repeated="45"/>
        </table:table-row>
        <table:table-row table:style-name="ro1">
          <table:table-cell table:style-name="ce2" office:value-type="float" office:value="19" calcext:value-type="float">
            <text:p>19</text:p>
          </table:table-cell>
          <table:table-cell table:style-name="ce5" table:formula="of:=(21-[.A45])*0.05" office:value-type="percentage" office:value="0.1" calcext:value-type="percentage">
            <text:p>10%</text:p>
          </table:table-cell>
          <table:table-cell table:style-name="ce3"/>
          <table:table-cell table:style-name="ce2" office:value-type="float" office:value="3" calcext:value-type="float">
            <text:p>3</text:p>
          </table:table-cell>
          <table:table-cell table:style-name="ce7" table:formula="of:=(7-[.D45])/6" office:value-type="percentage" office:value="0.666666666666667" calcext:value-type="percentage">
            <text:p>66.67%</text:p>
          </table:table-cell>
          <table:table-cell table:style-name="ce9" table:formula="of:=LOOKUP(MROUND([.E45];0.05);OneDTwentyHigh;OneDTwenty)" office:value-type="float" office:value="8" calcext:value-type="float">
            <text:p>8+</text:p>
          </table:table-cell>
          <table:table-cell table:style-name="ce7" table:formula="of:=[.D45]/6" office:value-type="percentage" office:value="0.5" calcext:value-type="percentage">
            <text:p>50.00%</text:p>
          </table:table-cell>
          <table:table-cell table:style-name="ce9" table:formula="of:=LOOKUP(MROUND([.G45];0.05);OneDTwentyHigh;OneDTwenty)" office:value-type="float" office:value="11" calcext:value-type="float">
            <text:p>11+</text:p>
          </table:table-cell>
          <table:table-cell table:number-columns-repeated="2"/>
          <table:table-cell table:style-name="ce49" office:value-type="string" calcext:value-type="string">
            <text:p>Huge</text:p>
          </table:table-cell>
          <table:table-cell table:style-name="ce56" office:value-type="float" office:value="4" calcext:value-type="float">
            <text:p>4</text:p>
          </table:table-cell>
          <table:table-cell table:style-name="ce41" office:value-type="float" office:value="4" calcext:value-type="float">
            <text:p>+4</text:p>
          </table:table-cell>
          <table:table-cell table:style-name="ce41" office:value-type="float" office:value="2" calcext:value-type="float">
            <text:p>+2</text:p>
          </table:table-cell>
          <table:table-cell table:style-name="ce100" office:value-type="float" office:value="-2" calcext:value-type="float">
            <text:p>-2</text:p>
          </table:table-cell>
          <table:table-cell table:number-columns-repeated="2"/>
          <table:table-cell table:style-name="ce56" office:value-type="float" office:value="18" calcext:value-type="float">
            <text:p>18</text:p>
          </table:table-cell>
          <table:table-cell table:style-name="ce41" office:value-type="float" office:value="3" calcext:value-type="float">
            <text:p>+3</text:p>
          </table:table-cell>
          <table:table-cell table:number-columns-repeated="45"/>
        </table:table-row>
        <table:table-row table:style-name="ro1">
          <table:table-cell table:style-name="ce2" office:value-type="float" office:value="18" calcext:value-type="float">
            <text:p>18</text:p>
          </table:table-cell>
          <table:table-cell table:style-name="ce5" table:formula="of:=(21-[.A46])*0.05" office:value-type="percentage" office:value="0.15" calcext:value-type="percentage">
            <text:p>15%</text:p>
          </table:table-cell>
          <table:table-cell table:style-name="ce3"/>
          <table:table-cell table:style-name="ce2" office:value-type="float" office:value="4" calcext:value-type="float">
            <text:p>4</text:p>
          </table:table-cell>
          <table:table-cell table:style-name="ce7" table:formula="of:=(7-[.D46])/6" office:value-type="percentage" office:value="0.5" calcext:value-type="percentage">
            <text:p>50.00%</text:p>
          </table:table-cell>
          <table:table-cell table:style-name="ce9" table:formula="of:=LOOKUP(MROUND([.E46];0.05);OneDTwentyHigh;OneDTwenty)" office:value-type="float" office:value="11" calcext:value-type="float">
            <text:p>11+</text:p>
          </table:table-cell>
          <table:table-cell table:style-name="ce7" table:formula="of:=[.D46]/6" office:value-type="percentage" office:value="0.666666666666667" calcext:value-type="percentage">
            <text:p>66.67%</text:p>
          </table:table-cell>
          <table:table-cell table:style-name="ce9" table:formula="of:=LOOKUP(MROUND([.G46];0.05);OneDTwentyHigh;OneDTwenty)" office:value-type="float" office:value="8" calcext:value-type="float">
            <text:p>8+</text:p>
          </table:table-cell>
          <table:table-cell table:number-columns-repeated="2"/>
          <table:table-cell table:style-name="ce50" office:value-type="string" calcext:value-type="string">
            <text:p>Gargantuan</text:p>
          </table:table-cell>
          <table:table-cell table:style-name="ce76" office:value-type="float" office:value="5" calcext:value-type="float">
            <text:p>5</text:p>
          </table:table-cell>
          <table:table-cell table:style-name="ce90" office:value-type="float" office:value="6" calcext:value-type="float">
            <text:p>+6</text:p>
          </table:table-cell>
          <table:table-cell table:style-name="ce90" office:value-type="float" office:value="3" calcext:value-type="float">
            <text:p>+3</text:p>
          </table:table-cell>
          <table:table-cell table:style-name="ce102" office:value-type="float" office:value="-3" calcext:value-type="float">
            <text:p>-3</text:p>
          </table:table-cell>
          <table:table-cell table:number-columns-repeated="2"/>
          <table:table-cell table:style-name="ce56" office:value-type="float" office:value="19" calcext:value-type="float">
            <text:p>19</text:p>
          </table:table-cell>
          <table:table-cell table:style-name="ce41" office:value-type="float" office:value="4" calcext:value-type="float">
            <text:p>+4</text:p>
          </table:table-cell>
          <table:table-cell table:number-columns-repeated="45"/>
        </table:table-row>
        <table:table-row table:style-name="ro1">
          <table:table-cell table:style-name="ce2" office:value-type="float" office:value="17" calcext:value-type="float">
            <text:p>17</text:p>
          </table:table-cell>
          <table:table-cell table:style-name="ce5" table:formula="of:=(21-[.A47])*0.05" office:value-type="percentage" office:value="0.2" calcext:value-type="percentage">
            <text:p>20%</text:p>
          </table:table-cell>
          <table:table-cell table:style-name="ce3"/>
          <table:table-cell table:style-name="ce2" office:value-type="float" office:value="5" calcext:value-type="float">
            <text:p>5</text:p>
          </table:table-cell>
          <table:table-cell table:style-name="ce7" table:formula="of:=(7-[.D47])/6" office:value-type="percentage" office:value="0.333333333333333" calcext:value-type="percentage">
            <text:p>33.33%</text:p>
          </table:table-cell>
          <table:table-cell table:style-name="ce9" table:formula="of:=LOOKUP(MROUND([.E47];0.05);OneDTwentyHigh;OneDTwenty)" office:value-type="float" office:value="14" calcext:value-type="float">
            <text:p>14+</text:p>
          </table:table-cell>
          <table:table-cell table:style-name="ce7" table:formula="of:=[.D47]/6" office:value-type="percentage" office:value="0.833333333333333" calcext:value-type="percentage">
            <text:p>83.33%</text:p>
          </table:table-cell>
          <table:table-cell table:style-name="ce9" table:formula="of:=LOOKUP(MROUND([.G47];0.05);OneDTwentyHigh;OneDTwenty)" office:value-type="float" office:value="4" calcext:value-type="float">
            <text:p>4+</text:p>
          </table:table-cell>
          <table:table-cell table:number-columns-repeated="9"/>
          <table:table-cell table:style-name="ce56" office:value-type="float" office:value="20" calcext:value-type="float">
            <text:p>20</text:p>
          </table:table-cell>
          <table:table-cell table:style-name="ce41" office:value-type="float" office:value="5" calcext:value-type="float">
            <text:p>+5</text:p>
          </table:table-cell>
          <table:table-cell table:number-columns-repeated="45"/>
        </table:table-row>
        <table:table-row table:style-name="ro1">
          <table:table-cell table:style-name="ce2" office:value-type="float" office:value="16" calcext:value-type="float">
            <text:p>16</text:p>
          </table:table-cell>
          <table:table-cell table:style-name="ce5" table:formula="of:=(21-[.A48])*0.05" office:value-type="percentage" office:value="0.25" calcext:value-type="percentage">
            <text:p>25%</text:p>
          </table:table-cell>
          <table:table-cell table:style-name="ce3"/>
          <table:table-cell table:style-name="ce2" office:value-type="float" office:value="6" calcext:value-type="float">
            <text:p>6</text:p>
          </table:table-cell>
          <table:table-cell table:style-name="ce7" table:formula="of:=(7-[.D48])/6" office:value-type="percentage" office:value="0.166666666666667" calcext:value-type="percentage">
            <text:p>16.67%</text:p>
          </table:table-cell>
          <table:table-cell table:style-name="ce9" table:formula="of:=LOOKUP(MROUND([.E48];0.05);OneDTwentyHigh;OneDTwenty)" office:value-type="float" office:value="18" calcext:value-type="float">
            <text:p>18+</text:p>
          </table:table-cell>
          <table:table-cell table:style-name="ce7" table:formula="of:=[.D48]/6" office:value-type="percentage" office:value="1" calcext:value-type="percentage">
            <text:p>100.00%</text:p>
          </table:table-cell>
          <table:table-cell table:style-name="ce9" table:formula="of:=LOOKUP(MROUND([.G48];0.05);OneDTwentyHigh;OneDTwenty)" office:value-type="float" office:value="1" calcext:value-type="float">
            <text:p>1+</text:p>
          </table:table-cell>
          <table:table-cell table:number-columns-repeated="2"/>
          <table:table-cell table:style-name="ce56" office:value-type="string" calcext:value-type="string">
            <text:p>D20 Mod</text:p>
          </table:table-cell>
          <table:table-cell table:style-name="ce56"/>
          <table:table-cell table:style-name="ce56" office:value-type="string" calcext:value-type="string">
            <text:p>Target</text:p>
          </table:table-cell>
          <table:table-cell table:style-name="ce56" office:value-type="string" calcext:value-type="string">
            <text:p>Percent</text:p>
          </table:table-cell>
          <table:table-cell table:number-columns-repeated="3"/>
          <table:table-cell table:style-name="ce56" office:value-type="float" office:value="21" calcext:value-type="float">
            <text:p>21</text:p>
          </table:table-cell>
          <table:table-cell table:style-name="ce41" office:value-type="float" office:value="6" calcext:value-type="float">
            <text:p>+6</text:p>
          </table:table-cell>
          <table:table-cell table:number-columns-repeated="45"/>
        </table:table-row>
        <table:table-row table:style-name="ro1">
          <table:table-cell table:style-name="ce2" office:value-type="float" office:value="15" calcext:value-type="float">
            <text:p>15</text:p>
          </table:table-cell>
          <table:table-cell table:style-name="ce5" table:formula="of:=(21-[.A49])*0.05" office:value-type="percentage" office:value="0.3" calcext:value-type="percentage">
            <text:p>30%</text:p>
          </table:table-cell>
          <table:table-cell table:style-name="ce3" table:number-columns-repeated="4"/>
          <table:table-cell table:number-columns-repeated="4"/>
          <table:table-cell table:style-name="ce51" office:value-type="float" office:value="-8" calcext:value-type="float">
            <text:p>-8</text:p>
          </table:table-cell>
          <table:table-cell table:style-name="ce77"/>
          <table:table-cell table:style-name="ce91" office:value-type="float" office:value="12" calcext:value-type="float">
            <text:p>12</text:p>
          </table:table-cell>
          <table:table-cell table:style-name="ce94" table:formula="of:=(21-([.M49]-[.K49]))*0.05" office:value-type="percentage" office:value="0.05" calcext:value-type="percentage">
            <text:p>5.00%</text:p>
          </table:table-cell>
          <table:table-cell table:number-columns-repeated="3"/>
          <table:table-cell table:style-name="ce56" office:value-type="float" office:value="22" calcext:value-type="float">
            <text:p>22</text:p>
          </table:table-cell>
          <table:table-cell table:style-name="ce41" office:value-type="float" office:value="7" calcext:value-type="float">
            <text:p>+7</text:p>
          </table:table-cell>
          <table:table-cell table:number-columns-repeated="45"/>
        </table:table-row>
        <table:table-row table:style-name="ro1">
          <table:table-cell table:style-name="ce2" office:value-type="float" office:value="14" calcext:value-type="float">
            <text:p>14</text:p>
          </table:table-cell>
          <table:table-cell table:style-name="ce5" table:formula="of:=(21-[.A50])*0.05" office:value-type="percentage" office:value="0.35" calcext:value-type="percentage">
            <text:p>35%</text:p>
          </table:table-cell>
          <table:table-cell table:style-name="ce3"/>
          <table:table-cell table:style-name="ce53" office:value-type="string" calcext:value-type="string">
            <text:p>Morale</text:p>
          </table:table-cell>
          <table:table-cell table:style-name="ce34" table:number-columns-repeated="4"/>
          <table:table-cell table:number-columns-repeated="9"/>
          <table:table-cell table:style-name="ce56" office:value-type="float" office:value="23" calcext:value-type="float">
            <text:p>23</text:p>
          </table:table-cell>
          <table:table-cell table:style-name="ce41" office:value-type="float" office:value="8" calcext:value-type="float">
            <text:p>+8</text:p>
          </table:table-cell>
          <table:table-cell table:number-columns-repeated="45"/>
        </table:table-row>
        <table:table-row table:style-name="ro1">
          <table:table-cell table:style-name="ce2" office:value-type="float" office:value="13" calcext:value-type="float">
            <text:p>13</text:p>
          </table:table-cell>
          <table:table-cell table:style-name="ce5" table:formula="of:=(21-[.A51])*0.05" office:value-type="percentage" office:value="0.4" calcext:value-type="percentage">
            <text:p>40%</text:p>
          </table:table-cell>
          <table:table-cell table:style-name="ce3"/>
          <table:table-cell table:style-name="ce53" office:value-type="string" calcext:value-type="string">
            <text:p>Basic</text:p>
          </table:table-cell>
          <table:table-cell table:style-name="ce34" table:number-columns-repeated="3"/>
          <table:table-cell table:style-name="ce34" office:value-type="string" calcext:value-type="string">
            <text:p>D20 vs 12</text:p>
          </table:table-cell>
          <table:table-cell table:number-columns-repeated="9"/>
          <table:table-cell table:style-name="ce56" office:value-type="float" office:value="24" calcext:value-type="float">
            <text:p>24</text:p>
          </table:table-cell>
          <table:table-cell table:style-name="ce41" office:value-type="float" office:value="9" calcext:value-type="float">
            <text:p>+9</text:p>
          </table:table-cell>
          <table:table-cell table:number-columns-repeated="45"/>
        </table:table-row>
        <table:table-row table:style-name="ro1">
          <table:table-cell table:style-name="ce2" office:value-type="float" office:value="12" calcext:value-type="float">
            <text:p>12</text:p>
          </table:table-cell>
          <table:table-cell table:style-name="ce5" table:formula="of:=(21-[.A52])*0.05" office:value-type="percentage" office:value="0.45" calcext:value-type="percentage">
            <text:p>45%</text:p>
          </table:table-cell>
          <table:table-cell table:style-name="ce3"/>
          <table:table-cell table:style-name="ce56" office:value-type="float" office:value="2" calcext:value-type="float">
            <text:p>2</text:p>
          </table:table-cell>
          <table:table-cell table:style-name="ce56" office:value-type="float" office:value="1" calcext:value-type="float">
            <text:p>1</text:p>
          </table:table-cell>
          <table:table-cell table:style-name="ce40" table:formula="of:=[.E52]/36" office:value-type="percentage" office:value="0.0277777777777778" calcext:value-type="percentage">
            <text:p>2.78%</text:p>
          </table:table-cell>
          <table:table-cell table:style-name="ce40" table:formula="of:=[.F52]" office:value-type="percentage" office:value="0.0277777777777778" calcext:value-type="percentage">
            <text:p>2.78%</text:p>
          </table:table-cell>
          <table:table-cell table:style-name="ce56" office:value-type="float" office:value="-8" calcext:value-type="float">
            <text:p>-8</text:p>
          </table:table-cell>
          <table:table-cell table:number-columns-repeated="9"/>
          <table:table-cell table:style-name="ce56" office:value-type="float" office:value="25" calcext:value-type="float">
            <text:p>25</text:p>
          </table:table-cell>
          <table:table-cell table:style-name="ce41" office:value-type="float" office:value="10" calcext:value-type="float">
            <text:p>+10</text:p>
          </table:table-cell>
          <table:table-cell table:number-columns-repeated="45"/>
        </table:table-row>
        <table:table-row table:style-name="ro1">
          <table:table-cell table:style-name="ce2" office:value-type="float" office:value="11" calcext:value-type="float">
            <text:p>11</text:p>
          </table:table-cell>
          <table:table-cell table:style-name="ce5" table:formula="of:=(21-[.A53])*0.05" office:value-type="percentage" office:value="0.5" calcext:value-type="percentage">
            <text:p>50%</text:p>
          </table:table-cell>
          <table:table-cell table:style-name="ce3"/>
          <table:table-cell table:style-name="ce56" office:value-type="float" office:value="3" calcext:value-type="float">
            <text:p>3</text:p>
          </table:table-cell>
          <table:table-cell table:style-name="ce56" office:value-type="float" office:value="2" calcext:value-type="float">
            <text:p>2</text:p>
          </table:table-cell>
          <table:table-cell table:style-name="ce40" table:formula="of:=[.E53]/36" office:value-type="percentage" office:value="0.0555555555555556" calcext:value-type="percentage">
            <text:p>5.56%</text:p>
          </table:table-cell>
          <table:table-cell table:style-name="ce40" table:formula="of:=[.G52]+[.F53]" office:value-type="percentage" office:value="0.0833333333333333" calcext:value-type="percentage">
            <text:p>8.33%</text:p>
          </table:table-cell>
          <table:table-cell table:style-name="ce56" office:value-type="float" office:value="-7" calcext:value-type="float">
            <text:p>-7</text:p>
          </table:table-cell>
          <table:table-cell table:number-columns-repeated="9"/>
          <table:table-cell table:style-name="ce56" office:value-type="float" office:value="26" calcext:value-type="float">
            <text:p>26</text:p>
          </table:table-cell>
          <table:table-cell table:style-name="ce41" office:value-type="float" office:value="11" calcext:value-type="float">
            <text:p>+11</text:p>
          </table:table-cell>
          <table:table-cell table:number-columns-repeated="45"/>
        </table:table-row>
        <table:table-row table:style-name="ro1">
          <table:table-cell table:style-name="ce2" office:value-type="float" office:value="10" calcext:value-type="float">
            <text:p>10</text:p>
          </table:table-cell>
          <table:table-cell table:style-name="ce5" table:formula="of:=(21-[.A54])*0.05" office:value-type="percentage" office:value="0.55" calcext:value-type="percentage">
            <text:p>55%</text:p>
          </table:table-cell>
          <table:table-cell table:style-name="ce3"/>
          <table:table-cell table:style-name="ce56" office:value-type="float" office:value="4" calcext:value-type="float">
            <text:p>4</text:p>
          </table:table-cell>
          <table:table-cell table:style-name="ce56" office:value-type="float" office:value="3" calcext:value-type="float">
            <text:p>3</text:p>
          </table:table-cell>
          <table:table-cell table:style-name="ce40" table:formula="of:=[.E54]/36" office:value-type="percentage" office:value="0.0833333333333333" calcext:value-type="percentage">
            <text:p>8.33%</text:p>
          </table:table-cell>
          <table:table-cell table:style-name="ce40" table:formula="of:=[.G53]+[.F54]" office:value-type="percentage" office:value="0.166666666666667" calcext:value-type="percentage">
            <text:p>16.67%</text:p>
          </table:table-cell>
          <table:table-cell table:style-name="ce56" office:value-type="float" office:value="-6" calcext:value-type="float">
            <text:p>-6</text:p>
          </table:table-cell>
          <table:table-cell table:number-columns-repeated="9"/>
          <table:table-cell table:style-name="ce56" office:value-type="float" office:value="27" calcext:value-type="float">
            <text:p>27</text:p>
          </table:table-cell>
          <table:table-cell table:style-name="ce41" office:value-type="float" office:value="12" calcext:value-type="float">
            <text:p>+12</text:p>
          </table:table-cell>
          <table:table-cell table:number-columns-repeated="45"/>
        </table:table-row>
        <table:table-row table:style-name="ro1">
          <table:table-cell table:style-name="ce2" office:value-type="float" office:value="9" calcext:value-type="float">
            <text:p>9</text:p>
          </table:table-cell>
          <table:table-cell table:style-name="ce5" table:formula="of:=(21-[.A55])*0.05" office:value-type="percentage" office:value="0.6" calcext:value-type="percentage">
            <text:p>60%</text:p>
          </table:table-cell>
          <table:table-cell table:style-name="ce3"/>
          <table:table-cell table:style-name="ce56" office:value-type="float" office:value="5" calcext:value-type="float">
            <text:p>5</text:p>
          </table:table-cell>
          <table:table-cell table:style-name="ce56" office:value-type="float" office:value="4" calcext:value-type="float">
            <text:p>4</text:p>
          </table:table-cell>
          <table:table-cell table:style-name="ce40" table:formula="of:=[.E55]/36" office:value-type="percentage" office:value="0.111111111111111" calcext:value-type="percentage">
            <text:p>11.11%</text:p>
          </table:table-cell>
          <table:table-cell table:style-name="ce40" table:formula="of:=[.G54]+[.F55]" office:value-type="percentage" office:value="0.277777777777778" calcext:value-type="percentage">
            <text:p>27.78%</text:p>
          </table:table-cell>
          <table:table-cell table:style-name="ce56" office:value-type="float" office:value="-3" calcext:value-type="float">
            <text:p>-3</text:p>
          </table:table-cell>
          <table:table-cell table:number-columns-repeated="9"/>
          <table:table-cell table:style-name="ce56" office:value-type="float" office:value="28" calcext:value-type="float">
            <text:p>28</text:p>
          </table:table-cell>
          <table:table-cell table:style-name="ce41" office:value-type="float" office:value="13" calcext:value-type="float">
            <text:p>+13</text:p>
          </table:table-cell>
          <table:table-cell table:number-columns-repeated="45"/>
        </table:table-row>
        <table:table-row table:style-name="ro1">
          <table:table-cell table:style-name="ce2" office:value-type="float" office:value="8" calcext:value-type="float">
            <text:p>8</text:p>
          </table:table-cell>
          <table:table-cell table:style-name="ce5" table:formula="of:=(21-[.A56])*0.05" office:value-type="percentage" office:value="0.65" calcext:value-type="percentage">
            <text:p>65%</text:p>
          </table:table-cell>
          <table:table-cell table:style-name="ce3"/>
          <table:table-cell table:style-name="ce56" office:value-type="float" office:value="6" calcext:value-type="float">
            <text:p>6</text:p>
          </table:table-cell>
          <table:table-cell table:style-name="ce56" office:value-type="float" office:value="5" calcext:value-type="float">
            <text:p>5</text:p>
          </table:table-cell>
          <table:table-cell table:style-name="ce40" table:formula="of:=[.E56]/36" office:value-type="percentage" office:value="0.138888888888889" calcext:value-type="percentage">
            <text:p>13.89%</text:p>
          </table:table-cell>
          <table:table-cell table:style-name="ce40" table:formula="of:=[.G55]+[.F56]" office:value-type="percentage" office:value="0.416666666666667" calcext:value-type="percentage">
            <text:p>41.67%</text:p>
          </table:table-cell>
          <table:table-cell table:style-name="ce56" office:value-type="float" office:value="0" calcext:value-type="float">
            <text:p>0</text:p>
          </table:table-cell>
          <table:table-cell table:number-columns-repeated="9"/>
          <table:table-cell table:style-name="ce56" office:value-type="float" office:value="29" calcext:value-type="float">
            <text:p>29</text:p>
          </table:table-cell>
          <table:table-cell table:style-name="ce41" office:value-type="float" office:value="14" calcext:value-type="float">
            <text:p>+14</text:p>
          </table:table-cell>
          <table:table-cell table:number-columns-repeated="45"/>
        </table:table-row>
        <table:table-row table:style-name="ro1">
          <table:table-cell table:style-name="ce2" office:value-type="float" office:value="7" calcext:value-type="float">
            <text:p>7</text:p>
          </table:table-cell>
          <table:table-cell table:style-name="ce5" table:formula="of:=(21-[.A57])*0.05" office:value-type="percentage" office:value="0.7" calcext:value-type="percentage">
            <text:p>70%</text:p>
          </table:table-cell>
          <table:table-cell table:style-name="ce3"/>
          <table:table-cell table:style-name="ce56" office:value-type="float" office:value="7" calcext:value-type="float">
            <text:p>7</text:p>
          </table:table-cell>
          <table:table-cell table:style-name="ce56" office:value-type="float" office:value="6" calcext:value-type="float">
            <text:p>6</text:p>
          </table:table-cell>
          <table:table-cell table:style-name="ce40" table:formula="of:=[.E57]/36" office:value-type="percentage" office:value="0.166666666666667" calcext:value-type="percentage">
            <text:p>16.67%</text:p>
          </table:table-cell>
          <table:table-cell table:style-name="ce40" table:formula="of:=[.G56]+[.F57]" office:value-type="percentage" office:value="0.583333333333333" calcext:value-type="percentage">
            <text:p>58.33%</text:p>
          </table:table-cell>
          <table:table-cell table:style-name="ce56" office:value-type="float" office:value="3" calcext:value-type="float">
            <text:p>3</text:p>
          </table:table-cell>
          <table:table-cell table:number-columns-repeated="9"/>
          <table:table-cell table:style-name="ce56" office:value-type="float" office:value="30" calcext:value-type="float">
            <text:p>30</text:p>
          </table:table-cell>
          <table:table-cell table:style-name="ce41" office:value-type="float" office:value="15" calcext:value-type="float">
            <text:p>+15</text:p>
          </table:table-cell>
          <table:table-cell table:number-columns-repeated="45"/>
        </table:table-row>
        <table:table-row table:style-name="ro1">
          <table:table-cell table:style-name="ce2" office:value-type="float" office:value="6" calcext:value-type="float">
            <text:p>6</text:p>
          </table:table-cell>
          <table:table-cell table:style-name="ce5" table:formula="of:=(21-[.A58])*0.05" office:value-type="percentage" office:value="0.75" calcext:value-type="percentage">
            <text:p>75%</text:p>
          </table:table-cell>
          <table:table-cell table:style-name="ce3"/>
          <table:table-cell table:style-name="ce56" office:value-type="float" office:value="8" calcext:value-type="float">
            <text:p>8</text:p>
          </table:table-cell>
          <table:table-cell table:style-name="ce56" office:value-type="float" office:value="5" calcext:value-type="float">
            <text:p>5</text:p>
          </table:table-cell>
          <table:table-cell table:style-name="ce40" table:formula="of:=[.E58]/36" office:value-type="percentage" office:value="0.138888888888889" calcext:value-type="percentage">
            <text:p>13.89%</text:p>
          </table:table-cell>
          <table:table-cell table:style-name="ce40" table:formula="of:=[.G57]+[.F58]" office:value-type="percentage" office:value="0.722222222222222" calcext:value-type="percentage">
            <text:p>72.22%</text:p>
          </table:table-cell>
          <table:table-cell table:style-name="ce56" office:value-type="float" office:value="5" calcext:value-type="float">
            <text:p>5</text:p>
          </table:table-cell>
          <table:table-cell table:number-columns-repeated="56"/>
        </table:table-row>
        <table:table-row table:style-name="ro1">
          <table:table-cell table:style-name="ce2" office:value-type="float" office:value="5" calcext:value-type="float">
            <text:p>5</text:p>
          </table:table-cell>
          <table:table-cell table:style-name="ce5" table:formula="of:=(21-[.A59])*0.05" office:value-type="percentage" office:value="0.8" calcext:value-type="percentage">
            <text:p>80%</text:p>
          </table:table-cell>
          <table:table-cell table:style-name="ce3"/>
          <table:table-cell table:style-name="ce56" office:value-type="float" office:value="9" calcext:value-type="float">
            <text:p>9</text:p>
          </table:table-cell>
          <table:table-cell table:style-name="ce56" office:value-type="float" office:value="4" calcext:value-type="float">
            <text:p>4</text:p>
          </table:table-cell>
          <table:table-cell table:style-name="ce40" table:formula="of:=[.E59]/36" office:value-type="percentage" office:value="0.111111111111111" calcext:value-type="percentage">
            <text:p>11.11%</text:p>
          </table:table-cell>
          <table:table-cell table:style-name="ce40" table:formula="of:=[.G58]+[.F59]" office:value-type="percentage" office:value="0.833333333333333" calcext:value-type="percentage">
            <text:p>83.33%</text:p>
          </table:table-cell>
          <table:table-cell table:style-name="ce56" office:value-type="float" office:value="8" calcext:value-type="float">
            <text:p>8</text:p>
          </table:table-cell>
          <table:table-cell table:number-columns-repeated="56"/>
        </table:table-row>
        <table:table-row table:style-name="ro1">
          <table:table-cell table:style-name="ce2" office:value-type="float" office:value="4" calcext:value-type="float">
            <text:p>4</text:p>
          </table:table-cell>
          <table:table-cell table:style-name="ce5" table:formula="of:=(21-[.A60])*0.05" office:value-type="percentage" office:value="0.85" calcext:value-type="percentage">
            <text:p>85%</text:p>
          </table:table-cell>
          <table:table-cell table:style-name="ce3"/>
          <table:table-cell table:style-name="ce56" office:value-type="float" office:value="10" calcext:value-type="float">
            <text:p>10</text:p>
          </table:table-cell>
          <table:table-cell table:style-name="ce56" office:value-type="float" office:value="3" calcext:value-type="float">
            <text:p>3</text:p>
          </table:table-cell>
          <table:table-cell table:style-name="ce40" table:formula="of:=[.E60]/36" office:value-type="percentage" office:value="0.0833333333333333" calcext:value-type="percentage">
            <text:p>8.33%</text:p>
          </table:table-cell>
          <table:table-cell table:style-name="ce40" table:formula="of:=[.G59]+[.F60]" office:value-type="percentage" office:value="0.916666666666667" calcext:value-type="percentage">
            <text:p>91.67%</text:p>
          </table:table-cell>
          <table:table-cell table:style-name="ce56" office:value-type="float" office:value="9" calcext:value-type="float">
            <text:p>9</text:p>
          </table:table-cell>
          <table:table-cell table:number-columns-repeated="56"/>
        </table:table-row>
        <table:table-row table:style-name="ro1">
          <table:table-cell table:style-name="ce2" office:value-type="float" office:value="3" calcext:value-type="float">
            <text:p>3</text:p>
          </table:table-cell>
          <table:table-cell table:style-name="ce5" table:formula="of:=(21-[.A61])*0.05" office:value-type="percentage" office:value="0.9" calcext:value-type="percentage">
            <text:p>90%</text:p>
          </table:table-cell>
          <table:table-cell table:style-name="ce3"/>
          <table:table-cell table:style-name="ce56" office:value-type="float" office:value="11" calcext:value-type="float">
            <text:p>11</text:p>
          </table:table-cell>
          <table:table-cell table:style-name="ce56" office:value-type="float" office:value="2" calcext:value-type="float">
            <text:p>2</text:p>
          </table:table-cell>
          <table:table-cell table:style-name="ce40" table:formula="of:=[.E61]/36" office:value-type="percentage" office:value="0.0555555555555556" calcext:value-type="percentage">
            <text:p>5.56%</text:p>
          </table:table-cell>
          <table:table-cell table:style-name="ce40" table:formula="of:=[.G60]+[.F61]" office:value-type="percentage" office:value="0.972222222222222" calcext:value-type="percentage">
            <text:p>97.22%</text:p>
          </table:table-cell>
          <table:table-cell table:style-name="ce56" office:value-type="float" office:value="10" calcext:value-type="float">
            <text:p>10</text:p>
          </table:table-cell>
          <table:table-cell table:number-columns-repeated="56"/>
        </table:table-row>
        <table:table-row table:style-name="ro1">
          <table:table-cell table:style-name="ce2" office:value-type="float" office:value="2" calcext:value-type="float">
            <text:p>2</text:p>
          </table:table-cell>
          <table:table-cell table:style-name="ce5" table:formula="of:=(21-[.A62])*0.05" office:value-type="percentage" office:value="0.95" calcext:value-type="percentage">
            <text:p>95%</text:p>
          </table:table-cell>
          <table:table-cell table:style-name="ce3"/>
          <table:table-cell table:style-name="ce56" office:value-type="float" office:value="12" calcext:value-type="float">
            <text:p>12</text:p>
          </table:table-cell>
          <table:table-cell table:style-name="ce56" office:value-type="float" office:value="1" calcext:value-type="float">
            <text:p>1</text:p>
          </table:table-cell>
          <table:table-cell table:style-name="ce40" table:formula="of:=[.E62]/36" office:value-type="percentage" office:value="0.0277777777777778" calcext:value-type="percentage">
            <text:p>2.78%</text:p>
          </table:table-cell>
          <table:table-cell table:style-name="ce40" table:formula="of:=[.G61]+[.F62]" office:value-type="percentage" office:value="1" calcext:value-type="percentage">
            <text:p>100.00%</text:p>
          </table:table-cell>
          <table:table-cell table:style-name="ce56" office:value-type="float" office:value="11" calcext:value-type="float">
            <text:p>11</text:p>
          </table:table-cell>
          <table:table-cell table:number-columns-repeated="56"/>
        </table:table-row>
        <table:table-row table:style-name="ro1">
          <table:table-cell table:style-name="ce2" office:value-type="float" office:value="1" calcext:value-type="float">
            <text:p>1</text:p>
          </table:table-cell>
          <table:table-cell table:style-name="ce5" table:formula="of:=(21-[.A63])*0.05" office:value-type="percentage" office:value="1" calcext:value-type="percentage">
            <text:p>100%</text:p>
          </table:table-cell>
          <table:table-cell table:style-name="ce3"/>
          <table:table-cell table:number-columns-repeated="61"/>
        </table:table-row>
        <table:table-row table:style-name="ro2">
          <table:table-cell table:number-columns-repeated="3"/>
          <table:table-cell table:style-name="ce53" office:value-type="string" calcext:value-type="string">
            <text:p>Weapon</text:p>
          </table:table-cell>
          <table:table-cell table:style-name="ce34" office:value-type="string" calcext:value-type="string">
            <text:p>ID</text:p>
          </table:table-cell>
          <table:table-cell table:style-name="ce53" office:value-type="string" calcext:value-type="string">
            <text:p>Damage</text:p>
          </table:table-cell>
          <table:table-cell table:number-columns-repeated="58"/>
        </table:table-row>
        <table:table-row table:style-name="ro2">
          <table:table-cell table:number-columns-repeated="3"/>
          <table:table-cell table:style-name="Default" office:value-type="string" calcext:value-type="string">
            <text:p>HMW</text:p>
          </table:table-cell>
          <table:table-cell table:style-name="ce56" office:value-type="float" office:value="3" calcext:value-type="float">
            <text:p>3</text:p>
          </table:table-cell>
          <table:table-cell table:style-name="Default" office:value-type="string" calcext:value-type="string">
            <text:p>1d10</text:p>
          </table:table-cell>
          <table:table-cell table:number-columns-repeated="58"/>
        </table:table-row>
        <table:table-row table:style-name="ro2">
          <table:table-cell table:number-columns-repeated="3"/>
          <table:table-cell table:style-name="Default" office:value-type="string" calcext:value-type="string">
            <text:p>HRW</text:p>
          </table:table-cell>
          <table:table-cell table:style-name="ce56" office:value-type="float" office:value="8" calcext:value-type="float">
            <text:p>8</text:p>
          </table:table-cell>
          <table:table-cell table:style-name="Default" office:value-type="string" calcext:value-type="string">
            <text:p>1d10</text:p>
          </table:table-cell>
          <table:table-cell table:number-columns-repeated="58"/>
        </table:table-row>
        <table:table-row table:style-name="ro2">
          <table:table-cell table:number-columns-repeated="3"/>
          <table:table-cell table:style-name="Default" office:value-type="string" calcext:value-type="string">
            <text:p>None</text:p>
          </table:table-cell>
          <table:table-cell table:style-name="ce56" office:value-type="float" office:value="0" calcext:value-type="float">
            <text:p>0</text:p>
          </table:table-cell>
          <table:table-cell table:style-name="Default" office:value-type="string" calcext:value-type="string">
            <text:p>1d4</text:p>
          </table:table-cell>
          <table:table-cell table:number-columns-repeated="58"/>
        </table:table-row>
        <table:table-row table:style-name="ro2">
          <table:table-cell table:number-columns-repeated="3"/>
          <table:table-cell table:style-name="Default" office:value-type="string" calcext:value-type="string">
            <text:p>LH</text:p>
          </table:table-cell>
          <table:table-cell table:style-name="ce56" office:value-type="float" office:value="4" calcext:value-type="float">
            <text:p>4</text:p>
          </table:table-cell>
          <table:table-cell table:style-name="Default" office:value-type="string" calcext:value-type="string">
            <text:p>1d6</text:p>
          </table:table-cell>
          <table:table-cell table:number-columns-repeated="58"/>
        </table:table-row>
        <table:table-row table:style-name="ro2">
          <table:table-cell table:number-columns-repeated="3"/>
          <table:table-cell table:style-name="Default" office:value-type="string" calcext:value-type="string">
            <text:p>LMW</text:p>
          </table:table-cell>
          <table:table-cell table:style-name="ce56" office:value-type="float" office:value="1" calcext:value-type="float">
            <text:p>1</text:p>
          </table:table-cell>
          <table:table-cell table:style-name="Default" office:value-type="string" calcext:value-type="string">
            <text:p>1d6</text:p>
          </table:table-cell>
          <table:table-cell table:number-columns-repeated="58"/>
        </table:table-row>
        <table:table-row table:style-name="ro2">
          <table:table-cell table:number-columns-repeated="3"/>
          <table:table-cell table:style-name="Default" office:value-type="string" calcext:value-type="string">
            <text:p>LRW</text:p>
          </table:table-cell>
          <table:table-cell table:style-name="ce56" office:value-type="float" office:value="6" calcext:value-type="float">
            <text:p>6</text:p>
          </table:table-cell>
          <table:table-cell table:style-name="Default" office:value-type="string" calcext:value-type="string">
            <text:p>1d6</text:p>
          </table:table-cell>
          <table:table-cell table:number-columns-repeated="58"/>
        </table:table-row>
        <table:table-row table:style-name="ro2">
          <table:table-cell table:number-columns-repeated="3"/>
          <table:table-cell table:style-name="Default" office:value-type="string" calcext:value-type="string">
            <text:p>MH</text:p>
          </table:table-cell>
          <table:table-cell table:style-name="ce56" office:value-type="float" office:value="5" calcext:value-type="float">
            <text:p>5</text:p>
          </table:table-cell>
          <table:table-cell table:style-name="Default" office:value-type="string" calcext:value-type="string">
            <text:p>1d8</text:p>
          </table:table-cell>
          <table:table-cell table:number-columns-repeated="58"/>
        </table:table-row>
        <table:table-row table:style-name="ro2">
          <table:table-cell table:number-columns-repeated="3"/>
          <table:table-cell table:style-name="Default" office:value-type="string" calcext:value-type="string">
            <text:p>MMW</text:p>
          </table:table-cell>
          <table:table-cell table:style-name="ce56" office:value-type="float" office:value="2" calcext:value-type="float">
            <text:p>2</text:p>
          </table:table-cell>
          <table:table-cell table:style-name="Default" office:value-type="string" calcext:value-type="string">
            <text:p>1d8</text:p>
          </table:table-cell>
          <table:table-cell table:number-columns-repeated="58"/>
        </table:table-row>
        <table:table-row table:style-name="ro2">
          <table:table-cell table:number-columns-repeated="3"/>
          <table:table-cell table:style-name="Default" office:value-type="string" calcext:value-type="string">
            <text:p>MRW</text:p>
          </table:table-cell>
          <table:table-cell table:style-name="ce56" office:value-type="float" office:value="7" calcext:value-type="float">
            <text:p>7</text:p>
          </table:table-cell>
          <table:table-cell table:style-name="Default" office:value-type="string" calcext:value-type="string">
            <text:p>1d8</text:p>
          </table:table-cell>
          <table:table-cell table:number-columns-repeated="58"/>
        </table:table-row>
        <table:table-row table:style-name="ro2" table:number-rows-repeated="1048502">
          <table:table-cell table:number-columns-repeated="64"/>
        </table:table-row>
        <table:table-row table:style-name="ro2">
          <table:table-cell table:number-columns-repeated="64"/>
        </table:table-row>
      </table:table>
      <table:table table:name="Arcanist" table:style-name="ta2">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14" table:visibility="collapse" table:default-cell-style-name="Default"/>
        <table:table-column table:style-name="co28" table:visibility="collapse" table:default-cell-style-name="Default"/>
        <table:table-column table:style-name="co29" table:visibility="collapse" table:default-cell-style-name="Default"/>
        <table:table-column table:style-name="co30" table:visibility="collapse" table:default-cell-style-name="Default"/>
        <table:table-column table:style-name="co31" table:visibility="collapse" table:default-cell-style-name="Default"/>
        <table:table-column table:style-name="co32" table:visibility="collapse"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14" table:default-cell-style-name="Default"/>
        <table:table-column table:style-name="co39" table:default-cell-style-name="Default"/>
        <table:table-column table:style-name="co20" table:default-cell-style-name="Default"/>
        <table:table-column table:style-name="co40" table:number-columns-repeated="5" table:default-cell-style-name="Default"/>
        <table:table-column table:style-name="co41" table:default-cell-style-name="Default"/>
        <table:table-column table:style-name="co8" table:default-cell-style-name="Default"/>
        <table:table-column table:style-name="co14"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8" table:default-cell-style-name="Default"/>
        <table:table-column table:style-name="co14" table:default-cell-style-name="Default"/>
        <table:table-column table:style-name="co42" table:number-columns-repeated="31" table:default-cell-style-name="Default"/>
        <table:table-row table:style-name="ro1">
          <table:table-cell table:number-columns-repeated="9"/>
          <table:table-cell table:style-name="ce3"/>
          <table:table-cell table:style-name="ce3" office:value-type="float" office:value="0.8" calcext:value-type="float">
            <text:p>0.8</text:p>
          </table:table-cell>
          <table:table-cell table:style-name="ce3" office:value-type="float" office:value="0.75" calcext:value-type="float">
            <text:p>0.75</text:p>
          </table:table-cell>
          <table:table-cell table:style-name="ce3" office:value-type="float" office:value="0.8" calcext:value-type="float">
            <text:p>0.8</text:p>
          </table:table-cell>
          <table:table-cell table:style-name="ce3" table:formula="of:=13/20" office:value-type="float" office:value="0.65" calcext:value-type="float">
            <text:p>0.65</text:p>
          </table:table-cell>
          <table:table-cell table:style-name="ce3" table:formula="of:=17/20" office:value-type="float" office:value="0.85" calcext:value-type="float">
            <text:p>0.85</text:p>
          </table:table-cell>
          <table:table-cell table:number-columns-repeated="9"/>
          <table:table-cell table:style-name="ce3" office:value-type="float" office:value="2.5" calcext:value-type="float">
            <text:p>2.5</text:p>
          </table:table-cell>
          <table:table-cell table:style-name="ce3"/>
          <table:table-cell table:number-columns-repeated="38"/>
        </table:table-row>
        <table:table-row table:style-name="ro3">
          <table:table-cell table:number-columns-repeated="64"/>
        </table:table-row>
        <table:table-row table:style-name="ro1">
          <table:table-cell table:style-name="ce2"/>
          <table:table-cell table:number-columns-repeated="2"/>
          <table:table-cell table:style-name="ce1" office:value-type="string" calcext:value-type="string">
            <text:p>Base</text:p>
          </table:table-cell>
          <table:table-cell table:number-columns-repeated="5"/>
          <table:table-cell table:style-name="ce78" table:number-columns-repeated="6"/>
          <table:table-cell table:number-columns-repeated="3"/>
          <table:table-cell table:style-name="ce2" table:number-columns-repeated="8"/>
          <table:table-cell table:number-columns-repeated="38"/>
        </table:table-row>
        <table:table-row table:style-name="ro1">
          <table:table-cell table:style-name="ce2"/>
          <table:table-cell/>
          <table:table-cell table:style-name="ce1" office:value-type="string" calcext:value-type="string">
            <text:p>Hit</text:p>
          </table:table-cell>
          <table:table-cell table:style-name="ce1" office:value-type="string" calcext:value-type="string">
            <text:p>Attack</text:p>
          </table:table-cell>
          <table:table-cell table:style-name="ce8" office:value-type="string" calcext:value-type="string" table:number-columns-spanned="5" table:number-rows-spanned="1">
            <text:p>Official Saves</text:p>
          </table:table-cell>
          <table:covered-table-cell table:number-columns-repeated="4"/>
          <table:table-cell table:style-name="ce1"/>
          <table:table-cell table:style-name="ce8" office:value-type="string" calcext:value-type="string" table:number-columns-spanned="5" table:number-rows-spanned="1">
            <text:p>Alternate Saves</text:p>
          </table:table-cell>
          <table:covered-table-cell table:number-columns-repeated="4"/>
          <table:table-cell table:style-name="ce1" office:value-type="string" calcext:value-type="string">
            <text:p>Alternate</text:p>
          </table:table-cell>
          <table:table-cell table:style-name="ce1" office:value-type="string" calcext:value-type="string">
            <text:p>Save</text:p>
          </table:table-cell>
          <table:table-cell table:style-name="ce1" office:value-type="string" calcext:value-type="string">
            <text:p>Invocation</text:p>
          </table:table-cell>
          <table:table-cell table:style-name="ce8" office:value-type="string" calcext:value-type="string" table:number-columns-spanned="6" table:number-rows-spanned="1">
            <text:p>Prepared Spells</text:p>
          </table:table-cell>
          <table:covered-table-cell table:number-columns-repeated="5"/>
          <table:table-cell table:style-name="ce1" office:value-type="string" calcext:value-type="string">
            <text:p>Average</text:p>
          </table:table-cell>
          <table:table-cell table:style-name="ce1"/>
          <table:table-cell table:number-columns-repeated="38"/>
        </table:table-row>
        <table:table-row table:style-name="ro1">
          <table:table-cell table:style-name="ce1" office:value-type="string" calcext:value-type="string">
            <text:p>Level</text:p>
          </table:table-cell>
          <table:table-cell table:style-name="ce1" office:value-type="string" calcext:value-type="string">
            <text:p>XP</text:p>
          </table:table-cell>
          <table:table-cell table:style-name="ce1" office:value-type="string" calcext:value-type="string">
            <text:p>Dice*</text:p>
          </table:table-cell>
          <table:table-cell table:style-name="ce1" office:value-type="string" calcext:value-type="string">
            <text:p>Bonus</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style-name="ce1" office:value-type="string" calcext:value-type="string">
            <text:p>Competence</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style-name="ce1" office:value-type="string" calcext:value-type="string">
            <text:p>Competence</text:p>
          </table:table-cell>
          <table:table-cell table:style-name="ce1" office:value-type="string" calcext:value-type="string">
            <text:p>Target</text:p>
          </table:table-cell>
          <table:table-cell table:style-name="ce1" office:value-type="string" calcext:value-type="string">
            <text:p>Dice#</text:p>
          </table:table-cell>
          <table:table-cell table:style-name="ce13"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string" calcext:value-type="string">
            <text:p>HP</text:p>
          </table:table-cell>
          <table:table-cell table:style-name="ce1"/>
          <table:table-cell table:number-columns-repeated="38"/>
        </table:table-row>
        <table:table-row table:style-name="ro1">
          <table:table-cell table:style-name="ce2" office:value-type="float" office:value="0" calcext:value-type="float">
            <text:p>0</text:p>
          </table:table-cell>
          <table:table-cell table:style-name="ce11" office:value-type="float" office:value="-500" calcext:value-type="float">
            <text:p>-500</text:p>
          </table:table-cell>
          <table:table-cell table:style-name="ce21" office:value-type="string" calcext:value-type="string">
            <text:p>1d4</text:p>
          </table:table-cell>
          <table:table-cell table:style-name="ce4" office:value-type="float" office:value="-1" calcext:value-type="float">
            <text:p>-1</text:p>
          </table:table-cell>
          <table:table-cell table:style-name="ce9" table:formula="of:=13-ROUND([.$A6]*(5/14))" office:value-type="float" office:value="13" calcext:value-type="float">
            <text:p>13+</text:p>
          </table:table-cell>
          <table:table-cell table:style-name="ce9" table:formula="of:=14-ROUND([.$A6]*(5/14))" office:value-type="float" office:value="14" calcext:value-type="float">
            <text:p>14+</text:p>
          </table:table-cell>
          <table:table-cell table:style-name="ce9" table:formula="of:=13-ROUND([.$A6]*(5/14))" office:value-type="float" office:value="13" calcext:value-type="float">
            <text:p>13+</text:p>
          </table:table-cell>
          <table:table-cell table:style-name="ce9" table:formula="of:=16-ROUND([.$A6]*(5/14))" office:value-type="float" office:value="16" calcext:value-type="float">
            <text:p>16+</text:p>
          </table:table-cell>
          <table:table-cell table:style-name="ce9" table:formula="of:=15-ROUNDDOWN([.$A6]/2)" office:value-type="float" office:value="15" calcext:value-type="float">
            <text:p>15+</text:p>
          </table:table-cell>
          <table:table-cell table:style-name="ce9" table:formula="of:=LOOKUP([.A6];CharacterLevel;Competency)" office:value-type="float" office:value="12" calcext:value-type="float">
            <text:p>12+</text:p>
          </table:table-cell>
          <table:table-cell table:style-name="ce41" table:formula="of:=[.$Q6]-[.E6]" office:value-type="float" office:value="-1" calcext:value-type="float">
            <text:p>-1</text:p>
          </table:table-cell>
          <table:table-cell table:style-name="ce41" table:formula="of:=[.$Q6]-[.F6]" office:value-type="float" office:value="-2" calcext:value-type="float">
            <text:p>-2</text:p>
          </table:table-cell>
          <table:table-cell table:style-name="ce41" table:formula="of:=[.$Q6]-[.G6]" office:value-type="float" office:value="-1" calcext:value-type="float">
            <text:p>-1</text:p>
          </table:table-cell>
          <table:table-cell table:style-name="ce41" table:formula="of:=[.$Q6]-[.H6]" office:value-type="float" office:value="-4" calcext:value-type="float">
            <text:p>-4</text:p>
          </table:table-cell>
          <table:table-cell table:style-name="ce41" table:formula="of:=[.$Q6]-[.I6]" office:value-type="float" office:value="-3" calcext:value-type="float">
            <text:p>-3</text:p>
          </table:table-cell>
          <table:table-cell table:style-name="ce41" table:formula="of:=LOOKUP([.A6];CharacterLevel;CompetencyBonus)" office:value-type="float" office:value="0" calcext:value-type="float">
            <text:p>+0</text:p>
          </table:table-cell>
          <table:table-cell table:style-name="ce9" table:formula="of:=LOOKUP([.A6];CharacterLevel;SaveTargets)" office:value-type="float" office:value="12" calcext:value-type="float">
            <text:p>12+</text:p>
          </table:table-cell>
          <table:table-cell table:style-name="ce2" table:formula="of:=[.A6] &amp; &quot;d6&quot;" office:value-type="string" office:string-value="0d6" calcext:value-type="string">
            <text:p>0d6</text:p>
          </table:table-cell>
          <table:table-cell table:style-name="ce2" office:value-type="float" office:value="0" calcext:value-type="float">
            <text:p>0</text:p>
          </table:table-cell>
          <table:table-cell table:number-columns-repeated="5" table:style-name="ce2" office:value-type="string" calcext:value-type="string">
            <text:p>--</text:p>
          </table:table-cell>
          <table:table-cell table:style-name="ce2" table:formula="of:=2.5" office:value-type="float" office:value="2.5" calcext:value-type="float">
            <text:p>2.5</text:p>
          </table:table-cell>
          <table:table-cell table:style-name="ce2"/>
          <table:table-cell table:number-columns-repeated="38"/>
        </table:table-row>
        <table:table-row table:style-name="ro1">
          <table:table-cell table:style-name="ce2" office:value-type="float" office:value="1" calcext:value-type="float">
            <text:p>1</text:p>
          </table:table-cell>
          <table:table-cell table:style-name="ce11" office:value-type="float" office:value="0" calcext:value-type="float">
            <text:p>0</text:p>
          </table:table-cell>
          <table:table-cell table:style-name="ce21" table:formula="of:=[.A7]&amp; &quot;d4&quot;" office:value-type="string" office:string-value="1d4" calcext:value-type="string">
            <text:p>1d4</text:p>
          </table:table-cell>
          <table:table-cell table:style-name="ce4" table:formula="of:=ROUNDUP([.A7]/3)-1" office:value-type="float" office:value="0" calcext:value-type="float">
            <text:p>+0</text:p>
          </table:table-cell>
          <table:table-cell table:style-name="ce9" table:formula="of:=13-ROUND([.$A7]*(5/14))" office:value-type="float" office:value="13" calcext:value-type="float">
            <text:p>13+</text:p>
          </table:table-cell>
          <table:table-cell table:style-name="ce9" table:formula="of:=14-ROUND([.$A7]*(5/14))" office:value-type="float" office:value="14" calcext:value-type="float">
            <text:p>14+</text:p>
          </table:table-cell>
          <table:table-cell table:style-name="ce9" table:formula="of:=13-ROUND([.$A7]*(5/14))" office:value-type="float" office:value="13" calcext:value-type="float">
            <text:p>13+</text:p>
          </table:table-cell>
          <table:table-cell table:style-name="ce9" table:formula="of:=16-ROUND([.$A7]*(5/14))" office:value-type="float" office:value="16" calcext:value-type="float">
            <text:p>16+</text:p>
          </table:table-cell>
          <table:table-cell table:style-name="ce9" table:formula="of:=15-ROUNDDOWN([.$A7]/2)" office:value-type="float" office:value="15" calcext:value-type="float">
            <text:p>15+</text:p>
          </table:table-cell>
          <table:table-cell table:style-name="ce9" table:formula="of:=LOOKUP([.A7];CharacterLevel;Competency)" office:value-type="float" office:value="11" calcext:value-type="float">
            <text:p>11+</text:p>
          </table:table-cell>
          <table:table-cell table:style-name="ce41" table:formula="of:=ROUND([.$A7]*[.K$1])" office:value-type="float" office:value="1" calcext:value-type="float">
            <text:p>+1</text:p>
          </table:table-cell>
          <table:table-cell table:style-name="ce41" table:formula="of:=ROUND([.$A7]*[.L$1])" office:value-type="float" office:value="1" calcext:value-type="float">
            <text:p>+1</text:p>
          </table:table-cell>
          <table:table-cell table:style-name="ce41" table:formula="of:=ROUND([.$A7]*[.M$1])" office:value-type="float" office:value="1" calcext:value-type="float">
            <text:p>+1</text:p>
          </table:table-cell>
          <table:table-cell table:style-name="ce41" table:formula="of:=ROUNDDOWN([.$A7]*[.N$1])" office:value-type="float" office:value="0" calcext:value-type="float">
            <text:p>+0</text:p>
          </table:table-cell>
          <table:table-cell table:style-name="ce41" table:formula="of:=ROUNDUP([.$A7]*[.O$1])" office:value-type="float" office:value="1" calcext:value-type="float">
            <text:p>+1</text:p>
          </table:table-cell>
          <table:table-cell table:style-name="ce41" table:formula="of:=LOOKUP([.A7];CharacterLevel;CompetencyBonus)" office:value-type="float" office:value="1" calcext:value-type="float">
            <text:p>+1</text:p>
          </table:table-cell>
          <table:table-cell table:style-name="ce9" table:formula="of:=LOOKUP([.A7];CharacterLevel;SaveTargets)" office:value-type="float" office:value="13" calcext:value-type="float">
            <text:p>13+</text:p>
          </table:table-cell>
          <table:table-cell table:style-name="ce2" table:formula="of:=[.A7] &amp; &quot;d6&quot;" office:value-type="string" office:string-value="1d6" calcext:value-type="string">
            <text:p>1d6</text:p>
          </table:table-cell>
          <table:table-cell table:style-name="ce2" office:value-type="float" office:value="1" calcext:value-type="float">
            <text:p>1</text:p>
          </table:table-cell>
          <table:table-cell table:number-columns-repeated="5" table:style-name="ce2" office:value-type="string" calcext:value-type="string">
            <text:p>--</text:p>
          </table:table-cell>
          <table:table-cell table:style-name="ce2" office:value-type="float" office:value="4" calcext:value-type="float">
            <text:p>4</text:p>
          </table:table-cell>
          <table:table-cell table:style-name="ce2"/>
          <table:table-cell table:number-columns-repeated="38"/>
        </table:table-row>
        <table:table-row table:style-name="ro1">
          <table:table-cell table:style-name="ce2" office:value-type="float" office:value="2" calcext:value-type="float">
            <text:p>2</text:p>
          </table:table-cell>
          <table:table-cell table:style-name="ce11" office:value-type="float" office:value="2500" calcext:value-type="float">
            <text:p>2,500</text:p>
          </table:table-cell>
          <table:table-cell table:style-name="ce21" table:formula="of:=[.A8]&amp; &quot;d4&quot;" office:value-type="string" office:string-value="2d4" calcext:value-type="string">
            <text:p>2d4</text:p>
          </table:table-cell>
          <table:table-cell table:style-name="ce4" table:formula="of:=ROUNDUP([.A8]/3)-1" office:value-type="float" office:value="0" calcext:value-type="float">
            <text:p>+0</text:p>
          </table:table-cell>
          <table:table-cell table:style-name="ce9" table:formula="of:=13-ROUND([.$A8]*(5/14))" office:value-type="float" office:value="12" calcext:value-type="float">
            <text:p>12+</text:p>
          </table:table-cell>
          <table:table-cell table:style-name="ce9" table:formula="of:=14-ROUND([.$A8]*(5/14))" office:value-type="float" office:value="13" calcext:value-type="float">
            <text:p>13+</text:p>
          </table:table-cell>
          <table:table-cell table:style-name="ce9" table:formula="of:=13-ROUND([.$A8]*(5/14))" office:value-type="float" office:value="12" calcext:value-type="float">
            <text:p>12+</text:p>
          </table:table-cell>
          <table:table-cell table:style-name="ce9" table:formula="of:=16-ROUND([.$A8]*(5/14))" office:value-type="float" office:value="15" calcext:value-type="float">
            <text:p>15+</text:p>
          </table:table-cell>
          <table:table-cell table:style-name="ce9" table:formula="of:=15-ROUNDDOWN([.$A8]/2)" office:value-type="float" office:value="14" calcext:value-type="float">
            <text:p>14+</text:p>
          </table:table-cell>
          <table:table-cell table:style-name="ce9" table:formula="of:=LOOKUP([.A8];CharacterLevel;Competency)" office:value-type="float" office:value="11" calcext:value-type="float">
            <text:p>11+</text:p>
          </table:table-cell>
          <table:table-cell table:style-name="ce41" table:formula="of:=ROUND([.$A8]*[.K$1])" office:value-type="float" office:value="2" calcext:value-type="float">
            <text:p>+2</text:p>
          </table:table-cell>
          <table:table-cell table:style-name="ce41" table:formula="of:=ROUND([.$A8]*[.L$1])" office:value-type="float" office:value="2" calcext:value-type="float">
            <text:p>+2</text:p>
          </table:table-cell>
          <table:table-cell table:style-name="ce41" table:formula="of:=ROUND([.$A8]*[.M$1])" office:value-type="float" office:value="2" calcext:value-type="float">
            <text:p>+2</text:p>
          </table:table-cell>
          <table:table-cell table:style-name="ce41" table:formula="of:=ROUNDDOWN([.$A8]*[.N$1])" office:value-type="float" office:value="1" calcext:value-type="float">
            <text:p>+1</text:p>
          </table:table-cell>
          <table:table-cell table:style-name="ce41" table:formula="of:=ROUNDUP([.$A8]*[.O$1])" office:value-type="float" office:value="2" calcext:value-type="float">
            <text:p>+2</text:p>
          </table:table-cell>
          <table:table-cell table:style-name="ce41" table:formula="of:=LOOKUP([.A8];CharacterLevel;CompetencyBonus)" office:value-type="float" office:value="2" calcext:value-type="float">
            <text:p>+2</text:p>
          </table:table-cell>
          <table:table-cell table:style-name="ce9" table:formula="of:=LOOKUP([.A8];CharacterLevel;SaveTargets)" office:value-type="float" office:value="13" calcext:value-type="float">
            <text:p>13+</text:p>
          </table:table-cell>
          <table:table-cell table:style-name="ce2" table:formula="of:=[.A8] &amp; &quot;d6&quot;" office:value-type="string" office:string-value="2d6" calcext:value-type="string">
            <text:p>2d6</text:p>
          </table:table-cell>
          <table:table-cell table:style-name="ce2" office:value-type="float" office:value="2" calcext:value-type="float">
            <text:p>2</text:p>
          </table:table-cell>
          <table:table-cell table:number-columns-repeated="5" table:style-name="ce2" office:value-type="string" calcext:value-type="string">
            <text:p>--</text:p>
          </table:table-cell>
          <table:table-cell table:style-name="ce2" table:formula="of:=[.A8]*[.$Y$1]" office:value-type="float" office:value="5" calcext:value-type="float">
            <text:p>5</text:p>
          </table:table-cell>
          <table:table-cell table:style-name="ce2"/>
          <table:table-cell table:number-columns-repeated="38"/>
        </table:table-row>
        <table:table-row table:style-name="ro1">
          <table:table-cell table:style-name="ce2" office:value-type="float" office:value="3" calcext:value-type="float">
            <text:p>3</text:p>
          </table:table-cell>
          <table:table-cell table:style-name="ce12" table:formula="of:=[.B8]*2" office:value-type="float" office:value="5000" calcext:value-type="float">
            <text:p>5,000</text:p>
          </table:table-cell>
          <table:table-cell table:style-name="ce21" table:formula="of:=[.A9]&amp; &quot;d4&quot;" office:value-type="string" office:string-value="3d4" calcext:value-type="string">
            <text:p>3d4</text:p>
          </table:table-cell>
          <table:table-cell table:style-name="ce4" table:formula="of:=ROUNDUP([.A9]/3)-1" office:value-type="float" office:value="0" calcext:value-type="float">
            <text:p>+0</text:p>
          </table:table-cell>
          <table:table-cell table:style-name="ce9" table:formula="of:=13-ROUND([.$A9]*(5/14))" office:value-type="float" office:value="12" calcext:value-type="float">
            <text:p>12+</text:p>
          </table:table-cell>
          <table:table-cell table:style-name="ce9" table:formula="of:=14-ROUND([.$A9]*(5/14))" office:value-type="float" office:value="13" calcext:value-type="float">
            <text:p>13+</text:p>
          </table:table-cell>
          <table:table-cell table:style-name="ce9" table:formula="of:=13-ROUND([.$A9]*(5/14))" office:value-type="float" office:value="12" calcext:value-type="float">
            <text:p>12+</text:p>
          </table:table-cell>
          <table:table-cell table:style-name="ce9" table:formula="of:=16-ROUND([.$A9]*(5/14))" office:value-type="float" office:value="15" calcext:value-type="float">
            <text:p>15+</text:p>
          </table:table-cell>
          <table:table-cell table:style-name="ce9" table:formula="of:=15-ROUNDDOWN([.$A9]/2)" office:value-type="float" office:value="14" calcext:value-type="float">
            <text:p>14+</text:p>
          </table:table-cell>
          <table:table-cell table:style-name="ce9" table:formula="of:=LOOKUP([.A9];CharacterLevel;Competency)" office:value-type="float" office:value="10" calcext:value-type="float">
            <text:p>10+</text:p>
          </table:table-cell>
          <table:table-cell table:style-name="ce41" table:formula="of:=ROUND([.$A9]*[.K$1])" office:value-type="float" office:value="2" calcext:value-type="float">
            <text:p>+2</text:p>
          </table:table-cell>
          <table:table-cell table:style-name="ce41" table:formula="of:=ROUND([.$A9]*[.L$1])" office:value-type="float" office:value="2" calcext:value-type="float">
            <text:p>+2</text:p>
          </table:table-cell>
          <table:table-cell table:style-name="ce41" table:formula="of:=ROUND([.$A9]*[.M$1])" office:value-type="float" office:value="2" calcext:value-type="float">
            <text:p>+2</text:p>
          </table:table-cell>
          <table:table-cell table:style-name="ce41" table:formula="of:=ROUNDDOWN([.$A9]*[.N$1])" office:value-type="float" office:value="1" calcext:value-type="float">
            <text:p>+1</text:p>
          </table:table-cell>
          <table:table-cell table:style-name="ce41" table:formula="of:=ROUNDUP([.$A9]*[.O$1])" office:value-type="float" office:value="3" calcext:value-type="float">
            <text:p>+3</text:p>
          </table:table-cell>
          <table:table-cell table:style-name="ce41" table:formula="of:=LOOKUP([.A9];CharacterLevel;CompetencyBonus)" office:value-type="float" office:value="2" calcext:value-type="float">
            <text:p>+2</text:p>
          </table:table-cell>
          <table:table-cell table:style-name="ce9" table:formula="of:=LOOKUP([.A9];CharacterLevel;SaveTargets)" office:value-type="float" office:value="14" calcext:value-type="float">
            <text:p>14+</text:p>
          </table:table-cell>
          <table:table-cell table:style-name="ce2" table:formula="of:=[.A9] &amp; &quot;d6&quot;" office:value-type="string" office:string-value="3d6" calcext:value-type="string">
            <text:p>3d6</text:p>
          </table:table-cell>
          <table:table-cell table:style-name="ce2" office:value-type="float" office:value="2" calcext:value-type="float">
            <text:p>2</text:p>
          </table:table-cell>
          <table:table-cell table:style-name="ce2" office:value-type="float" office:value="1" calcext:value-type="float">
            <text:p>1</text:p>
          </table:table-cell>
          <table:table-cell table:number-columns-repeated="4" table:style-name="ce2" office:value-type="string" calcext:value-type="string">
            <text:p>--</text:p>
          </table:table-cell>
          <table:table-cell table:style-name="ce2" table:formula="of:=[.A9]*[.$Y$1]" office:value-type="float" office:value="7.5" calcext:value-type="float">
            <text:p>7.5</text:p>
          </table:table-cell>
          <table:table-cell table:style-name="ce2"/>
          <table:table-cell table:number-columns-repeated="38"/>
        </table:table-row>
        <table:table-row table:style-name="ro1">
          <table:table-cell table:style-name="ce2" office:value-type="float" office:value="4" calcext:value-type="float">
            <text:p>4</text:p>
          </table:table-cell>
          <table:table-cell table:style-name="ce12" table:formula="of:=[.B9]*2" office:value-type="float" office:value="10000" calcext:value-type="float">
            <text:p>10,000</text:p>
          </table:table-cell>
          <table:table-cell table:style-name="ce21" table:formula="of:=[.A10]&amp; &quot;d4&quot;" office:value-type="string" office:string-value="4d4" calcext:value-type="string">
            <text:p>4d4</text:p>
          </table:table-cell>
          <table:table-cell table:style-name="ce4" table:formula="of:=ROUNDUP([.A10]/3)-1" office:value-type="float" office:value="1" calcext:value-type="float">
            <text:p>+1</text:p>
          </table:table-cell>
          <table:table-cell table:style-name="ce9" table:formula="of:=13-ROUND([.$A10]*(5/14))" office:value-type="float" office:value="12" calcext:value-type="float">
            <text:p>12+</text:p>
          </table:table-cell>
          <table:table-cell table:style-name="ce9" table:formula="of:=14-ROUND([.$A10]*(5/14))" office:value-type="float" office:value="13" calcext:value-type="float">
            <text:p>13+</text:p>
          </table:table-cell>
          <table:table-cell table:style-name="ce9" table:formula="of:=13-ROUND([.$A10]*(5/14))" office:value-type="float" office:value="12" calcext:value-type="float">
            <text:p>12+</text:p>
          </table:table-cell>
          <table:table-cell table:style-name="ce9" table:formula="of:=16-ROUND([.$A10]*(5/14))" office:value-type="float" office:value="15" calcext:value-type="float">
            <text:p>15+</text:p>
          </table:table-cell>
          <table:table-cell table:style-name="ce9" table:formula="of:=15-ROUNDDOWN([.$A10]/2)" office:value-type="float" office:value="13" calcext:value-type="float">
            <text:p>13+</text:p>
          </table:table-cell>
          <table:table-cell table:style-name="ce9" table:formula="of:=LOOKUP([.A10];CharacterLevel;Competency)" office:value-type="float" office:value="10" calcext:value-type="float">
            <text:p>10+</text:p>
          </table:table-cell>
          <table:table-cell table:style-name="ce41" table:formula="of:=ROUND([.$A10]*[.K$1])" office:value-type="float" office:value="3" calcext:value-type="float">
            <text:p>+3</text:p>
          </table:table-cell>
          <table:table-cell table:style-name="ce41" table:formula="of:=ROUND([.$A10]*[.L$1])" office:value-type="float" office:value="3" calcext:value-type="float">
            <text:p>+3</text:p>
          </table:table-cell>
          <table:table-cell table:style-name="ce41" table:formula="of:=ROUND([.$A10]*[.M$1])" office:value-type="float" office:value="3" calcext:value-type="float">
            <text:p>+3</text:p>
          </table:table-cell>
          <table:table-cell table:style-name="ce41" table:formula="of:=ROUNDDOWN([.$A10]*[.N$1])" office:value-type="float" office:value="2" calcext:value-type="float">
            <text:p>+2</text:p>
          </table:table-cell>
          <table:table-cell table:style-name="ce41" table:formula="of:=ROUNDUP([.$A10]*[.O$1])" office:value-type="float" office:value="4" calcext:value-type="float">
            <text:p>+4</text:p>
          </table:table-cell>
          <table:table-cell table:style-name="ce41" table:formula="of:=LOOKUP([.A10];CharacterLevel;CompetencyBonus)" office:value-type="float" office:value="3" calcext:value-type="float">
            <text:p>+3</text:p>
          </table:table-cell>
          <table:table-cell table:style-name="ce9" table:formula="of:=LOOKUP([.A10];CharacterLevel;SaveTargets)" office:value-type="float" office:value="14" calcext:value-type="float">
            <text:p>14+</text:p>
          </table:table-cell>
          <table:table-cell table:style-name="ce2" table:formula="of:=[.A10] &amp; &quot;d6&quot;" office:value-type="string" office:string-value="4d6" calcext:value-type="string">
            <text:p>4d6</text:p>
          </table:table-cell>
          <table:table-cell table:number-columns-repeated="2" table:style-name="ce2" office:value-type="float" office:value="2" calcext:value-type="float">
            <text:p>2</text:p>
          </table:table-cell>
          <table:table-cell table:number-columns-repeated="4" table:style-name="ce2" office:value-type="string" calcext:value-type="string">
            <text:p>--</text:p>
          </table:table-cell>
          <table:table-cell table:style-name="ce2" table:formula="of:=[.A10]*[.$Y$1]" office:value-type="float" office:value="10" calcext:value-type="float">
            <text:p>10</text:p>
          </table:table-cell>
          <table:table-cell table:style-name="ce2"/>
          <table:table-cell table:number-columns-repeated="38"/>
        </table:table-row>
        <table:table-row table:style-name="ro1">
          <table:table-cell table:style-name="ce2" office:value-type="float" office:value="5" calcext:value-type="float">
            <text:p>5</text:p>
          </table:table-cell>
          <table:table-cell table:style-name="ce12" table:formula="of:=[.B10]*2" office:value-type="float" office:value="20000" calcext:value-type="float">
            <text:p>20,000</text:p>
          </table:table-cell>
          <table:table-cell table:style-name="ce21" table:formula="of:=[.A11]&amp; &quot;d4&quot;" office:value-type="string" office:string-value="5d4" calcext:value-type="string">
            <text:p>5d4</text:p>
          </table:table-cell>
          <table:table-cell table:style-name="ce4" table:formula="of:=ROUNDUP([.A11]/3)-1" office:value-type="float" office:value="1" calcext:value-type="float">
            <text:p>+1</text:p>
          </table:table-cell>
          <table:table-cell table:style-name="ce9" table:formula="of:=13-ROUND([.$A11]*(5/14))" office:value-type="float" office:value="11" calcext:value-type="float">
            <text:p>11+</text:p>
          </table:table-cell>
          <table:table-cell table:style-name="ce9" table:formula="of:=14-ROUND([.$A11]*(5/14))" office:value-type="float" office:value="12" calcext:value-type="float">
            <text:p>12+</text:p>
          </table:table-cell>
          <table:table-cell table:style-name="ce9" table:formula="of:=13-ROUND([.$A11]*(5/14))" office:value-type="float" office:value="11" calcext:value-type="float">
            <text:p>11+</text:p>
          </table:table-cell>
          <table:table-cell table:style-name="ce9" table:formula="of:=16-ROUND([.$A11]*(5/14))" office:value-type="float" office:value="14" calcext:value-type="float">
            <text:p>14+</text:p>
          </table:table-cell>
          <table:table-cell table:style-name="ce9" table:formula="of:=15-ROUNDDOWN([.$A11]/2)" office:value-type="float" office:value="13" calcext:value-type="float">
            <text:p>13+</text:p>
          </table:table-cell>
          <table:table-cell table:style-name="ce9" table:formula="of:=LOOKUP([.A11];CharacterLevel;Competency)" office:value-type="float" office:value="9" calcext:value-type="float">
            <text:p>9+</text:p>
          </table:table-cell>
          <table:table-cell table:style-name="ce41" table:formula="of:=ROUND([.$A11]*[.K$1])" office:value-type="float" office:value="4" calcext:value-type="float">
            <text:p>+4</text:p>
          </table:table-cell>
          <table:table-cell table:style-name="ce41" table:formula="of:=ROUND([.$A11]*[.L$1])" office:value-type="float" office:value="4" calcext:value-type="float">
            <text:p>+4</text:p>
          </table:table-cell>
          <table:table-cell table:style-name="ce41" table:formula="of:=ROUND([.$A11]*[.M$1])" office:value-type="float" office:value="4" calcext:value-type="float">
            <text:p>+4</text:p>
          </table:table-cell>
          <table:table-cell table:style-name="ce41" table:formula="of:=ROUNDDOWN([.$A11]*[.N$1])" office:value-type="float" office:value="3" calcext:value-type="float">
            <text:p>+3</text:p>
          </table:table-cell>
          <table:table-cell table:style-name="ce41" table:formula="of:=ROUNDUP([.$A11]*[.O$1])" office:value-type="float" office:value="5" calcext:value-type="float">
            <text:p>+5</text:p>
          </table:table-cell>
          <table:table-cell table:style-name="ce41" table:formula="of:=LOOKUP([.A11];CharacterLevel;CompetencyBonus)" office:value-type="float" office:value="4" calcext:value-type="float">
            <text:p>+4</text:p>
          </table:table-cell>
          <table:table-cell table:style-name="ce9" table:formula="of:=LOOKUP([.A11];CharacterLevel;SaveTargets)" office:value-type="float" office:value="15" calcext:value-type="float">
            <text:p>15+</text:p>
          </table:table-cell>
          <table:table-cell table:style-name="ce2" table:formula="of:=[.A11] &amp; &quot;d6&quot;" office:value-type="string" office:string-value="5d6" calcext:value-type="string">
            <text:p>5d6</text:p>
          </table:table-cell>
          <table:table-cell table:number-columns-repeated="2" table:style-name="ce2" office:value-type="float" office:value="2" calcext:value-type="float">
            <text:p>2</text:p>
          </table:table-cell>
          <table:table-cell table:style-name="ce2" office:value-type="float" office:value="1" calcext:value-type="float">
            <text:p>1</text:p>
          </table:table-cell>
          <table:table-cell table:number-columns-repeated="3" table:style-name="ce2" office:value-type="string" calcext:value-type="string">
            <text:p>--</text:p>
          </table:table-cell>
          <table:table-cell table:style-name="ce2" table:formula="of:=[.A11]*[.$Y$1]" office:value-type="float" office:value="12.5" calcext:value-type="float">
            <text:p>12.5</text:p>
          </table:table-cell>
          <table:table-cell table:style-name="ce2"/>
          <table:table-cell table:number-columns-repeated="38"/>
        </table:table-row>
        <table:table-row table:style-name="ro1">
          <table:table-cell table:style-name="ce2" office:value-type="float" office:value="6" calcext:value-type="float">
            <text:p>6</text:p>
          </table:table-cell>
          <table:table-cell table:style-name="ce12" table:formula="of:=[.B11]*2" office:value-type="float" office:value="40000" calcext:value-type="float">
            <text:p>40,000</text:p>
          </table:table-cell>
          <table:table-cell table:style-name="ce21" table:formula="of:=[.A12]&amp; &quot;d4&quot;" office:value-type="string" office:string-value="6d4" calcext:value-type="string">
            <text:p>6d4</text:p>
          </table:table-cell>
          <table:table-cell table:style-name="ce4" table:formula="of:=ROUNDUP([.A12]/3)-1" office:value-type="float" office:value="1" calcext:value-type="float">
            <text:p>+1</text:p>
          </table:table-cell>
          <table:table-cell table:style-name="ce9" table:formula="of:=13-ROUND([.$A12]*(5/14))" office:value-type="float" office:value="11" calcext:value-type="float">
            <text:p>11+</text:p>
          </table:table-cell>
          <table:table-cell table:style-name="ce9" table:formula="of:=14-ROUND([.$A12]*(5/14))" office:value-type="float" office:value="12" calcext:value-type="float">
            <text:p>12+</text:p>
          </table:table-cell>
          <table:table-cell table:style-name="ce9" table:formula="of:=13-ROUND([.$A12]*(5/14))" office:value-type="float" office:value="11" calcext:value-type="float">
            <text:p>11+</text:p>
          </table:table-cell>
          <table:table-cell table:style-name="ce9" table:formula="of:=16-ROUND([.$A12]*(5/14))" office:value-type="float" office:value="14" calcext:value-type="float">
            <text:p>14+</text:p>
          </table:table-cell>
          <table:table-cell table:style-name="ce9" table:formula="of:=15-ROUNDDOWN([.$A12]/2)" office:value-type="float" office:value="12" calcext:value-type="float">
            <text:p>12+</text:p>
          </table:table-cell>
          <table:table-cell table:style-name="ce9" table:formula="of:=LOOKUP([.A12];CharacterLevel;Competency)" office:value-type="float" office:value="9" calcext:value-type="float">
            <text:p>9+</text:p>
          </table:table-cell>
          <table:table-cell table:style-name="ce41" table:formula="of:=ROUND([.$A12]*[.K$1])" office:value-type="float" office:value="5" calcext:value-type="float">
            <text:p>+5</text:p>
          </table:table-cell>
          <table:table-cell table:style-name="ce41" table:formula="of:=ROUND([.$A12]*[.L$1])" office:value-type="float" office:value="5" calcext:value-type="float">
            <text:p>+5</text:p>
          </table:table-cell>
          <table:table-cell table:style-name="ce41" table:formula="of:=ROUND([.$A12]*[.M$1])" office:value-type="float" office:value="5" calcext:value-type="float">
            <text:p>+5</text:p>
          </table:table-cell>
          <table:table-cell table:style-name="ce41" table:formula="of:=ROUNDDOWN([.$A12]*[.N$1])" office:value-type="float" office:value="3" calcext:value-type="float">
            <text:p>+3</text:p>
          </table:table-cell>
          <table:table-cell table:style-name="ce41" table:formula="of:=ROUNDUP([.$A12]*[.O$1])" office:value-type="float" office:value="6" calcext:value-type="float">
            <text:p>+6</text:p>
          </table:table-cell>
          <table:table-cell table:style-name="ce41" table:formula="of:=LOOKUP([.A12];CharacterLevel;CompetencyBonus)" office:value-type="float" office:value="4" calcext:value-type="float">
            <text:p>+4</text:p>
          </table:table-cell>
          <table:table-cell table:style-name="ce9" table:formula="of:=LOOKUP([.A12];CharacterLevel;SaveTargets)" office:value-type="float" office:value="15" calcext:value-type="float">
            <text:p>15+</text:p>
          </table:table-cell>
          <table:table-cell table:style-name="ce2" table:formula="of:=[.A12] &amp; &quot;d6&quot;" office:value-type="string" office:string-value="6d6" calcext:value-type="string">
            <text:p>6d6</text:p>
          </table:table-cell>
          <table:table-cell table:style-name="ce2" office:value-type="float" office:value="3" calcext:value-type="float">
            <text:p>3</text:p>
          </table:table-cell>
          <table:table-cell table:number-columns-repeated="2" table:style-name="ce2" office:value-type="float" office:value="2" calcext:value-type="float">
            <text:p>2</text:p>
          </table:table-cell>
          <table:table-cell table:number-columns-repeated="3" table:style-name="ce2" office:value-type="string" calcext:value-type="string">
            <text:p>--</text:p>
          </table:table-cell>
          <table:table-cell table:style-name="ce2" table:formula="of:=[.A12]*[.$Y$1]" office:value-type="float" office:value="15" calcext:value-type="float">
            <text:p>15</text:p>
          </table:table-cell>
          <table:table-cell table:style-name="ce2"/>
          <table:table-cell table:number-columns-repeated="38"/>
        </table:table-row>
        <table:table-row table:style-name="ro1">
          <table:table-cell table:style-name="ce2" office:value-type="float" office:value="7" calcext:value-type="float">
            <text:p>7</text:p>
          </table:table-cell>
          <table:table-cell table:style-name="ce12" table:formula="of:=[.B12]*2" office:value-type="float" office:value="80000" calcext:value-type="float">
            <text:p>80,000</text:p>
          </table:table-cell>
          <table:table-cell table:style-name="ce21" table:formula="of:=[.A13]&amp; &quot;d4&quot;" office:value-type="string" office:string-value="7d4" calcext:value-type="string">
            <text:p>7d4</text:p>
          </table:table-cell>
          <table:table-cell table:style-name="ce4" table:formula="of:=ROUNDUP([.A13]/3)-1" office:value-type="float" office:value="2" calcext:value-type="float">
            <text:p>+2</text:p>
          </table:table-cell>
          <table:table-cell table:style-name="ce9" table:formula="of:=13-ROUND([.$A13]*(5/14))" office:value-type="float" office:value="10" calcext:value-type="float">
            <text:p>10+</text:p>
          </table:table-cell>
          <table:table-cell table:style-name="ce9" table:formula="of:=14-ROUND([.$A13]*(5/14))" office:value-type="float" office:value="11" calcext:value-type="float">
            <text:p>11+</text:p>
          </table:table-cell>
          <table:table-cell table:style-name="ce9" table:formula="of:=13-ROUND([.$A13]*(5/14))" office:value-type="float" office:value="10" calcext:value-type="float">
            <text:p>10+</text:p>
          </table:table-cell>
          <table:table-cell table:style-name="ce9" table:formula="of:=16-ROUND([.$A13]*(5/14))" office:value-type="float" office:value="13" calcext:value-type="float">
            <text:p>13+</text:p>
          </table:table-cell>
          <table:table-cell table:style-name="ce9" table:formula="of:=15-ROUNDDOWN([.$A13]/2)" office:value-type="float" office:value="12" calcext:value-type="float">
            <text:p>12+</text:p>
          </table:table-cell>
          <table:table-cell table:style-name="ce9" table:formula="of:=LOOKUP([.A13];CharacterLevel;Competency)" office:value-type="float" office:value="8" calcext:value-type="float">
            <text:p>8+</text:p>
          </table:table-cell>
          <table:table-cell table:style-name="ce41" table:formula="of:=ROUND([.$A13]*[.K$1])" office:value-type="float" office:value="6" calcext:value-type="float">
            <text:p>+6</text:p>
          </table:table-cell>
          <table:table-cell table:style-name="ce41" table:formula="of:=ROUND([.$A13]*[.L$1])" office:value-type="float" office:value="5" calcext:value-type="float">
            <text:p>+5</text:p>
          </table:table-cell>
          <table:table-cell table:style-name="ce41" table:formula="of:=ROUND([.$A13]*[.M$1])" office:value-type="float" office:value="6" calcext:value-type="float">
            <text:p>+6</text:p>
          </table:table-cell>
          <table:table-cell table:style-name="ce41" table:formula="of:=ROUNDDOWN([.$A13]*[.N$1])" office:value-type="float" office:value="4" calcext:value-type="float">
            <text:p>+4</text:p>
          </table:table-cell>
          <table:table-cell table:style-name="ce41" table:formula="of:=ROUNDUP([.$A13]*[.O$1])" office:value-type="float" office:value="6" calcext:value-type="float">
            <text:p>+6</text:p>
          </table:table-cell>
          <table:table-cell table:style-name="ce41" table:formula="of:=LOOKUP([.A13];CharacterLevel;CompetencyBonus)" office:value-type="float" office:value="5" calcext:value-type="float">
            <text:p>+5</text:p>
          </table:table-cell>
          <table:table-cell table:style-name="ce9" table:formula="of:=LOOKUP([.A13];CharacterLevel;SaveTargets)" office:value-type="float" office:value="16" calcext:value-type="float">
            <text:p>16+</text:p>
          </table:table-cell>
          <table:table-cell table:style-name="ce2" table:formula="of:=[.A13] &amp; &quot;d6&quot;" office:value-type="string" office:string-value="7d6" calcext:value-type="string">
            <text:p>7d6</text:p>
          </table:table-cell>
          <table:table-cell table:style-name="ce2" office:value-type="float" office:value="3" calcext:value-type="float">
            <text:p>3</text:p>
          </table:table-cell>
          <table:table-cell table:number-columns-repeated="2" table:style-name="ce2" office:value-type="float" office:value="2" calcext:value-type="float">
            <text:p>2</text:p>
          </table:table-cell>
          <table:table-cell table:style-name="ce2" office:value-type="float" office:value="1" calcext:value-type="float">
            <text:p>1</text:p>
          </table:table-cell>
          <table:table-cell table:number-columns-repeated="2" table:style-name="ce2" office:value-type="string" calcext:value-type="string">
            <text:p>--</text:p>
          </table:table-cell>
          <table:table-cell table:style-name="ce2" table:formula="of:=[.A13]*[.$Y$1]" office:value-type="float" office:value="17.5" calcext:value-type="float">
            <text:p>17.5</text:p>
          </table:table-cell>
          <table:table-cell table:style-name="ce2"/>
          <table:table-cell table:number-columns-repeated="38"/>
        </table:table-row>
        <table:table-row table:style-name="ro1">
          <table:table-cell table:style-name="ce2" office:value-type="float" office:value="8" calcext:value-type="float">
            <text:p>8</text:p>
          </table:table-cell>
          <table:table-cell table:style-name="ce11" office:value-type="float" office:value="150000" calcext:value-type="float">
            <text:p>150,000</text:p>
          </table:table-cell>
          <table:table-cell table:style-name="ce21" table:formula="of:=[.A14]&amp; &quot;d4&quot;" office:value-type="string" office:string-value="8d4" calcext:value-type="string">
            <text:p>8d4</text:p>
          </table:table-cell>
          <table:table-cell table:style-name="ce4" table:formula="of:=ROUNDUP([.A14]/3)-1" office:value-type="float" office:value="2" calcext:value-type="float">
            <text:p>+2</text:p>
          </table:table-cell>
          <table:table-cell table:style-name="ce9" table:formula="of:=13-ROUND([.$A14]*(5/14))" office:value-type="float" office:value="10" calcext:value-type="float">
            <text:p>10+</text:p>
          </table:table-cell>
          <table:table-cell table:style-name="ce9" table:formula="of:=14-ROUND([.$A14]*(5/14))" office:value-type="float" office:value="11" calcext:value-type="float">
            <text:p>11+</text:p>
          </table:table-cell>
          <table:table-cell table:style-name="ce9" table:formula="of:=13-ROUND([.$A14]*(5/14))" office:value-type="float" office:value="10" calcext:value-type="float">
            <text:p>10+</text:p>
          </table:table-cell>
          <table:table-cell table:style-name="ce9" table:formula="of:=16-ROUND([.$A14]*(5/14))" office:value-type="float" office:value="13" calcext:value-type="float">
            <text:p>13+</text:p>
          </table:table-cell>
          <table:table-cell table:style-name="ce9" table:formula="of:=15-ROUNDDOWN([.$A14]/2)" office:value-type="float" office:value="11" calcext:value-type="float">
            <text:p>11+</text:p>
          </table:table-cell>
          <table:table-cell table:style-name="ce9" table:formula="of:=LOOKUP([.A14];CharacterLevel;Competency)" office:value-type="float" office:value="8" calcext:value-type="float">
            <text:p>8+</text:p>
          </table:table-cell>
          <table:table-cell table:style-name="ce41" table:formula="of:=ROUND([.$A14]*[.K$1])" office:value-type="float" office:value="6" calcext:value-type="float">
            <text:p>+6</text:p>
          </table:table-cell>
          <table:table-cell table:style-name="ce41" table:formula="of:=ROUND([.$A14]*[.L$1])" office:value-type="float" office:value="6" calcext:value-type="float">
            <text:p>+6</text:p>
          </table:table-cell>
          <table:table-cell table:style-name="ce41" table:formula="of:=ROUND([.$A14]*[.M$1])" office:value-type="float" office:value="6" calcext:value-type="float">
            <text:p>+6</text:p>
          </table:table-cell>
          <table:table-cell table:style-name="ce41" table:formula="of:=ROUNDDOWN([.$A14]*[.N$1])" office:value-type="float" office:value="5" calcext:value-type="float">
            <text:p>+5</text:p>
          </table:table-cell>
          <table:table-cell table:style-name="ce41" table:formula="of:=ROUNDUP([.$A14]*[.O$1])" office:value-type="float" office:value="7" calcext:value-type="float">
            <text:p>+7</text:p>
          </table:table-cell>
          <table:table-cell table:style-name="ce41" table:formula="of:=LOOKUP([.A14];CharacterLevel;CompetencyBonus)" office:value-type="float" office:value="6" calcext:value-type="float">
            <text:p>+6</text:p>
          </table:table-cell>
          <table:table-cell table:style-name="ce9" table:formula="of:=LOOKUP([.A14];CharacterLevel;SaveTargets)" office:value-type="float" office:value="16" calcext:value-type="float">
            <text:p>16+</text:p>
          </table:table-cell>
          <table:table-cell table:style-name="ce2" table:formula="of:=[.A14] &amp; &quot;d6&quot;" office:value-type="string" office:string-value="8d6" calcext:value-type="string">
            <text:p>8d6</text:p>
          </table:table-cell>
          <table:table-cell table:number-columns-repeated="2" table:style-name="ce2" office:value-type="float" office:value="3" calcext:value-type="float">
            <text:p>3</text:p>
          </table:table-cell>
          <table:table-cell table:number-columns-repeated="2" table:style-name="ce2" office:value-type="float" office:value="2" calcext:value-type="float">
            <text:p>2</text:p>
          </table:table-cell>
          <table:table-cell table:number-columns-repeated="2" table:style-name="ce2" office:value-type="string" calcext:value-type="string">
            <text:p>--</text:p>
          </table:table-cell>
          <table:table-cell table:style-name="ce2" table:formula="of:=[.A14]*[.$Y$1]" office:value-type="float" office:value="20" calcext:value-type="float">
            <text:p>20</text:p>
          </table:table-cell>
          <table:table-cell table:style-name="ce2"/>
          <table:table-cell table:number-columns-repeated="38"/>
        </table:table-row>
        <table:table-row table:style-name="ro1">
          <table:table-cell table:style-name="ce2" office:value-type="float" office:value="9" calcext:value-type="float">
            <text:p>9</text:p>
          </table:table-cell>
          <table:table-cell table:style-name="ce12" table:formula="of:=[.B14]*2" office:value-type="float" office:value="300000" calcext:value-type="float">
            <text:p>300,000</text:p>
          </table:table-cell>
          <table:table-cell table:style-name="ce21" table:formula="of:=[.A15]&amp; &quot;d4&quot;" office:value-type="string" office:string-value="9d4" calcext:value-type="string">
            <text:p>9d4</text:p>
          </table:table-cell>
          <table:table-cell table:style-name="ce4" table:formula="of:=ROUNDUP([.A15]/3)-1" office:value-type="float" office:value="2" calcext:value-type="float">
            <text:p>+2</text:p>
          </table:table-cell>
          <table:table-cell table:style-name="ce9" table:formula="of:=13-ROUND([.$A15]*(5/14))" office:value-type="float" office:value="10" calcext:value-type="float">
            <text:p>10+</text:p>
          </table:table-cell>
          <table:table-cell table:style-name="ce9" table:formula="of:=14-ROUND([.$A15]*(5/14))" office:value-type="float" office:value="11" calcext:value-type="float">
            <text:p>11+</text:p>
          </table:table-cell>
          <table:table-cell table:style-name="ce9" table:formula="of:=13-ROUND([.$A15]*(5/14))" office:value-type="float" office:value="10" calcext:value-type="float">
            <text:p>10+</text:p>
          </table:table-cell>
          <table:table-cell table:style-name="ce9" table:formula="of:=16-ROUND([.$A15]*(5/14))" office:value-type="float" office:value="13" calcext:value-type="float">
            <text:p>13+</text:p>
          </table:table-cell>
          <table:table-cell table:style-name="ce9" table:formula="of:=15-ROUNDDOWN([.$A15]/2)" office:value-type="float" office:value="11" calcext:value-type="float">
            <text:p>11+</text:p>
          </table:table-cell>
          <table:table-cell table:style-name="ce9" table:formula="of:=LOOKUP([.A15];CharacterLevel;Competency)" office:value-type="float" office:value="8" calcext:value-type="float">
            <text:p>8+</text:p>
          </table:table-cell>
          <table:table-cell table:style-name="ce41" table:formula="of:=ROUND([.$A15]*[.K$1])" office:value-type="float" office:value="7" calcext:value-type="float">
            <text:p>+7</text:p>
          </table:table-cell>
          <table:table-cell table:style-name="ce41" table:formula="of:=ROUND([.$A15]*[.L$1])" office:value-type="float" office:value="7" calcext:value-type="float">
            <text:p>+7</text:p>
          </table:table-cell>
          <table:table-cell table:style-name="ce41" table:formula="of:=ROUND([.$A15]*[.M$1])" office:value-type="float" office:value="7" calcext:value-type="float">
            <text:p>+7</text:p>
          </table:table-cell>
          <table:table-cell table:style-name="ce41" table:formula="of:=ROUNDDOWN([.$A15]*[.N$1])" office:value-type="float" office:value="5" calcext:value-type="float">
            <text:p>+5</text:p>
          </table:table-cell>
          <table:table-cell table:style-name="ce41" table:formula="of:=ROUNDUP([.$A15]*[.O$1])" office:value-type="float" office:value="8" calcext:value-type="float">
            <text:p>+8</text:p>
          </table:table-cell>
          <table:table-cell table:style-name="ce41" table:formula="of:=LOOKUP([.A15];CharacterLevel;CompetencyBonus)" office:value-type="float" office:value="6" calcext:value-type="float">
            <text:p>+6</text:p>
          </table:table-cell>
          <table:table-cell table:style-name="ce9" table:formula="of:=LOOKUP([.A15];CharacterLevel;SaveTargets)" office:value-type="float" office:value="17" calcext:value-type="float">
            <text:p>17+</text:p>
          </table:table-cell>
          <table:table-cell table:style-name="ce2" table:formula="of:=[.A15] &amp; &quot;d6&quot;" office:value-type="string" office:string-value="9d6" calcext:value-type="string">
            <text:p>9d6</text:p>
          </table:table-cell>
          <table:table-cell table:number-columns-repeated="2" table:style-name="ce2" office:value-type="float" office:value="3" calcext:value-type="float">
            <text:p>3</text:p>
          </table:table-cell>
          <table:table-cell table:number-columns-repeated="2" table:style-name="ce2" office:value-type="float" office:value="2" calcext:value-type="float">
            <text:p>2</text:p>
          </table:table-cell>
          <table:table-cell table:style-name="ce2" office:value-type="float" office:value="1" calcext:value-type="float">
            <text:p>1</text:p>
          </table:table-cell>
          <table:table-cell table:style-name="ce2" office:value-type="string" calcext:value-type="string">
            <text:p>--</text:p>
          </table:table-cell>
          <table:table-cell table:style-name="ce2" table:formula="of:=[.A15]*[.$Y$1]" office:value-type="float" office:value="22.5" calcext:value-type="float">
            <text:p>22.5</text:p>
          </table:table-cell>
          <table:table-cell table:style-name="ce2"/>
          <table:table-cell table:number-columns-repeated="38"/>
        </table:table-row>
        <table:table-row table:style-name="ro1">
          <table:table-cell table:style-name="ce2" office:value-type="float" office:value="10" calcext:value-type="float">
            <text:p>10</text:p>
          </table:table-cell>
          <table:table-cell table:style-name="ce12" table:formula="of:=[.B15]+150000" office:value-type="float" office:value="450000" calcext:value-type="float">
            <text:p>450,000</text:p>
          </table:table-cell>
          <table:table-cell table:style-name="ce21" table:formula="of:=[.A16]&amp; &quot;d4&quot;" office:value-type="string" office:string-value="10d4" calcext:value-type="string">
            <text:p>10d4</text:p>
          </table:table-cell>
          <table:table-cell table:style-name="ce4" table:formula="of:=ROUNDUP([.A16]/3)-1" office:value-type="float" office:value="3" calcext:value-type="float">
            <text:p>+3</text:p>
          </table:table-cell>
          <table:table-cell table:style-name="ce9" table:formula="of:=13-ROUND([.$A16]*(5/14))" office:value-type="float" office:value="9" calcext:value-type="float">
            <text:p>9+</text:p>
          </table:table-cell>
          <table:table-cell table:style-name="ce9" table:formula="of:=14-ROUND([.$A16]*(5/14))" office:value-type="float" office:value="10" calcext:value-type="float">
            <text:p>10+</text:p>
          </table:table-cell>
          <table:table-cell table:style-name="ce9" table:formula="of:=13-ROUND([.$A16]*(5/14))" office:value-type="float" office:value="9" calcext:value-type="float">
            <text:p>9+</text:p>
          </table:table-cell>
          <table:table-cell table:style-name="ce9" table:formula="of:=16-ROUND([.$A16]*(5/14))" office:value-type="float" office:value="12" calcext:value-type="float">
            <text:p>12+</text:p>
          </table:table-cell>
          <table:table-cell table:style-name="ce9" table:formula="of:=15-ROUNDDOWN([.$A16]/2)" office:value-type="float" office:value="10" calcext:value-type="float">
            <text:p>10+</text:p>
          </table:table-cell>
          <table:table-cell table:style-name="ce9" table:formula="of:=LOOKUP([.A16];CharacterLevel;Competency)" office:value-type="float" office:value="7" calcext:value-type="float">
            <text:p>7+</text:p>
          </table:table-cell>
          <table:table-cell table:style-name="ce41" table:formula="of:=ROUND([.$A16]*[.K$1])" office:value-type="float" office:value="8" calcext:value-type="float">
            <text:p>+8</text:p>
          </table:table-cell>
          <table:table-cell table:style-name="ce41" table:formula="of:=ROUND([.$A16]*[.L$1])" office:value-type="float" office:value="8" calcext:value-type="float">
            <text:p>+8</text:p>
          </table:table-cell>
          <table:table-cell table:style-name="ce41" table:formula="of:=ROUND([.$A16]*[.M$1])" office:value-type="float" office:value="8" calcext:value-type="float">
            <text:p>+8</text:p>
          </table:table-cell>
          <table:table-cell table:style-name="ce41" table:formula="of:=ROUNDDOWN([.$A16]*[.N$1])" office:value-type="float" office:value="6" calcext:value-type="float">
            <text:p>+6</text:p>
          </table:table-cell>
          <table:table-cell table:style-name="ce41" table:formula="of:=ROUNDUP([.$A16]*[.O$1])" office:value-type="float" office:value="9" calcext:value-type="float">
            <text:p>+9</text:p>
          </table:table-cell>
          <table:table-cell table:style-name="ce41" table:formula="of:=LOOKUP([.A16];CharacterLevel;CompetencyBonus)" office:value-type="float" office:value="7" calcext:value-type="float">
            <text:p>+7</text:p>
          </table:table-cell>
          <table:table-cell table:style-name="ce9" table:formula="of:=LOOKUP([.A16];CharacterLevel;SaveTargets)" office:value-type="float" office:value="17" calcext:value-type="float">
            <text:p>17+</text:p>
          </table:table-cell>
          <table:table-cell table:style-name="ce2" table:formula="of:=[.A16] &amp; &quot;d6&quot;" office:value-type="string" office:string-value="10d6" calcext:value-type="string">
            <text:p>10d6</text:p>
          </table:table-cell>
          <table:table-cell table:style-name="ce2" office:value-type="float" office:value="4" calcext:value-type="float">
            <text:p>4</text:p>
          </table:table-cell>
          <table:table-cell table:number-columns-repeated="2" table:style-name="ce2" office:value-type="float" office:value="3" calcext:value-type="float">
            <text:p>3</text:p>
          </table:table-cell>
          <table:table-cell table:number-columns-repeated="2" table:style-name="ce2" office:value-type="float" office:value="2" calcext:value-type="float">
            <text:p>2</text:p>
          </table:table-cell>
          <table:table-cell table:style-name="ce2" office:value-type="string" calcext:value-type="string">
            <text:p>--</text:p>
          </table:table-cell>
          <table:table-cell table:style-name="ce2" table:formula="of:=[.A16]*[.$Y$1]" office:value-type="float" office:value="25" calcext:value-type="float">
            <text:p>25</text:p>
          </table:table-cell>
          <table:table-cell table:style-name="ce2"/>
          <table:table-cell table:number-columns-repeated="38"/>
        </table:table-row>
        <table:table-row table:style-name="ro1">
          <table:table-cell table:style-name="ce2" office:value-type="float" office:value="11" calcext:value-type="float">
            <text:p>11</text:p>
          </table:table-cell>
          <table:table-cell table:style-name="ce12" table:formula="of:=[.B16]+150000" office:value-type="float" office:value="600000" calcext:value-type="float">
            <text:p>600,000</text:p>
          </table:table-cell>
          <table:table-cell table:style-name="ce21" table:formula="of:=[.$C$16] &amp; &quot;+&quot; &amp; ([.A17]-10)" office:value-type="string" office:string-value="10d4+1" calcext:value-type="string">
            <text:p>10d4+1</text:p>
          </table:table-cell>
          <table:table-cell table:style-name="ce4" table:formula="of:=ROUNDUP([.A17]/3)-1" office:value-type="float" office:value="3" calcext:value-type="float">
            <text:p>+3</text:p>
          </table:table-cell>
          <table:table-cell table:style-name="ce9" table:formula="of:=13-ROUND([.$A17]*(5/14))" office:value-type="float" office:value="9" calcext:value-type="float">
            <text:p>9+</text:p>
          </table:table-cell>
          <table:table-cell table:style-name="ce9" table:formula="of:=14-ROUND([.$A17]*(5/14))" office:value-type="float" office:value="10" calcext:value-type="float">
            <text:p>10+</text:p>
          </table:table-cell>
          <table:table-cell table:style-name="ce9" table:formula="of:=13-ROUND([.$A17]*(5/14))" office:value-type="float" office:value="9" calcext:value-type="float">
            <text:p>9+</text:p>
          </table:table-cell>
          <table:table-cell table:style-name="ce9" table:formula="of:=16-ROUND([.$A17]*(5/14))" office:value-type="float" office:value="12" calcext:value-type="float">
            <text:p>12+</text:p>
          </table:table-cell>
          <table:table-cell table:style-name="ce9" table:formula="of:=15-ROUNDDOWN([.$A17]/2)" office:value-type="float" office:value="10" calcext:value-type="float">
            <text:p>10+</text:p>
          </table:table-cell>
          <table:table-cell table:style-name="ce9" table:formula="of:=LOOKUP([.A17];CharacterLevel;Competency)" office:value-type="float" office:value="7" calcext:value-type="float">
            <text:p>7+</text:p>
          </table:table-cell>
          <table:table-cell table:style-name="ce41" table:formula="of:=ROUND([.$A17]*[.K$1])" office:value-type="float" office:value="9" calcext:value-type="float">
            <text:p>+9</text:p>
          </table:table-cell>
          <table:table-cell table:style-name="ce41" table:formula="of:=ROUND([.$A17]*[.L$1])" office:value-type="float" office:value="8" calcext:value-type="float">
            <text:p>+8</text:p>
          </table:table-cell>
          <table:table-cell table:style-name="ce41" table:formula="of:=ROUND([.$A17]*[.M$1])" office:value-type="float" office:value="9" calcext:value-type="float">
            <text:p>+9</text:p>
          </table:table-cell>
          <table:table-cell table:style-name="ce41" table:formula="of:=ROUNDDOWN([.$A17]*[.N$1])" office:value-type="float" office:value="7" calcext:value-type="float">
            <text:p>+7</text:p>
          </table:table-cell>
          <table:table-cell table:style-name="ce41" table:formula="of:=ROUNDUP([.$A17]*[.O$1])" office:value-type="float" office:value="10" calcext:value-type="float">
            <text:p>+10</text:p>
          </table:table-cell>
          <table:table-cell table:style-name="ce41" table:formula="of:=LOOKUP([.A17];CharacterLevel;CompetencyBonus)" office:value-type="float" office:value="8" calcext:value-type="float">
            <text:p>+8</text:p>
          </table:table-cell>
          <table:table-cell table:style-name="ce9" table:formula="of:=LOOKUP([.A17];CharacterLevel;SaveTargets)" office:value-type="float" office:value="18" calcext:value-type="float">
            <text:p>18+</text:p>
          </table:table-cell>
          <table:table-cell table:style-name="ce2" table:formula="of:=[.A17] &amp; &quot;d6&quot;" office:value-type="string" office:string-value="11d6" calcext:value-type="string">
            <text:p>11d6</text:p>
          </table:table-cell>
          <table:table-cell table:style-name="ce2" office:value-type="float" office:value="4" calcext:value-type="float">
            <text:p>4</text:p>
          </table:table-cell>
          <table:table-cell table:number-columns-repeated="2" table:style-name="ce2" office:value-type="float" office:value="3" calcext:value-type="float">
            <text:p>3</text:p>
          </table:table-cell>
          <table:table-cell table:number-columns-repeated="2" table:style-name="ce2" office:value-type="float" office:value="2" calcext:value-type="float">
            <text:p>2</text:p>
          </table:table-cell>
          <table:table-cell table:style-name="ce2" office:value-type="float" office:value="1" calcext:value-type="float">
            <text:p>1</text:p>
          </table:table-cell>
          <table:table-cell table:style-name="ce2" table:formula="of:=[.Y16]+1" office:value-type="float" office:value="26" calcext:value-type="float">
            <text:p>26</text:p>
          </table:table-cell>
          <table:table-cell table:style-name="ce2"/>
          <table:table-cell table:number-columns-repeated="38"/>
        </table:table-row>
        <table:table-row table:style-name="ro1">
          <table:table-cell table:style-name="ce2" office:value-type="float" office:value="12" calcext:value-type="float">
            <text:p>12</text:p>
          </table:table-cell>
          <table:table-cell table:style-name="ce12" table:formula="of:=[.B17]+150000" office:value-type="float" office:value="750000" calcext:value-type="float">
            <text:p>750,000</text:p>
          </table:table-cell>
          <table:table-cell table:style-name="ce21" table:formula="of:=[.$C$16] &amp; &quot;+&quot; &amp; ([.A18]-10)" office:value-type="string" office:string-value="10d4+2" calcext:value-type="string">
            <text:p>10d4+2</text:p>
          </table:table-cell>
          <table:table-cell table:style-name="ce4" table:formula="of:=ROUNDUP([.A18]/3)-1" office:value-type="float" office:value="3" calcext:value-type="float">
            <text:p>+3</text:p>
          </table:table-cell>
          <table:table-cell table:style-name="ce9" table:formula="of:=13-ROUND([.$A18]*(5/14))" office:value-type="float" office:value="9" calcext:value-type="float">
            <text:p>9+</text:p>
          </table:table-cell>
          <table:table-cell table:style-name="ce9" table:formula="of:=14-ROUND([.$A18]*(5/14))" office:value-type="float" office:value="10" calcext:value-type="float">
            <text:p>10+</text:p>
          </table:table-cell>
          <table:table-cell table:style-name="ce9" table:formula="of:=13-ROUND([.$A18]*(5/14))" office:value-type="float" office:value="9" calcext:value-type="float">
            <text:p>9+</text:p>
          </table:table-cell>
          <table:table-cell table:style-name="ce9" table:formula="of:=16-ROUND([.$A18]*(5/14))" office:value-type="float" office:value="12" calcext:value-type="float">
            <text:p>12+</text:p>
          </table:table-cell>
          <table:table-cell table:style-name="ce9" table:formula="of:=15-ROUNDDOWN([.$A18]/2)" office:value-type="float" office:value="9" calcext:value-type="float">
            <text:p>9+</text:p>
          </table:table-cell>
          <table:table-cell table:style-name="ce9" table:formula="of:=LOOKUP([.A18];CharacterLevel;Competency)" office:value-type="float" office:value="6" calcext:value-type="float">
            <text:p>6+</text:p>
          </table:table-cell>
          <table:table-cell table:style-name="ce41" table:formula="of:=ROUND([.$A18]*[.K$1])" office:value-type="float" office:value="10" calcext:value-type="float">
            <text:p>+10</text:p>
          </table:table-cell>
          <table:table-cell table:style-name="ce41" table:formula="of:=ROUND([.$A18]*[.L$1])" office:value-type="float" office:value="9" calcext:value-type="float">
            <text:p>+9</text:p>
          </table:table-cell>
          <table:table-cell table:style-name="ce41" table:formula="of:=ROUND([.$A18]*[.M$1])" office:value-type="float" office:value="10" calcext:value-type="float">
            <text:p>+10</text:p>
          </table:table-cell>
          <table:table-cell table:style-name="ce41" table:formula="of:=ROUNDDOWN([.$A18]*[.N$1])" office:value-type="float" office:value="7" calcext:value-type="float">
            <text:p>+7</text:p>
          </table:table-cell>
          <table:table-cell table:style-name="ce41" table:formula="of:=ROUNDUP([.$A18]*[.O$1])" office:value-type="float" office:value="11" calcext:value-type="float">
            <text:p>+11</text:p>
          </table:table-cell>
          <table:table-cell table:style-name="ce41" table:formula="of:=LOOKUP([.A18];CharacterLevel;CompetencyBonus)" office:value-type="float" office:value="8" calcext:value-type="float">
            <text:p>+8</text:p>
          </table:table-cell>
          <table:table-cell table:style-name="ce9" table:formula="of:=LOOKUP([.A18];CharacterLevel;SaveTargets)" office:value-type="float" office:value="18" calcext:value-type="float">
            <text:p>18+</text:p>
          </table:table-cell>
          <table:table-cell table:style-name="ce2" table:formula="of:=[.A18] &amp; &quot;d6&quot;" office:value-type="string" office:string-value="12d6" calcext:value-type="string">
            <text:p>12d6</text:p>
          </table:table-cell>
          <table:table-cell table:number-columns-repeated="2" table:style-name="ce2" office:value-type="float" office:value="4" calcext:value-type="float">
            <text:p>4</text:p>
          </table:table-cell>
          <table:table-cell table:number-columns-repeated="2" table:style-name="ce2" office:value-type="float" office:value="3" calcext:value-type="float">
            <text:p>3</text:p>
          </table:table-cell>
          <table:table-cell table:number-columns-repeated="2" table:style-name="ce2" office:value-type="float" office:value="2" calcext:value-type="float">
            <text:p>2</text:p>
          </table:table-cell>
          <table:table-cell table:style-name="ce2" table:formula="of:=[.Y17]+1" office:value-type="float" office:value="27" calcext:value-type="float">
            <text:p>27</text:p>
          </table:table-cell>
          <table:table-cell table:style-name="ce2"/>
          <table:table-cell table:number-columns-repeated="38"/>
        </table:table-row>
        <table:table-row table:style-name="ro1">
          <table:table-cell table:style-name="ce2" office:value-type="float" office:value="13" calcext:value-type="float">
            <text:p>13</text:p>
          </table:table-cell>
          <table:table-cell table:style-name="ce12" table:formula="of:=[.B18]+150000" office:value-type="float" office:value="900000" calcext:value-type="float">
            <text:p>900,000</text:p>
          </table:table-cell>
          <table:table-cell table:style-name="ce21" table:formula="of:=[.$C$16] &amp; &quot;+&quot; &amp; ([.A19]-10)" office:value-type="string" office:string-value="10d4+3" calcext:value-type="string">
            <text:p>10d4+3</text:p>
          </table:table-cell>
          <table:table-cell table:style-name="ce4" table:formula="of:=ROUNDUP([.A19]/3)-1" office:value-type="float" office:value="4" calcext:value-type="float">
            <text:p>+4</text:p>
          </table:table-cell>
          <table:table-cell table:style-name="ce9" table:formula="of:=13-ROUND([.$A19]*(5/14))" office:value-type="float" office:value="8" calcext:value-type="float">
            <text:p>8+</text:p>
          </table:table-cell>
          <table:table-cell table:style-name="ce9" table:formula="of:=14-ROUND([.$A19]*(5/14))" office:value-type="float" office:value="9" calcext:value-type="float">
            <text:p>9+</text:p>
          </table:table-cell>
          <table:table-cell table:style-name="ce9" table:formula="of:=13-ROUND([.$A19]*(5/14))" office:value-type="float" office:value="8" calcext:value-type="float">
            <text:p>8+</text:p>
          </table:table-cell>
          <table:table-cell table:style-name="ce9" table:formula="of:=16-ROUND([.$A19]*(5/14))" office:value-type="float" office:value="11" calcext:value-type="float">
            <text:p>11+</text:p>
          </table:table-cell>
          <table:table-cell table:style-name="ce9" table:formula="of:=15-ROUNDDOWN([.$A19]/2)" office:value-type="float" office:value="9" calcext:value-type="float">
            <text:p>9+</text:p>
          </table:table-cell>
          <table:table-cell table:style-name="ce9" table:formula="of:=LOOKUP([.A19];CharacterLevel;Competency)" office:value-type="float" office:value="6" calcext:value-type="float">
            <text:p>6+</text:p>
          </table:table-cell>
          <table:table-cell table:style-name="ce41" table:formula="of:=ROUND([.$A19]*[.K$1])" office:value-type="float" office:value="10" calcext:value-type="float">
            <text:p>+10</text:p>
          </table:table-cell>
          <table:table-cell table:style-name="ce41" table:formula="of:=ROUND([.$A19]*[.L$1])" office:value-type="float" office:value="10" calcext:value-type="float">
            <text:p>+10</text:p>
          </table:table-cell>
          <table:table-cell table:style-name="ce41" table:formula="of:=ROUND([.$A19]*[.M$1])" office:value-type="float" office:value="10" calcext:value-type="float">
            <text:p>+10</text:p>
          </table:table-cell>
          <table:table-cell table:style-name="ce41" table:formula="of:=ROUNDDOWN([.$A19]*[.N$1])" office:value-type="float" office:value="8" calcext:value-type="float">
            <text:p>+8</text:p>
          </table:table-cell>
          <table:table-cell table:style-name="ce41" table:formula="of:=ROUNDUP([.$A19]*[.O$1])" office:value-type="float" office:value="12" calcext:value-type="float">
            <text:p>+12</text:p>
          </table:table-cell>
          <table:table-cell table:style-name="ce41" table:formula="of:=LOOKUP([.A19];CharacterLevel;CompetencyBonus)" office:value-type="float" office:value="9" calcext:value-type="float">
            <text:p>+9</text:p>
          </table:table-cell>
          <table:table-cell table:style-name="ce9" table:formula="of:=LOOKUP([.A19];CharacterLevel;SaveTargets)" office:value-type="float" office:value="19" calcext:value-type="float">
            <text:p>19+</text:p>
          </table:table-cell>
          <table:table-cell table:style-name="ce2" table:formula="of:=[.A19] &amp; &quot;d6&quot;" office:value-type="string" office:string-value="13d6" calcext:value-type="string">
            <text:p>13d6</text:p>
          </table:table-cell>
          <table:table-cell table:number-columns-repeated="2" table:style-name="ce2" office:value-type="float" office:value="4" calcext:value-type="float">
            <text:p>4</text:p>
          </table:table-cell>
          <table:table-cell table:number-columns-repeated="3" table:style-name="ce2" office:value-type="float" office:value="3" calcext:value-type="float">
            <text:p>3</text:p>
          </table:table-cell>
          <table:table-cell table:style-name="ce2" office:value-type="float" office:value="2" calcext:value-type="float">
            <text:p>2</text:p>
          </table:table-cell>
          <table:table-cell table:style-name="ce2" table:formula="of:=[.Y18]+1" office:value-type="float" office:value="28" calcext:value-type="float">
            <text:p>28</text:p>
          </table:table-cell>
          <table:table-cell table:style-name="ce2"/>
          <table:table-cell table:number-columns-repeated="38"/>
        </table:table-row>
        <table:table-row table:style-name="ro1">
          <table:table-cell table:style-name="ce2" office:value-type="float" office:value="14" calcext:value-type="float">
            <text:p>14</text:p>
          </table:table-cell>
          <table:table-cell table:style-name="ce12" table:formula="of:=[.B19]+150000" office:value-type="float" office:value="1050000" calcext:value-type="float">
            <text:p>1,050,000</text:p>
          </table:table-cell>
          <table:table-cell table:style-name="ce21" table:formula="of:=[.$C$16] &amp; &quot;+&quot; &amp; ([.A20]-10)" office:value-type="string" office:string-value="10d4+4" calcext:value-type="string">
            <text:p>10d4+4</text:p>
          </table:table-cell>
          <table:table-cell table:style-name="ce4" table:formula="of:=ROUNDUP([.A20]/3)-1" office:value-type="float" office:value="4" calcext:value-type="float">
            <text:p>+4</text:p>
          </table:table-cell>
          <table:table-cell table:style-name="ce9" table:formula="of:=13-ROUND([.$A20]*(5/14))" office:value-type="float" office:value="8" calcext:value-type="float">
            <text:p>8+</text:p>
          </table:table-cell>
          <table:table-cell table:style-name="ce9" table:formula="of:=14-ROUND([.$A20]*(5/14))" office:value-type="float" office:value="9" calcext:value-type="float">
            <text:p>9+</text:p>
          </table:table-cell>
          <table:table-cell table:style-name="ce9" table:formula="of:=13-ROUND([.$A20]*(5/14))" office:value-type="float" office:value="8" calcext:value-type="float">
            <text:p>8+</text:p>
          </table:table-cell>
          <table:table-cell table:style-name="ce9" table:formula="of:=16-ROUND([.$A20]*(5/14))" office:value-type="float" office:value="11" calcext:value-type="float">
            <text:p>11+</text:p>
          </table:table-cell>
          <table:table-cell table:style-name="ce9" table:formula="of:=15-ROUNDDOWN([.$A20]/2)" office:value-type="float" office:value="8" calcext:value-type="float">
            <text:p>8+</text:p>
          </table:table-cell>
          <table:table-cell table:style-name="ce9" table:formula="of:=LOOKUP([.A20];CharacterLevel;Competency)" office:value-type="float" office:value="5" calcext:value-type="float">
            <text:p>5+</text:p>
          </table:table-cell>
          <table:table-cell table:style-name="ce41" table:formula="of:=ROUND([.$A20]*[.K$1])" office:value-type="float" office:value="11" calcext:value-type="float">
            <text:p>+11</text:p>
          </table:table-cell>
          <table:table-cell table:style-name="ce41" table:formula="of:=ROUND([.$A20]*[.L$1])" office:value-type="float" office:value="11" calcext:value-type="float">
            <text:p>+11</text:p>
          </table:table-cell>
          <table:table-cell table:style-name="ce41" table:formula="of:=ROUND([.$A20]*[.M$1])" office:value-type="float" office:value="11" calcext:value-type="float">
            <text:p>+11</text:p>
          </table:table-cell>
          <table:table-cell table:style-name="ce41" table:formula="of:=ROUNDDOWN([.$A20]*[.N$1])" office:value-type="float" office:value="9" calcext:value-type="float">
            <text:p>+9</text:p>
          </table:table-cell>
          <table:table-cell table:style-name="ce41" table:formula="of:=ROUNDUP([.$A20]*[.O$1])" office:value-type="float" office:value="12" calcext:value-type="float">
            <text:p>+12</text:p>
          </table:table-cell>
          <table:table-cell table:style-name="ce41" table:formula="of:=LOOKUP([.A20];CharacterLevel;CompetencyBonus)" office:value-type="float" office:value="10" calcext:value-type="float">
            <text:p>+10</text:p>
          </table:table-cell>
          <table:table-cell table:style-name="ce9" table:formula="of:=LOOKUP([.A20];CharacterLevel;SaveTargets)" office:value-type="float" office:value="19" calcext:value-type="float">
            <text:p>19+</text:p>
          </table:table-cell>
          <table:table-cell table:style-name="ce2" table:formula="of:=[.A20] &amp; &quot;d6&quot;" office:value-type="string" office:string-value="14d6" calcext:value-type="string">
            <text:p>14d6</text:p>
          </table:table-cell>
          <table:table-cell table:style-name="ce2" office:value-type="float" office:value="5" calcext:value-type="float">
            <text:p>5</text:p>
          </table:table-cell>
          <table:table-cell table:number-columns-repeated="2" table:style-name="ce2" office:value-type="float" office:value="4" calcext:value-type="float">
            <text:p>4</text:p>
          </table:table-cell>
          <table:table-cell table:number-columns-repeated="2" table:style-name="ce2" office:value-type="float" office:value="3" calcext:value-type="float">
            <text:p>3</text:p>
          </table:table-cell>
          <table:table-cell table:style-name="ce2" office:value-type="float" office:value="2" calcext:value-type="float">
            <text:p>2</text:p>
          </table:table-cell>
          <table:table-cell table:style-name="ce2" table:formula="of:=[.Y19]+1" office:value-type="float" office:value="29" calcext:value-type="float">
            <text:p>29</text:p>
          </table:table-cell>
          <table:table-cell table:style-name="ce2"/>
          <table:table-cell table:number-columns-repeated="38"/>
        </table:table-row>
        <table:table-row table:style-name="ro1">
          <table:table-cell table:style-name="ce2" office:value-type="float" office:value="15" calcext:value-type="float">
            <text:p>15</text:p>
          </table:table-cell>
          <table:table-cell table:style-name="ce12" table:formula="of:=[.B20]+150000" office:value-type="float" office:value="1200000" calcext:value-type="float">
            <text:p>1,200,000</text:p>
          </table:table-cell>
          <table:table-cell table:style-name="ce21" table:formula="of:=[.$C$16] &amp; &quot;+&quot; &amp; ([.A21]-10)" office:value-type="string" office:string-value="10d4+5" calcext:value-type="string">
            <text:p>10d4+5</text:p>
          </table:table-cell>
          <table:table-cell table:style-name="ce4" table:formula="of:=ROUNDUP([.A21]/3)-1" office:value-type="float" office:value="4" calcext:value-type="float">
            <text:p>+4</text:p>
          </table:table-cell>
          <table:table-cell table:style-name="ce9" table:formula="of:=13-ROUND([.$A21]*(5/14))" office:value-type="float" office:value="8" calcext:value-type="float">
            <text:p>8+</text:p>
          </table:table-cell>
          <table:table-cell table:style-name="ce9" table:formula="of:=14-ROUND([.$A21]*(5/14))" office:value-type="float" office:value="9" calcext:value-type="float">
            <text:p>9+</text:p>
          </table:table-cell>
          <table:table-cell table:style-name="ce9" table:formula="of:=13-ROUND([.$A21]*(5/14))" office:value-type="float" office:value="8" calcext:value-type="float">
            <text:p>8+</text:p>
          </table:table-cell>
          <table:table-cell table:style-name="ce9" table:formula="of:=16-ROUND([.$A21]*(5/14))" office:value-type="float" office:value="11" calcext:value-type="float">
            <text:p>11+</text:p>
          </table:table-cell>
          <table:table-cell table:style-name="ce9" table:formula="of:=15-ROUNDDOWN([.$A21]/2)" office:value-type="float" office:value="8" calcext:value-type="float">
            <text:p>8+</text:p>
          </table:table-cell>
          <table:table-cell table:style-name="ce9" table:formula="of:=LOOKUP([.A21];CharacterLevel;Competency)" office:value-type="float" office:value="5" calcext:value-type="float">
            <text:p>5+</text:p>
          </table:table-cell>
          <table:table-cell table:style-name="ce41" table:formula="of:=ROUND([.$A21]*[.K$1])" office:value-type="float" office:value="12" calcext:value-type="float">
            <text:p>+12</text:p>
          </table:table-cell>
          <table:table-cell table:style-name="ce41" table:formula="of:=ROUND([.$A21]*[.L$1])" office:value-type="float" office:value="11" calcext:value-type="float">
            <text:p>+11</text:p>
          </table:table-cell>
          <table:table-cell table:style-name="ce41" table:formula="of:=ROUND([.$A21]*[.M$1])" office:value-type="float" office:value="12" calcext:value-type="float">
            <text:p>+12</text:p>
          </table:table-cell>
          <table:table-cell table:style-name="ce41" table:formula="of:=ROUNDDOWN([.$A21]*[.N$1])" office:value-type="float" office:value="9" calcext:value-type="float">
            <text:p>+9</text:p>
          </table:table-cell>
          <table:table-cell table:style-name="ce41" table:formula="of:=ROUNDUP([.$A21]*[.O$1])" office:value-type="float" office:value="13" calcext:value-type="float">
            <text:p>+13</text:p>
          </table:table-cell>
          <table:table-cell table:style-name="ce41" table:formula="of:=LOOKUP([.A21];CharacterLevel;CompetencyBonus)" office:value-type="float" office:value="10" calcext:value-type="float">
            <text:p>+10</text:p>
          </table:table-cell>
          <table:table-cell table:style-name="ce9" table:formula="of:=LOOKUP([.A21];CharacterLevel;SaveTargets)" office:value-type="float" office:value="20" calcext:value-type="float">
            <text:p>20+</text:p>
          </table:table-cell>
          <table:table-cell table:style-name="ce2" table:formula="of:=[.A21] &amp; &quot;d6&quot;" office:value-type="string" office:string-value="15d6" calcext:value-type="string">
            <text:p>15d6</text:p>
          </table:table-cell>
          <table:table-cell table:style-name="ce2" office:value-type="float" office:value="5" calcext:value-type="float">
            <text:p>5</text:p>
          </table:table-cell>
          <table:table-cell table:number-columns-repeated="2" table:style-name="ce2" office:value-type="float" office:value="4" calcext:value-type="float">
            <text:p>4</text:p>
          </table:table-cell>
          <table:table-cell table:number-columns-repeated="3" table:style-name="ce2" office:value-type="float" office:value="3" calcext:value-type="float">
            <text:p>3</text:p>
          </table:table-cell>
          <table:table-cell table:style-name="ce2" table:formula="of:=[.Y20]+1" office:value-type="float" office:value="30" calcext:value-type="float">
            <text:p>30</text:p>
          </table:table-cell>
          <table:table-cell table:style-name="ce2"/>
          <table:table-cell table:number-columns-repeated="38"/>
        </table:table-row>
        <table:table-row table:style-name="ro1">
          <table:table-cell table:style-name="ce2" office:value-type="float" office:value="16" calcext:value-type="float">
            <text:p>16</text:p>
          </table:table-cell>
          <table:table-cell table:style-name="ce12" table:formula="of:=[.B21]+150000" office:value-type="float" office:value="1350000" calcext:value-type="float">
            <text:p>1,350,000</text:p>
          </table:table-cell>
          <table:table-cell table:style-name="ce21" table:formula="of:=[.$C$16] &amp; &quot;+&quot; &amp; ([.A22]-10)" office:value-type="string" office:string-value="10d4+6" calcext:value-type="string">
            <text:p>10d4+6</text:p>
          </table:table-cell>
          <table:table-cell table:style-name="ce4" table:formula="of:=ROUNDUP([.A22]/3)-1" office:value-type="float" office:value="5" calcext:value-type="float">
            <text:p>+5</text:p>
          </table:table-cell>
          <table:table-cell table:style-name="ce9" table:formula="of:=13-ROUND([.$A22]*(5/14))" office:value-type="float" office:value="7" calcext:value-type="float">
            <text:p>7+</text:p>
          </table:table-cell>
          <table:table-cell table:style-name="ce9" table:formula="of:=14-ROUND([.$A22]*(5/14))" office:value-type="float" office:value="8" calcext:value-type="float">
            <text:p>8+</text:p>
          </table:table-cell>
          <table:table-cell table:style-name="ce9" table:formula="of:=13-ROUND([.$A22]*(5/14))" office:value-type="float" office:value="7" calcext:value-type="float">
            <text:p>7+</text:p>
          </table:table-cell>
          <table:table-cell table:style-name="ce9" table:formula="of:=16-ROUND([.$A22]*(5/14))" office:value-type="float" office:value="10" calcext:value-type="float">
            <text:p>10+</text:p>
          </table:table-cell>
          <table:table-cell table:style-name="ce9" table:formula="of:=15-ROUNDDOWN([.$A22]/2)" office:value-type="float" office:value="7" calcext:value-type="float">
            <text:p>7+</text:p>
          </table:table-cell>
          <table:table-cell table:style-name="ce9" table:formula="of:=LOOKUP([.A22];CharacterLevel;Competency)" office:value-type="float" office:value="5" calcext:value-type="float">
            <text:p>5+</text:p>
          </table:table-cell>
          <table:table-cell table:style-name="ce41" table:formula="of:=ROUND([.$A22]*[.K$1])" office:value-type="float" office:value="13" calcext:value-type="float">
            <text:p>+13</text:p>
          </table:table-cell>
          <table:table-cell table:style-name="ce41" table:formula="of:=ROUND([.$A22]*[.L$1])" office:value-type="float" office:value="12" calcext:value-type="float">
            <text:p>+12</text:p>
          </table:table-cell>
          <table:table-cell table:style-name="ce41" table:formula="of:=ROUND([.$A22]*[.M$1])" office:value-type="float" office:value="13" calcext:value-type="float">
            <text:p>+13</text:p>
          </table:table-cell>
          <table:table-cell table:style-name="ce41" table:formula="of:=ROUNDDOWN([.$A22]*[.N$1])" office:value-type="float" office:value="10" calcext:value-type="float">
            <text:p>+10</text:p>
          </table:table-cell>
          <table:table-cell table:style-name="ce41" table:formula="of:=ROUNDUP([.$A22]*[.O$1])" office:value-type="float" office:value="14" calcext:value-type="float">
            <text:p>+14</text:p>
          </table:table-cell>
          <table:table-cell table:style-name="ce41" table:formula="of:=LOOKUP([.A22];CharacterLevel;CompetencyBonus)" office:value-type="float" office:value="11" calcext:value-type="float">
            <text:p>+11</text:p>
          </table:table-cell>
          <table:table-cell table:style-name="ce9" table:formula="of:=LOOKUP([.A22];CharacterLevel;SaveTargets)" office:value-type="float" office:value="20" calcext:value-type="float">
            <text:p>20+</text:p>
          </table:table-cell>
          <table:table-cell table:style-name="ce2" table:formula="of:=[.A22] &amp; &quot;d6&quot;" office:value-type="string" office:string-value="16d6" calcext:value-type="string">
            <text:p>16d6</text:p>
          </table:table-cell>
          <table:table-cell table:number-columns-repeated="2" table:style-name="ce2" office:value-type="float" office:value="5" calcext:value-type="float">
            <text:p>5</text:p>
          </table:table-cell>
          <table:table-cell table:number-columns-repeated="2" table:style-name="ce2" office:value-type="float" office:value="4" calcext:value-type="float">
            <text:p>4</text:p>
          </table:table-cell>
          <table:table-cell table:number-columns-repeated="2" table:style-name="ce2" office:value-type="float" office:value="3" calcext:value-type="float">
            <text:p>3</text:p>
          </table:table-cell>
          <table:table-cell table:style-name="ce2" table:formula="of:=[.Y21]+1" office:value-type="float" office:value="31" calcext:value-type="float">
            <text:p>31</text:p>
          </table:table-cell>
          <table:table-cell table:style-name="ce2"/>
          <table:table-cell table:number-columns-repeated="38"/>
        </table:table-row>
        <table:table-row table:style-name="ro1">
          <table:table-cell table:style-name="ce2" office:value-type="float" office:value="17" calcext:value-type="float">
            <text:p>17</text:p>
          </table:table-cell>
          <table:table-cell table:style-name="ce12" table:formula="of:=[.B22]+150000" office:value-type="float" office:value="1500000" calcext:value-type="float">
            <text:p>1,500,000</text:p>
          </table:table-cell>
          <table:table-cell table:style-name="ce21" table:formula="of:=[.$C$16] &amp; &quot;+&quot; &amp; ([.A23]-10)" office:value-type="string" office:string-value="10d4+7" calcext:value-type="string">
            <text:p>10d4+7</text:p>
          </table:table-cell>
          <table:table-cell table:style-name="ce4" table:formula="of:=ROUNDUP([.A23]/3)-1" office:value-type="float" office:value="5" calcext:value-type="float">
            <text:p>+5</text:p>
          </table:table-cell>
          <table:table-cell table:style-name="ce9" table:formula="of:=13-ROUND([.$A23]*(5/14))" office:value-type="float" office:value="7" calcext:value-type="float">
            <text:p>7+</text:p>
          </table:table-cell>
          <table:table-cell table:style-name="ce9" table:formula="of:=14-ROUND([.$A23]*(5/14))" office:value-type="float" office:value="8" calcext:value-type="float">
            <text:p>8+</text:p>
          </table:table-cell>
          <table:table-cell table:style-name="ce9" table:formula="of:=13-ROUND([.$A23]*(5/14))" office:value-type="float" office:value="7" calcext:value-type="float">
            <text:p>7+</text:p>
          </table:table-cell>
          <table:table-cell table:style-name="ce9" table:formula="of:=16-ROUND([.$A23]*(5/14))" office:value-type="float" office:value="10" calcext:value-type="float">
            <text:p>10+</text:p>
          </table:table-cell>
          <table:table-cell table:style-name="ce9" table:formula="of:=15-ROUNDDOWN([.$A23]/2)" office:value-type="float" office:value="7" calcext:value-type="float">
            <text:p>7+</text:p>
          </table:table-cell>
          <table:table-cell table:style-name="ce9" table:formula="of:=LOOKUP([.A23];CharacterLevel;Competency)" office:value-type="float" office:value="4" calcext:value-type="float">
            <text:p>4+</text:p>
          </table:table-cell>
          <table:table-cell table:style-name="ce41" table:formula="of:=ROUND([.$A23]*[.K$1])" office:value-type="float" office:value="14" calcext:value-type="float">
            <text:p>+14</text:p>
          </table:table-cell>
          <table:table-cell table:style-name="ce41" table:formula="of:=ROUND([.$A23]*[.L$1])" office:value-type="float" office:value="13" calcext:value-type="float">
            <text:p>+13</text:p>
          </table:table-cell>
          <table:table-cell table:style-name="ce41" table:formula="of:=ROUND([.$A23]*[.M$1])" office:value-type="float" office:value="14" calcext:value-type="float">
            <text:p>+14</text:p>
          </table:table-cell>
          <table:table-cell table:style-name="ce41" table:formula="of:=ROUNDDOWN([.$A23]*[.N$1])" office:value-type="float" office:value="11" calcext:value-type="float">
            <text:p>+11</text:p>
          </table:table-cell>
          <table:table-cell table:style-name="ce41" table:formula="of:=ROUNDUP([.$A23]*[.O$1])" office:value-type="float" office:value="15" calcext:value-type="float">
            <text:p>+15</text:p>
          </table:table-cell>
          <table:table-cell table:style-name="ce41" table:formula="of:=LOOKUP([.A23];CharacterLevel;CompetencyBonus)" office:value-type="float" office:value="12" calcext:value-type="float">
            <text:p>+12</text:p>
          </table:table-cell>
          <table:table-cell table:style-name="ce9" table:formula="of:=LOOKUP([.A23];CharacterLevel;SaveTargets)" office:value-type="float" office:value="21" calcext:value-type="float">
            <text:p>21+</text:p>
          </table:table-cell>
          <table:table-cell table:style-name="ce2" table:formula="of:=[.A23] &amp; &quot;d6&quot;" office:value-type="string" office:string-value="17d6" calcext:value-type="string">
            <text:p>17d6</text:p>
          </table:table-cell>
          <table:table-cell table:number-columns-repeated="2" table:style-name="ce2" office:value-type="float" office:value="5" calcext:value-type="float">
            <text:p>5</text:p>
          </table:table-cell>
          <table:table-cell table:number-columns-repeated="3" table:style-name="ce2" office:value-type="float" office:value="4" calcext:value-type="float">
            <text:p>4</text:p>
          </table:table-cell>
          <table:table-cell table:style-name="ce2" office:value-type="float" office:value="3" calcext:value-type="float">
            <text:p>3</text:p>
          </table:table-cell>
          <table:table-cell table:style-name="ce2" table:formula="of:=[.Y22]+1" office:value-type="float" office:value="32" calcext:value-type="float">
            <text:p>32</text:p>
          </table:table-cell>
          <table:table-cell table:style-name="ce2"/>
          <table:table-cell table:number-columns-repeated="38"/>
        </table:table-row>
        <table:table-row table:style-name="ro1">
          <table:table-cell table:style-name="ce2" office:value-type="float" office:value="18" calcext:value-type="float">
            <text:p>18</text:p>
          </table:table-cell>
          <table:table-cell table:style-name="ce12" table:formula="of:=[.B23]+150000" office:value-type="float" office:value="1650000" calcext:value-type="float">
            <text:p>1,650,000</text:p>
          </table:table-cell>
          <table:table-cell table:style-name="ce21" table:formula="of:=[.$C$16] &amp; &quot;+&quot; &amp; ([.A24]-10)" office:value-type="string" office:string-value="10d4+8" calcext:value-type="string">
            <text:p>10d4+8</text:p>
          </table:table-cell>
          <table:table-cell table:style-name="ce4" table:formula="of:=ROUNDUP([.A24]/3)-1" office:value-type="float" office:value="5" calcext:value-type="float">
            <text:p>+5</text:p>
          </table:table-cell>
          <table:table-cell table:style-name="ce9" table:formula="of:=13-ROUND([.$A24]*(5/14))" office:value-type="float" office:value="7" calcext:value-type="float">
            <text:p>7+</text:p>
          </table:table-cell>
          <table:table-cell table:style-name="ce9" table:formula="of:=14-ROUND([.$A24]*(5/14))" office:value-type="float" office:value="8" calcext:value-type="float">
            <text:p>8+</text:p>
          </table:table-cell>
          <table:table-cell table:style-name="ce9" table:formula="of:=13-ROUND([.$A24]*(5/14))" office:value-type="float" office:value="7" calcext:value-type="float">
            <text:p>7+</text:p>
          </table:table-cell>
          <table:table-cell table:style-name="ce9" table:formula="of:=16-ROUND([.$A24]*(5/14))" office:value-type="float" office:value="10" calcext:value-type="float">
            <text:p>10+</text:p>
          </table:table-cell>
          <table:table-cell table:style-name="ce9" table:formula="of:=15-ROUNDDOWN([.$A24]/2)" office:value-type="float" office:value="6" calcext:value-type="float">
            <text:p>6+</text:p>
          </table:table-cell>
          <table:table-cell table:style-name="ce9" table:formula="of:=LOOKUP([.A24];CharacterLevel;Competency)" office:value-type="float" office:value="4" calcext:value-type="float">
            <text:p>4+</text:p>
          </table:table-cell>
          <table:table-cell table:style-name="ce41" table:formula="of:=ROUND([.$A24]*[.K$1])" office:value-type="float" office:value="14" calcext:value-type="float">
            <text:p>+14</text:p>
          </table:table-cell>
          <table:table-cell table:style-name="ce41" table:formula="of:=ROUND([.$A24]*[.L$1])" office:value-type="float" office:value="14" calcext:value-type="float">
            <text:p>+14</text:p>
          </table:table-cell>
          <table:table-cell table:style-name="ce41" table:formula="of:=ROUND([.$A24]*[.M$1])" office:value-type="float" office:value="14" calcext:value-type="float">
            <text:p>+14</text:p>
          </table:table-cell>
          <table:table-cell table:style-name="ce41" table:formula="of:=ROUNDDOWN([.$A24]*[.N$1])" office:value-type="float" office:value="11" calcext:value-type="float">
            <text:p>+11</text:p>
          </table:table-cell>
          <table:table-cell table:style-name="ce41" table:formula="of:=ROUNDUP([.$A24]*[.O$1])" office:value-type="float" office:value="16" calcext:value-type="float">
            <text:p>+16</text:p>
          </table:table-cell>
          <table:table-cell table:style-name="ce41" table:formula="of:=LOOKUP([.A24];CharacterLevel;CompetencyBonus)" office:value-type="float" office:value="12" calcext:value-type="float">
            <text:p>+12</text:p>
          </table:table-cell>
          <table:table-cell table:style-name="ce9" table:formula="of:=LOOKUP([.A24];CharacterLevel;SaveTargets)" office:value-type="float" office:value="21" calcext:value-type="float">
            <text:p>21+</text:p>
          </table:table-cell>
          <table:table-cell table:style-name="ce2" table:formula="of:=[.A24] &amp; &quot;d6&quot;" office:value-type="string" office:string-value="18d6" calcext:value-type="string">
            <text:p>18d6</text:p>
          </table:table-cell>
          <table:table-cell table:style-name="ce2" office:value-type="float" office:value="6" calcext:value-type="float">
            <text:p>6</text:p>
          </table:table-cell>
          <table:table-cell table:number-columns-repeated="2" table:style-name="ce2" office:value-type="float" office:value="5" calcext:value-type="float">
            <text:p>5</text:p>
          </table:table-cell>
          <table:table-cell table:number-columns-repeated="2" table:style-name="ce2" office:value-type="float" office:value="4" calcext:value-type="float">
            <text:p>4</text:p>
          </table:table-cell>
          <table:table-cell table:style-name="ce2" office:value-type="float" office:value="3" calcext:value-type="float">
            <text:p>3</text:p>
          </table:table-cell>
          <table:table-cell table:style-name="ce2" table:formula="of:=[.Y23]+1" office:value-type="float" office:value="33" calcext:value-type="float">
            <text:p>33</text:p>
          </table:table-cell>
          <table:table-cell table:style-name="ce2"/>
          <table:table-cell table:number-columns-repeated="38"/>
        </table:table-row>
        <table:table-row table:style-name="ro1">
          <table:table-cell table:style-name="ce2" office:value-type="float" office:value="19" calcext:value-type="float">
            <text:p>19</text:p>
          </table:table-cell>
          <table:table-cell table:style-name="ce12" table:formula="of:=[.B24]+150000" office:value-type="float" office:value="1800000" calcext:value-type="float">
            <text:p>1,800,000</text:p>
          </table:table-cell>
          <table:table-cell table:style-name="ce21" table:formula="of:=[.$C$16] &amp; &quot;+&quot; &amp; ([.A25]-10)" office:value-type="string" office:string-value="10d4+9" calcext:value-type="string">
            <text:p>10d4+9</text:p>
          </table:table-cell>
          <table:table-cell table:style-name="ce4" table:formula="of:=ROUNDUP([.A25]/3)-1" office:value-type="float" office:value="6" calcext:value-type="float">
            <text:p>+6</text:p>
          </table:table-cell>
          <table:table-cell table:style-name="ce9" table:formula="of:=13-ROUND([.$A25]*(5/14))" office:value-type="float" office:value="6" calcext:value-type="float">
            <text:p>6+</text:p>
          </table:table-cell>
          <table:table-cell table:style-name="ce9" table:formula="of:=14-ROUND([.$A25]*(5/14))" office:value-type="float" office:value="7" calcext:value-type="float">
            <text:p>7+</text:p>
          </table:table-cell>
          <table:table-cell table:style-name="ce9" table:formula="of:=13-ROUND([.$A25]*(5/14))" office:value-type="float" office:value="6" calcext:value-type="float">
            <text:p>6+</text:p>
          </table:table-cell>
          <table:table-cell table:style-name="ce9" table:formula="of:=16-ROUND([.$A25]*(5/14))" office:value-type="float" office:value="9" calcext:value-type="float">
            <text:p>9+</text:p>
          </table:table-cell>
          <table:table-cell table:style-name="ce9" table:formula="of:=15-ROUNDDOWN([.$A25]/2)" office:value-type="float" office:value="6" calcext:value-type="float">
            <text:p>6+</text:p>
          </table:table-cell>
          <table:table-cell table:style-name="ce9" table:formula="of:=LOOKUP([.A25];CharacterLevel;Competency)" office:value-type="float" office:value="3" calcext:value-type="float">
            <text:p>3+</text:p>
          </table:table-cell>
          <table:table-cell table:style-name="ce41" table:formula="of:=ROUND([.$A25]*[.K$1])" office:value-type="float" office:value="15" calcext:value-type="float">
            <text:p>+15</text:p>
          </table:table-cell>
          <table:table-cell table:style-name="ce41" table:formula="of:=ROUND([.$A25]*[.L$1])" office:value-type="float" office:value="14" calcext:value-type="float">
            <text:p>+14</text:p>
          </table:table-cell>
          <table:table-cell table:style-name="ce41" table:formula="of:=ROUND([.$A25]*[.M$1])" office:value-type="float" office:value="15" calcext:value-type="float">
            <text:p>+15</text:p>
          </table:table-cell>
          <table:table-cell table:style-name="ce41" table:formula="of:=ROUNDDOWN([.$A25]*[.N$1])" office:value-type="float" office:value="12" calcext:value-type="float">
            <text:p>+12</text:p>
          </table:table-cell>
          <table:table-cell table:style-name="ce41" table:formula="of:=ROUNDUP([.$A25]*[.O$1])" office:value-type="float" office:value="17" calcext:value-type="float">
            <text:p>+17</text:p>
          </table:table-cell>
          <table:table-cell table:style-name="ce41" table:formula="of:=LOOKUP([.A25];CharacterLevel;CompetencyBonus)" office:value-type="float" office:value="13" calcext:value-type="float">
            <text:p>+13</text:p>
          </table:table-cell>
          <table:table-cell table:style-name="ce9" table:formula="of:=LOOKUP([.A25];CharacterLevel;SaveTargets)" office:value-type="float" office:value="22" calcext:value-type="float">
            <text:p>22+</text:p>
          </table:table-cell>
          <table:table-cell table:style-name="ce2" table:formula="of:=[.A25] &amp; &quot;d6&quot;" office:value-type="string" office:string-value="19d6" calcext:value-type="string">
            <text:p>19d6</text:p>
          </table:table-cell>
          <table:table-cell table:style-name="ce2" office:value-type="float" office:value="6" calcext:value-type="float">
            <text:p>6</text:p>
          </table:table-cell>
          <table:table-cell table:number-columns-repeated="2" table:style-name="ce2" office:value-type="float" office:value="5" calcext:value-type="float">
            <text:p>5</text:p>
          </table:table-cell>
          <table:table-cell table:number-columns-repeated="3" table:style-name="ce2" office:value-type="float" office:value="4" calcext:value-type="float">
            <text:p>4</text:p>
          </table:table-cell>
          <table:table-cell table:style-name="ce2" table:formula="of:=[.Y24]+1" office:value-type="float" office:value="34" calcext:value-type="float">
            <text:p>34</text:p>
          </table:table-cell>
          <table:table-cell table:style-name="ce2"/>
          <table:table-cell table:number-columns-repeated="38"/>
        </table:table-row>
        <table:table-row table:style-name="ro1">
          <table:table-cell table:style-name="ce2" office:value-type="float" office:value="20" calcext:value-type="float">
            <text:p>20</text:p>
          </table:table-cell>
          <table:table-cell table:style-name="ce12" table:formula="of:=[.B25]+150000" office:value-type="float" office:value="1950000" calcext:value-type="float">
            <text:p>1,950,000</text:p>
          </table:table-cell>
          <table:table-cell table:style-name="ce21" table:formula="of:=[.$C$16] &amp; &quot;+&quot; &amp; ([.A26]-10)" office:value-type="string" office:string-value="10d4+10" calcext:value-type="string">
            <text:p>10d4+10</text:p>
          </table:table-cell>
          <table:table-cell table:style-name="ce4" table:formula="of:=ROUNDUP([.A26]/3)-1" office:value-type="float" office:value="6" calcext:value-type="float">
            <text:p>+6</text:p>
          </table:table-cell>
          <table:table-cell table:style-name="ce9" table:formula="of:=13-ROUND([.$A26]*(5/14))" office:value-type="float" office:value="6" calcext:value-type="float">
            <text:p>6+</text:p>
          </table:table-cell>
          <table:table-cell table:style-name="ce9" table:formula="of:=14-ROUND([.$A26]*(5/14))" office:value-type="float" office:value="7" calcext:value-type="float">
            <text:p>7+</text:p>
          </table:table-cell>
          <table:table-cell table:style-name="ce9" table:formula="of:=13-ROUND([.$A26]*(5/14))" office:value-type="float" office:value="6" calcext:value-type="float">
            <text:p>6+</text:p>
          </table:table-cell>
          <table:table-cell table:style-name="ce9" table:formula="of:=16-ROUND([.$A26]*(5/14))" office:value-type="float" office:value="9" calcext:value-type="float">
            <text:p>9+</text:p>
          </table:table-cell>
          <table:table-cell table:style-name="ce9" table:formula="of:=15-ROUNDDOWN([.$A26]/2)" office:value-type="float" office:value="5" calcext:value-type="float">
            <text:p>5+</text:p>
          </table:table-cell>
          <table:table-cell table:style-name="ce9" table:formula="of:=LOOKUP([.A26];CharacterLevel;Competency)" office:value-type="float" office:value="3" calcext:value-type="float">
            <text:p>3+</text:p>
          </table:table-cell>
          <table:table-cell table:style-name="ce41" table:formula="of:=ROUND([.$A26]*[.K$1])" office:value-type="float" office:value="16" calcext:value-type="float">
            <text:p>+16</text:p>
          </table:table-cell>
          <table:table-cell table:style-name="ce41" table:formula="of:=ROUND([.$A26]*[.L$1])" office:value-type="float" office:value="15" calcext:value-type="float">
            <text:p>+15</text:p>
          </table:table-cell>
          <table:table-cell table:style-name="ce41" table:formula="of:=ROUND([.$A26]*[.M$1])" office:value-type="float" office:value="16" calcext:value-type="float">
            <text:p>+16</text:p>
          </table:table-cell>
          <table:table-cell table:style-name="ce41" table:formula="of:=ROUNDDOWN([.$A26]*[.N$1])" office:value-type="float" office:value="13" calcext:value-type="float">
            <text:p>+13</text:p>
          </table:table-cell>
          <table:table-cell table:style-name="ce41" table:formula="of:=ROUNDUP([.$A26]*[.O$1])" office:value-type="float" office:value="17" calcext:value-type="float">
            <text:p>+17</text:p>
          </table:table-cell>
          <table:table-cell table:style-name="ce41" table:formula="of:=LOOKUP([.A26];CharacterLevel;CompetencyBonus)" office:value-type="float" office:value="14" calcext:value-type="float">
            <text:p>+14</text:p>
          </table:table-cell>
          <table:table-cell table:style-name="ce9" table:formula="of:=LOOKUP([.A26];CharacterLevel;SaveTargets)" office:value-type="float" office:value="22" calcext:value-type="float">
            <text:p>22+</text:p>
          </table:table-cell>
          <table:table-cell table:style-name="ce2" table:formula="of:=[.A26] &amp; &quot;d6&quot;" office:value-type="string" office:string-value="20d6" calcext:value-type="string">
            <text:p>20d6</text:p>
          </table:table-cell>
          <table:table-cell table:number-columns-repeated="2" table:style-name="ce2" office:value-type="float" office:value="6" calcext:value-type="float">
            <text:p>6</text:p>
          </table:table-cell>
          <table:table-cell table:number-columns-repeated="2" table:style-name="ce2" office:value-type="float" office:value="5" calcext:value-type="float">
            <text:p>5</text:p>
          </table:table-cell>
          <table:table-cell table:number-columns-repeated="2" table:style-name="ce2" office:value-type="float" office:value="4" calcext:value-type="float">
            <text:p>4</text:p>
          </table:table-cell>
          <table:table-cell table:style-name="ce2" table:formula="of:=[.Y25]+1" office:value-type="float" office:value="35" calcext:value-type="float">
            <text:p>35</text:p>
          </table:table-cell>
          <table:table-cell table:style-name="ce2"/>
          <table:table-cell table:number-columns-repeated="38"/>
        </table:table-row>
        <table:table-row table:style-name="ro1">
          <table:table-cell table:style-name="ce10" office:value-type="string" calcext:value-type="string">
            <text:p>* CON modifiers no longer apply after level 10.</text:p>
          </table:table-cell>
          <table:table-cell table:number-columns-repeated="15"/>
          <table:table-cell table:style-name="ce56" office:value-type="string" calcext:value-type="string">
            <text:p>INT</text:p>
          </table:table-cell>
          <table:table-cell table:number-columns-repeated="47"/>
        </table:table-row>
        <table:table-row table:style-name="ro1">
          <table:table-cell table:style-name="ce10" office:value-type="string" calcext:value-type="string">
            <text:p>$ Add your INT modifier to the number of 1st level spells you can prepare.</text:p>
          </table:table-cell>
          <table:table-cell table:number-columns-repeated="63"/>
        </table:table-row>
        <table:table-row table:style-name="ro1">
          <table:table-cell table:style-name="ce10" office:value-type="string" calcext:value-type="string">
            <text:p># Add your INT modifier to the number of Invocation Dice you have.</text:p>
          </table:table-cell>
          <table:table-cell table:number-columns-repeated="63"/>
        </table:table-row>
        <table:table-row table:style-name="ro3">
          <table:table-cell table:number-columns-repeated="64"/>
        </table:table-row>
        <table:table-row table:style-name="ro3">
          <table:table-cell table:style-name="ce53" office:value-type="string" calcext:value-type="string">
            <text:p>Skills</text:p>
          </table:table-cell>
          <table:table-cell table:number-columns-repeated="63"/>
        </table:table-row>
        <table:table-row table:style-name="ro3">
          <table:table-cell office:value-type="string" calcext:value-type="string">
            <text:p>Detect Magic (+0)</text:p>
          </table:table-cell>
          <table:table-cell table:number-columns-repeated="63"/>
        </table:table-row>
        <table:table-row table:style-name="ro3">
          <table:table-cell office:value-type="string" calcext:value-type="string">
            <text:p>Prepare Scroll (+0)</text:p>
          </table:table-cell>
          <table:table-cell table:number-columns-repeated="63"/>
        </table:table-row>
        <table:table-row table:style-name="ro3">
          <table:table-cell office:value-type="string" calcext:value-type="string">
            <text:p>Brew Potion (-1)</text:p>
          </table:table-cell>
          <table:table-cell table:number-columns-repeated="63"/>
        </table:table-row>
        <table:table-row table:style-name="ro3">
          <table:table-cell office:value-type="string" calcext:value-type="string">
            <text:p>Make Magic Item</text:p>
          </table:table-cell>
          <table:table-cell table:number-columns-repeated="63"/>
        </table:table-row>
        <table:table-row table:style-name="ro3">
          <table:table-cell office:value-type="string" calcext:value-type="string">
            <text:p>* Minor (L5; -3)</text:p>
          </table:table-cell>
          <table:table-cell table:number-columns-repeated="63"/>
        </table:table-row>
        <table:table-row table:style-name="ro3">
          <table:table-cell office:value-type="string" calcext:value-type="string">
            <text:p>* Major (L10; -5)</text:p>
          </table:table-cell>
          <table:table-cell table:number-columns-repeated="63"/>
        </table:table-row>
        <table:table-row table:style-name="ro3">
          <table:table-cell office:value-type="string" calcext:value-type="string">
            <text:p>* Artifact (L14; -10)</text:p>
          </table:table-cell>
          <table:table-cell table:number-columns-repeated="63"/>
        </table:table-row>
        <table:table-row table:style-name="ro3" table:number-rows-repeated="967">
          <table:table-cell table:number-columns-repeated="64"/>
        </table:table-row>
        <table:table-row table:style-name="ro2" table:number-rows-repeated="1047570">
          <table:table-cell table:number-columns-repeated="64"/>
        </table:table-row>
        <table:table-row table:style-name="ro2">
          <table:table-cell table:number-columns-repeated="64"/>
        </table:table-row>
      </table:table>
      <table:table table:name="Cleric" table:style-name="ta3">
        <table:table-column table:style-name="co43" table:default-cell-style-name="Default"/>
        <table:table-column table:style-name="co44" table:default-cell-style-name="Default"/>
        <table:table-column table:style-name="co41" table:default-cell-style-name="Default"/>
        <table:table-column table:style-name="co45" table:default-cell-style-name="Default"/>
        <table:table-column table:style-name="co46" table:visibility="collapse" table:default-cell-style-name="Default"/>
        <table:table-column table:style-name="co47" table:visibility="collapse" table:number-columns-repeated="2" table:default-cell-style-name="Default"/>
        <table:table-column table:style-name="co48" table:visibility="collapse" table:default-cell-style-name="Default"/>
        <table:table-column table:style-name="co29" table:visibility="collapse" table:default-cell-style-name="Default"/>
        <table:table-column table:style-name="co32" table:visibility="collapse" table:default-cell-style-name="Default"/>
        <table:table-column table:style-name="co38" table:default-cell-style-name="Default"/>
        <table:table-column table:style-name="co17" table:number-columns-repeated="5" table:default-cell-style-name="Default"/>
        <table:table-column table:style-name="co23" table:default-cell-style-name="Default"/>
        <table:table-column table:style-name="co49" table:default-cell-style-name="Default"/>
        <table:table-column table:style-name="co50" table:default-cell-style-name="Default"/>
        <table:table-column table:style-name="co51" table:number-columns-repeated="5" table:default-cell-style-name="Default"/>
        <table:table-column table:style-name="co52" table:default-cell-style-name="Default"/>
        <table:table-column table:style-name="co8" table:default-cell-style-name="Default"/>
        <table:table-column table:style-name="co17" table:number-columns-repeated="5" table:default-cell-style-name="Default"/>
        <table:table-column table:style-name="co38" table:default-cell-style-name="Default"/>
        <table:table-column table:style-name="co49" table:default-cell-style-name="Default"/>
        <table:table-column table:style-name="co42" table:number-columns-repeated="31" table:default-cell-style-name="Default"/>
        <table:table-row table:style-name="ro1">
          <table:table-cell table:style-name="ce2"/>
          <table:table-cell table:number-columns-repeated="3"/>
          <table:table-cell table:style-name="ce2" table:number-columns-repeated="6"/>
          <table:table-cell/>
          <table:table-cell office:value-type="float" office:value="1.1" calcext:value-type="float">
            <text:p>1.1</text:p>
          </table:table-cell>
          <table:table-cell office:value-type="float" office:value="1" calcext:value-type="float">
            <text:p>1</text:p>
          </table:table-cell>
          <table:table-cell office:value-type="float" office:value="0.9" calcext:value-type="float">
            <text:p>0.9</text:p>
          </table:table-cell>
          <table:table-cell office:value-type="float" office:value="0.85" calcext:value-type="float">
            <text:p>0.85</text:p>
          </table:table-cell>
          <table:table-cell office:value-type="float" office:value="0.9" calcext:value-type="float">
            <text:p>0.9</text:p>
          </table:table-cell>
          <table:table-cell table:number-columns-repeated="2"/>
          <table:table-cell table:style-name="ce2" table:number-columns-repeated="6"/>
          <table:table-cell table:style-name="ce2" office:value-type="float" office:value="3.5" calcext:value-type="float">
            <text:p>3.5</text:p>
          </table:table-cell>
          <table:table-cell table:number-columns-repeated="39"/>
        </table:table-row>
        <table:table-row table:style-name="ro1">
          <table:table-cell table:style-name="ce2"/>
          <table:table-cell table:number-columns-repeated="3"/>
          <table:table-cell table:style-name="ce2" table:number-columns-repeated="6"/>
          <table:table-cell table:number-columns-repeated="8"/>
          <table:table-cell table:style-name="ce2" table:number-columns-repeated="7"/>
          <table:table-cell table:number-columns-repeated="39"/>
        </table:table-row>
        <table:table-row table:style-name="ro1">
          <table:table-cell table:style-name="ce2"/>
          <table:table-cell table:number-columns-repeated="2"/>
          <table:table-cell table:style-name="ce1" office:value-type="string" calcext:value-type="string">
            <text:p>Base</text:p>
          </table:table-cell>
          <table:table-cell table:number-columns-repeated="14"/>
          <table:table-cell table:style-name="ce2" table:number-columns-repeated="7"/>
          <table:table-cell table:number-columns-repeated="39"/>
        </table:table-row>
        <table:table-row table:style-name="ro1">
          <table:table-cell table:style-name="ce2"/>
          <table:table-cell/>
          <table:table-cell table:style-name="ce1" office:value-type="string" calcext:value-type="string">
            <text:p>Hit</text:p>
          </table:table-cell>
          <table:table-cell table:style-name="ce1" office:value-type="string" calcext:value-type="string">
            <text:p>Attack</text:p>
          </table:table-cell>
          <table:table-cell table:style-name="ce8" office:value-type="string" calcext:value-type="string" table:number-columns-spanned="5" table:number-rows-spanned="1">
            <text:p>Official Saves</text:p>
          </table:table-cell>
          <table:covered-table-cell table:number-columns-repeated="4"/>
          <table:table-cell/>
          <table:table-cell table:style-name="ce1" office:value-type="string" calcext:value-type="string">
            <text:p>Alternate</text:p>
          </table:table-cell>
          <table:table-cell table:style-name="ce8" office:value-type="string" calcext:value-type="string" table:number-columns-spanned="5" table:number-rows-spanned="1">
            <text:p>Alternate Saves</text:p>
          </table:table-cell>
          <table:covered-table-cell table:number-columns-repeated="4"/>
          <table:table-cell table:style-name="ce1" office:value-type="string" calcext:value-type="string">
            <text:p>Invocation</text:p>
          </table:table-cell>
          <table:table-cell table:style-name="ce1" office:value-type="string" calcext:value-type="string">
            <text:p>Save</text:p>
          </table:table-cell>
          <table:table-cell table:style-name="ce8" office:value-type="string" calcext:value-type="string" table:number-columns-spanned="6" table:number-rows-spanned="1">
            <text:p>Prepared Spells</text:p>
          </table:table-cell>
          <table:covered-table-cell table:number-columns-repeated="5"/>
          <table:table-cell table:style-name="ce1" office:value-type="string" calcext:value-type="string">
            <text:p>Average</text:p>
          </table:table-cell>
          <table:table-cell table:number-columns-repeated="39"/>
        </table:table-row>
        <table:table-row table:style-name="ro1">
          <table:table-cell table:style-name="ce1" office:value-type="string" calcext:value-type="string">
            <text:p>Level</text:p>
          </table:table-cell>
          <table:table-cell table:style-name="ce1" office:value-type="string" calcext:value-type="string">
            <text:p>XP</text:p>
          </table:table-cell>
          <table:table-cell table:style-name="ce1" office:value-type="string" calcext:value-type="string">
            <text:p>Dice*</text:p>
          </table:table-cell>
          <table:table-cell table:style-name="ce1" office:value-type="string" calcext:value-type="string">
            <text:p>Bonus</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number-columns-repeated="2" table:style-name="ce1" office:value-type="string" calcext:value-type="string">
            <text:p>Competence</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style-name="ce1" office:value-type="string" calcext:value-type="string">
            <text:p>Dice#</text:p>
          </table:table-cell>
          <table:table-cell table:style-name="ce1" office:value-type="string" calcext:value-type="string">
            <text:p>Target</text:p>
          </table:table-cell>
          <table:table-cell table:style-name="ce13"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string" calcext:value-type="string">
            <text:p>HP</text:p>
          </table:table-cell>
          <table:table-cell table:number-columns-repeated="39"/>
        </table:table-row>
        <table:table-row table:style-name="ro1" table:visibility="collapse">
          <table:table-cell table:style-name="ce2" office:value-type="float" office:value="0" calcext:value-type="float">
            <text:p>0</text:p>
          </table:table-cell>
          <table:table-cell table:style-name="ce11" office:value-type="float" office:value="-500" calcext:value-type="float">
            <text:p>-500</text:p>
          </table:table-cell>
          <table:table-cell table:style-name="ce2" office:value-type="string" calcext:value-type="string">
            <text:p>1d4</text:p>
          </table:table-cell>
          <table:table-cell table:style-name="ce4" office:value-type="float" office:value="-1" calcext:value-type="float">
            <text:p>-1</text:p>
          </table:table-cell>
          <table:table-cell table:style-name="ce9" table:formula="of:=11-ROUNDDOWN([.A6]*(4/7))" office:value-type="float" office:value="11" calcext:value-type="float">
            <text:p>11+</text:p>
          </table:table-cell>
          <table:table-cell table:style-name="ce9" table:formula="of:=12-ROUNDDOWN([.A6]/2)" office:value-type="float" office:value="12" calcext:value-type="float">
            <text:p>12+</text:p>
          </table:table-cell>
          <table:table-cell table:style-name="ce9" table:formula="of:=14-ROUNDDOWN([.A6]/2)" office:value-type="float" office:value="14" calcext:value-type="float">
            <text:p>14+</text:p>
          </table:table-cell>
          <table:table-cell table:style-name="ce9" table:formula="of:=16-ROUNDDOWN([.A6]*(4/7))" office:value-type="float" office:value="16" calcext:value-type="float">
            <text:p>16+</text:p>
          </table:table-cell>
          <table:table-cell table:style-name="ce9" table:formula="of:=15-ROUNDDOWN([.A6]*(4/7))" office:value-type="float" office:value="15" calcext:value-type="float">
            <text:p>15+</text:p>
          </table:table-cell>
          <table:table-cell table:style-name="ce9" table:formula="of:=LOOKUP([.A6];CharacterLevel;Competency)" office:value-type="float" office:value="12" calcext:value-type="float">
            <text:p>12+</text:p>
          </table:table-cell>
          <table:table-cell table:style-name="ce4" table:formula="of:=LOOKUP([.A6];CharacterLevel;CompetencyBonus)" office:value-type="float" office:value="0" calcext:value-type="float">
            <text:p>+0</text:p>
          </table:table-cell>
          <table:table-cell table:style-name="ce4" table:formula="of:=ROUNDUP([.$A6]*[.L$1])" office:value-type="float" office:value="0" calcext:value-type="float">
            <text:p>+0</text:p>
          </table:table-cell>
          <table:table-cell table:style-name="ce4" table:formula="of:=ROUND([.$A6]*[.M$1])" office:value-type="float" office:value="0" calcext:value-type="float">
            <text:p>+0</text:p>
          </table:table-cell>
          <table:table-cell table:style-name="ce4" table:formula="of:=ROUND([.$A6]*[.N$1])" office:value-type="float" office:value="0" calcext:value-type="float">
            <text:p>+0</text:p>
          </table:table-cell>
          <table:table-cell table:style-name="ce4" table:formula="of:=ROUNDDOWN([.$A6]*[.O$1])" office:value-type="float" office:value="0" calcext:value-type="float">
            <text:p>+0</text:p>
          </table:table-cell>
          <table:table-cell table:style-name="ce4" table:formula="of:=ROUND([.$A6]*[.P$1])" office:value-type="float" office:value="0" calcext:value-type="float">
            <text:p>+0</text:p>
          </table:table-cell>
          <table:table-cell table:style-name="ce2" table:formula="of:=[.A6] &amp; &quot;d6&quot;" office:value-type="string" office:string-value="0d6" calcext:value-type="string">
            <text:p>0d6</text:p>
          </table:table-cell>
          <table:table-cell table:style-name="ce9" table:formula="of:=LOOKUP([.A6];CharacterLevel;SaveTargets)" office:value-type="float" office:value="12" calcext:value-type="float">
            <text:p>12+</text:p>
          </table:table-cell>
          <table:table-cell table:style-name="ce2" office:value-type="float" office:value="0" calcext:value-type="float">
            <text:p>0</text:p>
          </table:table-cell>
          <table:table-cell table:number-columns-repeated="5" table:style-name="ce2" office:value-type="string" calcext:value-type="string">
            <text:p>--</text:p>
          </table:table-cell>
          <table:table-cell table:style-name="ce2" table:formula="of:=2.5" office:value-type="float" office:value="2.5" calcext:value-type="float">
            <text:p>2.5</text:p>
          </table:table-cell>
          <table:table-cell table:number-columns-repeated="39"/>
        </table:table-row>
        <table:table-row table:style-name="ro1">
          <table:table-cell table:style-name="ce2" office:value-type="float" office:value="1" calcext:value-type="float">
            <text:p>1</text:p>
          </table:table-cell>
          <table:table-cell table:style-name="ce11" office:value-type="float" office:value="0" calcext:value-type="float">
            <text:p>0</text:p>
          </table:table-cell>
          <table:table-cell table:style-name="ce2" table:formula="of:=[.A7] &amp; &quot;d6&quot;" office:value-type="string" office:string-value="1d6" calcext:value-type="string">
            <text:p>1d6</text:p>
          </table:table-cell>
          <table:table-cell table:style-name="ce4" table:formula="of:=ROUNDUP([.A7]/2)-1" office:value-type="float" office:value="0" calcext:value-type="float">
            <text:p>+0</text:p>
          </table:table-cell>
          <table:table-cell table:style-name="ce9" table:formula="of:=11-ROUNDDOWN([.A7]*(4/7))" office:value-type="float" office:value="11" calcext:value-type="float">
            <text:p>11+</text:p>
          </table:table-cell>
          <table:table-cell table:style-name="ce9" table:formula="of:=12-ROUNDDOWN([.A7]/2)" office:value-type="float" office:value="12" calcext:value-type="float">
            <text:p>12+</text:p>
          </table:table-cell>
          <table:table-cell table:style-name="ce9" table:formula="of:=14-ROUNDDOWN([.A7]/2)" office:value-type="float" office:value="14" calcext:value-type="float">
            <text:p>14+</text:p>
          </table:table-cell>
          <table:table-cell table:style-name="ce9" table:formula="of:=16-ROUNDDOWN([.A7]*(4/7))" office:value-type="float" office:value="16" calcext:value-type="float">
            <text:p>16+</text:p>
          </table:table-cell>
          <table:table-cell table:style-name="ce9" table:formula="of:=15-ROUNDDOWN([.A7]*(4/7))" office:value-type="float" office:value="15" calcext:value-type="float">
            <text:p>15+</text:p>
          </table:table-cell>
          <table:table-cell table:style-name="ce9" table:formula="of:=LOOKUP([.A7];CharacterLevel;Competency)" office:value-type="float" office:value="11" calcext:value-type="float">
            <text:p>11+</text:p>
          </table:table-cell>
          <table:table-cell table:style-name="ce4" table:formula="of:=LOOKUP([.A7];CharacterLevel;CompetencyBonus)" office:value-type="float" office:value="1" calcext:value-type="float">
            <text:p>+1</text:p>
          </table:table-cell>
          <table:table-cell table:style-name="ce4" table:formula="of:=ROUNDUP([.$A7]*[.L$1])" office:value-type="float" office:value="2" calcext:value-type="float">
            <text:p>+2</text:p>
          </table:table-cell>
          <table:table-cell table:style-name="ce4" table:formula="of:=ROUND([.$A7]*[.M$1])" office:value-type="float" office:value="1" calcext:value-type="float">
            <text:p>+1</text:p>
          </table:table-cell>
          <table:table-cell table:style-name="ce4" table:formula="of:=ROUND([.$A7]*[.N$1])" office:value-type="float" office:value="1" calcext:value-type="float">
            <text:p>+1</text:p>
          </table:table-cell>
          <table:table-cell table:style-name="ce4" table:formula="of:=ROUNDDOWN([.$A7]*[.O$1])" office:value-type="float" office:value="0" calcext:value-type="float">
            <text:p>+0</text:p>
          </table:table-cell>
          <table:table-cell table:style-name="ce4" table:formula="of:=ROUND([.$A7]*[.P$1])" office:value-type="float" office:value="1" calcext:value-type="float">
            <text:p>+1</text:p>
          </table:table-cell>
          <table:table-cell table:style-name="ce2" table:formula="of:=[.A7] &amp; &quot;d6&quot;" office:value-type="string" office:string-value="1d6" calcext:value-type="string">
            <text:p>1d6</text:p>
          </table:table-cell>
          <table:table-cell table:style-name="ce9" table:formula="of:=LOOKUP([.A7];CharacterLevel;SaveTargets)" office:value-type="float" office:value="13" calcext:value-type="float">
            <text:p>13+</text:p>
          </table:table-cell>
          <table:table-cell table:style-name="ce2" office:value-type="float" office:value="1" calcext:value-type="float">
            <text:p>1</text:p>
          </table:table-cell>
          <table:table-cell table:number-columns-repeated="5" table:style-name="ce2" office:value-type="string" calcext:value-type="string">
            <text:p>--</text:p>
          </table:table-cell>
          <table:table-cell table:style-name="ce2" office:value-type="float" office:value="6" calcext:value-type="float">
            <text:p>6</text:p>
          </table:table-cell>
          <table:table-cell table:number-columns-repeated="39"/>
        </table:table-row>
        <table:table-row table:style-name="ro1">
          <table:table-cell table:style-name="ce2" office:value-type="float" office:value="2" calcext:value-type="float">
            <text:p>2</text:p>
          </table:table-cell>
          <table:table-cell table:style-name="ce11" office:value-type="float" office:value="1750" calcext:value-type="float">
            <text:p>1,750</text:p>
          </table:table-cell>
          <table:table-cell table:style-name="ce2" table:formula="of:=[.A8] &amp; &quot;d6&quot;" office:value-type="string" office:string-value="2d6" calcext:value-type="string">
            <text:p>2d6</text:p>
          </table:table-cell>
          <table:table-cell table:style-name="ce4" table:formula="of:=ROUNDUP([.A8]/2)" office:value-type="float" office:value="1" calcext:value-type="float">
            <text:p>+1</text:p>
          </table:table-cell>
          <table:table-cell table:style-name="ce9" table:formula="of:=11-ROUNDDOWN([.A8]*(4/7))" office:value-type="float" office:value="10" calcext:value-type="float">
            <text:p>10+</text:p>
          </table:table-cell>
          <table:table-cell table:style-name="ce9" table:formula="of:=12-ROUNDDOWN([.A8]/2)" office:value-type="float" office:value="11" calcext:value-type="float">
            <text:p>11+</text:p>
          </table:table-cell>
          <table:table-cell table:style-name="ce9" table:formula="of:=14-ROUNDDOWN([.A8]/2)" office:value-type="float" office:value="13" calcext:value-type="float">
            <text:p>13+</text:p>
          </table:table-cell>
          <table:table-cell table:style-name="ce9" table:formula="of:=16-ROUNDDOWN([.A8]*(4/7))" office:value-type="float" office:value="15" calcext:value-type="float">
            <text:p>15+</text:p>
          </table:table-cell>
          <table:table-cell table:style-name="ce9" table:formula="of:=15-ROUNDDOWN([.A8]*(4/7))" office:value-type="float" office:value="14" calcext:value-type="float">
            <text:p>14+</text:p>
          </table:table-cell>
          <table:table-cell table:style-name="ce9" table:formula="of:=LOOKUP([.A8];CharacterLevel;Competency)" office:value-type="float" office:value="11" calcext:value-type="float">
            <text:p>11+</text:p>
          </table:table-cell>
          <table:table-cell table:style-name="ce4" table:formula="of:=LOOKUP([.A8];CharacterLevel;CompetencyBonus)" office:value-type="float" office:value="2" calcext:value-type="float">
            <text:p>+2</text:p>
          </table:table-cell>
          <table:table-cell table:style-name="ce4" table:formula="of:=ROUNDUP([.$A8]*[.L$1])" office:value-type="float" office:value="3" calcext:value-type="float">
            <text:p>+3</text:p>
          </table:table-cell>
          <table:table-cell table:style-name="ce4" table:formula="of:=ROUND([.$A8]*[.M$1])" office:value-type="float" office:value="2" calcext:value-type="float">
            <text:p>+2</text:p>
          </table:table-cell>
          <table:table-cell table:style-name="ce4" table:formula="of:=ROUND([.$A8]*[.N$1])" office:value-type="float" office:value="2" calcext:value-type="float">
            <text:p>+2</text:p>
          </table:table-cell>
          <table:table-cell table:style-name="ce4" table:formula="of:=ROUNDDOWN([.$A8]*[.O$1])" office:value-type="float" office:value="1" calcext:value-type="float">
            <text:p>+1</text:p>
          </table:table-cell>
          <table:table-cell table:style-name="ce4" table:formula="of:=ROUND([.$A8]*[.P$1])" office:value-type="float" office:value="2" calcext:value-type="float">
            <text:p>+2</text:p>
          </table:table-cell>
          <table:table-cell table:style-name="ce2" table:formula="of:=[.A8] &amp; &quot;d6&quot;" office:value-type="string" office:string-value="2d6" calcext:value-type="string">
            <text:p>2d6</text:p>
          </table:table-cell>
          <table:table-cell table:style-name="ce9" table:formula="of:=LOOKUP([.A8];CharacterLevel;SaveTargets)" office:value-type="float" office:value="13" calcext:value-type="float">
            <text:p>13+</text:p>
          </table:table-cell>
          <table:table-cell table:style-name="ce2" office:value-type="float" office:value="2" calcext:value-type="float">
            <text:p>2</text:p>
          </table:table-cell>
          <table:table-cell table:number-columns-repeated="5" table:style-name="ce2" office:value-type="string" calcext:value-type="string">
            <text:p>--</text:p>
          </table:table-cell>
          <table:table-cell table:style-name="ce2" table:formula="of:=[.A8]*[.$Y$1]" office:value-type="float" office:value="7" calcext:value-type="float">
            <text:p>7</text:p>
          </table:table-cell>
          <table:table-cell table:number-columns-repeated="39"/>
        </table:table-row>
        <table:table-row table:style-name="ro1">
          <table:table-cell table:style-name="ce2" office:value-type="float" office:value="3" calcext:value-type="float">
            <text:p>3</text:p>
          </table:table-cell>
          <table:table-cell table:style-name="ce12" table:formula="of:=[.B8]*2" office:value-type="float" office:value="3500" calcext:value-type="float">
            <text:p>3,500</text:p>
          </table:table-cell>
          <table:table-cell table:style-name="ce2" table:formula="of:=[.A9] &amp; &quot;d6&quot;" office:value-type="string" office:string-value="3d6" calcext:value-type="string">
            <text:p>3d6</text:p>
          </table:table-cell>
          <table:table-cell table:style-name="ce4" table:formula="of:=ROUNDUP([.A9]/2)" office:value-type="float" office:value="2" calcext:value-type="float">
            <text:p>+2</text:p>
          </table:table-cell>
          <table:table-cell table:style-name="ce9" table:formula="of:=11-ROUNDDOWN([.A9]*(4/7))" office:value-type="float" office:value="10" calcext:value-type="float">
            <text:p>10+</text:p>
          </table:table-cell>
          <table:table-cell table:style-name="ce9" table:formula="of:=12-ROUNDDOWN([.A9]/2)" office:value-type="float" office:value="11" calcext:value-type="float">
            <text:p>11+</text:p>
          </table:table-cell>
          <table:table-cell table:style-name="ce9" table:formula="of:=14-ROUNDDOWN([.A9]/2)" office:value-type="float" office:value="13" calcext:value-type="float">
            <text:p>13+</text:p>
          </table:table-cell>
          <table:table-cell table:style-name="ce9" table:formula="of:=16-ROUNDDOWN([.A9]*(4/7))" office:value-type="float" office:value="15" calcext:value-type="float">
            <text:p>15+</text:p>
          </table:table-cell>
          <table:table-cell table:style-name="ce9" table:formula="of:=15-ROUNDDOWN([.A9]*(4/7))" office:value-type="float" office:value="14" calcext:value-type="float">
            <text:p>14+</text:p>
          </table:table-cell>
          <table:table-cell table:style-name="ce9" table:formula="of:=LOOKUP([.A9];CharacterLevel;Competency)" office:value-type="float" office:value="10" calcext:value-type="float">
            <text:p>10+</text:p>
          </table:table-cell>
          <table:table-cell table:style-name="ce4" table:formula="of:=LOOKUP([.A9];CharacterLevel;CompetencyBonus)" office:value-type="float" office:value="2" calcext:value-type="float">
            <text:p>+2</text:p>
          </table:table-cell>
          <table:table-cell table:style-name="ce4" table:formula="of:=ROUNDUP([.$A9]*[.L$1])" office:value-type="float" office:value="4" calcext:value-type="float">
            <text:p>+4</text:p>
          </table:table-cell>
          <table:table-cell table:style-name="ce4" table:formula="of:=ROUND([.$A9]*[.M$1])" office:value-type="float" office:value="3" calcext:value-type="float">
            <text:p>+3</text:p>
          </table:table-cell>
          <table:table-cell table:style-name="ce4" table:formula="of:=ROUND([.$A9]*[.N$1])" office:value-type="float" office:value="3" calcext:value-type="float">
            <text:p>+3</text:p>
          </table:table-cell>
          <table:table-cell table:style-name="ce4" table:formula="of:=ROUNDDOWN([.$A9]*[.O$1])" office:value-type="float" office:value="2" calcext:value-type="float">
            <text:p>+2</text:p>
          </table:table-cell>
          <table:table-cell table:style-name="ce4" table:formula="of:=ROUND([.$A9]*[.P$1])" office:value-type="float" office:value="3" calcext:value-type="float">
            <text:p>+3</text:p>
          </table:table-cell>
          <table:table-cell table:style-name="ce2" table:formula="of:=[.A9] &amp; &quot;d6&quot;" office:value-type="string" office:string-value="3d6" calcext:value-type="string">
            <text:p>3d6</text:p>
          </table:table-cell>
          <table:table-cell table:style-name="ce9" table:formula="of:=LOOKUP([.A9];CharacterLevel;SaveTargets)" office:value-type="float" office:value="14" calcext:value-type="float">
            <text:p>14+</text:p>
          </table:table-cell>
          <table:table-cell table:style-name="ce2" office:value-type="float" office:value="2" calcext:value-type="float">
            <text:p>2</text:p>
          </table:table-cell>
          <table:table-cell table:style-name="ce2" office:value-type="float" office:value="1" calcext:value-type="float">
            <text:p>1</text:p>
          </table:table-cell>
          <table:table-cell table:number-columns-repeated="4" table:style-name="ce2" office:value-type="string" calcext:value-type="string">
            <text:p>--</text:p>
          </table:table-cell>
          <table:table-cell table:style-name="ce2" table:formula="of:=[.A9]*[.$Y$1]" office:value-type="float" office:value="10.5" calcext:value-type="float">
            <text:p>10.5</text:p>
          </table:table-cell>
          <table:table-cell table:number-columns-repeated="39"/>
        </table:table-row>
        <table:table-row table:style-name="ro1">
          <table:table-cell table:style-name="ce2" office:value-type="float" office:value="4" calcext:value-type="float">
            <text:p>4</text:p>
          </table:table-cell>
          <table:table-cell table:style-name="ce12" table:formula="of:=[.B9]*2" office:value-type="float" office:value="7000" calcext:value-type="float">
            <text:p>7,000</text:p>
          </table:table-cell>
          <table:table-cell table:style-name="ce2" table:formula="of:=[.A10] &amp; &quot;d6&quot;" office:value-type="string" office:string-value="4d6" calcext:value-type="string">
            <text:p>4d6</text:p>
          </table:table-cell>
          <table:table-cell table:style-name="ce4" table:formula="of:=ROUNDUP([.A10]/2)" office:value-type="float" office:value="2" calcext:value-type="float">
            <text:p>+2</text:p>
          </table:table-cell>
          <table:table-cell table:style-name="ce9" table:formula="of:=11-ROUNDDOWN([.A10]*(4/7))" office:value-type="float" office:value="9" calcext:value-type="float">
            <text:p>9+</text:p>
          </table:table-cell>
          <table:table-cell table:style-name="ce9" table:formula="of:=12-ROUNDDOWN([.A10]/2)" office:value-type="float" office:value="10" calcext:value-type="float">
            <text:p>10+</text:p>
          </table:table-cell>
          <table:table-cell table:style-name="ce9" table:formula="of:=14-ROUNDDOWN([.A10]/2)" office:value-type="float" office:value="12" calcext:value-type="float">
            <text:p>12+</text:p>
          </table:table-cell>
          <table:table-cell table:style-name="ce9" table:formula="of:=16-ROUNDDOWN([.A10]*(4/7))" office:value-type="float" office:value="14" calcext:value-type="float">
            <text:p>14+</text:p>
          </table:table-cell>
          <table:table-cell table:style-name="ce9" table:formula="of:=15-ROUNDDOWN([.A10]*(4/7))" office:value-type="float" office:value="13" calcext:value-type="float">
            <text:p>13+</text:p>
          </table:table-cell>
          <table:table-cell table:style-name="ce9" table:formula="of:=LOOKUP([.A10];CharacterLevel;Competency)" office:value-type="float" office:value="10" calcext:value-type="float">
            <text:p>10+</text:p>
          </table:table-cell>
          <table:table-cell table:style-name="ce4" table:formula="of:=LOOKUP([.A10];CharacterLevel;CompetencyBonus)" office:value-type="float" office:value="3" calcext:value-type="float">
            <text:p>+3</text:p>
          </table:table-cell>
          <table:table-cell table:style-name="ce4" table:formula="of:=ROUNDUP([.$A10]*[.L$1])" office:value-type="float" office:value="5" calcext:value-type="float">
            <text:p>+5</text:p>
          </table:table-cell>
          <table:table-cell table:style-name="ce4" table:formula="of:=ROUND([.$A10]*[.M$1])" office:value-type="float" office:value="4" calcext:value-type="float">
            <text:p>+4</text:p>
          </table:table-cell>
          <table:table-cell table:style-name="ce4" table:formula="of:=ROUND([.$A10]*[.N$1])" office:value-type="float" office:value="4" calcext:value-type="float">
            <text:p>+4</text:p>
          </table:table-cell>
          <table:table-cell table:style-name="ce4" table:formula="of:=ROUNDDOWN([.$A10]*[.O$1])" office:value-type="float" office:value="3" calcext:value-type="float">
            <text:p>+3</text:p>
          </table:table-cell>
          <table:table-cell table:style-name="ce4" table:formula="of:=ROUND([.$A10]*[.P$1])" office:value-type="float" office:value="4" calcext:value-type="float">
            <text:p>+4</text:p>
          </table:table-cell>
          <table:table-cell table:style-name="ce2" table:formula="of:=[.A10] &amp; &quot;d6&quot;" office:value-type="string" office:string-value="4d6" calcext:value-type="string">
            <text:p>4d6</text:p>
          </table:table-cell>
          <table:table-cell table:style-name="ce9" table:formula="of:=LOOKUP([.A10];CharacterLevel;SaveTargets)" office:value-type="float" office:value="14" calcext:value-type="float">
            <text:p>14+</text:p>
          </table:table-cell>
          <table:table-cell table:number-columns-repeated="2" table:style-name="ce2" office:value-type="float" office:value="2" calcext:value-type="float">
            <text:p>2</text:p>
          </table:table-cell>
          <table:table-cell table:number-columns-repeated="4" table:style-name="ce2" office:value-type="string" calcext:value-type="string">
            <text:p>--</text:p>
          </table:table-cell>
          <table:table-cell table:style-name="ce2" table:formula="of:=[.A10]*[.$Y$1]" office:value-type="float" office:value="14" calcext:value-type="float">
            <text:p>14</text:p>
          </table:table-cell>
          <table:table-cell table:number-columns-repeated="39"/>
        </table:table-row>
        <table:table-row table:style-name="ro1">
          <table:table-cell table:style-name="ce2" office:value-type="float" office:value="5" calcext:value-type="float">
            <text:p>5</text:p>
          </table:table-cell>
          <table:table-cell table:style-name="ce12" table:formula="of:=[.B10]*2" office:value-type="float" office:value="14000" calcext:value-type="float">
            <text:p>14,000</text:p>
          </table:table-cell>
          <table:table-cell table:style-name="ce2" table:formula="of:=[.A11] &amp; &quot;d6&quot;" office:value-type="string" office:string-value="5d6" calcext:value-type="string">
            <text:p>5d6</text:p>
          </table:table-cell>
          <table:table-cell table:style-name="ce4" table:formula="of:=ROUNDUP([.A11]/2)" office:value-type="float" office:value="3" calcext:value-type="float">
            <text:p>+3</text:p>
          </table:table-cell>
          <table:table-cell table:style-name="ce9" table:formula="of:=11-ROUNDDOWN([.A11]*(4/7))" office:value-type="float" office:value="9" calcext:value-type="float">
            <text:p>9+</text:p>
          </table:table-cell>
          <table:table-cell table:style-name="ce9" table:formula="of:=12-ROUNDDOWN([.A11]/2)" office:value-type="float" office:value="10" calcext:value-type="float">
            <text:p>10+</text:p>
          </table:table-cell>
          <table:table-cell table:style-name="ce9" table:formula="of:=14-ROUNDDOWN([.A11]/2)" office:value-type="float" office:value="12" calcext:value-type="float">
            <text:p>12+</text:p>
          </table:table-cell>
          <table:table-cell table:style-name="ce9" table:formula="of:=16-ROUNDDOWN([.A11]*(4/7))" office:value-type="float" office:value="14" calcext:value-type="float">
            <text:p>14+</text:p>
          </table:table-cell>
          <table:table-cell table:style-name="ce9" table:formula="of:=15-ROUNDDOWN([.A11]*(4/7))" office:value-type="float" office:value="13" calcext:value-type="float">
            <text:p>13+</text:p>
          </table:table-cell>
          <table:table-cell table:style-name="ce9" table:formula="of:=LOOKUP([.A11];CharacterLevel;Competency)" office:value-type="float" office:value="9" calcext:value-type="float">
            <text:p>9+</text:p>
          </table:table-cell>
          <table:table-cell table:style-name="ce4" table:formula="of:=LOOKUP([.A11];CharacterLevel;CompetencyBonus)" office:value-type="float" office:value="4" calcext:value-type="float">
            <text:p>+4</text:p>
          </table:table-cell>
          <table:table-cell table:style-name="ce4" table:formula="of:=ROUNDUP([.$A11]*[.L$1])" office:value-type="float" office:value="6" calcext:value-type="float">
            <text:p>+6</text:p>
          </table:table-cell>
          <table:table-cell table:style-name="ce4" table:formula="of:=ROUND([.$A11]*[.M$1])" office:value-type="float" office:value="5" calcext:value-type="float">
            <text:p>+5</text:p>
          </table:table-cell>
          <table:table-cell table:style-name="ce4" table:formula="of:=ROUND([.$A11]*[.N$1])" office:value-type="float" office:value="5" calcext:value-type="float">
            <text:p>+5</text:p>
          </table:table-cell>
          <table:table-cell table:style-name="ce4" table:formula="of:=ROUNDDOWN([.$A11]*[.O$1])" office:value-type="float" office:value="4" calcext:value-type="float">
            <text:p>+4</text:p>
          </table:table-cell>
          <table:table-cell table:style-name="ce4" table:formula="of:=ROUND([.$A11]*[.P$1])" office:value-type="float" office:value="5" calcext:value-type="float">
            <text:p>+5</text:p>
          </table:table-cell>
          <table:table-cell table:style-name="ce2" table:formula="of:=[.A11] &amp; &quot;d6&quot;" office:value-type="string" office:string-value="5d6" calcext:value-type="string">
            <text:p>5d6</text:p>
          </table:table-cell>
          <table:table-cell table:style-name="ce9" table:formula="of:=LOOKUP([.A11];CharacterLevel;SaveTargets)" office:value-type="float" office:value="15" calcext:value-type="float">
            <text:p>15+</text:p>
          </table:table-cell>
          <table:table-cell table:number-columns-repeated="2" table:style-name="ce2" office:value-type="float" office:value="2" calcext:value-type="float">
            <text:p>2</text:p>
          </table:table-cell>
          <table:table-cell table:style-name="ce2" office:value-type="float" office:value="1" calcext:value-type="float">
            <text:p>1</text:p>
          </table:table-cell>
          <table:table-cell table:number-columns-repeated="3" table:style-name="ce2" office:value-type="string" calcext:value-type="string">
            <text:p>--</text:p>
          </table:table-cell>
          <table:table-cell table:style-name="ce2" table:formula="of:=[.A11]*[.$Y$1]" office:value-type="float" office:value="17.5" calcext:value-type="float">
            <text:p>17.5</text:p>
          </table:table-cell>
          <table:table-cell table:number-columns-repeated="39"/>
        </table:table-row>
        <table:table-row table:style-name="ro1">
          <table:table-cell table:style-name="ce2" office:value-type="float" office:value="6" calcext:value-type="float">
            <text:p>6</text:p>
          </table:table-cell>
          <table:table-cell table:style-name="ce11" office:value-type="float" office:value="30000" calcext:value-type="float">
            <text:p>30,000</text:p>
          </table:table-cell>
          <table:table-cell table:style-name="ce2" table:formula="of:=[.A12] &amp; &quot;d6&quot;" office:value-type="string" office:string-value="6d6" calcext:value-type="string">
            <text:p>6d6</text:p>
          </table:table-cell>
          <table:table-cell table:style-name="ce4" table:formula="of:=ROUNDUP([.A12]/2)" office:value-type="float" office:value="3" calcext:value-type="float">
            <text:p>+3</text:p>
          </table:table-cell>
          <table:table-cell table:style-name="ce9" table:formula="of:=11-ROUNDDOWN([.A12]*(4/7))" office:value-type="float" office:value="8" calcext:value-type="float">
            <text:p>8+</text:p>
          </table:table-cell>
          <table:table-cell table:style-name="ce9" table:formula="of:=12-ROUNDDOWN([.A12]/2)" office:value-type="float" office:value="9" calcext:value-type="float">
            <text:p>9+</text:p>
          </table:table-cell>
          <table:table-cell table:style-name="ce9" table:formula="of:=14-ROUNDDOWN([.A12]/2)" office:value-type="float" office:value="11" calcext:value-type="float">
            <text:p>11+</text:p>
          </table:table-cell>
          <table:table-cell table:style-name="ce9" table:formula="of:=16-ROUNDDOWN([.A12]*(4/7))" office:value-type="float" office:value="13" calcext:value-type="float">
            <text:p>13+</text:p>
          </table:table-cell>
          <table:table-cell table:style-name="ce9" table:formula="of:=15-ROUNDDOWN([.A12]*(4/7))" office:value-type="float" office:value="12" calcext:value-type="float">
            <text:p>12+</text:p>
          </table:table-cell>
          <table:table-cell table:style-name="ce9" table:formula="of:=LOOKUP([.A12];CharacterLevel;Competency)" office:value-type="float" office:value="9" calcext:value-type="float">
            <text:p>9+</text:p>
          </table:table-cell>
          <table:table-cell table:style-name="ce4" table:formula="of:=LOOKUP([.A12];CharacterLevel;CompetencyBonus)" office:value-type="float" office:value="4" calcext:value-type="float">
            <text:p>+4</text:p>
          </table:table-cell>
          <table:table-cell table:style-name="ce4" table:formula="of:=ROUNDUP([.$A12]*[.L$1])" office:value-type="float" office:value="7" calcext:value-type="float">
            <text:p>+7</text:p>
          </table:table-cell>
          <table:table-cell table:style-name="ce4" table:formula="of:=ROUND([.$A12]*[.M$1])" office:value-type="float" office:value="6" calcext:value-type="float">
            <text:p>+6</text:p>
          </table:table-cell>
          <table:table-cell table:style-name="ce4" table:formula="of:=ROUND([.$A12]*[.N$1])" office:value-type="float" office:value="5" calcext:value-type="float">
            <text:p>+5</text:p>
          </table:table-cell>
          <table:table-cell table:style-name="ce4" table:formula="of:=ROUNDDOWN([.$A12]*[.O$1])" office:value-type="float" office:value="5" calcext:value-type="float">
            <text:p>+5</text:p>
          </table:table-cell>
          <table:table-cell table:style-name="ce4" table:formula="of:=ROUND([.$A12]*[.P$1])" office:value-type="float" office:value="5" calcext:value-type="float">
            <text:p>+5</text:p>
          </table:table-cell>
          <table:table-cell table:style-name="ce2" table:formula="of:=[.A12] &amp; &quot;d6&quot;" office:value-type="string" office:string-value="6d6" calcext:value-type="string">
            <text:p>6d6</text:p>
          </table:table-cell>
          <table:table-cell table:style-name="ce9" table:formula="of:=LOOKUP([.A12];CharacterLevel;SaveTargets)" office:value-type="float" office:value="15" calcext:value-type="float">
            <text:p>15+</text:p>
          </table:table-cell>
          <table:table-cell table:style-name="ce2" office:value-type="float" office:value="3" calcext:value-type="float">
            <text:p>3</text:p>
          </table:table-cell>
          <table:table-cell table:number-columns-repeated="2" table:style-name="ce2" office:value-type="float" office:value="2" calcext:value-type="float">
            <text:p>2</text:p>
          </table:table-cell>
          <table:table-cell table:number-columns-repeated="3" table:style-name="ce2" office:value-type="string" calcext:value-type="string">
            <text:p>--</text:p>
          </table:table-cell>
          <table:table-cell table:style-name="ce2" table:formula="of:=[.A12]*[.$Y$1]" office:value-type="float" office:value="21" calcext:value-type="float">
            <text:p>21</text:p>
          </table:table-cell>
          <table:table-cell table:number-columns-repeated="39"/>
        </table:table-row>
        <table:table-row table:style-name="ro1">
          <table:table-cell table:style-name="ce2" office:value-type="float" office:value="7" calcext:value-type="float">
            <text:p>7</text:p>
          </table:table-cell>
          <table:table-cell table:style-name="ce12" table:formula="of:=[.B12]*2" office:value-type="float" office:value="60000" calcext:value-type="float">
            <text:p>60,000</text:p>
          </table:table-cell>
          <table:table-cell table:style-name="ce2" table:formula="of:=[.A13] &amp; &quot;d6&quot;" office:value-type="string" office:string-value="7d6" calcext:value-type="string">
            <text:p>7d6</text:p>
          </table:table-cell>
          <table:table-cell table:style-name="ce4" table:formula="of:=ROUNDUP([.A13]/2)" office:value-type="float" office:value="4" calcext:value-type="float">
            <text:p>+4</text:p>
          </table:table-cell>
          <table:table-cell table:style-name="ce9" table:formula="of:=11-ROUNDDOWN([.A13]*(4/7))" office:value-type="float" office:value="7" calcext:value-type="float">
            <text:p>7+</text:p>
          </table:table-cell>
          <table:table-cell table:style-name="ce9" table:formula="of:=12-ROUNDDOWN([.A13]/2)" office:value-type="float" office:value="9" calcext:value-type="float">
            <text:p>9+</text:p>
          </table:table-cell>
          <table:table-cell table:style-name="ce9" table:formula="of:=14-ROUNDDOWN([.A13]/2)" office:value-type="float" office:value="11" calcext:value-type="float">
            <text:p>11+</text:p>
          </table:table-cell>
          <table:table-cell table:style-name="ce9" table:formula="of:=16-ROUNDDOWN([.A13]*(4/7))" office:value-type="float" office:value="12" calcext:value-type="float">
            <text:p>12+</text:p>
          </table:table-cell>
          <table:table-cell table:style-name="ce9" table:formula="of:=15-ROUNDDOWN([.A13]*(4/7))" office:value-type="float" office:value="11" calcext:value-type="float">
            <text:p>11+</text:p>
          </table:table-cell>
          <table:table-cell table:style-name="ce9" table:formula="of:=LOOKUP([.A13];CharacterLevel;Competency)" office:value-type="float" office:value="8" calcext:value-type="float">
            <text:p>8+</text:p>
          </table:table-cell>
          <table:table-cell table:style-name="ce4" table:formula="of:=LOOKUP([.A13];CharacterLevel;CompetencyBonus)" office:value-type="float" office:value="5" calcext:value-type="float">
            <text:p>+5</text:p>
          </table:table-cell>
          <table:table-cell table:style-name="ce4" table:formula="of:=ROUNDUP([.$A13]*[.L$1])" office:value-type="float" office:value="8" calcext:value-type="float">
            <text:p>+8</text:p>
          </table:table-cell>
          <table:table-cell table:style-name="ce4" table:formula="of:=ROUND([.$A13]*[.M$1])" office:value-type="float" office:value="7" calcext:value-type="float">
            <text:p>+7</text:p>
          </table:table-cell>
          <table:table-cell table:style-name="ce4" table:formula="of:=ROUND([.$A13]*[.N$1])" office:value-type="float" office:value="6" calcext:value-type="float">
            <text:p>+6</text:p>
          </table:table-cell>
          <table:table-cell table:style-name="ce4" table:formula="of:=ROUNDDOWN([.$A13]*[.O$1])" office:value-type="float" office:value="5" calcext:value-type="float">
            <text:p>+5</text:p>
          </table:table-cell>
          <table:table-cell table:style-name="ce4" table:formula="of:=ROUND([.$A13]*[.P$1])" office:value-type="float" office:value="6" calcext:value-type="float">
            <text:p>+6</text:p>
          </table:table-cell>
          <table:table-cell table:style-name="ce2" table:formula="of:=[.A13] &amp; &quot;d6&quot;" office:value-type="string" office:string-value="7d6" calcext:value-type="string">
            <text:p>7d6</text:p>
          </table:table-cell>
          <table:table-cell table:style-name="ce9" table:formula="of:=LOOKUP([.A13];CharacterLevel;SaveTargets)" office:value-type="float" office:value="16" calcext:value-type="float">
            <text:p>16+</text:p>
          </table:table-cell>
          <table:table-cell table:style-name="ce2" office:value-type="float" office:value="3" calcext:value-type="float">
            <text:p>3</text:p>
          </table:table-cell>
          <table:table-cell table:number-columns-repeated="2" table:style-name="ce2" office:value-type="float" office:value="2" calcext:value-type="float">
            <text:p>2</text:p>
          </table:table-cell>
          <table:table-cell table:style-name="ce2" office:value-type="float" office:value="1" calcext:value-type="float">
            <text:p>1</text:p>
          </table:table-cell>
          <table:table-cell table:number-columns-repeated="2" table:style-name="ce2" office:value-type="string" calcext:value-type="string">
            <text:p>--</text:p>
          </table:table-cell>
          <table:table-cell table:style-name="ce2" table:formula="of:=[.A13]*[.$Y$1]" office:value-type="float" office:value="24.5" calcext:value-type="float">
            <text:p>24.5</text:p>
          </table:table-cell>
          <table:table-cell table:number-columns-repeated="39"/>
        </table:table-row>
        <table:table-row table:style-name="ro1">
          <table:table-cell table:style-name="ce2" office:value-type="float" office:value="8" calcext:value-type="float">
            <text:p>8</text:p>
          </table:table-cell>
          <table:table-cell table:style-name="ce12" table:formula="of:=[.B13]*2" office:value-type="float" office:value="120000" calcext:value-type="float">
            <text:p>120,000</text:p>
          </table:table-cell>
          <table:table-cell table:style-name="ce2" table:formula="of:=[.A14] &amp; &quot;d6&quot;" office:value-type="string" office:string-value="8d6" calcext:value-type="string">
            <text:p>8d6</text:p>
          </table:table-cell>
          <table:table-cell table:style-name="ce4" table:formula="of:=ROUNDUP([.A14]/2)" office:value-type="float" office:value="4" calcext:value-type="float">
            <text:p>+4</text:p>
          </table:table-cell>
          <table:table-cell table:style-name="ce9" table:formula="of:=11-ROUNDDOWN([.A14]*(4/7))" office:value-type="float" office:value="7" calcext:value-type="float">
            <text:p>7+</text:p>
          </table:table-cell>
          <table:table-cell table:style-name="ce9" table:formula="of:=12-ROUNDDOWN([.A14]/2)" office:value-type="float" office:value="8" calcext:value-type="float">
            <text:p>8+</text:p>
          </table:table-cell>
          <table:table-cell table:style-name="ce9" table:formula="of:=14-ROUNDDOWN([.A14]/2)" office:value-type="float" office:value="10" calcext:value-type="float">
            <text:p>10+</text:p>
          </table:table-cell>
          <table:table-cell table:style-name="ce9" table:formula="of:=16-ROUNDDOWN([.A14]*(4/7))" office:value-type="float" office:value="12" calcext:value-type="float">
            <text:p>12+</text:p>
          </table:table-cell>
          <table:table-cell table:style-name="ce9" table:formula="of:=15-ROUNDDOWN([.A14]*(4/7))" office:value-type="float" office:value="11" calcext:value-type="float">
            <text:p>11+</text:p>
          </table:table-cell>
          <table:table-cell table:style-name="ce9" table:formula="of:=LOOKUP([.A14];CharacterLevel;Competency)" office:value-type="float" office:value="8" calcext:value-type="float">
            <text:p>8+</text:p>
          </table:table-cell>
          <table:table-cell table:style-name="ce4" table:formula="of:=LOOKUP([.A14];CharacterLevel;CompetencyBonus)" office:value-type="float" office:value="6" calcext:value-type="float">
            <text:p>+6</text:p>
          </table:table-cell>
          <table:table-cell table:style-name="ce4" table:formula="of:=ROUNDUP([.$A14]*[.L$1])" office:value-type="float" office:value="9" calcext:value-type="float">
            <text:p>+9</text:p>
          </table:table-cell>
          <table:table-cell table:style-name="ce4" table:formula="of:=ROUND([.$A14]*[.M$1])" office:value-type="float" office:value="8" calcext:value-type="float">
            <text:p>+8</text:p>
          </table:table-cell>
          <table:table-cell table:style-name="ce4" table:formula="of:=ROUND([.$A14]*[.N$1])" office:value-type="float" office:value="7" calcext:value-type="float">
            <text:p>+7</text:p>
          </table:table-cell>
          <table:table-cell table:style-name="ce4" table:formula="of:=ROUNDDOWN([.$A14]*[.O$1])" office:value-type="float" office:value="6" calcext:value-type="float">
            <text:p>+6</text:p>
          </table:table-cell>
          <table:table-cell table:style-name="ce4" table:formula="of:=ROUND([.$A14]*[.P$1])" office:value-type="float" office:value="7" calcext:value-type="float">
            <text:p>+7</text:p>
          </table:table-cell>
          <table:table-cell table:style-name="ce2" table:formula="of:=[.A14] &amp; &quot;d6&quot;" office:value-type="string" office:string-value="8d6" calcext:value-type="string">
            <text:p>8d6</text:p>
          </table:table-cell>
          <table:table-cell table:style-name="ce9" table:formula="of:=LOOKUP([.A14];CharacterLevel;SaveTargets)" office:value-type="float" office:value="16" calcext:value-type="float">
            <text:p>16+</text:p>
          </table:table-cell>
          <table:table-cell table:number-columns-repeated="2" table:style-name="ce2" office:value-type="float" office:value="3" calcext:value-type="float">
            <text:p>3</text:p>
          </table:table-cell>
          <table:table-cell table:number-columns-repeated="2" table:style-name="ce2" office:value-type="float" office:value="2" calcext:value-type="float">
            <text:p>2</text:p>
          </table:table-cell>
          <table:table-cell table:number-columns-repeated="2" table:style-name="ce2" office:value-type="string" calcext:value-type="string">
            <text:p>--</text:p>
          </table:table-cell>
          <table:table-cell table:style-name="ce2" table:formula="of:=[.A14]*[.$Y$1]" office:value-type="float" office:value="28" calcext:value-type="float">
            <text:p>28</text:p>
          </table:table-cell>
          <table:table-cell table:number-columns-repeated="39"/>
        </table:table-row>
        <table:table-row table:style-name="ro1">
          <table:table-cell table:style-name="ce2" office:value-type="float" office:value="9" calcext:value-type="float">
            <text:p>9</text:p>
          </table:table-cell>
          <table:table-cell table:style-name="ce12" table:formula="of:=[.B14]+120000" office:value-type="float" office:value="240000" calcext:value-type="float">
            <text:p>240,000</text:p>
          </table:table-cell>
          <table:table-cell table:style-name="ce2" table:formula="of:=[.A15] &amp; &quot;d6&quot;" office:value-type="string" office:string-value="9d6" calcext:value-type="string">
            <text:p>9d6</text:p>
          </table:table-cell>
          <table:table-cell table:style-name="ce4" table:formula="of:=ROUNDUP([.A15]/2)" office:value-type="float" office:value="5" calcext:value-type="float">
            <text:p>+5</text:p>
          </table:table-cell>
          <table:table-cell table:style-name="ce9" table:formula="of:=11-ROUNDDOWN([.A15]*(4/7))" office:value-type="float" office:value="6" calcext:value-type="float">
            <text:p>6+</text:p>
          </table:table-cell>
          <table:table-cell table:style-name="ce9" table:formula="of:=12-ROUNDDOWN([.A15]/2)" office:value-type="float" office:value="8" calcext:value-type="float">
            <text:p>8+</text:p>
          </table:table-cell>
          <table:table-cell table:style-name="ce9" table:formula="of:=14-ROUNDDOWN([.A15]/2)" office:value-type="float" office:value="10" calcext:value-type="float">
            <text:p>10+</text:p>
          </table:table-cell>
          <table:table-cell table:style-name="ce9" table:formula="of:=16-ROUNDDOWN([.A15]*(4/7))" office:value-type="float" office:value="11" calcext:value-type="float">
            <text:p>11+</text:p>
          </table:table-cell>
          <table:table-cell table:style-name="ce9" table:formula="of:=15-ROUNDDOWN([.A15]*(4/7))" office:value-type="float" office:value="10" calcext:value-type="float">
            <text:p>10+</text:p>
          </table:table-cell>
          <table:table-cell table:style-name="ce9" table:formula="of:=LOOKUP([.A15];CharacterLevel;Competency)" office:value-type="float" office:value="8" calcext:value-type="float">
            <text:p>8+</text:p>
          </table:table-cell>
          <table:table-cell table:style-name="ce4" table:formula="of:=LOOKUP([.A15];CharacterLevel;CompetencyBonus)" office:value-type="float" office:value="6" calcext:value-type="float">
            <text:p>+6</text:p>
          </table:table-cell>
          <table:table-cell table:style-name="ce4" table:formula="of:=ROUNDUP([.$A15]*[.L$1])" office:value-type="float" office:value="10" calcext:value-type="float">
            <text:p>+10</text:p>
          </table:table-cell>
          <table:table-cell table:style-name="ce4" table:formula="of:=ROUND([.$A15]*[.M$1])" office:value-type="float" office:value="9" calcext:value-type="float">
            <text:p>+9</text:p>
          </table:table-cell>
          <table:table-cell table:style-name="ce4" table:formula="of:=ROUND([.$A15]*[.N$1])" office:value-type="float" office:value="8" calcext:value-type="float">
            <text:p>+8</text:p>
          </table:table-cell>
          <table:table-cell table:style-name="ce4" table:formula="of:=ROUNDDOWN([.$A15]*[.O$1])" office:value-type="float" office:value="7" calcext:value-type="float">
            <text:p>+7</text:p>
          </table:table-cell>
          <table:table-cell table:style-name="ce4" table:formula="of:=ROUND([.$A15]*[.P$1])" office:value-type="float" office:value="8" calcext:value-type="float">
            <text:p>+8</text:p>
          </table:table-cell>
          <table:table-cell table:style-name="ce2" table:formula="of:=[.A15] &amp; &quot;d6&quot;" office:value-type="string" office:string-value="9d6" calcext:value-type="string">
            <text:p>9d6</text:p>
          </table:table-cell>
          <table:table-cell table:style-name="ce9" table:formula="of:=LOOKUP([.A15];CharacterLevel;SaveTargets)" office:value-type="float" office:value="17" calcext:value-type="float">
            <text:p>17+</text:p>
          </table:table-cell>
          <table:table-cell table:number-columns-repeated="2" table:style-name="ce2" office:value-type="float" office:value="3" calcext:value-type="float">
            <text:p>3</text:p>
          </table:table-cell>
          <table:table-cell table:number-columns-repeated="2" table:style-name="ce2" office:value-type="float" office:value="2" calcext:value-type="float">
            <text:p>2</text:p>
          </table:table-cell>
          <table:table-cell table:style-name="ce2" office:value-type="float" office:value="1" calcext:value-type="float">
            <text:p>1</text:p>
          </table:table-cell>
          <table:table-cell table:style-name="ce2" office:value-type="string" calcext:value-type="string">
            <text:p>--</text:p>
          </table:table-cell>
          <table:table-cell table:style-name="ce2" table:formula="of:=[.A15]*[.$Y$1]" office:value-type="float" office:value="31.5" calcext:value-type="float">
            <text:p>31.5</text:p>
          </table:table-cell>
          <table:table-cell table:number-columns-repeated="39"/>
        </table:table-row>
        <table:table-row table:style-name="ro1">
          <table:table-cell table:style-name="ce2" office:value-type="float" office:value="10" calcext:value-type="float">
            <text:p>10</text:p>
          </table:table-cell>
          <table:table-cell table:style-name="ce12" table:formula="of:=[.B15]+120000" office:value-type="float" office:value="360000" calcext:value-type="float">
            <text:p>360,000</text:p>
          </table:table-cell>
          <table:table-cell table:style-name="ce2" table:formula="of:=[.A16] &amp; &quot;d6&quot;" office:value-type="string" office:string-value="10d6" calcext:value-type="string">
            <text:p>10d6</text:p>
          </table:table-cell>
          <table:table-cell table:style-name="ce4" table:formula="of:=ROUNDUP([.A16]/2)" office:value-type="float" office:value="5" calcext:value-type="float">
            <text:p>+5</text:p>
          </table:table-cell>
          <table:table-cell table:style-name="ce9" table:formula="of:=11-ROUNDDOWN([.A16]*(4/7))" office:value-type="float" office:value="6" calcext:value-type="float">
            <text:p>6+</text:p>
          </table:table-cell>
          <table:table-cell table:style-name="ce9" table:formula="of:=12-ROUNDDOWN([.A16]/2)" office:value-type="float" office:value="7" calcext:value-type="float">
            <text:p>7+</text:p>
          </table:table-cell>
          <table:table-cell table:style-name="ce9" table:formula="of:=14-ROUNDDOWN([.A16]/2)" office:value-type="float" office:value="9" calcext:value-type="float">
            <text:p>9+</text:p>
          </table:table-cell>
          <table:table-cell table:style-name="ce9" table:formula="of:=16-ROUNDDOWN([.A16]*(4/7))" office:value-type="float" office:value="11" calcext:value-type="float">
            <text:p>11+</text:p>
          </table:table-cell>
          <table:table-cell table:style-name="ce9" table:formula="of:=15-ROUNDDOWN([.A16]*(4/7))" office:value-type="float" office:value="10" calcext:value-type="float">
            <text:p>10+</text:p>
          </table:table-cell>
          <table:table-cell table:style-name="ce9" table:formula="of:=LOOKUP([.A16];CharacterLevel;Competency)" office:value-type="float" office:value="7" calcext:value-type="float">
            <text:p>7+</text:p>
          </table:table-cell>
          <table:table-cell table:style-name="ce4" table:formula="of:=LOOKUP([.A16];CharacterLevel;CompetencyBonus)" office:value-type="float" office:value="7" calcext:value-type="float">
            <text:p>+7</text:p>
          </table:table-cell>
          <table:table-cell table:style-name="ce4" table:formula="of:=ROUNDUP([.$A16]*[.L$1])" office:value-type="float" office:value="11" calcext:value-type="float">
            <text:p>+11</text:p>
          </table:table-cell>
          <table:table-cell table:style-name="ce4" table:formula="of:=ROUND([.$A16]*[.M$1])" office:value-type="float" office:value="10" calcext:value-type="float">
            <text:p>+10</text:p>
          </table:table-cell>
          <table:table-cell table:style-name="ce4" table:formula="of:=ROUND([.$A16]*[.N$1])" office:value-type="float" office:value="9" calcext:value-type="float">
            <text:p>+9</text:p>
          </table:table-cell>
          <table:table-cell table:style-name="ce4" table:formula="of:=ROUNDDOWN([.$A16]*[.O$1])" office:value-type="float" office:value="8" calcext:value-type="float">
            <text:p>+8</text:p>
          </table:table-cell>
          <table:table-cell table:style-name="ce4" table:formula="of:=ROUND([.$A16]*[.P$1])" office:value-type="float" office:value="9" calcext:value-type="float">
            <text:p>+9</text:p>
          </table:table-cell>
          <table:table-cell table:style-name="ce2" table:formula="of:=[.A16] &amp; &quot;d6&quot;" office:value-type="string" office:string-value="10d6" calcext:value-type="string">
            <text:p>10d6</text:p>
          </table:table-cell>
          <table:table-cell table:style-name="ce9" table:formula="of:=LOOKUP([.A16];CharacterLevel;SaveTargets)" office:value-type="float" office:value="17" calcext:value-type="float">
            <text:p>17+</text:p>
          </table:table-cell>
          <table:table-cell table:style-name="ce2" office:value-type="float" office:value="4" calcext:value-type="float">
            <text:p>4</text:p>
          </table:table-cell>
          <table:table-cell table:number-columns-repeated="2" table:style-name="ce2" office:value-type="float" office:value="3" calcext:value-type="float">
            <text:p>3</text:p>
          </table:table-cell>
          <table:table-cell table:number-columns-repeated="2" table:style-name="ce2" office:value-type="float" office:value="2" calcext:value-type="float">
            <text:p>2</text:p>
          </table:table-cell>
          <table:table-cell table:style-name="ce2" office:value-type="string" calcext:value-type="string">
            <text:p>--</text:p>
          </table:table-cell>
          <table:table-cell table:style-name="ce2" table:formula="of:=[.A16]*[.$Y$1]" office:value-type="float" office:value="35" calcext:value-type="float">
            <text:p>35</text:p>
          </table:table-cell>
          <table:table-cell table:number-columns-repeated="39"/>
        </table:table-row>
        <table:table-row table:style-name="ro1">
          <table:table-cell table:style-name="ce2" office:value-type="float" office:value="11" calcext:value-type="float">
            <text:p>11</text:p>
          </table:table-cell>
          <table:table-cell table:style-name="ce12" table:formula="of:=[.B16]+120000" office:value-type="float" office:value="480000" calcext:value-type="float">
            <text:p>480,000</text:p>
          </table:table-cell>
          <table:table-cell table:style-name="ce2" table:formula="of:=[.$C$16] &amp; &quot;+&quot; &amp; ([.A17]-10)" office:value-type="string" office:string-value="10d6+1" calcext:value-type="string">
            <text:p>10d6+1</text:p>
          </table:table-cell>
          <table:table-cell table:style-name="ce4" table:formula="of:=ROUNDUP([.A17]/2)" office:value-type="float" office:value="6" calcext:value-type="float">
            <text:p>+6</text:p>
          </table:table-cell>
          <table:table-cell table:style-name="ce9" table:formula="of:=11-ROUNDDOWN([.A17]*(4/7))" office:value-type="float" office:value="5" calcext:value-type="float">
            <text:p>5+</text:p>
          </table:table-cell>
          <table:table-cell table:style-name="ce9" table:formula="of:=12-ROUNDDOWN([.A17]/2)" office:value-type="float" office:value="7" calcext:value-type="float">
            <text:p>7+</text:p>
          </table:table-cell>
          <table:table-cell table:style-name="ce9" table:formula="of:=14-ROUNDDOWN([.A17]/2)" office:value-type="float" office:value="9" calcext:value-type="float">
            <text:p>9+</text:p>
          </table:table-cell>
          <table:table-cell table:style-name="ce9" table:formula="of:=16-ROUNDDOWN([.A17]*(4/7))" office:value-type="float" office:value="10" calcext:value-type="float">
            <text:p>10+</text:p>
          </table:table-cell>
          <table:table-cell table:style-name="ce9" table:formula="of:=15-ROUNDDOWN([.A17]*(4/7))" office:value-type="float" office:value="9" calcext:value-type="float">
            <text:p>9+</text:p>
          </table:table-cell>
          <table:table-cell table:style-name="ce9" table:formula="of:=LOOKUP([.A17];CharacterLevel;Competency)" office:value-type="float" office:value="7" calcext:value-type="float">
            <text:p>7+</text:p>
          </table:table-cell>
          <table:table-cell table:style-name="ce4" table:formula="of:=LOOKUP([.A17];CharacterLevel;CompetencyBonus)" office:value-type="float" office:value="8" calcext:value-type="float">
            <text:p>+8</text:p>
          </table:table-cell>
          <table:table-cell table:style-name="ce4" table:formula="of:=ROUNDUP([.$A17]*[.L$1])" office:value-type="float" office:value="13" calcext:value-type="float">
            <text:p>+13</text:p>
          </table:table-cell>
          <table:table-cell table:style-name="ce4" table:formula="of:=ROUND([.$A17]*[.M$1])" office:value-type="float" office:value="11" calcext:value-type="float">
            <text:p>+11</text:p>
          </table:table-cell>
          <table:table-cell table:style-name="ce4" table:formula="of:=ROUND([.$A17]*[.N$1])" office:value-type="float" office:value="10" calcext:value-type="float">
            <text:p>+10</text:p>
          </table:table-cell>
          <table:table-cell table:style-name="ce4" table:formula="of:=ROUNDDOWN([.$A17]*[.O$1])" office:value-type="float" office:value="9" calcext:value-type="float">
            <text:p>+9</text:p>
          </table:table-cell>
          <table:table-cell table:style-name="ce4" table:formula="of:=ROUND([.$A17]*[.P$1])" office:value-type="float" office:value="10" calcext:value-type="float">
            <text:p>+10</text:p>
          </table:table-cell>
          <table:table-cell table:style-name="ce2" table:formula="of:=[.A17] &amp; &quot;d6&quot;" office:value-type="string" office:string-value="11d6" calcext:value-type="string">
            <text:p>11d6</text:p>
          </table:table-cell>
          <table:table-cell table:style-name="ce9" table:formula="of:=LOOKUP([.A17];CharacterLevel;SaveTargets)" office:value-type="float" office:value="18" calcext:value-type="float">
            <text:p>18+</text:p>
          </table:table-cell>
          <table:table-cell table:style-name="ce2" office:value-type="float" office:value="4" calcext:value-type="float">
            <text:p>4</text:p>
          </table:table-cell>
          <table:table-cell table:number-columns-repeated="2" table:style-name="ce2" office:value-type="float" office:value="3" calcext:value-type="float">
            <text:p>3</text:p>
          </table:table-cell>
          <table:table-cell table:number-columns-repeated="2" table:style-name="ce2" office:value-type="float" office:value="2" calcext:value-type="float">
            <text:p>2</text:p>
          </table:table-cell>
          <table:table-cell table:style-name="ce2" office:value-type="float" office:value="1" calcext:value-type="float">
            <text:p>1</text:p>
          </table:table-cell>
          <table:table-cell table:style-name="ce2" table:formula="of:=[.$Y$16]+([.A17]-10)" office:value-type="float" office:value="36" calcext:value-type="float">
            <text:p>36</text:p>
          </table:table-cell>
          <table:table-cell table:number-columns-repeated="39"/>
        </table:table-row>
        <table:table-row table:style-name="ro1">
          <table:table-cell table:style-name="ce2" office:value-type="float" office:value="12" calcext:value-type="float">
            <text:p>12</text:p>
          </table:table-cell>
          <table:table-cell table:style-name="ce12" table:formula="of:=[.B17]+120000" office:value-type="float" office:value="600000" calcext:value-type="float">
            <text:p>600,000</text:p>
          </table:table-cell>
          <table:table-cell table:style-name="ce2" table:formula="of:=[.$C$16] &amp; &quot;+&quot; &amp; ([.A18]-10)" office:value-type="string" office:string-value="10d6+2" calcext:value-type="string">
            <text:p>10d6+2</text:p>
          </table:table-cell>
          <table:table-cell table:style-name="ce4" table:formula="of:=ROUNDUP([.A18]/2)" office:value-type="float" office:value="6" calcext:value-type="float">
            <text:p>+6</text:p>
          </table:table-cell>
          <table:table-cell table:style-name="ce9" table:formula="of:=11-ROUNDDOWN([.A18]*(4/7))" office:value-type="float" office:value="5" calcext:value-type="float">
            <text:p>5+</text:p>
          </table:table-cell>
          <table:table-cell table:style-name="ce9" table:formula="of:=12-ROUNDDOWN([.A18]/2)" office:value-type="float" office:value="6" calcext:value-type="float">
            <text:p>6+</text:p>
          </table:table-cell>
          <table:table-cell table:style-name="ce9" table:formula="of:=14-ROUNDDOWN([.A18]/2)" office:value-type="float" office:value="8" calcext:value-type="float">
            <text:p>8+</text:p>
          </table:table-cell>
          <table:table-cell table:style-name="ce9" table:formula="of:=16-ROUNDDOWN([.A18]*(4/7))" office:value-type="float" office:value="10" calcext:value-type="float">
            <text:p>10+</text:p>
          </table:table-cell>
          <table:table-cell table:style-name="ce9" table:formula="of:=15-ROUNDDOWN([.A18]*(4/7))" office:value-type="float" office:value="9" calcext:value-type="float">
            <text:p>9+</text:p>
          </table:table-cell>
          <table:table-cell table:style-name="ce9" table:formula="of:=LOOKUP([.A18];CharacterLevel;Competency)" office:value-type="float" office:value="6" calcext:value-type="float">
            <text:p>6+</text:p>
          </table:table-cell>
          <table:table-cell table:style-name="ce4" table:formula="of:=LOOKUP([.A18];CharacterLevel;CompetencyBonus)" office:value-type="float" office:value="8" calcext:value-type="float">
            <text:p>+8</text:p>
          </table:table-cell>
          <table:table-cell table:style-name="ce4" table:formula="of:=ROUNDUP([.$A18]*[.L$1])" office:value-type="float" office:value="14" calcext:value-type="float">
            <text:p>+14</text:p>
          </table:table-cell>
          <table:table-cell table:style-name="ce4" table:formula="of:=ROUND([.$A18]*[.M$1])" office:value-type="float" office:value="12" calcext:value-type="float">
            <text:p>+12</text:p>
          </table:table-cell>
          <table:table-cell table:style-name="ce4" table:formula="of:=ROUND([.$A18]*[.N$1])" office:value-type="float" office:value="11" calcext:value-type="float">
            <text:p>+11</text:p>
          </table:table-cell>
          <table:table-cell table:style-name="ce4" table:formula="of:=ROUNDDOWN([.$A18]*[.O$1])" office:value-type="float" office:value="10" calcext:value-type="float">
            <text:p>+10</text:p>
          </table:table-cell>
          <table:table-cell table:style-name="ce4" table:formula="of:=ROUND([.$A18]*[.P$1])" office:value-type="float" office:value="11" calcext:value-type="float">
            <text:p>+11</text:p>
          </table:table-cell>
          <table:table-cell table:style-name="ce2" table:formula="of:=[.A18] &amp; &quot;d6&quot;" office:value-type="string" office:string-value="12d6" calcext:value-type="string">
            <text:p>12d6</text:p>
          </table:table-cell>
          <table:table-cell table:style-name="ce9" table:formula="of:=LOOKUP([.A18];CharacterLevel;SaveTargets)" office:value-type="float" office:value="18" calcext:value-type="float">
            <text:p>18+</text:p>
          </table:table-cell>
          <table:table-cell table:number-columns-repeated="2" table:style-name="ce2" office:value-type="float" office:value="4" calcext:value-type="float">
            <text:p>4</text:p>
          </table:table-cell>
          <table:table-cell table:number-columns-repeated="2" table:style-name="ce2" office:value-type="float" office:value="3" calcext:value-type="float">
            <text:p>3</text:p>
          </table:table-cell>
          <table:table-cell table:number-columns-repeated="2" table:style-name="ce2" office:value-type="float" office:value="2" calcext:value-type="float">
            <text:p>2</text:p>
          </table:table-cell>
          <table:table-cell table:style-name="ce2" table:formula="of:=[.$Y$16]+([.A18]-10)" office:value-type="float" office:value="37" calcext:value-type="float">
            <text:p>37</text:p>
          </table:table-cell>
          <table:table-cell table:number-columns-repeated="39"/>
        </table:table-row>
        <table:table-row table:style-name="ro1">
          <table:table-cell table:style-name="ce2" office:value-type="float" office:value="13" calcext:value-type="float">
            <text:p>13</text:p>
          </table:table-cell>
          <table:table-cell table:style-name="ce12" table:formula="of:=[.B18]+120000" office:value-type="float" office:value="720000" calcext:value-type="float">
            <text:p>720,000</text:p>
          </table:table-cell>
          <table:table-cell table:style-name="ce2" table:formula="of:=[.$C$16] &amp; &quot;+&quot; &amp; ([.A19]-10)" office:value-type="string" office:string-value="10d6+3" calcext:value-type="string">
            <text:p>10d6+3</text:p>
          </table:table-cell>
          <table:table-cell table:style-name="ce4" table:formula="of:=ROUNDUP([.A19]/2)" office:value-type="float" office:value="7" calcext:value-type="float">
            <text:p>+7</text:p>
          </table:table-cell>
          <table:table-cell table:style-name="ce9" table:formula="of:=11-ROUNDDOWN([.A19]*(4/7))" office:value-type="float" office:value="4" calcext:value-type="float">
            <text:p>4+</text:p>
          </table:table-cell>
          <table:table-cell table:style-name="ce9" table:formula="of:=12-ROUNDDOWN([.A19]/2)" office:value-type="float" office:value="6" calcext:value-type="float">
            <text:p>6+</text:p>
          </table:table-cell>
          <table:table-cell table:style-name="ce9" table:formula="of:=14-ROUNDDOWN([.A19]/2)" office:value-type="float" office:value="8" calcext:value-type="float">
            <text:p>8+</text:p>
          </table:table-cell>
          <table:table-cell table:style-name="ce9" table:formula="of:=16-ROUNDDOWN([.A19]*(4/7))" office:value-type="float" office:value="9" calcext:value-type="float">
            <text:p>9+</text:p>
          </table:table-cell>
          <table:table-cell table:style-name="ce9" table:formula="of:=15-ROUNDDOWN([.A19]*(4/7))" office:value-type="float" office:value="8" calcext:value-type="float">
            <text:p>8+</text:p>
          </table:table-cell>
          <table:table-cell table:style-name="ce9" table:formula="of:=LOOKUP([.A19];CharacterLevel;Competency)" office:value-type="float" office:value="6" calcext:value-type="float">
            <text:p>6+</text:p>
          </table:table-cell>
          <table:table-cell table:style-name="ce4" table:formula="of:=LOOKUP([.A19];CharacterLevel;CompetencyBonus)" office:value-type="float" office:value="9" calcext:value-type="float">
            <text:p>+9</text:p>
          </table:table-cell>
          <table:table-cell table:style-name="ce4" table:formula="of:=ROUNDUP([.$A19]*[.L$1])" office:value-type="float" office:value="15" calcext:value-type="float">
            <text:p>+15</text:p>
          </table:table-cell>
          <table:table-cell table:style-name="ce4" table:formula="of:=ROUND([.$A19]*[.M$1])" office:value-type="float" office:value="13" calcext:value-type="float">
            <text:p>+13</text:p>
          </table:table-cell>
          <table:table-cell table:style-name="ce4" table:formula="of:=ROUND([.$A19]*[.N$1])" office:value-type="float" office:value="12" calcext:value-type="float">
            <text:p>+12</text:p>
          </table:table-cell>
          <table:table-cell table:style-name="ce4" table:formula="of:=ROUNDDOWN([.$A19]*[.O$1])" office:value-type="float" office:value="11" calcext:value-type="float">
            <text:p>+11</text:p>
          </table:table-cell>
          <table:table-cell table:style-name="ce4" table:formula="of:=ROUND([.$A19]*[.P$1])" office:value-type="float" office:value="12" calcext:value-type="float">
            <text:p>+12</text:p>
          </table:table-cell>
          <table:table-cell table:style-name="ce2" table:formula="of:=[.A19] &amp; &quot;d6&quot;" office:value-type="string" office:string-value="13d6" calcext:value-type="string">
            <text:p>13d6</text:p>
          </table:table-cell>
          <table:table-cell table:style-name="ce9" table:formula="of:=LOOKUP([.A19];CharacterLevel;SaveTargets)" office:value-type="float" office:value="19" calcext:value-type="float">
            <text:p>19+</text:p>
          </table:table-cell>
          <table:table-cell table:number-columns-repeated="2" table:style-name="ce2" office:value-type="float" office:value="4" calcext:value-type="float">
            <text:p>4</text:p>
          </table:table-cell>
          <table:table-cell table:number-columns-repeated="3" table:style-name="ce2" office:value-type="float" office:value="3" calcext:value-type="float">
            <text:p>3</text:p>
          </table:table-cell>
          <table:table-cell table:style-name="ce2" office:value-type="float" office:value="2" calcext:value-type="float">
            <text:p>2</text:p>
          </table:table-cell>
          <table:table-cell table:style-name="ce2" table:formula="of:=[.$Y$16]+([.A19]-10)" office:value-type="float" office:value="38" calcext:value-type="float">
            <text:p>38</text:p>
          </table:table-cell>
          <table:table-cell table:number-columns-repeated="39"/>
        </table:table-row>
        <table:table-row table:style-name="ro1">
          <table:table-cell table:style-name="ce2" office:value-type="float" office:value="14" calcext:value-type="float">
            <text:p>14</text:p>
          </table:table-cell>
          <table:table-cell table:style-name="ce12" table:formula="of:=[.B19]+120000" office:value-type="float" office:value="840000" calcext:value-type="float">
            <text:p>840,000</text:p>
          </table:table-cell>
          <table:table-cell table:style-name="ce2" table:formula="of:=[.$C$16] &amp; &quot;+&quot; &amp; ([.A20]-10)" office:value-type="string" office:string-value="10d6+4" calcext:value-type="string">
            <text:p>10d6+4</text:p>
          </table:table-cell>
          <table:table-cell table:style-name="ce4" table:formula="of:=ROUNDUP([.A20]/2)" office:value-type="float" office:value="7" calcext:value-type="float">
            <text:p>+7</text:p>
          </table:table-cell>
          <table:table-cell table:style-name="ce9" table:formula="of:=11-ROUNDDOWN([.A20]*(4/7))" office:value-type="float" office:value="3" calcext:value-type="float">
            <text:p>3+</text:p>
          </table:table-cell>
          <table:table-cell table:style-name="ce9" table:formula="of:=12-ROUNDDOWN([.A20]/2)" office:value-type="float" office:value="5" calcext:value-type="float">
            <text:p>5+</text:p>
          </table:table-cell>
          <table:table-cell table:style-name="ce9" table:formula="of:=14-ROUNDDOWN([.A20]/2)" office:value-type="float" office:value="7" calcext:value-type="float">
            <text:p>7+</text:p>
          </table:table-cell>
          <table:table-cell table:style-name="ce9" table:formula="of:=16-ROUNDDOWN([.A20]*(4/7))" office:value-type="float" office:value="8" calcext:value-type="float">
            <text:p>8+</text:p>
          </table:table-cell>
          <table:table-cell table:style-name="ce9" table:formula="of:=15-ROUNDDOWN([.A20]*(4/7))" office:value-type="float" office:value="7" calcext:value-type="float">
            <text:p>7+</text:p>
          </table:table-cell>
          <table:table-cell table:style-name="ce9" table:formula="of:=LOOKUP([.A20];CharacterLevel;Competency)" office:value-type="float" office:value="5" calcext:value-type="float">
            <text:p>5+</text:p>
          </table:table-cell>
          <table:table-cell table:style-name="ce4" table:formula="of:=LOOKUP([.A20];CharacterLevel;CompetencyBonus)" office:value-type="float" office:value="10" calcext:value-type="float">
            <text:p>+10</text:p>
          </table:table-cell>
          <table:table-cell table:style-name="ce4" table:formula="of:=ROUNDUP([.$A20]*[.L$1])" office:value-type="float" office:value="16" calcext:value-type="float">
            <text:p>+16</text:p>
          </table:table-cell>
          <table:table-cell table:style-name="ce4" table:formula="of:=ROUND([.$A20]*[.M$1])" office:value-type="float" office:value="14" calcext:value-type="float">
            <text:p>+14</text:p>
          </table:table-cell>
          <table:table-cell table:style-name="ce4" table:formula="of:=ROUND([.$A20]*[.N$1])" office:value-type="float" office:value="13" calcext:value-type="float">
            <text:p>+13</text:p>
          </table:table-cell>
          <table:table-cell table:style-name="ce4" table:formula="of:=ROUNDDOWN([.$A20]*[.O$1])" office:value-type="float" office:value="11" calcext:value-type="float">
            <text:p>+11</text:p>
          </table:table-cell>
          <table:table-cell table:style-name="ce4" table:formula="of:=ROUND([.$A20]*[.P$1])" office:value-type="float" office:value="13" calcext:value-type="float">
            <text:p>+13</text:p>
          </table:table-cell>
          <table:table-cell table:style-name="ce2" table:formula="of:=[.A20] &amp; &quot;d6&quot;" office:value-type="string" office:string-value="14d6" calcext:value-type="string">
            <text:p>14d6</text:p>
          </table:table-cell>
          <table:table-cell table:style-name="ce9" table:formula="of:=LOOKUP([.A20];CharacterLevel;SaveTargets)" office:value-type="float" office:value="19" calcext:value-type="float">
            <text:p>19+</text:p>
          </table:table-cell>
          <table:table-cell table:style-name="ce2" office:value-type="float" office:value="5" calcext:value-type="float">
            <text:p>5</text:p>
          </table:table-cell>
          <table:table-cell table:number-columns-repeated="2" table:style-name="ce2" office:value-type="float" office:value="4" calcext:value-type="float">
            <text:p>4</text:p>
          </table:table-cell>
          <table:table-cell table:number-columns-repeated="2" table:style-name="ce2" office:value-type="float" office:value="3" calcext:value-type="float">
            <text:p>3</text:p>
          </table:table-cell>
          <table:table-cell table:style-name="ce2" office:value-type="float" office:value="2" calcext:value-type="float">
            <text:p>2</text:p>
          </table:table-cell>
          <table:table-cell table:style-name="ce2" table:formula="of:=[.$Y$16]+([.A20]-10)" office:value-type="float" office:value="39" calcext:value-type="float">
            <text:p>39</text:p>
          </table:table-cell>
          <table:table-cell table:number-columns-repeated="39"/>
        </table:table-row>
        <table:table-row table:style-name="ro1">
          <table:table-cell table:style-name="ce2" office:value-type="float" office:value="15" calcext:value-type="float">
            <text:p>15</text:p>
          </table:table-cell>
          <table:table-cell table:style-name="ce12" table:formula="of:=[.B20]+120000" office:value-type="float" office:value="960000" calcext:value-type="float">
            <text:p>960,000</text:p>
          </table:table-cell>
          <table:table-cell table:style-name="ce2" table:formula="of:=[.$C$16] &amp; &quot;+&quot; &amp; ([.A21]-10)" office:value-type="string" office:string-value="10d6+5" calcext:value-type="string">
            <text:p>10d6+5</text:p>
          </table:table-cell>
          <table:table-cell table:style-name="ce4" table:formula="of:=ROUNDUP([.A21]/2)" office:value-type="float" office:value="8" calcext:value-type="float">
            <text:p>+8</text:p>
          </table:table-cell>
          <table:table-cell table:style-name="ce9" table:formula="of:=11-ROUNDDOWN([.A21]*(4/7))" office:value-type="float" office:value="3" calcext:value-type="float">
            <text:p>3+</text:p>
          </table:table-cell>
          <table:table-cell table:style-name="ce9" table:formula="of:=12-ROUNDDOWN([.A21]/2)" office:value-type="float" office:value="5" calcext:value-type="float">
            <text:p>5+</text:p>
          </table:table-cell>
          <table:table-cell table:style-name="ce9" table:formula="of:=14-ROUNDDOWN([.A21]/2)" office:value-type="float" office:value="7" calcext:value-type="float">
            <text:p>7+</text:p>
          </table:table-cell>
          <table:table-cell table:style-name="ce9" table:formula="of:=16-ROUNDDOWN([.A21]*(4/7))" office:value-type="float" office:value="8" calcext:value-type="float">
            <text:p>8+</text:p>
          </table:table-cell>
          <table:table-cell table:style-name="ce9" table:formula="of:=15-ROUNDDOWN([.A21]*(4/7))" office:value-type="float" office:value="7" calcext:value-type="float">
            <text:p>7+</text:p>
          </table:table-cell>
          <table:table-cell table:style-name="ce9" table:formula="of:=LOOKUP([.A21];CharacterLevel;Competency)" office:value-type="float" office:value="5" calcext:value-type="float">
            <text:p>5+</text:p>
          </table:table-cell>
          <table:table-cell table:style-name="ce4" table:formula="of:=LOOKUP([.A21];CharacterLevel;CompetencyBonus)" office:value-type="float" office:value="10" calcext:value-type="float">
            <text:p>+10</text:p>
          </table:table-cell>
          <table:table-cell table:style-name="ce4" table:formula="of:=ROUNDUP([.$A21]*[.L$1])" office:value-type="float" office:value="17" calcext:value-type="float">
            <text:p>+17</text:p>
          </table:table-cell>
          <table:table-cell table:style-name="ce4" table:formula="of:=ROUND([.$A21]*[.M$1])" office:value-type="float" office:value="15" calcext:value-type="float">
            <text:p>+15</text:p>
          </table:table-cell>
          <table:table-cell table:style-name="ce4" table:formula="of:=ROUND([.$A21]*[.N$1])" office:value-type="float" office:value="14" calcext:value-type="float">
            <text:p>+14</text:p>
          </table:table-cell>
          <table:table-cell table:style-name="ce4" table:formula="of:=ROUNDDOWN([.$A21]*[.O$1])" office:value-type="float" office:value="12" calcext:value-type="float">
            <text:p>+12</text:p>
          </table:table-cell>
          <table:table-cell table:style-name="ce4" table:formula="of:=ROUND([.$A21]*[.P$1])" office:value-type="float" office:value="14" calcext:value-type="float">
            <text:p>+14</text:p>
          </table:table-cell>
          <table:table-cell table:style-name="ce2" table:formula="of:=[.A21] &amp; &quot;d6&quot;" office:value-type="string" office:string-value="15d6" calcext:value-type="string">
            <text:p>15d6</text:p>
          </table:table-cell>
          <table:table-cell table:style-name="ce9" table:formula="of:=LOOKUP([.A21];CharacterLevel;SaveTargets)" office:value-type="float" office:value="20" calcext:value-type="float">
            <text:p>20+</text:p>
          </table:table-cell>
          <table:table-cell table:style-name="ce2" office:value-type="float" office:value="5" calcext:value-type="float">
            <text:p>5</text:p>
          </table:table-cell>
          <table:table-cell table:number-columns-repeated="3" table:style-name="ce2" office:value-type="float" office:value="4" calcext:value-type="float">
            <text:p>4</text:p>
          </table:table-cell>
          <table:table-cell table:style-name="ce2" office:value-type="float" office:value="3" calcext:value-type="float">
            <text:p>3</text:p>
          </table:table-cell>
          <table:table-cell table:style-name="ce2" office:value-type="float" office:value="2" calcext:value-type="float">
            <text:p>2</text:p>
          </table:table-cell>
          <table:table-cell table:style-name="ce2" table:formula="of:=[.$Y$16]+([.A21]-10)" office:value-type="float" office:value="40" calcext:value-type="float">
            <text:p>40</text:p>
          </table:table-cell>
          <table:table-cell table:number-columns-repeated="39"/>
        </table:table-row>
        <table:table-row table:style-name="ro1">
          <table:table-cell table:style-name="ce2" office:value-type="float" office:value="16" calcext:value-type="float">
            <text:p>16</text:p>
          </table:table-cell>
          <table:table-cell table:style-name="ce12" table:formula="of:=[.B21]+120000" office:value-type="float" office:value="1080000" calcext:value-type="float">
            <text:p>1,080,000</text:p>
          </table:table-cell>
          <table:table-cell table:style-name="ce2" table:formula="of:=[.$C$16] &amp; &quot;+&quot; &amp; ([.A22]-10)" office:value-type="string" office:string-value="10d6+6" calcext:value-type="string">
            <text:p>10d6+6</text:p>
          </table:table-cell>
          <table:table-cell table:style-name="ce4" table:formula="of:=ROUNDUP([.A22]/2)" office:value-type="float" office:value="8" calcext:value-type="float">
            <text:p>+8</text:p>
          </table:table-cell>
          <table:table-cell table:style-name="ce9" table:formula="of:=11-ROUNDDOWN([.A22]*(4/7))" office:value-type="float" office:value="2" calcext:value-type="float">
            <text:p>2+</text:p>
          </table:table-cell>
          <table:table-cell table:style-name="ce9" table:formula="of:=12-ROUNDDOWN([.A22]/2)" office:value-type="float" office:value="4" calcext:value-type="float">
            <text:p>4+</text:p>
          </table:table-cell>
          <table:table-cell table:style-name="ce9" table:formula="of:=14-ROUNDDOWN([.A22]/2)" office:value-type="float" office:value="6" calcext:value-type="float">
            <text:p>6+</text:p>
          </table:table-cell>
          <table:table-cell table:style-name="ce9" table:formula="of:=16-ROUNDDOWN([.A22]*(4/7))" office:value-type="float" office:value="7" calcext:value-type="float">
            <text:p>7+</text:p>
          </table:table-cell>
          <table:table-cell table:style-name="ce9" table:formula="of:=15-ROUNDDOWN([.A22]*(4/7))" office:value-type="float" office:value="6" calcext:value-type="float">
            <text:p>6+</text:p>
          </table:table-cell>
          <table:table-cell table:style-name="ce9" table:formula="of:=LOOKUP([.A22];CharacterLevel;Competency)" office:value-type="float" office:value="5" calcext:value-type="float">
            <text:p>5+</text:p>
          </table:table-cell>
          <table:table-cell table:style-name="ce4" table:formula="of:=LOOKUP([.A22];CharacterLevel;CompetencyBonus)" office:value-type="float" office:value="11" calcext:value-type="float">
            <text:p>+11</text:p>
          </table:table-cell>
          <table:table-cell table:style-name="ce4" table:formula="of:=ROUNDUP([.$A22]*[.L$1])" office:value-type="float" office:value="18" calcext:value-type="float">
            <text:p>+18</text:p>
          </table:table-cell>
          <table:table-cell table:style-name="ce4" table:formula="of:=ROUND([.$A22]*[.M$1])" office:value-type="float" office:value="16" calcext:value-type="float">
            <text:p>+16</text:p>
          </table:table-cell>
          <table:table-cell table:style-name="ce4" table:formula="of:=ROUND([.$A22]*[.N$1])" office:value-type="float" office:value="14" calcext:value-type="float">
            <text:p>+14</text:p>
          </table:table-cell>
          <table:table-cell table:style-name="ce4" table:formula="of:=ROUNDDOWN([.$A22]*[.O$1])" office:value-type="float" office:value="13" calcext:value-type="float">
            <text:p>+13</text:p>
          </table:table-cell>
          <table:table-cell table:style-name="ce4" table:formula="of:=ROUND([.$A22]*[.P$1])" office:value-type="float" office:value="14" calcext:value-type="float">
            <text:p>+14</text:p>
          </table:table-cell>
          <table:table-cell table:style-name="ce2" table:formula="of:=[.A22] &amp; &quot;d6&quot;" office:value-type="string" office:string-value="16d6" calcext:value-type="string">
            <text:p>16d6</text:p>
          </table:table-cell>
          <table:table-cell table:style-name="ce9" table:formula="of:=LOOKUP([.A22];CharacterLevel;SaveTargets)" office:value-type="float" office:value="20" calcext:value-type="float">
            <text:p>20+</text:p>
          </table:table-cell>
          <table:table-cell table:number-columns-repeated="2" table:style-name="ce2" office:value-type="float" office:value="5" calcext:value-type="float">
            <text:p>5</text:p>
          </table:table-cell>
          <table:table-cell table:number-columns-repeated="2" table:style-name="ce2" office:value-type="float" office:value="4" calcext:value-type="float">
            <text:p>4</text:p>
          </table:table-cell>
          <table:table-cell table:number-columns-repeated="2" table:style-name="ce2" office:value-type="float" office:value="3" calcext:value-type="float">
            <text:p>3</text:p>
          </table:table-cell>
          <table:table-cell table:style-name="ce2" table:formula="of:=[.$Y$16]+([.A22]-10)" office:value-type="float" office:value="41" calcext:value-type="float">
            <text:p>41</text:p>
          </table:table-cell>
          <table:table-cell table:number-columns-repeated="39"/>
        </table:table-row>
        <table:table-row table:style-name="ro1">
          <table:table-cell table:style-name="ce2" office:value-type="float" office:value="17" calcext:value-type="float">
            <text:p>17</text:p>
          </table:table-cell>
          <table:table-cell table:style-name="ce12" table:formula="of:=[.B22]+120000" office:value-type="float" office:value="1200000" calcext:value-type="float">
            <text:p>1,200,000</text:p>
          </table:table-cell>
          <table:table-cell table:style-name="ce2" table:formula="of:=[.$C$16] &amp; &quot;+&quot; &amp; ([.A23]-10)" office:value-type="string" office:string-value="10d6+7" calcext:value-type="string">
            <text:p>10d6+7</text:p>
          </table:table-cell>
          <table:table-cell table:style-name="ce4" table:formula="of:=ROUNDUP([.A23]/2)" office:value-type="float" office:value="9" calcext:value-type="float">
            <text:p>+9</text:p>
          </table:table-cell>
          <table:table-cell table:style-name="ce9" table:formula="of:=11-ROUNDDOWN([.A23]*(4/7))" office:value-type="float" office:value="2" calcext:value-type="float">
            <text:p>2+</text:p>
          </table:table-cell>
          <table:table-cell table:style-name="ce9" table:formula="of:=12-ROUNDDOWN([.A23]/2)" office:value-type="float" office:value="4" calcext:value-type="float">
            <text:p>4+</text:p>
          </table:table-cell>
          <table:table-cell table:style-name="ce9" table:formula="of:=14-ROUNDDOWN([.A23]/2)" office:value-type="float" office:value="6" calcext:value-type="float">
            <text:p>6+</text:p>
          </table:table-cell>
          <table:table-cell table:style-name="ce9" table:formula="of:=16-ROUNDDOWN([.A23]*(4/7))" office:value-type="float" office:value="7" calcext:value-type="float">
            <text:p>7+</text:p>
          </table:table-cell>
          <table:table-cell table:style-name="ce9" table:formula="of:=15-ROUNDDOWN([.A23]*(4/7))" office:value-type="float" office:value="6" calcext:value-type="float">
            <text:p>6+</text:p>
          </table:table-cell>
          <table:table-cell table:style-name="ce9" table:formula="of:=LOOKUP([.A23];CharacterLevel;Competency)" office:value-type="float" office:value="4" calcext:value-type="float">
            <text:p>4+</text:p>
          </table:table-cell>
          <table:table-cell table:style-name="ce4" table:formula="of:=LOOKUP([.A23];CharacterLevel;CompetencyBonus)" office:value-type="float" office:value="12" calcext:value-type="float">
            <text:p>+12</text:p>
          </table:table-cell>
          <table:table-cell table:style-name="ce4" table:formula="of:=ROUNDUP([.$A23]*[.L$1])" office:value-type="float" office:value="19" calcext:value-type="float">
            <text:p>+19</text:p>
          </table:table-cell>
          <table:table-cell table:style-name="ce4" table:formula="of:=ROUND([.$A23]*[.M$1])" office:value-type="float" office:value="17" calcext:value-type="float">
            <text:p>+17</text:p>
          </table:table-cell>
          <table:table-cell table:style-name="ce4" table:formula="of:=ROUND([.$A23]*[.N$1])" office:value-type="float" office:value="15" calcext:value-type="float">
            <text:p>+15</text:p>
          </table:table-cell>
          <table:table-cell table:style-name="ce4" table:formula="of:=ROUNDDOWN([.$A23]*[.O$1])" office:value-type="float" office:value="14" calcext:value-type="float">
            <text:p>+14</text:p>
          </table:table-cell>
          <table:table-cell table:style-name="ce4" table:formula="of:=ROUND([.$A23]*[.P$1])" office:value-type="float" office:value="15" calcext:value-type="float">
            <text:p>+15</text:p>
          </table:table-cell>
          <table:table-cell table:style-name="ce2" table:formula="of:=[.A23] &amp; &quot;d6&quot;" office:value-type="string" office:string-value="17d6" calcext:value-type="string">
            <text:p>17d6</text:p>
          </table:table-cell>
          <table:table-cell table:style-name="ce9" table:formula="of:=LOOKUP([.A23];CharacterLevel;SaveTargets)" office:value-type="float" office:value="21" calcext:value-type="float">
            <text:p>21+</text:p>
          </table:table-cell>
          <table:table-cell table:number-columns-repeated="2" table:style-name="ce2" office:value-type="float" office:value="5" calcext:value-type="float">
            <text:p>5</text:p>
          </table:table-cell>
          <table:table-cell table:number-columns-repeated="3" table:style-name="ce2" office:value-type="float" office:value="4" calcext:value-type="float">
            <text:p>4</text:p>
          </table:table-cell>
          <table:table-cell table:style-name="ce2" office:value-type="float" office:value="3" calcext:value-type="float">
            <text:p>3</text:p>
          </table:table-cell>
          <table:table-cell table:style-name="ce2" table:formula="of:=[.$Y$16]+([.A23]-10)" office:value-type="float" office:value="42" calcext:value-type="float">
            <text:p>42</text:p>
          </table:table-cell>
          <table:table-cell table:number-columns-repeated="39"/>
        </table:table-row>
        <table:table-row table:style-name="ro1">
          <table:table-cell table:style-name="ce2" office:value-type="float" office:value="18" calcext:value-type="float">
            <text:p>18</text:p>
          </table:table-cell>
          <table:table-cell table:style-name="ce12" table:formula="of:=[.B23]+120000" office:value-type="float" office:value="1320000" calcext:value-type="float">
            <text:p>1,320,000</text:p>
          </table:table-cell>
          <table:table-cell table:style-name="ce2" table:formula="of:=[.$C$16] &amp; &quot;+&quot; &amp; ([.A24]-10)" office:value-type="string" office:string-value="10d6+8" calcext:value-type="string">
            <text:p>10d6+8</text:p>
          </table:table-cell>
          <table:table-cell table:style-name="ce4" table:formula="of:=ROUNDUP([.A24]/2)" office:value-type="float" office:value="9" calcext:value-type="float">
            <text:p>+9</text:p>
          </table:table-cell>
          <table:table-cell table:style-name="ce9" table:formula="of:=11-ROUNDDOWN([.A24]*(4/7))" office:value-type="float" office:value="1" calcext:value-type="float">
            <text:p>1+</text:p>
          </table:table-cell>
          <table:table-cell table:style-name="ce9" table:formula="of:=12-ROUNDDOWN([.A24]/2)" office:value-type="float" office:value="3" calcext:value-type="float">
            <text:p>3+</text:p>
          </table:table-cell>
          <table:table-cell table:style-name="ce9" table:formula="of:=14-ROUNDDOWN([.A24]/2)" office:value-type="float" office:value="5" calcext:value-type="float">
            <text:p>5+</text:p>
          </table:table-cell>
          <table:table-cell table:style-name="ce9" table:formula="of:=16-ROUNDDOWN([.A24]*(4/7))" office:value-type="float" office:value="6" calcext:value-type="float">
            <text:p>6+</text:p>
          </table:table-cell>
          <table:table-cell table:style-name="ce9" table:formula="of:=15-ROUNDDOWN([.A24]*(4/7))" office:value-type="float" office:value="5" calcext:value-type="float">
            <text:p>5+</text:p>
          </table:table-cell>
          <table:table-cell table:style-name="ce9" table:formula="of:=LOOKUP([.A24];CharacterLevel;Competency)" office:value-type="float" office:value="4" calcext:value-type="float">
            <text:p>4+</text:p>
          </table:table-cell>
          <table:table-cell table:style-name="ce4" table:formula="of:=LOOKUP([.A24];CharacterLevel;CompetencyBonus)" office:value-type="float" office:value="12" calcext:value-type="float">
            <text:p>+12</text:p>
          </table:table-cell>
          <table:table-cell table:style-name="ce4" table:formula="of:=ROUNDUP([.$A24]*[.L$1])" office:value-type="float" office:value="20" calcext:value-type="float">
            <text:p>+20</text:p>
          </table:table-cell>
          <table:table-cell table:style-name="ce4" table:formula="of:=ROUND([.$A24]*[.M$1])" office:value-type="float" office:value="18" calcext:value-type="float">
            <text:p>+18</text:p>
          </table:table-cell>
          <table:table-cell table:style-name="ce4" table:formula="of:=ROUND([.$A24]*[.N$1])" office:value-type="float" office:value="16" calcext:value-type="float">
            <text:p>+16</text:p>
          </table:table-cell>
          <table:table-cell table:style-name="ce4" table:formula="of:=ROUNDDOWN([.$A24]*[.O$1])" office:value-type="float" office:value="15" calcext:value-type="float">
            <text:p>+15</text:p>
          </table:table-cell>
          <table:table-cell table:style-name="ce4" table:formula="of:=ROUND([.$A24]*[.P$1])" office:value-type="float" office:value="16" calcext:value-type="float">
            <text:p>+16</text:p>
          </table:table-cell>
          <table:table-cell table:style-name="ce2" table:formula="of:=[.A24] &amp; &quot;d6&quot;" office:value-type="string" office:string-value="18d6" calcext:value-type="string">
            <text:p>18d6</text:p>
          </table:table-cell>
          <table:table-cell table:style-name="ce9" table:formula="of:=LOOKUP([.A24];CharacterLevel;SaveTargets)" office:value-type="float" office:value="21" calcext:value-type="float">
            <text:p>21+</text:p>
          </table:table-cell>
          <table:table-cell table:style-name="ce2" office:value-type="float" office:value="6" calcext:value-type="float">
            <text:p>6</text:p>
          </table:table-cell>
          <table:table-cell table:number-columns-repeated="2" table:style-name="ce2" office:value-type="float" office:value="5" calcext:value-type="float">
            <text:p>5</text:p>
          </table:table-cell>
          <table:table-cell table:number-columns-repeated="2" table:style-name="ce2" office:value-type="float" office:value="4" calcext:value-type="float">
            <text:p>4</text:p>
          </table:table-cell>
          <table:table-cell table:style-name="ce2" office:value-type="float" office:value="3" calcext:value-type="float">
            <text:p>3</text:p>
          </table:table-cell>
          <table:table-cell table:style-name="ce2" table:formula="of:=[.$Y$16]+([.A24]-10)" office:value-type="float" office:value="43" calcext:value-type="float">
            <text:p>43</text:p>
          </table:table-cell>
          <table:table-cell table:number-columns-repeated="39"/>
        </table:table-row>
        <table:table-row table:style-name="ro1">
          <table:table-cell table:style-name="ce2" office:value-type="float" office:value="19" calcext:value-type="float">
            <text:p>19</text:p>
          </table:table-cell>
          <table:table-cell table:style-name="ce12" table:formula="of:=[.B24]+120000" office:value-type="float" office:value="1440000" calcext:value-type="float">
            <text:p>1,440,000</text:p>
          </table:table-cell>
          <table:table-cell table:style-name="ce2" table:formula="of:=[.$C$16] &amp; &quot;+&quot; &amp; ([.A25]-10)" office:value-type="string" office:string-value="10d6+9" calcext:value-type="string">
            <text:p>10d6+9</text:p>
          </table:table-cell>
          <table:table-cell table:style-name="ce4" table:formula="of:=ROUNDUP([.A25]/2)" office:value-type="float" office:value="10" calcext:value-type="float">
            <text:p>+10</text:p>
          </table:table-cell>
          <table:table-cell table:style-name="ce9" table:formula="of:=11-ROUNDDOWN([.A25]*(4/7))" office:value-type="float" office:value="1" calcext:value-type="float">
            <text:p>1+</text:p>
          </table:table-cell>
          <table:table-cell table:style-name="ce9" table:formula="of:=12-ROUNDDOWN([.A25]/2)" office:value-type="float" office:value="3" calcext:value-type="float">
            <text:p>3+</text:p>
          </table:table-cell>
          <table:table-cell table:style-name="ce9" table:formula="of:=14-ROUNDDOWN([.A25]/2)" office:value-type="float" office:value="5" calcext:value-type="float">
            <text:p>5+</text:p>
          </table:table-cell>
          <table:table-cell table:style-name="ce9" table:formula="of:=16-ROUNDDOWN([.A25]*(4/7))" office:value-type="float" office:value="6" calcext:value-type="float">
            <text:p>6+</text:p>
          </table:table-cell>
          <table:table-cell table:style-name="ce9" table:formula="of:=15-ROUNDDOWN([.A25]*(4/7))" office:value-type="float" office:value="5" calcext:value-type="float">
            <text:p>5+</text:p>
          </table:table-cell>
          <table:table-cell table:style-name="ce9" table:formula="of:=LOOKUP([.A25];CharacterLevel;Competency)" office:value-type="float" office:value="3" calcext:value-type="float">
            <text:p>3+</text:p>
          </table:table-cell>
          <table:table-cell table:style-name="ce4" table:formula="of:=LOOKUP([.A25];CharacterLevel;CompetencyBonus)" office:value-type="float" office:value="13" calcext:value-type="float">
            <text:p>+13</text:p>
          </table:table-cell>
          <table:table-cell table:style-name="ce4" table:formula="of:=ROUNDUP([.$A25]*[.L$1])" office:value-type="float" office:value="21" calcext:value-type="float">
            <text:p>+21</text:p>
          </table:table-cell>
          <table:table-cell table:style-name="ce4" table:formula="of:=ROUND([.$A25]*[.M$1])" office:value-type="float" office:value="19" calcext:value-type="float">
            <text:p>+19</text:p>
          </table:table-cell>
          <table:table-cell table:style-name="ce4" table:formula="of:=ROUND([.$A25]*[.N$1])" office:value-type="float" office:value="17" calcext:value-type="float">
            <text:p>+17</text:p>
          </table:table-cell>
          <table:table-cell table:style-name="ce4" table:formula="of:=ROUNDDOWN([.$A25]*[.O$1])" office:value-type="float" office:value="16" calcext:value-type="float">
            <text:p>+16</text:p>
          </table:table-cell>
          <table:table-cell table:style-name="ce4" table:formula="of:=ROUND([.$A25]*[.P$1])" office:value-type="float" office:value="17" calcext:value-type="float">
            <text:p>+17</text:p>
          </table:table-cell>
          <table:table-cell table:style-name="ce2" table:formula="of:=[.A25] &amp; &quot;d6&quot;" office:value-type="string" office:string-value="19d6" calcext:value-type="string">
            <text:p>19d6</text:p>
          </table:table-cell>
          <table:table-cell table:style-name="ce9" table:formula="of:=LOOKUP([.A25];CharacterLevel;SaveTargets)" office:value-type="float" office:value="22" calcext:value-type="float">
            <text:p>22+</text:p>
          </table:table-cell>
          <table:table-cell table:style-name="ce2" office:value-type="float" office:value="6" calcext:value-type="float">
            <text:p>6</text:p>
          </table:table-cell>
          <table:table-cell table:number-columns-repeated="3" table:style-name="ce2" office:value-type="float" office:value="5" calcext:value-type="float">
            <text:p>5</text:p>
          </table:table-cell>
          <table:table-cell table:style-name="ce2" office:value-type="float" office:value="4" calcext:value-type="float">
            <text:p>4</text:p>
          </table:table-cell>
          <table:table-cell table:style-name="ce2" office:value-type="float" office:value="3" calcext:value-type="float">
            <text:p>3</text:p>
          </table:table-cell>
          <table:table-cell table:style-name="ce2" table:formula="of:=[.$Y$16]+([.A25]-10)" office:value-type="float" office:value="44" calcext:value-type="float">
            <text:p>44</text:p>
          </table:table-cell>
          <table:table-cell table:number-columns-repeated="39"/>
        </table:table-row>
        <table:table-row table:style-name="ro1">
          <table:table-cell table:style-name="ce2" office:value-type="float" office:value="20" calcext:value-type="float">
            <text:p>20</text:p>
          </table:table-cell>
          <table:table-cell table:style-name="ce12" table:formula="of:=[.B25]+120000" office:value-type="float" office:value="1560000" calcext:value-type="float">
            <text:p>1,560,000</text:p>
          </table:table-cell>
          <table:table-cell table:style-name="ce2" table:formula="of:=[.$C$16] &amp; &quot;+&quot; &amp; ([.A26]-10)" office:value-type="string" office:string-value="10d6+10" calcext:value-type="string">
            <text:p>10d6+10</text:p>
          </table:table-cell>
          <table:table-cell table:style-name="ce4" table:formula="of:=ROUNDUP([.A26]/2)" office:value-type="float" office:value="10" calcext:value-type="float">
            <text:p>+10</text:p>
          </table:table-cell>
          <table:table-cell table:style-name="ce9" table:formula="of:=11-ROUNDDOWN([.A26]*(4/7))" office:value-type="float" office:value="0" calcext:value-type="float">
            <text:p>0+</text:p>
          </table:table-cell>
          <table:table-cell table:style-name="ce9" table:formula="of:=12-ROUNDDOWN([.A26]/2)" office:value-type="float" office:value="2" calcext:value-type="float">
            <text:p>2+</text:p>
          </table:table-cell>
          <table:table-cell table:style-name="ce9" table:formula="of:=14-ROUNDDOWN([.A26]/2)" office:value-type="float" office:value="4" calcext:value-type="float">
            <text:p>4+</text:p>
          </table:table-cell>
          <table:table-cell table:style-name="ce9" table:formula="of:=16-ROUNDDOWN([.A26]*(4/7))" office:value-type="float" office:value="5" calcext:value-type="float">
            <text:p>5+</text:p>
          </table:table-cell>
          <table:table-cell table:style-name="ce9" table:formula="of:=15-ROUNDDOWN([.A26]*(4/7))" office:value-type="float" office:value="4" calcext:value-type="float">
            <text:p>4+</text:p>
          </table:table-cell>
          <table:table-cell table:style-name="ce9" table:formula="of:=LOOKUP([.A26];CharacterLevel;Competency)" office:value-type="float" office:value="3" calcext:value-type="float">
            <text:p>3+</text:p>
          </table:table-cell>
          <table:table-cell table:style-name="ce4" table:formula="of:=LOOKUP([.A26];CharacterLevel;CompetencyBonus)" office:value-type="float" office:value="14" calcext:value-type="float">
            <text:p>+14</text:p>
          </table:table-cell>
          <table:table-cell table:style-name="ce4" table:formula="of:=ROUNDUP([.$A26]*[.L$1])" office:value-type="float" office:value="22" calcext:value-type="float">
            <text:p>+22</text:p>
          </table:table-cell>
          <table:table-cell table:style-name="ce4" table:formula="of:=ROUND([.$A26]*[.M$1])" office:value-type="float" office:value="20" calcext:value-type="float">
            <text:p>+20</text:p>
          </table:table-cell>
          <table:table-cell table:style-name="ce4" table:formula="of:=ROUND([.$A26]*[.N$1])" office:value-type="float" office:value="18" calcext:value-type="float">
            <text:p>+18</text:p>
          </table:table-cell>
          <table:table-cell table:style-name="ce4" table:formula="of:=ROUNDDOWN([.$A26]*[.O$1])" office:value-type="float" office:value="17" calcext:value-type="float">
            <text:p>+17</text:p>
          </table:table-cell>
          <table:table-cell table:style-name="ce4" table:formula="of:=ROUND([.$A26]*[.P$1])" office:value-type="float" office:value="18" calcext:value-type="float">
            <text:p>+18</text:p>
          </table:table-cell>
          <table:table-cell table:style-name="ce2" table:formula="of:=[.A26] &amp; &quot;d6&quot;" office:value-type="string" office:string-value="20d6" calcext:value-type="string">
            <text:p>20d6</text:p>
          </table:table-cell>
          <table:table-cell table:style-name="ce9" table:formula="of:=LOOKUP([.A26];CharacterLevel;SaveTargets)" office:value-type="float" office:value="22" calcext:value-type="float">
            <text:p>22+</text:p>
          </table:table-cell>
          <table:table-cell table:number-columns-repeated="2" table:style-name="ce2" office:value-type="float" office:value="6" calcext:value-type="float">
            <text:p>6</text:p>
          </table:table-cell>
          <table:table-cell table:number-columns-repeated="2" table:style-name="ce2" office:value-type="float" office:value="5" calcext:value-type="float">
            <text:p>5</text:p>
          </table:table-cell>
          <table:table-cell table:number-columns-repeated="2" table:style-name="ce2" office:value-type="float" office:value="4" calcext:value-type="float">
            <text:p>4</text:p>
          </table:table-cell>
          <table:table-cell table:style-name="ce2" table:formula="of:=[.$Y$16]+([.A26]-10)" office:value-type="float" office:value="45" calcext:value-type="float">
            <text:p>45</text:p>
          </table:table-cell>
          <table:table-cell table:number-columns-repeated="39"/>
        </table:table-row>
        <table:table-row table:style-name="ro1">
          <table:table-cell table:style-name="ce10" office:value-type="string" calcext:value-type="string">
            <text:p>* CON modifiers no longer apply after level 10.</text:p>
          </table:table-cell>
          <table:table-cell table:number-columns-repeated="3"/>
          <table:table-cell table:style-name="ce2" table:number-columns-repeated="6"/>
          <table:table-cell table:number-columns-repeated="8"/>
          <table:table-cell table:style-name="ce2" table:number-columns-repeated="7"/>
          <table:table-cell table:number-columns-repeated="39"/>
        </table:table-row>
        <table:table-row table:style-name="ro1">
          <table:table-cell table:style-name="ce10" office:value-type="string" calcext:value-type="string">
            <text:p>$ Add your WIS modifier to the number of 1st level spells you can prepare.</text:p>
          </table:table-cell>
          <table:table-cell table:number-columns-repeated="3"/>
          <table:table-cell table:style-name="ce2" table:number-columns-repeated="6"/>
          <table:table-cell table:number-columns-repeated="8"/>
          <table:table-cell table:style-name="ce2" table:number-columns-repeated="7"/>
          <table:table-cell table:number-columns-repeated="39"/>
        </table:table-row>
        <table:table-row table:style-name="ro1">
          <table:table-cell table:style-name="ce10" office:value-type="string" calcext:value-type="string">
            <text:p># Add your WIS modifier to the number of Invocation Dice you have.</text:p>
          </table:table-cell>
          <table:table-cell table:number-columns-repeated="3"/>
          <table:table-cell table:style-name="ce2" table:number-columns-repeated="6"/>
          <table:table-cell table:number-columns-repeated="8"/>
          <table:table-cell table:style-name="ce2" table:number-columns-repeated="7"/>
          <table:table-cell table:number-columns-repeated="39"/>
        </table:table-row>
        <table:table-row table:style-name="ro1">
          <table:table-cell table:style-name="ce2"/>
          <table:table-cell table:number-columns-repeated="3"/>
          <table:table-cell table:style-name="ce2" table:number-columns-repeated="6"/>
          <table:table-cell table:number-columns-repeated="8"/>
          <table:table-cell table:style-name="ce2" table:number-columns-repeated="7"/>
          <table:table-cell table:number-columns-repeated="39"/>
        </table:table-row>
        <table:table-row table:style-name="ro1">
          <table:table-cell table:style-name="ce8" office:value-type="string" calcext:value-type="string" table:number-columns-spanned="2" table:number-rows-spanned="1">
            <text:p>Turn Undead /</text:p>
          </table:table-cell>
          <table:covered-table-cell/>
          <table:table-cell/>
          <table:table-cell table:style-name="ce53" office:value-type="string" calcext:value-type="string">
            <text:p>Cleric Skills</text:p>
          </table:table-cell>
          <table:table-cell table:style-name="ce2" table:number-columns-repeated="6"/>
          <table:table-cell table:number-columns-repeated="8"/>
          <table:table-cell table:style-name="ce2" table:number-columns-repeated="7"/>
          <table:table-cell table:number-columns-repeated="39"/>
        </table:table-row>
        <table:table-row table:style-name="ro1">
          <table:table-cell table:style-name="ce8" office:value-type="string" calcext:value-type="string" table:number-columns-spanned="2" table:number-rows-spanned="1">
            <text:p>Fiends</text:p>
          </table:table-cell>
          <table:covered-table-cell/>
          <table:table-cell/>
          <table:table-cell office:value-type="string" calcext:value-type="string">
            <text:p>Detect Magic (+0)</text:p>
          </table:table-cell>
          <table:table-cell table:style-name="ce2" table:number-columns-repeated="6"/>
          <table:table-cell table:number-columns-repeated="8"/>
          <table:table-cell table:style-name="ce2" table:number-columns-repeated="7"/>
          <table:table-cell table:number-columns-repeated="39"/>
        </table:table-row>
        <table:table-row table:style-name="ro1">
          <table:table-cell table:style-name="ce1" office:value-type="string" calcext:value-type="string">
            <text:p>HD</text:p>
          </table:table-cell>
          <table:table-cell table:style-name="ce1" office:value-type="string" calcext:value-type="string">
            <text:p>D20</text:p>
          </table:table-cell>
          <table:table-cell/>
          <table:table-cell office:value-type="string" calcext:value-type="string">
            <text:p>Prepare Scroll (+0)</text:p>
          </table:table-cell>
          <table:table-cell table:style-name="ce2" table:number-columns-repeated="6"/>
          <table:table-cell table:number-columns-repeated="8"/>
          <table:table-cell table:style-name="ce2" table:number-columns-repeated="7"/>
          <table:table-cell table:number-columns-repeated="39"/>
        </table:table-row>
        <table:table-row table:style-name="ro1">
          <table:table-cell table:style-name="ce2" office:value-type="string" calcext:value-type="string">
            <text:p>&lt;= L-5</text:p>
          </table:table-cell>
          <table:table-cell table:style-name="ce2" office:value-type="string" calcext:value-type="string">
            <text:p>DD</text:p>
          </table:table-cell>
          <table:table-cell/>
          <table:table-cell office:value-type="string" calcext:value-type="string">
            <text:p>Brew Potion (-1)</text:p>
          </table:table-cell>
          <table:table-cell table:style-name="ce2" table:number-columns-repeated="6"/>
          <table:table-cell table:number-columns-repeated="8"/>
          <table:table-cell table:style-name="ce2" table:number-columns-repeated="7"/>
          <table:table-cell table:number-columns-repeated="39"/>
        </table:table-row>
        <table:table-row table:style-name="ro1">
          <table:table-cell table:style-name="ce2" office:value-type="string" calcext:value-type="string">
            <text:p>L-3</text:p>
          </table:table-cell>
          <table:table-cell table:style-name="ce2" office:value-type="string" calcext:value-type="string">
            <text:p>D</text:p>
          </table:table-cell>
          <table:table-cell/>
          <table:table-cell office:value-type="string" calcext:value-type="string">
            <text:p>Create Magic Item</text:p>
          </table:table-cell>
          <table:table-cell table:style-name="ce2" table:number-columns-repeated="6"/>
          <table:table-cell table:number-columns-repeated="8"/>
          <table:table-cell table:style-name="ce2" table:number-columns-repeated="7"/>
          <table:table-cell table:number-columns-repeated="39"/>
        </table:table-row>
        <table:table-row table:style-name="ro1">
          <table:table-cell table:style-name="ce2" office:value-type="string" calcext:value-type="string">
            <text:p>L-2</text:p>
          </table:table-cell>
          <table:table-cell table:style-name="ce2" office:value-type="string" calcext:value-type="string">
            <text:p>T</text:p>
          </table:table-cell>
          <table:table-cell/>
          <table:table-cell office:value-type="string" calcext:value-type="string">
            <text:p>* Minor (L5; -3)</text:p>
          </table:table-cell>
          <table:table-cell table:style-name="ce2" table:number-columns-repeated="6"/>
          <table:table-cell table:number-columns-repeated="8"/>
          <table:table-cell table:style-name="ce2" table:number-columns-repeated="7"/>
          <table:table-cell table:number-columns-repeated="39"/>
        </table:table-row>
        <table:table-row table:style-name="ro1">
          <table:table-cell table:style-name="ce2" office:value-type="string" calcext:value-type="string">
            <text:p>L-1</text:p>
          </table:table-cell>
          <table:table-cell table:style-name="ce9" office:value-type="float" office:value="8" calcext:value-type="float">
            <text:p>8+</text:p>
          </table:table-cell>
          <table:table-cell/>
          <table:table-cell office:value-type="string" calcext:value-type="string">
            <text:p>* Major (L10; -5)</text:p>
          </table:table-cell>
          <table:table-cell table:style-name="ce2" table:number-columns-repeated="6"/>
          <table:table-cell table:number-columns-repeated="8"/>
          <table:table-cell table:style-name="ce2" table:number-columns-repeated="7"/>
          <table:table-cell table:number-columns-repeated="39"/>
        </table:table-row>
        <table:table-row table:style-name="ro1">
          <table:table-cell table:style-name="ce2" office:value-type="string" calcext:value-type="string">
            <text:p>L</text:p>
          </table:table-cell>
          <table:table-cell table:style-name="ce9" office:value-type="float" office:value="11" calcext:value-type="float">
            <text:p>11+</text:p>
          </table:table-cell>
          <table:table-cell/>
          <table:table-cell office:value-type="string" calcext:value-type="string">
            <text:p>* Artifact (L14; -10)</text:p>
          </table:table-cell>
          <table:table-cell table:style-name="ce2" table:number-columns-repeated="6"/>
          <table:table-cell table:number-columns-repeated="8"/>
          <table:table-cell table:style-name="ce2" table:number-columns-repeated="7"/>
          <table:table-cell table:number-columns-repeated="39"/>
        </table:table-row>
        <table:table-row table:style-name="ro1">
          <table:table-cell table:style-name="ce2" office:value-type="string" calcext:value-type="string">
            <text:p>L+1</text:p>
          </table:table-cell>
          <table:table-cell table:style-name="ce9" office:value-type="float" office:value="13" calcext:value-type="float">
            <text:p>13+</text:p>
          </table:table-cell>
          <table:table-cell table:number-columns-repeated="2"/>
          <table:table-cell table:style-name="ce2" table:number-columns-repeated="6"/>
          <table:table-cell table:number-columns-repeated="8"/>
          <table:table-cell table:style-name="ce2" table:number-columns-repeated="7"/>
          <table:table-cell table:number-columns-repeated="39"/>
        </table:table-row>
        <table:table-row table:style-name="ro1">
          <table:table-cell table:style-name="ce2" office:value-type="string" calcext:value-type="string">
            <text:p>L+2</text:p>
          </table:table-cell>
          <table:table-cell table:style-name="ce9" office:value-type="float" office:value="15" calcext:value-type="float">
            <text:p>15+</text:p>
          </table:table-cell>
          <table:table-cell table:number-columns-repeated="2"/>
          <table:table-cell table:style-name="ce2" table:number-columns-repeated="6"/>
          <table:table-cell table:number-columns-repeated="8"/>
          <table:table-cell table:style-name="ce2" table:number-columns-repeated="7"/>
          <table:table-cell table:number-columns-repeated="39"/>
        </table:table-row>
        <table:table-row table:style-name="ro1">
          <table:table-cell table:style-name="ce2" office:value-type="string" calcext:value-type="string">
            <text:p>L+3</text:p>
          </table:table-cell>
          <table:table-cell table:style-name="ce9" office:value-type="float" office:value="17" calcext:value-type="float">
            <text:p>17+</text:p>
          </table:table-cell>
          <table:table-cell table:number-columns-repeated="2"/>
          <table:table-cell table:style-name="ce2" table:number-columns-repeated="6"/>
          <table:table-cell table:number-columns-repeated="8"/>
          <table:table-cell table:style-name="ce2" table:number-columns-repeated="7"/>
          <table:table-cell table:number-columns-repeated="39"/>
        </table:table-row>
        <table:table-row table:style-name="ro1">
          <table:table-cell table:style-name="ce2" office:value-type="string" calcext:value-type="string">
            <text:p>L+4</text:p>
          </table:table-cell>
          <table:table-cell table:style-name="ce9" office:value-type="float" office:value="19" calcext:value-type="float">
            <text:p>19+</text:p>
          </table:table-cell>
          <table:table-cell table:number-columns-repeated="2"/>
          <table:table-cell table:style-name="ce2" table:number-columns-repeated="6"/>
          <table:table-cell table:number-columns-repeated="8"/>
          <table:table-cell table:style-name="ce2" table:number-columns-repeated="7"/>
          <table:table-cell table:number-columns-repeated="39"/>
        </table:table-row>
        <table:table-row table:style-name="ro1">
          <table:table-cell table:style-name="ce2" office:value-type="string" calcext:value-type="string">
            <text:p>L+5</text:p>
          </table:table-cell>
          <table:table-cell table:style-name="ce9" office:value-type="float" office:value="20" calcext:value-type="float">
            <text:p>20+</text:p>
          </table:table-cell>
          <table:table-cell table:number-columns-repeated="2"/>
          <table:table-cell table:style-name="ce2" table:number-columns-repeated="6"/>
          <table:table-cell table:number-columns-repeated="8"/>
          <table:table-cell table:style-name="ce2" table:number-columns-repeated="7"/>
          <table:table-cell table:number-columns-repeated="39"/>
        </table:table-row>
        <table:table-row table:style-name="ro1">
          <table:table-cell table:style-name="ce2" office:value-type="string" calcext:value-type="string">
            <text:p>&gt;=L+6</text:p>
          </table:table-cell>
          <table:table-cell table:style-name="ce2" office:value-type="string" calcext:value-type="string">
            <text:p>--</text:p>
          </table:table-cell>
          <table:table-cell table:number-columns-repeated="2"/>
          <table:table-cell table:style-name="ce2" table:number-columns-repeated="6"/>
          <table:table-cell table:number-columns-repeated="8"/>
          <table:table-cell table:style-name="ce2" table:number-columns-repeated="7"/>
          <table:table-cell table:number-columns-repeated="39"/>
        </table:table-row>
        <table:table-row table:style-name="ro1">
          <table:table-cell table:style-name="ce2"/>
          <table:table-cell table:number-columns-repeated="3"/>
          <table:table-cell table:style-name="ce2" table:number-columns-repeated="6"/>
          <table:table-cell table:number-columns-repeated="8"/>
          <table:table-cell table:style-name="ce2" table:number-columns-repeated="7"/>
          <table:table-cell table:number-columns-repeated="39"/>
        </table:table-row>
        <table:table-row table:style-name="ro1">
          <table:table-cell table:style-name="ce62"/>
          <table:table-cell table:number-columns-repeated="3"/>
          <table:table-cell table:style-name="ce2" table:number-columns-repeated="6"/>
          <table:table-cell table:number-columns-repeated="8"/>
          <table:table-cell table:style-name="ce2" table:number-columns-repeated="7"/>
          <table:table-cell table:number-columns-repeated="39"/>
        </table:table-row>
        <table:table-row table:style-name="ro1" table:number-rows-repeated="964">
          <table:table-cell table:style-name="ce2"/>
          <table:table-cell table:number-columns-repeated="3"/>
          <table:table-cell table:style-name="ce2" table:number-columns-repeated="6"/>
          <table:table-cell table:number-columns-repeated="8"/>
          <table:table-cell table:style-name="ce2" table:number-columns-repeated="7"/>
          <table:table-cell table:number-columns-repeated="39"/>
        </table:table-row>
        <table:table-row table:style-name="ro2" table:number-rows-repeated="1047565">
          <table:table-cell table:number-columns-repeated="64"/>
        </table:table-row>
        <table:table-row table:style-name="ro2">
          <table:table-cell table:number-columns-repeated="64"/>
        </table:table-row>
      </table:table>
      <table:table table:name="Fighter" table:style-name="ta4">
        <table:table-column table:style-name="co24" table:default-cell-style-name="Default"/>
        <table:table-column table:style-name="co44" table:default-cell-style-name="Default"/>
        <table:table-column table:style-name="co41" table:default-cell-style-name="Default"/>
        <table:table-column table:style-name="co38" table:default-cell-style-name="Default"/>
        <table:table-column table:style-name="co27" table:visibility="collapse" table:default-cell-style-name="Default"/>
        <table:table-column table:style-name="co17" table:visibility="collapse" table:number-columns-repeated="2" table:default-cell-style-name="Default"/>
        <table:table-column table:style-name="co14" table:visibility="collapse" table:default-cell-style-name="Default"/>
        <table:table-column table:style-name="co28" table:visibility="collapse" table:default-cell-style-name="Default"/>
        <table:table-column table:style-name="co32" table:visibility="collapse" table:default-cell-style-name="Default"/>
        <table:table-column table:style-name="co9"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41" table:default-cell-style-name="Default"/>
        <table:table-column table:style-name="co15" table:default-cell-style-name="Default"/>
        <table:table-column table:style-name="co53" table:default-cell-style-name="Default"/>
        <table:table-column table:style-name="co42" table:number-columns-repeated="45" table:default-cell-style-name="Default"/>
        <table:table-row table:style-name="ro1">
          <table:table-cell table:number-columns-repeated="7"/>
          <table:table-cell table:style-name="ce2" table:number-columns-repeated="3"/>
          <table:table-cell/>
          <table:table-cell table:number-columns-repeated="2" office:value-type="float" office:value="1" calcext:value-type="float">
            <text:p>1</text:p>
          </table:table-cell>
          <table:table-cell office:value-type="float" office:value="0.95" calcext:value-type="float">
            <text:p>0.95</text:p>
          </table:table-cell>
          <table:table-cell office:value-type="float" office:value="1" calcext:value-type="float">
            <text:p>1</text:p>
          </table:table-cell>
          <table:table-cell office:value-type="float" office:value="0.85" calcext:value-type="float">
            <text:p>0.85</text:p>
          </table:table-cell>
          <table:table-cell table:style-name="ce2"/>
          <table:table-cell/>
          <table:table-cell table:style-name="ce3" office:value-type="float" office:value="4.5" calcext:value-type="float">
            <text:p>4.5</text:p>
          </table:table-cell>
          <table:table-cell table:number-columns-repeated="45"/>
        </table:table-row>
        <table:table-row table:style-name="ro1">
          <table:table-cell table:number-columns-repeated="7"/>
          <table:table-cell table:style-name="ce2" table:number-columns-repeated="3"/>
          <table:table-cell table:number-columns-repeated="6"/>
          <table:table-cell table:style-name="ce2"/>
          <table:table-cell/>
          <table:table-cell table:style-name="ce2"/>
          <table:table-cell table:number-columns-repeated="45"/>
        </table:table-row>
        <table:table-row table:style-name="ro1">
          <table:table-cell table:style-name="ce2"/>
          <table:table-cell table:number-columns-repeated="2"/>
          <table:table-cell table:style-name="ce1" office:value-type="string" calcext:value-type="string">
            <text:p>Base</text:p>
          </table:table-cell>
          <table:table-cell table:style-name="ce1" table:number-columns-repeated="2"/>
          <table:table-cell table:number-columns-repeated="58"/>
        </table:table-row>
        <table:table-row table:style-name="ro1">
          <table:table-cell table:style-name="ce2"/>
          <table:table-cell/>
          <table:table-cell table:style-name="ce1" office:value-type="string" calcext:value-type="string">
            <text:p>Hit</text:p>
          </table:table-cell>
          <table:table-cell table:style-name="ce1" office:value-type="string" calcext:value-type="string">
            <text:p>Attack</text:p>
          </table:table-cell>
          <table:table-cell table:style-name="ce8" office:value-type="string" calcext:value-type="string" table:number-columns-spanned="5" table:number-rows-spanned="1">
            <text:p>Official Saves</text:p>
          </table:table-cell>
          <table:covered-table-cell table:number-columns-repeated="4"/>
          <table:table-cell/>
          <table:table-cell table:style-name="ce1" office:value-type="string" calcext:value-type="string">
            <text:p>Alternate</text:p>
          </table:table-cell>
          <table:table-cell table:style-name="ce8" office:value-type="string" calcext:value-type="string" table:number-columns-spanned="5" table:number-rows-spanned="1">
            <text:p>Alternate Saves</text:p>
          </table:table-cell>
          <table:covered-table-cell table:number-columns-repeated="4"/>
          <table:table-cell table:style-name="ce1" office:value-type="string" calcext:value-type="string">
            <text:p>Combat</text:p>
          </table:table-cell>
          <table:table-cell table:style-name="ce1" office:value-type="string" calcext:value-type="string">
            <text:p>Save</text:p>
          </table:table-cell>
          <table:table-cell table:style-name="ce1" office:value-type="string" calcext:value-type="string">
            <text:p>Average</text:p>
          </table:table-cell>
          <table:table-cell table:number-columns-repeated="45"/>
        </table:table-row>
        <table:table-row table:style-name="ro1">
          <table:table-cell table:style-name="ce1" office:value-type="string" calcext:value-type="string">
            <text:p>Level</text:p>
          </table:table-cell>
          <table:table-cell table:style-name="ce1" office:value-type="string" calcext:value-type="string">
            <text:p>XP</text:p>
          </table:table-cell>
          <table:table-cell table:style-name="ce1" office:value-type="string" calcext:value-type="string">
            <text:p>Dice*</text:p>
          </table:table-cell>
          <table:table-cell table:style-name="ce1" office:value-type="string" calcext:value-type="string">
            <text:p>Bonus</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style-name="ce1" office:value-type="string" calcext:value-type="string">
            <text:p>Competency</text:p>
          </table:table-cell>
          <table:table-cell table:style-name="ce1" office:value-type="string" calcext:value-type="string">
            <text:p>Competence</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style-name="ce1" office:value-type="string" calcext:value-type="string">
            <text:p>Talents</text:p>
          </table:table-cell>
          <table:table-cell table:style-name="ce1" office:value-type="string" calcext:value-type="string">
            <text:p>Target</text:p>
          </table:table-cell>
          <table:table-cell table:style-name="ce1" office:value-type="string" calcext:value-type="string">
            <text:p>HP</text:p>
          </table:table-cell>
          <table:table-cell table:number-columns-repeated="45"/>
        </table:table-row>
        <table:table-row table:style-name="ro1">
          <table:table-cell table:style-name="ce2" office:value-type="float" office:value="0" calcext:value-type="float">
            <text:p>0</text:p>
          </table:table-cell>
          <table:table-cell table:style-name="ce11" office:value-type="float" office:value="-500" calcext:value-type="float">
            <text:p>-500</text:p>
          </table:table-cell>
          <table:table-cell table:style-name="ce2" office:value-type="string" calcext:value-type="string">
            <text:p>1d4</text:p>
          </table:table-cell>
          <table:table-cell table:style-name="ce4" office:value-type="float" office:value="-1" calcext:value-type="float">
            <text:p>-1</text:p>
          </table:table-cell>
          <table:table-cell table:style-name="ce9" office:value-type="float" office:value="14" calcext:value-type="float">
            <text:p>14+</text:p>
          </table:table-cell>
          <table:table-cell table:style-name="ce9" office:value-type="float" office:value="15" calcext:value-type="float">
            <text:p>15+</text:p>
          </table:table-cell>
          <table:table-cell table:style-name="ce9" office:value-type="float" office:value="16" calcext:value-type="float">
            <text:p>16+</text:p>
          </table:table-cell>
          <table:table-cell table:style-name="ce9" office:value-type="float" office:value="17" calcext:value-type="float">
            <text:p>17+</text:p>
          </table:table-cell>
          <table:table-cell table:style-name="ce9" office:value-type="float" office:value="18" calcext:value-type="float">
            <text:p>18+</text:p>
          </table:table-cell>
          <table:table-cell table:style-name="ce9" table:formula="of:=LOOKUP([.A6];CharacterLevel;Competency)" office:value-type="float" office:value="12" calcext:value-type="float">
            <text:p>12+</text:p>
          </table:table-cell>
          <table:table-cell table:style-name="ce4" table:formula="of:=LOOKUP([.A6];CharacterLevel;CompetencyBonus)" office:value-type="float" office:value="0" calcext:value-type="float">
            <text:p>+0</text:p>
          </table:table-cell>
          <table:table-cell table:style-name="ce4" table:formula="of:=ROUND([.$A6]*[.L$1])" office:value-type="float" office:value="0" calcext:value-type="float">
            <text:p>+0</text:p>
          </table:table-cell>
          <table:table-cell table:style-name="ce4" table:formula="of:=ROUND([.$A6]*[.M$1])" office:value-type="float" office:value="0" calcext:value-type="float">
            <text:p>+0</text:p>
          </table:table-cell>
          <table:table-cell table:style-name="ce4" table:formula="of:=ROUND([.$A6]*[.N$1])" office:value-type="float" office:value="0" calcext:value-type="float">
            <text:p>+0</text:p>
          </table:table-cell>
          <table:table-cell table:style-name="ce4" table:formula="of:=ROUNDUP([.$A6]*[.O$1])" office:value-type="float" office:value="0" calcext:value-type="float">
            <text:p>+0</text:p>
          </table:table-cell>
          <table:table-cell table:style-name="ce4" table:formula="of:=ROUNDDOWN([.$A6]*[.P$1])" office:value-type="float" office:value="0" calcext:value-type="float">
            <text:p>+0</text:p>
          </table:table-cell>
          <table:table-cell table:style-name="ce20" office:value-type="float" office:value="0" calcext:value-type="float">
            <text:p>0</text:p>
          </table:table-cell>
          <table:table-cell table:style-name="ce9" table:formula="of:=LOOKUP([.A6];CharacterLevel;SaveTargets)" office:value-type="float" office:value="12" calcext:value-type="float">
            <text:p>12+</text:p>
          </table:table-cell>
          <table:table-cell table:style-name="ce2" office:value-type="float" office:value="2.5" calcext:value-type="float">
            <text:p>2.5</text:p>
          </table:table-cell>
          <table:table-cell table:number-columns-repeated="45"/>
        </table:table-row>
        <table:table-row table:style-name="ro1">
          <table:table-cell table:style-name="ce2" office:value-type="float" office:value="1" calcext:value-type="float">
            <text:p>1</text:p>
          </table:table-cell>
          <table:table-cell table:style-name="ce11" office:value-type="float" office:value="0" calcext:value-type="float">
            <text:p>0</text:p>
          </table:table-cell>
          <table:table-cell table:style-name="ce2" table:formula="of:=[.A7]&amp;&quot;d8&quot;" office:value-type="string" office:string-value="1d8" calcext:value-type="string">
            <text:p>1d8</text:p>
          </table:table-cell>
          <table:table-cell table:style-name="ce4" table:formula="of:=ROUND([.A7]*(2/3);0)" office:value-type="float" office:value="1" calcext:value-type="float">
            <text:p>+1</text:p>
          </table:table-cell>
          <table:table-cell table:style-name="ce9" table:formula="of:=12-ROUNDDOWN([.$A7]*(4/7))" office:value-type="float" office:value="12" calcext:value-type="float">
            <text:p>12+</text:p>
          </table:table-cell>
          <table:table-cell table:style-name="ce9" table:formula="of:=13-ROUNDDOWN([.$A7]*(4/7))" office:value-type="float" office:value="13" calcext:value-type="float">
            <text:p>13+</text:p>
          </table:table-cell>
          <table:table-cell table:style-name="ce9" table:formula="of:=14-ROUNDDOWN([.$A7]*(4/7))" office:value-type="float" office:value="14" calcext:value-type="float">
            <text:p>14+</text:p>
          </table:table-cell>
          <table:table-cell table:style-name="ce9" table:formula="of:=15-ROUNDDOWN([.$A7]*(2/3))" office:value-type="float" office:value="15" calcext:value-type="float">
            <text:p>15+</text:p>
          </table:table-cell>
          <table:table-cell table:style-name="ce9" table:formula="of:=16-ROUNDDOWN([.$A7]*(4/7))" office:value-type="float" office:value="16" calcext:value-type="float">
            <text:p>16+</text:p>
          </table:table-cell>
          <table:table-cell table:style-name="ce9" table:formula="of:=LOOKUP([.A7];CharacterLevel;Competency)" office:value-type="float" office:value="11" calcext:value-type="float">
            <text:p>11+</text:p>
          </table:table-cell>
          <table:table-cell table:style-name="ce4" table:formula="of:=LOOKUP([.A7];CharacterLevel;CompetencyBonus)" office:value-type="float" office:value="1" calcext:value-type="float">
            <text:p>+1</text:p>
          </table:table-cell>
          <table:table-cell table:style-name="ce4" table:formula="of:=ROUND([.$A7]*[.L$1])" office:value-type="float" office:value="1" calcext:value-type="float">
            <text:p>+1</text:p>
          </table:table-cell>
          <table:table-cell table:style-name="ce4" table:formula="of:=ROUND([.$A7]*[.M$1])" office:value-type="float" office:value="1" calcext:value-type="float">
            <text:p>+1</text:p>
          </table:table-cell>
          <table:table-cell table:style-name="ce4" table:formula="of:=ROUND([.$A7]*[.N$1])" office:value-type="float" office:value="1" calcext:value-type="float">
            <text:p>+1</text:p>
          </table:table-cell>
          <table:table-cell table:style-name="ce4" table:formula="of:=ROUNDUP([.$A7]*[.O$1])" office:value-type="float" office:value="1" calcext:value-type="float">
            <text:p>+1</text:p>
          </table:table-cell>
          <table:table-cell table:style-name="ce4" table:formula="of:=ROUNDDOWN([.$A7]*[.P$1])" office:value-type="float" office:value="0" calcext:value-type="float">
            <text:p>+0</text:p>
          </table:table-cell>
          <table:table-cell table:style-name="ce20" table:formula="of:=ROUNDUP([.A7]/2)" office:value-type="float" office:value="1" calcext:value-type="float">
            <text:p>1</text:p>
          </table:table-cell>
          <table:table-cell table:style-name="ce9" table:formula="of:=LOOKUP([.A7];CharacterLevel;SaveTargets)" office:value-type="float" office:value="13" calcext:value-type="float">
            <text:p>13+</text:p>
          </table:table-cell>
          <table:table-cell table:style-name="ce2" office:value-type="float" office:value="8" calcext:value-type="float">
            <text:p>8</text:p>
          </table:table-cell>
          <table:table-cell table:number-columns-repeated="45"/>
        </table:table-row>
        <table:table-row table:style-name="ro1">
          <table:table-cell table:style-name="ce2" office:value-type="float" office:value="2" calcext:value-type="float">
            <text:p>2</text:p>
          </table:table-cell>
          <table:table-cell table:style-name="ce11" office:value-type="float" office:value="2000" calcext:value-type="float">
            <text:p>2,000</text:p>
          </table:table-cell>
          <table:table-cell table:style-name="ce2" table:formula="of:=[.A8]&amp;&quot;d8&quot;" office:value-type="string" office:string-value="2d8" calcext:value-type="string">
            <text:p>2d8</text:p>
          </table:table-cell>
          <table:table-cell table:style-name="ce4" table:formula="of:=ROUND([.A8]*(2/3);0)" office:value-type="float" office:value="1" calcext:value-type="float">
            <text:p>+1</text:p>
          </table:table-cell>
          <table:table-cell table:style-name="ce9" table:formula="of:=12-ROUNDDOWN([.$A8]*(4/7))" office:value-type="float" office:value="11" calcext:value-type="float">
            <text:p>11+</text:p>
          </table:table-cell>
          <table:table-cell table:style-name="ce9" table:formula="of:=13-ROUNDDOWN([.$A8]*(4/7))" office:value-type="float" office:value="12" calcext:value-type="float">
            <text:p>12+</text:p>
          </table:table-cell>
          <table:table-cell table:style-name="ce9" table:formula="of:=14-ROUNDDOWN([.$A8]*(4/7))" office:value-type="float" office:value="13" calcext:value-type="float">
            <text:p>13+</text:p>
          </table:table-cell>
          <table:table-cell table:style-name="ce9" table:formula="of:=15-ROUNDDOWN([.$A8]*(2/3))" office:value-type="float" office:value="14" calcext:value-type="float">
            <text:p>14+</text:p>
          </table:table-cell>
          <table:table-cell table:style-name="ce9" table:formula="of:=16-ROUNDDOWN([.$A8]*(4/7))" office:value-type="float" office:value="15" calcext:value-type="float">
            <text:p>15+</text:p>
          </table:table-cell>
          <table:table-cell table:style-name="ce9" table:formula="of:=LOOKUP([.A8];CharacterLevel;Competency)" office:value-type="float" office:value="11" calcext:value-type="float">
            <text:p>11+</text:p>
          </table:table-cell>
          <table:table-cell table:style-name="ce4" table:formula="of:=LOOKUP([.A8];CharacterLevel;CompetencyBonus)" office:value-type="float" office:value="2" calcext:value-type="float">
            <text:p>+2</text:p>
          </table:table-cell>
          <table:table-cell table:style-name="ce4" table:formula="of:=ROUND([.$A8]*[.L$1])" office:value-type="float" office:value="2" calcext:value-type="float">
            <text:p>+2</text:p>
          </table:table-cell>
          <table:table-cell table:style-name="ce4" table:formula="of:=ROUND([.$A8]*[.M$1])" office:value-type="float" office:value="2" calcext:value-type="float">
            <text:p>+2</text:p>
          </table:table-cell>
          <table:table-cell table:style-name="ce4" table:formula="of:=ROUND([.$A8]*[.N$1])" office:value-type="float" office:value="2" calcext:value-type="float">
            <text:p>+2</text:p>
          </table:table-cell>
          <table:table-cell table:style-name="ce4" table:formula="of:=ROUNDUP([.$A8]*[.O$1])" office:value-type="float" office:value="2" calcext:value-type="float">
            <text:p>+2</text:p>
          </table:table-cell>
          <table:table-cell table:style-name="ce4" table:formula="of:=ROUNDDOWN([.$A8]*[.P$1])" office:value-type="float" office:value="1" calcext:value-type="float">
            <text:p>+1</text:p>
          </table:table-cell>
          <table:table-cell table:style-name="ce20" table:formula="of:=ROUNDUP([.A8]/2)" office:value-type="float" office:value="1" calcext:value-type="float">
            <text:p>1</text:p>
          </table:table-cell>
          <table:table-cell table:style-name="ce9" table:formula="of:=LOOKUP([.A8];CharacterLevel;SaveTargets)" office:value-type="float" office:value="13" calcext:value-type="float">
            <text:p>13+</text:p>
          </table:table-cell>
          <table:table-cell table:style-name="ce2" table:formula="of:=[.A8]*[.$S$1]" office:value-type="float" office:value="9" calcext:value-type="float">
            <text:p>9</text:p>
          </table:table-cell>
          <table:table-cell table:number-columns-repeated="45"/>
        </table:table-row>
        <table:table-row table:style-name="ro1">
          <table:table-cell table:style-name="ce2" office:value-type="float" office:value="3" calcext:value-type="float">
            <text:p>3</text:p>
          </table:table-cell>
          <table:table-cell table:style-name="ce12" table:formula="of:=[.B8]*2" office:value-type="float" office:value="4000" calcext:value-type="float">
            <text:p>4,000</text:p>
          </table:table-cell>
          <table:table-cell table:style-name="ce2" table:formula="of:=[.A9]&amp;&quot;d8&quot;" office:value-type="string" office:string-value="3d8" calcext:value-type="string">
            <text:p>3d8</text:p>
          </table:table-cell>
          <table:table-cell table:style-name="ce4" table:formula="of:=ROUND([.A9]*(2/3);0)" office:value-type="float" office:value="2" calcext:value-type="float">
            <text:p>+2</text:p>
          </table:table-cell>
          <table:table-cell table:style-name="ce9" table:formula="of:=12-ROUNDDOWN([.$A9]*(4/7))" office:value-type="float" office:value="11" calcext:value-type="float">
            <text:p>11+</text:p>
          </table:table-cell>
          <table:table-cell table:style-name="ce9" table:formula="of:=13-ROUNDDOWN([.$A9]*(4/7))" office:value-type="float" office:value="12" calcext:value-type="float">
            <text:p>12+</text:p>
          </table:table-cell>
          <table:table-cell table:style-name="ce9" table:formula="of:=14-ROUNDDOWN([.$A9]*(4/7))" office:value-type="float" office:value="13" calcext:value-type="float">
            <text:p>13+</text:p>
          </table:table-cell>
          <table:table-cell table:style-name="ce9" table:formula="of:=15-ROUNDDOWN([.$A9]*(2/3))" office:value-type="float" office:value="13" calcext:value-type="float">
            <text:p>13+</text:p>
          </table:table-cell>
          <table:table-cell table:style-name="ce9" table:formula="of:=16-ROUNDDOWN([.$A9]*(4/7))" office:value-type="float" office:value="15" calcext:value-type="float">
            <text:p>15+</text:p>
          </table:table-cell>
          <table:table-cell table:style-name="ce9" table:formula="of:=LOOKUP([.A9];CharacterLevel;Competency)" office:value-type="float" office:value="10" calcext:value-type="float">
            <text:p>10+</text:p>
          </table:table-cell>
          <table:table-cell table:style-name="ce4" table:formula="of:=LOOKUP([.A9];CharacterLevel;CompetencyBonus)" office:value-type="float" office:value="2" calcext:value-type="float">
            <text:p>+2</text:p>
          </table:table-cell>
          <table:table-cell table:style-name="ce4" table:formula="of:=ROUND([.$A9]*[.L$1])" office:value-type="float" office:value="3" calcext:value-type="float">
            <text:p>+3</text:p>
          </table:table-cell>
          <table:table-cell table:style-name="ce4" table:formula="of:=ROUND([.$A9]*[.M$1])" office:value-type="float" office:value="3" calcext:value-type="float">
            <text:p>+3</text:p>
          </table:table-cell>
          <table:table-cell table:style-name="ce4" table:formula="of:=ROUND([.$A9]*[.N$1])" office:value-type="float" office:value="3" calcext:value-type="float">
            <text:p>+3</text:p>
          </table:table-cell>
          <table:table-cell table:style-name="ce4" table:formula="of:=ROUNDUP([.$A9]*[.O$1])" office:value-type="float" office:value="3" calcext:value-type="float">
            <text:p>+3</text:p>
          </table:table-cell>
          <table:table-cell table:style-name="ce4" table:formula="of:=ROUNDDOWN([.$A9]*[.P$1])" office:value-type="float" office:value="2" calcext:value-type="float">
            <text:p>+2</text:p>
          </table:table-cell>
          <table:table-cell table:style-name="ce20" table:formula="of:=ROUNDUP([.A9]/2)" office:value-type="float" office:value="2" calcext:value-type="float">
            <text:p>2</text:p>
          </table:table-cell>
          <table:table-cell table:style-name="ce9" table:formula="of:=LOOKUP([.A9];CharacterLevel;SaveTargets)" office:value-type="float" office:value="14" calcext:value-type="float">
            <text:p>14+</text:p>
          </table:table-cell>
          <table:table-cell table:style-name="ce2" table:formula="of:=[.A9]*[.$S$1]" office:value-type="float" office:value="13.5" calcext:value-type="float">
            <text:p>13.5</text:p>
          </table:table-cell>
          <table:table-cell table:number-columns-repeated="45"/>
        </table:table-row>
        <table:table-row table:style-name="ro1">
          <table:table-cell table:style-name="ce2" office:value-type="float" office:value="4" calcext:value-type="float">
            <text:p>4</text:p>
          </table:table-cell>
          <table:table-cell table:style-name="ce12" table:formula="of:=[.B9]*2" office:value-type="float" office:value="8000" calcext:value-type="float">
            <text:p>8,000</text:p>
          </table:table-cell>
          <table:table-cell table:style-name="ce2" table:formula="of:=[.A10]&amp;&quot;d8&quot;" office:value-type="string" office:string-value="4d8" calcext:value-type="string">
            <text:p>4d8</text:p>
          </table:table-cell>
          <table:table-cell table:style-name="ce4" table:formula="of:=ROUND([.A10]*(2/3);0)" office:value-type="float" office:value="3" calcext:value-type="float">
            <text:p>+3</text:p>
          </table:table-cell>
          <table:table-cell table:style-name="ce9" table:formula="of:=12-ROUNDDOWN([.$A10]*(4/7))" office:value-type="float" office:value="10" calcext:value-type="float">
            <text:p>10+</text:p>
          </table:table-cell>
          <table:table-cell table:style-name="ce9" table:formula="of:=13-ROUNDDOWN([.$A10]*(4/7))" office:value-type="float" office:value="11" calcext:value-type="float">
            <text:p>11+</text:p>
          </table:table-cell>
          <table:table-cell table:style-name="ce9" table:formula="of:=14-ROUNDDOWN([.$A10]*(4/7))" office:value-type="float" office:value="12" calcext:value-type="float">
            <text:p>12+</text:p>
          </table:table-cell>
          <table:table-cell table:style-name="ce9" table:formula="of:=15-ROUNDDOWN([.$A10]*(2/3))" office:value-type="float" office:value="13" calcext:value-type="float">
            <text:p>13+</text:p>
          </table:table-cell>
          <table:table-cell table:style-name="ce9" table:formula="of:=16-ROUNDDOWN([.$A10]*(4/7))" office:value-type="float" office:value="14" calcext:value-type="float">
            <text:p>14+</text:p>
          </table:table-cell>
          <table:table-cell table:style-name="ce9" table:formula="of:=LOOKUP([.A10];CharacterLevel;Competency)" office:value-type="float" office:value="10" calcext:value-type="float">
            <text:p>10+</text:p>
          </table:table-cell>
          <table:table-cell table:style-name="ce4" table:formula="of:=LOOKUP([.A10];CharacterLevel;CompetencyBonus)" office:value-type="float" office:value="3" calcext:value-type="float">
            <text:p>+3</text:p>
          </table:table-cell>
          <table:table-cell table:style-name="ce4" table:formula="of:=ROUND([.$A10]*[.L$1])" office:value-type="float" office:value="4" calcext:value-type="float">
            <text:p>+4</text:p>
          </table:table-cell>
          <table:table-cell table:style-name="ce4" table:formula="of:=ROUND([.$A10]*[.M$1])" office:value-type="float" office:value="4" calcext:value-type="float">
            <text:p>+4</text:p>
          </table:table-cell>
          <table:table-cell table:style-name="ce4" table:formula="of:=ROUND([.$A10]*[.N$1])" office:value-type="float" office:value="4" calcext:value-type="float">
            <text:p>+4</text:p>
          </table:table-cell>
          <table:table-cell table:style-name="ce4" table:formula="of:=ROUNDUP([.$A10]*[.O$1])" office:value-type="float" office:value="4" calcext:value-type="float">
            <text:p>+4</text:p>
          </table:table-cell>
          <table:table-cell table:style-name="ce4" table:formula="of:=ROUNDDOWN([.$A10]*[.P$1])" office:value-type="float" office:value="3" calcext:value-type="float">
            <text:p>+3</text:p>
          </table:table-cell>
          <table:table-cell table:style-name="ce20" table:formula="of:=ROUNDUP([.A10]/2)" office:value-type="float" office:value="2" calcext:value-type="float">
            <text:p>2</text:p>
          </table:table-cell>
          <table:table-cell table:style-name="ce9" table:formula="of:=LOOKUP([.A10];CharacterLevel;SaveTargets)" office:value-type="float" office:value="14" calcext:value-type="float">
            <text:p>14+</text:p>
          </table:table-cell>
          <table:table-cell table:style-name="ce2" table:formula="of:=[.A10]*[.$S$1]" office:value-type="float" office:value="18" calcext:value-type="float">
            <text:p>18</text:p>
          </table:table-cell>
          <table:table-cell table:number-columns-repeated="45"/>
        </table:table-row>
        <table:table-row table:style-name="ro1">
          <table:table-cell table:style-name="ce2" office:value-type="float" office:value="5" calcext:value-type="float">
            <text:p>5</text:p>
          </table:table-cell>
          <table:table-cell table:style-name="ce12" table:formula="of:=[.B10]*2" office:value-type="float" office:value="16000" calcext:value-type="float">
            <text:p>16,000</text:p>
          </table:table-cell>
          <table:table-cell table:style-name="ce2" table:formula="of:=[.A11]&amp;&quot;d8&quot;" office:value-type="string" office:string-value="5d8" calcext:value-type="string">
            <text:p>5d8</text:p>
          </table:table-cell>
          <table:table-cell table:style-name="ce4" table:formula="of:=ROUND([.A11]*(2/3);0)" office:value-type="float" office:value="3" calcext:value-type="float">
            <text:p>+3</text:p>
          </table:table-cell>
          <table:table-cell table:style-name="ce9" table:formula="of:=12-ROUNDDOWN([.$A11]*(4/7))" office:value-type="float" office:value="10" calcext:value-type="float">
            <text:p>10+</text:p>
          </table:table-cell>
          <table:table-cell table:style-name="ce9" table:formula="of:=13-ROUNDDOWN([.$A11]*(4/7))" office:value-type="float" office:value="11" calcext:value-type="float">
            <text:p>11+</text:p>
          </table:table-cell>
          <table:table-cell table:style-name="ce9" table:formula="of:=14-ROUNDDOWN([.$A11]*(4/7))" office:value-type="float" office:value="12" calcext:value-type="float">
            <text:p>12+</text:p>
          </table:table-cell>
          <table:table-cell table:style-name="ce9" table:formula="of:=15-ROUNDDOWN([.$A11]*(2/3))" office:value-type="float" office:value="12" calcext:value-type="float">
            <text:p>12+</text:p>
          </table:table-cell>
          <table:table-cell table:style-name="ce9" table:formula="of:=16-ROUNDDOWN([.$A11]*(4/7))" office:value-type="float" office:value="14" calcext:value-type="float">
            <text:p>14+</text:p>
          </table:table-cell>
          <table:table-cell table:style-name="ce9" table:formula="of:=LOOKUP([.A11];CharacterLevel;Competency)" office:value-type="float" office:value="9" calcext:value-type="float">
            <text:p>9+</text:p>
          </table:table-cell>
          <table:table-cell table:style-name="ce4" table:formula="of:=LOOKUP([.A11];CharacterLevel;CompetencyBonus)" office:value-type="float" office:value="4" calcext:value-type="float">
            <text:p>+4</text:p>
          </table:table-cell>
          <table:table-cell table:style-name="ce4" table:formula="of:=ROUND([.$A11]*[.L$1])" office:value-type="float" office:value="5" calcext:value-type="float">
            <text:p>+5</text:p>
          </table:table-cell>
          <table:table-cell table:style-name="ce4" table:formula="of:=ROUND([.$A11]*[.M$1])" office:value-type="float" office:value="5" calcext:value-type="float">
            <text:p>+5</text:p>
          </table:table-cell>
          <table:table-cell table:style-name="ce4" table:formula="of:=ROUND([.$A11]*[.N$1])" office:value-type="float" office:value="5" calcext:value-type="float">
            <text:p>+5</text:p>
          </table:table-cell>
          <table:table-cell table:style-name="ce4" table:formula="of:=ROUNDUP([.$A11]*[.O$1])" office:value-type="float" office:value="5" calcext:value-type="float">
            <text:p>+5</text:p>
          </table:table-cell>
          <table:table-cell table:style-name="ce4" table:formula="of:=ROUNDDOWN([.$A11]*[.P$1])" office:value-type="float" office:value="4" calcext:value-type="float">
            <text:p>+4</text:p>
          </table:table-cell>
          <table:table-cell table:style-name="ce20" table:formula="of:=ROUNDUP([.A11]/2)" office:value-type="float" office:value="3" calcext:value-type="float">
            <text:p>3</text:p>
          </table:table-cell>
          <table:table-cell table:style-name="ce9" table:formula="of:=LOOKUP([.A11];CharacterLevel;SaveTargets)" office:value-type="float" office:value="15" calcext:value-type="float">
            <text:p>15+</text:p>
          </table:table-cell>
          <table:table-cell table:style-name="ce2" table:formula="of:=[.A11]*[.$S$1]" office:value-type="float" office:value="22.5" calcext:value-type="float">
            <text:p>22.5</text:p>
          </table:table-cell>
          <table:table-cell table:number-columns-repeated="45"/>
        </table:table-row>
        <table:table-row table:style-name="ro1">
          <table:table-cell table:style-name="ce2" office:value-type="float" office:value="6" calcext:value-type="float">
            <text:p>6</text:p>
          </table:table-cell>
          <table:table-cell table:style-name="ce12" table:formula="of:=[.B11]*2" office:value-type="float" office:value="32000" calcext:value-type="float">
            <text:p>32,000</text:p>
          </table:table-cell>
          <table:table-cell table:style-name="ce2" table:formula="of:=[.A12]&amp;&quot;d8&quot;" office:value-type="string" office:string-value="6d8" calcext:value-type="string">
            <text:p>6d8</text:p>
          </table:table-cell>
          <table:table-cell table:style-name="ce4" table:formula="of:=ROUND([.A12]*(2/3);0)" office:value-type="float" office:value="4" calcext:value-type="float">
            <text:p>+4</text:p>
          </table:table-cell>
          <table:table-cell table:style-name="ce9" table:formula="of:=12-ROUNDDOWN([.$A12]*(4/7))" office:value-type="float" office:value="9" calcext:value-type="float">
            <text:p>9+</text:p>
          </table:table-cell>
          <table:table-cell table:style-name="ce9" table:formula="of:=13-ROUNDDOWN([.$A12]*(4/7))" office:value-type="float" office:value="10" calcext:value-type="float">
            <text:p>10+</text:p>
          </table:table-cell>
          <table:table-cell table:style-name="ce9" table:formula="of:=14-ROUNDDOWN([.$A12]*(4/7))" office:value-type="float" office:value="11" calcext:value-type="float">
            <text:p>11+</text:p>
          </table:table-cell>
          <table:table-cell table:style-name="ce9" table:formula="of:=15-ROUNDDOWN([.$A12]*(2/3))" office:value-type="float" office:value="11" calcext:value-type="float">
            <text:p>11+</text:p>
          </table:table-cell>
          <table:table-cell table:style-name="ce9" table:formula="of:=16-ROUNDDOWN([.$A12]*(4/7))" office:value-type="float" office:value="13" calcext:value-type="float">
            <text:p>13+</text:p>
          </table:table-cell>
          <table:table-cell table:style-name="ce9" table:formula="of:=LOOKUP([.A12];CharacterLevel;Competency)" office:value-type="float" office:value="9" calcext:value-type="float">
            <text:p>9+</text:p>
          </table:table-cell>
          <table:table-cell table:style-name="ce4" table:formula="of:=LOOKUP([.A12];CharacterLevel;CompetencyBonus)" office:value-type="float" office:value="4" calcext:value-type="float">
            <text:p>+4</text:p>
          </table:table-cell>
          <table:table-cell table:style-name="ce4" table:formula="of:=ROUND([.$A12]*[.L$1])" office:value-type="float" office:value="6" calcext:value-type="float">
            <text:p>+6</text:p>
          </table:table-cell>
          <table:table-cell table:style-name="ce4" table:formula="of:=ROUND([.$A12]*[.M$1])" office:value-type="float" office:value="6" calcext:value-type="float">
            <text:p>+6</text:p>
          </table:table-cell>
          <table:table-cell table:style-name="ce4" table:formula="of:=ROUND([.$A12]*[.N$1])" office:value-type="float" office:value="6" calcext:value-type="float">
            <text:p>+6</text:p>
          </table:table-cell>
          <table:table-cell table:style-name="ce4" table:formula="of:=ROUNDUP([.$A12]*[.O$1])" office:value-type="float" office:value="6" calcext:value-type="float">
            <text:p>+6</text:p>
          </table:table-cell>
          <table:table-cell table:style-name="ce4" table:formula="of:=ROUNDDOWN([.$A12]*[.P$1])" office:value-type="float" office:value="5" calcext:value-type="float">
            <text:p>+5</text:p>
          </table:table-cell>
          <table:table-cell table:style-name="ce20" table:formula="of:=ROUNDUP([.A12]/2)" office:value-type="float" office:value="3" calcext:value-type="float">
            <text:p>3</text:p>
          </table:table-cell>
          <table:table-cell table:style-name="ce9" table:formula="of:=LOOKUP([.A12];CharacterLevel;SaveTargets)" office:value-type="float" office:value="15" calcext:value-type="float">
            <text:p>15+</text:p>
          </table:table-cell>
          <table:table-cell table:style-name="ce2" table:formula="of:=[.A12]*[.$S$1]" office:value-type="float" office:value="27" calcext:value-type="float">
            <text:p>27</text:p>
          </table:table-cell>
          <table:table-cell table:number-columns-repeated="45"/>
        </table:table-row>
        <table:table-row table:style-name="ro1">
          <table:table-cell table:style-name="ce2" office:value-type="float" office:value="7" calcext:value-type="float">
            <text:p>7</text:p>
          </table:table-cell>
          <table:table-cell table:style-name="ce12" table:formula="of:=[.B12]*2" office:value-type="float" office:value="64000" calcext:value-type="float">
            <text:p>64,000</text:p>
          </table:table-cell>
          <table:table-cell table:style-name="ce2" table:formula="of:=[.A13]&amp;&quot;d8&quot;" office:value-type="string" office:string-value="7d8" calcext:value-type="string">
            <text:p>7d8</text:p>
          </table:table-cell>
          <table:table-cell table:style-name="ce4" table:formula="of:=ROUND([.A13]*(2/3);0)" office:value-type="float" office:value="5" calcext:value-type="float">
            <text:p>+5</text:p>
          </table:table-cell>
          <table:table-cell table:style-name="ce9" table:formula="of:=12-ROUNDDOWN([.$A13]*(4/7))" office:value-type="float" office:value="8" calcext:value-type="float">
            <text:p>8+</text:p>
          </table:table-cell>
          <table:table-cell table:style-name="ce9" table:formula="of:=13-ROUNDDOWN([.$A13]*(4/7))" office:value-type="float" office:value="9" calcext:value-type="float">
            <text:p>9+</text:p>
          </table:table-cell>
          <table:table-cell table:style-name="ce9" table:formula="of:=14-ROUNDDOWN([.$A13]*(4/7))" office:value-type="float" office:value="10" calcext:value-type="float">
            <text:p>10+</text:p>
          </table:table-cell>
          <table:table-cell table:style-name="ce9" table:formula="of:=15-ROUNDDOWN([.$A13]*(2/3))" office:value-type="float" office:value="11" calcext:value-type="float">
            <text:p>11+</text:p>
          </table:table-cell>
          <table:table-cell table:style-name="ce9" table:formula="of:=16-ROUNDDOWN([.$A13]*(4/7))" office:value-type="float" office:value="12" calcext:value-type="float">
            <text:p>12+</text:p>
          </table:table-cell>
          <table:table-cell table:style-name="ce9" table:formula="of:=LOOKUP([.A13];CharacterLevel;Competency)" office:value-type="float" office:value="8" calcext:value-type="float">
            <text:p>8+</text:p>
          </table:table-cell>
          <table:table-cell table:style-name="ce4" table:formula="of:=LOOKUP([.A13];CharacterLevel;CompetencyBonus)" office:value-type="float" office:value="5" calcext:value-type="float">
            <text:p>+5</text:p>
          </table:table-cell>
          <table:table-cell table:style-name="ce4" table:formula="of:=ROUND([.$A13]*[.L$1])" office:value-type="float" office:value="7" calcext:value-type="float">
            <text:p>+7</text:p>
          </table:table-cell>
          <table:table-cell table:style-name="ce4" table:formula="of:=ROUND([.$A13]*[.M$1])" office:value-type="float" office:value="7" calcext:value-type="float">
            <text:p>+7</text:p>
          </table:table-cell>
          <table:table-cell table:style-name="ce4" table:formula="of:=ROUND([.$A13]*[.N$1])" office:value-type="float" office:value="7" calcext:value-type="float">
            <text:p>+7</text:p>
          </table:table-cell>
          <table:table-cell table:style-name="ce4" table:formula="of:=ROUNDUP([.$A13]*[.O$1])" office:value-type="float" office:value="7" calcext:value-type="float">
            <text:p>+7</text:p>
          </table:table-cell>
          <table:table-cell table:style-name="ce4" table:formula="of:=ROUNDDOWN([.$A13]*[.P$1])" office:value-type="float" office:value="5" calcext:value-type="float">
            <text:p>+5</text:p>
          </table:table-cell>
          <table:table-cell table:style-name="ce20" table:formula="of:=ROUNDUP([.A13]/2)" office:value-type="float" office:value="4" calcext:value-type="float">
            <text:p>4</text:p>
          </table:table-cell>
          <table:table-cell table:style-name="ce9" table:formula="of:=LOOKUP([.A13];CharacterLevel;SaveTargets)" office:value-type="float" office:value="16" calcext:value-type="float">
            <text:p>16+</text:p>
          </table:table-cell>
          <table:table-cell table:style-name="ce2" table:formula="of:=[.A13]*[.$S$1]" office:value-type="float" office:value="31.5" calcext:value-type="float">
            <text:p>31.5</text:p>
          </table:table-cell>
          <table:table-cell table:number-columns-repeated="45"/>
        </table:table-row>
        <table:table-row table:style-name="ro1">
          <table:table-cell table:style-name="ce2" office:value-type="float" office:value="8" calcext:value-type="float">
            <text:p>8</text:p>
          </table:table-cell>
          <table:table-cell table:style-name="ce11" office:value-type="float" office:value="120000" calcext:value-type="float">
            <text:p>120,000</text:p>
          </table:table-cell>
          <table:table-cell table:style-name="ce2" table:formula="of:=[.A14]&amp;&quot;d8&quot;" office:value-type="string" office:string-value="8d8" calcext:value-type="string">
            <text:p>8d8</text:p>
          </table:table-cell>
          <table:table-cell table:style-name="ce4" table:formula="of:=ROUND([.A14]*(2/3);0)" office:value-type="float" office:value="5" calcext:value-type="float">
            <text:p>+5</text:p>
          </table:table-cell>
          <table:table-cell table:style-name="ce9" table:formula="of:=12-ROUNDDOWN([.$A14]*(4/7))" office:value-type="float" office:value="8" calcext:value-type="float">
            <text:p>8+</text:p>
          </table:table-cell>
          <table:table-cell table:style-name="ce9" table:formula="of:=13-ROUNDDOWN([.$A14]*(4/7))" office:value-type="float" office:value="9" calcext:value-type="float">
            <text:p>9+</text:p>
          </table:table-cell>
          <table:table-cell table:style-name="ce9" table:formula="of:=14-ROUNDDOWN([.$A14]*(4/7))" office:value-type="float" office:value="10" calcext:value-type="float">
            <text:p>10+</text:p>
          </table:table-cell>
          <table:table-cell table:style-name="ce9" table:formula="of:=15-ROUNDDOWN([.$A14]*(2/3))" office:value-type="float" office:value="10" calcext:value-type="float">
            <text:p>10+</text:p>
          </table:table-cell>
          <table:table-cell table:style-name="ce9" table:formula="of:=16-ROUNDDOWN([.$A14]*(4/7))" office:value-type="float" office:value="12" calcext:value-type="float">
            <text:p>12+</text:p>
          </table:table-cell>
          <table:table-cell table:style-name="ce9" table:formula="of:=LOOKUP([.A14];CharacterLevel;Competency)" office:value-type="float" office:value="8" calcext:value-type="float">
            <text:p>8+</text:p>
          </table:table-cell>
          <table:table-cell table:style-name="ce4" table:formula="of:=LOOKUP([.A14];CharacterLevel;CompetencyBonus)" office:value-type="float" office:value="6" calcext:value-type="float">
            <text:p>+6</text:p>
          </table:table-cell>
          <table:table-cell table:style-name="ce4" table:formula="of:=ROUND([.$A14]*[.L$1])" office:value-type="float" office:value="8" calcext:value-type="float">
            <text:p>+8</text:p>
          </table:table-cell>
          <table:table-cell table:style-name="ce4" table:formula="of:=ROUND([.$A14]*[.M$1])" office:value-type="float" office:value="8" calcext:value-type="float">
            <text:p>+8</text:p>
          </table:table-cell>
          <table:table-cell table:style-name="ce4" table:formula="of:=ROUND([.$A14]*[.N$1])" office:value-type="float" office:value="8" calcext:value-type="float">
            <text:p>+8</text:p>
          </table:table-cell>
          <table:table-cell table:style-name="ce4" table:formula="of:=ROUNDUP([.$A14]*[.O$1])" office:value-type="float" office:value="8" calcext:value-type="float">
            <text:p>+8</text:p>
          </table:table-cell>
          <table:table-cell table:style-name="ce4" table:formula="of:=ROUNDDOWN([.$A14]*[.P$1])" office:value-type="float" office:value="6" calcext:value-type="float">
            <text:p>+6</text:p>
          </table:table-cell>
          <table:table-cell table:style-name="ce20" table:formula="of:=ROUNDUP([.A14]/2)" office:value-type="float" office:value="4" calcext:value-type="float">
            <text:p>4</text:p>
          </table:table-cell>
          <table:table-cell table:style-name="ce9" table:formula="of:=LOOKUP([.A14];CharacterLevel;SaveTargets)" office:value-type="float" office:value="16" calcext:value-type="float">
            <text:p>16+</text:p>
          </table:table-cell>
          <table:table-cell table:style-name="ce2" table:formula="of:=[.A14]*[.$S$1]" office:value-type="float" office:value="36" calcext:value-type="float">
            <text:p>36</text:p>
          </table:table-cell>
          <table:table-cell table:number-columns-repeated="45"/>
        </table:table-row>
        <table:table-row table:style-name="ro1">
          <table:table-cell table:style-name="ce2" office:value-type="float" office:value="9" calcext:value-type="float">
            <text:p>9</text:p>
          </table:table-cell>
          <table:table-cell table:style-name="ce12" table:formula="of:=[.B14]+120000" office:value-type="float" office:value="240000" calcext:value-type="float">
            <text:p>240,000</text:p>
          </table:table-cell>
          <table:table-cell table:style-name="ce2" table:formula="of:=[.A15]&amp;&quot;d8&quot;" office:value-type="string" office:string-value="9d8" calcext:value-type="string">
            <text:p>9d8</text:p>
          </table:table-cell>
          <table:table-cell table:style-name="ce4" table:formula="of:=ROUND([.A15]*(2/3);0)" office:value-type="float" office:value="6" calcext:value-type="float">
            <text:p>+6</text:p>
          </table:table-cell>
          <table:table-cell table:style-name="ce9" table:formula="of:=12-ROUNDDOWN([.$A15]*(4/7))" office:value-type="float" office:value="7" calcext:value-type="float">
            <text:p>7+</text:p>
          </table:table-cell>
          <table:table-cell table:style-name="ce9" table:formula="of:=13-ROUNDDOWN([.$A15]*(4/7))" office:value-type="float" office:value="8" calcext:value-type="float">
            <text:p>8+</text:p>
          </table:table-cell>
          <table:table-cell table:style-name="ce9" table:formula="of:=14-ROUNDDOWN([.$A15]*(4/7))" office:value-type="float" office:value="9" calcext:value-type="float">
            <text:p>9+</text:p>
          </table:table-cell>
          <table:table-cell table:style-name="ce9" table:formula="of:=15-ROUNDDOWN([.$A15]*(2/3))" office:value-type="float" office:value="9" calcext:value-type="float">
            <text:p>9+</text:p>
          </table:table-cell>
          <table:table-cell table:style-name="ce9" table:formula="of:=16-ROUNDDOWN([.$A15]*(4/7))" office:value-type="float" office:value="11" calcext:value-type="float">
            <text:p>11+</text:p>
          </table:table-cell>
          <table:table-cell table:style-name="ce9" table:formula="of:=LOOKUP([.A15];CharacterLevel;Competency)" office:value-type="float" office:value="8" calcext:value-type="float">
            <text:p>8+</text:p>
          </table:table-cell>
          <table:table-cell table:style-name="ce4" table:formula="of:=LOOKUP([.A15];CharacterLevel;CompetencyBonus)" office:value-type="float" office:value="6" calcext:value-type="float">
            <text:p>+6</text:p>
          </table:table-cell>
          <table:table-cell table:style-name="ce4" table:formula="of:=ROUND([.$A15]*[.L$1])" office:value-type="float" office:value="9" calcext:value-type="float">
            <text:p>+9</text:p>
          </table:table-cell>
          <table:table-cell table:style-name="ce4" table:formula="of:=ROUND([.$A15]*[.M$1])" office:value-type="float" office:value="9" calcext:value-type="float">
            <text:p>+9</text:p>
          </table:table-cell>
          <table:table-cell table:style-name="ce4" table:formula="of:=ROUND([.$A15]*[.N$1])" office:value-type="float" office:value="9" calcext:value-type="float">
            <text:p>+9</text:p>
          </table:table-cell>
          <table:table-cell table:style-name="ce4" table:formula="of:=ROUNDUP([.$A15]*[.O$1])" office:value-type="float" office:value="9" calcext:value-type="float">
            <text:p>+9</text:p>
          </table:table-cell>
          <table:table-cell table:style-name="ce4" table:formula="of:=ROUNDDOWN([.$A15]*[.P$1])" office:value-type="float" office:value="7" calcext:value-type="float">
            <text:p>+7</text:p>
          </table:table-cell>
          <table:table-cell table:style-name="ce20" table:formula="of:=ROUNDUP([.A15]/2)" office:value-type="float" office:value="5" calcext:value-type="float">
            <text:p>5</text:p>
          </table:table-cell>
          <table:table-cell table:style-name="ce9" table:formula="of:=LOOKUP([.A15];CharacterLevel;SaveTargets)" office:value-type="float" office:value="17" calcext:value-type="float">
            <text:p>17+</text:p>
          </table:table-cell>
          <table:table-cell table:style-name="ce2" table:formula="of:=[.A15]*[.$S$1]" office:value-type="float" office:value="40.5" calcext:value-type="float">
            <text:p>40.5</text:p>
          </table:table-cell>
          <table:table-cell table:number-columns-repeated="45"/>
        </table:table-row>
        <table:table-row table:style-name="ro1">
          <table:table-cell table:style-name="ce2" office:value-type="float" office:value="10" calcext:value-type="float">
            <text:p>10</text:p>
          </table:table-cell>
          <table:table-cell table:style-name="ce12" table:formula="of:=[.B15]+120000" office:value-type="float" office:value="360000" calcext:value-type="float">
            <text:p>360,000</text:p>
          </table:table-cell>
          <table:table-cell table:style-name="ce2" table:formula="of:=[.A16]&amp;&quot;d8&quot;" office:value-type="string" office:string-value="10d8" calcext:value-type="string">
            <text:p>10d8</text:p>
          </table:table-cell>
          <table:table-cell table:style-name="ce4" table:formula="of:=ROUND([.A16]*(2/3);0)" office:value-type="float" office:value="7" calcext:value-type="float">
            <text:p>+7</text:p>
          </table:table-cell>
          <table:table-cell table:style-name="ce9" table:formula="of:=12-ROUNDDOWN([.$A16]*(4/7))" office:value-type="float" office:value="7" calcext:value-type="float">
            <text:p>7+</text:p>
          </table:table-cell>
          <table:table-cell table:style-name="ce9" table:formula="of:=13-ROUNDDOWN([.$A16]*(4/7))" office:value-type="float" office:value="8" calcext:value-type="float">
            <text:p>8+</text:p>
          </table:table-cell>
          <table:table-cell table:style-name="ce9" table:formula="of:=14-ROUNDDOWN([.$A16]*(4/7))" office:value-type="float" office:value="9" calcext:value-type="float">
            <text:p>9+</text:p>
          </table:table-cell>
          <table:table-cell table:style-name="ce9" table:formula="of:=15-ROUNDDOWN([.$A16]*(2/3))" office:value-type="float" office:value="9" calcext:value-type="float">
            <text:p>9+</text:p>
          </table:table-cell>
          <table:table-cell table:style-name="ce9" table:formula="of:=16-ROUNDDOWN([.$A16]*(4/7))" office:value-type="float" office:value="11" calcext:value-type="float">
            <text:p>11+</text:p>
          </table:table-cell>
          <table:table-cell table:style-name="ce9" table:formula="of:=LOOKUP([.A16];CharacterLevel;Competency)" office:value-type="float" office:value="7" calcext:value-type="float">
            <text:p>7+</text:p>
          </table:table-cell>
          <table:table-cell table:style-name="ce4" table:formula="of:=LOOKUP([.A16];CharacterLevel;CompetencyBonus)" office:value-type="float" office:value="7" calcext:value-type="float">
            <text:p>+7</text:p>
          </table:table-cell>
          <table:table-cell table:style-name="ce4" table:formula="of:=ROUND([.$A16]*[.L$1])" office:value-type="float" office:value="10" calcext:value-type="float">
            <text:p>+10</text:p>
          </table:table-cell>
          <table:table-cell table:style-name="ce4" table:formula="of:=ROUND([.$A16]*[.M$1])" office:value-type="float" office:value="10" calcext:value-type="float">
            <text:p>+10</text:p>
          </table:table-cell>
          <table:table-cell table:style-name="ce4" table:formula="of:=ROUND([.$A16]*[.N$1])" office:value-type="float" office:value="10" calcext:value-type="float">
            <text:p>+10</text:p>
          </table:table-cell>
          <table:table-cell table:style-name="ce4" table:formula="of:=ROUNDUP([.$A16]*[.O$1])" office:value-type="float" office:value="10" calcext:value-type="float">
            <text:p>+10</text:p>
          </table:table-cell>
          <table:table-cell table:style-name="ce4" table:formula="of:=ROUNDDOWN([.$A16]*[.P$1])" office:value-type="float" office:value="8" calcext:value-type="float">
            <text:p>+8</text:p>
          </table:table-cell>
          <table:table-cell table:style-name="ce20" table:formula="of:=ROUNDUP([.A16]/2)" office:value-type="float" office:value="5" calcext:value-type="float">
            <text:p>5</text:p>
          </table:table-cell>
          <table:table-cell table:style-name="ce9" table:formula="of:=LOOKUP([.A16];CharacterLevel;SaveTargets)" office:value-type="float" office:value="17" calcext:value-type="float">
            <text:p>17+</text:p>
          </table:table-cell>
          <table:table-cell table:style-name="ce2" table:formula="of:=[.A16]*[.$S$1]" office:value-type="float" office:value="45" calcext:value-type="float">
            <text:p>45</text:p>
          </table:table-cell>
          <table:table-cell table:number-columns-repeated="45"/>
        </table:table-row>
        <table:table-row table:style-name="ro1">
          <table:table-cell table:style-name="ce2" office:value-type="float" office:value="11" calcext:value-type="float">
            <text:p>11</text:p>
          </table:table-cell>
          <table:table-cell table:style-name="ce12" table:formula="of:=[.B16]+120000" office:value-type="float" office:value="480000" calcext:value-type="float">
            <text:p>480,000</text:p>
          </table:table-cell>
          <table:table-cell table:style-name="ce2" table:formula="of:=[.$C$16] &amp; &quot;+&quot; &amp; (2*([.A17]-10))" office:value-type="string" office:string-value="10d8+2" calcext:value-type="string">
            <text:p>10d8+2</text:p>
          </table:table-cell>
          <table:table-cell table:style-name="ce4" table:formula="of:=ROUND([.A17]*(2/3);0)" office:value-type="float" office:value="7" calcext:value-type="float">
            <text:p>+7</text:p>
          </table:table-cell>
          <table:table-cell table:style-name="ce9" table:formula="of:=12-ROUNDDOWN([.$A17]*(4/7))" office:value-type="float" office:value="6" calcext:value-type="float">
            <text:p>6+</text:p>
          </table:table-cell>
          <table:table-cell table:style-name="ce9" table:formula="of:=13-ROUNDDOWN([.$A17]*(4/7))" office:value-type="float" office:value="7" calcext:value-type="float">
            <text:p>7+</text:p>
          </table:table-cell>
          <table:table-cell table:style-name="ce9" table:formula="of:=14-ROUNDDOWN([.$A17]*(4/7))" office:value-type="float" office:value="8" calcext:value-type="float">
            <text:p>8+</text:p>
          </table:table-cell>
          <table:table-cell table:style-name="ce9" table:formula="of:=15-ROUNDDOWN([.$A17]*(2/3))" office:value-type="float" office:value="8" calcext:value-type="float">
            <text:p>8+</text:p>
          </table:table-cell>
          <table:table-cell table:style-name="ce9" table:formula="of:=16-ROUNDDOWN([.$A17]*(4/7))" office:value-type="float" office:value="10" calcext:value-type="float">
            <text:p>10+</text:p>
          </table:table-cell>
          <table:table-cell table:style-name="ce9" table:formula="of:=LOOKUP([.A17];CharacterLevel;Competency)" office:value-type="float" office:value="7" calcext:value-type="float">
            <text:p>7+</text:p>
          </table:table-cell>
          <table:table-cell table:style-name="ce4" table:formula="of:=LOOKUP([.A17];CharacterLevel;CompetencyBonus)" office:value-type="float" office:value="8" calcext:value-type="float">
            <text:p>+8</text:p>
          </table:table-cell>
          <table:table-cell table:style-name="ce4" table:formula="of:=ROUND([.$A17]*[.L$1])" office:value-type="float" office:value="11" calcext:value-type="float">
            <text:p>+11</text:p>
          </table:table-cell>
          <table:table-cell table:style-name="ce4" table:formula="of:=ROUND([.$A17]*[.M$1])" office:value-type="float" office:value="11" calcext:value-type="float">
            <text:p>+11</text:p>
          </table:table-cell>
          <table:table-cell table:style-name="ce4" table:formula="of:=ROUND([.$A17]*[.N$1])" office:value-type="float" office:value="10" calcext:value-type="float">
            <text:p>+10</text:p>
          </table:table-cell>
          <table:table-cell table:style-name="ce4" table:formula="of:=ROUNDUP([.$A17]*[.O$1])" office:value-type="float" office:value="11" calcext:value-type="float">
            <text:p>+11</text:p>
          </table:table-cell>
          <table:table-cell table:style-name="ce4" table:formula="of:=ROUNDDOWN([.$A17]*[.P$1])" office:value-type="float" office:value="9" calcext:value-type="float">
            <text:p>+9</text:p>
          </table:table-cell>
          <table:table-cell table:style-name="ce20" table:formula="of:=ROUNDUP([.A17]/2)" office:value-type="float" office:value="6" calcext:value-type="float">
            <text:p>6</text:p>
          </table:table-cell>
          <table:table-cell table:style-name="ce9" table:formula="of:=LOOKUP([.A17];CharacterLevel;SaveTargets)" office:value-type="float" office:value="18" calcext:value-type="float">
            <text:p>18+</text:p>
          </table:table-cell>
          <table:table-cell table:style-name="ce2" table:formula="of:=[.S16]+2" office:value-type="float" office:value="47" calcext:value-type="float">
            <text:p>47</text:p>
          </table:table-cell>
          <table:table-cell table:number-columns-repeated="45"/>
        </table:table-row>
        <table:table-row table:style-name="ro1">
          <table:table-cell table:style-name="ce2" office:value-type="float" office:value="12" calcext:value-type="float">
            <text:p>12</text:p>
          </table:table-cell>
          <table:table-cell table:style-name="ce12" table:formula="of:=[.B17]+120000" office:value-type="float" office:value="600000" calcext:value-type="float">
            <text:p>600,000</text:p>
          </table:table-cell>
          <table:table-cell table:style-name="ce2" table:formula="of:=[.$C$16] &amp; &quot;+&quot; &amp; (2*([.A18]-10))" office:value-type="string" office:string-value="10d8+4" calcext:value-type="string">
            <text:p>10d8+4</text:p>
          </table:table-cell>
          <table:table-cell table:style-name="ce4" table:formula="of:=ROUND([.A18]*(2/3);0)" office:value-type="float" office:value="8" calcext:value-type="float">
            <text:p>+8</text:p>
          </table:table-cell>
          <table:table-cell table:style-name="ce9" table:formula="of:=12-ROUNDDOWN([.$A18]*(4/7))" office:value-type="float" office:value="6" calcext:value-type="float">
            <text:p>6+</text:p>
          </table:table-cell>
          <table:table-cell table:style-name="ce9" table:formula="of:=13-ROUNDDOWN([.$A18]*(4/7))" office:value-type="float" office:value="7" calcext:value-type="float">
            <text:p>7+</text:p>
          </table:table-cell>
          <table:table-cell table:style-name="ce9" table:formula="of:=14-ROUNDDOWN([.$A18]*(4/7))" office:value-type="float" office:value="8" calcext:value-type="float">
            <text:p>8+</text:p>
          </table:table-cell>
          <table:table-cell table:style-name="ce9" table:formula="of:=15-ROUNDDOWN([.$A18]*(2/3))" office:value-type="float" office:value="7" calcext:value-type="float">
            <text:p>7+</text:p>
          </table:table-cell>
          <table:table-cell table:style-name="ce9" table:formula="of:=16-ROUNDDOWN([.$A18]*(4/7))" office:value-type="float" office:value="10" calcext:value-type="float">
            <text:p>10+</text:p>
          </table:table-cell>
          <table:table-cell table:style-name="ce9" table:formula="of:=LOOKUP([.A18];CharacterLevel;Competency)" office:value-type="float" office:value="6" calcext:value-type="float">
            <text:p>6+</text:p>
          </table:table-cell>
          <table:table-cell table:style-name="ce4" table:formula="of:=LOOKUP([.A18];CharacterLevel;CompetencyBonus)" office:value-type="float" office:value="8" calcext:value-type="float">
            <text:p>+8</text:p>
          </table:table-cell>
          <table:table-cell table:style-name="ce4" table:formula="of:=ROUND([.$A18]*[.L$1])" office:value-type="float" office:value="12" calcext:value-type="float">
            <text:p>+12</text:p>
          </table:table-cell>
          <table:table-cell table:style-name="ce4" table:formula="of:=ROUND([.$A18]*[.M$1])" office:value-type="float" office:value="12" calcext:value-type="float">
            <text:p>+12</text:p>
          </table:table-cell>
          <table:table-cell table:style-name="ce4" table:formula="of:=ROUND([.$A18]*[.N$1])" office:value-type="float" office:value="11" calcext:value-type="float">
            <text:p>+11</text:p>
          </table:table-cell>
          <table:table-cell table:style-name="ce4" table:formula="of:=ROUNDUP([.$A18]*[.O$1])" office:value-type="float" office:value="12" calcext:value-type="float">
            <text:p>+12</text:p>
          </table:table-cell>
          <table:table-cell table:style-name="ce4" table:formula="of:=ROUNDDOWN([.$A18]*[.P$1])" office:value-type="float" office:value="10" calcext:value-type="float">
            <text:p>+10</text:p>
          </table:table-cell>
          <table:table-cell table:style-name="ce20" table:formula="of:=ROUNDUP([.A18]/2)" office:value-type="float" office:value="6" calcext:value-type="float">
            <text:p>6</text:p>
          </table:table-cell>
          <table:table-cell table:style-name="ce9" table:formula="of:=LOOKUP([.A18];CharacterLevel;SaveTargets)" office:value-type="float" office:value="18" calcext:value-type="float">
            <text:p>18+</text:p>
          </table:table-cell>
          <table:table-cell table:style-name="ce2" table:formula="of:=[.S17]+2" office:value-type="float" office:value="49" calcext:value-type="float">
            <text:p>49</text:p>
          </table:table-cell>
          <table:table-cell table:number-columns-repeated="45"/>
        </table:table-row>
        <table:table-row table:style-name="ro1">
          <table:table-cell table:style-name="ce2" office:value-type="float" office:value="13" calcext:value-type="float">
            <text:p>13</text:p>
          </table:table-cell>
          <table:table-cell table:style-name="ce12" table:formula="of:=[.B18]+120000" office:value-type="float" office:value="720000" calcext:value-type="float">
            <text:p>720,000</text:p>
          </table:table-cell>
          <table:table-cell table:style-name="ce2" table:formula="of:=[.$C$16] &amp; &quot;+&quot; &amp; (2*([.A19]-10))" office:value-type="string" office:string-value="10d8+6" calcext:value-type="string">
            <text:p>10d8+6</text:p>
          </table:table-cell>
          <table:table-cell table:style-name="ce4" table:formula="of:=ROUND([.A19]*(2/3);0)" office:value-type="float" office:value="9" calcext:value-type="float">
            <text:p>+9</text:p>
          </table:table-cell>
          <table:table-cell table:style-name="ce9" table:formula="of:=12-ROUNDDOWN([.$A19]*(4/7))" office:value-type="float" office:value="5" calcext:value-type="float">
            <text:p>5+</text:p>
          </table:table-cell>
          <table:table-cell table:style-name="ce9" table:formula="of:=13-ROUNDDOWN([.$A19]*(4/7))" office:value-type="float" office:value="6" calcext:value-type="float">
            <text:p>6+</text:p>
          </table:table-cell>
          <table:table-cell table:style-name="ce9" table:formula="of:=14-ROUNDDOWN([.$A19]*(4/7))" office:value-type="float" office:value="7" calcext:value-type="float">
            <text:p>7+</text:p>
          </table:table-cell>
          <table:table-cell table:style-name="ce9" table:formula="of:=15-ROUNDDOWN([.$A19]*(2/3))" office:value-type="float" office:value="7" calcext:value-type="float">
            <text:p>7+</text:p>
          </table:table-cell>
          <table:table-cell table:style-name="ce9" table:formula="of:=16-ROUNDDOWN([.$A19]*(4/7))" office:value-type="float" office:value="9" calcext:value-type="float">
            <text:p>9+</text:p>
          </table:table-cell>
          <table:table-cell table:style-name="ce9" table:formula="of:=LOOKUP([.A19];CharacterLevel;Competency)" office:value-type="float" office:value="6" calcext:value-type="float">
            <text:p>6+</text:p>
          </table:table-cell>
          <table:table-cell table:style-name="ce4" table:formula="of:=LOOKUP([.A19];CharacterLevel;CompetencyBonus)" office:value-type="float" office:value="9" calcext:value-type="float">
            <text:p>+9</text:p>
          </table:table-cell>
          <table:table-cell table:style-name="ce4" table:formula="of:=ROUND([.$A19]*[.L$1])" office:value-type="float" office:value="13" calcext:value-type="float">
            <text:p>+13</text:p>
          </table:table-cell>
          <table:table-cell table:style-name="ce4" table:formula="of:=ROUND([.$A19]*[.M$1])" office:value-type="float" office:value="13" calcext:value-type="float">
            <text:p>+13</text:p>
          </table:table-cell>
          <table:table-cell table:style-name="ce4" table:formula="of:=ROUND([.$A19]*[.N$1])" office:value-type="float" office:value="12" calcext:value-type="float">
            <text:p>+12</text:p>
          </table:table-cell>
          <table:table-cell table:style-name="ce4" table:formula="of:=ROUNDUP([.$A19]*[.O$1])" office:value-type="float" office:value="13" calcext:value-type="float">
            <text:p>+13</text:p>
          </table:table-cell>
          <table:table-cell table:style-name="ce4" table:formula="of:=ROUNDDOWN([.$A19]*[.P$1])" office:value-type="float" office:value="11" calcext:value-type="float">
            <text:p>+11</text:p>
          </table:table-cell>
          <table:table-cell table:style-name="ce20" table:formula="of:=ROUNDUP([.A19]/2)" office:value-type="float" office:value="7" calcext:value-type="float">
            <text:p>7</text:p>
          </table:table-cell>
          <table:table-cell table:style-name="ce9" table:formula="of:=LOOKUP([.A19];CharacterLevel;SaveTargets)" office:value-type="float" office:value="19" calcext:value-type="float">
            <text:p>19+</text:p>
          </table:table-cell>
          <table:table-cell table:style-name="ce2" table:formula="of:=[.S18]+2" office:value-type="float" office:value="51" calcext:value-type="float">
            <text:p>51</text:p>
          </table:table-cell>
          <table:table-cell table:number-columns-repeated="45"/>
        </table:table-row>
        <table:table-row table:style-name="ro1">
          <table:table-cell table:style-name="ce2" office:value-type="float" office:value="14" calcext:value-type="float">
            <text:p>14</text:p>
          </table:table-cell>
          <table:table-cell table:style-name="ce12" table:formula="of:=[.B19]+120000" office:value-type="float" office:value="840000" calcext:value-type="float">
            <text:p>840,000</text:p>
          </table:table-cell>
          <table:table-cell table:style-name="ce2" table:formula="of:=[.$C$16] &amp; &quot;+&quot; &amp; (2*([.A20]-10))" office:value-type="string" office:string-value="10d8+8" calcext:value-type="string">
            <text:p>10d8+8</text:p>
          </table:table-cell>
          <table:table-cell table:style-name="ce4" table:formula="of:=ROUND([.A20]*(2/3);0)" office:value-type="float" office:value="9" calcext:value-type="float">
            <text:p>+9</text:p>
          </table:table-cell>
          <table:table-cell table:style-name="ce9" table:formula="of:=12-ROUNDDOWN([.$A20]*(4/7))" office:value-type="float" office:value="4" calcext:value-type="float">
            <text:p>4+</text:p>
          </table:table-cell>
          <table:table-cell table:style-name="ce9" table:formula="of:=13-ROUNDDOWN([.$A20]*(4/7))" office:value-type="float" office:value="5" calcext:value-type="float">
            <text:p>5+</text:p>
          </table:table-cell>
          <table:table-cell table:style-name="ce9" table:formula="of:=14-ROUNDDOWN([.$A20]*(4/7))" office:value-type="float" office:value="6" calcext:value-type="float">
            <text:p>6+</text:p>
          </table:table-cell>
          <table:table-cell table:style-name="ce9" table:formula="of:=15-ROUNDDOWN([.$A20]*(2/3))" office:value-type="float" office:value="6" calcext:value-type="float">
            <text:p>6+</text:p>
          </table:table-cell>
          <table:table-cell table:style-name="ce9" table:formula="of:=16-ROUNDDOWN([.$A20]*(4/7))" office:value-type="float" office:value="8" calcext:value-type="float">
            <text:p>8+</text:p>
          </table:table-cell>
          <table:table-cell table:style-name="ce9" table:formula="of:=LOOKUP([.A20];CharacterLevel;Competency)" office:value-type="float" office:value="5" calcext:value-type="float">
            <text:p>5+</text:p>
          </table:table-cell>
          <table:table-cell table:style-name="ce4" table:formula="of:=LOOKUP([.A20];CharacterLevel;CompetencyBonus)" office:value-type="float" office:value="10" calcext:value-type="float">
            <text:p>+10</text:p>
          </table:table-cell>
          <table:table-cell table:style-name="ce4" table:formula="of:=ROUND([.$A20]*[.L$1])" office:value-type="float" office:value="14" calcext:value-type="float">
            <text:p>+14</text:p>
          </table:table-cell>
          <table:table-cell table:style-name="ce4" table:formula="of:=ROUND([.$A20]*[.M$1])" office:value-type="float" office:value="14" calcext:value-type="float">
            <text:p>+14</text:p>
          </table:table-cell>
          <table:table-cell table:style-name="ce4" table:formula="of:=ROUND([.$A20]*[.N$1])" office:value-type="float" office:value="13" calcext:value-type="float">
            <text:p>+13</text:p>
          </table:table-cell>
          <table:table-cell table:style-name="ce4" table:formula="of:=ROUNDUP([.$A20]*[.O$1])" office:value-type="float" office:value="14" calcext:value-type="float">
            <text:p>+14</text:p>
          </table:table-cell>
          <table:table-cell table:style-name="ce4" table:formula="of:=ROUNDDOWN([.$A20]*[.P$1])" office:value-type="float" office:value="11" calcext:value-type="float">
            <text:p>+11</text:p>
          </table:table-cell>
          <table:table-cell table:style-name="ce20" table:formula="of:=ROUNDUP([.A20]/2)" office:value-type="float" office:value="7" calcext:value-type="float">
            <text:p>7</text:p>
          </table:table-cell>
          <table:table-cell table:style-name="ce9" table:formula="of:=LOOKUP([.A20];CharacterLevel;SaveTargets)" office:value-type="float" office:value="19" calcext:value-type="float">
            <text:p>19+</text:p>
          </table:table-cell>
          <table:table-cell table:style-name="ce2" table:formula="of:=[.S19]+2" office:value-type="float" office:value="53" calcext:value-type="float">
            <text:p>53</text:p>
          </table:table-cell>
          <table:table-cell table:number-columns-repeated="45"/>
        </table:table-row>
        <table:table-row table:style-name="ro1">
          <table:table-cell table:style-name="ce2" office:value-type="float" office:value="15" calcext:value-type="float">
            <text:p>15</text:p>
          </table:table-cell>
          <table:table-cell table:style-name="ce12" table:formula="of:=[.B20]+120000" office:value-type="float" office:value="960000" calcext:value-type="float">
            <text:p>960,000</text:p>
          </table:table-cell>
          <table:table-cell table:style-name="ce2" table:formula="of:=[.$C$16] &amp; &quot;+&quot; &amp; (2*([.A21]-10))" office:value-type="string" office:string-value="10d8+10" calcext:value-type="string">
            <text:p>10d8+10</text:p>
          </table:table-cell>
          <table:table-cell table:style-name="ce4" table:formula="of:=ROUND([.A21]*(2/3);0)" office:value-type="float" office:value="10" calcext:value-type="float">
            <text:p>+10</text:p>
          </table:table-cell>
          <table:table-cell table:style-name="ce9" table:formula="of:=12-ROUNDDOWN([.$A21]*(4/7))" office:value-type="float" office:value="4" calcext:value-type="float">
            <text:p>4+</text:p>
          </table:table-cell>
          <table:table-cell table:style-name="ce9" table:formula="of:=13-ROUNDDOWN([.$A21]*(4/7))" office:value-type="float" office:value="5" calcext:value-type="float">
            <text:p>5+</text:p>
          </table:table-cell>
          <table:table-cell table:style-name="ce9" table:formula="of:=14-ROUNDDOWN([.$A21]*(4/7))" office:value-type="float" office:value="6" calcext:value-type="float">
            <text:p>6+</text:p>
          </table:table-cell>
          <table:table-cell table:style-name="ce9" table:formula="of:=15-ROUNDDOWN([.$A21]*(2/3))" office:value-type="float" office:value="5" calcext:value-type="float">
            <text:p>5+</text:p>
          </table:table-cell>
          <table:table-cell table:style-name="ce9" table:formula="of:=16-ROUNDDOWN([.$A21]*(4/7))" office:value-type="float" office:value="8" calcext:value-type="float">
            <text:p>8+</text:p>
          </table:table-cell>
          <table:table-cell table:style-name="ce9" table:formula="of:=LOOKUP([.A21];CharacterLevel;Competency)" office:value-type="float" office:value="5" calcext:value-type="float">
            <text:p>5+</text:p>
          </table:table-cell>
          <table:table-cell table:style-name="ce4" table:formula="of:=LOOKUP([.A21];CharacterLevel;CompetencyBonus)" office:value-type="float" office:value="10" calcext:value-type="float">
            <text:p>+10</text:p>
          </table:table-cell>
          <table:table-cell table:style-name="ce4" table:formula="of:=ROUND([.$A21]*[.L$1])" office:value-type="float" office:value="15" calcext:value-type="float">
            <text:p>+15</text:p>
          </table:table-cell>
          <table:table-cell table:style-name="ce4" table:formula="of:=ROUND([.$A21]*[.M$1])" office:value-type="float" office:value="15" calcext:value-type="float">
            <text:p>+15</text:p>
          </table:table-cell>
          <table:table-cell table:style-name="ce4" table:formula="of:=ROUND([.$A21]*[.N$1])" office:value-type="float" office:value="14" calcext:value-type="float">
            <text:p>+14</text:p>
          </table:table-cell>
          <table:table-cell table:style-name="ce4" table:formula="of:=ROUNDUP([.$A21]*[.O$1])" office:value-type="float" office:value="15" calcext:value-type="float">
            <text:p>+15</text:p>
          </table:table-cell>
          <table:table-cell table:style-name="ce4" table:formula="of:=ROUNDDOWN([.$A21]*[.P$1])" office:value-type="float" office:value="12" calcext:value-type="float">
            <text:p>+12</text:p>
          </table:table-cell>
          <table:table-cell table:style-name="ce20" table:formula="of:=ROUNDUP([.A21]/2)" office:value-type="float" office:value="8" calcext:value-type="float">
            <text:p>8</text:p>
          </table:table-cell>
          <table:table-cell table:style-name="ce9" table:formula="of:=LOOKUP([.A21];CharacterLevel;SaveTargets)" office:value-type="float" office:value="20" calcext:value-type="float">
            <text:p>20+</text:p>
          </table:table-cell>
          <table:table-cell table:style-name="ce2" table:formula="of:=[.S20]+2" office:value-type="float" office:value="55" calcext:value-type="float">
            <text:p>55</text:p>
          </table:table-cell>
          <table:table-cell table:number-columns-repeated="45"/>
        </table:table-row>
        <table:table-row table:style-name="ro1">
          <table:table-cell table:style-name="ce2" office:value-type="float" office:value="16" calcext:value-type="float">
            <text:p>16</text:p>
          </table:table-cell>
          <table:table-cell table:style-name="ce12" table:formula="of:=[.B21]+120000" office:value-type="float" office:value="1080000" calcext:value-type="float">
            <text:p>1,080,000</text:p>
          </table:table-cell>
          <table:table-cell table:style-name="ce2" table:formula="of:=[.$C$16] &amp; &quot;+&quot; &amp; (2*([.A22]-10))" office:value-type="string" office:string-value="10d8+12" calcext:value-type="string">
            <text:p>10d8+12</text:p>
          </table:table-cell>
          <table:table-cell table:style-name="ce4" table:formula="of:=ROUND([.A22]*(2/3);0)" office:value-type="float" office:value="11" calcext:value-type="float">
            <text:p>+11</text:p>
          </table:table-cell>
          <table:table-cell table:style-name="ce9" table:formula="of:=12-ROUNDDOWN([.$A22]*(4/7))" office:value-type="float" office:value="3" calcext:value-type="float">
            <text:p>3+</text:p>
          </table:table-cell>
          <table:table-cell table:style-name="ce9" table:formula="of:=13-ROUNDDOWN([.$A22]*(4/7))" office:value-type="float" office:value="4" calcext:value-type="float">
            <text:p>4+</text:p>
          </table:table-cell>
          <table:table-cell table:style-name="ce9" table:formula="of:=14-ROUNDDOWN([.$A22]*(4/7))" office:value-type="float" office:value="5" calcext:value-type="float">
            <text:p>5+</text:p>
          </table:table-cell>
          <table:table-cell table:style-name="ce9" table:formula="of:=15-ROUNDDOWN([.$A22]*(2/3))" office:value-type="float" office:value="5" calcext:value-type="float">
            <text:p>5+</text:p>
          </table:table-cell>
          <table:table-cell table:style-name="ce9" table:formula="of:=16-ROUNDDOWN([.$A22]*(4/7))" office:value-type="float" office:value="7" calcext:value-type="float">
            <text:p>7+</text:p>
          </table:table-cell>
          <table:table-cell table:style-name="ce9" table:formula="of:=LOOKUP([.A22];CharacterLevel;Competency)" office:value-type="float" office:value="5" calcext:value-type="float">
            <text:p>5+</text:p>
          </table:table-cell>
          <table:table-cell table:style-name="ce4" table:formula="of:=LOOKUP([.A22];CharacterLevel;CompetencyBonus)" office:value-type="float" office:value="11" calcext:value-type="float">
            <text:p>+11</text:p>
          </table:table-cell>
          <table:table-cell table:style-name="ce4" table:formula="of:=ROUND([.$A22]*[.L$1])" office:value-type="float" office:value="16" calcext:value-type="float">
            <text:p>+16</text:p>
          </table:table-cell>
          <table:table-cell table:style-name="ce4" table:formula="of:=ROUND([.$A22]*[.M$1])" office:value-type="float" office:value="16" calcext:value-type="float">
            <text:p>+16</text:p>
          </table:table-cell>
          <table:table-cell table:style-name="ce4" table:formula="of:=ROUND([.$A22]*[.N$1])" office:value-type="float" office:value="15" calcext:value-type="float">
            <text:p>+15</text:p>
          </table:table-cell>
          <table:table-cell table:style-name="ce4" table:formula="of:=ROUNDUP([.$A22]*[.O$1])" office:value-type="float" office:value="16" calcext:value-type="float">
            <text:p>+16</text:p>
          </table:table-cell>
          <table:table-cell table:style-name="ce4" table:formula="of:=ROUNDDOWN([.$A22]*[.P$1])" office:value-type="float" office:value="13" calcext:value-type="float">
            <text:p>+13</text:p>
          </table:table-cell>
          <table:table-cell table:style-name="ce20" table:formula="of:=ROUNDUP([.A22]/2)" office:value-type="float" office:value="8" calcext:value-type="float">
            <text:p>8</text:p>
          </table:table-cell>
          <table:table-cell table:style-name="ce9" table:formula="of:=LOOKUP([.A22];CharacterLevel;SaveTargets)" office:value-type="float" office:value="20" calcext:value-type="float">
            <text:p>20+</text:p>
          </table:table-cell>
          <table:table-cell table:style-name="ce2" table:formula="of:=[.S21]+2" office:value-type="float" office:value="57" calcext:value-type="float">
            <text:p>57</text:p>
          </table:table-cell>
          <table:table-cell table:number-columns-repeated="45"/>
        </table:table-row>
        <table:table-row table:style-name="ro1">
          <table:table-cell table:style-name="ce2" office:value-type="float" office:value="17" calcext:value-type="float">
            <text:p>17</text:p>
          </table:table-cell>
          <table:table-cell table:style-name="ce12" table:formula="of:=[.B22]+120000" office:value-type="float" office:value="1200000" calcext:value-type="float">
            <text:p>1,200,000</text:p>
          </table:table-cell>
          <table:table-cell table:style-name="ce2" table:formula="of:=[.$C$16] &amp; &quot;+&quot; &amp; (2*([.A23]-10))" office:value-type="string" office:string-value="10d8+14" calcext:value-type="string">
            <text:p>10d8+14</text:p>
          </table:table-cell>
          <table:table-cell table:style-name="ce4" table:formula="of:=ROUND([.A23]*(2/3);0)" office:value-type="float" office:value="11" calcext:value-type="float">
            <text:p>+11</text:p>
          </table:table-cell>
          <table:table-cell table:style-name="ce9" table:formula="of:=12-ROUNDDOWN([.$A23]*(4/7))" office:value-type="float" office:value="3" calcext:value-type="float">
            <text:p>3+</text:p>
          </table:table-cell>
          <table:table-cell table:style-name="ce9" table:formula="of:=13-ROUNDDOWN([.$A23]*(4/7))" office:value-type="float" office:value="4" calcext:value-type="float">
            <text:p>4+</text:p>
          </table:table-cell>
          <table:table-cell table:style-name="ce9" table:formula="of:=14-ROUNDDOWN([.$A23]*(4/7))" office:value-type="float" office:value="5" calcext:value-type="float">
            <text:p>5+</text:p>
          </table:table-cell>
          <table:table-cell table:style-name="ce9" table:formula="of:=15-ROUNDDOWN([.$A23]*(2/3))" office:value-type="float" office:value="4" calcext:value-type="float">
            <text:p>4+</text:p>
          </table:table-cell>
          <table:table-cell table:style-name="ce9" table:formula="of:=16-ROUNDDOWN([.$A23]*(4/7))" office:value-type="float" office:value="7" calcext:value-type="float">
            <text:p>7+</text:p>
          </table:table-cell>
          <table:table-cell table:style-name="ce9" table:formula="of:=LOOKUP([.A23];CharacterLevel;Competency)" office:value-type="float" office:value="4" calcext:value-type="float">
            <text:p>4+</text:p>
          </table:table-cell>
          <table:table-cell table:style-name="ce4" table:formula="of:=LOOKUP([.A23];CharacterLevel;CompetencyBonus)" office:value-type="float" office:value="12" calcext:value-type="float">
            <text:p>+12</text:p>
          </table:table-cell>
          <table:table-cell table:style-name="ce4" table:formula="of:=ROUND([.$A23]*[.L$1])" office:value-type="float" office:value="17" calcext:value-type="float">
            <text:p>+17</text:p>
          </table:table-cell>
          <table:table-cell table:style-name="ce4" table:formula="of:=ROUND([.$A23]*[.M$1])" office:value-type="float" office:value="17" calcext:value-type="float">
            <text:p>+17</text:p>
          </table:table-cell>
          <table:table-cell table:style-name="ce4" table:formula="of:=ROUND([.$A23]*[.N$1])" office:value-type="float" office:value="16" calcext:value-type="float">
            <text:p>+16</text:p>
          </table:table-cell>
          <table:table-cell table:style-name="ce4" table:formula="of:=ROUNDUP([.$A23]*[.O$1])" office:value-type="float" office:value="17" calcext:value-type="float">
            <text:p>+17</text:p>
          </table:table-cell>
          <table:table-cell table:style-name="ce4" table:formula="of:=ROUNDDOWN([.$A23]*[.P$1])" office:value-type="float" office:value="14" calcext:value-type="float">
            <text:p>+14</text:p>
          </table:table-cell>
          <table:table-cell table:style-name="ce20" table:formula="of:=ROUNDUP([.A23]/2)" office:value-type="float" office:value="9" calcext:value-type="float">
            <text:p>9</text:p>
          </table:table-cell>
          <table:table-cell table:style-name="ce9" table:formula="of:=LOOKUP([.A23];CharacterLevel;SaveTargets)" office:value-type="float" office:value="21" calcext:value-type="float">
            <text:p>21+</text:p>
          </table:table-cell>
          <table:table-cell table:style-name="ce2" table:formula="of:=[.S22]+2" office:value-type="float" office:value="59" calcext:value-type="float">
            <text:p>59</text:p>
          </table:table-cell>
          <table:table-cell table:number-columns-repeated="45"/>
        </table:table-row>
        <table:table-row table:style-name="ro1">
          <table:table-cell table:style-name="ce2" office:value-type="float" office:value="18" calcext:value-type="float">
            <text:p>18</text:p>
          </table:table-cell>
          <table:table-cell table:style-name="ce12" table:formula="of:=[.B23]+120000" office:value-type="float" office:value="1320000" calcext:value-type="float">
            <text:p>1,320,000</text:p>
          </table:table-cell>
          <table:table-cell table:style-name="ce2" table:formula="of:=[.$C$16] &amp; &quot;+&quot; &amp; (2*([.A24]-10))" office:value-type="string" office:string-value="10d8+16" calcext:value-type="string">
            <text:p>10d8+16</text:p>
          </table:table-cell>
          <table:table-cell table:style-name="ce4" table:formula="of:=ROUND([.A24]*(2/3);0)" office:value-type="float" office:value="12" calcext:value-type="float">
            <text:p>+12</text:p>
          </table:table-cell>
          <table:table-cell table:style-name="ce9" table:formula="of:=12-ROUNDDOWN([.$A24]*(4/7))" office:value-type="float" office:value="2" calcext:value-type="float">
            <text:p>2+</text:p>
          </table:table-cell>
          <table:table-cell table:style-name="ce9" table:formula="of:=13-ROUNDDOWN([.$A24]*(4/7))" office:value-type="float" office:value="3" calcext:value-type="float">
            <text:p>3+</text:p>
          </table:table-cell>
          <table:table-cell table:style-name="ce9" table:formula="of:=14-ROUNDDOWN([.$A24]*(4/7))" office:value-type="float" office:value="4" calcext:value-type="float">
            <text:p>4+</text:p>
          </table:table-cell>
          <table:table-cell table:style-name="ce9" table:formula="of:=15-ROUNDDOWN([.$A24]*(2/3))" office:value-type="float" office:value="3" calcext:value-type="float">
            <text:p>3+</text:p>
          </table:table-cell>
          <table:table-cell table:style-name="ce9" table:formula="of:=16-ROUNDDOWN([.$A24]*(4/7))" office:value-type="float" office:value="6" calcext:value-type="float">
            <text:p>6+</text:p>
          </table:table-cell>
          <table:table-cell table:style-name="ce9" table:formula="of:=LOOKUP([.A24];CharacterLevel;Competency)" office:value-type="float" office:value="4" calcext:value-type="float">
            <text:p>4+</text:p>
          </table:table-cell>
          <table:table-cell table:style-name="ce4" table:formula="of:=LOOKUP([.A24];CharacterLevel;CompetencyBonus)" office:value-type="float" office:value="12" calcext:value-type="float">
            <text:p>+12</text:p>
          </table:table-cell>
          <table:table-cell table:style-name="ce4" table:formula="of:=ROUND([.$A24]*[.L$1])" office:value-type="float" office:value="18" calcext:value-type="float">
            <text:p>+18</text:p>
          </table:table-cell>
          <table:table-cell table:style-name="ce4" table:formula="of:=ROUND([.$A24]*[.M$1])" office:value-type="float" office:value="18" calcext:value-type="float">
            <text:p>+18</text:p>
          </table:table-cell>
          <table:table-cell table:style-name="ce4" table:formula="of:=ROUND([.$A24]*[.N$1])" office:value-type="float" office:value="17" calcext:value-type="float">
            <text:p>+17</text:p>
          </table:table-cell>
          <table:table-cell table:style-name="ce4" table:formula="of:=ROUNDUP([.$A24]*[.O$1])" office:value-type="float" office:value="18" calcext:value-type="float">
            <text:p>+18</text:p>
          </table:table-cell>
          <table:table-cell table:style-name="ce4" table:formula="of:=ROUNDDOWN([.$A24]*[.P$1])" office:value-type="float" office:value="15" calcext:value-type="float">
            <text:p>+15</text:p>
          </table:table-cell>
          <table:table-cell table:style-name="ce20" table:formula="of:=ROUNDUP([.A24]/2)" office:value-type="float" office:value="9" calcext:value-type="float">
            <text:p>9</text:p>
          </table:table-cell>
          <table:table-cell table:style-name="ce9" table:formula="of:=LOOKUP([.A24];CharacterLevel;SaveTargets)" office:value-type="float" office:value="21" calcext:value-type="float">
            <text:p>21+</text:p>
          </table:table-cell>
          <table:table-cell table:style-name="ce2" table:formula="of:=[.S23]+2" office:value-type="float" office:value="61" calcext:value-type="float">
            <text:p>61</text:p>
          </table:table-cell>
          <table:table-cell table:number-columns-repeated="45"/>
        </table:table-row>
        <table:table-row table:style-name="ro1">
          <table:table-cell table:style-name="ce2" office:value-type="float" office:value="19" calcext:value-type="float">
            <text:p>19</text:p>
          </table:table-cell>
          <table:table-cell table:style-name="ce12" table:formula="of:=[.B24]+120000" office:value-type="float" office:value="1440000" calcext:value-type="float">
            <text:p>1,440,000</text:p>
          </table:table-cell>
          <table:table-cell table:style-name="ce2" table:formula="of:=[.$C$16] &amp; &quot;+&quot; &amp; (2*([.A25]-10))" office:value-type="string" office:string-value="10d8+18" calcext:value-type="string">
            <text:p>10d8+18</text:p>
          </table:table-cell>
          <table:table-cell table:style-name="ce4" table:formula="of:=ROUND([.A25]*(2/3);0)" office:value-type="float" office:value="13" calcext:value-type="float">
            <text:p>+13</text:p>
          </table:table-cell>
          <table:table-cell table:style-name="ce9" table:formula="of:=12-ROUNDDOWN([.$A25]*(4/7))" office:value-type="float" office:value="2" calcext:value-type="float">
            <text:p>2+</text:p>
          </table:table-cell>
          <table:table-cell table:style-name="ce9" table:formula="of:=13-ROUNDDOWN([.$A25]*(4/7))" office:value-type="float" office:value="3" calcext:value-type="float">
            <text:p>3+</text:p>
          </table:table-cell>
          <table:table-cell table:style-name="ce9" table:formula="of:=14-ROUNDDOWN([.$A25]*(4/7))" office:value-type="float" office:value="4" calcext:value-type="float">
            <text:p>4+</text:p>
          </table:table-cell>
          <table:table-cell table:style-name="ce9" table:formula="of:=15-ROUNDDOWN([.$A25]*(2/3))" office:value-type="float" office:value="3" calcext:value-type="float">
            <text:p>3+</text:p>
          </table:table-cell>
          <table:table-cell table:style-name="ce9" table:formula="of:=16-ROUNDDOWN([.$A25]*(4/7))" office:value-type="float" office:value="6" calcext:value-type="float">
            <text:p>6+</text:p>
          </table:table-cell>
          <table:table-cell table:style-name="ce9" table:formula="of:=LOOKUP([.A25];CharacterLevel;Competency)" office:value-type="float" office:value="3" calcext:value-type="float">
            <text:p>3+</text:p>
          </table:table-cell>
          <table:table-cell table:style-name="ce4" table:formula="of:=LOOKUP([.A25];CharacterLevel;CompetencyBonus)" office:value-type="float" office:value="13" calcext:value-type="float">
            <text:p>+13</text:p>
          </table:table-cell>
          <table:table-cell table:style-name="ce4" table:formula="of:=ROUND([.$A25]*[.L$1])" office:value-type="float" office:value="19" calcext:value-type="float">
            <text:p>+19</text:p>
          </table:table-cell>
          <table:table-cell table:style-name="ce4" table:formula="of:=ROUND([.$A25]*[.M$1])" office:value-type="float" office:value="19" calcext:value-type="float">
            <text:p>+19</text:p>
          </table:table-cell>
          <table:table-cell table:style-name="ce4" table:formula="of:=ROUND([.$A25]*[.N$1])" office:value-type="float" office:value="18" calcext:value-type="float">
            <text:p>+18</text:p>
          </table:table-cell>
          <table:table-cell table:style-name="ce4" table:formula="of:=ROUNDUP([.$A25]*[.O$1])" office:value-type="float" office:value="19" calcext:value-type="float">
            <text:p>+19</text:p>
          </table:table-cell>
          <table:table-cell table:style-name="ce4" table:formula="of:=ROUNDDOWN([.$A25]*[.P$1])" office:value-type="float" office:value="16" calcext:value-type="float">
            <text:p>+16</text:p>
          </table:table-cell>
          <table:table-cell table:style-name="ce20" table:formula="of:=ROUNDUP([.A25]/2)" office:value-type="float" office:value="10" calcext:value-type="float">
            <text:p>10</text:p>
          </table:table-cell>
          <table:table-cell table:style-name="ce9" table:formula="of:=LOOKUP([.A25];CharacterLevel;SaveTargets)" office:value-type="float" office:value="22" calcext:value-type="float">
            <text:p>22+</text:p>
          </table:table-cell>
          <table:table-cell table:style-name="ce2" table:formula="of:=[.S24]+2" office:value-type="float" office:value="63" calcext:value-type="float">
            <text:p>63</text:p>
          </table:table-cell>
          <table:table-cell table:number-columns-repeated="45"/>
        </table:table-row>
        <table:table-row table:style-name="ro1">
          <table:table-cell table:style-name="ce2" office:value-type="float" office:value="20" calcext:value-type="float">
            <text:p>20</text:p>
          </table:table-cell>
          <table:table-cell table:style-name="ce12" table:formula="of:=[.B25]+120000" office:value-type="float" office:value="1560000" calcext:value-type="float">
            <text:p>1,560,000</text:p>
          </table:table-cell>
          <table:table-cell table:style-name="ce2" table:formula="of:=[.$C$16] &amp; &quot;+&quot; &amp; (2*([.A26]-10))" office:value-type="string" office:string-value="10d8+20" calcext:value-type="string">
            <text:p>10d8+20</text:p>
          </table:table-cell>
          <table:table-cell table:style-name="ce4" table:formula="of:=ROUND([.A26]*(2/3);0)" office:value-type="float" office:value="13" calcext:value-type="float">
            <text:p>+13</text:p>
          </table:table-cell>
          <table:table-cell table:style-name="ce9" office:value-type="float" office:value="2" calcext:value-type="float">
            <text:p>2+</text:p>
          </table:table-cell>
          <table:table-cell table:style-name="ce9" table:formula="of:=13-ROUNDDOWN([.$A26]*(4/7))" office:value-type="float" office:value="2" calcext:value-type="float">
            <text:p>2+</text:p>
          </table:table-cell>
          <table:table-cell table:style-name="ce9" table:formula="of:=14-ROUNDDOWN([.$A26]*(4/7))" office:value-type="float" office:value="3" calcext:value-type="float">
            <text:p>3+</text:p>
          </table:table-cell>
          <table:table-cell table:style-name="ce9" table:formula="of:=15-ROUNDDOWN([.$A26]*(2/3))" office:value-type="float" office:value="2" calcext:value-type="float">
            <text:p>2+</text:p>
          </table:table-cell>
          <table:table-cell table:style-name="ce9" table:formula="of:=16-ROUNDDOWN([.$A26]*(4/7))" office:value-type="float" office:value="5" calcext:value-type="float">
            <text:p>5+</text:p>
          </table:table-cell>
          <table:table-cell table:style-name="ce9" table:formula="of:=LOOKUP([.A26];CharacterLevel;Competency)" office:value-type="float" office:value="3" calcext:value-type="float">
            <text:p>3+</text:p>
          </table:table-cell>
          <table:table-cell table:style-name="ce4" table:formula="of:=LOOKUP([.A26];CharacterLevel;CompetencyBonus)" office:value-type="float" office:value="14" calcext:value-type="float">
            <text:p>+14</text:p>
          </table:table-cell>
          <table:table-cell table:style-name="ce4" table:formula="of:=ROUND([.$A26]*[.L$1])" office:value-type="float" office:value="20" calcext:value-type="float">
            <text:p>+20</text:p>
          </table:table-cell>
          <table:table-cell table:style-name="ce4" table:formula="of:=ROUND([.$A26]*[.M$1])" office:value-type="float" office:value="20" calcext:value-type="float">
            <text:p>+20</text:p>
          </table:table-cell>
          <table:table-cell table:style-name="ce4" table:formula="of:=ROUND([.$A26]*[.N$1])" office:value-type="float" office:value="19" calcext:value-type="float">
            <text:p>+19</text:p>
          </table:table-cell>
          <table:table-cell table:style-name="ce4" table:formula="of:=ROUNDUP([.$A26]*[.O$1])" office:value-type="float" office:value="20" calcext:value-type="float">
            <text:p>+20</text:p>
          </table:table-cell>
          <table:table-cell table:style-name="ce4" table:formula="of:=ROUNDDOWN([.$A26]*[.P$1])" office:value-type="float" office:value="17" calcext:value-type="float">
            <text:p>+17</text:p>
          </table:table-cell>
          <table:table-cell table:style-name="ce20" table:formula="of:=ROUNDUP([.A26]/2)" office:value-type="float" office:value="10" calcext:value-type="float">
            <text:p>10</text:p>
          </table:table-cell>
          <table:table-cell table:style-name="ce9" table:formula="of:=LOOKUP([.A26];CharacterLevel;SaveTargets)" office:value-type="float" office:value="22" calcext:value-type="float">
            <text:p>22+</text:p>
          </table:table-cell>
          <table:table-cell table:style-name="ce2" table:formula="of:=[.S25]+2" office:value-type="float" office:value="65" calcext:value-type="float">
            <text:p>65</text:p>
          </table:table-cell>
          <table:table-cell table:number-columns-repeated="45"/>
        </table:table-row>
        <table:table-row table:style-name="ro1">
          <table:table-cell table:style-name="ce10" office:value-type="string" calcext:value-type="string">
            <text:p>* CON modifiers no longer apply after level 10.</text:p>
          </table:table-cell>
          <table:table-cell table:number-columns-repeated="6"/>
          <table:table-cell table:style-name="ce2" table:number-columns-repeated="3"/>
          <table:table-cell table:number-columns-repeated="6"/>
          <table:table-cell table:style-name="ce2"/>
          <table:table-cell/>
          <table:table-cell table:style-name="ce2"/>
          <table:table-cell table:number-columns-repeated="45"/>
        </table:table-row>
        <table:table-row table:style-name="ro1" table:number-rows-repeated="3">
          <table:table-cell table:number-columns-repeated="7"/>
          <table:table-cell table:style-name="ce2" table:number-columns-repeated="3"/>
          <table:table-cell table:number-columns-repeated="6"/>
          <table:table-cell table:style-name="ce2"/>
          <table:table-cell/>
          <table:table-cell table:style-name="ce2"/>
          <table:table-cell table:number-columns-repeated="45"/>
        </table:table-row>
        <table:table-row table:style-name="ro1">
          <table:table-cell/>
          <table:table-cell table:style-name="ce96" office:value-type="string" calcext:value-type="string" table:number-columns-spanned="2" table:number-rows-spanned="1">
            <text:p>Combat</text:p>
          </table:table-cell>
          <table:covered-table-cell/>
          <table:table-cell/>
          <table:table-cell table:style-name="ce18" table:number-columns-repeated="3"/>
          <table:table-cell table:style-name="ce1" table:number-columns-repeated="3"/>
          <table:table-cell table:style-name="ce18"/>
          <table:table-cell table:style-name="ce1"/>
          <table:table-cell table:style-name="ce18" table:number-columns-repeated="4"/>
          <table:table-cell table:style-name="ce1"/>
          <table:table-cell/>
          <table:table-cell table:style-name="ce1"/>
          <table:table-cell table:number-columns-repeated="45"/>
        </table:table-row>
        <table:table-row table:style-name="ro1">
          <table:table-cell table:style-name="ce14" office:value-type="string" calcext:value-type="string">
            <text:p>D20</text:p>
          </table:table-cell>
          <table:table-cell table:style-name="ce96" office:value-type="string" calcext:value-type="string" table:number-columns-spanned="2" table:number-rows-spanned="1">
            <text:p>Talents</text:p>
          </table:table-cell>
          <table:covered-table-cell/>
          <table:table-cell table:style-name="ce129" office:value-type="string" calcext:value-type="string" table:number-columns-spanned="13" table:number-rows-spanned="1">
            <text:p>Effect</text:p>
          </table:table-cell>
          <table:covered-table-cell table:style-name="ce129"/>
          <table:covered-table-cell table:number-columns-repeated="11"/>
          <table:table-cell table:number-columns-repeated="48"/>
        </table:table-row>
        <table:table-row table:style-name="ro4">
          <table:table-cell table:style-name="ce15" office:value-type="float" office:value="1" calcext:value-type="float">
            <text:p>1</text:p>
          </table:table-cell>
          <table:table-cell table:style-name="ce97" office:value-type="string" calcext:value-type="string" table:number-columns-spanned="2" table:number-rows-spanned="1">
            <text:p>Armor Master</text:p>
          </table:table-cell>
          <table:covered-table-cell/>
          <table:table-cell table:style-name="ce99" office:value-type="string" calcext:value-type="string" table:number-columns-spanned="16" table:number-rows-spanned="1">
            <text:p>So long as you are wearing armor, reduce the damage you take from blunt, piercing and slashing attacks by the weight of the armor (1 for Light, 2 for Medium and 3 for Heavy).</text:p>
          </table:table-cell>
          <table:covered-table-cell table:style-name="ce125"/>
          <table:covered-table-cell table:number-columns-repeated="14"/>
          <table:table-cell table:number-columns-repeated="45"/>
        </table:table-row>
        <table:table-row table:style-name="ro4">
          <table:table-cell table:style-name="ce15" office:value-type="float" office:value="2" calcext:value-type="float">
            <text:p>2</text:p>
          </table:table-cell>
          <table:table-cell table:style-name="ce97" office:value-type="string" calcext:value-type="string" table:number-columns-spanned="2" table:number-rows-spanned="1">
            <text:p>Battle Rage</text:p>
          </table:table-cell>
          <table:covered-table-cell/>
          <table:table-cell table:style-name="ce99" office:value-type="string" calcext:value-type="string" table:number-columns-spanned="16" table:number-rows-spanned="1">
            <text:p>Gain +2 melee TH, melee Damage and on saves vs Charm &amp; Fear but suffer -4 AC. <text:s/>Become Exhausted after battle.</text:p>
          </table:table-cell>
          <table:covered-table-cell table:number-columns-repeated="15"/>
          <table:table-cell table:number-columns-repeated="45"/>
        </table:table-row>
        <table:table-row table:style-name="ro4">
          <table:table-cell table:style-name="ce15" office:value-type="float" office:value="3" calcext:value-type="float">
            <text:p>3</text:p>
          </table:table-cell>
          <table:table-cell table:style-name="ce97" office:value-type="string" calcext:value-type="string" table:number-columns-spanned="2" table:number-rows-spanned="1">
            <text:p>Cavalry</text:p>
          </table:table-cell>
          <table:covered-table-cell/>
          <table:table-cell table:style-name="ce99" office:value-type="string" calcext:value-type="string" table:number-columns-spanned="16" table:number-rows-spanned="1">
            <text:p>While mounted, you gain +1 AC, +2 to hit and Advantage on rolls to stay mounted. <text:s/>Additionally, your mount gains +1 AC, +1 on DEX saves and +1 Morale.</text:p>
          </table:table-cell>
          <table:covered-table-cell table:number-columns-repeated="15"/>
          <table:table-cell table:number-columns-repeated="45"/>
        </table:table-row>
        <table:table-row table:style-name="ro5">
          <table:table-cell table:style-name="ce15" office:value-type="float" office:value="4" calcext:value-type="float">
            <text:p>4</text:p>
          </table:table-cell>
          <table:table-cell table:style-name="ce97" office:value-type="string" calcext:value-type="string" table:number-columns-spanned="2" table:number-rows-spanned="1">
            <text:p>Charger</text:p>
          </table:table-cell>
          <table:covered-table-cell/>
          <table:table-cell table:style-name="ce99" office:value-type="string" calcext:value-type="string" table:number-columns-spanned="16" table:number-rows-spanned="1">
            <text:p>Your first attack after a charge gains +2 to hit and damage.</text:p>
          </table:table-cell>
          <table:covered-table-cell table:number-columns-repeated="15"/>
          <table:table-cell table:number-columns-repeated="45"/>
        </table:table-row>
        <table:table-row table:style-name="ro4">
          <table:table-cell table:style-name="ce15" office:value-type="float" office:value="5" calcext:value-type="float">
            <text:p>5</text:p>
          </table:table-cell>
          <table:table-cell table:style-name="ce97" office:value-type="string" calcext:value-type="string" table:number-columns-spanned="2" table:number-rows-spanned="1">
            <text:p>Cleave</text:p>
          </table:table-cell>
          <table:covered-table-cell/>
          <table:table-cell table:style-name="ce99" office:value-type="string" calcext:value-type="string" table:number-columns-spanned="16" table:number-rows-spanned="1">
            <text:p>If your melee attack drops a target to 0 or fewer HP, you may immediately make another melee attack against a different foe. <text:s/>If you have movement left, you may use it between attacks.</text:p>
          </table:table-cell>
          <table:covered-table-cell table:number-columns-repeated="15"/>
          <table:table-cell table:number-columns-repeated="45"/>
        </table:table-row>
        <table:table-row table:style-name="ro5">
          <table:table-cell table:style-name="ce15" office:value-type="float" office:value="6" calcext:value-type="float">
            <text:p>6</text:p>
          </table:table-cell>
          <table:table-cell table:style-name="ce97" office:value-type="string" calcext:value-type="string" table:number-columns-spanned="2" table:number-rows-spanned="1">
            <text:p>Deadly Blow</text:p>
          </table:table-cell>
          <table:covered-table-cell/>
          <table:table-cell table:style-name="ce99" office:value-type="string" calcext:value-type="string" table:number-columns-spanned="16" table:number-rows-spanned="1">
            <text:p>When making a melee attack, roll damage with Advantage</text:p>
          </table:table-cell>
          <table:covered-table-cell table:number-columns-repeated="15"/>
          <table:table-cell table:number-columns-repeated="45"/>
        </table:table-row>
        <table:table-row table:style-name="ro5">
          <table:table-cell table:style-name="ce15" office:value-type="float" office:value="7" calcext:value-type="float">
            <text:p>7</text:p>
          </table:table-cell>
          <table:table-cell table:style-name="ce97" office:value-type="string" calcext:value-type="string" table:number-columns-spanned="2" table:number-rows-spanned="1">
            <text:p>Deadly Shot</text:p>
          </table:table-cell>
          <table:covered-table-cell/>
          <table:table-cell table:style-name="ce99" office:value-type="string" calcext:value-type="string" table:number-columns-spanned="16" table:number-rows-spanned="1">
            <text:p>When making a ranged attack, roll damage with Advantage.</text:p>
          </table:table-cell>
          <table:covered-table-cell table:number-columns-repeated="15"/>
          <table:table-cell table:number-columns-repeated="45"/>
        </table:table-row>
        <table:table-row table:style-name="ro5">
          <table:table-cell table:style-name="ce15" office:value-type="float" office:value="8" calcext:value-type="float">
            <text:p>8</text:p>
          </table:table-cell>
          <table:table-cell table:style-name="ce97" office:value-type="string" calcext:value-type="string" table:number-columns-spanned="2" table:number-rows-spanned="1">
            <text:p>Exploit Opening</text:p>
          </table:table-cell>
          <table:covered-table-cell/>
          <table:table-cell table:style-name="ce99" office:value-type="string" calcext:value-type="string" table:number-columns-spanned="16" table:number-rows-spanned="1">
            <text:p>Each time you take this talent lower your critical hit threshold by 1, to a minimum of 18.</text:p>
          </table:table-cell>
          <table:covered-table-cell table:number-columns-repeated="15"/>
          <table:table-cell table:number-columns-repeated="45"/>
        </table:table-row>
        <table:table-row table:style-name="ro5">
          <table:table-cell table:style-name="ce15" office:value-type="float" office:value="9" calcext:value-type="float">
            <text:p>9</text:p>
          </table:table-cell>
          <table:table-cell table:style-name="ce97" office:value-type="string" calcext:value-type="string" table:number-columns-spanned="2" table:number-rows-spanned="1">
            <text:p>Far Shot</text:p>
          </table:table-cell>
          <table:covered-table-cell/>
          <table:table-cell table:style-name="ce99" office:value-type="string" calcext:value-type="string" table:number-columns-spanned="16" table:number-rows-spanned="1">
            <text:p>You do not suffer a penalty for attacking at long range.</text:p>
          </table:table-cell>
          <table:covered-table-cell table:number-columns-repeated="15"/>
          <table:table-cell table:number-columns-repeated="45"/>
        </table:table-row>
        <table:table-row table:style-name="ro4">
          <table:table-cell table:style-name="ce15" office:value-type="float" office:value="10" calcext:value-type="float">
            <text:p>10</text:p>
          </table:table-cell>
          <table:table-cell table:style-name="ce97" office:value-type="string" calcext:value-type="string" table:number-columns-spanned="2" table:number-rows-spanned="1">
            <text:p>Fearless</text:p>
          </table:table-cell>
          <table:covered-table-cell/>
          <table:table-cell table:style-name="ce99" office:value-type="string" calcext:value-type="string" table:number-columns-spanned="16" table:number-rows-spanned="1">
            <text:p>You automatically pass saving throws vs Fear. <text:s/>All allies that can see an hear you gain Advantage on saving throws vs Fear.</text:p>
          </table:table-cell>
          <table:covered-table-cell table:number-columns-repeated="15"/>
          <table:table-cell table:number-columns-repeated="45"/>
        </table:table-row>
        <table:table-row table:style-name="ro5">
          <table:table-cell table:style-name="ce15" office:value-type="float" office:value="11" calcext:value-type="float">
            <text:p>11</text:p>
          </table:table-cell>
          <table:table-cell table:style-name="ce97" office:value-type="string" calcext:value-type="string" table:number-columns-spanned="2" table:number-rows-spanned="1">
            <text:p>Indomitable</text:p>
          </table:table-cell>
          <table:covered-table-cell/>
          <table:table-cell table:style-name="ce99" office:value-type="string" calcext:value-type="string" table:number-columns-spanned="16" table:number-rows-spanned="1">
            <text:p>You gain a +1 on all your saving throws.</text:p>
          </table:table-cell>
          <table:covered-table-cell table:number-columns-repeated="15"/>
          <table:table-cell table:number-columns-repeated="45"/>
        </table:table-row>
        <table:table-row table:style-name="ro4">
          <table:table-cell table:style-name="ce15" office:value-type="float" office:value="12" calcext:value-type="float">
            <text:p>12</text:p>
          </table:table-cell>
          <table:table-cell table:style-name="ce97" office:value-type="string" calcext:value-type="string" table:number-columns-spanned="2" table:number-rows-spanned="1">
            <text:p>Last Stand</text:p>
          </table:table-cell>
          <table:covered-table-cell/>
          <table:table-cell table:style-name="ce99" office:value-type="string" calcext:value-type="string" table:number-columns-spanned="16" table:number-rows-spanned="1">
            <text:p>You do not immediately fall unconcious when dropped to 0 HP. <text:s/>Make a CON save each round to remain concious and fighting. <text:s/>You must still follow all the normal Death Pool rules.</text:p>
          </table:table-cell>
          <table:covered-table-cell table:number-columns-repeated="15"/>
          <table:table-cell table:number-columns-repeated="45"/>
        </table:table-row>
        <table:table-row table:style-name="ro4">
          <table:table-cell table:style-name="ce15" office:value-type="float" office:value="13" calcext:value-type="float">
            <text:p>13</text:p>
          </table:table-cell>
          <table:table-cell table:style-name="ce97" office:value-type="string" calcext:value-type="string" table:number-columns-spanned="2" table:number-rows-spanned="1">
            <text:p>Leader</text:p>
          </table:table-cell>
          <table:covered-table-cell/>
          <table:table-cell table:style-name="ce99" office:value-type="string" calcext:value-type="string" table:number-columns-spanned="16" table:number-rows-spanned="1">
            <text:p>Mercenaries or retainers under your comman gain +1 to Morale &amp; Loyalty so long as they can see &amp; hear you.</text:p>
          </table:table-cell>
          <table:covered-table-cell table:number-columns-repeated="15"/>
          <table:table-cell table:number-columns-repeated="45"/>
        </table:table-row>
        <table:table-row table:style-name="ro5">
          <table:table-cell table:style-name="ce15" office:value-type="float" office:value="14" calcext:value-type="float">
            <text:p>14</text:p>
          </table:table-cell>
          <table:table-cell table:style-name="ce97" office:value-type="string" calcext:value-type="string" table:number-columns-spanned="2" table:number-rows-spanned="1">
            <text:p>Main Gauche</text:p>
          </table:table-cell>
          <table:covered-table-cell/>
          <table:table-cell table:style-name="ce99" office:value-type="string" calcext:value-type="string" table:number-columns-spanned="16" table:number-rows-spanned="1">
            <text:p>When fighting with a Small melee weapon in your off hand, you gain +1 to both AC and attacks.</text:p>
          </table:table-cell>
          <table:covered-table-cell table:number-columns-repeated="15"/>
          <table:table-cell table:number-columns-repeated="45"/>
        </table:table-row>
        <table:table-row table:style-name="ro4">
          <table:table-cell table:style-name="ce15" office:value-type="float" office:value="15" calcext:value-type="float">
            <text:p>15</text:p>
          </table:table-cell>
          <table:table-cell table:style-name="ce97" office:value-type="string" calcext:value-type="string" table:number-columns-spanned="2" table:number-rows-spanned="1">
            <text:p>Precise Shot</text:p>
          </table:table-cell>
          <table:covered-table-cell/>
          <table:table-cell table:style-name="ce99" office:value-type="string" calcext:value-type="string" table:number-columns-spanned="16" table:number-rows-spanned="1">
            <text:p>You ignore cover penalties when making ranged attacks. <text:s/>You may also fire into melee without penalty or the risk of hitting anyone other than your target.</text:p>
          </table:table-cell>
          <table:covered-table-cell table:number-columns-repeated="15"/>
          <table:table-cell table:number-columns-repeated="45"/>
        </table:table-row>
        <table:table-row table:style-name="ro4">
          <table:table-cell table:style-name="ce15" office:value-type="float" office:value="16" calcext:value-type="float">
            <text:p>16</text:p>
          </table:table-cell>
          <table:table-cell table:style-name="ce97" office:value-type="string" calcext:value-type="string" table:number-columns-spanned="2" table:number-rows-spanned="1">
            <text:p>Protector</text:p>
          </table:table-cell>
          <table:covered-table-cell/>
          <table:table-cell table:style-name="ce99" office:value-type="string" calcext:value-type="string" table:number-columns-spanned="16" table:number-rows-spanned="1">
            <text:p>While you are in melee with a foe, any attacks that foe makes against a target other than you is done with Disadvantage.</text:p>
          </table:table-cell>
          <table:covered-table-cell table:number-columns-repeated="15"/>
          <table:table-cell table:number-columns-repeated="45"/>
        </table:table-row>
        <table:table-row table:style-name="ro4">
          <table:table-cell table:style-name="ce15" office:value-type="float" office:value="17" calcext:value-type="float">
            <text:p>17</text:p>
          </table:table-cell>
          <table:table-cell table:style-name="ce97" office:value-type="string" calcext:value-type="string" table:number-columns-spanned="2" table:number-rows-spanned="1">
            <text:p>Reckless</text:p>
          </table:table-cell>
          <table:covered-table-cell/>
          <table:table-cell table:style-name="ce99" office:value-type="string" calcext:value-type="string" table:number-columns-spanned="16" table:number-rows-spanned="1">
            <text:p>When you activate this talent, all your melee attacks gain Advantage to hit for the remainder of the round. <text:s/>Conversely, all attacks against you have Advantage until the start of your next turn.</text:p>
          </table:table-cell>
          <table:covered-table-cell table:number-columns-repeated="15"/>
          <table:table-cell table:number-columns-repeated="45"/>
        </table:table-row>
        <table:table-row table:style-name="ro4">
          <table:table-cell table:style-name="ce15" office:value-type="float" office:value="18" calcext:value-type="float">
            <text:p>18</text:p>
          </table:table-cell>
          <table:table-cell table:style-name="ce97" office:value-type="string" calcext:value-type="string" table:number-columns-spanned="2" table:number-rows-spanned="1">
            <text:p>Shield Master</text:p>
          </table:table-cell>
          <table:covered-table-cell/>
          <table:table-cell table:style-name="ce99" office:value-type="string" calcext:value-type="string" table:number-columns-spanned="16" table:number-rows-spanned="1">
            <text:p>You may add your shield bonus to your DEX saves. <text:s/>Your AC improves by an additional +1 while wielding a shield.</text:p>
          </table:table-cell>
          <table:covered-table-cell table:number-columns-repeated="15"/>
          <table:table-cell table:number-columns-repeated="45"/>
        </table:table-row>
        <table:table-row table:style-name="ro4">
          <table:table-cell table:style-name="ce15" office:value-type="float" office:value="19" calcext:value-type="float">
            <text:p>19</text:p>
          </table:table-cell>
          <table:table-cell table:style-name="ce97" office:value-type="string" calcext:value-type="string" table:number-columns-spanned="2" table:number-rows-spanned="1">
            <text:p>Slayer</text:p>
          </table:table-cell>
          <table:covered-table-cell/>
          <table:table-cell table:style-name="ce99" office:value-type="string" calcext:value-type="string" table:number-columns-spanned="16" table:number-rows-spanned="1">
            <text:p>Pick a specific type of enemy (bears, goblins, dragons, etc). <text:s/>You gain +1 to hit and +2 damage vs these creatures. <text:s/>You also gain Advantage on saving throws vs the supernatural abilities of these creatures.</text:p>
          </table:table-cell>
          <table:covered-table-cell table:number-columns-repeated="15"/>
          <table:table-cell table:number-columns-repeated="45"/>
        </table:table-row>
        <table:table-row table:style-name="ro4">
          <table:table-cell table:style-name="ce15" office:value-type="float" office:value="20" calcext:value-type="float">
            <text:p>20</text:p>
          </table:table-cell>
          <table:table-cell table:style-name="ce97" office:value-type="string" calcext:value-type="string" table:number-columns-spanned="2" table:number-rows-spanned="1">
            <text:p>Weapon Specialist</text:p>
          </table:table-cell>
          <table:covered-table-cell/>
          <table:table-cell table:style-name="ce99" office:value-type="string" calcext:value-type="string" table:number-columns-spanned="16" table:number-rows-spanned="1">
            <text:p>Pick a specific type of weapon (battle axe, arming sword, longbow, etc). <text:s/>You gain +1 to hit and +Level/2 damage while weilding weapons of this type.</text:p>
          </table:table-cell>
          <table:covered-table-cell table:number-columns-repeated="15"/>
          <table:table-cell table:number-columns-repeated="45"/>
        </table:table-row>
        <table:table-row table:style-name="ro1" table:number-rows-repeated="953">
          <table:table-cell table:number-columns-repeated="7"/>
          <table:table-cell table:style-name="ce2" table:number-columns-repeated="3"/>
          <table:table-cell table:number-columns-repeated="6"/>
          <table:table-cell table:style-name="ce2"/>
          <table:table-cell/>
          <table:table-cell table:style-name="ce2"/>
          <table:table-cell table:number-columns-repeated="45"/>
        </table:table-row>
        <table:table-row table:style-name="ro2" table:number-rows-repeated="1047570">
          <table:table-cell table:number-columns-repeated="64"/>
        </table:table-row>
        <table:table-row table:style-name="ro2">
          <table:table-cell table:number-columns-repeated="64"/>
        </table:table-row>
      </table:table>
      <table:table table:name="Thief" table:style-name="ta5">
        <table:table-column table:style-name="co24" table:default-cell-style-name="Default"/>
        <table:table-column table:style-name="co44" table:default-cell-style-name="Default"/>
        <table:table-column table:style-name="co41" table:default-cell-style-name="Default"/>
        <table:table-column table:style-name="co27" table:default-cell-style-name="Default"/>
        <table:table-column table:style-name="co14" table:visibility="collapse" table:default-cell-style-name="Default"/>
        <table:table-column table:style-name="co28" table:visibility="collapse" table:default-cell-style-name="Default"/>
        <table:table-column table:style-name="co29" table:visibility="collapse" table:default-cell-style-name="Default"/>
        <table:table-column table:style-name="co30" table:visibility="collapse" table:default-cell-style-name="Default"/>
        <table:table-column table:style-name="co31" table:visibility="collapse" table:default-cell-style-name="Default"/>
        <table:table-column table:style-name="co53" table:visibility="collapse" table:default-cell-style-name="Default"/>
        <table:table-column table:style-name="co9"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54" table:default-cell-style-name="Default"/>
        <table:table-column table:style-name="co15" table:default-cell-style-name="Default"/>
        <table:table-column table:style-name="co41" table:default-cell-style-name="Default"/>
        <table:table-column table:style-name="co42" table:number-columns-repeated="45" table:default-cell-style-name="Default"/>
        <table:table-row table:style-name="ro1">
          <table:table-cell table:number-columns-repeated="11"/>
          <table:table-cell office:value-type="float" office:value="0.8" calcext:value-type="float">
            <text:p>0.8</text:p>
          </table:table-cell>
          <table:table-cell office:value-type="float" office:value="0.75" calcext:value-type="float">
            <text:p>0.75</text:p>
          </table:table-cell>
          <table:table-cell office:value-type="float" office:value="0.9" calcext:value-type="float">
            <text:p>0.9</text:p>
          </table:table-cell>
          <table:table-cell office:value-type="float" office:value="0.75" calcext:value-type="float">
            <text:p>0.75</text:p>
          </table:table-cell>
          <table:table-cell office:value-type="float" office:value="0.85" calcext:value-type="float">
            <text:p>0.85</text:p>
          </table:table-cell>
          <table:table-cell table:style-name="ce2"/>
          <table:table-cell/>
          <table:table-cell table:style-name="ce3" office:value-type="float" office:value="3.5" calcext:value-type="float">
            <text:p>3.5</text:p>
          </table:table-cell>
          <table:table-cell table:number-columns-repeated="45"/>
        </table:table-row>
        <table:table-row table:style-name="ro1">
          <table:table-cell table:number-columns-repeated="16"/>
          <table:table-cell table:style-name="ce2"/>
          <table:table-cell table:number-columns-repeated="47"/>
        </table:table-row>
        <table:table-row table:style-name="ro1">
          <table:table-cell table:style-name="ce2"/>
          <table:table-cell table:number-columns-repeated="2"/>
          <table:table-cell table:style-name="ce1" office:value-type="string" calcext:value-type="string">
            <text:p>Base</text:p>
          </table:table-cell>
          <table:table-cell table:number-columns-repeated="5"/>
          <table:table-cell table:style-name="ce87"/>
          <table:table-cell table:number-columns-repeated="6"/>
          <table:table-cell table:style-name="ce2"/>
          <table:table-cell table:number-columns-repeated="47"/>
        </table:table-row>
        <table:table-row table:style-name="ro1">
          <table:table-cell table:style-name="ce2"/>
          <table:table-cell/>
          <table:table-cell table:style-name="ce1" office:value-type="string" calcext:value-type="string">
            <text:p>Hit</text:p>
          </table:table-cell>
          <table:table-cell table:style-name="ce1" office:value-type="string" calcext:value-type="string">
            <text:p>Attack</text:p>
          </table:table-cell>
          <table:table-cell table:style-name="ce8" office:value-type="string" calcext:value-type="string" table:number-columns-spanned="5" table:number-rows-spanned="1">
            <text:p>Official Saves</text:p>
          </table:table-cell>
          <table:covered-table-cell table:number-columns-repeated="4"/>
          <table:table-cell/>
          <table:table-cell table:style-name="ce1"/>
          <table:table-cell table:style-name="ce8" office:value-type="string" calcext:value-type="string" table:number-columns-spanned="5" table:number-rows-spanned="1">
            <text:p>Alternate Saves</text:p>
          </table:table-cell>
          <table:covered-table-cell table:number-columns-repeated="4"/>
          <table:table-cell table:style-name="ce1" office:value-type="string" calcext:value-type="string">
            <text:p>Sneak</text:p>
          </table:table-cell>
          <table:table-cell table:style-name="ce1" office:value-type="string" calcext:value-type="string">
            <text:p>Save</text:p>
          </table:table-cell>
          <table:table-cell table:style-name="ce1" office:value-type="string" calcext:value-type="string">
            <text:p>Average</text:p>
          </table:table-cell>
          <table:table-cell table:number-columns-repeated="45"/>
        </table:table-row>
        <table:table-row table:style-name="ro1">
          <table:table-cell table:style-name="ce1" office:value-type="string" calcext:value-type="string">
            <text:p>Level</text:p>
          </table:table-cell>
          <table:table-cell table:style-name="ce1" office:value-type="string" calcext:value-type="string">
            <text:p>XP</text:p>
          </table:table-cell>
          <table:table-cell table:style-name="ce1" office:value-type="string" calcext:value-type="string">
            <text:p>Dice*</text:p>
          </table:table-cell>
          <table:table-cell table:style-name="ce1" office:value-type="string" calcext:value-type="string">
            <text:p>Bonus</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style-name="ce1" office:value-type="string" calcext:value-type="string">
            <text:p>General</text:p>
          </table:table-cell>
          <table:table-cell table:style-name="ce1" office:value-type="string" calcext:value-type="string">
            <text:p>Competence</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style-name="ce1" office:value-type="string" calcext:value-type="string">
            <text:p>Attack</text:p>
          </table:table-cell>
          <table:table-cell table:style-name="ce1" office:value-type="string" calcext:value-type="string">
            <text:p>Target</text:p>
          </table:table-cell>
          <table:table-cell table:style-name="ce1" office:value-type="string" calcext:value-type="string">
            <text:p>HP</text:p>
          </table:table-cell>
          <table:table-cell table:number-columns-repeated="45"/>
        </table:table-row>
        <table:table-row table:style-name="ro1">
          <table:table-cell table:style-name="ce2" office:value-type="float" office:value="0" calcext:value-type="float">
            <text:p>0</text:p>
          </table:table-cell>
          <table:table-cell table:style-name="ce11" office:value-type="float" office:value="-500" calcext:value-type="float">
            <text:p>-500</text:p>
          </table:table-cell>
          <table:table-cell table:style-name="ce2" office:value-type="string" calcext:value-type="string">
            <text:p>1d4</text:p>
          </table:table-cell>
          <table:table-cell table:style-name="ce4" office:value-type="float" office:value="-1" calcext:value-type="float">
            <text:p>-1</text:p>
          </table:table-cell>
          <table:table-cell table:style-name="ce9" table:formula="of:=13-ROUND([.$A6]/3)" office:value-type="float" office:value="13" calcext:value-type="float">
            <text:p>13+</text:p>
          </table:table-cell>
          <table:table-cell table:style-name="ce9" table:formula="of:=14-ROUND([.$A6]/3)" office:value-type="float" office:value="14" calcext:value-type="float">
            <text:p>14+</text:p>
          </table:table-cell>
          <table:table-cell table:style-name="ce9" table:formula="of:=13-ROUND([.$A6]*(3/7))" office:value-type="float" office:value="13" calcext:value-type="float">
            <text:p>13+</text:p>
          </table:table-cell>
          <table:table-cell table:style-name="ce9" table:formula="of:=16-ROUND([.$A6]*(3/7))" office:value-type="float" office:value="16" calcext:value-type="float">
            <text:p>16+</text:p>
          </table:table-cell>
          <table:table-cell table:style-name="ce9" table:formula="of:=15-ROUNDDOWN([.$A6]/2)" office:value-type="float" office:value="15" calcext:value-type="float">
            <text:p>15+</text:p>
          </table:table-cell>
          <table:table-cell table:style-name="ce9" table:formula="of:=LOOKUP([.A6];CharacterLevel;Competency)" office:value-type="float" office:value="12" calcext:value-type="float">
            <text:p>12+</text:p>
          </table:table-cell>
          <table:table-cell table:style-name="ce4" table:formula="of:=LOOKUP([.A6];CharacterLevel;CompetencyBonus)" office:value-type="float" office:value="0" calcext:value-type="float">
            <text:p>+0</text:p>
          </table:table-cell>
          <table:table-cell table:style-name="ce4" table:formula="of:=ROUND([.$A6]*[.L$1])" office:value-type="float" office:value="0" calcext:value-type="float">
            <text:p>+0</text:p>
          </table:table-cell>
          <table:table-cell table:style-name="ce4" table:formula="of:=ROUND([.$A6]*[.M$1])" office:value-type="float" office:value="0" calcext:value-type="float">
            <text:p>+0</text:p>
          </table:table-cell>
          <table:table-cell table:style-name="ce4" table:formula="of:=ROUNDUP([.$A6]*[.N$1])" office:value-type="float" office:value="0" calcext:value-type="float">
            <text:p>+0</text:p>
          </table:table-cell>
          <table:table-cell table:style-name="ce4" table:formula="of:=ROUNDDOWN([.$A6]*[.O$1])" office:value-type="float" office:value="0" calcext:value-type="float">
            <text:p>+0</text:p>
          </table:table-cell>
          <table:table-cell table:style-name="ce4" table:formula="of:=ROUND([.$A6]*[.P$1])" office:value-type="float" office:value="0" calcext:value-type="float">
            <text:p>+0</text:p>
          </table:table-cell>
          <table:table-cell table:style-name="ce2" office:value-type="string" calcext:value-type="string">
            <text:p>--</text:p>
          </table:table-cell>
          <table:table-cell table:style-name="ce9" table:formula="of:=LOOKUP([.A6];CharacterLevel;SaveTargets)" office:value-type="float" office:value="12" calcext:value-type="float">
            <text:p>12+</text:p>
          </table:table-cell>
          <table:table-cell table:style-name="ce2" office:value-type="float" office:value="2.5" calcext:value-type="float">
            <text:p>2.5</text:p>
          </table:table-cell>
          <table:table-cell table:number-columns-repeated="45"/>
        </table:table-row>
        <table:table-row table:style-name="ro1">
          <table:table-cell table:style-name="ce2" office:value-type="float" office:value="1" calcext:value-type="float">
            <text:p>1</text:p>
          </table:table-cell>
          <table:table-cell table:style-name="ce11" office:value-type="float" office:value="0" calcext:value-type="float">
            <text:p>0</text:p>
          </table:table-cell>
          <table:table-cell table:style-name="ce2" table:formula="of:=[.A7]&amp;&quot;d6&quot;" office:value-type="string" office:string-value="1d6" calcext:value-type="string">
            <text:p>1d6</text:p>
          </table:table-cell>
          <table:table-cell table:style-name="ce4" table:formula="of:=ROUNDUP([.A7]/2)-1" office:value-type="float" office:value="0" calcext:value-type="float">
            <text:p>+0</text:p>
          </table:table-cell>
          <table:table-cell table:style-name="ce9" table:formula="of:=13-ROUND([.$A7]/3)" office:value-type="float" office:value="13" calcext:value-type="float">
            <text:p>13+</text:p>
          </table:table-cell>
          <table:table-cell table:style-name="ce9" table:formula="of:=14-ROUND([.$A7]/3)" office:value-type="float" office:value="14" calcext:value-type="float">
            <text:p>14+</text:p>
          </table:table-cell>
          <table:table-cell table:style-name="ce9" table:formula="of:=13-ROUND([.$A7]*(3/7))" office:value-type="float" office:value="13" calcext:value-type="float">
            <text:p>13+</text:p>
          </table:table-cell>
          <table:table-cell table:style-name="ce9" table:formula="of:=16-ROUND([.$A7]*(3/7))" office:value-type="float" office:value="16" calcext:value-type="float">
            <text:p>16+</text:p>
          </table:table-cell>
          <table:table-cell table:style-name="ce9" table:formula="of:=15-ROUNDDOWN([.$A7]/2)" office:value-type="float" office:value="15" calcext:value-type="float">
            <text:p>15+</text:p>
          </table:table-cell>
          <table:table-cell table:style-name="ce9" table:formula="of:=LOOKUP([.A7];CharacterLevel;Competency)" office:value-type="float" office:value="11" calcext:value-type="float">
            <text:p>11+</text:p>
          </table:table-cell>
          <table:table-cell table:style-name="ce4" table:formula="of:=LOOKUP([.A7];CharacterLevel;CompetencyBonus)" office:value-type="float" office:value="1" calcext:value-type="float">
            <text:p>+1</text:p>
          </table:table-cell>
          <table:table-cell table:style-name="ce4" table:formula="of:=ROUND([.$A7]*[.L$1])" office:value-type="float" office:value="1" calcext:value-type="float">
            <text:p>+1</text:p>
          </table:table-cell>
          <table:table-cell table:style-name="ce4" table:formula="of:=ROUND([.$A7]*[.M$1])" office:value-type="float" office:value="1" calcext:value-type="float">
            <text:p>+1</text:p>
          </table:table-cell>
          <table:table-cell table:style-name="ce4" table:formula="of:=ROUNDUP([.$A7]*[.N$1])" office:value-type="float" office:value="1" calcext:value-type="float">
            <text:p>+1</text:p>
          </table:table-cell>
          <table:table-cell table:style-name="ce4" table:formula="of:=ROUNDDOWN([.$A7]*[.O$1])" office:value-type="float" office:value="0" calcext:value-type="float">
            <text:p>+0</text:p>
          </table:table-cell>
          <table:table-cell table:style-name="ce4" table:formula="of:=ROUND([.$A7]*[.P$1])" office:value-type="float" office:value="1" calcext:value-type="float">
            <text:p>+1</text:p>
          </table:table-cell>
          <table:table-cell table:style-name="ce2" table:formula="of:=&quot;+&quot; &amp; ROUNDUP([.A7]/4) &amp; &quot;d4&quot;" office:value-type="string" office:string-value="+1d4" calcext:value-type="string">
            <text:p>+1d4</text:p>
          </table:table-cell>
          <table:table-cell table:style-name="ce9" table:formula="of:=LOOKUP([.A7];CharacterLevel;SaveTargets)" office:value-type="float" office:value="13" calcext:value-type="float">
            <text:p>13+</text:p>
          </table:table-cell>
          <table:table-cell table:style-name="ce2" office:value-type="float" office:value="6" calcext:value-type="float">
            <text:p>6</text:p>
          </table:table-cell>
          <table:table-cell table:number-columns-repeated="45"/>
        </table:table-row>
        <table:table-row table:style-name="ro1">
          <table:table-cell table:style-name="ce2" office:value-type="float" office:value="2" calcext:value-type="float">
            <text:p>2</text:p>
          </table:table-cell>
          <table:table-cell table:style-name="ce11" office:value-type="float" office:value="1500" calcext:value-type="float">
            <text:p>1,500</text:p>
          </table:table-cell>
          <table:table-cell table:style-name="ce2" table:formula="of:=[.A8]&amp;&quot;d6&quot;" office:value-type="string" office:string-value="2d6" calcext:value-type="string">
            <text:p>2d6</text:p>
          </table:table-cell>
          <table:table-cell table:style-name="ce4" table:formula="of:=ROUNDUP([.A8]/2)-1" office:value-type="float" office:value="0" calcext:value-type="float">
            <text:p>+0</text:p>
          </table:table-cell>
          <table:table-cell table:style-name="ce9" table:formula="of:=13-ROUND([.$A8]/3)" office:value-type="float" office:value="12" calcext:value-type="float">
            <text:p>12+</text:p>
          </table:table-cell>
          <table:table-cell table:style-name="ce9" table:formula="of:=14-ROUND([.$A8]/3)" office:value-type="float" office:value="13" calcext:value-type="float">
            <text:p>13+</text:p>
          </table:table-cell>
          <table:table-cell table:style-name="ce9" table:formula="of:=13-ROUND([.$A8]*(3/7))" office:value-type="float" office:value="12" calcext:value-type="float">
            <text:p>12+</text:p>
          </table:table-cell>
          <table:table-cell table:style-name="ce9" table:formula="of:=16-ROUND([.$A8]*(3/7))" office:value-type="float" office:value="15" calcext:value-type="float">
            <text:p>15+</text:p>
          </table:table-cell>
          <table:table-cell table:style-name="ce9" table:formula="of:=15-ROUNDDOWN([.$A8]/2)" office:value-type="float" office:value="14" calcext:value-type="float">
            <text:p>14+</text:p>
          </table:table-cell>
          <table:table-cell table:style-name="ce9" table:formula="of:=LOOKUP([.A8];CharacterLevel;Competency)" office:value-type="float" office:value="11" calcext:value-type="float">
            <text:p>11+</text:p>
          </table:table-cell>
          <table:table-cell table:style-name="ce4" table:formula="of:=LOOKUP([.A8];CharacterLevel;CompetencyBonus)" office:value-type="float" office:value="2" calcext:value-type="float">
            <text:p>+2</text:p>
          </table:table-cell>
          <table:table-cell table:style-name="ce4" table:formula="of:=ROUND([.$A8]*[.L$1])" office:value-type="float" office:value="2" calcext:value-type="float">
            <text:p>+2</text:p>
          </table:table-cell>
          <table:table-cell table:style-name="ce4" table:formula="of:=ROUND([.$A8]*[.M$1])" office:value-type="float" office:value="2" calcext:value-type="float">
            <text:p>+2</text:p>
          </table:table-cell>
          <table:table-cell table:style-name="ce4" table:formula="of:=ROUNDUP([.$A8]*[.N$1])" office:value-type="float" office:value="2" calcext:value-type="float">
            <text:p>+2</text:p>
          </table:table-cell>
          <table:table-cell table:style-name="ce4" table:formula="of:=ROUNDDOWN([.$A8]*[.O$1])" office:value-type="float" office:value="1" calcext:value-type="float">
            <text:p>+1</text:p>
          </table:table-cell>
          <table:table-cell table:style-name="ce4" table:formula="of:=ROUND([.$A8]*[.P$1])" office:value-type="float" office:value="2" calcext:value-type="float">
            <text:p>+2</text:p>
          </table:table-cell>
          <table:table-cell table:style-name="ce2" table:formula="of:=&quot;+&quot; &amp; ROUNDUP([.A8]/4) &amp; &quot;d4&quot;" office:value-type="string" office:string-value="+1d4" calcext:value-type="string">
            <text:p>+1d4</text:p>
          </table:table-cell>
          <table:table-cell table:style-name="ce9" table:formula="of:=LOOKUP([.A8];CharacterLevel;SaveTargets)" office:value-type="float" office:value="13" calcext:value-type="float">
            <text:p>13+</text:p>
          </table:table-cell>
          <table:table-cell table:style-name="ce2" table:formula="of:=[.A8]*[.$S$1]" office:value-type="float" office:value="7" calcext:value-type="float">
            <text:p>7</text:p>
          </table:table-cell>
          <table:table-cell table:number-columns-repeated="45"/>
        </table:table-row>
        <table:table-row table:style-name="ro1">
          <table:table-cell table:style-name="ce2" office:value-type="float" office:value="3" calcext:value-type="float">
            <text:p>3</text:p>
          </table:table-cell>
          <table:table-cell table:style-name="ce12" table:formula="of:=[.B8]*2" office:value-type="float" office:value="3000" calcext:value-type="float">
            <text:p>3,000</text:p>
          </table:table-cell>
          <table:table-cell table:style-name="ce2" table:formula="of:=[.A9]&amp;&quot;d6&quot;" office:value-type="string" office:string-value="3d6" calcext:value-type="string">
            <text:p>3d6</text:p>
          </table:table-cell>
          <table:table-cell table:style-name="ce4" table:formula="of:=ROUNDUP([.A9]/2)-1" office:value-type="float" office:value="1" calcext:value-type="float">
            <text:p>+1</text:p>
          </table:table-cell>
          <table:table-cell table:style-name="ce9" table:formula="of:=13-ROUND([.$A9]/3)" office:value-type="float" office:value="12" calcext:value-type="float">
            <text:p>12+</text:p>
          </table:table-cell>
          <table:table-cell table:style-name="ce9" table:formula="of:=14-ROUND([.$A9]/3)" office:value-type="float" office:value="13" calcext:value-type="float">
            <text:p>13+</text:p>
          </table:table-cell>
          <table:table-cell table:style-name="ce9" table:formula="of:=13-ROUND([.$A9]*(3/7))" office:value-type="float" office:value="12" calcext:value-type="float">
            <text:p>12+</text:p>
          </table:table-cell>
          <table:table-cell table:style-name="ce9" table:formula="of:=16-ROUND([.$A9]*(3/7))" office:value-type="float" office:value="15" calcext:value-type="float">
            <text:p>15+</text:p>
          </table:table-cell>
          <table:table-cell table:style-name="ce9" table:formula="of:=15-ROUNDDOWN([.$A9]/2)" office:value-type="float" office:value="14" calcext:value-type="float">
            <text:p>14+</text:p>
          </table:table-cell>
          <table:table-cell table:style-name="ce9" table:formula="of:=LOOKUP([.A9];CharacterLevel;Competency)" office:value-type="float" office:value="10" calcext:value-type="float">
            <text:p>10+</text:p>
          </table:table-cell>
          <table:table-cell table:style-name="ce4" table:formula="of:=LOOKUP([.A9];CharacterLevel;CompetencyBonus)" office:value-type="float" office:value="2" calcext:value-type="float">
            <text:p>+2</text:p>
          </table:table-cell>
          <table:table-cell table:style-name="ce4" table:formula="of:=ROUND([.$A9]*[.L$1])" office:value-type="float" office:value="2" calcext:value-type="float">
            <text:p>+2</text:p>
          </table:table-cell>
          <table:table-cell table:style-name="ce4" table:formula="of:=ROUND([.$A9]*[.M$1])" office:value-type="float" office:value="2" calcext:value-type="float">
            <text:p>+2</text:p>
          </table:table-cell>
          <table:table-cell table:style-name="ce4" table:formula="of:=ROUNDUP([.$A9]*[.N$1])" office:value-type="float" office:value="3" calcext:value-type="float">
            <text:p>+3</text:p>
          </table:table-cell>
          <table:table-cell table:style-name="ce4" table:formula="of:=ROUNDDOWN([.$A9]*[.O$1])" office:value-type="float" office:value="2" calcext:value-type="float">
            <text:p>+2</text:p>
          </table:table-cell>
          <table:table-cell table:style-name="ce4" table:formula="of:=ROUND([.$A9]*[.P$1])" office:value-type="float" office:value="3" calcext:value-type="float">
            <text:p>+3</text:p>
          </table:table-cell>
          <table:table-cell table:style-name="ce2" table:formula="of:=&quot;+&quot; &amp; ROUNDUP([.A9]/4) &amp; &quot;d4&quot;" office:value-type="string" office:string-value="+1d4" calcext:value-type="string">
            <text:p>+1d4</text:p>
          </table:table-cell>
          <table:table-cell table:style-name="ce9" table:formula="of:=LOOKUP([.A9];CharacterLevel;SaveTargets)" office:value-type="float" office:value="14" calcext:value-type="float">
            <text:p>14+</text:p>
          </table:table-cell>
          <table:table-cell table:style-name="ce2" table:formula="of:=[.A9]*[.$S$1]" office:value-type="float" office:value="10.5" calcext:value-type="float">
            <text:p>10.5</text:p>
          </table:table-cell>
          <table:table-cell table:number-columns-repeated="45"/>
        </table:table-row>
        <table:table-row table:style-name="ro1">
          <table:table-cell table:style-name="ce2" office:value-type="float" office:value="4" calcext:value-type="float">
            <text:p>4</text:p>
          </table:table-cell>
          <table:table-cell table:style-name="ce12" table:formula="of:=[.B9]*2" office:value-type="float" office:value="6000" calcext:value-type="float">
            <text:p>6,000</text:p>
          </table:table-cell>
          <table:table-cell table:style-name="ce2" table:formula="of:=[.A10]&amp;&quot;d6&quot;" office:value-type="string" office:string-value="4d6" calcext:value-type="string">
            <text:p>4d6</text:p>
          </table:table-cell>
          <table:table-cell table:style-name="ce4" table:formula="of:=ROUNDUP([.A10]/2)-1" office:value-type="float" office:value="1" calcext:value-type="float">
            <text:p>+1</text:p>
          </table:table-cell>
          <table:table-cell table:style-name="ce9" table:formula="of:=13-ROUND([.$A10]/3)" office:value-type="float" office:value="12" calcext:value-type="float">
            <text:p>12+</text:p>
          </table:table-cell>
          <table:table-cell table:style-name="ce9" table:formula="of:=14-ROUND([.$A10]/3)" office:value-type="float" office:value="13" calcext:value-type="float">
            <text:p>13+</text:p>
          </table:table-cell>
          <table:table-cell table:style-name="ce9" table:formula="of:=13-ROUND([.$A10]*(3/7))" office:value-type="float" office:value="11" calcext:value-type="float">
            <text:p>11+</text:p>
          </table:table-cell>
          <table:table-cell table:style-name="ce9" table:formula="of:=16-ROUND([.$A10]*(3/7))" office:value-type="float" office:value="14" calcext:value-type="float">
            <text:p>14+</text:p>
          </table:table-cell>
          <table:table-cell table:style-name="ce9" table:formula="of:=15-ROUNDDOWN([.$A10]/2)" office:value-type="float" office:value="13" calcext:value-type="float">
            <text:p>13+</text:p>
          </table:table-cell>
          <table:table-cell table:style-name="ce9" table:formula="of:=LOOKUP([.A10];CharacterLevel;Competency)" office:value-type="float" office:value="10" calcext:value-type="float">
            <text:p>10+</text:p>
          </table:table-cell>
          <table:table-cell table:style-name="ce4" table:formula="of:=LOOKUP([.A10];CharacterLevel;CompetencyBonus)" office:value-type="float" office:value="3" calcext:value-type="float">
            <text:p>+3</text:p>
          </table:table-cell>
          <table:table-cell table:style-name="ce4" table:formula="of:=ROUND([.$A10]*[.L$1])" office:value-type="float" office:value="3" calcext:value-type="float">
            <text:p>+3</text:p>
          </table:table-cell>
          <table:table-cell table:style-name="ce4" table:formula="of:=ROUND([.$A10]*[.M$1])" office:value-type="float" office:value="3" calcext:value-type="float">
            <text:p>+3</text:p>
          </table:table-cell>
          <table:table-cell table:style-name="ce4" table:formula="of:=ROUNDUP([.$A10]*[.N$1])" office:value-type="float" office:value="4" calcext:value-type="float">
            <text:p>+4</text:p>
          </table:table-cell>
          <table:table-cell table:style-name="ce4" table:formula="of:=ROUNDDOWN([.$A10]*[.O$1])" office:value-type="float" office:value="3" calcext:value-type="float">
            <text:p>+3</text:p>
          </table:table-cell>
          <table:table-cell table:style-name="ce4" table:formula="of:=ROUND([.$A10]*[.P$1])" office:value-type="float" office:value="3" calcext:value-type="float">
            <text:p>+3</text:p>
          </table:table-cell>
          <table:table-cell table:style-name="ce2" table:formula="of:=&quot;+&quot; &amp; ROUNDUP([.A10]/4) &amp; &quot;d4&quot;" office:value-type="string" office:string-value="+1d4" calcext:value-type="string">
            <text:p>+1d4</text:p>
          </table:table-cell>
          <table:table-cell table:style-name="ce9" table:formula="of:=LOOKUP([.A10];CharacterLevel;SaveTargets)" office:value-type="float" office:value="14" calcext:value-type="float">
            <text:p>14+</text:p>
          </table:table-cell>
          <table:table-cell table:style-name="ce2" table:formula="of:=[.A10]*[.$S$1]" office:value-type="float" office:value="14" calcext:value-type="float">
            <text:p>14</text:p>
          </table:table-cell>
          <table:table-cell table:number-columns-repeated="45"/>
        </table:table-row>
        <table:table-row table:style-name="ro1">
          <table:table-cell table:style-name="ce2" office:value-type="float" office:value="5" calcext:value-type="float">
            <text:p>5</text:p>
          </table:table-cell>
          <table:table-cell table:style-name="ce12" table:formula="of:=[.B10]*2" office:value-type="float" office:value="12000" calcext:value-type="float">
            <text:p>12,000</text:p>
          </table:table-cell>
          <table:table-cell table:style-name="ce2" table:formula="of:=[.A11]&amp;&quot;d6&quot;" office:value-type="string" office:string-value="5d6" calcext:value-type="string">
            <text:p>5d6</text:p>
          </table:table-cell>
          <table:table-cell table:style-name="ce4" table:formula="of:=ROUNDUP([.A11]/2)-1" office:value-type="float" office:value="2" calcext:value-type="float">
            <text:p>+2</text:p>
          </table:table-cell>
          <table:table-cell table:style-name="ce9" table:formula="of:=13-ROUND([.$A11]/3)" office:value-type="float" office:value="11" calcext:value-type="float">
            <text:p>11+</text:p>
          </table:table-cell>
          <table:table-cell table:style-name="ce9" table:formula="of:=14-ROUND([.$A11]/3)" office:value-type="float" office:value="12" calcext:value-type="float">
            <text:p>12+</text:p>
          </table:table-cell>
          <table:table-cell table:style-name="ce9" table:formula="of:=13-ROUND([.$A11]*(3/7))" office:value-type="float" office:value="11" calcext:value-type="float">
            <text:p>11+</text:p>
          </table:table-cell>
          <table:table-cell table:style-name="ce9" table:formula="of:=16-ROUND([.$A11]*(3/7))" office:value-type="float" office:value="14" calcext:value-type="float">
            <text:p>14+</text:p>
          </table:table-cell>
          <table:table-cell table:style-name="ce9" table:formula="of:=15-ROUNDDOWN([.$A11]/2)" office:value-type="float" office:value="13" calcext:value-type="float">
            <text:p>13+</text:p>
          </table:table-cell>
          <table:table-cell table:style-name="ce9" table:formula="of:=LOOKUP([.A11];CharacterLevel;Competency)" office:value-type="float" office:value="9" calcext:value-type="float">
            <text:p>9+</text:p>
          </table:table-cell>
          <table:table-cell table:style-name="ce4" table:formula="of:=LOOKUP([.A11];CharacterLevel;CompetencyBonus)" office:value-type="float" office:value="4" calcext:value-type="float">
            <text:p>+4</text:p>
          </table:table-cell>
          <table:table-cell table:style-name="ce4" table:formula="of:=ROUND([.$A11]*[.L$1])" office:value-type="float" office:value="4" calcext:value-type="float">
            <text:p>+4</text:p>
          </table:table-cell>
          <table:table-cell table:style-name="ce4" table:formula="of:=ROUND([.$A11]*[.M$1])" office:value-type="float" office:value="4" calcext:value-type="float">
            <text:p>+4</text:p>
          </table:table-cell>
          <table:table-cell table:style-name="ce4" table:formula="of:=ROUNDUP([.$A11]*[.N$1])" office:value-type="float" office:value="5" calcext:value-type="float">
            <text:p>+5</text:p>
          </table:table-cell>
          <table:table-cell table:style-name="ce4" table:formula="of:=ROUNDDOWN([.$A11]*[.O$1])" office:value-type="float" office:value="3" calcext:value-type="float">
            <text:p>+3</text:p>
          </table:table-cell>
          <table:table-cell table:style-name="ce4" table:formula="of:=ROUND([.$A11]*[.P$1])" office:value-type="float" office:value="4" calcext:value-type="float">
            <text:p>+4</text:p>
          </table:table-cell>
          <table:table-cell table:style-name="ce2" table:formula="of:=&quot;+&quot; &amp; ROUNDUP([.A11]/4) &amp; &quot;d4&quot;" office:value-type="string" office:string-value="+2d4" calcext:value-type="string">
            <text:p>+2d4</text:p>
          </table:table-cell>
          <table:table-cell table:style-name="ce9" table:formula="of:=LOOKUP([.A11];CharacterLevel;SaveTargets)" office:value-type="float" office:value="15" calcext:value-type="float">
            <text:p>15+</text:p>
          </table:table-cell>
          <table:table-cell table:style-name="ce2" table:formula="of:=[.A11]*[.$S$1]" office:value-type="float" office:value="17.5" calcext:value-type="float">
            <text:p>17.5</text:p>
          </table:table-cell>
          <table:table-cell table:number-columns-repeated="45"/>
        </table:table-row>
        <table:table-row table:style-name="ro1">
          <table:table-cell table:style-name="ce2" office:value-type="float" office:value="6" calcext:value-type="float">
            <text:p>6</text:p>
          </table:table-cell>
          <table:table-cell table:style-name="ce12" table:formula="of:=[.B11]*2" office:value-type="float" office:value="24000" calcext:value-type="float">
            <text:p>24,000</text:p>
          </table:table-cell>
          <table:table-cell table:style-name="ce2" table:formula="of:=[.A12]&amp;&quot;d6&quot;" office:value-type="string" office:string-value="6d6" calcext:value-type="string">
            <text:p>6d6</text:p>
          </table:table-cell>
          <table:table-cell table:style-name="ce4" table:formula="of:=ROUNDUP([.A12]/2)-1" office:value-type="float" office:value="2" calcext:value-type="float">
            <text:p>+2</text:p>
          </table:table-cell>
          <table:table-cell table:style-name="ce9" table:formula="of:=13-ROUND([.$A12]/3)" office:value-type="float" office:value="11" calcext:value-type="float">
            <text:p>11+</text:p>
          </table:table-cell>
          <table:table-cell table:style-name="ce9" table:formula="of:=14-ROUND([.$A12]/3)" office:value-type="float" office:value="12" calcext:value-type="float">
            <text:p>12+</text:p>
          </table:table-cell>
          <table:table-cell table:style-name="ce9" table:formula="of:=13-ROUND([.$A12]*(3/7))" office:value-type="float" office:value="10" calcext:value-type="float">
            <text:p>10+</text:p>
          </table:table-cell>
          <table:table-cell table:style-name="ce9" table:formula="of:=16-ROUND([.$A12]*(3/7))" office:value-type="float" office:value="13" calcext:value-type="float">
            <text:p>13+</text:p>
          </table:table-cell>
          <table:table-cell table:style-name="ce9" table:formula="of:=15-ROUNDDOWN([.$A12]/2)" office:value-type="float" office:value="12" calcext:value-type="float">
            <text:p>12+</text:p>
          </table:table-cell>
          <table:table-cell table:style-name="ce9" table:formula="of:=LOOKUP([.A12];CharacterLevel;Competency)" office:value-type="float" office:value="9" calcext:value-type="float">
            <text:p>9+</text:p>
          </table:table-cell>
          <table:table-cell table:style-name="ce4" table:formula="of:=LOOKUP([.A12];CharacterLevel;CompetencyBonus)" office:value-type="float" office:value="4" calcext:value-type="float">
            <text:p>+4</text:p>
          </table:table-cell>
          <table:table-cell table:style-name="ce4" table:formula="of:=ROUND([.$A12]*[.L$1])" office:value-type="float" office:value="5" calcext:value-type="float">
            <text:p>+5</text:p>
          </table:table-cell>
          <table:table-cell table:style-name="ce4" table:formula="of:=ROUND([.$A12]*[.M$1])" office:value-type="float" office:value="5" calcext:value-type="float">
            <text:p>+5</text:p>
          </table:table-cell>
          <table:table-cell table:style-name="ce4" table:formula="of:=ROUNDUP([.$A12]*[.N$1])" office:value-type="float" office:value="6" calcext:value-type="float">
            <text:p>+6</text:p>
          </table:table-cell>
          <table:table-cell table:style-name="ce4" table:formula="of:=ROUNDDOWN([.$A12]*[.O$1])" office:value-type="float" office:value="4" calcext:value-type="float">
            <text:p>+4</text:p>
          </table:table-cell>
          <table:table-cell table:style-name="ce4" table:formula="of:=ROUND([.$A12]*[.P$1])" office:value-type="float" office:value="5" calcext:value-type="float">
            <text:p>+5</text:p>
          </table:table-cell>
          <table:table-cell table:style-name="ce2" table:formula="of:=&quot;+&quot; &amp; ROUNDUP([.A12]/4) &amp; &quot;d4&quot;" office:value-type="string" office:string-value="+2d4" calcext:value-type="string">
            <text:p>+2d4</text:p>
          </table:table-cell>
          <table:table-cell table:style-name="ce9" table:formula="of:=LOOKUP([.A12];CharacterLevel;SaveTargets)" office:value-type="float" office:value="15" calcext:value-type="float">
            <text:p>15+</text:p>
          </table:table-cell>
          <table:table-cell table:style-name="ce2" table:formula="of:=[.A12]*[.$S$1]" office:value-type="float" office:value="21" calcext:value-type="float">
            <text:p>21</text:p>
          </table:table-cell>
          <table:table-cell table:number-columns-repeated="45"/>
        </table:table-row>
        <table:table-row table:style-name="ro1">
          <table:table-cell table:style-name="ce2" office:value-type="float" office:value="7" calcext:value-type="float">
            <text:p>7</text:p>
          </table:table-cell>
          <table:table-cell table:style-name="ce12" table:formula="of:=[.B12]*2" office:value-type="float" office:value="48000" calcext:value-type="float">
            <text:p>48,000</text:p>
          </table:table-cell>
          <table:table-cell table:style-name="ce2" table:formula="of:=[.A13]&amp;&quot;d6&quot;" office:value-type="string" office:string-value="7d6" calcext:value-type="string">
            <text:p>7d6</text:p>
          </table:table-cell>
          <table:table-cell table:style-name="ce4" table:formula="of:=ROUNDUP([.A13]/2)-1" office:value-type="float" office:value="3" calcext:value-type="float">
            <text:p>+3</text:p>
          </table:table-cell>
          <table:table-cell table:style-name="ce9" table:formula="of:=13-ROUND([.$A13]/3)" office:value-type="float" office:value="11" calcext:value-type="float">
            <text:p>11+</text:p>
          </table:table-cell>
          <table:table-cell table:style-name="ce9" table:formula="of:=14-ROUND([.$A13]/3)" office:value-type="float" office:value="12" calcext:value-type="float">
            <text:p>12+</text:p>
          </table:table-cell>
          <table:table-cell table:style-name="ce9" table:formula="of:=13-ROUND([.$A13]*(3/7))" office:value-type="float" office:value="10" calcext:value-type="float">
            <text:p>10+</text:p>
          </table:table-cell>
          <table:table-cell table:style-name="ce9" table:formula="of:=16-ROUND([.$A13]*(3/7))" office:value-type="float" office:value="13" calcext:value-type="float">
            <text:p>13+</text:p>
          </table:table-cell>
          <table:table-cell table:style-name="ce9" table:formula="of:=15-ROUNDDOWN([.$A13]/2)" office:value-type="float" office:value="12" calcext:value-type="float">
            <text:p>12+</text:p>
          </table:table-cell>
          <table:table-cell table:style-name="ce9" table:formula="of:=LOOKUP([.A13];CharacterLevel;Competency)" office:value-type="float" office:value="8" calcext:value-type="float">
            <text:p>8+</text:p>
          </table:table-cell>
          <table:table-cell table:style-name="ce4" table:formula="of:=LOOKUP([.A13];CharacterLevel;CompetencyBonus)" office:value-type="float" office:value="5" calcext:value-type="float">
            <text:p>+5</text:p>
          </table:table-cell>
          <table:table-cell table:style-name="ce4" table:formula="of:=ROUND([.$A13]*[.L$1])" office:value-type="float" office:value="6" calcext:value-type="float">
            <text:p>+6</text:p>
          </table:table-cell>
          <table:table-cell table:style-name="ce4" table:formula="of:=ROUND([.$A13]*[.M$1])" office:value-type="float" office:value="5" calcext:value-type="float">
            <text:p>+5</text:p>
          </table:table-cell>
          <table:table-cell table:style-name="ce4" table:formula="of:=ROUNDUP([.$A13]*[.N$1])" office:value-type="float" office:value="7" calcext:value-type="float">
            <text:p>+7</text:p>
          </table:table-cell>
          <table:table-cell table:style-name="ce4" table:formula="of:=ROUNDDOWN([.$A13]*[.O$1])" office:value-type="float" office:value="5" calcext:value-type="float">
            <text:p>+5</text:p>
          </table:table-cell>
          <table:table-cell table:style-name="ce4" table:formula="of:=ROUND([.$A13]*[.P$1])" office:value-type="float" office:value="6" calcext:value-type="float">
            <text:p>+6</text:p>
          </table:table-cell>
          <table:table-cell table:style-name="ce2" table:formula="of:=&quot;+&quot; &amp; ROUNDUP([.A13]/4) &amp; &quot;d4&quot;" office:value-type="string" office:string-value="+2d4" calcext:value-type="string">
            <text:p>+2d4</text:p>
          </table:table-cell>
          <table:table-cell table:style-name="ce9" table:formula="of:=LOOKUP([.A13];CharacterLevel;SaveTargets)" office:value-type="float" office:value="16" calcext:value-type="float">
            <text:p>16+</text:p>
          </table:table-cell>
          <table:table-cell table:style-name="ce2" table:formula="of:=[.A13]*[.$S$1]" office:value-type="float" office:value="24.5" calcext:value-type="float">
            <text:p>24.5</text:p>
          </table:table-cell>
          <table:table-cell table:number-columns-repeated="45"/>
        </table:table-row>
        <table:table-row table:style-name="ro1">
          <table:table-cell table:style-name="ce2" office:value-type="float" office:value="8" calcext:value-type="float">
            <text:p>8</text:p>
          </table:table-cell>
          <table:table-cell table:style-name="ce11" table:formula="of:=[.B13]*2" office:value-type="float" office:value="96000" calcext:value-type="float">
            <text:p>96,000</text:p>
          </table:table-cell>
          <table:table-cell table:style-name="ce2" table:formula="of:=[.A14]&amp;&quot;d6&quot;" office:value-type="string" office:string-value="8d6" calcext:value-type="string">
            <text:p>8d6</text:p>
          </table:table-cell>
          <table:table-cell table:style-name="ce4" table:formula="of:=ROUNDUP([.A14]/2)-1" office:value-type="float" office:value="3" calcext:value-type="float">
            <text:p>+3</text:p>
          </table:table-cell>
          <table:table-cell table:style-name="ce9" table:formula="of:=13-ROUND([.$A14]/3)" office:value-type="float" office:value="10" calcext:value-type="float">
            <text:p>10+</text:p>
          </table:table-cell>
          <table:table-cell table:style-name="ce9" table:formula="of:=14-ROUND([.$A14]/3)" office:value-type="float" office:value="11" calcext:value-type="float">
            <text:p>11+</text:p>
          </table:table-cell>
          <table:table-cell table:style-name="ce9" table:formula="of:=13-ROUND([.$A14]*(3/7))" office:value-type="float" office:value="10" calcext:value-type="float">
            <text:p>10+</text:p>
          </table:table-cell>
          <table:table-cell table:style-name="ce9" table:formula="of:=16-ROUND([.$A14]*(3/7))" office:value-type="float" office:value="13" calcext:value-type="float">
            <text:p>13+</text:p>
          </table:table-cell>
          <table:table-cell table:style-name="ce9" table:formula="of:=15-ROUNDDOWN([.$A14]/2)" office:value-type="float" office:value="11" calcext:value-type="float">
            <text:p>11+</text:p>
          </table:table-cell>
          <table:table-cell table:style-name="ce9" table:formula="of:=LOOKUP([.A14];CharacterLevel;Competency)" office:value-type="float" office:value="8" calcext:value-type="float">
            <text:p>8+</text:p>
          </table:table-cell>
          <table:table-cell table:style-name="ce4" table:formula="of:=LOOKUP([.A14];CharacterLevel;CompetencyBonus)" office:value-type="float" office:value="6" calcext:value-type="float">
            <text:p>+6</text:p>
          </table:table-cell>
          <table:table-cell table:style-name="ce4" table:formula="of:=ROUND([.$A14]*[.L$1])" office:value-type="float" office:value="6" calcext:value-type="float">
            <text:p>+6</text:p>
          </table:table-cell>
          <table:table-cell table:style-name="ce4" table:formula="of:=ROUND([.$A14]*[.M$1])" office:value-type="float" office:value="6" calcext:value-type="float">
            <text:p>+6</text:p>
          </table:table-cell>
          <table:table-cell table:style-name="ce4" table:formula="of:=ROUNDUP([.$A14]*[.N$1])" office:value-type="float" office:value="8" calcext:value-type="float">
            <text:p>+8</text:p>
          </table:table-cell>
          <table:table-cell table:style-name="ce4" table:formula="of:=ROUNDDOWN([.$A14]*[.O$1])" office:value-type="float" office:value="6" calcext:value-type="float">
            <text:p>+6</text:p>
          </table:table-cell>
          <table:table-cell table:style-name="ce4" table:formula="of:=ROUND([.$A14]*[.P$1])" office:value-type="float" office:value="7" calcext:value-type="float">
            <text:p>+7</text:p>
          </table:table-cell>
          <table:table-cell table:style-name="ce2" table:formula="of:=&quot;+&quot; &amp; ROUNDUP([.A14]/4) &amp; &quot;d4&quot;" office:value-type="string" office:string-value="+2d4" calcext:value-type="string">
            <text:p>+2d4</text:p>
          </table:table-cell>
          <table:table-cell table:style-name="ce9" table:formula="of:=LOOKUP([.A14];CharacterLevel;SaveTargets)" office:value-type="float" office:value="16" calcext:value-type="float">
            <text:p>16+</text:p>
          </table:table-cell>
          <table:table-cell table:style-name="ce2" table:formula="of:=[.A14]*[.$S$1]" office:value-type="float" office:value="28" calcext:value-type="float">
            <text:p>28</text:p>
          </table:table-cell>
          <table:table-cell table:number-columns-repeated="45"/>
        </table:table-row>
        <table:table-row table:style-name="ro1">
          <table:table-cell table:style-name="ce2" office:value-type="float" office:value="9" calcext:value-type="float">
            <text:p>9</text:p>
          </table:table-cell>
          <table:table-cell table:style-name="ce12" office:value-type="float" office:value="190000" calcext:value-type="float">
            <text:p>190,000</text:p>
          </table:table-cell>
          <table:table-cell table:style-name="ce2" table:formula="of:=[.A15]&amp;&quot;d6&quot;" office:value-type="string" office:string-value="9d6" calcext:value-type="string">
            <text:p>9d6</text:p>
          </table:table-cell>
          <table:table-cell table:style-name="ce4" table:formula="of:=ROUNDUP([.A15]/2)-1" office:value-type="float" office:value="4" calcext:value-type="float">
            <text:p>+4</text:p>
          </table:table-cell>
          <table:table-cell table:style-name="ce9" table:formula="of:=13-ROUND([.$A15]/3)" office:value-type="float" office:value="10" calcext:value-type="float">
            <text:p>10+</text:p>
          </table:table-cell>
          <table:table-cell table:style-name="ce9" table:formula="of:=14-ROUND([.$A15]/3)" office:value-type="float" office:value="11" calcext:value-type="float">
            <text:p>11+</text:p>
          </table:table-cell>
          <table:table-cell table:style-name="ce9" table:formula="of:=13-ROUND([.$A15]*(3/7))" office:value-type="float" office:value="9" calcext:value-type="float">
            <text:p>9+</text:p>
          </table:table-cell>
          <table:table-cell table:style-name="ce9" table:formula="of:=16-ROUND([.$A15]*(3/7))" office:value-type="float" office:value="12" calcext:value-type="float">
            <text:p>12+</text:p>
          </table:table-cell>
          <table:table-cell table:style-name="ce9" table:formula="of:=15-ROUNDDOWN([.$A15]/2)" office:value-type="float" office:value="11" calcext:value-type="float">
            <text:p>11+</text:p>
          </table:table-cell>
          <table:table-cell table:style-name="ce9" table:formula="of:=LOOKUP([.A15];CharacterLevel;Competency)" office:value-type="float" office:value="8" calcext:value-type="float">
            <text:p>8+</text:p>
          </table:table-cell>
          <table:table-cell table:style-name="ce4" table:formula="of:=LOOKUP([.A15];CharacterLevel;CompetencyBonus)" office:value-type="float" office:value="6" calcext:value-type="float">
            <text:p>+6</text:p>
          </table:table-cell>
          <table:table-cell table:style-name="ce4" table:formula="of:=ROUND([.$A15]*[.L$1])" office:value-type="float" office:value="7" calcext:value-type="float">
            <text:p>+7</text:p>
          </table:table-cell>
          <table:table-cell table:style-name="ce4" table:formula="of:=ROUND([.$A15]*[.M$1])" office:value-type="float" office:value="7" calcext:value-type="float">
            <text:p>+7</text:p>
          </table:table-cell>
          <table:table-cell table:style-name="ce4" table:formula="of:=ROUNDUP([.$A15]*[.N$1])" office:value-type="float" office:value="9" calcext:value-type="float">
            <text:p>+9</text:p>
          </table:table-cell>
          <table:table-cell table:style-name="ce4" table:formula="of:=ROUNDDOWN([.$A15]*[.O$1])" office:value-type="float" office:value="6" calcext:value-type="float">
            <text:p>+6</text:p>
          </table:table-cell>
          <table:table-cell table:style-name="ce4" table:formula="of:=ROUND([.$A15]*[.P$1])" office:value-type="float" office:value="8" calcext:value-type="float">
            <text:p>+8</text:p>
          </table:table-cell>
          <table:table-cell table:style-name="ce2" table:formula="of:=&quot;+&quot; &amp; ROUNDUP([.A15]/4) &amp; &quot;d4&quot;" office:value-type="string" office:string-value="+3d4" calcext:value-type="string">
            <text:p>+3d4</text:p>
          </table:table-cell>
          <table:table-cell table:style-name="ce9" table:formula="of:=LOOKUP([.A15];CharacterLevel;SaveTargets)" office:value-type="float" office:value="17" calcext:value-type="float">
            <text:p>17+</text:p>
          </table:table-cell>
          <table:table-cell table:style-name="ce2" table:formula="of:=[.A15]*[.$S$1]" office:value-type="float" office:value="31.5" calcext:value-type="float">
            <text:p>31.5</text:p>
          </table:table-cell>
          <table:table-cell table:number-columns-repeated="45"/>
        </table:table-row>
        <table:table-row table:style-name="ro1">
          <table:table-cell table:style-name="ce2" office:value-type="float" office:value="10" calcext:value-type="float">
            <text:p>10</text:p>
          </table:table-cell>
          <table:table-cell table:style-name="ce12" table:formula="of:=[.B15]+100000" office:value-type="float" office:value="290000" calcext:value-type="float">
            <text:p>290,000</text:p>
          </table:table-cell>
          <table:table-cell table:style-name="ce2" table:formula="of:=[.A16]&amp;&quot;d6&quot;" office:value-type="string" office:string-value="10d6" calcext:value-type="string">
            <text:p>10d6</text:p>
          </table:table-cell>
          <table:table-cell table:style-name="ce4" table:formula="of:=ROUNDUP([.A16]/2)-1" office:value-type="float" office:value="4" calcext:value-type="float">
            <text:p>+4</text:p>
          </table:table-cell>
          <table:table-cell table:style-name="ce9" table:formula="of:=13-ROUND([.$A16]/3)" office:value-type="float" office:value="10" calcext:value-type="float">
            <text:p>10+</text:p>
          </table:table-cell>
          <table:table-cell table:style-name="ce9" table:formula="of:=14-ROUND([.$A16]/3)" office:value-type="float" office:value="11" calcext:value-type="float">
            <text:p>11+</text:p>
          </table:table-cell>
          <table:table-cell table:style-name="ce9" table:formula="of:=13-ROUND([.$A16]*(3/7))" office:value-type="float" office:value="9" calcext:value-type="float">
            <text:p>9+</text:p>
          </table:table-cell>
          <table:table-cell table:style-name="ce9" table:formula="of:=16-ROUND([.$A16]*(3/7))" office:value-type="float" office:value="12" calcext:value-type="float">
            <text:p>12+</text:p>
          </table:table-cell>
          <table:table-cell table:style-name="ce9" table:formula="of:=15-ROUNDDOWN([.$A16]/2)" office:value-type="float" office:value="10" calcext:value-type="float">
            <text:p>10+</text:p>
          </table:table-cell>
          <table:table-cell table:style-name="ce9" table:formula="of:=LOOKUP([.A16];CharacterLevel;Competency)" office:value-type="float" office:value="7" calcext:value-type="float">
            <text:p>7+</text:p>
          </table:table-cell>
          <table:table-cell table:style-name="ce4" table:formula="of:=LOOKUP([.A16];CharacterLevel;CompetencyBonus)" office:value-type="float" office:value="7" calcext:value-type="float">
            <text:p>+7</text:p>
          </table:table-cell>
          <table:table-cell table:style-name="ce4" table:formula="of:=ROUND([.$A16]*[.L$1])" office:value-type="float" office:value="8" calcext:value-type="float">
            <text:p>+8</text:p>
          </table:table-cell>
          <table:table-cell table:style-name="ce4" table:formula="of:=ROUND([.$A16]*[.M$1])" office:value-type="float" office:value="8" calcext:value-type="float">
            <text:p>+8</text:p>
          </table:table-cell>
          <table:table-cell table:style-name="ce4" table:formula="of:=ROUNDUP([.$A16]*[.N$1])" office:value-type="float" office:value="9" calcext:value-type="float">
            <text:p>+9</text:p>
          </table:table-cell>
          <table:table-cell table:style-name="ce4" table:formula="of:=ROUNDDOWN([.$A16]*[.O$1])" office:value-type="float" office:value="7" calcext:value-type="float">
            <text:p>+7</text:p>
          </table:table-cell>
          <table:table-cell table:style-name="ce4" table:formula="of:=ROUND([.$A16]*[.P$1])" office:value-type="float" office:value="9" calcext:value-type="float">
            <text:p>+9</text:p>
          </table:table-cell>
          <table:table-cell table:style-name="ce2" table:formula="of:=&quot;+&quot; &amp; ROUNDUP([.A16]/4) &amp; &quot;d4&quot;" office:value-type="string" office:string-value="+3d4" calcext:value-type="string">
            <text:p>+3d4</text:p>
          </table:table-cell>
          <table:table-cell table:style-name="ce9" table:formula="of:=LOOKUP([.A16];CharacterLevel;SaveTargets)" office:value-type="float" office:value="17" calcext:value-type="float">
            <text:p>17+</text:p>
          </table:table-cell>
          <table:table-cell table:style-name="ce2" table:formula="of:=[.A16]*[.$S$1]" office:value-type="float" office:value="35" calcext:value-type="float">
            <text:p>35</text:p>
          </table:table-cell>
          <table:table-cell table:number-columns-repeated="45"/>
        </table:table-row>
        <table:table-row table:style-name="ro1">
          <table:table-cell table:style-name="ce2" office:value-type="float" office:value="11" calcext:value-type="float">
            <text:p>11</text:p>
          </table:table-cell>
          <table:table-cell table:style-name="ce12" table:formula="of:=[.B16]+100000" office:value-type="float" office:value="390000" calcext:value-type="float">
            <text:p>390,000</text:p>
          </table:table-cell>
          <table:table-cell table:style-name="ce105" table:formula="of:=[.$C$16] &amp; &quot;+&quot; &amp; ([.A17]-10)" office:value-type="string" office:string-value="10d6+1" calcext:value-type="string">
            <text:p>10d6+1</text:p>
          </table:table-cell>
          <table:table-cell table:style-name="ce4" table:formula="of:=ROUNDUP([.A17]/2)-1" office:value-type="float" office:value="5" calcext:value-type="float">
            <text:p>+5</text:p>
          </table:table-cell>
          <table:table-cell table:style-name="ce9" table:formula="of:=13-ROUND([.$A17]/3)" office:value-type="float" office:value="9" calcext:value-type="float">
            <text:p>9+</text:p>
          </table:table-cell>
          <table:table-cell table:style-name="ce9" table:formula="of:=14-ROUND([.$A17]/3)" office:value-type="float" office:value="10" calcext:value-type="float">
            <text:p>10+</text:p>
          </table:table-cell>
          <table:table-cell table:style-name="ce9" table:formula="of:=13-ROUND([.$A17]*(3/7))" office:value-type="float" office:value="8" calcext:value-type="float">
            <text:p>8+</text:p>
          </table:table-cell>
          <table:table-cell table:style-name="ce9" table:formula="of:=16-ROUND([.$A17]*(3/7))" office:value-type="float" office:value="11" calcext:value-type="float">
            <text:p>11+</text:p>
          </table:table-cell>
          <table:table-cell table:style-name="ce9" table:formula="of:=15-ROUNDDOWN([.$A17]/2)" office:value-type="float" office:value="10" calcext:value-type="float">
            <text:p>10+</text:p>
          </table:table-cell>
          <table:table-cell table:style-name="ce9" table:formula="of:=LOOKUP([.A17];CharacterLevel;Competency)" office:value-type="float" office:value="7" calcext:value-type="float">
            <text:p>7+</text:p>
          </table:table-cell>
          <table:table-cell table:style-name="ce4" table:formula="of:=LOOKUP([.A17];CharacterLevel;CompetencyBonus)" office:value-type="float" office:value="8" calcext:value-type="float">
            <text:p>+8</text:p>
          </table:table-cell>
          <table:table-cell table:style-name="ce4" table:formula="of:=ROUND([.$A17]*[.L$1])" office:value-type="float" office:value="9" calcext:value-type="float">
            <text:p>+9</text:p>
          </table:table-cell>
          <table:table-cell table:style-name="ce4" table:formula="of:=ROUND([.$A17]*[.M$1])" office:value-type="float" office:value="8" calcext:value-type="float">
            <text:p>+8</text:p>
          </table:table-cell>
          <table:table-cell table:style-name="ce4" table:formula="of:=ROUNDUP([.$A17]*[.N$1])" office:value-type="float" office:value="10" calcext:value-type="float">
            <text:p>+10</text:p>
          </table:table-cell>
          <table:table-cell table:style-name="ce4" table:formula="of:=ROUNDDOWN([.$A17]*[.O$1])" office:value-type="float" office:value="8" calcext:value-type="float">
            <text:p>+8</text:p>
          </table:table-cell>
          <table:table-cell table:style-name="ce4" table:formula="of:=ROUND([.$A17]*[.P$1])" office:value-type="float" office:value="9" calcext:value-type="float">
            <text:p>+9</text:p>
          </table:table-cell>
          <table:table-cell table:style-name="ce2" table:formula="of:=&quot;+&quot; &amp; ROUNDUP([.A17]/4) &amp; &quot;d4&quot;" office:value-type="string" office:string-value="+3d4" calcext:value-type="string">
            <text:p>+3d4</text:p>
          </table:table-cell>
          <table:table-cell table:style-name="ce9" table:formula="of:=LOOKUP([.A17];CharacterLevel;SaveTargets)" office:value-type="float" office:value="18" calcext:value-type="float">
            <text:p>18+</text:p>
          </table:table-cell>
          <table:table-cell table:style-name="ce2" table:formula="of:=[.S16]+1" office:value-type="float" office:value="36" calcext:value-type="float">
            <text:p>36</text:p>
          </table:table-cell>
          <table:table-cell table:number-columns-repeated="45"/>
        </table:table-row>
        <table:table-row table:style-name="ro1">
          <table:table-cell table:style-name="ce2" office:value-type="float" office:value="12" calcext:value-type="float">
            <text:p>12</text:p>
          </table:table-cell>
          <table:table-cell table:style-name="ce12" table:formula="of:=[.B17]+100000" office:value-type="float" office:value="490000" calcext:value-type="float">
            <text:p>490,000</text:p>
          </table:table-cell>
          <table:table-cell table:style-name="ce105" table:formula="of:=[.$C$16] &amp; &quot;+&quot; &amp; ([.A18]-10)" office:value-type="string" office:string-value="10d6+2" calcext:value-type="string">
            <text:p>10d6+2</text:p>
          </table:table-cell>
          <table:table-cell table:style-name="ce4" table:formula="of:=ROUNDUP([.A18]/2)-1" office:value-type="float" office:value="5" calcext:value-type="float">
            <text:p>+5</text:p>
          </table:table-cell>
          <table:table-cell table:style-name="ce9" table:formula="of:=13-ROUND([.$A18]/3)" office:value-type="float" office:value="9" calcext:value-type="float">
            <text:p>9+</text:p>
          </table:table-cell>
          <table:table-cell table:style-name="ce9" table:formula="of:=14-ROUND([.$A18]/3)" office:value-type="float" office:value="10" calcext:value-type="float">
            <text:p>10+</text:p>
          </table:table-cell>
          <table:table-cell table:style-name="ce9" table:formula="of:=13-ROUND([.$A18]*(3/7))" office:value-type="float" office:value="8" calcext:value-type="float">
            <text:p>8+</text:p>
          </table:table-cell>
          <table:table-cell table:style-name="ce9" table:formula="of:=16-ROUND([.$A18]*(3/7))" office:value-type="float" office:value="11" calcext:value-type="float">
            <text:p>11+</text:p>
          </table:table-cell>
          <table:table-cell table:style-name="ce9" table:formula="of:=15-ROUNDDOWN([.$A18]/2)" office:value-type="float" office:value="9" calcext:value-type="float">
            <text:p>9+</text:p>
          </table:table-cell>
          <table:table-cell table:style-name="ce9" table:formula="of:=LOOKUP([.A18];CharacterLevel;Competency)" office:value-type="float" office:value="6" calcext:value-type="float">
            <text:p>6+</text:p>
          </table:table-cell>
          <table:table-cell table:style-name="ce4" table:formula="of:=LOOKUP([.A18];CharacterLevel;CompetencyBonus)" office:value-type="float" office:value="8" calcext:value-type="float">
            <text:p>+8</text:p>
          </table:table-cell>
          <table:table-cell table:style-name="ce4" table:formula="of:=ROUND([.$A18]*[.L$1])" office:value-type="float" office:value="10" calcext:value-type="float">
            <text:p>+10</text:p>
          </table:table-cell>
          <table:table-cell table:style-name="ce4" table:formula="of:=ROUND([.$A18]*[.M$1])" office:value-type="float" office:value="9" calcext:value-type="float">
            <text:p>+9</text:p>
          </table:table-cell>
          <table:table-cell table:style-name="ce4" table:formula="of:=ROUNDUP([.$A18]*[.N$1])" office:value-type="float" office:value="11" calcext:value-type="float">
            <text:p>+11</text:p>
          </table:table-cell>
          <table:table-cell table:style-name="ce4" table:formula="of:=ROUNDDOWN([.$A18]*[.O$1])" office:value-type="float" office:value="9" calcext:value-type="float">
            <text:p>+9</text:p>
          </table:table-cell>
          <table:table-cell table:style-name="ce4" table:formula="of:=ROUND([.$A18]*[.P$1])" office:value-type="float" office:value="10" calcext:value-type="float">
            <text:p>+10</text:p>
          </table:table-cell>
          <table:table-cell table:style-name="ce2" table:formula="of:=&quot;+&quot; &amp; ROUNDUP([.A18]/4) &amp; &quot;d4&quot;" office:value-type="string" office:string-value="+3d4" calcext:value-type="string">
            <text:p>+3d4</text:p>
          </table:table-cell>
          <table:table-cell table:style-name="ce9" table:formula="of:=LOOKUP([.A18];CharacterLevel;SaveTargets)" office:value-type="float" office:value="18" calcext:value-type="float">
            <text:p>18+</text:p>
          </table:table-cell>
          <table:table-cell table:style-name="ce2" table:formula="of:=[.S17]+1" office:value-type="float" office:value="37" calcext:value-type="float">
            <text:p>37</text:p>
          </table:table-cell>
          <table:table-cell table:number-columns-repeated="45"/>
        </table:table-row>
        <table:table-row table:style-name="ro1">
          <table:table-cell table:style-name="ce2" office:value-type="float" office:value="13" calcext:value-type="float">
            <text:p>13</text:p>
          </table:table-cell>
          <table:table-cell table:style-name="ce12" table:formula="of:=[.B18]+100000" office:value-type="float" office:value="590000" calcext:value-type="float">
            <text:p>590,000</text:p>
          </table:table-cell>
          <table:table-cell table:style-name="ce105" table:formula="of:=[.$C$16] &amp; &quot;+&quot; &amp; ([.A19]-10)" office:value-type="string" office:string-value="10d6+3" calcext:value-type="string">
            <text:p>10d6+3</text:p>
          </table:table-cell>
          <table:table-cell table:style-name="ce4" table:formula="of:=ROUNDUP([.A19]/2)-1" office:value-type="float" office:value="6" calcext:value-type="float">
            <text:p>+6</text:p>
          </table:table-cell>
          <table:table-cell table:style-name="ce9" table:formula="of:=13-ROUND([.$A19]/3)" office:value-type="float" office:value="9" calcext:value-type="float">
            <text:p>9+</text:p>
          </table:table-cell>
          <table:table-cell table:style-name="ce9" table:formula="of:=14-ROUND([.$A19]/3)" office:value-type="float" office:value="10" calcext:value-type="float">
            <text:p>10+</text:p>
          </table:table-cell>
          <table:table-cell table:style-name="ce9" table:formula="of:=13-ROUND([.$A19]*(3/7))" office:value-type="float" office:value="7" calcext:value-type="float">
            <text:p>7+</text:p>
          </table:table-cell>
          <table:table-cell table:style-name="ce9" table:formula="of:=16-ROUND([.$A19]*(3/7))" office:value-type="float" office:value="10" calcext:value-type="float">
            <text:p>10+</text:p>
          </table:table-cell>
          <table:table-cell table:style-name="ce9" table:formula="of:=15-ROUNDDOWN([.$A19]/2)" office:value-type="float" office:value="9" calcext:value-type="float">
            <text:p>9+</text:p>
          </table:table-cell>
          <table:table-cell table:style-name="ce9" table:formula="of:=LOOKUP([.A19];CharacterLevel;Competency)" office:value-type="float" office:value="6" calcext:value-type="float">
            <text:p>6+</text:p>
          </table:table-cell>
          <table:table-cell table:style-name="ce4" table:formula="of:=LOOKUP([.A19];CharacterLevel;CompetencyBonus)" office:value-type="float" office:value="9" calcext:value-type="float">
            <text:p>+9</text:p>
          </table:table-cell>
          <table:table-cell table:style-name="ce4" table:formula="of:=ROUND([.$A19]*[.L$1])" office:value-type="float" office:value="10" calcext:value-type="float">
            <text:p>+10</text:p>
          </table:table-cell>
          <table:table-cell table:style-name="ce4" table:formula="of:=ROUND([.$A19]*[.M$1])" office:value-type="float" office:value="10" calcext:value-type="float">
            <text:p>+10</text:p>
          </table:table-cell>
          <table:table-cell table:style-name="ce4" table:formula="of:=ROUNDUP([.$A19]*[.N$1])" office:value-type="float" office:value="12" calcext:value-type="float">
            <text:p>+12</text:p>
          </table:table-cell>
          <table:table-cell table:style-name="ce4" table:formula="of:=ROUNDDOWN([.$A19]*[.O$1])" office:value-type="float" office:value="9" calcext:value-type="float">
            <text:p>+9</text:p>
          </table:table-cell>
          <table:table-cell table:style-name="ce4" table:formula="of:=ROUND([.$A19]*[.P$1])" office:value-type="float" office:value="11" calcext:value-type="float">
            <text:p>+11</text:p>
          </table:table-cell>
          <table:table-cell table:style-name="ce2" table:formula="of:=&quot;+&quot; &amp; ROUNDUP([.A19]/4) &amp; &quot;d4&quot;" office:value-type="string" office:string-value="+4d4" calcext:value-type="string">
            <text:p>+4d4</text:p>
          </table:table-cell>
          <table:table-cell table:style-name="ce9" table:formula="of:=LOOKUP([.A19];CharacterLevel;SaveTargets)" office:value-type="float" office:value="19" calcext:value-type="float">
            <text:p>19+</text:p>
          </table:table-cell>
          <table:table-cell table:style-name="ce2" table:formula="of:=[.S18]+1" office:value-type="float" office:value="38" calcext:value-type="float">
            <text:p>38</text:p>
          </table:table-cell>
          <table:table-cell table:number-columns-repeated="45"/>
        </table:table-row>
        <table:table-row table:style-name="ro1">
          <table:table-cell table:style-name="ce2" office:value-type="float" office:value="14" calcext:value-type="float">
            <text:p>14</text:p>
          </table:table-cell>
          <table:table-cell table:style-name="ce12" table:formula="of:=[.B19]+100000" office:value-type="float" office:value="690000" calcext:value-type="float">
            <text:p>690,000</text:p>
          </table:table-cell>
          <table:table-cell table:style-name="ce105" table:formula="of:=[.$C$16] &amp; &quot;+&quot; &amp; ([.A20]-10)" office:value-type="string" office:string-value="10d6+4" calcext:value-type="string">
            <text:p>10d6+4</text:p>
          </table:table-cell>
          <table:table-cell table:style-name="ce4" table:formula="of:=ROUNDUP([.A20]/2)-1" office:value-type="float" office:value="6" calcext:value-type="float">
            <text:p>+6</text:p>
          </table:table-cell>
          <table:table-cell table:style-name="ce9" table:formula="of:=13-ROUND([.$A20]/3)" office:value-type="float" office:value="8" calcext:value-type="float">
            <text:p>8+</text:p>
          </table:table-cell>
          <table:table-cell table:style-name="ce9" table:formula="of:=14-ROUND([.$A20]/3)" office:value-type="float" office:value="9" calcext:value-type="float">
            <text:p>9+</text:p>
          </table:table-cell>
          <table:table-cell table:style-name="ce9" table:formula="of:=13-ROUND([.$A20]*(3/7))" office:value-type="float" office:value="7" calcext:value-type="float">
            <text:p>7+</text:p>
          </table:table-cell>
          <table:table-cell table:style-name="ce9" table:formula="of:=16-ROUND([.$A20]*(3/7))" office:value-type="float" office:value="10" calcext:value-type="float">
            <text:p>10+</text:p>
          </table:table-cell>
          <table:table-cell table:style-name="ce9" table:formula="of:=15-ROUNDDOWN([.$A20]/2)" office:value-type="float" office:value="8" calcext:value-type="float">
            <text:p>8+</text:p>
          </table:table-cell>
          <table:table-cell table:style-name="ce9" table:formula="of:=LOOKUP([.A20];CharacterLevel;Competency)" office:value-type="float" office:value="5" calcext:value-type="float">
            <text:p>5+</text:p>
          </table:table-cell>
          <table:table-cell table:style-name="ce4" table:formula="of:=LOOKUP([.A20];CharacterLevel;CompetencyBonus)" office:value-type="float" office:value="10" calcext:value-type="float">
            <text:p>+10</text:p>
          </table:table-cell>
          <table:table-cell table:style-name="ce4" table:formula="of:=ROUND([.$A20]*[.L$1])" office:value-type="float" office:value="11" calcext:value-type="float">
            <text:p>+11</text:p>
          </table:table-cell>
          <table:table-cell table:style-name="ce4" table:formula="of:=ROUND([.$A20]*[.M$1])" office:value-type="float" office:value="11" calcext:value-type="float">
            <text:p>+11</text:p>
          </table:table-cell>
          <table:table-cell table:style-name="ce4" table:formula="of:=ROUNDUP([.$A20]*[.N$1])" office:value-type="float" office:value="13" calcext:value-type="float">
            <text:p>+13</text:p>
          </table:table-cell>
          <table:table-cell table:style-name="ce4" table:formula="of:=ROUNDDOWN([.$A20]*[.O$1])" office:value-type="float" office:value="10" calcext:value-type="float">
            <text:p>+10</text:p>
          </table:table-cell>
          <table:table-cell table:style-name="ce4" table:formula="of:=ROUND([.$A20]*[.P$1])" office:value-type="float" office:value="12" calcext:value-type="float">
            <text:p>+12</text:p>
          </table:table-cell>
          <table:table-cell table:style-name="ce2" table:formula="of:=&quot;+&quot; &amp; ROUNDUP([.A20]/4) &amp; &quot;d4&quot;" office:value-type="string" office:string-value="+4d4" calcext:value-type="string">
            <text:p>+4d4</text:p>
          </table:table-cell>
          <table:table-cell table:style-name="ce9" table:formula="of:=LOOKUP([.A20];CharacterLevel;SaveTargets)" office:value-type="float" office:value="19" calcext:value-type="float">
            <text:p>19+</text:p>
          </table:table-cell>
          <table:table-cell table:style-name="ce2" table:formula="of:=[.S19]+1" office:value-type="float" office:value="39" calcext:value-type="float">
            <text:p>39</text:p>
          </table:table-cell>
          <table:table-cell table:number-columns-repeated="45"/>
        </table:table-row>
        <table:table-row table:style-name="ro1">
          <table:table-cell table:style-name="ce2" office:value-type="float" office:value="15" calcext:value-type="float">
            <text:p>15</text:p>
          </table:table-cell>
          <table:table-cell table:style-name="ce12" table:formula="of:=[.B20]+100000" office:value-type="float" office:value="790000" calcext:value-type="float">
            <text:p>790,000</text:p>
          </table:table-cell>
          <table:table-cell table:style-name="ce105" table:formula="of:=[.$C$16] &amp; &quot;+&quot; &amp; ([.A21]-10)" office:value-type="string" office:string-value="10d6+5" calcext:value-type="string">
            <text:p>10d6+5</text:p>
          </table:table-cell>
          <table:table-cell table:style-name="ce4" table:formula="of:=ROUNDUP([.A21]/2)-1" office:value-type="float" office:value="7" calcext:value-type="float">
            <text:p>+7</text:p>
          </table:table-cell>
          <table:table-cell table:style-name="ce9" table:formula="of:=13-ROUND([.$A21]/3)" office:value-type="float" office:value="8" calcext:value-type="float">
            <text:p>8+</text:p>
          </table:table-cell>
          <table:table-cell table:style-name="ce9" table:formula="of:=14-ROUND([.$A21]/3)" office:value-type="float" office:value="9" calcext:value-type="float">
            <text:p>9+</text:p>
          </table:table-cell>
          <table:table-cell table:style-name="ce9" table:formula="of:=13-ROUND([.$A21]*(3/7))" office:value-type="float" office:value="7" calcext:value-type="float">
            <text:p>7+</text:p>
          </table:table-cell>
          <table:table-cell table:style-name="ce9" table:formula="of:=16-ROUND([.$A21]*(3/7))" office:value-type="float" office:value="10" calcext:value-type="float">
            <text:p>10+</text:p>
          </table:table-cell>
          <table:table-cell table:style-name="ce9" table:formula="of:=15-ROUNDDOWN([.$A21]/2)" office:value-type="float" office:value="8" calcext:value-type="float">
            <text:p>8+</text:p>
          </table:table-cell>
          <table:table-cell table:style-name="ce9" table:formula="of:=LOOKUP([.A21];CharacterLevel;Competency)" office:value-type="float" office:value="5" calcext:value-type="float">
            <text:p>5+</text:p>
          </table:table-cell>
          <table:table-cell table:style-name="ce4" table:formula="of:=LOOKUP([.A21];CharacterLevel;CompetencyBonus)" office:value-type="float" office:value="10" calcext:value-type="float">
            <text:p>+10</text:p>
          </table:table-cell>
          <table:table-cell table:style-name="ce4" table:formula="of:=ROUND([.$A21]*[.L$1])" office:value-type="float" office:value="12" calcext:value-type="float">
            <text:p>+12</text:p>
          </table:table-cell>
          <table:table-cell table:style-name="ce4" table:formula="of:=ROUND([.$A21]*[.M$1])" office:value-type="float" office:value="11" calcext:value-type="float">
            <text:p>+11</text:p>
          </table:table-cell>
          <table:table-cell table:style-name="ce4" table:formula="of:=ROUNDUP([.$A21]*[.N$1])" office:value-type="float" office:value="14" calcext:value-type="float">
            <text:p>+14</text:p>
          </table:table-cell>
          <table:table-cell table:style-name="ce4" table:formula="of:=ROUNDDOWN([.$A21]*[.O$1])" office:value-type="float" office:value="11" calcext:value-type="float">
            <text:p>+11</text:p>
          </table:table-cell>
          <table:table-cell table:style-name="ce4" table:formula="of:=ROUND([.$A21]*[.P$1])" office:value-type="float" office:value="13" calcext:value-type="float">
            <text:p>+13</text:p>
          </table:table-cell>
          <table:table-cell table:style-name="ce2" table:formula="of:=&quot;+&quot; &amp; ROUNDUP([.A21]/4) &amp; &quot;d4&quot;" office:value-type="string" office:string-value="+4d4" calcext:value-type="string">
            <text:p>+4d4</text:p>
          </table:table-cell>
          <table:table-cell table:style-name="ce9" table:formula="of:=LOOKUP([.A21];CharacterLevel;SaveTargets)" office:value-type="float" office:value="20" calcext:value-type="float">
            <text:p>20+</text:p>
          </table:table-cell>
          <table:table-cell table:style-name="ce2" table:formula="of:=[.S20]+1" office:value-type="float" office:value="40" calcext:value-type="float">
            <text:p>40</text:p>
          </table:table-cell>
          <table:table-cell table:number-columns-repeated="45"/>
        </table:table-row>
        <table:table-row table:style-name="ro1">
          <table:table-cell table:style-name="ce2" office:value-type="float" office:value="16" calcext:value-type="float">
            <text:p>16</text:p>
          </table:table-cell>
          <table:table-cell table:style-name="ce12" table:formula="of:=[.B21]+100000" office:value-type="float" office:value="890000" calcext:value-type="float">
            <text:p>890,000</text:p>
          </table:table-cell>
          <table:table-cell table:style-name="ce105" table:formula="of:=[.$C$16] &amp; &quot;+&quot; &amp; ([.A22]-10)" office:value-type="string" office:string-value="10d6+6" calcext:value-type="string">
            <text:p>10d6+6</text:p>
          </table:table-cell>
          <table:table-cell table:style-name="ce4" table:formula="of:=ROUNDUP([.A22]/2)-1" office:value-type="float" office:value="7" calcext:value-type="float">
            <text:p>+7</text:p>
          </table:table-cell>
          <table:table-cell table:style-name="ce9" table:formula="of:=13-ROUND([.$A22]/3)" office:value-type="float" office:value="8" calcext:value-type="float">
            <text:p>8+</text:p>
          </table:table-cell>
          <table:table-cell table:style-name="ce9" table:formula="of:=14-ROUND([.$A22]/3)" office:value-type="float" office:value="9" calcext:value-type="float">
            <text:p>9+</text:p>
          </table:table-cell>
          <table:table-cell table:style-name="ce9" table:formula="of:=13-ROUND([.$A22]*(3/7))" office:value-type="float" office:value="6" calcext:value-type="float">
            <text:p>6+</text:p>
          </table:table-cell>
          <table:table-cell table:style-name="ce9" table:formula="of:=16-ROUND([.$A22]*(3/7))" office:value-type="float" office:value="9" calcext:value-type="float">
            <text:p>9+</text:p>
          </table:table-cell>
          <table:table-cell table:style-name="ce9" table:formula="of:=15-ROUNDDOWN([.$A22]/2)" office:value-type="float" office:value="7" calcext:value-type="float">
            <text:p>7+</text:p>
          </table:table-cell>
          <table:table-cell table:style-name="ce9" table:formula="of:=LOOKUP([.A22];CharacterLevel;Competency)" office:value-type="float" office:value="5" calcext:value-type="float">
            <text:p>5+</text:p>
          </table:table-cell>
          <table:table-cell table:style-name="ce4" table:formula="of:=LOOKUP([.A22];CharacterLevel;CompetencyBonus)" office:value-type="float" office:value="11" calcext:value-type="float">
            <text:p>+11</text:p>
          </table:table-cell>
          <table:table-cell table:style-name="ce4" table:formula="of:=ROUND([.$A22]*[.L$1])" office:value-type="float" office:value="13" calcext:value-type="float">
            <text:p>+13</text:p>
          </table:table-cell>
          <table:table-cell table:style-name="ce4" table:formula="of:=ROUND([.$A22]*[.M$1])" office:value-type="float" office:value="12" calcext:value-type="float">
            <text:p>+12</text:p>
          </table:table-cell>
          <table:table-cell table:style-name="ce4" table:formula="of:=ROUNDUP([.$A22]*[.N$1])" office:value-type="float" office:value="15" calcext:value-type="float">
            <text:p>+15</text:p>
          </table:table-cell>
          <table:table-cell table:style-name="ce4" table:formula="of:=ROUNDDOWN([.$A22]*[.O$1])" office:value-type="float" office:value="12" calcext:value-type="float">
            <text:p>+12</text:p>
          </table:table-cell>
          <table:table-cell table:style-name="ce4" table:formula="of:=ROUND([.$A22]*[.P$1])" office:value-type="float" office:value="14" calcext:value-type="float">
            <text:p>+14</text:p>
          </table:table-cell>
          <table:table-cell table:style-name="ce2" table:formula="of:=&quot;+&quot; &amp; ROUNDUP([.A22]/4) &amp; &quot;d4&quot;" office:value-type="string" office:string-value="+4d4" calcext:value-type="string">
            <text:p>+4d4</text:p>
          </table:table-cell>
          <table:table-cell table:style-name="ce9" table:formula="of:=LOOKUP([.A22];CharacterLevel;SaveTargets)" office:value-type="float" office:value="20" calcext:value-type="float">
            <text:p>20+</text:p>
          </table:table-cell>
          <table:table-cell table:style-name="ce2" table:formula="of:=[.S21]+1" office:value-type="float" office:value="41" calcext:value-type="float">
            <text:p>41</text:p>
          </table:table-cell>
          <table:table-cell table:number-columns-repeated="45"/>
        </table:table-row>
        <table:table-row table:style-name="ro1">
          <table:table-cell table:style-name="ce2" office:value-type="float" office:value="17" calcext:value-type="float">
            <text:p>17</text:p>
          </table:table-cell>
          <table:table-cell table:style-name="ce12" table:formula="of:=[.B22]+100000" office:value-type="float" office:value="990000" calcext:value-type="float">
            <text:p>990,000</text:p>
          </table:table-cell>
          <table:table-cell table:style-name="ce105" table:formula="of:=[.$C$16] &amp; &quot;+&quot; &amp; ([.A23]-10)" office:value-type="string" office:string-value="10d6+7" calcext:value-type="string">
            <text:p>10d6+7</text:p>
          </table:table-cell>
          <table:table-cell table:style-name="ce4" table:formula="of:=ROUNDUP([.A23]/2)-1" office:value-type="float" office:value="8" calcext:value-type="float">
            <text:p>+8</text:p>
          </table:table-cell>
          <table:table-cell table:style-name="ce9" table:formula="of:=13-ROUND([.$A23]/3)" office:value-type="float" office:value="7" calcext:value-type="float">
            <text:p>7+</text:p>
          </table:table-cell>
          <table:table-cell table:style-name="ce9" table:formula="of:=14-ROUND([.$A23]/3)" office:value-type="float" office:value="8" calcext:value-type="float">
            <text:p>8+</text:p>
          </table:table-cell>
          <table:table-cell table:style-name="ce9" table:formula="of:=13-ROUND([.$A23]*(3/7))" office:value-type="float" office:value="6" calcext:value-type="float">
            <text:p>6+</text:p>
          </table:table-cell>
          <table:table-cell table:style-name="ce9" table:formula="of:=16-ROUND([.$A23]*(3/7))" office:value-type="float" office:value="9" calcext:value-type="float">
            <text:p>9+</text:p>
          </table:table-cell>
          <table:table-cell table:style-name="ce9" table:formula="of:=15-ROUNDDOWN([.$A23]/2)" office:value-type="float" office:value="7" calcext:value-type="float">
            <text:p>7+</text:p>
          </table:table-cell>
          <table:table-cell table:style-name="ce9" table:formula="of:=LOOKUP([.A23];CharacterLevel;Competency)" office:value-type="float" office:value="4" calcext:value-type="float">
            <text:p>4+</text:p>
          </table:table-cell>
          <table:table-cell table:style-name="ce4" table:formula="of:=LOOKUP([.A23];CharacterLevel;CompetencyBonus)" office:value-type="float" office:value="12" calcext:value-type="float">
            <text:p>+12</text:p>
          </table:table-cell>
          <table:table-cell table:style-name="ce4" table:formula="of:=ROUND([.$A23]*[.L$1])" office:value-type="float" office:value="14" calcext:value-type="float">
            <text:p>+14</text:p>
          </table:table-cell>
          <table:table-cell table:style-name="ce4" table:formula="of:=ROUND([.$A23]*[.M$1])" office:value-type="float" office:value="13" calcext:value-type="float">
            <text:p>+13</text:p>
          </table:table-cell>
          <table:table-cell table:style-name="ce4" table:formula="of:=ROUNDUP([.$A23]*[.N$1])" office:value-type="float" office:value="16" calcext:value-type="float">
            <text:p>+16</text:p>
          </table:table-cell>
          <table:table-cell table:style-name="ce4" table:formula="of:=ROUNDDOWN([.$A23]*[.O$1])" office:value-type="float" office:value="12" calcext:value-type="float">
            <text:p>+12</text:p>
          </table:table-cell>
          <table:table-cell table:style-name="ce4" table:formula="of:=ROUND([.$A23]*[.P$1])" office:value-type="float" office:value="14" calcext:value-type="float">
            <text:p>+14</text:p>
          </table:table-cell>
          <table:table-cell table:style-name="ce2" table:formula="of:=&quot;+&quot; &amp; ROUNDUP([.A23]/4) &amp; &quot;d4&quot;" office:value-type="string" office:string-value="+5d4" calcext:value-type="string">
            <text:p>+5d4</text:p>
          </table:table-cell>
          <table:table-cell table:style-name="ce9" table:formula="of:=LOOKUP([.A23];CharacterLevel;SaveTargets)" office:value-type="float" office:value="21" calcext:value-type="float">
            <text:p>21+</text:p>
          </table:table-cell>
          <table:table-cell table:style-name="ce2" table:formula="of:=[.S22]+1" office:value-type="float" office:value="42" calcext:value-type="float">
            <text:p>42</text:p>
          </table:table-cell>
          <table:table-cell table:number-columns-repeated="45"/>
        </table:table-row>
        <table:table-row table:style-name="ro1">
          <table:table-cell table:style-name="ce2" office:value-type="float" office:value="18" calcext:value-type="float">
            <text:p>18</text:p>
          </table:table-cell>
          <table:table-cell table:style-name="ce12" table:formula="of:=[.B23]+100000" office:value-type="float" office:value="1090000" calcext:value-type="float">
            <text:p>1,090,000</text:p>
          </table:table-cell>
          <table:table-cell table:style-name="ce105" table:formula="of:=[.$C$16] &amp; &quot;+&quot; &amp; ([.A24]-10)" office:value-type="string" office:string-value="10d6+8" calcext:value-type="string">
            <text:p>10d6+8</text:p>
          </table:table-cell>
          <table:table-cell table:style-name="ce4" table:formula="of:=ROUNDUP([.A24]/2)-1" office:value-type="float" office:value="8" calcext:value-type="float">
            <text:p>+8</text:p>
          </table:table-cell>
          <table:table-cell table:style-name="ce9" table:formula="of:=13-ROUND([.$A24]/3)" office:value-type="float" office:value="7" calcext:value-type="float">
            <text:p>7+</text:p>
          </table:table-cell>
          <table:table-cell table:style-name="ce9" table:formula="of:=14-ROUND([.$A24]/3)" office:value-type="float" office:value="8" calcext:value-type="float">
            <text:p>8+</text:p>
          </table:table-cell>
          <table:table-cell table:style-name="ce9" table:formula="of:=13-ROUND([.$A24]*(3/7))" office:value-type="float" office:value="5" calcext:value-type="float">
            <text:p>5+</text:p>
          </table:table-cell>
          <table:table-cell table:style-name="ce9" table:formula="of:=16-ROUND([.$A24]*(3/7))" office:value-type="float" office:value="8" calcext:value-type="float">
            <text:p>8+</text:p>
          </table:table-cell>
          <table:table-cell table:style-name="ce9" table:formula="of:=15-ROUNDDOWN([.$A24]/2)" office:value-type="float" office:value="6" calcext:value-type="float">
            <text:p>6+</text:p>
          </table:table-cell>
          <table:table-cell table:style-name="ce9" table:formula="of:=LOOKUP([.A24];CharacterLevel;Competency)" office:value-type="float" office:value="4" calcext:value-type="float">
            <text:p>4+</text:p>
          </table:table-cell>
          <table:table-cell table:style-name="ce4" table:formula="of:=LOOKUP([.A24];CharacterLevel;CompetencyBonus)" office:value-type="float" office:value="12" calcext:value-type="float">
            <text:p>+12</text:p>
          </table:table-cell>
          <table:table-cell table:style-name="ce4" table:formula="of:=ROUND([.$A24]*[.L$1])" office:value-type="float" office:value="14" calcext:value-type="float">
            <text:p>+14</text:p>
          </table:table-cell>
          <table:table-cell table:style-name="ce4" table:formula="of:=ROUND([.$A24]*[.M$1])" office:value-type="float" office:value="14" calcext:value-type="float">
            <text:p>+14</text:p>
          </table:table-cell>
          <table:table-cell table:style-name="ce4" table:formula="of:=ROUNDUP([.$A24]*[.N$1])" office:value-type="float" office:value="17" calcext:value-type="float">
            <text:p>+17</text:p>
          </table:table-cell>
          <table:table-cell table:style-name="ce4" table:formula="of:=ROUNDDOWN([.$A24]*[.O$1])" office:value-type="float" office:value="13" calcext:value-type="float">
            <text:p>+13</text:p>
          </table:table-cell>
          <table:table-cell table:style-name="ce4" table:formula="of:=ROUND([.$A24]*[.P$1])" office:value-type="float" office:value="15" calcext:value-type="float">
            <text:p>+15</text:p>
          </table:table-cell>
          <table:table-cell table:style-name="ce2" table:formula="of:=&quot;+&quot; &amp; ROUNDUP([.A24]/4) &amp; &quot;d4&quot;" office:value-type="string" office:string-value="+5d4" calcext:value-type="string">
            <text:p>+5d4</text:p>
          </table:table-cell>
          <table:table-cell table:style-name="ce9" table:formula="of:=LOOKUP([.A24];CharacterLevel;SaveTargets)" office:value-type="float" office:value="21" calcext:value-type="float">
            <text:p>21+</text:p>
          </table:table-cell>
          <table:table-cell table:style-name="ce2" table:formula="of:=[.S23]+1" office:value-type="float" office:value="43" calcext:value-type="float">
            <text:p>43</text:p>
          </table:table-cell>
          <table:table-cell table:number-columns-repeated="45"/>
        </table:table-row>
        <table:table-row table:style-name="ro1">
          <table:table-cell table:style-name="ce2" office:value-type="float" office:value="19" calcext:value-type="float">
            <text:p>19</text:p>
          </table:table-cell>
          <table:table-cell table:style-name="ce12" table:formula="of:=[.B24]+100000" office:value-type="float" office:value="1190000" calcext:value-type="float">
            <text:p>1,190,000</text:p>
          </table:table-cell>
          <table:table-cell table:style-name="ce105" table:formula="of:=[.$C$16] &amp; &quot;+&quot; &amp; ([.A25]-10)" office:value-type="string" office:string-value="10d6+9" calcext:value-type="string">
            <text:p>10d6+9</text:p>
          </table:table-cell>
          <table:table-cell table:style-name="ce4" table:formula="of:=ROUNDUP([.A25]/2)-1" office:value-type="float" office:value="9" calcext:value-type="float">
            <text:p>+9</text:p>
          </table:table-cell>
          <table:table-cell table:style-name="ce9" table:formula="of:=13-ROUND([.$A25]/3)" office:value-type="float" office:value="7" calcext:value-type="float">
            <text:p>7+</text:p>
          </table:table-cell>
          <table:table-cell table:style-name="ce9" table:formula="of:=14-ROUND([.$A25]/3)" office:value-type="float" office:value="8" calcext:value-type="float">
            <text:p>8+</text:p>
          </table:table-cell>
          <table:table-cell table:style-name="ce9" table:formula="of:=13-ROUND([.$A25]*(3/7))" office:value-type="float" office:value="5" calcext:value-type="float">
            <text:p>5+</text:p>
          </table:table-cell>
          <table:table-cell table:style-name="ce9" table:formula="of:=16-ROUND([.$A25]*(3/7))" office:value-type="float" office:value="8" calcext:value-type="float">
            <text:p>8+</text:p>
          </table:table-cell>
          <table:table-cell table:style-name="ce9" table:formula="of:=15-ROUNDDOWN([.$A25]/2)" office:value-type="float" office:value="6" calcext:value-type="float">
            <text:p>6+</text:p>
          </table:table-cell>
          <table:table-cell table:style-name="ce9" table:formula="of:=LOOKUP([.A25];CharacterLevel;Competency)" office:value-type="float" office:value="3" calcext:value-type="float">
            <text:p>3+</text:p>
          </table:table-cell>
          <table:table-cell table:style-name="ce4" table:formula="of:=LOOKUP([.A25];CharacterLevel;CompetencyBonus)" office:value-type="float" office:value="13" calcext:value-type="float">
            <text:p>+13</text:p>
          </table:table-cell>
          <table:table-cell table:style-name="ce4" table:formula="of:=ROUND([.$A25]*[.L$1])" office:value-type="float" office:value="15" calcext:value-type="float">
            <text:p>+15</text:p>
          </table:table-cell>
          <table:table-cell table:style-name="ce4" table:formula="of:=ROUND([.$A25]*[.M$1])" office:value-type="float" office:value="14" calcext:value-type="float">
            <text:p>+14</text:p>
          </table:table-cell>
          <table:table-cell table:style-name="ce4" table:formula="of:=ROUNDUP([.$A25]*[.N$1])" office:value-type="float" office:value="18" calcext:value-type="float">
            <text:p>+18</text:p>
          </table:table-cell>
          <table:table-cell table:style-name="ce4" table:formula="of:=ROUNDDOWN([.$A25]*[.O$1])" office:value-type="float" office:value="14" calcext:value-type="float">
            <text:p>+14</text:p>
          </table:table-cell>
          <table:table-cell table:style-name="ce4" table:formula="of:=ROUND([.$A25]*[.P$1])" office:value-type="float" office:value="16" calcext:value-type="float">
            <text:p>+16</text:p>
          </table:table-cell>
          <table:table-cell table:style-name="ce2" table:formula="of:=&quot;+&quot; &amp; ROUNDUP([.A25]/4) &amp; &quot;d4&quot;" office:value-type="string" office:string-value="+5d4" calcext:value-type="string">
            <text:p>+5d4</text:p>
          </table:table-cell>
          <table:table-cell table:style-name="ce9" table:formula="of:=LOOKUP([.A25];CharacterLevel;SaveTargets)" office:value-type="float" office:value="22" calcext:value-type="float">
            <text:p>22+</text:p>
          </table:table-cell>
          <table:table-cell table:style-name="ce2" table:formula="of:=[.S24]+1" office:value-type="float" office:value="44" calcext:value-type="float">
            <text:p>44</text:p>
          </table:table-cell>
          <table:table-cell table:number-columns-repeated="45"/>
        </table:table-row>
        <table:table-row table:style-name="ro1">
          <table:table-cell table:style-name="ce2" office:value-type="float" office:value="20" calcext:value-type="float">
            <text:p>20</text:p>
          </table:table-cell>
          <table:table-cell table:style-name="ce12" table:formula="of:=[.B25]+100000" office:value-type="float" office:value="1290000" calcext:value-type="float">
            <text:p>1,290,000</text:p>
          </table:table-cell>
          <table:table-cell table:style-name="ce105" table:formula="of:=[.$C$16] &amp; &quot;+&quot; &amp; ([.A26]-10)" office:value-type="string" office:string-value="10d6+10" calcext:value-type="string">
            <text:p>10d6+10</text:p>
          </table:table-cell>
          <table:table-cell table:style-name="ce4" table:formula="of:=ROUNDUP([.A26]/2)-1" office:value-type="float" office:value="9" calcext:value-type="float">
            <text:p>+9</text:p>
          </table:table-cell>
          <table:table-cell table:style-name="ce9" table:formula="of:=13-ROUND([.$A26]/3)" office:value-type="float" office:value="6" calcext:value-type="float">
            <text:p>6+</text:p>
          </table:table-cell>
          <table:table-cell table:style-name="ce9" table:formula="of:=14-ROUND([.$A26]/3)" office:value-type="float" office:value="7" calcext:value-type="float">
            <text:p>7+</text:p>
          </table:table-cell>
          <table:table-cell table:style-name="ce9" table:formula="of:=13-ROUND([.$A26]*(3/7))" office:value-type="float" office:value="4" calcext:value-type="float">
            <text:p>4+</text:p>
          </table:table-cell>
          <table:table-cell table:style-name="ce9" table:formula="of:=16-ROUND([.$A26]*(3/7))" office:value-type="float" office:value="7" calcext:value-type="float">
            <text:p>7+</text:p>
          </table:table-cell>
          <table:table-cell table:style-name="ce9" table:formula="of:=15-ROUNDDOWN([.$A26]/2)" office:value-type="float" office:value="5" calcext:value-type="float">
            <text:p>5+</text:p>
          </table:table-cell>
          <table:table-cell table:style-name="ce9" table:formula="of:=LOOKUP([.A26];CharacterLevel;Competency)" office:value-type="float" office:value="3" calcext:value-type="float">
            <text:p>3+</text:p>
          </table:table-cell>
          <table:table-cell table:style-name="ce4" table:formula="of:=LOOKUP([.A26];CharacterLevel;CompetencyBonus)" office:value-type="float" office:value="14" calcext:value-type="float">
            <text:p>+14</text:p>
          </table:table-cell>
          <table:table-cell table:style-name="ce4" table:formula="of:=ROUND([.$A26]*[.L$1])" office:value-type="float" office:value="16" calcext:value-type="float">
            <text:p>+16</text:p>
          </table:table-cell>
          <table:table-cell table:style-name="ce4" table:formula="of:=ROUND([.$A26]*[.M$1])" office:value-type="float" office:value="15" calcext:value-type="float">
            <text:p>+15</text:p>
          </table:table-cell>
          <table:table-cell table:style-name="ce4" table:formula="of:=ROUNDUP([.$A26]*[.N$1])" office:value-type="float" office:value="18" calcext:value-type="float">
            <text:p>+18</text:p>
          </table:table-cell>
          <table:table-cell table:style-name="ce4" table:formula="of:=ROUNDDOWN([.$A26]*[.O$1])" office:value-type="float" office:value="15" calcext:value-type="float">
            <text:p>+15</text:p>
          </table:table-cell>
          <table:table-cell table:style-name="ce4" table:formula="of:=ROUND([.$A26]*[.P$1])" office:value-type="float" office:value="17" calcext:value-type="float">
            <text:p>+17</text:p>
          </table:table-cell>
          <table:table-cell table:style-name="ce2" table:formula="of:=&quot;+&quot; &amp; ROUNDUP([.A26]/4) &amp; &quot;d4&quot;" office:value-type="string" office:string-value="+5d4" calcext:value-type="string">
            <text:p>+5d4</text:p>
          </table:table-cell>
          <table:table-cell table:style-name="ce9" table:formula="of:=LOOKUP([.A26];CharacterLevel;SaveTargets)" office:value-type="float" office:value="22" calcext:value-type="float">
            <text:p>22+</text:p>
          </table:table-cell>
          <table:table-cell table:style-name="ce2" table:formula="of:=[.S25]+1" office:value-type="float" office:value="45" calcext:value-type="float">
            <text:p>45</text:p>
          </table:table-cell>
          <table:table-cell table:number-columns-repeated="45"/>
        </table:table-row>
        <table:table-row table:style-name="ro1">
          <table:table-cell table:style-name="ce10" office:value-type="string" calcext:value-type="string">
            <text:p>* CON modifiers no longer apply after level 10.</text:p>
          </table:table-cell>
          <table:table-cell table:number-columns-repeated="15"/>
          <table:table-cell table:style-name="ce2"/>
          <table:table-cell table:number-columns-repeated="47"/>
        </table:table-row>
        <table:table-row table:style-name="ro1">
          <table:table-cell table:number-columns-repeated="16"/>
          <table:table-cell table:style-name="ce2"/>
          <table:table-cell table:number-columns-repeated="47"/>
        </table:table-row>
        <table:table-row table:style-name="ro1">
          <table:table-cell table:style-name="ce53" office:value-type="string" calcext:value-type="string">
            <text:p>Thief Skills</text:p>
          </table:table-cell>
          <table:table-cell table:number-columns-repeated="15"/>
          <table:table-cell table:style-name="ce2"/>
          <table:table-cell table:number-columns-repeated="47"/>
        </table:table-row>
        <table:table-row table:style-name="ro1">
          <table:table-cell office:value-type="string" calcext:value-type="string">
            <text:p>Climb Wall (+0)</text:p>
          </table:table-cell>
          <table:table-cell table:number-columns-repeated="15"/>
          <table:table-cell table:style-name="ce2"/>
          <table:table-cell table:number-columns-repeated="47"/>
        </table:table-row>
        <table:table-row table:style-name="ro1">
          <table:table-cell office:value-type="string" calcext:value-type="string">
            <text:p>Decipher Document (-3)</text:p>
          </table:table-cell>
          <table:table-cell table:number-columns-repeated="15"/>
          <table:table-cell table:style-name="ce2"/>
          <table:table-cell table:number-columns-repeated="47"/>
        </table:table-row>
        <table:table-row table:style-name="ro1">
          <table:table-cell office:value-type="string" calcext:value-type="string">
            <text:p>Disarm Device (-2)</text:p>
          </table:table-cell>
          <table:table-cell table:number-columns-repeated="15"/>
          <table:table-cell table:style-name="ce2"/>
          <table:table-cell table:number-columns-repeated="47"/>
        </table:table-row>
        <table:table-row table:style-name="ro1">
          <table:table-cell office:value-type="string" calcext:value-type="string">
            <text:p>Legerdemain (-1)</text:p>
          </table:table-cell>
          <table:table-cell table:number-columns-repeated="15"/>
          <table:table-cell table:style-name="ce2"/>
          <table:table-cell table:number-columns-repeated="47"/>
        </table:table-row>
        <table:table-row table:style-name="ro1">
          <table:table-cell office:value-type="string" calcext:value-type="string">
            <text:p>Perception (+0)</text:p>
          </table:table-cell>
          <table:table-cell table:number-columns-repeated="15"/>
          <table:table-cell table:style-name="ce2"/>
          <table:table-cell table:number-columns-repeated="47"/>
        </table:table-row>
        <table:table-row table:style-name="ro1">
          <table:table-cell office:value-type="string" calcext:value-type="string">
            <text:p>Pick Lock (+0)</text:p>
          </table:table-cell>
          <table:table-cell table:number-columns-repeated="15"/>
          <table:table-cell table:style-name="ce2"/>
          <table:table-cell table:number-columns-repeated="47"/>
        </table:table-row>
        <table:table-row table:style-name="ro1">
          <table:table-cell office:value-type="string" calcext:value-type="string">
            <text:p>Stealth (+0)</text:p>
          </table:table-cell>
          <table:table-cell table:number-columns-repeated="15"/>
          <table:table-cell table:style-name="ce2"/>
          <table:table-cell table:number-columns-repeated="47"/>
        </table:table-row>
        <table:table-row table:style-name="ro1" table:number-rows-repeated="969">
          <table:table-cell table:number-columns-repeated="16"/>
          <table:table-cell table:style-name="ce2"/>
          <table:table-cell table:number-columns-repeated="47"/>
        </table:table-row>
        <table:table-row table:style-name="ro2" table:number-rows-repeated="1047570">
          <table:table-cell table:number-columns-repeated="64"/>
        </table:table-row>
        <table:table-row table:style-name="ro2">
          <table:table-cell table:number-columns-repeated="64"/>
        </table:table-row>
      </table:table>
      <table:table table:name="Assassin" table:style-name="ta6">
        <table:table-column table:style-name="co24" table:default-cell-style-name="Default"/>
        <table:table-column table:style-name="co25" table:default-cell-style-name="Default"/>
        <table:table-column table:style-name="co52" table:default-cell-style-name="Default"/>
        <table:table-column table:style-name="co27" table:default-cell-style-name="Default"/>
        <table:table-column table:style-name="co14" table:visibility="collapse" table:default-cell-style-name="Default"/>
        <table:table-column table:style-name="co28" table:visibility="collapse" table:default-cell-style-name="Default"/>
        <table:table-column table:style-name="co29" table:visibility="collapse" table:default-cell-style-name="Default"/>
        <table:table-column table:style-name="co30" table:visibility="collapse" table:default-cell-style-name="Default"/>
        <table:table-column table:style-name="co31" table:visibility="collapse" table:default-cell-style-name="Default"/>
        <table:table-column table:style-name="co32" table:visibility="collapse" table:default-cell-style-name="Default"/>
        <table:table-column table:style-name="co38" table:default-cell-style-name="Default"/>
        <table:table-column table:style-name="co14"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49" table:default-cell-style-name="Default"/>
        <table:table-column table:style-name="co54" table:default-cell-style-name="Default"/>
        <table:table-column table:style-name="co54" table:default-cell-style-name="ce56"/>
        <table:table-column table:style-name="co8" table:default-cell-style-name="Default"/>
        <table:table-column table:style-name="co50" table:default-cell-style-name="Default"/>
        <table:table-column table:style-name="co42" table:default-cell-style-name="Default"/>
        <table:table-column table:style-name="co50" table:default-cell-style-name="Default"/>
        <table:table-column table:style-name="co46" table:default-cell-style-name="Default"/>
        <table:table-column table:style-name="co55" table:default-cell-style-name="Default"/>
        <table:table-column table:style-name="co56" table:default-cell-style-name="Default"/>
        <table:table-column table:style-name="co50" table:default-cell-style-name="Default"/>
        <table:table-column table:style-name="co42" table:default-cell-style-name="Default"/>
        <table:table-column table:style-name="co50" table:default-cell-style-name="Default"/>
        <table:table-column table:style-name="co57" table:default-cell-style-name="Default"/>
        <table:table-column table:style-name="co55" table:default-cell-style-name="Default"/>
        <table:table-column table:style-name="co56" table:default-cell-style-name="Default"/>
        <table:table-column table:style-name="co50" table:default-cell-style-name="Default"/>
        <table:table-column table:style-name="co42" table:number-columns-repeated="31" table:default-cell-style-name="Default"/>
        <table:table-row table:style-name="ro1">
          <table:table-cell table:style-name="ce3"/>
          <table:table-cell table:number-columns-repeated="10"/>
          <table:table-cell office:value-type="float" office:value="0.8" calcext:value-type="float">
            <text:p>0.8</text:p>
          </table:table-cell>
          <table:table-cell office:value-type="float" office:value="0.75" calcext:value-type="float">
            <text:p>0.75</text:p>
          </table:table-cell>
          <table:table-cell office:value-type="float" office:value="0.85" calcext:value-type="float">
            <text:p>0.85</text:p>
          </table:table-cell>
          <table:table-cell office:value-type="float" office:value="0.7" calcext:value-type="float">
            <text:p>0.7</text:p>
          </table:table-cell>
          <table:table-cell office:value-type="float" office:value="0.8" calcext:value-type="float">
            <text:p>0.8</text:p>
          </table:table-cell>
          <table:table-cell table:number-columns-repeated="2"/>
          <table:table-cell office:value-type="float" office:value="3.5" calcext:value-type="float">
            <text:p>3.5</text:p>
          </table:table-cell>
          <table:table-cell table:number-columns-repeated="45"/>
        </table:table-row>
        <table:table-row table:style-name="ro2">
          <table:table-cell table:number-columns-repeated="18"/>
          <table:table-cell office:value-type="float" office:value="2" calcext:value-type="float">
            <text:p>2</text:p>
          </table:table-cell>
          <table:table-cell table:number-columns-repeated="45"/>
        </table:table-row>
        <table:table-row table:style-name="ro1">
          <table:table-cell table:style-name="ce2"/>
          <table:table-cell table:number-columns-repeated="2"/>
          <table:table-cell table:style-name="ce1" office:value-type="string" calcext:value-type="string">
            <text:p>Base</text:p>
          </table:table-cell>
          <table:table-cell table:style-name="ce1" table:number-columns-repeated="5"/>
          <table:table-cell table:style-name="ce82"/>
          <table:table-cell table:number-columns-repeated="7"/>
          <table:table-cell table:style-name="ce1" table:number-columns-repeated="3"/>
          <table:table-cell table:number-columns-repeated="44"/>
        </table:table-row>
        <table:table-row table:style-name="ro1">
          <table:table-cell table:style-name="ce2"/>
          <table:table-cell/>
          <table:table-cell table:style-name="ce1" office:value-type="string" calcext:value-type="string">
            <text:p>Hit</text:p>
          </table:table-cell>
          <table:table-cell table:style-name="ce1" office:value-type="string" calcext:value-type="string">
            <text:p>Attack</text:p>
          </table:table-cell>
          <table:table-cell table:style-name="ce1" table:number-columns-repeated="6"/>
          <table:table-cell table:style-name="ce1" office:value-type="string" calcext:value-type="string">
            <text:p>Alternate</text:p>
          </table:table-cell>
          <table:table-cell table:style-name="ce8" office:value-type="string" calcext:value-type="string" table:number-columns-spanned="5" table:number-rows-spanned="1">
            <text:p>Alternate Saves</text:p>
          </table:table-cell>
          <table:covered-table-cell table:number-columns-repeated="4"/>
          <table:table-cell table:style-name="ce1" office:value-type="string" calcext:value-type="string">
            <text:p>Save</text:p>
          </table:table-cell>
          <table:table-cell table:style-name="ce1" office:value-type="string" calcext:value-type="string">
            <text:p>Sneak</text:p>
          </table:table-cell>
          <table:table-cell table:style-name="ce34" office:value-type="string" calcext:value-type="string">
            <text:p>Average</text:p>
          </table:table-cell>
          <table:table-cell table:style-name="ce1"/>
          <table:table-cell table:number-columns-repeated="44"/>
        </table:table-row>
        <table:table-row table:style-name="ro1">
          <table:table-cell table:style-name="ce1" office:value-type="string" calcext:value-type="string">
            <text:p>Level</text:p>
          </table:table-cell>
          <table:table-cell table:style-name="ce1" office:value-type="string" calcext:value-type="string">
            <text:p>XP</text:p>
          </table:table-cell>
          <table:table-cell table:style-name="ce1" office:value-type="string" calcext:value-type="string">
            <text:p>Dice*</text:p>
          </table:table-cell>
          <table:table-cell table:style-name="ce1" office:value-type="string" calcext:value-type="string">
            <text:p>Bonus</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number-columns-repeated="2" table:style-name="ce1" office:value-type="string" calcext:value-type="string">
            <text:p>Competence</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style-name="ce1" office:value-type="string" calcext:value-type="string">
            <text:p>Target</text:p>
          </table:table-cell>
          <table:table-cell table:style-name="ce1" office:value-type="string" calcext:value-type="string">
            <text:p>Attack</text:p>
          </table:table-cell>
          <table:table-cell table:style-name="ce34" office:value-type="string" calcext:value-type="string">
            <text:p>HP</text:p>
          </table:table-cell>
          <table:table-cell table:style-name="ce1"/>
          <table:table-cell table:number-columns-repeated="44"/>
        </table:table-row>
        <table:table-row table:style-name="ro1">
          <table:table-cell table:style-name="ce2" office:value-type="float" office:value="1" calcext:value-type="float">
            <text:p>1</text:p>
          </table:table-cell>
          <table:table-cell table:style-name="ce11" office:value-type="float" office:value="0" calcext:value-type="float">
            <text:p>0</text:p>
          </table:table-cell>
          <table:table-cell table:style-name="ce2" table:formula="of:=[.A6]&amp;&quot;d6&quot;" office:value-type="string" office:string-value="1d6" calcext:value-type="string">
            <text:p>1d6</text:p>
          </table:table-cell>
          <table:table-cell table:style-name="ce4" table:formula="of:=ROUNDDOWN([.A6]/2)" office:value-type="float" office:value="0" calcext:value-type="float">
            <text:p>+0</text:p>
          </table:table-cell>
          <table:table-cell table:style-name="ce9" table:formula="of:=13-(ROUND([.A6]/3))" office:value-type="float" office:value="13" calcext:value-type="float">
            <text:p>13+</text:p>
          </table:table-cell>
          <table:table-cell table:style-name="ce9" table:formula="of:=14-ROUND([.A6]/3)" office:value-type="float" office:value="14" calcext:value-type="float">
            <text:p>14+</text:p>
          </table:table-cell>
          <table:table-cell table:style-name="ce9" table:formula="of:=13-ROUND([.A6]*(2/5))" office:value-type="float" office:value="13" calcext:value-type="float">
            <text:p>13+</text:p>
          </table:table-cell>
          <table:table-cell table:style-name="ce9" table:formula="of:=16-ROUND([.A6]*(2/5))" office:value-type="float" office:value="16" calcext:value-type="float">
            <text:p>16+</text:p>
          </table:table-cell>
          <table:table-cell table:style-name="ce9" table:formula="of:=15-ROUND([.A6]*(7/15))" office:value-type="float" office:value="15" calcext:value-type="float">
            <text:p>15+</text:p>
          </table:table-cell>
          <table:table-cell table:style-name="ce9" table:formula="of:=LOOKUP([.A6];CharacterLevel;Competency)" office:value-type="float" office:value="11" calcext:value-type="float">
            <text:p>11+</text:p>
          </table:table-cell>
          <table:table-cell table:style-name="ce4" table:formula="of:=LOOKUP([.A6];CharacterLevel;CompetencyBonus)" office:value-type="float" office:value="1" calcext:value-type="float">
            <text:p>+1</text:p>
          </table:table-cell>
          <table:table-cell table:style-name="ce4" table:formula="of:=ROUND([.$A6] * [.L$1])" office:value-type="float" office:value="1" calcext:value-type="float">
            <text:p>+1</text:p>
          </table:table-cell>
          <table:table-cell table:style-name="ce4" table:formula="of:=ROUNDUP([.$A6] * [.M$1])" office:value-type="float" office:value="1" calcext:value-type="float">
            <text:p>+1</text:p>
          </table:table-cell>
          <table:table-cell table:style-name="ce4" table:formula="of:=ROUND([.$A6] * [.N$1])" office:value-type="float" office:value="1" calcext:value-type="float">
            <text:p>+1</text:p>
          </table:table-cell>
          <table:table-cell table:style-name="ce4" table:formula="of:=ROUNDDOWN([.$A6] * [.O$1])" office:value-type="float" office:value="0" calcext:value-type="float">
            <text:p>+0</text:p>
          </table:table-cell>
          <table:table-cell table:style-name="ce4" table:formula="of:=ROUND([.$A6] * [.P$1])" office:value-type="float" office:value="1" calcext:value-type="float">
            <text:p>+1</text:p>
          </table:table-cell>
          <table:table-cell table:style-name="ce9" table:formula="of:=LOOKUP([.A6];CharacterLevel;SaveTargets)" office:value-type="float" office:value="13" calcext:value-type="float">
            <text:p>13+</text:p>
          </table:table-cell>
          <table:table-cell table:style-name="ce2" table:formula="of:=LOOKUP([.A6];CharacterLevel;SneakAttack)" office:value-type="string" office:string-value="+1d4" calcext:value-type="string">
            <text:p>+1d4</text:p>
          </table:table-cell>
          <table:table-cell office:value-type="float" office:value="6" calcext:value-type="float">
            <text:p>6</text:p>
          </table:table-cell>
          <table:table-cell table:style-name="ce2"/>
          <table:table-cell table:number-columns-repeated="44"/>
        </table:table-row>
        <table:table-row table:style-name="ro1">
          <table:table-cell table:style-name="ce2" office:value-type="float" office:value="2" calcext:value-type="float">
            <text:p>2</text:p>
          </table:table-cell>
          <table:table-cell table:style-name="ce11" office:value-type="float" office:value="1500" calcext:value-type="float">
            <text:p>1,500</text:p>
          </table:table-cell>
          <table:table-cell table:style-name="ce2" table:formula="of:=[.A7]&amp;&quot;d6&quot;" office:value-type="string" office:string-value="2d6" calcext:value-type="string">
            <text:p>2d6</text:p>
          </table:table-cell>
          <table:table-cell table:style-name="ce4" table:formula="of:=ROUNDDOWN([.A7]/2)" office:value-type="float" office:value="1" calcext:value-type="float">
            <text:p>+1</text:p>
          </table:table-cell>
          <table:table-cell table:style-name="ce9" table:formula="of:=13-(ROUND([.A7]/3))" office:value-type="float" office:value="12" calcext:value-type="float">
            <text:p>12+</text:p>
          </table:table-cell>
          <table:table-cell table:style-name="ce9" table:formula="of:=14-ROUND([.A7]/3)" office:value-type="float" office:value="13" calcext:value-type="float">
            <text:p>13+</text:p>
          </table:table-cell>
          <table:table-cell table:style-name="ce9" table:formula="of:=13-ROUND([.A7]*(2/5))" office:value-type="float" office:value="12" calcext:value-type="float">
            <text:p>12+</text:p>
          </table:table-cell>
          <table:table-cell table:style-name="ce9" table:formula="of:=16-ROUND([.A7]*(2/5))" office:value-type="float" office:value="15" calcext:value-type="float">
            <text:p>15+</text:p>
          </table:table-cell>
          <table:table-cell table:style-name="ce9" table:formula="of:=15-ROUND([.A7]*(7/15))" office:value-type="float" office:value="14" calcext:value-type="float">
            <text:p>14+</text:p>
          </table:table-cell>
          <table:table-cell table:style-name="ce9" table:formula="of:=LOOKUP([.A7];CharacterLevel;Competency)" office:value-type="float" office:value="11" calcext:value-type="float">
            <text:p>11+</text:p>
          </table:table-cell>
          <table:table-cell table:style-name="ce4" table:formula="of:=LOOKUP([.A7];CharacterLevel;CompetencyBonus)" office:value-type="float" office:value="2" calcext:value-type="float">
            <text:p>+2</text:p>
          </table:table-cell>
          <table:table-cell table:style-name="ce4" table:formula="of:=ROUND([.$A7] * [.L$1])" office:value-type="float" office:value="2" calcext:value-type="float">
            <text:p>+2</text:p>
          </table:table-cell>
          <table:table-cell table:style-name="ce4" table:formula="of:=ROUNDUP([.$A7] * [.M$1])" office:value-type="float" office:value="2" calcext:value-type="float">
            <text:p>+2</text:p>
          </table:table-cell>
          <table:table-cell table:style-name="ce4" table:formula="of:=ROUND([.$A7] * [.N$1])" office:value-type="float" office:value="2" calcext:value-type="float">
            <text:p>+2</text:p>
          </table:table-cell>
          <table:table-cell table:style-name="ce4" table:formula="of:=ROUNDDOWN([.$A7] * [.O$1])" office:value-type="float" office:value="1" calcext:value-type="float">
            <text:p>+1</text:p>
          </table:table-cell>
          <table:table-cell table:style-name="ce4" table:formula="of:=ROUND([.$A7] * [.P$1])" office:value-type="float" office:value="2" calcext:value-type="float">
            <text:p>+2</text:p>
          </table:table-cell>
          <table:table-cell table:style-name="ce9" table:formula="of:=LOOKUP([.A7];CharacterLevel;SaveTargets)" office:value-type="float" office:value="13" calcext:value-type="float">
            <text:p>13+</text:p>
          </table:table-cell>
          <table:table-cell table:style-name="ce2" table:formula="of:=LOOKUP([.A7];CharacterLevel;SneakAttack)" office:value-type="string" office:string-value="+1d4" calcext:value-type="string">
            <text:p>+1d4</text:p>
          </table:table-cell>
          <table:table-cell table:formula="of:=[.$A7]*[.S$1]" office:value-type="float" office:value="7" calcext:value-type="float">
            <text:p>7</text:p>
          </table:table-cell>
          <table:table-cell table:style-name="ce2"/>
          <table:table-cell table:number-columns-repeated="13"/>
          <table:table-cell office:value-type="float" office:value="424.32" calcext:value-type="float">
            <text:p>424.32</text:p>
          </table:table-cell>
          <table:table-cell table:number-columns-repeated="30"/>
        </table:table-row>
        <table:table-row table:style-name="ro1">
          <table:table-cell table:style-name="ce2" office:value-type="float" office:value="3" calcext:value-type="float">
            <text:p>3</text:p>
          </table:table-cell>
          <table:table-cell table:style-name="ce11" table:formula="of:=[.B7]*2" office:value-type="float" office:value="3000" calcext:value-type="float">
            <text:p>3,000</text:p>
          </table:table-cell>
          <table:table-cell table:style-name="ce2" table:formula="of:=[.A8]&amp;&quot;d6&quot;" office:value-type="string" office:string-value="3d6" calcext:value-type="string">
            <text:p>3d6</text:p>
          </table:table-cell>
          <table:table-cell table:style-name="ce4" table:formula="of:=ROUNDDOWN([.A8]/2)" office:value-type="float" office:value="1" calcext:value-type="float">
            <text:p>+1</text:p>
          </table:table-cell>
          <table:table-cell table:style-name="ce9" table:formula="of:=13-(ROUND([.A8]/3))" office:value-type="float" office:value="12" calcext:value-type="float">
            <text:p>12+</text:p>
          </table:table-cell>
          <table:table-cell table:style-name="ce9" table:formula="of:=14-ROUND([.A8]/3)" office:value-type="float" office:value="13" calcext:value-type="float">
            <text:p>13+</text:p>
          </table:table-cell>
          <table:table-cell table:style-name="ce9" table:formula="of:=13-ROUND([.A8]*(2/5))" office:value-type="float" office:value="12" calcext:value-type="float">
            <text:p>12+</text:p>
          </table:table-cell>
          <table:table-cell table:style-name="ce9" table:formula="of:=16-ROUND([.A8]*(2/5))" office:value-type="float" office:value="15" calcext:value-type="float">
            <text:p>15+</text:p>
          </table:table-cell>
          <table:table-cell table:style-name="ce9" table:formula="of:=15-ROUND([.A8]*(7/15))" office:value-type="float" office:value="14" calcext:value-type="float">
            <text:p>14+</text:p>
          </table:table-cell>
          <table:table-cell table:style-name="ce9" table:formula="of:=LOOKUP([.A8];CharacterLevel;Competency)" office:value-type="float" office:value="10" calcext:value-type="float">
            <text:p>10+</text:p>
          </table:table-cell>
          <table:table-cell table:style-name="ce4" table:formula="of:=LOOKUP([.A8];CharacterLevel;CompetencyBonus)" office:value-type="float" office:value="2" calcext:value-type="float">
            <text:p>+2</text:p>
          </table:table-cell>
          <table:table-cell table:style-name="ce4" table:formula="of:=ROUND([.$A8] * [.L$1])" office:value-type="float" office:value="2" calcext:value-type="float">
            <text:p>+2</text:p>
          </table:table-cell>
          <table:table-cell table:style-name="ce4" table:formula="of:=ROUNDUP([.$A8] * [.M$1])" office:value-type="float" office:value="3" calcext:value-type="float">
            <text:p>+3</text:p>
          </table:table-cell>
          <table:table-cell table:style-name="ce4" table:formula="of:=ROUND([.$A8] * [.N$1])" office:value-type="float" office:value="3" calcext:value-type="float">
            <text:p>+3</text:p>
          </table:table-cell>
          <table:table-cell table:style-name="ce4" table:formula="of:=ROUNDDOWN([.$A8] * [.O$1])" office:value-type="float" office:value="2" calcext:value-type="float">
            <text:p>+2</text:p>
          </table:table-cell>
          <table:table-cell table:style-name="ce4" table:formula="of:=ROUND([.$A8] * [.P$1])" office:value-type="float" office:value="2" calcext:value-type="float">
            <text:p>+2</text:p>
          </table:table-cell>
          <table:table-cell table:style-name="ce9" table:formula="of:=LOOKUP([.A8];CharacterLevel;SaveTargets)" office:value-type="float" office:value="14" calcext:value-type="float">
            <text:p>14+</text:p>
          </table:table-cell>
          <table:table-cell table:style-name="ce2" table:formula="of:=LOOKUP([.A8];CharacterLevel;SneakAttack)" office:value-type="string" office:string-value="+1d4" calcext:value-type="string">
            <text:p>+1d4</text:p>
          </table:table-cell>
          <table:table-cell table:formula="of:=[.$A8]*[.S$1]" office:value-type="float" office:value="10.5" calcext:value-type="float">
            <text:p>10.5</text:p>
          </table:table-cell>
          <table:table-cell table:style-name="ce2"/>
          <table:table-cell table:number-columns-repeated="13"/>
          <table:table-cell office:value-type="float" office:value="470.77" calcext:value-type="float">
            <text:p>470.77</text:p>
          </table:table-cell>
          <table:table-cell table:number-columns-repeated="30"/>
        </table:table-row>
        <table:table-row table:style-name="ro1">
          <table:table-cell table:style-name="ce2" office:value-type="float" office:value="4" calcext:value-type="float">
            <text:p>4</text:p>
          </table:table-cell>
          <table:table-cell table:style-name="ce11" table:formula="of:=[.B8]*2" office:value-type="float" office:value="6000" calcext:value-type="float">
            <text:p>6,000</text:p>
          </table:table-cell>
          <table:table-cell table:style-name="ce2" table:formula="of:=[.A9]&amp;&quot;d6&quot;" office:value-type="string" office:string-value="4d6" calcext:value-type="string">
            <text:p>4d6</text:p>
          </table:table-cell>
          <table:table-cell table:style-name="ce4" table:formula="of:=ROUNDDOWN([.A9]/2)" office:value-type="float" office:value="2" calcext:value-type="float">
            <text:p>+2</text:p>
          </table:table-cell>
          <table:table-cell table:style-name="ce9" table:formula="of:=13-(ROUND([.A9]/3))" office:value-type="float" office:value="12" calcext:value-type="float">
            <text:p>12+</text:p>
          </table:table-cell>
          <table:table-cell table:style-name="ce9" table:formula="of:=14-ROUND([.A9]/3)" office:value-type="float" office:value="13" calcext:value-type="float">
            <text:p>13+</text:p>
          </table:table-cell>
          <table:table-cell table:style-name="ce9" table:formula="of:=13-ROUND([.A9]*(2/5))" office:value-type="float" office:value="11" calcext:value-type="float">
            <text:p>11+</text:p>
          </table:table-cell>
          <table:table-cell table:style-name="ce9" table:formula="of:=16-ROUND([.A9]*(2/5))" office:value-type="float" office:value="14" calcext:value-type="float">
            <text:p>14+</text:p>
          </table:table-cell>
          <table:table-cell table:style-name="ce9" table:formula="of:=15-ROUND([.A9]*(7/15))" office:value-type="float" office:value="13" calcext:value-type="float">
            <text:p>13+</text:p>
          </table:table-cell>
          <table:table-cell table:style-name="ce9" table:formula="of:=LOOKUP([.A9];CharacterLevel;Competency)" office:value-type="float" office:value="10" calcext:value-type="float">
            <text:p>10+</text:p>
          </table:table-cell>
          <table:table-cell table:style-name="ce4" table:formula="of:=LOOKUP([.A9];CharacterLevel;CompetencyBonus)" office:value-type="float" office:value="3" calcext:value-type="float">
            <text:p>+3</text:p>
          </table:table-cell>
          <table:table-cell table:style-name="ce4" table:formula="of:=ROUND([.$A9] * [.L$1])" office:value-type="float" office:value="3" calcext:value-type="float">
            <text:p>+3</text:p>
          </table:table-cell>
          <table:table-cell table:style-name="ce4" table:formula="of:=ROUNDUP([.$A9] * [.M$1])" office:value-type="float" office:value="3" calcext:value-type="float">
            <text:p>+3</text:p>
          </table:table-cell>
          <table:table-cell table:style-name="ce4" table:formula="of:=ROUND([.$A9] * [.N$1])" office:value-type="float" office:value="3" calcext:value-type="float">
            <text:p>+3</text:p>
          </table:table-cell>
          <table:table-cell table:style-name="ce4" table:formula="of:=ROUNDDOWN([.$A9] * [.O$1])" office:value-type="float" office:value="2" calcext:value-type="float">
            <text:p>+2</text:p>
          </table:table-cell>
          <table:table-cell table:style-name="ce4" table:formula="of:=ROUND([.$A9] * [.P$1])" office:value-type="float" office:value="3" calcext:value-type="float">
            <text:p>+3</text:p>
          </table:table-cell>
          <table:table-cell table:style-name="ce9" table:formula="of:=LOOKUP([.A9];CharacterLevel;SaveTargets)" office:value-type="float" office:value="14" calcext:value-type="float">
            <text:p>14+</text:p>
          </table:table-cell>
          <table:table-cell table:style-name="ce2" table:formula="of:=LOOKUP([.A9];CharacterLevel;SneakAttack)" office:value-type="string" office:string-value="+1d4" calcext:value-type="string">
            <text:p>+1d4</text:p>
          </table:table-cell>
          <table:table-cell table:formula="of:=[.$A9]*[.S$1]" office:value-type="float" office:value="14" calcext:value-type="float">
            <text:p>14</text:p>
          </table:table-cell>
          <table:table-cell table:style-name="ce2"/>
          <table:table-cell table:number-columns-repeated="44"/>
        </table:table-row>
        <table:table-row table:style-name="ro1">
          <table:table-cell table:style-name="ce2" office:value-type="float" office:value="5" calcext:value-type="float">
            <text:p>5</text:p>
          </table:table-cell>
          <table:table-cell table:style-name="ce11" table:formula="of:=[.B9]*2" office:value-type="float" office:value="12000" calcext:value-type="float">
            <text:p>12,000</text:p>
          </table:table-cell>
          <table:table-cell table:style-name="ce2" table:formula="of:=[.A10]&amp;&quot;d6&quot;" office:value-type="string" office:string-value="5d6" calcext:value-type="string">
            <text:p>5d6</text:p>
          </table:table-cell>
          <table:table-cell table:style-name="ce4" table:formula="of:=ROUNDDOWN([.A10]/2)" office:value-type="float" office:value="2" calcext:value-type="float">
            <text:p>+2</text:p>
          </table:table-cell>
          <table:table-cell table:style-name="ce9" table:formula="of:=13-(ROUND([.A10]/3))" office:value-type="float" office:value="11" calcext:value-type="float">
            <text:p>11+</text:p>
          </table:table-cell>
          <table:table-cell table:style-name="ce9" table:formula="of:=14-ROUND([.A10]/3)" office:value-type="float" office:value="12" calcext:value-type="float">
            <text:p>12+</text:p>
          </table:table-cell>
          <table:table-cell table:style-name="ce9" table:formula="of:=13-ROUND([.A10]*(2/5))" office:value-type="float" office:value="11" calcext:value-type="float">
            <text:p>11+</text:p>
          </table:table-cell>
          <table:table-cell table:style-name="ce9" table:formula="of:=16-ROUND([.A10]*(2/5))" office:value-type="float" office:value="14" calcext:value-type="float">
            <text:p>14+</text:p>
          </table:table-cell>
          <table:table-cell table:style-name="ce9" table:formula="of:=15-ROUND([.A10]*(7/15))" office:value-type="float" office:value="13" calcext:value-type="float">
            <text:p>13+</text:p>
          </table:table-cell>
          <table:table-cell table:style-name="ce9" table:formula="of:=LOOKUP([.A10];CharacterLevel;Competency)" office:value-type="float" office:value="9" calcext:value-type="float">
            <text:p>9+</text:p>
          </table:table-cell>
          <table:table-cell table:style-name="ce4" table:formula="of:=LOOKUP([.A10];CharacterLevel;CompetencyBonus)" office:value-type="float" office:value="4" calcext:value-type="float">
            <text:p>+4</text:p>
          </table:table-cell>
          <table:table-cell table:style-name="ce4" table:formula="of:=ROUND([.$A10] * [.L$1])" office:value-type="float" office:value="4" calcext:value-type="float">
            <text:p>+4</text:p>
          </table:table-cell>
          <table:table-cell table:style-name="ce4" table:formula="of:=ROUNDUP([.$A10] * [.M$1])" office:value-type="float" office:value="4" calcext:value-type="float">
            <text:p>+4</text:p>
          </table:table-cell>
          <table:table-cell table:style-name="ce4" table:formula="of:=ROUND([.$A10] * [.N$1])" office:value-type="float" office:value="4" calcext:value-type="float">
            <text:p>+4</text:p>
          </table:table-cell>
          <table:table-cell table:style-name="ce4" table:formula="of:=ROUNDDOWN([.$A10] * [.O$1])" office:value-type="float" office:value="3" calcext:value-type="float">
            <text:p>+3</text:p>
          </table:table-cell>
          <table:table-cell table:style-name="ce4" table:formula="of:=ROUND([.$A10] * [.P$1])" office:value-type="float" office:value="4" calcext:value-type="float">
            <text:p>+4</text:p>
          </table:table-cell>
          <table:table-cell table:style-name="ce9" table:formula="of:=LOOKUP([.A10];CharacterLevel;SaveTargets)" office:value-type="float" office:value="15" calcext:value-type="float">
            <text:p>15+</text:p>
          </table:table-cell>
          <table:table-cell table:style-name="ce2" table:formula="of:=LOOKUP([.A10];CharacterLevel;SneakAttack)" office:value-type="string" office:string-value="+2d4" calcext:value-type="string">
            <text:p>+2d4</text:p>
          </table:table-cell>
          <table:table-cell table:formula="of:=[.$A10]*[.S$1]" office:value-type="float" office:value="17.5" calcext:value-type="float">
            <text:p>17.5</text:p>
          </table:table-cell>
          <table:table-cell table:style-name="ce2"/>
          <table:table-cell table:number-columns-repeated="44"/>
        </table:table-row>
        <table:table-row table:style-name="ro1">
          <table:table-cell table:style-name="ce2" office:value-type="float" office:value="6" calcext:value-type="float">
            <text:p>6</text:p>
          </table:table-cell>
          <table:table-cell table:style-name="ce11" office:value-type="float" office:value="25000" calcext:value-type="float">
            <text:p>25,000</text:p>
          </table:table-cell>
          <table:table-cell table:style-name="ce2" table:formula="of:=[.A11]&amp;&quot;d6&quot;" office:value-type="string" office:string-value="6d6" calcext:value-type="string">
            <text:p>6d6</text:p>
          </table:table-cell>
          <table:table-cell table:style-name="ce4" table:formula="of:=ROUNDDOWN([.A11]/2)" office:value-type="float" office:value="3" calcext:value-type="float">
            <text:p>+3</text:p>
          </table:table-cell>
          <table:table-cell table:style-name="ce9" table:formula="of:=13-(ROUND([.A11]/3))" office:value-type="float" office:value="11" calcext:value-type="float">
            <text:p>11+</text:p>
          </table:table-cell>
          <table:table-cell table:style-name="ce9" table:formula="of:=14-ROUND([.A11]/3)" office:value-type="float" office:value="12" calcext:value-type="float">
            <text:p>12+</text:p>
          </table:table-cell>
          <table:table-cell table:style-name="ce9" table:formula="of:=13-ROUND([.A11]*(2/5))" office:value-type="float" office:value="11" calcext:value-type="float">
            <text:p>11+</text:p>
          </table:table-cell>
          <table:table-cell table:style-name="ce9" table:formula="of:=16-ROUND([.A11]*(2/5))" office:value-type="float" office:value="14" calcext:value-type="float">
            <text:p>14+</text:p>
          </table:table-cell>
          <table:table-cell table:style-name="ce9" table:formula="of:=15-ROUND([.A11]*(7/15))" office:value-type="float" office:value="12" calcext:value-type="float">
            <text:p>12+</text:p>
          </table:table-cell>
          <table:table-cell table:style-name="ce9" table:formula="of:=LOOKUP([.A11];CharacterLevel;Competency)" office:value-type="float" office:value="9" calcext:value-type="float">
            <text:p>9+</text:p>
          </table:table-cell>
          <table:table-cell table:style-name="ce4" table:formula="of:=LOOKUP([.A11];CharacterLevel;CompetencyBonus)" office:value-type="float" office:value="4" calcext:value-type="float">
            <text:p>+4</text:p>
          </table:table-cell>
          <table:table-cell table:style-name="ce4" table:formula="of:=ROUND([.$A11] * [.L$1])" office:value-type="float" office:value="5" calcext:value-type="float">
            <text:p>+5</text:p>
          </table:table-cell>
          <table:table-cell table:style-name="ce4" table:formula="of:=ROUNDUP([.$A11] * [.M$1])" office:value-type="float" office:value="5" calcext:value-type="float">
            <text:p>+5</text:p>
          </table:table-cell>
          <table:table-cell table:style-name="ce4" table:formula="of:=ROUND([.$A11] * [.N$1])" office:value-type="float" office:value="5" calcext:value-type="float">
            <text:p>+5</text:p>
          </table:table-cell>
          <table:table-cell table:style-name="ce4" table:formula="of:=ROUNDDOWN([.$A11] * [.O$1])" office:value-type="float" office:value="4" calcext:value-type="float">
            <text:p>+4</text:p>
          </table:table-cell>
          <table:table-cell table:style-name="ce4" table:formula="of:=ROUND([.$A11] * [.P$1])" office:value-type="float" office:value="5" calcext:value-type="float">
            <text:p>+5</text:p>
          </table:table-cell>
          <table:table-cell table:style-name="ce9" table:formula="of:=LOOKUP([.A11];CharacterLevel;SaveTargets)" office:value-type="float" office:value="15" calcext:value-type="float">
            <text:p>15+</text:p>
          </table:table-cell>
          <table:table-cell table:style-name="ce2" table:formula="of:=LOOKUP([.A11];CharacterLevel;SneakAttack)" office:value-type="string" office:string-value="+2d4" calcext:value-type="string">
            <text:p>+2d4</text:p>
          </table:table-cell>
          <table:table-cell table:formula="of:=[.$A11]*[.S$1]" office:value-type="float" office:value="21" calcext:value-type="float">
            <text:p>21</text:p>
          </table:table-cell>
          <table:table-cell table:style-name="ce2"/>
          <table:table-cell table:number-columns-repeated="44"/>
        </table:table-row>
        <table:table-row table:style-name="ro1">
          <table:table-cell table:style-name="ce2" office:value-type="float" office:value="7" calcext:value-type="float">
            <text:p>7</text:p>
          </table:table-cell>
          <table:table-cell table:style-name="ce11" table:formula="of:=[.B11]*2" office:value-type="float" office:value="50000" calcext:value-type="float">
            <text:p>50,000</text:p>
          </table:table-cell>
          <table:table-cell table:style-name="ce2" table:formula="of:=[.A12]&amp;&quot;d6&quot;" office:value-type="string" office:string-value="7d6" calcext:value-type="string">
            <text:p>7d6</text:p>
          </table:table-cell>
          <table:table-cell table:style-name="ce4" table:formula="of:=ROUNDDOWN([.A12]/2)" office:value-type="float" office:value="3" calcext:value-type="float">
            <text:p>+3</text:p>
          </table:table-cell>
          <table:table-cell table:style-name="ce9" table:formula="of:=13-(ROUND([.A12]/3))" office:value-type="float" office:value="11" calcext:value-type="float">
            <text:p>11+</text:p>
          </table:table-cell>
          <table:table-cell table:style-name="ce9" table:formula="of:=14-ROUND([.A12]/3)" office:value-type="float" office:value="12" calcext:value-type="float">
            <text:p>12+</text:p>
          </table:table-cell>
          <table:table-cell table:style-name="ce9" table:formula="of:=13-ROUND([.A12]*(2/5))" office:value-type="float" office:value="10" calcext:value-type="float">
            <text:p>10+</text:p>
          </table:table-cell>
          <table:table-cell table:style-name="ce9" table:formula="of:=16-ROUND([.A12]*(2/5))" office:value-type="float" office:value="13" calcext:value-type="float">
            <text:p>13+</text:p>
          </table:table-cell>
          <table:table-cell table:style-name="ce9" table:formula="of:=15-ROUND([.A12]*(7/15))" office:value-type="float" office:value="12" calcext:value-type="float">
            <text:p>12+</text:p>
          </table:table-cell>
          <table:table-cell table:style-name="ce9" table:formula="of:=LOOKUP([.A12];CharacterLevel;Competency)" office:value-type="float" office:value="8" calcext:value-type="float">
            <text:p>8+</text:p>
          </table:table-cell>
          <table:table-cell table:style-name="ce4" table:formula="of:=LOOKUP([.A12];CharacterLevel;CompetencyBonus)" office:value-type="float" office:value="5" calcext:value-type="float">
            <text:p>+5</text:p>
          </table:table-cell>
          <table:table-cell table:style-name="ce4" table:formula="of:=ROUND([.$A12] * [.L$1])" office:value-type="float" office:value="6" calcext:value-type="float">
            <text:p>+6</text:p>
          </table:table-cell>
          <table:table-cell table:style-name="ce4" table:formula="of:=ROUNDUP([.$A12] * [.M$1])" office:value-type="float" office:value="6" calcext:value-type="float">
            <text:p>+6</text:p>
          </table:table-cell>
          <table:table-cell table:style-name="ce4" table:formula="of:=ROUND([.$A12] * [.N$1])" office:value-type="float" office:value="6" calcext:value-type="float">
            <text:p>+6</text:p>
          </table:table-cell>
          <table:table-cell table:style-name="ce4" table:formula="of:=ROUNDDOWN([.$A12] * [.O$1])" office:value-type="float" office:value="4" calcext:value-type="float">
            <text:p>+4</text:p>
          </table:table-cell>
          <table:table-cell table:style-name="ce4" table:formula="of:=ROUND([.$A12] * [.P$1])" office:value-type="float" office:value="6" calcext:value-type="float">
            <text:p>+6</text:p>
          </table:table-cell>
          <table:table-cell table:style-name="ce9" table:formula="of:=LOOKUP([.A12];CharacterLevel;SaveTargets)" office:value-type="float" office:value="16" calcext:value-type="float">
            <text:p>16+</text:p>
          </table:table-cell>
          <table:table-cell table:style-name="ce2" table:formula="of:=LOOKUP([.A12];CharacterLevel;SneakAttack)" office:value-type="string" office:string-value="+2d4" calcext:value-type="string">
            <text:p>+2d4</text:p>
          </table:table-cell>
          <table:table-cell table:formula="of:=[.$A12]*[.S$1]" office:value-type="float" office:value="24.5" calcext:value-type="float">
            <text:p>24.5</text:p>
          </table:table-cell>
          <table:table-cell table:style-name="ce2"/>
          <table:table-cell table:number-columns-repeated="44"/>
        </table:table-row>
        <table:table-row table:style-name="ro1">
          <table:table-cell table:style-name="ce2" office:value-type="float" office:value="8" calcext:value-type="float">
            <text:p>8</text:p>
          </table:table-cell>
          <table:table-cell table:style-name="ce11" table:formula="of:=[.B12]*2" office:value-type="float" office:value="100000" calcext:value-type="float">
            <text:p>100,000</text:p>
          </table:table-cell>
          <table:table-cell table:style-name="ce2" table:formula="of:=[.A13]&amp;&quot;d6&quot;" office:value-type="string" office:string-value="8d6" calcext:value-type="string">
            <text:p>8d6</text:p>
          </table:table-cell>
          <table:table-cell table:style-name="ce4" table:formula="of:=ROUNDDOWN([.A13]/2)" office:value-type="float" office:value="4" calcext:value-type="float">
            <text:p>+4</text:p>
          </table:table-cell>
          <table:table-cell table:style-name="ce9" table:formula="of:=13-(ROUND([.A13]/3))" office:value-type="float" office:value="10" calcext:value-type="float">
            <text:p>10+</text:p>
          </table:table-cell>
          <table:table-cell table:style-name="ce9" table:formula="of:=14-ROUND([.A13]/3)" office:value-type="float" office:value="11" calcext:value-type="float">
            <text:p>11+</text:p>
          </table:table-cell>
          <table:table-cell table:style-name="ce9" table:formula="of:=13-ROUND([.A13]*(2/5))" office:value-type="float" office:value="10" calcext:value-type="float">
            <text:p>10+</text:p>
          </table:table-cell>
          <table:table-cell table:style-name="ce9" table:formula="of:=16-ROUND([.A13]*(2/5))" office:value-type="float" office:value="13" calcext:value-type="float">
            <text:p>13+</text:p>
          </table:table-cell>
          <table:table-cell table:style-name="ce9" table:formula="of:=15-ROUND([.A13]*(7/15))" office:value-type="float" office:value="11" calcext:value-type="float">
            <text:p>11+</text:p>
          </table:table-cell>
          <table:table-cell table:style-name="ce9" table:formula="of:=LOOKUP([.A13];CharacterLevel;Competency)" office:value-type="float" office:value="8" calcext:value-type="float">
            <text:p>8+</text:p>
          </table:table-cell>
          <table:table-cell table:style-name="ce4" table:formula="of:=LOOKUP([.A13];CharacterLevel;CompetencyBonus)" office:value-type="float" office:value="6" calcext:value-type="float">
            <text:p>+6</text:p>
          </table:table-cell>
          <table:table-cell table:style-name="ce4" table:formula="of:=ROUND([.$A13] * [.L$1])" office:value-type="float" office:value="6" calcext:value-type="float">
            <text:p>+6</text:p>
          </table:table-cell>
          <table:table-cell table:style-name="ce4" table:formula="of:=ROUNDUP([.$A13] * [.M$1])" office:value-type="float" office:value="6" calcext:value-type="float">
            <text:p>+6</text:p>
          </table:table-cell>
          <table:table-cell table:style-name="ce4" table:formula="of:=ROUND([.$A13] * [.N$1])" office:value-type="float" office:value="7" calcext:value-type="float">
            <text:p>+7</text:p>
          </table:table-cell>
          <table:table-cell table:style-name="ce4" table:formula="of:=ROUNDDOWN([.$A13] * [.O$1])" office:value-type="float" office:value="5" calcext:value-type="float">
            <text:p>+5</text:p>
          </table:table-cell>
          <table:table-cell table:style-name="ce4" table:formula="of:=ROUND([.$A13] * [.P$1])" office:value-type="float" office:value="6" calcext:value-type="float">
            <text:p>+6</text:p>
          </table:table-cell>
          <table:table-cell table:style-name="ce9" table:formula="of:=LOOKUP([.A13];CharacterLevel;SaveTargets)" office:value-type="float" office:value="16" calcext:value-type="float">
            <text:p>16+</text:p>
          </table:table-cell>
          <table:table-cell table:style-name="ce2" table:formula="of:=LOOKUP([.A13];CharacterLevel;SneakAttack)" office:value-type="string" office:string-value="+2d4" calcext:value-type="string">
            <text:p>+2d4</text:p>
          </table:table-cell>
          <table:table-cell table:formula="of:=[.$A13]*[.S$1]" office:value-type="float" office:value="28" calcext:value-type="float">
            <text:p>28</text:p>
          </table:table-cell>
          <table:table-cell table:style-name="ce2"/>
          <table:table-cell table:number-columns-repeated="44"/>
        </table:table-row>
        <table:table-row table:style-name="ro1">
          <table:table-cell table:style-name="ce2" office:value-type="float" office:value="9" calcext:value-type="float">
            <text:p>9</text:p>
          </table:table-cell>
          <table:table-cell table:style-name="ce11" table:formula="of:=[.B13]*2" office:value-type="float" office:value="200000" calcext:value-type="float">
            <text:p>200,000</text:p>
          </table:table-cell>
          <table:table-cell table:style-name="ce2" table:formula="of:=[.A14]&amp;&quot;d6&quot;" office:value-type="string" office:string-value="9d6" calcext:value-type="string">
            <text:p>9d6</text:p>
          </table:table-cell>
          <table:table-cell table:style-name="ce4" table:formula="of:=ROUNDDOWN([.A14]/2)" office:value-type="float" office:value="4" calcext:value-type="float">
            <text:p>+4</text:p>
          </table:table-cell>
          <table:table-cell table:style-name="ce9" table:formula="of:=13-(ROUND([.A14]/3))" office:value-type="float" office:value="10" calcext:value-type="float">
            <text:p>10+</text:p>
          </table:table-cell>
          <table:table-cell table:style-name="ce9" table:formula="of:=14-ROUND([.A14]/3)" office:value-type="float" office:value="11" calcext:value-type="float">
            <text:p>11+</text:p>
          </table:table-cell>
          <table:table-cell table:style-name="ce9" table:formula="of:=13-ROUND([.A14]*(2/5))" office:value-type="float" office:value="9" calcext:value-type="float">
            <text:p>9+</text:p>
          </table:table-cell>
          <table:table-cell table:style-name="ce9" table:formula="of:=16-ROUND([.A14]*(2/5))" office:value-type="float" office:value="12" calcext:value-type="float">
            <text:p>12+</text:p>
          </table:table-cell>
          <table:table-cell table:style-name="ce9" table:formula="of:=15-ROUND([.A14]*(7/15))" office:value-type="float" office:value="11" calcext:value-type="float">
            <text:p>11+</text:p>
          </table:table-cell>
          <table:table-cell table:style-name="ce9" table:formula="of:=LOOKUP([.A14];CharacterLevel;Competency)" office:value-type="float" office:value="8" calcext:value-type="float">
            <text:p>8+</text:p>
          </table:table-cell>
          <table:table-cell table:style-name="ce4" table:formula="of:=LOOKUP([.A14];CharacterLevel;CompetencyBonus)" office:value-type="float" office:value="6" calcext:value-type="float">
            <text:p>+6</text:p>
          </table:table-cell>
          <table:table-cell table:style-name="ce4" table:formula="of:=ROUND([.$A14] * [.L$1])" office:value-type="float" office:value="7" calcext:value-type="float">
            <text:p>+7</text:p>
          </table:table-cell>
          <table:table-cell table:style-name="ce4" table:formula="of:=ROUNDUP([.$A14] * [.M$1])" office:value-type="float" office:value="7" calcext:value-type="float">
            <text:p>+7</text:p>
          </table:table-cell>
          <table:table-cell table:style-name="ce4" table:formula="of:=ROUND([.$A14] * [.N$1])" office:value-type="float" office:value="8" calcext:value-type="float">
            <text:p>+8</text:p>
          </table:table-cell>
          <table:table-cell table:style-name="ce4" table:formula="of:=ROUNDDOWN([.$A14] * [.O$1])" office:value-type="float" office:value="6" calcext:value-type="float">
            <text:p>+6</text:p>
          </table:table-cell>
          <table:table-cell table:style-name="ce4" table:formula="of:=ROUND([.$A14] * [.P$1])" office:value-type="float" office:value="7" calcext:value-type="float">
            <text:p>+7</text:p>
          </table:table-cell>
          <table:table-cell table:style-name="ce9" table:formula="of:=LOOKUP([.A14];CharacterLevel;SaveTargets)" office:value-type="float" office:value="17" calcext:value-type="float">
            <text:p>17+</text:p>
          </table:table-cell>
          <table:table-cell table:style-name="ce2" table:formula="of:=LOOKUP([.A14];CharacterLevel;SneakAttack)" office:value-type="string" office:string-value="+3d4" calcext:value-type="string">
            <text:p>+3d4</text:p>
          </table:table-cell>
          <table:table-cell table:formula="of:=[.$A14]*[.S$1]" office:value-type="float" office:value="31.5" calcext:value-type="float">
            <text:p>31.5</text:p>
          </table:table-cell>
          <table:table-cell table:style-name="ce2"/>
          <table:table-cell table:number-columns-repeated="44"/>
        </table:table-row>
        <table:table-row table:style-name="ro1">
          <table:table-cell table:style-name="ce2" office:value-type="float" office:value="10" calcext:value-type="float">
            <text:p>10</text:p>
          </table:table-cell>
          <table:table-cell table:style-name="ce11" table:formula="of:=[.B14]+100000" office:value-type="float" office:value="300000" calcext:value-type="float">
            <text:p>300,000</text:p>
          </table:table-cell>
          <table:table-cell table:style-name="ce2" table:formula="of:=[.A15]&amp;&quot;d6&quot;" office:value-type="string" office:string-value="10d6" calcext:value-type="string">
            <text:p>10d6</text:p>
          </table:table-cell>
          <table:table-cell table:style-name="ce4" table:formula="of:=ROUNDDOWN([.A15]/2)" office:value-type="float" office:value="5" calcext:value-type="float">
            <text:p>+5</text:p>
          </table:table-cell>
          <table:table-cell table:style-name="ce9" table:formula="of:=13-(ROUND([.A15]/3))" office:value-type="float" office:value="10" calcext:value-type="float">
            <text:p>10+</text:p>
          </table:table-cell>
          <table:table-cell table:style-name="ce9" table:formula="of:=14-ROUND([.A15]/3)" office:value-type="float" office:value="11" calcext:value-type="float">
            <text:p>11+</text:p>
          </table:table-cell>
          <table:table-cell table:style-name="ce9" table:formula="of:=13-ROUND([.A15]*(2/5))" office:value-type="float" office:value="9" calcext:value-type="float">
            <text:p>9+</text:p>
          </table:table-cell>
          <table:table-cell table:style-name="ce9" table:formula="of:=16-ROUND([.A15]*(2/5))" office:value-type="float" office:value="12" calcext:value-type="float">
            <text:p>12+</text:p>
          </table:table-cell>
          <table:table-cell table:style-name="ce9" table:formula="of:=15-ROUND([.A15]*(7/15))" office:value-type="float" office:value="10" calcext:value-type="float">
            <text:p>10+</text:p>
          </table:table-cell>
          <table:table-cell table:style-name="ce9" table:formula="of:=LOOKUP([.A15];CharacterLevel;Competency)" office:value-type="float" office:value="7" calcext:value-type="float">
            <text:p>7+</text:p>
          </table:table-cell>
          <table:table-cell table:style-name="ce4" table:formula="of:=LOOKUP([.A15];CharacterLevel;CompetencyBonus)" office:value-type="float" office:value="7" calcext:value-type="float">
            <text:p>+7</text:p>
          </table:table-cell>
          <table:table-cell table:style-name="ce4" table:formula="of:=ROUND([.$A15] * [.L$1])" office:value-type="float" office:value="8" calcext:value-type="float">
            <text:p>+8</text:p>
          </table:table-cell>
          <table:table-cell table:style-name="ce4" table:formula="of:=ROUNDUP([.$A15] * [.M$1])" office:value-type="float" office:value="8" calcext:value-type="float">
            <text:p>+8</text:p>
          </table:table-cell>
          <table:table-cell table:style-name="ce4" table:formula="of:=ROUND([.$A15] * [.N$1])" office:value-type="float" office:value="9" calcext:value-type="float">
            <text:p>+9</text:p>
          </table:table-cell>
          <table:table-cell table:style-name="ce4" table:formula="of:=ROUNDDOWN([.$A15] * [.O$1])" office:value-type="float" office:value="7" calcext:value-type="float">
            <text:p>+7</text:p>
          </table:table-cell>
          <table:table-cell table:style-name="ce4" table:formula="of:=ROUND([.$A15] * [.P$1])" office:value-type="float" office:value="8" calcext:value-type="float">
            <text:p>+8</text:p>
          </table:table-cell>
          <table:table-cell table:style-name="ce9" table:formula="of:=LOOKUP([.A15];CharacterLevel;SaveTargets)" office:value-type="float" office:value="17" calcext:value-type="float">
            <text:p>17+</text:p>
          </table:table-cell>
          <table:table-cell table:style-name="ce2" table:formula="of:=LOOKUP([.A15];CharacterLevel;SneakAttack)" office:value-type="string" office:string-value="+3d4" calcext:value-type="string">
            <text:p>+3d4</text:p>
          </table:table-cell>
          <table:table-cell table:formula="of:=[.$A15]*[.S$1]" office:value-type="float" office:value="35" calcext:value-type="float">
            <text:p>35</text:p>
          </table:table-cell>
          <table:table-cell table:style-name="ce2"/>
          <table:table-cell table:number-columns-repeated="44"/>
        </table:table-row>
        <table:table-row table:style-name="ro1">
          <table:table-cell table:style-name="ce2" office:value-type="float" office:value="11" calcext:value-type="float">
            <text:p>11</text:p>
          </table:table-cell>
          <table:table-cell table:style-name="ce11" table:formula="of:=[.B15]+125000" office:value-type="float" office:value="425000" calcext:value-type="float">
            <text:p>425,000</text:p>
          </table:table-cell>
          <table:table-cell table:style-name="ce2" table:formula="of:=[.$C$15] &amp; &quot;+&quot; &amp; (([.A16]-10)*2)" office:value-type="string" office:string-value="10d6+2" calcext:value-type="string">
            <text:p>10d6+2</text:p>
          </table:table-cell>
          <table:table-cell table:style-name="ce4" table:formula="of:=ROUNDDOWN([.A16]/2)" office:value-type="float" office:value="5" calcext:value-type="float">
            <text:p>+5</text:p>
          </table:table-cell>
          <table:table-cell table:style-name="ce9" table:formula="of:=13-(ROUND([.A16]/3))" office:value-type="float" office:value="9" calcext:value-type="float">
            <text:p>9+</text:p>
          </table:table-cell>
          <table:table-cell table:style-name="ce9" table:formula="of:=14-ROUND([.A16]/3)" office:value-type="float" office:value="10" calcext:value-type="float">
            <text:p>10+</text:p>
          </table:table-cell>
          <table:table-cell table:style-name="ce9" table:formula="of:=13-ROUND([.A16]*(2/5))" office:value-type="float" office:value="9" calcext:value-type="float">
            <text:p>9+</text:p>
          </table:table-cell>
          <table:table-cell table:style-name="ce9" table:formula="of:=16-ROUND([.A16]*(2/5))" office:value-type="float" office:value="12" calcext:value-type="float">
            <text:p>12+</text:p>
          </table:table-cell>
          <table:table-cell table:style-name="ce9" table:formula="of:=15-ROUND([.A16]*(7/15))" office:value-type="float" office:value="10" calcext:value-type="float">
            <text:p>10+</text:p>
          </table:table-cell>
          <table:table-cell table:style-name="ce9" table:formula="of:=LOOKUP([.A16];CharacterLevel;Competency)" office:value-type="float" office:value="7" calcext:value-type="float">
            <text:p>7+</text:p>
          </table:table-cell>
          <table:table-cell table:style-name="ce4" table:formula="of:=LOOKUP([.A16];CharacterLevel;CompetencyBonus)" office:value-type="float" office:value="8" calcext:value-type="float">
            <text:p>+8</text:p>
          </table:table-cell>
          <table:table-cell table:style-name="ce4" table:formula="of:=ROUND([.$A16] * [.L$1])" office:value-type="float" office:value="9" calcext:value-type="float">
            <text:p>+9</text:p>
          </table:table-cell>
          <table:table-cell table:style-name="ce4" table:formula="of:=ROUNDUP([.$A16] * [.M$1])" office:value-type="float" office:value="9" calcext:value-type="float">
            <text:p>+9</text:p>
          </table:table-cell>
          <table:table-cell table:style-name="ce4" table:formula="of:=ROUND([.$A16] * [.N$1])" office:value-type="float" office:value="9" calcext:value-type="float">
            <text:p>+9</text:p>
          </table:table-cell>
          <table:table-cell table:style-name="ce4" table:formula="of:=ROUNDDOWN([.$A16] * [.O$1])" office:value-type="float" office:value="7" calcext:value-type="float">
            <text:p>+7</text:p>
          </table:table-cell>
          <table:table-cell table:style-name="ce4" table:formula="of:=ROUND([.$A16] * [.P$1])" office:value-type="float" office:value="9" calcext:value-type="float">
            <text:p>+9</text:p>
          </table:table-cell>
          <table:table-cell table:style-name="ce9" table:formula="of:=LOOKUP([.A16];CharacterLevel;SaveTargets)" office:value-type="float" office:value="18" calcext:value-type="float">
            <text:p>18+</text:p>
          </table:table-cell>
          <table:table-cell table:style-name="ce2" table:formula="of:=LOOKUP([.A16];CharacterLevel;SneakAttack)" office:value-type="string" office:string-value="+3d4" calcext:value-type="string">
            <text:p>+3d4</text:p>
          </table:table-cell>
          <table:table-cell table:formula="of:=[.S15]+[.S$2]" office:value-type="float" office:value="37" calcext:value-type="float">
            <text:p>37</text:p>
          </table:table-cell>
          <table:table-cell table:style-name="ce2"/>
          <table:table-cell table:number-columns-repeated="44"/>
        </table:table-row>
        <table:table-row table:style-name="ro1">
          <table:table-cell table:style-name="ce2" office:value-type="float" office:value="12" calcext:value-type="float">
            <text:p>12</text:p>
          </table:table-cell>
          <table:table-cell table:style-name="ce11" table:formula="of:=[.B16]+150000" office:value-type="float" office:value="575000" calcext:value-type="float">
            <text:p>575,000</text:p>
          </table:table-cell>
          <table:table-cell table:style-name="ce2" table:formula="of:=[.$C$15] &amp; &quot;+&quot; &amp; (([.A17]-10)*2)" office:value-type="string" office:string-value="10d6+4" calcext:value-type="string">
            <text:p>10d6+4</text:p>
          </table:table-cell>
          <table:table-cell table:style-name="ce4" table:formula="of:=ROUNDDOWN([.A17]/2)" office:value-type="float" office:value="6" calcext:value-type="float">
            <text:p>+6</text:p>
          </table:table-cell>
          <table:table-cell table:style-name="ce9" table:formula="of:=13-(ROUND([.A17]/3))" office:value-type="float" office:value="9" calcext:value-type="float">
            <text:p>9+</text:p>
          </table:table-cell>
          <table:table-cell table:style-name="ce9" table:formula="of:=14-ROUND([.A17]/3)" office:value-type="float" office:value="10" calcext:value-type="float">
            <text:p>10+</text:p>
          </table:table-cell>
          <table:table-cell table:style-name="ce9" table:formula="of:=13-ROUND([.A17]*(2/5))" office:value-type="float" office:value="8" calcext:value-type="float">
            <text:p>8+</text:p>
          </table:table-cell>
          <table:table-cell table:style-name="ce9" table:formula="of:=16-ROUND([.A17]*(2/5))" office:value-type="float" office:value="11" calcext:value-type="float">
            <text:p>11+</text:p>
          </table:table-cell>
          <table:table-cell table:style-name="ce9" table:formula="of:=15-ROUND([.A17]*(7/15))" office:value-type="float" office:value="9" calcext:value-type="float">
            <text:p>9+</text:p>
          </table:table-cell>
          <table:table-cell table:style-name="ce9" table:formula="of:=LOOKUP([.A17];CharacterLevel;Competency)" office:value-type="float" office:value="6" calcext:value-type="float">
            <text:p>6+</text:p>
          </table:table-cell>
          <table:table-cell table:style-name="ce4" table:formula="of:=LOOKUP([.A17];CharacterLevel;CompetencyBonus)" office:value-type="float" office:value="8" calcext:value-type="float">
            <text:p>+8</text:p>
          </table:table-cell>
          <table:table-cell table:style-name="ce4" table:formula="of:=ROUND([.$A17] * [.L$1])" office:value-type="float" office:value="10" calcext:value-type="float">
            <text:p>+10</text:p>
          </table:table-cell>
          <table:table-cell table:style-name="ce4" table:formula="of:=ROUNDUP([.$A17] * [.M$1])" office:value-type="float" office:value="9" calcext:value-type="float">
            <text:p>+9</text:p>
          </table:table-cell>
          <table:table-cell table:style-name="ce4" table:formula="of:=ROUND([.$A17] * [.N$1])" office:value-type="float" office:value="10" calcext:value-type="float">
            <text:p>+10</text:p>
          </table:table-cell>
          <table:table-cell table:style-name="ce4" table:formula="of:=ROUNDDOWN([.$A17] * [.O$1])" office:value-type="float" office:value="8" calcext:value-type="float">
            <text:p>+8</text:p>
          </table:table-cell>
          <table:table-cell table:style-name="ce4" table:formula="of:=ROUND([.$A17] * [.P$1])" office:value-type="float" office:value="10" calcext:value-type="float">
            <text:p>+10</text:p>
          </table:table-cell>
          <table:table-cell table:style-name="ce9" table:formula="of:=LOOKUP([.A17];CharacterLevel;SaveTargets)" office:value-type="float" office:value="18" calcext:value-type="float">
            <text:p>18+</text:p>
          </table:table-cell>
          <table:table-cell table:style-name="ce2" table:formula="of:=LOOKUP([.A17];CharacterLevel;SneakAttack)" office:value-type="string" office:string-value="+3d4" calcext:value-type="string">
            <text:p>+3d4</text:p>
          </table:table-cell>
          <table:table-cell table:formula="of:=[.S16]+[.S$2]" office:value-type="float" office:value="39" calcext:value-type="float">
            <text:p>39</text:p>
          </table:table-cell>
          <table:table-cell table:style-name="ce2"/>
          <table:table-cell table:number-columns-repeated="44"/>
        </table:table-row>
        <table:table-row table:style-name="ro1">
          <table:table-cell table:style-name="ce2" office:value-type="float" office:value="13" calcext:value-type="float">
            <text:p>13</text:p>
          </table:table-cell>
          <table:table-cell table:style-name="ce11" table:formula="of:=[.B17]+175000" office:value-type="float" office:value="750000" calcext:value-type="float">
            <text:p>750,000</text:p>
          </table:table-cell>
          <table:table-cell table:style-name="ce2" table:formula="of:=[.$C$15] &amp; &quot;+&quot; &amp; (([.A18]-10)*2)" office:value-type="string" office:string-value="10d6+6" calcext:value-type="string">
            <text:p>10d6+6</text:p>
          </table:table-cell>
          <table:table-cell table:style-name="ce4" table:formula="of:=ROUNDDOWN([.A18]/2)" office:value-type="float" office:value="6" calcext:value-type="float">
            <text:p>+6</text:p>
          </table:table-cell>
          <table:table-cell table:style-name="ce9" table:formula="of:=13-(ROUND([.A18]/3))" office:value-type="float" office:value="9" calcext:value-type="float">
            <text:p>9+</text:p>
          </table:table-cell>
          <table:table-cell table:style-name="ce9" table:formula="of:=14-ROUND([.A18]/3)" office:value-type="float" office:value="10" calcext:value-type="float">
            <text:p>10+</text:p>
          </table:table-cell>
          <table:table-cell table:style-name="ce9" table:formula="of:=13-ROUND([.A18]*(2/5))" office:value-type="float" office:value="8" calcext:value-type="float">
            <text:p>8+</text:p>
          </table:table-cell>
          <table:table-cell table:style-name="ce9" table:formula="of:=16-ROUND([.A18]*(2/5))" office:value-type="float" office:value="11" calcext:value-type="float">
            <text:p>11+</text:p>
          </table:table-cell>
          <table:table-cell table:style-name="ce9" table:formula="of:=15-ROUND([.A18]*(7/15))" office:value-type="float" office:value="9" calcext:value-type="float">
            <text:p>9+</text:p>
          </table:table-cell>
          <table:table-cell table:style-name="ce9" table:formula="of:=LOOKUP([.A18];CharacterLevel;Competency)" office:value-type="float" office:value="6" calcext:value-type="float">
            <text:p>6+</text:p>
          </table:table-cell>
          <table:table-cell table:style-name="ce4" table:formula="of:=LOOKUP([.A18];CharacterLevel;CompetencyBonus)" office:value-type="float" office:value="9" calcext:value-type="float">
            <text:p>+9</text:p>
          </table:table-cell>
          <table:table-cell table:style-name="ce4" table:formula="of:=ROUND([.$A18] * [.L$1])" office:value-type="float" office:value="10" calcext:value-type="float">
            <text:p>+10</text:p>
          </table:table-cell>
          <table:table-cell table:style-name="ce4" table:formula="of:=ROUNDUP([.$A18] * [.M$1])" office:value-type="float" office:value="10" calcext:value-type="float">
            <text:p>+10</text:p>
          </table:table-cell>
          <table:table-cell table:style-name="ce4" table:formula="of:=ROUND([.$A18] * [.N$1])" office:value-type="float" office:value="11" calcext:value-type="float">
            <text:p>+11</text:p>
          </table:table-cell>
          <table:table-cell table:style-name="ce4" table:formula="of:=ROUNDDOWN([.$A18] * [.O$1])" office:value-type="float" office:value="9" calcext:value-type="float">
            <text:p>+9</text:p>
          </table:table-cell>
          <table:table-cell table:style-name="ce4" table:formula="of:=ROUND([.$A18] * [.P$1])" office:value-type="float" office:value="10" calcext:value-type="float">
            <text:p>+10</text:p>
          </table:table-cell>
          <table:table-cell table:style-name="ce9" table:formula="of:=LOOKUP([.A18];CharacterLevel;SaveTargets)" office:value-type="float" office:value="19" calcext:value-type="float">
            <text:p>19+</text:p>
          </table:table-cell>
          <table:table-cell table:style-name="ce2" table:formula="of:=LOOKUP([.A18];CharacterLevel;SneakAttack)" office:value-type="string" office:string-value="+4d4" calcext:value-type="string">
            <text:p>+4d4</text:p>
          </table:table-cell>
          <table:table-cell table:formula="of:=[.S17]+[.S$2]" office:value-type="float" office:value="41" calcext:value-type="float">
            <text:p>41</text:p>
          </table:table-cell>
          <table:table-cell table:style-name="ce2"/>
          <table:table-cell table:number-columns-repeated="44"/>
        </table:table-row>
        <table:table-row table:style-name="ro1">
          <table:table-cell table:style-name="ce2" office:value-type="float" office:value="14" calcext:value-type="float">
            <text:p>14</text:p>
          </table:table-cell>
          <table:table-cell table:style-name="ce11" table:formula="of:=[.B18]+150000" office:value-type="float" office:value="900000" calcext:value-type="float">
            <text:p>900,000</text:p>
          </table:table-cell>
          <table:table-cell table:style-name="ce2" table:formula="of:=[.$C$15] &amp; &quot;+&quot; &amp; (([.A19]-10)*2)" office:value-type="string" office:string-value="10d6+8" calcext:value-type="string">
            <text:p>10d6+8</text:p>
          </table:table-cell>
          <table:table-cell table:style-name="ce4" table:formula="of:=ROUNDDOWN([.A19]/2)" office:value-type="float" office:value="7" calcext:value-type="float">
            <text:p>+7</text:p>
          </table:table-cell>
          <table:table-cell table:style-name="ce9" table:formula="of:=13-(ROUND([.A19]/3))" office:value-type="float" office:value="8" calcext:value-type="float">
            <text:p>8+</text:p>
          </table:table-cell>
          <table:table-cell table:style-name="ce9" table:formula="of:=14-ROUND([.A19]/3)" office:value-type="float" office:value="9" calcext:value-type="float">
            <text:p>9+</text:p>
          </table:table-cell>
          <table:table-cell table:style-name="ce9" table:formula="of:=13-ROUND([.A19]*(2/5))" office:value-type="float" office:value="7" calcext:value-type="float">
            <text:p>7+</text:p>
          </table:table-cell>
          <table:table-cell table:style-name="ce9" table:formula="of:=16-ROUND([.A19]*(2/5))" office:value-type="float" office:value="10" calcext:value-type="float">
            <text:p>10+</text:p>
          </table:table-cell>
          <table:table-cell table:style-name="ce9" table:formula="of:=15-ROUND([.A19]*(7/15))" office:value-type="float" office:value="8" calcext:value-type="float">
            <text:p>8+</text:p>
          </table:table-cell>
          <table:table-cell table:style-name="ce9" table:formula="of:=LOOKUP([.A19];CharacterLevel;Competency)" office:value-type="float" office:value="5" calcext:value-type="float">
            <text:p>5+</text:p>
          </table:table-cell>
          <table:table-cell table:style-name="ce4" table:formula="of:=LOOKUP([.A19];CharacterLevel;CompetencyBonus)" office:value-type="float" office:value="10" calcext:value-type="float">
            <text:p>+10</text:p>
          </table:table-cell>
          <table:table-cell table:style-name="ce4" table:formula="of:=ROUND([.$A19] * [.L$1])" office:value-type="float" office:value="11" calcext:value-type="float">
            <text:p>+11</text:p>
          </table:table-cell>
          <table:table-cell table:style-name="ce4" table:formula="of:=ROUNDUP([.$A19] * [.M$1])" office:value-type="float" office:value="11" calcext:value-type="float">
            <text:p>+11</text:p>
          </table:table-cell>
          <table:table-cell table:style-name="ce4" table:formula="of:=ROUND([.$A19] * [.N$1])" office:value-type="float" office:value="12" calcext:value-type="float">
            <text:p>+12</text:p>
          </table:table-cell>
          <table:table-cell table:style-name="ce4" table:formula="of:=ROUNDDOWN([.$A19] * [.O$1])" office:value-type="float" office:value="9" calcext:value-type="float">
            <text:p>+9</text:p>
          </table:table-cell>
          <table:table-cell table:style-name="ce4" table:formula="of:=ROUND([.$A19] * [.P$1])" office:value-type="float" office:value="11" calcext:value-type="float">
            <text:p>+11</text:p>
          </table:table-cell>
          <table:table-cell table:style-name="ce9" table:formula="of:=LOOKUP([.A19];CharacterLevel;SaveTargets)" office:value-type="float" office:value="19" calcext:value-type="float">
            <text:p>19+</text:p>
          </table:table-cell>
          <table:table-cell table:style-name="ce2" table:formula="of:=LOOKUP([.A19];CharacterLevel;SneakAttack)" office:value-type="string" office:string-value="+4d4" calcext:value-type="string">
            <text:p>+4d4</text:p>
          </table:table-cell>
          <table:table-cell table:formula="of:=[.S18]+[.S$2]" office:value-type="float" office:value="43" calcext:value-type="float">
            <text:p>43</text:p>
          </table:table-cell>
          <table:table-cell table:style-name="ce2"/>
          <table:table-cell table:number-columns-repeated="44"/>
        </table:table-row>
        <table:table-row table:style-name="ro1">
          <table:table-cell table:style-name="ce2" office:value-type="float" office:value="15" calcext:value-type="float">
            <text:p>15</text:p>
          </table:table-cell>
          <table:table-cell table:style-name="ce11" table:formula="of:=[.B19]+150000" office:value-type="float" office:value="1050000" calcext:value-type="float">
            <text:p>1,050,000</text:p>
          </table:table-cell>
          <table:table-cell table:style-name="ce2" table:formula="of:=[.$C$15] &amp; &quot;+&quot; &amp; (([.A20]-10)*2)" office:value-type="string" office:string-value="10d6+10" calcext:value-type="string">
            <text:p>10d6+10</text:p>
          </table:table-cell>
          <table:table-cell table:style-name="ce4" table:formula="of:=ROUNDDOWN([.A20]/2)" office:value-type="float" office:value="7" calcext:value-type="float">
            <text:p>+7</text:p>
          </table:table-cell>
          <table:table-cell table:style-name="ce9" table:formula="of:=13-(ROUND([.A20]/3))" office:value-type="float" office:value="8" calcext:value-type="float">
            <text:p>8+</text:p>
          </table:table-cell>
          <table:table-cell table:style-name="ce9" table:formula="of:=14-ROUND([.A20]/3)" office:value-type="float" office:value="9" calcext:value-type="float">
            <text:p>9+</text:p>
          </table:table-cell>
          <table:table-cell table:style-name="ce9" table:formula="of:=13-ROUND([.A20]*(2/5))" office:value-type="float" office:value="7" calcext:value-type="float">
            <text:p>7+</text:p>
          </table:table-cell>
          <table:table-cell table:style-name="ce9" table:formula="of:=16-ROUND([.A20]*(2/5))" office:value-type="float" office:value="10" calcext:value-type="float">
            <text:p>10+</text:p>
          </table:table-cell>
          <table:table-cell table:style-name="ce9" table:formula="of:=15-ROUND([.A20]*(7/15))" office:value-type="float" office:value="8" calcext:value-type="float">
            <text:p>8+</text:p>
          </table:table-cell>
          <table:table-cell table:style-name="ce9" table:formula="of:=LOOKUP([.A20];CharacterLevel;Competency)" office:value-type="float" office:value="5" calcext:value-type="float">
            <text:p>5+</text:p>
          </table:table-cell>
          <table:table-cell table:style-name="ce4" table:formula="of:=LOOKUP([.A20];CharacterLevel;CompetencyBonus)" office:value-type="float" office:value="10" calcext:value-type="float">
            <text:p>+10</text:p>
          </table:table-cell>
          <table:table-cell table:style-name="ce4" table:formula="of:=ROUND([.$A20] * [.L$1])" office:value-type="float" office:value="12" calcext:value-type="float">
            <text:p>+12</text:p>
          </table:table-cell>
          <table:table-cell table:style-name="ce4" table:formula="of:=ROUNDUP([.$A20] * [.M$1])" office:value-type="float" office:value="12" calcext:value-type="float">
            <text:p>+12</text:p>
          </table:table-cell>
          <table:table-cell table:style-name="ce4" table:formula="of:=ROUND([.$A20] * [.N$1])" office:value-type="float" office:value="13" calcext:value-type="float">
            <text:p>+13</text:p>
          </table:table-cell>
          <table:table-cell table:style-name="ce4" table:formula="of:=ROUNDDOWN([.$A20] * [.O$1])" office:value-type="float" office:value="10" calcext:value-type="float">
            <text:p>+10</text:p>
          </table:table-cell>
          <table:table-cell table:style-name="ce4" table:formula="of:=ROUND([.$A20] * [.P$1])" office:value-type="float" office:value="12" calcext:value-type="float">
            <text:p>+12</text:p>
          </table:table-cell>
          <table:table-cell table:style-name="ce9" table:formula="of:=LOOKUP([.A20];CharacterLevel;SaveTargets)" office:value-type="float" office:value="20" calcext:value-type="float">
            <text:p>20+</text:p>
          </table:table-cell>
          <table:table-cell table:style-name="ce2" table:formula="of:=LOOKUP([.A20];CharacterLevel;SneakAttack)" office:value-type="string" office:string-value="+4d4" calcext:value-type="string">
            <text:p>+4d4</text:p>
          </table:table-cell>
          <table:table-cell table:formula="of:=[.S19]+[.S$2]" office:value-type="float" office:value="45" calcext:value-type="float">
            <text:p>45</text:p>
          </table:table-cell>
          <table:table-cell table:style-name="ce2"/>
          <table:table-cell table:number-columns-repeated="44"/>
        </table:table-row>
        <table:table-row table:style-name="ro1">
          <table:table-cell table:style-name="ce2" office:value-type="float" office:value="16" calcext:value-type="float">
            <text:p>16</text:p>
          </table:table-cell>
          <table:table-cell table:style-name="ce11" table:formula="of:=[.B20]+150000" office:value-type="float" office:value="1200000" calcext:value-type="float">
            <text:p>1,200,000</text:p>
          </table:table-cell>
          <table:table-cell table:style-name="ce2" table:formula="of:=[.$C$15] &amp; &quot;+&quot; &amp; (([.A21]-10)*2)" office:value-type="string" office:string-value="10d6+12" calcext:value-type="string">
            <text:p>10d6+12</text:p>
          </table:table-cell>
          <table:table-cell table:style-name="ce4" table:formula="of:=ROUNDDOWN([.A21]/2)" office:value-type="float" office:value="8" calcext:value-type="float">
            <text:p>+8</text:p>
          </table:table-cell>
          <table:table-cell table:style-name="ce9" table:formula="of:=13-(ROUND([.A21]/3))" office:value-type="float" office:value="8" calcext:value-type="float">
            <text:p>8+</text:p>
          </table:table-cell>
          <table:table-cell table:style-name="ce9" table:formula="of:=14-ROUND([.A21]/3)" office:value-type="float" office:value="9" calcext:value-type="float">
            <text:p>9+</text:p>
          </table:table-cell>
          <table:table-cell table:style-name="ce9" table:formula="of:=13-ROUND([.A21]*(2/5))" office:value-type="float" office:value="7" calcext:value-type="float">
            <text:p>7+</text:p>
          </table:table-cell>
          <table:table-cell table:style-name="ce9" table:formula="of:=16-ROUND([.A21]*(2/5))" office:value-type="float" office:value="10" calcext:value-type="float">
            <text:p>10+</text:p>
          </table:table-cell>
          <table:table-cell table:style-name="ce9" table:formula="of:=15-ROUND([.A21]*(7/15))" office:value-type="float" office:value="8" calcext:value-type="float">
            <text:p>8+</text:p>
          </table:table-cell>
          <table:table-cell table:style-name="ce9" table:formula="of:=LOOKUP([.A21];CharacterLevel;Competency)" office:value-type="float" office:value="5" calcext:value-type="float">
            <text:p>5+</text:p>
          </table:table-cell>
          <table:table-cell table:style-name="ce4" table:formula="of:=LOOKUP([.A21];CharacterLevel;CompetencyBonus)" office:value-type="float" office:value="11" calcext:value-type="float">
            <text:p>+11</text:p>
          </table:table-cell>
          <table:table-cell table:style-name="ce4" table:formula="of:=ROUND([.$A21] * [.L$1])" office:value-type="float" office:value="13" calcext:value-type="float">
            <text:p>+13</text:p>
          </table:table-cell>
          <table:table-cell table:style-name="ce4" table:formula="of:=ROUNDUP([.$A21] * [.M$1])" office:value-type="float" office:value="12" calcext:value-type="float">
            <text:p>+12</text:p>
          </table:table-cell>
          <table:table-cell table:style-name="ce4" table:formula="of:=ROUND([.$A21] * [.N$1])" office:value-type="float" office:value="14" calcext:value-type="float">
            <text:p>+14</text:p>
          </table:table-cell>
          <table:table-cell table:style-name="ce4" table:formula="of:=ROUNDDOWN([.$A21] * [.O$1])" office:value-type="float" office:value="11" calcext:value-type="float">
            <text:p>+11</text:p>
          </table:table-cell>
          <table:table-cell table:style-name="ce4" table:formula="of:=ROUND([.$A21] * [.P$1])" office:value-type="float" office:value="13" calcext:value-type="float">
            <text:p>+13</text:p>
          </table:table-cell>
          <table:table-cell table:style-name="ce9" table:formula="of:=LOOKUP([.A21];CharacterLevel;SaveTargets)" office:value-type="float" office:value="20" calcext:value-type="float">
            <text:p>20+</text:p>
          </table:table-cell>
          <table:table-cell table:style-name="ce2" table:formula="of:=LOOKUP([.A21];CharacterLevel;SneakAttack)" office:value-type="string" office:string-value="+4d4" calcext:value-type="string">
            <text:p>+4d4</text:p>
          </table:table-cell>
          <table:table-cell table:formula="of:=[.S20]+[.S$2]" office:value-type="float" office:value="47" calcext:value-type="float">
            <text:p>47</text:p>
          </table:table-cell>
          <table:table-cell table:style-name="ce2"/>
          <table:table-cell table:number-columns-repeated="44"/>
        </table:table-row>
        <table:table-row table:style-name="ro1">
          <table:table-cell table:style-name="ce2" office:value-type="float" office:value="17" calcext:value-type="float">
            <text:p>17</text:p>
          </table:table-cell>
          <table:table-cell table:style-name="ce11" table:formula="of:=[.B21]+150000" office:value-type="float" office:value="1350000" calcext:value-type="float">
            <text:p>1,350,000</text:p>
          </table:table-cell>
          <table:table-cell table:style-name="ce2" table:formula="of:=[.$C$15] &amp; &quot;+&quot; &amp; (([.A22]-10)*2)" office:value-type="string" office:string-value="10d6+14" calcext:value-type="string">
            <text:p>10d6+14</text:p>
          </table:table-cell>
          <table:table-cell table:style-name="ce4" table:formula="of:=ROUNDDOWN([.A22]/2)" office:value-type="float" office:value="8" calcext:value-type="float">
            <text:p>+8</text:p>
          </table:table-cell>
          <table:table-cell table:style-name="ce9" table:formula="of:=13-(ROUND([.A22]/3))" office:value-type="float" office:value="7" calcext:value-type="float">
            <text:p>7+</text:p>
          </table:table-cell>
          <table:table-cell table:style-name="ce9" table:formula="of:=14-ROUND([.A22]/3)" office:value-type="float" office:value="8" calcext:value-type="float">
            <text:p>8+</text:p>
          </table:table-cell>
          <table:table-cell table:style-name="ce9" table:formula="of:=13-ROUND([.A22]*(2/5))" office:value-type="float" office:value="6" calcext:value-type="float">
            <text:p>6+</text:p>
          </table:table-cell>
          <table:table-cell table:style-name="ce9" table:formula="of:=16-ROUND([.A22]*(2/5))" office:value-type="float" office:value="9" calcext:value-type="float">
            <text:p>9+</text:p>
          </table:table-cell>
          <table:table-cell table:style-name="ce9" table:formula="of:=15-ROUND([.A22]*(7/15))" office:value-type="float" office:value="7" calcext:value-type="float">
            <text:p>7+</text:p>
          </table:table-cell>
          <table:table-cell table:style-name="ce9" table:formula="of:=LOOKUP([.A22];CharacterLevel;Competency)" office:value-type="float" office:value="4" calcext:value-type="float">
            <text:p>4+</text:p>
          </table:table-cell>
          <table:table-cell table:style-name="ce4" table:formula="of:=LOOKUP([.A22];CharacterLevel;CompetencyBonus)" office:value-type="float" office:value="12" calcext:value-type="float">
            <text:p>+12</text:p>
          </table:table-cell>
          <table:table-cell table:style-name="ce4" table:formula="of:=ROUND([.$A22] * [.L$1])" office:value-type="float" office:value="14" calcext:value-type="float">
            <text:p>+14</text:p>
          </table:table-cell>
          <table:table-cell table:style-name="ce4" table:formula="of:=ROUNDUP([.$A22] * [.M$1])" office:value-type="float" office:value="13" calcext:value-type="float">
            <text:p>+13</text:p>
          </table:table-cell>
          <table:table-cell table:style-name="ce4" table:formula="of:=ROUND([.$A22] * [.N$1])" office:value-type="float" office:value="14" calcext:value-type="float">
            <text:p>+14</text:p>
          </table:table-cell>
          <table:table-cell table:style-name="ce4" table:formula="of:=ROUNDDOWN([.$A22] * [.O$1])" office:value-type="float" office:value="11" calcext:value-type="float">
            <text:p>+11</text:p>
          </table:table-cell>
          <table:table-cell table:style-name="ce4" table:formula="of:=ROUND([.$A22] * [.P$1])" office:value-type="float" office:value="14" calcext:value-type="float">
            <text:p>+14</text:p>
          </table:table-cell>
          <table:table-cell table:style-name="ce9" table:formula="of:=LOOKUP([.A22];CharacterLevel;SaveTargets)" office:value-type="float" office:value="21" calcext:value-type="float">
            <text:p>21+</text:p>
          </table:table-cell>
          <table:table-cell table:style-name="ce2" table:formula="of:=LOOKUP([.A22];CharacterLevel;SneakAttack)" office:value-type="string" office:string-value="+5d4" calcext:value-type="string">
            <text:p>+5d4</text:p>
          </table:table-cell>
          <table:table-cell table:formula="of:=[.S21]+[.S$2]" office:value-type="float" office:value="49" calcext:value-type="float">
            <text:p>49</text:p>
          </table:table-cell>
          <table:table-cell table:style-name="ce2"/>
          <table:table-cell table:number-columns-repeated="44"/>
        </table:table-row>
        <table:table-row table:style-name="ro1">
          <table:table-cell table:style-name="ce2" office:value-type="float" office:value="18" calcext:value-type="float">
            <text:p>18</text:p>
          </table:table-cell>
          <table:table-cell table:style-name="ce11" table:formula="of:=[.B22]+150000" office:value-type="float" office:value="1500000" calcext:value-type="float">
            <text:p>1,500,000</text:p>
          </table:table-cell>
          <table:table-cell table:style-name="ce2" table:formula="of:=[.$C$15] &amp; &quot;+&quot; &amp; (([.A23]-10)*2)" office:value-type="string" office:string-value="10d6+16" calcext:value-type="string">
            <text:p>10d6+16</text:p>
          </table:table-cell>
          <table:table-cell table:style-name="ce4" table:formula="of:=ROUNDDOWN([.A23]/2)" office:value-type="float" office:value="9" calcext:value-type="float">
            <text:p>+9</text:p>
          </table:table-cell>
          <table:table-cell table:style-name="ce9" table:formula="of:=13-(ROUND([.A23]/3))" office:value-type="float" office:value="7" calcext:value-type="float">
            <text:p>7+</text:p>
          </table:table-cell>
          <table:table-cell table:style-name="ce9" table:formula="of:=14-ROUND([.A23]/3)" office:value-type="float" office:value="8" calcext:value-type="float">
            <text:p>8+</text:p>
          </table:table-cell>
          <table:table-cell table:style-name="ce9" table:formula="of:=13-ROUND([.A23]*(2/5))" office:value-type="float" office:value="6" calcext:value-type="float">
            <text:p>6+</text:p>
          </table:table-cell>
          <table:table-cell table:style-name="ce9" table:formula="of:=16-ROUND([.A23]*(2/5))" office:value-type="float" office:value="9" calcext:value-type="float">
            <text:p>9+</text:p>
          </table:table-cell>
          <table:table-cell table:style-name="ce9" table:formula="of:=15-ROUND([.A23]*(7/15))" office:value-type="float" office:value="7" calcext:value-type="float">
            <text:p>7+</text:p>
          </table:table-cell>
          <table:table-cell table:style-name="ce9" table:formula="of:=LOOKUP([.A23];CharacterLevel;Competency)" office:value-type="float" office:value="4" calcext:value-type="float">
            <text:p>4+</text:p>
          </table:table-cell>
          <table:table-cell table:style-name="ce4" table:formula="of:=LOOKUP([.A23];CharacterLevel;CompetencyBonus)" office:value-type="float" office:value="12" calcext:value-type="float">
            <text:p>+12</text:p>
          </table:table-cell>
          <table:table-cell table:style-name="ce4" table:formula="of:=ROUND([.$A23] * [.L$1])" office:value-type="float" office:value="14" calcext:value-type="float">
            <text:p>+14</text:p>
          </table:table-cell>
          <table:table-cell table:style-name="ce4" table:formula="of:=ROUNDUP([.$A23] * [.M$1])" office:value-type="float" office:value="14" calcext:value-type="float">
            <text:p>+14</text:p>
          </table:table-cell>
          <table:table-cell table:style-name="ce4" table:formula="of:=ROUND([.$A23] * [.N$1])" office:value-type="float" office:value="15" calcext:value-type="float">
            <text:p>+15</text:p>
          </table:table-cell>
          <table:table-cell table:style-name="ce4" table:formula="of:=ROUNDDOWN([.$A23] * [.O$1])" office:value-type="float" office:value="12" calcext:value-type="float">
            <text:p>+12</text:p>
          </table:table-cell>
          <table:table-cell table:style-name="ce4" table:formula="of:=ROUND([.$A23] * [.P$1])" office:value-type="float" office:value="14" calcext:value-type="float">
            <text:p>+14</text:p>
          </table:table-cell>
          <table:table-cell table:style-name="ce9" table:formula="of:=LOOKUP([.A23];CharacterLevel;SaveTargets)" office:value-type="float" office:value="21" calcext:value-type="float">
            <text:p>21+</text:p>
          </table:table-cell>
          <table:table-cell table:style-name="ce2" table:formula="of:=LOOKUP([.A23];CharacterLevel;SneakAttack)" office:value-type="string" office:string-value="+5d4" calcext:value-type="string">
            <text:p>+5d4</text:p>
          </table:table-cell>
          <table:table-cell table:formula="of:=[.S22]+[.S$2]" office:value-type="float" office:value="51" calcext:value-type="float">
            <text:p>51</text:p>
          </table:table-cell>
          <table:table-cell table:style-name="ce2"/>
          <table:table-cell table:number-columns-repeated="44"/>
        </table:table-row>
        <table:table-row table:style-name="ro1">
          <table:table-cell table:style-name="ce2" office:value-type="float" office:value="19" calcext:value-type="float">
            <text:p>19</text:p>
          </table:table-cell>
          <table:table-cell table:style-name="ce11" table:formula="of:=[.B23]+150000" office:value-type="float" office:value="1650000" calcext:value-type="float">
            <text:p>1,650,000</text:p>
          </table:table-cell>
          <table:table-cell table:style-name="ce2" table:formula="of:=[.$C$15] &amp; &quot;+&quot; &amp; (([.A24]-10)*2)" office:value-type="string" office:string-value="10d6+18" calcext:value-type="string">
            <text:p>10d6+18</text:p>
          </table:table-cell>
          <table:table-cell table:style-name="ce4" table:formula="of:=ROUNDDOWN([.A24]/2)" office:value-type="float" office:value="9" calcext:value-type="float">
            <text:p>+9</text:p>
          </table:table-cell>
          <table:table-cell table:style-name="ce9" table:formula="of:=13-(ROUND([.A24]/3))" office:value-type="float" office:value="7" calcext:value-type="float">
            <text:p>7+</text:p>
          </table:table-cell>
          <table:table-cell table:style-name="ce9" table:formula="of:=14-ROUND([.A24]/3)" office:value-type="float" office:value="8" calcext:value-type="float">
            <text:p>8+</text:p>
          </table:table-cell>
          <table:table-cell table:style-name="ce9" table:formula="of:=13-ROUND([.A24]*(2/5))" office:value-type="float" office:value="5" calcext:value-type="float">
            <text:p>5+</text:p>
          </table:table-cell>
          <table:table-cell table:style-name="ce9" table:formula="of:=16-ROUND([.A24]*(2/5))" office:value-type="float" office:value="8" calcext:value-type="float">
            <text:p>8+</text:p>
          </table:table-cell>
          <table:table-cell table:style-name="ce9" table:formula="of:=15-ROUND([.A24]*(7/15))" office:value-type="float" office:value="6" calcext:value-type="float">
            <text:p>6+</text:p>
          </table:table-cell>
          <table:table-cell table:style-name="ce9" table:formula="of:=LOOKUP([.A24];CharacterLevel;Competency)" office:value-type="float" office:value="3" calcext:value-type="float">
            <text:p>3+</text:p>
          </table:table-cell>
          <table:table-cell table:style-name="ce4" table:formula="of:=LOOKUP([.A24];CharacterLevel;CompetencyBonus)" office:value-type="float" office:value="13" calcext:value-type="float">
            <text:p>+13</text:p>
          </table:table-cell>
          <table:table-cell table:style-name="ce4" table:formula="of:=ROUND([.$A24] * [.L$1])" office:value-type="float" office:value="15" calcext:value-type="float">
            <text:p>+15</text:p>
          </table:table-cell>
          <table:table-cell table:style-name="ce4" table:formula="of:=ROUNDUP([.$A24] * [.M$1])" office:value-type="float" office:value="15" calcext:value-type="float">
            <text:p>+15</text:p>
          </table:table-cell>
          <table:table-cell table:style-name="ce4" table:formula="of:=ROUND([.$A24] * [.N$1])" office:value-type="float" office:value="16" calcext:value-type="float">
            <text:p>+16</text:p>
          </table:table-cell>
          <table:table-cell table:style-name="ce4" table:formula="of:=ROUNDDOWN([.$A24] * [.O$1])" office:value-type="float" office:value="13" calcext:value-type="float">
            <text:p>+13</text:p>
          </table:table-cell>
          <table:table-cell table:style-name="ce4" table:formula="of:=ROUND([.$A24] * [.P$1])" office:value-type="float" office:value="15" calcext:value-type="float">
            <text:p>+15</text:p>
          </table:table-cell>
          <table:table-cell table:style-name="ce9" table:formula="of:=LOOKUP([.A24];CharacterLevel;SaveTargets)" office:value-type="float" office:value="22" calcext:value-type="float">
            <text:p>22+</text:p>
          </table:table-cell>
          <table:table-cell table:style-name="ce2" table:formula="of:=LOOKUP([.A24];CharacterLevel;SneakAttack)" office:value-type="string" office:string-value="+5d4" calcext:value-type="string">
            <text:p>+5d4</text:p>
          </table:table-cell>
          <table:table-cell table:formula="of:=[.S23]+[.S$2]" office:value-type="float" office:value="53" calcext:value-type="float">
            <text:p>53</text:p>
          </table:table-cell>
          <table:table-cell table:style-name="ce2"/>
          <table:table-cell table:number-columns-repeated="44"/>
        </table:table-row>
        <table:table-row table:style-name="ro1">
          <table:table-cell table:style-name="ce2" office:value-type="float" office:value="20" calcext:value-type="float">
            <text:p>20</text:p>
          </table:table-cell>
          <table:table-cell table:style-name="ce11" table:formula="of:=[.B24]+150000" office:value-type="float" office:value="1800000" calcext:value-type="float">
            <text:p>1,800,000</text:p>
          </table:table-cell>
          <table:table-cell table:style-name="ce2" table:formula="of:=[.$C$15] &amp; &quot;+&quot; &amp; (([.A25]-10)*2)" office:value-type="string" office:string-value="10d6+20" calcext:value-type="string">
            <text:p>10d6+20</text:p>
          </table:table-cell>
          <table:table-cell table:style-name="ce4" table:formula="of:=ROUNDDOWN([.A25]/2)" office:value-type="float" office:value="10" calcext:value-type="float">
            <text:p>+10</text:p>
          </table:table-cell>
          <table:table-cell table:style-name="ce9" table:formula="of:=13-(ROUND([.A25]/3))" office:value-type="float" office:value="6" calcext:value-type="float">
            <text:p>6+</text:p>
          </table:table-cell>
          <table:table-cell table:style-name="ce9" table:formula="of:=14-ROUND([.A25]/3)" office:value-type="float" office:value="7" calcext:value-type="float">
            <text:p>7+</text:p>
          </table:table-cell>
          <table:table-cell table:style-name="ce9" table:formula="of:=13-ROUND([.A25]*(2/5))" office:value-type="float" office:value="5" calcext:value-type="float">
            <text:p>5+</text:p>
          </table:table-cell>
          <table:table-cell table:style-name="ce9" table:formula="of:=16-ROUND([.A25]*(2/5))" office:value-type="float" office:value="8" calcext:value-type="float">
            <text:p>8+</text:p>
          </table:table-cell>
          <table:table-cell table:style-name="ce9" table:formula="of:=15-ROUND([.A25]*(7/15))" office:value-type="float" office:value="6" calcext:value-type="float">
            <text:p>6+</text:p>
          </table:table-cell>
          <table:table-cell table:style-name="ce9" table:formula="of:=LOOKUP([.A25];CharacterLevel;Competency)" office:value-type="float" office:value="3" calcext:value-type="float">
            <text:p>3+</text:p>
          </table:table-cell>
          <table:table-cell table:style-name="ce4" table:formula="of:=LOOKUP([.A25];CharacterLevel;CompetencyBonus)" office:value-type="float" office:value="14" calcext:value-type="float">
            <text:p>+14</text:p>
          </table:table-cell>
          <table:table-cell table:style-name="ce4" table:formula="of:=ROUND([.$A25] * [.L$1])" office:value-type="float" office:value="16" calcext:value-type="float">
            <text:p>+16</text:p>
          </table:table-cell>
          <table:table-cell table:style-name="ce4" table:formula="of:=ROUNDUP([.$A25] * [.M$1])" office:value-type="float" office:value="15" calcext:value-type="float">
            <text:p>+15</text:p>
          </table:table-cell>
          <table:table-cell table:style-name="ce4" table:formula="of:=ROUND([.$A25] * [.N$1])" office:value-type="float" office:value="17" calcext:value-type="float">
            <text:p>+17</text:p>
          </table:table-cell>
          <table:table-cell table:style-name="ce4" table:formula="of:=ROUNDDOWN([.$A25] * [.O$1])" office:value-type="float" office:value="14" calcext:value-type="float">
            <text:p>+14</text:p>
          </table:table-cell>
          <table:table-cell table:style-name="ce4" table:formula="of:=ROUND([.$A25] * [.P$1])" office:value-type="float" office:value="16" calcext:value-type="float">
            <text:p>+16</text:p>
          </table:table-cell>
          <table:table-cell table:style-name="ce9" table:formula="of:=LOOKUP([.A25];CharacterLevel;SaveTargets)" office:value-type="float" office:value="22" calcext:value-type="float">
            <text:p>22+</text:p>
          </table:table-cell>
          <table:table-cell table:style-name="ce2" table:formula="of:=LOOKUP([.A25];CharacterLevel;SneakAttack)" office:value-type="string" office:string-value="+5d4" calcext:value-type="string">
            <text:p>+5d4</text:p>
          </table:table-cell>
          <table:table-cell table:formula="of:=[.S24]+[.S$2]" office:value-type="float" office:value="55" calcext:value-type="float">
            <text:p>55</text:p>
          </table:table-cell>
          <table:table-cell table:style-name="ce2"/>
          <table:table-cell table:number-columns-repeated="44"/>
        </table:table-row>
        <table:table-row table:style-name="ro1">
          <table:table-cell table:style-name="ce10" office:value-type="string" calcext:value-type="string">
            <text:p>* CON modifiers no longer apply after level 10.</text:p>
          </table:table-cell>
          <table:table-cell table:style-name="ce12"/>
          <table:table-cell table:number-columns-repeated="14"/>
          <table:table-cell table:style-name="ce56" office:value-type="string" calcext:value-type="string">
            <text:p>DEX</text:p>
          </table:table-cell>
          <table:table-cell table:number-columns-repeated="47"/>
        </table:table-row>
        <table:table-row table:style-name="ro2">
          <table:table-cell table:number-columns-repeated="64"/>
        </table:table-row>
        <table:table-row table:style-name="ro2">
          <table:table-cell table:style-name="ce53" office:value-type="string" calcext:value-type="string">
            <text:p>Skills:</text:p>
          </table:table-cell>
          <table:table-cell table:number-columns-repeated="12"/>
          <table:table-cell table:style-name="ce56"/>
          <table:table-cell table:number-columns-repeated="50"/>
        </table:table-row>
        <table:table-row table:style-name="ro2">
          <table:table-cell office:value-type="string" calcext:value-type="string">
            <text:p>Brew Poison (-3)</text:p>
          </table:table-cell>
          <table:table-cell table:number-columns-repeated="12"/>
          <table:table-cell table:style-name="ce56"/>
          <table:table-cell table:number-columns-repeated="50"/>
        </table:table-row>
        <table:table-row table:style-name="ro2">
          <table:table-cell office:value-type="string" calcext:value-type="string">
            <text:p>Decipher Document (+0)</text:p>
          </table:table-cell>
          <table:table-cell table:number-columns-repeated="12"/>
          <table:table-cell table:style-name="ce56"/>
          <table:table-cell table:number-columns-repeated="50"/>
        </table:table-row>
        <table:table-row table:style-name="ro2">
          <table:table-cell office:value-type="string" calcext:value-type="string">
            <text:p>Disguise (+0)</text:p>
          </table:table-cell>
          <table:table-cell table:number-columns-repeated="12"/>
          <table:table-cell table:style-name="ce56"/>
          <table:table-cell table:number-columns-repeated="50"/>
        </table:table-row>
        <table:table-row table:style-name="ro2">
          <table:table-cell office:value-type="string" calcext:value-type="string">
            <text:p>Legerdemain (-1)</text:p>
          </table:table-cell>
          <table:table-cell table:number-columns-repeated="12"/>
          <table:table-cell table:style-name="ce56"/>
          <table:table-cell table:number-columns-repeated="50"/>
        </table:table-row>
        <table:table-row table:style-name="ro2">
          <table:table-cell office:value-type="string" calcext:value-type="string">
            <text:p>Perception (+0)</text:p>
          </table:table-cell>
          <table:table-cell table:number-columns-repeated="12"/>
          <table:table-cell table:style-name="ce56"/>
          <table:table-cell table:number-columns-repeated="50"/>
        </table:table-row>
        <table:table-row table:style-name="ro2">
          <table:table-cell office:value-type="string" calcext:value-type="string">
            <text:p>Stealth (-2)</text:p>
          </table:table-cell>
          <table:table-cell table:number-columns-repeated="12"/>
          <table:table-cell table:style-name="ce56"/>
          <table:table-cell table:number-columns-repeated="50"/>
        </table:table-row>
        <table:table-row table:style-name="ro2" table:number-rows-repeated="8">
          <table:table-cell table:number-columns-repeated="13"/>
          <table:table-cell table:style-name="ce56"/>
          <table:table-cell table:number-columns-repeated="50"/>
        </table:table-row>
        <table:table-row table:style-name="ro2" table:number-rows-repeated="1048533">
          <table:table-cell table:number-columns-repeated="64"/>
        </table:table-row>
        <table:table-row table:style-name="ro2">
          <table:table-cell table:number-columns-repeated="64"/>
        </table:table-row>
      </table:table>
      <table:table table:name="Bard" table:style-name="ta7">
        <table:table-column table:style-name="co24" table:default-cell-style-name="Default"/>
        <table:table-column table:style-name="co44" table:default-cell-style-name="Default"/>
        <table:table-column table:style-name="co41" table:default-cell-style-name="Default"/>
        <table:table-column table:style-name="co45" table:default-cell-style-name="Default"/>
        <table:table-column table:style-name="co27" table:visibility="collapse" table:default-cell-style-name="Default"/>
        <table:table-column table:style-name="co54" table:visibility="collapse" table:number-columns-repeated="2" table:default-cell-style-name="Default"/>
        <table:table-column table:style-name="co14" table:visibility="collapse" table:default-cell-style-name="Default"/>
        <table:table-column table:style-name="co28" table:visibility="collapse" table:default-cell-style-name="Default"/>
        <table:table-column table:style-name="co38" table:visibility="collapse" table:default-cell-style-name="Default"/>
        <table:table-column table:style-name="co38" table:default-cell-style-name="Default"/>
        <table:table-column table:style-name="co14" table:default-cell-style-name="Default"/>
        <table:table-column table:style-name="co28" table:default-cell-style-name="ce56"/>
        <table:table-column table:style-name="co29" table:default-cell-style-name="ce56"/>
        <table:table-column table:style-name="co30" table:default-cell-style-name="ce56"/>
        <table:table-column table:style-name="co31" table:default-cell-style-name="Default"/>
        <table:table-column table:style-name="co49" table:default-cell-style-name="Default"/>
        <table:table-column table:style-name="co58" table:default-cell-style-name="Default"/>
        <table:table-column table:style-name="co17" table:default-cell-style-name="Default"/>
        <table:table-column table:style-name="co8" table:default-cell-style-name="Default"/>
        <table:table-column table:style-name="co14"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8" table:default-cell-style-name="Default"/>
        <table:table-column table:style-name="co49" table:default-cell-style-name="Default"/>
        <table:table-column table:style-name="co42" table:number-columns-repeated="37" table:default-cell-style-name="Default"/>
        <table:table-row table:style-name="ro2">
          <table:table-cell table:number-columns-repeated="11"/>
          <table:table-cell office:value-type="float" office:value="0.8" calcext:value-type="float">
            <text:p>0.8</text:p>
          </table:table-cell>
          <table:table-cell table:style-name="Default" office:value-type="float" office:value="0.75" calcext:value-type="float">
            <text:p>0.75</text:p>
          </table:table-cell>
          <table:table-cell table:style-name="Default" office:value-type="float" office:value="0.85" calcext:value-type="float">
            <text:p>0.85</text:p>
          </table:table-cell>
          <table:table-cell table:style-name="Default" office:value-type="float" office:value="0.7" calcext:value-type="float">
            <text:p>0.7</text:p>
          </table:table-cell>
          <table:table-cell office:value-type="float" office:value="0.85" calcext:value-type="float">
            <text:p>0.85</text:p>
          </table:table-cell>
          <table:table-cell table:number-columns-repeated="2"/>
          <table:table-cell table:style-name="ce56" office:value-type="float" office:value="3.5" calcext:value-type="float">
            <text:p>3.5</text:p>
          </table:table-cell>
          <table:table-cell table:number-columns-repeated="45"/>
        </table:table-row>
        <table:table-row table:style-name="ro2">
          <table:table-cell table:number-columns-repeated="12"/>
          <table:table-cell table:style-name="Default" table:number-columns-repeated="2"/>
          <table:table-cell table:number-columns-repeated="4"/>
          <table:table-cell table:style-name="ce56" office:value-type="float" office:value="2" calcext:value-type="float">
            <text:p>2</text:p>
          </table:table-cell>
          <table:table-cell table:number-columns-repeated="45"/>
        </table:table-row>
        <table:table-row table:style-name="ro1">
          <table:table-cell table:style-name="ce2"/>
          <table:table-cell table:number-columns-repeated="2"/>
          <table:table-cell table:style-name="ce1" office:value-type="string" calcext:value-type="string">
            <text:p>Base</text:p>
          </table:table-cell>
          <table:table-cell table:style-name="ce1"/>
          <table:table-cell table:number-columns-repeated="4"/>
          <table:table-cell table:style-name="ce87"/>
          <table:table-cell table:number-columns-repeated="3"/>
          <table:table-cell table:style-name="Default" table:number-columns-repeated="2"/>
          <table:table-cell table:number-columns-repeated="4"/>
          <table:table-cell table:style-name="ce1"/>
          <table:table-cell table:number-columns-repeated="44"/>
        </table:table-row>
        <table:table-row table:style-name="ro1">
          <table:table-cell table:style-name="ce2"/>
          <table:table-cell/>
          <table:table-cell table:style-name="ce1" office:value-type="string" calcext:value-type="string">
            <text:p>Hit</text:p>
          </table:table-cell>
          <table:table-cell table:style-name="ce1" office:value-type="string" calcext:value-type="string">
            <text:p>Attack</text:p>
          </table:table-cell>
          <table:table-cell table:style-name="ce92" table:number-columns-spanned="5" table:number-rows-spanned="1"/>
          <table:covered-table-cell table:number-columns-repeated="4"/>
          <table:table-cell/>
          <table:table-cell table:style-name="ce1" office:value-type="string" calcext:value-type="string">
            <text:p>Alternate</text:p>
          </table:table-cell>
          <table:table-cell table:style-name="ce8" office:value-type="string" calcext:value-type="string" table:number-columns-spanned="5" table:number-rows-spanned="1">
            <text:p>Alternate Saves</text:p>
          </table:table-cell>
          <table:covered-table-cell table:number-columns-repeated="3" table:style-name="Default"/>
          <table:covered-table-cell/>
          <table:table-cell table:style-name="ce1" office:value-type="string" calcext:value-type="string">
            <text:p>Save</text:p>
          </table:table-cell>
          <table:table-cell table:style-name="ce1" office:value-type="string" calcext:value-type="string">
            <text:p>Songs</text:p>
          </table:table-cell>
          <table:table-cell table:style-name="ce34" office:value-type="string" calcext:value-type="string">
            <text:p>Average</text:p>
          </table:table-cell>
          <table:table-cell table:number-columns-repeated="45"/>
        </table:table-row>
        <table:table-row table:style-name="ro1">
          <table:table-cell table:style-name="ce1" office:value-type="string" calcext:value-type="string">
            <text:p>Level</text:p>
          </table:table-cell>
          <table:table-cell table:style-name="ce1" office:value-type="string" calcext:value-type="string">
            <text:p>XP</text:p>
          </table:table-cell>
          <table:table-cell table:style-name="ce1" office:value-type="string" calcext:value-type="string">
            <text:p>Dice*</text:p>
          </table:table-cell>
          <table:table-cell table:style-name="ce1" office:value-type="string" calcext:value-type="string">
            <text:p>Bonus</text:p>
          </table:table-cell>
          <table:table-cell table:style-name="ce88" office:value-type="string" calcext:value-type="string">
            <text:p>Doom</text:p>
          </table:table-cell>
          <table:table-cell table:style-name="ce88" office:value-type="string" calcext:value-type="string">
            <text:p>Ray</text:p>
          </table:table-cell>
          <table:table-cell table:style-name="ce88" office:value-type="string" calcext:value-type="string">
            <text:p>Hold</text:p>
          </table:table-cell>
          <table:table-cell table:style-name="ce88" office:value-type="string" calcext:value-type="string">
            <text:p>Blast</text:p>
          </table:table-cell>
          <table:table-cell table:style-name="ce88" office:value-type="string" calcext:value-type="string">
            <text:p>Spell</text:p>
          </table:table-cell>
          <table:table-cell table:number-columns-repeated="2" table:style-name="ce1" office:value-type="string" calcext:value-type="string">
            <text:p>Competence</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style-name="ce1" office:value-type="string" calcext:value-type="string">
            <text:p>Target</text:p>
          </table:table-cell>
          <table:table-cell table:style-name="ce1" office:value-type="string" calcext:value-type="string">
            <text:p>Known#</text:p>
          </table:table-cell>
          <table:table-cell table:style-name="ce34" office:value-type="string" calcext:value-type="string">
            <text:p>HP</text:p>
          </table:table-cell>
          <table:table-cell table:number-columns-repeated="45"/>
        </table:table-row>
        <table:table-row table:style-name="ro1">
          <table:table-cell table:style-name="ce2" office:value-type="float" office:value="1" calcext:value-type="float">
            <text:p>1</text:p>
          </table:table-cell>
          <table:table-cell table:style-name="ce11" table:formula="of:=ROUND((LOOKUP([.A6];CharacterLevel;FighterExp)+LOOKUP([.A6];CharacterLevel;ThiefExp))*0.8;0)" office:value-type="float" office:value="0" calcext:value-type="float">
            <text:p>0</text:p>
          </table:table-cell>
          <table:table-cell table:style-name="ce2" table:formula="of:=[.A6]&amp;&quot;d6&quot;" office:value-type="string" office:string-value="1d6" calcext:value-type="string">
            <text:p>1d6</text:p>
          </table:table-cell>
          <table:table-cell table:style-name="ce4" table:formula="of:=ROUNDDOWN([.A6]/2)" office:value-type="float" office:value="0" calcext:value-type="float">
            <text:p>+0</text:p>
          </table:table-cell>
          <table:table-cell table:style-name="ce9" table:formula="of:=13-ROUND([.$A6]/3)" office:value-type="float" office:value="13" calcext:value-type="float">
            <text:p>13+</text:p>
          </table:table-cell>
          <table:table-cell table:style-name="ce9" table:formula="of:=14-ROUND([.$A6]/3)" office:value-type="float" office:value="14" calcext:value-type="float">
            <text:p>14+</text:p>
          </table:table-cell>
          <table:table-cell table:style-name="ce9" table:formula="of:=13-ROUNDDOWN([.$A6]*(3/7))" office:value-type="float" office:value="13" calcext:value-type="float">
            <text:p>13+</text:p>
          </table:table-cell>
          <table:table-cell table:style-name="ce9" table:formula="of:=16-ROUNDDOWN([.$A6]*(3/7))" office:value-type="float" office:value="16" calcext:value-type="float">
            <text:p>16+</text:p>
          </table:table-cell>
          <table:table-cell table:style-name="ce9" table:formula="of:=15-ROUNDDOWN([.$A6]/2)" office:value-type="float" office:value="15" calcext:value-type="float">
            <text:p>15+</text:p>
          </table:table-cell>
          <table:table-cell table:style-name="ce9" table:formula="of:=LOOKUP([.A6];CharacterLevel;Competency)" office:value-type="float" office:value="11" calcext:value-type="float">
            <text:p>11+</text:p>
          </table:table-cell>
          <table:table-cell table:style-name="ce4" table:formula="of:=LOOKUP([.A6];CharacterLevel;CompetencyBonus)" office:value-type="float" office:value="1" calcext:value-type="float">
            <text:p>+1</text:p>
          </table:table-cell>
          <table:table-cell table:style-name="ce4" table:formula="of:=ROUNDUP([.$A6]*[.L$1])" office:value-type="float" office:value="1" calcext:value-type="float">
            <text:p>+1</text:p>
          </table:table-cell>
          <table:table-cell table:style-name="ce4" table:formula="of:=ROUND([.$A6]*[.M$1])" office:value-type="float" office:value="1" calcext:value-type="float">
            <text:p>+1</text:p>
          </table:table-cell>
          <table:table-cell table:style-name="ce4" table:formula="of:=ROUND([.$A6]*[.N$1])" office:value-type="float" office:value="1" calcext:value-type="float">
            <text:p>+1</text:p>
          </table:table-cell>
          <table:table-cell table:style-name="ce4" table:formula="of:=ROUNDDOWN([.$A6]*[.O$1])" office:value-type="float" office:value="0" calcext:value-type="float">
            <text:p>+0</text:p>
          </table:table-cell>
          <table:table-cell table:style-name="ce4" table:formula="of:=ROUND([.$A6]*[.P$1])" office:value-type="float" office:value="1" calcext:value-type="float">
            <text:p>+1</text:p>
          </table:table-cell>
          <table:table-cell table:style-name="ce9" table:formula="of:=LOOKUP([.A6];CharacterLevel;SaveTargets)" office:value-type="float" office:value="13" calcext:value-type="float">
            <text:p>13+</text:p>
          </table:table-cell>
          <table:table-cell table:style-name="ce2" table:formula="of:=ROUNDUP([.A6]/2)" office:value-type="float" office:value="1" calcext:value-type="float">
            <text:p>1</text:p>
          </table:table-cell>
          <table:table-cell table:style-name="ce56" office:value-type="float" office:value="6" calcext:value-type="float">
            <text:p>6</text:p>
          </table:table-cell>
          <table:table-cell table:number-columns-repeated="45"/>
        </table:table-row>
        <table:table-row table:style-name="ro1">
          <table:table-cell table:style-name="ce2" office:value-type="float" office:value="2" calcext:value-type="float">
            <text:p>2</text:p>
          </table:table-cell>
          <table:table-cell table:style-name="ce11" office:value-type="float" office:value="2000" calcext:value-type="float">
            <text:p>2,000</text:p>
          </table:table-cell>
          <table:table-cell table:style-name="ce2" table:formula="of:=[.A7]&amp;&quot;d6&quot;" office:value-type="string" office:string-value="2d6" calcext:value-type="string">
            <text:p>2d6</text:p>
          </table:table-cell>
          <table:table-cell table:style-name="ce4" table:formula="of:=ROUNDDOWN([.A7]/2)" office:value-type="float" office:value="1" calcext:value-type="float">
            <text:p>+1</text:p>
          </table:table-cell>
          <table:table-cell table:style-name="ce9" table:formula="of:=13-ROUND([.$A7]/3)" office:value-type="float" office:value="12" calcext:value-type="float">
            <text:p>12+</text:p>
          </table:table-cell>
          <table:table-cell table:style-name="ce9" table:formula="of:=14-ROUND([.$A7]/3)" office:value-type="float" office:value="13" calcext:value-type="float">
            <text:p>13+</text:p>
          </table:table-cell>
          <table:table-cell table:style-name="ce9" table:formula="of:=13-ROUNDDOWN([.$A7]*(3/7))" office:value-type="float" office:value="13" calcext:value-type="float">
            <text:p>13+</text:p>
          </table:table-cell>
          <table:table-cell table:style-name="ce9" table:formula="of:=16-ROUNDDOWN([.$A7]*(3/7))" office:value-type="float" office:value="16" calcext:value-type="float">
            <text:p>16+</text:p>
          </table:table-cell>
          <table:table-cell table:style-name="ce9" table:formula="of:=15-ROUNDDOWN([.$A7]/2)" office:value-type="float" office:value="14" calcext:value-type="float">
            <text:p>14+</text:p>
          </table:table-cell>
          <table:table-cell table:style-name="ce9" table:formula="of:=LOOKUP([.A7];CharacterLevel;Competency)" office:value-type="float" office:value="11" calcext:value-type="float">
            <text:p>11+</text:p>
          </table:table-cell>
          <table:table-cell table:style-name="ce4" table:formula="of:=LOOKUP([.A7];CharacterLevel;CompetencyBonus)" office:value-type="float" office:value="2" calcext:value-type="float">
            <text:p>+2</text:p>
          </table:table-cell>
          <table:table-cell table:style-name="ce4" table:formula="of:=ROUNDUP([.$A7]*[.L$1])" office:value-type="float" office:value="2" calcext:value-type="float">
            <text:p>+2</text:p>
          </table:table-cell>
          <table:table-cell table:style-name="ce4" table:formula="of:=ROUND([.$A7]*[.M$1])" office:value-type="float" office:value="2" calcext:value-type="float">
            <text:p>+2</text:p>
          </table:table-cell>
          <table:table-cell table:style-name="ce4" table:formula="of:=ROUND([.$A7]*[.N$1])" office:value-type="float" office:value="2" calcext:value-type="float">
            <text:p>+2</text:p>
          </table:table-cell>
          <table:table-cell table:style-name="ce4" table:formula="of:=ROUNDDOWN([.$A7]*[.O$1])" office:value-type="float" office:value="1" calcext:value-type="float">
            <text:p>+1</text:p>
          </table:table-cell>
          <table:table-cell table:style-name="ce4" table:formula="of:=ROUND([.$A7]*[.P$1])" office:value-type="float" office:value="2" calcext:value-type="float">
            <text:p>+2</text:p>
          </table:table-cell>
          <table:table-cell table:style-name="ce9" table:formula="of:=LOOKUP([.A7];CharacterLevel;SaveTargets)" office:value-type="float" office:value="13" calcext:value-type="float">
            <text:p>13+</text:p>
          </table:table-cell>
          <table:table-cell table:style-name="ce2" table:formula="of:=ROUNDUP([.A7]/2)" office:value-type="float" office:value="1" calcext:value-type="float">
            <text:p>1</text:p>
          </table:table-cell>
          <table:table-cell table:style-name="ce56" table:formula="of:=[.$A7]*[.S$1]" office:value-type="float" office:value="7" calcext:value-type="float">
            <text:p>7</text:p>
          </table:table-cell>
          <table:table-cell table:number-columns-repeated="45"/>
        </table:table-row>
        <table:table-row table:style-name="ro1">
          <table:table-cell table:style-name="ce2" office:value-type="float" office:value="3" calcext:value-type="float">
            <text:p>3</text:p>
          </table:table-cell>
          <table:table-cell table:style-name="ce11" table:formula="of:=[.B7]*2" office:value-type="float" office:value="4000" calcext:value-type="float">
            <text:p>4,000</text:p>
          </table:table-cell>
          <table:table-cell table:style-name="ce2" table:formula="of:=[.A8]&amp;&quot;d6&quot;" office:value-type="string" office:string-value="3d6" calcext:value-type="string">
            <text:p>3d6</text:p>
          </table:table-cell>
          <table:table-cell table:style-name="ce4" table:formula="of:=ROUNDDOWN([.A8]/2)" office:value-type="float" office:value="1" calcext:value-type="float">
            <text:p>+1</text:p>
          </table:table-cell>
          <table:table-cell table:style-name="ce9" table:formula="of:=13-ROUND([.$A8]/3)" office:value-type="float" office:value="12" calcext:value-type="float">
            <text:p>12+</text:p>
          </table:table-cell>
          <table:table-cell table:style-name="ce9" table:formula="of:=14-ROUND([.$A8]/3)" office:value-type="float" office:value="13" calcext:value-type="float">
            <text:p>13+</text:p>
          </table:table-cell>
          <table:table-cell table:style-name="ce9" table:formula="of:=13-ROUNDDOWN([.$A8]*(3/7))" office:value-type="float" office:value="12" calcext:value-type="float">
            <text:p>12+</text:p>
          </table:table-cell>
          <table:table-cell table:style-name="ce9" table:formula="of:=16-ROUNDDOWN([.$A8]*(3/7))" office:value-type="float" office:value="15" calcext:value-type="float">
            <text:p>15+</text:p>
          </table:table-cell>
          <table:table-cell table:style-name="ce9" table:formula="of:=15-ROUNDDOWN([.$A8]/2)" office:value-type="float" office:value="14" calcext:value-type="float">
            <text:p>14+</text:p>
          </table:table-cell>
          <table:table-cell table:style-name="ce9" table:formula="of:=LOOKUP([.A8];CharacterLevel;Competency)" office:value-type="float" office:value="10" calcext:value-type="float">
            <text:p>10+</text:p>
          </table:table-cell>
          <table:table-cell table:style-name="ce4" table:formula="of:=LOOKUP([.A8];CharacterLevel;CompetencyBonus)" office:value-type="float" office:value="2" calcext:value-type="float">
            <text:p>+2</text:p>
          </table:table-cell>
          <table:table-cell table:style-name="ce4" table:formula="of:=ROUNDUP([.$A8]*[.L$1])" office:value-type="float" office:value="3" calcext:value-type="float">
            <text:p>+3</text:p>
          </table:table-cell>
          <table:table-cell table:style-name="ce4" table:formula="of:=ROUND([.$A8]*[.M$1])" office:value-type="float" office:value="2" calcext:value-type="float">
            <text:p>+2</text:p>
          </table:table-cell>
          <table:table-cell table:style-name="ce4" table:formula="of:=ROUND([.$A8]*[.N$1])" office:value-type="float" office:value="3" calcext:value-type="float">
            <text:p>+3</text:p>
          </table:table-cell>
          <table:table-cell table:style-name="ce4" table:formula="of:=ROUNDDOWN([.$A8]*[.O$1])" office:value-type="float" office:value="2" calcext:value-type="float">
            <text:p>+2</text:p>
          </table:table-cell>
          <table:table-cell table:style-name="ce4" table:formula="of:=ROUND([.$A8]*[.P$1])" office:value-type="float" office:value="3" calcext:value-type="float">
            <text:p>+3</text:p>
          </table:table-cell>
          <table:table-cell table:style-name="ce9" table:formula="of:=LOOKUP([.A8];CharacterLevel;SaveTargets)" office:value-type="float" office:value="14" calcext:value-type="float">
            <text:p>14+</text:p>
          </table:table-cell>
          <table:table-cell table:style-name="ce2" table:formula="of:=ROUNDUP([.A8]/2)" office:value-type="float" office:value="2" calcext:value-type="float">
            <text:p>2</text:p>
          </table:table-cell>
          <table:table-cell table:style-name="ce56" table:formula="of:=[.$A8]*[.S$1]" office:value-type="float" office:value="10.5" calcext:value-type="float">
            <text:p>10.5</text:p>
          </table:table-cell>
          <table:table-cell table:number-columns-repeated="45"/>
        </table:table-row>
        <table:table-row table:style-name="ro1">
          <table:table-cell table:style-name="ce2" office:value-type="float" office:value="4" calcext:value-type="float">
            <text:p>4</text:p>
          </table:table-cell>
          <table:table-cell table:style-name="ce11" table:formula="of:=[.B8]*2" office:value-type="float" office:value="8000" calcext:value-type="float">
            <text:p>8,000</text:p>
          </table:table-cell>
          <table:table-cell table:style-name="ce2" table:formula="of:=[.A9]&amp;&quot;d6&quot;" office:value-type="string" office:string-value="4d6" calcext:value-type="string">
            <text:p>4d6</text:p>
          </table:table-cell>
          <table:table-cell table:style-name="ce4" table:formula="of:=ROUNDDOWN([.A9]/2)" office:value-type="float" office:value="2" calcext:value-type="float">
            <text:p>+2</text:p>
          </table:table-cell>
          <table:table-cell table:style-name="ce9" table:formula="of:=13-ROUND([.$A9]/3)" office:value-type="float" office:value="12" calcext:value-type="float">
            <text:p>12+</text:p>
          </table:table-cell>
          <table:table-cell table:style-name="ce9" table:formula="of:=14-ROUND([.$A9]/3)" office:value-type="float" office:value="13" calcext:value-type="float">
            <text:p>13+</text:p>
          </table:table-cell>
          <table:table-cell table:style-name="ce9" table:formula="of:=13-ROUNDDOWN([.$A9]*(3/7))" office:value-type="float" office:value="12" calcext:value-type="float">
            <text:p>12+</text:p>
          </table:table-cell>
          <table:table-cell table:style-name="ce9" table:formula="of:=16-ROUNDDOWN([.$A9]*(3/7))" office:value-type="float" office:value="15" calcext:value-type="float">
            <text:p>15+</text:p>
          </table:table-cell>
          <table:table-cell table:style-name="ce9" table:formula="of:=15-ROUNDDOWN([.$A9]/2)" office:value-type="float" office:value="13" calcext:value-type="float">
            <text:p>13+</text:p>
          </table:table-cell>
          <table:table-cell table:style-name="ce9" table:formula="of:=LOOKUP([.A9];CharacterLevel;Competency)" office:value-type="float" office:value="10" calcext:value-type="float">
            <text:p>10+</text:p>
          </table:table-cell>
          <table:table-cell table:style-name="ce4" table:formula="of:=LOOKUP([.A9];CharacterLevel;CompetencyBonus)" office:value-type="float" office:value="3" calcext:value-type="float">
            <text:p>+3</text:p>
          </table:table-cell>
          <table:table-cell table:style-name="ce4" table:formula="of:=ROUNDUP([.$A9]*[.L$1])" office:value-type="float" office:value="4" calcext:value-type="float">
            <text:p>+4</text:p>
          </table:table-cell>
          <table:table-cell table:style-name="ce4" table:formula="of:=ROUND([.$A9]*[.M$1])" office:value-type="float" office:value="3" calcext:value-type="float">
            <text:p>+3</text:p>
          </table:table-cell>
          <table:table-cell table:style-name="ce4" table:formula="of:=ROUND([.$A9]*[.N$1])" office:value-type="float" office:value="3" calcext:value-type="float">
            <text:p>+3</text:p>
          </table:table-cell>
          <table:table-cell table:style-name="ce4" table:formula="of:=ROUNDDOWN([.$A9]*[.O$1])" office:value-type="float" office:value="2" calcext:value-type="float">
            <text:p>+2</text:p>
          </table:table-cell>
          <table:table-cell table:style-name="ce4" table:formula="of:=ROUND([.$A9]*[.P$1])" office:value-type="float" office:value="3" calcext:value-type="float">
            <text:p>+3</text:p>
          </table:table-cell>
          <table:table-cell table:style-name="ce9" table:formula="of:=LOOKUP([.A9];CharacterLevel;SaveTargets)" office:value-type="float" office:value="14" calcext:value-type="float">
            <text:p>14+</text:p>
          </table:table-cell>
          <table:table-cell table:style-name="ce2" table:formula="of:=ROUNDUP([.A9]/2)" office:value-type="float" office:value="2" calcext:value-type="float">
            <text:p>2</text:p>
          </table:table-cell>
          <table:table-cell table:style-name="ce56" table:formula="of:=[.$A9]*[.S$1]" office:value-type="float" office:value="14" calcext:value-type="float">
            <text:p>14</text:p>
          </table:table-cell>
          <table:table-cell table:number-columns-repeated="45"/>
        </table:table-row>
        <table:table-row table:style-name="ro1">
          <table:table-cell table:style-name="ce2" office:value-type="float" office:value="5" calcext:value-type="float">
            <text:p>5</text:p>
          </table:table-cell>
          <table:table-cell table:style-name="ce11" table:formula="of:=[.B9]*2" office:value-type="float" office:value="16000" calcext:value-type="float">
            <text:p>16,000</text:p>
          </table:table-cell>
          <table:table-cell table:style-name="ce2" table:formula="of:=[.A10]&amp;&quot;d6&quot;" office:value-type="string" office:string-value="5d6" calcext:value-type="string">
            <text:p>5d6</text:p>
          </table:table-cell>
          <table:table-cell table:style-name="ce4" table:formula="of:=ROUNDDOWN([.A10]/2)" office:value-type="float" office:value="2" calcext:value-type="float">
            <text:p>+2</text:p>
          </table:table-cell>
          <table:table-cell table:style-name="ce9" table:formula="of:=13-ROUND([.$A10]/3)" office:value-type="float" office:value="11" calcext:value-type="float">
            <text:p>11+</text:p>
          </table:table-cell>
          <table:table-cell table:style-name="ce9" table:formula="of:=14-ROUND([.$A10]/3)" office:value-type="float" office:value="12" calcext:value-type="float">
            <text:p>12+</text:p>
          </table:table-cell>
          <table:table-cell table:style-name="ce9" table:formula="of:=13-ROUNDDOWN([.$A10]*(3/7))" office:value-type="float" office:value="11" calcext:value-type="float">
            <text:p>11+</text:p>
          </table:table-cell>
          <table:table-cell table:style-name="ce9" table:formula="of:=16-ROUNDDOWN([.$A10]*(3/7))" office:value-type="float" office:value="14" calcext:value-type="float">
            <text:p>14+</text:p>
          </table:table-cell>
          <table:table-cell table:style-name="ce9" table:formula="of:=15-ROUNDDOWN([.$A10]/2)" office:value-type="float" office:value="13" calcext:value-type="float">
            <text:p>13+</text:p>
          </table:table-cell>
          <table:table-cell table:style-name="ce9" table:formula="of:=LOOKUP([.A10];CharacterLevel;Competency)" office:value-type="float" office:value="9" calcext:value-type="float">
            <text:p>9+</text:p>
          </table:table-cell>
          <table:table-cell table:style-name="ce4" table:formula="of:=LOOKUP([.A10];CharacterLevel;CompetencyBonus)" office:value-type="float" office:value="4" calcext:value-type="float">
            <text:p>+4</text:p>
          </table:table-cell>
          <table:table-cell table:style-name="ce4" table:formula="of:=ROUNDUP([.$A10]*[.L$1])" office:value-type="float" office:value="4" calcext:value-type="float">
            <text:p>+4</text:p>
          </table:table-cell>
          <table:table-cell table:style-name="ce4" table:formula="of:=ROUND([.$A10]*[.M$1])" office:value-type="float" office:value="4" calcext:value-type="float">
            <text:p>+4</text:p>
          </table:table-cell>
          <table:table-cell table:style-name="ce4" table:formula="of:=ROUND([.$A10]*[.N$1])" office:value-type="float" office:value="4" calcext:value-type="float">
            <text:p>+4</text:p>
          </table:table-cell>
          <table:table-cell table:style-name="ce4" table:formula="of:=ROUNDDOWN([.$A10]*[.O$1])" office:value-type="float" office:value="3" calcext:value-type="float">
            <text:p>+3</text:p>
          </table:table-cell>
          <table:table-cell table:style-name="ce4" table:formula="of:=ROUND([.$A10]*[.P$1])" office:value-type="float" office:value="4" calcext:value-type="float">
            <text:p>+4</text:p>
          </table:table-cell>
          <table:table-cell table:style-name="ce9" table:formula="of:=LOOKUP([.A10];CharacterLevel;SaveTargets)" office:value-type="float" office:value="15" calcext:value-type="float">
            <text:p>15+</text:p>
          </table:table-cell>
          <table:table-cell table:style-name="ce2" table:formula="of:=ROUNDUP([.A10]/2)" office:value-type="float" office:value="3" calcext:value-type="float">
            <text:p>3</text:p>
          </table:table-cell>
          <table:table-cell table:style-name="ce56" table:formula="of:=[.$A10]*[.S$1]" office:value-type="float" office:value="17.5" calcext:value-type="float">
            <text:p>17.5</text:p>
          </table:table-cell>
          <table:table-cell table:number-columns-repeated="45"/>
        </table:table-row>
        <table:table-row table:style-name="ro1">
          <table:table-cell table:style-name="ce2" office:value-type="float" office:value="6" calcext:value-type="float">
            <text:p>6</text:p>
          </table:table-cell>
          <table:table-cell table:style-name="ce11" table:formula="of:=[.B10]*2" office:value-type="float" office:value="32000" calcext:value-type="float">
            <text:p>32,000</text:p>
          </table:table-cell>
          <table:table-cell table:style-name="ce2" table:formula="of:=[.A11]&amp;&quot;d6&quot;" office:value-type="string" office:string-value="6d6" calcext:value-type="string">
            <text:p>6d6</text:p>
          </table:table-cell>
          <table:table-cell table:style-name="ce4" table:formula="of:=ROUNDDOWN([.A11]/2)" office:value-type="float" office:value="3" calcext:value-type="float">
            <text:p>+3</text:p>
          </table:table-cell>
          <table:table-cell table:style-name="ce9" table:formula="of:=13-ROUND([.$A11]/3)" office:value-type="float" office:value="11" calcext:value-type="float">
            <text:p>11+</text:p>
          </table:table-cell>
          <table:table-cell table:style-name="ce9" table:formula="of:=14-ROUND([.$A11]/3)" office:value-type="float" office:value="12" calcext:value-type="float">
            <text:p>12+</text:p>
          </table:table-cell>
          <table:table-cell table:style-name="ce9" table:formula="of:=13-ROUNDDOWN([.$A11]*(3/7))" office:value-type="float" office:value="11" calcext:value-type="float">
            <text:p>11+</text:p>
          </table:table-cell>
          <table:table-cell table:style-name="ce9" table:formula="of:=16-ROUNDDOWN([.$A11]*(3/7))" office:value-type="float" office:value="14" calcext:value-type="float">
            <text:p>14+</text:p>
          </table:table-cell>
          <table:table-cell table:style-name="ce9" table:formula="of:=15-ROUNDDOWN([.$A11]/2)" office:value-type="float" office:value="12" calcext:value-type="float">
            <text:p>12+</text:p>
          </table:table-cell>
          <table:table-cell table:style-name="ce9" table:formula="of:=LOOKUP([.A11];CharacterLevel;Competency)" office:value-type="float" office:value="9" calcext:value-type="float">
            <text:p>9+</text:p>
          </table:table-cell>
          <table:table-cell table:style-name="ce4" table:formula="of:=LOOKUP([.A11];CharacterLevel;CompetencyBonus)" office:value-type="float" office:value="4" calcext:value-type="float">
            <text:p>+4</text:p>
          </table:table-cell>
          <table:table-cell table:style-name="ce4" table:formula="of:=ROUNDUP([.$A11]*[.L$1])" office:value-type="float" office:value="5" calcext:value-type="float">
            <text:p>+5</text:p>
          </table:table-cell>
          <table:table-cell table:style-name="ce4" table:formula="of:=ROUND([.$A11]*[.M$1])" office:value-type="float" office:value="5" calcext:value-type="float">
            <text:p>+5</text:p>
          </table:table-cell>
          <table:table-cell table:style-name="ce4" table:formula="of:=ROUND([.$A11]*[.N$1])" office:value-type="float" office:value="5" calcext:value-type="float">
            <text:p>+5</text:p>
          </table:table-cell>
          <table:table-cell table:style-name="ce4" table:formula="of:=ROUNDDOWN([.$A11]*[.O$1])" office:value-type="float" office:value="4" calcext:value-type="float">
            <text:p>+4</text:p>
          </table:table-cell>
          <table:table-cell table:style-name="ce4" table:formula="of:=ROUND([.$A11]*[.P$1])" office:value-type="float" office:value="5" calcext:value-type="float">
            <text:p>+5</text:p>
          </table:table-cell>
          <table:table-cell table:style-name="ce9" table:formula="of:=LOOKUP([.A11];CharacterLevel;SaveTargets)" office:value-type="float" office:value="15" calcext:value-type="float">
            <text:p>15+</text:p>
          </table:table-cell>
          <table:table-cell table:style-name="ce2" table:formula="of:=ROUNDUP([.A11]/2)" office:value-type="float" office:value="3" calcext:value-type="float">
            <text:p>3</text:p>
          </table:table-cell>
          <table:table-cell table:style-name="ce56" table:formula="of:=[.$A11]*[.S$1]" office:value-type="float" office:value="21" calcext:value-type="float">
            <text:p>21</text:p>
          </table:table-cell>
          <table:table-cell table:number-columns-repeated="45"/>
        </table:table-row>
        <table:table-row table:style-name="ro1">
          <table:table-cell table:style-name="ce2" office:value-type="float" office:value="7" calcext:value-type="float">
            <text:p>7</text:p>
          </table:table-cell>
          <table:table-cell table:style-name="ce11" table:formula="of:=[.B11]*2" office:value-type="float" office:value="64000" calcext:value-type="float">
            <text:p>64,000</text:p>
          </table:table-cell>
          <table:table-cell table:style-name="ce2" table:formula="of:=[.A12]&amp;&quot;d6&quot;" office:value-type="string" office:string-value="7d6" calcext:value-type="string">
            <text:p>7d6</text:p>
          </table:table-cell>
          <table:table-cell table:style-name="ce4" table:formula="of:=ROUNDDOWN([.A12]/2)" office:value-type="float" office:value="3" calcext:value-type="float">
            <text:p>+3</text:p>
          </table:table-cell>
          <table:table-cell table:style-name="ce9" table:formula="of:=13-ROUND([.$A12]/3)" office:value-type="float" office:value="11" calcext:value-type="float">
            <text:p>11+</text:p>
          </table:table-cell>
          <table:table-cell table:style-name="ce9" table:formula="of:=14-ROUND([.$A12]/3)" office:value-type="float" office:value="12" calcext:value-type="float">
            <text:p>12+</text:p>
          </table:table-cell>
          <table:table-cell table:style-name="ce9" table:formula="of:=13-ROUNDDOWN([.$A12]*(3/7))" office:value-type="float" office:value="10" calcext:value-type="float">
            <text:p>10+</text:p>
          </table:table-cell>
          <table:table-cell table:style-name="ce9" table:formula="of:=16-ROUNDDOWN([.$A12]*(3/7))" office:value-type="float" office:value="13" calcext:value-type="float">
            <text:p>13+</text:p>
          </table:table-cell>
          <table:table-cell table:style-name="ce9" table:formula="of:=15-ROUNDDOWN([.$A12]/2)" office:value-type="float" office:value="12" calcext:value-type="float">
            <text:p>12+</text:p>
          </table:table-cell>
          <table:table-cell table:style-name="ce9" table:formula="of:=LOOKUP([.A12];CharacterLevel;Competency)" office:value-type="float" office:value="8" calcext:value-type="float">
            <text:p>8+</text:p>
          </table:table-cell>
          <table:table-cell table:style-name="ce4" table:formula="of:=LOOKUP([.A12];CharacterLevel;CompetencyBonus)" office:value-type="float" office:value="5" calcext:value-type="float">
            <text:p>+5</text:p>
          </table:table-cell>
          <table:table-cell table:style-name="ce4" table:formula="of:=ROUNDUP([.$A12]*[.L$1])" office:value-type="float" office:value="6" calcext:value-type="float">
            <text:p>+6</text:p>
          </table:table-cell>
          <table:table-cell table:style-name="ce4" table:formula="of:=ROUND([.$A12]*[.M$1])" office:value-type="float" office:value="5" calcext:value-type="float">
            <text:p>+5</text:p>
          </table:table-cell>
          <table:table-cell table:style-name="ce4" table:formula="of:=ROUND([.$A12]*[.N$1])" office:value-type="float" office:value="6" calcext:value-type="float">
            <text:p>+6</text:p>
          </table:table-cell>
          <table:table-cell table:style-name="ce4" table:formula="of:=ROUNDDOWN([.$A12]*[.O$1])" office:value-type="float" office:value="4" calcext:value-type="float">
            <text:p>+4</text:p>
          </table:table-cell>
          <table:table-cell table:style-name="ce4" table:formula="of:=ROUND([.$A12]*[.P$1])" office:value-type="float" office:value="6" calcext:value-type="float">
            <text:p>+6</text:p>
          </table:table-cell>
          <table:table-cell table:style-name="ce9" table:formula="of:=LOOKUP([.A12];CharacterLevel;SaveTargets)" office:value-type="float" office:value="16" calcext:value-type="float">
            <text:p>16+</text:p>
          </table:table-cell>
          <table:table-cell table:style-name="ce2" table:formula="of:=ROUNDUP([.A12]/2)" office:value-type="float" office:value="4" calcext:value-type="float">
            <text:p>4</text:p>
          </table:table-cell>
          <table:table-cell table:style-name="ce56" table:formula="of:=[.$A12]*[.S$1]" office:value-type="float" office:value="24.5" calcext:value-type="float">
            <text:p>24.5</text:p>
          </table:table-cell>
          <table:table-cell table:number-columns-repeated="45"/>
        </table:table-row>
        <table:table-row table:style-name="ro1">
          <table:table-cell table:style-name="ce2" office:value-type="float" office:value="8" calcext:value-type="float">
            <text:p>8</text:p>
          </table:table-cell>
          <table:table-cell table:style-name="ce11" office:value-type="float" office:value="120000" calcext:value-type="float">
            <text:p>120,000</text:p>
          </table:table-cell>
          <table:table-cell table:style-name="ce2" table:formula="of:=[.A13]&amp;&quot;d6&quot;" office:value-type="string" office:string-value="8d6" calcext:value-type="string">
            <text:p>8d6</text:p>
          </table:table-cell>
          <table:table-cell table:style-name="ce4" table:formula="of:=ROUNDDOWN([.A13]/2)" office:value-type="float" office:value="4" calcext:value-type="float">
            <text:p>+4</text:p>
          </table:table-cell>
          <table:table-cell table:style-name="ce9" table:formula="of:=13-ROUND([.$A13]/3)" office:value-type="float" office:value="10" calcext:value-type="float">
            <text:p>10+</text:p>
          </table:table-cell>
          <table:table-cell table:style-name="ce9" table:formula="of:=14-ROUND([.$A13]/3)" office:value-type="float" office:value="11" calcext:value-type="float">
            <text:p>11+</text:p>
          </table:table-cell>
          <table:table-cell table:style-name="ce9" table:formula="of:=13-ROUNDDOWN([.$A13]*(3/7))" office:value-type="float" office:value="10" calcext:value-type="float">
            <text:p>10+</text:p>
          </table:table-cell>
          <table:table-cell table:style-name="ce9" table:formula="of:=16-ROUNDDOWN([.$A13]*(3/7))" office:value-type="float" office:value="13" calcext:value-type="float">
            <text:p>13+</text:p>
          </table:table-cell>
          <table:table-cell table:style-name="ce9" table:formula="of:=15-ROUNDDOWN([.$A13]/2)" office:value-type="float" office:value="11" calcext:value-type="float">
            <text:p>11+</text:p>
          </table:table-cell>
          <table:table-cell table:style-name="ce9" table:formula="of:=LOOKUP([.A13];CharacterLevel;Competency)" office:value-type="float" office:value="8" calcext:value-type="float">
            <text:p>8+</text:p>
          </table:table-cell>
          <table:table-cell table:style-name="ce4" table:formula="of:=LOOKUP([.A13];CharacterLevel;CompetencyBonus)" office:value-type="float" office:value="6" calcext:value-type="float">
            <text:p>+6</text:p>
          </table:table-cell>
          <table:table-cell table:style-name="ce4" table:formula="of:=ROUNDUP([.$A13]*[.L$1])" office:value-type="float" office:value="7" calcext:value-type="float">
            <text:p>+7</text:p>
          </table:table-cell>
          <table:table-cell table:style-name="ce4" table:formula="of:=ROUND([.$A13]*[.M$1])" office:value-type="float" office:value="6" calcext:value-type="float">
            <text:p>+6</text:p>
          </table:table-cell>
          <table:table-cell table:style-name="ce4" table:formula="of:=ROUND([.$A13]*[.N$1])" office:value-type="float" office:value="7" calcext:value-type="float">
            <text:p>+7</text:p>
          </table:table-cell>
          <table:table-cell table:style-name="ce4" table:formula="of:=ROUNDDOWN([.$A13]*[.O$1])" office:value-type="float" office:value="5" calcext:value-type="float">
            <text:p>+5</text:p>
          </table:table-cell>
          <table:table-cell table:style-name="ce4" table:formula="of:=ROUND([.$A13]*[.P$1])" office:value-type="float" office:value="7" calcext:value-type="float">
            <text:p>+7</text:p>
          </table:table-cell>
          <table:table-cell table:style-name="ce9" table:formula="of:=LOOKUP([.A13];CharacterLevel;SaveTargets)" office:value-type="float" office:value="16" calcext:value-type="float">
            <text:p>16+</text:p>
          </table:table-cell>
          <table:table-cell table:style-name="ce2" table:formula="of:=ROUNDUP([.A13]/2)" office:value-type="float" office:value="4" calcext:value-type="float">
            <text:p>4</text:p>
          </table:table-cell>
          <table:table-cell table:style-name="ce56" table:formula="of:=[.$A13]*[.S$1]" office:value-type="float" office:value="28" calcext:value-type="float">
            <text:p>28</text:p>
          </table:table-cell>
          <table:table-cell table:number-columns-repeated="45"/>
        </table:table-row>
        <table:table-row table:style-name="ro1">
          <table:table-cell table:style-name="ce2" office:value-type="float" office:value="9" calcext:value-type="float">
            <text:p>9</text:p>
          </table:table-cell>
          <table:table-cell table:style-name="ce11" table:formula="of:=[.B13]+120000" office:value-type="float" office:value="240000" calcext:value-type="float">
            <text:p>240,000</text:p>
          </table:table-cell>
          <table:table-cell table:style-name="ce2" table:formula="of:=[.A14]&amp;&quot;d6&quot;" office:value-type="string" office:string-value="9d6" calcext:value-type="string">
            <text:p>9d6</text:p>
          </table:table-cell>
          <table:table-cell table:style-name="ce4" table:formula="of:=ROUNDDOWN([.A14]/2)" office:value-type="float" office:value="4" calcext:value-type="float">
            <text:p>+4</text:p>
          </table:table-cell>
          <table:table-cell table:style-name="ce9" table:formula="of:=13-ROUND([.$A14]/3)" office:value-type="float" office:value="10" calcext:value-type="float">
            <text:p>10+</text:p>
          </table:table-cell>
          <table:table-cell table:style-name="ce9" table:formula="of:=14-ROUND([.$A14]/3)" office:value-type="float" office:value="11" calcext:value-type="float">
            <text:p>11+</text:p>
          </table:table-cell>
          <table:table-cell table:style-name="ce9" table:formula="of:=13-ROUNDDOWN([.$A14]*(3/7))" office:value-type="float" office:value="10" calcext:value-type="float">
            <text:p>10+</text:p>
          </table:table-cell>
          <table:table-cell table:style-name="ce9" table:formula="of:=16-ROUNDDOWN([.$A14]*(3/7))" office:value-type="float" office:value="13" calcext:value-type="float">
            <text:p>13+</text:p>
          </table:table-cell>
          <table:table-cell table:style-name="ce9" table:formula="of:=15-ROUNDDOWN([.$A14]/2)" office:value-type="float" office:value="11" calcext:value-type="float">
            <text:p>11+</text:p>
          </table:table-cell>
          <table:table-cell table:style-name="ce9" table:formula="of:=LOOKUP([.A14];CharacterLevel;Competency)" office:value-type="float" office:value="8" calcext:value-type="float">
            <text:p>8+</text:p>
          </table:table-cell>
          <table:table-cell table:style-name="ce4" table:formula="of:=LOOKUP([.A14];CharacterLevel;CompetencyBonus)" office:value-type="float" office:value="6" calcext:value-type="float">
            <text:p>+6</text:p>
          </table:table-cell>
          <table:table-cell table:style-name="ce4" table:formula="of:=ROUNDUP([.$A14]*[.L$1])" office:value-type="float" office:value="8" calcext:value-type="float">
            <text:p>+8</text:p>
          </table:table-cell>
          <table:table-cell table:style-name="ce4" table:formula="of:=ROUND([.$A14]*[.M$1])" office:value-type="float" office:value="7" calcext:value-type="float">
            <text:p>+7</text:p>
          </table:table-cell>
          <table:table-cell table:style-name="ce4" table:formula="of:=ROUND([.$A14]*[.N$1])" office:value-type="float" office:value="8" calcext:value-type="float">
            <text:p>+8</text:p>
          </table:table-cell>
          <table:table-cell table:style-name="ce4" table:formula="of:=ROUNDDOWN([.$A14]*[.O$1])" office:value-type="float" office:value="6" calcext:value-type="float">
            <text:p>+6</text:p>
          </table:table-cell>
          <table:table-cell table:style-name="ce4" table:formula="of:=ROUND([.$A14]*[.P$1])" office:value-type="float" office:value="8" calcext:value-type="float">
            <text:p>+8</text:p>
          </table:table-cell>
          <table:table-cell table:style-name="ce9" table:formula="of:=LOOKUP([.A14];CharacterLevel;SaveTargets)" office:value-type="float" office:value="17" calcext:value-type="float">
            <text:p>17+</text:p>
          </table:table-cell>
          <table:table-cell table:style-name="ce2" table:formula="of:=ROUNDUP([.A14]/2)" office:value-type="float" office:value="5" calcext:value-type="float">
            <text:p>5</text:p>
          </table:table-cell>
          <table:table-cell table:style-name="ce56" table:formula="of:=[.$A14]*[.S$1]" office:value-type="float" office:value="31.5" calcext:value-type="float">
            <text:p>31.5</text:p>
          </table:table-cell>
          <table:table-cell table:number-columns-repeated="45"/>
        </table:table-row>
        <table:table-row table:style-name="ro1">
          <table:table-cell table:style-name="ce2" office:value-type="float" office:value="10" calcext:value-type="float">
            <text:p>10</text:p>
          </table:table-cell>
          <table:table-cell table:style-name="ce11" table:formula="of:=[.B14]+120000" office:value-type="float" office:value="360000" calcext:value-type="float">
            <text:p>360,000</text:p>
          </table:table-cell>
          <table:table-cell table:style-name="ce2" table:formula="of:=[.A15]&amp;&quot;d6&quot;" office:value-type="string" office:string-value="10d6" calcext:value-type="string">
            <text:p>10d6</text:p>
          </table:table-cell>
          <table:table-cell table:style-name="ce4" table:formula="of:=ROUNDDOWN([.A15]/2)" office:value-type="float" office:value="5" calcext:value-type="float">
            <text:p>+5</text:p>
          </table:table-cell>
          <table:table-cell table:style-name="ce9" table:formula="of:=13-ROUND([.$A15]/3)" office:value-type="float" office:value="10" calcext:value-type="float">
            <text:p>10+</text:p>
          </table:table-cell>
          <table:table-cell table:style-name="ce9" table:formula="of:=14-ROUND([.$A15]/3)" office:value-type="float" office:value="11" calcext:value-type="float">
            <text:p>11+</text:p>
          </table:table-cell>
          <table:table-cell table:style-name="ce9" table:formula="of:=13-ROUNDDOWN([.$A15]*(3/7))" office:value-type="float" office:value="9" calcext:value-type="float">
            <text:p>9+</text:p>
          </table:table-cell>
          <table:table-cell table:style-name="ce9" table:formula="of:=16-ROUNDDOWN([.$A15]*(3/7))" office:value-type="float" office:value="12" calcext:value-type="float">
            <text:p>12+</text:p>
          </table:table-cell>
          <table:table-cell table:style-name="ce9" table:formula="of:=15-ROUNDDOWN([.$A15]/2)" office:value-type="float" office:value="10" calcext:value-type="float">
            <text:p>10+</text:p>
          </table:table-cell>
          <table:table-cell table:style-name="ce9" table:formula="of:=LOOKUP([.A15];CharacterLevel;Competency)" office:value-type="float" office:value="7" calcext:value-type="float">
            <text:p>7+</text:p>
          </table:table-cell>
          <table:table-cell table:style-name="ce4" table:formula="of:=LOOKUP([.A15];CharacterLevel;CompetencyBonus)" office:value-type="float" office:value="7" calcext:value-type="float">
            <text:p>+7</text:p>
          </table:table-cell>
          <table:table-cell table:style-name="ce4" table:formula="of:=ROUNDUP([.$A15]*[.L$1])" office:value-type="float" office:value="8" calcext:value-type="float">
            <text:p>+8</text:p>
          </table:table-cell>
          <table:table-cell table:style-name="ce4" table:formula="of:=ROUND([.$A15]*[.M$1])" office:value-type="float" office:value="8" calcext:value-type="float">
            <text:p>+8</text:p>
          </table:table-cell>
          <table:table-cell table:style-name="ce4" table:formula="of:=ROUND([.$A15]*[.N$1])" office:value-type="float" office:value="9" calcext:value-type="float">
            <text:p>+9</text:p>
          </table:table-cell>
          <table:table-cell table:style-name="ce4" table:formula="of:=ROUNDDOWN([.$A15]*[.O$1])" office:value-type="float" office:value="7" calcext:value-type="float">
            <text:p>+7</text:p>
          </table:table-cell>
          <table:table-cell table:style-name="ce4" table:formula="of:=ROUND([.$A15]*[.P$1])" office:value-type="float" office:value="9" calcext:value-type="float">
            <text:p>+9</text:p>
          </table:table-cell>
          <table:table-cell table:style-name="ce9" table:formula="of:=LOOKUP([.A15];CharacterLevel;SaveTargets)" office:value-type="float" office:value="17" calcext:value-type="float">
            <text:p>17+</text:p>
          </table:table-cell>
          <table:table-cell table:style-name="ce2" table:formula="of:=ROUNDUP([.A15]/2)" office:value-type="float" office:value="5" calcext:value-type="float">
            <text:p>5</text:p>
          </table:table-cell>
          <table:table-cell table:style-name="ce56" table:formula="of:=[.$A15]*[.S$1]" office:value-type="float" office:value="35" calcext:value-type="float">
            <text:p>35</text:p>
          </table:table-cell>
          <table:table-cell table:number-columns-repeated="45"/>
        </table:table-row>
        <table:table-row table:style-name="ro1">
          <table:table-cell table:style-name="ce2" office:value-type="float" office:value="11" calcext:value-type="float">
            <text:p>11</text:p>
          </table:table-cell>
          <table:table-cell table:style-name="ce11" table:formula="of:=[.B15]+120000" office:value-type="float" office:value="480000" calcext:value-type="float">
            <text:p>480,000</text:p>
          </table:table-cell>
          <table:table-cell table:style-name="ce2" table:formula="of:=[.$C$15] &amp; &quot;+&quot; &amp; (([.A16]-10)*2)" office:value-type="string" office:string-value="10d6+2" calcext:value-type="string">
            <text:p>10d6+2</text:p>
          </table:table-cell>
          <table:table-cell table:style-name="ce4" table:formula="of:=ROUNDDOWN([.A16]/2)" office:value-type="float" office:value="5" calcext:value-type="float">
            <text:p>+5</text:p>
          </table:table-cell>
          <table:table-cell table:style-name="ce9" table:formula="of:=13-ROUND([.$A16]/3)" office:value-type="float" office:value="9" calcext:value-type="float">
            <text:p>9+</text:p>
          </table:table-cell>
          <table:table-cell table:style-name="ce9" table:formula="of:=14-ROUND([.$A16]/3)" office:value-type="float" office:value="10" calcext:value-type="float">
            <text:p>10+</text:p>
          </table:table-cell>
          <table:table-cell table:style-name="ce9" table:formula="of:=13-ROUNDDOWN([.$A16]*(3/7))" office:value-type="float" office:value="9" calcext:value-type="float">
            <text:p>9+</text:p>
          </table:table-cell>
          <table:table-cell table:style-name="ce9" table:formula="of:=16-ROUNDDOWN([.$A16]*(3/7))" office:value-type="float" office:value="12" calcext:value-type="float">
            <text:p>12+</text:p>
          </table:table-cell>
          <table:table-cell table:style-name="ce9" table:formula="of:=15-ROUNDDOWN([.$A16]/2)" office:value-type="float" office:value="10" calcext:value-type="float">
            <text:p>10+</text:p>
          </table:table-cell>
          <table:table-cell table:style-name="ce9" table:formula="of:=LOOKUP([.A16];CharacterLevel;Competency)" office:value-type="float" office:value="7" calcext:value-type="float">
            <text:p>7+</text:p>
          </table:table-cell>
          <table:table-cell table:style-name="ce4" table:formula="of:=LOOKUP([.A16];CharacterLevel;CompetencyBonus)" office:value-type="float" office:value="8" calcext:value-type="float">
            <text:p>+8</text:p>
          </table:table-cell>
          <table:table-cell table:style-name="ce4" table:formula="of:=ROUNDUP([.$A16]*[.L$1])" office:value-type="float" office:value="9" calcext:value-type="float">
            <text:p>+9</text:p>
          </table:table-cell>
          <table:table-cell table:style-name="ce4" table:formula="of:=ROUND([.$A16]*[.M$1])" office:value-type="float" office:value="8" calcext:value-type="float">
            <text:p>+8</text:p>
          </table:table-cell>
          <table:table-cell table:style-name="ce4" table:formula="of:=ROUND([.$A16]*[.N$1])" office:value-type="float" office:value="9" calcext:value-type="float">
            <text:p>+9</text:p>
          </table:table-cell>
          <table:table-cell table:style-name="ce4" table:formula="of:=ROUNDDOWN([.$A16]*[.O$1])" office:value-type="float" office:value="7" calcext:value-type="float">
            <text:p>+7</text:p>
          </table:table-cell>
          <table:table-cell table:style-name="ce4" table:formula="of:=ROUND([.$A16]*[.P$1])" office:value-type="float" office:value="9" calcext:value-type="float">
            <text:p>+9</text:p>
          </table:table-cell>
          <table:table-cell table:style-name="ce9" table:formula="of:=LOOKUP([.A16];CharacterLevel;SaveTargets)" office:value-type="float" office:value="18" calcext:value-type="float">
            <text:p>18+</text:p>
          </table:table-cell>
          <table:table-cell table:style-name="ce2" table:formula="of:=ROUNDUP([.A16]/2)" office:value-type="float" office:value="6" calcext:value-type="float">
            <text:p>6</text:p>
          </table:table-cell>
          <table:table-cell table:style-name="ce56" table:formula="of:=[.S15]+[.S$2]" office:value-type="float" office:value="37" calcext:value-type="float">
            <text:p>37</text:p>
          </table:table-cell>
          <table:table-cell table:number-columns-repeated="45"/>
        </table:table-row>
        <table:table-row table:style-name="ro1">
          <table:table-cell table:style-name="ce2" office:value-type="float" office:value="12" calcext:value-type="float">
            <text:p>12</text:p>
          </table:table-cell>
          <table:table-cell table:style-name="ce11" table:formula="of:=[.B16]+120000" office:value-type="float" office:value="600000" calcext:value-type="float">
            <text:p>600,000</text:p>
          </table:table-cell>
          <table:table-cell table:style-name="ce2" table:formula="of:=[.$C$15] &amp; &quot;+&quot; &amp; (([.A17]-10)*2)" office:value-type="string" office:string-value="10d6+4" calcext:value-type="string">
            <text:p>10d6+4</text:p>
          </table:table-cell>
          <table:table-cell table:style-name="ce4" table:formula="of:=ROUNDDOWN([.A17]/2)" office:value-type="float" office:value="6" calcext:value-type="float">
            <text:p>+6</text:p>
          </table:table-cell>
          <table:table-cell table:style-name="ce9" table:formula="of:=13-ROUND([.$A17]/3)" office:value-type="float" office:value="9" calcext:value-type="float">
            <text:p>9+</text:p>
          </table:table-cell>
          <table:table-cell table:style-name="ce9" table:formula="of:=14-ROUND([.$A17]/3)" office:value-type="float" office:value="10" calcext:value-type="float">
            <text:p>10+</text:p>
          </table:table-cell>
          <table:table-cell table:style-name="ce9" table:formula="of:=13-ROUNDDOWN([.$A17]*(3/7))" office:value-type="float" office:value="8" calcext:value-type="float">
            <text:p>8+</text:p>
          </table:table-cell>
          <table:table-cell table:style-name="ce9" table:formula="of:=16-ROUNDDOWN([.$A17]*(3/7))" office:value-type="float" office:value="11" calcext:value-type="float">
            <text:p>11+</text:p>
          </table:table-cell>
          <table:table-cell table:style-name="ce9" table:formula="of:=15-ROUNDDOWN([.$A17]/2)" office:value-type="float" office:value="9" calcext:value-type="float">
            <text:p>9+</text:p>
          </table:table-cell>
          <table:table-cell table:style-name="ce9" table:formula="of:=LOOKUP([.A17];CharacterLevel;Competency)" office:value-type="float" office:value="6" calcext:value-type="float">
            <text:p>6+</text:p>
          </table:table-cell>
          <table:table-cell table:style-name="ce4" table:formula="of:=LOOKUP([.A17];CharacterLevel;CompetencyBonus)" office:value-type="float" office:value="8" calcext:value-type="float">
            <text:p>+8</text:p>
          </table:table-cell>
          <table:table-cell table:style-name="ce4" table:formula="of:=ROUNDUP([.$A17]*[.L$1])" office:value-type="float" office:value="10" calcext:value-type="float">
            <text:p>+10</text:p>
          </table:table-cell>
          <table:table-cell table:style-name="ce4" table:formula="of:=ROUND([.$A17]*[.M$1])" office:value-type="float" office:value="9" calcext:value-type="float">
            <text:p>+9</text:p>
          </table:table-cell>
          <table:table-cell table:style-name="ce4" table:formula="of:=ROUND([.$A17]*[.N$1])" office:value-type="float" office:value="10" calcext:value-type="float">
            <text:p>+10</text:p>
          </table:table-cell>
          <table:table-cell table:style-name="ce4" table:formula="of:=ROUNDDOWN([.$A17]*[.O$1])" office:value-type="float" office:value="8" calcext:value-type="float">
            <text:p>+8</text:p>
          </table:table-cell>
          <table:table-cell table:style-name="ce4" table:formula="of:=ROUND([.$A17]*[.P$1])" office:value-type="float" office:value="10" calcext:value-type="float">
            <text:p>+10</text:p>
          </table:table-cell>
          <table:table-cell table:style-name="ce9" table:formula="of:=LOOKUP([.A17];CharacterLevel;SaveTargets)" office:value-type="float" office:value="18" calcext:value-type="float">
            <text:p>18+</text:p>
          </table:table-cell>
          <table:table-cell table:style-name="ce2" table:formula="of:=ROUNDUP([.A17]/2)" office:value-type="float" office:value="6" calcext:value-type="float">
            <text:p>6</text:p>
          </table:table-cell>
          <table:table-cell table:style-name="ce56" table:formula="of:=[.S16]+[.S$2]" office:value-type="float" office:value="39" calcext:value-type="float">
            <text:p>39</text:p>
          </table:table-cell>
          <table:table-cell table:number-columns-repeated="45"/>
        </table:table-row>
        <table:table-row table:style-name="ro1">
          <table:table-cell table:style-name="ce2" office:value-type="float" office:value="13" calcext:value-type="float">
            <text:p>13</text:p>
          </table:table-cell>
          <table:table-cell table:style-name="ce11" table:formula="of:=[.B17]+120000" office:value-type="float" office:value="720000" calcext:value-type="float">
            <text:p>720,000</text:p>
          </table:table-cell>
          <table:table-cell table:style-name="ce2" table:formula="of:=[.$C$15] &amp; &quot;+&quot; &amp; (([.A18]-10)*2)" office:value-type="string" office:string-value="10d6+6" calcext:value-type="string">
            <text:p>10d6+6</text:p>
          </table:table-cell>
          <table:table-cell table:style-name="ce4" table:formula="of:=ROUNDDOWN([.A18]/2)" office:value-type="float" office:value="6" calcext:value-type="float">
            <text:p>+6</text:p>
          </table:table-cell>
          <table:table-cell table:style-name="ce9" table:formula="of:=13-ROUND([.$A18]/3)" office:value-type="float" office:value="9" calcext:value-type="float">
            <text:p>9+</text:p>
          </table:table-cell>
          <table:table-cell table:style-name="ce9" table:formula="of:=14-ROUND([.$A18]/3)" office:value-type="float" office:value="10" calcext:value-type="float">
            <text:p>10+</text:p>
          </table:table-cell>
          <table:table-cell table:style-name="ce9" table:formula="of:=13-ROUNDDOWN([.$A18]*(3/7))" office:value-type="float" office:value="8" calcext:value-type="float">
            <text:p>8+</text:p>
          </table:table-cell>
          <table:table-cell table:style-name="ce9" table:formula="of:=16-ROUNDDOWN([.$A18]*(3/7))" office:value-type="float" office:value="11" calcext:value-type="float">
            <text:p>11+</text:p>
          </table:table-cell>
          <table:table-cell table:style-name="ce9" table:formula="of:=15-ROUNDDOWN([.$A18]/2)" office:value-type="float" office:value="9" calcext:value-type="float">
            <text:p>9+</text:p>
          </table:table-cell>
          <table:table-cell table:style-name="ce9" table:formula="of:=LOOKUP([.A18];CharacterLevel;Competency)" office:value-type="float" office:value="6" calcext:value-type="float">
            <text:p>6+</text:p>
          </table:table-cell>
          <table:table-cell table:style-name="ce4" table:formula="of:=LOOKUP([.A18];CharacterLevel;CompetencyBonus)" office:value-type="float" office:value="9" calcext:value-type="float">
            <text:p>+9</text:p>
          </table:table-cell>
          <table:table-cell table:style-name="ce4" table:formula="of:=ROUNDUP([.$A18]*[.L$1])" office:value-type="float" office:value="11" calcext:value-type="float">
            <text:p>+11</text:p>
          </table:table-cell>
          <table:table-cell table:style-name="ce4" table:formula="of:=ROUND([.$A18]*[.M$1])" office:value-type="float" office:value="10" calcext:value-type="float">
            <text:p>+10</text:p>
          </table:table-cell>
          <table:table-cell table:style-name="ce4" table:formula="of:=ROUND([.$A18]*[.N$1])" office:value-type="float" office:value="11" calcext:value-type="float">
            <text:p>+11</text:p>
          </table:table-cell>
          <table:table-cell table:style-name="ce4" table:formula="of:=ROUNDDOWN([.$A18]*[.O$1])" office:value-type="float" office:value="9" calcext:value-type="float">
            <text:p>+9</text:p>
          </table:table-cell>
          <table:table-cell table:style-name="ce4" table:formula="of:=ROUND([.$A18]*[.P$1])" office:value-type="float" office:value="11" calcext:value-type="float">
            <text:p>+11</text:p>
          </table:table-cell>
          <table:table-cell table:style-name="ce9" table:formula="of:=LOOKUP([.A18];CharacterLevel;SaveTargets)" office:value-type="float" office:value="19" calcext:value-type="float">
            <text:p>19+</text:p>
          </table:table-cell>
          <table:table-cell table:style-name="ce2" table:formula="of:=ROUNDUP([.A18]/2)" office:value-type="float" office:value="7" calcext:value-type="float">
            <text:p>7</text:p>
          </table:table-cell>
          <table:table-cell table:style-name="ce56" table:formula="of:=[.S17]+[.S$2]" office:value-type="float" office:value="41" calcext:value-type="float">
            <text:p>41</text:p>
          </table:table-cell>
          <table:table-cell table:number-columns-repeated="45"/>
        </table:table-row>
        <table:table-row table:style-name="ro1">
          <table:table-cell table:style-name="ce2" office:value-type="float" office:value="14" calcext:value-type="float">
            <text:p>14</text:p>
          </table:table-cell>
          <table:table-cell table:style-name="ce11" table:formula="of:=[.B18]+120000" office:value-type="float" office:value="840000" calcext:value-type="float">
            <text:p>840,000</text:p>
          </table:table-cell>
          <table:table-cell table:style-name="ce2" table:formula="of:=[.$C$15] &amp; &quot;+&quot; &amp; (([.A19]-10)*2)" office:value-type="string" office:string-value="10d6+8" calcext:value-type="string">
            <text:p>10d6+8</text:p>
          </table:table-cell>
          <table:table-cell table:style-name="ce4" table:formula="of:=ROUNDDOWN([.A19]/2)" office:value-type="float" office:value="7" calcext:value-type="float">
            <text:p>+7</text:p>
          </table:table-cell>
          <table:table-cell table:style-name="ce9" table:formula="of:=13-ROUND([.$A19]/3)" office:value-type="float" office:value="8" calcext:value-type="float">
            <text:p>8+</text:p>
          </table:table-cell>
          <table:table-cell table:style-name="ce9" table:formula="of:=14-ROUND([.$A19]/3)" office:value-type="float" office:value="9" calcext:value-type="float">
            <text:p>9+</text:p>
          </table:table-cell>
          <table:table-cell table:style-name="ce9" table:formula="of:=13-ROUNDDOWN([.$A19]*(3/7))" office:value-type="float" office:value="7" calcext:value-type="float">
            <text:p>7+</text:p>
          </table:table-cell>
          <table:table-cell table:style-name="ce9" table:formula="of:=16-ROUNDDOWN([.$A19]*(3/7))" office:value-type="float" office:value="10" calcext:value-type="float">
            <text:p>10+</text:p>
          </table:table-cell>
          <table:table-cell table:style-name="ce9" table:formula="of:=15-ROUNDDOWN([.$A19]/2)" office:value-type="float" office:value="8" calcext:value-type="float">
            <text:p>8+</text:p>
          </table:table-cell>
          <table:table-cell table:style-name="ce9" table:formula="of:=LOOKUP([.A19];CharacterLevel;Competency)" office:value-type="float" office:value="5" calcext:value-type="float">
            <text:p>5+</text:p>
          </table:table-cell>
          <table:table-cell table:style-name="ce4" table:formula="of:=LOOKUP([.A19];CharacterLevel;CompetencyBonus)" office:value-type="float" office:value="10" calcext:value-type="float">
            <text:p>+10</text:p>
          </table:table-cell>
          <table:table-cell table:style-name="ce4" table:formula="of:=ROUNDUP([.$A19]*[.L$1])" office:value-type="float" office:value="12" calcext:value-type="float">
            <text:p>+12</text:p>
          </table:table-cell>
          <table:table-cell table:style-name="ce4" table:formula="of:=ROUND([.$A19]*[.M$1])" office:value-type="float" office:value="11" calcext:value-type="float">
            <text:p>+11</text:p>
          </table:table-cell>
          <table:table-cell table:style-name="ce4" table:formula="of:=ROUND([.$A19]*[.N$1])" office:value-type="float" office:value="12" calcext:value-type="float">
            <text:p>+12</text:p>
          </table:table-cell>
          <table:table-cell table:style-name="ce4" table:formula="of:=ROUNDDOWN([.$A19]*[.O$1])" office:value-type="float" office:value="9" calcext:value-type="float">
            <text:p>+9</text:p>
          </table:table-cell>
          <table:table-cell table:style-name="ce4" table:formula="of:=ROUND([.$A19]*[.P$1])" office:value-type="float" office:value="12" calcext:value-type="float">
            <text:p>+12</text:p>
          </table:table-cell>
          <table:table-cell table:style-name="ce9" table:formula="of:=LOOKUP([.A19];CharacterLevel;SaveTargets)" office:value-type="float" office:value="19" calcext:value-type="float">
            <text:p>19+</text:p>
          </table:table-cell>
          <table:table-cell table:style-name="ce2" table:formula="of:=ROUNDUP([.A19]/2)" office:value-type="float" office:value="7" calcext:value-type="float">
            <text:p>7</text:p>
          </table:table-cell>
          <table:table-cell table:style-name="ce56" table:formula="of:=[.S18]+[.S$2]" office:value-type="float" office:value="43" calcext:value-type="float">
            <text:p>43</text:p>
          </table:table-cell>
          <table:table-cell table:number-columns-repeated="45"/>
        </table:table-row>
        <table:table-row table:style-name="ro1">
          <table:table-cell table:style-name="ce2" office:value-type="float" office:value="15" calcext:value-type="float">
            <text:p>15</text:p>
          </table:table-cell>
          <table:table-cell table:style-name="ce11" table:formula="of:=[.B19]+120000" office:value-type="float" office:value="960000" calcext:value-type="float">
            <text:p>960,000</text:p>
          </table:table-cell>
          <table:table-cell table:style-name="ce2" table:formula="of:=[.$C$15] &amp; &quot;+&quot; &amp; (([.A20]-10)*2)" office:value-type="string" office:string-value="10d6+10" calcext:value-type="string">
            <text:p>10d6+10</text:p>
          </table:table-cell>
          <table:table-cell table:style-name="ce4" table:formula="of:=ROUNDDOWN([.A20]/2)" office:value-type="float" office:value="7" calcext:value-type="float">
            <text:p>+7</text:p>
          </table:table-cell>
          <table:table-cell table:style-name="ce9" table:formula="of:=13-ROUND([.$A20]/3)" office:value-type="float" office:value="8" calcext:value-type="float">
            <text:p>8+</text:p>
          </table:table-cell>
          <table:table-cell table:style-name="ce9" table:formula="of:=14-ROUND([.$A20]/3)" office:value-type="float" office:value="9" calcext:value-type="float">
            <text:p>9+</text:p>
          </table:table-cell>
          <table:table-cell table:style-name="ce9" table:formula="of:=13-ROUNDDOWN([.$A20]*(3/7))" office:value-type="float" office:value="7" calcext:value-type="float">
            <text:p>7+</text:p>
          </table:table-cell>
          <table:table-cell table:style-name="ce9" table:formula="of:=16-ROUNDDOWN([.$A20]*(3/7))" office:value-type="float" office:value="10" calcext:value-type="float">
            <text:p>10+</text:p>
          </table:table-cell>
          <table:table-cell table:style-name="ce9" table:formula="of:=15-ROUNDDOWN([.$A20]/2)" office:value-type="float" office:value="8" calcext:value-type="float">
            <text:p>8+</text:p>
          </table:table-cell>
          <table:table-cell table:style-name="ce9" table:formula="of:=LOOKUP([.A20];CharacterLevel;Competency)" office:value-type="float" office:value="5" calcext:value-type="float">
            <text:p>5+</text:p>
          </table:table-cell>
          <table:table-cell table:style-name="ce4" table:formula="of:=LOOKUP([.A20];CharacterLevel;CompetencyBonus)" office:value-type="float" office:value="10" calcext:value-type="float">
            <text:p>+10</text:p>
          </table:table-cell>
          <table:table-cell table:style-name="ce4" table:formula="of:=ROUNDUP([.$A20]*[.L$1])" office:value-type="float" office:value="12" calcext:value-type="float">
            <text:p>+12</text:p>
          </table:table-cell>
          <table:table-cell table:style-name="ce4" table:formula="of:=ROUND([.$A20]*[.M$1])" office:value-type="float" office:value="11" calcext:value-type="float">
            <text:p>+11</text:p>
          </table:table-cell>
          <table:table-cell table:style-name="ce4" table:formula="of:=ROUND([.$A20]*[.N$1])" office:value-type="float" office:value="13" calcext:value-type="float">
            <text:p>+13</text:p>
          </table:table-cell>
          <table:table-cell table:style-name="ce4" table:formula="of:=ROUNDDOWN([.$A20]*[.O$1])" office:value-type="float" office:value="10" calcext:value-type="float">
            <text:p>+10</text:p>
          </table:table-cell>
          <table:table-cell table:style-name="ce4" table:formula="of:=ROUND([.$A20]*[.P$1])" office:value-type="float" office:value="13" calcext:value-type="float">
            <text:p>+13</text:p>
          </table:table-cell>
          <table:table-cell table:style-name="ce9" table:formula="of:=LOOKUP([.A20];CharacterLevel;SaveTargets)" office:value-type="float" office:value="20" calcext:value-type="float">
            <text:p>20+</text:p>
          </table:table-cell>
          <table:table-cell table:style-name="ce2" table:formula="of:=ROUNDUP([.A20]/2)" office:value-type="float" office:value="8" calcext:value-type="float">
            <text:p>8</text:p>
          </table:table-cell>
          <table:table-cell table:style-name="ce56" table:formula="of:=[.S19]+[.S$2]" office:value-type="float" office:value="45" calcext:value-type="float">
            <text:p>45</text:p>
          </table:table-cell>
          <table:table-cell table:number-columns-repeated="45"/>
        </table:table-row>
        <table:table-row table:style-name="ro1">
          <table:table-cell table:style-name="ce2" office:value-type="float" office:value="16" calcext:value-type="float">
            <text:p>16</text:p>
          </table:table-cell>
          <table:table-cell table:style-name="ce11" table:formula="of:=[.B20]+120000" office:value-type="float" office:value="1080000" calcext:value-type="float">
            <text:p>1,080,000</text:p>
          </table:table-cell>
          <table:table-cell table:style-name="ce2" table:formula="of:=[.$C$15] &amp; &quot;+&quot; &amp; (([.A21]-10)*2)" office:value-type="string" office:string-value="10d6+12" calcext:value-type="string">
            <text:p>10d6+12</text:p>
          </table:table-cell>
          <table:table-cell table:style-name="ce4" table:formula="of:=ROUNDDOWN([.A21]/2)" office:value-type="float" office:value="8" calcext:value-type="float">
            <text:p>+8</text:p>
          </table:table-cell>
          <table:table-cell table:style-name="ce9" table:formula="of:=13-ROUND([.$A21]/3)" office:value-type="float" office:value="8" calcext:value-type="float">
            <text:p>8+</text:p>
          </table:table-cell>
          <table:table-cell table:style-name="ce9" table:formula="of:=14-ROUND([.$A21]/3)" office:value-type="float" office:value="9" calcext:value-type="float">
            <text:p>9+</text:p>
          </table:table-cell>
          <table:table-cell table:style-name="ce9" table:formula="of:=13-ROUNDDOWN([.$A21]*(3/7))" office:value-type="float" office:value="7" calcext:value-type="float">
            <text:p>7+</text:p>
          </table:table-cell>
          <table:table-cell table:style-name="ce9" table:formula="of:=16-ROUNDDOWN([.$A21]*(3/7))" office:value-type="float" office:value="10" calcext:value-type="float">
            <text:p>10+</text:p>
          </table:table-cell>
          <table:table-cell table:style-name="ce9" table:formula="of:=15-ROUNDDOWN([.$A21]/2)" office:value-type="float" office:value="7" calcext:value-type="float">
            <text:p>7+</text:p>
          </table:table-cell>
          <table:table-cell table:style-name="ce9" table:formula="of:=LOOKUP([.A21];CharacterLevel;Competency)" office:value-type="float" office:value="5" calcext:value-type="float">
            <text:p>5+</text:p>
          </table:table-cell>
          <table:table-cell table:style-name="ce4" table:formula="of:=LOOKUP([.A21];CharacterLevel;CompetencyBonus)" office:value-type="float" office:value="11" calcext:value-type="float">
            <text:p>+11</text:p>
          </table:table-cell>
          <table:table-cell table:style-name="ce4" table:formula="of:=ROUNDUP([.$A21]*[.L$1])" office:value-type="float" office:value="13" calcext:value-type="float">
            <text:p>+13</text:p>
          </table:table-cell>
          <table:table-cell table:style-name="ce4" table:formula="of:=ROUND([.$A21]*[.M$1])" office:value-type="float" office:value="12" calcext:value-type="float">
            <text:p>+12</text:p>
          </table:table-cell>
          <table:table-cell table:style-name="ce4" table:formula="of:=ROUND([.$A21]*[.N$1])" office:value-type="float" office:value="14" calcext:value-type="float">
            <text:p>+14</text:p>
          </table:table-cell>
          <table:table-cell table:style-name="ce4" table:formula="of:=ROUNDDOWN([.$A21]*[.O$1])" office:value-type="float" office:value="11" calcext:value-type="float">
            <text:p>+11</text:p>
          </table:table-cell>
          <table:table-cell table:style-name="ce4" table:formula="of:=ROUND([.$A21]*[.P$1])" office:value-type="float" office:value="14" calcext:value-type="float">
            <text:p>+14</text:p>
          </table:table-cell>
          <table:table-cell table:style-name="ce9" table:formula="of:=LOOKUP([.A21];CharacterLevel;SaveTargets)" office:value-type="float" office:value="20" calcext:value-type="float">
            <text:p>20+</text:p>
          </table:table-cell>
          <table:table-cell table:style-name="ce2" table:formula="of:=ROUNDUP([.A21]/2)" office:value-type="float" office:value="8" calcext:value-type="float">
            <text:p>8</text:p>
          </table:table-cell>
          <table:table-cell table:style-name="ce56" table:formula="of:=[.S20]+[.S$2]" office:value-type="float" office:value="47" calcext:value-type="float">
            <text:p>47</text:p>
          </table:table-cell>
          <table:table-cell table:number-columns-repeated="45"/>
        </table:table-row>
        <table:table-row table:style-name="ro1">
          <table:table-cell table:style-name="ce2" office:value-type="float" office:value="17" calcext:value-type="float">
            <text:p>17</text:p>
          </table:table-cell>
          <table:table-cell table:style-name="ce11" table:formula="of:=[.B21]+120000" office:value-type="float" office:value="1200000" calcext:value-type="float">
            <text:p>1,200,000</text:p>
          </table:table-cell>
          <table:table-cell table:style-name="ce2" table:formula="of:=[.$C$15] &amp; &quot;+&quot; &amp; (([.A22]-10)*2)" office:value-type="string" office:string-value="10d6+14" calcext:value-type="string">
            <text:p>10d6+14</text:p>
          </table:table-cell>
          <table:table-cell table:style-name="ce4" table:formula="of:=ROUNDDOWN([.A22]/2)" office:value-type="float" office:value="8" calcext:value-type="float">
            <text:p>+8</text:p>
          </table:table-cell>
          <table:table-cell table:style-name="ce9" table:formula="of:=13-ROUND([.$A22]/3)" office:value-type="float" office:value="7" calcext:value-type="float">
            <text:p>7+</text:p>
          </table:table-cell>
          <table:table-cell table:style-name="ce9" table:formula="of:=14-ROUND([.$A22]/3)" office:value-type="float" office:value="8" calcext:value-type="float">
            <text:p>8+</text:p>
          </table:table-cell>
          <table:table-cell table:style-name="ce9" table:formula="of:=13-ROUNDDOWN([.$A22]*(3/7))" office:value-type="float" office:value="6" calcext:value-type="float">
            <text:p>6+</text:p>
          </table:table-cell>
          <table:table-cell table:style-name="ce9" table:formula="of:=16-ROUNDDOWN([.$A22]*(3/7))" office:value-type="float" office:value="9" calcext:value-type="float">
            <text:p>9+</text:p>
          </table:table-cell>
          <table:table-cell table:style-name="ce9" table:formula="of:=15-ROUNDDOWN([.$A22]/2)" office:value-type="float" office:value="7" calcext:value-type="float">
            <text:p>7+</text:p>
          </table:table-cell>
          <table:table-cell table:style-name="ce9" table:formula="of:=LOOKUP([.A22];CharacterLevel;Competency)" office:value-type="float" office:value="4" calcext:value-type="float">
            <text:p>4+</text:p>
          </table:table-cell>
          <table:table-cell table:style-name="ce4" table:formula="of:=LOOKUP([.A22];CharacterLevel;CompetencyBonus)" office:value-type="float" office:value="12" calcext:value-type="float">
            <text:p>+12</text:p>
          </table:table-cell>
          <table:table-cell table:style-name="ce4" table:formula="of:=ROUNDUP([.$A22]*[.L$1])" office:value-type="float" office:value="14" calcext:value-type="float">
            <text:p>+14</text:p>
          </table:table-cell>
          <table:table-cell table:style-name="ce4" table:formula="of:=ROUND([.$A22]*[.M$1])" office:value-type="float" office:value="13" calcext:value-type="float">
            <text:p>+13</text:p>
          </table:table-cell>
          <table:table-cell table:style-name="ce4" table:formula="of:=ROUND([.$A22]*[.N$1])" office:value-type="float" office:value="14" calcext:value-type="float">
            <text:p>+14</text:p>
          </table:table-cell>
          <table:table-cell table:style-name="ce4" table:formula="of:=ROUNDDOWN([.$A22]*[.O$1])" office:value-type="float" office:value="11" calcext:value-type="float">
            <text:p>+11</text:p>
          </table:table-cell>
          <table:table-cell table:style-name="ce4" table:formula="of:=ROUND([.$A22]*[.P$1])" office:value-type="float" office:value="14" calcext:value-type="float">
            <text:p>+14</text:p>
          </table:table-cell>
          <table:table-cell table:style-name="ce9" table:formula="of:=LOOKUP([.A22];CharacterLevel;SaveTargets)" office:value-type="float" office:value="21" calcext:value-type="float">
            <text:p>21+</text:p>
          </table:table-cell>
          <table:table-cell table:style-name="ce2" table:formula="of:=ROUNDUP([.A22]/2)" office:value-type="float" office:value="9" calcext:value-type="float">
            <text:p>9</text:p>
          </table:table-cell>
          <table:table-cell table:style-name="ce56" table:formula="of:=[.S21]+[.S$2]" office:value-type="float" office:value="49" calcext:value-type="float">
            <text:p>49</text:p>
          </table:table-cell>
          <table:table-cell table:number-columns-repeated="45"/>
        </table:table-row>
        <table:table-row table:style-name="ro1">
          <table:table-cell table:style-name="ce2" office:value-type="float" office:value="18" calcext:value-type="float">
            <text:p>18</text:p>
          </table:table-cell>
          <table:table-cell table:style-name="ce11" table:formula="of:=[.B22]+120000" office:value-type="float" office:value="1320000" calcext:value-type="float">
            <text:p>1,320,000</text:p>
          </table:table-cell>
          <table:table-cell table:style-name="ce2" table:formula="of:=[.$C$15] &amp; &quot;+&quot; &amp; (([.A23]-10)*2)" office:value-type="string" office:string-value="10d6+16" calcext:value-type="string">
            <text:p>10d6+16</text:p>
          </table:table-cell>
          <table:table-cell table:style-name="ce4" table:formula="of:=ROUNDDOWN([.A23]/2)" office:value-type="float" office:value="9" calcext:value-type="float">
            <text:p>+9</text:p>
          </table:table-cell>
          <table:table-cell table:style-name="ce9" table:formula="of:=13-ROUND([.$A23]/3)" office:value-type="float" office:value="7" calcext:value-type="float">
            <text:p>7+</text:p>
          </table:table-cell>
          <table:table-cell table:style-name="ce9" table:formula="of:=14-ROUND([.$A23]/3)" office:value-type="float" office:value="8" calcext:value-type="float">
            <text:p>8+</text:p>
          </table:table-cell>
          <table:table-cell table:style-name="ce9" table:formula="of:=13-ROUNDDOWN([.$A23]*(3/7))" office:value-type="float" office:value="6" calcext:value-type="float">
            <text:p>6+</text:p>
          </table:table-cell>
          <table:table-cell table:style-name="ce9" table:formula="of:=16-ROUNDDOWN([.$A23]*(3/7))" office:value-type="float" office:value="9" calcext:value-type="float">
            <text:p>9+</text:p>
          </table:table-cell>
          <table:table-cell table:style-name="ce9" table:formula="of:=15-ROUNDDOWN([.$A23]/2)" office:value-type="float" office:value="6" calcext:value-type="float">
            <text:p>6+</text:p>
          </table:table-cell>
          <table:table-cell table:style-name="ce9" table:formula="of:=LOOKUP([.A23];CharacterLevel;Competency)" office:value-type="float" office:value="4" calcext:value-type="float">
            <text:p>4+</text:p>
          </table:table-cell>
          <table:table-cell table:style-name="ce4" table:formula="of:=LOOKUP([.A23];CharacterLevel;CompetencyBonus)" office:value-type="float" office:value="12" calcext:value-type="float">
            <text:p>+12</text:p>
          </table:table-cell>
          <table:table-cell table:style-name="ce4" table:formula="of:=ROUNDUP([.$A23]*[.L$1])" office:value-type="float" office:value="15" calcext:value-type="float">
            <text:p>+15</text:p>
          </table:table-cell>
          <table:table-cell table:style-name="ce4" table:formula="of:=ROUND([.$A23]*[.M$1])" office:value-type="float" office:value="14" calcext:value-type="float">
            <text:p>+14</text:p>
          </table:table-cell>
          <table:table-cell table:style-name="ce4" table:formula="of:=ROUND([.$A23]*[.N$1])" office:value-type="float" office:value="15" calcext:value-type="float">
            <text:p>+15</text:p>
          </table:table-cell>
          <table:table-cell table:style-name="ce4" table:formula="of:=ROUNDDOWN([.$A23]*[.O$1])" office:value-type="float" office:value="12" calcext:value-type="float">
            <text:p>+12</text:p>
          </table:table-cell>
          <table:table-cell table:style-name="ce4" table:formula="of:=ROUND([.$A23]*[.P$1])" office:value-type="float" office:value="15" calcext:value-type="float">
            <text:p>+15</text:p>
          </table:table-cell>
          <table:table-cell table:style-name="ce9" table:formula="of:=LOOKUP([.A23];CharacterLevel;SaveTargets)" office:value-type="float" office:value="21" calcext:value-type="float">
            <text:p>21+</text:p>
          </table:table-cell>
          <table:table-cell table:style-name="ce2" table:formula="of:=ROUNDUP([.A23]/2)" office:value-type="float" office:value="9" calcext:value-type="float">
            <text:p>9</text:p>
          </table:table-cell>
          <table:table-cell table:style-name="ce56" table:formula="of:=[.S22]+[.S$2]" office:value-type="float" office:value="51" calcext:value-type="float">
            <text:p>51</text:p>
          </table:table-cell>
          <table:table-cell table:number-columns-repeated="45"/>
        </table:table-row>
        <table:table-row table:style-name="ro1">
          <table:table-cell table:style-name="ce2" office:value-type="float" office:value="19" calcext:value-type="float">
            <text:p>19</text:p>
          </table:table-cell>
          <table:table-cell table:style-name="ce11" table:formula="of:=[.B23]+120000" office:value-type="float" office:value="1440000" calcext:value-type="float">
            <text:p>1,440,000</text:p>
          </table:table-cell>
          <table:table-cell table:style-name="ce2" table:formula="of:=[.$C$15] &amp; &quot;+&quot; &amp; (([.A24]-10)*2)" office:value-type="string" office:string-value="10d6+18" calcext:value-type="string">
            <text:p>10d6+18</text:p>
          </table:table-cell>
          <table:table-cell table:style-name="ce4" table:formula="of:=ROUNDDOWN([.A24]/2)" office:value-type="float" office:value="9" calcext:value-type="float">
            <text:p>+9</text:p>
          </table:table-cell>
          <table:table-cell table:style-name="ce9" table:formula="of:=13-ROUND([.$A24]/3)" office:value-type="float" office:value="7" calcext:value-type="float">
            <text:p>7+</text:p>
          </table:table-cell>
          <table:table-cell table:style-name="ce9" table:formula="of:=14-ROUND([.$A24]/3)" office:value-type="float" office:value="8" calcext:value-type="float">
            <text:p>8+</text:p>
          </table:table-cell>
          <table:table-cell table:style-name="ce9" table:formula="of:=13-ROUNDDOWN([.$A24]*(3/7))" office:value-type="float" office:value="5" calcext:value-type="float">
            <text:p>5+</text:p>
          </table:table-cell>
          <table:table-cell table:style-name="ce9" table:formula="of:=16-ROUNDDOWN([.$A24]*(3/7))" office:value-type="float" office:value="8" calcext:value-type="float">
            <text:p>8+</text:p>
          </table:table-cell>
          <table:table-cell table:style-name="ce9" table:formula="of:=15-ROUNDDOWN([.$A24]/2)" office:value-type="float" office:value="6" calcext:value-type="float">
            <text:p>6+</text:p>
          </table:table-cell>
          <table:table-cell table:style-name="ce9" table:formula="of:=LOOKUP([.A24];CharacterLevel;Competency)" office:value-type="float" office:value="3" calcext:value-type="float">
            <text:p>3+</text:p>
          </table:table-cell>
          <table:table-cell table:style-name="ce4" table:formula="of:=LOOKUP([.A24];CharacterLevel;CompetencyBonus)" office:value-type="float" office:value="13" calcext:value-type="float">
            <text:p>+13</text:p>
          </table:table-cell>
          <table:table-cell table:style-name="ce4" table:formula="of:=ROUNDUP([.$A24]*[.L$1])" office:value-type="float" office:value="16" calcext:value-type="float">
            <text:p>+16</text:p>
          </table:table-cell>
          <table:table-cell table:style-name="ce4" table:formula="of:=ROUND([.$A24]*[.M$1])" office:value-type="float" office:value="14" calcext:value-type="float">
            <text:p>+14</text:p>
          </table:table-cell>
          <table:table-cell table:style-name="ce4" table:formula="of:=ROUND([.$A24]*[.N$1])" office:value-type="float" office:value="16" calcext:value-type="float">
            <text:p>+16</text:p>
          </table:table-cell>
          <table:table-cell table:style-name="ce4" table:formula="of:=ROUNDDOWN([.$A24]*[.O$1])" office:value-type="float" office:value="13" calcext:value-type="float">
            <text:p>+13</text:p>
          </table:table-cell>
          <table:table-cell table:style-name="ce4" table:formula="of:=ROUND([.$A24]*[.P$1])" office:value-type="float" office:value="16" calcext:value-type="float">
            <text:p>+16</text:p>
          </table:table-cell>
          <table:table-cell table:style-name="ce9" table:formula="of:=LOOKUP([.A24];CharacterLevel;SaveTargets)" office:value-type="float" office:value="22" calcext:value-type="float">
            <text:p>22+</text:p>
          </table:table-cell>
          <table:table-cell table:style-name="ce2" table:formula="of:=ROUNDUP([.A24]/2)" office:value-type="float" office:value="10" calcext:value-type="float">
            <text:p>10</text:p>
          </table:table-cell>
          <table:table-cell table:style-name="ce56" table:formula="of:=[.S23]+[.S$2]" office:value-type="float" office:value="53" calcext:value-type="float">
            <text:p>53</text:p>
          </table:table-cell>
          <table:table-cell table:number-columns-repeated="45"/>
        </table:table-row>
        <table:table-row table:style-name="ro1">
          <table:table-cell table:style-name="ce2" office:value-type="float" office:value="20" calcext:value-type="float">
            <text:p>20</text:p>
          </table:table-cell>
          <table:table-cell table:style-name="ce11" table:formula="of:=[.B24]+120000" office:value-type="float" office:value="1560000" calcext:value-type="float">
            <text:p>1,560,000</text:p>
          </table:table-cell>
          <table:table-cell table:style-name="ce2" table:formula="of:=[.$C$15] &amp; &quot;+&quot; &amp; (([.A25]-10)*2)" office:value-type="string" office:string-value="10d6+20" calcext:value-type="string">
            <text:p>10d6+20</text:p>
          </table:table-cell>
          <table:table-cell table:style-name="ce4" table:formula="of:=ROUNDDOWN([.A25]/2)" office:value-type="float" office:value="10" calcext:value-type="float">
            <text:p>+10</text:p>
          </table:table-cell>
          <table:table-cell table:style-name="ce9" table:formula="of:=13-ROUND([.$A25]/3)" office:value-type="float" office:value="6" calcext:value-type="float">
            <text:p>6+</text:p>
          </table:table-cell>
          <table:table-cell table:style-name="ce9" table:formula="of:=14-ROUND([.$A25]/3)" office:value-type="float" office:value="7" calcext:value-type="float">
            <text:p>7+</text:p>
          </table:table-cell>
          <table:table-cell table:style-name="ce9" table:formula="of:=13-ROUNDDOWN([.$A25]*(3/7))" office:value-type="float" office:value="5" calcext:value-type="float">
            <text:p>5+</text:p>
          </table:table-cell>
          <table:table-cell table:style-name="ce9" table:formula="of:=16-ROUNDDOWN([.$A25]*(3/7))" office:value-type="float" office:value="8" calcext:value-type="float">
            <text:p>8+</text:p>
          </table:table-cell>
          <table:table-cell table:style-name="ce9" table:formula="of:=15-ROUNDDOWN([.$A25]/2)" office:value-type="float" office:value="5" calcext:value-type="float">
            <text:p>5+</text:p>
          </table:table-cell>
          <table:table-cell table:style-name="ce9" table:formula="of:=LOOKUP([.A25];CharacterLevel;Competency)" office:value-type="float" office:value="3" calcext:value-type="float">
            <text:p>3+</text:p>
          </table:table-cell>
          <table:table-cell table:style-name="ce4" table:formula="of:=LOOKUP([.A25];CharacterLevel;CompetencyBonus)" office:value-type="float" office:value="14" calcext:value-type="float">
            <text:p>+14</text:p>
          </table:table-cell>
          <table:table-cell table:style-name="ce4" table:formula="of:=ROUNDUP([.$A25]*[.L$1])" office:value-type="float" office:value="16" calcext:value-type="float">
            <text:p>+16</text:p>
          </table:table-cell>
          <table:table-cell table:style-name="ce4" table:formula="of:=ROUND([.$A25]*[.M$1])" office:value-type="float" office:value="15" calcext:value-type="float">
            <text:p>+15</text:p>
          </table:table-cell>
          <table:table-cell table:style-name="ce4" table:formula="of:=ROUND([.$A25]*[.N$1])" office:value-type="float" office:value="17" calcext:value-type="float">
            <text:p>+17</text:p>
          </table:table-cell>
          <table:table-cell table:style-name="ce4" table:formula="of:=ROUNDDOWN([.$A25]*[.O$1])" office:value-type="float" office:value="14" calcext:value-type="float">
            <text:p>+14</text:p>
          </table:table-cell>
          <table:table-cell table:style-name="ce4" table:formula="of:=ROUND([.$A25]*[.P$1])" office:value-type="float" office:value="17" calcext:value-type="float">
            <text:p>+17</text:p>
          </table:table-cell>
          <table:table-cell table:style-name="ce9" table:formula="of:=LOOKUP([.A25];CharacterLevel;SaveTargets)" office:value-type="float" office:value="22" calcext:value-type="float">
            <text:p>22+</text:p>
          </table:table-cell>
          <table:table-cell table:style-name="ce2" table:formula="of:=ROUNDUP([.A25]/2)" office:value-type="float" office:value="10" calcext:value-type="float">
            <text:p>10</text:p>
          </table:table-cell>
          <table:table-cell table:style-name="ce56" table:formula="of:=[.S24]+[.S$2]" office:value-type="float" office:value="55" calcext:value-type="float">
            <text:p>55</text:p>
          </table:table-cell>
          <table:table-cell table:number-columns-repeated="45"/>
        </table:table-row>
        <table:table-row table:style-name="ro1">
          <table:table-cell table:style-name="ce10" office:value-type="string" calcext:value-type="string">
            <text:p>* CON modifiers no longer apply after level 10.</text:p>
          </table:table-cell>
          <table:table-cell table:number-columns-repeated="15"/>
          <table:table-cell table:style-name="ce56" office:value-type="string" calcext:value-type="string">
            <text:p>CHA</text:p>
          </table:table-cell>
          <table:table-cell table:number-columns-repeated="47"/>
        </table:table-row>
        <table:table-row table:style-name="ro1">
          <table:table-cell table:style-name="ce3" office:value-type="string" calcext:value-type="string">
            <text:p># CHA modifier is added to this value.</text:p>
          </table:table-cell>
          <table:table-cell table:number-columns-repeated="63"/>
        </table:table-row>
        <table:table-row table:style-name="ro2">
          <table:table-cell table:number-columns-repeated="64"/>
        </table:table-row>
        <table:table-row table:style-name="ro2">
          <table:table-cell table:style-name="ce53" office:value-type="string" calcext:value-type="string">
            <text:p>Bard Skills</text:p>
          </table:table-cell>
          <table:table-cell table:number-columns-repeated="63"/>
        </table:table-row>
        <table:table-row table:style-name="ro2">
          <table:table-cell office:value-type="string" calcext:value-type="string">
            <text:p>Decipher Document (+0)</text:p>
          </table:table-cell>
          <table:table-cell table:number-columns-repeated="63"/>
        </table:table-row>
        <table:table-row table:style-name="ro2">
          <table:table-cell office:value-type="string" calcext:value-type="string">
            <text:p>Legerdemain (-3)</text:p>
          </table:table-cell>
          <table:table-cell table:number-columns-repeated="63"/>
        </table:table-row>
        <table:table-row table:style-name="ro2">
          <table:table-cell office:value-type="string" calcext:value-type="string">
            <text:p>Perception (+1)</text:p>
          </table:table-cell>
          <table:table-cell table:number-columns-repeated="63"/>
        </table:table-row>
        <table:table-row table:style-name="ro2">
          <table:table-cell office:value-type="string" calcext:value-type="string">
            <text:p>Lore (+0)</text:p>
          </table:table-cell>
          <table:table-cell table:number-columns-repeated="63"/>
        </table:table-row>
        <table:table-row table:style-name="ro2">
          <table:table-cell table:number-columns-repeated="64"/>
        </table:table-row>
        <table:table-row table:style-name="ro2">
          <table:table-cell table:style-name="ce53" office:value-type="string" calcext:value-type="string">
            <text:p>Bard Songs</text:p>
          </table:table-cell>
          <table:table-cell table:number-columns-repeated="63"/>
        </table:table-row>
        <table:table-row table:style-name="ro4">
          <table:table-cell table:style-name="ce84" office:value-type="string" calcext:value-type="string" table:number-columns-spanned="3" table:number-rows-spanned="1">
            <text:p>Battle Ballad</text:p>
          </table:table-cell>
          <table:covered-table-cell table:number-columns-repeated="2"/>
          <table:table-cell table:style-name="ce86" office:value-type="string" calcext:value-type="string" table:number-columns-spanned="23" table:number-rows-spanned="1">
            <text:p>At the beginning of each of the Bard's turns (including when this song is started), the Bard picks one of their allies. <text:s/>That ally adds the Bard's CHA modifier to their attack rolls until the start of the Bard's next turn.</text:p>
          </table:table-cell>
          <table:covered-table-cell table:number-columns-repeated="22"/>
          <table:table-cell table:number-columns-repeated="38"/>
        </table:table-row>
        <table:table-row table:style-name="ro4">
          <table:table-cell table:style-name="ce84" office:value-type="string" calcext:value-type="string" table:number-columns-spanned="3" table:number-rows-spanned="1">
            <text:p>Chaotic Composition</text:p>
          </table:table-cell>
          <table:covered-table-cell table:number-columns-repeated="2"/>
          <table:table-cell table:style-name="ce86" office:value-type="string" calcext:value-type="string" table:number-columns-spanned="23" table:number-rows-spanned="1">
            <text:p>All creatures within 30ft of the Bard that can hear the bard takes a penalty on all Concentration and Competency checks equal to the Bard's CHA modifier.</text:p>
          </table:table-cell>
          <table:covered-table-cell table:number-columns-repeated="8"/>
          <table:covered-table-cell table:number-columns-repeated="3" table:style-name="Default"/>
          <table:covered-table-cell table:number-columns-repeated="11"/>
          <table:table-cell table:number-columns-repeated="38"/>
        </table:table-row>
        <table:table-row table:style-name="ro4">
          <table:table-cell table:style-name="ce84" office:value-type="string" calcext:value-type="string" table:number-columns-spanned="3" table:number-rows-spanned="1">
            <text:p>Charming Chords</text:p>
          </table:table-cell>
          <table:covered-table-cell table:number-columns-repeated="2"/>
          <table:table-cell table:style-name="ce86" office:value-type="string" calcext:value-type="string" table:number-columns-spanned="23" table:number-rows-spanned="1">
            <text:p>Up to 2 HD worth of creatures per level of the Bard must make a CHA save or become Charmed. <text:s/>Potential targets are chosen in the order of lowest HD to highest. <text:s/>Victims may repeat their save at the end of each of their turns.</text:p>
          </table:table-cell>
          <table:covered-table-cell table:number-columns-repeated="8"/>
          <table:covered-table-cell table:number-columns-repeated="3" table:style-name="Default"/>
          <table:covered-table-cell table:number-columns-repeated="11"/>
          <table:table-cell table:number-columns-repeated="38"/>
        </table:table-row>
        <table:table-row table:style-name="ro6">
          <table:table-cell table:style-name="ce84" office:value-type="string" calcext:value-type="string" table:number-columns-spanned="3" table:number-rows-spanned="1">
            <text:p>Counter-Melody</text:p>
          </table:table-cell>
          <table:covered-table-cell table:number-columns-repeated="2"/>
          <table:table-cell table:style-name="ce86" office:value-type="string" calcext:value-type="string" table:number-columns-spanned="23" table:number-rows-spanned="1">
            <text:p>This song potentially counters the effects of any music-based magic within 30 ft of the Bard. <text:s/>The Bard makes an opposed Competent Charisma check against the source of the magic to be countered (or just a raw check of the source doesn't have a CHA score). <text:s/>If the Bard wins, the magic is completely countered.</text:p>
          </table:table-cell>
          <table:covered-table-cell table:number-columns-repeated="8"/>
          <table:covered-table-cell table:number-columns-repeated="3" table:style-name="Default"/>
          <table:covered-table-cell table:number-columns-repeated="11"/>
          <table:table-cell table:number-columns-repeated="38"/>
        </table:table-row>
        <table:table-row table:style-name="ro4">
          <table:table-cell table:style-name="ce84" office:value-type="string" calcext:value-type="string" table:number-columns-spanned="3" table:number-rows-spanned="1">
            <text:p>Hopeful Harmony</text:p>
          </table:table-cell>
          <table:covered-table-cell table:number-columns-repeated="2"/>
          <table:table-cell table:style-name="ce86" office:value-type="string" calcext:value-type="string" table:number-columns-spanned="23" table:number-rows-spanned="1">
            <text:p>At the beginning of each of the Bard's turns (including when this song is started), the Bard picks one of their allies who is within earshot. <text:s/>That ally add's the Bard's CHA modifier to any mental saving throws until the start of the Bard's next turn.</text:p>
          </table:table-cell>
          <table:covered-table-cell table:number-columns-repeated="8"/>
          <table:covered-table-cell table:number-columns-repeated="3" table:style-name="Default"/>
          <table:covered-table-cell table:number-columns-repeated="11"/>
          <table:table-cell table:number-columns-repeated="38"/>
        </table:table-row>
        <table:table-row table:style-name="ro4">
          <table:table-cell table:style-name="ce84" office:value-type="string" calcext:value-type="string" table:number-columns-spanned="3" table:number-rows-spanned="1">
            <text:p>Lamenting Lyric</text:p>
          </table:table-cell>
          <table:covered-table-cell table:number-columns-repeated="2"/>
          <table:table-cell table:style-name="ce86" office:value-type="string" calcext:value-type="string" table:number-columns-spanned="23" table:number-rows-spanned="1">
            <text:p>All enemy humanoids within 30 ft who can hear the Bard subtracts the Bard's CHA modifier from any mental saving throws they make until the start of the bard's next Turn.</text:p>
          </table:table-cell>
          <table:covered-table-cell table:number-columns-repeated="8"/>
          <table:covered-table-cell table:number-columns-repeated="3" table:style-name="Default"/>
          <table:covered-table-cell table:number-columns-repeated="11"/>
          <table:table-cell table:number-columns-repeated="38"/>
        </table:table-row>
        <table:table-row table:style-name="ro4">
          <table:table-cell table:style-name="ce84" office:value-type="string" calcext:value-type="string" table:number-columns-spanned="3" table:number-rows-spanned="1">
            <text:p>Lullaby</text:p>
          </table:table-cell>
          <table:covered-table-cell table:number-columns-repeated="2"/>
          <table:table-cell table:style-name="ce86" office:value-type="string" calcext:value-type="string" table:number-columns-spanned="23" table:number-rows-spanned="1">
            <text:p>Up to 1 HD worth of creatures per level of the Bard must make a CHA save or fall Unconcious. <text:s/>Potential targets are chosen in the order of lowest HD to highest. <text:s/>Victims may repeat their save at the end of each of their turns.</text:p>
          </table:table-cell>
          <table:covered-table-cell table:number-columns-repeated="8"/>
          <table:covered-table-cell table:number-columns-repeated="3" table:style-name="Default"/>
          <table:covered-table-cell table:number-columns-repeated="11"/>
          <table:table-cell table:number-columns-repeated="38"/>
        </table:table-row>
        <table:table-row table:style-name="ro4">
          <table:table-cell table:style-name="ce84" office:value-type="string" calcext:value-type="string" table:number-columns-spanned="3" table:number-rows-spanned="1">
            <text:p>Masterful Music</text:p>
          </table:table-cell>
          <table:covered-table-cell table:number-columns-repeated="2"/>
          <table:table-cell table:style-name="ce86" office:value-type="string" calcext:value-type="string" table:number-columns-spanned="23" table:number-rows-spanned="1">
            <text:p>At the beginning of each of the Bard's turns (including when this song is started), the Bard picks one of their allies. <text:s/>That ally add's the Bard's CHA modifier to their Competency Checks until the start of the Bard's next turn.</text:p>
          </table:table-cell>
          <table:covered-table-cell table:number-columns-repeated="8"/>
          <table:covered-table-cell table:number-columns-repeated="3" table:style-name="Default"/>
          <table:covered-table-cell table:number-columns-repeated="11"/>
          <table:table-cell table:number-columns-repeated="38"/>
        </table:table-row>
        <table:table-row table:style-name="ro4">
          <table:table-cell table:style-name="ce84" office:value-type="string" calcext:value-type="string" table:number-columns-spanned="3" table:number-rows-spanned="1">
            <text:p>Scary Score</text:p>
          </table:table-cell>
          <table:covered-table-cell table:number-columns-repeated="2"/>
          <table:table-cell table:style-name="ce86" office:value-type="string" calcext:value-type="string" table:number-columns-spanned="23" table:number-rows-spanned="1">
            <text:p>Up to 1 HD worth of creatures per level of the Bard must make a CHA save or become Frightened. <text:s/>Potential targets are chosen in the order of lowest HD to highest. <text:s/>Victims may repeat their save at the end of each of their turns.</text:p>
          </table:table-cell>
          <table:covered-table-cell table:number-columns-repeated="8"/>
          <table:covered-table-cell table:number-columns-repeated="3" table:style-name="Default"/>
          <table:covered-table-cell table:number-columns-repeated="11"/>
          <table:table-cell table:number-columns-repeated="38"/>
        </table:table-row>
        <table:table-row table:style-name="ro5">
          <table:table-cell table:style-name="ce84" office:value-type="string" calcext:value-type="string" table:number-columns-spanned="3" table:number-rows-spanned="1">
            <text:p>Soothing Song</text:p>
          </table:table-cell>
          <table:covered-table-cell table:number-columns-repeated="2"/>
          <table:table-cell table:style-name="ce86" office:value-type="string" calcext:value-type="string" table:number-columns-spanned="23" table:number-rows-spanned="1">
            <text:p>Extra healing while resting.</text:p>
          </table:table-cell>
          <table:covered-table-cell table:number-columns-repeated="8"/>
          <table:covered-table-cell table:number-columns-repeated="3" table:style-name="Default"/>
          <table:covered-table-cell table:number-columns-repeated="11"/>
          <table:table-cell table:number-columns-repeated="38"/>
        </table:table-row>
        <table:table-row table:style-name="ro5">
          <table:table-cell table:style-name="ce84" office:value-type="string" calcext:value-type="string" table:number-columns-spanned="3" table:number-rows-spanned="1">
            <text:p>Subtle Song</text:p>
          </table:table-cell>
          <table:covered-table-cell table:number-columns-repeated="2"/>
          <table:table-cell table:style-name="ce86" office:value-type="string" calcext:value-type="string" table:number-columns-spanned="23" table:number-rows-spanned="1">
            <text:p>Whisper a message to someone in earshot while singing.</text:p>
          </table:table-cell>
          <table:covered-table-cell table:number-columns-repeated="8"/>
          <table:covered-table-cell table:number-columns-repeated="3" table:style-name="Default"/>
          <table:covered-table-cell table:number-columns-repeated="11"/>
          <table:table-cell table:number-columns-repeated="38"/>
        </table:table-row>
        <table:table-row table:style-name="ro4">
          <table:table-cell table:style-name="ce84" office:value-type="string" calcext:value-type="string" table:number-columns-spanned="3" table:number-rows-spanned="1">
            <text:p>Triumphant Tune</text:p>
          </table:table-cell>
          <table:covered-table-cell table:number-columns-repeated="2"/>
          <table:table-cell table:style-name="ce86" office:value-type="string" calcext:value-type="string" table:number-columns-spanned="23" table:number-rows-spanned="1">
            <text:p>All enemy humanoids within 30 ft who can hear the Bard must make a CHA save. <text:s/>On <text:s/>a failed save, the victims subtract the Bard's CHA modifier from their attack rolls until the start of the bard's next Turn.</text:p>
          </table:table-cell>
          <table:covered-table-cell table:number-columns-repeated="8"/>
          <table:covered-table-cell table:number-columns-repeated="3" table:style-name="Default"/>
          <table:covered-table-cell table:number-columns-repeated="11"/>
          <table:table-cell table:number-columns-repeated="38"/>
        </table:table-row>
        <table:table-row table:style-name="ro2">
          <table:table-cell table:number-columns-repeated="64"/>
        </table:table-row>
        <table:table-row table:style-name="ro5">
          <table:table-cell table:style-name="ce85" office:value-type="string" calcext:value-type="string" table:number-columns-spanned="26" table:number-rows-spanned="1">
            <text:p>At level 1, Bards can only affect humanoid targets.  At level 4 they may also affect animal.  At level 7, they can affect fae creatures.  At 10<text:span text:style-name="T1">th</text:span> level they can affect any creature.</text:p>
          </table:table-cell>
          <table:covered-table-cell table:number-columns-repeated="25"/>
          <table:table-cell table:number-columns-repeated="38"/>
        </table:table-row>
        <table:table-row table:style-name="ro1">
          <table:table-cell table:style-name="ce85" office:value-type="string" calcext:value-type="string" table:number-columns-spanned="26" table:number-rows-spanned="1">
            <text:p>All songs require Concentration and have a duration in minutes equal to the Bard's CON score.</text:p>
          </table:table-cell>
          <table:covered-table-cell table:number-columns-repeated="25"/>
          <table:table-cell table:number-columns-repeated="38"/>
        </table:table-row>
        <table:table-row table:style-name="ro1">
          <table:table-cell table:style-name="ce85" office:value-type="string" calcext:value-type="string" table:number-columns-spanned="26" table:number-rows-spanned="1">
            <text:p>Bards may sing a number of songs per day equal to their level.</text:p>
          </table:table-cell>
          <table:covered-table-cell table:number-columns-repeated="25"/>
          <table:table-cell table:number-columns-repeated="38"/>
        </table:table-row>
        <table:table-row table:style-name="ro1">
          <table:table-cell table:style-name="ce85" office:value-type="string" calcext:value-type="string" table:number-columns-spanned="26" table:number-rows-spanned="1">
            <text:p>Mindless and deaf targts are always immune to Bard songs.</text:p>
          </table:table-cell>
          <table:covered-table-cell table:number-columns-repeated="25"/>
          <table:table-cell table:number-columns-repeated="38"/>
        </table:table-row>
        <table:table-row table:style-name="ro2" table:number-rows-repeated="1048523">
          <table:table-cell table:number-columns-repeated="64"/>
        </table:table-row>
        <table:table-row table:style-name="ro2">
          <table:table-cell table:number-columns-repeated="64"/>
        </table:table-row>
      </table:table>
      <table:table table:name="Druid" table:style-name="ta8">
        <table:table-column table:style-name="co24" table:default-cell-style-name="Default"/>
        <table:table-column table:style-name="co44" table:default-cell-style-name="Default"/>
        <table:table-column table:style-name="co26" table:default-cell-style-name="Default"/>
        <table:table-column table:style-name="co27" table:default-cell-style-name="Default"/>
        <table:table-column table:style-name="co14" table:visibility="collapse" table:default-cell-style-name="Default"/>
        <table:table-column table:style-name="co28" table:visibility="collapse" table:default-cell-style-name="Default"/>
        <table:table-column table:style-name="co29" table:visibility="collapse" table:default-cell-style-name="Default"/>
        <table:table-column table:style-name="co30" table:visibility="collapse" table:default-cell-style-name="Default"/>
        <table:table-column table:style-name="co31" table:visibility="collapse" table:default-cell-style-name="Default"/>
        <table:table-column table:style-name="co32" table:visibility="collapse" table:default-cell-style-name="Default"/>
        <table:table-column table:style-name="co9"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59" table:default-cell-style-name="Default"/>
        <table:table-column table:style-name="co15" table:default-cell-style-name="Default"/>
        <table:table-column table:style-name="co20" table:default-cell-style-name="Default"/>
        <table:table-column table:style-name="co40" table:number-columns-repeated="5" table:default-cell-style-name="Default"/>
        <table:table-column table:style-name="co41" table:default-cell-style-name="Default"/>
        <table:table-column table:style-name="co8" table:default-cell-style-name="Default"/>
        <table:table-column table:style-name="co60" table:default-cell-style-name="Default"/>
        <table:table-column table:style-name="co35" table:default-cell-style-name="Default"/>
        <table:table-column table:style-name="co36" table:default-cell-style-name="Default"/>
        <table:table-column table:style-name="co37" table:default-cell-style-name="Default"/>
        <table:table-column table:style-name="co9" table:default-cell-style-name="Default"/>
        <table:table-column table:style-name="co15" table:default-cell-style-name="Default"/>
        <table:table-column table:style-name="co8" table:default-cell-style-name="Default"/>
        <table:table-column table:style-name="co60" table:default-cell-style-name="Default"/>
        <table:table-column table:style-name="co42" table:number-columns-repeated="30" table:default-cell-style-name="Default"/>
        <table:table-row table:style-name="ro1">
          <table:table-cell table:style-name="ce2"/>
          <table:table-cell table:number-columns-repeated="3"/>
          <table:table-cell table:style-name="ce2" table:number-columns-repeated="5"/>
          <table:table-cell table:number-columns-repeated="2"/>
          <table:table-cell office:value-type="float" office:value="1.1" calcext:value-type="float">
            <text:p>1.1</text:p>
          </table:table-cell>
          <table:table-cell office:value-type="float" office:value="1" calcext:value-type="float">
            <text:p>1</text:p>
          </table:table-cell>
          <table:table-cell office:value-type="float" office:value="0.9" calcext:value-type="float">
            <text:p>0.9</text:p>
          </table:table-cell>
          <table:table-cell office:value-type="float" office:value="0.85" calcext:value-type="float">
            <text:p>0.85</text:p>
          </table:table-cell>
          <table:table-cell office:value-type="float" office:value="0.9" calcext:value-type="float">
            <text:p>0.9</text:p>
          </table:table-cell>
          <table:table-cell table:number-columns-repeated="8"/>
          <table:table-cell table:style-name="ce2" office:value-type="float" office:value="3.5" calcext:value-type="float">
            <text:p>3.5</text:p>
          </table:table-cell>
          <table:table-cell table:number-columns-repeated="39"/>
        </table:table-row>
        <table:table-row table:style-name="ro1">
          <table:table-cell table:style-name="ce2"/>
          <table:table-cell table:number-columns-repeated="3"/>
          <table:table-cell table:style-name="ce2" table:number-columns-repeated="5"/>
          <table:table-cell table:number-columns-repeated="15"/>
          <table:table-cell table:style-name="ce2"/>
          <table:table-cell table:number-columns-repeated="39"/>
        </table:table-row>
        <table:table-row table:style-name="ro1">
          <table:table-cell table:style-name="ce2"/>
          <table:table-cell table:number-columns-repeated="2"/>
          <table:table-cell table:style-name="ce1" office:value-type="string" calcext:value-type="string">
            <text:p>Base</text:p>
          </table:table-cell>
          <table:table-cell table:number-columns-repeated="20"/>
          <table:table-cell table:style-name="ce2"/>
          <table:table-cell table:number-columns-repeated="39"/>
        </table:table-row>
        <table:table-row table:style-name="ro1">
          <table:table-cell table:style-name="ce2"/>
          <table:table-cell/>
          <table:table-cell table:style-name="ce1" office:value-type="string" calcext:value-type="string">
            <text:p>Hit</text:p>
          </table:table-cell>
          <table:table-cell table:style-name="ce1" office:value-type="string" calcext:value-type="string">
            <text:p>Attack</text:p>
          </table:table-cell>
          <table:table-cell table:style-name="ce8" office:value-type="string" calcext:value-type="string" table:number-columns-spanned="5" table:number-rows-spanned="1">
            <text:p>Official Saves</text:p>
          </table:table-cell>
          <table:covered-table-cell table:number-columns-repeated="4"/>
          <table:table-cell/>
          <table:table-cell table:style-name="ce1" office:value-type="string" calcext:value-type="string">
            <text:p>Alternate</text:p>
          </table:table-cell>
          <table:table-cell table:style-name="ce8" office:value-type="string" calcext:value-type="string" table:number-columns-spanned="5" table:number-rows-spanned="1">
            <text:p>Alternate Saves</text:p>
          </table:table-cell>
          <table:covered-table-cell table:number-columns-repeated="4"/>
          <table:table-cell table:style-name="ce1" office:value-type="string" calcext:value-type="string">
            <text:p>Invocation</text:p>
          </table:table-cell>
          <table:table-cell table:style-name="ce1" office:value-type="string" calcext:value-type="string">
            <text:p>Save</text:p>
          </table:table-cell>
          <table:table-cell table:style-name="ce8" office:value-type="string" calcext:value-type="string" table:number-columns-spanned="6" table:number-rows-spanned="1">
            <text:p>Prepared Spells</text:p>
          </table:table-cell>
          <table:covered-table-cell table:number-columns-repeated="5"/>
          <table:table-cell table:style-name="ce1" office:value-type="string" calcext:value-type="string">
            <text:p>Average</text:p>
          </table:table-cell>
          <table:table-cell/>
          <table:table-cell table:style-name="ce93" office:value-type="string" calcext:value-type="string">
            <text:p>Druid Skills</text:p>
          </table:table-cell>
          <table:table-cell table:number-columns-repeated="37"/>
        </table:table-row>
        <table:table-row table:style-name="ro1">
          <table:table-cell table:style-name="ce1" office:value-type="string" calcext:value-type="string">
            <text:p>Level</text:p>
          </table:table-cell>
          <table:table-cell table:style-name="ce1" office:value-type="string" calcext:value-type="string">
            <text:p>XP</text:p>
          </table:table-cell>
          <table:table-cell table:style-name="ce1" office:value-type="string" calcext:value-type="string">
            <text:p>Dice*</text:p>
          </table:table-cell>
          <table:table-cell table:style-name="ce1" office:value-type="string" calcext:value-type="string">
            <text:p>Bonus</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style-name="ce1" office:value-type="string" calcext:value-type="string">
            <text:p>Competency</text:p>
          </table:table-cell>
          <table:table-cell table:style-name="ce1" office:value-type="string" calcext:value-type="string">
            <text:p>Competence</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style-name="ce1" office:value-type="string" calcext:value-type="string">
            <text:p>Dice#</text:p>
          </table:table-cell>
          <table:table-cell table:style-name="ce1" office:value-type="string" calcext:value-type="string">
            <text:p>Target</text:p>
          </table:table-cell>
          <table:table-cell table:style-name="ce13"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string" calcext:value-type="string">
            <text:p>HP</text:p>
          </table:table-cell>
          <table:table-cell/>
          <table:table-cell table:style-name="ce16" office:value-type="string" calcext:value-type="string">
            <text:p>Detect Magic (+0)</text:p>
          </table:table-cell>
          <table:table-cell table:number-columns-repeated="37"/>
        </table:table-row>
        <table:table-row table:style-name="ro1">
          <table:table-cell table:style-name="ce2" office:value-type="float" office:value="1" calcext:value-type="float">
            <text:p>1</text:p>
          </table:table-cell>
          <table:table-cell table:style-name="ce11" office:value-type="float" office:value="0" calcext:value-type="float">
            <text:p>0</text:p>
          </table:table-cell>
          <table:table-cell table:style-name="ce2" table:formula="of:=[.A6] &amp; &quot;d6&quot;" office:value-type="string" office:string-value="1d6" calcext:value-type="string">
            <text:p>1d6</text:p>
          </table:table-cell>
          <table:table-cell table:style-name="ce4" table:formula="of:=ROUNDDOWN([.A6]/2)" office:value-type="float" office:value="0" calcext:value-type="float">
            <text:p>+0</text:p>
          </table:table-cell>
          <table:table-cell table:style-name="ce9" table:formula="of:=11-ROUNDDOWN([.$A6]*(4/7))" office:value-type="float" office:value="11" calcext:value-type="float">
            <text:p>11+</text:p>
          </table:table-cell>
          <table:table-cell table:style-name="ce9" table:formula="of:=12-ROUNDDOWN([.$A6]/2)" office:value-type="float" office:value="12" calcext:value-type="float">
            <text:p>12+</text:p>
          </table:table-cell>
          <table:table-cell table:style-name="ce9" table:formula="of:=14-ROUNDDOWN([.$A6]/2)" office:value-type="float" office:value="14" calcext:value-type="float">
            <text:p>14+</text:p>
          </table:table-cell>
          <table:table-cell table:style-name="ce9" table:formula="of:=16-ROUNDDOWN([.$A6]*(4/7))" office:value-type="float" office:value="16" calcext:value-type="float">
            <text:p>16+</text:p>
          </table:table-cell>
          <table:table-cell table:style-name="ce9" table:formula="of:=15-ROUNDDOWN([.$A6]*(4/7))" office:value-type="float" office:value="15" calcext:value-type="float">
            <text:p>15+</text:p>
          </table:table-cell>
          <table:table-cell table:style-name="ce4" table:formula="of:=LOOKUP([.A6];CharacterLevel;Competency)" office:value-type="float" office:value="11" calcext:value-type="float">
            <text:p>+11</text:p>
          </table:table-cell>
          <table:table-cell table:style-name="ce4" table:formula="of:=LOOKUP([.A6];CharacterLevel;CompetencyBonus)" office:value-type="float" office:value="1" calcext:value-type="float">
            <text:p>+1</text:p>
          </table:table-cell>
          <table:table-cell table:style-name="ce4" table:formula="of:=ROUNDUP([.$A6]*[.L$1])" office:value-type="float" office:value="2" calcext:value-type="float">
            <text:p>+2</text:p>
          </table:table-cell>
          <table:table-cell table:style-name="ce4" table:formula="of:=ROUND([.$A6]*[.M$1])" office:value-type="float" office:value="1" calcext:value-type="float">
            <text:p>+1</text:p>
          </table:table-cell>
          <table:table-cell table:style-name="ce4" table:formula="of:=ROUND([.$A6]*[.N$1])" office:value-type="float" office:value="1" calcext:value-type="float">
            <text:p>+1</text:p>
          </table:table-cell>
          <table:table-cell table:style-name="ce4" table:formula="of:=ROUNDDOWN([.$A6]*[.O$1])" office:value-type="float" office:value="0" calcext:value-type="float">
            <text:p>+0</text:p>
          </table:table-cell>
          <table:table-cell table:style-name="ce4" table:formula="of:=ROUND([.$A6]*[.P$1])" office:value-type="float" office:value="1" calcext:value-type="float">
            <text:p>+1</text:p>
          </table:table-cell>
          <table:table-cell table:style-name="ce2" table:formula="of:=[.A6] &amp; &quot;d6&quot;" office:value-type="string" office:string-value="1d6" calcext:value-type="string">
            <text:p>1d6</text:p>
          </table:table-cell>
          <table:table-cell table:style-name="ce9" table:formula="of:=LOOKUP([.A6];CharacterLevel;SaveTargets)" office:value-type="float" office:value="13" calcext:value-type="float">
            <text:p>13+</text:p>
          </table:table-cell>
          <table:table-cell table:style-name="ce2" office:value-type="float" office:value="1" calcext:value-type="float">
            <text:p>1</text:p>
          </table:table-cell>
          <table:table-cell table:number-columns-repeated="5" table:style-name="ce2" office:value-type="string" calcext:value-type="string">
            <text:p>--</text:p>
          </table:table-cell>
          <table:table-cell table:style-name="ce2" office:value-type="float" office:value="6" calcext:value-type="float">
            <text:p>6</text:p>
          </table:table-cell>
          <table:table-cell/>
          <table:table-cell table:style-name="ce16" office:value-type="string" calcext:value-type="string">
            <text:p>Prepare Scroll (+0)</text:p>
          </table:table-cell>
          <table:table-cell table:number-columns-repeated="37"/>
        </table:table-row>
        <table:table-row table:style-name="ro1">
          <table:table-cell table:style-name="ce2" office:value-type="float" office:value="2" calcext:value-type="float">
            <text:p>2</text:p>
          </table:table-cell>
          <table:table-cell table:style-name="ce11" office:value-type="float" office:value="2000" calcext:value-type="float">
            <text:p>2,000</text:p>
          </table:table-cell>
          <table:table-cell table:style-name="ce2" table:formula="of:=[.A7] &amp; &quot;d6&quot;" office:value-type="string" office:string-value="2d6" calcext:value-type="string">
            <text:p>2d6</text:p>
          </table:table-cell>
          <table:table-cell table:style-name="ce4" table:formula="of:=ROUNDDOWN([.A7]/2)" office:value-type="float" office:value="1" calcext:value-type="float">
            <text:p>+1</text:p>
          </table:table-cell>
          <table:table-cell table:style-name="ce9" table:formula="of:=11-ROUNDDOWN([.$A7]*(4/7))" office:value-type="float" office:value="10" calcext:value-type="float">
            <text:p>10+</text:p>
          </table:table-cell>
          <table:table-cell table:style-name="ce9" table:formula="of:=12-ROUNDDOWN([.$A7]/2)" office:value-type="float" office:value="11" calcext:value-type="float">
            <text:p>11+</text:p>
          </table:table-cell>
          <table:table-cell table:style-name="ce9" table:formula="of:=14-ROUNDDOWN([.$A7]/2)" office:value-type="float" office:value="13" calcext:value-type="float">
            <text:p>13+</text:p>
          </table:table-cell>
          <table:table-cell table:style-name="ce9" table:formula="of:=16-ROUNDDOWN([.$A7]*(4/7))" office:value-type="float" office:value="15" calcext:value-type="float">
            <text:p>15+</text:p>
          </table:table-cell>
          <table:table-cell table:style-name="ce9" table:formula="of:=15-ROUNDDOWN([.$A7]*(4/7))" office:value-type="float" office:value="14" calcext:value-type="float">
            <text:p>14+</text:p>
          </table:table-cell>
          <table:table-cell table:style-name="ce4" table:formula="of:=LOOKUP([.A7];CharacterLevel;Competency)" office:value-type="float" office:value="11" calcext:value-type="float">
            <text:p>+11</text:p>
          </table:table-cell>
          <table:table-cell table:style-name="ce4" table:formula="of:=LOOKUP([.A7];CharacterLevel;CompetencyBonus)" office:value-type="float" office:value="2" calcext:value-type="float">
            <text:p>+2</text:p>
          </table:table-cell>
          <table:table-cell table:style-name="ce4" table:formula="of:=ROUNDUP([.$A7]*[.L$1])" office:value-type="float" office:value="3" calcext:value-type="float">
            <text:p>+3</text:p>
          </table:table-cell>
          <table:table-cell table:style-name="ce4" table:formula="of:=ROUND([.$A7]*[.M$1])" office:value-type="float" office:value="2" calcext:value-type="float">
            <text:p>+2</text:p>
          </table:table-cell>
          <table:table-cell table:style-name="ce4" table:formula="of:=ROUND([.$A7]*[.N$1])" office:value-type="float" office:value="2" calcext:value-type="float">
            <text:p>+2</text:p>
          </table:table-cell>
          <table:table-cell table:style-name="ce4" table:formula="of:=ROUNDDOWN([.$A7]*[.O$1])" office:value-type="float" office:value="1" calcext:value-type="float">
            <text:p>+1</text:p>
          </table:table-cell>
          <table:table-cell table:style-name="ce4" table:formula="of:=ROUND([.$A7]*[.P$1])" office:value-type="float" office:value="2" calcext:value-type="float">
            <text:p>+2</text:p>
          </table:table-cell>
          <table:table-cell table:style-name="ce2" table:formula="of:=[.A7] &amp; &quot;d6&quot;" office:value-type="string" office:string-value="2d6" calcext:value-type="string">
            <text:p>2d6</text:p>
          </table:table-cell>
          <table:table-cell table:style-name="ce9" table:formula="of:=LOOKUP([.A7];CharacterLevel;SaveTargets)" office:value-type="float" office:value="13" calcext:value-type="float">
            <text:p>13+</text:p>
          </table:table-cell>
          <table:table-cell table:style-name="ce2" office:value-type="float" office:value="2" calcext:value-type="float">
            <text:p>2</text:p>
          </table:table-cell>
          <table:table-cell table:number-columns-repeated="5" table:style-name="ce2" office:value-type="string" calcext:value-type="string">
            <text:p>--</text:p>
          </table:table-cell>
          <table:table-cell table:style-name="ce2" table:formula="of:=[.A7]*[.$Y$1]" office:value-type="float" office:value="7" calcext:value-type="float">
            <text:p>7</text:p>
          </table:table-cell>
          <table:table-cell/>
          <table:table-cell table:style-name="ce16" office:value-type="string" calcext:value-type="string">
            <text:p>Brew Potion (-1)</text:p>
          </table:table-cell>
          <table:table-cell table:number-columns-repeated="37"/>
        </table:table-row>
        <table:table-row table:style-name="ro1">
          <table:table-cell table:style-name="ce2" office:value-type="float" office:value="3" calcext:value-type="float">
            <text:p>3</text:p>
          </table:table-cell>
          <table:table-cell table:style-name="ce12" table:formula="of:=[.B7]*2" office:value-type="float" office:value="4000" calcext:value-type="float">
            <text:p>4,000</text:p>
          </table:table-cell>
          <table:table-cell table:style-name="ce2" table:formula="of:=[.A8] &amp; &quot;d6&quot;" office:value-type="string" office:string-value="3d6" calcext:value-type="string">
            <text:p>3d6</text:p>
          </table:table-cell>
          <table:table-cell table:style-name="ce4" table:formula="of:=ROUNDDOWN([.A8]/2)" office:value-type="float" office:value="1" calcext:value-type="float">
            <text:p>+1</text:p>
          </table:table-cell>
          <table:table-cell table:style-name="ce9" table:formula="of:=11-ROUNDDOWN([.$A8]*(4/7))" office:value-type="float" office:value="10" calcext:value-type="float">
            <text:p>10+</text:p>
          </table:table-cell>
          <table:table-cell table:style-name="ce9" table:formula="of:=12-ROUNDDOWN([.$A8]/2)" office:value-type="float" office:value="11" calcext:value-type="float">
            <text:p>11+</text:p>
          </table:table-cell>
          <table:table-cell table:style-name="ce9" table:formula="of:=14-ROUNDDOWN([.$A8]/2)" office:value-type="float" office:value="13" calcext:value-type="float">
            <text:p>13+</text:p>
          </table:table-cell>
          <table:table-cell table:style-name="ce9" table:formula="of:=16-ROUNDDOWN([.$A8]*(4/7))" office:value-type="float" office:value="15" calcext:value-type="float">
            <text:p>15+</text:p>
          </table:table-cell>
          <table:table-cell table:style-name="ce9" table:formula="of:=15-ROUNDDOWN([.$A8]*(4/7))" office:value-type="float" office:value="14" calcext:value-type="float">
            <text:p>14+</text:p>
          </table:table-cell>
          <table:table-cell table:style-name="ce4" table:formula="of:=LOOKUP([.A8];CharacterLevel;Competency)" office:value-type="float" office:value="10" calcext:value-type="float">
            <text:p>+10</text:p>
          </table:table-cell>
          <table:table-cell table:style-name="ce4" table:formula="of:=LOOKUP([.A8];CharacterLevel;CompetencyBonus)" office:value-type="float" office:value="2" calcext:value-type="float">
            <text:p>+2</text:p>
          </table:table-cell>
          <table:table-cell table:style-name="ce4" table:formula="of:=ROUNDUP([.$A8]*[.L$1])" office:value-type="float" office:value="4" calcext:value-type="float">
            <text:p>+4</text:p>
          </table:table-cell>
          <table:table-cell table:style-name="ce4" table:formula="of:=ROUND([.$A8]*[.M$1])" office:value-type="float" office:value="3" calcext:value-type="float">
            <text:p>+3</text:p>
          </table:table-cell>
          <table:table-cell table:style-name="ce4" table:formula="of:=ROUND([.$A8]*[.N$1])" office:value-type="float" office:value="3" calcext:value-type="float">
            <text:p>+3</text:p>
          </table:table-cell>
          <table:table-cell table:style-name="ce4" table:formula="of:=ROUNDDOWN([.$A8]*[.O$1])" office:value-type="float" office:value="2" calcext:value-type="float">
            <text:p>+2</text:p>
          </table:table-cell>
          <table:table-cell table:style-name="ce4" table:formula="of:=ROUND([.$A8]*[.P$1])" office:value-type="float" office:value="3" calcext:value-type="float">
            <text:p>+3</text:p>
          </table:table-cell>
          <table:table-cell table:style-name="ce2" table:formula="of:=[.A8] &amp; &quot;d6&quot;" office:value-type="string" office:string-value="3d6" calcext:value-type="string">
            <text:p>3d6</text:p>
          </table:table-cell>
          <table:table-cell table:style-name="ce9" table:formula="of:=LOOKUP([.A8];CharacterLevel;SaveTargets)" office:value-type="float" office:value="14" calcext:value-type="float">
            <text:p>14+</text:p>
          </table:table-cell>
          <table:table-cell table:style-name="ce2" office:value-type="float" office:value="2" calcext:value-type="float">
            <text:p>2</text:p>
          </table:table-cell>
          <table:table-cell table:style-name="ce2" office:value-type="float" office:value="1" calcext:value-type="float">
            <text:p>1</text:p>
          </table:table-cell>
          <table:table-cell table:number-columns-repeated="4" table:style-name="ce2" office:value-type="string" calcext:value-type="string">
            <text:p>--</text:p>
          </table:table-cell>
          <table:table-cell table:style-name="ce2" table:formula="of:=[.A8]*[.$Y$1]" office:value-type="float" office:value="10.5" calcext:value-type="float">
            <text:p>10.5</text:p>
          </table:table-cell>
          <table:table-cell/>
          <table:table-cell table:style-name="ce16" office:value-type="string" calcext:value-type="string">
            <text:p>Create Magic Item</text:p>
          </table:table-cell>
          <table:table-cell table:number-columns-repeated="37"/>
        </table:table-row>
        <table:table-row table:style-name="ro1">
          <table:table-cell table:style-name="ce2" office:value-type="float" office:value="4" calcext:value-type="float">
            <text:p>4</text:p>
          </table:table-cell>
          <table:table-cell table:style-name="ce12" table:formula="of:=[.B8]*2" office:value-type="float" office:value="8000" calcext:value-type="float">
            <text:p>8,000</text:p>
          </table:table-cell>
          <table:table-cell table:style-name="ce2" table:formula="of:=[.A9] &amp; &quot;d6&quot;" office:value-type="string" office:string-value="4d6" calcext:value-type="string">
            <text:p>4d6</text:p>
          </table:table-cell>
          <table:table-cell table:style-name="ce4" table:formula="of:=ROUNDDOWN([.A9]/2)" office:value-type="float" office:value="2" calcext:value-type="float">
            <text:p>+2</text:p>
          </table:table-cell>
          <table:table-cell table:style-name="ce9" table:formula="of:=11-ROUNDDOWN([.$A9]*(4/7))" office:value-type="float" office:value="9" calcext:value-type="float">
            <text:p>9+</text:p>
          </table:table-cell>
          <table:table-cell table:style-name="ce9" table:formula="of:=12-ROUNDDOWN([.$A9]/2)" office:value-type="float" office:value="10" calcext:value-type="float">
            <text:p>10+</text:p>
          </table:table-cell>
          <table:table-cell table:style-name="ce9" table:formula="of:=14-ROUNDDOWN([.$A9]/2)" office:value-type="float" office:value="12" calcext:value-type="float">
            <text:p>12+</text:p>
          </table:table-cell>
          <table:table-cell table:style-name="ce9" table:formula="of:=16-ROUNDDOWN([.$A9]*(4/7))" office:value-type="float" office:value="14" calcext:value-type="float">
            <text:p>14+</text:p>
          </table:table-cell>
          <table:table-cell table:style-name="ce9" table:formula="of:=15-ROUNDDOWN([.$A9]*(4/7))" office:value-type="float" office:value="13" calcext:value-type="float">
            <text:p>13+</text:p>
          </table:table-cell>
          <table:table-cell table:style-name="ce4" table:formula="of:=LOOKUP([.A9];CharacterLevel;Competency)" office:value-type="float" office:value="10" calcext:value-type="float">
            <text:p>+10</text:p>
          </table:table-cell>
          <table:table-cell table:style-name="ce4" table:formula="of:=LOOKUP([.A9];CharacterLevel;CompetencyBonus)" office:value-type="float" office:value="3" calcext:value-type="float">
            <text:p>+3</text:p>
          </table:table-cell>
          <table:table-cell table:style-name="ce4" table:formula="of:=ROUNDUP([.$A9]*[.L$1])" office:value-type="float" office:value="5" calcext:value-type="float">
            <text:p>+5</text:p>
          </table:table-cell>
          <table:table-cell table:style-name="ce4" table:formula="of:=ROUND([.$A9]*[.M$1])" office:value-type="float" office:value="4" calcext:value-type="float">
            <text:p>+4</text:p>
          </table:table-cell>
          <table:table-cell table:style-name="ce4" table:formula="of:=ROUND([.$A9]*[.N$1])" office:value-type="float" office:value="4" calcext:value-type="float">
            <text:p>+4</text:p>
          </table:table-cell>
          <table:table-cell table:style-name="ce4" table:formula="of:=ROUNDDOWN([.$A9]*[.O$1])" office:value-type="float" office:value="3" calcext:value-type="float">
            <text:p>+3</text:p>
          </table:table-cell>
          <table:table-cell table:style-name="ce4" table:formula="of:=ROUND([.$A9]*[.P$1])" office:value-type="float" office:value="4" calcext:value-type="float">
            <text:p>+4</text:p>
          </table:table-cell>
          <table:table-cell table:style-name="ce2" table:formula="of:=[.A9] &amp; &quot;d6&quot;" office:value-type="string" office:string-value="4d6" calcext:value-type="string">
            <text:p>4d6</text:p>
          </table:table-cell>
          <table:table-cell table:style-name="ce9" table:formula="of:=LOOKUP([.A9];CharacterLevel;SaveTargets)" office:value-type="float" office:value="14" calcext:value-type="float">
            <text:p>14+</text:p>
          </table:table-cell>
          <table:table-cell table:number-columns-repeated="2" table:style-name="ce2" office:value-type="float" office:value="2" calcext:value-type="float">
            <text:p>2</text:p>
          </table:table-cell>
          <table:table-cell table:number-columns-repeated="4" table:style-name="ce2" office:value-type="string" calcext:value-type="string">
            <text:p>--</text:p>
          </table:table-cell>
          <table:table-cell table:style-name="ce2" table:formula="of:=[.A9]*[.$Y$1]" office:value-type="float" office:value="14" calcext:value-type="float">
            <text:p>14</text:p>
          </table:table-cell>
          <table:table-cell/>
          <table:table-cell table:style-name="ce16" office:value-type="string" calcext:value-type="string">
            <text:p>* Minor (L5; -3)</text:p>
          </table:table-cell>
          <table:table-cell table:number-columns-repeated="37"/>
        </table:table-row>
        <table:table-row table:style-name="ro1">
          <table:table-cell table:style-name="ce2" office:value-type="float" office:value="5" calcext:value-type="float">
            <text:p>5</text:p>
          </table:table-cell>
          <table:table-cell table:style-name="ce12" table:formula="of:=[.B9]*2" office:value-type="float" office:value="16000" calcext:value-type="float">
            <text:p>16,000</text:p>
          </table:table-cell>
          <table:table-cell table:style-name="ce2" table:formula="of:=[.A10] &amp; &quot;d6&quot;" office:value-type="string" office:string-value="5d6" calcext:value-type="string">
            <text:p>5d6</text:p>
          </table:table-cell>
          <table:table-cell table:style-name="ce4" table:formula="of:=ROUNDDOWN([.A10]/2)" office:value-type="float" office:value="2" calcext:value-type="float">
            <text:p>+2</text:p>
          </table:table-cell>
          <table:table-cell table:style-name="ce9" table:formula="of:=11-ROUNDDOWN([.$A10]*(4/7))" office:value-type="float" office:value="9" calcext:value-type="float">
            <text:p>9+</text:p>
          </table:table-cell>
          <table:table-cell table:style-name="ce9" table:formula="of:=12-ROUNDDOWN([.$A10]/2)" office:value-type="float" office:value="10" calcext:value-type="float">
            <text:p>10+</text:p>
          </table:table-cell>
          <table:table-cell table:style-name="ce9" table:formula="of:=14-ROUNDDOWN([.$A10]/2)" office:value-type="float" office:value="12" calcext:value-type="float">
            <text:p>12+</text:p>
          </table:table-cell>
          <table:table-cell table:style-name="ce9" table:formula="of:=16-ROUNDDOWN([.$A10]*(4/7))" office:value-type="float" office:value="14" calcext:value-type="float">
            <text:p>14+</text:p>
          </table:table-cell>
          <table:table-cell table:style-name="ce9" table:formula="of:=15-ROUNDDOWN([.$A10]*(4/7))" office:value-type="float" office:value="13" calcext:value-type="float">
            <text:p>13+</text:p>
          </table:table-cell>
          <table:table-cell table:style-name="ce4" table:formula="of:=LOOKUP([.A10];CharacterLevel;Competency)" office:value-type="float" office:value="9" calcext:value-type="float">
            <text:p>+9</text:p>
          </table:table-cell>
          <table:table-cell table:style-name="ce4" table:formula="of:=LOOKUP([.A10];CharacterLevel;CompetencyBonus)" office:value-type="float" office:value="4" calcext:value-type="float">
            <text:p>+4</text:p>
          </table:table-cell>
          <table:table-cell table:style-name="ce4" table:formula="of:=ROUNDUP([.$A10]*[.L$1])" office:value-type="float" office:value="6" calcext:value-type="float">
            <text:p>+6</text:p>
          </table:table-cell>
          <table:table-cell table:style-name="ce4" table:formula="of:=ROUND([.$A10]*[.M$1])" office:value-type="float" office:value="5" calcext:value-type="float">
            <text:p>+5</text:p>
          </table:table-cell>
          <table:table-cell table:style-name="ce4" table:formula="of:=ROUND([.$A10]*[.N$1])" office:value-type="float" office:value="5" calcext:value-type="float">
            <text:p>+5</text:p>
          </table:table-cell>
          <table:table-cell table:style-name="ce4" table:formula="of:=ROUNDDOWN([.$A10]*[.O$1])" office:value-type="float" office:value="4" calcext:value-type="float">
            <text:p>+4</text:p>
          </table:table-cell>
          <table:table-cell table:style-name="ce4" table:formula="of:=ROUND([.$A10]*[.P$1])" office:value-type="float" office:value="5" calcext:value-type="float">
            <text:p>+5</text:p>
          </table:table-cell>
          <table:table-cell table:style-name="ce2" table:formula="of:=[.A10] &amp; &quot;d6&quot;" office:value-type="string" office:string-value="5d6" calcext:value-type="string">
            <text:p>5d6</text:p>
          </table:table-cell>
          <table:table-cell table:style-name="ce9" table:formula="of:=LOOKUP([.A10];CharacterLevel;SaveTargets)" office:value-type="float" office:value="15" calcext:value-type="float">
            <text:p>15+</text:p>
          </table:table-cell>
          <table:table-cell table:number-columns-repeated="2" table:style-name="ce2" office:value-type="float" office:value="2" calcext:value-type="float">
            <text:p>2</text:p>
          </table:table-cell>
          <table:table-cell table:style-name="ce2" office:value-type="float" office:value="1" calcext:value-type="float">
            <text:p>1</text:p>
          </table:table-cell>
          <table:table-cell table:number-columns-repeated="3" table:style-name="ce2" office:value-type="string" calcext:value-type="string">
            <text:p>--</text:p>
          </table:table-cell>
          <table:table-cell table:style-name="ce2" table:formula="of:=[.A10]*[.$Y$1]" office:value-type="float" office:value="17.5" calcext:value-type="float">
            <text:p>17.5</text:p>
          </table:table-cell>
          <table:table-cell/>
          <table:table-cell table:style-name="ce16" office:value-type="string" calcext:value-type="string">
            <text:p>* Major (L10; -5)</text:p>
          </table:table-cell>
          <table:table-cell table:number-columns-repeated="37"/>
        </table:table-row>
        <table:table-row table:style-name="ro1">
          <table:table-cell table:style-name="ce2" office:value-type="float" office:value="6" calcext:value-type="float">
            <text:p>6</text:p>
          </table:table-cell>
          <table:table-cell table:style-name="ce12" table:formula="of:=[.B10]*2" office:value-type="float" office:value="32000" calcext:value-type="float">
            <text:p>32,000</text:p>
          </table:table-cell>
          <table:table-cell table:style-name="ce2" table:formula="of:=[.A11] &amp; &quot;d6&quot;" office:value-type="string" office:string-value="6d6" calcext:value-type="string">
            <text:p>6d6</text:p>
          </table:table-cell>
          <table:table-cell table:style-name="ce4" table:formula="of:=ROUNDDOWN([.A11]/2)" office:value-type="float" office:value="3" calcext:value-type="float">
            <text:p>+3</text:p>
          </table:table-cell>
          <table:table-cell table:style-name="ce9" table:formula="of:=11-ROUNDDOWN([.$A11]*(4/7))" office:value-type="float" office:value="8" calcext:value-type="float">
            <text:p>8+</text:p>
          </table:table-cell>
          <table:table-cell table:style-name="ce9" table:formula="of:=12-ROUNDDOWN([.$A11]/2)" office:value-type="float" office:value="9" calcext:value-type="float">
            <text:p>9+</text:p>
          </table:table-cell>
          <table:table-cell table:style-name="ce9" table:formula="of:=14-ROUNDDOWN([.$A11]/2)" office:value-type="float" office:value="11" calcext:value-type="float">
            <text:p>11+</text:p>
          </table:table-cell>
          <table:table-cell table:style-name="ce9" table:formula="of:=16-ROUNDDOWN([.$A11]*(4/7))" office:value-type="float" office:value="13" calcext:value-type="float">
            <text:p>13+</text:p>
          </table:table-cell>
          <table:table-cell table:style-name="ce9" table:formula="of:=15-ROUNDDOWN([.$A11]*(4/7))" office:value-type="float" office:value="12" calcext:value-type="float">
            <text:p>12+</text:p>
          </table:table-cell>
          <table:table-cell table:style-name="ce4" table:formula="of:=LOOKUP([.A11];CharacterLevel;Competency)" office:value-type="float" office:value="9" calcext:value-type="float">
            <text:p>+9</text:p>
          </table:table-cell>
          <table:table-cell table:style-name="ce4" table:formula="of:=LOOKUP([.A11];CharacterLevel;CompetencyBonus)" office:value-type="float" office:value="4" calcext:value-type="float">
            <text:p>+4</text:p>
          </table:table-cell>
          <table:table-cell table:style-name="ce4" table:formula="of:=ROUNDUP([.$A11]*[.L$1])" office:value-type="float" office:value="7" calcext:value-type="float">
            <text:p>+7</text:p>
          </table:table-cell>
          <table:table-cell table:style-name="ce4" table:formula="of:=ROUND([.$A11]*[.M$1])" office:value-type="float" office:value="6" calcext:value-type="float">
            <text:p>+6</text:p>
          </table:table-cell>
          <table:table-cell table:style-name="ce4" table:formula="of:=ROUND([.$A11]*[.N$1])" office:value-type="float" office:value="5" calcext:value-type="float">
            <text:p>+5</text:p>
          </table:table-cell>
          <table:table-cell table:style-name="ce4" table:formula="of:=ROUNDDOWN([.$A11]*[.O$1])" office:value-type="float" office:value="5" calcext:value-type="float">
            <text:p>+5</text:p>
          </table:table-cell>
          <table:table-cell table:style-name="ce4" table:formula="of:=ROUND([.$A11]*[.P$1])" office:value-type="float" office:value="5" calcext:value-type="float">
            <text:p>+5</text:p>
          </table:table-cell>
          <table:table-cell table:style-name="ce2" table:formula="of:=[.A11] &amp; &quot;d6&quot;" office:value-type="string" office:string-value="6d6" calcext:value-type="string">
            <text:p>6d6</text:p>
          </table:table-cell>
          <table:table-cell table:style-name="ce9" table:formula="of:=LOOKUP([.A11];CharacterLevel;SaveTargets)" office:value-type="float" office:value="15" calcext:value-type="float">
            <text:p>15+</text:p>
          </table:table-cell>
          <table:table-cell table:style-name="ce2" office:value-type="float" office:value="3" calcext:value-type="float">
            <text:p>3</text:p>
          </table:table-cell>
          <table:table-cell table:number-columns-repeated="2" table:style-name="ce2" office:value-type="float" office:value="2" calcext:value-type="float">
            <text:p>2</text:p>
          </table:table-cell>
          <table:table-cell table:number-columns-repeated="3" table:style-name="ce2" office:value-type="string" calcext:value-type="string">
            <text:p>--</text:p>
          </table:table-cell>
          <table:table-cell table:style-name="ce2" table:formula="of:=[.A11]*[.$Y$1]" office:value-type="float" office:value="21" calcext:value-type="float">
            <text:p>21</text:p>
          </table:table-cell>
          <table:table-cell/>
          <table:table-cell table:style-name="ce16" office:value-type="string" calcext:value-type="string">
            <text:p>* Artifact (L14; -10)</text:p>
          </table:table-cell>
          <table:table-cell table:number-columns-repeated="37"/>
        </table:table-row>
        <table:table-row table:style-name="ro1">
          <table:table-cell table:style-name="ce2" office:value-type="float" office:value="7" calcext:value-type="float">
            <text:p>7</text:p>
          </table:table-cell>
          <table:table-cell table:style-name="ce12" table:formula="of:=[.B11]*2" office:value-type="float" office:value="64000" calcext:value-type="float">
            <text:p>64,000</text:p>
          </table:table-cell>
          <table:table-cell table:style-name="ce2" table:formula="of:=[.A12] &amp; &quot;d6&quot;" office:value-type="string" office:string-value="7d6" calcext:value-type="string">
            <text:p>7d6</text:p>
          </table:table-cell>
          <table:table-cell table:style-name="ce4" table:formula="of:=ROUNDDOWN([.A12]/2)" office:value-type="float" office:value="3" calcext:value-type="float">
            <text:p>+3</text:p>
          </table:table-cell>
          <table:table-cell table:style-name="ce9" table:formula="of:=11-ROUNDDOWN([.$A12]*(4/7))" office:value-type="float" office:value="7" calcext:value-type="float">
            <text:p>7+</text:p>
          </table:table-cell>
          <table:table-cell table:style-name="ce9" table:formula="of:=12-ROUNDDOWN([.$A12]/2)" office:value-type="float" office:value="9" calcext:value-type="float">
            <text:p>9+</text:p>
          </table:table-cell>
          <table:table-cell table:style-name="ce9" table:formula="of:=14-ROUNDDOWN([.$A12]/2)" office:value-type="float" office:value="11" calcext:value-type="float">
            <text:p>11+</text:p>
          </table:table-cell>
          <table:table-cell table:style-name="ce9" table:formula="of:=16-ROUNDDOWN([.$A12]*(4/7))" office:value-type="float" office:value="12" calcext:value-type="float">
            <text:p>12+</text:p>
          </table:table-cell>
          <table:table-cell table:style-name="ce9" table:formula="of:=15-ROUNDDOWN([.$A12]*(4/7))" office:value-type="float" office:value="11" calcext:value-type="float">
            <text:p>11+</text:p>
          </table:table-cell>
          <table:table-cell table:style-name="ce4" table:formula="of:=LOOKUP([.A12];CharacterLevel;Competency)" office:value-type="float" office:value="8" calcext:value-type="float">
            <text:p>+8</text:p>
          </table:table-cell>
          <table:table-cell table:style-name="ce4" table:formula="of:=LOOKUP([.A12];CharacterLevel;CompetencyBonus)" office:value-type="float" office:value="5" calcext:value-type="float">
            <text:p>+5</text:p>
          </table:table-cell>
          <table:table-cell table:style-name="ce4" table:formula="of:=ROUNDUP([.$A12]*[.L$1])" office:value-type="float" office:value="8" calcext:value-type="float">
            <text:p>+8</text:p>
          </table:table-cell>
          <table:table-cell table:style-name="ce4" table:formula="of:=ROUND([.$A12]*[.M$1])" office:value-type="float" office:value="7" calcext:value-type="float">
            <text:p>+7</text:p>
          </table:table-cell>
          <table:table-cell table:style-name="ce4" table:formula="of:=ROUND([.$A12]*[.N$1])" office:value-type="float" office:value="6" calcext:value-type="float">
            <text:p>+6</text:p>
          </table:table-cell>
          <table:table-cell table:style-name="ce4" table:formula="of:=ROUNDDOWN([.$A12]*[.O$1])" office:value-type="float" office:value="5" calcext:value-type="float">
            <text:p>+5</text:p>
          </table:table-cell>
          <table:table-cell table:style-name="ce4" table:formula="of:=ROUND([.$A12]*[.P$1])" office:value-type="float" office:value="6" calcext:value-type="float">
            <text:p>+6</text:p>
          </table:table-cell>
          <table:table-cell table:style-name="ce2" table:formula="of:=[.A12] &amp; &quot;d6&quot;" office:value-type="string" office:string-value="7d6" calcext:value-type="string">
            <text:p>7d6</text:p>
          </table:table-cell>
          <table:table-cell table:style-name="ce9" table:formula="of:=LOOKUP([.A12];CharacterLevel;SaveTargets)" office:value-type="float" office:value="16" calcext:value-type="float">
            <text:p>16+</text:p>
          </table:table-cell>
          <table:table-cell table:style-name="ce2" office:value-type="float" office:value="3" calcext:value-type="float">
            <text:p>3</text:p>
          </table:table-cell>
          <table:table-cell table:number-columns-repeated="2" table:style-name="ce2" office:value-type="float" office:value="2" calcext:value-type="float">
            <text:p>2</text:p>
          </table:table-cell>
          <table:table-cell table:style-name="ce2" office:value-type="float" office:value="1" calcext:value-type="float">
            <text:p>1</text:p>
          </table:table-cell>
          <table:table-cell table:number-columns-repeated="2" table:style-name="ce2" office:value-type="string" calcext:value-type="string">
            <text:p>--</text:p>
          </table:table-cell>
          <table:table-cell table:style-name="ce2" table:formula="of:=[.A12]*[.$Y$1]" office:value-type="float" office:value="24.5" calcext:value-type="float">
            <text:p>24.5</text:p>
          </table:table-cell>
          <table:table-cell table:number-columns-repeated="39"/>
        </table:table-row>
        <table:table-row table:style-name="ro1">
          <table:table-cell table:style-name="ce2" office:value-type="float" office:value="8" calcext:value-type="float">
            <text:p>8</text:p>
          </table:table-cell>
          <table:table-cell table:style-name="ce12" office:value-type="float" office:value="130000" calcext:value-type="float">
            <text:p>130,000</text:p>
          </table:table-cell>
          <table:table-cell table:style-name="ce2" table:formula="of:=[.A13] &amp; &quot;d6&quot;" office:value-type="string" office:string-value="8d6" calcext:value-type="string">
            <text:p>8d6</text:p>
          </table:table-cell>
          <table:table-cell table:style-name="ce4" table:formula="of:=ROUNDDOWN([.A13]/2)" office:value-type="float" office:value="4" calcext:value-type="float">
            <text:p>+4</text:p>
          </table:table-cell>
          <table:table-cell table:style-name="ce9" table:formula="of:=11-ROUNDDOWN([.$A13]*(4/7))" office:value-type="float" office:value="7" calcext:value-type="float">
            <text:p>7+</text:p>
          </table:table-cell>
          <table:table-cell table:style-name="ce9" table:formula="of:=12-ROUNDDOWN([.$A13]/2)" office:value-type="float" office:value="8" calcext:value-type="float">
            <text:p>8+</text:p>
          </table:table-cell>
          <table:table-cell table:style-name="ce9" table:formula="of:=14-ROUNDDOWN([.$A13]/2)" office:value-type="float" office:value="10" calcext:value-type="float">
            <text:p>10+</text:p>
          </table:table-cell>
          <table:table-cell table:style-name="ce9" table:formula="of:=16-ROUNDDOWN([.$A13]*(4/7))" office:value-type="float" office:value="12" calcext:value-type="float">
            <text:p>12+</text:p>
          </table:table-cell>
          <table:table-cell table:style-name="ce9" table:formula="of:=15-ROUNDDOWN([.$A13]*(4/7))" office:value-type="float" office:value="11" calcext:value-type="float">
            <text:p>11+</text:p>
          </table:table-cell>
          <table:table-cell table:style-name="ce4" table:formula="of:=LOOKUP([.A13];CharacterLevel;Competency)" office:value-type="float" office:value="8" calcext:value-type="float">
            <text:p>+8</text:p>
          </table:table-cell>
          <table:table-cell table:style-name="ce4" table:formula="of:=LOOKUP([.A13];CharacterLevel;CompetencyBonus)" office:value-type="float" office:value="6" calcext:value-type="float">
            <text:p>+6</text:p>
          </table:table-cell>
          <table:table-cell table:style-name="ce4" table:formula="of:=ROUNDUP([.$A13]*[.L$1])" office:value-type="float" office:value="9" calcext:value-type="float">
            <text:p>+9</text:p>
          </table:table-cell>
          <table:table-cell table:style-name="ce4" table:formula="of:=ROUND([.$A13]*[.M$1])" office:value-type="float" office:value="8" calcext:value-type="float">
            <text:p>+8</text:p>
          </table:table-cell>
          <table:table-cell table:style-name="ce4" table:formula="of:=ROUND([.$A13]*[.N$1])" office:value-type="float" office:value="7" calcext:value-type="float">
            <text:p>+7</text:p>
          </table:table-cell>
          <table:table-cell table:style-name="ce4" table:formula="of:=ROUNDDOWN([.$A13]*[.O$1])" office:value-type="float" office:value="6" calcext:value-type="float">
            <text:p>+6</text:p>
          </table:table-cell>
          <table:table-cell table:style-name="ce4" table:formula="of:=ROUND([.$A13]*[.P$1])" office:value-type="float" office:value="7" calcext:value-type="float">
            <text:p>+7</text:p>
          </table:table-cell>
          <table:table-cell table:style-name="ce2" table:formula="of:=[.A13] &amp; &quot;d6&quot;" office:value-type="string" office:string-value="8d6" calcext:value-type="string">
            <text:p>8d6</text:p>
          </table:table-cell>
          <table:table-cell table:style-name="ce9" table:formula="of:=LOOKUP([.A13];CharacterLevel;SaveTargets)" office:value-type="float" office:value="16" calcext:value-type="float">
            <text:p>16+</text:p>
          </table:table-cell>
          <table:table-cell table:number-columns-repeated="2" table:style-name="ce2" office:value-type="float" office:value="3" calcext:value-type="float">
            <text:p>3</text:p>
          </table:table-cell>
          <table:table-cell table:number-columns-repeated="2" table:style-name="ce2" office:value-type="float" office:value="2" calcext:value-type="float">
            <text:p>2</text:p>
          </table:table-cell>
          <table:table-cell table:number-columns-repeated="2" table:style-name="ce2" office:value-type="string" calcext:value-type="string">
            <text:p>--</text:p>
          </table:table-cell>
          <table:table-cell table:style-name="ce2" table:formula="of:=[.A13]*[.$Y$1]" office:value-type="float" office:value="28" calcext:value-type="float">
            <text:p>28</text:p>
          </table:table-cell>
          <table:table-cell table:number-columns-repeated="39"/>
        </table:table-row>
        <table:table-row table:style-name="ro1">
          <table:table-cell table:style-name="ce2" office:value-type="float" office:value="9" calcext:value-type="float">
            <text:p>9</text:p>
          </table:table-cell>
          <table:table-cell table:style-name="ce12" table:formula="of:=[.B13]*2" office:value-type="float" office:value="260000" calcext:value-type="float">
            <text:p>260,000</text:p>
          </table:table-cell>
          <table:table-cell table:style-name="ce2" table:formula="of:=[.A14] &amp; &quot;d6&quot;" office:value-type="string" office:string-value="9d6" calcext:value-type="string">
            <text:p>9d6</text:p>
          </table:table-cell>
          <table:table-cell table:style-name="ce4" table:formula="of:=ROUNDDOWN([.A14]/2)" office:value-type="float" office:value="4" calcext:value-type="float">
            <text:p>+4</text:p>
          </table:table-cell>
          <table:table-cell table:style-name="ce9" table:formula="of:=11-ROUNDDOWN([.$A14]*(4/7))" office:value-type="float" office:value="6" calcext:value-type="float">
            <text:p>6+</text:p>
          </table:table-cell>
          <table:table-cell table:style-name="ce9" table:formula="of:=12-ROUNDDOWN([.$A14]/2)" office:value-type="float" office:value="8" calcext:value-type="float">
            <text:p>8+</text:p>
          </table:table-cell>
          <table:table-cell table:style-name="ce9" table:formula="of:=14-ROUNDDOWN([.$A14]/2)" office:value-type="float" office:value="10" calcext:value-type="float">
            <text:p>10+</text:p>
          </table:table-cell>
          <table:table-cell table:style-name="ce9" table:formula="of:=16-ROUNDDOWN([.$A14]*(4/7))" office:value-type="float" office:value="11" calcext:value-type="float">
            <text:p>11+</text:p>
          </table:table-cell>
          <table:table-cell table:style-name="ce9" table:formula="of:=15-ROUNDDOWN([.$A14]*(4/7))" office:value-type="float" office:value="10" calcext:value-type="float">
            <text:p>10+</text:p>
          </table:table-cell>
          <table:table-cell table:style-name="ce4" table:formula="of:=LOOKUP([.A14];CharacterLevel;Competency)" office:value-type="float" office:value="8" calcext:value-type="float">
            <text:p>+8</text:p>
          </table:table-cell>
          <table:table-cell table:style-name="ce4" table:formula="of:=LOOKUP([.A14];CharacterLevel;CompetencyBonus)" office:value-type="float" office:value="6" calcext:value-type="float">
            <text:p>+6</text:p>
          </table:table-cell>
          <table:table-cell table:style-name="ce4" table:formula="of:=ROUNDUP([.$A14]*[.L$1])" office:value-type="float" office:value="10" calcext:value-type="float">
            <text:p>+10</text:p>
          </table:table-cell>
          <table:table-cell table:style-name="ce4" table:formula="of:=ROUND([.$A14]*[.M$1])" office:value-type="float" office:value="9" calcext:value-type="float">
            <text:p>+9</text:p>
          </table:table-cell>
          <table:table-cell table:style-name="ce4" table:formula="of:=ROUND([.$A14]*[.N$1])" office:value-type="float" office:value="8" calcext:value-type="float">
            <text:p>+8</text:p>
          </table:table-cell>
          <table:table-cell table:style-name="ce4" table:formula="of:=ROUNDDOWN([.$A14]*[.O$1])" office:value-type="float" office:value="7" calcext:value-type="float">
            <text:p>+7</text:p>
          </table:table-cell>
          <table:table-cell table:style-name="ce4" table:formula="of:=ROUND([.$A14]*[.P$1])" office:value-type="float" office:value="8" calcext:value-type="float">
            <text:p>+8</text:p>
          </table:table-cell>
          <table:table-cell table:style-name="ce2" table:formula="of:=[.A14] &amp; &quot;d6&quot;" office:value-type="string" office:string-value="9d6" calcext:value-type="string">
            <text:p>9d6</text:p>
          </table:table-cell>
          <table:table-cell table:style-name="ce9" table:formula="of:=LOOKUP([.A14];CharacterLevel;SaveTargets)" office:value-type="float" office:value="17" calcext:value-type="float">
            <text:p>17+</text:p>
          </table:table-cell>
          <table:table-cell table:number-columns-repeated="2" table:style-name="ce2" office:value-type="float" office:value="3" calcext:value-type="float">
            <text:p>3</text:p>
          </table:table-cell>
          <table:table-cell table:number-columns-repeated="2" table:style-name="ce2" office:value-type="float" office:value="2" calcext:value-type="float">
            <text:p>2</text:p>
          </table:table-cell>
          <table:table-cell table:style-name="ce2" office:value-type="float" office:value="1" calcext:value-type="float">
            <text:p>1</text:p>
          </table:table-cell>
          <table:table-cell table:style-name="ce2" office:value-type="string" calcext:value-type="string">
            <text:p>--</text:p>
          </table:table-cell>
          <table:table-cell table:style-name="ce2" table:formula="of:=[.A14]*[.$Y$1]" office:value-type="float" office:value="31.5" calcext:value-type="float">
            <text:p>31.5</text:p>
          </table:table-cell>
          <table:table-cell table:number-columns-repeated="39"/>
        </table:table-row>
        <table:table-row table:style-name="ro1">
          <table:table-cell table:style-name="ce2" office:value-type="float" office:value="10" calcext:value-type="float">
            <text:p>10</text:p>
          </table:table-cell>
          <table:table-cell table:style-name="ce12" table:formula="of:=[.B14]+130000" office:value-type="float" office:value="390000" calcext:value-type="float">
            <text:p>390,000</text:p>
          </table:table-cell>
          <table:table-cell table:style-name="ce2" table:formula="of:=[.A15] &amp; &quot;d6&quot;" office:value-type="string" office:string-value="10d6" calcext:value-type="string">
            <text:p>10d6</text:p>
          </table:table-cell>
          <table:table-cell table:style-name="ce4" table:formula="of:=ROUNDDOWN([.A15]/2)" office:value-type="float" office:value="5" calcext:value-type="float">
            <text:p>+5</text:p>
          </table:table-cell>
          <table:table-cell table:style-name="ce9" table:formula="of:=11-ROUNDDOWN([.$A15]*(4/7))" office:value-type="float" office:value="6" calcext:value-type="float">
            <text:p>6+</text:p>
          </table:table-cell>
          <table:table-cell table:style-name="ce9" table:formula="of:=12-ROUNDDOWN([.$A15]/2)" office:value-type="float" office:value="7" calcext:value-type="float">
            <text:p>7+</text:p>
          </table:table-cell>
          <table:table-cell table:style-name="ce9" table:formula="of:=14-ROUNDDOWN([.$A15]/2)" office:value-type="float" office:value="9" calcext:value-type="float">
            <text:p>9+</text:p>
          </table:table-cell>
          <table:table-cell table:style-name="ce9" table:formula="of:=16-ROUNDDOWN([.$A15]*(4/7))" office:value-type="float" office:value="11" calcext:value-type="float">
            <text:p>11+</text:p>
          </table:table-cell>
          <table:table-cell table:style-name="ce9" table:formula="of:=15-ROUNDDOWN([.$A15]*(4/7))" office:value-type="float" office:value="10" calcext:value-type="float">
            <text:p>10+</text:p>
          </table:table-cell>
          <table:table-cell table:style-name="ce4" table:formula="of:=LOOKUP([.A15];CharacterLevel;Competency)" office:value-type="float" office:value="7" calcext:value-type="float">
            <text:p>+7</text:p>
          </table:table-cell>
          <table:table-cell table:style-name="ce4" table:formula="of:=LOOKUP([.A15];CharacterLevel;CompetencyBonus)" office:value-type="float" office:value="7" calcext:value-type="float">
            <text:p>+7</text:p>
          </table:table-cell>
          <table:table-cell table:style-name="ce4" table:formula="of:=ROUNDUP([.$A15]*[.L$1])" office:value-type="float" office:value="11" calcext:value-type="float">
            <text:p>+11</text:p>
          </table:table-cell>
          <table:table-cell table:style-name="ce4" table:formula="of:=ROUND([.$A15]*[.M$1])" office:value-type="float" office:value="10" calcext:value-type="float">
            <text:p>+10</text:p>
          </table:table-cell>
          <table:table-cell table:style-name="ce4" table:formula="of:=ROUND([.$A15]*[.N$1])" office:value-type="float" office:value="9" calcext:value-type="float">
            <text:p>+9</text:p>
          </table:table-cell>
          <table:table-cell table:style-name="ce4" table:formula="of:=ROUNDDOWN([.$A15]*[.O$1])" office:value-type="float" office:value="8" calcext:value-type="float">
            <text:p>+8</text:p>
          </table:table-cell>
          <table:table-cell table:style-name="ce4" table:formula="of:=ROUND([.$A15]*[.P$1])" office:value-type="float" office:value="9" calcext:value-type="float">
            <text:p>+9</text:p>
          </table:table-cell>
          <table:table-cell table:style-name="ce2" table:formula="of:=[.A15] &amp; &quot;d6&quot;" office:value-type="string" office:string-value="10d6" calcext:value-type="string">
            <text:p>10d6</text:p>
          </table:table-cell>
          <table:table-cell table:style-name="ce9" table:formula="of:=LOOKUP([.A15];CharacterLevel;SaveTargets)" office:value-type="float" office:value="17" calcext:value-type="float">
            <text:p>17+</text:p>
          </table:table-cell>
          <table:table-cell table:style-name="ce2" office:value-type="float" office:value="4" calcext:value-type="float">
            <text:p>4</text:p>
          </table:table-cell>
          <table:table-cell table:number-columns-repeated="2" table:style-name="ce2" office:value-type="float" office:value="3" calcext:value-type="float">
            <text:p>3</text:p>
          </table:table-cell>
          <table:table-cell table:number-columns-repeated="2" table:style-name="ce2" office:value-type="float" office:value="2" calcext:value-type="float">
            <text:p>2</text:p>
          </table:table-cell>
          <table:table-cell table:style-name="ce2" office:value-type="string" calcext:value-type="string">
            <text:p>--</text:p>
          </table:table-cell>
          <table:table-cell table:style-name="ce2" table:formula="of:=[.A15]*[.$Y$1]" office:value-type="float" office:value="35" calcext:value-type="float">
            <text:p>35</text:p>
          </table:table-cell>
          <table:table-cell table:number-columns-repeated="39"/>
        </table:table-row>
        <table:table-row table:style-name="ro1">
          <table:table-cell table:style-name="ce2" office:value-type="float" office:value="11" calcext:value-type="float">
            <text:p>11</text:p>
          </table:table-cell>
          <table:table-cell table:style-name="ce12" table:formula="of:=[.B15]+130000" office:value-type="float" office:value="520000" calcext:value-type="float">
            <text:p>520,000</text:p>
          </table:table-cell>
          <table:table-cell table:style-name="ce2" table:formula="of:=[.$C$15] &amp; &quot;+&quot; &amp; ([.A16]-10)" office:value-type="string" office:string-value="10d6+1" calcext:value-type="string">
            <text:p>10d6+1</text:p>
          </table:table-cell>
          <table:table-cell table:style-name="ce4" table:formula="of:=ROUNDDOWN([.A16]/2)" office:value-type="float" office:value="5" calcext:value-type="float">
            <text:p>+5</text:p>
          </table:table-cell>
          <table:table-cell table:style-name="ce9" table:formula="of:=11-ROUNDDOWN([.$A16]*(4/7))" office:value-type="float" office:value="5" calcext:value-type="float">
            <text:p>5+</text:p>
          </table:table-cell>
          <table:table-cell table:style-name="ce9" table:formula="of:=12-ROUNDDOWN([.$A16]/2)" office:value-type="float" office:value="7" calcext:value-type="float">
            <text:p>7+</text:p>
          </table:table-cell>
          <table:table-cell table:style-name="ce9" table:formula="of:=14-ROUNDDOWN([.$A16]/2)" office:value-type="float" office:value="9" calcext:value-type="float">
            <text:p>9+</text:p>
          </table:table-cell>
          <table:table-cell table:style-name="ce9" table:formula="of:=16-ROUNDDOWN([.$A16]*(4/7))" office:value-type="float" office:value="10" calcext:value-type="float">
            <text:p>10+</text:p>
          </table:table-cell>
          <table:table-cell table:style-name="ce9" table:formula="of:=15-ROUNDDOWN([.$A16]*(4/7))" office:value-type="float" office:value="9" calcext:value-type="float">
            <text:p>9+</text:p>
          </table:table-cell>
          <table:table-cell table:style-name="ce4" table:formula="of:=LOOKUP([.A16];CharacterLevel;Competency)" office:value-type="float" office:value="7" calcext:value-type="float">
            <text:p>+7</text:p>
          </table:table-cell>
          <table:table-cell table:style-name="ce4" table:formula="of:=LOOKUP([.A16];CharacterLevel;CompetencyBonus)" office:value-type="float" office:value="8" calcext:value-type="float">
            <text:p>+8</text:p>
          </table:table-cell>
          <table:table-cell table:style-name="ce4" table:formula="of:=ROUNDUP([.$A16]*[.L$1])" office:value-type="float" office:value="13" calcext:value-type="float">
            <text:p>+13</text:p>
          </table:table-cell>
          <table:table-cell table:style-name="ce4" table:formula="of:=ROUND([.$A16]*[.M$1])" office:value-type="float" office:value="11" calcext:value-type="float">
            <text:p>+11</text:p>
          </table:table-cell>
          <table:table-cell table:style-name="ce4" table:formula="of:=ROUND([.$A16]*[.N$1])" office:value-type="float" office:value="10" calcext:value-type="float">
            <text:p>+10</text:p>
          </table:table-cell>
          <table:table-cell table:style-name="ce4" table:formula="of:=ROUNDDOWN([.$A16]*[.O$1])" office:value-type="float" office:value="9" calcext:value-type="float">
            <text:p>+9</text:p>
          </table:table-cell>
          <table:table-cell table:style-name="ce4" table:formula="of:=ROUND([.$A16]*[.P$1])" office:value-type="float" office:value="10" calcext:value-type="float">
            <text:p>+10</text:p>
          </table:table-cell>
          <table:table-cell table:style-name="ce2" table:formula="of:=[.A16] &amp; &quot;d6&quot;" office:value-type="string" office:string-value="11d6" calcext:value-type="string">
            <text:p>11d6</text:p>
          </table:table-cell>
          <table:table-cell table:style-name="ce9" table:formula="of:=LOOKUP([.A16];CharacterLevel;SaveTargets)" office:value-type="float" office:value="18" calcext:value-type="float">
            <text:p>18+</text:p>
          </table:table-cell>
          <table:table-cell table:style-name="ce2" office:value-type="float" office:value="4" calcext:value-type="float">
            <text:p>4</text:p>
          </table:table-cell>
          <table:table-cell table:number-columns-repeated="2" table:style-name="ce2" office:value-type="float" office:value="3" calcext:value-type="float">
            <text:p>3</text:p>
          </table:table-cell>
          <table:table-cell table:number-columns-repeated="2" table:style-name="ce2" office:value-type="float" office:value="2" calcext:value-type="float">
            <text:p>2</text:p>
          </table:table-cell>
          <table:table-cell table:style-name="ce2" office:value-type="float" office:value="1" calcext:value-type="float">
            <text:p>1</text:p>
          </table:table-cell>
          <table:table-cell table:style-name="ce2" table:formula="of:=[.Y15]+1" office:value-type="float" office:value="36" calcext:value-type="float">
            <text:p>36</text:p>
          </table:table-cell>
          <table:table-cell table:number-columns-repeated="39"/>
        </table:table-row>
        <table:table-row table:style-name="ro1">
          <table:table-cell table:style-name="ce2" office:value-type="float" office:value="12" calcext:value-type="float">
            <text:p>12</text:p>
          </table:table-cell>
          <table:table-cell table:style-name="ce12" table:formula="of:=[.B16]+130000" office:value-type="float" office:value="650000" calcext:value-type="float">
            <text:p>650,000</text:p>
          </table:table-cell>
          <table:table-cell table:style-name="ce2" table:formula="of:=[.$C$15] &amp; &quot;+&quot; &amp; ([.A17]-10)" office:value-type="string" office:string-value="10d6+2" calcext:value-type="string">
            <text:p>10d6+2</text:p>
          </table:table-cell>
          <table:table-cell table:style-name="ce4" table:formula="of:=ROUNDDOWN([.A17]/2)" office:value-type="float" office:value="6" calcext:value-type="float">
            <text:p>+6</text:p>
          </table:table-cell>
          <table:table-cell table:style-name="ce9" table:formula="of:=11-ROUNDDOWN([.$A17]*(4/7))" office:value-type="float" office:value="5" calcext:value-type="float">
            <text:p>5+</text:p>
          </table:table-cell>
          <table:table-cell table:style-name="ce9" table:formula="of:=12-ROUNDDOWN([.$A17]/2)" office:value-type="float" office:value="6" calcext:value-type="float">
            <text:p>6+</text:p>
          </table:table-cell>
          <table:table-cell table:style-name="ce9" table:formula="of:=14-ROUNDDOWN([.$A17]/2)" office:value-type="float" office:value="8" calcext:value-type="float">
            <text:p>8+</text:p>
          </table:table-cell>
          <table:table-cell table:style-name="ce9" table:formula="of:=16-ROUNDDOWN([.$A17]*(4/7))" office:value-type="float" office:value="10" calcext:value-type="float">
            <text:p>10+</text:p>
          </table:table-cell>
          <table:table-cell table:style-name="ce9" table:formula="of:=15-ROUNDDOWN([.$A17]*(4/7))" office:value-type="float" office:value="9" calcext:value-type="float">
            <text:p>9+</text:p>
          </table:table-cell>
          <table:table-cell table:style-name="ce4" table:formula="of:=LOOKUP([.A17];CharacterLevel;Competency)" office:value-type="float" office:value="6" calcext:value-type="float">
            <text:p>+6</text:p>
          </table:table-cell>
          <table:table-cell table:style-name="ce4" table:formula="of:=LOOKUP([.A17];CharacterLevel;CompetencyBonus)" office:value-type="float" office:value="8" calcext:value-type="float">
            <text:p>+8</text:p>
          </table:table-cell>
          <table:table-cell table:style-name="ce4" table:formula="of:=ROUNDUP([.$A17]*[.L$1])" office:value-type="float" office:value="14" calcext:value-type="float">
            <text:p>+14</text:p>
          </table:table-cell>
          <table:table-cell table:style-name="ce4" table:formula="of:=ROUND([.$A17]*[.M$1])" office:value-type="float" office:value="12" calcext:value-type="float">
            <text:p>+12</text:p>
          </table:table-cell>
          <table:table-cell table:style-name="ce4" table:formula="of:=ROUND([.$A17]*[.N$1])" office:value-type="float" office:value="11" calcext:value-type="float">
            <text:p>+11</text:p>
          </table:table-cell>
          <table:table-cell table:style-name="ce4" table:formula="of:=ROUNDDOWN([.$A17]*[.O$1])" office:value-type="float" office:value="10" calcext:value-type="float">
            <text:p>+10</text:p>
          </table:table-cell>
          <table:table-cell table:style-name="ce4" table:formula="of:=ROUND([.$A17]*[.P$1])" office:value-type="float" office:value="11" calcext:value-type="float">
            <text:p>+11</text:p>
          </table:table-cell>
          <table:table-cell table:style-name="ce2" table:formula="of:=[.A17] &amp; &quot;d6&quot;" office:value-type="string" office:string-value="12d6" calcext:value-type="string">
            <text:p>12d6</text:p>
          </table:table-cell>
          <table:table-cell table:style-name="ce9" table:formula="of:=LOOKUP([.A17];CharacterLevel;SaveTargets)" office:value-type="float" office:value="18" calcext:value-type="float">
            <text:p>18+</text:p>
          </table:table-cell>
          <table:table-cell table:number-columns-repeated="2" table:style-name="ce2" office:value-type="float" office:value="4" calcext:value-type="float">
            <text:p>4</text:p>
          </table:table-cell>
          <table:table-cell table:number-columns-repeated="2" table:style-name="ce2" office:value-type="float" office:value="3" calcext:value-type="float">
            <text:p>3</text:p>
          </table:table-cell>
          <table:table-cell table:number-columns-repeated="2" table:style-name="ce2" office:value-type="float" office:value="2" calcext:value-type="float">
            <text:p>2</text:p>
          </table:table-cell>
          <table:table-cell table:style-name="ce2" table:formula="of:=[.Y16]+1" office:value-type="float" office:value="37" calcext:value-type="float">
            <text:p>37</text:p>
          </table:table-cell>
          <table:table-cell table:number-columns-repeated="39"/>
        </table:table-row>
        <table:table-row table:style-name="ro1">
          <table:table-cell table:style-name="ce2" office:value-type="float" office:value="13" calcext:value-type="float">
            <text:p>13</text:p>
          </table:table-cell>
          <table:table-cell table:style-name="ce12" table:formula="of:=[.B17]+130000" office:value-type="float" office:value="780000" calcext:value-type="float">
            <text:p>780,000</text:p>
          </table:table-cell>
          <table:table-cell table:style-name="ce2" table:formula="of:=[.$C$15] &amp; &quot;+&quot; &amp; ([.A18]-10)" office:value-type="string" office:string-value="10d6+3" calcext:value-type="string">
            <text:p>10d6+3</text:p>
          </table:table-cell>
          <table:table-cell table:style-name="ce4" table:formula="of:=ROUNDDOWN([.A18]/2)" office:value-type="float" office:value="6" calcext:value-type="float">
            <text:p>+6</text:p>
          </table:table-cell>
          <table:table-cell table:style-name="ce9" table:formula="of:=11-ROUNDDOWN([.$A18]*(4/7))" office:value-type="float" office:value="4" calcext:value-type="float">
            <text:p>4+</text:p>
          </table:table-cell>
          <table:table-cell table:style-name="ce9" table:formula="of:=12-ROUNDDOWN([.$A18]/2)" office:value-type="float" office:value="6" calcext:value-type="float">
            <text:p>6+</text:p>
          </table:table-cell>
          <table:table-cell table:style-name="ce9" table:formula="of:=14-ROUNDDOWN([.$A18]/2)" office:value-type="float" office:value="8" calcext:value-type="float">
            <text:p>8+</text:p>
          </table:table-cell>
          <table:table-cell table:style-name="ce9" table:formula="of:=16-ROUNDDOWN([.$A18]*(4/7))" office:value-type="float" office:value="9" calcext:value-type="float">
            <text:p>9+</text:p>
          </table:table-cell>
          <table:table-cell table:style-name="ce9" table:formula="of:=15-ROUNDDOWN([.$A18]*(4/7))" office:value-type="float" office:value="8" calcext:value-type="float">
            <text:p>8+</text:p>
          </table:table-cell>
          <table:table-cell table:style-name="ce4" table:formula="of:=LOOKUP([.A18];CharacterLevel;Competency)" office:value-type="float" office:value="6" calcext:value-type="float">
            <text:p>+6</text:p>
          </table:table-cell>
          <table:table-cell table:style-name="ce4" table:formula="of:=LOOKUP([.A18];CharacterLevel;CompetencyBonus)" office:value-type="float" office:value="9" calcext:value-type="float">
            <text:p>+9</text:p>
          </table:table-cell>
          <table:table-cell table:style-name="ce4" table:formula="of:=ROUNDUP([.$A18]*[.L$1])" office:value-type="float" office:value="15" calcext:value-type="float">
            <text:p>+15</text:p>
          </table:table-cell>
          <table:table-cell table:style-name="ce4" table:formula="of:=ROUND([.$A18]*[.M$1])" office:value-type="float" office:value="13" calcext:value-type="float">
            <text:p>+13</text:p>
          </table:table-cell>
          <table:table-cell table:style-name="ce4" table:formula="of:=ROUND([.$A18]*[.N$1])" office:value-type="float" office:value="12" calcext:value-type="float">
            <text:p>+12</text:p>
          </table:table-cell>
          <table:table-cell table:style-name="ce4" table:formula="of:=ROUNDDOWN([.$A18]*[.O$1])" office:value-type="float" office:value="11" calcext:value-type="float">
            <text:p>+11</text:p>
          </table:table-cell>
          <table:table-cell table:style-name="ce4" table:formula="of:=ROUND([.$A18]*[.P$1])" office:value-type="float" office:value="12" calcext:value-type="float">
            <text:p>+12</text:p>
          </table:table-cell>
          <table:table-cell table:style-name="ce2" table:formula="of:=[.A18] &amp; &quot;d6&quot;" office:value-type="string" office:string-value="13d6" calcext:value-type="string">
            <text:p>13d6</text:p>
          </table:table-cell>
          <table:table-cell table:style-name="ce9" table:formula="of:=LOOKUP([.A18];CharacterLevel;SaveTargets)" office:value-type="float" office:value="19" calcext:value-type="float">
            <text:p>19+</text:p>
          </table:table-cell>
          <table:table-cell table:number-columns-repeated="2" table:style-name="ce2" office:value-type="float" office:value="4" calcext:value-type="float">
            <text:p>4</text:p>
          </table:table-cell>
          <table:table-cell table:number-columns-repeated="3" table:style-name="ce2" office:value-type="float" office:value="3" calcext:value-type="float">
            <text:p>3</text:p>
          </table:table-cell>
          <table:table-cell table:style-name="ce2" office:value-type="float" office:value="2" calcext:value-type="float">
            <text:p>2</text:p>
          </table:table-cell>
          <table:table-cell table:style-name="ce2" table:formula="of:=[.Y17]+1" office:value-type="float" office:value="38" calcext:value-type="float">
            <text:p>38</text:p>
          </table:table-cell>
          <table:table-cell table:number-columns-repeated="39"/>
        </table:table-row>
        <table:table-row table:style-name="ro1">
          <table:table-cell table:style-name="ce2" office:value-type="float" office:value="14" calcext:value-type="float">
            <text:p>14</text:p>
          </table:table-cell>
          <table:table-cell table:style-name="ce12" table:formula="of:=[.B18]+130000" office:value-type="float" office:value="910000" calcext:value-type="float">
            <text:p>910,000</text:p>
          </table:table-cell>
          <table:table-cell table:style-name="ce2" table:formula="of:=[.$C$15] &amp; &quot;+&quot; &amp; ([.A19]-10)" office:value-type="string" office:string-value="10d6+4" calcext:value-type="string">
            <text:p>10d6+4</text:p>
          </table:table-cell>
          <table:table-cell table:style-name="ce4" table:formula="of:=ROUNDDOWN([.A19]/2)" office:value-type="float" office:value="7" calcext:value-type="float">
            <text:p>+7</text:p>
          </table:table-cell>
          <table:table-cell table:style-name="ce9" table:formula="of:=11-ROUNDDOWN([.$A19]*(4/7))" office:value-type="float" office:value="3" calcext:value-type="float">
            <text:p>3+</text:p>
          </table:table-cell>
          <table:table-cell table:style-name="ce9" table:formula="of:=12-ROUNDDOWN([.$A19]/2)" office:value-type="float" office:value="5" calcext:value-type="float">
            <text:p>5+</text:p>
          </table:table-cell>
          <table:table-cell table:style-name="ce9" table:formula="of:=14-ROUNDDOWN([.$A19]/2)" office:value-type="float" office:value="7" calcext:value-type="float">
            <text:p>7+</text:p>
          </table:table-cell>
          <table:table-cell table:style-name="ce9" table:formula="of:=16-ROUNDDOWN([.$A19]*(4/7))" office:value-type="float" office:value="8" calcext:value-type="float">
            <text:p>8+</text:p>
          </table:table-cell>
          <table:table-cell table:style-name="ce9" table:formula="of:=15-ROUNDDOWN([.$A19]*(4/7))" office:value-type="float" office:value="7" calcext:value-type="float">
            <text:p>7+</text:p>
          </table:table-cell>
          <table:table-cell table:style-name="ce4" table:formula="of:=LOOKUP([.A19];CharacterLevel;Competency)" office:value-type="float" office:value="5" calcext:value-type="float">
            <text:p>+5</text:p>
          </table:table-cell>
          <table:table-cell table:style-name="ce4" table:formula="of:=LOOKUP([.A19];CharacterLevel;CompetencyBonus)" office:value-type="float" office:value="10" calcext:value-type="float">
            <text:p>+10</text:p>
          </table:table-cell>
          <table:table-cell table:style-name="ce4" table:formula="of:=ROUNDUP([.$A19]*[.L$1])" office:value-type="float" office:value="16" calcext:value-type="float">
            <text:p>+16</text:p>
          </table:table-cell>
          <table:table-cell table:style-name="ce4" table:formula="of:=ROUND([.$A19]*[.M$1])" office:value-type="float" office:value="14" calcext:value-type="float">
            <text:p>+14</text:p>
          </table:table-cell>
          <table:table-cell table:style-name="ce4" table:formula="of:=ROUND([.$A19]*[.N$1])" office:value-type="float" office:value="13" calcext:value-type="float">
            <text:p>+13</text:p>
          </table:table-cell>
          <table:table-cell table:style-name="ce4" table:formula="of:=ROUNDDOWN([.$A19]*[.O$1])" office:value-type="float" office:value="11" calcext:value-type="float">
            <text:p>+11</text:p>
          </table:table-cell>
          <table:table-cell table:style-name="ce4" table:formula="of:=ROUND([.$A19]*[.P$1])" office:value-type="float" office:value="13" calcext:value-type="float">
            <text:p>+13</text:p>
          </table:table-cell>
          <table:table-cell table:style-name="ce2" table:formula="of:=[.A19] &amp; &quot;d6&quot;" office:value-type="string" office:string-value="14d6" calcext:value-type="string">
            <text:p>14d6</text:p>
          </table:table-cell>
          <table:table-cell table:style-name="ce9" table:formula="of:=LOOKUP([.A19];CharacterLevel;SaveTargets)" office:value-type="float" office:value="19" calcext:value-type="float">
            <text:p>19+</text:p>
          </table:table-cell>
          <table:table-cell table:style-name="ce2" office:value-type="float" office:value="5" calcext:value-type="float">
            <text:p>5</text:p>
          </table:table-cell>
          <table:table-cell table:number-columns-repeated="2" table:style-name="ce2" office:value-type="float" office:value="4" calcext:value-type="float">
            <text:p>4</text:p>
          </table:table-cell>
          <table:table-cell table:number-columns-repeated="2" table:style-name="ce2" office:value-type="float" office:value="3" calcext:value-type="float">
            <text:p>3</text:p>
          </table:table-cell>
          <table:table-cell table:style-name="ce2" office:value-type="float" office:value="2" calcext:value-type="float">
            <text:p>2</text:p>
          </table:table-cell>
          <table:table-cell table:style-name="ce2" table:formula="of:=[.Y18]+1" office:value-type="float" office:value="39" calcext:value-type="float">
            <text:p>39</text:p>
          </table:table-cell>
          <table:table-cell table:number-columns-repeated="39"/>
        </table:table-row>
        <table:table-row table:style-name="ro1">
          <table:table-cell table:style-name="ce2" office:value-type="float" office:value="15" calcext:value-type="float">
            <text:p>15</text:p>
          </table:table-cell>
          <table:table-cell table:style-name="ce12" table:formula="of:=[.B19]+130000" office:value-type="float" office:value="1040000" calcext:value-type="float">
            <text:p>1,040,000</text:p>
          </table:table-cell>
          <table:table-cell table:style-name="ce2" table:formula="of:=[.$C$15] &amp; &quot;+&quot; &amp; ([.A20]-10)" office:value-type="string" office:string-value="10d6+5" calcext:value-type="string">
            <text:p>10d6+5</text:p>
          </table:table-cell>
          <table:table-cell table:style-name="ce4" table:formula="of:=ROUNDDOWN([.A20]/2)" office:value-type="float" office:value="7" calcext:value-type="float">
            <text:p>+7</text:p>
          </table:table-cell>
          <table:table-cell table:style-name="ce9" table:formula="of:=11-ROUNDDOWN([.$A20]*(4/7))" office:value-type="float" office:value="3" calcext:value-type="float">
            <text:p>3+</text:p>
          </table:table-cell>
          <table:table-cell table:style-name="ce9" table:formula="of:=12-ROUNDDOWN([.$A20]/2)" office:value-type="float" office:value="5" calcext:value-type="float">
            <text:p>5+</text:p>
          </table:table-cell>
          <table:table-cell table:style-name="ce9" table:formula="of:=14-ROUNDDOWN([.$A20]/2)" office:value-type="float" office:value="7" calcext:value-type="float">
            <text:p>7+</text:p>
          </table:table-cell>
          <table:table-cell table:style-name="ce9" table:formula="of:=16-ROUNDDOWN([.$A20]*(4/7))" office:value-type="float" office:value="8" calcext:value-type="float">
            <text:p>8+</text:p>
          </table:table-cell>
          <table:table-cell table:style-name="ce9" table:formula="of:=15-ROUNDDOWN([.$A20]*(4/7))" office:value-type="float" office:value="7" calcext:value-type="float">
            <text:p>7+</text:p>
          </table:table-cell>
          <table:table-cell table:style-name="ce4" table:formula="of:=LOOKUP([.A20];CharacterLevel;Competency)" office:value-type="float" office:value="5" calcext:value-type="float">
            <text:p>+5</text:p>
          </table:table-cell>
          <table:table-cell table:style-name="ce4" table:formula="of:=LOOKUP([.A20];CharacterLevel;CompetencyBonus)" office:value-type="float" office:value="10" calcext:value-type="float">
            <text:p>+10</text:p>
          </table:table-cell>
          <table:table-cell table:style-name="ce4" table:formula="of:=ROUNDUP([.$A20]*[.L$1])" office:value-type="float" office:value="17" calcext:value-type="float">
            <text:p>+17</text:p>
          </table:table-cell>
          <table:table-cell table:style-name="ce4" table:formula="of:=ROUND([.$A20]*[.M$1])" office:value-type="float" office:value="15" calcext:value-type="float">
            <text:p>+15</text:p>
          </table:table-cell>
          <table:table-cell table:style-name="ce4" table:formula="of:=ROUND([.$A20]*[.N$1])" office:value-type="float" office:value="14" calcext:value-type="float">
            <text:p>+14</text:p>
          </table:table-cell>
          <table:table-cell table:style-name="ce4" table:formula="of:=ROUNDDOWN([.$A20]*[.O$1])" office:value-type="float" office:value="12" calcext:value-type="float">
            <text:p>+12</text:p>
          </table:table-cell>
          <table:table-cell table:style-name="ce4" table:formula="of:=ROUND([.$A20]*[.P$1])" office:value-type="float" office:value="14" calcext:value-type="float">
            <text:p>+14</text:p>
          </table:table-cell>
          <table:table-cell table:style-name="ce2" table:formula="of:=[.A20] &amp; &quot;d6&quot;" office:value-type="string" office:string-value="15d6" calcext:value-type="string">
            <text:p>15d6</text:p>
          </table:table-cell>
          <table:table-cell table:style-name="ce9" table:formula="of:=LOOKUP([.A20];CharacterLevel;SaveTargets)" office:value-type="float" office:value="20" calcext:value-type="float">
            <text:p>20+</text:p>
          </table:table-cell>
          <table:table-cell table:style-name="ce2" office:value-type="float" office:value="5" calcext:value-type="float">
            <text:p>5</text:p>
          </table:table-cell>
          <table:table-cell table:number-columns-repeated="3" table:style-name="ce2" office:value-type="float" office:value="4" calcext:value-type="float">
            <text:p>4</text:p>
          </table:table-cell>
          <table:table-cell table:style-name="ce2" office:value-type="float" office:value="3" calcext:value-type="float">
            <text:p>3</text:p>
          </table:table-cell>
          <table:table-cell table:style-name="ce2" office:value-type="float" office:value="2" calcext:value-type="float">
            <text:p>2</text:p>
          </table:table-cell>
          <table:table-cell table:style-name="ce2" table:formula="of:=[.Y19]+1" office:value-type="float" office:value="40" calcext:value-type="float">
            <text:p>40</text:p>
          </table:table-cell>
          <table:table-cell table:number-columns-repeated="39"/>
        </table:table-row>
        <table:table-row table:style-name="ro1">
          <table:table-cell table:style-name="ce2" office:value-type="float" office:value="16" calcext:value-type="float">
            <text:p>16</text:p>
          </table:table-cell>
          <table:table-cell table:style-name="ce12" table:formula="of:=[.B20]+130000" office:value-type="float" office:value="1170000" calcext:value-type="float">
            <text:p>1,170,000</text:p>
          </table:table-cell>
          <table:table-cell table:style-name="ce2" table:formula="of:=[.$C$15] &amp; &quot;+&quot; &amp; ([.A21]-10)" office:value-type="string" office:string-value="10d6+6" calcext:value-type="string">
            <text:p>10d6+6</text:p>
          </table:table-cell>
          <table:table-cell table:style-name="ce4" table:formula="of:=ROUNDDOWN([.A21]/2)" office:value-type="float" office:value="8" calcext:value-type="float">
            <text:p>+8</text:p>
          </table:table-cell>
          <table:table-cell table:style-name="ce9" table:formula="of:=11-ROUNDDOWN([.$A21]*(4/7))" office:value-type="float" office:value="2" calcext:value-type="float">
            <text:p>2+</text:p>
          </table:table-cell>
          <table:table-cell table:style-name="ce9" table:formula="of:=12-ROUNDDOWN([.$A21]/2)" office:value-type="float" office:value="4" calcext:value-type="float">
            <text:p>4+</text:p>
          </table:table-cell>
          <table:table-cell table:style-name="ce9" table:formula="of:=14-ROUNDDOWN([.$A21]/2)" office:value-type="float" office:value="6" calcext:value-type="float">
            <text:p>6+</text:p>
          </table:table-cell>
          <table:table-cell table:style-name="ce9" table:formula="of:=16-ROUNDDOWN([.$A21]*(4/7))" office:value-type="float" office:value="7" calcext:value-type="float">
            <text:p>7+</text:p>
          </table:table-cell>
          <table:table-cell table:style-name="ce9" table:formula="of:=15-ROUNDDOWN([.$A21]*(4/7))" office:value-type="float" office:value="6" calcext:value-type="float">
            <text:p>6+</text:p>
          </table:table-cell>
          <table:table-cell table:style-name="ce4" table:formula="of:=LOOKUP([.A21];CharacterLevel;Competency)" office:value-type="float" office:value="5" calcext:value-type="float">
            <text:p>+5</text:p>
          </table:table-cell>
          <table:table-cell table:style-name="ce4" table:formula="of:=LOOKUP([.A21];CharacterLevel;CompetencyBonus)" office:value-type="float" office:value="11" calcext:value-type="float">
            <text:p>+11</text:p>
          </table:table-cell>
          <table:table-cell table:style-name="ce4" table:formula="of:=ROUNDUP([.$A21]*[.L$1])" office:value-type="float" office:value="18" calcext:value-type="float">
            <text:p>+18</text:p>
          </table:table-cell>
          <table:table-cell table:style-name="ce4" table:formula="of:=ROUND([.$A21]*[.M$1])" office:value-type="float" office:value="16" calcext:value-type="float">
            <text:p>+16</text:p>
          </table:table-cell>
          <table:table-cell table:style-name="ce4" table:formula="of:=ROUND([.$A21]*[.N$1])" office:value-type="float" office:value="14" calcext:value-type="float">
            <text:p>+14</text:p>
          </table:table-cell>
          <table:table-cell table:style-name="ce4" table:formula="of:=ROUNDDOWN([.$A21]*[.O$1])" office:value-type="float" office:value="13" calcext:value-type="float">
            <text:p>+13</text:p>
          </table:table-cell>
          <table:table-cell table:style-name="ce4" table:formula="of:=ROUND([.$A21]*[.P$1])" office:value-type="float" office:value="14" calcext:value-type="float">
            <text:p>+14</text:p>
          </table:table-cell>
          <table:table-cell table:style-name="ce2" table:formula="of:=[.A21] &amp; &quot;d6&quot;" office:value-type="string" office:string-value="16d6" calcext:value-type="string">
            <text:p>16d6</text:p>
          </table:table-cell>
          <table:table-cell table:style-name="ce9" table:formula="of:=LOOKUP([.A21];CharacterLevel;SaveTargets)" office:value-type="float" office:value="20" calcext:value-type="float">
            <text:p>20+</text:p>
          </table:table-cell>
          <table:table-cell table:number-columns-repeated="2" table:style-name="ce2" office:value-type="float" office:value="5" calcext:value-type="float">
            <text:p>5</text:p>
          </table:table-cell>
          <table:table-cell table:number-columns-repeated="2" table:style-name="ce2" office:value-type="float" office:value="4" calcext:value-type="float">
            <text:p>4</text:p>
          </table:table-cell>
          <table:table-cell table:number-columns-repeated="2" table:style-name="ce2" office:value-type="float" office:value="3" calcext:value-type="float">
            <text:p>3</text:p>
          </table:table-cell>
          <table:table-cell table:style-name="ce2" table:formula="of:=[.Y20]+1" office:value-type="float" office:value="41" calcext:value-type="float">
            <text:p>41</text:p>
          </table:table-cell>
          <table:table-cell table:number-columns-repeated="39"/>
        </table:table-row>
        <table:table-row table:style-name="ro1">
          <table:table-cell table:style-name="ce2" office:value-type="float" office:value="17" calcext:value-type="float">
            <text:p>17</text:p>
          </table:table-cell>
          <table:table-cell table:style-name="ce12" table:formula="of:=[.B21]+130000" office:value-type="float" office:value="1300000" calcext:value-type="float">
            <text:p>1,300,000</text:p>
          </table:table-cell>
          <table:table-cell table:style-name="ce2" table:formula="of:=[.$C$15] &amp; &quot;+&quot; &amp; ([.A22]-10)" office:value-type="string" office:string-value="10d6+7" calcext:value-type="string">
            <text:p>10d6+7</text:p>
          </table:table-cell>
          <table:table-cell table:style-name="ce4" table:formula="of:=ROUNDDOWN([.A22]/2)" office:value-type="float" office:value="8" calcext:value-type="float">
            <text:p>+8</text:p>
          </table:table-cell>
          <table:table-cell table:style-name="ce9" table:formula="of:=11-ROUNDDOWN([.$A22]*(4/7))" office:value-type="float" office:value="2" calcext:value-type="float">
            <text:p>2+</text:p>
          </table:table-cell>
          <table:table-cell table:style-name="ce9" table:formula="of:=12-ROUNDDOWN([.$A22]/2)" office:value-type="float" office:value="4" calcext:value-type="float">
            <text:p>4+</text:p>
          </table:table-cell>
          <table:table-cell table:style-name="ce9" table:formula="of:=14-ROUNDDOWN([.$A22]/2)" office:value-type="float" office:value="6" calcext:value-type="float">
            <text:p>6+</text:p>
          </table:table-cell>
          <table:table-cell table:style-name="ce9" table:formula="of:=16-ROUNDDOWN([.$A22]*(4/7))" office:value-type="float" office:value="7" calcext:value-type="float">
            <text:p>7+</text:p>
          </table:table-cell>
          <table:table-cell table:style-name="ce9" table:formula="of:=15-ROUNDDOWN([.$A22]*(4/7))" office:value-type="float" office:value="6" calcext:value-type="float">
            <text:p>6+</text:p>
          </table:table-cell>
          <table:table-cell table:style-name="ce4" table:formula="of:=LOOKUP([.A22];CharacterLevel;Competency)" office:value-type="float" office:value="4" calcext:value-type="float">
            <text:p>+4</text:p>
          </table:table-cell>
          <table:table-cell table:style-name="ce4" table:formula="of:=LOOKUP([.A22];CharacterLevel;CompetencyBonus)" office:value-type="float" office:value="12" calcext:value-type="float">
            <text:p>+12</text:p>
          </table:table-cell>
          <table:table-cell table:style-name="ce4" table:formula="of:=ROUNDUP([.$A22]*[.L$1])" office:value-type="float" office:value="19" calcext:value-type="float">
            <text:p>+19</text:p>
          </table:table-cell>
          <table:table-cell table:style-name="ce4" table:formula="of:=ROUND([.$A22]*[.M$1])" office:value-type="float" office:value="17" calcext:value-type="float">
            <text:p>+17</text:p>
          </table:table-cell>
          <table:table-cell table:style-name="ce4" table:formula="of:=ROUND([.$A22]*[.N$1])" office:value-type="float" office:value="15" calcext:value-type="float">
            <text:p>+15</text:p>
          </table:table-cell>
          <table:table-cell table:style-name="ce4" table:formula="of:=ROUNDDOWN([.$A22]*[.O$1])" office:value-type="float" office:value="14" calcext:value-type="float">
            <text:p>+14</text:p>
          </table:table-cell>
          <table:table-cell table:style-name="ce4" table:formula="of:=ROUND([.$A22]*[.P$1])" office:value-type="float" office:value="15" calcext:value-type="float">
            <text:p>+15</text:p>
          </table:table-cell>
          <table:table-cell table:style-name="ce2" table:formula="of:=[.A22] &amp; &quot;d6&quot;" office:value-type="string" office:string-value="17d6" calcext:value-type="string">
            <text:p>17d6</text:p>
          </table:table-cell>
          <table:table-cell table:style-name="ce9" table:formula="of:=LOOKUP([.A22];CharacterLevel;SaveTargets)" office:value-type="float" office:value="21" calcext:value-type="float">
            <text:p>21+</text:p>
          </table:table-cell>
          <table:table-cell table:number-columns-repeated="2" table:style-name="ce2" office:value-type="float" office:value="5" calcext:value-type="float">
            <text:p>5</text:p>
          </table:table-cell>
          <table:table-cell table:number-columns-repeated="3" table:style-name="ce2" office:value-type="float" office:value="4" calcext:value-type="float">
            <text:p>4</text:p>
          </table:table-cell>
          <table:table-cell table:style-name="ce2" office:value-type="float" office:value="3" calcext:value-type="float">
            <text:p>3</text:p>
          </table:table-cell>
          <table:table-cell table:style-name="ce2" table:formula="of:=[.Y21]+1" office:value-type="float" office:value="42" calcext:value-type="float">
            <text:p>42</text:p>
          </table:table-cell>
          <table:table-cell table:number-columns-repeated="39"/>
        </table:table-row>
        <table:table-row table:style-name="ro1">
          <table:table-cell table:style-name="ce2" office:value-type="float" office:value="18" calcext:value-type="float">
            <text:p>18</text:p>
          </table:table-cell>
          <table:table-cell table:style-name="ce12" table:formula="of:=[.B22]+130000" office:value-type="float" office:value="1430000" calcext:value-type="float">
            <text:p>1,430,000</text:p>
          </table:table-cell>
          <table:table-cell table:style-name="ce2" table:formula="of:=[.$C$15] &amp; &quot;+&quot; &amp; ([.A23]-10)" office:value-type="string" office:string-value="10d6+8" calcext:value-type="string">
            <text:p>10d6+8</text:p>
          </table:table-cell>
          <table:table-cell table:style-name="ce4" table:formula="of:=ROUNDDOWN([.A23]/2)" office:value-type="float" office:value="9" calcext:value-type="float">
            <text:p>+9</text:p>
          </table:table-cell>
          <table:table-cell table:style-name="ce9" table:formula="of:=11-ROUNDDOWN([.$A23]*(4/7))" office:value-type="float" office:value="1" calcext:value-type="float">
            <text:p>1+</text:p>
          </table:table-cell>
          <table:table-cell table:style-name="ce9" table:formula="of:=12-ROUNDDOWN([.$A23]/2)" office:value-type="float" office:value="3" calcext:value-type="float">
            <text:p>3+</text:p>
          </table:table-cell>
          <table:table-cell table:style-name="ce9" table:formula="of:=14-ROUNDDOWN([.$A23]/2)" office:value-type="float" office:value="5" calcext:value-type="float">
            <text:p>5+</text:p>
          </table:table-cell>
          <table:table-cell table:style-name="ce9" table:formula="of:=16-ROUNDDOWN([.$A23]*(4/7))" office:value-type="float" office:value="6" calcext:value-type="float">
            <text:p>6+</text:p>
          </table:table-cell>
          <table:table-cell table:style-name="ce9" table:formula="of:=15-ROUNDDOWN([.$A23]*(4/7))" office:value-type="float" office:value="5" calcext:value-type="float">
            <text:p>5+</text:p>
          </table:table-cell>
          <table:table-cell table:style-name="ce4" table:formula="of:=LOOKUP([.A23];CharacterLevel;Competency)" office:value-type="float" office:value="4" calcext:value-type="float">
            <text:p>+4</text:p>
          </table:table-cell>
          <table:table-cell table:style-name="ce4" table:formula="of:=LOOKUP([.A23];CharacterLevel;CompetencyBonus)" office:value-type="float" office:value="12" calcext:value-type="float">
            <text:p>+12</text:p>
          </table:table-cell>
          <table:table-cell table:style-name="ce4" table:formula="of:=ROUNDUP([.$A23]*[.L$1])" office:value-type="float" office:value="20" calcext:value-type="float">
            <text:p>+20</text:p>
          </table:table-cell>
          <table:table-cell table:style-name="ce4" table:formula="of:=ROUND([.$A23]*[.M$1])" office:value-type="float" office:value="18" calcext:value-type="float">
            <text:p>+18</text:p>
          </table:table-cell>
          <table:table-cell table:style-name="ce4" table:formula="of:=ROUND([.$A23]*[.N$1])" office:value-type="float" office:value="16" calcext:value-type="float">
            <text:p>+16</text:p>
          </table:table-cell>
          <table:table-cell table:style-name="ce4" table:formula="of:=ROUNDDOWN([.$A23]*[.O$1])" office:value-type="float" office:value="15" calcext:value-type="float">
            <text:p>+15</text:p>
          </table:table-cell>
          <table:table-cell table:style-name="ce4" table:formula="of:=ROUND([.$A23]*[.P$1])" office:value-type="float" office:value="16" calcext:value-type="float">
            <text:p>+16</text:p>
          </table:table-cell>
          <table:table-cell table:style-name="ce2" table:formula="of:=[.A23] &amp; &quot;d6&quot;" office:value-type="string" office:string-value="18d6" calcext:value-type="string">
            <text:p>18d6</text:p>
          </table:table-cell>
          <table:table-cell table:style-name="ce9" table:formula="of:=LOOKUP([.A23];CharacterLevel;SaveTargets)" office:value-type="float" office:value="21" calcext:value-type="float">
            <text:p>21+</text:p>
          </table:table-cell>
          <table:table-cell table:style-name="ce2" office:value-type="float" office:value="6" calcext:value-type="float">
            <text:p>6</text:p>
          </table:table-cell>
          <table:table-cell table:number-columns-repeated="2" table:style-name="ce2" office:value-type="float" office:value="5" calcext:value-type="float">
            <text:p>5</text:p>
          </table:table-cell>
          <table:table-cell table:number-columns-repeated="2" table:style-name="ce2" office:value-type="float" office:value="4" calcext:value-type="float">
            <text:p>4</text:p>
          </table:table-cell>
          <table:table-cell table:style-name="ce2" office:value-type="float" office:value="3" calcext:value-type="float">
            <text:p>3</text:p>
          </table:table-cell>
          <table:table-cell table:style-name="ce2" table:formula="of:=[.Y22]+1" office:value-type="float" office:value="43" calcext:value-type="float">
            <text:p>43</text:p>
          </table:table-cell>
          <table:table-cell table:number-columns-repeated="39"/>
        </table:table-row>
        <table:table-row table:style-name="ro1">
          <table:table-cell table:style-name="ce2" office:value-type="float" office:value="19" calcext:value-type="float">
            <text:p>19</text:p>
          </table:table-cell>
          <table:table-cell table:style-name="ce12" table:formula="of:=[.B23]+130000" office:value-type="float" office:value="1560000" calcext:value-type="float">
            <text:p>1,560,000</text:p>
          </table:table-cell>
          <table:table-cell table:style-name="ce2" table:formula="of:=[.$C$15] &amp; &quot;+&quot; &amp; ([.A24]-10)" office:value-type="string" office:string-value="10d6+9" calcext:value-type="string">
            <text:p>10d6+9</text:p>
          </table:table-cell>
          <table:table-cell table:style-name="ce4" table:formula="of:=ROUNDDOWN([.A24]/2)" office:value-type="float" office:value="9" calcext:value-type="float">
            <text:p>+9</text:p>
          </table:table-cell>
          <table:table-cell table:style-name="ce9" table:formula="of:=11-ROUNDDOWN([.$A24]*(4/7))" office:value-type="float" office:value="1" calcext:value-type="float">
            <text:p>1+</text:p>
          </table:table-cell>
          <table:table-cell table:style-name="ce9" table:formula="of:=12-ROUNDDOWN([.$A24]/2)" office:value-type="float" office:value="3" calcext:value-type="float">
            <text:p>3+</text:p>
          </table:table-cell>
          <table:table-cell table:style-name="ce9" table:formula="of:=14-ROUNDDOWN([.$A24]/2)" office:value-type="float" office:value="5" calcext:value-type="float">
            <text:p>5+</text:p>
          </table:table-cell>
          <table:table-cell table:style-name="ce9" table:formula="of:=16-ROUNDDOWN([.$A24]*(4/7))" office:value-type="float" office:value="6" calcext:value-type="float">
            <text:p>6+</text:p>
          </table:table-cell>
          <table:table-cell table:style-name="ce9" table:formula="of:=15-ROUNDDOWN([.$A24]*(4/7))" office:value-type="float" office:value="5" calcext:value-type="float">
            <text:p>5+</text:p>
          </table:table-cell>
          <table:table-cell table:style-name="ce4" table:formula="of:=LOOKUP([.A24];CharacterLevel;Competency)" office:value-type="float" office:value="3" calcext:value-type="float">
            <text:p>+3</text:p>
          </table:table-cell>
          <table:table-cell table:style-name="ce4" table:formula="of:=LOOKUP([.A24];CharacterLevel;CompetencyBonus)" office:value-type="float" office:value="13" calcext:value-type="float">
            <text:p>+13</text:p>
          </table:table-cell>
          <table:table-cell table:style-name="ce4" table:formula="of:=ROUNDUP([.$A24]*[.L$1])" office:value-type="float" office:value="21" calcext:value-type="float">
            <text:p>+21</text:p>
          </table:table-cell>
          <table:table-cell table:style-name="ce4" table:formula="of:=ROUND([.$A24]*[.M$1])" office:value-type="float" office:value="19" calcext:value-type="float">
            <text:p>+19</text:p>
          </table:table-cell>
          <table:table-cell table:style-name="ce4" table:formula="of:=ROUND([.$A24]*[.N$1])" office:value-type="float" office:value="17" calcext:value-type="float">
            <text:p>+17</text:p>
          </table:table-cell>
          <table:table-cell table:style-name="ce4" table:formula="of:=ROUNDDOWN([.$A24]*[.O$1])" office:value-type="float" office:value="16" calcext:value-type="float">
            <text:p>+16</text:p>
          </table:table-cell>
          <table:table-cell table:style-name="ce4" table:formula="of:=ROUND([.$A24]*[.P$1])" office:value-type="float" office:value="17" calcext:value-type="float">
            <text:p>+17</text:p>
          </table:table-cell>
          <table:table-cell table:style-name="ce2" table:formula="of:=[.A24] &amp; &quot;d6&quot;" office:value-type="string" office:string-value="19d6" calcext:value-type="string">
            <text:p>19d6</text:p>
          </table:table-cell>
          <table:table-cell table:style-name="ce9" table:formula="of:=LOOKUP([.A24];CharacterLevel;SaveTargets)" office:value-type="float" office:value="22" calcext:value-type="float">
            <text:p>22+</text:p>
          </table:table-cell>
          <table:table-cell table:style-name="ce2" office:value-type="float" office:value="6" calcext:value-type="float">
            <text:p>6</text:p>
          </table:table-cell>
          <table:table-cell table:number-columns-repeated="3" table:style-name="ce2" office:value-type="float" office:value="5" calcext:value-type="float">
            <text:p>5</text:p>
          </table:table-cell>
          <table:table-cell table:style-name="ce2" office:value-type="float" office:value="4" calcext:value-type="float">
            <text:p>4</text:p>
          </table:table-cell>
          <table:table-cell table:style-name="ce2" office:value-type="float" office:value="3" calcext:value-type="float">
            <text:p>3</text:p>
          </table:table-cell>
          <table:table-cell table:style-name="ce2" table:formula="of:=[.Y23]+1" office:value-type="float" office:value="44" calcext:value-type="float">
            <text:p>44</text:p>
          </table:table-cell>
          <table:table-cell table:number-columns-repeated="39"/>
        </table:table-row>
        <table:table-row table:style-name="ro1">
          <table:table-cell table:style-name="ce2" office:value-type="float" office:value="20" calcext:value-type="float">
            <text:p>20</text:p>
          </table:table-cell>
          <table:table-cell table:style-name="ce12" table:formula="of:=[.B24]+130000" office:value-type="float" office:value="1690000" calcext:value-type="float">
            <text:p>1,690,000</text:p>
          </table:table-cell>
          <table:table-cell table:style-name="ce2" table:formula="of:=[.$C$15] &amp; &quot;+&quot; &amp; ([.A25]-10)" office:value-type="string" office:string-value="10d6+10" calcext:value-type="string">
            <text:p>10d6+10</text:p>
          </table:table-cell>
          <table:table-cell table:style-name="ce4" table:formula="of:=ROUNDDOWN([.A25]/2)" office:value-type="float" office:value="10" calcext:value-type="float">
            <text:p>+10</text:p>
          </table:table-cell>
          <table:table-cell table:style-name="ce9" table:formula="of:=11-ROUNDDOWN([.$A25]*(4/7))" office:value-type="float" office:value="0" calcext:value-type="float">
            <text:p>0+</text:p>
          </table:table-cell>
          <table:table-cell table:style-name="ce9" table:formula="of:=12-ROUNDDOWN([.$A25]/2)" office:value-type="float" office:value="2" calcext:value-type="float">
            <text:p>2+</text:p>
          </table:table-cell>
          <table:table-cell table:style-name="ce9" table:formula="of:=14-ROUNDDOWN([.$A25]/2)" office:value-type="float" office:value="4" calcext:value-type="float">
            <text:p>4+</text:p>
          </table:table-cell>
          <table:table-cell table:style-name="ce9" table:formula="of:=16-ROUNDDOWN([.$A25]*(4/7))" office:value-type="float" office:value="5" calcext:value-type="float">
            <text:p>5+</text:p>
          </table:table-cell>
          <table:table-cell table:style-name="ce9" table:formula="of:=15-ROUNDDOWN([.$A25]*(4/7))" office:value-type="float" office:value="4" calcext:value-type="float">
            <text:p>4+</text:p>
          </table:table-cell>
          <table:table-cell table:style-name="ce4" table:formula="of:=LOOKUP([.A25];CharacterLevel;Competency)" office:value-type="float" office:value="3" calcext:value-type="float">
            <text:p>+3</text:p>
          </table:table-cell>
          <table:table-cell table:style-name="ce4" table:formula="of:=LOOKUP([.A25];CharacterLevel;CompetencyBonus)" office:value-type="float" office:value="14" calcext:value-type="float">
            <text:p>+14</text:p>
          </table:table-cell>
          <table:table-cell table:style-name="ce4" table:formula="of:=ROUNDUP([.$A25]*[.L$1])" office:value-type="float" office:value="22" calcext:value-type="float">
            <text:p>+22</text:p>
          </table:table-cell>
          <table:table-cell table:style-name="ce4" table:formula="of:=ROUND([.$A25]*[.M$1])" office:value-type="float" office:value="20" calcext:value-type="float">
            <text:p>+20</text:p>
          </table:table-cell>
          <table:table-cell table:style-name="ce4" table:formula="of:=ROUND([.$A25]*[.N$1])" office:value-type="float" office:value="18" calcext:value-type="float">
            <text:p>+18</text:p>
          </table:table-cell>
          <table:table-cell table:style-name="ce4" table:formula="of:=ROUNDDOWN([.$A25]*[.O$1])" office:value-type="float" office:value="17" calcext:value-type="float">
            <text:p>+17</text:p>
          </table:table-cell>
          <table:table-cell table:style-name="ce4" table:formula="of:=ROUND([.$A25]*[.P$1])" office:value-type="float" office:value="18" calcext:value-type="float">
            <text:p>+18</text:p>
          </table:table-cell>
          <table:table-cell table:style-name="ce2" table:formula="of:=[.A25] &amp; &quot;d6&quot;" office:value-type="string" office:string-value="20d6" calcext:value-type="string">
            <text:p>20d6</text:p>
          </table:table-cell>
          <table:table-cell table:style-name="ce9" table:formula="of:=LOOKUP([.A25];CharacterLevel;SaveTargets)" office:value-type="float" office:value="22" calcext:value-type="float">
            <text:p>22+</text:p>
          </table:table-cell>
          <table:table-cell table:number-columns-repeated="2" table:style-name="ce2" office:value-type="float" office:value="6" calcext:value-type="float">
            <text:p>6</text:p>
          </table:table-cell>
          <table:table-cell table:number-columns-repeated="2" table:style-name="ce2" office:value-type="float" office:value="5" calcext:value-type="float">
            <text:p>5</text:p>
          </table:table-cell>
          <table:table-cell table:number-columns-repeated="2" table:style-name="ce2" office:value-type="float" office:value="4" calcext:value-type="float">
            <text:p>4</text:p>
          </table:table-cell>
          <table:table-cell table:style-name="ce2" table:formula="of:=[.Y24]+1" office:value-type="float" office:value="45" calcext:value-type="float">
            <text:p>45</text:p>
          </table:table-cell>
          <table:table-cell table:number-columns-repeated="39"/>
        </table:table-row>
        <table:table-row table:style-name="ro1">
          <table:table-cell table:style-name="ce10" office:value-type="string" calcext:value-type="string">
            <text:p>* CON modifiers no longer apply after level 10.</text:p>
          </table:table-cell>
          <table:table-cell table:number-columns-repeated="3"/>
          <table:table-cell table:style-name="ce2" table:number-columns-repeated="5"/>
          <table:table-cell table:number-columns-repeated="15"/>
          <table:table-cell table:style-name="ce2"/>
          <table:table-cell table:number-columns-repeated="39"/>
        </table:table-row>
        <table:table-row table:style-name="ro1">
          <table:table-cell table:style-name="ce10" office:value-type="string" calcext:value-type="string">
            <text:p>$ Add your WIS modifier to the number of 1st level spells you can prepare.</text:p>
          </table:table-cell>
          <table:table-cell table:number-columns-repeated="3"/>
          <table:table-cell table:style-name="ce2" table:number-columns-repeated="5"/>
          <table:table-cell table:number-columns-repeated="15"/>
          <table:table-cell table:style-name="ce2"/>
          <table:table-cell table:number-columns-repeated="39"/>
        </table:table-row>
        <table:table-row table:style-name="ro1">
          <table:table-cell table:style-name="ce10" office:value-type="string" calcext:value-type="string">
            <text:p># Add your WIS modifier to the number of Invocation Dice you have.</text:p>
          </table:table-cell>
          <table:table-cell table:number-columns-repeated="3"/>
          <table:table-cell table:style-name="ce2" table:number-columns-repeated="5"/>
          <table:table-cell table:number-columns-repeated="15"/>
          <table:table-cell table:style-name="ce2"/>
          <table:table-cell table:number-columns-repeated="39"/>
        </table:table-row>
        <table:table-row table:style-name="ro1">
          <table:table-cell table:style-name="ce10"/>
          <table:table-cell table:number-columns-repeated="3"/>
          <table:table-cell table:style-name="ce2" table:number-columns-repeated="5"/>
          <table:table-cell table:number-columns-repeated="15"/>
          <table:table-cell table:style-name="ce2"/>
          <table:table-cell table:number-columns-repeated="39"/>
        </table:table-row>
        <table:table-row table:style-name="ro5">
          <table:table-cell table:style-name="ce17" office:value-type="string" calcext:value-type="string" table:number-columns-spanned="3" table:number-rows-spanned="1">
            <text:p>Charm Immunity</text:p>
          </table:table-cell>
          <table:covered-table-cell table:number-columns-repeated="2"/>
          <table:table-cell table:style-name="ce86" office:value-type="string" calcext:value-type="string" table:number-columns-spanned="22" table:number-rows-spanned="1">
            <text:p>As given in OSE Advanced</text:p>
          </table:table-cell>
          <table:covered-table-cell table:number-columns-repeated="21"/>
          <table:table-cell table:number-columns-repeated="39"/>
        </table:table-row>
        <table:table-row table:style-name="ro5">
          <table:table-cell table:style-name="ce17" office:value-type="string" calcext:value-type="string" table:number-columns-spanned="3" table:number-rows-spanned="1">
            <text:p>Energy Resistance</text:p>
          </table:table-cell>
          <table:covered-table-cell table:number-columns-repeated="2"/>
          <table:table-cell table:style-name="ce86" office:value-type="string" calcext:value-type="string" table:number-columns-spanned="22" table:number-rows-spanned="1">
            <text:p>Removed</text:p>
          </table:table-cell>
          <table:covered-table-cell table:number-columns-repeated="21"/>
          <table:table-cell table:number-columns-repeated="39"/>
        </table:table-row>
        <table:table-row table:style-name="ro4">
          <table:table-cell table:style-name="ce17" office:value-type="string" calcext:value-type="string" table:number-columns-spanned="3" table:number-rows-spanned="1">
            <text:p>Identification</text:p>
          </table:table-cell>
          <table:covered-table-cell table:number-columns-repeated="2"/>
          <table:table-cell table:style-name="ce86" office:value-type="string" calcext:value-type="string" table:number-columns-spanned="22" table:number-rows-spanned="1">
            <text:p>As per OSE Advanced. However, for especially rare or supernatural plants and animals, the GM may require a Competency check using Intelligence. Identifying pure water requires a Competency/Wisdom check.</text:p>
          </table:table-cell>
          <table:covered-table-cell table:number-columns-repeated="21"/>
          <table:table-cell table:number-columns-repeated="39"/>
        </table:table-row>
        <table:table-row table:style-name="ro4">
          <table:table-cell table:style-name="ce17" office:value-type="string" calcext:value-type="string" table:number-columns-spanned="3" table:number-rows-spanned="1">
            <text:p>Languages</text:p>
          </table:table-cell>
          <table:covered-table-cell table:number-columns-repeated="2"/>
          <table:table-cell table:style-name="ce86" office:value-type="string" calcext:value-type="string" table:number-columns-spanned="22" table:number-rows-spanned="1">
            <text:p>There is no secret druid language. <text:s/>However, at 1st level, Druids learn Sylvan. <text:s/>Every level thereafter, they learn to speak one animal (terrestrial, avian, insect, aquatic, etc), plant (all plants) or fae (dryad, wyrm, pixie, etc) language.</text:p>
          </table:table-cell>
          <table:covered-table-cell table:number-columns-repeated="21"/>
          <table:table-cell table:number-columns-repeated="39"/>
        </table:table-row>
        <table:table-row table:style-name="ro4">
          <table:table-cell table:style-name="ce17" office:value-type="string" calcext:value-type="string" table:number-columns-spanned="3" table:number-rows-spanned="1">
            <text:p>Pass Without Trace</text:p>
          </table:table-cell>
          <table:covered-table-cell table:number-columns-repeated="2"/>
          <table:table-cell table:style-name="ce86" office:value-type="string" calcext:value-type="string" table:number-columns-spanned="22" table:number-rows-spanned="1">
            <text:p>This ability imposes Disadvantage on anyone attempting to track the druid through natural terrain. This ability expands to include the druid's companions at 5th level, so long as they remain within 15' of the druid.</text:p>
          </table:table-cell>
          <table:covered-table-cell table:number-columns-repeated="21"/>
          <table:table-cell table:number-columns-repeated="39"/>
        </table:table-row>
        <table:table-row table:style-name="ro5">
          <table:table-cell table:style-name="ce17" office:value-type="string" calcext:value-type="string" table:number-columns-spanned="3" table:number-rows-spanned="1">
            <text:p>Pathfinding</text:p>
          </table:table-cell>
          <table:covered-table-cell table:number-columns-repeated="2"/>
          <table:table-cell table:style-name="ce86" office:value-type="string" calcext:value-type="string" table:number-columns-spanned="22" table:number-rows-spanned="1">
            <text:p>Instead of reducing the odds of getting lost to 1-in-6, this ability grants the party Advantage on Navigation checks.</text:p>
          </table:table-cell>
          <table:covered-table-cell table:number-columns-repeated="21"/>
          <table:table-cell table:number-columns-repeated="39"/>
        </table:table-row>
        <table:table-row table:style-name="ro7">
          <table:table-cell table:style-name="ce17" office:value-type="string" calcext:value-type="string" table:number-columns-spanned="3" table:number-rows-spanned="1">
            <text:p>Shape Change</text:p>
          </table:table-cell>
          <table:covered-table-cell table:number-columns-repeated="2"/>
          <table:table-cell table:style-name="ce86" office:value-type="string" calcext:value-type="string" table:number-columns-spanned="22" table:number-rows-spanned="1">
            <text:p>This ability functions largely the same as given in OSE Advanced with the following exceptions:</text:p>
            <text:p>* This ability is gained at level 1 instead of level 7.</text:p>
            <text:p>* The form of the creature assumed may not have more hit dice than the druid has levels.</text:p>
            <text:p>* Druids may only transform into creatures they have personally encountered.</text:p>
            <text:p>* This ability starts with only the ability to change into a natural terrestrial animal.</text:p>
            <text:p>* At 3rd level, the druid may take the form of a natural aquatic or amphibious animal.</text:p>
            <text:p>* At 5th level, the druid may take the form of a natural flying animal.</text:p>
            <text:p>* At 7th level, the druid may take the form of a supernatural animal.</text:p>
            <text:p>* At 11th level and higher, the druid may take the form of an elemental.</text:p>
            <text:p>* The druid may use this ability a number of times per day equal to their Wisdom Modifier.</text:p>
          </table:table-cell>
          <table:covered-table-cell table:number-columns-repeated="21"/>
          <table:table-cell table:number-columns-repeated="39"/>
        </table:table-row>
        <table:table-row table:style-name="ro1">
          <table:table-cell table:style-name="ce17" table:number-columns-spanned="3" table:number-rows-spanned="1"/>
          <table:covered-table-cell table:number-columns-repeated="2"/>
          <table:table-cell table:number-columns-repeated="61"/>
        </table:table-row>
        <table:table-row table:style-name="ro1">
          <table:table-cell table:style-name="ce17" table:number-columns-spanned="3" table:number-rows-spanned="1"/>
          <table:covered-table-cell table:number-columns-repeated="2"/>
          <table:table-cell table:number-columns-repeated="61"/>
        </table:table-row>
        <table:table-row table:style-name="ro1" table:number-rows-repeated="4">
          <table:table-cell table:style-name="ce22"/>
          <table:table-cell table:style-name="ce25"/>
          <table:table-cell table:number-columns-repeated="2"/>
          <table:table-cell table:style-name="ce2" table:number-columns-repeated="5"/>
          <table:table-cell table:number-columns-repeated="15"/>
          <table:table-cell table:style-name="ce2"/>
          <table:table-cell table:number-columns-repeated="39"/>
        </table:table-row>
        <table:table-row table:style-name="ro1">
          <table:table-cell table:style-name="ce22" table:number-columns-repeated="2"/>
          <table:table-cell table:number-columns-repeated="2"/>
          <table:table-cell table:style-name="ce2" table:number-columns-repeated="5"/>
          <table:table-cell table:number-columns-repeated="15"/>
          <table:table-cell table:style-name="ce2"/>
          <table:table-cell table:number-columns-repeated="39"/>
        </table:table-row>
        <table:table-row table:style-name="ro1" table:number-rows-repeated="966">
          <table:table-cell table:style-name="ce2"/>
          <table:table-cell table:number-columns-repeated="3"/>
          <table:table-cell table:style-name="ce2" table:number-columns-repeated="5"/>
          <table:table-cell table:number-columns-repeated="15"/>
          <table:table-cell table:style-name="ce2"/>
          <table:table-cell table:number-columns-repeated="39"/>
        </table:table-row>
        <table:table-row table:style-name="ro2" table:number-rows-repeated="1047564">
          <table:table-cell table:number-columns-repeated="64"/>
        </table:table-row>
        <table:table-row table:style-name="ro8" table:number-rows-repeated="2">
          <table:table-cell table:number-columns-repeated="64"/>
        </table:table-row>
        <table:table-row table:style-name="ro8">
          <table:table-cell table:number-columns-repeated="64"/>
        </table:table-row>
      </table:table>
      <table:table table:name="Paladin" table:style-name="ta9">
        <table:table-column table:style-name="co24" table:default-cell-style-name="Default"/>
        <table:table-column table:style-name="co25" table:default-cell-style-name="Default"/>
        <table:table-column table:style-name="co52" table:default-cell-style-name="Default"/>
        <table:table-column table:style-name="co27" table:default-cell-style-name="Default"/>
        <table:table-column table:style-name="co14" table:visibility="collapse" table:default-cell-style-name="Default"/>
        <table:table-column table:style-name="co28" table:visibility="collapse" table:default-cell-style-name="Default"/>
        <table:table-column table:style-name="co29" table:visibility="collapse" table:default-cell-style-name="Default"/>
        <table:table-column table:style-name="co30" table:visibility="collapse" table:default-cell-style-name="Default"/>
        <table:table-column table:style-name="co31" table:visibility="collapse" table:default-cell-style-name="Default"/>
        <table:table-column table:style-name="co32" table:visibility="collapse" table:default-cell-style-name="Default"/>
        <table:table-column table:style-name="co32" table:default-cell-style-name="Default"/>
        <table:table-column table:style-name="co61"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24" table:default-cell-style-name="Default"/>
        <table:table-column table:style-name="co39" table:default-cell-style-name="Default"/>
        <table:table-column table:style-name="co14" table:default-cell-style-name="Default"/>
        <table:table-column table:style-name="co62" table:default-cell-style-name="Default"/>
        <table:table-column table:style-name="co63" table:number-columns-repeated="3" table:default-cell-style-name="Default"/>
        <table:table-column table:style-name="co64" table:default-cell-style-name="Default"/>
        <table:table-column table:style-name="co42" table:number-columns-repeated="39" table:default-cell-style-name="Default"/>
        <table:table-row table:style-name="ro1">
          <table:table-cell table:number-columns-repeated="12"/>
          <table:table-cell table:number-columns-repeated="4" office:value-type="float" office:value="1" calcext:value-type="float">
            <text:p>1</text:p>
          </table:table-cell>
          <table:table-cell office:value-type="float" office:value="0.95" calcext:value-type="float">
            <text:p>0.95</text:p>
          </table:table-cell>
          <table:table-cell/>
          <table:table-cell table:style-name="ce2"/>
          <table:table-cell/>
          <table:table-cell table:style-name="ce2" table:number-columns-repeated="5"/>
          <table:table-cell table:number-columns-repeated="39"/>
        </table:table-row>
        <table:table-row table:style-name="ro1">
          <table:table-cell table:number-columns-repeated="18"/>
          <table:table-cell table:style-name="ce2"/>
          <table:table-cell/>
          <table:table-cell table:style-name="ce2" table:number-columns-repeated="5"/>
          <table:table-cell table:number-columns-repeated="39"/>
        </table:table-row>
        <table:table-row table:style-name="ro1">
          <table:table-cell table:style-name="ce2"/>
          <table:table-cell table:number-columns-repeated="2"/>
          <table:table-cell table:style-name="ce1" office:value-type="string" calcext:value-type="string">
            <text:p>Base</text:p>
          </table:table-cell>
          <table:table-cell table:number-columns-repeated="5"/>
          <table:table-cell table:style-name="ce82"/>
          <table:table-cell table:number-columns-repeated="8"/>
          <table:table-cell table:style-name="ce2"/>
          <table:table-cell/>
          <table:table-cell table:style-name="ce8" office:value-type="string" calcext:value-type="string" table:number-columns-spanned="4" table:number-rows-spanned="1">
            <text:p>Cleric</text:p>
          </table:table-cell>
          <table:covered-table-cell table:number-columns-repeated="3"/>
          <table:table-cell table:number-columns-repeated="40"/>
        </table:table-row>
        <table:table-row table:style-name="ro1">
          <table:table-cell table:style-name="ce2"/>
          <table:table-cell/>
          <table:table-cell table:style-name="ce1" office:value-type="string" calcext:value-type="string">
            <text:p>Hit</text:p>
          </table:table-cell>
          <table:table-cell table:style-name="ce1" office:value-type="string" calcext:value-type="string">
            <text:p>Attack</text:p>
          </table:table-cell>
          <table:table-cell table:style-name="ce8" office:value-type="string" calcext:value-type="string" table:number-columns-spanned="5" table:number-rows-spanned="1">
            <text:p>Official Saves</text:p>
          </table:table-cell>
          <table:covered-table-cell table:number-columns-repeated="4"/>
          <table:table-cell table:style-name="ce1"/>
          <table:table-cell table:style-name="ce1" office:value-type="string" calcext:value-type="string">
            <text:p>Alternate</text:p>
          </table:table-cell>
          <table:table-cell table:style-name="ce1"/>
          <table:table-cell table:style-name="ce8" office:value-type="string" calcext:value-type="string" table:number-columns-spanned="5" table:number-rows-spanned="1">
            <text:p>Alternate Saves</text:p>
          </table:table-cell>
          <table:covered-table-cell table:number-columns-repeated="4"/>
          <table:table-cell table:style-name="ce1" office:value-type="string" calcext:value-type="string">
            <text:p>Caster</text:p>
          </table:table-cell>
          <table:table-cell table:style-name="ce1" office:value-type="string" calcext:value-type="string">
            <text:p>Invocation</text:p>
          </table:table-cell>
          <table:table-cell table:style-name="ce1" office:value-type="string" calcext:value-type="string">
            <text:p>Save</text:p>
          </table:table-cell>
          <table:table-cell table:style-name="ce8" office:value-type="string" calcext:value-type="string" table:number-columns-spanned="4" table:number-rows-spanned="1">
            <text:p>Spells$</text:p>
          </table:table-cell>
          <table:covered-table-cell table:number-columns-repeated="3"/>
          <table:table-cell table:number-columns-repeated="40"/>
        </table:table-row>
        <table:table-row table:style-name="ro1">
          <table:table-cell table:style-name="ce1" office:value-type="string" calcext:value-type="string">
            <text:p>Level</text:p>
          </table:table-cell>
          <table:table-cell table:style-name="ce1" office:value-type="string" calcext:value-type="string">
            <text:p>XP</text:p>
          </table:table-cell>
          <table:table-cell table:style-name="ce1" office:value-type="string" calcext:value-type="string">
            <text:p>Dice*</text:p>
          </table:table-cell>
          <table:table-cell table:style-name="ce1" office:value-type="string" calcext:value-type="string">
            <text:p>Bonus</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number-columns-repeated="2" table:style-name="ce1" office:value-type="string" calcext:value-type="string">
            <text:p>Competence</text:p>
          </table:table-cell>
          <table:table-cell table:style-name="ce1" office:value-type="string" calcext:value-type="string">
            <text:p>Theology</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style-name="ce1" office:value-type="string" calcext:value-type="string">
            <text:p>Level</text:p>
          </table:table-cell>
          <table:table-cell table:style-name="ce1" office:value-type="string" calcext:value-type="string">
            <text:p>Dice#</text:p>
          </table:table-cell>
          <table:table-cell table:style-name="ce1" office:value-type="string" calcext:value-type="string">
            <text:p>Target</text:p>
          </table:table-cell>
          <table:table-cell table:style-name="ce13"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number-columns-repeated="39"/>
        </table:table-row>
        <table:table-row table:style-name="ro1">
          <table:table-cell table:style-name="ce2" office:value-type="float" office:value="1" calcext:value-type="float">
            <text:p>1</text:p>
          </table:table-cell>
          <table:table-cell table:style-name="ce11" table:formula="of:=ROUND(LOOKUP([.A6];CharacterLevel; FighterExp) + LOOKUP([.A6]; CharacterLevel;ClericExperience)/2;0)" office:value-type="float" office:value="0" calcext:value-type="float">
            <text:p>0</text:p>
          </table:table-cell>
          <table:table-cell table:style-name="ce2" table:formula="of:=[.A6]&amp;&quot;d8&quot;" office:value-type="string" office:string-value="1d8" calcext:value-type="string">
            <text:p>1d8</text:p>
          </table:table-cell>
          <table:table-cell table:style-name="ce4" table:formula="of:=ROUND([.A6]*(2/3);0)" office:value-type="float" office:value="1" calcext:value-type="float">
            <text:p>+1</text:p>
          </table:table-cell>
          <table:table-cell table:style-name="ce9" table:formula="of:=MAX(2;10 - ROUNDDOWN([.$A6] * (4/7)))" office:value-type="float" office:value="10" calcext:value-type="float">
            <text:p>10+</text:p>
          </table:table-cell>
          <table:table-cell table:style-name="ce9" table:formula="of:=MAX(2;11 - ROUNDDOWN([.$A6] * (4/7)))" office:value-type="float" office:value="11" calcext:value-type="float">
            <text:p>11+</text:p>
          </table:table-cell>
          <table:table-cell table:style-name="ce9" table:formula="of:=MAX(2;12 - ROUNDDOWN([.$A6] * (4/7)))" office:value-type="float" office:value="12" calcext:value-type="float">
            <text:p>12+</text:p>
          </table:table-cell>
          <table:table-cell table:style-name="ce9" table:formula="of:=MAX(2;13 - ROUNDDOWN([.$A6] * (5/7)))" office:value-type="float" office:value="13" calcext:value-type="float">
            <text:p>13+</text:p>
          </table:table-cell>
          <table:table-cell table:style-name="ce9" table:formula="of:=MAX(2;14 - ROUNDDOWN([.$A6] * (4/7)))" office:value-type="float" office:value="14" calcext:value-type="float">
            <text:p>14+</text:p>
          </table:table-cell>
          <table:table-cell table:style-name="ce9" table:formula="of:=LOOKUP([.A6];CharacterLevel;Competency)" office:value-type="float" office:value="11" calcext:value-type="float">
            <text:p>11+</text:p>
          </table:table-cell>
          <table:table-cell table:style-name="ce4" table:formula="of:=LOOKUP([.A6];CharacterLevel;CompetencyBonus)" office:value-type="float" office:value="1" calcext:value-type="float">
            <text:p>+1</text:p>
          </table:table-cell>
          <table:table-cell table:style-name="ce4" table:formula="of:=LOOKUP([.R6];CharacterLevel;CompetencyBonus)" office:value-type="float" office:value="0" calcext:value-type="float">
            <text:p>+0</text:p>
          </table:table-cell>
          <table:table-cell table:style-name="ce4" table:formula="of:=ROUND([.$A6]*[.M$1])" office:value-type="float" office:value="1" calcext:value-type="float">
            <text:p>+1</text:p>
          </table:table-cell>
          <table:table-cell table:style-name="ce4" table:formula="of:=ROUND([.$A6]*[.N$1])" office:value-type="float" office:value="1" calcext:value-type="float">
            <text:p>+1</text:p>
          </table:table-cell>
          <table:table-cell table:style-name="ce4" table:formula="of:=ROUND([.$A6]*[.O$1])" office:value-type="float" office:value="1" calcext:value-type="float">
            <text:p>+1</text:p>
          </table:table-cell>
          <table:table-cell table:style-name="ce4" table:formula="of:=ROUNDUP([.$A6]*[.P$1])" office:value-type="float" office:value="1" calcext:value-type="float">
            <text:p>+1</text:p>
          </table:table-cell>
          <table:table-cell table:style-name="ce4" table:formula="of:=ROUNDDOWN([.$A6]*[.Q$1])" office:value-type="float" office:value="0" calcext:value-type="float">
            <text:p>+0</text:p>
          </table:table-cell>
          <table:table-cell table:style-name="ce20" table:formula="of:=ROUNDDOWN([.A6]/2)" office:value-type="float" office:value="0" calcext:value-type="float">
            <text:p>0</text:p>
          </table:table-cell>
          <table:table-cell table:style-name="ce2" table:formula="of:=[.R6] &amp; &quot;d6&quot;" office:value-type="string" office:string-value="0d6" calcext:value-type="string">
            <text:p>0d6</text:p>
          </table:table-cell>
          <table:table-cell table:style-name="ce9" table:formula="of:=LOOKUP([.R6];CharacterLevel;SaveTargets)" office:value-type="float" office:value="12" calcext:value-type="float">
            <text:p>12+</text:p>
          </table:table-cell>
          <table:table-cell table:style-name="ce103" table:formula="of:=INDEX(ClericSpells; MATCH([.$R6];CharacterLevel;0);[.U$5])" office:value-type="float" office:value="0" calcext:value-type="float">
            <text:p>0</text:p>
          </table:table-cell>
          <table:table-cell table:style-name="ce103" table:formula="of:=INDEX(ClericSpells; MATCH([.$R6];CharacterLevel;0);[.V$5])" office:value-type="string" office:string-value="--" calcext:value-type="string">
            <text:p>--</text:p>
          </table:table-cell>
          <table:table-cell table:style-name="ce103" table:formula="of:=INDEX(ClericSpells; MATCH([.$R6];CharacterLevel;0);[.W$5])" office:value-type="string" office:string-value="--" calcext:value-type="string">
            <text:p>--</text:p>
          </table:table-cell>
          <table:table-cell table:style-name="ce103" table:formula="of:=INDEX(ClericSpells; MATCH([.$R6];CharacterLevel;0);[.X$5])" office:value-type="string" office:string-value="--" calcext:value-type="string">
            <text:p>--</text:p>
          </table:table-cell>
          <table:table-cell table:style-name="ce103" table:formula="of:=INDEX(ClericSpells; MATCH([.$R6];CharacterLevel;0);[.Y$5])" office:value-type="string" office:string-value="--" calcext:value-type="string">
            <text:p>--</text:p>
          </table:table-cell>
          <table:table-cell table:number-columns-repeated="39"/>
        </table:table-row>
        <table:table-row table:style-name="ro1">
          <table:table-cell table:style-name="ce2" office:value-type="float" office:value="2" calcext:value-type="float">
            <text:p>2</text:p>
          </table:table-cell>
          <table:table-cell table:style-name="ce11" office:value-type="float" office:value="3000" calcext:value-type="float">
            <text:p>3,000</text:p>
          </table:table-cell>
          <table:table-cell table:style-name="ce2" table:formula="of:=[.A7]&amp;&quot;d8&quot;" office:value-type="string" office:string-value="2d8" calcext:value-type="string">
            <text:p>2d8</text:p>
          </table:table-cell>
          <table:table-cell table:style-name="ce4" table:formula="of:=ROUND([.A7]*(2/3);0)" office:value-type="float" office:value="1" calcext:value-type="float">
            <text:p>+1</text:p>
          </table:table-cell>
          <table:table-cell table:style-name="ce9" table:formula="of:=MAX(2;10 - ROUNDDOWN([.$A7] * (4/7)))" office:value-type="float" office:value="9" calcext:value-type="float">
            <text:p>9+</text:p>
          </table:table-cell>
          <table:table-cell table:style-name="ce9" table:formula="of:=MAX(2;11 - ROUNDDOWN([.$A7] * (4/7)))" office:value-type="float" office:value="10" calcext:value-type="float">
            <text:p>10+</text:p>
          </table:table-cell>
          <table:table-cell table:style-name="ce9" table:formula="of:=MAX(2;12 - ROUNDDOWN([.$A7] * (4/7)))" office:value-type="float" office:value="11" calcext:value-type="float">
            <text:p>11+</text:p>
          </table:table-cell>
          <table:table-cell table:style-name="ce9" table:formula="of:=MAX(2;13 - ROUNDDOWN([.$A7] * (5/7)))" office:value-type="float" office:value="12" calcext:value-type="float">
            <text:p>12+</text:p>
          </table:table-cell>
          <table:table-cell table:style-name="ce9" table:formula="of:=MAX(2;14 - ROUNDDOWN([.$A7] * (4/7)))" office:value-type="float" office:value="13" calcext:value-type="float">
            <text:p>13+</text:p>
          </table:table-cell>
          <table:table-cell table:style-name="ce9" table:formula="of:=LOOKUP([.A7];CharacterLevel;Competency)" office:value-type="float" office:value="11" calcext:value-type="float">
            <text:p>11+</text:p>
          </table:table-cell>
          <table:table-cell table:style-name="ce4" table:formula="of:=LOOKUP([.A7];CharacterLevel;CompetencyBonus)" office:value-type="float" office:value="2" calcext:value-type="float">
            <text:p>+2</text:p>
          </table:table-cell>
          <table:table-cell table:style-name="ce4" table:formula="of:=LOOKUP([.R7];CharacterLevel;CompetencyBonus)" office:value-type="float" office:value="1" calcext:value-type="float">
            <text:p>+1</text:p>
          </table:table-cell>
          <table:table-cell table:style-name="ce4" table:formula="of:=ROUND([.$A7]*[.M$1])" office:value-type="float" office:value="2" calcext:value-type="float">
            <text:p>+2</text:p>
          </table:table-cell>
          <table:table-cell table:style-name="ce4" table:formula="of:=ROUND([.$A7]*[.N$1])" office:value-type="float" office:value="2" calcext:value-type="float">
            <text:p>+2</text:p>
          </table:table-cell>
          <table:table-cell table:style-name="ce4" table:formula="of:=ROUND([.$A7]*[.O$1])" office:value-type="float" office:value="2" calcext:value-type="float">
            <text:p>+2</text:p>
          </table:table-cell>
          <table:table-cell table:style-name="ce4" table:formula="of:=ROUNDUP([.$A7]*[.P$1])" office:value-type="float" office:value="2" calcext:value-type="float">
            <text:p>+2</text:p>
          </table:table-cell>
          <table:table-cell table:style-name="ce4" table:formula="of:=ROUNDDOWN([.$A7]*[.Q$1])" office:value-type="float" office:value="1" calcext:value-type="float">
            <text:p>+1</text:p>
          </table:table-cell>
          <table:table-cell table:style-name="ce20" table:formula="of:=ROUNDDOWN([.A7]/2)" office:value-type="float" office:value="1" calcext:value-type="float">
            <text:p>1</text:p>
          </table:table-cell>
          <table:table-cell table:style-name="ce2" table:formula="of:=[.R7] &amp; &quot;d6&quot;" office:value-type="string" office:string-value="1d6" calcext:value-type="string">
            <text:p>1d6</text:p>
          </table:table-cell>
          <table:table-cell table:style-name="ce9" table:formula="of:=LOOKUP([.R7];CharacterLevel;SaveTargets)" office:value-type="float" office:value="13" calcext:value-type="float">
            <text:p>13+</text:p>
          </table:table-cell>
          <table:table-cell table:style-name="ce103" table:formula="of:=INDEX(ClericSpells; MATCH([.$R7];CharacterLevel;0);[.U$5])" office:value-type="float" office:value="1" calcext:value-type="float">
            <text:p>1</text:p>
          </table:table-cell>
          <table:table-cell table:style-name="ce103" table:formula="of:=INDEX(ClericSpells; MATCH([.$R7];CharacterLevel;0);[.V$5])" office:value-type="string" office:string-value="--" calcext:value-type="string">
            <text:p>--</text:p>
          </table:table-cell>
          <table:table-cell table:style-name="ce103" table:formula="of:=INDEX(ClericSpells; MATCH([.$R7];CharacterLevel;0);[.W$5])" office:value-type="string" office:string-value="--" calcext:value-type="string">
            <text:p>--</text:p>
          </table:table-cell>
          <table:table-cell table:style-name="ce103" table:formula="of:=INDEX(ClericSpells; MATCH([.$R7];CharacterLevel;0);[.X$5])" office:value-type="string" office:string-value="--" calcext:value-type="string">
            <text:p>--</text:p>
          </table:table-cell>
          <table:table-cell table:style-name="ce103" table:formula="of:=INDEX(ClericSpells; MATCH([.$R7];CharacterLevel;0);[.Y$5])" office:value-type="string" office:string-value="--" calcext:value-type="string">
            <text:p>--</text:p>
          </table:table-cell>
          <table:table-cell table:number-columns-repeated="39"/>
        </table:table-row>
        <table:table-row table:style-name="ro1">
          <table:table-cell table:style-name="ce2" office:value-type="float" office:value="3" calcext:value-type="float">
            <text:p>3</text:p>
          </table:table-cell>
          <table:table-cell table:style-name="ce11" table:formula="of:=[.B7]*2" office:value-type="float" office:value="6000" calcext:value-type="float">
            <text:p>6,000</text:p>
          </table:table-cell>
          <table:table-cell table:style-name="ce2" table:formula="of:=[.A8]&amp;&quot;d8&quot;" office:value-type="string" office:string-value="3d8" calcext:value-type="string">
            <text:p>3d8</text:p>
          </table:table-cell>
          <table:table-cell table:style-name="ce4" table:formula="of:=ROUND([.A8]*(2/3);0)" office:value-type="float" office:value="2" calcext:value-type="float">
            <text:p>+2</text:p>
          </table:table-cell>
          <table:table-cell table:style-name="ce9" table:formula="of:=MAX(2;10 - ROUNDDOWN([.$A8] * (4/7)))" office:value-type="float" office:value="9" calcext:value-type="float">
            <text:p>9+</text:p>
          </table:table-cell>
          <table:table-cell table:style-name="ce9" table:formula="of:=MAX(2;11 - ROUNDDOWN([.$A8] * (4/7)))" office:value-type="float" office:value="10" calcext:value-type="float">
            <text:p>10+</text:p>
          </table:table-cell>
          <table:table-cell table:style-name="ce9" table:formula="of:=MAX(2;12 - ROUNDDOWN([.$A8] * (4/7)))" office:value-type="float" office:value="11" calcext:value-type="float">
            <text:p>11+</text:p>
          </table:table-cell>
          <table:table-cell table:style-name="ce9" table:formula="of:=MAX(2;13 - ROUNDDOWN([.$A8] * (5/7)))" office:value-type="float" office:value="11" calcext:value-type="float">
            <text:p>11+</text:p>
          </table:table-cell>
          <table:table-cell table:style-name="ce9" table:formula="of:=MAX(2;14 - ROUNDDOWN([.$A8] * (4/7)))" office:value-type="float" office:value="13" calcext:value-type="float">
            <text:p>13+</text:p>
          </table:table-cell>
          <table:table-cell table:style-name="ce9" table:formula="of:=LOOKUP([.A8];CharacterLevel;Competency)" office:value-type="float" office:value="10" calcext:value-type="float">
            <text:p>10+</text:p>
          </table:table-cell>
          <table:table-cell table:style-name="ce4" table:formula="of:=LOOKUP([.A8];CharacterLevel;CompetencyBonus)" office:value-type="float" office:value="2" calcext:value-type="float">
            <text:p>+2</text:p>
          </table:table-cell>
          <table:table-cell table:style-name="ce4" table:formula="of:=LOOKUP([.R8];CharacterLevel;CompetencyBonus)" office:value-type="float" office:value="1" calcext:value-type="float">
            <text:p>+1</text:p>
          </table:table-cell>
          <table:table-cell table:style-name="ce4" table:formula="of:=ROUND([.$A8]*[.M$1])" office:value-type="float" office:value="3" calcext:value-type="float">
            <text:p>+3</text:p>
          </table:table-cell>
          <table:table-cell table:style-name="ce4" table:formula="of:=ROUND([.$A8]*[.N$1])" office:value-type="float" office:value="3" calcext:value-type="float">
            <text:p>+3</text:p>
          </table:table-cell>
          <table:table-cell table:style-name="ce4" table:formula="of:=ROUND([.$A8]*[.O$1])" office:value-type="float" office:value="3" calcext:value-type="float">
            <text:p>+3</text:p>
          </table:table-cell>
          <table:table-cell table:style-name="ce4" table:formula="of:=ROUNDUP([.$A8]*[.P$1])" office:value-type="float" office:value="3" calcext:value-type="float">
            <text:p>+3</text:p>
          </table:table-cell>
          <table:table-cell table:style-name="ce4" table:formula="of:=ROUNDDOWN([.$A8]*[.Q$1])" office:value-type="float" office:value="2" calcext:value-type="float">
            <text:p>+2</text:p>
          </table:table-cell>
          <table:table-cell table:style-name="ce20" table:formula="of:=ROUNDDOWN([.A8]/2)" office:value-type="float" office:value="1" calcext:value-type="float">
            <text:p>1</text:p>
          </table:table-cell>
          <table:table-cell table:style-name="ce2" table:formula="of:=[.R8] &amp; &quot;d6&quot;" office:value-type="string" office:string-value="1d6" calcext:value-type="string">
            <text:p>1d6</text:p>
          </table:table-cell>
          <table:table-cell table:style-name="ce9" table:formula="of:=LOOKUP([.R8];CharacterLevel;SaveTargets)" office:value-type="float" office:value="13" calcext:value-type="float">
            <text:p>13+</text:p>
          </table:table-cell>
          <table:table-cell table:style-name="ce103" table:formula="of:=INDEX(ClericSpells; MATCH([.$R8];CharacterLevel;0);[.U$5])" office:value-type="float" office:value="1" calcext:value-type="float">
            <text:p>1</text:p>
          </table:table-cell>
          <table:table-cell table:style-name="ce103" table:formula="of:=INDEX(ClericSpells; MATCH([.$R8];CharacterLevel;0);[.V$5])" office:value-type="string" office:string-value="--" calcext:value-type="string">
            <text:p>--</text:p>
          </table:table-cell>
          <table:table-cell table:style-name="ce103" table:formula="of:=INDEX(ClericSpells; MATCH([.$R8];CharacterLevel;0);[.W$5])" office:value-type="string" office:string-value="--" calcext:value-type="string">
            <text:p>--</text:p>
          </table:table-cell>
          <table:table-cell table:style-name="ce103" table:formula="of:=INDEX(ClericSpells; MATCH([.$R8];CharacterLevel;0);[.X$5])" office:value-type="string" office:string-value="--" calcext:value-type="string">
            <text:p>--</text:p>
          </table:table-cell>
          <table:table-cell table:style-name="ce103" table:formula="of:=INDEX(ClericSpells; MATCH([.$R8];CharacterLevel;0);[.Y$5])" office:value-type="string" office:string-value="--" calcext:value-type="string">
            <text:p>--</text:p>
          </table:table-cell>
          <table:table-cell table:number-columns-repeated="39"/>
        </table:table-row>
        <table:table-row table:style-name="ro9">
          <table:table-cell table:style-name="ce2" office:value-type="float" office:value="4" calcext:value-type="float">
            <text:p>4</text:p>
          </table:table-cell>
          <table:table-cell table:style-name="ce11" table:formula="of:=[.B8]*2" office:value-type="float" office:value="12000" calcext:value-type="float">
            <text:p>12,000</text:p>
          </table:table-cell>
          <table:table-cell table:style-name="ce2" table:formula="of:=[.A9]&amp;&quot;d8&quot;" office:value-type="string" office:string-value="4d8" calcext:value-type="string">
            <text:p>4d8</text:p>
          </table:table-cell>
          <table:table-cell table:style-name="ce4" table:formula="of:=ROUND([.A9]*(2/3);0)" office:value-type="float" office:value="3" calcext:value-type="float">
            <text:p>+3</text:p>
          </table:table-cell>
          <table:table-cell table:style-name="ce9" table:formula="of:=MAX(2;10 - ROUNDDOWN([.$A9] * (4/7)))" office:value-type="float" office:value="8" calcext:value-type="float">
            <text:p>8+</text:p>
          </table:table-cell>
          <table:table-cell table:style-name="ce9" table:formula="of:=MAX(2;11 - ROUNDDOWN([.$A9] * (4/7)))" office:value-type="float" office:value="9" calcext:value-type="float">
            <text:p>9+</text:p>
          </table:table-cell>
          <table:table-cell table:style-name="ce9" table:formula="of:=MAX(2;12 - ROUNDDOWN([.$A9] * (4/7)))" office:value-type="float" office:value="10" calcext:value-type="float">
            <text:p>10+</text:p>
          </table:table-cell>
          <table:table-cell table:style-name="ce9" table:formula="of:=MAX(2;13 - ROUNDDOWN([.$A9] * (5/7)))" office:value-type="float" office:value="11" calcext:value-type="float">
            <text:p>11+</text:p>
          </table:table-cell>
          <table:table-cell table:style-name="ce9" table:formula="of:=MAX(2;14 - ROUNDDOWN([.$A9] * (4/7)))" office:value-type="float" office:value="12" calcext:value-type="float">
            <text:p>12+</text:p>
          </table:table-cell>
          <table:table-cell table:style-name="ce9" table:formula="of:=LOOKUP([.A9];CharacterLevel;Competency)" office:value-type="float" office:value="10" calcext:value-type="float">
            <text:p>10+</text:p>
          </table:table-cell>
          <table:table-cell table:style-name="ce4" table:formula="of:=LOOKUP([.A9];CharacterLevel;CompetencyBonus)" office:value-type="float" office:value="3" calcext:value-type="float">
            <text:p>+3</text:p>
          </table:table-cell>
          <table:table-cell table:style-name="ce4" table:formula="of:=LOOKUP([.R9];CharacterLevel;CompetencyBonus)" office:value-type="float" office:value="2" calcext:value-type="float">
            <text:p>+2</text:p>
          </table:table-cell>
          <table:table-cell table:style-name="ce4" table:formula="of:=ROUND([.$A9]*[.M$1])" office:value-type="float" office:value="4" calcext:value-type="float">
            <text:p>+4</text:p>
          </table:table-cell>
          <table:table-cell table:style-name="ce4" table:formula="of:=ROUND([.$A9]*[.N$1])" office:value-type="float" office:value="4" calcext:value-type="float">
            <text:p>+4</text:p>
          </table:table-cell>
          <table:table-cell table:style-name="ce4" table:formula="of:=ROUND([.$A9]*[.O$1])" office:value-type="float" office:value="4" calcext:value-type="float">
            <text:p>+4</text:p>
          </table:table-cell>
          <table:table-cell table:style-name="ce4" table:formula="of:=ROUNDUP([.$A9]*[.P$1])" office:value-type="float" office:value="4" calcext:value-type="float">
            <text:p>+4</text:p>
          </table:table-cell>
          <table:table-cell table:style-name="ce4" table:formula="of:=ROUNDDOWN([.$A9]*[.Q$1])" office:value-type="float" office:value="3" calcext:value-type="float">
            <text:p>+3</text:p>
          </table:table-cell>
          <table:table-cell table:style-name="ce20" table:formula="of:=ROUNDDOWN([.A9]/2)" office:value-type="float" office:value="2" calcext:value-type="float">
            <text:p>2</text:p>
          </table:table-cell>
          <table:table-cell table:style-name="ce2" table:formula="of:=[.R9] &amp; &quot;d6&quot;" office:value-type="string" office:string-value="2d6" calcext:value-type="string">
            <text:p>2d6</text:p>
          </table:table-cell>
          <table:table-cell table:style-name="ce9" table:formula="of:=LOOKUP([.R9];CharacterLevel;SaveTargets)" office:value-type="float" office:value="13" calcext:value-type="float">
            <text:p>13+</text:p>
          </table:table-cell>
          <table:table-cell table:style-name="ce103" table:formula="of:=INDEX(ClericSpells; MATCH([.$R9];CharacterLevel;0);[.U$5])" office:value-type="float" office:value="2" calcext:value-type="float">
            <text:p>2</text:p>
          </table:table-cell>
          <table:table-cell table:style-name="ce103" table:formula="of:=INDEX(ClericSpells; MATCH([.$R9];CharacterLevel;0);[.V$5])" office:value-type="string" office:string-value="--" calcext:value-type="string">
            <text:p>--</text:p>
          </table:table-cell>
          <table:table-cell table:style-name="ce103" table:formula="of:=INDEX(ClericSpells; MATCH([.$R9];CharacterLevel;0);[.W$5])" office:value-type="string" office:string-value="--" calcext:value-type="string">
            <text:p>--</text:p>
          </table:table-cell>
          <table:table-cell table:style-name="ce103" table:formula="of:=INDEX(ClericSpells; MATCH([.$R9];CharacterLevel;0);[.X$5])" office:value-type="string" office:string-value="--" calcext:value-type="string">
            <text:p>--</text:p>
          </table:table-cell>
          <table:table-cell table:style-name="ce103" table:formula="of:=INDEX(ClericSpells; MATCH([.$R9];CharacterLevel;0);[.Y$5])" office:value-type="string" office:string-value="--" calcext:value-type="string">
            <text:p>--</text:p>
          </table:table-cell>
          <table:table-cell table:number-columns-repeated="39"/>
        </table:table-row>
        <table:table-row table:style-name="ro1">
          <table:table-cell table:style-name="ce2" office:value-type="float" office:value="5" calcext:value-type="float">
            <text:p>5</text:p>
          </table:table-cell>
          <table:table-cell table:style-name="ce11" table:formula="of:=[.B9]*2" office:value-type="float" office:value="24000" calcext:value-type="float">
            <text:p>24,000</text:p>
          </table:table-cell>
          <table:table-cell table:style-name="ce2" table:formula="of:=[.A10]&amp;&quot;d8&quot;" office:value-type="string" office:string-value="5d8" calcext:value-type="string">
            <text:p>5d8</text:p>
          </table:table-cell>
          <table:table-cell table:style-name="ce4" table:formula="of:=ROUND([.A10]*(2/3);0)" office:value-type="float" office:value="3" calcext:value-type="float">
            <text:p>+3</text:p>
          </table:table-cell>
          <table:table-cell table:style-name="ce9" table:formula="of:=MAX(2;10 - ROUNDDOWN([.$A10] * (4/7)))" office:value-type="float" office:value="8" calcext:value-type="float">
            <text:p>8+</text:p>
          </table:table-cell>
          <table:table-cell table:style-name="ce9" table:formula="of:=MAX(2;11 - ROUNDDOWN([.$A10] * (4/7)))" office:value-type="float" office:value="9" calcext:value-type="float">
            <text:p>9+</text:p>
          </table:table-cell>
          <table:table-cell table:style-name="ce9" table:formula="of:=MAX(2;12 - ROUNDDOWN([.$A10] * (4/7)))" office:value-type="float" office:value="10" calcext:value-type="float">
            <text:p>10+</text:p>
          </table:table-cell>
          <table:table-cell table:style-name="ce9" table:formula="of:=MAX(2;13 - ROUNDDOWN([.$A10] * (5/7)))" office:value-type="float" office:value="10" calcext:value-type="float">
            <text:p>10+</text:p>
          </table:table-cell>
          <table:table-cell table:style-name="ce9" table:formula="of:=MAX(2;14 - ROUNDDOWN([.$A10] * (4/7)))" office:value-type="float" office:value="12" calcext:value-type="float">
            <text:p>12+</text:p>
          </table:table-cell>
          <table:table-cell table:style-name="ce9" table:formula="of:=LOOKUP([.A10];CharacterLevel;Competency)" office:value-type="float" office:value="9" calcext:value-type="float">
            <text:p>9+</text:p>
          </table:table-cell>
          <table:table-cell table:style-name="ce4" table:formula="of:=LOOKUP([.A10];CharacterLevel;CompetencyBonus)" office:value-type="float" office:value="4" calcext:value-type="float">
            <text:p>+4</text:p>
          </table:table-cell>
          <table:table-cell table:style-name="ce4" table:formula="of:=LOOKUP([.R10];CharacterLevel;CompetencyBonus)" office:value-type="float" office:value="2" calcext:value-type="float">
            <text:p>+2</text:p>
          </table:table-cell>
          <table:table-cell table:style-name="ce4" table:formula="of:=ROUND([.$A10]*[.M$1])" office:value-type="float" office:value="5" calcext:value-type="float">
            <text:p>+5</text:p>
          </table:table-cell>
          <table:table-cell table:style-name="ce4" table:formula="of:=ROUND([.$A10]*[.N$1])" office:value-type="float" office:value="5" calcext:value-type="float">
            <text:p>+5</text:p>
          </table:table-cell>
          <table:table-cell table:style-name="ce4" table:formula="of:=ROUND([.$A10]*[.O$1])" office:value-type="float" office:value="5" calcext:value-type="float">
            <text:p>+5</text:p>
          </table:table-cell>
          <table:table-cell table:style-name="ce4" table:formula="of:=ROUNDUP([.$A10]*[.P$1])" office:value-type="float" office:value="5" calcext:value-type="float">
            <text:p>+5</text:p>
          </table:table-cell>
          <table:table-cell table:style-name="ce4" table:formula="of:=ROUNDDOWN([.$A10]*[.Q$1])" office:value-type="float" office:value="4" calcext:value-type="float">
            <text:p>+4</text:p>
          </table:table-cell>
          <table:table-cell table:style-name="ce20" table:formula="of:=ROUNDDOWN([.A10]/2)" office:value-type="float" office:value="2" calcext:value-type="float">
            <text:p>2</text:p>
          </table:table-cell>
          <table:table-cell table:style-name="ce2" table:formula="of:=[.R10] &amp; &quot;d6&quot;" office:value-type="string" office:string-value="2d6" calcext:value-type="string">
            <text:p>2d6</text:p>
          </table:table-cell>
          <table:table-cell table:style-name="ce9" table:formula="of:=LOOKUP([.R10];CharacterLevel;SaveTargets)" office:value-type="float" office:value="13" calcext:value-type="float">
            <text:p>13+</text:p>
          </table:table-cell>
          <table:table-cell table:style-name="ce103" table:formula="of:=INDEX(ClericSpells; MATCH([.$R10];CharacterLevel;0);[.U$5])" office:value-type="float" office:value="2" calcext:value-type="float">
            <text:p>2</text:p>
          </table:table-cell>
          <table:table-cell table:style-name="ce103" table:formula="of:=INDEX(ClericSpells; MATCH([.$R10];CharacterLevel;0);[.V$5])" office:value-type="string" office:string-value="--" calcext:value-type="string">
            <text:p>--</text:p>
          </table:table-cell>
          <table:table-cell table:style-name="ce103" table:formula="of:=INDEX(ClericSpells; MATCH([.$R10];CharacterLevel;0);[.W$5])" office:value-type="string" office:string-value="--" calcext:value-type="string">
            <text:p>--</text:p>
          </table:table-cell>
          <table:table-cell table:style-name="ce103" table:formula="of:=INDEX(ClericSpells; MATCH([.$R10];CharacterLevel;0);[.X$5])" office:value-type="string" office:string-value="--" calcext:value-type="string">
            <text:p>--</text:p>
          </table:table-cell>
          <table:table-cell table:style-name="ce103" table:formula="of:=INDEX(ClericSpells; MATCH([.$R10];CharacterLevel;0);[.Y$5])" office:value-type="string" office:string-value="--" calcext:value-type="string">
            <text:p>--</text:p>
          </table:table-cell>
          <table:table-cell table:number-columns-repeated="39"/>
        </table:table-row>
        <table:table-row table:style-name="ro1">
          <table:table-cell table:style-name="ce2" office:value-type="float" office:value="6" calcext:value-type="float">
            <text:p>6</text:p>
          </table:table-cell>
          <table:table-cell table:style-name="ce11" table:formula="of:=[.B10]*2" office:value-type="float" office:value="48000" calcext:value-type="float">
            <text:p>48,000</text:p>
          </table:table-cell>
          <table:table-cell table:style-name="ce2" table:formula="of:=[.A11]&amp;&quot;d8&quot;" office:value-type="string" office:string-value="6d8" calcext:value-type="string">
            <text:p>6d8</text:p>
          </table:table-cell>
          <table:table-cell table:style-name="ce4" table:formula="of:=ROUND([.A11]*(2/3);0)" office:value-type="float" office:value="4" calcext:value-type="float">
            <text:p>+4</text:p>
          </table:table-cell>
          <table:table-cell table:style-name="ce9" table:formula="of:=MAX(2;10 - ROUNDDOWN([.$A11] * (4/7)))" office:value-type="float" office:value="7" calcext:value-type="float">
            <text:p>7+</text:p>
          </table:table-cell>
          <table:table-cell table:style-name="ce9" table:formula="of:=MAX(2;11 - ROUNDDOWN([.$A11] * (4/7)))" office:value-type="float" office:value="8" calcext:value-type="float">
            <text:p>8+</text:p>
          </table:table-cell>
          <table:table-cell table:style-name="ce9" table:formula="of:=MAX(2;12 - ROUNDDOWN([.$A11] * (4/7)))" office:value-type="float" office:value="9" calcext:value-type="float">
            <text:p>9+</text:p>
          </table:table-cell>
          <table:table-cell table:style-name="ce9" table:formula="of:=MAX(2;13 - ROUNDDOWN([.$A11] * (5/7)))" office:value-type="float" office:value="9" calcext:value-type="float">
            <text:p>9+</text:p>
          </table:table-cell>
          <table:table-cell table:style-name="ce9" table:formula="of:=MAX(2;14 - ROUNDDOWN([.$A11] * (4/7)))" office:value-type="float" office:value="11" calcext:value-type="float">
            <text:p>11+</text:p>
          </table:table-cell>
          <table:table-cell table:style-name="ce9" table:formula="of:=LOOKUP([.A11];CharacterLevel;Competency)" office:value-type="float" office:value="9" calcext:value-type="float">
            <text:p>9+</text:p>
          </table:table-cell>
          <table:table-cell table:style-name="ce4" table:formula="of:=LOOKUP([.A11];CharacterLevel;CompetencyBonus)" office:value-type="float" office:value="4" calcext:value-type="float">
            <text:p>+4</text:p>
          </table:table-cell>
          <table:table-cell table:style-name="ce4" table:formula="of:=LOOKUP([.R11];CharacterLevel;CompetencyBonus)" office:value-type="float" office:value="2" calcext:value-type="float">
            <text:p>+2</text:p>
          </table:table-cell>
          <table:table-cell table:style-name="ce4" table:formula="of:=ROUND([.$A11]*[.M$1])" office:value-type="float" office:value="6" calcext:value-type="float">
            <text:p>+6</text:p>
          </table:table-cell>
          <table:table-cell table:style-name="ce4" table:formula="of:=ROUND([.$A11]*[.N$1])" office:value-type="float" office:value="6" calcext:value-type="float">
            <text:p>+6</text:p>
          </table:table-cell>
          <table:table-cell table:style-name="ce4" table:formula="of:=ROUND([.$A11]*[.O$1])" office:value-type="float" office:value="6" calcext:value-type="float">
            <text:p>+6</text:p>
          </table:table-cell>
          <table:table-cell table:style-name="ce4" table:formula="of:=ROUNDUP([.$A11]*[.P$1])" office:value-type="float" office:value="6" calcext:value-type="float">
            <text:p>+6</text:p>
          </table:table-cell>
          <table:table-cell table:style-name="ce4" table:formula="of:=ROUNDDOWN([.$A11]*[.Q$1])" office:value-type="float" office:value="5" calcext:value-type="float">
            <text:p>+5</text:p>
          </table:table-cell>
          <table:table-cell table:style-name="ce20" table:formula="of:=ROUNDDOWN([.A11]/2)" office:value-type="float" office:value="3" calcext:value-type="float">
            <text:p>3</text:p>
          </table:table-cell>
          <table:table-cell table:style-name="ce2" table:formula="of:=[.R11] &amp; &quot;d6&quot;" office:value-type="string" office:string-value="3d6" calcext:value-type="string">
            <text:p>3d6</text:p>
          </table:table-cell>
          <table:table-cell table:style-name="ce9" table:formula="of:=LOOKUP([.R11];CharacterLevel;SaveTargets)" office:value-type="float" office:value="14" calcext:value-type="float">
            <text:p>14+</text:p>
          </table:table-cell>
          <table:table-cell table:style-name="ce103" table:formula="of:=INDEX(ClericSpells; MATCH([.$R11];CharacterLevel;0);[.U$5])" office:value-type="float" office:value="2" calcext:value-type="float">
            <text:p>2</text:p>
          </table:table-cell>
          <table:table-cell table:style-name="ce103" table:formula="of:=INDEX(ClericSpells; MATCH([.$R11];CharacterLevel;0);[.V$5])" office:value-type="float" office:value="1" calcext:value-type="float">
            <text:p>1</text:p>
          </table:table-cell>
          <table:table-cell table:style-name="ce103" table:formula="of:=INDEX(ClericSpells; MATCH([.$R11];CharacterLevel;0);[.W$5])" office:value-type="string" office:string-value="--" calcext:value-type="string">
            <text:p>--</text:p>
          </table:table-cell>
          <table:table-cell table:style-name="ce103" table:formula="of:=INDEX(ClericSpells; MATCH([.$R11];CharacterLevel;0);[.X$5])" office:value-type="string" office:string-value="--" calcext:value-type="string">
            <text:p>--</text:p>
          </table:table-cell>
          <table:table-cell table:style-name="ce103" table:formula="of:=INDEX(ClericSpells; MATCH([.$R11];CharacterLevel;0);[.Y$5])" office:value-type="string" office:string-value="--" calcext:value-type="string">
            <text:p>--</text:p>
          </table:table-cell>
          <table:table-cell table:number-columns-repeated="39"/>
        </table:table-row>
        <table:table-row table:style-name="ro1">
          <table:table-cell table:style-name="ce2" office:value-type="float" office:value="7" calcext:value-type="float">
            <text:p>7</text:p>
          </table:table-cell>
          <table:table-cell table:style-name="ce11" table:formula="of:=[.B11]*2" office:value-type="float" office:value="96000" calcext:value-type="float">
            <text:p>96,000</text:p>
          </table:table-cell>
          <table:table-cell table:style-name="ce2" table:formula="of:=[.A12]&amp;&quot;d8&quot;" office:value-type="string" office:string-value="7d8" calcext:value-type="string">
            <text:p>7d8</text:p>
          </table:table-cell>
          <table:table-cell table:style-name="ce4" table:formula="of:=ROUND([.A12]*(2/3);0)" office:value-type="float" office:value="5" calcext:value-type="float">
            <text:p>+5</text:p>
          </table:table-cell>
          <table:table-cell table:style-name="ce9" table:formula="of:=MAX(2;10 - ROUNDDOWN([.$A12] * (4/7)))" office:value-type="float" office:value="6" calcext:value-type="float">
            <text:p>6+</text:p>
          </table:table-cell>
          <table:table-cell table:style-name="ce9" table:formula="of:=MAX(2;11 - ROUNDDOWN([.$A12] * (4/7)))" office:value-type="float" office:value="7" calcext:value-type="float">
            <text:p>7+</text:p>
          </table:table-cell>
          <table:table-cell table:style-name="ce9" table:formula="of:=MAX(2;12 - ROUNDDOWN([.$A12] * (4/7)))" office:value-type="float" office:value="8" calcext:value-type="float">
            <text:p>8+</text:p>
          </table:table-cell>
          <table:table-cell table:style-name="ce9" table:formula="of:=MAX(2;13 - ROUNDDOWN([.$A12] * (5/7)))" office:value-type="float" office:value="8" calcext:value-type="float">
            <text:p>8+</text:p>
          </table:table-cell>
          <table:table-cell table:style-name="ce9" table:formula="of:=MAX(2;14 - ROUNDDOWN([.$A12] * (4/7)))" office:value-type="float" office:value="10" calcext:value-type="float">
            <text:p>10+</text:p>
          </table:table-cell>
          <table:table-cell table:style-name="ce9" table:formula="of:=LOOKUP([.A12];CharacterLevel;Competency)" office:value-type="float" office:value="8" calcext:value-type="float">
            <text:p>8+</text:p>
          </table:table-cell>
          <table:table-cell table:style-name="ce4" table:formula="of:=LOOKUP([.A12];CharacterLevel;CompetencyBonus)" office:value-type="float" office:value="5" calcext:value-type="float">
            <text:p>+5</text:p>
          </table:table-cell>
          <table:table-cell table:style-name="ce4" table:formula="of:=LOOKUP([.R12];CharacterLevel;CompetencyBonus)" office:value-type="float" office:value="2" calcext:value-type="float">
            <text:p>+2</text:p>
          </table:table-cell>
          <table:table-cell table:style-name="ce4" table:formula="of:=ROUND([.$A12]*[.M$1])" office:value-type="float" office:value="7" calcext:value-type="float">
            <text:p>+7</text:p>
          </table:table-cell>
          <table:table-cell table:style-name="ce4" table:formula="of:=ROUND([.$A12]*[.N$1])" office:value-type="float" office:value="7" calcext:value-type="float">
            <text:p>+7</text:p>
          </table:table-cell>
          <table:table-cell table:style-name="ce4" table:formula="of:=ROUND([.$A12]*[.O$1])" office:value-type="float" office:value="7" calcext:value-type="float">
            <text:p>+7</text:p>
          </table:table-cell>
          <table:table-cell table:style-name="ce4" table:formula="of:=ROUNDUP([.$A12]*[.P$1])" office:value-type="float" office:value="7" calcext:value-type="float">
            <text:p>+7</text:p>
          </table:table-cell>
          <table:table-cell table:style-name="ce4" table:formula="of:=ROUNDDOWN([.$A12]*[.Q$1])" office:value-type="float" office:value="6" calcext:value-type="float">
            <text:p>+6</text:p>
          </table:table-cell>
          <table:table-cell table:style-name="ce20" table:formula="of:=ROUNDDOWN([.A12]/2)" office:value-type="float" office:value="3" calcext:value-type="float">
            <text:p>3</text:p>
          </table:table-cell>
          <table:table-cell table:style-name="ce2" table:formula="of:=[.R12] &amp; &quot;d6&quot;" office:value-type="string" office:string-value="3d6" calcext:value-type="string">
            <text:p>3d6</text:p>
          </table:table-cell>
          <table:table-cell table:style-name="ce9" table:formula="of:=LOOKUP([.R12];CharacterLevel;SaveTargets)" office:value-type="float" office:value="14" calcext:value-type="float">
            <text:p>14+</text:p>
          </table:table-cell>
          <table:table-cell table:style-name="ce103" table:formula="of:=INDEX(ClericSpells; MATCH([.$R12];CharacterLevel;0);[.U$5])" office:value-type="float" office:value="2" calcext:value-type="float">
            <text:p>2</text:p>
          </table:table-cell>
          <table:table-cell table:style-name="ce103" table:formula="of:=INDEX(ClericSpells; MATCH([.$R12];CharacterLevel;0);[.V$5])" office:value-type="float" office:value="1" calcext:value-type="float">
            <text:p>1</text:p>
          </table:table-cell>
          <table:table-cell table:style-name="ce103" table:formula="of:=INDEX(ClericSpells; MATCH([.$R12];CharacterLevel;0);[.W$5])" office:value-type="string" office:string-value="--" calcext:value-type="string">
            <text:p>--</text:p>
          </table:table-cell>
          <table:table-cell table:style-name="ce103" table:formula="of:=INDEX(ClericSpells; MATCH([.$R12];CharacterLevel;0);[.X$5])" office:value-type="string" office:string-value="--" calcext:value-type="string">
            <text:p>--</text:p>
          </table:table-cell>
          <table:table-cell table:style-name="ce103" table:formula="of:=INDEX(ClericSpells; MATCH([.$R12];CharacterLevel;0);[.Y$5])" office:value-type="string" office:string-value="--" calcext:value-type="string">
            <text:p>--</text:p>
          </table:table-cell>
          <table:table-cell table:number-columns-repeated="39"/>
        </table:table-row>
        <table:table-row table:style-name="ro1">
          <table:table-cell table:style-name="ce2" office:value-type="float" office:value="8" calcext:value-type="float">
            <text:p>8</text:p>
          </table:table-cell>
          <table:table-cell table:style-name="ce11" office:value-type="float" office:value="200000" calcext:value-type="float">
            <text:p>200,000</text:p>
          </table:table-cell>
          <table:table-cell table:style-name="ce2" table:formula="of:=[.A13]&amp;&quot;d8&quot;" office:value-type="string" office:string-value="8d8" calcext:value-type="string">
            <text:p>8d8</text:p>
          </table:table-cell>
          <table:table-cell table:style-name="ce4" table:formula="of:=ROUND([.A13]*(2/3);0)" office:value-type="float" office:value="5" calcext:value-type="float">
            <text:p>+5</text:p>
          </table:table-cell>
          <table:table-cell table:style-name="ce9" table:formula="of:=MAX(2;10 - ROUNDDOWN([.$A13] * (4/7)))" office:value-type="float" office:value="6" calcext:value-type="float">
            <text:p>6+</text:p>
          </table:table-cell>
          <table:table-cell table:style-name="ce9" table:formula="of:=MAX(2;11 - ROUNDDOWN([.$A13] * (4/7)))" office:value-type="float" office:value="7" calcext:value-type="float">
            <text:p>7+</text:p>
          </table:table-cell>
          <table:table-cell table:style-name="ce9" table:formula="of:=MAX(2;12 - ROUNDDOWN([.$A13] * (4/7)))" office:value-type="float" office:value="8" calcext:value-type="float">
            <text:p>8+</text:p>
          </table:table-cell>
          <table:table-cell table:style-name="ce9" table:formula="of:=MAX(2;13 - ROUNDDOWN([.$A13] * (5/7)))" office:value-type="float" office:value="8" calcext:value-type="float">
            <text:p>8+</text:p>
          </table:table-cell>
          <table:table-cell table:style-name="ce9" table:formula="of:=MAX(2;14 - ROUNDDOWN([.$A13] * (4/7)))" office:value-type="float" office:value="10" calcext:value-type="float">
            <text:p>10+</text:p>
          </table:table-cell>
          <table:table-cell table:style-name="ce9" table:formula="of:=LOOKUP([.A13];CharacterLevel;Competency)" office:value-type="float" office:value="8" calcext:value-type="float">
            <text:p>8+</text:p>
          </table:table-cell>
          <table:table-cell table:style-name="ce4" table:formula="of:=LOOKUP([.A13];CharacterLevel;CompetencyBonus)" office:value-type="float" office:value="6" calcext:value-type="float">
            <text:p>+6</text:p>
          </table:table-cell>
          <table:table-cell table:style-name="ce4" table:formula="of:=LOOKUP([.R13];CharacterLevel;CompetencyBonus)" office:value-type="float" office:value="3" calcext:value-type="float">
            <text:p>+3</text:p>
          </table:table-cell>
          <table:table-cell table:style-name="ce4" table:formula="of:=ROUND([.$A13]*[.M$1])" office:value-type="float" office:value="8" calcext:value-type="float">
            <text:p>+8</text:p>
          </table:table-cell>
          <table:table-cell table:style-name="ce4" table:formula="of:=ROUND([.$A13]*[.N$1])" office:value-type="float" office:value="8" calcext:value-type="float">
            <text:p>+8</text:p>
          </table:table-cell>
          <table:table-cell table:style-name="ce4" table:formula="of:=ROUND([.$A13]*[.O$1])" office:value-type="float" office:value="8" calcext:value-type="float">
            <text:p>+8</text:p>
          </table:table-cell>
          <table:table-cell table:style-name="ce4" table:formula="of:=ROUNDUP([.$A13]*[.P$1])" office:value-type="float" office:value="8" calcext:value-type="float">
            <text:p>+8</text:p>
          </table:table-cell>
          <table:table-cell table:style-name="ce4" table:formula="of:=ROUNDDOWN([.$A13]*[.Q$1])" office:value-type="float" office:value="7" calcext:value-type="float">
            <text:p>+7</text:p>
          </table:table-cell>
          <table:table-cell table:style-name="ce20" table:formula="of:=ROUNDDOWN([.A13]/2)" office:value-type="float" office:value="4" calcext:value-type="float">
            <text:p>4</text:p>
          </table:table-cell>
          <table:table-cell table:style-name="ce2" table:formula="of:=[.R13] &amp; &quot;d6&quot;" office:value-type="string" office:string-value="4d6" calcext:value-type="string">
            <text:p>4d6</text:p>
          </table:table-cell>
          <table:table-cell table:style-name="ce9" table:formula="of:=LOOKUP([.R13];CharacterLevel;SaveTargets)" office:value-type="float" office:value="14" calcext:value-type="float">
            <text:p>14+</text:p>
          </table:table-cell>
          <table:table-cell table:style-name="ce103" table:formula="of:=INDEX(ClericSpells; MATCH([.$R13];CharacterLevel;0);[.U$5])" office:value-type="float" office:value="2" calcext:value-type="float">
            <text:p>2</text:p>
          </table:table-cell>
          <table:table-cell table:style-name="ce103" table:formula="of:=INDEX(ClericSpells; MATCH([.$R13];CharacterLevel;0);[.V$5])" office:value-type="float" office:value="2" calcext:value-type="float">
            <text:p>2</text:p>
          </table:table-cell>
          <table:table-cell table:style-name="ce103" table:formula="of:=INDEX(ClericSpells; MATCH([.$R13];CharacterLevel;0);[.W$5])" office:value-type="string" office:string-value="--" calcext:value-type="string">
            <text:p>--</text:p>
          </table:table-cell>
          <table:table-cell table:style-name="ce103" table:formula="of:=INDEX(ClericSpells; MATCH([.$R13];CharacterLevel;0);[.X$5])" office:value-type="string" office:string-value="--" calcext:value-type="string">
            <text:p>--</text:p>
          </table:table-cell>
          <table:table-cell table:style-name="ce103" table:formula="of:=INDEX(ClericSpells; MATCH([.$R13];CharacterLevel;0);[.Y$5])" office:value-type="string" office:string-value="--" calcext:value-type="string">
            <text:p>--</text:p>
          </table:table-cell>
          <table:table-cell table:number-columns-repeated="39"/>
        </table:table-row>
        <table:table-row table:style-name="ro1">
          <table:table-cell table:style-name="ce2" office:value-type="float" office:value="9" calcext:value-type="float">
            <text:p>9</text:p>
          </table:table-cell>
          <table:table-cell table:style-name="ce11" table:formula="of:=[.B13]*2" office:value-type="float" office:value="400000" calcext:value-type="float">
            <text:p>400,000</text:p>
          </table:table-cell>
          <table:table-cell table:style-name="ce2" table:formula="of:=[.A14]&amp;&quot;d8&quot;" office:value-type="string" office:string-value="9d8" calcext:value-type="string">
            <text:p>9d8</text:p>
          </table:table-cell>
          <table:table-cell table:style-name="ce4" table:formula="of:=ROUND([.A14]*(2/3);0)" office:value-type="float" office:value="6" calcext:value-type="float">
            <text:p>+6</text:p>
          </table:table-cell>
          <table:table-cell table:style-name="ce9" table:formula="of:=MAX(2;10 - ROUNDDOWN([.$A14] * (4/7)))" office:value-type="float" office:value="5" calcext:value-type="float">
            <text:p>5+</text:p>
          </table:table-cell>
          <table:table-cell table:style-name="ce9" table:formula="of:=MAX(2;11 - ROUNDDOWN([.$A14] * (4/7)))" office:value-type="float" office:value="6" calcext:value-type="float">
            <text:p>6+</text:p>
          </table:table-cell>
          <table:table-cell table:style-name="ce9" table:formula="of:=MAX(2;12 - ROUNDDOWN([.$A14] * (4/7)))" office:value-type="float" office:value="7" calcext:value-type="float">
            <text:p>7+</text:p>
          </table:table-cell>
          <table:table-cell table:style-name="ce9" table:formula="of:=MAX(2;13 - ROUNDDOWN([.$A14] * (5/7)))" office:value-type="float" office:value="7" calcext:value-type="float">
            <text:p>7+</text:p>
          </table:table-cell>
          <table:table-cell table:style-name="ce9" table:formula="of:=MAX(2;14 - ROUNDDOWN([.$A14] * (4/7)))" office:value-type="float" office:value="9" calcext:value-type="float">
            <text:p>9+</text:p>
          </table:table-cell>
          <table:table-cell table:style-name="ce9" table:formula="of:=LOOKUP([.A14];CharacterLevel;Competency)" office:value-type="float" office:value="8" calcext:value-type="float">
            <text:p>8+</text:p>
          </table:table-cell>
          <table:table-cell table:style-name="ce4" table:formula="of:=LOOKUP([.A14];CharacterLevel;CompetencyBonus)" office:value-type="float" office:value="6" calcext:value-type="float">
            <text:p>+6</text:p>
          </table:table-cell>
          <table:table-cell table:style-name="ce4" table:formula="of:=LOOKUP([.R14];CharacterLevel;CompetencyBonus)" office:value-type="float" office:value="3" calcext:value-type="float">
            <text:p>+3</text:p>
          </table:table-cell>
          <table:table-cell table:style-name="ce4" table:formula="of:=ROUND([.$A14]*[.M$1])" office:value-type="float" office:value="9" calcext:value-type="float">
            <text:p>+9</text:p>
          </table:table-cell>
          <table:table-cell table:style-name="ce4" table:formula="of:=ROUND([.$A14]*[.N$1])" office:value-type="float" office:value="9" calcext:value-type="float">
            <text:p>+9</text:p>
          </table:table-cell>
          <table:table-cell table:style-name="ce4" table:formula="of:=ROUND([.$A14]*[.O$1])" office:value-type="float" office:value="9" calcext:value-type="float">
            <text:p>+9</text:p>
          </table:table-cell>
          <table:table-cell table:style-name="ce4" table:formula="of:=ROUNDUP([.$A14]*[.P$1])" office:value-type="float" office:value="9" calcext:value-type="float">
            <text:p>+9</text:p>
          </table:table-cell>
          <table:table-cell table:style-name="ce4" table:formula="of:=ROUNDDOWN([.$A14]*[.Q$1])" office:value-type="float" office:value="8" calcext:value-type="float">
            <text:p>+8</text:p>
          </table:table-cell>
          <table:table-cell table:style-name="ce20" table:formula="of:=ROUNDDOWN([.A14]/2)" office:value-type="float" office:value="4" calcext:value-type="float">
            <text:p>4</text:p>
          </table:table-cell>
          <table:table-cell table:style-name="ce2" table:formula="of:=[.R14] &amp; &quot;d6&quot;" office:value-type="string" office:string-value="4d6" calcext:value-type="string">
            <text:p>4d6</text:p>
          </table:table-cell>
          <table:table-cell table:style-name="ce9" table:formula="of:=LOOKUP([.R14];CharacterLevel;SaveTargets)" office:value-type="float" office:value="14" calcext:value-type="float">
            <text:p>14+</text:p>
          </table:table-cell>
          <table:table-cell table:style-name="ce103" table:formula="of:=INDEX(ClericSpells; MATCH([.$R14];CharacterLevel;0);[.U$5])" office:value-type="float" office:value="2" calcext:value-type="float">
            <text:p>2</text:p>
          </table:table-cell>
          <table:table-cell table:style-name="ce103" table:formula="of:=INDEX(ClericSpells; MATCH([.$R14];CharacterLevel;0);[.V$5])" office:value-type="float" office:value="2" calcext:value-type="float">
            <text:p>2</text:p>
          </table:table-cell>
          <table:table-cell table:style-name="ce103" table:formula="of:=INDEX(ClericSpells; MATCH([.$R14];CharacterLevel;0);[.W$5])" office:value-type="string" office:string-value="--" calcext:value-type="string">
            <text:p>--</text:p>
          </table:table-cell>
          <table:table-cell table:style-name="ce103" table:formula="of:=INDEX(ClericSpells; MATCH([.$R14];CharacterLevel;0);[.X$5])" office:value-type="string" office:string-value="--" calcext:value-type="string">
            <text:p>--</text:p>
          </table:table-cell>
          <table:table-cell table:style-name="ce103" table:formula="of:=INDEX(ClericSpells; MATCH([.$R14];CharacterLevel;0);[.Y$5])" office:value-type="string" office:string-value="--" calcext:value-type="string">
            <text:p>--</text:p>
          </table:table-cell>
          <table:table-cell table:number-columns-repeated="39"/>
        </table:table-row>
        <table:table-row table:style-name="ro1">
          <table:table-cell table:style-name="ce2" office:value-type="float" office:value="10" calcext:value-type="float">
            <text:p>10</text:p>
          </table:table-cell>
          <table:table-cell table:style-name="ce11" table:formula="of:=[.B14]+200000" office:value-type="float" office:value="600000" calcext:value-type="float">
            <text:p>600,000</text:p>
          </table:table-cell>
          <table:table-cell table:style-name="ce2" table:formula="of:=[.A15]&amp;&quot;d8&quot;" office:value-type="string" office:string-value="10d8" calcext:value-type="string">
            <text:p>10d8</text:p>
          </table:table-cell>
          <table:table-cell table:style-name="ce4" table:formula="of:=ROUND([.A15]*(2/3);0)" office:value-type="float" office:value="7" calcext:value-type="float">
            <text:p>+7</text:p>
          </table:table-cell>
          <table:table-cell table:style-name="ce9" table:formula="of:=MAX(2;10 - ROUNDDOWN([.$A15] * (4/7)))" office:value-type="float" office:value="5" calcext:value-type="float">
            <text:p>5+</text:p>
          </table:table-cell>
          <table:table-cell table:style-name="ce9" table:formula="of:=MAX(2;11 - ROUNDDOWN([.$A15] * (4/7)))" office:value-type="float" office:value="6" calcext:value-type="float">
            <text:p>6+</text:p>
          </table:table-cell>
          <table:table-cell table:style-name="ce9" table:formula="of:=MAX(2;12 - ROUNDDOWN([.$A15] * (4/7)))" office:value-type="float" office:value="7" calcext:value-type="float">
            <text:p>7+</text:p>
          </table:table-cell>
          <table:table-cell table:style-name="ce9" table:formula="of:=MAX(2;13 - ROUNDDOWN([.$A15] * (5/7)))" office:value-type="float" office:value="6" calcext:value-type="float">
            <text:p>6+</text:p>
          </table:table-cell>
          <table:table-cell table:style-name="ce9" table:formula="of:=MAX(2;14 - ROUNDDOWN([.$A15] * (4/7)))" office:value-type="float" office:value="9" calcext:value-type="float">
            <text:p>9+</text:p>
          </table:table-cell>
          <table:table-cell table:style-name="ce9" table:formula="of:=LOOKUP([.A15];CharacterLevel;Competency)" office:value-type="float" office:value="7" calcext:value-type="float">
            <text:p>7+</text:p>
          </table:table-cell>
          <table:table-cell table:style-name="ce4" table:formula="of:=LOOKUP([.A15];CharacterLevel;CompetencyBonus)" office:value-type="float" office:value="7" calcext:value-type="float">
            <text:p>+7</text:p>
          </table:table-cell>
          <table:table-cell table:style-name="ce4" table:formula="of:=LOOKUP([.R15];CharacterLevel;CompetencyBonus)" office:value-type="float" office:value="4" calcext:value-type="float">
            <text:p>+4</text:p>
          </table:table-cell>
          <table:table-cell table:style-name="ce4" table:formula="of:=ROUND([.$A15]*[.M$1])" office:value-type="float" office:value="10" calcext:value-type="float">
            <text:p>+10</text:p>
          </table:table-cell>
          <table:table-cell table:style-name="ce4" table:formula="of:=ROUND([.$A15]*[.N$1])" office:value-type="float" office:value="10" calcext:value-type="float">
            <text:p>+10</text:p>
          </table:table-cell>
          <table:table-cell table:style-name="ce4" table:formula="of:=ROUND([.$A15]*[.O$1])" office:value-type="float" office:value="10" calcext:value-type="float">
            <text:p>+10</text:p>
          </table:table-cell>
          <table:table-cell table:style-name="ce4" table:formula="of:=ROUNDUP([.$A15]*[.P$1])" office:value-type="float" office:value="10" calcext:value-type="float">
            <text:p>+10</text:p>
          </table:table-cell>
          <table:table-cell table:style-name="ce4" table:formula="of:=ROUNDDOWN([.$A15]*[.Q$1])" office:value-type="float" office:value="9" calcext:value-type="float">
            <text:p>+9</text:p>
          </table:table-cell>
          <table:table-cell table:style-name="ce20" table:formula="of:=ROUNDDOWN([.A15]/2)" office:value-type="float" office:value="5" calcext:value-type="float">
            <text:p>5</text:p>
          </table:table-cell>
          <table:table-cell table:style-name="ce2" table:formula="of:=[.R15] &amp; &quot;d6&quot;" office:value-type="string" office:string-value="5d6" calcext:value-type="string">
            <text:p>5d6</text:p>
          </table:table-cell>
          <table:table-cell table:style-name="ce9" table:formula="of:=LOOKUP([.R15];CharacterLevel;SaveTargets)" office:value-type="float" office:value="15" calcext:value-type="float">
            <text:p>15+</text:p>
          </table:table-cell>
          <table:table-cell table:style-name="ce103" table:formula="of:=INDEX(ClericSpells; MATCH([.$R15];CharacterLevel;0);[.U$5])" office:value-type="float" office:value="2" calcext:value-type="float">
            <text:p>2</text:p>
          </table:table-cell>
          <table:table-cell table:style-name="ce103" table:formula="of:=INDEX(ClericSpells; MATCH([.$R15];CharacterLevel;0);[.V$5])" office:value-type="float" office:value="2" calcext:value-type="float">
            <text:p>2</text:p>
          </table:table-cell>
          <table:table-cell table:style-name="ce103" table:formula="of:=INDEX(ClericSpells; MATCH([.$R15];CharacterLevel;0);[.W$5])" office:value-type="float" office:value="1" calcext:value-type="float">
            <text:p>1</text:p>
          </table:table-cell>
          <table:table-cell table:style-name="ce103" table:formula="of:=INDEX(ClericSpells; MATCH([.$R15];CharacterLevel;0);[.X$5])" office:value-type="string" office:string-value="--" calcext:value-type="string">
            <text:p>--</text:p>
          </table:table-cell>
          <table:table-cell table:style-name="ce103" table:formula="of:=INDEX(ClericSpells; MATCH([.$R15];CharacterLevel;0);[.Y$5])" office:value-type="string" office:string-value="--" calcext:value-type="string">
            <text:p>--</text:p>
          </table:table-cell>
          <table:table-cell table:number-columns-repeated="39"/>
        </table:table-row>
        <table:table-row table:style-name="ro1">
          <table:table-cell table:style-name="ce2" office:value-type="float" office:value="11" calcext:value-type="float">
            <text:p>11</text:p>
          </table:table-cell>
          <table:table-cell table:style-name="ce11" table:formula="of:=[.B15]+200000" office:value-type="float" office:value="800000" calcext:value-type="float">
            <text:p>800,000</text:p>
          </table:table-cell>
          <table:table-cell table:style-name="ce2" table:formula="of:=[.$C$15] &amp; &quot;+&quot; &amp; 2*([.A16]-10)" office:value-type="string" office:string-value="10d8+2" calcext:value-type="string">
            <text:p>10d8+2</text:p>
          </table:table-cell>
          <table:table-cell table:style-name="ce4" table:formula="of:=ROUND([.A16]*(2/3);0)" office:value-type="float" office:value="7" calcext:value-type="float">
            <text:p>+7</text:p>
          </table:table-cell>
          <table:table-cell table:style-name="ce9" table:formula="of:=MAX(2;10 - ROUNDDOWN([.$A16] * (4/7)))" office:value-type="float" office:value="4" calcext:value-type="float">
            <text:p>4+</text:p>
          </table:table-cell>
          <table:table-cell table:style-name="ce9" table:formula="of:=MAX(2;11 - ROUNDDOWN([.$A16] * (4/7)))" office:value-type="float" office:value="5" calcext:value-type="float">
            <text:p>5+</text:p>
          </table:table-cell>
          <table:table-cell table:style-name="ce9" table:formula="of:=MAX(2;12 - ROUNDDOWN([.$A16] * (4/7)))" office:value-type="float" office:value="6" calcext:value-type="float">
            <text:p>6+</text:p>
          </table:table-cell>
          <table:table-cell table:style-name="ce9" table:formula="of:=MAX(2;13 - ROUNDDOWN([.$A16] * (5/7)))" office:value-type="float" office:value="6" calcext:value-type="float">
            <text:p>6+</text:p>
          </table:table-cell>
          <table:table-cell table:style-name="ce9" table:formula="of:=MAX(2;14 - ROUNDDOWN([.$A16] * (4/7)))" office:value-type="float" office:value="8" calcext:value-type="float">
            <text:p>8+</text:p>
          </table:table-cell>
          <table:table-cell table:style-name="ce9" table:formula="of:=LOOKUP([.A16];CharacterLevel;Competency)" office:value-type="float" office:value="7" calcext:value-type="float">
            <text:p>7+</text:p>
          </table:table-cell>
          <table:table-cell table:style-name="ce4" table:formula="of:=LOOKUP([.A16];CharacterLevel;CompetencyBonus)" office:value-type="float" office:value="8" calcext:value-type="float">
            <text:p>+8</text:p>
          </table:table-cell>
          <table:table-cell table:style-name="ce4" table:formula="of:=LOOKUP([.R16];CharacterLevel;CompetencyBonus)" office:value-type="float" office:value="4" calcext:value-type="float">
            <text:p>+4</text:p>
          </table:table-cell>
          <table:table-cell table:style-name="ce4" table:formula="of:=ROUND([.$A16]*[.M$1])" office:value-type="float" office:value="11" calcext:value-type="float">
            <text:p>+11</text:p>
          </table:table-cell>
          <table:table-cell table:style-name="ce4" table:formula="of:=ROUND([.$A16]*[.N$1])" office:value-type="float" office:value="11" calcext:value-type="float">
            <text:p>+11</text:p>
          </table:table-cell>
          <table:table-cell table:style-name="ce4" table:formula="of:=ROUND([.$A16]*[.O$1])" office:value-type="float" office:value="11" calcext:value-type="float">
            <text:p>+11</text:p>
          </table:table-cell>
          <table:table-cell table:style-name="ce4" table:formula="of:=ROUNDUP([.$A16]*[.P$1])" office:value-type="float" office:value="11" calcext:value-type="float">
            <text:p>+11</text:p>
          </table:table-cell>
          <table:table-cell table:style-name="ce4" table:formula="of:=ROUNDDOWN([.$A16]*[.Q$1])" office:value-type="float" office:value="10" calcext:value-type="float">
            <text:p>+10</text:p>
          </table:table-cell>
          <table:table-cell table:style-name="ce20" table:formula="of:=ROUNDDOWN([.A16]/2)" office:value-type="float" office:value="5" calcext:value-type="float">
            <text:p>5</text:p>
          </table:table-cell>
          <table:table-cell table:style-name="ce2" table:formula="of:=[.R16] &amp; &quot;d6&quot;" office:value-type="string" office:string-value="5d6" calcext:value-type="string">
            <text:p>5d6</text:p>
          </table:table-cell>
          <table:table-cell table:style-name="ce9" table:formula="of:=LOOKUP([.R16];CharacterLevel;SaveTargets)" office:value-type="float" office:value="15" calcext:value-type="float">
            <text:p>15+</text:p>
          </table:table-cell>
          <table:table-cell table:style-name="ce103" table:formula="of:=INDEX(ClericSpells; MATCH([.$R16];CharacterLevel;0);[.U$5])" office:value-type="float" office:value="2" calcext:value-type="float">
            <text:p>2</text:p>
          </table:table-cell>
          <table:table-cell table:style-name="ce103" table:formula="of:=INDEX(ClericSpells; MATCH([.$R16];CharacterLevel;0);[.V$5])" office:value-type="float" office:value="2" calcext:value-type="float">
            <text:p>2</text:p>
          </table:table-cell>
          <table:table-cell table:style-name="ce103" table:formula="of:=INDEX(ClericSpells; MATCH([.$R16];CharacterLevel;0);[.W$5])" office:value-type="float" office:value="1" calcext:value-type="float">
            <text:p>1</text:p>
          </table:table-cell>
          <table:table-cell table:style-name="ce103" table:formula="of:=INDEX(ClericSpells; MATCH([.$R16];CharacterLevel;0);[.X$5])" office:value-type="string" office:string-value="--" calcext:value-type="string">
            <text:p>--</text:p>
          </table:table-cell>
          <table:table-cell table:style-name="ce103" table:formula="of:=INDEX(ClericSpells; MATCH([.$R16];CharacterLevel;0);[.Y$5])" office:value-type="string" office:string-value="--" calcext:value-type="string">
            <text:p>--</text:p>
          </table:table-cell>
          <table:table-cell table:number-columns-repeated="39"/>
        </table:table-row>
        <table:table-row table:style-name="ro1">
          <table:table-cell table:style-name="ce2" office:value-type="float" office:value="12" calcext:value-type="float">
            <text:p>12</text:p>
          </table:table-cell>
          <table:table-cell table:style-name="ce11" table:formula="of:=[.B16]+200000" office:value-type="float" office:value="1000000" calcext:value-type="float">
            <text:p>1,000,000</text:p>
          </table:table-cell>
          <table:table-cell table:style-name="ce2" table:formula="of:=[.$C$15] &amp; &quot;+&quot; &amp; 2*([.A17]-10)" office:value-type="string" office:string-value="10d8+4" calcext:value-type="string">
            <text:p>10d8+4</text:p>
          </table:table-cell>
          <table:table-cell table:style-name="ce4" table:formula="of:=ROUND([.A17]*(2/3);0)" office:value-type="float" office:value="8" calcext:value-type="float">
            <text:p>+8</text:p>
          </table:table-cell>
          <table:table-cell table:style-name="ce9" table:formula="of:=MAX(2;10 - ROUNDDOWN([.$A17] * (4/7)))" office:value-type="float" office:value="4" calcext:value-type="float">
            <text:p>4+</text:p>
          </table:table-cell>
          <table:table-cell table:style-name="ce9" table:formula="of:=MAX(2;11 - ROUNDDOWN([.$A17] * (4/7)))" office:value-type="float" office:value="5" calcext:value-type="float">
            <text:p>5+</text:p>
          </table:table-cell>
          <table:table-cell table:style-name="ce9" table:formula="of:=MAX(2;12 - ROUNDDOWN([.$A17] * (4/7)))" office:value-type="float" office:value="6" calcext:value-type="float">
            <text:p>6+</text:p>
          </table:table-cell>
          <table:table-cell table:style-name="ce9" table:formula="of:=MAX(2;13 - ROUNDDOWN([.$A17] * (5/7)))" office:value-type="float" office:value="5" calcext:value-type="float">
            <text:p>5+</text:p>
          </table:table-cell>
          <table:table-cell table:style-name="ce9" table:formula="of:=MAX(2;14 - ROUNDDOWN([.$A17] * (4/7)))" office:value-type="float" office:value="8" calcext:value-type="float">
            <text:p>8+</text:p>
          </table:table-cell>
          <table:table-cell table:style-name="ce9" table:formula="of:=LOOKUP([.A17];CharacterLevel;Competency)" office:value-type="float" office:value="6" calcext:value-type="float">
            <text:p>6+</text:p>
          </table:table-cell>
          <table:table-cell table:style-name="ce4" table:formula="of:=LOOKUP([.A17];CharacterLevel;CompetencyBonus)" office:value-type="float" office:value="8" calcext:value-type="float">
            <text:p>+8</text:p>
          </table:table-cell>
          <table:table-cell table:style-name="ce4" table:formula="of:=LOOKUP([.R17];CharacterLevel;CompetencyBonus)" office:value-type="float" office:value="4" calcext:value-type="float">
            <text:p>+4</text:p>
          </table:table-cell>
          <table:table-cell table:style-name="ce4" table:formula="of:=ROUND([.$A17]*[.M$1])" office:value-type="float" office:value="12" calcext:value-type="float">
            <text:p>+12</text:p>
          </table:table-cell>
          <table:table-cell table:style-name="ce4" table:formula="of:=ROUND([.$A17]*[.N$1])" office:value-type="float" office:value="12" calcext:value-type="float">
            <text:p>+12</text:p>
          </table:table-cell>
          <table:table-cell table:style-name="ce4" table:formula="of:=ROUND([.$A17]*[.O$1])" office:value-type="float" office:value="12" calcext:value-type="float">
            <text:p>+12</text:p>
          </table:table-cell>
          <table:table-cell table:style-name="ce4" table:formula="of:=ROUNDUP([.$A17]*[.P$1])" office:value-type="float" office:value="12" calcext:value-type="float">
            <text:p>+12</text:p>
          </table:table-cell>
          <table:table-cell table:style-name="ce4" table:formula="of:=ROUNDDOWN([.$A17]*[.Q$1])" office:value-type="float" office:value="11" calcext:value-type="float">
            <text:p>+11</text:p>
          </table:table-cell>
          <table:table-cell table:style-name="ce20" table:formula="of:=ROUNDDOWN([.A17]/2)" office:value-type="float" office:value="6" calcext:value-type="float">
            <text:p>6</text:p>
          </table:table-cell>
          <table:table-cell table:style-name="ce2" table:formula="of:=[.R17] &amp; &quot;d6&quot;" office:value-type="string" office:string-value="6d6" calcext:value-type="string">
            <text:p>6d6</text:p>
          </table:table-cell>
          <table:table-cell table:style-name="ce9" table:formula="of:=LOOKUP([.R17];CharacterLevel;SaveTargets)" office:value-type="float" office:value="15" calcext:value-type="float">
            <text:p>15+</text:p>
          </table:table-cell>
          <table:table-cell table:style-name="ce103" table:formula="of:=INDEX(ClericSpells; MATCH([.$R17];CharacterLevel;0);[.U$5])" office:value-type="float" office:value="3" calcext:value-type="float">
            <text:p>3</text:p>
          </table:table-cell>
          <table:table-cell table:style-name="ce103" table:formula="of:=INDEX(ClericSpells; MATCH([.$R17];CharacterLevel;0);[.V$5])" office:value-type="float" office:value="2" calcext:value-type="float">
            <text:p>2</text:p>
          </table:table-cell>
          <table:table-cell table:style-name="ce103" table:formula="of:=INDEX(ClericSpells; MATCH([.$R17];CharacterLevel;0);[.W$5])" office:value-type="float" office:value="2" calcext:value-type="float">
            <text:p>2</text:p>
          </table:table-cell>
          <table:table-cell table:style-name="ce103" table:formula="of:=INDEX(ClericSpells; MATCH([.$R17];CharacterLevel;0);[.X$5])" office:value-type="string" office:string-value="--" calcext:value-type="string">
            <text:p>--</text:p>
          </table:table-cell>
          <table:table-cell table:style-name="ce103" table:formula="of:=INDEX(ClericSpells; MATCH([.$R17];CharacterLevel;0);[.Y$5])" office:value-type="string" office:string-value="--" calcext:value-type="string">
            <text:p>--</text:p>
          </table:table-cell>
          <table:table-cell table:number-columns-repeated="39"/>
        </table:table-row>
        <table:table-row table:style-name="ro1">
          <table:table-cell table:style-name="ce2" office:value-type="float" office:value="13" calcext:value-type="float">
            <text:p>13</text:p>
          </table:table-cell>
          <table:table-cell table:style-name="ce11" table:formula="of:=[.B17]+200000" office:value-type="float" office:value="1200000" calcext:value-type="float">
            <text:p>1,200,000</text:p>
          </table:table-cell>
          <table:table-cell table:style-name="ce2" table:formula="of:=[.$C$15] &amp; &quot;+&quot; &amp; 2*([.A18]-10)" office:value-type="string" office:string-value="10d8+6" calcext:value-type="string">
            <text:p>10d8+6</text:p>
          </table:table-cell>
          <table:table-cell table:style-name="ce4" table:formula="of:=ROUND([.A18]*(2/3);0)" office:value-type="float" office:value="9" calcext:value-type="float">
            <text:p>+9</text:p>
          </table:table-cell>
          <table:table-cell table:style-name="ce9" table:formula="of:=MAX(2;10 - ROUNDDOWN([.$A18] * (4/7)))" office:value-type="float" office:value="3" calcext:value-type="float">
            <text:p>3+</text:p>
          </table:table-cell>
          <table:table-cell table:style-name="ce9" table:formula="of:=MAX(2;11 - ROUNDDOWN([.$A18] * (4/7)))" office:value-type="float" office:value="4" calcext:value-type="float">
            <text:p>4+</text:p>
          </table:table-cell>
          <table:table-cell table:style-name="ce9" table:formula="of:=MAX(2;12 - ROUNDDOWN([.$A18] * (4/7)))" office:value-type="float" office:value="5" calcext:value-type="float">
            <text:p>5+</text:p>
          </table:table-cell>
          <table:table-cell table:style-name="ce9" table:formula="of:=MAX(2;13 - ROUNDDOWN([.$A18] * (5/7)))" office:value-type="float" office:value="4" calcext:value-type="float">
            <text:p>4+</text:p>
          </table:table-cell>
          <table:table-cell table:style-name="ce9" table:formula="of:=MAX(2;14 - ROUNDDOWN([.$A18] * (4/7)))" office:value-type="float" office:value="7" calcext:value-type="float">
            <text:p>7+</text:p>
          </table:table-cell>
          <table:table-cell table:style-name="ce9" table:formula="of:=LOOKUP([.A18];CharacterLevel;Competency)" office:value-type="float" office:value="6" calcext:value-type="float">
            <text:p>6+</text:p>
          </table:table-cell>
          <table:table-cell table:style-name="ce4" table:formula="of:=LOOKUP([.A18];CharacterLevel;CompetencyBonus)" office:value-type="float" office:value="9" calcext:value-type="float">
            <text:p>+9</text:p>
          </table:table-cell>
          <table:table-cell table:style-name="ce4" table:formula="of:=LOOKUP([.R18];CharacterLevel;CompetencyBonus)" office:value-type="float" office:value="4" calcext:value-type="float">
            <text:p>+4</text:p>
          </table:table-cell>
          <table:table-cell table:style-name="ce4" table:formula="of:=ROUND([.$A18]*[.M$1])" office:value-type="float" office:value="13" calcext:value-type="float">
            <text:p>+13</text:p>
          </table:table-cell>
          <table:table-cell table:style-name="ce4" table:formula="of:=ROUND([.$A18]*[.N$1])" office:value-type="float" office:value="13" calcext:value-type="float">
            <text:p>+13</text:p>
          </table:table-cell>
          <table:table-cell table:style-name="ce4" table:formula="of:=ROUND([.$A18]*[.O$1])" office:value-type="float" office:value="13" calcext:value-type="float">
            <text:p>+13</text:p>
          </table:table-cell>
          <table:table-cell table:style-name="ce4" table:formula="of:=ROUNDUP([.$A18]*[.P$1])" office:value-type="float" office:value="13" calcext:value-type="float">
            <text:p>+13</text:p>
          </table:table-cell>
          <table:table-cell table:style-name="ce4" table:formula="of:=ROUNDDOWN([.$A18]*[.Q$1])" office:value-type="float" office:value="12" calcext:value-type="float">
            <text:p>+12</text:p>
          </table:table-cell>
          <table:table-cell table:style-name="ce20" table:formula="of:=ROUNDDOWN([.A18]/2)" office:value-type="float" office:value="6" calcext:value-type="float">
            <text:p>6</text:p>
          </table:table-cell>
          <table:table-cell table:style-name="ce2" table:formula="of:=[.R18] &amp; &quot;d6&quot;" office:value-type="string" office:string-value="6d6" calcext:value-type="string">
            <text:p>6d6</text:p>
          </table:table-cell>
          <table:table-cell table:style-name="ce9" table:formula="of:=LOOKUP([.R18];CharacterLevel;SaveTargets)" office:value-type="float" office:value="15" calcext:value-type="float">
            <text:p>15+</text:p>
          </table:table-cell>
          <table:table-cell table:style-name="ce103" table:formula="of:=INDEX(ClericSpells; MATCH([.$R18];CharacterLevel;0);[.U$5])" office:value-type="float" office:value="3" calcext:value-type="float">
            <text:p>3</text:p>
          </table:table-cell>
          <table:table-cell table:style-name="ce103" table:formula="of:=INDEX(ClericSpells; MATCH([.$R18];CharacterLevel;0);[.V$5])" office:value-type="float" office:value="2" calcext:value-type="float">
            <text:p>2</text:p>
          </table:table-cell>
          <table:table-cell table:style-name="ce103" table:formula="of:=INDEX(ClericSpells; MATCH([.$R18];CharacterLevel;0);[.W$5])" office:value-type="float" office:value="2" calcext:value-type="float">
            <text:p>2</text:p>
          </table:table-cell>
          <table:table-cell table:style-name="ce103" table:formula="of:=INDEX(ClericSpells; MATCH([.$R18];CharacterLevel;0);[.X$5])" office:value-type="string" office:string-value="--" calcext:value-type="string">
            <text:p>--</text:p>
          </table:table-cell>
          <table:table-cell table:style-name="ce103" table:formula="of:=INDEX(ClericSpells; MATCH([.$R18];CharacterLevel;0);[.Y$5])" office:value-type="string" office:string-value="--" calcext:value-type="string">
            <text:p>--</text:p>
          </table:table-cell>
          <table:table-cell table:number-columns-repeated="39"/>
        </table:table-row>
        <table:table-row table:style-name="ro1">
          <table:table-cell table:style-name="ce2" office:value-type="float" office:value="14" calcext:value-type="float">
            <text:p>14</text:p>
          </table:table-cell>
          <table:table-cell table:style-name="ce11" table:formula="of:=[.B18]+200000" office:value-type="float" office:value="1400000" calcext:value-type="float">
            <text:p>1,400,000</text:p>
          </table:table-cell>
          <table:table-cell table:style-name="ce2" table:formula="of:=[.$C$15] &amp; &quot;+&quot; &amp; 2*([.A19]-10)" office:value-type="string" office:string-value="10d8+8" calcext:value-type="string">
            <text:p>10d8+8</text:p>
          </table:table-cell>
          <table:table-cell table:style-name="ce4" table:formula="of:=ROUND([.A19]*(2/3);0)" office:value-type="float" office:value="9" calcext:value-type="float">
            <text:p>+9</text:p>
          </table:table-cell>
          <table:table-cell table:style-name="ce9" table:formula="of:=MAX(2;10 - ROUNDDOWN([.$A19] * (4/7)))" office:value-type="float" office:value="2" calcext:value-type="float">
            <text:p>2+</text:p>
          </table:table-cell>
          <table:table-cell table:style-name="ce9" table:formula="of:=MAX(2;11 - ROUNDDOWN([.$A19] * (4/7)))" office:value-type="float" office:value="3" calcext:value-type="float">
            <text:p>3+</text:p>
          </table:table-cell>
          <table:table-cell table:style-name="ce9" table:formula="of:=MAX(2;12 - ROUNDDOWN([.$A19] * (4/7)))" office:value-type="float" office:value="4" calcext:value-type="float">
            <text:p>4+</text:p>
          </table:table-cell>
          <table:table-cell table:style-name="ce9" table:formula="of:=MAX(2;13 - ROUNDDOWN([.$A19] * (5/7)))" office:value-type="float" office:value="3" calcext:value-type="float">
            <text:p>3+</text:p>
          </table:table-cell>
          <table:table-cell table:style-name="ce9" table:formula="of:=MAX(2;14 - ROUNDDOWN([.$A19] * (4/7)))" office:value-type="float" office:value="6" calcext:value-type="float">
            <text:p>6+</text:p>
          </table:table-cell>
          <table:table-cell table:style-name="ce9" table:formula="of:=LOOKUP([.A19];CharacterLevel;Competency)" office:value-type="float" office:value="5" calcext:value-type="float">
            <text:p>5+</text:p>
          </table:table-cell>
          <table:table-cell table:style-name="ce4" table:formula="of:=LOOKUP([.A19];CharacterLevel;CompetencyBonus)" office:value-type="float" office:value="10" calcext:value-type="float">
            <text:p>+10</text:p>
          </table:table-cell>
          <table:table-cell table:style-name="ce4" table:formula="of:=LOOKUP([.R19];CharacterLevel;CompetencyBonus)" office:value-type="float" office:value="5" calcext:value-type="float">
            <text:p>+5</text:p>
          </table:table-cell>
          <table:table-cell table:style-name="ce4" table:formula="of:=ROUND([.$A19]*[.M$1])" office:value-type="float" office:value="14" calcext:value-type="float">
            <text:p>+14</text:p>
          </table:table-cell>
          <table:table-cell table:style-name="ce4" table:formula="of:=ROUND([.$A19]*[.N$1])" office:value-type="float" office:value="14" calcext:value-type="float">
            <text:p>+14</text:p>
          </table:table-cell>
          <table:table-cell table:style-name="ce4" table:formula="of:=ROUND([.$A19]*[.O$1])" office:value-type="float" office:value="14" calcext:value-type="float">
            <text:p>+14</text:p>
          </table:table-cell>
          <table:table-cell table:style-name="ce4" table:formula="of:=ROUNDUP([.$A19]*[.P$1])" office:value-type="float" office:value="14" calcext:value-type="float">
            <text:p>+14</text:p>
          </table:table-cell>
          <table:table-cell table:style-name="ce4" table:formula="of:=ROUNDDOWN([.$A19]*[.Q$1])" office:value-type="float" office:value="13" calcext:value-type="float">
            <text:p>+13</text:p>
          </table:table-cell>
          <table:table-cell table:style-name="ce20" table:formula="of:=ROUNDDOWN([.A19]/2)" office:value-type="float" office:value="7" calcext:value-type="float">
            <text:p>7</text:p>
          </table:table-cell>
          <table:table-cell table:style-name="ce2" table:formula="of:=[.R19] &amp; &quot;d6&quot;" office:value-type="string" office:string-value="7d6" calcext:value-type="string">
            <text:p>7d6</text:p>
          </table:table-cell>
          <table:table-cell table:style-name="ce9" table:formula="of:=LOOKUP([.R19];CharacterLevel;SaveTargets)" office:value-type="float" office:value="16" calcext:value-type="float">
            <text:p>16+</text:p>
          </table:table-cell>
          <table:table-cell table:style-name="ce103" table:formula="of:=INDEX(ClericSpells; MATCH([.$R19];CharacterLevel;0);[.U$5])" office:value-type="float" office:value="3" calcext:value-type="float">
            <text:p>3</text:p>
          </table:table-cell>
          <table:table-cell table:style-name="ce103" table:formula="of:=INDEX(ClericSpells; MATCH([.$R19];CharacterLevel;0);[.V$5])" office:value-type="float" office:value="2" calcext:value-type="float">
            <text:p>2</text:p>
          </table:table-cell>
          <table:table-cell table:style-name="ce103" table:formula="of:=INDEX(ClericSpells; MATCH([.$R19];CharacterLevel;0);[.W$5])" office:value-type="float" office:value="2" calcext:value-type="float">
            <text:p>2</text:p>
          </table:table-cell>
          <table:table-cell table:style-name="ce103" table:formula="of:=INDEX(ClericSpells; MATCH([.$R19];CharacterLevel;0);[.X$5])" office:value-type="float" office:value="1" calcext:value-type="float">
            <text:p>1</text:p>
          </table:table-cell>
          <table:table-cell table:style-name="ce103" table:formula="of:=INDEX(ClericSpells; MATCH([.$R19];CharacterLevel;0);[.Y$5])" office:value-type="string" office:string-value="--" calcext:value-type="string">
            <text:p>--</text:p>
          </table:table-cell>
          <table:table-cell table:number-columns-repeated="39"/>
        </table:table-row>
        <table:table-row table:style-name="ro1">
          <table:table-cell table:style-name="ce2" office:value-type="float" office:value="15" calcext:value-type="float">
            <text:p>15</text:p>
          </table:table-cell>
          <table:table-cell table:style-name="ce11" table:formula="of:=[.B19]+200000" office:value-type="float" office:value="1600000" calcext:value-type="float">
            <text:p>1,600,000</text:p>
          </table:table-cell>
          <table:table-cell table:style-name="ce2" table:formula="of:=[.$C$15] &amp; &quot;+&quot; &amp; 2*([.A20]-10)" office:value-type="string" office:string-value="10d8+10" calcext:value-type="string">
            <text:p>10d8+10</text:p>
          </table:table-cell>
          <table:table-cell table:style-name="ce4" table:formula="of:=ROUND([.A20]*(2/3);0)" office:value-type="float" office:value="10" calcext:value-type="float">
            <text:p>+10</text:p>
          </table:table-cell>
          <table:table-cell table:style-name="ce9" table:formula="of:=MAX(2;10 - ROUNDDOWN([.$A20] * (4/7)))" office:value-type="float" office:value="2" calcext:value-type="float">
            <text:p>2+</text:p>
          </table:table-cell>
          <table:table-cell table:style-name="ce9" table:formula="of:=MAX(2;11 - ROUNDDOWN([.$A20] * (4/7)))" office:value-type="float" office:value="3" calcext:value-type="float">
            <text:p>3+</text:p>
          </table:table-cell>
          <table:table-cell table:style-name="ce9" table:formula="of:=MAX(2;12 - ROUNDDOWN([.$A20] * (4/7)))" office:value-type="float" office:value="4" calcext:value-type="float">
            <text:p>4+</text:p>
          </table:table-cell>
          <table:table-cell table:style-name="ce9" table:formula="of:=MAX(2;13 - ROUNDDOWN([.$A20] * (5/7)))" office:value-type="float" office:value="3" calcext:value-type="float">
            <text:p>3+</text:p>
          </table:table-cell>
          <table:table-cell table:style-name="ce9" table:formula="of:=MAX(2;14 - ROUNDDOWN([.$A20] * (4/7)))" office:value-type="float" office:value="6" calcext:value-type="float">
            <text:p>6+</text:p>
          </table:table-cell>
          <table:table-cell table:style-name="ce9" table:formula="of:=LOOKUP([.A20];CharacterLevel;Competency)" office:value-type="float" office:value="5" calcext:value-type="float">
            <text:p>5+</text:p>
          </table:table-cell>
          <table:table-cell table:style-name="ce4" table:formula="of:=LOOKUP([.A20];CharacterLevel;CompetencyBonus)" office:value-type="float" office:value="10" calcext:value-type="float">
            <text:p>+10</text:p>
          </table:table-cell>
          <table:table-cell table:style-name="ce4" table:formula="of:=LOOKUP([.R20];CharacterLevel;CompetencyBonus)" office:value-type="float" office:value="5" calcext:value-type="float">
            <text:p>+5</text:p>
          </table:table-cell>
          <table:table-cell table:style-name="ce4" table:formula="of:=ROUND([.$A20]*[.M$1])" office:value-type="float" office:value="15" calcext:value-type="float">
            <text:p>+15</text:p>
          </table:table-cell>
          <table:table-cell table:style-name="ce4" table:formula="of:=ROUND([.$A20]*[.N$1])" office:value-type="float" office:value="15" calcext:value-type="float">
            <text:p>+15</text:p>
          </table:table-cell>
          <table:table-cell table:style-name="ce4" table:formula="of:=ROUND([.$A20]*[.O$1])" office:value-type="float" office:value="15" calcext:value-type="float">
            <text:p>+15</text:p>
          </table:table-cell>
          <table:table-cell table:style-name="ce4" table:formula="of:=ROUNDUP([.$A20]*[.P$1])" office:value-type="float" office:value="15" calcext:value-type="float">
            <text:p>+15</text:p>
          </table:table-cell>
          <table:table-cell table:style-name="ce4" table:formula="of:=ROUNDDOWN([.$A20]*[.Q$1])" office:value-type="float" office:value="14" calcext:value-type="float">
            <text:p>+14</text:p>
          </table:table-cell>
          <table:table-cell table:style-name="ce20" table:formula="of:=ROUNDDOWN([.A20]/2)" office:value-type="float" office:value="7" calcext:value-type="float">
            <text:p>7</text:p>
          </table:table-cell>
          <table:table-cell table:style-name="ce2" table:formula="of:=[.R20] &amp; &quot;d6&quot;" office:value-type="string" office:string-value="7d6" calcext:value-type="string">
            <text:p>7d6</text:p>
          </table:table-cell>
          <table:table-cell table:style-name="ce9" table:formula="of:=LOOKUP([.R20];CharacterLevel;SaveTargets)" office:value-type="float" office:value="16" calcext:value-type="float">
            <text:p>16+</text:p>
          </table:table-cell>
          <table:table-cell table:style-name="ce103" table:formula="of:=INDEX(ClericSpells; MATCH([.$R20];CharacterLevel;0);[.U$5])" office:value-type="float" office:value="3" calcext:value-type="float">
            <text:p>3</text:p>
          </table:table-cell>
          <table:table-cell table:style-name="ce103" table:formula="of:=INDEX(ClericSpells; MATCH([.$R20];CharacterLevel;0);[.V$5])" office:value-type="float" office:value="2" calcext:value-type="float">
            <text:p>2</text:p>
          </table:table-cell>
          <table:table-cell table:style-name="ce103" table:formula="of:=INDEX(ClericSpells; MATCH([.$R20];CharacterLevel;0);[.W$5])" office:value-type="float" office:value="2" calcext:value-type="float">
            <text:p>2</text:p>
          </table:table-cell>
          <table:table-cell table:style-name="ce103" table:formula="of:=INDEX(ClericSpells; MATCH([.$R20];CharacterLevel;0);[.X$5])" office:value-type="float" office:value="1" calcext:value-type="float">
            <text:p>1</text:p>
          </table:table-cell>
          <table:table-cell table:style-name="ce103" table:formula="of:=INDEX(ClericSpells; MATCH([.$R20];CharacterLevel;0);[.Y$5])" office:value-type="string" office:string-value="--" calcext:value-type="string">
            <text:p>--</text:p>
          </table:table-cell>
          <table:table-cell table:number-columns-repeated="39"/>
        </table:table-row>
        <table:table-row table:style-name="ro1">
          <table:table-cell table:style-name="ce2" office:value-type="float" office:value="16" calcext:value-type="float">
            <text:p>16</text:p>
          </table:table-cell>
          <table:table-cell table:style-name="ce11" table:formula="of:=[.B20]+200000" office:value-type="float" office:value="1800000" calcext:value-type="float">
            <text:p>1,800,000</text:p>
          </table:table-cell>
          <table:table-cell table:style-name="ce2" table:formula="of:=[.$C$15] &amp; &quot;+&quot; &amp; 2*([.A21]-10)" office:value-type="string" office:string-value="10d8+12" calcext:value-type="string">
            <text:p>10d8+12</text:p>
          </table:table-cell>
          <table:table-cell table:style-name="ce4" table:formula="of:=ROUND([.A21]*(2/3);0)" office:value-type="float" office:value="11" calcext:value-type="float">
            <text:p>+11</text:p>
          </table:table-cell>
          <table:table-cell table:style-name="ce9" table:formula="of:=MAX(2;10 - ROUNDDOWN([.$A21] * (4/7)))" office:value-type="float" office:value="2" calcext:value-type="float">
            <text:p>2+</text:p>
          </table:table-cell>
          <table:table-cell table:style-name="ce9" table:formula="of:=MAX(2;11 - ROUNDDOWN([.$A21] * (4/7)))" office:value-type="float" office:value="2" calcext:value-type="float">
            <text:p>2+</text:p>
          </table:table-cell>
          <table:table-cell table:style-name="ce9" table:formula="of:=MAX(2;12 - ROUNDDOWN([.$A21] * (4/7)))" office:value-type="float" office:value="3" calcext:value-type="float">
            <text:p>3+</text:p>
          </table:table-cell>
          <table:table-cell table:style-name="ce9" table:formula="of:=MAX(2;13 - ROUNDDOWN([.$A21] * (5/7)))" office:value-type="float" office:value="2" calcext:value-type="float">
            <text:p>2+</text:p>
          </table:table-cell>
          <table:table-cell table:style-name="ce9" table:formula="of:=MAX(2;14 - ROUNDDOWN([.$A21] * (4/7)))" office:value-type="float" office:value="5" calcext:value-type="float">
            <text:p>5+</text:p>
          </table:table-cell>
          <table:table-cell table:style-name="ce9" table:formula="of:=LOOKUP([.A21];CharacterLevel;Competency)" office:value-type="float" office:value="5" calcext:value-type="float">
            <text:p>5+</text:p>
          </table:table-cell>
          <table:table-cell table:style-name="ce4" table:formula="of:=LOOKUP([.A21];CharacterLevel;CompetencyBonus)" office:value-type="float" office:value="11" calcext:value-type="float">
            <text:p>+11</text:p>
          </table:table-cell>
          <table:table-cell table:style-name="ce4" table:formula="of:=LOOKUP([.R21];CharacterLevel;CompetencyBonus)" office:value-type="float" office:value="6" calcext:value-type="float">
            <text:p>+6</text:p>
          </table:table-cell>
          <table:table-cell table:style-name="ce4" table:formula="of:=ROUND([.$A21]*[.M$1])" office:value-type="float" office:value="16" calcext:value-type="float">
            <text:p>+16</text:p>
          </table:table-cell>
          <table:table-cell table:style-name="ce4" table:formula="of:=ROUND([.$A21]*[.N$1])" office:value-type="float" office:value="16" calcext:value-type="float">
            <text:p>+16</text:p>
          </table:table-cell>
          <table:table-cell table:style-name="ce4" table:formula="of:=ROUND([.$A21]*[.O$1])" office:value-type="float" office:value="16" calcext:value-type="float">
            <text:p>+16</text:p>
          </table:table-cell>
          <table:table-cell table:style-name="ce4" table:formula="of:=ROUNDUP([.$A21]*[.P$1])" office:value-type="float" office:value="16" calcext:value-type="float">
            <text:p>+16</text:p>
          </table:table-cell>
          <table:table-cell table:style-name="ce4" table:formula="of:=ROUNDDOWN([.$A21]*[.Q$1])" office:value-type="float" office:value="15" calcext:value-type="float">
            <text:p>+15</text:p>
          </table:table-cell>
          <table:table-cell table:style-name="ce20" table:formula="of:=ROUNDDOWN([.A21]/2)" office:value-type="float" office:value="8" calcext:value-type="float">
            <text:p>8</text:p>
          </table:table-cell>
          <table:table-cell table:style-name="ce2" table:formula="of:=[.R21] &amp; &quot;d6&quot;" office:value-type="string" office:string-value="8d6" calcext:value-type="string">
            <text:p>8d6</text:p>
          </table:table-cell>
          <table:table-cell table:style-name="ce9" table:formula="of:=LOOKUP([.R21];CharacterLevel;SaveTargets)" office:value-type="float" office:value="16" calcext:value-type="float">
            <text:p>16+</text:p>
          </table:table-cell>
          <table:table-cell table:style-name="ce103" table:formula="of:=INDEX(ClericSpells; MATCH([.$R21];CharacterLevel;0);[.U$5])" office:value-type="float" office:value="3" calcext:value-type="float">
            <text:p>3</text:p>
          </table:table-cell>
          <table:table-cell table:style-name="ce103" table:formula="of:=INDEX(ClericSpells; MATCH([.$R21];CharacterLevel;0);[.V$5])" office:value-type="float" office:value="3" calcext:value-type="float">
            <text:p>3</text:p>
          </table:table-cell>
          <table:table-cell table:style-name="ce103" table:formula="of:=INDEX(ClericSpells; MATCH([.$R21];CharacterLevel;0);[.W$5])" office:value-type="float" office:value="2" calcext:value-type="float">
            <text:p>2</text:p>
          </table:table-cell>
          <table:table-cell table:style-name="ce103" table:formula="of:=INDEX(ClericSpells; MATCH([.$R21];CharacterLevel;0);[.X$5])" office:value-type="float" office:value="2" calcext:value-type="float">
            <text:p>2</text:p>
          </table:table-cell>
          <table:table-cell table:style-name="ce103" table:formula="of:=INDEX(ClericSpells; MATCH([.$R21];CharacterLevel;0);[.Y$5])" office:value-type="string" office:string-value="--" calcext:value-type="string">
            <text:p>--</text:p>
          </table:table-cell>
          <table:table-cell table:number-columns-repeated="39"/>
        </table:table-row>
        <table:table-row table:style-name="ro1">
          <table:table-cell table:style-name="ce2" office:value-type="float" office:value="17" calcext:value-type="float">
            <text:p>17</text:p>
          </table:table-cell>
          <table:table-cell table:style-name="ce11" table:formula="of:=[.B21]+200000" office:value-type="float" office:value="2000000" calcext:value-type="float">
            <text:p>2,000,000</text:p>
          </table:table-cell>
          <table:table-cell table:style-name="ce2" table:formula="of:=[.$C$15] &amp; &quot;+&quot; &amp; 2*([.A22]-10)" office:value-type="string" office:string-value="10d8+14" calcext:value-type="string">
            <text:p>10d8+14</text:p>
          </table:table-cell>
          <table:table-cell table:style-name="ce4" table:formula="of:=ROUND([.A22]*(2/3);0)" office:value-type="float" office:value="11" calcext:value-type="float">
            <text:p>+11</text:p>
          </table:table-cell>
          <table:table-cell table:style-name="ce9" table:formula="of:=MAX(2;10 - ROUNDDOWN([.$A22] * (4/7)))" office:value-type="float" office:value="2" calcext:value-type="float">
            <text:p>2+</text:p>
          </table:table-cell>
          <table:table-cell table:style-name="ce9" table:formula="of:=MAX(2;11 - ROUNDDOWN([.$A22] * (4/7)))" office:value-type="float" office:value="2" calcext:value-type="float">
            <text:p>2+</text:p>
          </table:table-cell>
          <table:table-cell table:style-name="ce9" table:formula="of:=MAX(2;12 - ROUNDDOWN([.$A22] * (4/7)))" office:value-type="float" office:value="3" calcext:value-type="float">
            <text:p>3+</text:p>
          </table:table-cell>
          <table:table-cell table:style-name="ce9" table:formula="of:=MAX(2;13 - ROUNDDOWN([.$A22] * (5/7)))" office:value-type="float" office:value="2" calcext:value-type="float">
            <text:p>2+</text:p>
          </table:table-cell>
          <table:table-cell table:style-name="ce9" table:formula="of:=MAX(2;14 - ROUNDDOWN([.$A22] * (4/7)))" office:value-type="float" office:value="5" calcext:value-type="float">
            <text:p>5+</text:p>
          </table:table-cell>
          <table:table-cell table:style-name="ce9" table:formula="of:=LOOKUP([.A22];CharacterLevel;Competency)" office:value-type="float" office:value="4" calcext:value-type="float">
            <text:p>4+</text:p>
          </table:table-cell>
          <table:table-cell table:style-name="ce4" table:formula="of:=LOOKUP([.A22];CharacterLevel;CompetencyBonus)" office:value-type="float" office:value="12" calcext:value-type="float">
            <text:p>+12</text:p>
          </table:table-cell>
          <table:table-cell table:style-name="ce4" table:formula="of:=LOOKUP([.R22];CharacterLevel;CompetencyBonus)" office:value-type="float" office:value="6" calcext:value-type="float">
            <text:p>+6</text:p>
          </table:table-cell>
          <table:table-cell table:style-name="ce4" table:formula="of:=ROUND([.$A22]*[.M$1])" office:value-type="float" office:value="17" calcext:value-type="float">
            <text:p>+17</text:p>
          </table:table-cell>
          <table:table-cell table:style-name="ce4" table:formula="of:=ROUND([.$A22]*[.N$1])" office:value-type="float" office:value="17" calcext:value-type="float">
            <text:p>+17</text:p>
          </table:table-cell>
          <table:table-cell table:style-name="ce4" table:formula="of:=ROUND([.$A22]*[.O$1])" office:value-type="float" office:value="17" calcext:value-type="float">
            <text:p>+17</text:p>
          </table:table-cell>
          <table:table-cell table:style-name="ce4" table:formula="of:=ROUNDUP([.$A22]*[.P$1])" office:value-type="float" office:value="17" calcext:value-type="float">
            <text:p>+17</text:p>
          </table:table-cell>
          <table:table-cell table:style-name="ce4" table:formula="of:=ROUNDDOWN([.$A22]*[.Q$1])" office:value-type="float" office:value="16" calcext:value-type="float">
            <text:p>+16</text:p>
          </table:table-cell>
          <table:table-cell table:style-name="ce20" table:formula="of:=ROUNDDOWN([.A22]/2)" office:value-type="float" office:value="8" calcext:value-type="float">
            <text:p>8</text:p>
          </table:table-cell>
          <table:table-cell table:style-name="ce2" table:formula="of:=[.R22] &amp; &quot;d6&quot;" office:value-type="string" office:string-value="8d6" calcext:value-type="string">
            <text:p>8d6</text:p>
          </table:table-cell>
          <table:table-cell table:style-name="ce9" table:formula="of:=LOOKUP([.R22];CharacterLevel;SaveTargets)" office:value-type="float" office:value="16" calcext:value-type="float">
            <text:p>16+</text:p>
          </table:table-cell>
          <table:table-cell table:style-name="ce103" table:formula="of:=INDEX(ClericSpells; MATCH([.$R22];CharacterLevel;0);[.U$5])" office:value-type="float" office:value="3" calcext:value-type="float">
            <text:p>3</text:p>
          </table:table-cell>
          <table:table-cell table:style-name="ce103" table:formula="of:=INDEX(ClericSpells; MATCH([.$R22];CharacterLevel;0);[.V$5])" office:value-type="float" office:value="3" calcext:value-type="float">
            <text:p>3</text:p>
          </table:table-cell>
          <table:table-cell table:style-name="ce103" table:formula="of:=INDEX(ClericSpells; MATCH([.$R22];CharacterLevel;0);[.W$5])" office:value-type="float" office:value="2" calcext:value-type="float">
            <text:p>2</text:p>
          </table:table-cell>
          <table:table-cell table:style-name="ce103" table:formula="of:=INDEX(ClericSpells; MATCH([.$R22];CharacterLevel;0);[.X$5])" office:value-type="float" office:value="2" calcext:value-type="float">
            <text:p>2</text:p>
          </table:table-cell>
          <table:table-cell table:style-name="ce103" table:formula="of:=INDEX(ClericSpells; MATCH([.$R22];CharacterLevel;0);[.Y$5])" office:value-type="string" office:string-value="--" calcext:value-type="string">
            <text:p>--</text:p>
          </table:table-cell>
          <table:table-cell table:number-columns-repeated="39"/>
        </table:table-row>
        <table:table-row table:style-name="ro1">
          <table:table-cell table:style-name="ce2" office:value-type="float" office:value="18" calcext:value-type="float">
            <text:p>18</text:p>
          </table:table-cell>
          <table:table-cell table:style-name="ce11" table:formula="of:=[.B22]+200000" office:value-type="float" office:value="2200000" calcext:value-type="float">
            <text:p>2,200,000</text:p>
          </table:table-cell>
          <table:table-cell table:style-name="ce2" table:formula="of:=[.$C$15] &amp; &quot;+&quot; &amp; 2*([.A23]-10)" office:value-type="string" office:string-value="10d8+16" calcext:value-type="string">
            <text:p>10d8+16</text:p>
          </table:table-cell>
          <table:table-cell table:style-name="ce4" table:formula="of:=ROUND([.A23]*(2/3);0)" office:value-type="float" office:value="12" calcext:value-type="float">
            <text:p>+12</text:p>
          </table:table-cell>
          <table:table-cell table:style-name="ce9" table:formula="of:=MAX(2;10 - ROUNDDOWN([.$A23] * (4/7)))" office:value-type="float" office:value="2" calcext:value-type="float">
            <text:p>2+</text:p>
          </table:table-cell>
          <table:table-cell table:style-name="ce9" table:formula="of:=MAX(2;11 - ROUNDDOWN([.$A23] * (4/7)))" office:value-type="float" office:value="2" calcext:value-type="float">
            <text:p>2+</text:p>
          </table:table-cell>
          <table:table-cell table:style-name="ce9" table:formula="of:=MAX(2;12 - ROUNDDOWN([.$A23] * (4/7)))" office:value-type="float" office:value="2" calcext:value-type="float">
            <text:p>2+</text:p>
          </table:table-cell>
          <table:table-cell table:style-name="ce9" table:formula="of:=MAX(2;13 - ROUNDDOWN([.$A23] * (5/7)))" office:value-type="float" office:value="2" calcext:value-type="float">
            <text:p>2+</text:p>
          </table:table-cell>
          <table:table-cell table:style-name="ce9" table:formula="of:=MAX(2;14 - ROUNDDOWN([.$A23] * (4/7)))" office:value-type="float" office:value="4" calcext:value-type="float">
            <text:p>4+</text:p>
          </table:table-cell>
          <table:table-cell table:style-name="ce9" table:formula="of:=LOOKUP([.A23];CharacterLevel;Competency)" office:value-type="float" office:value="4" calcext:value-type="float">
            <text:p>4+</text:p>
          </table:table-cell>
          <table:table-cell table:style-name="ce4" table:formula="of:=LOOKUP([.A23];CharacterLevel;CompetencyBonus)" office:value-type="float" office:value="12" calcext:value-type="float">
            <text:p>+12</text:p>
          </table:table-cell>
          <table:table-cell table:style-name="ce4" table:formula="of:=LOOKUP([.R23];CharacterLevel;CompetencyBonus)" office:value-type="float" office:value="6" calcext:value-type="float">
            <text:p>+6</text:p>
          </table:table-cell>
          <table:table-cell table:style-name="ce4" table:formula="of:=ROUND([.$A23]*[.M$1])" office:value-type="float" office:value="18" calcext:value-type="float">
            <text:p>+18</text:p>
          </table:table-cell>
          <table:table-cell table:style-name="ce4" table:formula="of:=ROUND([.$A23]*[.N$1])" office:value-type="float" office:value="18" calcext:value-type="float">
            <text:p>+18</text:p>
          </table:table-cell>
          <table:table-cell table:style-name="ce4" table:formula="of:=ROUND([.$A23]*[.O$1])" office:value-type="float" office:value="18" calcext:value-type="float">
            <text:p>+18</text:p>
          </table:table-cell>
          <table:table-cell table:style-name="ce4" table:formula="of:=ROUNDUP([.$A23]*[.P$1])" office:value-type="float" office:value="18" calcext:value-type="float">
            <text:p>+18</text:p>
          </table:table-cell>
          <table:table-cell table:style-name="ce4" table:formula="of:=ROUNDDOWN([.$A23]*[.Q$1])" office:value-type="float" office:value="17" calcext:value-type="float">
            <text:p>+17</text:p>
          </table:table-cell>
          <table:table-cell table:style-name="ce20" table:formula="of:=ROUNDDOWN([.A23]/2)" office:value-type="float" office:value="9" calcext:value-type="float">
            <text:p>9</text:p>
          </table:table-cell>
          <table:table-cell table:style-name="ce2" table:formula="of:=[.R23] &amp; &quot;d6&quot;" office:value-type="string" office:string-value="9d6" calcext:value-type="string">
            <text:p>9d6</text:p>
          </table:table-cell>
          <table:table-cell table:style-name="ce9" table:formula="of:=LOOKUP([.R23];CharacterLevel;SaveTargets)" office:value-type="float" office:value="17" calcext:value-type="float">
            <text:p>17+</text:p>
          </table:table-cell>
          <table:table-cell table:style-name="ce103" table:formula="of:=INDEX(ClericSpells; MATCH([.$R23];CharacterLevel;0);[.U$5])" office:value-type="float" office:value="3" calcext:value-type="float">
            <text:p>3</text:p>
          </table:table-cell>
          <table:table-cell table:style-name="ce103" table:formula="of:=INDEX(ClericSpells; MATCH([.$R23];CharacterLevel;0);[.V$5])" office:value-type="float" office:value="3" calcext:value-type="float">
            <text:p>3</text:p>
          </table:table-cell>
          <table:table-cell table:style-name="ce103" table:formula="of:=INDEX(ClericSpells; MATCH([.$R23];CharacterLevel;0);[.W$5])" office:value-type="float" office:value="2" calcext:value-type="float">
            <text:p>2</text:p>
          </table:table-cell>
          <table:table-cell table:style-name="ce103" table:formula="of:=INDEX(ClericSpells; MATCH([.$R23];CharacterLevel;0);[.X$5])" office:value-type="float" office:value="2" calcext:value-type="float">
            <text:p>2</text:p>
          </table:table-cell>
          <table:table-cell table:style-name="ce103" table:formula="of:=INDEX(ClericSpells; MATCH([.$R23];CharacterLevel;0);[.Y$5])" office:value-type="float" office:value="1" calcext:value-type="float">
            <text:p>1</text:p>
          </table:table-cell>
          <table:table-cell table:number-columns-repeated="39"/>
        </table:table-row>
        <table:table-row table:style-name="ro1">
          <table:table-cell table:style-name="ce2" office:value-type="float" office:value="19" calcext:value-type="float">
            <text:p>19</text:p>
          </table:table-cell>
          <table:table-cell table:style-name="ce11" table:formula="of:=[.B23]+200000" office:value-type="float" office:value="2400000" calcext:value-type="float">
            <text:p>2,400,000</text:p>
          </table:table-cell>
          <table:table-cell table:style-name="ce2" table:formula="of:=[.$C$15] &amp; &quot;+&quot; &amp; 2*([.A24]-10)" office:value-type="string" office:string-value="10d8+18" calcext:value-type="string">
            <text:p>10d8+18</text:p>
          </table:table-cell>
          <table:table-cell table:style-name="ce4" table:formula="of:=ROUND([.A24]*(2/3);0)" office:value-type="float" office:value="13" calcext:value-type="float">
            <text:p>+13</text:p>
          </table:table-cell>
          <table:table-cell table:style-name="ce9" table:formula="of:=MAX(2;10 - ROUNDDOWN([.$A24] * (4/7)))" office:value-type="float" office:value="2" calcext:value-type="float">
            <text:p>2+</text:p>
          </table:table-cell>
          <table:table-cell table:style-name="ce9" table:formula="of:=MAX(2;11 - ROUNDDOWN([.$A24] * (4/7)))" office:value-type="float" office:value="2" calcext:value-type="float">
            <text:p>2+</text:p>
          </table:table-cell>
          <table:table-cell table:style-name="ce9" table:formula="of:=MAX(2;12 - ROUNDDOWN([.$A24] * (4/7)))" office:value-type="float" office:value="2" calcext:value-type="float">
            <text:p>2+</text:p>
          </table:table-cell>
          <table:table-cell table:style-name="ce9" table:formula="of:=MAX(2;13 - ROUNDDOWN([.$A24] * (5/7)))" office:value-type="float" office:value="2" calcext:value-type="float">
            <text:p>2+</text:p>
          </table:table-cell>
          <table:table-cell table:style-name="ce9" table:formula="of:=MAX(2;14 - ROUNDDOWN([.$A24] * (4/7)))" office:value-type="float" office:value="4" calcext:value-type="float">
            <text:p>4+</text:p>
          </table:table-cell>
          <table:table-cell table:style-name="ce9" table:formula="of:=LOOKUP([.A24];CharacterLevel;Competency)" office:value-type="float" office:value="3" calcext:value-type="float">
            <text:p>3+</text:p>
          </table:table-cell>
          <table:table-cell table:style-name="ce4" table:formula="of:=LOOKUP([.A24];CharacterLevel;CompetencyBonus)" office:value-type="float" office:value="13" calcext:value-type="float">
            <text:p>+13</text:p>
          </table:table-cell>
          <table:table-cell table:style-name="ce4" table:formula="of:=LOOKUP([.R24];CharacterLevel;CompetencyBonus)" office:value-type="float" office:value="6" calcext:value-type="float">
            <text:p>+6</text:p>
          </table:table-cell>
          <table:table-cell table:style-name="ce4" table:formula="of:=ROUND([.$A24]*[.M$1])" office:value-type="float" office:value="19" calcext:value-type="float">
            <text:p>+19</text:p>
          </table:table-cell>
          <table:table-cell table:style-name="ce4" table:formula="of:=ROUND([.$A24]*[.N$1])" office:value-type="float" office:value="19" calcext:value-type="float">
            <text:p>+19</text:p>
          </table:table-cell>
          <table:table-cell table:style-name="ce4" table:formula="of:=ROUND([.$A24]*[.O$1])" office:value-type="float" office:value="19" calcext:value-type="float">
            <text:p>+19</text:p>
          </table:table-cell>
          <table:table-cell table:style-name="ce4" table:formula="of:=ROUNDUP([.$A24]*[.P$1])" office:value-type="float" office:value="19" calcext:value-type="float">
            <text:p>+19</text:p>
          </table:table-cell>
          <table:table-cell table:style-name="ce4" table:formula="of:=ROUNDDOWN([.$A24]*[.Q$1])" office:value-type="float" office:value="18" calcext:value-type="float">
            <text:p>+18</text:p>
          </table:table-cell>
          <table:table-cell table:style-name="ce20" table:formula="of:=ROUNDDOWN([.A24]/2)" office:value-type="float" office:value="9" calcext:value-type="float">
            <text:p>9</text:p>
          </table:table-cell>
          <table:table-cell table:style-name="ce2" table:formula="of:=[.R24] &amp; &quot;d6&quot;" office:value-type="string" office:string-value="9d6" calcext:value-type="string">
            <text:p>9d6</text:p>
          </table:table-cell>
          <table:table-cell table:style-name="ce9" table:formula="of:=LOOKUP([.R24];CharacterLevel;SaveTargets)" office:value-type="float" office:value="17" calcext:value-type="float">
            <text:p>17+</text:p>
          </table:table-cell>
          <table:table-cell table:style-name="ce103" table:formula="of:=INDEX(ClericSpells; MATCH([.$R24];CharacterLevel;0);[.U$5])" office:value-type="float" office:value="3" calcext:value-type="float">
            <text:p>3</text:p>
          </table:table-cell>
          <table:table-cell table:style-name="ce103" table:formula="of:=INDEX(ClericSpells; MATCH([.$R24];CharacterLevel;0);[.V$5])" office:value-type="float" office:value="3" calcext:value-type="float">
            <text:p>3</text:p>
          </table:table-cell>
          <table:table-cell table:style-name="ce103" table:formula="of:=INDEX(ClericSpells; MATCH([.$R24];CharacterLevel;0);[.W$5])" office:value-type="float" office:value="2" calcext:value-type="float">
            <text:p>2</text:p>
          </table:table-cell>
          <table:table-cell table:style-name="ce103" table:formula="of:=INDEX(ClericSpells; MATCH([.$R24];CharacterLevel;0);[.X$5])" office:value-type="float" office:value="2" calcext:value-type="float">
            <text:p>2</text:p>
          </table:table-cell>
          <table:table-cell table:style-name="ce103" table:formula="of:=INDEX(ClericSpells; MATCH([.$R24];CharacterLevel;0);[.Y$5])" office:value-type="float" office:value="1" calcext:value-type="float">
            <text:p>1</text:p>
          </table:table-cell>
          <table:table-cell table:number-columns-repeated="39"/>
        </table:table-row>
        <table:table-row table:style-name="ro1">
          <table:table-cell table:style-name="ce2" office:value-type="float" office:value="20" calcext:value-type="float">
            <text:p>20</text:p>
          </table:table-cell>
          <table:table-cell table:style-name="ce11" table:formula="of:=[.B24]+200000" office:value-type="float" office:value="2600000" calcext:value-type="float">
            <text:p>2,600,000</text:p>
          </table:table-cell>
          <table:table-cell table:style-name="ce2" table:formula="of:=[.$C$15] &amp; &quot;+&quot; &amp; 2*([.A25]-10)" office:value-type="string" office:string-value="10d8+20" calcext:value-type="string">
            <text:p>10d8+20</text:p>
          </table:table-cell>
          <table:table-cell table:style-name="ce4" table:formula="of:=ROUND([.A25]*(2/3);0)" office:value-type="float" office:value="13" calcext:value-type="float">
            <text:p>+13</text:p>
          </table:table-cell>
          <table:table-cell table:style-name="ce9" table:formula="of:=MAX(2;10 - ROUNDDOWN([.$A25] * (4/7)))" office:value-type="float" office:value="2" calcext:value-type="float">
            <text:p>2+</text:p>
          </table:table-cell>
          <table:table-cell table:style-name="ce9" table:formula="of:=MAX(2;11 - ROUNDDOWN([.$A25] * (4/7)))" office:value-type="float" office:value="2" calcext:value-type="float">
            <text:p>2+</text:p>
          </table:table-cell>
          <table:table-cell table:style-name="ce9" table:formula="of:=MAX(2;12 - ROUNDDOWN([.$A25] * (4/7)))" office:value-type="float" office:value="2" calcext:value-type="float">
            <text:p>2+</text:p>
          </table:table-cell>
          <table:table-cell table:style-name="ce9" table:formula="of:=MAX(2;13 - ROUNDDOWN([.$A25] * (5/7)))" office:value-type="float" office:value="2" calcext:value-type="float">
            <text:p>2+</text:p>
          </table:table-cell>
          <table:table-cell table:style-name="ce9" table:formula="of:=MAX(2;14 - ROUNDDOWN([.$A25] * (4/7)))" office:value-type="float" office:value="3" calcext:value-type="float">
            <text:p>3+</text:p>
          </table:table-cell>
          <table:table-cell table:style-name="ce9" table:formula="of:=LOOKUP([.A25];CharacterLevel;Competency)" office:value-type="float" office:value="3" calcext:value-type="float">
            <text:p>3+</text:p>
          </table:table-cell>
          <table:table-cell table:style-name="ce4" table:formula="of:=LOOKUP([.A25];CharacterLevel;CompetencyBonus)" office:value-type="float" office:value="14" calcext:value-type="float">
            <text:p>+14</text:p>
          </table:table-cell>
          <table:table-cell table:style-name="ce4" table:formula="of:=LOOKUP([.R25];CharacterLevel;CompetencyBonus)" office:value-type="float" office:value="7" calcext:value-type="float">
            <text:p>+7</text:p>
          </table:table-cell>
          <table:table-cell table:style-name="ce4" table:formula="of:=ROUND([.$A25]*[.M$1])" office:value-type="float" office:value="20" calcext:value-type="float">
            <text:p>+20</text:p>
          </table:table-cell>
          <table:table-cell table:style-name="ce4" table:formula="of:=ROUND([.$A25]*[.N$1])" office:value-type="float" office:value="20" calcext:value-type="float">
            <text:p>+20</text:p>
          </table:table-cell>
          <table:table-cell table:style-name="ce4" table:formula="of:=ROUND([.$A25]*[.O$1])" office:value-type="float" office:value="20" calcext:value-type="float">
            <text:p>+20</text:p>
          </table:table-cell>
          <table:table-cell table:style-name="ce4" table:formula="of:=ROUNDUP([.$A25]*[.P$1])" office:value-type="float" office:value="20" calcext:value-type="float">
            <text:p>+20</text:p>
          </table:table-cell>
          <table:table-cell table:style-name="ce4" table:formula="of:=ROUNDDOWN([.$A25]*[.Q$1])" office:value-type="float" office:value="19" calcext:value-type="float">
            <text:p>+19</text:p>
          </table:table-cell>
          <table:table-cell table:style-name="ce20" table:formula="of:=ROUNDDOWN([.A25]/2)" office:value-type="float" office:value="10" calcext:value-type="float">
            <text:p>10</text:p>
          </table:table-cell>
          <table:table-cell table:style-name="ce2" table:formula="of:=[.R25] &amp; &quot;d6&quot;" office:value-type="string" office:string-value="10d6" calcext:value-type="string">
            <text:p>10d6</text:p>
          </table:table-cell>
          <table:table-cell table:style-name="ce9" table:formula="of:=LOOKUP([.R25];CharacterLevel;SaveTargets)" office:value-type="float" office:value="17" calcext:value-type="float">
            <text:p>17+</text:p>
          </table:table-cell>
          <table:table-cell table:style-name="ce103" table:formula="of:=INDEX(ClericSpells; MATCH([.$R25];CharacterLevel;0);[.U$5])" office:value-type="float" office:value="4" calcext:value-type="float">
            <text:p>4</text:p>
          </table:table-cell>
          <table:table-cell table:style-name="ce103" table:formula="of:=INDEX(ClericSpells; MATCH([.$R25];CharacterLevel;0);[.V$5])" office:value-type="float" office:value="3" calcext:value-type="float">
            <text:p>3</text:p>
          </table:table-cell>
          <table:table-cell table:style-name="ce103" table:formula="of:=INDEX(ClericSpells; MATCH([.$R25];CharacterLevel;0);[.W$5])" office:value-type="float" office:value="3" calcext:value-type="float">
            <text:p>3</text:p>
          </table:table-cell>
          <table:table-cell table:style-name="ce103" table:formula="of:=INDEX(ClericSpells; MATCH([.$R25];CharacterLevel;0);[.X$5])" office:value-type="float" office:value="2" calcext:value-type="float">
            <text:p>2</text:p>
          </table:table-cell>
          <table:table-cell table:style-name="ce103" table:formula="of:=INDEX(ClericSpells; MATCH([.$R25];CharacterLevel;0);[.Y$5])" office:value-type="float" office:value="2" calcext:value-type="float">
            <text:p>2</text:p>
          </table:table-cell>
          <table:table-cell table:number-columns-repeated="39"/>
        </table:table-row>
        <table:table-row table:style-name="ro1">
          <table:table-cell table:style-name="ce3" office:value-type="string" calcext:value-type="string">
            <text:p>* CON modifiers no longer apply after level 10.</text:p>
          </table:table-cell>
          <table:table-cell table:number-columns-repeated="17"/>
          <table:table-cell table:style-name="ce2"/>
          <table:table-cell/>
          <table:table-cell table:style-name="ce2" table:number-columns-repeated="5"/>
          <table:table-cell table:number-columns-repeated="39"/>
        </table:table-row>
        <table:table-row table:style-name="ro1">
          <table:table-cell table:style-name="ce3" office:value-type="string" calcext:value-type="string">
            <text:p>$ Add your WIS modifier to the number of 1st level spells you can prepare.</text:p>
          </table:table-cell>
          <table:table-cell table:number-columns-repeated="17"/>
          <table:table-cell table:style-name="ce2"/>
          <table:table-cell/>
          <table:table-cell table:style-name="ce2" table:number-columns-repeated="5"/>
          <table:table-cell table:number-columns-repeated="39"/>
        </table:table-row>
        <table:table-row table:style-name="ro1">
          <table:table-cell table:style-name="ce3" office:value-type="string" calcext:value-type="string">
            <text:p># Add your WIS modifier to the number of Invocation Dice you have.</text:p>
          </table:table-cell>
          <table:table-cell table:number-columns-repeated="17"/>
          <table:table-cell table:style-name="ce2"/>
          <table:table-cell/>
          <table:table-cell table:style-name="ce2" table:number-columns-repeated="5"/>
          <table:table-cell table:number-columns-repeated="39"/>
        </table:table-row>
        <table:table-row table:style-name="ro1">
          <table:table-cell table:style-name="ce3"/>
          <table:table-cell table:number-columns-repeated="17"/>
          <table:table-cell table:style-name="ce2"/>
          <table:table-cell/>
          <table:table-cell table:style-name="ce2" table:number-columns-repeated="5"/>
          <table:table-cell table:number-columns-repeated="39"/>
        </table:table-row>
        <table:table-row table:style-name="ro1">
          <table:table-cell table:number-columns-repeated="18"/>
          <table:table-cell table:style-name="ce2"/>
          <table:table-cell/>
          <table:table-cell table:style-name="ce2" table:number-columns-repeated="5"/>
          <table:table-cell table:number-columns-repeated="39"/>
        </table:table-row>
        <table:table-row table:style-name="ro5">
          <table:table-cell table:style-name="ce17" office:value-type="string" calcext:value-type="string" table:number-columns-spanned="2" table:number-rows-spanned="1">
            <text:p>Holy Resistance</text:p>
          </table:table-cell>
          <table:covered-table-cell/>
          <table:table-cell table:style-name="ce86" office:value-type="string" calcext:value-type="string" table:number-columns-spanned="23" table:number-rows-spanned="1">
            <text:p>Advantage on saving throws vs Disease.</text:p>
          </table:table-cell>
          <table:covered-table-cell table:number-columns-repeated="22"/>
          <table:table-cell table:number-columns-repeated="39"/>
        </table:table-row>
        <table:table-row table:style-name="ro5">
          <table:table-cell table:style-name="ce17" office:value-type="string" calcext:value-type="string" table:number-columns-spanned="2" table:number-rows-spanned="1">
            <text:p>Lay on Hands</text:p>
          </table:table-cell>
          <table:covered-table-cell/>
          <table:table-cell table:style-name="ce86" office:value-type="string" calcext:value-type="string" table:number-columns-spanned="23" table:number-rows-spanned="1">
            <text:p>As per OSE Advanced, but only natural diseases may be cured.</text:p>
          </table:table-cell>
          <table:covered-table-cell table:number-columns-repeated="22"/>
          <table:table-cell table:number-columns-repeated="39"/>
        </table:table-row>
        <table:table-row table:style-name="ro5">
          <table:table-cell table:style-name="ce17" office:value-type="string" calcext:value-type="string" table:number-columns-spanned="2" table:number-rows-spanned="1">
            <text:p>Turn Undead</text:p>
          </table:table-cell>
          <table:covered-table-cell/>
          <table:table-cell table:style-name="ce86" office:value-type="string" calcext:value-type="string" table:number-columns-spanned="23" table:number-rows-spanned="1">
            <text:p>As a Cleric but using the Paladin's Caster Level.</text:p>
          </table:table-cell>
          <table:covered-table-cell table:number-columns-repeated="22"/>
          <table:table-cell table:number-columns-repeated="39"/>
        </table:table-row>
        <table:table-row table:style-name="ro5">
          <table:table-cell table:style-name="ce17" office:value-type="string" calcext:value-type="string" table:number-columns-spanned="2" table:number-rows-spanned="1">
            <text:p>Warhorse</text:p>
          </table:table-cell>
          <table:covered-table-cell/>
          <table:table-cell table:style-name="ce86" office:value-type="string" calcext:value-type="string" table:number-columns-spanned="23" table:number-rows-spanned="1">
            <text:p>As per OSE Advanced.</text:p>
          </table:table-cell>
          <table:covered-table-cell table:number-columns-repeated="22"/>
          <table:table-cell table:number-columns-repeated="39"/>
        </table:table-row>
        <table:table-row table:style-name="ro4">
          <table:table-cell table:style-name="ce17" office:value-type="string" calcext:value-type="string" table:number-columns-spanned="2" table:number-rows-spanned="1">
            <text:p>Smite</text:p>
          </table:table-cell>
          <table:covered-table-cell/>
          <table:table-cell table:style-name="ce86" office:value-type="string" calcext:value-type="string" table:number-columns-spanned="23" table:number-rows-spanned="1">
            <text:p>On a successful hit, a paladin may roll one Invocation Die and add it to the attack's damage. <text:s/>If the Invocation Die is a natural 1 or 2, it exhausts as normal. <text:s/>At level 5, the paladin may use 2 Invocation Dice, 3 at level 10 and 4 at level 15.</text:p>
          </table:table-cell>
          <table:covered-table-cell table:number-columns-repeated="22"/>
          <table:table-cell table:number-columns-repeated="39"/>
        </table:table-row>
        <table:table-row table:style-name="ro1">
          <table:table-cell table:number-columns-repeated="18"/>
          <table:table-cell table:style-name="ce2"/>
          <table:table-cell/>
          <table:table-cell table:style-name="ce2" table:number-columns-repeated="5"/>
          <table:table-cell table:number-columns-repeated="39"/>
        </table:table-row>
        <table:table-row table:style-name="ro1">
          <table:table-cell table:style-name="ce53" office:value-type="string" calcext:value-type="string">
            <text:p>Holy Magic Skills</text:p>
          </table:table-cell>
          <table:table-cell table:number-columns-repeated="17"/>
          <table:table-cell table:style-name="ce2"/>
          <table:table-cell/>
          <table:table-cell table:style-name="ce2" table:number-columns-repeated="5"/>
          <table:table-cell table:number-columns-repeated="39"/>
        </table:table-row>
        <table:table-row table:style-name="ro1">
          <table:table-cell office:value-type="string" calcext:value-type="string">
            <text:p>Detect Holy (+0)</text:p>
          </table:table-cell>
          <table:table-cell table:number-columns-repeated="17"/>
          <table:table-cell table:style-name="ce2"/>
          <table:table-cell/>
          <table:table-cell table:style-name="ce2" table:number-columns-repeated="5"/>
          <table:table-cell table:number-columns-repeated="39"/>
        </table:table-row>
        <table:table-row table:style-name="ro1">
          <table:table-cell office:value-type="string" calcext:value-type="string">
            <text:p>Prepare Scroll (+0)</text:p>
          </table:table-cell>
          <table:table-cell table:number-columns-repeated="17"/>
          <table:table-cell table:style-name="ce2"/>
          <table:table-cell/>
          <table:table-cell table:style-name="ce2" table:number-columns-repeated="5"/>
          <table:table-cell table:number-columns-repeated="39"/>
        </table:table-row>
        <table:table-row table:style-name="ro1">
          <table:table-cell office:value-type="string" calcext:value-type="string">
            <text:p>Brew Potion (-1)</text:p>
          </table:table-cell>
          <table:table-cell table:number-columns-repeated="17"/>
          <table:table-cell table:style-name="ce2"/>
          <table:table-cell/>
          <table:table-cell table:style-name="ce2" table:number-columns-repeated="5"/>
          <table:table-cell table:number-columns-repeated="39"/>
        </table:table-row>
        <table:table-row table:style-name="ro1">
          <table:table-cell office:value-type="string" calcext:value-type="string">
            <text:p>Create Minor Holy Item (L10, -3)</text:p>
          </table:table-cell>
          <table:table-cell table:number-columns-repeated="17"/>
          <table:table-cell table:style-name="ce2"/>
          <table:table-cell/>
          <table:table-cell table:style-name="ce2" table:number-columns-repeated="5"/>
          <table:table-cell table:number-columns-repeated="39"/>
        </table:table-row>
        <table:table-row table:style-name="ro1" table:number-rows-repeated="964">
          <table:table-cell table:number-columns-repeated="18"/>
          <table:table-cell table:style-name="ce2"/>
          <table:table-cell/>
          <table:table-cell table:style-name="ce2" table:number-columns-repeated="5"/>
          <table:table-cell table:number-columns-repeated="39"/>
        </table:table-row>
        <table:table-row table:style-name="ro2" table:number-rows-repeated="1047570">
          <table:table-cell table:number-columns-repeated="64"/>
        </table:table-row>
        <table:table-row table:style-name="ro8">
          <table:table-cell table:number-columns-repeated="64"/>
        </table:table-row>
      </table:table>
      <table:table table:name="Ranger" table:style-name="ta10">
        <table:table-column table:style-name="co24" table:default-cell-style-name="Default"/>
        <table:table-column table:style-name="co44" table:default-cell-style-name="Default"/>
        <table:table-column table:style-name="co41" table:default-cell-style-name="Default"/>
        <table:table-column table:style-name="co27" table:default-cell-style-name="Default"/>
        <table:table-column table:style-name="co9" table:default-cell-style-name="Default"/>
        <table:table-column table:style-name="co14" table:visibility="collapse" table:default-cell-style-name="Default"/>
        <table:table-column table:style-name="co28" table:visibility="collapse" table:default-cell-style-name="Default"/>
        <table:table-column table:style-name="co29" table:visibility="collapse" table:default-cell-style-name="Default"/>
        <table:table-column table:style-name="co30" table:visibility="collapse" table:default-cell-style-name="Default"/>
        <table:table-column table:style-name="co31" table:visibility="collapse" table:default-cell-style-name="Default"/>
        <table:table-column table:style-name="co38" table:visibility="collapse"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65" table:default-cell-style-name="Default"/>
        <table:table-column table:style-name="co15" table:default-cell-style-name="Default"/>
        <table:table-column table:style-name="co41" table:default-cell-style-name="Default"/>
        <table:table-column table:style-name="co42" table:number-columns-repeated="45" table:default-cell-style-name="Default"/>
        <table:table-row table:style-name="ro1">
          <table:table-cell table:number-columns-repeated="4"/>
          <table:table-cell table:style-name="ce2"/>
          <table:table-cell table:number-columns-repeated="6"/>
          <table:table-cell table:number-columns-repeated="2" office:value-type="float" office:value="1" calcext:value-type="float">
            <text:p>1</text:p>
          </table:table-cell>
          <table:table-cell table:style-name="ce2" office:value-type="float" office:value="0.95" calcext:value-type="float">
            <text:p>0.95</text:p>
          </table:table-cell>
          <table:table-cell table:style-name="ce2" office:value-type="float" office:value="1" calcext:value-type="float">
            <text:p>1</text:p>
          </table:table-cell>
          <table:table-cell table:style-name="ce2" office:value-type="float" office:value="0.85" calcext:value-type="float">
            <text:p>0.85</text:p>
          </table:table-cell>
          <table:table-cell/>
          <table:table-cell table:style-name="ce2"/>
          <table:table-cell table:style-name="ce3" office:value-type="float" office:value="4.5" calcext:value-type="float">
            <text:p>4.5</text:p>
          </table:table-cell>
          <table:table-cell table:number-columns-repeated="45"/>
        </table:table-row>
        <table:table-row table:style-name="ro1">
          <table:table-cell table:number-columns-repeated="4"/>
          <table:table-cell table:style-name="ce2"/>
          <table:table-cell table:number-columns-repeated="8"/>
          <table:table-cell table:style-name="ce2" table:number-columns-repeated="3"/>
          <table:table-cell/>
          <table:table-cell table:style-name="ce2"/>
          <table:table-cell table:number-columns-repeated="46"/>
        </table:table-row>
        <table:table-row table:style-name="ro1">
          <table:table-cell table:style-name="ce2"/>
          <table:table-cell table:number-columns-repeated="2"/>
          <table:table-cell table:style-name="ce1" office:value-type="string" calcext:value-type="string">
            <text:p>Base</text:p>
          </table:table-cell>
          <table:table-cell table:number-columns-repeated="6"/>
          <table:table-cell table:style-name="ce82"/>
          <table:table-cell/>
          <table:table-cell table:style-name="ce82"/>
          <table:table-cell table:style-name="ce8"/>
          <table:table-cell table:number-columns-repeated="50"/>
        </table:table-row>
        <table:table-row table:style-name="ro1">
          <table:table-cell table:style-name="ce2"/>
          <table:table-cell/>
          <table:table-cell table:style-name="ce1" office:value-type="string" calcext:value-type="string">
            <text:p>Hit</text:p>
          </table:table-cell>
          <table:table-cell table:style-name="ce1" office:value-type="string" calcext:value-type="string">
            <text:p>Attack</text:p>
          </table:table-cell>
          <table:table-cell table:style-name="ce1" office:value-type="string" calcext:value-type="string">
            <text:p>Alternate</text:p>
          </table:table-cell>
          <table:table-cell table:style-name="ce8" office:value-type="string" calcext:value-type="string" table:number-columns-spanned="5" table:number-rows-spanned="1">
            <text:p>Official Saves</text:p>
          </table:table-cell>
          <table:covered-table-cell table:number-columns-repeated="4"/>
          <table:table-cell table:style-name="ce1"/>
          <table:table-cell table:style-name="ce8" office:value-type="string" calcext:value-type="string" table:number-columns-spanned="5" table:number-rows-spanned="1">
            <text:p>Alternate Saves</text:p>
          </table:table-cell>
          <table:covered-table-cell table:number-columns-repeated="4"/>
          <table:table-cell table:style-name="ce1" office:value-type="string" calcext:value-type="string">
            <text:p>Combat</text:p>
          </table:table-cell>
          <table:table-cell table:style-name="ce1" office:value-type="string" calcext:value-type="string">
            <text:p>Save</text:p>
          </table:table-cell>
          <table:table-cell table:style-name="ce1" office:value-type="string" calcext:value-type="string">
            <text:p>Average</text:p>
          </table:table-cell>
          <table:table-cell table:number-columns-repeated="45"/>
        </table:table-row>
        <table:table-row table:style-name="ro1">
          <table:table-cell table:style-name="ce1" office:value-type="string" calcext:value-type="string">
            <text:p>Level</text:p>
          </table:table-cell>
          <table:table-cell table:style-name="ce1" office:value-type="string" calcext:value-type="string">
            <text:p>XP</text:p>
          </table:table-cell>
          <table:table-cell table:style-name="ce1" office:value-type="string" calcext:value-type="string">
            <text:p>Dice*</text:p>
          </table:table-cell>
          <table:table-cell table:style-name="ce1" office:value-type="string" calcext:value-type="string">
            <text:p>Bonus</text:p>
          </table:table-cell>
          <table:table-cell table:style-name="ce1" office:value-type="string" calcext:value-type="string">
            <text:p>Competence</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style-name="ce1" office:value-type="string" calcext:value-type="string">
            <text:p>Competency</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style-name="ce1" office:value-type="string" calcext:value-type="string">
            <text:p>Talents</text:p>
          </table:table-cell>
          <table:table-cell table:style-name="ce1" office:value-type="string" calcext:value-type="string">
            <text:p>Target</text:p>
          </table:table-cell>
          <table:table-cell table:style-name="ce1" office:value-type="string" calcext:value-type="string">
            <text:p>HP</text:p>
          </table:table-cell>
          <table:table-cell table:number-columns-repeated="45"/>
        </table:table-row>
        <table:table-row table:style-name="ro1">
          <table:table-cell table:style-name="ce2" office:value-type="float" office:value="1" calcext:value-type="float">
            <text:p>1</text:p>
          </table:table-cell>
          <table:table-cell table:style-name="ce11" table:formula="of:=LOOKUP([.A6];CharacterLevel;FighterExp)" office:value-type="float" office:value="0" calcext:value-type="float">
            <text:p>0</text:p>
          </table:table-cell>
          <table:table-cell table:style-name="ce2" table:formula="of:=[.A6] &amp; &quot;d8&quot;" office:value-type="string" office:string-value="1d8" calcext:value-type="string">
            <text:p>1d8</text:p>
          </table:table-cell>
          <table:table-cell table:style-name="ce4" table:formula="of:=ROUND([.A6]*(2/3);0)" office:value-type="float" office:value="1" calcext:value-type="float">
            <text:p>+1</text:p>
          </table:table-cell>
          <table:table-cell table:style-name="ce4" table:formula="of:=LOOKUP([.A6];CharacterLevel;CompetencyBonus)" office:value-type="float" office:value="1" calcext:value-type="float">
            <text:p>+1</text:p>
          </table:table-cell>
          <table:table-cell table:style-name="ce9" table:formula="of:=MAX(2;12-ROUNDDOWN([.$A6]*(4/7)))" office:value-type="float" office:value="12" calcext:value-type="float">
            <text:p>12+</text:p>
          </table:table-cell>
          <table:table-cell table:style-name="ce9" table:formula="of:=MAX(2;13-ROUNDDOWN([.$A6]*(4/7)))" office:value-type="float" office:value="13" calcext:value-type="float">
            <text:p>13+</text:p>
          </table:table-cell>
          <table:table-cell table:style-name="ce9" table:formula="of:=MAX(2;14-ROUNDDOWN([.$A6]*(4/7)))" office:value-type="float" office:value="14" calcext:value-type="float">
            <text:p>14+</text:p>
          </table:table-cell>
          <table:table-cell table:style-name="ce9" table:formula="of:=MAX(2;15-ROUNDDOWN([.$A6]*(5/7)))" office:value-type="float" office:value="15" calcext:value-type="float">
            <text:p>15+</text:p>
          </table:table-cell>
          <table:table-cell table:style-name="ce9" table:formula="of:=MAX(2;16-ROUNDDOWN([.$A6]*(4/7)))" office:value-type="float" office:value="16" calcext:value-type="float">
            <text:p>16+</text:p>
          </table:table-cell>
          <table:table-cell table:style-name="ce9" table:formula="of:=LOOKUP([.A6];CharacterLevel;Competency)" office:value-type="float" office:value="11" calcext:value-type="float">
            <text:p>11+</text:p>
          </table:table-cell>
          <table:table-cell table:style-name="ce4" table:formula="of:=ROUNDUP([.$A6]*[.L$1])" office:value-type="float" office:value="1" calcext:value-type="float">
            <text:p>+1</text:p>
          </table:table-cell>
          <table:table-cell table:style-name="ce4" table:formula="of:=ROUND([.$A6]*[.M$1])" office:value-type="float" office:value="1" calcext:value-type="float">
            <text:p>+1</text:p>
          </table:table-cell>
          <table:table-cell table:style-name="ce4" table:formula="of:=ROUND([.$A6]*[.N$1])" office:value-type="float" office:value="1" calcext:value-type="float">
            <text:p>+1</text:p>
          </table:table-cell>
          <table:table-cell table:style-name="ce4" table:formula="of:=ROUND([.$A6]*[.O$1])" office:value-type="float" office:value="1" calcext:value-type="float">
            <text:p>+1</text:p>
          </table:table-cell>
          <table:table-cell table:style-name="ce4" table:formula="of:=ROUNDDOWN([.$A6]*[.P$1])" office:value-type="float" office:value="0" calcext:value-type="float">
            <text:p>+0</text:p>
          </table:table-cell>
          <table:table-cell table:style-name="ce2" office:value-type="float" office:value="0" calcext:value-type="float">
            <text:p>0</text:p>
          </table:table-cell>
          <table:table-cell table:style-name="ce9" table:formula="of:=LOOKUP([.A6];CharacterLevel;SaveTargets)" office:value-type="float" office:value="13" calcext:value-type="float">
            <text:p>13+</text:p>
          </table:table-cell>
          <table:table-cell table:style-name="ce2" office:value-type="float" office:value="8" calcext:value-type="float">
            <text:p>8</text:p>
          </table:table-cell>
          <table:table-cell table:number-columns-repeated="45"/>
        </table:table-row>
        <table:table-row table:style-name="ro1">
          <table:table-cell table:style-name="ce2" office:value-type="float" office:value="2" calcext:value-type="float">
            <text:p>2</text:p>
          </table:table-cell>
          <table:table-cell table:style-name="ce11" table:formula="of:=LOOKUP([.A7];CharacterLevel;FighterExp)" office:value-type="float" office:value="2000" calcext:value-type="float">
            <text:p>2,000</text:p>
          </table:table-cell>
          <table:table-cell table:style-name="ce2" table:formula="of:=[.A7] &amp; &quot;d8&quot;" office:value-type="string" office:string-value="2d8" calcext:value-type="string">
            <text:p>2d8</text:p>
          </table:table-cell>
          <table:table-cell table:style-name="ce4" table:formula="of:=ROUND([.A7]*(2/3);0)" office:value-type="float" office:value="1" calcext:value-type="float">
            <text:p>+1</text:p>
          </table:table-cell>
          <table:table-cell table:style-name="ce4" table:formula="of:=LOOKUP([.A7];CharacterLevel;CompetencyBonus)" office:value-type="float" office:value="2" calcext:value-type="float">
            <text:p>+2</text:p>
          </table:table-cell>
          <table:table-cell table:style-name="ce9" table:formula="of:=MAX(2;12-ROUNDDOWN([.$A7]*(4/7)))" office:value-type="float" office:value="11" calcext:value-type="float">
            <text:p>11+</text:p>
          </table:table-cell>
          <table:table-cell table:style-name="ce9" table:formula="of:=MAX(2;13-ROUNDDOWN([.$A7]*(4/7)))" office:value-type="float" office:value="12" calcext:value-type="float">
            <text:p>12+</text:p>
          </table:table-cell>
          <table:table-cell table:style-name="ce9" table:formula="of:=MAX(2;14-ROUNDDOWN([.$A7]*(4/7)))" office:value-type="float" office:value="13" calcext:value-type="float">
            <text:p>13+</text:p>
          </table:table-cell>
          <table:table-cell table:style-name="ce9" table:formula="of:=MAX(2;15-ROUNDDOWN([.$A7]*(5/7)))" office:value-type="float" office:value="14" calcext:value-type="float">
            <text:p>14+</text:p>
          </table:table-cell>
          <table:table-cell table:style-name="ce9" table:formula="of:=MAX(2;16-ROUNDDOWN([.$A7]*(4/7)))" office:value-type="float" office:value="15" calcext:value-type="float">
            <text:p>15+</text:p>
          </table:table-cell>
          <table:table-cell table:style-name="ce9" table:formula="of:=LOOKUP([.A7];CharacterLevel;Competency)" office:value-type="float" office:value="11" calcext:value-type="float">
            <text:p>11+</text:p>
          </table:table-cell>
          <table:table-cell table:style-name="ce4" table:formula="of:=ROUNDUP([.$A7]*[.L$1])" office:value-type="float" office:value="2" calcext:value-type="float">
            <text:p>+2</text:p>
          </table:table-cell>
          <table:table-cell table:style-name="ce4" table:formula="of:=ROUND([.$A7]*[.M$1])" office:value-type="float" office:value="2" calcext:value-type="float">
            <text:p>+2</text:p>
          </table:table-cell>
          <table:table-cell table:style-name="ce4" table:formula="of:=ROUND([.$A7]*[.N$1])" office:value-type="float" office:value="2" calcext:value-type="float">
            <text:p>+2</text:p>
          </table:table-cell>
          <table:table-cell table:style-name="ce4" table:formula="of:=ROUND([.$A7]*[.O$1])" office:value-type="float" office:value="2" calcext:value-type="float">
            <text:p>+2</text:p>
          </table:table-cell>
          <table:table-cell table:style-name="ce4" table:formula="of:=ROUNDDOWN([.$A7]*[.P$1])" office:value-type="float" office:value="1" calcext:value-type="float">
            <text:p>+1</text:p>
          </table:table-cell>
          <table:table-cell table:style-name="ce2" office:value-type="float" office:value="0" calcext:value-type="float">
            <text:p>0</text:p>
          </table:table-cell>
          <table:table-cell table:style-name="ce9" table:formula="of:=LOOKUP([.A7];CharacterLevel;SaveTargets)" office:value-type="float" office:value="13" calcext:value-type="float">
            <text:p>13+</text:p>
          </table:table-cell>
          <table:table-cell table:style-name="ce2" table:formula="of:=[.A7]*[.$S$1]" office:value-type="float" office:value="9" calcext:value-type="float">
            <text:p>9</text:p>
          </table:table-cell>
          <table:table-cell table:number-columns-repeated="45"/>
        </table:table-row>
        <table:table-row table:style-name="ro1">
          <table:table-cell table:style-name="ce2" office:value-type="float" office:value="3" calcext:value-type="float">
            <text:p>3</text:p>
          </table:table-cell>
          <table:table-cell table:style-name="ce11" table:formula="of:=LOOKUP([.A8];CharacterLevel;FighterExp)" office:value-type="float" office:value="4000" calcext:value-type="float">
            <text:p>4,000</text:p>
          </table:table-cell>
          <table:table-cell table:style-name="ce2" table:formula="of:=[.A8] &amp; &quot;d8&quot;" office:value-type="string" office:string-value="3d8" calcext:value-type="string">
            <text:p>3d8</text:p>
          </table:table-cell>
          <table:table-cell table:style-name="ce4" table:formula="of:=ROUND([.A8]*(2/3);0)" office:value-type="float" office:value="2" calcext:value-type="float">
            <text:p>+2</text:p>
          </table:table-cell>
          <table:table-cell table:style-name="ce4" table:formula="of:=LOOKUP([.A8];CharacterLevel;CompetencyBonus)" office:value-type="float" office:value="2" calcext:value-type="float">
            <text:p>+2</text:p>
          </table:table-cell>
          <table:table-cell table:style-name="ce9" table:formula="of:=MAX(2;12-ROUNDDOWN([.$A8]*(4/7)))" office:value-type="float" office:value="11" calcext:value-type="float">
            <text:p>11+</text:p>
          </table:table-cell>
          <table:table-cell table:style-name="ce9" table:formula="of:=MAX(2;13-ROUNDDOWN([.$A8]*(4/7)))" office:value-type="float" office:value="12" calcext:value-type="float">
            <text:p>12+</text:p>
          </table:table-cell>
          <table:table-cell table:style-name="ce9" table:formula="of:=MAX(2;14-ROUNDDOWN([.$A8]*(4/7)))" office:value-type="float" office:value="13" calcext:value-type="float">
            <text:p>13+</text:p>
          </table:table-cell>
          <table:table-cell table:style-name="ce9" table:formula="of:=MAX(2;15-ROUNDDOWN([.$A8]*(5/7)))" office:value-type="float" office:value="13" calcext:value-type="float">
            <text:p>13+</text:p>
          </table:table-cell>
          <table:table-cell table:style-name="ce9" table:formula="of:=MAX(2;16-ROUNDDOWN([.$A8]*(4/7)))" office:value-type="float" office:value="15" calcext:value-type="float">
            <text:p>15+</text:p>
          </table:table-cell>
          <table:table-cell table:style-name="ce9" table:formula="of:=LOOKUP([.A8];CharacterLevel;Competency)" office:value-type="float" office:value="10" calcext:value-type="float">
            <text:p>10+</text:p>
          </table:table-cell>
          <table:table-cell table:style-name="ce4" table:formula="of:=ROUNDUP([.$A8]*[.L$1])" office:value-type="float" office:value="3" calcext:value-type="float">
            <text:p>+3</text:p>
          </table:table-cell>
          <table:table-cell table:style-name="ce4" table:formula="of:=ROUND([.$A8]*[.M$1])" office:value-type="float" office:value="3" calcext:value-type="float">
            <text:p>+3</text:p>
          </table:table-cell>
          <table:table-cell table:style-name="ce4" table:formula="of:=ROUND([.$A8]*[.N$1])" office:value-type="float" office:value="3" calcext:value-type="float">
            <text:p>+3</text:p>
          </table:table-cell>
          <table:table-cell table:style-name="ce4" table:formula="of:=ROUND([.$A8]*[.O$1])" office:value-type="float" office:value="3" calcext:value-type="float">
            <text:p>+3</text:p>
          </table:table-cell>
          <table:table-cell table:style-name="ce4" table:formula="of:=ROUNDDOWN([.$A8]*[.P$1])" office:value-type="float" office:value="2" calcext:value-type="float">
            <text:p>+2</text:p>
          </table:table-cell>
          <table:table-cell table:style-name="ce2" office:value-type="float" office:value="1" calcext:value-type="float">
            <text:p>1</text:p>
          </table:table-cell>
          <table:table-cell table:style-name="ce9" table:formula="of:=LOOKUP([.A8];CharacterLevel;SaveTargets)" office:value-type="float" office:value="14" calcext:value-type="float">
            <text:p>14+</text:p>
          </table:table-cell>
          <table:table-cell table:style-name="ce2" table:formula="of:=[.A8]*[.$S$1]" office:value-type="float" office:value="13.5" calcext:value-type="float">
            <text:p>13.5</text:p>
          </table:table-cell>
          <table:table-cell table:number-columns-repeated="45"/>
        </table:table-row>
        <table:table-row table:style-name="ro1">
          <table:table-cell table:style-name="ce2" office:value-type="float" office:value="4" calcext:value-type="float">
            <text:p>4</text:p>
          </table:table-cell>
          <table:table-cell table:style-name="ce11" table:formula="of:=LOOKUP([.A9];CharacterLevel;FighterExp)" office:value-type="float" office:value="8000" calcext:value-type="float">
            <text:p>8,000</text:p>
          </table:table-cell>
          <table:table-cell table:style-name="ce2" table:formula="of:=[.A9] &amp; &quot;d8&quot;" office:value-type="string" office:string-value="4d8" calcext:value-type="string">
            <text:p>4d8</text:p>
          </table:table-cell>
          <table:table-cell table:style-name="ce4" table:formula="of:=ROUND([.A9]*(2/3);0)" office:value-type="float" office:value="3" calcext:value-type="float">
            <text:p>+3</text:p>
          </table:table-cell>
          <table:table-cell table:style-name="ce4" table:formula="of:=LOOKUP([.A9];CharacterLevel;CompetencyBonus)" office:value-type="float" office:value="3" calcext:value-type="float">
            <text:p>+3</text:p>
          </table:table-cell>
          <table:table-cell table:style-name="ce9" table:formula="of:=MAX(2;12-ROUNDDOWN([.$A9]*(4/7)))" office:value-type="float" office:value="10" calcext:value-type="float">
            <text:p>10+</text:p>
          </table:table-cell>
          <table:table-cell table:style-name="ce9" table:formula="of:=MAX(2;13-ROUNDDOWN([.$A9]*(4/7)))" office:value-type="float" office:value="11" calcext:value-type="float">
            <text:p>11+</text:p>
          </table:table-cell>
          <table:table-cell table:style-name="ce9" table:formula="of:=MAX(2;14-ROUNDDOWN([.$A9]*(4/7)))" office:value-type="float" office:value="12" calcext:value-type="float">
            <text:p>12+</text:p>
          </table:table-cell>
          <table:table-cell table:style-name="ce9" table:formula="of:=MAX(2;15-ROUNDDOWN([.$A9]*(5/7)))" office:value-type="float" office:value="13" calcext:value-type="float">
            <text:p>13+</text:p>
          </table:table-cell>
          <table:table-cell table:style-name="ce9" table:formula="of:=MAX(2;16-ROUNDDOWN([.$A9]*(4/7)))" office:value-type="float" office:value="14" calcext:value-type="float">
            <text:p>14+</text:p>
          </table:table-cell>
          <table:table-cell table:style-name="ce9" table:formula="of:=LOOKUP([.A9];CharacterLevel;Competency)" office:value-type="float" office:value="10" calcext:value-type="float">
            <text:p>10+</text:p>
          </table:table-cell>
          <table:table-cell table:style-name="ce4" table:formula="of:=ROUNDUP([.$A9]*[.L$1])" office:value-type="float" office:value="4" calcext:value-type="float">
            <text:p>+4</text:p>
          </table:table-cell>
          <table:table-cell table:style-name="ce4" table:formula="of:=ROUND([.$A9]*[.M$1])" office:value-type="float" office:value="4" calcext:value-type="float">
            <text:p>+4</text:p>
          </table:table-cell>
          <table:table-cell table:style-name="ce4" table:formula="of:=ROUND([.$A9]*[.N$1])" office:value-type="float" office:value="4" calcext:value-type="float">
            <text:p>+4</text:p>
          </table:table-cell>
          <table:table-cell table:style-name="ce4" table:formula="of:=ROUND([.$A9]*[.O$1])" office:value-type="float" office:value="4" calcext:value-type="float">
            <text:p>+4</text:p>
          </table:table-cell>
          <table:table-cell table:style-name="ce4" table:formula="of:=ROUNDDOWN([.$A9]*[.P$1])" office:value-type="float" office:value="3" calcext:value-type="float">
            <text:p>+3</text:p>
          </table:table-cell>
          <table:table-cell table:style-name="ce2" office:value-type="float" office:value="1" calcext:value-type="float">
            <text:p>1</text:p>
          </table:table-cell>
          <table:table-cell table:style-name="ce9" table:formula="of:=LOOKUP([.A9];CharacterLevel;SaveTargets)" office:value-type="float" office:value="14" calcext:value-type="float">
            <text:p>14+</text:p>
          </table:table-cell>
          <table:table-cell table:style-name="ce2" table:formula="of:=[.A9]*[.$S$1]" office:value-type="float" office:value="18" calcext:value-type="float">
            <text:p>18</text:p>
          </table:table-cell>
          <table:table-cell table:number-columns-repeated="45"/>
        </table:table-row>
        <table:table-row table:style-name="ro1">
          <table:table-cell table:style-name="ce2" office:value-type="float" office:value="5" calcext:value-type="float">
            <text:p>5</text:p>
          </table:table-cell>
          <table:table-cell table:style-name="ce11" table:formula="of:=LOOKUP([.A10];CharacterLevel;FighterExp)" office:value-type="float" office:value="16000" calcext:value-type="float">
            <text:p>16,000</text:p>
          </table:table-cell>
          <table:table-cell table:style-name="ce2" table:formula="of:=[.A10] &amp; &quot;d8&quot;" office:value-type="string" office:string-value="5d8" calcext:value-type="string">
            <text:p>5d8</text:p>
          </table:table-cell>
          <table:table-cell table:style-name="ce4" table:formula="of:=ROUND([.A10]*(2/3);0)" office:value-type="float" office:value="3" calcext:value-type="float">
            <text:p>+3</text:p>
          </table:table-cell>
          <table:table-cell table:style-name="ce4" table:formula="of:=LOOKUP([.A10];CharacterLevel;CompetencyBonus)" office:value-type="float" office:value="4" calcext:value-type="float">
            <text:p>+4</text:p>
          </table:table-cell>
          <table:table-cell table:style-name="ce9" table:formula="of:=MAX(2;12-ROUNDDOWN([.$A10]*(4/7)))" office:value-type="float" office:value="10" calcext:value-type="float">
            <text:p>10+</text:p>
          </table:table-cell>
          <table:table-cell table:style-name="ce9" table:formula="of:=MAX(2;13-ROUNDDOWN([.$A10]*(4/7)))" office:value-type="float" office:value="11" calcext:value-type="float">
            <text:p>11+</text:p>
          </table:table-cell>
          <table:table-cell table:style-name="ce9" table:formula="of:=MAX(2;14-ROUNDDOWN([.$A10]*(4/7)))" office:value-type="float" office:value="12" calcext:value-type="float">
            <text:p>12+</text:p>
          </table:table-cell>
          <table:table-cell table:style-name="ce9" table:formula="of:=MAX(2;15-ROUNDDOWN([.$A10]*(5/7)))" office:value-type="float" office:value="12" calcext:value-type="float">
            <text:p>12+</text:p>
          </table:table-cell>
          <table:table-cell table:style-name="ce9" table:formula="of:=MAX(2;16-ROUNDDOWN([.$A10]*(4/7)))" office:value-type="float" office:value="14" calcext:value-type="float">
            <text:p>14+</text:p>
          </table:table-cell>
          <table:table-cell table:style-name="ce9" table:formula="of:=LOOKUP([.A10];CharacterLevel;Competency)" office:value-type="float" office:value="9" calcext:value-type="float">
            <text:p>9+</text:p>
          </table:table-cell>
          <table:table-cell table:style-name="ce4" table:formula="of:=ROUNDUP([.$A10]*[.L$1])" office:value-type="float" office:value="5" calcext:value-type="float">
            <text:p>+5</text:p>
          </table:table-cell>
          <table:table-cell table:style-name="ce4" table:formula="of:=ROUND([.$A10]*[.M$1])" office:value-type="float" office:value="5" calcext:value-type="float">
            <text:p>+5</text:p>
          </table:table-cell>
          <table:table-cell table:style-name="ce4" table:formula="of:=ROUND([.$A10]*[.N$1])" office:value-type="float" office:value="5" calcext:value-type="float">
            <text:p>+5</text:p>
          </table:table-cell>
          <table:table-cell table:style-name="ce4" table:formula="of:=ROUND([.$A10]*[.O$1])" office:value-type="float" office:value="5" calcext:value-type="float">
            <text:p>+5</text:p>
          </table:table-cell>
          <table:table-cell table:style-name="ce4" table:formula="of:=ROUNDDOWN([.$A10]*[.P$1])" office:value-type="float" office:value="4" calcext:value-type="float">
            <text:p>+4</text:p>
          </table:table-cell>
          <table:table-cell table:style-name="ce2" office:value-type="float" office:value="1" calcext:value-type="float">
            <text:p>1</text:p>
          </table:table-cell>
          <table:table-cell table:style-name="ce9" table:formula="of:=LOOKUP([.A10];CharacterLevel;SaveTargets)" office:value-type="float" office:value="15" calcext:value-type="float">
            <text:p>15+</text:p>
          </table:table-cell>
          <table:table-cell table:style-name="ce2" table:formula="of:=[.A10]*[.$S$1]" office:value-type="float" office:value="22.5" calcext:value-type="float">
            <text:p>22.5</text:p>
          </table:table-cell>
          <table:table-cell table:number-columns-repeated="45"/>
        </table:table-row>
        <table:table-row table:style-name="ro1">
          <table:table-cell table:style-name="ce2" office:value-type="float" office:value="6" calcext:value-type="float">
            <text:p>6</text:p>
          </table:table-cell>
          <table:table-cell table:style-name="ce11" table:formula="of:=LOOKUP([.A11];CharacterLevel;FighterExp)" office:value-type="float" office:value="32000" calcext:value-type="float">
            <text:p>32,000</text:p>
          </table:table-cell>
          <table:table-cell table:style-name="ce2" table:formula="of:=[.A11] &amp; &quot;d8&quot;" office:value-type="string" office:string-value="6d8" calcext:value-type="string">
            <text:p>6d8</text:p>
          </table:table-cell>
          <table:table-cell table:style-name="ce4" table:formula="of:=ROUND([.A11]*(2/3);0)" office:value-type="float" office:value="4" calcext:value-type="float">
            <text:p>+4</text:p>
          </table:table-cell>
          <table:table-cell table:style-name="ce4" table:formula="of:=LOOKUP([.A11];CharacterLevel;CompetencyBonus)" office:value-type="float" office:value="4" calcext:value-type="float">
            <text:p>+4</text:p>
          </table:table-cell>
          <table:table-cell table:style-name="ce9" table:formula="of:=MAX(2;12-ROUNDDOWN([.$A11]*(4/7)))" office:value-type="float" office:value="9" calcext:value-type="float">
            <text:p>9+</text:p>
          </table:table-cell>
          <table:table-cell table:style-name="ce9" table:formula="of:=MAX(2;13-ROUNDDOWN([.$A11]*(4/7)))" office:value-type="float" office:value="10" calcext:value-type="float">
            <text:p>10+</text:p>
          </table:table-cell>
          <table:table-cell table:style-name="ce9" table:formula="of:=MAX(2;14-ROUNDDOWN([.$A11]*(4/7)))" office:value-type="float" office:value="11" calcext:value-type="float">
            <text:p>11+</text:p>
          </table:table-cell>
          <table:table-cell table:style-name="ce9" table:formula="of:=MAX(2;15-ROUNDDOWN([.$A11]*(5/7)))" office:value-type="float" office:value="11" calcext:value-type="float">
            <text:p>11+</text:p>
          </table:table-cell>
          <table:table-cell table:style-name="ce9" table:formula="of:=MAX(2;16-ROUNDDOWN([.$A11]*(4/7)))" office:value-type="float" office:value="13" calcext:value-type="float">
            <text:p>13+</text:p>
          </table:table-cell>
          <table:table-cell table:style-name="ce9" table:formula="of:=LOOKUP([.A11];CharacterLevel;Competency)" office:value-type="float" office:value="9" calcext:value-type="float">
            <text:p>9+</text:p>
          </table:table-cell>
          <table:table-cell table:style-name="ce4" table:formula="of:=ROUNDUP([.$A11]*[.L$1])" office:value-type="float" office:value="6" calcext:value-type="float">
            <text:p>+6</text:p>
          </table:table-cell>
          <table:table-cell table:style-name="ce4" table:formula="of:=ROUND([.$A11]*[.M$1])" office:value-type="float" office:value="6" calcext:value-type="float">
            <text:p>+6</text:p>
          </table:table-cell>
          <table:table-cell table:style-name="ce4" table:formula="of:=ROUND([.$A11]*[.N$1])" office:value-type="float" office:value="6" calcext:value-type="float">
            <text:p>+6</text:p>
          </table:table-cell>
          <table:table-cell table:style-name="ce4" table:formula="of:=ROUND([.$A11]*[.O$1])" office:value-type="float" office:value="6" calcext:value-type="float">
            <text:p>+6</text:p>
          </table:table-cell>
          <table:table-cell table:style-name="ce4" table:formula="of:=ROUNDDOWN([.$A11]*[.P$1])" office:value-type="float" office:value="5" calcext:value-type="float">
            <text:p>+5</text:p>
          </table:table-cell>
          <table:table-cell table:style-name="ce2" office:value-type="float" office:value="2" calcext:value-type="float">
            <text:p>2</text:p>
          </table:table-cell>
          <table:table-cell table:style-name="ce9" table:formula="of:=LOOKUP([.A11];CharacterLevel;SaveTargets)" office:value-type="float" office:value="15" calcext:value-type="float">
            <text:p>15+</text:p>
          </table:table-cell>
          <table:table-cell table:style-name="ce2" table:formula="of:=[.A11]*[.$S$1]" office:value-type="float" office:value="27" calcext:value-type="float">
            <text:p>27</text:p>
          </table:table-cell>
          <table:table-cell table:number-columns-repeated="45"/>
        </table:table-row>
        <table:table-row table:style-name="ro1">
          <table:table-cell table:style-name="ce2" office:value-type="float" office:value="7" calcext:value-type="float">
            <text:p>7</text:p>
          </table:table-cell>
          <table:table-cell table:style-name="ce11" table:formula="of:=LOOKUP([.A12];CharacterLevel;FighterExp)" office:value-type="float" office:value="64000" calcext:value-type="float">
            <text:p>64,000</text:p>
          </table:table-cell>
          <table:table-cell table:style-name="ce2" table:formula="of:=[.A12] &amp; &quot;d8&quot;" office:value-type="string" office:string-value="7d8" calcext:value-type="string">
            <text:p>7d8</text:p>
          </table:table-cell>
          <table:table-cell table:style-name="ce4" table:formula="of:=ROUND([.A12]*(2/3);0)" office:value-type="float" office:value="5" calcext:value-type="float">
            <text:p>+5</text:p>
          </table:table-cell>
          <table:table-cell table:style-name="ce4" table:formula="of:=LOOKUP([.A12];CharacterLevel;CompetencyBonus)" office:value-type="float" office:value="5" calcext:value-type="float">
            <text:p>+5</text:p>
          </table:table-cell>
          <table:table-cell table:style-name="ce9" table:formula="of:=MAX(2;12-ROUNDDOWN([.$A12]*(4/7)))" office:value-type="float" office:value="8" calcext:value-type="float">
            <text:p>8+</text:p>
          </table:table-cell>
          <table:table-cell table:style-name="ce9" table:formula="of:=MAX(2;13-ROUNDDOWN([.$A12]*(4/7)))" office:value-type="float" office:value="9" calcext:value-type="float">
            <text:p>9+</text:p>
          </table:table-cell>
          <table:table-cell table:style-name="ce9" table:formula="of:=MAX(2;14-ROUNDDOWN([.$A12]*(4/7)))" office:value-type="float" office:value="10" calcext:value-type="float">
            <text:p>10+</text:p>
          </table:table-cell>
          <table:table-cell table:style-name="ce9" table:formula="of:=MAX(2;15-ROUNDDOWN([.$A12]*(5/7)))" office:value-type="float" office:value="10" calcext:value-type="float">
            <text:p>10+</text:p>
          </table:table-cell>
          <table:table-cell table:style-name="ce9" table:formula="of:=MAX(2;16-ROUNDDOWN([.$A12]*(4/7)))" office:value-type="float" office:value="12" calcext:value-type="float">
            <text:p>12+</text:p>
          </table:table-cell>
          <table:table-cell table:style-name="ce9" table:formula="of:=LOOKUP([.A12];CharacterLevel;Competency)" office:value-type="float" office:value="8" calcext:value-type="float">
            <text:p>8+</text:p>
          </table:table-cell>
          <table:table-cell table:style-name="ce4" table:formula="of:=ROUNDUP([.$A12]*[.L$1])" office:value-type="float" office:value="7" calcext:value-type="float">
            <text:p>+7</text:p>
          </table:table-cell>
          <table:table-cell table:style-name="ce4" table:formula="of:=ROUND([.$A12]*[.M$1])" office:value-type="float" office:value="7" calcext:value-type="float">
            <text:p>+7</text:p>
          </table:table-cell>
          <table:table-cell table:style-name="ce4" table:formula="of:=ROUND([.$A12]*[.N$1])" office:value-type="float" office:value="7" calcext:value-type="float">
            <text:p>+7</text:p>
          </table:table-cell>
          <table:table-cell table:style-name="ce4" table:formula="of:=ROUND([.$A12]*[.O$1])" office:value-type="float" office:value="7" calcext:value-type="float">
            <text:p>+7</text:p>
          </table:table-cell>
          <table:table-cell table:style-name="ce4" table:formula="of:=ROUNDDOWN([.$A12]*[.P$1])" office:value-type="float" office:value="5" calcext:value-type="float">
            <text:p>+5</text:p>
          </table:table-cell>
          <table:table-cell table:style-name="ce2" office:value-type="float" office:value="2" calcext:value-type="float">
            <text:p>2</text:p>
          </table:table-cell>
          <table:table-cell table:style-name="ce9" table:formula="of:=LOOKUP([.A12];CharacterLevel;SaveTargets)" office:value-type="float" office:value="16" calcext:value-type="float">
            <text:p>16+</text:p>
          </table:table-cell>
          <table:table-cell table:style-name="ce2" table:formula="of:=[.A12]*[.$S$1]" office:value-type="float" office:value="31.5" calcext:value-type="float">
            <text:p>31.5</text:p>
          </table:table-cell>
          <table:table-cell table:number-columns-repeated="45"/>
        </table:table-row>
        <table:table-row table:style-name="ro1">
          <table:table-cell table:style-name="ce2" office:value-type="float" office:value="8" calcext:value-type="float">
            <text:p>8</text:p>
          </table:table-cell>
          <table:table-cell table:style-name="ce11" table:formula="of:=LOOKUP([.A13];CharacterLevel;FighterExp)" office:value-type="float" office:value="120000" calcext:value-type="float">
            <text:p>120,000</text:p>
          </table:table-cell>
          <table:table-cell table:style-name="ce2" table:formula="of:=[.A13] &amp; &quot;d8&quot;" office:value-type="string" office:string-value="8d8" calcext:value-type="string">
            <text:p>8d8</text:p>
          </table:table-cell>
          <table:table-cell table:style-name="ce4" table:formula="of:=ROUND([.A13]*(2/3);0)" office:value-type="float" office:value="5" calcext:value-type="float">
            <text:p>+5</text:p>
          </table:table-cell>
          <table:table-cell table:style-name="ce4" table:formula="of:=LOOKUP([.A13];CharacterLevel;CompetencyBonus)" office:value-type="float" office:value="6" calcext:value-type="float">
            <text:p>+6</text:p>
          </table:table-cell>
          <table:table-cell table:style-name="ce9" table:formula="of:=MAX(2;12-ROUNDDOWN([.$A13]*(4/7)))" office:value-type="float" office:value="8" calcext:value-type="float">
            <text:p>8+</text:p>
          </table:table-cell>
          <table:table-cell table:style-name="ce9" table:formula="of:=MAX(2;13-ROUNDDOWN([.$A13]*(4/7)))" office:value-type="float" office:value="9" calcext:value-type="float">
            <text:p>9+</text:p>
          </table:table-cell>
          <table:table-cell table:style-name="ce9" table:formula="of:=MAX(2;14-ROUNDDOWN([.$A13]*(4/7)))" office:value-type="float" office:value="10" calcext:value-type="float">
            <text:p>10+</text:p>
          </table:table-cell>
          <table:table-cell table:style-name="ce9" table:formula="of:=MAX(2;15-ROUNDDOWN([.$A13]*(5/7)))" office:value-type="float" office:value="10" calcext:value-type="float">
            <text:p>10+</text:p>
          </table:table-cell>
          <table:table-cell table:style-name="ce9" table:formula="of:=MAX(2;16-ROUNDDOWN([.$A13]*(4/7)))" office:value-type="float" office:value="12" calcext:value-type="float">
            <text:p>12+</text:p>
          </table:table-cell>
          <table:table-cell table:style-name="ce9" table:formula="of:=LOOKUP([.A13];CharacterLevel;Competency)" office:value-type="float" office:value="8" calcext:value-type="float">
            <text:p>8+</text:p>
          </table:table-cell>
          <table:table-cell table:style-name="ce4" table:formula="of:=ROUNDUP([.$A13]*[.L$1])" office:value-type="float" office:value="8" calcext:value-type="float">
            <text:p>+8</text:p>
          </table:table-cell>
          <table:table-cell table:style-name="ce4" table:formula="of:=ROUND([.$A13]*[.M$1])" office:value-type="float" office:value="8" calcext:value-type="float">
            <text:p>+8</text:p>
          </table:table-cell>
          <table:table-cell table:style-name="ce4" table:formula="of:=ROUND([.$A13]*[.N$1])" office:value-type="float" office:value="8" calcext:value-type="float">
            <text:p>+8</text:p>
          </table:table-cell>
          <table:table-cell table:style-name="ce4" table:formula="of:=ROUND([.$A13]*[.O$1])" office:value-type="float" office:value="8" calcext:value-type="float">
            <text:p>+8</text:p>
          </table:table-cell>
          <table:table-cell table:style-name="ce4" table:formula="of:=ROUNDDOWN([.$A13]*[.P$1])" office:value-type="float" office:value="6" calcext:value-type="float">
            <text:p>+6</text:p>
          </table:table-cell>
          <table:table-cell table:style-name="ce2" office:value-type="float" office:value="2" calcext:value-type="float">
            <text:p>2</text:p>
          </table:table-cell>
          <table:table-cell table:style-name="ce9" table:formula="of:=LOOKUP([.A13];CharacterLevel;SaveTargets)" office:value-type="float" office:value="16" calcext:value-type="float">
            <text:p>16+</text:p>
          </table:table-cell>
          <table:table-cell table:style-name="ce2" table:formula="of:=[.A13]*[.$S$1]" office:value-type="float" office:value="36" calcext:value-type="float">
            <text:p>36</text:p>
          </table:table-cell>
          <table:table-cell table:number-columns-repeated="45"/>
        </table:table-row>
        <table:table-row table:style-name="ro1">
          <table:table-cell table:style-name="ce2" office:value-type="float" office:value="9" calcext:value-type="float">
            <text:p>9</text:p>
          </table:table-cell>
          <table:table-cell table:style-name="ce11" table:formula="of:=LOOKUP([.A14];CharacterLevel;FighterExp)" office:value-type="float" office:value="240000" calcext:value-type="float">
            <text:p>240,000</text:p>
          </table:table-cell>
          <table:table-cell table:style-name="ce2" table:formula="of:=[.A14] &amp; &quot;d8&quot;" office:value-type="string" office:string-value="9d8" calcext:value-type="string">
            <text:p>9d8</text:p>
          </table:table-cell>
          <table:table-cell table:style-name="ce4" table:formula="of:=ROUND([.A14]*(2/3);0)" office:value-type="float" office:value="6" calcext:value-type="float">
            <text:p>+6</text:p>
          </table:table-cell>
          <table:table-cell table:style-name="ce4" table:formula="of:=LOOKUP([.A14];CharacterLevel;CompetencyBonus)" office:value-type="float" office:value="6" calcext:value-type="float">
            <text:p>+6</text:p>
          </table:table-cell>
          <table:table-cell table:style-name="ce9" table:formula="of:=MAX(2;12-ROUNDDOWN([.$A14]*(4/7)))" office:value-type="float" office:value="7" calcext:value-type="float">
            <text:p>7+</text:p>
          </table:table-cell>
          <table:table-cell table:style-name="ce9" table:formula="of:=MAX(2;13-ROUNDDOWN([.$A14]*(4/7)))" office:value-type="float" office:value="8" calcext:value-type="float">
            <text:p>8+</text:p>
          </table:table-cell>
          <table:table-cell table:style-name="ce9" table:formula="of:=MAX(2;14-ROUNDDOWN([.$A14]*(4/7)))" office:value-type="float" office:value="9" calcext:value-type="float">
            <text:p>9+</text:p>
          </table:table-cell>
          <table:table-cell table:style-name="ce9" table:formula="of:=MAX(2;15-ROUNDDOWN([.$A14]*(5/7)))" office:value-type="float" office:value="9" calcext:value-type="float">
            <text:p>9+</text:p>
          </table:table-cell>
          <table:table-cell table:style-name="ce9" table:formula="of:=MAX(2;16-ROUNDDOWN([.$A14]*(4/7)))" office:value-type="float" office:value="11" calcext:value-type="float">
            <text:p>11+</text:p>
          </table:table-cell>
          <table:table-cell table:style-name="ce9" table:formula="of:=LOOKUP([.A14];CharacterLevel;Competency)" office:value-type="float" office:value="8" calcext:value-type="float">
            <text:p>8+</text:p>
          </table:table-cell>
          <table:table-cell table:style-name="ce4" table:formula="of:=ROUNDUP([.$A14]*[.L$1])" office:value-type="float" office:value="9" calcext:value-type="float">
            <text:p>+9</text:p>
          </table:table-cell>
          <table:table-cell table:style-name="ce4" table:formula="of:=ROUND([.$A14]*[.M$1])" office:value-type="float" office:value="9" calcext:value-type="float">
            <text:p>+9</text:p>
          </table:table-cell>
          <table:table-cell table:style-name="ce4" table:formula="of:=ROUND([.$A14]*[.N$1])" office:value-type="float" office:value="9" calcext:value-type="float">
            <text:p>+9</text:p>
          </table:table-cell>
          <table:table-cell table:style-name="ce4" table:formula="of:=ROUND([.$A14]*[.O$1])" office:value-type="float" office:value="9" calcext:value-type="float">
            <text:p>+9</text:p>
          </table:table-cell>
          <table:table-cell table:style-name="ce4" table:formula="of:=ROUNDDOWN([.$A14]*[.P$1])" office:value-type="float" office:value="7" calcext:value-type="float">
            <text:p>+7</text:p>
          </table:table-cell>
          <table:table-cell table:style-name="ce2" office:value-type="float" office:value="3" calcext:value-type="float">
            <text:p>3</text:p>
          </table:table-cell>
          <table:table-cell table:style-name="ce9" table:formula="of:=LOOKUP([.A14];CharacterLevel;SaveTargets)" office:value-type="float" office:value="17" calcext:value-type="float">
            <text:p>17+</text:p>
          </table:table-cell>
          <table:table-cell table:style-name="ce2" table:formula="of:=[.A14]*[.$S$1]" office:value-type="float" office:value="40.5" calcext:value-type="float">
            <text:p>40.5</text:p>
          </table:table-cell>
          <table:table-cell table:number-columns-repeated="45"/>
        </table:table-row>
        <table:table-row table:style-name="ro1">
          <table:table-cell table:style-name="ce2" office:value-type="float" office:value="10" calcext:value-type="float">
            <text:p>10</text:p>
          </table:table-cell>
          <table:table-cell table:style-name="ce11" table:formula="of:=LOOKUP([.A15];CharacterLevel;FighterExp)" office:value-type="float" office:value="360000" calcext:value-type="float">
            <text:p>360,000</text:p>
          </table:table-cell>
          <table:table-cell table:style-name="ce2" table:formula="of:=[.A15] &amp; &quot;d8&quot;" office:value-type="string" office:string-value="10d8" calcext:value-type="string">
            <text:p>10d8</text:p>
          </table:table-cell>
          <table:table-cell table:style-name="ce4" table:formula="of:=ROUND([.A15]*(2/3);0)" office:value-type="float" office:value="7" calcext:value-type="float">
            <text:p>+7</text:p>
          </table:table-cell>
          <table:table-cell table:style-name="ce4" table:formula="of:=LOOKUP([.A15];CharacterLevel;CompetencyBonus)" office:value-type="float" office:value="7" calcext:value-type="float">
            <text:p>+7</text:p>
          </table:table-cell>
          <table:table-cell table:style-name="ce9" table:formula="of:=MAX(2;12-ROUNDDOWN([.$A15]*(4/7)))" office:value-type="float" office:value="7" calcext:value-type="float">
            <text:p>7+</text:p>
          </table:table-cell>
          <table:table-cell table:style-name="ce9" table:formula="of:=MAX(2;13-ROUNDDOWN([.$A15]*(4/7)))" office:value-type="float" office:value="8" calcext:value-type="float">
            <text:p>8+</text:p>
          </table:table-cell>
          <table:table-cell table:style-name="ce9" table:formula="of:=MAX(2;14-ROUNDDOWN([.$A15]*(4/7)))" office:value-type="float" office:value="9" calcext:value-type="float">
            <text:p>9+</text:p>
          </table:table-cell>
          <table:table-cell table:style-name="ce9" table:formula="of:=MAX(2;15-ROUNDDOWN([.$A15]*(5/7)))" office:value-type="float" office:value="8" calcext:value-type="float">
            <text:p>8+</text:p>
          </table:table-cell>
          <table:table-cell table:style-name="ce9" table:formula="of:=MAX(2;16-ROUNDDOWN([.$A15]*(4/7)))" office:value-type="float" office:value="11" calcext:value-type="float">
            <text:p>11+</text:p>
          </table:table-cell>
          <table:table-cell table:style-name="ce9" table:formula="of:=LOOKUP([.A15];CharacterLevel;Competency)" office:value-type="float" office:value="7" calcext:value-type="float">
            <text:p>7+</text:p>
          </table:table-cell>
          <table:table-cell table:style-name="ce4" table:formula="of:=ROUNDUP([.$A15]*[.L$1])" office:value-type="float" office:value="10" calcext:value-type="float">
            <text:p>+10</text:p>
          </table:table-cell>
          <table:table-cell table:style-name="ce4" table:formula="of:=ROUND([.$A15]*[.M$1])" office:value-type="float" office:value="10" calcext:value-type="float">
            <text:p>+10</text:p>
          </table:table-cell>
          <table:table-cell table:style-name="ce4" table:formula="of:=ROUND([.$A15]*[.N$1])" office:value-type="float" office:value="10" calcext:value-type="float">
            <text:p>+10</text:p>
          </table:table-cell>
          <table:table-cell table:style-name="ce4" table:formula="of:=ROUND([.$A15]*[.O$1])" office:value-type="float" office:value="10" calcext:value-type="float">
            <text:p>+10</text:p>
          </table:table-cell>
          <table:table-cell table:style-name="ce4" table:formula="of:=ROUNDDOWN([.$A15]*[.P$1])" office:value-type="float" office:value="8" calcext:value-type="float">
            <text:p>+8</text:p>
          </table:table-cell>
          <table:table-cell table:style-name="ce2" office:value-type="float" office:value="3" calcext:value-type="float">
            <text:p>3</text:p>
          </table:table-cell>
          <table:table-cell table:style-name="ce9" table:formula="of:=LOOKUP([.A15];CharacterLevel;SaveTargets)" office:value-type="float" office:value="17" calcext:value-type="float">
            <text:p>17+</text:p>
          </table:table-cell>
          <table:table-cell table:style-name="ce2" table:formula="of:=[.A15]*[.$S$1]" office:value-type="float" office:value="45" calcext:value-type="float">
            <text:p>45</text:p>
          </table:table-cell>
          <table:table-cell table:number-columns-repeated="45"/>
        </table:table-row>
        <table:table-row table:style-name="ro1">
          <table:table-cell table:style-name="ce2" office:value-type="float" office:value="11" calcext:value-type="float">
            <text:p>11</text:p>
          </table:table-cell>
          <table:table-cell table:style-name="ce11" table:formula="of:=LOOKUP([.A16];CharacterLevel;FighterExp)" office:value-type="float" office:value="480000" calcext:value-type="float">
            <text:p>480,000</text:p>
          </table:table-cell>
          <table:table-cell table:style-name="ce2" table:formula="of:=[.$C$15] &amp; &quot;+&quot; &amp; 2*([.A16]-10)" office:value-type="string" office:string-value="10d8+2" calcext:value-type="string">
            <text:p>10d8+2</text:p>
          </table:table-cell>
          <table:table-cell table:style-name="ce4" table:formula="of:=ROUND([.A16]*(2/3);0)" office:value-type="float" office:value="7" calcext:value-type="float">
            <text:p>+7</text:p>
          </table:table-cell>
          <table:table-cell table:style-name="ce4" table:formula="of:=LOOKUP([.A16];CharacterLevel;CompetencyBonus)" office:value-type="float" office:value="8" calcext:value-type="float">
            <text:p>+8</text:p>
          </table:table-cell>
          <table:table-cell table:style-name="ce9" table:formula="of:=MAX(2;12-ROUNDDOWN([.$A16]*(4/7)))" office:value-type="float" office:value="6" calcext:value-type="float">
            <text:p>6+</text:p>
          </table:table-cell>
          <table:table-cell table:style-name="ce9" table:formula="of:=MAX(2;13-ROUNDDOWN([.$A16]*(4/7)))" office:value-type="float" office:value="7" calcext:value-type="float">
            <text:p>7+</text:p>
          </table:table-cell>
          <table:table-cell table:style-name="ce9" table:formula="of:=MAX(2;14-ROUNDDOWN([.$A16]*(4/7)))" office:value-type="float" office:value="8" calcext:value-type="float">
            <text:p>8+</text:p>
          </table:table-cell>
          <table:table-cell table:style-name="ce9" table:formula="of:=MAX(2;15-ROUNDDOWN([.$A16]*(5/7)))" office:value-type="float" office:value="8" calcext:value-type="float">
            <text:p>8+</text:p>
          </table:table-cell>
          <table:table-cell table:style-name="ce9" table:formula="of:=MAX(2;16-ROUNDDOWN([.$A16]*(4/7)))" office:value-type="float" office:value="10" calcext:value-type="float">
            <text:p>10+</text:p>
          </table:table-cell>
          <table:table-cell table:style-name="ce9" table:formula="of:=LOOKUP([.A16];CharacterLevel;Competency)" office:value-type="float" office:value="7" calcext:value-type="float">
            <text:p>7+</text:p>
          </table:table-cell>
          <table:table-cell table:style-name="ce4" table:formula="of:=ROUNDUP([.$A16]*[.L$1])" office:value-type="float" office:value="11" calcext:value-type="float">
            <text:p>+11</text:p>
          </table:table-cell>
          <table:table-cell table:style-name="ce4" table:formula="of:=ROUND([.$A16]*[.M$1])" office:value-type="float" office:value="11" calcext:value-type="float">
            <text:p>+11</text:p>
          </table:table-cell>
          <table:table-cell table:style-name="ce4" table:formula="of:=ROUND([.$A16]*[.N$1])" office:value-type="float" office:value="10" calcext:value-type="float">
            <text:p>+10</text:p>
          </table:table-cell>
          <table:table-cell table:style-name="ce4" table:formula="of:=ROUND([.$A16]*[.O$1])" office:value-type="float" office:value="11" calcext:value-type="float">
            <text:p>+11</text:p>
          </table:table-cell>
          <table:table-cell table:style-name="ce4" table:formula="of:=ROUNDDOWN([.$A16]*[.P$1])" office:value-type="float" office:value="9" calcext:value-type="float">
            <text:p>+9</text:p>
          </table:table-cell>
          <table:table-cell table:style-name="ce2" office:value-type="float" office:value="3" calcext:value-type="float">
            <text:p>3</text:p>
          </table:table-cell>
          <table:table-cell table:style-name="ce9" table:formula="of:=LOOKUP([.A16];CharacterLevel;SaveTargets)" office:value-type="float" office:value="18" calcext:value-type="float">
            <text:p>18+</text:p>
          </table:table-cell>
          <table:table-cell table:style-name="ce2" table:formula="of:=[.S15]+2" office:value-type="float" office:value="47" calcext:value-type="float">
            <text:p>47</text:p>
          </table:table-cell>
          <table:table-cell table:number-columns-repeated="45"/>
        </table:table-row>
        <table:table-row table:style-name="ro1">
          <table:table-cell table:style-name="ce2" office:value-type="float" office:value="12" calcext:value-type="float">
            <text:p>12</text:p>
          </table:table-cell>
          <table:table-cell table:style-name="ce11" table:formula="of:=LOOKUP([.A17];CharacterLevel;FighterExp)" office:value-type="float" office:value="600000" calcext:value-type="float">
            <text:p>600,000</text:p>
          </table:table-cell>
          <table:table-cell table:style-name="ce2" table:formula="of:=[.$C$15] &amp; &quot;+&quot; &amp; 2*([.A17]-10)" office:value-type="string" office:string-value="10d8+4" calcext:value-type="string">
            <text:p>10d8+4</text:p>
          </table:table-cell>
          <table:table-cell table:style-name="ce4" table:formula="of:=ROUND([.A17]*(2/3);0)" office:value-type="float" office:value="8" calcext:value-type="float">
            <text:p>+8</text:p>
          </table:table-cell>
          <table:table-cell table:style-name="ce4" table:formula="of:=LOOKUP([.A17];CharacterLevel;CompetencyBonus)" office:value-type="float" office:value="8" calcext:value-type="float">
            <text:p>+8</text:p>
          </table:table-cell>
          <table:table-cell table:style-name="ce9" table:formula="of:=MAX(2;12-ROUNDDOWN([.$A17]*(4/7)))" office:value-type="float" office:value="6" calcext:value-type="float">
            <text:p>6+</text:p>
          </table:table-cell>
          <table:table-cell table:style-name="ce9" table:formula="of:=MAX(2;13-ROUNDDOWN([.$A17]*(4/7)))" office:value-type="float" office:value="7" calcext:value-type="float">
            <text:p>7+</text:p>
          </table:table-cell>
          <table:table-cell table:style-name="ce9" table:formula="of:=MAX(2;14-ROUNDDOWN([.$A17]*(4/7)))" office:value-type="float" office:value="8" calcext:value-type="float">
            <text:p>8+</text:p>
          </table:table-cell>
          <table:table-cell table:style-name="ce9" table:formula="of:=MAX(2;15-ROUNDDOWN([.$A17]*(5/7)))" office:value-type="float" office:value="7" calcext:value-type="float">
            <text:p>7+</text:p>
          </table:table-cell>
          <table:table-cell table:style-name="ce9" table:formula="of:=MAX(2;16-ROUNDDOWN([.$A17]*(4/7)))" office:value-type="float" office:value="10" calcext:value-type="float">
            <text:p>10+</text:p>
          </table:table-cell>
          <table:table-cell table:style-name="ce9" table:formula="of:=LOOKUP([.A17];CharacterLevel;Competency)" office:value-type="float" office:value="6" calcext:value-type="float">
            <text:p>6+</text:p>
          </table:table-cell>
          <table:table-cell table:style-name="ce4" table:formula="of:=ROUNDUP([.$A17]*[.L$1])" office:value-type="float" office:value="12" calcext:value-type="float">
            <text:p>+12</text:p>
          </table:table-cell>
          <table:table-cell table:style-name="ce4" table:formula="of:=ROUND([.$A17]*[.M$1])" office:value-type="float" office:value="12" calcext:value-type="float">
            <text:p>+12</text:p>
          </table:table-cell>
          <table:table-cell table:style-name="ce4" table:formula="of:=ROUND([.$A17]*[.N$1])" office:value-type="float" office:value="11" calcext:value-type="float">
            <text:p>+11</text:p>
          </table:table-cell>
          <table:table-cell table:style-name="ce4" table:formula="of:=ROUND([.$A17]*[.O$1])" office:value-type="float" office:value="12" calcext:value-type="float">
            <text:p>+12</text:p>
          </table:table-cell>
          <table:table-cell table:style-name="ce4" table:formula="of:=ROUNDDOWN([.$A17]*[.P$1])" office:value-type="float" office:value="10" calcext:value-type="float">
            <text:p>+10</text:p>
          </table:table-cell>
          <table:table-cell table:style-name="ce2" office:value-type="float" office:value="4" calcext:value-type="float">
            <text:p>4</text:p>
          </table:table-cell>
          <table:table-cell table:style-name="ce9" table:formula="of:=LOOKUP([.A17];CharacterLevel;SaveTargets)" office:value-type="float" office:value="18" calcext:value-type="float">
            <text:p>18+</text:p>
          </table:table-cell>
          <table:table-cell table:style-name="ce2" table:formula="of:=[.S16]+2" office:value-type="float" office:value="49" calcext:value-type="float">
            <text:p>49</text:p>
          </table:table-cell>
          <table:table-cell table:number-columns-repeated="45"/>
        </table:table-row>
        <table:table-row table:style-name="ro1">
          <table:table-cell table:style-name="ce2" office:value-type="float" office:value="13" calcext:value-type="float">
            <text:p>13</text:p>
          </table:table-cell>
          <table:table-cell table:style-name="ce11" table:formula="of:=LOOKUP([.A18];CharacterLevel;FighterExp)" office:value-type="float" office:value="720000" calcext:value-type="float">
            <text:p>720,000</text:p>
          </table:table-cell>
          <table:table-cell table:style-name="ce2" table:formula="of:=[.$C$15] &amp; &quot;+&quot; &amp; 2*([.A18]-10)" office:value-type="string" office:string-value="10d8+6" calcext:value-type="string">
            <text:p>10d8+6</text:p>
          </table:table-cell>
          <table:table-cell table:style-name="ce4" table:formula="of:=ROUND([.A18]*(2/3);0)" office:value-type="float" office:value="9" calcext:value-type="float">
            <text:p>+9</text:p>
          </table:table-cell>
          <table:table-cell table:style-name="ce4" table:formula="of:=LOOKUP([.A18];CharacterLevel;CompetencyBonus)" office:value-type="float" office:value="9" calcext:value-type="float">
            <text:p>+9</text:p>
          </table:table-cell>
          <table:table-cell table:style-name="ce9" table:formula="of:=MAX(2;12-ROUNDDOWN([.$A18]*(4/7)))" office:value-type="float" office:value="5" calcext:value-type="float">
            <text:p>5+</text:p>
          </table:table-cell>
          <table:table-cell table:style-name="ce9" table:formula="of:=MAX(2;13-ROUNDDOWN([.$A18]*(4/7)))" office:value-type="float" office:value="6" calcext:value-type="float">
            <text:p>6+</text:p>
          </table:table-cell>
          <table:table-cell table:style-name="ce9" table:formula="of:=MAX(2;14-ROUNDDOWN([.$A18]*(4/7)))" office:value-type="float" office:value="7" calcext:value-type="float">
            <text:p>7+</text:p>
          </table:table-cell>
          <table:table-cell table:style-name="ce9" table:formula="of:=MAX(2;15-ROUNDDOWN([.$A18]*(5/7)))" office:value-type="float" office:value="6" calcext:value-type="float">
            <text:p>6+</text:p>
          </table:table-cell>
          <table:table-cell table:style-name="ce9" table:formula="of:=MAX(2;16-ROUNDDOWN([.$A18]*(4/7)))" office:value-type="float" office:value="9" calcext:value-type="float">
            <text:p>9+</text:p>
          </table:table-cell>
          <table:table-cell table:style-name="ce9" table:formula="of:=LOOKUP([.A18];CharacterLevel;Competency)" office:value-type="float" office:value="6" calcext:value-type="float">
            <text:p>6+</text:p>
          </table:table-cell>
          <table:table-cell table:style-name="ce4" table:formula="of:=ROUNDUP([.$A18]*[.L$1])" office:value-type="float" office:value="13" calcext:value-type="float">
            <text:p>+13</text:p>
          </table:table-cell>
          <table:table-cell table:style-name="ce4" table:formula="of:=ROUND([.$A18]*[.M$1])" office:value-type="float" office:value="13" calcext:value-type="float">
            <text:p>+13</text:p>
          </table:table-cell>
          <table:table-cell table:style-name="ce4" table:formula="of:=ROUND([.$A18]*[.N$1])" office:value-type="float" office:value="12" calcext:value-type="float">
            <text:p>+12</text:p>
          </table:table-cell>
          <table:table-cell table:style-name="ce4" table:formula="of:=ROUND([.$A18]*[.O$1])" office:value-type="float" office:value="13" calcext:value-type="float">
            <text:p>+13</text:p>
          </table:table-cell>
          <table:table-cell table:style-name="ce4" table:formula="of:=ROUNDDOWN([.$A18]*[.P$1])" office:value-type="float" office:value="11" calcext:value-type="float">
            <text:p>+11</text:p>
          </table:table-cell>
          <table:table-cell table:style-name="ce2" office:value-type="float" office:value="4" calcext:value-type="float">
            <text:p>4</text:p>
          </table:table-cell>
          <table:table-cell table:style-name="ce9" table:formula="of:=LOOKUP([.A18];CharacterLevel;SaveTargets)" office:value-type="float" office:value="19" calcext:value-type="float">
            <text:p>19+</text:p>
          </table:table-cell>
          <table:table-cell table:style-name="ce2" table:formula="of:=[.S17]+2" office:value-type="float" office:value="51" calcext:value-type="float">
            <text:p>51</text:p>
          </table:table-cell>
          <table:table-cell table:number-columns-repeated="45"/>
        </table:table-row>
        <table:table-row table:style-name="ro1">
          <table:table-cell table:style-name="ce2" office:value-type="float" office:value="14" calcext:value-type="float">
            <text:p>14</text:p>
          </table:table-cell>
          <table:table-cell table:style-name="ce11" table:formula="of:=LOOKUP([.A19];CharacterLevel;FighterExp)" office:value-type="float" office:value="840000" calcext:value-type="float">
            <text:p>840,000</text:p>
          </table:table-cell>
          <table:table-cell table:style-name="ce2" table:formula="of:=[.$C$15] &amp; &quot;+&quot; &amp; 2*([.A19]-10)" office:value-type="string" office:string-value="10d8+8" calcext:value-type="string">
            <text:p>10d8+8</text:p>
          </table:table-cell>
          <table:table-cell table:style-name="ce4" table:formula="of:=ROUND([.A19]*(2/3);0)" office:value-type="float" office:value="9" calcext:value-type="float">
            <text:p>+9</text:p>
          </table:table-cell>
          <table:table-cell table:style-name="ce4" table:formula="of:=LOOKUP([.A19];CharacterLevel;CompetencyBonus)" office:value-type="float" office:value="10" calcext:value-type="float">
            <text:p>+10</text:p>
          </table:table-cell>
          <table:table-cell table:style-name="ce9" table:formula="of:=MAX(2;12-ROUNDDOWN([.$A19]*(4/7)))" office:value-type="float" office:value="4" calcext:value-type="float">
            <text:p>4+</text:p>
          </table:table-cell>
          <table:table-cell table:style-name="ce9" table:formula="of:=MAX(2;13-ROUNDDOWN([.$A19]*(4/7)))" office:value-type="float" office:value="5" calcext:value-type="float">
            <text:p>5+</text:p>
          </table:table-cell>
          <table:table-cell table:style-name="ce9" table:formula="of:=MAX(2;14-ROUNDDOWN([.$A19]*(4/7)))" office:value-type="float" office:value="6" calcext:value-type="float">
            <text:p>6+</text:p>
          </table:table-cell>
          <table:table-cell table:style-name="ce9" table:formula="of:=MAX(2;15-ROUNDDOWN([.$A19]*(5/7)))" office:value-type="float" office:value="5" calcext:value-type="float">
            <text:p>5+</text:p>
          </table:table-cell>
          <table:table-cell table:style-name="ce9" table:formula="of:=MAX(2;16-ROUNDDOWN([.$A19]*(4/7)))" office:value-type="float" office:value="8" calcext:value-type="float">
            <text:p>8+</text:p>
          </table:table-cell>
          <table:table-cell table:style-name="ce9" table:formula="of:=LOOKUP([.A19];CharacterLevel;Competency)" office:value-type="float" office:value="5" calcext:value-type="float">
            <text:p>5+</text:p>
          </table:table-cell>
          <table:table-cell table:style-name="ce4" table:formula="of:=ROUNDUP([.$A19]*[.L$1])" office:value-type="float" office:value="14" calcext:value-type="float">
            <text:p>+14</text:p>
          </table:table-cell>
          <table:table-cell table:style-name="ce4" table:formula="of:=ROUND([.$A19]*[.M$1])" office:value-type="float" office:value="14" calcext:value-type="float">
            <text:p>+14</text:p>
          </table:table-cell>
          <table:table-cell table:style-name="ce4" table:formula="of:=ROUND([.$A19]*[.N$1])" office:value-type="float" office:value="13" calcext:value-type="float">
            <text:p>+13</text:p>
          </table:table-cell>
          <table:table-cell table:style-name="ce4" table:formula="of:=ROUND([.$A19]*[.O$1])" office:value-type="float" office:value="14" calcext:value-type="float">
            <text:p>+14</text:p>
          </table:table-cell>
          <table:table-cell table:style-name="ce4" table:formula="of:=ROUNDDOWN([.$A19]*[.P$1])" office:value-type="float" office:value="11" calcext:value-type="float">
            <text:p>+11</text:p>
          </table:table-cell>
          <table:table-cell table:style-name="ce2" office:value-type="float" office:value="4" calcext:value-type="float">
            <text:p>4</text:p>
          </table:table-cell>
          <table:table-cell table:style-name="ce9" table:formula="of:=LOOKUP([.A19];CharacterLevel;SaveTargets)" office:value-type="float" office:value="19" calcext:value-type="float">
            <text:p>19+</text:p>
          </table:table-cell>
          <table:table-cell table:style-name="ce2" table:formula="of:=[.S18]+2" office:value-type="float" office:value="53" calcext:value-type="float">
            <text:p>53</text:p>
          </table:table-cell>
          <table:table-cell table:number-columns-repeated="45"/>
        </table:table-row>
        <table:table-row table:style-name="ro1">
          <table:table-cell table:style-name="ce2" office:value-type="float" office:value="15" calcext:value-type="float">
            <text:p>15</text:p>
          </table:table-cell>
          <table:table-cell table:style-name="ce11" table:formula="of:=LOOKUP([.A20];CharacterLevel;FighterExp)" office:value-type="float" office:value="960000" calcext:value-type="float">
            <text:p>960,000</text:p>
          </table:table-cell>
          <table:table-cell table:style-name="ce2" table:formula="of:=[.$C$15] &amp; &quot;+&quot; &amp; 2*([.A20]-10)" office:value-type="string" office:string-value="10d8+10" calcext:value-type="string">
            <text:p>10d8+10</text:p>
          </table:table-cell>
          <table:table-cell table:style-name="ce4" table:formula="of:=ROUND([.A20]*(2/3);0)" office:value-type="float" office:value="10" calcext:value-type="float">
            <text:p>+10</text:p>
          </table:table-cell>
          <table:table-cell table:style-name="ce4" table:formula="of:=LOOKUP([.A20];CharacterLevel;CompetencyBonus)" office:value-type="float" office:value="10" calcext:value-type="float">
            <text:p>+10</text:p>
          </table:table-cell>
          <table:table-cell table:style-name="ce9" table:formula="of:=MAX(2;12-ROUNDDOWN([.$A20]*(4/7)))" office:value-type="float" office:value="4" calcext:value-type="float">
            <text:p>4+</text:p>
          </table:table-cell>
          <table:table-cell table:style-name="ce9" table:formula="of:=MAX(2;13-ROUNDDOWN([.$A20]*(4/7)))" office:value-type="float" office:value="5" calcext:value-type="float">
            <text:p>5+</text:p>
          </table:table-cell>
          <table:table-cell table:style-name="ce9" table:formula="of:=MAX(2;14-ROUNDDOWN([.$A20]*(4/7)))" office:value-type="float" office:value="6" calcext:value-type="float">
            <text:p>6+</text:p>
          </table:table-cell>
          <table:table-cell table:style-name="ce9" table:formula="of:=MAX(2;15-ROUNDDOWN([.$A20]*(5/7)))" office:value-type="float" office:value="5" calcext:value-type="float">
            <text:p>5+</text:p>
          </table:table-cell>
          <table:table-cell table:style-name="ce9" table:formula="of:=MAX(2;16-ROUNDDOWN([.$A20]*(4/7)))" office:value-type="float" office:value="8" calcext:value-type="float">
            <text:p>8+</text:p>
          </table:table-cell>
          <table:table-cell table:style-name="ce9" table:formula="of:=LOOKUP([.A20];CharacterLevel;Competency)" office:value-type="float" office:value="5" calcext:value-type="float">
            <text:p>5+</text:p>
          </table:table-cell>
          <table:table-cell table:style-name="ce4" table:formula="of:=ROUNDUP([.$A20]*[.L$1])" office:value-type="float" office:value="15" calcext:value-type="float">
            <text:p>+15</text:p>
          </table:table-cell>
          <table:table-cell table:style-name="ce4" table:formula="of:=ROUND([.$A20]*[.M$1])" office:value-type="float" office:value="15" calcext:value-type="float">
            <text:p>+15</text:p>
          </table:table-cell>
          <table:table-cell table:style-name="ce4" table:formula="of:=ROUND([.$A20]*[.N$1])" office:value-type="float" office:value="14" calcext:value-type="float">
            <text:p>+14</text:p>
          </table:table-cell>
          <table:table-cell table:style-name="ce4" table:formula="of:=ROUND([.$A20]*[.O$1])" office:value-type="float" office:value="15" calcext:value-type="float">
            <text:p>+15</text:p>
          </table:table-cell>
          <table:table-cell table:style-name="ce4" table:formula="of:=ROUNDDOWN([.$A20]*[.P$1])" office:value-type="float" office:value="12" calcext:value-type="float">
            <text:p>+12</text:p>
          </table:table-cell>
          <table:table-cell table:style-name="ce2" office:value-type="float" office:value="5" calcext:value-type="float">
            <text:p>5</text:p>
          </table:table-cell>
          <table:table-cell table:style-name="ce9" table:formula="of:=LOOKUP([.A20];CharacterLevel;SaveTargets)" office:value-type="float" office:value="20" calcext:value-type="float">
            <text:p>20+</text:p>
          </table:table-cell>
          <table:table-cell table:style-name="ce2" table:formula="of:=[.S19]+2" office:value-type="float" office:value="55" calcext:value-type="float">
            <text:p>55</text:p>
          </table:table-cell>
          <table:table-cell table:number-columns-repeated="45"/>
        </table:table-row>
        <table:table-row table:style-name="ro1">
          <table:table-cell table:style-name="ce2" office:value-type="float" office:value="16" calcext:value-type="float">
            <text:p>16</text:p>
          </table:table-cell>
          <table:table-cell table:style-name="ce11" table:formula="of:=LOOKUP([.A21];CharacterLevel;FighterExp)" office:value-type="float" office:value="1080000" calcext:value-type="float">
            <text:p>1,080,000</text:p>
          </table:table-cell>
          <table:table-cell table:style-name="ce2" table:formula="of:=[.$C$15] &amp; &quot;+&quot; &amp; 2*([.A21]-10)" office:value-type="string" office:string-value="10d8+12" calcext:value-type="string">
            <text:p>10d8+12</text:p>
          </table:table-cell>
          <table:table-cell table:style-name="ce4" table:formula="of:=ROUND([.A21]*(2/3);0)" office:value-type="float" office:value="11" calcext:value-type="float">
            <text:p>+11</text:p>
          </table:table-cell>
          <table:table-cell table:style-name="ce4" table:formula="of:=LOOKUP([.A21];CharacterLevel;CompetencyBonus)" office:value-type="float" office:value="11" calcext:value-type="float">
            <text:p>+11</text:p>
          </table:table-cell>
          <table:table-cell table:style-name="ce9" table:formula="of:=MAX(2;12-ROUNDDOWN([.$A21]*(4/7)))" office:value-type="float" office:value="3" calcext:value-type="float">
            <text:p>3+</text:p>
          </table:table-cell>
          <table:table-cell table:style-name="ce9" table:formula="of:=MAX(2;13-ROUNDDOWN([.$A21]*(4/7)))" office:value-type="float" office:value="4" calcext:value-type="float">
            <text:p>4+</text:p>
          </table:table-cell>
          <table:table-cell table:style-name="ce9" table:formula="of:=MAX(2;14-ROUNDDOWN([.$A21]*(4/7)))" office:value-type="float" office:value="5" calcext:value-type="float">
            <text:p>5+</text:p>
          </table:table-cell>
          <table:table-cell table:style-name="ce9" table:formula="of:=MAX(2;15-ROUNDDOWN([.$A21]*(5/7)))" office:value-type="float" office:value="4" calcext:value-type="float">
            <text:p>4+</text:p>
          </table:table-cell>
          <table:table-cell table:style-name="ce9" table:formula="of:=MAX(2;16-ROUNDDOWN([.$A21]*(4/7)))" office:value-type="float" office:value="7" calcext:value-type="float">
            <text:p>7+</text:p>
          </table:table-cell>
          <table:table-cell table:style-name="ce9" table:formula="of:=LOOKUP([.A21];CharacterLevel;Competency)" office:value-type="float" office:value="5" calcext:value-type="float">
            <text:p>5+</text:p>
          </table:table-cell>
          <table:table-cell table:style-name="ce4" table:formula="of:=ROUNDUP([.$A21]*[.L$1])" office:value-type="float" office:value="16" calcext:value-type="float">
            <text:p>+16</text:p>
          </table:table-cell>
          <table:table-cell table:style-name="ce4" table:formula="of:=ROUND([.$A21]*[.M$1])" office:value-type="float" office:value="16" calcext:value-type="float">
            <text:p>+16</text:p>
          </table:table-cell>
          <table:table-cell table:style-name="ce4" table:formula="of:=ROUND([.$A21]*[.N$1])" office:value-type="float" office:value="15" calcext:value-type="float">
            <text:p>+15</text:p>
          </table:table-cell>
          <table:table-cell table:style-name="ce4" table:formula="of:=ROUND([.$A21]*[.O$1])" office:value-type="float" office:value="16" calcext:value-type="float">
            <text:p>+16</text:p>
          </table:table-cell>
          <table:table-cell table:style-name="ce4" table:formula="of:=ROUNDDOWN([.$A21]*[.P$1])" office:value-type="float" office:value="13" calcext:value-type="float">
            <text:p>+13</text:p>
          </table:table-cell>
          <table:table-cell table:style-name="ce2" office:value-type="float" office:value="5" calcext:value-type="float">
            <text:p>5</text:p>
          </table:table-cell>
          <table:table-cell table:style-name="ce9" table:formula="of:=LOOKUP([.A21];CharacterLevel;SaveTargets)" office:value-type="float" office:value="20" calcext:value-type="float">
            <text:p>20+</text:p>
          </table:table-cell>
          <table:table-cell table:style-name="ce2" table:formula="of:=[.S20]+2" office:value-type="float" office:value="57" calcext:value-type="float">
            <text:p>57</text:p>
          </table:table-cell>
          <table:table-cell table:number-columns-repeated="45"/>
        </table:table-row>
        <table:table-row table:style-name="ro1">
          <table:table-cell table:style-name="ce2" office:value-type="float" office:value="17" calcext:value-type="float">
            <text:p>17</text:p>
          </table:table-cell>
          <table:table-cell table:style-name="ce11" table:formula="of:=LOOKUP([.A22];CharacterLevel;FighterExp)" office:value-type="float" office:value="1200000" calcext:value-type="float">
            <text:p>1,200,000</text:p>
          </table:table-cell>
          <table:table-cell table:style-name="ce2" table:formula="of:=[.$C$15] &amp; &quot;+&quot; &amp; 2*([.A22]-10)" office:value-type="string" office:string-value="10d8+14" calcext:value-type="string">
            <text:p>10d8+14</text:p>
          </table:table-cell>
          <table:table-cell table:style-name="ce4" table:formula="of:=ROUND([.A22]*(2/3);0)" office:value-type="float" office:value="11" calcext:value-type="float">
            <text:p>+11</text:p>
          </table:table-cell>
          <table:table-cell table:style-name="ce4" table:formula="of:=LOOKUP([.A22];CharacterLevel;CompetencyBonus)" office:value-type="float" office:value="12" calcext:value-type="float">
            <text:p>+12</text:p>
          </table:table-cell>
          <table:table-cell table:style-name="ce9" table:formula="of:=MAX(2;12-ROUNDDOWN([.$A22]*(4/7)))" office:value-type="float" office:value="3" calcext:value-type="float">
            <text:p>3+</text:p>
          </table:table-cell>
          <table:table-cell table:style-name="ce9" table:formula="of:=MAX(2;13-ROUNDDOWN([.$A22]*(4/7)))" office:value-type="float" office:value="4" calcext:value-type="float">
            <text:p>4+</text:p>
          </table:table-cell>
          <table:table-cell table:style-name="ce9" table:formula="of:=MAX(2;14-ROUNDDOWN([.$A22]*(4/7)))" office:value-type="float" office:value="5" calcext:value-type="float">
            <text:p>5+</text:p>
          </table:table-cell>
          <table:table-cell table:style-name="ce9" table:formula="of:=MAX(2;15-ROUNDDOWN([.$A22]*(5/7)))" office:value-type="float" office:value="3" calcext:value-type="float">
            <text:p>3+</text:p>
          </table:table-cell>
          <table:table-cell table:style-name="ce9" table:formula="of:=MAX(2;16-ROUNDDOWN([.$A22]*(4/7)))" office:value-type="float" office:value="7" calcext:value-type="float">
            <text:p>7+</text:p>
          </table:table-cell>
          <table:table-cell table:style-name="ce9" table:formula="of:=LOOKUP([.A22];CharacterLevel;Competency)" office:value-type="float" office:value="4" calcext:value-type="float">
            <text:p>4+</text:p>
          </table:table-cell>
          <table:table-cell table:style-name="ce4" table:formula="of:=ROUNDUP([.$A22]*[.L$1])" office:value-type="float" office:value="17" calcext:value-type="float">
            <text:p>+17</text:p>
          </table:table-cell>
          <table:table-cell table:style-name="ce4" table:formula="of:=ROUND([.$A22]*[.M$1])" office:value-type="float" office:value="17" calcext:value-type="float">
            <text:p>+17</text:p>
          </table:table-cell>
          <table:table-cell table:style-name="ce4" table:formula="of:=ROUND([.$A22]*[.N$1])" office:value-type="float" office:value="16" calcext:value-type="float">
            <text:p>+16</text:p>
          </table:table-cell>
          <table:table-cell table:style-name="ce4" table:formula="of:=ROUND([.$A22]*[.O$1])" office:value-type="float" office:value="17" calcext:value-type="float">
            <text:p>+17</text:p>
          </table:table-cell>
          <table:table-cell table:style-name="ce4" table:formula="of:=ROUNDDOWN([.$A22]*[.P$1])" office:value-type="float" office:value="14" calcext:value-type="float">
            <text:p>+14</text:p>
          </table:table-cell>
          <table:table-cell table:style-name="ce2" office:value-type="float" office:value="5" calcext:value-type="float">
            <text:p>5</text:p>
          </table:table-cell>
          <table:table-cell table:style-name="ce9" table:formula="of:=LOOKUP([.A22];CharacterLevel;SaveTargets)" office:value-type="float" office:value="21" calcext:value-type="float">
            <text:p>21+</text:p>
          </table:table-cell>
          <table:table-cell table:style-name="ce2" table:formula="of:=[.S21]+2" office:value-type="float" office:value="59" calcext:value-type="float">
            <text:p>59</text:p>
          </table:table-cell>
          <table:table-cell table:number-columns-repeated="45"/>
        </table:table-row>
        <table:table-row table:style-name="ro1">
          <table:table-cell table:style-name="ce2" office:value-type="float" office:value="18" calcext:value-type="float">
            <text:p>18</text:p>
          </table:table-cell>
          <table:table-cell table:style-name="ce11" table:formula="of:=LOOKUP([.A23];CharacterLevel;FighterExp)" office:value-type="float" office:value="1320000" calcext:value-type="float">
            <text:p>1,320,000</text:p>
          </table:table-cell>
          <table:table-cell table:style-name="ce2" table:formula="of:=[.$C$15] &amp; &quot;+&quot; &amp; 2*([.A23]-10)" office:value-type="string" office:string-value="10d8+16" calcext:value-type="string">
            <text:p>10d8+16</text:p>
          </table:table-cell>
          <table:table-cell table:style-name="ce4" table:formula="of:=ROUND([.A23]*(2/3);0)" office:value-type="float" office:value="12" calcext:value-type="float">
            <text:p>+12</text:p>
          </table:table-cell>
          <table:table-cell table:style-name="ce4" table:formula="of:=LOOKUP([.A23];CharacterLevel;CompetencyBonus)" office:value-type="float" office:value="12" calcext:value-type="float">
            <text:p>+12</text:p>
          </table:table-cell>
          <table:table-cell table:style-name="ce9" table:formula="of:=MAX(2;12-ROUNDDOWN([.$A23]*(4/7)))" office:value-type="float" office:value="2" calcext:value-type="float">
            <text:p>2+</text:p>
          </table:table-cell>
          <table:table-cell table:style-name="ce9" table:formula="of:=MAX(2;13-ROUNDDOWN([.$A23]*(4/7)))" office:value-type="float" office:value="3" calcext:value-type="float">
            <text:p>3+</text:p>
          </table:table-cell>
          <table:table-cell table:style-name="ce9" table:formula="of:=MAX(2;14-ROUNDDOWN([.$A23]*(4/7)))" office:value-type="float" office:value="4" calcext:value-type="float">
            <text:p>4+</text:p>
          </table:table-cell>
          <table:table-cell table:style-name="ce9" table:formula="of:=MAX(2;15-ROUNDDOWN([.$A23]*(5/7)))" office:value-type="float" office:value="3" calcext:value-type="float">
            <text:p>3+</text:p>
          </table:table-cell>
          <table:table-cell table:style-name="ce9" table:formula="of:=MAX(2;16-ROUNDDOWN([.$A23]*(4/7)))" office:value-type="float" office:value="6" calcext:value-type="float">
            <text:p>6+</text:p>
          </table:table-cell>
          <table:table-cell table:style-name="ce9" table:formula="of:=LOOKUP([.A23];CharacterLevel;Competency)" office:value-type="float" office:value="4" calcext:value-type="float">
            <text:p>4+</text:p>
          </table:table-cell>
          <table:table-cell table:style-name="ce4" table:formula="of:=ROUNDUP([.$A23]*[.L$1])" office:value-type="float" office:value="18" calcext:value-type="float">
            <text:p>+18</text:p>
          </table:table-cell>
          <table:table-cell table:style-name="ce4" table:formula="of:=ROUND([.$A23]*[.M$1])" office:value-type="float" office:value="18" calcext:value-type="float">
            <text:p>+18</text:p>
          </table:table-cell>
          <table:table-cell table:style-name="ce4" table:formula="of:=ROUND([.$A23]*[.N$1])" office:value-type="float" office:value="17" calcext:value-type="float">
            <text:p>+17</text:p>
          </table:table-cell>
          <table:table-cell table:style-name="ce4" table:formula="of:=ROUND([.$A23]*[.O$1])" office:value-type="float" office:value="18" calcext:value-type="float">
            <text:p>+18</text:p>
          </table:table-cell>
          <table:table-cell table:style-name="ce4" table:formula="of:=ROUNDDOWN([.$A23]*[.P$1])" office:value-type="float" office:value="15" calcext:value-type="float">
            <text:p>+15</text:p>
          </table:table-cell>
          <table:table-cell table:style-name="ce2" office:value-type="float" office:value="6" calcext:value-type="float">
            <text:p>6</text:p>
          </table:table-cell>
          <table:table-cell table:style-name="ce9" table:formula="of:=LOOKUP([.A23];CharacterLevel;SaveTargets)" office:value-type="float" office:value="21" calcext:value-type="float">
            <text:p>21+</text:p>
          </table:table-cell>
          <table:table-cell table:style-name="ce2" table:formula="of:=[.S22]+2" office:value-type="float" office:value="61" calcext:value-type="float">
            <text:p>61</text:p>
          </table:table-cell>
          <table:table-cell table:number-columns-repeated="45"/>
        </table:table-row>
        <table:table-row table:style-name="ro1">
          <table:table-cell table:style-name="ce2" office:value-type="float" office:value="19" calcext:value-type="float">
            <text:p>19</text:p>
          </table:table-cell>
          <table:table-cell table:style-name="ce11" table:formula="of:=LOOKUP([.A24];CharacterLevel;FighterExp)" office:value-type="float" office:value="1440000" calcext:value-type="float">
            <text:p>1,440,000</text:p>
          </table:table-cell>
          <table:table-cell table:style-name="ce2" table:formula="of:=[.$C$15] &amp; &quot;+&quot; &amp; 2*([.A24]-10)" office:value-type="string" office:string-value="10d8+18" calcext:value-type="string">
            <text:p>10d8+18</text:p>
          </table:table-cell>
          <table:table-cell table:style-name="ce4" table:formula="of:=ROUND([.A24]*(2/3);0)" office:value-type="float" office:value="13" calcext:value-type="float">
            <text:p>+13</text:p>
          </table:table-cell>
          <table:table-cell table:style-name="ce4" table:formula="of:=LOOKUP([.A24];CharacterLevel;CompetencyBonus)" office:value-type="float" office:value="13" calcext:value-type="float">
            <text:p>+13</text:p>
          </table:table-cell>
          <table:table-cell table:style-name="ce9" table:formula="of:=MAX(2;12-ROUNDDOWN([.$A24]*(4/7)))" office:value-type="float" office:value="2" calcext:value-type="float">
            <text:p>2+</text:p>
          </table:table-cell>
          <table:table-cell table:style-name="ce9" table:formula="of:=MAX(2;13-ROUNDDOWN([.$A24]*(4/7)))" office:value-type="float" office:value="3" calcext:value-type="float">
            <text:p>3+</text:p>
          </table:table-cell>
          <table:table-cell table:style-name="ce9" table:formula="of:=MAX(2;14-ROUNDDOWN([.$A24]*(4/7)))" office:value-type="float" office:value="4" calcext:value-type="float">
            <text:p>4+</text:p>
          </table:table-cell>
          <table:table-cell table:style-name="ce9" table:formula="of:=MAX(2;15-ROUNDDOWN([.$A24]*(5/7)))" office:value-type="float" office:value="2" calcext:value-type="float">
            <text:p>2+</text:p>
          </table:table-cell>
          <table:table-cell table:style-name="ce9" table:formula="of:=MAX(2;16-ROUNDDOWN([.$A24]*(4/7)))" office:value-type="float" office:value="6" calcext:value-type="float">
            <text:p>6+</text:p>
          </table:table-cell>
          <table:table-cell table:style-name="ce9" table:formula="of:=LOOKUP([.A24];CharacterLevel;Competency)" office:value-type="float" office:value="3" calcext:value-type="float">
            <text:p>3+</text:p>
          </table:table-cell>
          <table:table-cell table:style-name="ce4" table:formula="of:=ROUNDUP([.$A24]*[.L$1])" office:value-type="float" office:value="19" calcext:value-type="float">
            <text:p>+19</text:p>
          </table:table-cell>
          <table:table-cell table:style-name="ce4" table:formula="of:=ROUND([.$A24]*[.M$1])" office:value-type="float" office:value="19" calcext:value-type="float">
            <text:p>+19</text:p>
          </table:table-cell>
          <table:table-cell table:style-name="ce4" table:formula="of:=ROUND([.$A24]*[.N$1])" office:value-type="float" office:value="18" calcext:value-type="float">
            <text:p>+18</text:p>
          </table:table-cell>
          <table:table-cell table:style-name="ce4" table:formula="of:=ROUND([.$A24]*[.O$1])" office:value-type="float" office:value="19" calcext:value-type="float">
            <text:p>+19</text:p>
          </table:table-cell>
          <table:table-cell table:style-name="ce4" table:formula="of:=ROUNDDOWN([.$A24]*[.P$1])" office:value-type="float" office:value="16" calcext:value-type="float">
            <text:p>+16</text:p>
          </table:table-cell>
          <table:table-cell table:style-name="ce2" office:value-type="float" office:value="6" calcext:value-type="float">
            <text:p>6</text:p>
          </table:table-cell>
          <table:table-cell table:style-name="ce9" table:formula="of:=LOOKUP([.A24];CharacterLevel;SaveTargets)" office:value-type="float" office:value="22" calcext:value-type="float">
            <text:p>22+</text:p>
          </table:table-cell>
          <table:table-cell table:style-name="ce2" table:formula="of:=[.S23]+2" office:value-type="float" office:value="63" calcext:value-type="float">
            <text:p>63</text:p>
          </table:table-cell>
          <table:table-cell table:number-columns-repeated="45"/>
        </table:table-row>
        <table:table-row table:style-name="ro1">
          <table:table-cell table:style-name="ce2" office:value-type="float" office:value="20" calcext:value-type="float">
            <text:p>20</text:p>
          </table:table-cell>
          <table:table-cell table:style-name="ce11" table:formula="of:=LOOKUP([.A25];CharacterLevel;FighterExp)" office:value-type="float" office:value="1560000" calcext:value-type="float">
            <text:p>1,560,000</text:p>
          </table:table-cell>
          <table:table-cell table:style-name="ce2" table:formula="of:=[.$C$15] &amp; &quot;+&quot; &amp; 2*([.A25]-10)" office:value-type="string" office:string-value="10d8+20" calcext:value-type="string">
            <text:p>10d8+20</text:p>
          </table:table-cell>
          <table:table-cell table:style-name="ce4" table:formula="of:=ROUND([.A25]*(2/3);0)" office:value-type="float" office:value="13" calcext:value-type="float">
            <text:p>+13</text:p>
          </table:table-cell>
          <table:table-cell table:style-name="ce4" table:formula="of:=LOOKUP([.A25];CharacterLevel;CompetencyBonus)" office:value-type="float" office:value="14" calcext:value-type="float">
            <text:p>+14</text:p>
          </table:table-cell>
          <table:table-cell table:style-name="ce9" table:formula="of:=MAX(2;12-ROUNDDOWN([.$A25]*(4/7)))" office:value-type="float" office:value="2" calcext:value-type="float">
            <text:p>2+</text:p>
          </table:table-cell>
          <table:table-cell table:style-name="ce9" table:formula="of:=MAX(2;13-ROUNDDOWN([.$A25]*(4/7)))" office:value-type="float" office:value="2" calcext:value-type="float">
            <text:p>2+</text:p>
          </table:table-cell>
          <table:table-cell table:style-name="ce9" table:formula="of:=MAX(2;14-ROUNDDOWN([.$A25]*(4/7)))" office:value-type="float" office:value="3" calcext:value-type="float">
            <text:p>3+</text:p>
          </table:table-cell>
          <table:table-cell table:style-name="ce9" table:formula="of:=MAX(2;15-ROUNDDOWN([.$A25]*(5/7)))" office:value-type="float" office:value="2" calcext:value-type="float">
            <text:p>2+</text:p>
          </table:table-cell>
          <table:table-cell table:style-name="ce9" table:formula="of:=MAX(2;16-ROUNDDOWN([.$A25]*(4/7)))" office:value-type="float" office:value="5" calcext:value-type="float">
            <text:p>5+</text:p>
          </table:table-cell>
          <table:table-cell table:style-name="ce9" table:formula="of:=LOOKUP([.A25];CharacterLevel;Competency)" office:value-type="float" office:value="3" calcext:value-type="float">
            <text:p>3+</text:p>
          </table:table-cell>
          <table:table-cell table:style-name="ce4" table:formula="of:=ROUNDUP([.$A25]*[.L$1])" office:value-type="float" office:value="20" calcext:value-type="float">
            <text:p>+20</text:p>
          </table:table-cell>
          <table:table-cell table:style-name="ce4" table:formula="of:=ROUND([.$A25]*[.M$1])" office:value-type="float" office:value="20" calcext:value-type="float">
            <text:p>+20</text:p>
          </table:table-cell>
          <table:table-cell table:style-name="ce4" table:formula="of:=ROUND([.$A25]*[.N$1])" office:value-type="float" office:value="19" calcext:value-type="float">
            <text:p>+19</text:p>
          </table:table-cell>
          <table:table-cell table:style-name="ce4" table:formula="of:=ROUND([.$A25]*[.O$1])" office:value-type="float" office:value="20" calcext:value-type="float">
            <text:p>+20</text:p>
          </table:table-cell>
          <table:table-cell table:style-name="ce4" table:formula="of:=ROUNDDOWN([.$A25]*[.P$1])" office:value-type="float" office:value="17" calcext:value-type="float">
            <text:p>+17</text:p>
          </table:table-cell>
          <table:table-cell table:style-name="ce2" office:value-type="float" office:value="6" calcext:value-type="float">
            <text:p>6</text:p>
          </table:table-cell>
          <table:table-cell table:style-name="ce9" table:formula="of:=LOOKUP([.A25];CharacterLevel;SaveTargets)" office:value-type="float" office:value="22" calcext:value-type="float">
            <text:p>22+</text:p>
          </table:table-cell>
          <table:table-cell table:style-name="ce2" table:formula="of:=[.S24]+2" office:value-type="float" office:value="65" calcext:value-type="float">
            <text:p>65</text:p>
          </table:table-cell>
          <table:table-cell table:number-columns-repeated="45"/>
        </table:table-row>
        <table:table-row table:style-name="ro1">
          <table:table-cell table:style-name="ce10" office:value-type="string" calcext:value-type="string">
            <text:p>* CON modifiers no longer apply after level 10.</text:p>
          </table:table-cell>
          <table:table-cell table:number-columns-repeated="3"/>
          <table:table-cell table:style-name="ce2"/>
          <table:table-cell table:number-columns-repeated="7"/>
          <table:table-cell table:style-name="ce9"/>
          <table:table-cell table:style-name="ce2" table:number-columns-repeated="3"/>
          <table:table-cell table:number-columns-repeated="48"/>
        </table:table-row>
        <table:table-row table:style-name="ro1">
          <table:table-cell table:number-columns-repeated="4"/>
          <table:table-cell table:style-name="ce2"/>
          <table:table-cell table:number-columns-repeated="8"/>
          <table:table-cell table:style-name="ce2" table:number-columns-repeated="3"/>
          <table:table-cell table:number-columns-repeated="48"/>
        </table:table-row>
        <table:table-row table:style-name="ro1">
          <table:table-cell/>
          <table:table-cell table:style-name="ce98" office:value-type="string" calcext:value-type="string" table:number-columns-spanned="2" table:number-rows-spanned="1">
            <text:p>Combat</text:p>
          </table:table-cell>
          <table:covered-table-cell/>
          <table:table-cell table:style-name="ce18"/>
          <table:table-cell table:style-name="ce2"/>
          <table:table-cell table:style-name="ce1" table:number-columns-repeated="5"/>
          <table:table-cell table:number-columns-repeated="3"/>
          <table:table-cell table:style-name="ce18" table:number-columns-repeated="2"/>
          <table:table-cell table:style-name="ce2"/>
          <table:table-cell table:style-name="ce1"/>
          <table:table-cell/>
          <table:table-cell table:style-name="ce18"/>
          <table:table-cell table:number-columns-repeated="45"/>
        </table:table-row>
        <table:table-row table:style-name="ro1">
          <table:table-cell table:style-name="ce14" office:value-type="string" calcext:value-type="string">
            <text:p>D8</text:p>
          </table:table-cell>
          <table:table-cell table:style-name="ce98" office:value-type="string" calcext:value-type="string" table:number-columns-spanned="2" table:number-rows-spanned="1">
            <text:p>Talents</text:p>
          </table:table-cell>
          <table:covered-table-cell/>
          <table:table-cell table:style-name="ce104" office:value-type="string" calcext:value-type="string" table:number-columns-spanned="16" table:number-rows-spanned="1">
            <text:p>Effect</text:p>
          </table:table-cell>
          <table:covered-table-cell table:style-name="ce2"/>
          <table:covered-table-cell table:number-columns-repeated="10"/>
          <table:covered-table-cell table:style-name="ce2"/>
          <table:covered-table-cell table:number-columns-repeated="3"/>
          <table:table-cell table:number-columns-repeated="45"/>
        </table:table-row>
        <table:table-row table:style-name="ro5">
          <table:table-cell table:style-name="ce15" office:value-type="float" office:value="1" calcext:value-type="float">
            <text:p>1</text:p>
          </table:table-cell>
          <table:table-cell table:style-name="ce17" office:value-type="string" calcext:value-type="string" table:number-columns-spanned="2" table:number-rows-spanned="1">
            <text:p>Deadly Blow</text:p>
          </table:table-cell>
          <table:covered-table-cell/>
          <table:table-cell table:style-name="ce99" office:value-type="string" calcext:value-type="string" table:number-columns-spanned="16" table:number-rows-spanned="1">
            <text:p>When making a melee attack, roll damage with Advantage</text:p>
          </table:table-cell>
          <table:covered-table-cell table:style-name="ce2"/>
          <table:covered-table-cell table:number-columns-repeated="10"/>
          <table:covered-table-cell table:style-name="ce2"/>
          <table:covered-table-cell table:number-columns-repeated="3"/>
          <table:table-cell table:number-columns-repeated="45"/>
        </table:table-row>
        <table:table-row table:style-name="ro5">
          <table:table-cell table:style-name="ce15" office:value-type="float" office:value="2" calcext:value-type="float">
            <text:p>2</text:p>
          </table:table-cell>
          <table:table-cell table:style-name="ce17" office:value-type="string" calcext:value-type="string" table:number-columns-spanned="2" table:number-rows-spanned="1">
            <text:p>Deadly Shot</text:p>
          </table:table-cell>
          <table:covered-table-cell/>
          <table:table-cell table:style-name="ce99" office:value-type="string" calcext:value-type="string" table:number-columns-spanned="16" table:number-rows-spanned="1">
            <text:p>When making a ranged attack, roll damage with Advantage.</text:p>
          </table:table-cell>
          <table:covered-table-cell table:style-name="ce2"/>
          <table:covered-table-cell table:number-columns-repeated="10"/>
          <table:covered-table-cell table:style-name="ce2"/>
          <table:covered-table-cell table:number-columns-repeated="3"/>
          <table:table-cell table:number-columns-repeated="45"/>
        </table:table-row>
        <table:table-row table:style-name="ro5">
          <table:table-cell table:style-name="ce15" office:value-type="float" office:value="3" calcext:value-type="float">
            <text:p>3</text:p>
          </table:table-cell>
          <table:table-cell table:style-name="ce17" office:value-type="string" calcext:value-type="string" table:number-columns-spanned="2" table:number-rows-spanned="1">
            <text:p>Far Shot</text:p>
          </table:table-cell>
          <table:covered-table-cell/>
          <table:table-cell table:style-name="ce99" office:value-type="string" calcext:value-type="string" table:number-columns-spanned="16" table:number-rows-spanned="1">
            <text:p>You do not suffer a penalty for attacking at long range.</text:p>
          </table:table-cell>
          <table:covered-table-cell table:style-name="ce2"/>
          <table:covered-table-cell table:number-columns-repeated="10"/>
          <table:covered-table-cell table:style-name="ce2"/>
          <table:covered-table-cell table:number-columns-repeated="3"/>
          <table:table-cell table:number-columns-repeated="45"/>
        </table:table-row>
        <table:table-row table:style-name="ro5">
          <table:table-cell table:style-name="ce15" office:value-type="float" office:value="4" calcext:value-type="float">
            <text:p>4</text:p>
          </table:table-cell>
          <table:table-cell table:style-name="ce17" office:value-type="string" calcext:value-type="string" table:number-columns-spanned="2" table:number-rows-spanned="1">
            <text:p>Indomitable</text:p>
          </table:table-cell>
          <table:covered-table-cell/>
          <table:table-cell table:style-name="ce99" office:value-type="string" calcext:value-type="string" table:number-columns-spanned="16" table:number-rows-spanned="1">
            <text:p>You gain a +1 on all your saving throws.</text:p>
          </table:table-cell>
          <table:covered-table-cell table:style-name="ce2"/>
          <table:covered-table-cell table:number-columns-repeated="10"/>
          <table:covered-table-cell table:style-name="ce2"/>
          <table:covered-table-cell table:number-columns-repeated="3"/>
          <table:table-cell table:number-columns-repeated="45"/>
        </table:table-row>
        <table:table-row table:style-name="ro5">
          <table:table-cell table:style-name="ce15" office:value-type="float" office:value="5" calcext:value-type="float">
            <text:p>5</text:p>
          </table:table-cell>
          <table:table-cell table:style-name="ce17" office:value-type="string" calcext:value-type="string" table:number-columns-spanned="2" table:number-rows-spanned="1">
            <text:p>Main Gauche</text:p>
          </table:table-cell>
          <table:covered-table-cell/>
          <table:table-cell table:style-name="ce99" office:value-type="string" calcext:value-type="string" table:number-columns-spanned="16" table:number-rows-spanned="1">
            <text:p>When fighting with a Small melee weapon in your off hand, you gain +1 to both AC and attacks.</text:p>
          </table:table-cell>
          <table:covered-table-cell table:style-name="ce2"/>
          <table:covered-table-cell table:number-columns-repeated="10"/>
          <table:covered-table-cell table:style-name="ce2"/>
          <table:covered-table-cell table:number-columns-repeated="3"/>
          <table:table-cell table:number-columns-repeated="45"/>
        </table:table-row>
        <table:table-row table:style-name="ro4">
          <table:table-cell table:style-name="ce15" office:value-type="float" office:value="6" calcext:value-type="float">
            <text:p>6</text:p>
          </table:table-cell>
          <table:table-cell table:style-name="ce17" office:value-type="string" calcext:value-type="string" table:number-columns-spanned="2" table:number-rows-spanned="1">
            <text:p>Precise Shot</text:p>
          </table:table-cell>
          <table:covered-table-cell/>
          <table:table-cell table:style-name="ce99" office:value-type="string" calcext:value-type="string" table:number-columns-spanned="16" table:number-rows-spanned="1">
            <text:p>You ignore cover penalties when making ranged attacks. <text:s/>You may also fire into melee without penalty or the risk of hitting anyone other than your target.</text:p>
          </table:table-cell>
          <table:covered-table-cell table:style-name="ce2"/>
          <table:covered-table-cell table:number-columns-repeated="10"/>
          <table:covered-table-cell table:style-name="ce2"/>
          <table:covered-table-cell table:number-columns-repeated="3"/>
          <table:table-cell table:number-columns-repeated="45"/>
        </table:table-row>
        <table:table-row table:style-name="ro6">
          <table:table-cell table:style-name="ce15" office:value-type="float" office:value="7" calcext:value-type="float">
            <text:p>7</text:p>
          </table:table-cell>
          <table:table-cell table:style-name="ce17" office:value-type="string" calcext:value-type="string" table:number-columns-spanned="2" table:number-rows-spanned="1">
            <text:p>Slayer</text:p>
          </table:table-cell>
          <table:covered-table-cell/>
          <table:table-cell table:style-name="ce99" office:value-type="string" calcext:value-type="string" table:number-columns-spanned="16" table:number-rows-spanned="1">
            <text:p>Pick a specific type of enemy (bears, goblins, dragons, etc). <text:s/>You gain +1 to hit and +2 damage vs these creatures. <text:s/>You also gain Advantage on saving throws vs the supernatural abilities of these creatures.</text:p>
          </table:table-cell>
          <table:covered-table-cell table:style-name="ce2"/>
          <table:covered-table-cell table:number-columns-repeated="10"/>
          <table:covered-table-cell table:style-name="ce2"/>
          <table:covered-table-cell table:number-columns-repeated="3"/>
          <table:table-cell table:number-columns-repeated="45"/>
        </table:table-row>
        <table:table-row table:style-name="ro4">
          <table:table-cell table:style-name="ce15" office:value-type="float" office:value="8" calcext:value-type="float">
            <text:p>8</text:p>
          </table:table-cell>
          <table:table-cell table:style-name="ce17" office:value-type="string" calcext:value-type="string" table:number-columns-spanned="2" table:number-rows-spanned="1">
            <text:p>Weapon Specialist</text:p>
          </table:table-cell>
          <table:covered-table-cell/>
          <table:table-cell table:style-name="ce99" office:value-type="string" calcext:value-type="string" table:number-columns-spanned="16" table:number-rows-spanned="1">
            <text:p>Pick a specific type of weapon (battle axe, arming sword, longbow, etc). <text:s/>You gain +1 to hit and +Level/2 damage while weilding weapons of this type.</text:p>
          </table:table-cell>
          <table:covered-table-cell table:style-name="ce2"/>
          <table:covered-table-cell table:number-columns-repeated="10"/>
          <table:covered-table-cell table:style-name="ce2"/>
          <table:covered-table-cell table:number-columns-repeated="3"/>
          <table:table-cell table:number-columns-repeated="45"/>
        </table:table-row>
        <table:table-row table:style-name="ro1">
          <table:table-cell table:number-columns-repeated="4"/>
          <table:table-cell table:style-name="ce2"/>
          <table:table-cell table:number-columns-repeated="8"/>
          <table:table-cell table:style-name="ce2" table:number-columns-repeated="3"/>
          <table:table-cell table:number-columns-repeated="48"/>
        </table:table-row>
        <table:table-row table:style-name="ro1">
          <table:table-cell table:style-name="ce53" office:value-type="string" calcext:value-type="string">
            <text:p>Ranger Skills</text:p>
          </table:table-cell>
          <table:table-cell table:number-columns-repeated="3"/>
          <table:table-cell table:style-name="ce2"/>
          <table:table-cell table:number-columns-repeated="8"/>
          <table:table-cell table:style-name="ce2" table:number-columns-repeated="3"/>
          <table:table-cell table:number-columns-repeated="48"/>
        </table:table-row>
        <table:table-row table:style-name="ro1">
          <table:table-cell office:value-type="string" calcext:value-type="string">
            <text:p>Climb Cliffs (+0)</text:p>
          </table:table-cell>
          <table:table-cell table:number-columns-repeated="3"/>
          <table:table-cell table:style-name="ce2"/>
          <table:table-cell table:number-columns-repeated="8"/>
          <table:table-cell table:style-name="ce2" table:number-columns-repeated="3"/>
          <table:table-cell table:number-columns-repeated="48"/>
        </table:table-row>
        <table:table-row table:style-name="ro1">
          <table:table-cell office:value-type="string" calcext:value-type="string">
            <text:p>Perception (+1)</text:p>
          </table:table-cell>
          <table:table-cell table:number-columns-repeated="3"/>
          <table:table-cell table:style-name="ce2"/>
          <table:table-cell table:number-columns-repeated="8"/>
          <table:table-cell table:style-name="ce2" table:number-columns-repeated="3"/>
          <table:table-cell table:number-columns-repeated="48"/>
        </table:table-row>
        <table:table-row table:style-name="ro1">
          <table:table-cell office:value-type="string" calcext:value-type="string">
            <text:p>Stalking (+0)</text:p>
          </table:table-cell>
          <table:table-cell table:number-columns-repeated="3"/>
          <table:table-cell table:style-name="ce2"/>
          <table:table-cell table:number-columns-repeated="8"/>
          <table:table-cell table:style-name="ce2" table:number-columns-repeated="3"/>
          <table:table-cell table:number-columns-repeated="48"/>
        </table:table-row>
        <table:table-row table:style-name="ro1">
          <table:table-cell office:value-type="string" calcext:value-type="string">
            <text:p>Survival (-1)</text:p>
          </table:table-cell>
          <table:table-cell table:number-columns-repeated="3"/>
          <table:table-cell table:style-name="ce2"/>
          <table:table-cell table:number-columns-repeated="8"/>
          <table:table-cell table:style-name="ce2" table:number-columns-repeated="3"/>
          <table:table-cell table:number-columns-repeated="48"/>
        </table:table-row>
        <table:table-row table:style-name="ro1">
          <table:table-cell office:value-type="string" calcext:value-type="string">
            <text:p>Tracking (-2)</text:p>
          </table:table-cell>
          <table:table-cell table:number-columns-repeated="3"/>
          <table:table-cell table:style-name="ce2"/>
          <table:table-cell table:number-columns-repeated="8"/>
          <table:table-cell table:style-name="ce2" table:number-columns-repeated="3"/>
          <table:table-cell table:number-columns-repeated="48"/>
        </table:table-row>
        <table:table-row table:style-name="ro1" table:number-rows-repeated="946">
          <table:table-cell table:number-columns-repeated="4"/>
          <table:table-cell table:style-name="ce2"/>
          <table:table-cell table:number-columns-repeated="8"/>
          <table:table-cell table:style-name="ce2" table:number-columns-repeated="3"/>
          <table:table-cell table:number-columns-repeated="48"/>
        </table:table-row>
        <table:table-row table:style-name="ro2" table:number-rows-repeated="1047583">
          <table:table-cell table:number-columns-repeated="64"/>
        </table:table-row>
        <table:table-row table:style-name="ro8" table:number-rows-repeated="2">
          <table:table-cell table:number-columns-repeated="64"/>
        </table:table-row>
        <table:table-row table:style-name="ro8">
          <table:table-cell table:number-columns-repeated="64"/>
        </table:table-row>
      </table:table>
      <table:table table:name="Trickster" table:style-name="ta11">
        <table:table-column table:style-name="co24" table:default-cell-style-name="Default"/>
        <table:table-column table:style-name="co44" table:default-cell-style-name="Default"/>
        <table:table-column table:style-name="co26" table:default-cell-style-name="Default"/>
        <table:table-column table:style-name="co27" table:default-cell-style-name="Default"/>
        <table:table-column table:style-name="co9" table:default-cell-style-name="Default"/>
        <table:table-column table:style-name="co17" table:default-cell-style-name="Default"/>
        <table:table-column table:style-name="co14" table:visibility="collapse" table:default-cell-style-name="ce56"/>
        <table:table-column table:style-name="co28" table:visibility="collapse" table:default-cell-style-name="ce56"/>
        <table:table-column table:style-name="co29" table:visibility="collapse" table:default-cell-style-name="ce56"/>
        <table:table-column table:style-name="co30" table:visibility="collapse" table:default-cell-style-name="ce56"/>
        <table:table-column table:style-name="co31" table:visibility="collapse" table:default-cell-style-name="ce56"/>
        <table:table-column table:style-name="co38" table:visibility="collapse" table:default-cell-style-name="Default"/>
        <table:table-column table:style-name="co66" table:visibility="collapse"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41" table:default-cell-style-name="Default"/>
        <table:table-column table:style-name="co24" table:default-cell-style-name="Default"/>
        <table:table-column table:style-name="co23" table:default-cell-style-name="Default"/>
        <table:table-column table:style-name="co14" table:default-cell-style-name="Default"/>
        <table:table-column table:style-name="co20" table:default-cell-style-name="Default"/>
        <table:table-column table:style-name="co40" table:number-columns-repeated="3" table:default-cell-style-name="Default"/>
        <table:table-column table:style-name="co64" table:default-cell-style-name="Default"/>
        <table:table-column table:style-name="co42" table:number-columns-repeated="37" table:default-cell-style-name="Default"/>
        <table:table-row table:style-name="ro1">
          <table:table-cell table:number-columns-repeated="18"/>
          <table:table-cell table:style-name="ce2" office:value-type="float" office:value="3" calcext:value-type="float">
            <text:p>3</text:p>
          </table:table-cell>
          <table:table-cell/>
          <table:table-cell table:style-name="ce2"/>
          <table:table-cell/>
          <table:table-cell table:style-name="ce2" table:number-columns-repeated="4"/>
          <table:table-cell table:number-columns-repeated="38"/>
        </table:table-row>
        <table:table-row table:style-name="ro1">
          <table:table-cell table:number-columns-repeated="18"/>
          <table:table-cell table:style-name="ce2"/>
          <table:table-cell/>
          <table:table-cell table:style-name="ce2"/>
          <table:table-cell/>
          <table:table-cell table:style-name="ce2" table:number-columns-repeated="4"/>
          <table:table-cell table:number-columns-repeated="38"/>
        </table:table-row>
        <table:table-row table:style-name="ro1">
          <table:table-cell table:style-name="ce2"/>
          <table:table-cell table:number-columns-repeated="2"/>
          <table:table-cell table:style-name="ce1" office:value-type="string" calcext:value-type="string">
            <text:p>Base</text:p>
          </table:table-cell>
          <table:table-cell table:number-columns-repeated="7"/>
          <table:table-cell table:style-name="ce221" table:number-columns-spanned="2" table:number-rows-spanned="1"/>
          <table:covered-table-cell table:style-name="ce221"/>
          <table:table-cell table:number-columns-repeated="5"/>
          <table:table-cell table:style-name="ce2"/>
          <table:table-cell/>
          <table:table-cell table:style-name="ce2"/>
          <table:table-cell/>
          <table:table-cell table:style-name="ce113" office:value-type="string" calcext:value-type="string" table:number-columns-spanned="5" table:number-rows-spanned="1">
            <text:p>Sorcery</text:p>
          </table:table-cell>
          <table:covered-table-cell table:number-columns-repeated="4"/>
          <table:table-cell table:number-columns-repeated="37"/>
        </table:table-row>
        <table:table-row table:style-name="ro1">
          <table:table-cell table:style-name="ce2"/>
          <table:table-cell/>
          <table:table-cell table:style-name="ce1" office:value-type="string" calcext:value-type="string">
            <text:p>Hit</text:p>
          </table:table-cell>
          <table:table-cell table:style-name="ce1" office:value-type="string" calcext:value-type="string">
            <text:p>Attack</text:p>
          </table:table-cell>
          <table:table-cell table:style-name="ce1" table:number-columns-repeated="2"/>
          <table:table-cell table:style-name="ce8" office:value-type="string" calcext:value-type="string" table:number-columns-spanned="5" table:number-rows-spanned="1">
            <text:p>Official Saves</text:p>
          </table:table-cell>
          <table:covered-table-cell table:number-columns-repeated="4"/>
          <table:table-cell table:style-name="ce1"/>
          <table:table-cell table:style-name="ce1" office:value-type="string" calcext:value-type="string">
            <text:p>Arcane</text:p>
          </table:table-cell>
          <table:table-cell table:style-name="ce8" office:value-type="string" calcext:value-type="string" table:number-columns-spanned="5" table:number-rows-spanned="1">
            <text:p>Alternate Saves</text:p>
          </table:table-cell>
          <table:covered-table-cell table:number-columns-repeated="4"/>
          <table:table-cell table:style-name="ce1" office:value-type="string" calcext:value-type="string">
            <text:p>Average</text:p>
          </table:table-cell>
          <table:table-cell table:style-name="ce1" office:value-type="string" calcext:value-type="string">
            <text:p>Caster</text:p>
          </table:table-cell>
          <table:table-cell table:style-name="ce1" office:value-type="string" calcext:value-type="string">
            <text:p>Invocation</text:p>
          </table:table-cell>
          <table:table-cell table:style-name="ce1" office:value-type="string" calcext:value-type="string">
            <text:p>Save</text:p>
          </table:table-cell>
          <table:table-cell table:style-name="ce113" office:value-type="string" calcext:value-type="string" table:number-columns-spanned="5" table:number-rows-spanned="1">
            <text:p>Spells</text:p>
          </table:table-cell>
          <table:covered-table-cell table:number-columns-repeated="4"/>
          <table:table-cell table:number-columns-repeated="37"/>
        </table:table-row>
        <table:table-row table:style-name="ro1">
          <table:table-cell table:style-name="ce1" office:value-type="string" calcext:value-type="string">
            <text:p>Level</text:p>
          </table:table-cell>
          <table:table-cell table:style-name="ce1" office:value-type="string" calcext:value-type="string">
            <text:p>XP</text:p>
          </table:table-cell>
          <table:table-cell table:style-name="ce1" office:value-type="string" calcext:value-type="string">
            <text:p>Dice*</text:p>
          </table:table-cell>
          <table:table-cell table:style-name="ce1" office:value-type="string" calcext:value-type="string">
            <text:p>Bonus</text:p>
          </table:table-cell>
          <table:table-cell table:style-name="ce1" office:value-type="string" calcext:value-type="string">
            <text:p>Competence</text:p>
          </table:table-cell>
          <table:table-cell table:style-name="ce1" office:value-type="string" calcext:value-type="string">
            <text:p>Arcana</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style-name="ce1" office:value-type="string" calcext:value-type="string">
            <text:p>Competency</text:p>
          </table:table-cell>
          <table:table-cell table:style-name="ce1" office:value-type="string" calcext:value-type="string">
            <text:p>Skill</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style-name="ce1" office:value-type="string" calcext:value-type="string">
            <text:p>HP</text:p>
          </table:table-cell>
          <table:table-cell table:style-name="ce1" office:value-type="string" calcext:value-type="string">
            <text:p>Level</text:p>
          </table:table-cell>
          <table:table-cell table:style-name="ce1" office:value-type="string" calcext:value-type="string">
            <text:p>Dice#</text:p>
          </table:table-cell>
          <table:table-cell table:style-name="ce1" office:value-type="string" calcext:value-type="string">
            <text:p>Target</text:p>
          </table:table-cell>
          <table:table-cell table:style-name="ce13"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number-columns-repeated="37"/>
        </table:table-row>
        <table:table-row table:style-name="ro1">
          <table:table-cell table:style-name="ce2" office:value-type="float" office:value="1" calcext:value-type="float">
            <text:p>1</text:p>
          </table:table-cell>
          <table:table-cell table:style-name="ce11" table:formula="of:=LOOKUP([.A6];CharacterLevel; ThiefExp) + MAX(0;LOOKUP([.T6]; CharacterLevel;MUExp))" office:value-type="float" office:value="0" calcext:value-type="float">
            <text:p>0</text:p>
          </table:table-cell>
          <table:table-cell table:style-name="ce2" table:formula="of:=[.A6]&amp;&quot;d5&quot;" office:value-type="string" office:string-value="1d5" calcext:value-type="string">
            <text:p>1d5</text:p>
          </table:table-cell>
          <table:table-cell table:style-name="ce4" table:formula="of:=ROUND(AVERAGE(LOOKUP([.A6];CharacterLevel;MUBAB);LOOKUP([.A6];CharacterLevel;ThiefBAB));0)" office:value-type="float" office:value="0" calcext:value-type="float">
            <text:p>+0</text:p>
          </table:table-cell>
          <table:table-cell table:style-name="ce4" table:formula="of:=LOOKUP([.A6];CharacterLevel;CompetencyBonus)" office:value-type="float" office:value="1" calcext:value-type="float">
            <text:p>+1</text:p>
          </table:table-cell>
          <table:table-cell table:style-name="ce4" table:formula="of:=LOOKUP([.T6];CharacterLevel;CompetencyBonus)" office:value-type="float" office:value="0" calcext:value-type="float">
            <text:p>+0</text:p>
          </table:table-cell>
          <table:table-cell table:style-name="ce31" table:formula="of:=ROUND(AVERAGE([$Thief.E7];[$Arcanist.E7]))" office:value-type="float" office:value="13" calcext:value-type="float">
            <text:p>13+</text:p>
          </table:table-cell>
          <table:table-cell table:style-name="ce31" table:formula="of:=ROUND(AVERAGE([$Thief.F7];[$Arcanist.F7]))" office:value-type="float" office:value="14" calcext:value-type="float">
            <text:p>14+</text:p>
          </table:table-cell>
          <table:table-cell table:style-name="ce31" table:formula="of:=ROUND(AVERAGE([$Thief.G7];[$Arcanist.G7]))" office:value-type="float" office:value="13" calcext:value-type="float">
            <text:p>13+</text:p>
          </table:table-cell>
          <table:table-cell table:style-name="ce31" table:formula="of:=ROUND(AVERAGE([$Thief.H7];[$Arcanist.H7]))" office:value-type="float" office:value="16" calcext:value-type="float">
            <text:p>16+</text:p>
          </table:table-cell>
          <table:table-cell table:style-name="ce31" table:formula="of:=ROUND(AVERAGE([$Thief.I7];[$Arcanist.I7]))" office:value-type="float" office:value="15" calcext:value-type="float">
            <text:p>15+</text:p>
          </table:table-cell>
          <table:table-cell table:style-name="ce9" table:formula="of:=LOOKUP([.A6];CharacterLevel;Competency)" office:value-type="float" office:value="11" calcext:value-type="float">
            <text:p>11+</text:p>
          </table:table-cell>
          <table:table-cell table:style-name="ce9" table:formula="of:=LOOKUP([.T6];CharacterLevel;Competency)" office:value-type="float" office:value="12" calcext:value-type="float">
            <text:p>12+</text:p>
          </table:table-cell>
          <table:table-cell table:style-name="ce4" table:formula="of:=ROUND(AVERAGE(LOOKUP([.$A6];CharacterLevel;ThiefDoom); LOOKUP([.$A6];CharacterLevel;ArcanistDoom)))" office:value-type="float" office:value="1" calcext:value-type="float">
            <text:p>+1</text:p>
          </table:table-cell>
          <table:table-cell table:style-name="ce4" table:formula="of:=ROUND(AVERAGE(LOOKUP([.$A6];CharacterLevel;ThiefRay); LOOKUP([.$A6];CharacterLevel;ArcanistRay)))" office:value-type="float" office:value="1" calcext:value-type="float">
            <text:p>+1</text:p>
          </table:table-cell>
          <table:table-cell table:style-name="ce4" table:formula="of:=ROUND(AVERAGE(LOOKUP([.$A6];CharacterLevel;ThiefHold); LOOKUP([.$A6];CharacterLevel;ArcanistHold)))" office:value-type="float" office:value="1" calcext:value-type="float">
            <text:p>+1</text:p>
          </table:table-cell>
          <table:table-cell table:style-name="ce4" table:formula="of:=ROUND(AVERAGE(LOOKUP([.$A6];CharacterLevel;ThiefBlast); LOOKUP([.$A6];CharacterLevel;ArcanistBlast)))" office:value-type="float" office:value="0" calcext:value-type="float">
            <text:p>+0</text:p>
          </table:table-cell>
          <table:table-cell table:style-name="ce4" table:formula="of:=ROUND(AVERAGE(LOOKUP([.$A6];CharacterLevel;ThiefSpell); LOOKUP([.$A6];CharacterLevel;ArcanistSpell)))" office:value-type="float" office:value="1" calcext:value-type="float">
            <text:p>+1</text:p>
          </table:table-cell>
          <table:table-cell table:style-name="ce2" office:value-type="float" office:value="5" calcext:value-type="float">
            <text:p>5</text:p>
          </table:table-cell>
          <table:table-cell table:style-name="ce20" table:formula="of:=ROUNDDOWN([.A6]/2)" office:value-type="float" office:value="0" calcext:value-type="float">
            <text:p>0</text:p>
          </table:table-cell>
          <table:table-cell table:style-name="ce2" table:formula="of:=[.T6]&amp;&quot;d6&quot;" office:value-type="string" office:string-value="0d6" calcext:value-type="string">
            <text:p>0d6</text:p>
          </table:table-cell>
          <table:table-cell table:style-name="ce31" table:formula="of:=15+[.F6]" office:value-type="float" office:value="15" calcext:value-type="float">
            <text:p>15+</text:p>
          </table:table-cell>
          <table:table-cell table:style-name="ce2" table:formula="of:=INDEX(WizSpells; MATCH([.$T6];CharacterLevel;0);[.W$5])" office:value-type="float" office:value="0" calcext:value-type="float">
            <text:p>0</text:p>
          </table:table-cell>
          <table:table-cell table:style-name="ce2" table:formula="of:=INDEX(WizSpells; MATCH([.$T6];CharacterLevel;0);[.X$5])" office:value-type="string" office:string-value="--" calcext:value-type="string">
            <text:p>--</text:p>
          </table:table-cell>
          <table:table-cell table:style-name="ce2" table:formula="of:=INDEX(WizSpells; MATCH([.$T6];CharacterLevel;0);[.Y$5])" office:value-type="string" office:string-value="--" calcext:value-type="string">
            <text:p>--</text:p>
          </table:table-cell>
          <table:table-cell table:style-name="ce2" table:formula="of:=INDEX(WizSpells; MATCH([.$T6];CharacterLevel;0);[.Z$5])" office:value-type="string" office:string-value="--" calcext:value-type="string">
            <text:p>--</text:p>
          </table:table-cell>
          <table:table-cell table:style-name="ce2" table:formula="of:=INDEX(WizSpells; MATCH([.$T6];CharacterLevel;0);[.AA$5])" office:value-type="string" office:string-value="--" calcext:value-type="string">
            <text:p>--</text:p>
          </table:table-cell>
          <table:table-cell table:number-columns-repeated="37"/>
        </table:table-row>
        <table:table-row table:style-name="ro1">
          <table:table-cell table:style-name="ce2" office:value-type="float" office:value="2" calcext:value-type="float">
            <text:p>2</text:p>
          </table:table-cell>
          <table:table-cell table:style-name="ce11" table:formula="of:=ROUND([.B8]/2;-2)" office:value-type="float" office:value="2100" calcext:value-type="float">
            <text:p>2,100</text:p>
          </table:table-cell>
          <table:table-cell table:style-name="ce2" table:formula="of:=[.A7]&amp;&quot;d5&quot;" office:value-type="string" office:string-value="2d5" calcext:value-type="string">
            <text:p>2d5</text:p>
          </table:table-cell>
          <table:table-cell table:style-name="ce4" table:formula="of:=ROUND(AVERAGE(LOOKUP([.A7];CharacterLevel;MUBAB);LOOKUP([.A7];CharacterLevel;ThiefBAB));0)" office:value-type="float" office:value="0" calcext:value-type="float">
            <text:p>+0</text:p>
          </table:table-cell>
          <table:table-cell table:style-name="ce4" table:formula="of:=LOOKUP([.A7];CharacterLevel;CompetencyBonus)" office:value-type="float" office:value="2" calcext:value-type="float">
            <text:p>+2</text:p>
          </table:table-cell>
          <table:table-cell table:style-name="ce4" table:formula="of:=LOOKUP([.T7];CharacterLevel;CompetencyBonus)" office:value-type="float" office:value="1" calcext:value-type="float">
            <text:p>+1</text:p>
          </table:table-cell>
          <table:table-cell table:style-name="ce31" table:formula="of:=ROUND(AVERAGE([$Thief.E8];[$Arcanist.E8]))" office:value-type="float" office:value="12" calcext:value-type="float">
            <text:p>12+</text:p>
          </table:table-cell>
          <table:table-cell table:style-name="ce31" table:formula="of:=ROUND(AVERAGE([$Thief.F8];[$Arcanist.F8]))" office:value-type="float" office:value="13" calcext:value-type="float">
            <text:p>13+</text:p>
          </table:table-cell>
          <table:table-cell table:style-name="ce31" table:formula="of:=ROUND(AVERAGE([$Thief.G8];[$Arcanist.G8]))" office:value-type="float" office:value="12" calcext:value-type="float">
            <text:p>12+</text:p>
          </table:table-cell>
          <table:table-cell table:style-name="ce31" table:formula="of:=ROUND(AVERAGE([$Thief.H8];[$Arcanist.H8]))" office:value-type="float" office:value="15" calcext:value-type="float">
            <text:p>15+</text:p>
          </table:table-cell>
          <table:table-cell table:style-name="ce31" table:formula="of:=ROUND(AVERAGE([$Thief.I8];[$Arcanist.I8]))" office:value-type="float" office:value="14" calcext:value-type="float">
            <text:p>14+</text:p>
          </table:table-cell>
          <table:table-cell table:style-name="ce9" table:formula="of:=LOOKUP([.A7];CharacterLevel;Competency)" office:value-type="float" office:value="11" calcext:value-type="float">
            <text:p>11+</text:p>
          </table:table-cell>
          <table:table-cell table:style-name="ce9" table:formula="of:=LOOKUP([.T7];CharacterLevel;Competency)" office:value-type="float" office:value="11" calcext:value-type="float">
            <text:p>11+</text:p>
          </table:table-cell>
          <table:table-cell table:style-name="ce4" table:formula="of:=ROUND(AVERAGE(LOOKUP([.$A7];CharacterLevel;ThiefDoom); LOOKUP([.$A7];CharacterLevel;ArcanistDoom)))" office:value-type="float" office:value="2" calcext:value-type="float">
            <text:p>+2</text:p>
          </table:table-cell>
          <table:table-cell table:style-name="ce4" table:formula="of:=ROUND(AVERAGE(LOOKUP([.$A7];CharacterLevel;ThiefRay); LOOKUP([.$A7];CharacterLevel;ArcanistRay)))" office:value-type="float" office:value="2" calcext:value-type="float">
            <text:p>+2</text:p>
          </table:table-cell>
          <table:table-cell table:style-name="ce4" table:formula="of:=ROUND(AVERAGE(LOOKUP([.$A7];CharacterLevel;ThiefHold); LOOKUP([.$A7];CharacterLevel;ArcanistHold)))" office:value-type="float" office:value="2" calcext:value-type="float">
            <text:p>+2</text:p>
          </table:table-cell>
          <table:table-cell table:style-name="ce4" table:formula="of:=ROUND(AVERAGE(LOOKUP([.$A7];CharacterLevel;ThiefBlast); LOOKUP([.$A7];CharacterLevel;ArcanistBlast)))" office:value-type="float" office:value="1" calcext:value-type="float">
            <text:p>+1</text:p>
          </table:table-cell>
          <table:table-cell table:style-name="ce4" table:formula="of:=ROUND(AVERAGE(LOOKUP([.$A7];CharacterLevel;ThiefSpell); LOOKUP([.$A7];CharacterLevel;ArcanistSpell)))" office:value-type="float" office:value="2" calcext:value-type="float">
            <text:p>+2</text:p>
          </table:table-cell>
          <table:table-cell table:style-name="ce2" table:formula="of:=[.A7]*[.$S$1]" office:value-type="float" office:value="6" calcext:value-type="float">
            <text:p>6</text:p>
          </table:table-cell>
          <table:table-cell table:style-name="ce20" table:formula="of:=ROUNDDOWN([.A7]/2)" office:value-type="float" office:value="1" calcext:value-type="float">
            <text:p>1</text:p>
          </table:table-cell>
          <table:table-cell table:style-name="ce2" table:formula="of:=[.T7]&amp;&quot;d6&quot;" office:value-type="string" office:string-value="1d6" calcext:value-type="string">
            <text:p>1d6</text:p>
          </table:table-cell>
          <table:table-cell table:style-name="ce31" table:formula="of:=15+[.F7]" office:value-type="float" office:value="16" calcext:value-type="float">
            <text:p>16+</text:p>
          </table:table-cell>
          <table:table-cell table:style-name="ce2" table:formula="of:=INDEX(WizSpells; MATCH([.$T7];CharacterLevel;0);[.W$5])" office:value-type="float" office:value="1" calcext:value-type="float">
            <text:p>1</text:p>
          </table:table-cell>
          <table:table-cell table:style-name="ce2" table:formula="of:=INDEX(WizSpells; MATCH([.$T7];CharacterLevel;0);[.X$5])" office:value-type="string" office:string-value="--" calcext:value-type="string">
            <text:p>--</text:p>
          </table:table-cell>
          <table:table-cell table:style-name="ce2" table:formula="of:=INDEX(WizSpells; MATCH([.$T7];CharacterLevel;0);[.Y$5])" office:value-type="string" office:string-value="--" calcext:value-type="string">
            <text:p>--</text:p>
          </table:table-cell>
          <table:table-cell table:style-name="ce2" table:formula="of:=INDEX(WizSpells; MATCH([.$T7];CharacterLevel;0);[.Z$5])" office:value-type="string" office:string-value="--" calcext:value-type="string">
            <text:p>--</text:p>
          </table:table-cell>
          <table:table-cell table:style-name="ce2" table:formula="of:=INDEX(WizSpells; MATCH([.$T7];CharacterLevel;0);[.AA$5])" office:value-type="string" office:string-value="--" calcext:value-type="string">
            <text:p>--</text:p>
          </table:table-cell>
          <table:table-cell table:number-columns-repeated="37"/>
        </table:table-row>
        <table:table-row table:style-name="ro1">
          <table:table-cell table:style-name="ce2" office:value-type="float" office:value="3" calcext:value-type="float">
            <text:p>3</text:p>
          </table:table-cell>
          <table:table-cell table:style-name="ce11" table:formula="of:=ROUND([.B9]/2;-1)" office:value-type="float" office:value="4250" calcext:value-type="float">
            <text:p>4,250</text:p>
          </table:table-cell>
          <table:table-cell table:style-name="ce2" table:formula="of:=[.A8]&amp;&quot;d5&quot;" office:value-type="string" office:string-value="3d5" calcext:value-type="string">
            <text:p>3d5</text:p>
          </table:table-cell>
          <table:table-cell table:style-name="ce4" table:formula="of:=ROUND(AVERAGE(LOOKUP([.A8];CharacterLevel;MUBAB);LOOKUP([.A8];CharacterLevel;ThiefBAB));0)" office:value-type="float" office:value="1" calcext:value-type="float">
            <text:p>+1</text:p>
          </table:table-cell>
          <table:table-cell table:style-name="ce4" table:formula="of:=LOOKUP([.A8];CharacterLevel;CompetencyBonus)" office:value-type="float" office:value="2" calcext:value-type="float">
            <text:p>+2</text:p>
          </table:table-cell>
          <table:table-cell table:style-name="ce4" table:formula="of:=LOOKUP([.T8];CharacterLevel;CompetencyBonus)" office:value-type="float" office:value="1" calcext:value-type="float">
            <text:p>+1</text:p>
          </table:table-cell>
          <table:table-cell table:style-name="ce31" table:formula="of:=ROUND(AVERAGE([$Thief.E9];[$Arcanist.E9]))" office:value-type="float" office:value="12" calcext:value-type="float">
            <text:p>12+</text:p>
          </table:table-cell>
          <table:table-cell table:style-name="ce31" table:formula="of:=ROUND(AVERAGE([$Thief.F9];[$Arcanist.F9]))" office:value-type="float" office:value="13" calcext:value-type="float">
            <text:p>13+</text:p>
          </table:table-cell>
          <table:table-cell table:style-name="ce31" table:formula="of:=ROUND(AVERAGE([$Thief.G9];[$Arcanist.G9]))" office:value-type="float" office:value="12" calcext:value-type="float">
            <text:p>12+</text:p>
          </table:table-cell>
          <table:table-cell table:style-name="ce31" table:formula="of:=ROUND(AVERAGE([$Thief.H9];[$Arcanist.H9]))" office:value-type="float" office:value="15" calcext:value-type="float">
            <text:p>15+</text:p>
          </table:table-cell>
          <table:table-cell table:style-name="ce31" table:formula="of:=ROUND(AVERAGE([$Thief.I9];[$Arcanist.I9]))" office:value-type="float" office:value="14" calcext:value-type="float">
            <text:p>14+</text:p>
          </table:table-cell>
          <table:table-cell table:style-name="ce9" table:formula="of:=LOOKUP([.A8];CharacterLevel;Competency)" office:value-type="float" office:value="10" calcext:value-type="float">
            <text:p>10+</text:p>
          </table:table-cell>
          <table:table-cell table:style-name="ce9" table:formula="of:=LOOKUP([.T8];CharacterLevel;Competency)" office:value-type="float" office:value="11" calcext:value-type="float">
            <text:p>11+</text:p>
          </table:table-cell>
          <table:table-cell table:style-name="ce4" table:formula="of:=ROUND(AVERAGE(LOOKUP([.$A8];CharacterLevel;ThiefDoom); LOOKUP([.$A8];CharacterLevel;ArcanistDoom)))" office:value-type="float" office:value="2" calcext:value-type="float">
            <text:p>+2</text:p>
          </table:table-cell>
          <table:table-cell table:style-name="ce4" table:formula="of:=ROUND(AVERAGE(LOOKUP([.$A8];CharacterLevel;ThiefRay); LOOKUP([.$A8];CharacterLevel;ArcanistRay)))" office:value-type="float" office:value="2" calcext:value-type="float">
            <text:p>+2</text:p>
          </table:table-cell>
          <table:table-cell table:style-name="ce4" table:formula="of:=ROUND(AVERAGE(LOOKUP([.$A8];CharacterLevel;ThiefHold); LOOKUP([.$A8];CharacterLevel;ArcanistHold)))" office:value-type="float" office:value="2" calcext:value-type="float">
            <text:p>+2</text:p>
          </table:table-cell>
          <table:table-cell table:style-name="ce4" table:formula="of:=ROUND(AVERAGE(LOOKUP([.$A8];CharacterLevel;ThiefBlast); LOOKUP([.$A8];CharacterLevel;ArcanistBlast)))" office:value-type="float" office:value="2" calcext:value-type="float">
            <text:p>+2</text:p>
          </table:table-cell>
          <table:table-cell table:style-name="ce4" table:formula="of:=ROUND(AVERAGE(LOOKUP([.$A8];CharacterLevel;ThiefSpell); LOOKUP([.$A8];CharacterLevel;ArcanistSpell)))" office:value-type="float" office:value="3" calcext:value-type="float">
            <text:p>+3</text:p>
          </table:table-cell>
          <table:table-cell table:style-name="ce2" table:formula="of:=[.A8]*[.$S$1]" office:value-type="float" office:value="9" calcext:value-type="float">
            <text:p>9</text:p>
          </table:table-cell>
          <table:table-cell table:style-name="ce20" table:formula="of:=ROUNDDOWN([.A8]/2)" office:value-type="float" office:value="1" calcext:value-type="float">
            <text:p>1</text:p>
          </table:table-cell>
          <table:table-cell table:style-name="ce2" table:formula="of:=[.T8]&amp;&quot;d6&quot;" office:value-type="string" office:string-value="1d6" calcext:value-type="string">
            <text:p>1d6</text:p>
          </table:table-cell>
          <table:table-cell table:style-name="ce31" table:formula="of:=15+[.F8]" office:value-type="float" office:value="16" calcext:value-type="float">
            <text:p>16+</text:p>
          </table:table-cell>
          <table:table-cell table:style-name="ce2" table:formula="of:=INDEX(WizSpells; MATCH([.$T8];CharacterLevel;0);[.W$5])" office:value-type="float" office:value="1" calcext:value-type="float">
            <text:p>1</text:p>
          </table:table-cell>
          <table:table-cell table:style-name="ce2" table:formula="of:=INDEX(WizSpells; MATCH([.$T8];CharacterLevel;0);[.X$5])" office:value-type="string" office:string-value="--" calcext:value-type="string">
            <text:p>--</text:p>
          </table:table-cell>
          <table:table-cell table:style-name="ce2" table:formula="of:=INDEX(WizSpells; MATCH([.$T8];CharacterLevel;0);[.Y$5])" office:value-type="string" office:string-value="--" calcext:value-type="string">
            <text:p>--</text:p>
          </table:table-cell>
          <table:table-cell table:style-name="ce2" table:formula="of:=INDEX(WizSpells; MATCH([.$T8];CharacterLevel;0);[.Z$5])" office:value-type="string" office:string-value="--" calcext:value-type="string">
            <text:p>--</text:p>
          </table:table-cell>
          <table:table-cell table:style-name="ce2" table:formula="of:=INDEX(WizSpells; MATCH([.$T8];CharacterLevel;0);[.AA$5])" office:value-type="string" office:string-value="--" calcext:value-type="string">
            <text:p>--</text:p>
          </table:table-cell>
          <table:table-cell table:number-columns-repeated="37"/>
        </table:table-row>
        <table:table-row table:style-name="ro1">
          <table:table-cell table:style-name="ce2" office:value-type="float" office:value="4" calcext:value-type="float">
            <text:p>4</text:p>
          </table:table-cell>
          <table:table-cell table:style-name="ce11" table:formula="of:=LOOKUP([.A9];CharacterLevel; ThiefExp) + MAX(0;LOOKUP([.T9]; CharacterLevel;MUExp))" office:value-type="float" office:value="8500" calcext:value-type="float">
            <text:p>8,500</text:p>
          </table:table-cell>
          <table:table-cell table:style-name="ce2" table:formula="of:=[.A9]&amp;&quot;d5&quot;" office:value-type="string" office:string-value="4d5" calcext:value-type="string">
            <text:p>4d5</text:p>
          </table:table-cell>
          <table:table-cell table:style-name="ce4" table:formula="of:=ROUND(AVERAGE(LOOKUP([.A9];CharacterLevel;MUBAB);LOOKUP([.A9];CharacterLevel;ThiefBAB));0)" office:value-type="float" office:value="1" calcext:value-type="float">
            <text:p>+1</text:p>
          </table:table-cell>
          <table:table-cell table:style-name="ce4" table:formula="of:=LOOKUP([.A9];CharacterLevel;CompetencyBonus)" office:value-type="float" office:value="3" calcext:value-type="float">
            <text:p>+3</text:p>
          </table:table-cell>
          <table:table-cell table:style-name="ce4" table:formula="of:=LOOKUP([.T9];CharacterLevel;CompetencyBonus)" office:value-type="float" office:value="2" calcext:value-type="float">
            <text:p>+2</text:p>
          </table:table-cell>
          <table:table-cell table:style-name="ce31" table:formula="of:=ROUND(AVERAGE([$Thief.E10];[$Arcanist.E10]))" office:value-type="float" office:value="12" calcext:value-type="float">
            <text:p>12+</text:p>
          </table:table-cell>
          <table:table-cell table:style-name="ce31" table:formula="of:=ROUND(AVERAGE([$Thief.F10];[$Arcanist.F10]))" office:value-type="float" office:value="13" calcext:value-type="float">
            <text:p>13+</text:p>
          </table:table-cell>
          <table:table-cell table:style-name="ce31" table:formula="of:=ROUND(AVERAGE([$Thief.G10];[$Arcanist.G10]))" office:value-type="float" office:value="12" calcext:value-type="float">
            <text:p>12+</text:p>
          </table:table-cell>
          <table:table-cell table:style-name="ce31" table:formula="of:=ROUND(AVERAGE([$Thief.H10];[$Arcanist.H10]))" office:value-type="float" office:value="15" calcext:value-type="float">
            <text:p>15+</text:p>
          </table:table-cell>
          <table:table-cell table:style-name="ce31" table:formula="of:=ROUND(AVERAGE([$Thief.I10];[$Arcanist.I10]))" office:value-type="float" office:value="13" calcext:value-type="float">
            <text:p>13+</text:p>
          </table:table-cell>
          <table:table-cell table:style-name="ce9" table:formula="of:=LOOKUP([.A9];CharacterLevel;Competency)" office:value-type="float" office:value="10" calcext:value-type="float">
            <text:p>10+</text:p>
          </table:table-cell>
          <table:table-cell table:style-name="ce9" table:formula="of:=LOOKUP([.T9];CharacterLevel;Competency)" office:value-type="float" office:value="11" calcext:value-type="float">
            <text:p>11+</text:p>
          </table:table-cell>
          <table:table-cell table:style-name="ce4" table:formula="of:=ROUND(AVERAGE(LOOKUP([.$A9];CharacterLevel;ThiefDoom); LOOKUP([.$A9];CharacterLevel;ArcanistDoom)))" office:value-type="float" office:value="3" calcext:value-type="float">
            <text:p>+3</text:p>
          </table:table-cell>
          <table:table-cell table:style-name="ce4" table:formula="of:=ROUND(AVERAGE(LOOKUP([.$A9];CharacterLevel;ThiefRay); LOOKUP([.$A9];CharacterLevel;ArcanistRay)))" office:value-type="float" office:value="3" calcext:value-type="float">
            <text:p>+3</text:p>
          </table:table-cell>
          <table:table-cell table:style-name="ce4" table:formula="of:=ROUND(AVERAGE(LOOKUP([.$A9];CharacterLevel;ThiefHold); LOOKUP([.$A9];CharacterLevel;ArcanistHold)))" office:value-type="float" office:value="3" calcext:value-type="float">
            <text:p>+3</text:p>
          </table:table-cell>
          <table:table-cell table:style-name="ce4" table:formula="of:=ROUND(AVERAGE(LOOKUP([.$A9];CharacterLevel;ThiefBlast); LOOKUP([.$A9];CharacterLevel;ArcanistBlast)))" office:value-type="float" office:value="3" calcext:value-type="float">
            <text:p>+3</text:p>
          </table:table-cell>
          <table:table-cell table:style-name="ce4" table:formula="of:=ROUND(AVERAGE(LOOKUP([.$A9];CharacterLevel;ThiefSpell); LOOKUP([.$A9];CharacterLevel;ArcanistSpell)))" office:value-type="float" office:value="4" calcext:value-type="float">
            <text:p>+4</text:p>
          </table:table-cell>
          <table:table-cell table:style-name="ce2" table:formula="of:=[.A9]*[.$S$1]" office:value-type="float" office:value="12" calcext:value-type="float">
            <text:p>12</text:p>
          </table:table-cell>
          <table:table-cell table:style-name="ce20" table:formula="of:=ROUNDDOWN([.A9]/2)" office:value-type="float" office:value="2" calcext:value-type="float">
            <text:p>2</text:p>
          </table:table-cell>
          <table:table-cell table:style-name="ce2" table:formula="of:=[.T9]&amp;&quot;d6&quot;" office:value-type="string" office:string-value="2d6" calcext:value-type="string">
            <text:p>2d6</text:p>
          </table:table-cell>
          <table:table-cell table:style-name="ce31" table:formula="of:=15+[.F9]" office:value-type="float" office:value="17" calcext:value-type="float">
            <text:p>17+</text:p>
          </table:table-cell>
          <table:table-cell table:style-name="ce2" table:formula="of:=INDEX(WizSpells; MATCH([.$T9];CharacterLevel;0);[.W$5])" office:value-type="float" office:value="2" calcext:value-type="float">
            <text:p>2</text:p>
          </table:table-cell>
          <table:table-cell table:style-name="ce2" table:formula="of:=INDEX(WizSpells; MATCH([.$T9];CharacterLevel;0);[.X$5])" office:value-type="string" office:string-value="--" calcext:value-type="string">
            <text:p>--</text:p>
          </table:table-cell>
          <table:table-cell table:style-name="ce2" table:formula="of:=INDEX(WizSpells; MATCH([.$T9];CharacterLevel;0);[.Y$5])" office:value-type="string" office:string-value="--" calcext:value-type="string">
            <text:p>--</text:p>
          </table:table-cell>
          <table:table-cell table:style-name="ce2" table:formula="of:=INDEX(WizSpells; MATCH([.$T9];CharacterLevel;0);[.Z$5])" office:value-type="string" office:string-value="--" calcext:value-type="string">
            <text:p>--</text:p>
          </table:table-cell>
          <table:table-cell table:style-name="ce2" table:formula="of:=INDEX(WizSpells; MATCH([.$T9];CharacterLevel;0);[.AA$5])" office:value-type="string" office:string-value="--" calcext:value-type="string">
            <text:p>--</text:p>
          </table:table-cell>
          <table:table-cell table:number-columns-repeated="37"/>
        </table:table-row>
        <table:table-row table:style-name="ro1">
          <table:table-cell table:style-name="ce2" office:value-type="float" office:value="5" calcext:value-type="float">
            <text:p>5</text:p>
          </table:table-cell>
          <table:table-cell table:style-name="ce11" table:formula="of:=LOOKUP([.A10];CharacterLevel; ThiefExp) + MAX(0;LOOKUP([.T10]; CharacterLevel;MUExp))" office:value-type="float" office:value="14500" calcext:value-type="float">
            <text:p>14,500</text:p>
          </table:table-cell>
          <table:table-cell table:style-name="ce2" table:formula="of:=[.A10]&amp;&quot;d5&quot;" office:value-type="string" office:string-value="5d5" calcext:value-type="string">
            <text:p>5d5</text:p>
          </table:table-cell>
          <table:table-cell table:style-name="ce4" table:formula="of:=ROUND(AVERAGE(LOOKUP([.A10];CharacterLevel;MUBAB);LOOKUP([.A10];CharacterLevel;ThiefBAB));0)" office:value-type="float" office:value="2" calcext:value-type="float">
            <text:p>+2</text:p>
          </table:table-cell>
          <table:table-cell table:style-name="ce4" table:formula="of:=LOOKUP([.A10];CharacterLevel;CompetencyBonus)" office:value-type="float" office:value="4" calcext:value-type="float">
            <text:p>+4</text:p>
          </table:table-cell>
          <table:table-cell table:style-name="ce4" table:formula="of:=LOOKUP([.T10];CharacterLevel;CompetencyBonus)" office:value-type="float" office:value="2" calcext:value-type="float">
            <text:p>+2</text:p>
          </table:table-cell>
          <table:table-cell table:style-name="ce31" table:formula="of:=ROUND(AVERAGE([$Thief.E11];[$Arcanist.E11]))" office:value-type="float" office:value="11" calcext:value-type="float">
            <text:p>11+</text:p>
          </table:table-cell>
          <table:table-cell table:style-name="ce31" table:formula="of:=ROUND(AVERAGE([$Thief.F11];[$Arcanist.F11]))" office:value-type="float" office:value="12" calcext:value-type="float">
            <text:p>12+</text:p>
          </table:table-cell>
          <table:table-cell table:style-name="ce31" table:formula="of:=ROUND(AVERAGE([$Thief.G11];[$Arcanist.G11]))" office:value-type="float" office:value="11" calcext:value-type="float">
            <text:p>11+</text:p>
          </table:table-cell>
          <table:table-cell table:style-name="ce31" table:formula="of:=ROUND(AVERAGE([$Thief.H11];[$Arcanist.H11]))" office:value-type="float" office:value="14" calcext:value-type="float">
            <text:p>14+</text:p>
          </table:table-cell>
          <table:table-cell table:style-name="ce31" table:formula="of:=ROUND(AVERAGE([$Thief.I11];[$Arcanist.I11]))" office:value-type="float" office:value="13" calcext:value-type="float">
            <text:p>13+</text:p>
          </table:table-cell>
          <table:table-cell table:style-name="ce9" table:formula="of:=LOOKUP([.A10];CharacterLevel;Competency)" office:value-type="float" office:value="9" calcext:value-type="float">
            <text:p>9+</text:p>
          </table:table-cell>
          <table:table-cell table:style-name="ce9" table:formula="of:=LOOKUP([.T10];CharacterLevel;Competency)" office:value-type="float" office:value="11" calcext:value-type="float">
            <text:p>11+</text:p>
          </table:table-cell>
          <table:table-cell table:style-name="ce4" table:formula="of:=ROUND(AVERAGE(LOOKUP([.$A10];CharacterLevel;ThiefDoom); LOOKUP([.$A10];CharacterLevel;ArcanistDoom)))" office:value-type="float" office:value="4" calcext:value-type="float">
            <text:p>+4</text:p>
          </table:table-cell>
          <table:table-cell table:style-name="ce4" table:formula="of:=ROUND(AVERAGE(LOOKUP([.$A10];CharacterLevel;ThiefRay); LOOKUP([.$A10];CharacterLevel;ArcanistRay)))" office:value-type="float" office:value="4" calcext:value-type="float">
            <text:p>+4</text:p>
          </table:table-cell>
          <table:table-cell table:style-name="ce4" table:formula="of:=ROUND(AVERAGE(LOOKUP([.$A10];CharacterLevel;ThiefHold); LOOKUP([.$A10];CharacterLevel;ArcanistHold)))" office:value-type="float" office:value="4" calcext:value-type="float">
            <text:p>+4</text:p>
          </table:table-cell>
          <table:table-cell table:style-name="ce4" table:formula="of:=ROUND(AVERAGE(LOOKUP([.$A10];CharacterLevel;ThiefBlast); LOOKUP([.$A10];CharacterLevel;ArcanistBlast)))" office:value-type="float" office:value="3" calcext:value-type="float">
            <text:p>+3</text:p>
          </table:table-cell>
          <table:table-cell table:style-name="ce4" table:formula="of:=ROUND(AVERAGE(LOOKUP([.$A10];CharacterLevel;ThiefSpell); LOOKUP([.$A10];CharacterLevel;ArcanistSpell)))" office:value-type="float" office:value="5" calcext:value-type="float">
            <text:p>+5</text:p>
          </table:table-cell>
          <table:table-cell table:style-name="ce2" table:formula="of:=[.A10]*[.$S$1]" office:value-type="float" office:value="15" calcext:value-type="float">
            <text:p>15</text:p>
          </table:table-cell>
          <table:table-cell table:style-name="ce20" table:formula="of:=ROUNDDOWN([.A10]/2)" office:value-type="float" office:value="2" calcext:value-type="float">
            <text:p>2</text:p>
          </table:table-cell>
          <table:table-cell table:style-name="ce2" table:formula="of:=[.T10]&amp;&quot;d6&quot;" office:value-type="string" office:string-value="2d6" calcext:value-type="string">
            <text:p>2d6</text:p>
          </table:table-cell>
          <table:table-cell table:style-name="ce31" table:formula="of:=15+[.F10]" office:value-type="float" office:value="17" calcext:value-type="float">
            <text:p>17+</text:p>
          </table:table-cell>
          <table:table-cell table:style-name="ce2" table:formula="of:=INDEX(WizSpells; MATCH([.$T10];CharacterLevel;0);[.W$5])" office:value-type="float" office:value="2" calcext:value-type="float">
            <text:p>2</text:p>
          </table:table-cell>
          <table:table-cell table:style-name="ce2" table:formula="of:=INDEX(WizSpells; MATCH([.$T10];CharacterLevel;0);[.X$5])" office:value-type="string" office:string-value="--" calcext:value-type="string">
            <text:p>--</text:p>
          </table:table-cell>
          <table:table-cell table:style-name="ce2" table:formula="of:=INDEX(WizSpells; MATCH([.$T10];CharacterLevel;0);[.Y$5])" office:value-type="string" office:string-value="--" calcext:value-type="string">
            <text:p>--</text:p>
          </table:table-cell>
          <table:table-cell table:style-name="ce2" table:formula="of:=INDEX(WizSpells; MATCH([.$T10];CharacterLevel;0);[.Z$5])" office:value-type="string" office:string-value="--" calcext:value-type="string">
            <text:p>--</text:p>
          </table:table-cell>
          <table:table-cell table:style-name="ce2" table:formula="of:=INDEX(WizSpells; MATCH([.$T10];CharacterLevel;0);[.AA$5])" office:value-type="string" office:string-value="--" calcext:value-type="string">
            <text:p>--</text:p>
          </table:table-cell>
          <table:table-cell table:number-columns-repeated="37"/>
        </table:table-row>
        <table:table-row table:style-name="ro1">
          <table:table-cell table:style-name="ce2" office:value-type="float" office:value="6" calcext:value-type="float">
            <text:p>6</text:p>
          </table:table-cell>
          <table:table-cell table:style-name="ce11" table:formula="of:=LOOKUP([.A11];CharacterLevel; ThiefExp) + MAX(0;LOOKUP([.T11]; CharacterLevel;MUExp))" office:value-type="float" office:value="29000" calcext:value-type="float">
            <text:p>29,000</text:p>
          </table:table-cell>
          <table:table-cell table:style-name="ce2" table:formula="of:=[.A11]&amp;&quot;d5&quot;" office:value-type="string" office:string-value="6d5" calcext:value-type="string">
            <text:p>6d5</text:p>
          </table:table-cell>
          <table:table-cell table:style-name="ce4" table:formula="of:=ROUND(AVERAGE(LOOKUP([.A11];CharacterLevel;MUBAB);LOOKUP([.A11];CharacterLevel;ThiefBAB));0)" office:value-type="float" office:value="2" calcext:value-type="float">
            <text:p>+2</text:p>
          </table:table-cell>
          <table:table-cell table:style-name="ce4" table:formula="of:=LOOKUP([.A11];CharacterLevel;CompetencyBonus)" office:value-type="float" office:value="4" calcext:value-type="float">
            <text:p>+4</text:p>
          </table:table-cell>
          <table:table-cell table:style-name="ce4" table:formula="of:=LOOKUP([.T11];CharacterLevel;CompetencyBonus)" office:value-type="float" office:value="2" calcext:value-type="float">
            <text:p>+2</text:p>
          </table:table-cell>
          <table:table-cell table:style-name="ce31" table:formula="of:=ROUND(AVERAGE([$Thief.E12];[$Arcanist.E12]))" office:value-type="float" office:value="11" calcext:value-type="float">
            <text:p>11+</text:p>
          </table:table-cell>
          <table:table-cell table:style-name="ce31" table:formula="of:=ROUND(AVERAGE([$Thief.F12];[$Arcanist.F12]))" office:value-type="float" office:value="12" calcext:value-type="float">
            <text:p>12+</text:p>
          </table:table-cell>
          <table:table-cell table:style-name="ce31" table:formula="of:=ROUND(AVERAGE([$Thief.G12];[$Arcanist.G12]))" office:value-type="float" office:value="11" calcext:value-type="float">
            <text:p>11+</text:p>
          </table:table-cell>
          <table:table-cell table:style-name="ce31" table:formula="of:=ROUND(AVERAGE([$Thief.H12];[$Arcanist.H12]))" office:value-type="float" office:value="14" calcext:value-type="float">
            <text:p>14+</text:p>
          </table:table-cell>
          <table:table-cell table:style-name="ce31" table:formula="of:=ROUND(AVERAGE([$Thief.I12];[$Arcanist.I12]))" office:value-type="float" office:value="12" calcext:value-type="float">
            <text:p>12+</text:p>
          </table:table-cell>
          <table:table-cell table:style-name="ce9" table:formula="of:=LOOKUP([.A11];CharacterLevel;Competency)" office:value-type="float" office:value="9" calcext:value-type="float">
            <text:p>9+</text:p>
          </table:table-cell>
          <table:table-cell table:style-name="ce9" table:formula="of:=LOOKUP([.T11];CharacterLevel;Competency)" office:value-type="float" office:value="10" calcext:value-type="float">
            <text:p>10+</text:p>
          </table:table-cell>
          <table:table-cell table:style-name="ce4" table:formula="of:=ROUND(AVERAGE(LOOKUP([.$A11];CharacterLevel;ThiefDoom); LOOKUP([.$A11];CharacterLevel;ArcanistDoom)))" office:value-type="float" office:value="5" calcext:value-type="float">
            <text:p>+5</text:p>
          </table:table-cell>
          <table:table-cell table:style-name="ce4" table:formula="of:=ROUND(AVERAGE(LOOKUP([.$A11];CharacterLevel;ThiefRay); LOOKUP([.$A11];CharacterLevel;ArcanistRay)))" office:value-type="float" office:value="5" calcext:value-type="float">
            <text:p>+5</text:p>
          </table:table-cell>
          <table:table-cell table:style-name="ce4" table:formula="of:=ROUND(AVERAGE(LOOKUP([.$A11];CharacterLevel;ThiefHold); LOOKUP([.$A11];CharacterLevel;ArcanistHold)))" office:value-type="float" office:value="5" calcext:value-type="float">
            <text:p>+5</text:p>
          </table:table-cell>
          <table:table-cell table:style-name="ce4" table:formula="of:=ROUND(AVERAGE(LOOKUP([.$A11];CharacterLevel;ThiefBlast); LOOKUP([.$A11];CharacterLevel;ArcanistBlast)))" office:value-type="float" office:value="4" calcext:value-type="float">
            <text:p>+4</text:p>
          </table:table-cell>
          <table:table-cell table:style-name="ce4" table:formula="of:=ROUND(AVERAGE(LOOKUP([.$A11];CharacterLevel;ThiefSpell); LOOKUP([.$A11];CharacterLevel;ArcanistSpell)))" office:value-type="float" office:value="6" calcext:value-type="float">
            <text:p>+6</text:p>
          </table:table-cell>
          <table:table-cell table:style-name="ce2" table:formula="of:=[.A11]*[.$S$1]" office:value-type="float" office:value="18" calcext:value-type="float">
            <text:p>18</text:p>
          </table:table-cell>
          <table:table-cell table:style-name="ce20" table:formula="of:=ROUNDDOWN([.A11]/2)" office:value-type="float" office:value="3" calcext:value-type="float">
            <text:p>3</text:p>
          </table:table-cell>
          <table:table-cell table:style-name="ce2" table:formula="of:=[.T11]&amp;&quot;d6&quot;" office:value-type="string" office:string-value="3d6" calcext:value-type="string">
            <text:p>3d6</text:p>
          </table:table-cell>
          <table:table-cell table:style-name="ce31" table:formula="of:=15+[.F11]" office:value-type="float" office:value="17" calcext:value-type="float">
            <text:p>17+</text:p>
          </table:table-cell>
          <table:table-cell table:style-name="ce2" table:formula="of:=INDEX(WizSpells; MATCH([.$T11];CharacterLevel;0);[.W$5])" office:value-type="float" office:value="2" calcext:value-type="float">
            <text:p>2</text:p>
          </table:table-cell>
          <table:table-cell table:style-name="ce2" table:formula="of:=INDEX(WizSpells; MATCH([.$T11];CharacterLevel;0);[.X$5])" office:value-type="float" office:value="1" calcext:value-type="float">
            <text:p>1</text:p>
          </table:table-cell>
          <table:table-cell table:style-name="ce2" table:formula="of:=INDEX(WizSpells; MATCH([.$T11];CharacterLevel;0);[.Y$5])" office:value-type="string" office:string-value="--" calcext:value-type="string">
            <text:p>--</text:p>
          </table:table-cell>
          <table:table-cell table:style-name="ce2" table:formula="of:=INDEX(WizSpells; MATCH([.$T11];CharacterLevel;0);[.Z$5])" office:value-type="string" office:string-value="--" calcext:value-type="string">
            <text:p>--</text:p>
          </table:table-cell>
          <table:table-cell table:style-name="ce2" table:formula="of:=INDEX(WizSpells; MATCH([.$T11];CharacterLevel;0);[.AA$5])" office:value-type="string" office:string-value="--" calcext:value-type="string">
            <text:p>--</text:p>
          </table:table-cell>
          <table:table-cell table:number-columns-repeated="37"/>
        </table:table-row>
        <table:table-row table:style-name="ro1">
          <table:table-cell table:style-name="ce2" office:value-type="float" office:value="7" calcext:value-type="float">
            <text:p>7</text:p>
          </table:table-cell>
          <table:table-cell table:style-name="ce11" table:formula="of:=LOOKUP([.A12];CharacterLevel; ThiefExp) + MAX(0;LOOKUP([.T12]; CharacterLevel;MUExp))" office:value-type="float" office:value="53000" calcext:value-type="float">
            <text:p>53,000</text:p>
          </table:table-cell>
          <table:table-cell table:style-name="ce2" table:formula="of:=[.A12]&amp;&quot;d5&quot;" office:value-type="string" office:string-value="7d5" calcext:value-type="string">
            <text:p>7d5</text:p>
          </table:table-cell>
          <table:table-cell table:style-name="ce4" table:formula="of:=ROUND(AVERAGE(LOOKUP([.A12];CharacterLevel;MUBAB);LOOKUP([.A12];CharacterLevel;ThiefBAB));0)" office:value-type="float" office:value="3" calcext:value-type="float">
            <text:p>+3</text:p>
          </table:table-cell>
          <table:table-cell table:style-name="ce4" table:formula="of:=LOOKUP([.A12];CharacterLevel;CompetencyBonus)" office:value-type="float" office:value="5" calcext:value-type="float">
            <text:p>+5</text:p>
          </table:table-cell>
          <table:table-cell table:style-name="ce4" table:formula="of:=LOOKUP([.T12];CharacterLevel;CompetencyBonus)" office:value-type="float" office:value="2" calcext:value-type="float">
            <text:p>+2</text:p>
          </table:table-cell>
          <table:table-cell table:style-name="ce31" table:formula="of:=ROUND(AVERAGE([$Thief.E13];[$Arcanist.E13]))" office:value-type="float" office:value="11" calcext:value-type="float">
            <text:p>11+</text:p>
          </table:table-cell>
          <table:table-cell table:style-name="ce31" table:formula="of:=ROUND(AVERAGE([$Thief.F13];[$Arcanist.F13]))" office:value-type="float" office:value="12" calcext:value-type="float">
            <text:p>12+</text:p>
          </table:table-cell>
          <table:table-cell table:style-name="ce31" table:formula="of:=ROUND(AVERAGE([$Thief.G13];[$Arcanist.G13]))" office:value-type="float" office:value="10" calcext:value-type="float">
            <text:p>10+</text:p>
          </table:table-cell>
          <table:table-cell table:style-name="ce31" table:formula="of:=ROUND(AVERAGE([$Thief.H13];[$Arcanist.H13]))" office:value-type="float" office:value="13" calcext:value-type="float">
            <text:p>13+</text:p>
          </table:table-cell>
          <table:table-cell table:style-name="ce31" table:formula="of:=ROUND(AVERAGE([$Thief.I13];[$Arcanist.I13]))" office:value-type="float" office:value="12" calcext:value-type="float">
            <text:p>12+</text:p>
          </table:table-cell>
          <table:table-cell table:style-name="ce9" table:formula="of:=LOOKUP([.A12];CharacterLevel;Competency)" office:value-type="float" office:value="8" calcext:value-type="float">
            <text:p>8+</text:p>
          </table:table-cell>
          <table:table-cell table:style-name="ce9" table:formula="of:=LOOKUP([.T12];CharacterLevel;Competency)" office:value-type="float" office:value="10" calcext:value-type="float">
            <text:p>10+</text:p>
          </table:table-cell>
          <table:table-cell table:style-name="ce4" table:formula="of:=ROUND(AVERAGE(LOOKUP([.$A12];CharacterLevel;ThiefDoom); LOOKUP([.$A12];CharacterLevel;ArcanistDoom)))" office:value-type="float" office:value="6" calcext:value-type="float">
            <text:p>+6</text:p>
          </table:table-cell>
          <table:table-cell table:style-name="ce4" table:formula="of:=ROUND(AVERAGE(LOOKUP([.$A12];CharacterLevel;ThiefRay); LOOKUP([.$A12];CharacterLevel;ArcanistRay)))" office:value-type="float" office:value="5" calcext:value-type="float">
            <text:p>+5</text:p>
          </table:table-cell>
          <table:table-cell table:style-name="ce4" table:formula="of:=ROUND(AVERAGE(LOOKUP([.$A12];CharacterLevel;ThiefHold); LOOKUP([.$A12];CharacterLevel;ArcanistHold)))" office:value-type="float" office:value="6" calcext:value-type="float">
            <text:p>+6</text:p>
          </table:table-cell>
          <table:table-cell table:style-name="ce4" table:formula="of:=ROUND(AVERAGE(LOOKUP([.$A12];CharacterLevel;ThiefBlast); LOOKUP([.$A12];CharacterLevel;ArcanistBlast)))" office:value-type="float" office:value="5" calcext:value-type="float">
            <text:p>+5</text:p>
          </table:table-cell>
          <table:table-cell table:style-name="ce4" table:formula="of:=ROUND(AVERAGE(LOOKUP([.$A12];CharacterLevel;ThiefSpell); LOOKUP([.$A12];CharacterLevel;ArcanistSpell)))" office:value-type="float" office:value="6" calcext:value-type="float">
            <text:p>+6</text:p>
          </table:table-cell>
          <table:table-cell table:style-name="ce2" table:formula="of:=[.A12]*[.$S$1]" office:value-type="float" office:value="21" calcext:value-type="float">
            <text:p>21</text:p>
          </table:table-cell>
          <table:table-cell table:style-name="ce20" table:formula="of:=ROUNDDOWN([.A12]/2)" office:value-type="float" office:value="3" calcext:value-type="float">
            <text:p>3</text:p>
          </table:table-cell>
          <table:table-cell table:style-name="ce2" table:formula="of:=[.T12]&amp;&quot;d6&quot;" office:value-type="string" office:string-value="3d6" calcext:value-type="string">
            <text:p>3d6</text:p>
          </table:table-cell>
          <table:table-cell table:style-name="ce31" table:formula="of:=15+[.F12]" office:value-type="float" office:value="17" calcext:value-type="float">
            <text:p>17+</text:p>
          </table:table-cell>
          <table:table-cell table:style-name="ce2" table:formula="of:=INDEX(WizSpells; MATCH([.$T12];CharacterLevel;0);[.W$5])" office:value-type="float" office:value="2" calcext:value-type="float">
            <text:p>2</text:p>
          </table:table-cell>
          <table:table-cell table:style-name="ce2" table:formula="of:=INDEX(WizSpells; MATCH([.$T12];CharacterLevel;0);[.X$5])" office:value-type="float" office:value="1" calcext:value-type="float">
            <text:p>1</text:p>
          </table:table-cell>
          <table:table-cell table:style-name="ce2" table:formula="of:=INDEX(WizSpells; MATCH([.$T12];CharacterLevel;0);[.Y$5])" office:value-type="string" office:string-value="--" calcext:value-type="string">
            <text:p>--</text:p>
          </table:table-cell>
          <table:table-cell table:style-name="ce2" table:formula="of:=INDEX(WizSpells; MATCH([.$T12];CharacterLevel;0);[.Z$5])" office:value-type="string" office:string-value="--" calcext:value-type="string">
            <text:p>--</text:p>
          </table:table-cell>
          <table:table-cell table:style-name="ce2" table:formula="of:=INDEX(WizSpells; MATCH([.$T12];CharacterLevel;0);[.AA$5])" office:value-type="string" office:string-value="--" calcext:value-type="string">
            <text:p>--</text:p>
          </table:table-cell>
          <table:table-cell table:number-columns-repeated="37"/>
        </table:table-row>
        <table:table-row table:style-name="ro1">
          <table:table-cell table:style-name="ce2" office:value-type="float" office:value="8" calcext:value-type="float">
            <text:p>8</text:p>
          </table:table-cell>
          <table:table-cell table:style-name="ce11" table:formula="of:=LOOKUP([.A13];CharacterLevel; ThiefExp) + MAX(0;LOOKUP([.T13]; CharacterLevel;MUExp))" office:value-type="float" office:value="106000" calcext:value-type="float">
            <text:p>106,000</text:p>
          </table:table-cell>
          <table:table-cell table:style-name="ce2" table:formula="of:=[.A13]&amp;&quot;d5&quot;" office:value-type="string" office:string-value="8d5" calcext:value-type="string">
            <text:p>8d5</text:p>
          </table:table-cell>
          <table:table-cell table:style-name="ce4" table:formula="of:=ROUND(AVERAGE(LOOKUP([.A13];CharacterLevel;MUBAB);LOOKUP([.A13];CharacterLevel;ThiefBAB));0)" office:value-type="float" office:value="3" calcext:value-type="float">
            <text:p>+3</text:p>
          </table:table-cell>
          <table:table-cell table:style-name="ce4" table:formula="of:=LOOKUP([.A13];CharacterLevel;CompetencyBonus)" office:value-type="float" office:value="6" calcext:value-type="float">
            <text:p>+6</text:p>
          </table:table-cell>
          <table:table-cell table:style-name="ce4" table:formula="of:=LOOKUP([.T13];CharacterLevel;CompetencyBonus)" office:value-type="float" office:value="3" calcext:value-type="float">
            <text:p>+3</text:p>
          </table:table-cell>
          <table:table-cell table:style-name="ce31" table:formula="of:=ROUND(AVERAGE([$Thief.E14];[$Arcanist.E14]))" office:value-type="float" office:value="10" calcext:value-type="float">
            <text:p>10+</text:p>
          </table:table-cell>
          <table:table-cell table:style-name="ce31" table:formula="of:=ROUND(AVERAGE([$Thief.F14];[$Arcanist.F14]))" office:value-type="float" office:value="11" calcext:value-type="float">
            <text:p>11+</text:p>
          </table:table-cell>
          <table:table-cell table:style-name="ce31" table:formula="of:=ROUND(AVERAGE([$Thief.G14];[$Arcanist.G14]))" office:value-type="float" office:value="10" calcext:value-type="float">
            <text:p>10+</text:p>
          </table:table-cell>
          <table:table-cell table:style-name="ce31" table:formula="of:=ROUND(AVERAGE([$Thief.H14];[$Arcanist.H14]))" office:value-type="float" office:value="13" calcext:value-type="float">
            <text:p>13+</text:p>
          </table:table-cell>
          <table:table-cell table:style-name="ce31" table:formula="of:=ROUND(AVERAGE([$Thief.I14];[$Arcanist.I14]))" office:value-type="float" office:value="11" calcext:value-type="float">
            <text:p>11+</text:p>
          </table:table-cell>
          <table:table-cell table:style-name="ce9" table:formula="of:=LOOKUP([.A13];CharacterLevel;Competency)" office:value-type="float" office:value="8" calcext:value-type="float">
            <text:p>8+</text:p>
          </table:table-cell>
          <table:table-cell table:style-name="ce9" table:formula="of:=LOOKUP([.T13];CharacterLevel;Competency)" office:value-type="float" office:value="10" calcext:value-type="float">
            <text:p>10+</text:p>
          </table:table-cell>
          <table:table-cell table:style-name="ce4" table:formula="of:=ROUND(AVERAGE(LOOKUP([.$A13];CharacterLevel;ThiefDoom); LOOKUP([.$A13];CharacterLevel;ArcanistDoom)))" office:value-type="float" office:value="6" calcext:value-type="float">
            <text:p>+6</text:p>
          </table:table-cell>
          <table:table-cell table:style-name="ce4" table:formula="of:=ROUND(AVERAGE(LOOKUP([.$A13];CharacterLevel;ThiefRay); LOOKUP([.$A13];CharacterLevel;ArcanistRay)))" office:value-type="float" office:value="6" calcext:value-type="float">
            <text:p>+6</text:p>
          </table:table-cell>
          <table:table-cell table:style-name="ce4" table:formula="of:=ROUND(AVERAGE(LOOKUP([.$A13];CharacterLevel;ThiefHold); LOOKUP([.$A13];CharacterLevel;ArcanistHold)))" office:value-type="float" office:value="6" calcext:value-type="float">
            <text:p>+6</text:p>
          </table:table-cell>
          <table:table-cell table:style-name="ce4" table:formula="of:=ROUND(AVERAGE(LOOKUP([.$A13];CharacterLevel;ThiefBlast); LOOKUP([.$A13];CharacterLevel;ArcanistBlast)))" office:value-type="float" office:value="6" calcext:value-type="float">
            <text:p>+6</text:p>
          </table:table-cell>
          <table:table-cell table:style-name="ce4" table:formula="of:=ROUND(AVERAGE(LOOKUP([.$A13];CharacterLevel;ThiefSpell); LOOKUP([.$A13];CharacterLevel;ArcanistSpell)))" office:value-type="float" office:value="7" calcext:value-type="float">
            <text:p>+7</text:p>
          </table:table-cell>
          <table:table-cell table:style-name="ce2" table:formula="of:=[.A13]*[.$S$1]" office:value-type="float" office:value="24" calcext:value-type="float">
            <text:p>24</text:p>
          </table:table-cell>
          <table:table-cell table:style-name="ce20" table:formula="of:=ROUNDDOWN([.A13]/2)" office:value-type="float" office:value="4" calcext:value-type="float">
            <text:p>4</text:p>
          </table:table-cell>
          <table:table-cell table:style-name="ce2" table:formula="of:=[.T13]&amp;&quot;d6&quot;" office:value-type="string" office:string-value="4d6" calcext:value-type="string">
            <text:p>4d6</text:p>
          </table:table-cell>
          <table:table-cell table:style-name="ce31" table:formula="of:=15+[.F13]" office:value-type="float" office:value="18" calcext:value-type="float">
            <text:p>18+</text:p>
          </table:table-cell>
          <table:table-cell table:style-name="ce2" table:formula="of:=INDEX(WizSpells; MATCH([.$T13];CharacterLevel;0);[.W$5])" office:value-type="float" office:value="2" calcext:value-type="float">
            <text:p>2</text:p>
          </table:table-cell>
          <table:table-cell table:style-name="ce2" table:formula="of:=INDEX(WizSpells; MATCH([.$T13];CharacterLevel;0);[.X$5])" office:value-type="float" office:value="2" calcext:value-type="float">
            <text:p>2</text:p>
          </table:table-cell>
          <table:table-cell table:style-name="ce2" table:formula="of:=INDEX(WizSpells; MATCH([.$T13];CharacterLevel;0);[.Y$5])" office:value-type="string" office:string-value="--" calcext:value-type="string">
            <text:p>--</text:p>
          </table:table-cell>
          <table:table-cell table:style-name="ce2" table:formula="of:=INDEX(WizSpells; MATCH([.$T13];CharacterLevel;0);[.Z$5])" office:value-type="string" office:string-value="--" calcext:value-type="string">
            <text:p>--</text:p>
          </table:table-cell>
          <table:table-cell table:style-name="ce2" table:formula="of:=INDEX(WizSpells; MATCH([.$T13];CharacterLevel;0);[.AA$5])" office:value-type="string" office:string-value="--" calcext:value-type="string">
            <text:p>--</text:p>
          </table:table-cell>
          <table:table-cell table:number-columns-repeated="37"/>
        </table:table-row>
        <table:table-row table:style-name="ro1">
          <table:table-cell table:style-name="ce2" office:value-type="float" office:value="9" calcext:value-type="float">
            <text:p>9</text:p>
          </table:table-cell>
          <table:table-cell table:style-name="ce11" table:formula="of:=LOOKUP([.A14];CharacterLevel; ThiefExp) + MAX(0;LOOKUP([.T14]; CharacterLevel;MUExp))" office:value-type="float" office:value="200000" calcext:value-type="float">
            <text:p>200,000</text:p>
          </table:table-cell>
          <table:table-cell table:style-name="ce2" table:formula="of:=[.A14]&amp;&quot;d5&quot;" office:value-type="string" office:string-value="9d5" calcext:value-type="string">
            <text:p>9d5</text:p>
          </table:table-cell>
          <table:table-cell table:style-name="ce4" table:formula="of:=ROUND(AVERAGE(LOOKUP([.A14];CharacterLevel;MUBAB);LOOKUP([.A14];CharacterLevel;ThiefBAB));0)" office:value-type="float" office:value="3" calcext:value-type="float">
            <text:p>+3</text:p>
          </table:table-cell>
          <table:table-cell table:style-name="ce4" table:formula="of:=LOOKUP([.A14];CharacterLevel;CompetencyBonus)" office:value-type="float" office:value="6" calcext:value-type="float">
            <text:p>+6</text:p>
          </table:table-cell>
          <table:table-cell table:style-name="ce4" table:formula="of:=LOOKUP([.T14];CharacterLevel;CompetencyBonus)" office:value-type="float" office:value="3" calcext:value-type="float">
            <text:p>+3</text:p>
          </table:table-cell>
          <table:table-cell table:style-name="ce31" table:formula="of:=ROUND(AVERAGE([$Thief.E15];[$Arcanist.E15]))" office:value-type="float" office:value="10" calcext:value-type="float">
            <text:p>10+</text:p>
          </table:table-cell>
          <table:table-cell table:style-name="ce31" table:formula="of:=ROUND(AVERAGE([$Thief.F15];[$Arcanist.F15]))" office:value-type="float" office:value="11" calcext:value-type="float">
            <text:p>11+</text:p>
          </table:table-cell>
          <table:table-cell table:style-name="ce31" table:formula="of:=ROUND(AVERAGE([$Thief.G15];[$Arcanist.G15]))" office:value-type="float" office:value="10" calcext:value-type="float">
            <text:p>10+</text:p>
          </table:table-cell>
          <table:table-cell table:style-name="ce31" table:formula="of:=ROUND(AVERAGE([$Thief.H15];[$Arcanist.H15]))" office:value-type="float" office:value="13" calcext:value-type="float">
            <text:p>13+</text:p>
          </table:table-cell>
          <table:table-cell table:style-name="ce31" table:formula="of:=ROUND(AVERAGE([$Thief.I15];[$Arcanist.I15]))" office:value-type="float" office:value="11" calcext:value-type="float">
            <text:p>11+</text:p>
          </table:table-cell>
          <table:table-cell table:style-name="ce9" table:formula="of:=LOOKUP([.A14];CharacterLevel;Competency)" office:value-type="float" office:value="8" calcext:value-type="float">
            <text:p>8+</text:p>
          </table:table-cell>
          <table:table-cell table:style-name="ce9" table:formula="of:=LOOKUP([.T14];CharacterLevel;Competency)" office:value-type="float" office:value="10" calcext:value-type="float">
            <text:p>10+</text:p>
          </table:table-cell>
          <table:table-cell table:style-name="ce4" table:formula="of:=ROUND(AVERAGE(LOOKUP([.$A14];CharacterLevel;ThiefDoom); LOOKUP([.$A14];CharacterLevel;ArcanistDoom)))" office:value-type="float" office:value="7" calcext:value-type="float">
            <text:p>+7</text:p>
          </table:table-cell>
          <table:table-cell table:style-name="ce4" table:formula="of:=ROUND(AVERAGE(LOOKUP([.$A14];CharacterLevel;ThiefRay); LOOKUP([.$A14];CharacterLevel;ArcanistRay)))" office:value-type="float" office:value="7" calcext:value-type="float">
            <text:p>+7</text:p>
          </table:table-cell>
          <table:table-cell table:style-name="ce4" table:formula="of:=ROUND(AVERAGE(LOOKUP([.$A14];CharacterLevel;ThiefHold); LOOKUP([.$A14];CharacterLevel;ArcanistHold)))" office:value-type="float" office:value="7" calcext:value-type="float">
            <text:p>+7</text:p>
          </table:table-cell>
          <table:table-cell table:style-name="ce4" table:formula="of:=ROUND(AVERAGE(LOOKUP([.$A14];CharacterLevel;ThiefBlast); LOOKUP([.$A14];CharacterLevel;ArcanistBlast)))" office:value-type="float" office:value="6" calcext:value-type="float">
            <text:p>+6</text:p>
          </table:table-cell>
          <table:table-cell table:style-name="ce4" table:formula="of:=ROUND(AVERAGE(LOOKUP([.$A14];CharacterLevel;ThiefSpell); LOOKUP([.$A14];CharacterLevel;ArcanistSpell)))" office:value-type="float" office:value="8" calcext:value-type="float">
            <text:p>+8</text:p>
          </table:table-cell>
          <table:table-cell table:style-name="ce2" table:formula="of:=[.A14]*[.$S$1]" office:value-type="float" office:value="27" calcext:value-type="float">
            <text:p>27</text:p>
          </table:table-cell>
          <table:table-cell table:style-name="ce20" table:formula="of:=ROUNDDOWN([.A14]/2)" office:value-type="float" office:value="4" calcext:value-type="float">
            <text:p>4</text:p>
          </table:table-cell>
          <table:table-cell table:style-name="ce2" table:formula="of:=[.T14]&amp;&quot;d6&quot;" office:value-type="string" office:string-value="4d6" calcext:value-type="string">
            <text:p>4d6</text:p>
          </table:table-cell>
          <table:table-cell table:style-name="ce31" table:formula="of:=15+[.F14]" office:value-type="float" office:value="18" calcext:value-type="float">
            <text:p>18+</text:p>
          </table:table-cell>
          <table:table-cell table:style-name="ce2" table:formula="of:=INDEX(WizSpells; MATCH([.$T14];CharacterLevel;0);[.W$5])" office:value-type="float" office:value="2" calcext:value-type="float">
            <text:p>2</text:p>
          </table:table-cell>
          <table:table-cell table:style-name="ce2" table:formula="of:=INDEX(WizSpells; MATCH([.$T14];CharacterLevel;0);[.X$5])" office:value-type="float" office:value="2" calcext:value-type="float">
            <text:p>2</text:p>
          </table:table-cell>
          <table:table-cell table:style-name="ce2" table:formula="of:=INDEX(WizSpells; MATCH([.$T14];CharacterLevel;0);[.Y$5])" office:value-type="string" office:string-value="--" calcext:value-type="string">
            <text:p>--</text:p>
          </table:table-cell>
          <table:table-cell table:style-name="ce2" table:formula="of:=INDEX(WizSpells; MATCH([.$T14];CharacterLevel;0);[.Z$5])" office:value-type="string" office:string-value="--" calcext:value-type="string">
            <text:p>--</text:p>
          </table:table-cell>
          <table:table-cell table:style-name="ce2" table:formula="of:=INDEX(WizSpells; MATCH([.$T14];CharacterLevel;0);[.AA$5])" office:value-type="string" office:string-value="--" calcext:value-type="string">
            <text:p>--</text:p>
          </table:table-cell>
          <table:table-cell table:number-columns-repeated="37"/>
        </table:table-row>
        <table:table-row table:style-name="ro1">
          <table:table-cell table:style-name="ce2" office:value-type="float" office:value="10" calcext:value-type="float">
            <text:p>10</text:p>
          </table:table-cell>
          <table:table-cell table:style-name="ce11" table:formula="of:=LOOKUP([.A15];CharacterLevel; ThiefExp) + MAX(0;LOOKUP([.T15]; CharacterLevel;MUExp))" office:value-type="float" office:value="310000" calcext:value-type="float">
            <text:p>310,000</text:p>
          </table:table-cell>
          <table:table-cell table:style-name="ce2" table:formula="of:=[.A15]&amp;&quot;d5&quot;" office:value-type="string" office:string-value="10d5" calcext:value-type="string">
            <text:p>10d5</text:p>
          </table:table-cell>
          <table:table-cell table:style-name="ce4" table:formula="of:=ROUND(AVERAGE(LOOKUP([.A15];CharacterLevel;MUBAB);LOOKUP([.A15];CharacterLevel;ThiefBAB));0)" office:value-type="float" office:value="4" calcext:value-type="float">
            <text:p>+4</text:p>
          </table:table-cell>
          <table:table-cell table:style-name="ce4" table:formula="of:=LOOKUP([.A15];CharacterLevel;CompetencyBonus)" office:value-type="float" office:value="7" calcext:value-type="float">
            <text:p>+7</text:p>
          </table:table-cell>
          <table:table-cell table:style-name="ce4" table:formula="of:=LOOKUP([.T15];CharacterLevel;CompetencyBonus)" office:value-type="float" office:value="4" calcext:value-type="float">
            <text:p>+4</text:p>
          </table:table-cell>
          <table:table-cell table:style-name="ce31" table:formula="of:=ROUND(AVERAGE([$Thief.E16];[$Arcanist.E16]))" office:value-type="float" office:value="10" calcext:value-type="float">
            <text:p>10+</text:p>
          </table:table-cell>
          <table:table-cell table:style-name="ce31" table:formula="of:=ROUND(AVERAGE([$Thief.F16];[$Arcanist.F16]))" office:value-type="float" office:value="11" calcext:value-type="float">
            <text:p>11+</text:p>
          </table:table-cell>
          <table:table-cell table:style-name="ce31" table:formula="of:=ROUND(AVERAGE([$Thief.G16];[$Arcanist.G16]))" office:value-type="float" office:value="9" calcext:value-type="float">
            <text:p>9+</text:p>
          </table:table-cell>
          <table:table-cell table:style-name="ce31" table:formula="of:=ROUND(AVERAGE([$Thief.H16];[$Arcanist.H16]))" office:value-type="float" office:value="12" calcext:value-type="float">
            <text:p>12+</text:p>
          </table:table-cell>
          <table:table-cell table:style-name="ce31" table:formula="of:=ROUND(AVERAGE([$Thief.I16];[$Arcanist.I16]))" office:value-type="float" office:value="10" calcext:value-type="float">
            <text:p>10+</text:p>
          </table:table-cell>
          <table:table-cell table:style-name="ce9" table:formula="of:=LOOKUP([.A15];CharacterLevel;Competency)" office:value-type="float" office:value="7" calcext:value-type="float">
            <text:p>7+</text:p>
          </table:table-cell>
          <table:table-cell table:style-name="ce9" table:formula="of:=LOOKUP([.T15];CharacterLevel;Competency)" office:value-type="float" office:value="9" calcext:value-type="float">
            <text:p>9+</text:p>
          </table:table-cell>
          <table:table-cell table:style-name="ce4" table:formula="of:=ROUND(AVERAGE(LOOKUP([.$A15];CharacterLevel;ThiefDoom); LOOKUP([.$A15];CharacterLevel;ArcanistDoom)))" office:value-type="float" office:value="8" calcext:value-type="float">
            <text:p>+8</text:p>
          </table:table-cell>
          <table:table-cell table:style-name="ce4" table:formula="of:=ROUND(AVERAGE(LOOKUP([.$A15];CharacterLevel;ThiefRay); LOOKUP([.$A15];CharacterLevel;ArcanistRay)))" office:value-type="float" office:value="8" calcext:value-type="float">
            <text:p>+8</text:p>
          </table:table-cell>
          <table:table-cell table:style-name="ce4" table:formula="of:=ROUND(AVERAGE(LOOKUP([.$A15];CharacterLevel;ThiefHold); LOOKUP([.$A15];CharacterLevel;ArcanistHold)))" office:value-type="float" office:value="8" calcext:value-type="float">
            <text:p>+8</text:p>
          </table:table-cell>
          <table:table-cell table:style-name="ce4" table:formula="of:=ROUND(AVERAGE(LOOKUP([.$A15];CharacterLevel;ThiefBlast); LOOKUP([.$A15];CharacterLevel;ArcanistBlast)))" office:value-type="float" office:value="7" calcext:value-type="float">
            <text:p>+7</text:p>
          </table:table-cell>
          <table:table-cell table:style-name="ce4" table:formula="of:=ROUND(AVERAGE(LOOKUP([.$A15];CharacterLevel;ThiefSpell); LOOKUP([.$A15];CharacterLevel;ArcanistSpell)))" office:value-type="float" office:value="9" calcext:value-type="float">
            <text:p>+9</text:p>
          </table:table-cell>
          <table:table-cell table:style-name="ce2" table:formula="of:=[.A15]*[.$S$1]" office:value-type="float" office:value="30" calcext:value-type="float">
            <text:p>30</text:p>
          </table:table-cell>
          <table:table-cell table:style-name="ce20" table:formula="of:=ROUNDDOWN([.A15]/2)" office:value-type="float" office:value="5" calcext:value-type="float">
            <text:p>5</text:p>
          </table:table-cell>
          <table:table-cell table:style-name="ce2" table:formula="of:=[.T15]&amp;&quot;d6&quot;" office:value-type="string" office:string-value="5d6" calcext:value-type="string">
            <text:p>5d6</text:p>
          </table:table-cell>
          <table:table-cell table:style-name="ce31" table:formula="of:=15+[.F15]" office:value-type="float" office:value="19" calcext:value-type="float">
            <text:p>19+</text:p>
          </table:table-cell>
          <table:table-cell table:style-name="ce2" table:formula="of:=INDEX(WizSpells; MATCH([.$T15];CharacterLevel;0);[.W$5])" office:value-type="float" office:value="2" calcext:value-type="float">
            <text:p>2</text:p>
          </table:table-cell>
          <table:table-cell table:style-name="ce2" table:formula="of:=INDEX(WizSpells; MATCH([.$T15];CharacterLevel;0);[.X$5])" office:value-type="float" office:value="2" calcext:value-type="float">
            <text:p>2</text:p>
          </table:table-cell>
          <table:table-cell table:style-name="ce2" table:formula="of:=INDEX(WizSpells; MATCH([.$T15];CharacterLevel;0);[.Y$5])" office:value-type="float" office:value="1" calcext:value-type="float">
            <text:p>1</text:p>
          </table:table-cell>
          <table:table-cell table:style-name="ce2" table:formula="of:=INDEX(WizSpells; MATCH([.$T15];CharacterLevel;0);[.Z$5])" office:value-type="string" office:string-value="--" calcext:value-type="string">
            <text:p>--</text:p>
          </table:table-cell>
          <table:table-cell table:style-name="ce2" table:formula="of:=INDEX(WizSpells; MATCH([.$T15];CharacterLevel;0);[.AA$5])" office:value-type="string" office:string-value="--" calcext:value-type="string">
            <text:p>--</text:p>
          </table:table-cell>
          <table:table-cell table:number-columns-repeated="37"/>
        </table:table-row>
        <table:table-row table:style-name="ro1">
          <table:table-cell table:style-name="ce2" office:value-type="float" office:value="11" calcext:value-type="float">
            <text:p>11</text:p>
          </table:table-cell>
          <table:table-cell table:style-name="ce11" table:formula="of:=LOOKUP([.A16];CharacterLevel; ThiefExp) + MAX(0;LOOKUP([.T16]; CharacterLevel;MUExp))" office:value-type="float" office:value="410000" calcext:value-type="float">
            <text:p>410,000</text:p>
          </table:table-cell>
          <table:table-cell table:style-name="ce2" table:formula="of:=[.$C$15] &amp; &quot;+&quot; &amp; ([.A16]-10)" office:value-type="string" office:string-value="10d5+1" calcext:value-type="string">
            <text:p>10d5+1</text:p>
          </table:table-cell>
          <table:table-cell table:style-name="ce4" table:formula="of:=ROUND(AVERAGE(LOOKUP([.A16];CharacterLevel;MUBAB);LOOKUP([.A16];CharacterLevel;ThiefBAB));0)" office:value-type="float" office:value="4" calcext:value-type="float">
            <text:p>+4</text:p>
          </table:table-cell>
          <table:table-cell table:style-name="ce4" table:formula="of:=LOOKUP([.A16];CharacterLevel;CompetencyBonus)" office:value-type="float" office:value="8" calcext:value-type="float">
            <text:p>+8</text:p>
          </table:table-cell>
          <table:table-cell table:style-name="ce4" table:formula="of:=LOOKUP([.T16];CharacterLevel;CompetencyBonus)" office:value-type="float" office:value="4" calcext:value-type="float">
            <text:p>+4</text:p>
          </table:table-cell>
          <table:table-cell table:style-name="ce31" table:formula="of:=ROUND(AVERAGE([$Thief.E17];[$Arcanist.E17]))" office:value-type="float" office:value="9" calcext:value-type="float">
            <text:p>9+</text:p>
          </table:table-cell>
          <table:table-cell table:style-name="ce31" table:formula="of:=ROUND(AVERAGE([$Thief.F17];[$Arcanist.F17]))" office:value-type="float" office:value="10" calcext:value-type="float">
            <text:p>10+</text:p>
          </table:table-cell>
          <table:table-cell table:style-name="ce31" table:formula="of:=ROUND(AVERAGE([$Thief.G17];[$Arcanist.G17]))" office:value-type="float" office:value="9" calcext:value-type="float">
            <text:p>9+</text:p>
          </table:table-cell>
          <table:table-cell table:style-name="ce31" table:formula="of:=ROUND(AVERAGE([$Thief.H17];[$Arcanist.H17]))" office:value-type="float" office:value="12" calcext:value-type="float">
            <text:p>12+</text:p>
          </table:table-cell>
          <table:table-cell table:style-name="ce31" table:formula="of:=ROUND(AVERAGE([$Thief.I17];[$Arcanist.I17]))" office:value-type="float" office:value="10" calcext:value-type="float">
            <text:p>10+</text:p>
          </table:table-cell>
          <table:table-cell table:style-name="ce9" table:formula="of:=LOOKUP([.A16];CharacterLevel;Competency)" office:value-type="float" office:value="7" calcext:value-type="float">
            <text:p>7+</text:p>
          </table:table-cell>
          <table:table-cell table:style-name="ce9" table:formula="of:=LOOKUP([.T16];CharacterLevel;Competency)" office:value-type="float" office:value="9" calcext:value-type="float">
            <text:p>9+</text:p>
          </table:table-cell>
          <table:table-cell table:style-name="ce4" table:formula="of:=ROUND(AVERAGE(LOOKUP([.$A16];CharacterLevel;ThiefDoom); LOOKUP([.$A16];CharacterLevel;ArcanistDoom)))" office:value-type="float" office:value="9" calcext:value-type="float">
            <text:p>+9</text:p>
          </table:table-cell>
          <table:table-cell table:style-name="ce4" table:formula="of:=ROUND(AVERAGE(LOOKUP([.$A16];CharacterLevel;ThiefRay); LOOKUP([.$A16];CharacterLevel;ArcanistRay)))" office:value-type="float" office:value="8" calcext:value-type="float">
            <text:p>+8</text:p>
          </table:table-cell>
          <table:table-cell table:style-name="ce4" table:formula="of:=ROUND(AVERAGE(LOOKUP([.$A16];CharacterLevel;ThiefHold); LOOKUP([.$A16];CharacterLevel;ArcanistHold)))" office:value-type="float" office:value="9" calcext:value-type="float">
            <text:p>+9</text:p>
          </table:table-cell>
          <table:table-cell table:style-name="ce4" table:formula="of:=ROUND(AVERAGE(LOOKUP([.$A16];CharacterLevel;ThiefBlast); LOOKUP([.$A16];CharacterLevel;ArcanistBlast)))" office:value-type="float" office:value="8" calcext:value-type="float">
            <text:p>+8</text:p>
          </table:table-cell>
          <table:table-cell table:style-name="ce4" table:formula="of:=ROUND(AVERAGE(LOOKUP([.$A16];CharacterLevel;ThiefSpell); LOOKUP([.$A16];CharacterLevel;ArcanistSpell)))" office:value-type="float" office:value="10" calcext:value-type="float">
            <text:p>+10</text:p>
          </table:table-cell>
          <table:table-cell table:style-name="ce2" table:formula="of:=[.S15]+1" office:value-type="float" office:value="31" calcext:value-type="float">
            <text:p>31</text:p>
          </table:table-cell>
          <table:table-cell table:style-name="ce20" table:formula="of:=ROUNDDOWN([.A16]/2)" office:value-type="float" office:value="5" calcext:value-type="float">
            <text:p>5</text:p>
          </table:table-cell>
          <table:table-cell table:style-name="ce2" table:formula="of:=[.T16]&amp;&quot;d6&quot;" office:value-type="string" office:string-value="5d6" calcext:value-type="string">
            <text:p>5d6</text:p>
          </table:table-cell>
          <table:table-cell table:style-name="ce31" table:formula="of:=15+[.F16]" office:value-type="float" office:value="19" calcext:value-type="float">
            <text:p>19+</text:p>
          </table:table-cell>
          <table:table-cell table:style-name="ce2" table:formula="of:=INDEX(WizSpells; MATCH([.$T16];CharacterLevel;0);[.W$5])" office:value-type="float" office:value="2" calcext:value-type="float">
            <text:p>2</text:p>
          </table:table-cell>
          <table:table-cell table:style-name="ce2" table:formula="of:=INDEX(WizSpells; MATCH([.$T16];CharacterLevel;0);[.X$5])" office:value-type="float" office:value="2" calcext:value-type="float">
            <text:p>2</text:p>
          </table:table-cell>
          <table:table-cell table:style-name="ce2" table:formula="of:=INDEX(WizSpells; MATCH([.$T16];CharacterLevel;0);[.Y$5])" office:value-type="float" office:value="1" calcext:value-type="float">
            <text:p>1</text:p>
          </table:table-cell>
          <table:table-cell table:style-name="ce2" table:formula="of:=INDEX(WizSpells; MATCH([.$T16];CharacterLevel;0);[.Z$5])" office:value-type="string" office:string-value="--" calcext:value-type="string">
            <text:p>--</text:p>
          </table:table-cell>
          <table:table-cell table:style-name="ce2" table:formula="of:=INDEX(WizSpells; MATCH([.$T16];CharacterLevel;0);[.AA$5])" office:value-type="string" office:string-value="--" calcext:value-type="string">
            <text:p>--</text:p>
          </table:table-cell>
          <table:table-cell table:number-columns-repeated="37"/>
        </table:table-row>
        <table:table-row table:style-name="ro1">
          <table:table-cell table:style-name="ce2" office:value-type="float" office:value="12" calcext:value-type="float">
            <text:p>12</text:p>
          </table:table-cell>
          <table:table-cell table:style-name="ce11" table:formula="of:=LOOKUP([.A17];CharacterLevel; ThiefExp) + MAX(0;LOOKUP([.T17]; CharacterLevel;MUExp))" office:value-type="float" office:value="530000" calcext:value-type="float">
            <text:p>530,000</text:p>
          </table:table-cell>
          <table:table-cell table:style-name="ce2" table:formula="of:=[.$C$15] &amp; &quot;+&quot; &amp; ([.A17]-10)" office:value-type="string" office:string-value="10d5+2" calcext:value-type="string">
            <text:p>10d5+2</text:p>
          </table:table-cell>
          <table:table-cell table:style-name="ce4" table:formula="of:=ROUND(AVERAGE(LOOKUP([.A17];CharacterLevel;MUBAB);LOOKUP([.A17];CharacterLevel;ThiefBAB));0)" office:value-type="float" office:value="4" calcext:value-type="float">
            <text:p>+4</text:p>
          </table:table-cell>
          <table:table-cell table:style-name="ce4" table:formula="of:=LOOKUP([.A17];CharacterLevel;CompetencyBonus)" office:value-type="float" office:value="8" calcext:value-type="float">
            <text:p>+8</text:p>
          </table:table-cell>
          <table:table-cell table:style-name="ce4" table:formula="of:=LOOKUP([.T17];CharacterLevel;CompetencyBonus)" office:value-type="float" office:value="4" calcext:value-type="float">
            <text:p>+4</text:p>
          </table:table-cell>
          <table:table-cell table:style-name="ce31" table:formula="of:=ROUND(AVERAGE([$Thief.E18];[$Arcanist.E18]))" office:value-type="float" office:value="9" calcext:value-type="float">
            <text:p>9+</text:p>
          </table:table-cell>
          <table:table-cell table:style-name="ce31" table:formula="of:=ROUND(AVERAGE([$Thief.F18];[$Arcanist.F18]))" office:value-type="float" office:value="10" calcext:value-type="float">
            <text:p>10+</text:p>
          </table:table-cell>
          <table:table-cell table:style-name="ce31" table:formula="of:=ROUND(AVERAGE([$Thief.G18];[$Arcanist.G18]))" office:value-type="float" office:value="9" calcext:value-type="float">
            <text:p>9+</text:p>
          </table:table-cell>
          <table:table-cell table:style-name="ce31" table:formula="of:=ROUND(AVERAGE([$Thief.H18];[$Arcanist.H18]))" office:value-type="float" office:value="12" calcext:value-type="float">
            <text:p>12+</text:p>
          </table:table-cell>
          <table:table-cell table:style-name="ce31" table:formula="of:=ROUND(AVERAGE([$Thief.I18];[$Arcanist.I18]))" office:value-type="float" office:value="9" calcext:value-type="float">
            <text:p>9+</text:p>
          </table:table-cell>
          <table:table-cell table:style-name="ce9" table:formula="of:=LOOKUP([.A17];CharacterLevel;Competency)" office:value-type="float" office:value="6" calcext:value-type="float">
            <text:p>6+</text:p>
          </table:table-cell>
          <table:table-cell table:style-name="ce9" table:formula="of:=LOOKUP([.T17];CharacterLevel;Competency)" office:value-type="float" office:value="9" calcext:value-type="float">
            <text:p>9+</text:p>
          </table:table-cell>
          <table:table-cell table:style-name="ce4" table:formula="of:=ROUND(AVERAGE(LOOKUP([.$A17];CharacterLevel;ThiefDoom); LOOKUP([.$A17];CharacterLevel;ArcanistDoom)))" office:value-type="float" office:value="10" calcext:value-type="float">
            <text:p>+10</text:p>
          </table:table-cell>
          <table:table-cell table:style-name="ce4" table:formula="of:=ROUND(AVERAGE(LOOKUP([.$A17];CharacterLevel;ThiefRay); LOOKUP([.$A17];CharacterLevel;ArcanistRay)))" office:value-type="float" office:value="9" calcext:value-type="float">
            <text:p>+9</text:p>
          </table:table-cell>
          <table:table-cell table:style-name="ce4" table:formula="of:=ROUND(AVERAGE(LOOKUP([.$A17];CharacterLevel;ThiefHold); LOOKUP([.$A17];CharacterLevel;ArcanistHold)))" office:value-type="float" office:value="10" calcext:value-type="float">
            <text:p>+10</text:p>
          </table:table-cell>
          <table:table-cell table:style-name="ce4" table:formula="of:=ROUND(AVERAGE(LOOKUP([.$A17];CharacterLevel;ThiefBlast); LOOKUP([.$A17];CharacterLevel;ArcanistBlast)))" office:value-type="float" office:value="8" calcext:value-type="float">
            <text:p>+8</text:p>
          </table:table-cell>
          <table:table-cell table:style-name="ce4" table:formula="of:=ROUND(AVERAGE(LOOKUP([.$A17];CharacterLevel;ThiefSpell); LOOKUP([.$A17];CharacterLevel;ArcanistSpell)))" office:value-type="float" office:value="11" calcext:value-type="float">
            <text:p>+11</text:p>
          </table:table-cell>
          <table:table-cell table:style-name="ce2" table:formula="of:=[.S16]+1" office:value-type="float" office:value="32" calcext:value-type="float">
            <text:p>32</text:p>
          </table:table-cell>
          <table:table-cell table:style-name="ce20" table:formula="of:=ROUNDDOWN([.A17]/2)" office:value-type="float" office:value="6" calcext:value-type="float">
            <text:p>6</text:p>
          </table:table-cell>
          <table:table-cell table:style-name="ce2" table:formula="of:=[.T17]&amp;&quot;d6&quot;" office:value-type="string" office:string-value="6d6" calcext:value-type="string">
            <text:p>6d6</text:p>
          </table:table-cell>
          <table:table-cell table:style-name="ce31" table:formula="of:=15+[.F17]" office:value-type="float" office:value="19" calcext:value-type="float">
            <text:p>19+</text:p>
          </table:table-cell>
          <table:table-cell table:style-name="ce2" table:formula="of:=INDEX(WizSpells; MATCH([.$T17];CharacterLevel;0);[.W$5])" office:value-type="float" office:value="3" calcext:value-type="float">
            <text:p>3</text:p>
          </table:table-cell>
          <table:table-cell table:style-name="ce2" table:formula="of:=INDEX(WizSpells; MATCH([.$T17];CharacterLevel;0);[.X$5])" office:value-type="float" office:value="2" calcext:value-type="float">
            <text:p>2</text:p>
          </table:table-cell>
          <table:table-cell table:style-name="ce2" table:formula="of:=INDEX(WizSpells; MATCH([.$T17];CharacterLevel;0);[.Y$5])" office:value-type="float" office:value="2" calcext:value-type="float">
            <text:p>2</text:p>
          </table:table-cell>
          <table:table-cell table:style-name="ce2" table:formula="of:=INDEX(WizSpells; MATCH([.$T17];CharacterLevel;0);[.Z$5])" office:value-type="string" office:string-value="--" calcext:value-type="string">
            <text:p>--</text:p>
          </table:table-cell>
          <table:table-cell table:style-name="ce2" table:formula="of:=INDEX(WizSpells; MATCH([.$T17];CharacterLevel;0);[.AA$5])" office:value-type="string" office:string-value="--" calcext:value-type="string">
            <text:p>--</text:p>
          </table:table-cell>
          <table:table-cell table:number-columns-repeated="37"/>
        </table:table-row>
        <table:table-row table:style-name="ro1">
          <table:table-cell table:style-name="ce2" office:value-type="float" office:value="13" calcext:value-type="float">
            <text:p>13</text:p>
          </table:table-cell>
          <table:table-cell table:style-name="ce11" table:formula="of:=LOOKUP([.A18];CharacterLevel; ThiefExp) + MAX(0;LOOKUP([.T18]; CharacterLevel;MUExp))" office:value-type="float" office:value="630000" calcext:value-type="float">
            <text:p>630,000</text:p>
          </table:table-cell>
          <table:table-cell table:style-name="ce2" table:formula="of:=[.$C$15] &amp; &quot;+&quot; &amp; ([.A18]-10)" office:value-type="string" office:string-value="10d5+3" calcext:value-type="string">
            <text:p>10d5+3</text:p>
          </table:table-cell>
          <table:table-cell table:style-name="ce4" table:formula="of:=ROUND(AVERAGE(LOOKUP([.A18];CharacterLevel;MUBAB);LOOKUP([.A18];CharacterLevel;ThiefBAB));0)" office:value-type="float" office:value="5" calcext:value-type="float">
            <text:p>+5</text:p>
          </table:table-cell>
          <table:table-cell table:style-name="ce4" table:formula="of:=LOOKUP([.A18];CharacterLevel;CompetencyBonus)" office:value-type="float" office:value="9" calcext:value-type="float">
            <text:p>+9</text:p>
          </table:table-cell>
          <table:table-cell table:style-name="ce4" table:formula="of:=LOOKUP([.T18];CharacterLevel;CompetencyBonus)" office:value-type="float" office:value="4" calcext:value-type="float">
            <text:p>+4</text:p>
          </table:table-cell>
          <table:table-cell table:style-name="ce31" table:formula="of:=ROUND(AVERAGE([$Thief.E19];[$Arcanist.E19]))" office:value-type="float" office:value="9" calcext:value-type="float">
            <text:p>9+</text:p>
          </table:table-cell>
          <table:table-cell table:style-name="ce31" table:formula="of:=ROUND(AVERAGE([$Thief.F19];[$Arcanist.F19]))" office:value-type="float" office:value="10" calcext:value-type="float">
            <text:p>10+</text:p>
          </table:table-cell>
          <table:table-cell table:style-name="ce31" table:formula="of:=ROUND(AVERAGE([$Thief.G19];[$Arcanist.G19]))" office:value-type="float" office:value="8" calcext:value-type="float">
            <text:p>8+</text:p>
          </table:table-cell>
          <table:table-cell table:style-name="ce31" table:formula="of:=ROUND(AVERAGE([$Thief.H19];[$Arcanist.H19]))" office:value-type="float" office:value="11" calcext:value-type="float">
            <text:p>11+</text:p>
          </table:table-cell>
          <table:table-cell table:style-name="ce31" table:formula="of:=ROUND(AVERAGE([$Thief.I19];[$Arcanist.I19]))" office:value-type="float" office:value="9" calcext:value-type="float">
            <text:p>9+</text:p>
          </table:table-cell>
          <table:table-cell table:style-name="ce9" table:formula="of:=LOOKUP([.A18];CharacterLevel;Competency)" office:value-type="float" office:value="6" calcext:value-type="float">
            <text:p>6+</text:p>
          </table:table-cell>
          <table:table-cell table:style-name="ce9" table:formula="of:=LOOKUP([.T18];CharacterLevel;Competency)" office:value-type="float" office:value="9" calcext:value-type="float">
            <text:p>9+</text:p>
          </table:table-cell>
          <table:table-cell table:style-name="ce4" table:formula="of:=ROUND(AVERAGE(LOOKUP([.$A18];CharacterLevel;ThiefDoom); LOOKUP([.$A18];CharacterLevel;ArcanistDoom)))" office:value-type="float" office:value="10" calcext:value-type="float">
            <text:p>+10</text:p>
          </table:table-cell>
          <table:table-cell table:style-name="ce4" table:formula="of:=ROUND(AVERAGE(LOOKUP([.$A18];CharacterLevel;ThiefRay); LOOKUP([.$A18];CharacterLevel;ArcanistRay)))" office:value-type="float" office:value="10" calcext:value-type="float">
            <text:p>+10</text:p>
          </table:table-cell>
          <table:table-cell table:style-name="ce4" table:formula="of:=ROUND(AVERAGE(LOOKUP([.$A18];CharacterLevel;ThiefHold); LOOKUP([.$A18];CharacterLevel;ArcanistHold)))" office:value-type="float" office:value="10" calcext:value-type="float">
            <text:p>+10</text:p>
          </table:table-cell>
          <table:table-cell table:style-name="ce4" table:formula="of:=ROUND(AVERAGE(LOOKUP([.$A18];CharacterLevel;ThiefBlast); LOOKUP([.$A18];CharacterLevel;ArcanistBlast)))" office:value-type="float" office:value="9" calcext:value-type="float">
            <text:p>+9</text:p>
          </table:table-cell>
          <table:table-cell table:style-name="ce4" table:formula="of:=ROUND(AVERAGE(LOOKUP([.$A18];CharacterLevel;ThiefSpell); LOOKUP([.$A18];CharacterLevel;ArcanistSpell)))" office:value-type="float" office:value="12" calcext:value-type="float">
            <text:p>+12</text:p>
          </table:table-cell>
          <table:table-cell table:style-name="ce2" table:formula="of:=[.S17]+1" office:value-type="float" office:value="33" calcext:value-type="float">
            <text:p>33</text:p>
          </table:table-cell>
          <table:table-cell table:style-name="ce20" table:formula="of:=ROUNDDOWN([.A18]/2)" office:value-type="float" office:value="6" calcext:value-type="float">
            <text:p>6</text:p>
          </table:table-cell>
          <table:table-cell table:style-name="ce2" table:formula="of:=[.T18]&amp;&quot;d6&quot;" office:value-type="string" office:string-value="6d6" calcext:value-type="string">
            <text:p>6d6</text:p>
          </table:table-cell>
          <table:table-cell table:style-name="ce31" table:formula="of:=15+[.F18]" office:value-type="float" office:value="19" calcext:value-type="float">
            <text:p>19+</text:p>
          </table:table-cell>
          <table:table-cell table:style-name="ce2" table:formula="of:=INDEX(WizSpells; MATCH([.$T18];CharacterLevel;0);[.W$5])" office:value-type="float" office:value="3" calcext:value-type="float">
            <text:p>3</text:p>
          </table:table-cell>
          <table:table-cell table:style-name="ce2" table:formula="of:=INDEX(WizSpells; MATCH([.$T18];CharacterLevel;0);[.X$5])" office:value-type="float" office:value="2" calcext:value-type="float">
            <text:p>2</text:p>
          </table:table-cell>
          <table:table-cell table:style-name="ce2" table:formula="of:=INDEX(WizSpells; MATCH([.$T18];CharacterLevel;0);[.Y$5])" office:value-type="float" office:value="2" calcext:value-type="float">
            <text:p>2</text:p>
          </table:table-cell>
          <table:table-cell table:style-name="ce2" table:formula="of:=INDEX(WizSpells; MATCH([.$T18];CharacterLevel;0);[.Z$5])" office:value-type="string" office:string-value="--" calcext:value-type="string">
            <text:p>--</text:p>
          </table:table-cell>
          <table:table-cell table:style-name="ce2" table:formula="of:=INDEX(WizSpells; MATCH([.$T18];CharacterLevel;0);[.AA$5])" office:value-type="string" office:string-value="--" calcext:value-type="string">
            <text:p>--</text:p>
          </table:table-cell>
          <table:table-cell table:number-columns-repeated="37"/>
        </table:table-row>
        <table:table-row table:style-name="ro1">
          <table:table-cell table:style-name="ce2" office:value-type="float" office:value="14" calcext:value-type="float">
            <text:p>14</text:p>
          </table:table-cell>
          <table:table-cell table:style-name="ce11" table:formula="of:=LOOKUP([.A19];CharacterLevel; ThiefExp) + MAX(0;LOOKUP([.T19]; CharacterLevel;MUExp))" office:value-type="float" office:value="770000" calcext:value-type="float">
            <text:p>770,000</text:p>
          </table:table-cell>
          <table:table-cell table:style-name="ce2" table:formula="of:=[.$C$15] &amp; &quot;+&quot; &amp; ([.A19]-10)" office:value-type="string" office:string-value="10d5+4" calcext:value-type="string">
            <text:p>10d5+4</text:p>
          </table:table-cell>
          <table:table-cell table:style-name="ce4" table:formula="of:=ROUND(AVERAGE(LOOKUP([.A19];CharacterLevel;MUBAB);LOOKUP([.A19];CharacterLevel;ThiefBAB));0)" office:value-type="float" office:value="5" calcext:value-type="float">
            <text:p>+5</text:p>
          </table:table-cell>
          <table:table-cell table:style-name="ce4" table:formula="of:=LOOKUP([.A19];CharacterLevel;CompetencyBonus)" office:value-type="float" office:value="10" calcext:value-type="float">
            <text:p>+10</text:p>
          </table:table-cell>
          <table:table-cell table:style-name="ce4" table:formula="of:=LOOKUP([.T19];CharacterLevel;CompetencyBonus)" office:value-type="float" office:value="5" calcext:value-type="float">
            <text:p>+5</text:p>
          </table:table-cell>
          <table:table-cell table:style-name="ce31" table:formula="of:=ROUND(AVERAGE([$Thief.E20];[$Arcanist.E20]))" office:value-type="float" office:value="8" calcext:value-type="float">
            <text:p>8+</text:p>
          </table:table-cell>
          <table:table-cell table:style-name="ce31" table:formula="of:=ROUND(AVERAGE([$Thief.F20];[$Arcanist.F20]))" office:value-type="float" office:value="9" calcext:value-type="float">
            <text:p>9+</text:p>
          </table:table-cell>
          <table:table-cell table:style-name="ce31" table:formula="of:=ROUND(AVERAGE([$Thief.G20];[$Arcanist.G20]))" office:value-type="float" office:value="8" calcext:value-type="float">
            <text:p>8+</text:p>
          </table:table-cell>
          <table:table-cell table:style-name="ce31" table:formula="of:=ROUND(AVERAGE([$Thief.H20];[$Arcanist.H20]))" office:value-type="float" office:value="11" calcext:value-type="float">
            <text:p>11+</text:p>
          </table:table-cell>
          <table:table-cell table:style-name="ce31" table:formula="of:=ROUND(AVERAGE([$Thief.I20];[$Arcanist.I20]))" office:value-type="float" office:value="8" calcext:value-type="float">
            <text:p>8+</text:p>
          </table:table-cell>
          <table:table-cell table:style-name="ce9" table:formula="of:=LOOKUP([.A19];CharacterLevel;Competency)" office:value-type="float" office:value="5" calcext:value-type="float">
            <text:p>5+</text:p>
          </table:table-cell>
          <table:table-cell table:style-name="ce9" table:formula="of:=LOOKUP([.T19];CharacterLevel;Competency)" office:value-type="float" office:value="8" calcext:value-type="float">
            <text:p>8+</text:p>
          </table:table-cell>
          <table:table-cell table:style-name="ce4" table:formula="of:=ROUND(AVERAGE(LOOKUP([.$A19];CharacterLevel;ThiefDoom); LOOKUP([.$A19];CharacterLevel;ArcanistDoom)))" office:value-type="float" office:value="11" calcext:value-type="float">
            <text:p>+11</text:p>
          </table:table-cell>
          <table:table-cell table:style-name="ce4" table:formula="of:=ROUND(AVERAGE(LOOKUP([.$A19];CharacterLevel;ThiefRay); LOOKUP([.$A19];CharacterLevel;ArcanistRay)))" office:value-type="float" office:value="11" calcext:value-type="float">
            <text:p>+11</text:p>
          </table:table-cell>
          <table:table-cell table:style-name="ce4" table:formula="of:=ROUND(AVERAGE(LOOKUP([.$A19];CharacterLevel;ThiefHold); LOOKUP([.$A19];CharacterLevel;ArcanistHold)))" office:value-type="float" office:value="11" calcext:value-type="float">
            <text:p>+11</text:p>
          </table:table-cell>
          <table:table-cell table:style-name="ce4" table:formula="of:=ROUND(AVERAGE(LOOKUP([.$A19];CharacterLevel;ThiefBlast); LOOKUP([.$A19];CharacterLevel;ArcanistBlast)))" office:value-type="float" office:value="10" calcext:value-type="float">
            <text:p>+10</text:p>
          </table:table-cell>
          <table:table-cell table:style-name="ce4" table:formula="of:=ROUND(AVERAGE(LOOKUP([.$A19];CharacterLevel;ThiefSpell); LOOKUP([.$A19];CharacterLevel;ArcanistSpell)))" office:value-type="float" office:value="12" calcext:value-type="float">
            <text:p>+12</text:p>
          </table:table-cell>
          <table:table-cell table:style-name="ce2" table:formula="of:=[.S18]+1" office:value-type="float" office:value="34" calcext:value-type="float">
            <text:p>34</text:p>
          </table:table-cell>
          <table:table-cell table:style-name="ce20" table:formula="of:=ROUNDDOWN([.A19]/2)" office:value-type="float" office:value="7" calcext:value-type="float">
            <text:p>7</text:p>
          </table:table-cell>
          <table:table-cell table:style-name="ce2" table:formula="of:=[.T19]&amp;&quot;d6&quot;" office:value-type="string" office:string-value="7d6" calcext:value-type="string">
            <text:p>7d6</text:p>
          </table:table-cell>
          <table:table-cell table:style-name="ce31" table:formula="of:=15+[.F19]" office:value-type="float" office:value="20" calcext:value-type="float">
            <text:p>20+</text:p>
          </table:table-cell>
          <table:table-cell table:style-name="ce2" table:formula="of:=INDEX(WizSpells; MATCH([.$T19];CharacterLevel;0);[.W$5])" office:value-type="float" office:value="3" calcext:value-type="float">
            <text:p>3</text:p>
          </table:table-cell>
          <table:table-cell table:style-name="ce2" table:formula="of:=INDEX(WizSpells; MATCH([.$T19];CharacterLevel;0);[.X$5])" office:value-type="float" office:value="2" calcext:value-type="float">
            <text:p>2</text:p>
          </table:table-cell>
          <table:table-cell table:style-name="ce2" table:formula="of:=INDEX(WizSpells; MATCH([.$T19];CharacterLevel;0);[.Y$5])" office:value-type="float" office:value="2" calcext:value-type="float">
            <text:p>2</text:p>
          </table:table-cell>
          <table:table-cell table:style-name="ce2" table:formula="of:=INDEX(WizSpells; MATCH([.$T19];CharacterLevel;0);[.Z$5])" office:value-type="float" office:value="1" calcext:value-type="float">
            <text:p>1</text:p>
          </table:table-cell>
          <table:table-cell table:style-name="ce2" table:formula="of:=INDEX(WizSpells; MATCH([.$T19];CharacterLevel;0);[.AA$5])" office:value-type="string" office:string-value="--" calcext:value-type="string">
            <text:p>--</text:p>
          </table:table-cell>
          <table:table-cell table:number-columns-repeated="37"/>
        </table:table-row>
        <table:table-row table:style-name="ro1">
          <table:table-cell table:style-name="ce2" office:value-type="float" office:value="15" calcext:value-type="float">
            <text:p>15</text:p>
          </table:table-cell>
          <table:table-cell table:style-name="ce11" table:formula="of:=LOOKUP([.A20];CharacterLevel; ThiefExp) + MAX(0;LOOKUP([.T20]; CharacterLevel;MUExp))" office:value-type="float" office:value="870000" calcext:value-type="float">
            <text:p>870,000</text:p>
          </table:table-cell>
          <table:table-cell table:style-name="ce2" table:formula="of:=[.$C$15] &amp; &quot;+&quot; &amp; ([.A20]-10)" office:value-type="string" office:string-value="10d5+5" calcext:value-type="string">
            <text:p>10d5+5</text:p>
          </table:table-cell>
          <table:table-cell table:style-name="ce4" table:formula="of:=ROUND(AVERAGE(LOOKUP([.A20];CharacterLevel;MUBAB);LOOKUP([.A20];CharacterLevel;ThiefBAB));0)" office:value-type="float" office:value="6" calcext:value-type="float">
            <text:p>+6</text:p>
          </table:table-cell>
          <table:table-cell table:style-name="ce4" table:formula="of:=LOOKUP([.A20];CharacterLevel;CompetencyBonus)" office:value-type="float" office:value="10" calcext:value-type="float">
            <text:p>+10</text:p>
          </table:table-cell>
          <table:table-cell table:style-name="ce4" table:formula="of:=LOOKUP([.T20];CharacterLevel;CompetencyBonus)" office:value-type="float" office:value="5" calcext:value-type="float">
            <text:p>+5</text:p>
          </table:table-cell>
          <table:table-cell table:style-name="ce31" table:formula="of:=ROUND(AVERAGE([$Thief.E21];[$Arcanist.E21]))" office:value-type="float" office:value="8" calcext:value-type="float">
            <text:p>8+</text:p>
          </table:table-cell>
          <table:table-cell table:style-name="ce31" table:formula="of:=ROUND(AVERAGE([$Thief.F21];[$Arcanist.F21]))" office:value-type="float" office:value="9" calcext:value-type="float">
            <text:p>9+</text:p>
          </table:table-cell>
          <table:table-cell table:style-name="ce31" table:formula="of:=ROUND(AVERAGE([$Thief.G21];[$Arcanist.G21]))" office:value-type="float" office:value="8" calcext:value-type="float">
            <text:p>8+</text:p>
          </table:table-cell>
          <table:table-cell table:style-name="ce31" table:formula="of:=ROUND(AVERAGE([$Thief.H21];[$Arcanist.H21]))" office:value-type="float" office:value="11" calcext:value-type="float">
            <text:p>11+</text:p>
          </table:table-cell>
          <table:table-cell table:style-name="ce31" table:formula="of:=ROUND(AVERAGE([$Thief.I21];[$Arcanist.I21]))" office:value-type="float" office:value="8" calcext:value-type="float">
            <text:p>8+</text:p>
          </table:table-cell>
          <table:table-cell table:style-name="ce9" table:formula="of:=LOOKUP([.A20];CharacterLevel;Competency)" office:value-type="float" office:value="5" calcext:value-type="float">
            <text:p>5+</text:p>
          </table:table-cell>
          <table:table-cell table:style-name="ce9" table:formula="of:=LOOKUP([.T20];CharacterLevel;Competency)" office:value-type="float" office:value="8" calcext:value-type="float">
            <text:p>8+</text:p>
          </table:table-cell>
          <table:table-cell table:style-name="ce4" table:formula="of:=ROUND(AVERAGE(LOOKUP([.$A20];CharacterLevel;ThiefDoom); LOOKUP([.$A20];CharacterLevel;ArcanistDoom)))" office:value-type="float" office:value="12" calcext:value-type="float">
            <text:p>+12</text:p>
          </table:table-cell>
          <table:table-cell table:style-name="ce4" table:formula="of:=ROUND(AVERAGE(LOOKUP([.$A20];CharacterLevel;ThiefRay); LOOKUP([.$A20];CharacterLevel;ArcanistRay)))" office:value-type="float" office:value="11" calcext:value-type="float">
            <text:p>+11</text:p>
          </table:table-cell>
          <table:table-cell table:style-name="ce4" table:formula="of:=ROUND(AVERAGE(LOOKUP([.$A20];CharacterLevel;ThiefHold); LOOKUP([.$A20];CharacterLevel;ArcanistHold)))" office:value-type="float" office:value="12" calcext:value-type="float">
            <text:p>+12</text:p>
          </table:table-cell>
          <table:table-cell table:style-name="ce4" table:formula="of:=ROUND(AVERAGE(LOOKUP([.$A20];CharacterLevel;ThiefBlast); LOOKUP([.$A20];CharacterLevel;ArcanistBlast)))" office:value-type="float" office:value="10" calcext:value-type="float">
            <text:p>+10</text:p>
          </table:table-cell>
          <table:table-cell table:style-name="ce4" table:formula="of:=ROUND(AVERAGE(LOOKUP([.$A20];CharacterLevel;ThiefSpell); LOOKUP([.$A20];CharacterLevel;ArcanistSpell)))" office:value-type="float" office:value="13" calcext:value-type="float">
            <text:p>+13</text:p>
          </table:table-cell>
          <table:table-cell table:style-name="ce2" table:formula="of:=[.S19]+1" office:value-type="float" office:value="35" calcext:value-type="float">
            <text:p>35</text:p>
          </table:table-cell>
          <table:table-cell table:style-name="ce20" table:formula="of:=ROUNDDOWN([.A20]/2)" office:value-type="float" office:value="7" calcext:value-type="float">
            <text:p>7</text:p>
          </table:table-cell>
          <table:table-cell table:style-name="ce2" table:formula="of:=[.T20]&amp;&quot;d6&quot;" office:value-type="string" office:string-value="7d6" calcext:value-type="string">
            <text:p>7d6</text:p>
          </table:table-cell>
          <table:table-cell table:style-name="ce31" table:formula="of:=15+[.F20]" office:value-type="float" office:value="20" calcext:value-type="float">
            <text:p>20+</text:p>
          </table:table-cell>
          <table:table-cell table:style-name="ce2" table:formula="of:=INDEX(WizSpells; MATCH([.$T20];CharacterLevel;0);[.W$5])" office:value-type="float" office:value="3" calcext:value-type="float">
            <text:p>3</text:p>
          </table:table-cell>
          <table:table-cell table:style-name="ce2" table:formula="of:=INDEX(WizSpells; MATCH([.$T20];CharacterLevel;0);[.X$5])" office:value-type="float" office:value="2" calcext:value-type="float">
            <text:p>2</text:p>
          </table:table-cell>
          <table:table-cell table:style-name="ce2" table:formula="of:=INDEX(WizSpells; MATCH([.$T20];CharacterLevel;0);[.Y$5])" office:value-type="float" office:value="2" calcext:value-type="float">
            <text:p>2</text:p>
          </table:table-cell>
          <table:table-cell table:style-name="ce2" table:formula="of:=INDEX(WizSpells; MATCH([.$T20];CharacterLevel;0);[.Z$5])" office:value-type="float" office:value="1" calcext:value-type="float">
            <text:p>1</text:p>
          </table:table-cell>
          <table:table-cell table:style-name="ce2" table:formula="of:=INDEX(WizSpells; MATCH([.$T20];CharacterLevel;0);[.AA$5])" office:value-type="string" office:string-value="--" calcext:value-type="string">
            <text:p>--</text:p>
          </table:table-cell>
          <table:table-cell table:number-columns-repeated="37"/>
        </table:table-row>
        <table:table-row table:style-name="ro1">
          <table:table-cell table:style-name="ce2" office:value-type="float" office:value="16" calcext:value-type="float">
            <text:p>16</text:p>
          </table:table-cell>
          <table:table-cell table:style-name="ce11" table:formula="of:=LOOKUP([.A21];CharacterLevel; ThiefExp) + MAX(0;LOOKUP([.T21]; CharacterLevel;MUExp))" office:value-type="float" office:value="1040000" calcext:value-type="float">
            <text:p>1,040,000</text:p>
          </table:table-cell>
          <table:table-cell table:style-name="ce2" table:formula="of:=[.$C$15] &amp; &quot;+&quot; &amp; ([.A21]-10)" office:value-type="string" office:string-value="10d5+6" calcext:value-type="string">
            <text:p>10d5+6</text:p>
          </table:table-cell>
          <table:table-cell table:style-name="ce4" table:formula="of:=ROUND(AVERAGE(LOOKUP([.A21];CharacterLevel;MUBAB);LOOKUP([.A21];CharacterLevel;ThiefBAB));0)" office:value-type="float" office:value="6" calcext:value-type="float">
            <text:p>+6</text:p>
          </table:table-cell>
          <table:table-cell table:style-name="ce4" table:formula="of:=LOOKUP([.A21];CharacterLevel;CompetencyBonus)" office:value-type="float" office:value="11" calcext:value-type="float">
            <text:p>+11</text:p>
          </table:table-cell>
          <table:table-cell table:style-name="ce4" table:formula="of:=LOOKUP([.T21];CharacterLevel;CompetencyBonus)" office:value-type="float" office:value="6" calcext:value-type="float">
            <text:p>+6</text:p>
          </table:table-cell>
          <table:table-cell table:style-name="ce31" table:formula="of:=ROUND(AVERAGE([$Thief.E22];[$Arcanist.E22]))" office:value-type="float" office:value="8" calcext:value-type="float">
            <text:p>8+</text:p>
          </table:table-cell>
          <table:table-cell table:style-name="ce31" table:formula="of:=ROUND(AVERAGE([$Thief.F22];[$Arcanist.F22]))" office:value-type="float" office:value="9" calcext:value-type="float">
            <text:p>9+</text:p>
          </table:table-cell>
          <table:table-cell table:style-name="ce31" table:formula="of:=ROUND(AVERAGE([$Thief.G22];[$Arcanist.G22]))" office:value-type="float" office:value="7" calcext:value-type="float">
            <text:p>7+</text:p>
          </table:table-cell>
          <table:table-cell table:style-name="ce31" table:formula="of:=ROUND(AVERAGE([$Thief.H22];[$Arcanist.H22]))" office:value-type="float" office:value="10" calcext:value-type="float">
            <text:p>10+</text:p>
          </table:table-cell>
          <table:table-cell table:style-name="ce31" table:formula="of:=ROUND(AVERAGE([$Thief.I22];[$Arcanist.I22]))" office:value-type="float" office:value="7" calcext:value-type="float">
            <text:p>7+</text:p>
          </table:table-cell>
          <table:table-cell table:style-name="ce9" table:formula="of:=LOOKUP([.A21];CharacterLevel;Competency)" office:value-type="float" office:value="5" calcext:value-type="float">
            <text:p>5+</text:p>
          </table:table-cell>
          <table:table-cell table:style-name="ce9" table:formula="of:=LOOKUP([.T21];CharacterLevel;Competency)" office:value-type="float" office:value="8" calcext:value-type="float">
            <text:p>8+</text:p>
          </table:table-cell>
          <table:table-cell table:style-name="ce4" table:formula="of:=ROUND(AVERAGE(LOOKUP([.$A21];CharacterLevel;ThiefDoom); LOOKUP([.$A21];CharacterLevel;ArcanistDoom)))" office:value-type="float" office:value="13" calcext:value-type="float">
            <text:p>+13</text:p>
          </table:table-cell>
          <table:table-cell table:style-name="ce4" table:formula="of:=ROUND(AVERAGE(LOOKUP([.$A21];CharacterLevel;ThiefRay); LOOKUP([.$A21];CharacterLevel;ArcanistRay)))" office:value-type="float" office:value="12" calcext:value-type="float">
            <text:p>+12</text:p>
          </table:table-cell>
          <table:table-cell table:style-name="ce4" table:formula="of:=ROUND(AVERAGE(LOOKUP([.$A21];CharacterLevel;ThiefHold); LOOKUP([.$A21];CharacterLevel;ArcanistHold)))" office:value-type="float" office:value="13" calcext:value-type="float">
            <text:p>+13</text:p>
          </table:table-cell>
          <table:table-cell table:style-name="ce4" table:formula="of:=ROUND(AVERAGE(LOOKUP([.$A21];CharacterLevel;ThiefBlast); LOOKUP([.$A21];CharacterLevel;ArcanistBlast)))" office:value-type="float" office:value="11" calcext:value-type="float">
            <text:p>+11</text:p>
          </table:table-cell>
          <table:table-cell table:style-name="ce4" table:formula="of:=ROUND(AVERAGE(LOOKUP([.$A21];CharacterLevel;ThiefSpell); LOOKUP([.$A21];CharacterLevel;ArcanistSpell)))" office:value-type="float" office:value="14" calcext:value-type="float">
            <text:p>+14</text:p>
          </table:table-cell>
          <table:table-cell table:style-name="ce2" table:formula="of:=[.S20]+1" office:value-type="float" office:value="36" calcext:value-type="float">
            <text:p>36</text:p>
          </table:table-cell>
          <table:table-cell table:style-name="ce20" table:formula="of:=ROUNDDOWN([.A21]/2)" office:value-type="float" office:value="8" calcext:value-type="float">
            <text:p>8</text:p>
          </table:table-cell>
          <table:table-cell table:style-name="ce2" table:formula="of:=[.T21]&amp;&quot;d6&quot;" office:value-type="string" office:string-value="8d6" calcext:value-type="string">
            <text:p>8d6</text:p>
          </table:table-cell>
          <table:table-cell table:style-name="ce31" table:formula="of:=15+[.F21]" office:value-type="float" office:value="21" calcext:value-type="float">
            <text:p>21+</text:p>
          </table:table-cell>
          <table:table-cell table:style-name="ce2" table:formula="of:=INDEX(WizSpells; MATCH([.$T21];CharacterLevel;0);[.W$5])" office:value-type="float" office:value="3" calcext:value-type="float">
            <text:p>3</text:p>
          </table:table-cell>
          <table:table-cell table:style-name="ce2" table:formula="of:=INDEX(WizSpells; MATCH([.$T21];CharacterLevel;0);[.X$5])" office:value-type="float" office:value="3" calcext:value-type="float">
            <text:p>3</text:p>
          </table:table-cell>
          <table:table-cell table:style-name="ce2" table:formula="of:=INDEX(WizSpells; MATCH([.$T21];CharacterLevel;0);[.Y$5])" office:value-type="float" office:value="2" calcext:value-type="float">
            <text:p>2</text:p>
          </table:table-cell>
          <table:table-cell table:style-name="ce2" table:formula="of:=INDEX(WizSpells; MATCH([.$T21];CharacterLevel;0);[.Z$5])" office:value-type="float" office:value="2" calcext:value-type="float">
            <text:p>2</text:p>
          </table:table-cell>
          <table:table-cell table:style-name="ce2" table:formula="of:=INDEX(WizSpells; MATCH([.$T21];CharacterLevel;0);[.AA$5])" office:value-type="string" office:string-value="--" calcext:value-type="string">
            <text:p>--</text:p>
          </table:table-cell>
          <table:table-cell table:number-columns-repeated="37"/>
        </table:table-row>
        <table:table-row table:style-name="ro1">
          <table:table-cell table:style-name="ce2" office:value-type="float" office:value="17" calcext:value-type="float">
            <text:p>17</text:p>
          </table:table-cell>
          <table:table-cell table:style-name="ce11" table:formula="of:=LOOKUP([.A22];CharacterLevel; ThiefExp) + MAX(0;LOOKUP([.T22]; CharacterLevel;MUExp))" office:value-type="float" office:value="1140000" calcext:value-type="float">
            <text:p>1,140,000</text:p>
          </table:table-cell>
          <table:table-cell table:style-name="ce2" table:formula="of:=[.$C$15] &amp; &quot;+&quot; &amp; ([.A22]-10)" office:value-type="string" office:string-value="10d5+7" calcext:value-type="string">
            <text:p>10d5+7</text:p>
          </table:table-cell>
          <table:table-cell table:style-name="ce4" table:formula="of:=ROUND(AVERAGE(LOOKUP([.A22];CharacterLevel;MUBAB);LOOKUP([.A22];CharacterLevel;ThiefBAB));0)" office:value-type="float" office:value="7" calcext:value-type="float">
            <text:p>+7</text:p>
          </table:table-cell>
          <table:table-cell table:style-name="ce4" table:formula="of:=LOOKUP([.A22];CharacterLevel;CompetencyBonus)" office:value-type="float" office:value="12" calcext:value-type="float">
            <text:p>+12</text:p>
          </table:table-cell>
          <table:table-cell table:style-name="ce4" table:formula="of:=LOOKUP([.T22];CharacterLevel;CompetencyBonus)" office:value-type="float" office:value="6" calcext:value-type="float">
            <text:p>+6</text:p>
          </table:table-cell>
          <table:table-cell table:style-name="ce31" table:formula="of:=ROUND(AVERAGE([$Thief.E23];[$Arcanist.E23]))" office:value-type="float" office:value="7" calcext:value-type="float">
            <text:p>7+</text:p>
          </table:table-cell>
          <table:table-cell table:style-name="ce31" table:formula="of:=ROUND(AVERAGE([$Thief.F23];[$Arcanist.F23]))" office:value-type="float" office:value="8" calcext:value-type="float">
            <text:p>8+</text:p>
          </table:table-cell>
          <table:table-cell table:style-name="ce31" table:formula="of:=ROUND(AVERAGE([$Thief.G23];[$Arcanist.G23]))" office:value-type="float" office:value="7" calcext:value-type="float">
            <text:p>7+</text:p>
          </table:table-cell>
          <table:table-cell table:style-name="ce31" table:formula="of:=ROUND(AVERAGE([$Thief.H23];[$Arcanist.H23]))" office:value-type="float" office:value="10" calcext:value-type="float">
            <text:p>10+</text:p>
          </table:table-cell>
          <table:table-cell table:style-name="ce31" table:formula="of:=ROUND(AVERAGE([$Thief.I23];[$Arcanist.I23]))" office:value-type="float" office:value="7" calcext:value-type="float">
            <text:p>7+</text:p>
          </table:table-cell>
          <table:table-cell table:style-name="ce9" table:formula="of:=LOOKUP([.A22];CharacterLevel;Competency)" office:value-type="float" office:value="4" calcext:value-type="float">
            <text:p>4+</text:p>
          </table:table-cell>
          <table:table-cell table:style-name="ce9" table:formula="of:=LOOKUP([.T22];CharacterLevel;Competency)" office:value-type="float" office:value="8" calcext:value-type="float">
            <text:p>8+</text:p>
          </table:table-cell>
          <table:table-cell table:style-name="ce4" table:formula="of:=ROUND(AVERAGE(LOOKUP([.$A22];CharacterLevel;ThiefDoom); LOOKUP([.$A22];CharacterLevel;ArcanistDoom)))" office:value-type="float" office:value="14" calcext:value-type="float">
            <text:p>+14</text:p>
          </table:table-cell>
          <table:table-cell table:style-name="ce4" table:formula="of:=ROUND(AVERAGE(LOOKUP([.$A22];CharacterLevel;ThiefRay); LOOKUP([.$A22];CharacterLevel;ArcanistRay)))" office:value-type="float" office:value="13" calcext:value-type="float">
            <text:p>+13</text:p>
          </table:table-cell>
          <table:table-cell table:style-name="ce4" table:formula="of:=ROUND(AVERAGE(LOOKUP([.$A22];CharacterLevel;ThiefHold); LOOKUP([.$A22];CharacterLevel;ArcanistHold)))" office:value-type="float" office:value="14" calcext:value-type="float">
            <text:p>+14</text:p>
          </table:table-cell>
          <table:table-cell table:style-name="ce4" table:formula="of:=ROUND(AVERAGE(LOOKUP([.$A22];CharacterLevel;ThiefBlast); LOOKUP([.$A22];CharacterLevel;ArcanistBlast)))" office:value-type="float" office:value="12" calcext:value-type="float">
            <text:p>+12</text:p>
          </table:table-cell>
          <table:table-cell table:style-name="ce4" table:formula="of:=ROUND(AVERAGE(LOOKUP([.$A22];CharacterLevel;ThiefSpell); LOOKUP([.$A22];CharacterLevel;ArcanistSpell)))" office:value-type="float" office:value="15" calcext:value-type="float">
            <text:p>+15</text:p>
          </table:table-cell>
          <table:table-cell table:style-name="ce2" table:formula="of:=[.S21]+1" office:value-type="float" office:value="37" calcext:value-type="float">
            <text:p>37</text:p>
          </table:table-cell>
          <table:table-cell table:style-name="ce20" table:formula="of:=ROUNDDOWN([.A22]/2)" office:value-type="float" office:value="8" calcext:value-type="float">
            <text:p>8</text:p>
          </table:table-cell>
          <table:table-cell table:style-name="ce2" table:formula="of:=[.T22]&amp;&quot;d6&quot;" office:value-type="string" office:string-value="8d6" calcext:value-type="string">
            <text:p>8d6</text:p>
          </table:table-cell>
          <table:table-cell table:style-name="ce31" table:formula="of:=15+[.F22]" office:value-type="float" office:value="21" calcext:value-type="float">
            <text:p>21+</text:p>
          </table:table-cell>
          <table:table-cell table:style-name="ce2" table:formula="of:=INDEX(WizSpells; MATCH([.$T22];CharacterLevel;0);[.W$5])" office:value-type="float" office:value="3" calcext:value-type="float">
            <text:p>3</text:p>
          </table:table-cell>
          <table:table-cell table:style-name="ce2" table:formula="of:=INDEX(WizSpells; MATCH([.$T22];CharacterLevel;0);[.X$5])" office:value-type="float" office:value="3" calcext:value-type="float">
            <text:p>3</text:p>
          </table:table-cell>
          <table:table-cell table:style-name="ce2" table:formula="of:=INDEX(WizSpells; MATCH([.$T22];CharacterLevel;0);[.Y$5])" office:value-type="float" office:value="2" calcext:value-type="float">
            <text:p>2</text:p>
          </table:table-cell>
          <table:table-cell table:style-name="ce2" table:formula="of:=INDEX(WizSpells; MATCH([.$T22];CharacterLevel;0);[.Z$5])" office:value-type="float" office:value="2" calcext:value-type="float">
            <text:p>2</text:p>
          </table:table-cell>
          <table:table-cell table:style-name="ce2" table:formula="of:=INDEX(WizSpells; MATCH([.$T22];CharacterLevel;0);[.AA$5])" office:value-type="string" office:string-value="--" calcext:value-type="string">
            <text:p>--</text:p>
          </table:table-cell>
          <table:table-cell table:number-columns-repeated="37"/>
        </table:table-row>
        <table:table-row table:style-name="ro1">
          <table:table-cell table:style-name="ce2" office:value-type="float" office:value="18" calcext:value-type="float">
            <text:p>18</text:p>
          </table:table-cell>
          <table:table-cell table:style-name="ce11" table:formula="of:=LOOKUP([.A23];CharacterLevel; ThiefExp) + MAX(0;LOOKUP([.T23]; CharacterLevel;MUExp))" office:value-type="float" office:value="1390000" calcext:value-type="float">
            <text:p>1,390,000</text:p>
          </table:table-cell>
          <table:table-cell table:style-name="ce2" table:formula="of:=[.$C$15] &amp; &quot;+&quot; &amp; ([.A23]-10)" office:value-type="string" office:string-value="10d5+8" calcext:value-type="string">
            <text:p>10d5+8</text:p>
          </table:table-cell>
          <table:table-cell table:style-name="ce4" table:formula="of:=ROUND(AVERAGE(LOOKUP([.A23];CharacterLevel;MUBAB);LOOKUP([.A23];CharacterLevel;ThiefBAB));0)" office:value-type="float" office:value="7" calcext:value-type="float">
            <text:p>+7</text:p>
          </table:table-cell>
          <table:table-cell table:style-name="ce4" table:formula="of:=LOOKUP([.A23];CharacterLevel;CompetencyBonus)" office:value-type="float" office:value="12" calcext:value-type="float">
            <text:p>+12</text:p>
          </table:table-cell>
          <table:table-cell table:style-name="ce4" table:formula="of:=LOOKUP([.T23];CharacterLevel;CompetencyBonus)" office:value-type="float" office:value="6" calcext:value-type="float">
            <text:p>+6</text:p>
          </table:table-cell>
          <table:table-cell table:style-name="ce31" table:formula="of:=ROUND(AVERAGE([$Thief.E24];[$Arcanist.E24]))" office:value-type="float" office:value="7" calcext:value-type="float">
            <text:p>7+</text:p>
          </table:table-cell>
          <table:table-cell table:style-name="ce31" table:formula="of:=ROUND(AVERAGE([$Thief.F24];[$Arcanist.F24]))" office:value-type="float" office:value="8" calcext:value-type="float">
            <text:p>8+</text:p>
          </table:table-cell>
          <table:table-cell table:style-name="ce31" table:formula="of:=ROUND(AVERAGE([$Thief.G24];[$Arcanist.G24]))" office:value-type="float" office:value="6" calcext:value-type="float">
            <text:p>6+</text:p>
          </table:table-cell>
          <table:table-cell table:style-name="ce31" table:formula="of:=ROUND(AVERAGE([$Thief.H24];[$Arcanist.H24]))" office:value-type="float" office:value="9" calcext:value-type="float">
            <text:p>9+</text:p>
          </table:table-cell>
          <table:table-cell table:style-name="ce31" table:formula="of:=ROUND(AVERAGE([$Thief.I24];[$Arcanist.I24]))" office:value-type="float" office:value="6" calcext:value-type="float">
            <text:p>6+</text:p>
          </table:table-cell>
          <table:table-cell table:style-name="ce9" table:formula="of:=LOOKUP([.A23];CharacterLevel;Competency)" office:value-type="float" office:value="4" calcext:value-type="float">
            <text:p>4+</text:p>
          </table:table-cell>
          <table:table-cell table:style-name="ce9" table:formula="of:=LOOKUP([.T23];CharacterLevel;Competency)" office:value-type="float" office:value="8" calcext:value-type="float">
            <text:p>8+</text:p>
          </table:table-cell>
          <table:table-cell table:style-name="ce4" table:formula="of:=ROUND(AVERAGE(LOOKUP([.$A23];CharacterLevel;ThiefDoom); LOOKUP([.$A23];CharacterLevel;ArcanistDoom)))" office:value-type="float" office:value="14" calcext:value-type="float">
            <text:p>+14</text:p>
          </table:table-cell>
          <table:table-cell table:style-name="ce4" table:formula="of:=ROUND(AVERAGE(LOOKUP([.$A23];CharacterLevel;ThiefRay); LOOKUP([.$A23];CharacterLevel;ArcanistRay)))" office:value-type="float" office:value="14" calcext:value-type="float">
            <text:p>+14</text:p>
          </table:table-cell>
          <table:table-cell table:style-name="ce4" table:formula="of:=ROUND(AVERAGE(LOOKUP([.$A23];CharacterLevel;ThiefHold); LOOKUP([.$A23];CharacterLevel;ArcanistHold)))" office:value-type="float" office:value="14" calcext:value-type="float">
            <text:p>+14</text:p>
          </table:table-cell>
          <table:table-cell table:style-name="ce4" table:formula="of:=ROUND(AVERAGE(LOOKUP([.$A23];CharacterLevel;ThiefBlast); LOOKUP([.$A23];CharacterLevel;ArcanistBlast)))" office:value-type="float" office:value="12" calcext:value-type="float">
            <text:p>+12</text:p>
          </table:table-cell>
          <table:table-cell table:style-name="ce4" table:formula="of:=ROUND(AVERAGE(LOOKUP([.$A23];CharacterLevel;ThiefSpell); LOOKUP([.$A23];CharacterLevel;ArcanistSpell)))" office:value-type="float" office:value="16" calcext:value-type="float">
            <text:p>+16</text:p>
          </table:table-cell>
          <table:table-cell table:style-name="ce2" table:formula="of:=[.S22]+1" office:value-type="float" office:value="38" calcext:value-type="float">
            <text:p>38</text:p>
          </table:table-cell>
          <table:table-cell table:style-name="ce20" table:formula="of:=ROUNDDOWN([.A23]/2)" office:value-type="float" office:value="9" calcext:value-type="float">
            <text:p>9</text:p>
          </table:table-cell>
          <table:table-cell table:style-name="ce2" table:formula="of:=[.T23]&amp;&quot;d6&quot;" office:value-type="string" office:string-value="9d6" calcext:value-type="string">
            <text:p>9d6</text:p>
          </table:table-cell>
          <table:table-cell table:style-name="ce31" table:formula="of:=15+[.F23]" office:value-type="float" office:value="21" calcext:value-type="float">
            <text:p>21+</text:p>
          </table:table-cell>
          <table:table-cell table:style-name="ce2" table:formula="of:=INDEX(WizSpells; MATCH([.$T23];CharacterLevel;0);[.W$5])" office:value-type="float" office:value="3" calcext:value-type="float">
            <text:p>3</text:p>
          </table:table-cell>
          <table:table-cell table:style-name="ce2" table:formula="of:=INDEX(WizSpells; MATCH([.$T23];CharacterLevel;0);[.X$5])" office:value-type="float" office:value="3" calcext:value-type="float">
            <text:p>3</text:p>
          </table:table-cell>
          <table:table-cell table:style-name="ce2" table:formula="of:=INDEX(WizSpells; MATCH([.$T23];CharacterLevel;0);[.Y$5])" office:value-type="float" office:value="2" calcext:value-type="float">
            <text:p>2</text:p>
          </table:table-cell>
          <table:table-cell table:style-name="ce2" table:formula="of:=INDEX(WizSpells; MATCH([.$T23];CharacterLevel;0);[.Z$5])" office:value-type="float" office:value="2" calcext:value-type="float">
            <text:p>2</text:p>
          </table:table-cell>
          <table:table-cell table:style-name="ce2" table:formula="of:=INDEX(WizSpells; MATCH([.$T23];CharacterLevel;0);[.AA$5])" office:value-type="float" office:value="1" calcext:value-type="float">
            <text:p>1</text:p>
          </table:table-cell>
          <table:table-cell table:number-columns-repeated="37"/>
        </table:table-row>
        <table:table-row table:style-name="ro1">
          <table:table-cell table:style-name="ce2" office:value-type="float" office:value="19" calcext:value-type="float">
            <text:p>19</text:p>
          </table:table-cell>
          <table:table-cell table:style-name="ce11" table:formula="of:=LOOKUP([.A24];CharacterLevel; ThiefExp) + MAX(0;LOOKUP([.T24]; CharacterLevel;MUExp))" office:value-type="float" office:value="1490000" calcext:value-type="float">
            <text:p>1,490,000</text:p>
          </table:table-cell>
          <table:table-cell table:style-name="ce2" table:formula="of:=[.$C$15] &amp; &quot;+&quot; &amp; ([.A24]-10)" office:value-type="string" office:string-value="10d5+9" calcext:value-type="string">
            <text:p>10d5+9</text:p>
          </table:table-cell>
          <table:table-cell table:style-name="ce4" table:formula="of:=ROUND(AVERAGE(LOOKUP([.A24];CharacterLevel;MUBAB);LOOKUP([.A24];CharacterLevel;ThiefBAB));0)" office:value-type="float" office:value="8" calcext:value-type="float">
            <text:p>+8</text:p>
          </table:table-cell>
          <table:table-cell table:style-name="ce4" table:formula="of:=LOOKUP([.A24];CharacterLevel;CompetencyBonus)" office:value-type="float" office:value="13" calcext:value-type="float">
            <text:p>+13</text:p>
          </table:table-cell>
          <table:table-cell table:style-name="ce4" table:formula="of:=LOOKUP([.T24];CharacterLevel;CompetencyBonus)" office:value-type="float" office:value="6" calcext:value-type="float">
            <text:p>+6</text:p>
          </table:table-cell>
          <table:table-cell table:style-name="ce31" table:formula="of:=ROUND(AVERAGE([$Thief.E25];[$Arcanist.E25]))" office:value-type="float" office:value="7" calcext:value-type="float">
            <text:p>7+</text:p>
          </table:table-cell>
          <table:table-cell table:style-name="ce31" table:formula="of:=ROUND(AVERAGE([$Thief.F25];[$Arcanist.F25]))" office:value-type="float" office:value="8" calcext:value-type="float">
            <text:p>8+</text:p>
          </table:table-cell>
          <table:table-cell table:style-name="ce31" table:formula="of:=ROUND(AVERAGE([$Thief.G25];[$Arcanist.G25]))" office:value-type="float" office:value="6" calcext:value-type="float">
            <text:p>6+</text:p>
          </table:table-cell>
          <table:table-cell table:style-name="ce31" table:formula="of:=ROUND(AVERAGE([$Thief.H25];[$Arcanist.H25]))" office:value-type="float" office:value="9" calcext:value-type="float">
            <text:p>9+</text:p>
          </table:table-cell>
          <table:table-cell table:style-name="ce31" table:formula="of:=ROUND(AVERAGE([$Thief.I25];[$Arcanist.I25]))" office:value-type="float" office:value="6" calcext:value-type="float">
            <text:p>6+</text:p>
          </table:table-cell>
          <table:table-cell table:style-name="ce9" table:formula="of:=LOOKUP([.A24];CharacterLevel;Competency)" office:value-type="float" office:value="3" calcext:value-type="float">
            <text:p>3+</text:p>
          </table:table-cell>
          <table:table-cell table:style-name="ce9" table:formula="of:=LOOKUP([.T24];CharacterLevel;Competency)" office:value-type="float" office:value="8" calcext:value-type="float">
            <text:p>8+</text:p>
          </table:table-cell>
          <table:table-cell table:style-name="ce4" table:formula="of:=ROUND(AVERAGE(LOOKUP([.$A24];CharacterLevel;ThiefDoom); LOOKUP([.$A24];CharacterLevel;ArcanistDoom)))" office:value-type="float" office:value="15" calcext:value-type="float">
            <text:p>+15</text:p>
          </table:table-cell>
          <table:table-cell table:style-name="ce4" table:formula="of:=ROUND(AVERAGE(LOOKUP([.$A24];CharacterLevel;ThiefRay); LOOKUP([.$A24];CharacterLevel;ArcanistRay)))" office:value-type="float" office:value="14" calcext:value-type="float">
            <text:p>+14</text:p>
          </table:table-cell>
          <table:table-cell table:style-name="ce4" table:formula="of:=ROUND(AVERAGE(LOOKUP([.$A24];CharacterLevel;ThiefHold); LOOKUP([.$A24];CharacterLevel;ArcanistHold)))" office:value-type="float" office:value="15" calcext:value-type="float">
            <text:p>+15</text:p>
          </table:table-cell>
          <table:table-cell table:style-name="ce4" table:formula="of:=ROUND(AVERAGE(LOOKUP([.$A24];CharacterLevel;ThiefBlast); LOOKUP([.$A24];CharacterLevel;ArcanistBlast)))" office:value-type="float" office:value="13" calcext:value-type="float">
            <text:p>+13</text:p>
          </table:table-cell>
          <table:table-cell table:style-name="ce4" table:formula="of:=ROUND(AVERAGE(LOOKUP([.$A24];CharacterLevel;ThiefSpell); LOOKUP([.$A24];CharacterLevel;ArcanistSpell)))" office:value-type="float" office:value="17" calcext:value-type="float">
            <text:p>+17</text:p>
          </table:table-cell>
          <table:table-cell table:style-name="ce2" table:formula="of:=[.S23]+1" office:value-type="float" office:value="39" calcext:value-type="float">
            <text:p>39</text:p>
          </table:table-cell>
          <table:table-cell table:style-name="ce20" table:formula="of:=ROUNDDOWN([.A24]/2)" office:value-type="float" office:value="9" calcext:value-type="float">
            <text:p>9</text:p>
          </table:table-cell>
          <table:table-cell table:style-name="ce2" table:formula="of:=[.T24]&amp;&quot;d6&quot;" office:value-type="string" office:string-value="9d6" calcext:value-type="string">
            <text:p>9d6</text:p>
          </table:table-cell>
          <table:table-cell table:style-name="ce31" table:formula="of:=15+[.F24]" office:value-type="float" office:value="21" calcext:value-type="float">
            <text:p>21+</text:p>
          </table:table-cell>
          <table:table-cell table:style-name="ce2" table:formula="of:=INDEX(WizSpells; MATCH([.$T24];CharacterLevel;0);[.W$5])" office:value-type="float" office:value="3" calcext:value-type="float">
            <text:p>3</text:p>
          </table:table-cell>
          <table:table-cell table:style-name="ce2" table:formula="of:=INDEX(WizSpells; MATCH([.$T24];CharacterLevel;0);[.X$5])" office:value-type="float" office:value="3" calcext:value-type="float">
            <text:p>3</text:p>
          </table:table-cell>
          <table:table-cell table:style-name="ce2" table:formula="of:=INDEX(WizSpells; MATCH([.$T24];CharacterLevel;0);[.Y$5])" office:value-type="float" office:value="2" calcext:value-type="float">
            <text:p>2</text:p>
          </table:table-cell>
          <table:table-cell table:style-name="ce2" table:formula="of:=INDEX(WizSpells; MATCH([.$T24];CharacterLevel;0);[.Z$5])" office:value-type="float" office:value="2" calcext:value-type="float">
            <text:p>2</text:p>
          </table:table-cell>
          <table:table-cell table:style-name="ce2" table:formula="of:=INDEX(WizSpells; MATCH([.$T24];CharacterLevel;0);[.AA$5])" office:value-type="float" office:value="1" calcext:value-type="float">
            <text:p>1</text:p>
          </table:table-cell>
          <table:table-cell table:number-columns-repeated="37"/>
        </table:table-row>
        <table:table-row table:style-name="ro1">
          <table:table-cell table:style-name="ce2" office:value-type="float" office:value="20" calcext:value-type="float">
            <text:p>20</text:p>
          </table:table-cell>
          <table:table-cell table:style-name="ce11" table:formula="of:=LOOKUP([.A25];CharacterLevel; ThiefExp) + MAX(0;LOOKUP([.T25]; CharacterLevel;MUExp))" office:value-type="float" office:value="1740000" calcext:value-type="float">
            <text:p>1,740,000</text:p>
          </table:table-cell>
          <table:table-cell table:style-name="ce2" table:formula="of:=[.$C$15] &amp; &quot;+&quot; &amp; ([.A25]-10)" office:value-type="string" office:string-value="10d5+10" calcext:value-type="string">
            <text:p>10d5+10</text:p>
          </table:table-cell>
          <table:table-cell table:style-name="ce4" table:formula="of:=ROUND(AVERAGE(LOOKUP([.A25];CharacterLevel;MUBAB);LOOKUP([.A25];CharacterLevel;ThiefBAB));0)" office:value-type="float" office:value="8" calcext:value-type="float">
            <text:p>+8</text:p>
          </table:table-cell>
          <table:table-cell table:style-name="ce4" table:formula="of:=LOOKUP([.A25];CharacterLevel;CompetencyBonus)" office:value-type="float" office:value="14" calcext:value-type="float">
            <text:p>+14</text:p>
          </table:table-cell>
          <table:table-cell table:style-name="ce4" table:formula="of:=LOOKUP([.T25];CharacterLevel;CompetencyBonus)" office:value-type="float" office:value="7" calcext:value-type="float">
            <text:p>+7</text:p>
          </table:table-cell>
          <table:table-cell table:style-name="ce31" table:formula="of:=ROUND(AVERAGE([$Thief.E26];[$Arcanist.E26]))" office:value-type="float" office:value="6" calcext:value-type="float">
            <text:p>6+</text:p>
          </table:table-cell>
          <table:table-cell table:style-name="ce31" table:formula="of:=ROUND(AVERAGE([$Thief.F26];[$Arcanist.F26]))" office:value-type="float" office:value="7" calcext:value-type="float">
            <text:p>7+</text:p>
          </table:table-cell>
          <table:table-cell table:style-name="ce31" table:formula="of:=ROUND(AVERAGE([$Thief.G26];[$Arcanist.G26]))" office:value-type="float" office:value="5" calcext:value-type="float">
            <text:p>5+</text:p>
          </table:table-cell>
          <table:table-cell table:style-name="ce31" table:formula="of:=ROUND(AVERAGE([$Thief.H26];[$Arcanist.H26]))" office:value-type="float" office:value="8" calcext:value-type="float">
            <text:p>8+</text:p>
          </table:table-cell>
          <table:table-cell table:style-name="ce31" table:formula="of:=ROUND(AVERAGE([$Thief.I26];[$Arcanist.I26]))" office:value-type="float" office:value="5" calcext:value-type="float">
            <text:p>5+</text:p>
          </table:table-cell>
          <table:table-cell table:style-name="ce9" table:formula="of:=LOOKUP([.A25];CharacterLevel;Competency)" office:value-type="float" office:value="3" calcext:value-type="float">
            <text:p>3+</text:p>
          </table:table-cell>
          <table:table-cell table:style-name="ce9" table:formula="of:=LOOKUP([.T25];CharacterLevel;Competency)" office:value-type="float" office:value="7" calcext:value-type="float">
            <text:p>7+</text:p>
          </table:table-cell>
          <table:table-cell table:style-name="ce4" table:formula="of:=ROUND(AVERAGE(LOOKUP([.$A25];CharacterLevel;ThiefDoom); LOOKUP([.$A25];CharacterLevel;ArcanistDoom)))" office:value-type="float" office:value="16" calcext:value-type="float">
            <text:p>+16</text:p>
          </table:table-cell>
          <table:table-cell table:style-name="ce4" table:formula="of:=ROUND(AVERAGE(LOOKUP([.$A25];CharacterLevel;ThiefRay); LOOKUP([.$A25];CharacterLevel;ArcanistRay)))" office:value-type="float" office:value="15" calcext:value-type="float">
            <text:p>+15</text:p>
          </table:table-cell>
          <table:table-cell table:style-name="ce4" table:formula="of:=ROUND(AVERAGE(LOOKUP([.$A25];CharacterLevel;ThiefHold); LOOKUP([.$A25];CharacterLevel;ArcanistHold)))" office:value-type="float" office:value="16" calcext:value-type="float">
            <text:p>+16</text:p>
          </table:table-cell>
          <table:table-cell table:style-name="ce4" table:formula="of:=ROUND(AVERAGE(LOOKUP([.$A25];CharacterLevel;ThiefBlast); LOOKUP([.$A25];CharacterLevel;ArcanistBlast)))" office:value-type="float" office:value="14" calcext:value-type="float">
            <text:p>+14</text:p>
          </table:table-cell>
          <table:table-cell table:style-name="ce4" table:formula="of:=ROUND(AVERAGE(LOOKUP([.$A25];CharacterLevel;ThiefSpell); LOOKUP([.$A25];CharacterLevel;ArcanistSpell)))" office:value-type="float" office:value="17" calcext:value-type="float">
            <text:p>+17</text:p>
          </table:table-cell>
          <table:table-cell table:style-name="ce2" table:formula="of:=[.S24]+1" office:value-type="float" office:value="40" calcext:value-type="float">
            <text:p>40</text:p>
          </table:table-cell>
          <table:table-cell table:style-name="ce20" table:formula="of:=ROUNDDOWN([.A25]/2)" office:value-type="float" office:value="10" calcext:value-type="float">
            <text:p>10</text:p>
          </table:table-cell>
          <table:table-cell table:style-name="ce2" table:formula="of:=[.T25]&amp;&quot;d6&quot;" office:value-type="string" office:string-value="10d6" calcext:value-type="string">
            <text:p>10d6</text:p>
          </table:table-cell>
          <table:table-cell table:style-name="ce31" table:formula="of:=15+[.F25]" office:value-type="float" office:value="22" calcext:value-type="float">
            <text:p>22+</text:p>
          </table:table-cell>
          <table:table-cell table:style-name="ce2" table:formula="of:=INDEX(WizSpells; MATCH([.$T25];CharacterLevel;0);[.W$5])" office:value-type="float" office:value="4" calcext:value-type="float">
            <text:p>4</text:p>
          </table:table-cell>
          <table:table-cell table:style-name="ce2" table:formula="of:=INDEX(WizSpells; MATCH([.$T25];CharacterLevel;0);[.X$5])" office:value-type="float" office:value="3" calcext:value-type="float">
            <text:p>3</text:p>
          </table:table-cell>
          <table:table-cell table:style-name="ce2" table:formula="of:=INDEX(WizSpells; MATCH([.$T25];CharacterLevel;0);[.Y$5])" office:value-type="float" office:value="3" calcext:value-type="float">
            <text:p>3</text:p>
          </table:table-cell>
          <table:table-cell table:style-name="ce2" table:formula="of:=INDEX(WizSpells; MATCH([.$T25];CharacterLevel;0);[.Z$5])" office:value-type="float" office:value="2" calcext:value-type="float">
            <text:p>2</text:p>
          </table:table-cell>
          <table:table-cell table:style-name="ce2" table:formula="of:=INDEX(WizSpells; MATCH([.$T25];CharacterLevel;0);[.AA$5])" office:value-type="float" office:value="2" calcext:value-type="float">
            <text:p>2</text:p>
          </table:table-cell>
          <table:table-cell table:number-columns-repeated="37"/>
        </table:table-row>
        <table:table-row table:style-name="ro1">
          <table:table-cell table:style-name="ce3" office:value-type="string" calcext:value-type="string">
            <text:p>* CON modifiers no longer apply after level 10.</text:p>
          </table:table-cell>
          <table:table-cell table:number-columns-repeated="11"/>
          <table:table-cell table:style-name="ce9"/>
          <table:table-cell table:number-columns-repeated="5"/>
          <table:table-cell table:style-name="ce2"/>
          <table:table-cell/>
          <table:table-cell table:style-name="ce2"/>
          <table:table-cell/>
          <table:table-cell table:style-name="ce2" table:number-columns-repeated="4"/>
          <table:table-cell table:number-columns-repeated="38"/>
        </table:table-row>
        <table:table-row table:style-name="ro1">
          <table:table-cell table:style-name="ce3" office:value-type="string" calcext:value-type="string">
            <text:p>$ Add your INT modifier to the number of 1st level spells you can prepare.</text:p>
          </table:table-cell>
          <table:table-cell table:number-columns-repeated="17"/>
          <table:table-cell table:style-name="ce2"/>
          <table:table-cell/>
          <table:table-cell table:style-name="ce2"/>
          <table:table-cell/>
          <table:table-cell table:style-name="ce2" table:number-columns-repeated="4"/>
          <table:table-cell table:number-columns-repeated="38"/>
        </table:table-row>
        <table:table-row table:style-name="ro1">
          <table:table-cell table:style-name="ce3" office:value-type="string" calcext:value-type="string">
            <text:p># Add your INT modifier to the number of Invocation Dice you have.</text:p>
          </table:table-cell>
          <table:table-cell table:number-columns-repeated="17"/>
          <table:table-cell table:style-name="ce2"/>
          <table:table-cell/>
          <table:table-cell table:style-name="ce2"/>
          <table:table-cell/>
          <table:table-cell table:style-name="ce2" table:number-columns-repeated="4"/>
          <table:table-cell table:number-columns-repeated="38"/>
        </table:table-row>
        <table:table-row table:style-name="ro1">
          <table:table-cell table:number-columns-repeated="18"/>
          <table:table-cell table:style-name="ce2"/>
          <table:table-cell/>
          <table:table-cell table:style-name="ce2"/>
          <table:table-cell/>
          <table:table-cell table:style-name="ce2" table:number-columns-repeated="4"/>
          <table:table-cell table:number-columns-repeated="38"/>
        </table:table-row>
        <table:table-row table:style-name="ro10">
          <table:table-cell table:style-name="ce106" office:value-type="string" calcext:value-type="string">
            <text:p>Trickster Skills</text:p>
          </table:table-cell>
          <table:table-cell table:style-name="ce122"/>
          <table:table-cell/>
          <table:table-cell table:style-name="ce18"/>
          <table:table-cell table:number-columns-repeated="14"/>
          <table:table-cell table:style-name="ce18"/>
          <table:table-cell table:style-name="ce1" table:number-columns-repeated="2"/>
          <table:table-cell/>
          <table:table-cell table:style-name="ce1" table:number-columns-repeated="4"/>
          <table:table-cell table:number-columns-repeated="38"/>
        </table:table-row>
        <table:table-row table:style-name="ro10">
          <table:table-cell table:style-name="ce107" office:value-type="string" calcext:value-type="string">
            <text:p>Decipher Document (-3)</text:p>
          </table:table-cell>
          <table:table-cell table:style-name="ce17"/>
          <table:table-cell/>
          <table:table-cell table:style-name="ce101"/>
          <table:table-cell table:number-columns-repeated="60"/>
        </table:table-row>
        <table:table-row table:style-name="ro10">
          <table:table-cell table:style-name="ce107" office:value-type="string" calcext:value-type="string">
            <text:p>Legerdemain (-1)</text:p>
          </table:table-cell>
          <table:table-cell table:number-columns-repeated="2"/>
          <table:table-cell table:style-name="ce101"/>
          <table:table-cell table:number-columns-repeated="60"/>
        </table:table-row>
        <table:table-row table:style-name="ro10">
          <table:table-cell table:style-name="ce107" office:value-type="string" calcext:value-type="string">
            <text:p>Perception (+0)</text:p>
          </table:table-cell>
          <table:table-cell table:number-columns-repeated="2"/>
          <table:table-cell table:style-name="ce101"/>
          <table:table-cell table:number-columns-repeated="60"/>
        </table:table-row>
        <table:table-row table:style-name="ro10">
          <table:table-cell table:style-name="ce108" office:value-type="string" calcext:value-type="string">
            <text:p>Pick Lock (-1)</text:p>
          </table:table-cell>
          <table:table-cell table:style-name="ce17"/>
          <table:table-cell/>
          <table:table-cell table:style-name="ce101"/>
          <table:table-cell table:number-columns-repeated="60"/>
        </table:table-row>
        <table:table-row table:style-name="ro10">
          <table:table-cell table:style-name="ce107" office:value-type="string" calcext:value-type="string">
            <text:p>Stealth (-1)</text:p>
          </table:table-cell>
          <table:table-cell table:style-name="ce17"/>
          <table:table-cell/>
          <table:table-cell table:style-name="ce101"/>
          <table:table-cell table:number-columns-repeated="60"/>
        </table:table-row>
        <table:table-row table:style-name="ro10">
          <table:table-cell table:style-name="ce107"/>
          <table:table-cell table:style-name="ce17"/>
          <table:table-cell/>
          <table:table-cell table:style-name="ce101"/>
          <table:table-cell table:number-columns-repeated="60"/>
        </table:table-row>
        <table:table-row table:style-name="ro10">
          <table:table-cell table:style-name="ce109" office:value-type="string" calcext:value-type="string">
            <text:p>Arcane Skills</text:p>
          </table:table-cell>
          <table:table-cell table:style-name="ce17"/>
          <table:table-cell/>
          <table:table-cell table:style-name="ce101"/>
          <table:table-cell table:number-columns-repeated="60"/>
        </table:table-row>
        <table:table-row table:style-name="ro10">
          <table:table-cell table:style-name="ce107" office:value-type="string" calcext:value-type="string">
            <text:p>Detect Magic (+0)</text:p>
          </table:table-cell>
          <table:table-cell table:number-columns-repeated="2"/>
          <table:table-cell table:style-name="ce101"/>
          <table:table-cell table:number-columns-repeated="60"/>
        </table:table-row>
        <table:table-row table:style-name="ro10">
          <table:table-cell table:style-name="ce108" office:value-type="string" calcext:value-type="string">
            <text:p>Prepare Scroll (+0)</text:p>
          </table:table-cell>
          <table:table-cell table:number-columns-repeated="2"/>
          <table:table-cell table:style-name="ce101"/>
          <table:table-cell table:number-columns-repeated="60"/>
        </table:table-row>
        <table:table-row table:style-name="ro10">
          <table:table-cell table:style-name="ce107" office:value-type="string" calcext:value-type="string">
            <text:p>Brew Potion (-1)</text:p>
          </table:table-cell>
          <table:table-cell table:number-columns-repeated="17"/>
          <table:table-cell table:style-name="ce2"/>
          <table:table-cell/>
          <table:table-cell table:style-name="ce2"/>
          <table:table-cell/>
          <table:table-cell table:style-name="ce2" table:number-columns-repeated="4"/>
          <table:table-cell table:number-columns-repeated="38"/>
        </table:table-row>
        <table:table-row table:style-name="ro10">
          <table:table-cell table:style-name="ce108" office:value-type="string" calcext:value-type="string">
            <text:p>Make Minor Magic Item (-3)</text:p>
          </table:table-cell>
          <table:table-cell table:style-name="ce17"/>
          <table:table-cell table:number-columns-repeated="16"/>
          <table:table-cell table:style-name="ce2"/>
          <table:table-cell/>
          <table:table-cell table:style-name="ce2"/>
          <table:table-cell/>
          <table:table-cell table:style-name="ce2" table:number-columns-repeated="4"/>
          <table:table-cell table:number-columns-repeated="38"/>
        </table:table-row>
        <table:table-row table:style-name="ro1">
          <table:table-cell table:style-name="ce110"/>
          <table:table-cell table:number-columns-repeated="17"/>
          <table:table-cell table:style-name="ce2"/>
          <table:table-cell/>
          <table:table-cell table:style-name="ce2"/>
          <table:table-cell/>
          <table:table-cell table:style-name="ce2" table:number-columns-repeated="4"/>
          <table:table-cell table:number-columns-repeated="38"/>
        </table:table-row>
        <table:table-row table:style-name="ro1">
          <table:table-cell table:style-name="ce111"/>
          <table:table-cell table:style-name="ce17"/>
          <table:table-cell table:number-columns-repeated="16"/>
          <table:table-cell table:style-name="ce2"/>
          <table:table-cell/>
          <table:table-cell table:style-name="ce2"/>
          <table:table-cell/>
          <table:table-cell table:style-name="ce2" table:number-columns-repeated="4"/>
          <table:table-cell table:number-columns-repeated="38"/>
        </table:table-row>
        <table:table-row table:style-name="ro1" table:number-rows-repeated="5">
          <table:table-cell table:style-name="ce110"/>
          <table:table-cell table:number-columns-repeated="17"/>
          <table:table-cell table:style-name="ce2"/>
          <table:table-cell/>
          <table:table-cell table:style-name="ce2"/>
          <table:table-cell/>
          <table:table-cell table:style-name="ce2" table:number-columns-repeated="4"/>
          <table:table-cell table:number-columns-repeated="38"/>
        </table:table-row>
        <table:table-row table:style-name="ro1">
          <table:table-cell table:style-name="ce56"/>
          <table:table-cell table:number-columns-repeated="17"/>
          <table:table-cell table:style-name="ce2"/>
          <table:table-cell/>
          <table:table-cell table:style-name="ce2"/>
          <table:table-cell/>
          <table:table-cell table:style-name="ce2" table:number-columns-repeated="4"/>
          <table:table-cell table:number-columns-repeated="38"/>
        </table:table-row>
        <table:table-row table:style-name="ro1">
          <table:table-cell table:style-name="ce15"/>
          <table:table-cell table:style-name="ce17"/>
          <table:table-cell table:number-columns-repeated="16"/>
          <table:table-cell table:style-name="ce2"/>
          <table:table-cell/>
          <table:table-cell table:style-name="ce2"/>
          <table:table-cell/>
          <table:table-cell table:style-name="ce2" table:number-columns-repeated="4"/>
          <table:table-cell table:number-columns-repeated="38"/>
        </table:table-row>
        <table:table-row table:style-name="ro1" table:number-rows-repeated="942">
          <table:table-cell table:number-columns-repeated="18"/>
          <table:table-cell table:style-name="ce2"/>
          <table:table-cell/>
          <table:table-cell table:style-name="ce2"/>
          <table:table-cell/>
          <table:table-cell table:style-name="ce2" table:number-columns-repeated="4"/>
          <table:table-cell table:number-columns-repeated="38"/>
        </table:table-row>
        <table:table-row table:style-name="ro2" table:number-rows-repeated="1047583">
          <table:table-cell table:number-columns-repeated="64"/>
        </table:table-row>
        <table:table-row table:style-name="ro2">
          <table:table-cell table:number-columns-repeated="64"/>
        </table:table-row>
      </table:table>
      <table:table table:name="Warden" table:style-name="ta12">
        <table:table-column table:style-name="co24" table:default-cell-style-name="Default"/>
        <table:table-column table:style-name="co25" table:default-cell-style-name="Default"/>
        <table:table-column table:style-name="co41" table:default-cell-style-name="Default"/>
        <table:table-column table:style-name="co27" table:default-cell-style-name="Default"/>
        <table:table-column table:style-name="co14" table:visibility="collapse" table:default-cell-style-name="Default"/>
        <table:table-column table:style-name="co28" table:visibility="collapse" table:default-cell-style-name="Default"/>
        <table:table-column table:style-name="co29" table:visibility="collapse" table:default-cell-style-name="Default"/>
        <table:table-column table:style-name="co30" table:visibility="collapse" table:default-cell-style-name="Default"/>
        <table:table-column table:style-name="co31" table:visibility="collapse" table:default-cell-style-name="Default"/>
        <table:table-column table:style-name="co32" table:visibility="collapse" table:default-cell-style-name="Default"/>
        <table:table-column table:style-name="co67" table:visibility="collapse" table:default-cell-style-name="Default"/>
        <table:table-column table:style-name="co32" table:default-cell-style-name="Default"/>
        <table:table-column table:style-name="co17"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24" table:default-cell-style-name="Default"/>
        <table:table-column table:style-name="co39" table:default-cell-style-name="Default"/>
        <table:table-column table:style-name="co15" table:default-cell-style-name="Default"/>
        <table:table-column table:style-name="co20" table:default-cell-style-name="Default"/>
        <table:table-column table:style-name="co40" table:number-columns-repeated="3" table:default-cell-style-name="Default"/>
        <table:table-column table:style-name="co64" table:default-cell-style-name="Default"/>
        <table:table-column table:style-name="co41" table:default-cell-style-name="Default"/>
        <table:table-column table:style-name="co8" table:default-cell-style-name="Default"/>
        <table:table-column table:style-name="co42" table:number-columns-repeated="36" table:default-cell-style-name="Default"/>
        <table:table-row table:style-name="ro1">
          <table:table-cell table:number-columns-repeated="19"/>
          <table:table-cell table:style-name="ce2"/>
          <table:table-cell/>
          <table:table-cell table:style-name="ce2" table:number-columns-repeated="5"/>
          <table:table-cell table:style-name="ce2" office:value-type="float" office:value="4.5" calcext:value-type="float">
            <text:p>4.5</text:p>
          </table:table-cell>
          <table:table-cell table:number-columns-repeated="37"/>
        </table:table-row>
        <table:table-row table:style-name="ro1">
          <table:table-cell table:number-columns-repeated="19"/>
          <table:table-cell table:style-name="ce2"/>
          <table:table-cell/>
          <table:table-cell table:style-name="ce2" table:number-columns-repeated="6"/>
          <table:table-cell table:number-columns-repeated="37"/>
        </table:table-row>
        <table:table-row table:style-name="ro1">
          <table:table-cell table:style-name="ce2"/>
          <table:table-cell table:number-columns-repeated="2"/>
          <table:table-cell table:style-name="ce1" office:value-type="string" calcext:value-type="string">
            <text:p>Base</text:p>
          </table:table-cell>
          <table:table-cell table:number-columns-repeated="5"/>
          <table:table-cell table:style-name="ce82" table:number-columns-repeated="2"/>
          <table:table-cell table:number-columns-repeated="8"/>
          <table:table-cell table:style-name="ce2"/>
          <table:table-cell/>
          <table:table-cell table:style-name="ce8" office:value-type="string" calcext:value-type="string" table:number-columns-spanned="4" table:number-rows-spanned="1">
            <text:p>Druid</text:p>
          </table:table-cell>
          <table:covered-table-cell table:number-columns-repeated="3"/>
          <table:table-cell/>
          <table:table-cell table:style-name="ce2"/>
          <table:table-cell table:number-columns-repeated="37"/>
        </table:table-row>
        <table:table-row table:style-name="ro1">
          <table:table-cell table:style-name="ce2"/>
          <table:table-cell/>
          <table:table-cell table:style-name="ce1" office:value-type="string" calcext:value-type="string">
            <text:p>Hit</text:p>
          </table:table-cell>
          <table:table-cell table:style-name="ce1" office:value-type="string" calcext:value-type="string">
            <text:p>Attack</text:p>
          </table:table-cell>
          <table:table-cell table:style-name="ce8" office:value-type="string" calcext:value-type="string" table:number-columns-spanned="5" table:number-rows-spanned="1">
            <text:p>Official Saves</text:p>
          </table:table-cell>
          <table:covered-table-cell table:number-columns-repeated="4"/>
          <table:table-cell table:style-name="ce1"/>
          <table:table-cell table:style-name="ce1" office:value-type="string" calcext:value-type="string">
            <text:p>Anima</text:p>
          </table:table-cell>
          <table:table-cell table:style-name="ce1"/>
          <table:table-cell table:style-name="ce1" office:value-type="string" calcext:value-type="string">
            <text:p>Druidic</text:p>
          </table:table-cell>
          <table:table-cell table:style-name="ce8" office:value-type="string" calcext:value-type="string" table:number-columns-spanned="5" table:number-rows-spanned="1">
            <text:p>Alternate Saves</text:p>
          </table:table-cell>
          <table:covered-table-cell table:number-columns-repeated="4"/>
          <table:table-cell table:style-name="ce1" office:value-type="string" calcext:value-type="string">
            <text:p>Caster</text:p>
          </table:table-cell>
          <table:table-cell table:style-name="ce1" office:value-type="string" calcext:value-type="string">
            <text:p>Invocation</text:p>
          </table:table-cell>
          <table:table-cell table:style-name="ce1" office:value-type="string" calcext:value-type="string">
            <text:p>Save</text:p>
          </table:table-cell>
          <table:table-cell table:style-name="ce8" office:value-type="string" calcext:value-type="string" table:number-columns-spanned="4" table:number-rows-spanned="1">
            <text:p>Spells</text:p>
          </table:table-cell>
          <table:covered-table-cell table:number-columns-repeated="3"/>
          <table:table-cell/>
          <table:table-cell table:style-name="ce1" office:value-type="string" calcext:value-type="string">
            <text:p>Average</text:p>
          </table:table-cell>
          <table:table-cell/>
          <table:table-cell table:style-name="ce93" office:value-type="string" calcext:value-type="string">
            <text:p>Warden</text:p>
          </table:table-cell>
          <table:table-cell table:number-columns-repeated="35"/>
        </table:table-row>
        <table:table-row table:style-name="ro1">
          <table:table-cell table:style-name="ce1" office:value-type="string" calcext:value-type="string">
            <text:p>Level</text:p>
          </table:table-cell>
          <table:table-cell table:style-name="ce1" office:value-type="string" calcext:value-type="string">
            <text:p>XP</text:p>
          </table:table-cell>
          <table:table-cell table:style-name="ce1" office:value-type="string" calcext:value-type="string">
            <text:p>Dice*</text:p>
          </table:table-cell>
          <table:table-cell table:style-name="ce1" office:value-type="string" calcext:value-type="string">
            <text:p>Bonus</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style-name="ce1" office:value-type="string" calcext:value-type="string">
            <text:p>Competency</text:p>
          </table:table-cell>
          <table:table-cell table:style-name="ce1" office:value-type="string" calcext:value-type="string">
            <text:p>Lore</text:p>
          </table:table-cell>
          <table:table-cell table:style-name="ce1" office:value-type="string" calcext:value-type="string">
            <text:p>Competence</text:p>
          </table:table-cell>
          <table:table-cell table:style-name="ce1" office:value-type="string" calcext:value-type="string">
            <text:p>Lore</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style-name="ce1" office:value-type="string" calcext:value-type="string">
            <text:p>Level</text:p>
          </table:table-cell>
          <table:table-cell table:style-name="ce1" office:value-type="string" calcext:value-type="string">
            <text:p>Dice#</text:p>
          </table:table-cell>
          <table:table-cell table:style-name="ce1" office:value-type="string" calcext:value-type="string">
            <text:p>Target</text:p>
          </table:table-cell>
          <table:table-cell table:style-name="ce13"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string" calcext:value-type="string">
            <text:p>HP</text:p>
          </table:table-cell>
          <table:table-cell/>
          <table:table-cell table:style-name="ce93" office:value-type="string" calcext:value-type="string">
            <text:p>Skills</text:p>
          </table:table-cell>
          <table:table-cell table:number-columns-repeated="35"/>
        </table:table-row>
        <table:table-row table:style-name="ro1">
          <table:table-cell table:style-name="ce2" office:value-type="float" office:value="1" calcext:value-type="float">
            <text:p>1</text:p>
          </table:table-cell>
          <table:table-cell table:style-name="ce11" table:formula="of:=LOOKUP([.A6];CharacterLevel; FighterExp) + MAX(0;LOOKUP([.S6]; CharacterLevel;DruidExp))" office:value-type="float" office:value="0" calcext:value-type="float">
            <text:p>0</text:p>
          </table:table-cell>
          <table:table-cell table:style-name="ce2" table:formula="of:=[.A6]&amp;&quot;d8&quot;" office:value-type="string" office:string-value="1d8" calcext:value-type="string">
            <text:p>1d8</text:p>
          </table:table-cell>
          <table:table-cell table:style-name="ce4" table:formula="of:=ROUND([.A6]*(2/3);0)" office:value-type="float" office:value="1" calcext:value-type="float">
            <text:p>+1</text:p>
          </table:table-cell>
          <table:table-cell table:style-name="ce9" table:formula="of:=MAX(2;ROUND(AVERAGE([$Fighter.E7];[$Druid.E6])))" office:value-type="float" office:value="12" calcext:value-type="float">
            <text:p>12+</text:p>
          </table:table-cell>
          <table:table-cell table:style-name="ce9" table:formula="of:=MAX(2;ROUND(AVERAGE([$Fighter.F7];[$Druid.F6])))" office:value-type="float" office:value="13" calcext:value-type="float">
            <text:p>13+</text:p>
          </table:table-cell>
          <table:table-cell table:style-name="ce9" table:formula="of:=MAX(2;ROUND(AVERAGE([$Fighter.G7];[$Druid.G6])))" office:value-type="float" office:value="14" calcext:value-type="float">
            <text:p>14+</text:p>
          </table:table-cell>
          <table:table-cell table:style-name="ce9" table:formula="of:=MAX(2;ROUND(AVERAGE([$Fighter.H7];[$Druid.H6])))" office:value-type="float" office:value="16" calcext:value-type="float">
            <text:p>16+</text:p>
          </table:table-cell>
          <table:table-cell table:style-name="ce9" table:formula="of:=MAX(2;ROUND(AVERAGE([$Fighter.I7];[$Druid.I6])))" office:value-type="float" office:value="16" calcext:value-type="float">
            <text:p>16+</text:p>
          </table:table-cell>
          <table:table-cell table:style-name="ce9" table:formula="of:=LOOKUP([.A6];CharacterLevel;Competency)" office:value-type="float" office:value="11" calcext:value-type="float">
            <text:p>11+</text:p>
          </table:table-cell>
          <table:table-cell table:style-name="ce9" table:formula="of:=LOOKUP([.S6];CharacterLevel;Competency)" office:value-type="float" office:value="12" calcext:value-type="float">
            <text:p>12+</text:p>
          </table:table-cell>
          <table:table-cell table:style-name="ce4" table:formula="of:=LOOKUP([.A6];CharacterLevel;CompetencyBonus)" office:value-type="float" office:value="1" calcext:value-type="float">
            <text:p>+1</text:p>
          </table:table-cell>
          <table:table-cell table:style-name="ce4" table:formula="of:=LOOKUP([.S6];CharacterLevel;CompetencyBonus)" office:value-type="float" office:value="0" calcext:value-type="float">
            <text:p>+0</text:p>
          </table:table-cell>
          <table:table-cell table:style-name="ce4" table:formula="of:=ROUND(AVERAGE(LOOKUP([.$A6];CharacterLevel;ClericDoom); LOOKUP([.$A6];CharacterLevel;FighterDoom)))" office:value-type="float" office:value="2" calcext:value-type="float">
            <text:p>+2</text:p>
          </table:table-cell>
          <table:table-cell table:style-name="ce4" table:formula="of:=ROUND(AVERAGE(LOOKUP([.$A6];CharacterLevel;ClericRay); LOOKUP([.$A6];CharacterLevel;FighterRay)))" office:value-type="float" office:value="1" calcext:value-type="float">
            <text:p>+1</text:p>
          </table:table-cell>
          <table:table-cell table:style-name="ce4" table:formula="of:=ROUND(AVERAGE(LOOKUP([.$A6];CharacterLevel;ClericHold); LOOKUP([.$A6];CharacterLevel;FighterHold)))" office:value-type="float" office:value="1" calcext:value-type="float">
            <text:p>+1</text:p>
          </table:table-cell>
          <table:table-cell table:style-name="ce4" table:formula="of:=ROUND(AVERAGE(LOOKUP([.$A6];CharacterLevel;ClericBlast); LOOKUP([.$A6];CharacterLevel;FighterBlast)))" office:value-type="float" office:value="1" calcext:value-type="float">
            <text:p>+1</text:p>
          </table:table-cell>
          <table:table-cell table:style-name="ce4" table:formula="of:=ROUND(AVERAGE(LOOKUP([.$A6];CharacterLevel;ClericSpell); LOOKUP([.$A6];CharacterLevel;FighterSpell)))" office:value-type="float" office:value="1" calcext:value-type="float">
            <text:p>+1</text:p>
          </table:table-cell>
          <table:table-cell table:style-name="ce20" table:formula="of:=ROUNDDOWN([.A6]/2)" office:value-type="float" office:value="0" calcext:value-type="float">
            <text:p>0</text:p>
          </table:table-cell>
          <table:table-cell table:style-name="ce2" table:formula="of:=[.S6] &amp; &quot;d6&quot;" office:value-type="string" office:string-value="0d6" calcext:value-type="string">
            <text:p>0d6</text:p>
          </table:table-cell>
          <table:table-cell table:style-name="ce9" table:formula="of:=15+[.M6]" office:value-type="float" office:value="15" calcext:value-type="float">
            <text:p>15+</text:p>
          </table:table-cell>
          <table:table-cell table:style-name="ce2" table:formula="of:=INDEX(ClericSpells; MATCH([.$S6];CharacterLevel;0);[.V$5])" office:value-type="float" office:value="0" calcext:value-type="float">
            <text:p>0</text:p>
          </table:table-cell>
          <table:table-cell table:style-name="ce2" table:formula="of:=INDEX(ClericSpells; MATCH([.$S6];CharacterLevel;0);[.W$5])" office:value-type="string" office:string-value="--" calcext:value-type="string">
            <text:p>--</text:p>
          </table:table-cell>
          <table:table-cell table:style-name="ce2" table:formula="of:=INDEX(ClericSpells; MATCH([.$S6];CharacterLevel;0);[.X$5])" office:value-type="string" office:string-value="--" calcext:value-type="string">
            <text:p>--</text:p>
          </table:table-cell>
          <table:table-cell table:style-name="ce2" table:formula="of:=INDEX(ClericSpells; MATCH([.$S6];CharacterLevel;0);[.Y$5])" office:value-type="string" office:string-value="--" calcext:value-type="string">
            <text:p>--</text:p>
          </table:table-cell>
          <table:table-cell table:style-name="ce2" table:formula="of:=INDEX(ClericSpells; MATCH([.$S6];CharacterLevel;0);[.Z$5])" office:value-type="string" office:string-value="--" calcext:value-type="string">
            <text:p>--</text:p>
          </table:table-cell>
          <table:table-cell table:style-name="ce2" office:value-type="float" office:value="8" calcext:value-type="float">
            <text:p>8</text:p>
          </table:table-cell>
          <table:table-cell/>
          <table:table-cell table:style-name="ce16" office:value-type="string" calcext:value-type="string">
            <text:p>Detect Magic</text:p>
          </table:table-cell>
          <table:table-cell table:number-columns-repeated="35"/>
        </table:table-row>
        <table:table-row table:style-name="ro1">
          <table:table-cell table:style-name="ce2" office:value-type="float" office:value="2" calcext:value-type="float">
            <text:p>2</text:p>
          </table:table-cell>
          <table:table-cell table:style-name="ce11" table:formula="of:=[.B8]/2" office:value-type="float" office:value="2500" calcext:value-type="float">
            <text:p>2,500</text:p>
          </table:table-cell>
          <table:table-cell table:style-name="ce2" table:formula="of:=[.A7]&amp;&quot;d8&quot;" office:value-type="string" office:string-value="2d8" calcext:value-type="string">
            <text:p>2d8</text:p>
          </table:table-cell>
          <table:table-cell table:style-name="ce4" table:formula="of:=ROUND([.A7]*(2/3);0)" office:value-type="float" office:value="1" calcext:value-type="float">
            <text:p>+1</text:p>
          </table:table-cell>
          <table:table-cell table:style-name="ce9" table:formula="of:=MAX(2;ROUND(AVERAGE([$Fighter.E8];[$Druid.E7])))" office:value-type="float" office:value="11" calcext:value-type="float">
            <text:p>11+</text:p>
          </table:table-cell>
          <table:table-cell table:style-name="ce9" table:formula="of:=MAX(2;ROUND(AVERAGE([$Fighter.F8];[$Druid.F7])))" office:value-type="float" office:value="12" calcext:value-type="float">
            <text:p>12+</text:p>
          </table:table-cell>
          <table:table-cell table:style-name="ce9" table:formula="of:=MAX(2;ROUND(AVERAGE([$Fighter.G8];[$Druid.G7])))" office:value-type="float" office:value="13" calcext:value-type="float">
            <text:p>13+</text:p>
          </table:table-cell>
          <table:table-cell table:style-name="ce9" table:formula="of:=MAX(2;ROUND(AVERAGE([$Fighter.H8];[$Druid.H7])))" office:value-type="float" office:value="15" calcext:value-type="float">
            <text:p>15+</text:p>
          </table:table-cell>
          <table:table-cell table:style-name="ce9" table:formula="of:=MAX(2;ROUND(AVERAGE([$Fighter.I8];[$Druid.I7])))" office:value-type="float" office:value="15" calcext:value-type="float">
            <text:p>15+</text:p>
          </table:table-cell>
          <table:table-cell table:style-name="ce9" table:formula="of:=LOOKUP([.A7];CharacterLevel;Competency)" office:value-type="float" office:value="11" calcext:value-type="float">
            <text:p>11+</text:p>
          </table:table-cell>
          <table:table-cell table:style-name="ce9" table:formula="of:=LOOKUP([.S7];CharacterLevel;Competency)" office:value-type="float" office:value="11" calcext:value-type="float">
            <text:p>11+</text:p>
          </table:table-cell>
          <table:table-cell table:style-name="ce4" table:formula="of:=LOOKUP([.A7];CharacterLevel;CompetencyBonus)" office:value-type="float" office:value="2" calcext:value-type="float">
            <text:p>+2</text:p>
          </table:table-cell>
          <table:table-cell table:style-name="ce4" table:formula="of:=LOOKUP([.S7];CharacterLevel;CompetencyBonus)" office:value-type="float" office:value="1" calcext:value-type="float">
            <text:p>+1</text:p>
          </table:table-cell>
          <table:table-cell table:style-name="ce4" table:formula="of:=ROUND(AVERAGE(LOOKUP([.$A7];CharacterLevel;ClericDoom); LOOKUP([.$A7];CharacterLevel;FighterDoom)))" office:value-type="float" office:value="3" calcext:value-type="float">
            <text:p>+3</text:p>
          </table:table-cell>
          <table:table-cell table:style-name="ce4" table:formula="of:=ROUND(AVERAGE(LOOKUP([.$A7];CharacterLevel;ClericRay); LOOKUP([.$A7];CharacterLevel;FighterRay)))" office:value-type="float" office:value="2" calcext:value-type="float">
            <text:p>+2</text:p>
          </table:table-cell>
          <table:table-cell table:style-name="ce4" table:formula="of:=ROUND(AVERAGE(LOOKUP([.$A7];CharacterLevel;ClericHold); LOOKUP([.$A7];CharacterLevel;FighterHold)))" office:value-type="float" office:value="2" calcext:value-type="float">
            <text:p>+2</text:p>
          </table:table-cell>
          <table:table-cell table:style-name="ce4" table:formula="of:=ROUND(AVERAGE(LOOKUP([.$A7];CharacterLevel;ClericBlast); LOOKUP([.$A7];CharacterLevel;FighterBlast)))" office:value-type="float" office:value="2" calcext:value-type="float">
            <text:p>+2</text:p>
          </table:table-cell>
          <table:table-cell table:style-name="ce4" table:formula="of:=ROUND(AVERAGE(LOOKUP([.$A7];CharacterLevel;ClericSpell); LOOKUP([.$A7];CharacterLevel;FighterSpell)))" office:value-type="float" office:value="2" calcext:value-type="float">
            <text:p>+2</text:p>
          </table:table-cell>
          <table:table-cell table:style-name="ce20" table:formula="of:=ROUNDDOWN([.A7]/2)" office:value-type="float" office:value="1" calcext:value-type="float">
            <text:p>1</text:p>
          </table:table-cell>
          <table:table-cell table:style-name="ce2" table:formula="of:=[.S7] &amp; &quot;d6&quot;" office:value-type="string" office:string-value="1d6" calcext:value-type="string">
            <text:p>1d6</text:p>
          </table:table-cell>
          <table:table-cell table:style-name="ce9" table:formula="of:=15+[.M7]" office:value-type="float" office:value="16" calcext:value-type="float">
            <text:p>16+</text:p>
          </table:table-cell>
          <table:table-cell table:style-name="ce2" table:formula="of:=INDEX(ClericSpells; MATCH([.$S7];CharacterLevel;0);[.V$5])" office:value-type="float" office:value="1" calcext:value-type="float">
            <text:p>1</text:p>
          </table:table-cell>
          <table:table-cell table:style-name="ce2" table:formula="of:=INDEX(ClericSpells; MATCH([.$S7];CharacterLevel;0);[.W$5])" office:value-type="string" office:string-value="--" calcext:value-type="string">
            <text:p>--</text:p>
          </table:table-cell>
          <table:table-cell table:style-name="ce2" table:formula="of:=INDEX(ClericSpells; MATCH([.$S7];CharacterLevel;0);[.X$5])" office:value-type="string" office:string-value="--" calcext:value-type="string">
            <text:p>--</text:p>
          </table:table-cell>
          <table:table-cell table:style-name="ce2" table:formula="of:=INDEX(ClericSpells; MATCH([.$S7];CharacterLevel;0);[.Y$5])" office:value-type="string" office:string-value="--" calcext:value-type="string">
            <text:p>--</text:p>
          </table:table-cell>
          <table:table-cell table:style-name="ce2" table:formula="of:=INDEX(ClericSpells; MATCH([.$S7];CharacterLevel;0);[.Z$5])" office:value-type="string" office:string-value="--" calcext:value-type="string">
            <text:p>--</text:p>
          </table:table-cell>
          <table:table-cell table:style-name="ce2" table:formula="of:=[.A7]*[.$AA$1]" office:value-type="float" office:value="9" calcext:value-type="float">
            <text:p>9</text:p>
          </table:table-cell>
          <table:table-cell/>
          <table:table-cell table:style-name="ce16" office:value-type="string" calcext:value-type="string">
            <text:p>Prepare Scroll</text:p>
          </table:table-cell>
          <table:table-cell table:number-columns-repeated="35"/>
        </table:table-row>
        <table:table-row table:style-name="ro1">
          <table:table-cell table:style-name="ce2" office:value-type="float" office:value="3" calcext:value-type="float">
            <text:p>3</text:p>
          </table:table-cell>
          <table:table-cell table:style-name="ce11" table:formula="of:=[.B9]/2" office:value-type="float" office:value="5000" calcext:value-type="float">
            <text:p>5,000</text:p>
          </table:table-cell>
          <table:table-cell table:style-name="ce2" table:formula="of:=[.A8]&amp;&quot;d8&quot;" office:value-type="string" office:string-value="3d8" calcext:value-type="string">
            <text:p>3d8</text:p>
          </table:table-cell>
          <table:table-cell table:style-name="ce4" table:formula="of:=ROUND([.A8]*(2/3);0)" office:value-type="float" office:value="2" calcext:value-type="float">
            <text:p>+2</text:p>
          </table:table-cell>
          <table:table-cell table:style-name="ce9" table:formula="of:=MAX(2;ROUND(AVERAGE([$Fighter.E9];[$Druid.E8])))" office:value-type="float" office:value="11" calcext:value-type="float">
            <text:p>11+</text:p>
          </table:table-cell>
          <table:table-cell table:style-name="ce9" table:formula="of:=MAX(2;ROUND(AVERAGE([$Fighter.F9];[$Druid.F8])))" office:value-type="float" office:value="12" calcext:value-type="float">
            <text:p>12+</text:p>
          </table:table-cell>
          <table:table-cell table:style-name="ce9" table:formula="of:=MAX(2;ROUND(AVERAGE([$Fighter.G9];[$Druid.G8])))" office:value-type="float" office:value="13" calcext:value-type="float">
            <text:p>13+</text:p>
          </table:table-cell>
          <table:table-cell table:style-name="ce9" table:formula="of:=MAX(2;ROUND(AVERAGE([$Fighter.H9];[$Druid.H8])))" office:value-type="float" office:value="14" calcext:value-type="float">
            <text:p>14+</text:p>
          </table:table-cell>
          <table:table-cell table:style-name="ce9" table:formula="of:=MAX(2;ROUND(AVERAGE([$Fighter.I9];[$Druid.I8])))" office:value-type="float" office:value="15" calcext:value-type="float">
            <text:p>15+</text:p>
          </table:table-cell>
          <table:table-cell table:style-name="ce9" table:formula="of:=LOOKUP([.A8];CharacterLevel;Competency)" office:value-type="float" office:value="10" calcext:value-type="float">
            <text:p>10+</text:p>
          </table:table-cell>
          <table:table-cell table:style-name="ce9" table:formula="of:=LOOKUP([.S8];CharacterLevel;Competency)" office:value-type="float" office:value="11" calcext:value-type="float">
            <text:p>11+</text:p>
          </table:table-cell>
          <table:table-cell table:style-name="ce4" table:formula="of:=LOOKUP([.A8];CharacterLevel;CompetencyBonus)" office:value-type="float" office:value="2" calcext:value-type="float">
            <text:p>+2</text:p>
          </table:table-cell>
          <table:table-cell table:style-name="ce4" table:formula="of:=LOOKUP([.S8];CharacterLevel;CompetencyBonus)" office:value-type="float" office:value="1" calcext:value-type="float">
            <text:p>+1</text:p>
          </table:table-cell>
          <table:table-cell table:style-name="ce4" table:formula="of:=ROUND(AVERAGE(LOOKUP([.$A8];CharacterLevel;ClericDoom); LOOKUP([.$A8];CharacterLevel;FighterDoom)))" office:value-type="float" office:value="4" calcext:value-type="float">
            <text:p>+4</text:p>
          </table:table-cell>
          <table:table-cell table:style-name="ce4" table:formula="of:=ROUND(AVERAGE(LOOKUP([.$A8];CharacterLevel;ClericRay); LOOKUP([.$A8];CharacterLevel;FighterRay)))" office:value-type="float" office:value="3" calcext:value-type="float">
            <text:p>+3</text:p>
          </table:table-cell>
          <table:table-cell table:style-name="ce4" table:formula="of:=ROUND(AVERAGE(LOOKUP([.$A8];CharacterLevel;ClericHold); LOOKUP([.$A8];CharacterLevel;FighterHold)))" office:value-type="float" office:value="3" calcext:value-type="float">
            <text:p>+3</text:p>
          </table:table-cell>
          <table:table-cell table:style-name="ce4" table:formula="of:=ROUND(AVERAGE(LOOKUP([.$A8];CharacterLevel;ClericBlast); LOOKUP([.$A8];CharacterLevel;FighterBlast)))" office:value-type="float" office:value="3" calcext:value-type="float">
            <text:p>+3</text:p>
          </table:table-cell>
          <table:table-cell table:style-name="ce4" table:formula="of:=ROUND(AVERAGE(LOOKUP([.$A8];CharacterLevel;ClericSpell); LOOKUP([.$A8];CharacterLevel;FighterSpell)))" office:value-type="float" office:value="3" calcext:value-type="float">
            <text:p>+3</text:p>
          </table:table-cell>
          <table:table-cell table:style-name="ce20" table:formula="of:=ROUNDDOWN([.A8]/2)" office:value-type="float" office:value="1" calcext:value-type="float">
            <text:p>1</text:p>
          </table:table-cell>
          <table:table-cell table:style-name="ce2" table:formula="of:=[.S8] &amp; &quot;d6&quot;" office:value-type="string" office:string-value="1d6" calcext:value-type="string">
            <text:p>1d6</text:p>
          </table:table-cell>
          <table:table-cell table:style-name="ce9" table:formula="of:=15+[.M8]" office:value-type="float" office:value="16" calcext:value-type="float">
            <text:p>16+</text:p>
          </table:table-cell>
          <table:table-cell table:style-name="ce2" table:formula="of:=INDEX(ClericSpells; MATCH([.$S8];CharacterLevel;0);[.V$5])" office:value-type="float" office:value="1" calcext:value-type="float">
            <text:p>1</text:p>
          </table:table-cell>
          <table:table-cell table:style-name="ce2" table:formula="of:=INDEX(ClericSpells; MATCH([.$S8];CharacterLevel;0);[.W$5])" office:value-type="string" office:string-value="--" calcext:value-type="string">
            <text:p>--</text:p>
          </table:table-cell>
          <table:table-cell table:style-name="ce2" table:formula="of:=INDEX(ClericSpells; MATCH([.$S8];CharacterLevel;0);[.X$5])" office:value-type="string" office:string-value="--" calcext:value-type="string">
            <text:p>--</text:p>
          </table:table-cell>
          <table:table-cell table:style-name="ce2" table:formula="of:=INDEX(ClericSpells; MATCH([.$S8];CharacterLevel;0);[.Y$5])" office:value-type="string" office:string-value="--" calcext:value-type="string">
            <text:p>--</text:p>
          </table:table-cell>
          <table:table-cell table:style-name="ce2" table:formula="of:=INDEX(ClericSpells; MATCH([.$S8];CharacterLevel;0);[.Z$5])" office:value-type="string" office:string-value="--" calcext:value-type="string">
            <text:p>--</text:p>
          </table:table-cell>
          <table:table-cell table:style-name="ce2" table:formula="of:=[.A8]*[.$AA$1]" office:value-type="float" office:value="13.5" calcext:value-type="float">
            <text:p>13.5</text:p>
          </table:table-cell>
          <table:table-cell/>
          <table:table-cell table:style-name="ce16" office:value-type="string" calcext:value-type="string">
            <text:p>Brew Potion (-1)</text:p>
          </table:table-cell>
          <table:table-cell table:number-columns-repeated="35"/>
        </table:table-row>
        <table:table-row table:style-name="ro1">
          <table:table-cell table:style-name="ce2" office:value-type="float" office:value="4" calcext:value-type="float">
            <text:p>4</text:p>
          </table:table-cell>
          <table:table-cell table:style-name="ce11" table:formula="of:=LOOKUP([.A9];CharacterLevel; FighterExp) + MAX(0;LOOKUP([.S9]-1; CharacterLevel;DruidExp))" office:value-type="float" office:value="10000" calcext:value-type="float">
            <text:p>10,000</text:p>
          </table:table-cell>
          <table:table-cell table:style-name="ce2" table:formula="of:=[.A9]&amp;&quot;d8&quot;" office:value-type="string" office:string-value="4d8" calcext:value-type="string">
            <text:p>4d8</text:p>
          </table:table-cell>
          <table:table-cell table:style-name="ce4" table:formula="of:=ROUND([.A9]*(2/3);0)" office:value-type="float" office:value="3" calcext:value-type="float">
            <text:p>+3</text:p>
          </table:table-cell>
          <table:table-cell table:style-name="ce9" table:formula="of:=MAX(2;ROUND(AVERAGE([$Fighter.E10];[$Druid.E9])))" office:value-type="float" office:value="10" calcext:value-type="float">
            <text:p>10+</text:p>
          </table:table-cell>
          <table:table-cell table:style-name="ce9" table:formula="of:=MAX(2;ROUND(AVERAGE([$Fighter.F10];[$Druid.F9])))" office:value-type="float" office:value="11" calcext:value-type="float">
            <text:p>11+</text:p>
          </table:table-cell>
          <table:table-cell table:style-name="ce9" table:formula="of:=MAX(2;ROUND(AVERAGE([$Fighter.G10];[$Druid.G9])))" office:value-type="float" office:value="12" calcext:value-type="float">
            <text:p>12+</text:p>
          </table:table-cell>
          <table:table-cell table:style-name="ce9" table:formula="of:=MAX(2;ROUND(AVERAGE([$Fighter.H10];[$Druid.H9])))" office:value-type="float" office:value="14" calcext:value-type="float">
            <text:p>14+</text:p>
          </table:table-cell>
          <table:table-cell table:style-name="ce9" table:formula="of:=MAX(2;ROUND(AVERAGE([$Fighter.I10];[$Druid.I9])))" office:value-type="float" office:value="14" calcext:value-type="float">
            <text:p>14+</text:p>
          </table:table-cell>
          <table:table-cell table:style-name="ce9" table:formula="of:=LOOKUP([.A9];CharacterLevel;Competency)" office:value-type="float" office:value="10" calcext:value-type="float">
            <text:p>10+</text:p>
          </table:table-cell>
          <table:table-cell table:style-name="ce9" table:formula="of:=LOOKUP([.S9];CharacterLevel;Competency)" office:value-type="float" office:value="11" calcext:value-type="float">
            <text:p>11+</text:p>
          </table:table-cell>
          <table:table-cell table:style-name="ce4" table:formula="of:=LOOKUP([.A9];CharacterLevel;CompetencyBonus)" office:value-type="float" office:value="3" calcext:value-type="float">
            <text:p>+3</text:p>
          </table:table-cell>
          <table:table-cell table:style-name="ce4" table:formula="of:=LOOKUP([.S9];CharacterLevel;CompetencyBonus)" office:value-type="float" office:value="2" calcext:value-type="float">
            <text:p>+2</text:p>
          </table:table-cell>
          <table:table-cell table:style-name="ce4" table:formula="of:=ROUND(AVERAGE(LOOKUP([.$A9];CharacterLevel;ClericDoom); LOOKUP([.$A9];CharacterLevel;FighterDoom)))" office:value-type="float" office:value="5" calcext:value-type="float">
            <text:p>+5</text:p>
          </table:table-cell>
          <table:table-cell table:style-name="ce4" table:formula="of:=ROUND(AVERAGE(LOOKUP([.$A9];CharacterLevel;ClericRay); LOOKUP([.$A9];CharacterLevel;FighterRay)))" office:value-type="float" office:value="4" calcext:value-type="float">
            <text:p>+4</text:p>
          </table:table-cell>
          <table:table-cell table:style-name="ce4" table:formula="of:=ROUND(AVERAGE(LOOKUP([.$A9];CharacterLevel;ClericHold); LOOKUP([.$A9];CharacterLevel;FighterHold)))" office:value-type="float" office:value="4" calcext:value-type="float">
            <text:p>+4</text:p>
          </table:table-cell>
          <table:table-cell table:style-name="ce4" table:formula="of:=ROUND(AVERAGE(LOOKUP([.$A9];CharacterLevel;ClericBlast); LOOKUP([.$A9];CharacterLevel;FighterBlast)))" office:value-type="float" office:value="4" calcext:value-type="float">
            <text:p>+4</text:p>
          </table:table-cell>
          <table:table-cell table:style-name="ce4" table:formula="of:=ROUND(AVERAGE(LOOKUP([.$A9];CharacterLevel;ClericSpell); LOOKUP([.$A9];CharacterLevel;FighterSpell)))" office:value-type="float" office:value="4" calcext:value-type="float">
            <text:p>+4</text:p>
          </table:table-cell>
          <table:table-cell table:style-name="ce20" table:formula="of:=ROUNDDOWN([.A9]/2)" office:value-type="float" office:value="2" calcext:value-type="float">
            <text:p>2</text:p>
          </table:table-cell>
          <table:table-cell table:style-name="ce2" table:formula="of:=[.S9] &amp; &quot;d6&quot;" office:value-type="string" office:string-value="2d6" calcext:value-type="string">
            <text:p>2d6</text:p>
          </table:table-cell>
          <table:table-cell table:style-name="ce9" table:formula="of:=15+[.M9]" office:value-type="float" office:value="17" calcext:value-type="float">
            <text:p>17+</text:p>
          </table:table-cell>
          <table:table-cell table:style-name="ce2" table:formula="of:=INDEX(ClericSpells; MATCH([.$S9];CharacterLevel;0);[.V$5])" office:value-type="float" office:value="2" calcext:value-type="float">
            <text:p>2</text:p>
          </table:table-cell>
          <table:table-cell table:style-name="ce2" table:formula="of:=INDEX(ClericSpells; MATCH([.$S9];CharacterLevel;0);[.W$5])" office:value-type="string" office:string-value="--" calcext:value-type="string">
            <text:p>--</text:p>
          </table:table-cell>
          <table:table-cell table:style-name="ce2" table:formula="of:=INDEX(ClericSpells; MATCH([.$S9];CharacterLevel;0);[.X$5])" office:value-type="string" office:string-value="--" calcext:value-type="string">
            <text:p>--</text:p>
          </table:table-cell>
          <table:table-cell table:style-name="ce2" table:formula="of:=INDEX(ClericSpells; MATCH([.$S9];CharacterLevel;0);[.Y$5])" office:value-type="string" office:string-value="--" calcext:value-type="string">
            <text:p>--</text:p>
          </table:table-cell>
          <table:table-cell table:style-name="ce2" table:formula="of:=INDEX(ClericSpells; MATCH([.$S9];CharacterLevel;0);[.Z$5])" office:value-type="string" office:string-value="--" calcext:value-type="string">
            <text:p>--</text:p>
          </table:table-cell>
          <table:table-cell table:style-name="ce2" table:formula="of:=[.A9]*[.$AA$1]" office:value-type="float" office:value="18" calcext:value-type="float">
            <text:p>18</text:p>
          </table:table-cell>
          <table:table-cell/>
          <table:table-cell table:style-name="ce16" office:value-type="string" calcext:value-type="string">
            <text:p>Make Minor Magic Item (-3)</text:p>
          </table:table-cell>
          <table:table-cell table:number-columns-repeated="35"/>
        </table:table-row>
        <table:table-row table:style-name="ro1">
          <table:table-cell table:style-name="ce2" office:value-type="float" office:value="5" calcext:value-type="float">
            <text:p>5</text:p>
          </table:table-cell>
          <table:table-cell table:style-name="ce11" table:formula="of:=LOOKUP([.A10];CharacterLevel; FighterExp) + MAX(0;LOOKUP([.S10]-1; CharacterLevel;DruidExp))" office:value-type="float" office:value="18000" calcext:value-type="float">
            <text:p>18,000</text:p>
          </table:table-cell>
          <table:table-cell table:style-name="ce2" table:formula="of:=[.A10]&amp;&quot;d8&quot;" office:value-type="string" office:string-value="5d8" calcext:value-type="string">
            <text:p>5d8</text:p>
          </table:table-cell>
          <table:table-cell table:style-name="ce4" table:formula="of:=ROUND([.A10]*(2/3);0)" office:value-type="float" office:value="3" calcext:value-type="float">
            <text:p>+3</text:p>
          </table:table-cell>
          <table:table-cell table:style-name="ce9" table:formula="of:=MAX(2;ROUND(AVERAGE([$Fighter.E11];[$Druid.E10])))" office:value-type="float" office:value="10" calcext:value-type="float">
            <text:p>10+</text:p>
          </table:table-cell>
          <table:table-cell table:style-name="ce9" table:formula="of:=MAX(2;ROUND(AVERAGE([$Fighter.F11];[$Druid.F10])))" office:value-type="float" office:value="11" calcext:value-type="float">
            <text:p>11+</text:p>
          </table:table-cell>
          <table:table-cell table:style-name="ce9" table:formula="of:=MAX(2;ROUND(AVERAGE([$Fighter.G11];[$Druid.G10])))" office:value-type="float" office:value="12" calcext:value-type="float">
            <text:p>12+</text:p>
          </table:table-cell>
          <table:table-cell table:style-name="ce9" table:formula="of:=MAX(2;ROUND(AVERAGE([$Fighter.H11];[$Druid.H10])))" office:value-type="float" office:value="13" calcext:value-type="float">
            <text:p>13+</text:p>
          </table:table-cell>
          <table:table-cell table:style-name="ce9" table:formula="of:=MAX(2;ROUND(AVERAGE([$Fighter.I11];[$Druid.I10])))" office:value-type="float" office:value="14" calcext:value-type="float">
            <text:p>14+</text:p>
          </table:table-cell>
          <table:table-cell table:style-name="ce9" table:formula="of:=LOOKUP([.A10];CharacterLevel;Competency)" office:value-type="float" office:value="9" calcext:value-type="float">
            <text:p>9+</text:p>
          </table:table-cell>
          <table:table-cell table:style-name="ce9" table:formula="of:=LOOKUP([.S10];CharacterLevel;Competency)" office:value-type="float" office:value="11" calcext:value-type="float">
            <text:p>11+</text:p>
          </table:table-cell>
          <table:table-cell table:style-name="ce4" table:formula="of:=LOOKUP([.A10];CharacterLevel;CompetencyBonus)" office:value-type="float" office:value="4" calcext:value-type="float">
            <text:p>+4</text:p>
          </table:table-cell>
          <table:table-cell table:style-name="ce4" table:formula="of:=LOOKUP([.S10];CharacterLevel;CompetencyBonus)" office:value-type="float" office:value="2" calcext:value-type="float">
            <text:p>+2</text:p>
          </table:table-cell>
          <table:table-cell table:style-name="ce4" table:formula="of:=ROUND(AVERAGE(LOOKUP([.$A10];CharacterLevel;ClericDoom); LOOKUP([.$A10];CharacterLevel;FighterDoom)))" office:value-type="float" office:value="6" calcext:value-type="float">
            <text:p>+6</text:p>
          </table:table-cell>
          <table:table-cell table:style-name="ce4" table:formula="of:=ROUND(AVERAGE(LOOKUP([.$A10];CharacterLevel;ClericRay); LOOKUP([.$A10];CharacterLevel;FighterRay)))" office:value-type="float" office:value="5" calcext:value-type="float">
            <text:p>+5</text:p>
          </table:table-cell>
          <table:table-cell table:style-name="ce4" table:formula="of:=ROUND(AVERAGE(LOOKUP([.$A10];CharacterLevel;ClericHold); LOOKUP([.$A10];CharacterLevel;FighterHold)))" office:value-type="float" office:value="5" calcext:value-type="float">
            <text:p>+5</text:p>
          </table:table-cell>
          <table:table-cell table:style-name="ce4" table:formula="of:=ROUND(AVERAGE(LOOKUP([.$A10];CharacterLevel;ClericBlast); LOOKUP([.$A10];CharacterLevel;FighterBlast)))" office:value-type="float" office:value="5" calcext:value-type="float">
            <text:p>+5</text:p>
          </table:table-cell>
          <table:table-cell table:style-name="ce4" table:formula="of:=ROUND(AVERAGE(LOOKUP([.$A10];CharacterLevel;ClericSpell); LOOKUP([.$A10];CharacterLevel;FighterSpell)))" office:value-type="float" office:value="5" calcext:value-type="float">
            <text:p>+5</text:p>
          </table:table-cell>
          <table:table-cell table:style-name="ce20" table:formula="of:=ROUNDDOWN([.A10]/2)" office:value-type="float" office:value="2" calcext:value-type="float">
            <text:p>2</text:p>
          </table:table-cell>
          <table:table-cell table:style-name="ce2" table:formula="of:=[.S10] &amp; &quot;d6&quot;" office:value-type="string" office:string-value="2d6" calcext:value-type="string">
            <text:p>2d6</text:p>
          </table:table-cell>
          <table:table-cell table:style-name="ce9" table:formula="of:=15+[.M10]" office:value-type="float" office:value="17" calcext:value-type="float">
            <text:p>17+</text:p>
          </table:table-cell>
          <table:table-cell table:style-name="ce2" table:formula="of:=INDEX(ClericSpells; MATCH([.$S10];CharacterLevel;0);[.V$5])" office:value-type="float" office:value="2" calcext:value-type="float">
            <text:p>2</text:p>
          </table:table-cell>
          <table:table-cell table:style-name="ce2" table:formula="of:=INDEX(ClericSpells; MATCH([.$S10];CharacterLevel;0);[.W$5])" office:value-type="string" office:string-value="--" calcext:value-type="string">
            <text:p>--</text:p>
          </table:table-cell>
          <table:table-cell table:style-name="ce2" table:formula="of:=INDEX(ClericSpells; MATCH([.$S10];CharacterLevel;0);[.X$5])" office:value-type="string" office:string-value="--" calcext:value-type="string">
            <text:p>--</text:p>
          </table:table-cell>
          <table:table-cell table:style-name="ce2" table:formula="of:=INDEX(ClericSpells; MATCH([.$S10];CharacterLevel;0);[.Y$5])" office:value-type="string" office:string-value="--" calcext:value-type="string">
            <text:p>--</text:p>
          </table:table-cell>
          <table:table-cell table:style-name="ce2" table:formula="of:=INDEX(ClericSpells; MATCH([.$S10];CharacterLevel;0);[.Z$5])" office:value-type="string" office:string-value="--" calcext:value-type="string">
            <text:p>--</text:p>
          </table:table-cell>
          <table:table-cell table:style-name="ce2" table:formula="of:=[.A10]*[.$AA$1]" office:value-type="float" office:value="22.5" calcext:value-type="float">
            <text:p>22.5</text:p>
          </table:table-cell>
          <table:table-cell table:number-columns-repeated="37"/>
        </table:table-row>
        <table:table-row table:style-name="ro1">
          <table:table-cell table:style-name="ce2" office:value-type="float" office:value="6" calcext:value-type="float">
            <text:p>6</text:p>
          </table:table-cell>
          <table:table-cell table:style-name="ce11" table:formula="of:=LOOKUP([.A11];CharacterLevel; FighterExp) + MAX(0;LOOKUP([.S11]-1; CharacterLevel;DruidExp))" office:value-type="float" office:value="36000" calcext:value-type="float">
            <text:p>36,000</text:p>
          </table:table-cell>
          <table:table-cell table:style-name="ce2" table:formula="of:=[.A11]&amp;&quot;d8&quot;" office:value-type="string" office:string-value="6d8" calcext:value-type="string">
            <text:p>6d8</text:p>
          </table:table-cell>
          <table:table-cell table:style-name="ce4" table:formula="of:=ROUND([.A11]*(2/3);0)" office:value-type="float" office:value="4" calcext:value-type="float">
            <text:p>+4</text:p>
          </table:table-cell>
          <table:table-cell table:style-name="ce9" table:formula="of:=MAX(2;ROUND(AVERAGE([$Fighter.E12];[$Druid.E11])))" office:value-type="float" office:value="9" calcext:value-type="float">
            <text:p>9+</text:p>
          </table:table-cell>
          <table:table-cell table:style-name="ce9" table:formula="of:=MAX(2;ROUND(AVERAGE([$Fighter.F12];[$Druid.F11])))" office:value-type="float" office:value="10" calcext:value-type="float">
            <text:p>10+</text:p>
          </table:table-cell>
          <table:table-cell table:style-name="ce9" table:formula="of:=MAX(2;ROUND(AVERAGE([$Fighter.G12];[$Druid.G11])))" office:value-type="float" office:value="11" calcext:value-type="float">
            <text:p>11+</text:p>
          </table:table-cell>
          <table:table-cell table:style-name="ce9" table:formula="of:=MAX(2;ROUND(AVERAGE([$Fighter.H12];[$Druid.H11])))" office:value-type="float" office:value="12" calcext:value-type="float">
            <text:p>12+</text:p>
          </table:table-cell>
          <table:table-cell table:style-name="ce9" table:formula="of:=MAX(2;ROUND(AVERAGE([$Fighter.I12];[$Druid.I11])))" office:value-type="float" office:value="13" calcext:value-type="float">
            <text:p>13+</text:p>
          </table:table-cell>
          <table:table-cell table:style-name="ce9" table:formula="of:=LOOKUP([.A11];CharacterLevel;Competency)" office:value-type="float" office:value="9" calcext:value-type="float">
            <text:p>9+</text:p>
          </table:table-cell>
          <table:table-cell table:style-name="ce9" table:formula="of:=LOOKUP([.S11];CharacterLevel;Competency)" office:value-type="float" office:value="10" calcext:value-type="float">
            <text:p>10+</text:p>
          </table:table-cell>
          <table:table-cell table:style-name="ce4" table:formula="of:=LOOKUP([.A11];CharacterLevel;CompetencyBonus)" office:value-type="float" office:value="4" calcext:value-type="float">
            <text:p>+4</text:p>
          </table:table-cell>
          <table:table-cell table:style-name="ce4" table:formula="of:=LOOKUP([.S11];CharacterLevel;CompetencyBonus)" office:value-type="float" office:value="2" calcext:value-type="float">
            <text:p>+2</text:p>
          </table:table-cell>
          <table:table-cell table:style-name="ce4" table:formula="of:=ROUND(AVERAGE(LOOKUP([.$A11];CharacterLevel;ClericDoom); LOOKUP([.$A11];CharacterLevel;FighterDoom)))" office:value-type="float" office:value="7" calcext:value-type="float">
            <text:p>+7</text:p>
          </table:table-cell>
          <table:table-cell table:style-name="ce4" table:formula="of:=ROUND(AVERAGE(LOOKUP([.$A11];CharacterLevel;ClericRay); LOOKUP([.$A11];CharacterLevel;FighterRay)))" office:value-type="float" office:value="6" calcext:value-type="float">
            <text:p>+6</text:p>
          </table:table-cell>
          <table:table-cell table:style-name="ce4" table:formula="of:=ROUND(AVERAGE(LOOKUP([.$A11];CharacterLevel;ClericHold); LOOKUP([.$A11];CharacterLevel;FighterHold)))" office:value-type="float" office:value="6" calcext:value-type="float">
            <text:p>+6</text:p>
          </table:table-cell>
          <table:table-cell table:style-name="ce4" table:formula="of:=ROUND(AVERAGE(LOOKUP([.$A11];CharacterLevel;ClericBlast); LOOKUP([.$A11];CharacterLevel;FighterBlast)))" office:value-type="float" office:value="6" calcext:value-type="float">
            <text:p>+6</text:p>
          </table:table-cell>
          <table:table-cell table:style-name="ce4" table:formula="of:=ROUND(AVERAGE(LOOKUP([.$A11];CharacterLevel;ClericSpell); LOOKUP([.$A11];CharacterLevel;FighterSpell)))" office:value-type="float" office:value="5" calcext:value-type="float">
            <text:p>+5</text:p>
          </table:table-cell>
          <table:table-cell table:style-name="ce20" table:formula="of:=ROUNDDOWN([.A11]/2)" office:value-type="float" office:value="3" calcext:value-type="float">
            <text:p>3</text:p>
          </table:table-cell>
          <table:table-cell table:style-name="ce2" table:formula="of:=[.S11] &amp; &quot;d6&quot;" office:value-type="string" office:string-value="3d6" calcext:value-type="string">
            <text:p>3d6</text:p>
          </table:table-cell>
          <table:table-cell table:style-name="ce9" table:formula="of:=15+[.M11]" office:value-type="float" office:value="17" calcext:value-type="float">
            <text:p>17+</text:p>
          </table:table-cell>
          <table:table-cell table:style-name="ce2" table:formula="of:=INDEX(ClericSpells; MATCH([.$S11];CharacterLevel;0);[.V$5])" office:value-type="float" office:value="2" calcext:value-type="float">
            <text:p>2</text:p>
          </table:table-cell>
          <table:table-cell table:style-name="ce2" table:formula="of:=INDEX(ClericSpells; MATCH([.$S11];CharacterLevel;0);[.W$5])" office:value-type="float" office:value="1" calcext:value-type="float">
            <text:p>1</text:p>
          </table:table-cell>
          <table:table-cell table:style-name="ce2" table:formula="of:=INDEX(ClericSpells; MATCH([.$S11];CharacterLevel;0);[.X$5])" office:value-type="string" office:string-value="--" calcext:value-type="string">
            <text:p>--</text:p>
          </table:table-cell>
          <table:table-cell table:style-name="ce2" table:formula="of:=INDEX(ClericSpells; MATCH([.$S11];CharacterLevel;0);[.Y$5])" office:value-type="string" office:string-value="--" calcext:value-type="string">
            <text:p>--</text:p>
          </table:table-cell>
          <table:table-cell table:style-name="ce2" table:formula="of:=INDEX(ClericSpells; MATCH([.$S11];CharacterLevel;0);[.Z$5])" office:value-type="string" office:string-value="--" calcext:value-type="string">
            <text:p>--</text:p>
          </table:table-cell>
          <table:table-cell table:style-name="ce2" table:formula="of:=[.A11]*[.$AA$1]" office:value-type="float" office:value="27" calcext:value-type="float">
            <text:p>27</text:p>
          </table:table-cell>
          <table:table-cell table:number-columns-repeated="37"/>
        </table:table-row>
        <table:table-row table:style-name="ro1">
          <table:table-cell table:style-name="ce2" office:value-type="float" office:value="7" calcext:value-type="float">
            <text:p>7</text:p>
          </table:table-cell>
          <table:table-cell table:style-name="ce11" table:formula="of:=LOOKUP([.A12];CharacterLevel; FighterExp) + MAX(0;LOOKUP([.S12]-1; CharacterLevel;DruidExp))" office:value-type="float" office:value="68000" calcext:value-type="float">
            <text:p>68,000</text:p>
          </table:table-cell>
          <table:table-cell table:style-name="ce2" table:formula="of:=[.A12]&amp;&quot;d8&quot;" office:value-type="string" office:string-value="7d8" calcext:value-type="string">
            <text:p>7d8</text:p>
          </table:table-cell>
          <table:table-cell table:style-name="ce4" table:formula="of:=ROUND([.A12]*(2/3);0)" office:value-type="float" office:value="5" calcext:value-type="float">
            <text:p>+5</text:p>
          </table:table-cell>
          <table:table-cell table:style-name="ce9" table:formula="of:=MAX(2;ROUND(AVERAGE([$Fighter.E13];[$Druid.E12])))" office:value-type="float" office:value="8" calcext:value-type="float">
            <text:p>8+</text:p>
          </table:table-cell>
          <table:table-cell table:style-name="ce9" table:formula="of:=MAX(2;ROUND(AVERAGE([$Fighter.F13];[$Druid.F12])))" office:value-type="float" office:value="9" calcext:value-type="float">
            <text:p>9+</text:p>
          </table:table-cell>
          <table:table-cell table:style-name="ce9" table:formula="of:=MAX(2;ROUND(AVERAGE([$Fighter.G13];[$Druid.G12])))" office:value-type="float" office:value="11" calcext:value-type="float">
            <text:p>11+</text:p>
          </table:table-cell>
          <table:table-cell table:style-name="ce9" table:formula="of:=MAX(2;ROUND(AVERAGE([$Fighter.H13];[$Druid.H12])))" office:value-type="float" office:value="12" calcext:value-type="float">
            <text:p>12+</text:p>
          </table:table-cell>
          <table:table-cell table:style-name="ce9" table:formula="of:=MAX(2;ROUND(AVERAGE([$Fighter.I13];[$Druid.I12])))" office:value-type="float" office:value="12" calcext:value-type="float">
            <text:p>12+</text:p>
          </table:table-cell>
          <table:table-cell table:style-name="ce9" table:formula="of:=LOOKUP([.A12];CharacterLevel;Competency)" office:value-type="float" office:value="8" calcext:value-type="float">
            <text:p>8+</text:p>
          </table:table-cell>
          <table:table-cell table:style-name="ce9" table:formula="of:=LOOKUP([.S12];CharacterLevel;Competency)" office:value-type="float" office:value="10" calcext:value-type="float">
            <text:p>10+</text:p>
          </table:table-cell>
          <table:table-cell table:style-name="ce4" table:formula="of:=LOOKUP([.A12];CharacterLevel;CompetencyBonus)" office:value-type="float" office:value="5" calcext:value-type="float">
            <text:p>+5</text:p>
          </table:table-cell>
          <table:table-cell table:style-name="ce4" table:formula="of:=LOOKUP([.S12];CharacterLevel;CompetencyBonus)" office:value-type="float" office:value="2" calcext:value-type="float">
            <text:p>+2</text:p>
          </table:table-cell>
          <table:table-cell table:style-name="ce4" table:formula="of:=ROUND(AVERAGE(LOOKUP([.$A12];CharacterLevel;ClericDoom); LOOKUP([.$A12];CharacterLevel;FighterDoom)))" office:value-type="float" office:value="8" calcext:value-type="float">
            <text:p>+8</text:p>
          </table:table-cell>
          <table:table-cell table:style-name="ce4" table:formula="of:=ROUND(AVERAGE(LOOKUP([.$A12];CharacterLevel;ClericRay); LOOKUP([.$A12];CharacterLevel;FighterRay)))" office:value-type="float" office:value="7" calcext:value-type="float">
            <text:p>+7</text:p>
          </table:table-cell>
          <table:table-cell table:style-name="ce4" table:formula="of:=ROUND(AVERAGE(LOOKUP([.$A12];CharacterLevel;ClericHold); LOOKUP([.$A12];CharacterLevel;FighterHold)))" office:value-type="float" office:value="7" calcext:value-type="float">
            <text:p>+7</text:p>
          </table:table-cell>
          <table:table-cell table:style-name="ce4" table:formula="of:=ROUND(AVERAGE(LOOKUP([.$A12];CharacterLevel;ClericBlast); LOOKUP([.$A12];CharacterLevel;FighterBlast)))" office:value-type="float" office:value="6" calcext:value-type="float">
            <text:p>+6</text:p>
          </table:table-cell>
          <table:table-cell table:style-name="ce4" table:formula="of:=ROUND(AVERAGE(LOOKUP([.$A12];CharacterLevel;ClericSpell); LOOKUP([.$A12];CharacterLevel;FighterSpell)))" office:value-type="float" office:value="6" calcext:value-type="float">
            <text:p>+6</text:p>
          </table:table-cell>
          <table:table-cell table:style-name="ce20" table:formula="of:=ROUNDDOWN([.A12]/2)" office:value-type="float" office:value="3" calcext:value-type="float">
            <text:p>3</text:p>
          </table:table-cell>
          <table:table-cell table:style-name="ce2" table:formula="of:=[.S12] &amp; &quot;d6&quot;" office:value-type="string" office:string-value="3d6" calcext:value-type="string">
            <text:p>3d6</text:p>
          </table:table-cell>
          <table:table-cell table:style-name="ce9" table:formula="of:=15+[.M12]" office:value-type="float" office:value="17" calcext:value-type="float">
            <text:p>17+</text:p>
          </table:table-cell>
          <table:table-cell table:style-name="ce2" table:formula="of:=INDEX(ClericSpells; MATCH([.$S12];CharacterLevel;0);[.V$5])" office:value-type="float" office:value="2" calcext:value-type="float">
            <text:p>2</text:p>
          </table:table-cell>
          <table:table-cell table:style-name="ce2" table:formula="of:=INDEX(ClericSpells; MATCH([.$S12];CharacterLevel;0);[.W$5])" office:value-type="float" office:value="1" calcext:value-type="float">
            <text:p>1</text:p>
          </table:table-cell>
          <table:table-cell table:style-name="ce2" table:formula="of:=INDEX(ClericSpells; MATCH([.$S12];CharacterLevel;0);[.X$5])" office:value-type="string" office:string-value="--" calcext:value-type="string">
            <text:p>--</text:p>
          </table:table-cell>
          <table:table-cell table:style-name="ce2" table:formula="of:=INDEX(ClericSpells; MATCH([.$S12];CharacterLevel;0);[.Y$5])" office:value-type="string" office:string-value="--" calcext:value-type="string">
            <text:p>--</text:p>
          </table:table-cell>
          <table:table-cell table:style-name="ce2" table:formula="of:=INDEX(ClericSpells; MATCH([.$S12];CharacterLevel;0);[.Z$5])" office:value-type="string" office:string-value="--" calcext:value-type="string">
            <text:p>--</text:p>
          </table:table-cell>
          <table:table-cell table:style-name="ce2" table:formula="of:=[.A12]*[.$AA$1]" office:value-type="float" office:value="31.5" calcext:value-type="float">
            <text:p>31.5</text:p>
          </table:table-cell>
          <table:table-cell table:number-columns-repeated="37"/>
        </table:table-row>
        <table:table-row table:style-name="ro1">
          <table:table-cell table:style-name="ce2" office:value-type="float" office:value="8" calcext:value-type="float">
            <text:p>8</text:p>
          </table:table-cell>
          <table:table-cell table:style-name="ce11" table:formula="of:=LOOKUP([.A13];CharacterLevel; FighterExp) + MAX(0;LOOKUP([.S13]-1; CharacterLevel;DruidExp))" office:value-type="float" office:value="128000" calcext:value-type="float">
            <text:p>128,000</text:p>
          </table:table-cell>
          <table:table-cell table:style-name="ce2" table:formula="of:=[.A13]&amp;&quot;d8&quot;" office:value-type="string" office:string-value="8d8" calcext:value-type="string">
            <text:p>8d8</text:p>
          </table:table-cell>
          <table:table-cell table:style-name="ce4" table:formula="of:=ROUND([.A13]*(2/3);0)" office:value-type="float" office:value="5" calcext:value-type="float">
            <text:p>+5</text:p>
          </table:table-cell>
          <table:table-cell table:style-name="ce9" table:formula="of:=MAX(2;ROUND(AVERAGE([$Fighter.E14];[$Druid.E13])))" office:value-type="float" office:value="8" calcext:value-type="float">
            <text:p>8+</text:p>
          </table:table-cell>
          <table:table-cell table:style-name="ce9" table:formula="of:=MAX(2;ROUND(AVERAGE([$Fighter.F14];[$Druid.F13])))" office:value-type="float" office:value="9" calcext:value-type="float">
            <text:p>9+</text:p>
          </table:table-cell>
          <table:table-cell table:style-name="ce9" table:formula="of:=MAX(2;ROUND(AVERAGE([$Fighter.G14];[$Druid.G13])))" office:value-type="float" office:value="10" calcext:value-type="float">
            <text:p>10+</text:p>
          </table:table-cell>
          <table:table-cell table:style-name="ce9" table:formula="of:=MAX(2;ROUND(AVERAGE([$Fighter.H14];[$Druid.H13])))" office:value-type="float" office:value="11" calcext:value-type="float">
            <text:p>11+</text:p>
          </table:table-cell>
          <table:table-cell table:style-name="ce9" table:formula="of:=MAX(2;ROUND(AVERAGE([$Fighter.I14];[$Druid.I13])))" office:value-type="float" office:value="12" calcext:value-type="float">
            <text:p>12+</text:p>
          </table:table-cell>
          <table:table-cell table:style-name="ce9" table:formula="of:=LOOKUP([.A13];CharacterLevel;Competency)" office:value-type="float" office:value="8" calcext:value-type="float">
            <text:p>8+</text:p>
          </table:table-cell>
          <table:table-cell table:style-name="ce9" table:formula="of:=LOOKUP([.S13];CharacterLevel;Competency)" office:value-type="float" office:value="10" calcext:value-type="float">
            <text:p>10+</text:p>
          </table:table-cell>
          <table:table-cell table:style-name="ce4" table:formula="of:=LOOKUP([.A13];CharacterLevel;CompetencyBonus)" office:value-type="float" office:value="6" calcext:value-type="float">
            <text:p>+6</text:p>
          </table:table-cell>
          <table:table-cell table:style-name="ce4" table:formula="of:=LOOKUP([.S13];CharacterLevel;CompetencyBonus)" office:value-type="float" office:value="3" calcext:value-type="float">
            <text:p>+3</text:p>
          </table:table-cell>
          <table:table-cell table:style-name="ce4" table:formula="of:=ROUND(AVERAGE(LOOKUP([.$A13];CharacterLevel;ClericDoom); LOOKUP([.$A13];CharacterLevel;FighterDoom)))" office:value-type="float" office:value="9" calcext:value-type="float">
            <text:p>+9</text:p>
          </table:table-cell>
          <table:table-cell table:style-name="ce4" table:formula="of:=ROUND(AVERAGE(LOOKUP([.$A13];CharacterLevel;ClericRay); LOOKUP([.$A13];CharacterLevel;FighterRay)))" office:value-type="float" office:value="8" calcext:value-type="float">
            <text:p>+8</text:p>
          </table:table-cell>
          <table:table-cell table:style-name="ce4" table:formula="of:=ROUND(AVERAGE(LOOKUP([.$A13];CharacterLevel;ClericHold); LOOKUP([.$A13];CharacterLevel;FighterHold)))" office:value-type="float" office:value="8" calcext:value-type="float">
            <text:p>+8</text:p>
          </table:table-cell>
          <table:table-cell table:style-name="ce4" table:formula="of:=ROUND(AVERAGE(LOOKUP([.$A13];CharacterLevel;ClericBlast); LOOKUP([.$A13];CharacterLevel;FighterBlast)))" office:value-type="float" office:value="7" calcext:value-type="float">
            <text:p>+7</text:p>
          </table:table-cell>
          <table:table-cell table:style-name="ce4" table:formula="of:=ROUND(AVERAGE(LOOKUP([.$A13];CharacterLevel;ClericSpell); LOOKUP([.$A13];CharacterLevel;FighterSpell)))" office:value-type="float" office:value="7" calcext:value-type="float">
            <text:p>+7</text:p>
          </table:table-cell>
          <table:table-cell table:style-name="ce20" table:formula="of:=ROUNDDOWN([.A13]/2)" office:value-type="float" office:value="4" calcext:value-type="float">
            <text:p>4</text:p>
          </table:table-cell>
          <table:table-cell table:style-name="ce2" table:formula="of:=[.S13] &amp; &quot;d6&quot;" office:value-type="string" office:string-value="4d6" calcext:value-type="string">
            <text:p>4d6</text:p>
          </table:table-cell>
          <table:table-cell table:style-name="ce9" table:formula="of:=15+[.M13]" office:value-type="float" office:value="18" calcext:value-type="float">
            <text:p>18+</text:p>
          </table:table-cell>
          <table:table-cell table:style-name="ce2" table:formula="of:=INDEX(ClericSpells; MATCH([.$S13];CharacterLevel;0);[.V$5])" office:value-type="float" office:value="2" calcext:value-type="float">
            <text:p>2</text:p>
          </table:table-cell>
          <table:table-cell table:style-name="ce2" table:formula="of:=INDEX(ClericSpells; MATCH([.$S13];CharacterLevel;0);[.W$5])" office:value-type="float" office:value="2" calcext:value-type="float">
            <text:p>2</text:p>
          </table:table-cell>
          <table:table-cell table:style-name="ce2" table:formula="of:=INDEX(ClericSpells; MATCH([.$S13];CharacterLevel;0);[.X$5])" office:value-type="string" office:string-value="--" calcext:value-type="string">
            <text:p>--</text:p>
          </table:table-cell>
          <table:table-cell table:style-name="ce2" table:formula="of:=INDEX(ClericSpells; MATCH([.$S13];CharacterLevel;0);[.Y$5])" office:value-type="string" office:string-value="--" calcext:value-type="string">
            <text:p>--</text:p>
          </table:table-cell>
          <table:table-cell table:style-name="ce2" table:formula="of:=INDEX(ClericSpells; MATCH([.$S13];CharacterLevel;0);[.Z$5])" office:value-type="string" office:string-value="--" calcext:value-type="string">
            <text:p>--</text:p>
          </table:table-cell>
          <table:table-cell table:style-name="ce2" table:formula="of:=[.A13]*[.$AA$1]" office:value-type="float" office:value="36" calcext:value-type="float">
            <text:p>36</text:p>
          </table:table-cell>
          <table:table-cell table:number-columns-repeated="37"/>
        </table:table-row>
        <table:table-row table:style-name="ro1">
          <table:table-cell table:style-name="ce2" office:value-type="float" office:value="9" calcext:value-type="float">
            <text:p>9</text:p>
          </table:table-cell>
          <table:table-cell table:style-name="ce11" table:formula="of:=LOOKUP([.A14];CharacterLevel; FighterExp) + MAX(0;LOOKUP([.S14]-1; CharacterLevel;DruidExp))" office:value-type="float" office:value="248000" calcext:value-type="float">
            <text:p>248,000</text:p>
          </table:table-cell>
          <table:table-cell table:style-name="ce2" table:formula="of:=[.A14]&amp;&quot;d8&quot;" office:value-type="string" office:string-value="9d8" calcext:value-type="string">
            <text:p>9d8</text:p>
          </table:table-cell>
          <table:table-cell table:style-name="ce4" table:formula="of:=ROUND([.A14]*(2/3);0)" office:value-type="float" office:value="6" calcext:value-type="float">
            <text:p>+6</text:p>
          </table:table-cell>
          <table:table-cell table:style-name="ce9" table:formula="of:=MAX(2;ROUND(AVERAGE([$Fighter.E15];[$Druid.E14])))" office:value-type="float" office:value="7" calcext:value-type="float">
            <text:p>7+</text:p>
          </table:table-cell>
          <table:table-cell table:style-name="ce9" table:formula="of:=MAX(2;ROUND(AVERAGE([$Fighter.F15];[$Druid.F14])))" office:value-type="float" office:value="8" calcext:value-type="float">
            <text:p>8+</text:p>
          </table:table-cell>
          <table:table-cell table:style-name="ce9" table:formula="of:=MAX(2;ROUND(AVERAGE([$Fighter.G15];[$Druid.G14])))" office:value-type="float" office:value="10" calcext:value-type="float">
            <text:p>10+</text:p>
          </table:table-cell>
          <table:table-cell table:style-name="ce9" table:formula="of:=MAX(2;ROUND(AVERAGE([$Fighter.H15];[$Druid.H14])))" office:value-type="float" office:value="10" calcext:value-type="float">
            <text:p>10+</text:p>
          </table:table-cell>
          <table:table-cell table:style-name="ce9" table:formula="of:=MAX(2;ROUND(AVERAGE([$Fighter.I15];[$Druid.I14])))" office:value-type="float" office:value="11" calcext:value-type="float">
            <text:p>11+</text:p>
          </table:table-cell>
          <table:table-cell table:style-name="ce9" table:formula="of:=LOOKUP([.A14];CharacterLevel;Competency)" office:value-type="float" office:value="8" calcext:value-type="float">
            <text:p>8+</text:p>
          </table:table-cell>
          <table:table-cell table:style-name="ce9" table:formula="of:=LOOKUP([.S14];CharacterLevel;Competency)" office:value-type="float" office:value="10" calcext:value-type="float">
            <text:p>10+</text:p>
          </table:table-cell>
          <table:table-cell table:style-name="ce4" table:formula="of:=LOOKUP([.A14];CharacterLevel;CompetencyBonus)" office:value-type="float" office:value="6" calcext:value-type="float">
            <text:p>+6</text:p>
          </table:table-cell>
          <table:table-cell table:style-name="ce4" table:formula="of:=LOOKUP([.S14];CharacterLevel;CompetencyBonus)" office:value-type="float" office:value="3" calcext:value-type="float">
            <text:p>+3</text:p>
          </table:table-cell>
          <table:table-cell table:style-name="ce4" table:formula="of:=ROUND(AVERAGE(LOOKUP([.$A14];CharacterLevel;ClericDoom); LOOKUP([.$A14];CharacterLevel;FighterDoom)))" office:value-type="float" office:value="10" calcext:value-type="float">
            <text:p>+10</text:p>
          </table:table-cell>
          <table:table-cell table:style-name="ce4" table:formula="of:=ROUND(AVERAGE(LOOKUP([.$A14];CharacterLevel;ClericRay); LOOKUP([.$A14];CharacterLevel;FighterRay)))" office:value-type="float" office:value="9" calcext:value-type="float">
            <text:p>+9</text:p>
          </table:table-cell>
          <table:table-cell table:style-name="ce4" table:formula="of:=ROUND(AVERAGE(LOOKUP([.$A14];CharacterLevel;ClericHold); LOOKUP([.$A14];CharacterLevel;FighterHold)))" office:value-type="float" office:value="9" calcext:value-type="float">
            <text:p>+9</text:p>
          </table:table-cell>
          <table:table-cell table:style-name="ce4" table:formula="of:=ROUND(AVERAGE(LOOKUP([.$A14];CharacterLevel;ClericBlast); LOOKUP([.$A14];CharacterLevel;FighterBlast)))" office:value-type="float" office:value="8" calcext:value-type="float">
            <text:p>+8</text:p>
          </table:table-cell>
          <table:table-cell table:style-name="ce4" table:formula="of:=ROUND(AVERAGE(LOOKUP([.$A14];CharacterLevel;ClericSpell); LOOKUP([.$A14];CharacterLevel;FighterSpell)))" office:value-type="float" office:value="8" calcext:value-type="float">
            <text:p>+8</text:p>
          </table:table-cell>
          <table:table-cell table:style-name="ce20" table:formula="of:=ROUNDDOWN([.A14]/2)" office:value-type="float" office:value="4" calcext:value-type="float">
            <text:p>4</text:p>
          </table:table-cell>
          <table:table-cell table:style-name="ce2" table:formula="of:=[.S14] &amp; &quot;d6&quot;" office:value-type="string" office:string-value="4d6" calcext:value-type="string">
            <text:p>4d6</text:p>
          </table:table-cell>
          <table:table-cell table:style-name="ce9" table:formula="of:=15+[.M14]" office:value-type="float" office:value="18" calcext:value-type="float">
            <text:p>18+</text:p>
          </table:table-cell>
          <table:table-cell table:style-name="ce2" table:formula="of:=INDEX(ClericSpells; MATCH([.$S14];CharacterLevel;0);[.V$5])" office:value-type="float" office:value="2" calcext:value-type="float">
            <text:p>2</text:p>
          </table:table-cell>
          <table:table-cell table:style-name="ce2" table:formula="of:=INDEX(ClericSpells; MATCH([.$S14];CharacterLevel;0);[.W$5])" office:value-type="float" office:value="2" calcext:value-type="float">
            <text:p>2</text:p>
          </table:table-cell>
          <table:table-cell table:style-name="ce2" table:formula="of:=INDEX(ClericSpells; MATCH([.$S14];CharacterLevel;0);[.X$5])" office:value-type="string" office:string-value="--" calcext:value-type="string">
            <text:p>--</text:p>
          </table:table-cell>
          <table:table-cell table:style-name="ce2" table:formula="of:=INDEX(ClericSpells; MATCH([.$S14];CharacterLevel;0);[.Y$5])" office:value-type="string" office:string-value="--" calcext:value-type="string">
            <text:p>--</text:p>
          </table:table-cell>
          <table:table-cell table:style-name="ce2" table:formula="of:=INDEX(ClericSpells; MATCH([.$S14];CharacterLevel;0);[.Z$5])" office:value-type="string" office:string-value="--" calcext:value-type="string">
            <text:p>--</text:p>
          </table:table-cell>
          <table:table-cell table:style-name="ce2" table:formula="of:=[.A14]*[.$AA$1]" office:value-type="float" office:value="40.5" calcext:value-type="float">
            <text:p>40.5</text:p>
          </table:table-cell>
          <table:table-cell table:number-columns-repeated="37"/>
        </table:table-row>
        <table:table-row table:style-name="ro1">
          <table:table-cell table:style-name="ce2" office:value-type="float" office:value="10" calcext:value-type="float">
            <text:p>10</text:p>
          </table:table-cell>
          <table:table-cell table:style-name="ce11" table:formula="of:=LOOKUP([.A15];CharacterLevel; FighterExp) + MAX(0;LOOKUP([.S15]-1; CharacterLevel;DruidExp))" office:value-type="float" office:value="376000" calcext:value-type="float">
            <text:p>376,000</text:p>
          </table:table-cell>
          <table:table-cell table:style-name="ce2" table:formula="of:=[.A15]&amp;&quot;d8&quot;" office:value-type="string" office:string-value="10d8" calcext:value-type="string">
            <text:p>10d8</text:p>
          </table:table-cell>
          <table:table-cell table:style-name="ce4" table:formula="of:=ROUND([.A15]*(2/3);0)" office:value-type="float" office:value="7" calcext:value-type="float">
            <text:p>+7</text:p>
          </table:table-cell>
          <table:table-cell table:style-name="ce9" table:formula="of:=MAX(2;ROUND(AVERAGE([$Fighter.E16];[$Druid.E15])))" office:value-type="float" office:value="7" calcext:value-type="float">
            <text:p>7+</text:p>
          </table:table-cell>
          <table:table-cell table:style-name="ce9" table:formula="of:=MAX(2;ROUND(AVERAGE([$Fighter.F16];[$Druid.F15])))" office:value-type="float" office:value="8" calcext:value-type="float">
            <text:p>8+</text:p>
          </table:table-cell>
          <table:table-cell table:style-name="ce9" table:formula="of:=MAX(2;ROUND(AVERAGE([$Fighter.G16];[$Druid.G15])))" office:value-type="float" office:value="9" calcext:value-type="float">
            <text:p>9+</text:p>
          </table:table-cell>
          <table:table-cell table:style-name="ce9" table:formula="of:=MAX(2;ROUND(AVERAGE([$Fighter.H16];[$Druid.H15])))" office:value-type="float" office:value="10" calcext:value-type="float">
            <text:p>10+</text:p>
          </table:table-cell>
          <table:table-cell table:style-name="ce9" table:formula="of:=MAX(2;ROUND(AVERAGE([$Fighter.I16];[$Druid.I15])))" office:value-type="float" office:value="11" calcext:value-type="float">
            <text:p>11+</text:p>
          </table:table-cell>
          <table:table-cell table:style-name="ce9" table:formula="of:=LOOKUP([.A15];CharacterLevel;Competency)" office:value-type="float" office:value="7" calcext:value-type="float">
            <text:p>7+</text:p>
          </table:table-cell>
          <table:table-cell table:style-name="ce9" table:formula="of:=LOOKUP([.S15];CharacterLevel;Competency)" office:value-type="float" office:value="9" calcext:value-type="float">
            <text:p>9+</text:p>
          </table:table-cell>
          <table:table-cell table:style-name="ce4" table:formula="of:=LOOKUP([.A15];CharacterLevel;CompetencyBonus)" office:value-type="float" office:value="7" calcext:value-type="float">
            <text:p>+7</text:p>
          </table:table-cell>
          <table:table-cell table:style-name="ce4" table:formula="of:=LOOKUP([.S15];CharacterLevel;CompetencyBonus)" office:value-type="float" office:value="4" calcext:value-type="float">
            <text:p>+4</text:p>
          </table:table-cell>
          <table:table-cell table:style-name="ce4" table:formula="of:=ROUND(AVERAGE(LOOKUP([.$A15];CharacterLevel;ClericDoom); LOOKUP([.$A15];CharacterLevel;FighterDoom)))" office:value-type="float" office:value="11" calcext:value-type="float">
            <text:p>+11</text:p>
          </table:table-cell>
          <table:table-cell table:style-name="ce4" table:formula="of:=ROUND(AVERAGE(LOOKUP([.$A15];CharacterLevel;ClericRay); LOOKUP([.$A15];CharacterLevel;FighterRay)))" office:value-type="float" office:value="10" calcext:value-type="float">
            <text:p>+10</text:p>
          </table:table-cell>
          <table:table-cell table:style-name="ce4" table:formula="of:=ROUND(AVERAGE(LOOKUP([.$A15];CharacterLevel;ClericHold); LOOKUP([.$A15];CharacterLevel;FighterHold)))" office:value-type="float" office:value="10" calcext:value-type="float">
            <text:p>+10</text:p>
          </table:table-cell>
          <table:table-cell table:style-name="ce4" table:formula="of:=ROUND(AVERAGE(LOOKUP([.$A15];CharacterLevel;ClericBlast); LOOKUP([.$A15];CharacterLevel;FighterBlast)))" office:value-type="float" office:value="9" calcext:value-type="float">
            <text:p>+9</text:p>
          </table:table-cell>
          <table:table-cell table:style-name="ce4" table:formula="of:=ROUND(AVERAGE(LOOKUP([.$A15];CharacterLevel;ClericSpell); LOOKUP([.$A15];CharacterLevel;FighterSpell)))" office:value-type="float" office:value="9" calcext:value-type="float">
            <text:p>+9</text:p>
          </table:table-cell>
          <table:table-cell table:style-name="ce20" table:formula="of:=ROUNDDOWN([.A15]/2)" office:value-type="float" office:value="5" calcext:value-type="float">
            <text:p>5</text:p>
          </table:table-cell>
          <table:table-cell table:style-name="ce2" table:formula="of:=[.S15] &amp; &quot;d6&quot;" office:value-type="string" office:string-value="5d6" calcext:value-type="string">
            <text:p>5d6</text:p>
          </table:table-cell>
          <table:table-cell table:style-name="ce9" table:formula="of:=15+[.M15]" office:value-type="float" office:value="19" calcext:value-type="float">
            <text:p>19+</text:p>
          </table:table-cell>
          <table:table-cell table:style-name="ce2" table:formula="of:=INDEX(ClericSpells; MATCH([.$S15];CharacterLevel;0);[.V$5])" office:value-type="float" office:value="2" calcext:value-type="float">
            <text:p>2</text:p>
          </table:table-cell>
          <table:table-cell table:style-name="ce2" table:formula="of:=INDEX(ClericSpells; MATCH([.$S15];CharacterLevel;0);[.W$5])" office:value-type="float" office:value="2" calcext:value-type="float">
            <text:p>2</text:p>
          </table:table-cell>
          <table:table-cell table:style-name="ce2" table:formula="of:=INDEX(ClericSpells; MATCH([.$S15];CharacterLevel;0);[.X$5])" office:value-type="float" office:value="1" calcext:value-type="float">
            <text:p>1</text:p>
          </table:table-cell>
          <table:table-cell table:style-name="ce2" table:formula="of:=INDEX(ClericSpells; MATCH([.$S15];CharacterLevel;0);[.Y$5])" office:value-type="string" office:string-value="--" calcext:value-type="string">
            <text:p>--</text:p>
          </table:table-cell>
          <table:table-cell table:style-name="ce2" table:formula="of:=INDEX(ClericSpells; MATCH([.$S15];CharacterLevel;0);[.Z$5])" office:value-type="string" office:string-value="--" calcext:value-type="string">
            <text:p>--</text:p>
          </table:table-cell>
          <table:table-cell table:style-name="ce2" table:formula="of:=[.A15]*[.$AA$1]" office:value-type="float" office:value="45" calcext:value-type="float">
            <text:p>45</text:p>
          </table:table-cell>
          <table:table-cell table:number-columns-repeated="37"/>
        </table:table-row>
        <table:table-row table:style-name="ro1">
          <table:table-cell table:style-name="ce2" office:value-type="float" office:value="11" calcext:value-type="float">
            <text:p>11</text:p>
          </table:table-cell>
          <table:table-cell table:style-name="ce11" table:formula="of:=LOOKUP([.A16];CharacterLevel; FighterExp) + MAX(0;LOOKUP([.S16]-1; CharacterLevel;DruidExp))" office:value-type="float" office:value="496000" calcext:value-type="float">
            <text:p>496,000</text:p>
          </table:table-cell>
          <table:table-cell table:style-name="ce2" table:formula="of:=[.$C$15] &amp; &quot;+&quot; &amp; 2*([.A16]-10)" office:value-type="string" office:string-value="10d8+2" calcext:value-type="string">
            <text:p>10d8+2</text:p>
          </table:table-cell>
          <table:table-cell table:style-name="ce4" table:formula="of:=ROUND([.A16]*(2/3);0)" office:value-type="float" office:value="7" calcext:value-type="float">
            <text:p>+7</text:p>
          </table:table-cell>
          <table:table-cell table:style-name="ce9" table:formula="of:=MAX(2;ROUND(AVERAGE([$Fighter.E17];[$Druid.E16])))" office:value-type="float" office:value="6" calcext:value-type="float">
            <text:p>6+</text:p>
          </table:table-cell>
          <table:table-cell table:style-name="ce9" table:formula="of:=MAX(2;ROUND(AVERAGE([$Fighter.F17];[$Druid.F16])))" office:value-type="float" office:value="7" calcext:value-type="float">
            <text:p>7+</text:p>
          </table:table-cell>
          <table:table-cell table:style-name="ce9" table:formula="of:=MAX(2;ROUND(AVERAGE([$Fighter.G17];[$Druid.G16])))" office:value-type="float" office:value="9" calcext:value-type="float">
            <text:p>9+</text:p>
          </table:table-cell>
          <table:table-cell table:style-name="ce9" table:formula="of:=MAX(2;ROUND(AVERAGE([$Fighter.H17];[$Druid.H16])))" office:value-type="float" office:value="9" calcext:value-type="float">
            <text:p>9+</text:p>
          </table:table-cell>
          <table:table-cell table:style-name="ce9" table:formula="of:=MAX(2;ROUND(AVERAGE([$Fighter.I17];[$Druid.I16])))" office:value-type="float" office:value="10" calcext:value-type="float">
            <text:p>10+</text:p>
          </table:table-cell>
          <table:table-cell table:style-name="ce9" table:formula="of:=LOOKUP([.A16];CharacterLevel;Competency)" office:value-type="float" office:value="7" calcext:value-type="float">
            <text:p>7+</text:p>
          </table:table-cell>
          <table:table-cell table:style-name="ce9" table:formula="of:=LOOKUP([.S16];CharacterLevel;Competency)" office:value-type="float" office:value="9" calcext:value-type="float">
            <text:p>9+</text:p>
          </table:table-cell>
          <table:table-cell table:style-name="ce4" table:formula="of:=LOOKUP([.A16];CharacterLevel;CompetencyBonus)" office:value-type="float" office:value="8" calcext:value-type="float">
            <text:p>+8</text:p>
          </table:table-cell>
          <table:table-cell table:style-name="ce4" table:formula="of:=LOOKUP([.S16];CharacterLevel;CompetencyBonus)" office:value-type="float" office:value="4" calcext:value-type="float">
            <text:p>+4</text:p>
          </table:table-cell>
          <table:table-cell table:style-name="ce4" table:formula="of:=ROUND(AVERAGE(LOOKUP([.$A16];CharacterLevel;ClericDoom); LOOKUP([.$A16];CharacterLevel;FighterDoom)))" office:value-type="float" office:value="12" calcext:value-type="float">
            <text:p>+12</text:p>
          </table:table-cell>
          <table:table-cell table:style-name="ce4" table:formula="of:=ROUND(AVERAGE(LOOKUP([.$A16];CharacterLevel;ClericRay); LOOKUP([.$A16];CharacterLevel;FighterRay)))" office:value-type="float" office:value="11" calcext:value-type="float">
            <text:p>+11</text:p>
          </table:table-cell>
          <table:table-cell table:style-name="ce4" table:formula="of:=ROUND(AVERAGE(LOOKUP([.$A16];CharacterLevel;ClericHold); LOOKUP([.$A16];CharacterLevel;FighterHold)))" office:value-type="float" office:value="10" calcext:value-type="float">
            <text:p>+10</text:p>
          </table:table-cell>
          <table:table-cell table:style-name="ce4" table:formula="of:=ROUND(AVERAGE(LOOKUP([.$A16];CharacterLevel;ClericBlast); LOOKUP([.$A16];CharacterLevel;FighterBlast)))" office:value-type="float" office:value="10" calcext:value-type="float">
            <text:p>+10</text:p>
          </table:table-cell>
          <table:table-cell table:style-name="ce4" table:formula="of:=ROUND(AVERAGE(LOOKUP([.$A16];CharacterLevel;ClericSpell); LOOKUP([.$A16];CharacterLevel;FighterSpell)))" office:value-type="float" office:value="10" calcext:value-type="float">
            <text:p>+10</text:p>
          </table:table-cell>
          <table:table-cell table:style-name="ce20" table:formula="of:=ROUNDDOWN([.A16]/2)" office:value-type="float" office:value="5" calcext:value-type="float">
            <text:p>5</text:p>
          </table:table-cell>
          <table:table-cell table:style-name="ce2" table:formula="of:=[.S16] &amp; &quot;d6&quot;" office:value-type="string" office:string-value="5d6" calcext:value-type="string">
            <text:p>5d6</text:p>
          </table:table-cell>
          <table:table-cell table:style-name="ce9" table:formula="of:=15+[.M16]" office:value-type="float" office:value="19" calcext:value-type="float">
            <text:p>19+</text:p>
          </table:table-cell>
          <table:table-cell table:style-name="ce2" table:formula="of:=INDEX(ClericSpells; MATCH([.$S16];CharacterLevel;0);[.V$5])" office:value-type="float" office:value="2" calcext:value-type="float">
            <text:p>2</text:p>
          </table:table-cell>
          <table:table-cell table:style-name="ce2" table:formula="of:=INDEX(ClericSpells; MATCH([.$S16];CharacterLevel;0);[.W$5])" office:value-type="float" office:value="2" calcext:value-type="float">
            <text:p>2</text:p>
          </table:table-cell>
          <table:table-cell table:style-name="ce2" table:formula="of:=INDEX(ClericSpells; MATCH([.$S16];CharacterLevel;0);[.X$5])" office:value-type="float" office:value="1" calcext:value-type="float">
            <text:p>1</text:p>
          </table:table-cell>
          <table:table-cell table:style-name="ce2" table:formula="of:=INDEX(ClericSpells; MATCH([.$S16];CharacterLevel;0);[.Y$5])" office:value-type="string" office:string-value="--" calcext:value-type="string">
            <text:p>--</text:p>
          </table:table-cell>
          <table:table-cell table:style-name="ce2" table:formula="of:=INDEX(ClericSpells; MATCH([.$S16];CharacterLevel;0);[.Z$5])" office:value-type="string" office:string-value="--" calcext:value-type="string">
            <text:p>--</text:p>
          </table:table-cell>
          <table:table-cell table:style-name="ce2" table:formula="of:=[.AA15]+2" office:value-type="float" office:value="47" calcext:value-type="float">
            <text:p>47</text:p>
          </table:table-cell>
          <table:table-cell table:number-columns-repeated="37"/>
        </table:table-row>
        <table:table-row table:style-name="ro1">
          <table:table-cell table:style-name="ce2" office:value-type="float" office:value="12" calcext:value-type="float">
            <text:p>12</text:p>
          </table:table-cell>
          <table:table-cell table:style-name="ce11" table:formula="of:=LOOKUP([.A17];CharacterLevel; FighterExp) + MAX(0;LOOKUP([.S17]-1; CharacterLevel;DruidExp))" office:value-type="float" office:value="632000" calcext:value-type="float">
            <text:p>632,000</text:p>
          </table:table-cell>
          <table:table-cell table:style-name="ce2" table:formula="of:=[.$C$15] &amp; &quot;+&quot; &amp; 2*([.A17]-10)" office:value-type="string" office:string-value="10d8+4" calcext:value-type="string">
            <text:p>10d8+4</text:p>
          </table:table-cell>
          <table:table-cell table:style-name="ce4" table:formula="of:=ROUND([.A17]*(2/3);0)" office:value-type="float" office:value="8" calcext:value-type="float">
            <text:p>+8</text:p>
          </table:table-cell>
          <table:table-cell table:style-name="ce9" table:formula="of:=MAX(2;ROUND(AVERAGE([$Fighter.E18];[$Druid.E17])))" office:value-type="float" office:value="6" calcext:value-type="float">
            <text:p>6+</text:p>
          </table:table-cell>
          <table:table-cell table:style-name="ce9" table:formula="of:=MAX(2;ROUND(AVERAGE([$Fighter.F18];[$Druid.F17])))" office:value-type="float" office:value="7" calcext:value-type="float">
            <text:p>7+</text:p>
          </table:table-cell>
          <table:table-cell table:style-name="ce9" table:formula="of:=MAX(2;ROUND(AVERAGE([$Fighter.G18];[$Druid.G17])))" office:value-type="float" office:value="8" calcext:value-type="float">
            <text:p>8+</text:p>
          </table:table-cell>
          <table:table-cell table:style-name="ce9" table:formula="of:=MAX(2;ROUND(AVERAGE([$Fighter.H18];[$Druid.H17])))" office:value-type="float" office:value="9" calcext:value-type="float">
            <text:p>9+</text:p>
          </table:table-cell>
          <table:table-cell table:style-name="ce9" table:formula="of:=MAX(2;ROUND(AVERAGE([$Fighter.I18];[$Druid.I17])))" office:value-type="float" office:value="10" calcext:value-type="float">
            <text:p>10+</text:p>
          </table:table-cell>
          <table:table-cell table:style-name="ce9" table:formula="of:=LOOKUP([.A17];CharacterLevel;Competency)" office:value-type="float" office:value="6" calcext:value-type="float">
            <text:p>6+</text:p>
          </table:table-cell>
          <table:table-cell table:style-name="ce9" table:formula="of:=LOOKUP([.S17];CharacterLevel;Competency)" office:value-type="float" office:value="9" calcext:value-type="float">
            <text:p>9+</text:p>
          </table:table-cell>
          <table:table-cell table:style-name="ce4" table:formula="of:=LOOKUP([.A17];CharacterLevel;CompetencyBonus)" office:value-type="float" office:value="8" calcext:value-type="float">
            <text:p>+8</text:p>
          </table:table-cell>
          <table:table-cell table:style-name="ce4" table:formula="of:=LOOKUP([.S17];CharacterLevel;CompetencyBonus)" office:value-type="float" office:value="4" calcext:value-type="float">
            <text:p>+4</text:p>
          </table:table-cell>
          <table:table-cell table:style-name="ce4" table:formula="of:=ROUND(AVERAGE(LOOKUP([.$A17];CharacterLevel;ClericDoom); LOOKUP([.$A17];CharacterLevel;FighterDoom)))" office:value-type="float" office:value="13" calcext:value-type="float">
            <text:p>+13</text:p>
          </table:table-cell>
          <table:table-cell table:style-name="ce4" table:formula="of:=ROUND(AVERAGE(LOOKUP([.$A17];CharacterLevel;ClericRay); LOOKUP([.$A17];CharacterLevel;FighterRay)))" office:value-type="float" office:value="12" calcext:value-type="float">
            <text:p>+12</text:p>
          </table:table-cell>
          <table:table-cell table:style-name="ce4" table:formula="of:=ROUND(AVERAGE(LOOKUP([.$A17];CharacterLevel;ClericHold); LOOKUP([.$A17];CharacterLevel;FighterHold)))" office:value-type="float" office:value="11" calcext:value-type="float">
            <text:p>+11</text:p>
          </table:table-cell>
          <table:table-cell table:style-name="ce4" table:formula="of:=ROUND(AVERAGE(LOOKUP([.$A17];CharacterLevel;ClericBlast); LOOKUP([.$A17];CharacterLevel;FighterBlast)))" office:value-type="float" office:value="11" calcext:value-type="float">
            <text:p>+11</text:p>
          </table:table-cell>
          <table:table-cell table:style-name="ce4" table:formula="of:=ROUND(AVERAGE(LOOKUP([.$A17];CharacterLevel;ClericSpell); LOOKUP([.$A17];CharacterLevel;FighterSpell)))" office:value-type="float" office:value="11" calcext:value-type="float">
            <text:p>+11</text:p>
          </table:table-cell>
          <table:table-cell table:style-name="ce20" table:formula="of:=ROUNDDOWN([.A17]/2)" office:value-type="float" office:value="6" calcext:value-type="float">
            <text:p>6</text:p>
          </table:table-cell>
          <table:table-cell table:style-name="ce2" table:formula="of:=[.S17] &amp; &quot;d6&quot;" office:value-type="string" office:string-value="6d6" calcext:value-type="string">
            <text:p>6d6</text:p>
          </table:table-cell>
          <table:table-cell table:style-name="ce9" table:formula="of:=15+[.M17]" office:value-type="float" office:value="19" calcext:value-type="float">
            <text:p>19+</text:p>
          </table:table-cell>
          <table:table-cell table:style-name="ce2" table:formula="of:=INDEX(ClericSpells; MATCH([.$S17];CharacterLevel;0);[.V$5])" office:value-type="float" office:value="3" calcext:value-type="float">
            <text:p>3</text:p>
          </table:table-cell>
          <table:table-cell table:style-name="ce2" table:formula="of:=INDEX(ClericSpells; MATCH([.$S17];CharacterLevel;0);[.W$5])" office:value-type="float" office:value="2" calcext:value-type="float">
            <text:p>2</text:p>
          </table:table-cell>
          <table:table-cell table:style-name="ce2" table:formula="of:=INDEX(ClericSpells; MATCH([.$S17];CharacterLevel;0);[.X$5])" office:value-type="float" office:value="2" calcext:value-type="float">
            <text:p>2</text:p>
          </table:table-cell>
          <table:table-cell table:style-name="ce2" table:formula="of:=INDEX(ClericSpells; MATCH([.$S17];CharacterLevel;0);[.Y$5])" office:value-type="string" office:string-value="--" calcext:value-type="string">
            <text:p>--</text:p>
          </table:table-cell>
          <table:table-cell table:style-name="ce2" table:formula="of:=INDEX(ClericSpells; MATCH([.$S17];CharacterLevel;0);[.Z$5])" office:value-type="string" office:string-value="--" calcext:value-type="string">
            <text:p>--</text:p>
          </table:table-cell>
          <table:table-cell table:style-name="ce2" table:formula="of:=[.AA16]+2" office:value-type="float" office:value="49" calcext:value-type="float">
            <text:p>49</text:p>
          </table:table-cell>
          <table:table-cell table:number-columns-repeated="37"/>
        </table:table-row>
        <table:table-row table:style-name="ro1">
          <table:table-cell table:style-name="ce2" office:value-type="float" office:value="13" calcext:value-type="float">
            <text:p>13</text:p>
          </table:table-cell>
          <table:table-cell table:style-name="ce11" table:formula="of:=LOOKUP([.A18];CharacterLevel; FighterExp) + MAX(0;LOOKUP([.S18]-1; CharacterLevel;DruidExp))" office:value-type="float" office:value="752000" calcext:value-type="float">
            <text:p>752,000</text:p>
          </table:table-cell>
          <table:table-cell table:style-name="ce2" table:formula="of:=[.$C$15] &amp; &quot;+&quot; &amp; 2*([.A18]-10)" office:value-type="string" office:string-value="10d8+6" calcext:value-type="string">
            <text:p>10d8+6</text:p>
          </table:table-cell>
          <table:table-cell table:style-name="ce4" table:formula="of:=ROUND([.A18]*(2/3);0)" office:value-type="float" office:value="9" calcext:value-type="float">
            <text:p>+9</text:p>
          </table:table-cell>
          <table:table-cell table:style-name="ce9" table:formula="of:=MAX(2;ROUND(AVERAGE([$Fighter.E19];[$Druid.E18])))" office:value-type="float" office:value="5" calcext:value-type="float">
            <text:p>5+</text:p>
          </table:table-cell>
          <table:table-cell table:style-name="ce9" table:formula="of:=MAX(2;ROUND(AVERAGE([$Fighter.F19];[$Druid.F18])))" office:value-type="float" office:value="6" calcext:value-type="float">
            <text:p>6+</text:p>
          </table:table-cell>
          <table:table-cell table:style-name="ce9" table:formula="of:=MAX(2;ROUND(AVERAGE([$Fighter.G19];[$Druid.G18])))" office:value-type="float" office:value="8" calcext:value-type="float">
            <text:p>8+</text:p>
          </table:table-cell>
          <table:table-cell table:style-name="ce9" table:formula="of:=MAX(2;ROUND(AVERAGE([$Fighter.H19];[$Druid.H18])))" office:value-type="float" office:value="8" calcext:value-type="float">
            <text:p>8+</text:p>
          </table:table-cell>
          <table:table-cell table:style-name="ce9" table:formula="of:=MAX(2;ROUND(AVERAGE([$Fighter.I19];[$Druid.I18])))" office:value-type="float" office:value="9" calcext:value-type="float">
            <text:p>9+</text:p>
          </table:table-cell>
          <table:table-cell table:style-name="ce9" table:formula="of:=LOOKUP([.A18];CharacterLevel;Competency)" office:value-type="float" office:value="6" calcext:value-type="float">
            <text:p>6+</text:p>
          </table:table-cell>
          <table:table-cell table:style-name="ce9" table:formula="of:=LOOKUP([.S18];CharacterLevel;Competency)" office:value-type="float" office:value="9" calcext:value-type="float">
            <text:p>9+</text:p>
          </table:table-cell>
          <table:table-cell table:style-name="ce4" table:formula="of:=LOOKUP([.A18];CharacterLevel;CompetencyBonus)" office:value-type="float" office:value="9" calcext:value-type="float">
            <text:p>+9</text:p>
          </table:table-cell>
          <table:table-cell table:style-name="ce4" table:formula="of:=LOOKUP([.S18];CharacterLevel;CompetencyBonus)" office:value-type="float" office:value="4" calcext:value-type="float">
            <text:p>+4</text:p>
          </table:table-cell>
          <table:table-cell table:style-name="ce4" table:formula="of:=ROUND(AVERAGE(LOOKUP([.$A18];CharacterLevel;ClericDoom); LOOKUP([.$A18];CharacterLevel;FighterDoom)))" office:value-type="float" office:value="14" calcext:value-type="float">
            <text:p>+14</text:p>
          </table:table-cell>
          <table:table-cell table:style-name="ce4" table:formula="of:=ROUND(AVERAGE(LOOKUP([.$A18];CharacterLevel;ClericRay); LOOKUP([.$A18];CharacterLevel;FighterRay)))" office:value-type="float" office:value="13" calcext:value-type="float">
            <text:p>+13</text:p>
          </table:table-cell>
          <table:table-cell table:style-name="ce4" table:formula="of:=ROUND(AVERAGE(LOOKUP([.$A18];CharacterLevel;ClericHold); LOOKUP([.$A18];CharacterLevel;FighterHold)))" office:value-type="float" office:value="12" calcext:value-type="float">
            <text:p>+12</text:p>
          </table:table-cell>
          <table:table-cell table:style-name="ce4" table:formula="of:=ROUND(AVERAGE(LOOKUP([.$A18];CharacterLevel;ClericBlast); LOOKUP([.$A18];CharacterLevel;FighterBlast)))" office:value-type="float" office:value="12" calcext:value-type="float">
            <text:p>+12</text:p>
          </table:table-cell>
          <table:table-cell table:style-name="ce4" table:formula="of:=ROUND(AVERAGE(LOOKUP([.$A18];CharacterLevel;ClericSpell); LOOKUP([.$A18];CharacterLevel;FighterSpell)))" office:value-type="float" office:value="12" calcext:value-type="float">
            <text:p>+12</text:p>
          </table:table-cell>
          <table:table-cell table:style-name="ce20" table:formula="of:=ROUNDDOWN([.A18]/2)" office:value-type="float" office:value="6" calcext:value-type="float">
            <text:p>6</text:p>
          </table:table-cell>
          <table:table-cell table:style-name="ce2" table:formula="of:=[.S18] &amp; &quot;d6&quot;" office:value-type="string" office:string-value="6d6" calcext:value-type="string">
            <text:p>6d6</text:p>
          </table:table-cell>
          <table:table-cell table:style-name="ce9" table:formula="of:=15+[.M18]" office:value-type="float" office:value="19" calcext:value-type="float">
            <text:p>19+</text:p>
          </table:table-cell>
          <table:table-cell table:style-name="ce2" table:formula="of:=INDEX(ClericSpells; MATCH([.$S18];CharacterLevel;0);[.V$5])" office:value-type="float" office:value="3" calcext:value-type="float">
            <text:p>3</text:p>
          </table:table-cell>
          <table:table-cell table:style-name="ce2" table:formula="of:=INDEX(ClericSpells; MATCH([.$S18];CharacterLevel;0);[.W$5])" office:value-type="float" office:value="2" calcext:value-type="float">
            <text:p>2</text:p>
          </table:table-cell>
          <table:table-cell table:style-name="ce2" table:formula="of:=INDEX(ClericSpells; MATCH([.$S18];CharacterLevel;0);[.X$5])" office:value-type="float" office:value="2" calcext:value-type="float">
            <text:p>2</text:p>
          </table:table-cell>
          <table:table-cell table:style-name="ce2" table:formula="of:=INDEX(ClericSpells; MATCH([.$S18];CharacterLevel;0);[.Y$5])" office:value-type="string" office:string-value="--" calcext:value-type="string">
            <text:p>--</text:p>
          </table:table-cell>
          <table:table-cell table:style-name="ce2" table:formula="of:=INDEX(ClericSpells; MATCH([.$S18];CharacterLevel;0);[.Z$5])" office:value-type="string" office:string-value="--" calcext:value-type="string">
            <text:p>--</text:p>
          </table:table-cell>
          <table:table-cell table:style-name="ce2" table:formula="of:=[.AA17]+2" office:value-type="float" office:value="51" calcext:value-type="float">
            <text:p>51</text:p>
          </table:table-cell>
          <table:table-cell table:number-columns-repeated="37"/>
        </table:table-row>
        <table:table-row table:style-name="ro1">
          <table:table-cell table:style-name="ce2" office:value-type="float" office:value="14" calcext:value-type="float">
            <text:p>14</text:p>
          </table:table-cell>
          <table:table-cell table:style-name="ce11" table:formula="of:=LOOKUP([.A19];CharacterLevel; FighterExp) + MAX(0;LOOKUP([.S19]-1; CharacterLevel;DruidExp))" office:value-type="float" office:value="904000" calcext:value-type="float">
            <text:p>904,000</text:p>
          </table:table-cell>
          <table:table-cell table:style-name="ce2" table:formula="of:=[.$C$15] &amp; &quot;+&quot; &amp; 2*([.A19]-10)" office:value-type="string" office:string-value="10d8+8" calcext:value-type="string">
            <text:p>10d8+8</text:p>
          </table:table-cell>
          <table:table-cell table:style-name="ce4" table:formula="of:=ROUND([.A19]*(2/3);0)" office:value-type="float" office:value="9" calcext:value-type="float">
            <text:p>+9</text:p>
          </table:table-cell>
          <table:table-cell table:style-name="ce9" table:formula="of:=MAX(2;ROUND(AVERAGE([$Fighter.E20];[$Druid.E19])))" office:value-type="float" office:value="4" calcext:value-type="float">
            <text:p>4+</text:p>
          </table:table-cell>
          <table:table-cell table:style-name="ce9" table:formula="of:=MAX(2;ROUND(AVERAGE([$Fighter.F20];[$Druid.F19])))" office:value-type="float" office:value="5" calcext:value-type="float">
            <text:p>5+</text:p>
          </table:table-cell>
          <table:table-cell table:style-name="ce9" table:formula="of:=MAX(2;ROUND(AVERAGE([$Fighter.G20];[$Druid.G19])))" office:value-type="float" office:value="7" calcext:value-type="float">
            <text:p>7+</text:p>
          </table:table-cell>
          <table:table-cell table:style-name="ce9" table:formula="of:=MAX(2;ROUND(AVERAGE([$Fighter.H20];[$Druid.H19])))" office:value-type="float" office:value="7" calcext:value-type="float">
            <text:p>7+</text:p>
          </table:table-cell>
          <table:table-cell table:style-name="ce9" table:formula="of:=MAX(2;ROUND(AVERAGE([$Fighter.I20];[$Druid.I19])))" office:value-type="float" office:value="8" calcext:value-type="float">
            <text:p>8+</text:p>
          </table:table-cell>
          <table:table-cell table:style-name="ce9" table:formula="of:=LOOKUP([.A19];CharacterLevel;Competency)" office:value-type="float" office:value="5" calcext:value-type="float">
            <text:p>5+</text:p>
          </table:table-cell>
          <table:table-cell table:style-name="ce9" table:formula="of:=LOOKUP([.S19];CharacterLevel;Competency)" office:value-type="float" office:value="8" calcext:value-type="float">
            <text:p>8+</text:p>
          </table:table-cell>
          <table:table-cell table:style-name="ce4" table:formula="of:=LOOKUP([.A19];CharacterLevel;CompetencyBonus)" office:value-type="float" office:value="10" calcext:value-type="float">
            <text:p>+10</text:p>
          </table:table-cell>
          <table:table-cell table:style-name="ce4" table:formula="of:=LOOKUP([.S19];CharacterLevel;CompetencyBonus)" office:value-type="float" office:value="5" calcext:value-type="float">
            <text:p>+5</text:p>
          </table:table-cell>
          <table:table-cell table:style-name="ce4" table:formula="of:=ROUND(AVERAGE(LOOKUP([.$A19];CharacterLevel;ClericDoom); LOOKUP([.$A19];CharacterLevel;FighterDoom)))" office:value-type="float" office:value="15" calcext:value-type="float">
            <text:p>+15</text:p>
          </table:table-cell>
          <table:table-cell table:style-name="ce4" table:formula="of:=ROUND(AVERAGE(LOOKUP([.$A19];CharacterLevel;ClericRay); LOOKUP([.$A19];CharacterLevel;FighterRay)))" office:value-type="float" office:value="14" calcext:value-type="float">
            <text:p>+14</text:p>
          </table:table-cell>
          <table:table-cell table:style-name="ce4" table:formula="of:=ROUND(AVERAGE(LOOKUP([.$A19];CharacterLevel;ClericHold); LOOKUP([.$A19];CharacterLevel;FighterHold)))" office:value-type="float" office:value="13" calcext:value-type="float">
            <text:p>+13</text:p>
          </table:table-cell>
          <table:table-cell table:style-name="ce4" table:formula="of:=ROUND(AVERAGE(LOOKUP([.$A19];CharacterLevel;ClericBlast); LOOKUP([.$A19];CharacterLevel;FighterBlast)))" office:value-type="float" office:value="13" calcext:value-type="float">
            <text:p>+13</text:p>
          </table:table-cell>
          <table:table-cell table:style-name="ce4" table:formula="of:=ROUND(AVERAGE(LOOKUP([.$A19];CharacterLevel;ClericSpell); LOOKUP([.$A19];CharacterLevel;FighterSpell)))" office:value-type="float" office:value="12" calcext:value-type="float">
            <text:p>+12</text:p>
          </table:table-cell>
          <table:table-cell table:style-name="ce20" table:formula="of:=ROUNDDOWN([.A19]/2)" office:value-type="float" office:value="7" calcext:value-type="float">
            <text:p>7</text:p>
          </table:table-cell>
          <table:table-cell table:style-name="ce2" table:formula="of:=[.S19] &amp; &quot;d6&quot;" office:value-type="string" office:string-value="7d6" calcext:value-type="string">
            <text:p>7d6</text:p>
          </table:table-cell>
          <table:table-cell table:style-name="ce9" table:formula="of:=15+[.M19]" office:value-type="float" office:value="20" calcext:value-type="float">
            <text:p>20+</text:p>
          </table:table-cell>
          <table:table-cell table:style-name="ce2" table:formula="of:=INDEX(ClericSpells; MATCH([.$S19];CharacterLevel;0);[.V$5])" office:value-type="float" office:value="3" calcext:value-type="float">
            <text:p>3</text:p>
          </table:table-cell>
          <table:table-cell table:style-name="ce2" table:formula="of:=INDEX(ClericSpells; MATCH([.$S19];CharacterLevel;0);[.W$5])" office:value-type="float" office:value="2" calcext:value-type="float">
            <text:p>2</text:p>
          </table:table-cell>
          <table:table-cell table:style-name="ce2" table:formula="of:=INDEX(ClericSpells; MATCH([.$S19];CharacterLevel;0);[.X$5])" office:value-type="float" office:value="2" calcext:value-type="float">
            <text:p>2</text:p>
          </table:table-cell>
          <table:table-cell table:style-name="ce2" table:formula="of:=INDEX(ClericSpells; MATCH([.$S19];CharacterLevel;0);[.Y$5])" office:value-type="float" office:value="1" calcext:value-type="float">
            <text:p>1</text:p>
          </table:table-cell>
          <table:table-cell table:style-name="ce2" table:formula="of:=INDEX(ClericSpells; MATCH([.$S19];CharacterLevel;0);[.Z$5])" office:value-type="string" office:string-value="--" calcext:value-type="string">
            <text:p>--</text:p>
          </table:table-cell>
          <table:table-cell table:style-name="ce2" table:formula="of:=[.AA18]+2" office:value-type="float" office:value="53" calcext:value-type="float">
            <text:p>53</text:p>
          </table:table-cell>
          <table:table-cell table:number-columns-repeated="37"/>
        </table:table-row>
        <table:table-row table:style-name="ro1">
          <table:table-cell table:style-name="ce2" office:value-type="float" office:value="15" calcext:value-type="float">
            <text:p>15</text:p>
          </table:table-cell>
          <table:table-cell table:style-name="ce11" table:formula="of:=LOOKUP([.A20];CharacterLevel; FighterExp) + MAX(0;LOOKUP([.S20]-1; CharacterLevel;DruidExp))" office:value-type="float" office:value="1024000" calcext:value-type="float">
            <text:p>1,024,000</text:p>
          </table:table-cell>
          <table:table-cell table:style-name="ce2" table:formula="of:=[.$C$15] &amp; &quot;+&quot; &amp; 2*([.A20]-10)" office:value-type="string" office:string-value="10d8+10" calcext:value-type="string">
            <text:p>10d8+10</text:p>
          </table:table-cell>
          <table:table-cell table:style-name="ce4" table:formula="of:=ROUND([.A20]*(2/3);0)" office:value-type="float" office:value="10" calcext:value-type="float">
            <text:p>+10</text:p>
          </table:table-cell>
          <table:table-cell table:style-name="ce9" table:formula="of:=MAX(2;ROUND(AVERAGE([$Fighter.E21];[$Druid.E20])))" office:value-type="float" office:value="4" calcext:value-type="float">
            <text:p>4+</text:p>
          </table:table-cell>
          <table:table-cell table:style-name="ce9" table:formula="of:=MAX(2;ROUND(AVERAGE([$Fighter.F21];[$Druid.F20])))" office:value-type="float" office:value="5" calcext:value-type="float">
            <text:p>5+</text:p>
          </table:table-cell>
          <table:table-cell table:style-name="ce9" table:formula="of:=MAX(2;ROUND(AVERAGE([$Fighter.G21];[$Druid.G20])))" office:value-type="float" office:value="7" calcext:value-type="float">
            <text:p>7+</text:p>
          </table:table-cell>
          <table:table-cell table:style-name="ce9" table:formula="of:=MAX(2;ROUND(AVERAGE([$Fighter.H21];[$Druid.H20])))" office:value-type="float" office:value="7" calcext:value-type="float">
            <text:p>7+</text:p>
          </table:table-cell>
          <table:table-cell table:style-name="ce9" table:formula="of:=MAX(2;ROUND(AVERAGE([$Fighter.I21];[$Druid.I20])))" office:value-type="float" office:value="8" calcext:value-type="float">
            <text:p>8+</text:p>
          </table:table-cell>
          <table:table-cell table:style-name="ce9" table:formula="of:=LOOKUP([.A20];CharacterLevel;Competency)" office:value-type="float" office:value="5" calcext:value-type="float">
            <text:p>5+</text:p>
          </table:table-cell>
          <table:table-cell table:style-name="ce9" table:formula="of:=LOOKUP([.S20];CharacterLevel;Competency)" office:value-type="float" office:value="8" calcext:value-type="float">
            <text:p>8+</text:p>
          </table:table-cell>
          <table:table-cell table:style-name="ce4" table:formula="of:=LOOKUP([.A20];CharacterLevel;CompetencyBonus)" office:value-type="float" office:value="10" calcext:value-type="float">
            <text:p>+10</text:p>
          </table:table-cell>
          <table:table-cell table:style-name="ce4" table:formula="of:=LOOKUP([.S20];CharacterLevel;CompetencyBonus)" office:value-type="float" office:value="5" calcext:value-type="float">
            <text:p>+5</text:p>
          </table:table-cell>
          <table:table-cell table:style-name="ce4" table:formula="of:=ROUND(AVERAGE(LOOKUP([.$A20];CharacterLevel;ClericDoom); LOOKUP([.$A20];CharacterLevel;FighterDoom)))" office:value-type="float" office:value="16" calcext:value-type="float">
            <text:p>+16</text:p>
          </table:table-cell>
          <table:table-cell table:style-name="ce4" table:formula="of:=ROUND(AVERAGE(LOOKUP([.$A20];CharacterLevel;ClericRay); LOOKUP([.$A20];CharacterLevel;FighterRay)))" office:value-type="float" office:value="15" calcext:value-type="float">
            <text:p>+15</text:p>
          </table:table-cell>
          <table:table-cell table:style-name="ce4" table:formula="of:=ROUND(AVERAGE(LOOKUP([.$A20];CharacterLevel;ClericHold); LOOKUP([.$A20];CharacterLevel;FighterHold)))" office:value-type="float" office:value="14" calcext:value-type="float">
            <text:p>+14</text:p>
          </table:table-cell>
          <table:table-cell table:style-name="ce4" table:formula="of:=ROUND(AVERAGE(LOOKUP([.$A20];CharacterLevel;ClericBlast); LOOKUP([.$A20];CharacterLevel;FighterBlast)))" office:value-type="float" office:value="14" calcext:value-type="float">
            <text:p>+14</text:p>
          </table:table-cell>
          <table:table-cell table:style-name="ce4" table:formula="of:=ROUND(AVERAGE(LOOKUP([.$A20];CharacterLevel;ClericSpell); LOOKUP([.$A20];CharacterLevel;FighterSpell)))" office:value-type="float" office:value="13" calcext:value-type="float">
            <text:p>+13</text:p>
          </table:table-cell>
          <table:table-cell table:style-name="ce20" table:formula="of:=ROUNDDOWN([.A20]/2)" office:value-type="float" office:value="7" calcext:value-type="float">
            <text:p>7</text:p>
          </table:table-cell>
          <table:table-cell table:style-name="ce2" table:formula="of:=[.S20] &amp; &quot;d6&quot;" office:value-type="string" office:string-value="7d6" calcext:value-type="string">
            <text:p>7d6</text:p>
          </table:table-cell>
          <table:table-cell table:style-name="ce9" table:formula="of:=15+[.M20]" office:value-type="float" office:value="20" calcext:value-type="float">
            <text:p>20+</text:p>
          </table:table-cell>
          <table:table-cell table:style-name="ce2" table:formula="of:=INDEX(ClericSpells; MATCH([.$S20];CharacterLevel;0);[.V$5])" office:value-type="float" office:value="3" calcext:value-type="float">
            <text:p>3</text:p>
          </table:table-cell>
          <table:table-cell table:style-name="ce2" table:formula="of:=INDEX(ClericSpells; MATCH([.$S20];CharacterLevel;0);[.W$5])" office:value-type="float" office:value="2" calcext:value-type="float">
            <text:p>2</text:p>
          </table:table-cell>
          <table:table-cell table:style-name="ce2" table:formula="of:=INDEX(ClericSpells; MATCH([.$S20];CharacterLevel;0);[.X$5])" office:value-type="float" office:value="2" calcext:value-type="float">
            <text:p>2</text:p>
          </table:table-cell>
          <table:table-cell table:style-name="ce2" table:formula="of:=INDEX(ClericSpells; MATCH([.$S20];CharacterLevel;0);[.Y$5])" office:value-type="float" office:value="1" calcext:value-type="float">
            <text:p>1</text:p>
          </table:table-cell>
          <table:table-cell table:style-name="ce2" table:formula="of:=INDEX(ClericSpells; MATCH([.$S20];CharacterLevel;0);[.Z$5])" office:value-type="string" office:string-value="--" calcext:value-type="string">
            <text:p>--</text:p>
          </table:table-cell>
          <table:table-cell table:style-name="ce2" table:formula="of:=[.AA19]+2" office:value-type="float" office:value="55" calcext:value-type="float">
            <text:p>55</text:p>
          </table:table-cell>
          <table:table-cell table:number-columns-repeated="37"/>
        </table:table-row>
        <table:table-row table:style-name="ro1">
          <table:table-cell table:style-name="ce2" office:value-type="float" office:value="16" calcext:value-type="float">
            <text:p>16</text:p>
          </table:table-cell>
          <table:table-cell table:style-name="ce11" table:formula="of:=LOOKUP([.A21];CharacterLevel; FighterExp) + MAX(0;LOOKUP([.S21]-1; CharacterLevel;DruidExp))" office:value-type="float" office:value="1210000" calcext:value-type="float">
            <text:p>1,210,000</text:p>
          </table:table-cell>
          <table:table-cell table:style-name="ce2" table:formula="of:=[.$C$15] &amp; &quot;+&quot; &amp; 2*([.A21]-10)" office:value-type="string" office:string-value="10d8+12" calcext:value-type="string">
            <text:p>10d8+12</text:p>
          </table:table-cell>
          <table:table-cell table:style-name="ce4" table:formula="of:=ROUND([.A21]*(2/3);0)" office:value-type="float" office:value="11" calcext:value-type="float">
            <text:p>+11</text:p>
          </table:table-cell>
          <table:table-cell table:style-name="ce9" table:formula="of:=MAX(2;ROUND(AVERAGE([$Fighter.E22];[$Druid.E21])))" office:value-type="float" office:value="3" calcext:value-type="float">
            <text:p>3+</text:p>
          </table:table-cell>
          <table:table-cell table:style-name="ce9" table:formula="of:=MAX(2;ROUND(AVERAGE([$Fighter.F22];[$Druid.F21])))" office:value-type="float" office:value="4" calcext:value-type="float">
            <text:p>4+</text:p>
          </table:table-cell>
          <table:table-cell table:style-name="ce9" table:formula="of:=MAX(2;ROUND(AVERAGE([$Fighter.G22];[$Druid.G21])))" office:value-type="float" office:value="6" calcext:value-type="float">
            <text:p>6+</text:p>
          </table:table-cell>
          <table:table-cell table:style-name="ce9" table:formula="of:=MAX(2;ROUND(AVERAGE([$Fighter.H22];[$Druid.H21])))" office:value-type="float" office:value="6" calcext:value-type="float">
            <text:p>6+</text:p>
          </table:table-cell>
          <table:table-cell table:style-name="ce9" table:formula="of:=MAX(2;ROUND(AVERAGE([$Fighter.I22];[$Druid.I21])))" office:value-type="float" office:value="7" calcext:value-type="float">
            <text:p>7+</text:p>
          </table:table-cell>
          <table:table-cell table:style-name="ce9" table:formula="of:=LOOKUP([.A21];CharacterLevel;Competency)" office:value-type="float" office:value="5" calcext:value-type="float">
            <text:p>5+</text:p>
          </table:table-cell>
          <table:table-cell table:style-name="ce9" table:formula="of:=LOOKUP([.S21];CharacterLevel;Competency)" office:value-type="float" office:value="8" calcext:value-type="float">
            <text:p>8+</text:p>
          </table:table-cell>
          <table:table-cell table:style-name="ce4" table:formula="of:=LOOKUP([.A21];CharacterLevel;CompetencyBonus)" office:value-type="float" office:value="11" calcext:value-type="float">
            <text:p>+11</text:p>
          </table:table-cell>
          <table:table-cell table:style-name="ce4" table:formula="of:=LOOKUP([.S21];CharacterLevel;CompetencyBonus)" office:value-type="float" office:value="6" calcext:value-type="float">
            <text:p>+6</text:p>
          </table:table-cell>
          <table:table-cell table:style-name="ce4" table:formula="of:=ROUND(AVERAGE(LOOKUP([.$A21];CharacterLevel;ClericDoom); LOOKUP([.$A21];CharacterLevel;FighterDoom)))" office:value-type="float" office:value="17" calcext:value-type="float">
            <text:p>+17</text:p>
          </table:table-cell>
          <table:table-cell table:style-name="ce4" table:formula="of:=ROUND(AVERAGE(LOOKUP([.$A21];CharacterLevel;ClericRay); LOOKUP([.$A21];CharacterLevel;FighterRay)))" office:value-type="float" office:value="16" calcext:value-type="float">
            <text:p>+16</text:p>
          </table:table-cell>
          <table:table-cell table:style-name="ce4" table:formula="of:=ROUND(AVERAGE(LOOKUP([.$A21];CharacterLevel;ClericHold); LOOKUP([.$A21];CharacterLevel;FighterHold)))" office:value-type="float" office:value="15" calcext:value-type="float">
            <text:p>+15</text:p>
          </table:table-cell>
          <table:table-cell table:style-name="ce4" table:formula="of:=ROUND(AVERAGE(LOOKUP([.$A21];CharacterLevel;ClericBlast); LOOKUP([.$A21];CharacterLevel;FighterBlast)))" office:value-type="float" office:value="15" calcext:value-type="float">
            <text:p>+15</text:p>
          </table:table-cell>
          <table:table-cell table:style-name="ce4" table:formula="of:=ROUND(AVERAGE(LOOKUP([.$A21];CharacterLevel;ClericSpell); LOOKUP([.$A21];CharacterLevel;FighterSpell)))" office:value-type="float" office:value="14" calcext:value-type="float">
            <text:p>+14</text:p>
          </table:table-cell>
          <table:table-cell table:style-name="ce20" table:formula="of:=ROUNDDOWN([.A21]/2)" office:value-type="float" office:value="8" calcext:value-type="float">
            <text:p>8</text:p>
          </table:table-cell>
          <table:table-cell table:style-name="ce2" table:formula="of:=[.S21] &amp; &quot;d6&quot;" office:value-type="string" office:string-value="8d6" calcext:value-type="string">
            <text:p>8d6</text:p>
          </table:table-cell>
          <table:table-cell table:style-name="ce9" table:formula="of:=15+[.M21]" office:value-type="float" office:value="21" calcext:value-type="float">
            <text:p>21+</text:p>
          </table:table-cell>
          <table:table-cell table:style-name="ce2" table:formula="of:=INDEX(ClericSpells; MATCH([.$S21];CharacterLevel;0);[.V$5])" office:value-type="float" office:value="3" calcext:value-type="float">
            <text:p>3</text:p>
          </table:table-cell>
          <table:table-cell table:style-name="ce2" table:formula="of:=INDEX(ClericSpells; MATCH([.$S21];CharacterLevel;0);[.W$5])" office:value-type="float" office:value="3" calcext:value-type="float">
            <text:p>3</text:p>
          </table:table-cell>
          <table:table-cell table:style-name="ce2" table:formula="of:=INDEX(ClericSpells; MATCH([.$S21];CharacterLevel;0);[.X$5])" office:value-type="float" office:value="2" calcext:value-type="float">
            <text:p>2</text:p>
          </table:table-cell>
          <table:table-cell table:style-name="ce2" table:formula="of:=INDEX(ClericSpells; MATCH([.$S21];CharacterLevel;0);[.Y$5])" office:value-type="float" office:value="2" calcext:value-type="float">
            <text:p>2</text:p>
          </table:table-cell>
          <table:table-cell table:style-name="ce2" table:formula="of:=INDEX(ClericSpells; MATCH([.$S21];CharacterLevel;0);[.Z$5])" office:value-type="string" office:string-value="--" calcext:value-type="string">
            <text:p>--</text:p>
          </table:table-cell>
          <table:table-cell table:style-name="ce2" table:formula="of:=[.AA20]+2" office:value-type="float" office:value="57" calcext:value-type="float">
            <text:p>57</text:p>
          </table:table-cell>
          <table:table-cell table:number-columns-repeated="37"/>
        </table:table-row>
        <table:table-row table:style-name="ro1">
          <table:table-cell table:style-name="ce2" office:value-type="float" office:value="17" calcext:value-type="float">
            <text:p>17</text:p>
          </table:table-cell>
          <table:table-cell table:style-name="ce11" table:formula="of:=LOOKUP([.A22];CharacterLevel; FighterExp) + MAX(0;LOOKUP([.S22]-1; CharacterLevel;DruidExp))" office:value-type="float" office:value="1330000" calcext:value-type="float">
            <text:p>1,330,000</text:p>
          </table:table-cell>
          <table:table-cell table:style-name="ce2" table:formula="of:=[.$C$15] &amp; &quot;+&quot; &amp; 2*([.A22]-10)" office:value-type="string" office:string-value="10d8+14" calcext:value-type="string">
            <text:p>10d8+14</text:p>
          </table:table-cell>
          <table:table-cell table:style-name="ce4" table:formula="of:=ROUND([.A22]*(2/3);0)" office:value-type="float" office:value="11" calcext:value-type="float">
            <text:p>+11</text:p>
          </table:table-cell>
          <table:table-cell table:style-name="ce9" table:formula="of:=MAX(2;ROUND(AVERAGE([$Fighter.E23];[$Druid.E22])))" office:value-type="float" office:value="3" calcext:value-type="float">
            <text:p>3+</text:p>
          </table:table-cell>
          <table:table-cell table:style-name="ce9" table:formula="of:=MAX(2;ROUND(AVERAGE([$Fighter.F23];[$Druid.F22])))" office:value-type="float" office:value="4" calcext:value-type="float">
            <text:p>4+</text:p>
          </table:table-cell>
          <table:table-cell table:style-name="ce9" table:formula="of:=MAX(2;ROUND(AVERAGE([$Fighter.G23];[$Druid.G22])))" office:value-type="float" office:value="6" calcext:value-type="float">
            <text:p>6+</text:p>
          </table:table-cell>
          <table:table-cell table:style-name="ce9" table:formula="of:=MAX(2;ROUND(AVERAGE([$Fighter.H23];[$Druid.H22])))" office:value-type="float" office:value="6" calcext:value-type="float">
            <text:p>6+</text:p>
          </table:table-cell>
          <table:table-cell table:style-name="ce9" table:formula="of:=MAX(2;ROUND(AVERAGE([$Fighter.I23];[$Druid.I22])))" office:value-type="float" office:value="7" calcext:value-type="float">
            <text:p>7+</text:p>
          </table:table-cell>
          <table:table-cell table:style-name="ce9" table:formula="of:=LOOKUP([.A22];CharacterLevel;Competency)" office:value-type="float" office:value="4" calcext:value-type="float">
            <text:p>4+</text:p>
          </table:table-cell>
          <table:table-cell table:style-name="ce9" table:formula="of:=LOOKUP([.S22];CharacterLevel;Competency)" office:value-type="float" office:value="8" calcext:value-type="float">
            <text:p>8+</text:p>
          </table:table-cell>
          <table:table-cell table:style-name="ce4" table:formula="of:=LOOKUP([.A22];CharacterLevel;CompetencyBonus)" office:value-type="float" office:value="12" calcext:value-type="float">
            <text:p>+12</text:p>
          </table:table-cell>
          <table:table-cell table:style-name="ce4" table:formula="of:=LOOKUP([.S22];CharacterLevel;CompetencyBonus)" office:value-type="float" office:value="6" calcext:value-type="float">
            <text:p>+6</text:p>
          </table:table-cell>
          <table:table-cell table:style-name="ce4" table:formula="of:=ROUND(AVERAGE(LOOKUP([.$A22];CharacterLevel;ClericDoom); LOOKUP([.$A22];CharacterLevel;FighterDoom)))" office:value-type="float" office:value="18" calcext:value-type="float">
            <text:p>+18</text:p>
          </table:table-cell>
          <table:table-cell table:style-name="ce4" table:formula="of:=ROUND(AVERAGE(LOOKUP([.$A22];CharacterLevel;ClericRay); LOOKUP([.$A22];CharacterLevel;FighterRay)))" office:value-type="float" office:value="17" calcext:value-type="float">
            <text:p>+17</text:p>
          </table:table-cell>
          <table:table-cell table:style-name="ce4" table:formula="of:=ROUND(AVERAGE(LOOKUP([.$A22];CharacterLevel;ClericHold); LOOKUP([.$A22];CharacterLevel;FighterHold)))" office:value-type="float" office:value="16" calcext:value-type="float">
            <text:p>+16</text:p>
          </table:table-cell>
          <table:table-cell table:style-name="ce4" table:formula="of:=ROUND(AVERAGE(LOOKUP([.$A22];CharacterLevel;ClericBlast); LOOKUP([.$A22];CharacterLevel;FighterBlast)))" office:value-type="float" office:value="16" calcext:value-type="float">
            <text:p>+16</text:p>
          </table:table-cell>
          <table:table-cell table:style-name="ce4" table:formula="of:=ROUND(AVERAGE(LOOKUP([.$A22];CharacterLevel;ClericSpell); LOOKUP([.$A22];CharacterLevel;FighterSpell)))" office:value-type="float" office:value="15" calcext:value-type="float">
            <text:p>+15</text:p>
          </table:table-cell>
          <table:table-cell table:style-name="ce20" table:formula="of:=ROUNDDOWN([.A22]/2)" office:value-type="float" office:value="8" calcext:value-type="float">
            <text:p>8</text:p>
          </table:table-cell>
          <table:table-cell table:style-name="ce2" table:formula="of:=[.S22] &amp; &quot;d6&quot;" office:value-type="string" office:string-value="8d6" calcext:value-type="string">
            <text:p>8d6</text:p>
          </table:table-cell>
          <table:table-cell table:style-name="ce9" table:formula="of:=15+[.M22]" office:value-type="float" office:value="21" calcext:value-type="float">
            <text:p>21+</text:p>
          </table:table-cell>
          <table:table-cell table:style-name="ce2" table:formula="of:=INDEX(ClericSpells; MATCH([.$S22];CharacterLevel;0);[.V$5])" office:value-type="float" office:value="3" calcext:value-type="float">
            <text:p>3</text:p>
          </table:table-cell>
          <table:table-cell table:style-name="ce2" table:formula="of:=INDEX(ClericSpells; MATCH([.$S22];CharacterLevel;0);[.W$5])" office:value-type="float" office:value="3" calcext:value-type="float">
            <text:p>3</text:p>
          </table:table-cell>
          <table:table-cell table:style-name="ce2" table:formula="of:=INDEX(ClericSpells; MATCH([.$S22];CharacterLevel;0);[.X$5])" office:value-type="float" office:value="2" calcext:value-type="float">
            <text:p>2</text:p>
          </table:table-cell>
          <table:table-cell table:style-name="ce2" table:formula="of:=INDEX(ClericSpells; MATCH([.$S22];CharacterLevel;0);[.Y$5])" office:value-type="float" office:value="2" calcext:value-type="float">
            <text:p>2</text:p>
          </table:table-cell>
          <table:table-cell table:style-name="ce2" table:formula="of:=INDEX(ClericSpells; MATCH([.$S22];CharacterLevel;0);[.Z$5])" office:value-type="string" office:string-value="--" calcext:value-type="string">
            <text:p>--</text:p>
          </table:table-cell>
          <table:table-cell table:style-name="ce2" table:formula="of:=[.AA21]+2" office:value-type="float" office:value="59" calcext:value-type="float">
            <text:p>59</text:p>
          </table:table-cell>
          <table:table-cell table:number-columns-repeated="37"/>
        </table:table-row>
        <table:table-row table:style-name="ro1">
          <table:table-cell table:style-name="ce2" office:value-type="float" office:value="18" calcext:value-type="float">
            <text:p>18</text:p>
          </table:table-cell>
          <table:table-cell table:style-name="ce11" table:formula="of:=LOOKUP([.A23];CharacterLevel; FighterExp) + MAX(0;LOOKUP([.S23]-1; CharacterLevel;DruidExp))" office:value-type="float" office:value="1580000" calcext:value-type="float">
            <text:p>1,580,000</text:p>
          </table:table-cell>
          <table:table-cell table:style-name="ce2" table:formula="of:=[.$C$15] &amp; &quot;+&quot; &amp; 2*([.A23]-10)" office:value-type="string" office:string-value="10d8+16" calcext:value-type="string">
            <text:p>10d8+16</text:p>
          </table:table-cell>
          <table:table-cell table:style-name="ce4" table:formula="of:=ROUND([.A23]*(2/3);0)" office:value-type="float" office:value="12" calcext:value-type="float">
            <text:p>+12</text:p>
          </table:table-cell>
          <table:table-cell table:style-name="ce9" table:formula="of:=MAX(2;ROUND(AVERAGE([$Fighter.E24];[$Druid.E23])))" office:value-type="float" office:value="2" calcext:value-type="float">
            <text:p>2+</text:p>
          </table:table-cell>
          <table:table-cell table:style-name="ce9" table:formula="of:=MAX(2;ROUND(AVERAGE([$Fighter.F24];[$Druid.F23])))" office:value-type="float" office:value="3" calcext:value-type="float">
            <text:p>3+</text:p>
          </table:table-cell>
          <table:table-cell table:style-name="ce9" table:formula="of:=MAX(2;ROUND(AVERAGE([$Fighter.G24];[$Druid.G23])))" office:value-type="float" office:value="5" calcext:value-type="float">
            <text:p>5+</text:p>
          </table:table-cell>
          <table:table-cell table:style-name="ce9" table:formula="of:=MAX(2;ROUND(AVERAGE([$Fighter.H24];[$Druid.H23])))" office:value-type="float" office:value="5" calcext:value-type="float">
            <text:p>5+</text:p>
          </table:table-cell>
          <table:table-cell table:style-name="ce9" table:formula="of:=MAX(2;ROUND(AVERAGE([$Fighter.I24];[$Druid.I23])))" office:value-type="float" office:value="6" calcext:value-type="float">
            <text:p>6+</text:p>
          </table:table-cell>
          <table:table-cell table:style-name="ce9" table:formula="of:=LOOKUP([.A23];CharacterLevel;Competency)" office:value-type="float" office:value="4" calcext:value-type="float">
            <text:p>4+</text:p>
          </table:table-cell>
          <table:table-cell table:style-name="ce9" table:formula="of:=LOOKUP([.S23];CharacterLevel;Competency)" office:value-type="float" office:value="8" calcext:value-type="float">
            <text:p>8+</text:p>
          </table:table-cell>
          <table:table-cell table:style-name="ce4" table:formula="of:=LOOKUP([.A23];CharacterLevel;CompetencyBonus)" office:value-type="float" office:value="12" calcext:value-type="float">
            <text:p>+12</text:p>
          </table:table-cell>
          <table:table-cell table:style-name="ce4" table:formula="of:=LOOKUP([.S23];CharacterLevel;CompetencyBonus)" office:value-type="float" office:value="6" calcext:value-type="float">
            <text:p>+6</text:p>
          </table:table-cell>
          <table:table-cell table:style-name="ce4" table:formula="of:=ROUND(AVERAGE(LOOKUP([.$A23];CharacterLevel;ClericDoom); LOOKUP([.$A23];CharacterLevel;FighterDoom)))" office:value-type="float" office:value="19" calcext:value-type="float">
            <text:p>+19</text:p>
          </table:table-cell>
          <table:table-cell table:style-name="ce4" table:formula="of:=ROUND(AVERAGE(LOOKUP([.$A23];CharacterLevel;ClericRay); LOOKUP([.$A23];CharacterLevel;FighterRay)))" office:value-type="float" office:value="18" calcext:value-type="float">
            <text:p>+18</text:p>
          </table:table-cell>
          <table:table-cell table:style-name="ce4" table:formula="of:=ROUND(AVERAGE(LOOKUP([.$A23];CharacterLevel;ClericHold); LOOKUP([.$A23];CharacterLevel;FighterHold)))" office:value-type="float" office:value="17" calcext:value-type="float">
            <text:p>+17</text:p>
          </table:table-cell>
          <table:table-cell table:style-name="ce4" table:formula="of:=ROUND(AVERAGE(LOOKUP([.$A23];CharacterLevel;ClericBlast); LOOKUP([.$A23];CharacterLevel;FighterBlast)))" office:value-type="float" office:value="17" calcext:value-type="float">
            <text:p>+17</text:p>
          </table:table-cell>
          <table:table-cell table:style-name="ce4" table:formula="of:=ROUND(AVERAGE(LOOKUP([.$A23];CharacterLevel;ClericSpell); LOOKUP([.$A23];CharacterLevel;FighterSpell)))" office:value-type="float" office:value="16" calcext:value-type="float">
            <text:p>+16</text:p>
          </table:table-cell>
          <table:table-cell table:style-name="ce20" table:formula="of:=ROUNDDOWN([.A23]/2)" office:value-type="float" office:value="9" calcext:value-type="float">
            <text:p>9</text:p>
          </table:table-cell>
          <table:table-cell table:style-name="ce2" table:formula="of:=[.S23] &amp; &quot;d6&quot;" office:value-type="string" office:string-value="9d6" calcext:value-type="string">
            <text:p>9d6</text:p>
          </table:table-cell>
          <table:table-cell table:style-name="ce9" table:formula="of:=15+[.M23]" office:value-type="float" office:value="21" calcext:value-type="float">
            <text:p>21+</text:p>
          </table:table-cell>
          <table:table-cell table:style-name="ce2" table:formula="of:=INDEX(ClericSpells; MATCH([.$S23];CharacterLevel;0);[.V$5])" office:value-type="float" office:value="3" calcext:value-type="float">
            <text:p>3</text:p>
          </table:table-cell>
          <table:table-cell table:style-name="ce2" table:formula="of:=INDEX(ClericSpells; MATCH([.$S23];CharacterLevel;0);[.W$5])" office:value-type="float" office:value="3" calcext:value-type="float">
            <text:p>3</text:p>
          </table:table-cell>
          <table:table-cell table:style-name="ce2" table:formula="of:=INDEX(ClericSpells; MATCH([.$S23];CharacterLevel;0);[.X$5])" office:value-type="float" office:value="2" calcext:value-type="float">
            <text:p>2</text:p>
          </table:table-cell>
          <table:table-cell table:style-name="ce2" table:formula="of:=INDEX(ClericSpells; MATCH([.$S23];CharacterLevel;0);[.Y$5])" office:value-type="float" office:value="2" calcext:value-type="float">
            <text:p>2</text:p>
          </table:table-cell>
          <table:table-cell table:style-name="ce2" table:formula="of:=INDEX(ClericSpells; MATCH([.$S23];CharacterLevel;0);[.Z$5])" office:value-type="float" office:value="1" calcext:value-type="float">
            <text:p>1</text:p>
          </table:table-cell>
          <table:table-cell table:style-name="ce2" table:formula="of:=[.AA22]+2" office:value-type="float" office:value="61" calcext:value-type="float">
            <text:p>61</text:p>
          </table:table-cell>
          <table:table-cell table:number-columns-repeated="37"/>
        </table:table-row>
        <table:table-row table:style-name="ro1">
          <table:table-cell table:style-name="ce2" office:value-type="float" office:value="19" calcext:value-type="float">
            <text:p>19</text:p>
          </table:table-cell>
          <table:table-cell table:style-name="ce11" table:formula="of:=LOOKUP([.A24];CharacterLevel; FighterExp) + MAX(0;LOOKUP([.S24]-1; CharacterLevel;DruidExp))" office:value-type="float" office:value="1700000" calcext:value-type="float">
            <text:p>1,700,000</text:p>
          </table:table-cell>
          <table:table-cell table:style-name="ce2" table:formula="of:=[.$C$15] &amp; &quot;+&quot; &amp; 2*([.A24]-10)" office:value-type="string" office:string-value="10d8+18" calcext:value-type="string">
            <text:p>10d8+18</text:p>
          </table:table-cell>
          <table:table-cell table:style-name="ce4" table:formula="of:=ROUND([.A24]*(2/3);0)" office:value-type="float" office:value="13" calcext:value-type="float">
            <text:p>+13</text:p>
          </table:table-cell>
          <table:table-cell table:style-name="ce9" table:formula="of:=MAX(2;ROUND(AVERAGE([$Fighter.E25];[$Druid.E24])))" office:value-type="float" office:value="2" calcext:value-type="float">
            <text:p>2+</text:p>
          </table:table-cell>
          <table:table-cell table:style-name="ce9" table:formula="of:=MAX(2;ROUND(AVERAGE([$Fighter.F25];[$Druid.F24])))" office:value-type="float" office:value="3" calcext:value-type="float">
            <text:p>3+</text:p>
          </table:table-cell>
          <table:table-cell table:style-name="ce9" table:formula="of:=MAX(2;ROUND(AVERAGE([$Fighter.G25];[$Druid.G24])))" office:value-type="float" office:value="5" calcext:value-type="float">
            <text:p>5+</text:p>
          </table:table-cell>
          <table:table-cell table:style-name="ce9" table:formula="of:=MAX(2;ROUND(AVERAGE([$Fighter.H25];[$Druid.H24])))" office:value-type="float" office:value="5" calcext:value-type="float">
            <text:p>5+</text:p>
          </table:table-cell>
          <table:table-cell table:style-name="ce9" table:formula="of:=MAX(2;ROUND(AVERAGE([$Fighter.I25];[$Druid.I24])))" office:value-type="float" office:value="6" calcext:value-type="float">
            <text:p>6+</text:p>
          </table:table-cell>
          <table:table-cell table:style-name="ce9" table:formula="of:=LOOKUP([.A24];CharacterLevel;Competency)" office:value-type="float" office:value="3" calcext:value-type="float">
            <text:p>3+</text:p>
          </table:table-cell>
          <table:table-cell table:style-name="ce9" table:formula="of:=LOOKUP([.S24];CharacterLevel;Competency)" office:value-type="float" office:value="8" calcext:value-type="float">
            <text:p>8+</text:p>
          </table:table-cell>
          <table:table-cell table:style-name="ce4" table:formula="of:=LOOKUP([.A24];CharacterLevel;CompetencyBonus)" office:value-type="float" office:value="13" calcext:value-type="float">
            <text:p>+13</text:p>
          </table:table-cell>
          <table:table-cell table:style-name="ce4" table:formula="of:=LOOKUP([.S24];CharacterLevel;CompetencyBonus)" office:value-type="float" office:value="6" calcext:value-type="float">
            <text:p>+6</text:p>
          </table:table-cell>
          <table:table-cell table:style-name="ce4" table:formula="of:=ROUND(AVERAGE(LOOKUP([.$A24];CharacterLevel;ClericDoom); LOOKUP([.$A24];CharacterLevel;FighterDoom)))" office:value-type="float" office:value="20" calcext:value-type="float">
            <text:p>+20</text:p>
          </table:table-cell>
          <table:table-cell table:style-name="ce4" table:formula="of:=ROUND(AVERAGE(LOOKUP([.$A24];CharacterLevel;ClericRay); LOOKUP([.$A24];CharacterLevel;FighterRay)))" office:value-type="float" office:value="19" calcext:value-type="float">
            <text:p>+19</text:p>
          </table:table-cell>
          <table:table-cell table:style-name="ce4" table:formula="of:=ROUND(AVERAGE(LOOKUP([.$A24];CharacterLevel;ClericHold); LOOKUP([.$A24];CharacterLevel;FighterHold)))" office:value-type="float" office:value="18" calcext:value-type="float">
            <text:p>+18</text:p>
          </table:table-cell>
          <table:table-cell table:style-name="ce4" table:formula="of:=ROUND(AVERAGE(LOOKUP([.$A24];CharacterLevel;ClericBlast); LOOKUP([.$A24];CharacterLevel;FighterBlast)))" office:value-type="float" office:value="18" calcext:value-type="float">
            <text:p>+18</text:p>
          </table:table-cell>
          <table:table-cell table:style-name="ce4" table:formula="of:=ROUND(AVERAGE(LOOKUP([.$A24];CharacterLevel;ClericSpell); LOOKUP([.$A24];CharacterLevel;FighterSpell)))" office:value-type="float" office:value="17" calcext:value-type="float">
            <text:p>+17</text:p>
          </table:table-cell>
          <table:table-cell table:style-name="ce20" table:formula="of:=ROUNDDOWN([.A24]/2)" office:value-type="float" office:value="9" calcext:value-type="float">
            <text:p>9</text:p>
          </table:table-cell>
          <table:table-cell table:style-name="ce2" table:formula="of:=[.S24] &amp; &quot;d6&quot;" office:value-type="string" office:string-value="9d6" calcext:value-type="string">
            <text:p>9d6</text:p>
          </table:table-cell>
          <table:table-cell table:style-name="ce9" table:formula="of:=15+[.M24]" office:value-type="float" office:value="21" calcext:value-type="float">
            <text:p>21+</text:p>
          </table:table-cell>
          <table:table-cell table:style-name="ce2" table:formula="of:=INDEX(ClericSpells; MATCH([.$S24];CharacterLevel;0);[.V$5])" office:value-type="float" office:value="3" calcext:value-type="float">
            <text:p>3</text:p>
          </table:table-cell>
          <table:table-cell table:style-name="ce2" table:formula="of:=INDEX(ClericSpells; MATCH([.$S24];CharacterLevel;0);[.W$5])" office:value-type="float" office:value="3" calcext:value-type="float">
            <text:p>3</text:p>
          </table:table-cell>
          <table:table-cell table:style-name="ce2" table:formula="of:=INDEX(ClericSpells; MATCH([.$S24];CharacterLevel;0);[.X$5])" office:value-type="float" office:value="2" calcext:value-type="float">
            <text:p>2</text:p>
          </table:table-cell>
          <table:table-cell table:style-name="ce2" table:formula="of:=INDEX(ClericSpells; MATCH([.$S24];CharacterLevel;0);[.Y$5])" office:value-type="float" office:value="2" calcext:value-type="float">
            <text:p>2</text:p>
          </table:table-cell>
          <table:table-cell table:style-name="ce2" table:formula="of:=INDEX(ClericSpells; MATCH([.$S24];CharacterLevel;0);[.Z$5])" office:value-type="float" office:value="1" calcext:value-type="float">
            <text:p>1</text:p>
          </table:table-cell>
          <table:table-cell table:style-name="ce2" table:formula="of:=[.AA23]+2" office:value-type="float" office:value="63" calcext:value-type="float">
            <text:p>63</text:p>
          </table:table-cell>
          <table:table-cell table:number-columns-repeated="37"/>
        </table:table-row>
        <table:table-row table:style-name="ro1">
          <table:table-cell table:style-name="ce2" office:value-type="float" office:value="20" calcext:value-type="float">
            <text:p>20</text:p>
          </table:table-cell>
          <table:table-cell table:style-name="ce11" table:formula="of:=LOOKUP([.A25];CharacterLevel; FighterExp) + MAX(0;LOOKUP([.S25]-1; CharacterLevel;DruidExp))" office:value-type="float" office:value="1950000" calcext:value-type="float">
            <text:p>1,950,000</text:p>
          </table:table-cell>
          <table:table-cell table:style-name="ce2" table:formula="of:=[.$C$15] &amp; &quot;+&quot; &amp; 2*([.A25]-10)" office:value-type="string" office:string-value="10d8+20" calcext:value-type="string">
            <text:p>10d8+20</text:p>
          </table:table-cell>
          <table:table-cell table:style-name="ce4" table:formula="of:=ROUND([.A25]*(2/3);0)" office:value-type="float" office:value="13" calcext:value-type="float">
            <text:p>+13</text:p>
          </table:table-cell>
          <table:table-cell table:style-name="ce9" table:formula="of:=MAX(2;ROUND(AVERAGE([$Fighter.E26];[$Druid.E25])))" office:value-type="float" office:value="2" calcext:value-type="float">
            <text:p>2+</text:p>
          </table:table-cell>
          <table:table-cell table:style-name="ce9" table:formula="of:=MAX(2;ROUND(AVERAGE([$Fighter.F26];[$Druid.F25])))" office:value-type="float" office:value="2" calcext:value-type="float">
            <text:p>2+</text:p>
          </table:table-cell>
          <table:table-cell table:style-name="ce9" table:formula="of:=MAX(2;ROUND(AVERAGE([$Fighter.G26];[$Druid.G25])))" office:value-type="float" office:value="4" calcext:value-type="float">
            <text:p>4+</text:p>
          </table:table-cell>
          <table:table-cell table:style-name="ce9" table:formula="of:=MAX(2;ROUND(AVERAGE([$Fighter.H26];[$Druid.H25])))" office:value-type="float" office:value="4" calcext:value-type="float">
            <text:p>4+</text:p>
          </table:table-cell>
          <table:table-cell table:style-name="ce9" table:formula="of:=MAX(2;ROUND(AVERAGE([$Fighter.I26];[$Druid.I25])))" office:value-type="float" office:value="5" calcext:value-type="float">
            <text:p>5+</text:p>
          </table:table-cell>
          <table:table-cell table:style-name="ce9" table:formula="of:=LOOKUP([.A25];CharacterLevel;Competency)" office:value-type="float" office:value="3" calcext:value-type="float">
            <text:p>3+</text:p>
          </table:table-cell>
          <table:table-cell table:style-name="ce9" table:formula="of:=LOOKUP([.S25];CharacterLevel;Competency)" office:value-type="float" office:value="7" calcext:value-type="float">
            <text:p>7+</text:p>
          </table:table-cell>
          <table:table-cell table:style-name="ce4" table:formula="of:=LOOKUP([.A25];CharacterLevel;CompetencyBonus)" office:value-type="float" office:value="14" calcext:value-type="float">
            <text:p>+14</text:p>
          </table:table-cell>
          <table:table-cell table:style-name="ce4" table:formula="of:=LOOKUP([.S25];CharacterLevel;CompetencyBonus)" office:value-type="float" office:value="7" calcext:value-type="float">
            <text:p>+7</text:p>
          </table:table-cell>
          <table:table-cell table:style-name="ce4" table:formula="of:=ROUND(AVERAGE(LOOKUP([.$A25];CharacterLevel;ClericDoom); LOOKUP([.$A25];CharacterLevel;FighterDoom)))" office:value-type="float" office:value="21" calcext:value-type="float">
            <text:p>+21</text:p>
          </table:table-cell>
          <table:table-cell table:style-name="ce4" table:formula="of:=ROUND(AVERAGE(LOOKUP([.$A25];CharacterLevel;ClericRay); LOOKUP([.$A25];CharacterLevel;FighterRay)))" office:value-type="float" office:value="20" calcext:value-type="float">
            <text:p>+20</text:p>
          </table:table-cell>
          <table:table-cell table:style-name="ce4" table:formula="of:=ROUND(AVERAGE(LOOKUP([.$A25];CharacterLevel;ClericHold); LOOKUP([.$A25];CharacterLevel;FighterHold)))" office:value-type="float" office:value="19" calcext:value-type="float">
            <text:p>+19</text:p>
          </table:table-cell>
          <table:table-cell table:style-name="ce4" table:formula="of:=ROUND(AVERAGE(LOOKUP([.$A25];CharacterLevel;ClericBlast); LOOKUP([.$A25];CharacterLevel;FighterBlast)))" office:value-type="float" office:value="19" calcext:value-type="float">
            <text:p>+19</text:p>
          </table:table-cell>
          <table:table-cell table:style-name="ce4" table:formula="of:=ROUND(AVERAGE(LOOKUP([.$A25];CharacterLevel;ClericSpell); LOOKUP([.$A25];CharacterLevel;FighterSpell)))" office:value-type="float" office:value="18" calcext:value-type="float">
            <text:p>+18</text:p>
          </table:table-cell>
          <table:table-cell table:style-name="ce20" table:formula="of:=ROUNDDOWN([.A25]/2)" office:value-type="float" office:value="10" calcext:value-type="float">
            <text:p>10</text:p>
          </table:table-cell>
          <table:table-cell table:style-name="ce2" table:formula="of:=[.S25] &amp; &quot;d6&quot;" office:value-type="string" office:string-value="10d6" calcext:value-type="string">
            <text:p>10d6</text:p>
          </table:table-cell>
          <table:table-cell table:style-name="ce9" table:formula="of:=15+[.M25]" office:value-type="float" office:value="22" calcext:value-type="float">
            <text:p>22+</text:p>
          </table:table-cell>
          <table:table-cell table:style-name="ce2" table:formula="of:=INDEX(ClericSpells; MATCH([.$S25];CharacterLevel;0);[.V$5])" office:value-type="float" office:value="4" calcext:value-type="float">
            <text:p>4</text:p>
          </table:table-cell>
          <table:table-cell table:style-name="ce2" table:formula="of:=INDEX(ClericSpells; MATCH([.$S25];CharacterLevel;0);[.W$5])" office:value-type="float" office:value="3" calcext:value-type="float">
            <text:p>3</text:p>
          </table:table-cell>
          <table:table-cell table:style-name="ce2" table:formula="of:=INDEX(ClericSpells; MATCH([.$S25];CharacterLevel;0);[.X$5])" office:value-type="float" office:value="3" calcext:value-type="float">
            <text:p>3</text:p>
          </table:table-cell>
          <table:table-cell table:style-name="ce2" table:formula="of:=INDEX(ClericSpells; MATCH([.$S25];CharacterLevel;0);[.Y$5])" office:value-type="float" office:value="2" calcext:value-type="float">
            <text:p>2</text:p>
          </table:table-cell>
          <table:table-cell table:style-name="ce2" table:formula="of:=INDEX(ClericSpells; MATCH([.$S25];CharacterLevel;0);[.Z$5])" office:value-type="float" office:value="2" calcext:value-type="float">
            <text:p>2</text:p>
          </table:table-cell>
          <table:table-cell table:style-name="ce2" table:formula="of:=[.AA24]+2" office:value-type="float" office:value="65" calcext:value-type="float">
            <text:p>65</text:p>
          </table:table-cell>
          <table:table-cell table:number-columns-repeated="37"/>
        </table:table-row>
        <table:table-row table:style-name="ro1">
          <table:table-cell table:style-name="ce3" office:value-type="string" calcext:value-type="string">
            <text:p>* CON modifiers no longer apply after level 10.</text:p>
          </table:table-cell>
          <table:table-cell table:number-columns-repeated="9"/>
          <table:table-cell table:style-name="ce9"/>
          <table:table-cell table:number-columns-repeated="8"/>
          <table:table-cell table:style-name="ce2"/>
          <table:table-cell/>
          <table:table-cell table:style-name="ce2" table:number-columns-repeated="6"/>
          <table:table-cell table:number-columns-repeated="37"/>
        </table:table-row>
        <table:table-row table:style-name="ro1">
          <table:table-cell table:style-name="ce3" office:value-type="string" calcext:value-type="string">
            <text:p>$ Add your WIS modifier to the number of 1st level spells you can prepare.</text:p>
          </table:table-cell>
          <table:table-cell table:number-columns-repeated="18"/>
          <table:table-cell table:style-name="ce2"/>
          <table:table-cell/>
          <table:table-cell table:style-name="ce2" table:number-columns-repeated="6"/>
          <table:table-cell table:number-columns-repeated="37"/>
        </table:table-row>
        <table:table-row table:style-name="ro1">
          <table:table-cell table:style-name="ce3" office:value-type="string" calcext:value-type="string">
            <text:p># Add your WIS modifier to the number of Invocation Dice you have.</text:p>
          </table:table-cell>
          <table:table-cell table:number-columns-repeated="18"/>
          <table:table-cell table:style-name="ce2"/>
          <table:table-cell/>
          <table:table-cell table:style-name="ce2" table:number-columns-repeated="6"/>
          <table:table-cell table:number-columns-repeated="37"/>
        </table:table-row>
        <table:table-row table:style-name="ro1">
          <table:table-cell table:number-columns-repeated="19"/>
          <table:table-cell table:style-name="ce2"/>
          <table:table-cell/>
          <table:table-cell table:style-name="ce2" table:number-columns-repeated="6"/>
          <table:table-cell table:number-columns-repeated="37"/>
        </table:table-row>
        <table:table-row table:style-name="ro5">
          <table:table-cell table:style-name="ce17" office:value-type="string" calcext:value-type="string" table:number-columns-spanned="3" table:number-rows-spanned="1">
            <text:p>Charm Immunity</text:p>
          </table:table-cell>
          <table:covered-table-cell table:number-columns-repeated="2"/>
          <table:table-cell table:style-name="ce86" office:value-type="string" calcext:value-type="string" table:number-columns-spanned="24" table:number-rows-spanned="1">
            <text:p>As a druid but gained at 9th level.</text:p>
          </table:table-cell>
          <table:covered-table-cell table:number-columns-repeated="23"/>
          <table:table-cell table:number-columns-repeated="37"/>
        </table:table-row>
        <table:table-row table:style-name="ro4">
          <table:table-cell table:style-name="ce17" office:value-type="string" calcext:value-type="string" table:number-columns-spanned="3" table:number-rows-spanned="1">
            <text:p>Identification</text:p>
          </table:table-cell>
          <table:covered-table-cell table:number-columns-repeated="2"/>
          <table:table-cell table:style-name="ce86" office:value-type="string" calcext:value-type="string" table:number-columns-spanned="24" table:number-rows-spanned="1">
            <text:p>As per OSE Advanced. However, for especially rare or supernatural plants and animals, the GM may require a Competency check using Intelligence. Identifying pure water requires a Competency/Wisdom check.</text:p>
          </table:table-cell>
          <table:covered-table-cell table:number-columns-repeated="23"/>
          <table:table-cell table:number-columns-repeated="37"/>
        </table:table-row>
        <table:table-row table:style-name="ro4">
          <table:table-cell table:style-name="ce17" office:value-type="string" calcext:value-type="string" table:number-columns-spanned="3" table:number-rows-spanned="1">
            <text:p>Languages</text:p>
          </table:table-cell>
          <table:covered-table-cell table:number-columns-repeated="2"/>
          <table:table-cell table:style-name="ce86" office:value-type="string" calcext:value-type="string" table:number-columns-spanned="24" table:number-rows-spanned="1">
            <text:p>Starting at 2nd level, Wardens learn Sylvan. <text:s/>Every even level thereafter, they learn to speak one animal (terrestrial, avian, insect, aquatic, etc), plant (all plants) or fae (dryad, wyrm, pixie, etc) language.</text:p>
          </table:table-cell>
          <table:covered-table-cell table:number-columns-repeated="23"/>
          <table:table-cell table:number-columns-repeated="37"/>
        </table:table-row>
        <table:table-row table:style-name="ro4">
          <table:table-cell table:style-name="ce17" office:value-type="string" calcext:value-type="string" table:number-columns-spanned="3" table:number-rows-spanned="1">
            <text:p>Pass Without Trace</text:p>
          </table:table-cell>
          <table:covered-table-cell table:number-columns-repeated="2"/>
          <table:table-cell table:style-name="ce86" office:value-type="string" calcext:value-type="string" table:number-columns-spanned="24" table:number-rows-spanned="1">
            <text:p>Gained at 5th level. <text:s/>This ability imposes Disadvantage on anyone attempting to track the druid through natural terrain. This ability expands to include the warden's companions at 7th level, so long as they remain within 15' of the warden.</text:p>
          </table:table-cell>
          <table:covered-table-cell table:number-columns-repeated="23"/>
          <table:table-cell table:number-columns-repeated="37"/>
        </table:table-row>
        <table:table-row table:style-name="ro5">
          <table:table-cell table:style-name="ce17" office:value-type="string" calcext:value-type="string" table:number-columns-spanned="3" table:number-rows-spanned="1">
            <text:p>Pathfinding</text:p>
          </table:table-cell>
          <table:covered-table-cell table:number-columns-repeated="2"/>
          <table:table-cell table:style-name="ce86" office:value-type="string" calcext:value-type="string" table:number-columns-spanned="24" table:number-rows-spanned="1">
            <text:p>Instead of reducing the odds of getting lost to 1-in-6, this ability grants the party Advantage on checks to avoid becoming lost.</text:p>
          </table:table-cell>
          <table:covered-table-cell table:number-columns-repeated="23"/>
          <table:table-cell table:number-columns-repeated="37"/>
        </table:table-row>
        <table:table-row table:style-name="ro11">
          <table:table-cell table:style-name="ce17" office:value-type="string" calcext:value-type="string" table:number-columns-spanned="3" table:number-rows-spanned="1">
            <text:p>Shape Change</text:p>
          </table:table-cell>
          <table:covered-table-cell table:number-columns-repeated="2"/>
          <table:table-cell table:style-name="ce86" office:value-type="string" calcext:value-type="string" table:number-columns-spanned="24" table:number-rows-spanned="1">
            <text:p>This ability functions largely the same as given in OSE Advanced with the following exceptions:</text:p>
            <text:p>* This ability is gained at level 3.</text:p>
            <text:p>* The form of the creature assumed may not have more hit dice than the warden has caster levels.</text:p>
            <text:p>* Wardens may only transform into creatures they have personally encountered.</text:p>
            <text:p>* This ability starts with only the ability to change into a natural terrestrial animal.</text:p>
            <text:p>* At 5th level, the warden may take the form of a natural aquatic or amphibious animal.</text:p>
            <text:p>* At 7th level, the warden may take the form of a natural flying animal.</text:p>
            <text:p>* At 9th level, the druid may take the form of a supernatural animal.</text:p>
            <text:p>* The warden may use this ability a number of times per day equal to their Wisdom Modifier.</text:p>
          </table:table-cell>
          <table:covered-table-cell table:number-columns-repeated="23"/>
          <table:table-cell table:number-columns-repeated="37"/>
        </table:table-row>
        <table:table-row table:style-name="ro1" table:number-rows-repeated="968">
          <table:table-cell table:number-columns-repeated="19"/>
          <table:table-cell table:style-name="ce2"/>
          <table:table-cell/>
          <table:table-cell table:style-name="ce2" table:number-columns-repeated="6"/>
          <table:table-cell table:number-columns-repeated="37"/>
        </table:table-row>
        <table:table-row table:style-name="ro2" table:number-rows-repeated="1047572">
          <table:table-cell table:number-columns-repeated="64"/>
        </table:table-row>
        <table:table-row table:style-name="ro2">
          <table:table-cell table:number-columns-repeated="64"/>
        </table:table-row>
      </table:table>
      <table:table table:name="Warlock" table:style-name="ta13">
        <table:table-column table:style-name="co24" table:default-cell-style-name="Default"/>
        <table:table-column table:style-name="co44" table:default-cell-style-name="Default"/>
        <table:table-column table:style-name="co52" table:visibility="collapse" table:number-columns-repeated="2" table:default-cell-style-name="Default"/>
        <table:table-column table:style-name="co7" table:default-cell-style-name="Default"/>
        <table:table-column table:style-name="co13" table:default-cell-style-name="Default"/>
        <table:table-column table:style-name="co33" table:visibility="collapse" table:default-cell-style-name="Default"/>
        <table:table-column table:style-name="co34" table:visibility="collapse" table:default-cell-style-name="Default"/>
        <table:table-column table:style-name="co35" table:visibility="collapse" table:default-cell-style-name="Default"/>
        <table:table-column table:style-name="co36" table:visibility="collapse" table:default-cell-style-name="Default"/>
        <table:table-column table:style-name="co37" table:visibility="collapse" table:default-cell-style-name="Default"/>
        <table:table-column table:style-name="co9" table:visibility="collapse" table:default-cell-style-name="Default"/>
        <table:table-column table:style-name="co68" table:visibility="collapse" table:default-cell-style-name="Default"/>
        <table:table-column table:style-name="co9" table:default-cell-style-name="Default"/>
        <table:table-column table:style-name="co17"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69" table:default-cell-style-name="Default"/>
        <table:table-column table:style-name="co13" table:default-cell-style-name="Default"/>
        <table:table-column table:style-name="co70" table:default-cell-style-name="Default"/>
        <table:table-column table:style-name="co15" table:default-cell-style-name="Default"/>
        <table:table-column table:style-name="co62" table:default-cell-style-name="Default"/>
        <table:table-column table:style-name="co63" table:number-columns-repeated="4" table:default-cell-style-name="Default"/>
        <table:table-column table:style-name="co7" table:default-cell-style-name="Default"/>
        <table:table-column table:style-name="co42" table:number-columns-repeated="34" table:default-cell-style-name="Default"/>
        <table:table-row table:style-name="ro1">
          <table:table-cell table:number-columns-repeated="2"/>
          <table:table-cell office:value-type="float" office:value="0.8" calcext:value-type="float">
            <text:p>0.8</text:p>
          </table:table-cell>
          <table:table-cell table:number-columns-repeated="19"/>
          <table:table-cell table:style-name="ce2"/>
          <table:table-cell/>
          <table:table-cell table:style-name="ce2" table:number-columns-repeated="5"/>
          <table:table-cell table:style-name="ce2" office:value-type="float" office:value="3.5" calcext:value-type="float">
            <text:p>3.5</text:p>
          </table:table-cell>
          <table:table-cell table:number-columns-repeated="34"/>
        </table:table-row>
        <table:table-row table:style-name="ro1">
          <table:table-cell table:number-columns-repeated="22"/>
          <table:table-cell table:style-name="ce2"/>
          <table:table-cell/>
          <table:table-cell table:style-name="ce2" table:number-columns-repeated="6"/>
          <table:table-cell table:number-columns-repeated="34"/>
        </table:table-row>
        <table:table-row table:style-name="ro1">
          <table:table-cell table:style-name="ce2"/>
          <table:table-cell table:number-columns-repeated="4"/>
          <table:table-cell table:style-name="ce1" office:value-type="string" calcext:value-type="string">
            <text:p>Base</text:p>
          </table:table-cell>
          <table:table-cell table:style-name="ce1" table:number-columns-repeated="5"/>
          <table:table-cell table:style-name="ce82" table:number-columns-repeated="2"/>
          <table:table-cell table:number-columns-repeated="7"/>
          <table:table-cell table:style-name="ce1"/>
          <table:table-cell/>
          <table:table-cell table:style-name="ce2"/>
          <table:table-cell/>
          <table:table-cell table:style-name="ce221" office:value-type="string" calcext:value-type="string" table:number-columns-spanned="5" table:number-rows-spanned="1">
            <text:p>Arcane</text:p>
          </table:table-cell>
          <table:covered-table-cell table:number-columns-repeated="4"/>
          <table:table-cell table:style-name="ce2"/>
          <table:table-cell table:number-columns-repeated="34"/>
        </table:table-row>
        <table:table-row table:style-name="ro1">
          <table:table-cell table:style-name="ce2"/>
          <table:table-cell/>
          <table:table-cell table:style-name="ce1" office:value-type="string" calcext:value-type="string">
            <text:p>Fighter</text:p>
          </table:table-cell>
          <table:table-cell table:style-name="ce1" office:value-type="string" calcext:value-type="string">
            <text:p>Arcanist</text:p>
          </table:table-cell>
          <table:table-cell table:style-name="ce1" office:value-type="string" calcext:value-type="string">
            <text:p>Hit</text:p>
          </table:table-cell>
          <table:table-cell table:style-name="ce1" office:value-type="string" calcext:value-type="string">
            <text:p>Attack</text:p>
          </table:table-cell>
          <table:table-cell table:style-name="ce8" office:value-type="string" calcext:value-type="string" table:number-columns-spanned="5" table:number-rows-spanned="1">
            <text:p>Official Saves</text:p>
          </table:table-cell>
          <table:covered-table-cell table:number-columns-repeated="4"/>
          <table:table-cell table:style-name="ce1" table:number-columns-repeated="4"/>
          <table:table-cell table:style-name="ce8" office:value-type="string" calcext:value-type="string" table:number-columns-spanned="5" table:number-rows-spanned="1">
            <text:p>Alternate Saves</text:p>
          </table:table-cell>
          <table:covered-table-cell table:number-columns-repeated="4"/>
          <table:table-cell table:style-name="ce1" office:value-type="string" calcext:value-type="string">
            <text:p>Combat</text:p>
          </table:table-cell>
          <table:table-cell table:style-name="ce1" office:value-type="string" calcext:value-type="string">
            <text:p>Caster</text:p>
          </table:table-cell>
          <table:table-cell table:style-name="ce1" office:value-type="string" calcext:value-type="string">
            <text:p>Invocation</text:p>
          </table:table-cell>
          <table:table-cell table:style-name="ce1" office:value-type="string" calcext:value-type="string">
            <text:p>Save</text:p>
          </table:table-cell>
          <table:table-cell table:style-name="ce221" office:value-type="string" calcext:value-type="string" table:number-columns-spanned="5" table:number-rows-spanned="1">
            <text:p>Spells</text:p>
          </table:table-cell>
          <table:covered-table-cell table:number-columns-repeated="4"/>
          <table:table-cell table:style-name="ce1" office:value-type="string" calcext:value-type="string">
            <text:p>Average</text:p>
          </table:table-cell>
          <table:table-cell table:number-columns-repeated="34"/>
        </table:table-row>
        <table:table-row table:style-name="ro1">
          <table:table-cell table:style-name="ce1" office:value-type="string" calcext:value-type="string">
            <text:p>Level</text:p>
          </table:table-cell>
          <table:table-cell table:number-columns-repeated="3" table:style-name="ce1" office:value-type="string" calcext:value-type="string">
            <text:p>XP</text:p>
          </table:table-cell>
          <table:table-cell table:style-name="ce1" office:value-type="string" calcext:value-type="string">
            <text:p>Dice*</text:p>
          </table:table-cell>
          <table:table-cell table:style-name="ce1" office:value-type="string" calcext:value-type="string">
            <text:p>Bonus</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style-name="ce1" office:value-type="string" calcext:value-type="string">
            <text:p>Competency</text:p>
          </table:table-cell>
          <table:table-cell table:style-name="ce1" office:value-type="string" calcext:value-type="string">
            <text:p>Arcana</text:p>
          </table:table-cell>
          <table:table-cell table:style-name="ce1" office:value-type="string" calcext:value-type="string">
            <text:p>Competence</text:p>
          </table:table-cell>
          <table:table-cell table:style-name="ce1" office:value-type="string" calcext:value-type="string">
            <text:p>Arcana</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style-name="ce1" office:value-type="string" calcext:value-type="string">
            <text:p>Talents</text:p>
          </table:table-cell>
          <table:table-cell table:style-name="ce1" office:value-type="string" calcext:value-type="string">
            <text:p>Level</text:p>
          </table:table-cell>
          <table:table-cell table:style-name="ce1" office:value-type="string" calcext:value-type="string">
            <text:p>Dice#</text:p>
          </table:table-cell>
          <table:table-cell table:style-name="ce1" office:value-type="string" calcext:value-type="string">
            <text:p>Target</text:p>
          </table:table-cell>
          <table:table-cell table:style-name="ce13"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string" calcext:value-type="string">
            <text:p>HP</text:p>
          </table:table-cell>
          <table:table-cell table:number-columns-repeated="34"/>
        </table:table-row>
        <table:table-row table:style-name="ro1">
          <table:table-cell table:style-name="ce2" office:value-type="float" office:value="1" calcext:value-type="float">
            <text:p>1</text:p>
          </table:table-cell>
          <table:table-cell table:style-name="ce11" table:formula="of:=[.C6]+[.D6]" office:value-type="float" office:value="0" calcext:value-type="float">
            <text:p>0</text:p>
          </table:table-cell>
          <table:table-cell table:style-name="ce11" table:formula="of:=LOOKUP([.A6];CharacterLevel;FighterExp)*[.$C$1]" office:value-type="float" office:value="0" calcext:value-type="float">
            <text:p>0</text:p>
          </table:table-cell>
          <table:table-cell table:style-name="ce11" table:formula="of:=MAX(0;LOOKUP([.V6];CharacterLevel;MUExp))" office:value-type="float" office:value="0" calcext:value-type="float">
            <text:p>0</text:p>
          </table:table-cell>
          <table:table-cell table:style-name="ce2" table:formula="of:=[.A6]&amp;&quot;d6&quot;" office:value-type="string" office:string-value="1d6" calcext:value-type="string">
            <text:p>1d6</text:p>
          </table:table-cell>
          <table:table-cell table:style-name="ce4" table:formula="of:=ROUND(AVERAGE(LOOKUP([.A6];CharacterLevel;FighterBAB);LOOKUP([.A6];CharacterLevel;ThiefBAB));0)" office:value-type="float" office:value="1" calcext:value-type="float">
            <text:p>+1</text:p>
          </table:table-cell>
          <table:table-cell table:style-name="ce9" table:formula="of:=[$Paladin.E6]+2" office:value-type="float" office:value="12" calcext:value-type="float">
            <text:p>12+</text:p>
          </table:table-cell>
          <table:table-cell table:style-name="ce9" table:formula="of:=[$Paladin.F6]+2" office:value-type="float" office:value="13" calcext:value-type="float">
            <text:p>13+</text:p>
          </table:table-cell>
          <table:table-cell table:style-name="ce9" table:formula="of:=[$Paladin.G6]+2" office:value-type="float" office:value="14" calcext:value-type="float">
            <text:p>14+</text:p>
          </table:table-cell>
          <table:table-cell table:style-name="ce9" table:formula="of:=[$Paladin.I6]+2" office:value-type="float" office:value="16" calcext:value-type="float">
            <text:p>16+</text:p>
          </table:table-cell>
          <table:table-cell table:style-name="ce9" table:formula="of:=[$Paladin.H6]+2" office:value-type="float" office:value="15" calcext:value-type="float">
            <text:p>15+</text:p>
          </table:table-cell>
          <table:table-cell table:style-name="ce4" table:formula="of:=LOOKUP([.A6];CharacterLevel;Competency)" office:value-type="float" office:value="11" calcext:value-type="float">
            <text:p>+11</text:p>
          </table:table-cell>
          <table:table-cell table:style-name="ce4" table:formula="of:=LOOKUP([.V6];CharacterLevel;Competency)" office:value-type="float" office:value="12" calcext:value-type="float">
            <text:p>+12</text:p>
          </table:table-cell>
          <table:table-cell table:style-name="ce4" table:formula="of:=LOOKUP([.A6];CharacterLevel;CompetencyBonus)" office:value-type="float" office:value="1" calcext:value-type="float">
            <text:p>+1</text:p>
          </table:table-cell>
          <table:table-cell table:style-name="ce4" table:formula="of:=LOOKUP([.V6];CharacterLevel;CompetencyBonus)" office:value-type="float" office:value="0" calcext:value-type="float">
            <text:p>+0</text:p>
          </table:table-cell>
          <table:table-cell table:style-name="ce4" table:formula="of:=ROUND(AVERAGE(LOOKUP([.$A6];CharacterLevel;ArcanistDoom); LOOKUP([.$A6];CharacterLevel;FighterDoom)))" office:value-type="float" office:value="1" calcext:value-type="float">
            <text:p>+1</text:p>
          </table:table-cell>
          <table:table-cell table:style-name="ce4" table:formula="of:=ROUND(AVERAGE(LOOKUP([.$A6];CharacterLevel;ArcanistRay); LOOKUP([.$A6];CharacterLevel;FighterRay)))" office:value-type="float" office:value="1" calcext:value-type="float">
            <text:p>+1</text:p>
          </table:table-cell>
          <table:table-cell table:style-name="ce4" table:formula="of:=ROUND(AVERAGE(LOOKUP([.$A6];CharacterLevel;ArcanistHold); LOOKUP([.$A6];CharacterLevel;FighterHold)))" office:value-type="float" office:value="1" calcext:value-type="float">
            <text:p>+1</text:p>
          </table:table-cell>
          <table:table-cell table:style-name="ce4" table:formula="of:=ROUND(AVERAGE(LOOKUP([.$A6];CharacterLevel;ArcanistBlast); LOOKUP([.$A6];CharacterLevel;FighterBlast)))" office:value-type="float" office:value="1" calcext:value-type="float">
            <text:p>+1</text:p>
          </table:table-cell>
          <table:table-cell table:style-name="ce4" table:formula="of:=ROUND(AVERAGE(LOOKUP([.$A6];CharacterLevel;ArcanistSpell); LOOKUP([.$A6];CharacterLevel;FighterSpell)))" office:value-type="float" office:value="1" calcext:value-type="float">
            <text:p>+1</text:p>
          </table:table-cell>
          <table:table-cell table:style-name="ce2" office:value-type="float" office:value="0" calcext:value-type="float">
            <text:p>0</text:p>
          </table:table-cell>
          <table:table-cell table:style-name="ce20" table:formula="of:=ROUNDDOWN([.A6]/2)" office:value-type="float" office:value="0" calcext:value-type="float">
            <text:p>0</text:p>
          </table:table-cell>
          <table:table-cell table:style-name="ce2" table:formula="of:=[.V6]&amp;&quot;d6&quot;" office:value-type="string" office:string-value="0d6" calcext:value-type="string">
            <text:p>0d6</text:p>
          </table:table-cell>
          <table:table-cell table:style-name="ce9" table:formula="of:=15+[.O6]" office:value-type="float" office:value="15" calcext:value-type="float">
            <text:p>15+</text:p>
          </table:table-cell>
          <table:table-cell table:style-name="ce2" table:formula="of:=INDEX(WizSpells; MATCH([.$V6];CharacterLevel;0);[.Y$5])" office:value-type="float" office:value="0" calcext:value-type="float">
            <text:p>0</text:p>
          </table:table-cell>
          <table:table-cell table:style-name="ce2" table:formula="of:=INDEX(WizSpells; MATCH([.$V6];CharacterLevel;0);[.Z$5])" office:value-type="string" office:string-value="--" calcext:value-type="string">
            <text:p>--</text:p>
          </table:table-cell>
          <table:table-cell table:style-name="ce2" table:formula="of:=INDEX(WizSpells; MATCH([.$V6];CharacterLevel;0);[.AA$5])" office:value-type="string" office:string-value="--" calcext:value-type="string">
            <text:p>--</text:p>
          </table:table-cell>
          <table:table-cell table:style-name="ce2" table:formula="of:=INDEX(WizSpells; MATCH([.$V6];CharacterLevel;0);[.AB$5])" office:value-type="string" office:string-value="--" calcext:value-type="string">
            <text:p>--</text:p>
          </table:table-cell>
          <table:table-cell table:style-name="ce2" table:formula="of:=INDEX(WizSpells; MATCH([.$V6];CharacterLevel;0);[.AC$5])" office:value-type="string" office:string-value="--" calcext:value-type="string">
            <text:p>--</text:p>
          </table:table-cell>
          <table:table-cell table:style-name="ce2" office:value-type="float" office:value="6" calcext:value-type="float">
            <text:p>6</text:p>
          </table:table-cell>
          <table:table-cell table:number-columns-repeated="34"/>
        </table:table-row>
        <table:table-row table:style-name="ro1">
          <table:table-cell table:style-name="ce2" office:value-type="float" office:value="2" calcext:value-type="float">
            <text:p>2</text:p>
          </table:table-cell>
          <table:table-cell table:style-name="ce11" table:formula="of:=[.C7]+[.D7]" office:value-type="float" office:value="1600" calcext:value-type="float">
            <text:p>1,600</text:p>
          </table:table-cell>
          <table:table-cell table:style-name="ce11" table:formula="of:=LOOKUP([.A7];CharacterLevel;FighterExp)*[.$C$1]" office:value-type="float" office:value="1600" calcext:value-type="float">
            <text:p>1,600</text:p>
          </table:table-cell>
          <table:table-cell table:style-name="ce11" table:formula="of:=MAX(0;LOOKUP([.V7];CharacterLevel;MUExp))" office:value-type="float" office:value="0" calcext:value-type="float">
            <text:p>0</text:p>
          </table:table-cell>
          <table:table-cell table:style-name="ce2" table:formula="of:=[.A7]&amp;&quot;d6&quot;" office:value-type="string" office:string-value="2d6" calcext:value-type="string">
            <text:p>2d6</text:p>
          </table:table-cell>
          <table:table-cell table:style-name="ce4" table:formula="of:=ROUND(AVERAGE(LOOKUP([.A7];CharacterLevel;FighterBAB);LOOKUP([.A7];CharacterLevel;ThiefBAB));0)" office:value-type="float" office:value="1" calcext:value-type="float">
            <text:p>+1</text:p>
          </table:table-cell>
          <table:table-cell table:style-name="ce9" table:formula="of:=[$Paladin.E7]+2" office:value-type="float" office:value="11" calcext:value-type="float">
            <text:p>11+</text:p>
          </table:table-cell>
          <table:table-cell table:style-name="ce9" table:formula="of:=[$Paladin.F7]+2" office:value-type="float" office:value="12" calcext:value-type="float">
            <text:p>12+</text:p>
          </table:table-cell>
          <table:table-cell table:style-name="ce9" table:formula="of:=[$Paladin.G7]+2" office:value-type="float" office:value="13" calcext:value-type="float">
            <text:p>13+</text:p>
          </table:table-cell>
          <table:table-cell table:style-name="ce9" table:formula="of:=[$Paladin.I7]+2" office:value-type="float" office:value="15" calcext:value-type="float">
            <text:p>15+</text:p>
          </table:table-cell>
          <table:table-cell table:style-name="ce9" table:formula="of:=[$Paladin.H7]+2" office:value-type="float" office:value="14" calcext:value-type="float">
            <text:p>14+</text:p>
          </table:table-cell>
          <table:table-cell table:style-name="ce4" table:formula="of:=LOOKUP([.A7];CharacterLevel;Competency)" office:value-type="float" office:value="11" calcext:value-type="float">
            <text:p>+11</text:p>
          </table:table-cell>
          <table:table-cell table:style-name="ce4" table:formula="of:=LOOKUP([.V7];CharacterLevel;Competency)" office:value-type="float" office:value="11" calcext:value-type="float">
            <text:p>+11</text:p>
          </table:table-cell>
          <table:table-cell table:style-name="ce4" table:formula="of:=LOOKUP([.A7];CharacterLevel;CompetencyBonus)" office:value-type="float" office:value="2" calcext:value-type="float">
            <text:p>+2</text:p>
          </table:table-cell>
          <table:table-cell table:style-name="ce4" table:formula="of:=LOOKUP([.V7];CharacterLevel;CompetencyBonus)" office:value-type="float" office:value="1" calcext:value-type="float">
            <text:p>+1</text:p>
          </table:table-cell>
          <table:table-cell table:style-name="ce4" table:formula="of:=ROUND(AVERAGE(LOOKUP([.$A7];CharacterLevel;ArcanistDoom); LOOKUP([.$A7];CharacterLevel;FighterDoom)))" office:value-type="float" office:value="2" calcext:value-type="float">
            <text:p>+2</text:p>
          </table:table-cell>
          <table:table-cell table:style-name="ce4" table:formula="of:=ROUND(AVERAGE(LOOKUP([.$A7];CharacterLevel;ArcanistRay); LOOKUP([.$A7];CharacterLevel;FighterRay)))" office:value-type="float" office:value="2" calcext:value-type="float">
            <text:p>+2</text:p>
          </table:table-cell>
          <table:table-cell table:style-name="ce4" table:formula="of:=ROUND(AVERAGE(LOOKUP([.$A7];CharacterLevel;ArcanistHold); LOOKUP([.$A7];CharacterLevel;FighterHold)))" office:value-type="float" office:value="2" calcext:value-type="float">
            <text:p>+2</text:p>
          </table:table-cell>
          <table:table-cell table:style-name="ce4" table:formula="of:=ROUND(AVERAGE(LOOKUP([.$A7];CharacterLevel;ArcanistBlast); LOOKUP([.$A7];CharacterLevel;FighterBlast)))" office:value-type="float" office:value="2" calcext:value-type="float">
            <text:p>+2</text:p>
          </table:table-cell>
          <table:table-cell table:style-name="ce4" table:formula="of:=ROUND(AVERAGE(LOOKUP([.$A7];CharacterLevel;ArcanistSpell); LOOKUP([.$A7];CharacterLevel;FighterSpell)))" office:value-type="float" office:value="2" calcext:value-type="float">
            <text:p>+2</text:p>
          </table:table-cell>
          <table:table-cell table:style-name="ce2" office:value-type="float" office:value="0" calcext:value-type="float">
            <text:p>0</text:p>
          </table:table-cell>
          <table:table-cell table:style-name="ce20" table:formula="of:=ROUNDDOWN([.A7]/2)" office:value-type="float" office:value="1" calcext:value-type="float">
            <text:p>1</text:p>
          </table:table-cell>
          <table:table-cell table:style-name="ce2" table:formula="of:=[.V7]&amp;&quot;d6&quot;" office:value-type="string" office:string-value="1d6" calcext:value-type="string">
            <text:p>1d6</text:p>
          </table:table-cell>
          <table:table-cell table:style-name="ce9" table:formula="of:=15+[.O7]" office:value-type="float" office:value="16" calcext:value-type="float">
            <text:p>16+</text:p>
          </table:table-cell>
          <table:table-cell table:style-name="ce2" table:formula="of:=INDEX(WizSpells; MATCH([.$V7];CharacterLevel;0);[.Y$5])" office:value-type="float" office:value="1" calcext:value-type="float">
            <text:p>1</text:p>
          </table:table-cell>
          <table:table-cell table:style-name="ce2" table:formula="of:=INDEX(WizSpells; MATCH([.$V7];CharacterLevel;0);[.Z$5])" office:value-type="string" office:string-value="--" calcext:value-type="string">
            <text:p>--</text:p>
          </table:table-cell>
          <table:table-cell table:style-name="ce2" table:formula="of:=INDEX(WizSpells; MATCH([.$V7];CharacterLevel;0);[.AA$5])" office:value-type="string" office:string-value="--" calcext:value-type="string">
            <text:p>--</text:p>
          </table:table-cell>
          <table:table-cell table:style-name="ce2" table:formula="of:=INDEX(WizSpells; MATCH([.$V7];CharacterLevel;0);[.AB$5])" office:value-type="string" office:string-value="--" calcext:value-type="string">
            <text:p>--</text:p>
          </table:table-cell>
          <table:table-cell table:style-name="ce2" table:formula="of:=INDEX(WizSpells; MATCH([.$V7];CharacterLevel;0);[.AC$5])" office:value-type="string" office:string-value="--" calcext:value-type="string">
            <text:p>--</text:p>
          </table:table-cell>
          <table:table-cell table:style-name="ce2" table:formula="of:=[.A7]*[.$AD$1]" office:value-type="float" office:value="7" calcext:value-type="float">
            <text:p>7</text:p>
          </table:table-cell>
          <table:table-cell table:number-columns-repeated="34"/>
        </table:table-row>
        <table:table-row table:style-name="ro1">
          <table:table-cell table:style-name="ce2" office:value-type="float" office:value="3" calcext:value-type="float">
            <text:p>3</text:p>
          </table:table-cell>
          <table:table-cell table:style-name="ce11" table:formula="of:=[.C8]+[.D8]" office:value-type="float" office:value="3200" calcext:value-type="float">
            <text:p>3,200</text:p>
          </table:table-cell>
          <table:table-cell table:style-name="ce11" table:formula="of:=LOOKUP([.A8];CharacterLevel;FighterExp)*[.$C$1]" office:value-type="float" office:value="3200" calcext:value-type="float">
            <text:p>3,200</text:p>
          </table:table-cell>
          <table:table-cell table:style-name="ce11" table:formula="of:=MAX(0;LOOKUP([.V8];CharacterLevel;MUExp))" office:value-type="float" office:value="0" calcext:value-type="float">
            <text:p>0</text:p>
          </table:table-cell>
          <table:table-cell table:style-name="ce2" table:formula="of:=[.A8]&amp;&quot;d6&quot;" office:value-type="string" office:string-value="3d6" calcext:value-type="string">
            <text:p>3d6</text:p>
          </table:table-cell>
          <table:table-cell table:style-name="ce4" table:formula="of:=ROUND(AVERAGE(LOOKUP([.A8];CharacterLevel;FighterBAB);LOOKUP([.A8];CharacterLevel;ThiefBAB));0)" office:value-type="float" office:value="2" calcext:value-type="float">
            <text:p>+2</text:p>
          </table:table-cell>
          <table:table-cell table:style-name="ce9" table:formula="of:=[$Paladin.E8]+2" office:value-type="float" office:value="11" calcext:value-type="float">
            <text:p>11+</text:p>
          </table:table-cell>
          <table:table-cell table:style-name="ce9" table:formula="of:=[$Paladin.F8]+2" office:value-type="float" office:value="12" calcext:value-type="float">
            <text:p>12+</text:p>
          </table:table-cell>
          <table:table-cell table:style-name="ce9" table:formula="of:=[$Paladin.G8]+2" office:value-type="float" office:value="13" calcext:value-type="float">
            <text:p>13+</text:p>
          </table:table-cell>
          <table:table-cell table:style-name="ce9" table:formula="of:=[$Paladin.I8]+2" office:value-type="float" office:value="15" calcext:value-type="float">
            <text:p>15+</text:p>
          </table:table-cell>
          <table:table-cell table:style-name="ce9" table:formula="of:=[$Paladin.H8]+2" office:value-type="float" office:value="13" calcext:value-type="float">
            <text:p>13+</text:p>
          </table:table-cell>
          <table:table-cell table:style-name="ce4" table:formula="of:=LOOKUP([.A8];CharacterLevel;Competency)" office:value-type="float" office:value="10" calcext:value-type="float">
            <text:p>+10</text:p>
          </table:table-cell>
          <table:table-cell table:style-name="ce4" table:formula="of:=LOOKUP([.V8];CharacterLevel;Competency)" office:value-type="float" office:value="11" calcext:value-type="float">
            <text:p>+11</text:p>
          </table:table-cell>
          <table:table-cell table:style-name="ce4" table:formula="of:=LOOKUP([.A8];CharacterLevel;CompetencyBonus)" office:value-type="float" office:value="2" calcext:value-type="float">
            <text:p>+2</text:p>
          </table:table-cell>
          <table:table-cell table:style-name="ce4" table:formula="of:=LOOKUP([.V8];CharacterLevel;CompetencyBonus)" office:value-type="float" office:value="1" calcext:value-type="float">
            <text:p>+1</text:p>
          </table:table-cell>
          <table:table-cell table:style-name="ce4" table:formula="of:=ROUND(AVERAGE(LOOKUP([.$A8];CharacterLevel;ArcanistDoom); LOOKUP([.$A8];CharacterLevel;FighterDoom)))" office:value-type="float" office:value="3" calcext:value-type="float">
            <text:p>+3</text:p>
          </table:table-cell>
          <table:table-cell table:style-name="ce4" table:formula="of:=ROUND(AVERAGE(LOOKUP([.$A8];CharacterLevel;ArcanistRay); LOOKUP([.$A8];CharacterLevel;FighterRay)))" office:value-type="float" office:value="3" calcext:value-type="float">
            <text:p>+3</text:p>
          </table:table-cell>
          <table:table-cell table:style-name="ce4" table:formula="of:=ROUND(AVERAGE(LOOKUP([.$A8];CharacterLevel;ArcanistHold); LOOKUP([.$A8];CharacterLevel;FighterHold)))" office:value-type="float" office:value="3" calcext:value-type="float">
            <text:p>+3</text:p>
          </table:table-cell>
          <table:table-cell table:style-name="ce4" table:formula="of:=ROUND(AVERAGE(LOOKUP([.$A8];CharacterLevel;ArcanistBlast); LOOKUP([.$A8];CharacterLevel;FighterBlast)))" office:value-type="float" office:value="2" calcext:value-type="float">
            <text:p>+2</text:p>
          </table:table-cell>
          <table:table-cell table:style-name="ce4" table:formula="of:=ROUND(AVERAGE(LOOKUP([.$A8];CharacterLevel;ArcanistSpell); LOOKUP([.$A8];CharacterLevel;FighterSpell)))" office:value-type="float" office:value="3" calcext:value-type="float">
            <text:p>+3</text:p>
          </table:table-cell>
          <table:table-cell table:style-name="ce2" office:value-type="float" office:value="1" calcext:value-type="float">
            <text:p>1</text:p>
          </table:table-cell>
          <table:table-cell table:style-name="ce20" table:formula="of:=ROUNDDOWN([.A8]/2)" office:value-type="float" office:value="1" calcext:value-type="float">
            <text:p>1</text:p>
          </table:table-cell>
          <table:table-cell table:style-name="ce2" table:formula="of:=[.V8]&amp;&quot;d6&quot;" office:value-type="string" office:string-value="1d6" calcext:value-type="string">
            <text:p>1d6</text:p>
          </table:table-cell>
          <table:table-cell table:style-name="ce9" table:formula="of:=15+[.O8]" office:value-type="float" office:value="16" calcext:value-type="float">
            <text:p>16+</text:p>
          </table:table-cell>
          <table:table-cell table:style-name="ce2" table:formula="of:=INDEX(WizSpells; MATCH([.$V8];CharacterLevel;0);[.Y$5])" office:value-type="float" office:value="1" calcext:value-type="float">
            <text:p>1</text:p>
          </table:table-cell>
          <table:table-cell table:style-name="ce2" table:formula="of:=INDEX(WizSpells; MATCH([.$V8];CharacterLevel;0);[.Z$5])" office:value-type="string" office:string-value="--" calcext:value-type="string">
            <text:p>--</text:p>
          </table:table-cell>
          <table:table-cell table:style-name="ce2" table:formula="of:=INDEX(WizSpells; MATCH([.$V8];CharacterLevel;0);[.AA$5])" office:value-type="string" office:string-value="--" calcext:value-type="string">
            <text:p>--</text:p>
          </table:table-cell>
          <table:table-cell table:style-name="ce2" table:formula="of:=INDEX(WizSpells; MATCH([.$V8];CharacterLevel;0);[.AB$5])" office:value-type="string" office:string-value="--" calcext:value-type="string">
            <text:p>--</text:p>
          </table:table-cell>
          <table:table-cell table:style-name="ce2" table:formula="of:=INDEX(WizSpells; MATCH([.$V8];CharacterLevel;0);[.AC$5])" office:value-type="string" office:string-value="--" calcext:value-type="string">
            <text:p>--</text:p>
          </table:table-cell>
          <table:table-cell table:style-name="ce2" table:formula="of:=[.A8]*[.$AD$1]" office:value-type="float" office:value="10.5" calcext:value-type="float">
            <text:p>10.5</text:p>
          </table:table-cell>
          <table:table-cell table:number-columns-repeated="34"/>
        </table:table-row>
        <table:table-row table:style-name="ro1">
          <table:table-cell table:style-name="ce2" office:value-type="float" office:value="4" calcext:value-type="float">
            <text:p>4</text:p>
          </table:table-cell>
          <table:table-cell table:style-name="ce11" table:formula="of:=ROUND([.C9]+[.D9];-3)" office:value-type="float" office:value="9000" calcext:value-type="float">
            <text:p>9,000</text:p>
          </table:table-cell>
          <table:table-cell table:style-name="ce11" table:formula="of:=ROUND(LOOKUP([.A9];CharacterLevel;FighterExp)*[.$C$1];-2)" office:value-type="float" office:value="6400" calcext:value-type="float">
            <text:p>6,400</text:p>
          </table:table-cell>
          <table:table-cell table:style-name="ce11" table:formula="of:=MAX(0;LOOKUP([.V9];CharacterLevel;MUExp))" office:value-type="float" office:value="2500" calcext:value-type="float">
            <text:p>2,500</text:p>
          </table:table-cell>
          <table:table-cell table:style-name="ce2" table:formula="of:=[.A9]&amp;&quot;d6&quot;" office:value-type="string" office:string-value="4d6" calcext:value-type="string">
            <text:p>4d6</text:p>
          </table:table-cell>
          <table:table-cell table:style-name="ce4" table:formula="of:=ROUND(AVERAGE(LOOKUP([.A9];CharacterLevel;FighterBAB);LOOKUP([.A9];CharacterLevel;ThiefBAB));0)" office:value-type="float" office:value="2" calcext:value-type="float">
            <text:p>+2</text:p>
          </table:table-cell>
          <table:table-cell table:style-name="ce9" table:formula="of:=[$Paladin.E9]+2" office:value-type="float" office:value="10" calcext:value-type="float">
            <text:p>10+</text:p>
          </table:table-cell>
          <table:table-cell table:style-name="ce9" table:formula="of:=[$Paladin.F9]+2" office:value-type="float" office:value="11" calcext:value-type="float">
            <text:p>11+</text:p>
          </table:table-cell>
          <table:table-cell table:style-name="ce9" table:formula="of:=[$Paladin.G9]+2" office:value-type="float" office:value="12" calcext:value-type="float">
            <text:p>12+</text:p>
          </table:table-cell>
          <table:table-cell table:style-name="ce9" table:formula="of:=[$Paladin.I9]+2" office:value-type="float" office:value="14" calcext:value-type="float">
            <text:p>14+</text:p>
          </table:table-cell>
          <table:table-cell table:style-name="ce9" table:formula="of:=[$Paladin.H9]+2" office:value-type="float" office:value="13" calcext:value-type="float">
            <text:p>13+</text:p>
          </table:table-cell>
          <table:table-cell table:style-name="ce4" table:formula="of:=LOOKUP([.A9];CharacterLevel;Competency)" office:value-type="float" office:value="10" calcext:value-type="float">
            <text:p>+10</text:p>
          </table:table-cell>
          <table:table-cell table:style-name="ce4" table:formula="of:=LOOKUP([.V9];CharacterLevel;Competency)" office:value-type="float" office:value="11" calcext:value-type="float">
            <text:p>+11</text:p>
          </table:table-cell>
          <table:table-cell table:style-name="ce4" table:formula="of:=LOOKUP([.A9];CharacterLevel;CompetencyBonus)" office:value-type="float" office:value="3" calcext:value-type="float">
            <text:p>+3</text:p>
          </table:table-cell>
          <table:table-cell table:style-name="ce4" table:formula="of:=LOOKUP([.V9];CharacterLevel;CompetencyBonus)" office:value-type="float" office:value="2" calcext:value-type="float">
            <text:p>+2</text:p>
          </table:table-cell>
          <table:table-cell table:style-name="ce4" table:formula="of:=ROUND(AVERAGE(LOOKUP([.$A9];CharacterLevel;ArcanistDoom); LOOKUP([.$A9];CharacterLevel;FighterDoom)))" office:value-type="float" office:value="4" calcext:value-type="float">
            <text:p>+4</text:p>
          </table:table-cell>
          <table:table-cell table:style-name="ce4" table:formula="of:=ROUND(AVERAGE(LOOKUP([.$A9];CharacterLevel;ArcanistRay); LOOKUP([.$A9];CharacterLevel;FighterRay)))" office:value-type="float" office:value="4" calcext:value-type="float">
            <text:p>+4</text:p>
          </table:table-cell>
          <table:table-cell table:style-name="ce4" table:formula="of:=ROUND(AVERAGE(LOOKUP([.$A9];CharacterLevel;ArcanistHold); LOOKUP([.$A9];CharacterLevel;FighterHold)))" office:value-type="float" office:value="4" calcext:value-type="float">
            <text:p>+4</text:p>
          </table:table-cell>
          <table:table-cell table:style-name="ce4" table:formula="of:=ROUND(AVERAGE(LOOKUP([.$A9];CharacterLevel;ArcanistBlast); LOOKUP([.$A9];CharacterLevel;FighterBlast)))" office:value-type="float" office:value="3" calcext:value-type="float">
            <text:p>+3</text:p>
          </table:table-cell>
          <table:table-cell table:style-name="ce4" table:formula="of:=ROUND(AVERAGE(LOOKUP([.$A9];CharacterLevel;ArcanistSpell); LOOKUP([.$A9];CharacterLevel;FighterSpell)))" office:value-type="float" office:value="4" calcext:value-type="float">
            <text:p>+4</text:p>
          </table:table-cell>
          <table:table-cell table:style-name="ce2" office:value-type="float" office:value="1" calcext:value-type="float">
            <text:p>1</text:p>
          </table:table-cell>
          <table:table-cell table:style-name="ce20" table:formula="of:=ROUNDDOWN([.A9]/2)" office:value-type="float" office:value="2" calcext:value-type="float">
            <text:p>2</text:p>
          </table:table-cell>
          <table:table-cell table:style-name="ce2" table:formula="of:=[.V9]&amp;&quot;d6&quot;" office:value-type="string" office:string-value="2d6" calcext:value-type="string">
            <text:p>2d6</text:p>
          </table:table-cell>
          <table:table-cell table:style-name="ce9" table:formula="of:=15+[.O9]" office:value-type="float" office:value="17" calcext:value-type="float">
            <text:p>17+</text:p>
          </table:table-cell>
          <table:table-cell table:style-name="ce2" table:formula="of:=INDEX(WizSpells; MATCH([.$V9];CharacterLevel;0);[.Y$5])" office:value-type="float" office:value="2" calcext:value-type="float">
            <text:p>2</text:p>
          </table:table-cell>
          <table:table-cell table:style-name="ce2" table:formula="of:=INDEX(WizSpells; MATCH([.$V9];CharacterLevel;0);[.Z$5])" office:value-type="string" office:string-value="--" calcext:value-type="string">
            <text:p>--</text:p>
          </table:table-cell>
          <table:table-cell table:style-name="ce2" table:formula="of:=INDEX(WizSpells; MATCH([.$V9];CharacterLevel;0);[.AA$5])" office:value-type="string" office:string-value="--" calcext:value-type="string">
            <text:p>--</text:p>
          </table:table-cell>
          <table:table-cell table:style-name="ce2" table:formula="of:=INDEX(WizSpells; MATCH([.$V9];CharacterLevel;0);[.AB$5])" office:value-type="string" office:string-value="--" calcext:value-type="string">
            <text:p>--</text:p>
          </table:table-cell>
          <table:table-cell table:style-name="ce2" table:formula="of:=INDEX(WizSpells; MATCH([.$V9];CharacterLevel;0);[.AC$5])" office:value-type="string" office:string-value="--" calcext:value-type="string">
            <text:p>--</text:p>
          </table:table-cell>
          <table:table-cell table:style-name="ce2" table:formula="of:=[.A9]*[.$AD$1]" office:value-type="float" office:value="14" calcext:value-type="float">
            <text:p>14</text:p>
          </table:table-cell>
          <table:table-cell table:number-columns-repeated="34"/>
        </table:table-row>
        <table:table-row table:style-name="ro1">
          <table:table-cell table:style-name="ce2" office:value-type="float" office:value="5" calcext:value-type="float">
            <text:p>5</text:p>
          </table:table-cell>
          <table:table-cell table:style-name="ce11" table:formula="of:=ROUND([.C10]+[.D10];-3)" office:value-type="float" office:value="15000" calcext:value-type="float">
            <text:p>15,000</text:p>
          </table:table-cell>
          <table:table-cell table:style-name="ce11" table:formula="of:=LOOKUP([.A10];CharacterLevel;FighterExp)*[.$C$1]" office:value-type="float" office:value="12800" calcext:value-type="float">
            <text:p>12,800</text:p>
          </table:table-cell>
          <table:table-cell table:style-name="ce11" table:formula="of:=MAX(0;LOOKUP([.V10];CharacterLevel;MUExp))" office:value-type="float" office:value="2500" calcext:value-type="float">
            <text:p>2,500</text:p>
          </table:table-cell>
          <table:table-cell table:style-name="ce2" table:formula="of:=[.A10]&amp;&quot;d6&quot;" office:value-type="string" office:string-value="5d6" calcext:value-type="string">
            <text:p>5d6</text:p>
          </table:table-cell>
          <table:table-cell table:style-name="ce4" table:formula="of:=ROUND(AVERAGE(LOOKUP([.A10];CharacterLevel;FighterBAB);LOOKUP([.A10];CharacterLevel;ThiefBAB));0)" office:value-type="float" office:value="3" calcext:value-type="float">
            <text:p>+3</text:p>
          </table:table-cell>
          <table:table-cell table:style-name="ce9" table:formula="of:=[$Paladin.E10]+2" office:value-type="float" office:value="10" calcext:value-type="float">
            <text:p>10+</text:p>
          </table:table-cell>
          <table:table-cell table:style-name="ce9" table:formula="of:=[$Paladin.F10]+2" office:value-type="float" office:value="11" calcext:value-type="float">
            <text:p>11+</text:p>
          </table:table-cell>
          <table:table-cell table:style-name="ce9" table:formula="of:=[$Paladin.G10]+2" office:value-type="float" office:value="12" calcext:value-type="float">
            <text:p>12+</text:p>
          </table:table-cell>
          <table:table-cell table:style-name="ce9" table:formula="of:=[$Paladin.I10]+2" office:value-type="float" office:value="14" calcext:value-type="float">
            <text:p>14+</text:p>
          </table:table-cell>
          <table:table-cell table:style-name="ce9" table:formula="of:=[$Paladin.H10]+2" office:value-type="float" office:value="12" calcext:value-type="float">
            <text:p>12+</text:p>
          </table:table-cell>
          <table:table-cell table:style-name="ce4" table:formula="of:=LOOKUP([.A10];CharacterLevel;Competency)" office:value-type="float" office:value="9" calcext:value-type="float">
            <text:p>+9</text:p>
          </table:table-cell>
          <table:table-cell table:style-name="ce4" table:formula="of:=LOOKUP([.V10];CharacterLevel;Competency)" office:value-type="float" office:value="11" calcext:value-type="float">
            <text:p>+11</text:p>
          </table:table-cell>
          <table:table-cell table:style-name="ce4" table:formula="of:=LOOKUP([.A10];CharacterLevel;CompetencyBonus)" office:value-type="float" office:value="4" calcext:value-type="float">
            <text:p>+4</text:p>
          </table:table-cell>
          <table:table-cell table:style-name="ce4" table:formula="of:=LOOKUP([.V10];CharacterLevel;CompetencyBonus)" office:value-type="float" office:value="2" calcext:value-type="float">
            <text:p>+2</text:p>
          </table:table-cell>
          <table:table-cell table:style-name="ce4" table:formula="of:=ROUND(AVERAGE(LOOKUP([.$A10];CharacterLevel;ArcanistDoom); LOOKUP([.$A10];CharacterLevel;FighterDoom)))" office:value-type="float" office:value="5" calcext:value-type="float">
            <text:p>+5</text:p>
          </table:table-cell>
          <table:table-cell table:style-name="ce4" table:formula="of:=ROUND(AVERAGE(LOOKUP([.$A10];CharacterLevel;ArcanistRay); LOOKUP([.$A10];CharacterLevel;FighterRay)))" office:value-type="float" office:value="5" calcext:value-type="float">
            <text:p>+5</text:p>
          </table:table-cell>
          <table:table-cell table:style-name="ce4" table:formula="of:=ROUND(AVERAGE(LOOKUP([.$A10];CharacterLevel;ArcanistHold); LOOKUP([.$A10];CharacterLevel;FighterHold)))" office:value-type="float" office:value="5" calcext:value-type="float">
            <text:p>+5</text:p>
          </table:table-cell>
          <table:table-cell table:style-name="ce4" table:formula="of:=ROUND(AVERAGE(LOOKUP([.$A10];CharacterLevel;ArcanistBlast); LOOKUP([.$A10];CharacterLevel;FighterBlast)))" office:value-type="float" office:value="4" calcext:value-type="float">
            <text:p>+4</text:p>
          </table:table-cell>
          <table:table-cell table:style-name="ce4" table:formula="of:=ROUND(AVERAGE(LOOKUP([.$A10];CharacterLevel;ArcanistSpell); LOOKUP([.$A10];CharacterLevel;FighterSpell)))" office:value-type="float" office:value="5" calcext:value-type="float">
            <text:p>+5</text:p>
          </table:table-cell>
          <table:table-cell table:style-name="ce2" office:value-type="float" office:value="1" calcext:value-type="float">
            <text:p>1</text:p>
          </table:table-cell>
          <table:table-cell table:style-name="ce20" table:formula="of:=ROUNDDOWN([.A10]/2)" office:value-type="float" office:value="2" calcext:value-type="float">
            <text:p>2</text:p>
          </table:table-cell>
          <table:table-cell table:style-name="ce2" table:formula="of:=[.V10]&amp;&quot;d6&quot;" office:value-type="string" office:string-value="2d6" calcext:value-type="string">
            <text:p>2d6</text:p>
          </table:table-cell>
          <table:table-cell table:style-name="ce9" table:formula="of:=15+[.O10]" office:value-type="float" office:value="17" calcext:value-type="float">
            <text:p>17+</text:p>
          </table:table-cell>
          <table:table-cell table:style-name="ce2" table:formula="of:=INDEX(WizSpells; MATCH([.$V10];CharacterLevel;0);[.Y$5])" office:value-type="float" office:value="2" calcext:value-type="float">
            <text:p>2</text:p>
          </table:table-cell>
          <table:table-cell table:style-name="ce2" table:formula="of:=INDEX(WizSpells; MATCH([.$V10];CharacterLevel;0);[.Z$5])" office:value-type="string" office:string-value="--" calcext:value-type="string">
            <text:p>--</text:p>
          </table:table-cell>
          <table:table-cell table:style-name="ce2" table:formula="of:=INDEX(WizSpells; MATCH([.$V10];CharacterLevel;0);[.AA$5])" office:value-type="string" office:string-value="--" calcext:value-type="string">
            <text:p>--</text:p>
          </table:table-cell>
          <table:table-cell table:style-name="ce2" table:formula="of:=INDEX(WizSpells; MATCH([.$V10];CharacterLevel;0);[.AB$5])" office:value-type="string" office:string-value="--" calcext:value-type="string">
            <text:p>--</text:p>
          </table:table-cell>
          <table:table-cell table:style-name="ce2" table:formula="of:=INDEX(WizSpells; MATCH([.$V10];CharacterLevel;0);[.AC$5])" office:value-type="string" office:string-value="--" calcext:value-type="string">
            <text:p>--</text:p>
          </table:table-cell>
          <table:table-cell table:style-name="ce2" table:formula="of:=[.A10]*[.$AD$1]" office:value-type="float" office:value="17.5" calcext:value-type="float">
            <text:p>17.5</text:p>
          </table:table-cell>
          <table:table-cell table:number-columns-repeated="34"/>
        </table:table-row>
        <table:table-row table:style-name="ro1">
          <table:table-cell table:style-name="ce2" office:value-type="float" office:value="6" calcext:value-type="float">
            <text:p>6</text:p>
          </table:table-cell>
          <table:table-cell table:style-name="ce11" table:formula="of:=ROUND([.C11]+[.D11];-3)" office:value-type="float" office:value="31000" calcext:value-type="float">
            <text:p>31,000</text:p>
          </table:table-cell>
          <table:table-cell table:style-name="ce11" table:formula="of:=LOOKUP([.A11];CharacterLevel;FighterExp)*[.$C$1]" office:value-type="float" office:value="25600" calcext:value-type="float">
            <text:p>25,600</text:p>
          </table:table-cell>
          <table:table-cell table:style-name="ce11" table:formula="of:=MAX(0;LOOKUP([.V11];CharacterLevel;MUExp))" office:value-type="float" office:value="5000" calcext:value-type="float">
            <text:p>5,000</text:p>
          </table:table-cell>
          <table:table-cell table:style-name="ce2" table:formula="of:=[.A11]&amp;&quot;d6&quot;" office:value-type="string" office:string-value="6d6" calcext:value-type="string">
            <text:p>6d6</text:p>
          </table:table-cell>
          <table:table-cell table:style-name="ce4" table:formula="of:=ROUND(AVERAGE(LOOKUP([.A11];CharacterLevel;FighterBAB);LOOKUP([.A11];CharacterLevel;ThiefBAB));0)" office:value-type="float" office:value="3" calcext:value-type="float">
            <text:p>+3</text:p>
          </table:table-cell>
          <table:table-cell table:style-name="ce9" table:formula="of:=[$Paladin.E11]+2" office:value-type="float" office:value="9" calcext:value-type="float">
            <text:p>9+</text:p>
          </table:table-cell>
          <table:table-cell table:style-name="ce9" table:formula="of:=[$Paladin.F11]+2" office:value-type="float" office:value="10" calcext:value-type="float">
            <text:p>10+</text:p>
          </table:table-cell>
          <table:table-cell table:style-name="ce9" table:formula="of:=[$Paladin.G11]+2" office:value-type="float" office:value="11" calcext:value-type="float">
            <text:p>11+</text:p>
          </table:table-cell>
          <table:table-cell table:style-name="ce9" table:formula="of:=[$Paladin.I11]+2" office:value-type="float" office:value="13" calcext:value-type="float">
            <text:p>13+</text:p>
          </table:table-cell>
          <table:table-cell table:style-name="ce9" table:formula="of:=[$Paladin.H11]+2" office:value-type="float" office:value="11" calcext:value-type="float">
            <text:p>11+</text:p>
          </table:table-cell>
          <table:table-cell table:style-name="ce4" table:formula="of:=LOOKUP([.A11];CharacterLevel;Competency)" office:value-type="float" office:value="9" calcext:value-type="float">
            <text:p>+9</text:p>
          </table:table-cell>
          <table:table-cell table:style-name="ce4" table:formula="of:=LOOKUP([.V11];CharacterLevel;Competency)" office:value-type="float" office:value="10" calcext:value-type="float">
            <text:p>+10</text:p>
          </table:table-cell>
          <table:table-cell table:style-name="ce4" table:formula="of:=LOOKUP([.A11];CharacterLevel;CompetencyBonus)" office:value-type="float" office:value="4" calcext:value-type="float">
            <text:p>+4</text:p>
          </table:table-cell>
          <table:table-cell table:style-name="ce4" table:formula="of:=LOOKUP([.V11];CharacterLevel;CompetencyBonus)" office:value-type="float" office:value="2" calcext:value-type="float">
            <text:p>+2</text:p>
          </table:table-cell>
          <table:table-cell table:style-name="ce4" table:formula="of:=ROUND(AVERAGE(LOOKUP([.$A11];CharacterLevel;ArcanistDoom); LOOKUP([.$A11];CharacterLevel;FighterDoom)))" office:value-type="float" office:value="6" calcext:value-type="float">
            <text:p>+6</text:p>
          </table:table-cell>
          <table:table-cell table:style-name="ce4" table:formula="of:=ROUND(AVERAGE(LOOKUP([.$A11];CharacterLevel;ArcanistRay); LOOKUP([.$A11];CharacterLevel;FighterRay)))" office:value-type="float" office:value="6" calcext:value-type="float">
            <text:p>+6</text:p>
          </table:table-cell>
          <table:table-cell table:style-name="ce4" table:formula="of:=ROUND(AVERAGE(LOOKUP([.$A11];CharacterLevel;ArcanistHold); LOOKUP([.$A11];CharacterLevel;FighterHold)))" office:value-type="float" office:value="6" calcext:value-type="float">
            <text:p>+6</text:p>
          </table:table-cell>
          <table:table-cell table:style-name="ce4" table:formula="of:=ROUND(AVERAGE(LOOKUP([.$A11];CharacterLevel;ArcanistBlast); LOOKUP([.$A11];CharacterLevel;FighterBlast)))" office:value-type="float" office:value="5" calcext:value-type="float">
            <text:p>+5</text:p>
          </table:table-cell>
          <table:table-cell table:style-name="ce4" table:formula="of:=ROUND(AVERAGE(LOOKUP([.$A11];CharacterLevel;ArcanistSpell); LOOKUP([.$A11];CharacterLevel;FighterSpell)))" office:value-type="float" office:value="6" calcext:value-type="float">
            <text:p>+6</text:p>
          </table:table-cell>
          <table:table-cell table:style-name="ce2" office:value-type="float" office:value="1" calcext:value-type="float">
            <text:p>1</text:p>
          </table:table-cell>
          <table:table-cell table:style-name="ce20" table:formula="of:=ROUNDDOWN([.A11]/2)" office:value-type="float" office:value="3" calcext:value-type="float">
            <text:p>3</text:p>
          </table:table-cell>
          <table:table-cell table:style-name="ce2" table:formula="of:=[.V11]&amp;&quot;d6&quot;" office:value-type="string" office:string-value="3d6" calcext:value-type="string">
            <text:p>3d6</text:p>
          </table:table-cell>
          <table:table-cell table:style-name="ce9" table:formula="of:=15+[.O11]" office:value-type="float" office:value="17" calcext:value-type="float">
            <text:p>17+</text:p>
          </table:table-cell>
          <table:table-cell table:style-name="ce2" table:formula="of:=INDEX(WizSpells; MATCH([.$V11];CharacterLevel;0);[.Y$5])" office:value-type="float" office:value="2" calcext:value-type="float">
            <text:p>2</text:p>
          </table:table-cell>
          <table:table-cell table:style-name="ce2" table:formula="of:=INDEX(WizSpells; MATCH([.$V11];CharacterLevel;0);[.Z$5])" office:value-type="float" office:value="1" calcext:value-type="float">
            <text:p>1</text:p>
          </table:table-cell>
          <table:table-cell table:style-name="ce2" table:formula="of:=INDEX(WizSpells; MATCH([.$V11];CharacterLevel;0);[.AA$5])" office:value-type="string" office:string-value="--" calcext:value-type="string">
            <text:p>--</text:p>
          </table:table-cell>
          <table:table-cell table:style-name="ce2" table:formula="of:=INDEX(WizSpells; MATCH([.$V11];CharacterLevel;0);[.AB$5])" office:value-type="string" office:string-value="--" calcext:value-type="string">
            <text:p>--</text:p>
          </table:table-cell>
          <table:table-cell table:style-name="ce2" table:formula="of:=INDEX(WizSpells; MATCH([.$V11];CharacterLevel;0);[.AC$5])" office:value-type="string" office:string-value="--" calcext:value-type="string">
            <text:p>--</text:p>
          </table:table-cell>
          <table:table-cell table:style-name="ce2" table:formula="of:=[.A11]*[.$AD$1]" office:value-type="float" office:value="21" calcext:value-type="float">
            <text:p>21</text:p>
          </table:table-cell>
          <table:table-cell table:number-columns-repeated="34"/>
        </table:table-row>
        <table:table-row table:style-name="ro1">
          <table:table-cell table:style-name="ce2" office:value-type="float" office:value="7" calcext:value-type="float">
            <text:p>7</text:p>
          </table:table-cell>
          <table:table-cell table:style-name="ce11" table:formula="of:=ROUND([.C12]+[.D12];-3)" office:value-type="float" office:value="56000" calcext:value-type="float">
            <text:p>56,000</text:p>
          </table:table-cell>
          <table:table-cell table:style-name="ce11" table:formula="of:=LOOKUP([.A12];CharacterLevel;FighterExp)*[.$C$1]" office:value-type="float" office:value="51200" calcext:value-type="float">
            <text:p>51,200</text:p>
          </table:table-cell>
          <table:table-cell table:style-name="ce11" table:formula="of:=MAX(0;LOOKUP([.V12];CharacterLevel;MUExp))" office:value-type="float" office:value="5000" calcext:value-type="float">
            <text:p>5,000</text:p>
          </table:table-cell>
          <table:table-cell table:style-name="ce2" table:formula="of:=[.A12]&amp;&quot;d6&quot;" office:value-type="string" office:string-value="7d6" calcext:value-type="string">
            <text:p>7d6</text:p>
          </table:table-cell>
          <table:table-cell table:style-name="ce4" table:formula="of:=ROUND(AVERAGE(LOOKUP([.A12];CharacterLevel;FighterBAB);LOOKUP([.A12];CharacterLevel;ThiefBAB));0)" office:value-type="float" office:value="4" calcext:value-type="float">
            <text:p>+4</text:p>
          </table:table-cell>
          <table:table-cell table:style-name="ce9" table:formula="of:=[$Paladin.E12]+2" office:value-type="float" office:value="8" calcext:value-type="float">
            <text:p>8+</text:p>
          </table:table-cell>
          <table:table-cell table:style-name="ce9" table:formula="of:=[$Paladin.F12]+2" office:value-type="float" office:value="9" calcext:value-type="float">
            <text:p>9+</text:p>
          </table:table-cell>
          <table:table-cell table:style-name="ce9" table:formula="of:=[$Paladin.G12]+2" office:value-type="float" office:value="10" calcext:value-type="float">
            <text:p>10+</text:p>
          </table:table-cell>
          <table:table-cell table:style-name="ce9" table:formula="of:=[$Paladin.I12]+2" office:value-type="float" office:value="12" calcext:value-type="float">
            <text:p>12+</text:p>
          </table:table-cell>
          <table:table-cell table:style-name="ce9" table:formula="of:=[$Paladin.H12]+2" office:value-type="float" office:value="10" calcext:value-type="float">
            <text:p>10+</text:p>
          </table:table-cell>
          <table:table-cell table:style-name="ce4" table:formula="of:=LOOKUP([.A12];CharacterLevel;Competency)" office:value-type="float" office:value="8" calcext:value-type="float">
            <text:p>+8</text:p>
          </table:table-cell>
          <table:table-cell table:style-name="ce4" table:formula="of:=LOOKUP([.V12];CharacterLevel;Competency)" office:value-type="float" office:value="10" calcext:value-type="float">
            <text:p>+10</text:p>
          </table:table-cell>
          <table:table-cell table:style-name="ce4" table:formula="of:=LOOKUP([.A12];CharacterLevel;CompetencyBonus)" office:value-type="float" office:value="5" calcext:value-type="float">
            <text:p>+5</text:p>
          </table:table-cell>
          <table:table-cell table:style-name="ce4" table:formula="of:=LOOKUP([.V12];CharacterLevel;CompetencyBonus)" office:value-type="float" office:value="2" calcext:value-type="float">
            <text:p>+2</text:p>
          </table:table-cell>
          <table:table-cell table:style-name="ce4" table:formula="of:=ROUND(AVERAGE(LOOKUP([.$A12];CharacterLevel;ArcanistDoom); LOOKUP([.$A12];CharacterLevel;FighterDoom)))" office:value-type="float" office:value="7" calcext:value-type="float">
            <text:p>+7</text:p>
          </table:table-cell>
          <table:table-cell table:style-name="ce4" table:formula="of:=ROUND(AVERAGE(LOOKUP([.$A12];CharacterLevel;ArcanistRay); LOOKUP([.$A12];CharacterLevel;FighterRay)))" office:value-type="float" office:value="6" calcext:value-type="float">
            <text:p>+6</text:p>
          </table:table-cell>
          <table:table-cell table:style-name="ce4" table:formula="of:=ROUND(AVERAGE(LOOKUP([.$A12];CharacterLevel;ArcanistHold); LOOKUP([.$A12];CharacterLevel;FighterHold)))" office:value-type="float" office:value="7" calcext:value-type="float">
            <text:p>+7</text:p>
          </table:table-cell>
          <table:table-cell table:style-name="ce4" table:formula="of:=ROUND(AVERAGE(LOOKUP([.$A12];CharacterLevel;ArcanistBlast); LOOKUP([.$A12];CharacterLevel;FighterBlast)))" office:value-type="float" office:value="6" calcext:value-type="float">
            <text:p>+6</text:p>
          </table:table-cell>
          <table:table-cell table:style-name="ce4" table:formula="of:=ROUND(AVERAGE(LOOKUP([.$A12];CharacterLevel;ArcanistSpell); LOOKUP([.$A12];CharacterLevel;FighterSpell)))" office:value-type="float" office:value="6" calcext:value-type="float">
            <text:p>+6</text:p>
          </table:table-cell>
          <table:table-cell table:style-name="ce2" office:value-type="float" office:value="2" calcext:value-type="float">
            <text:p>2</text:p>
          </table:table-cell>
          <table:table-cell table:style-name="ce20" table:formula="of:=ROUNDDOWN([.A12]/2)" office:value-type="float" office:value="3" calcext:value-type="float">
            <text:p>3</text:p>
          </table:table-cell>
          <table:table-cell table:style-name="ce2" table:formula="of:=[.V12]&amp;&quot;d6&quot;" office:value-type="string" office:string-value="3d6" calcext:value-type="string">
            <text:p>3d6</text:p>
          </table:table-cell>
          <table:table-cell table:style-name="ce9" table:formula="of:=15+[.O12]" office:value-type="float" office:value="17" calcext:value-type="float">
            <text:p>17+</text:p>
          </table:table-cell>
          <table:table-cell table:style-name="ce2" table:formula="of:=INDEX(WizSpells; MATCH([.$V12];CharacterLevel;0);[.Y$5])" office:value-type="float" office:value="2" calcext:value-type="float">
            <text:p>2</text:p>
          </table:table-cell>
          <table:table-cell table:style-name="ce2" table:formula="of:=INDEX(WizSpells; MATCH([.$V12];CharacterLevel;0);[.Z$5])" office:value-type="float" office:value="1" calcext:value-type="float">
            <text:p>1</text:p>
          </table:table-cell>
          <table:table-cell table:style-name="ce2" table:formula="of:=INDEX(WizSpells; MATCH([.$V12];CharacterLevel;0);[.AA$5])" office:value-type="string" office:string-value="--" calcext:value-type="string">
            <text:p>--</text:p>
          </table:table-cell>
          <table:table-cell table:style-name="ce2" table:formula="of:=INDEX(WizSpells; MATCH([.$V12];CharacterLevel;0);[.AB$5])" office:value-type="string" office:string-value="--" calcext:value-type="string">
            <text:p>--</text:p>
          </table:table-cell>
          <table:table-cell table:style-name="ce2" table:formula="of:=INDEX(WizSpells; MATCH([.$V12];CharacterLevel;0);[.AC$5])" office:value-type="string" office:string-value="--" calcext:value-type="string">
            <text:p>--</text:p>
          </table:table-cell>
          <table:table-cell table:style-name="ce2" table:formula="of:=[.A12]*[.$AD$1]" office:value-type="float" office:value="24.5" calcext:value-type="float">
            <text:p>24.5</text:p>
          </table:table-cell>
          <table:table-cell table:number-columns-repeated="34"/>
        </table:table-row>
        <table:table-row table:style-name="ro1">
          <table:table-cell table:style-name="ce2" office:value-type="float" office:value="8" calcext:value-type="float">
            <text:p>8</text:p>
          </table:table-cell>
          <table:table-cell table:style-name="ce11" table:formula="of:=ROUND([.C13]+[.D13];-3)" office:value-type="float" office:value="106000" calcext:value-type="float">
            <text:p>106,000</text:p>
          </table:table-cell>
          <table:table-cell table:style-name="ce11" table:formula="of:=LOOKUP([.A13];CharacterLevel;FighterExp)*[.$C$1]" office:value-type="float" office:value="96000" calcext:value-type="float">
            <text:p>96,000</text:p>
          </table:table-cell>
          <table:table-cell table:style-name="ce11" table:formula="of:=MAX(0;LOOKUP([.V13];CharacterLevel;MUExp))" office:value-type="float" office:value="10000" calcext:value-type="float">
            <text:p>10,000</text:p>
          </table:table-cell>
          <table:table-cell table:style-name="ce2" table:formula="of:=[.A13]&amp;&quot;d6&quot;" office:value-type="string" office:string-value="8d6" calcext:value-type="string">
            <text:p>8d6</text:p>
          </table:table-cell>
          <table:table-cell table:style-name="ce4" table:formula="of:=ROUND(AVERAGE(LOOKUP([.A13];CharacterLevel;FighterBAB);LOOKUP([.A13];CharacterLevel;ThiefBAB));0)" office:value-type="float" office:value="4" calcext:value-type="float">
            <text:p>+4</text:p>
          </table:table-cell>
          <table:table-cell table:style-name="ce9" table:formula="of:=[$Paladin.E13]+2" office:value-type="float" office:value="8" calcext:value-type="float">
            <text:p>8+</text:p>
          </table:table-cell>
          <table:table-cell table:style-name="ce9" table:formula="of:=[$Paladin.F13]+2" office:value-type="float" office:value="9" calcext:value-type="float">
            <text:p>9+</text:p>
          </table:table-cell>
          <table:table-cell table:style-name="ce9" table:formula="of:=[$Paladin.G13]+2" office:value-type="float" office:value="10" calcext:value-type="float">
            <text:p>10+</text:p>
          </table:table-cell>
          <table:table-cell table:style-name="ce9" table:formula="of:=[$Paladin.I13]+2" office:value-type="float" office:value="12" calcext:value-type="float">
            <text:p>12+</text:p>
          </table:table-cell>
          <table:table-cell table:style-name="ce9" table:formula="of:=[$Paladin.H13]+2" office:value-type="float" office:value="10" calcext:value-type="float">
            <text:p>10+</text:p>
          </table:table-cell>
          <table:table-cell table:style-name="ce4" table:formula="of:=LOOKUP([.A13];CharacterLevel;Competency)" office:value-type="float" office:value="8" calcext:value-type="float">
            <text:p>+8</text:p>
          </table:table-cell>
          <table:table-cell table:style-name="ce4" table:formula="of:=LOOKUP([.V13];CharacterLevel;Competency)" office:value-type="float" office:value="10" calcext:value-type="float">
            <text:p>+10</text:p>
          </table:table-cell>
          <table:table-cell table:style-name="ce4" table:formula="of:=LOOKUP([.A13];CharacterLevel;CompetencyBonus)" office:value-type="float" office:value="6" calcext:value-type="float">
            <text:p>+6</text:p>
          </table:table-cell>
          <table:table-cell table:style-name="ce4" table:formula="of:=LOOKUP([.V13];CharacterLevel;CompetencyBonus)" office:value-type="float" office:value="3" calcext:value-type="float">
            <text:p>+3</text:p>
          </table:table-cell>
          <table:table-cell table:style-name="ce4" table:formula="of:=ROUND(AVERAGE(LOOKUP([.$A13];CharacterLevel;ArcanistDoom); LOOKUP([.$A13];CharacterLevel;FighterDoom)))" office:value-type="float" office:value="7" calcext:value-type="float">
            <text:p>+7</text:p>
          </table:table-cell>
          <table:table-cell table:style-name="ce4" table:formula="of:=ROUND(AVERAGE(LOOKUP([.$A13];CharacterLevel;ArcanistRay); LOOKUP([.$A13];CharacterLevel;FighterRay)))" office:value-type="float" office:value="7" calcext:value-type="float">
            <text:p>+7</text:p>
          </table:table-cell>
          <table:table-cell table:style-name="ce4" table:formula="of:=ROUND(AVERAGE(LOOKUP([.$A13];CharacterLevel;ArcanistHold); LOOKUP([.$A13];CharacterLevel;FighterHold)))" office:value-type="float" office:value="7" calcext:value-type="float">
            <text:p>+7</text:p>
          </table:table-cell>
          <table:table-cell table:style-name="ce4" table:formula="of:=ROUND(AVERAGE(LOOKUP([.$A13];CharacterLevel;ArcanistBlast); LOOKUP([.$A13];CharacterLevel;FighterBlast)))" office:value-type="float" office:value="7" calcext:value-type="float">
            <text:p>+7</text:p>
          </table:table-cell>
          <table:table-cell table:style-name="ce4" table:formula="of:=ROUND(AVERAGE(LOOKUP([.$A13];CharacterLevel;ArcanistSpell); LOOKUP([.$A13];CharacterLevel;FighterSpell)))" office:value-type="float" office:value="7" calcext:value-type="float">
            <text:p>+7</text:p>
          </table:table-cell>
          <table:table-cell table:style-name="ce2" office:value-type="float" office:value="2" calcext:value-type="float">
            <text:p>2</text:p>
          </table:table-cell>
          <table:table-cell table:style-name="ce20" table:formula="of:=ROUNDDOWN([.A13]/2)" office:value-type="float" office:value="4" calcext:value-type="float">
            <text:p>4</text:p>
          </table:table-cell>
          <table:table-cell table:style-name="ce2" table:formula="of:=[.V13]&amp;&quot;d6&quot;" office:value-type="string" office:string-value="4d6" calcext:value-type="string">
            <text:p>4d6</text:p>
          </table:table-cell>
          <table:table-cell table:style-name="ce9" table:formula="of:=15+[.O13]" office:value-type="float" office:value="18" calcext:value-type="float">
            <text:p>18+</text:p>
          </table:table-cell>
          <table:table-cell table:style-name="ce2" table:formula="of:=INDEX(WizSpells; MATCH([.$V13];CharacterLevel;0);[.Y$5])" office:value-type="float" office:value="2" calcext:value-type="float">
            <text:p>2</text:p>
          </table:table-cell>
          <table:table-cell table:style-name="ce2" table:formula="of:=INDEX(WizSpells; MATCH([.$V13];CharacterLevel;0);[.Z$5])" office:value-type="float" office:value="2" calcext:value-type="float">
            <text:p>2</text:p>
          </table:table-cell>
          <table:table-cell table:style-name="ce2" table:formula="of:=INDEX(WizSpells; MATCH([.$V13];CharacterLevel;0);[.AA$5])" office:value-type="string" office:string-value="--" calcext:value-type="string">
            <text:p>--</text:p>
          </table:table-cell>
          <table:table-cell table:style-name="ce2" table:formula="of:=INDEX(WizSpells; MATCH([.$V13];CharacterLevel;0);[.AB$5])" office:value-type="string" office:string-value="--" calcext:value-type="string">
            <text:p>--</text:p>
          </table:table-cell>
          <table:table-cell table:style-name="ce2" table:formula="of:=INDEX(WizSpells; MATCH([.$V13];CharacterLevel;0);[.AC$5])" office:value-type="string" office:string-value="--" calcext:value-type="string">
            <text:p>--</text:p>
          </table:table-cell>
          <table:table-cell table:style-name="ce2" table:formula="of:=[.A13]*[.$AD$1]" office:value-type="float" office:value="28" calcext:value-type="float">
            <text:p>28</text:p>
          </table:table-cell>
          <table:table-cell table:number-columns-repeated="34"/>
        </table:table-row>
        <table:table-row table:style-name="ro1">
          <table:table-cell table:style-name="ce2" office:value-type="float" office:value="9" calcext:value-type="float">
            <text:p>9</text:p>
          </table:table-cell>
          <table:table-cell table:style-name="ce11" table:formula="of:=ROUND([.C14]+[.D14];-4)" office:value-type="float" office:value="200000" calcext:value-type="float">
            <text:p>200,000</text:p>
          </table:table-cell>
          <table:table-cell table:style-name="ce11" table:formula="of:=LOOKUP([.A14];CharacterLevel;FighterExp)*[.$C$1]" office:value-type="float" office:value="192000" calcext:value-type="float">
            <text:p>192,000</text:p>
          </table:table-cell>
          <table:table-cell table:style-name="ce11" table:formula="of:=MAX(0;LOOKUP([.V14];CharacterLevel;MUExp))" office:value-type="float" office:value="10000" calcext:value-type="float">
            <text:p>10,000</text:p>
          </table:table-cell>
          <table:table-cell table:style-name="ce2" table:formula="of:=[.A14]&amp;&quot;d6&quot;" office:value-type="string" office:string-value="9d6" calcext:value-type="string">
            <text:p>9d6</text:p>
          </table:table-cell>
          <table:table-cell table:style-name="ce4" table:formula="of:=ROUND(AVERAGE(LOOKUP([.A14];CharacterLevel;FighterBAB);LOOKUP([.A14];CharacterLevel;ThiefBAB));0)" office:value-type="float" office:value="5" calcext:value-type="float">
            <text:p>+5</text:p>
          </table:table-cell>
          <table:table-cell table:style-name="ce9" table:formula="of:=[$Paladin.E14]+2" office:value-type="float" office:value="7" calcext:value-type="float">
            <text:p>7+</text:p>
          </table:table-cell>
          <table:table-cell table:style-name="ce9" table:formula="of:=[$Paladin.F14]+2" office:value-type="float" office:value="8" calcext:value-type="float">
            <text:p>8+</text:p>
          </table:table-cell>
          <table:table-cell table:style-name="ce9" table:formula="of:=[$Paladin.G14]+2" office:value-type="float" office:value="9" calcext:value-type="float">
            <text:p>9+</text:p>
          </table:table-cell>
          <table:table-cell table:style-name="ce9" table:formula="of:=[$Paladin.I14]+2" office:value-type="float" office:value="11" calcext:value-type="float">
            <text:p>11+</text:p>
          </table:table-cell>
          <table:table-cell table:style-name="ce9" table:formula="of:=[$Paladin.H14]+2" office:value-type="float" office:value="9" calcext:value-type="float">
            <text:p>9+</text:p>
          </table:table-cell>
          <table:table-cell table:style-name="ce4" table:formula="of:=LOOKUP([.A14];CharacterLevel;Competency)" office:value-type="float" office:value="8" calcext:value-type="float">
            <text:p>+8</text:p>
          </table:table-cell>
          <table:table-cell table:style-name="ce4" table:formula="of:=LOOKUP([.V14];CharacterLevel;Competency)" office:value-type="float" office:value="10" calcext:value-type="float">
            <text:p>+10</text:p>
          </table:table-cell>
          <table:table-cell table:style-name="ce4" table:formula="of:=LOOKUP([.A14];CharacterLevel;CompetencyBonus)" office:value-type="float" office:value="6" calcext:value-type="float">
            <text:p>+6</text:p>
          </table:table-cell>
          <table:table-cell table:style-name="ce4" table:formula="of:=LOOKUP([.V14];CharacterLevel;CompetencyBonus)" office:value-type="float" office:value="3" calcext:value-type="float">
            <text:p>+3</text:p>
          </table:table-cell>
          <table:table-cell table:style-name="ce4" table:formula="of:=ROUND(AVERAGE(LOOKUP([.$A14];CharacterLevel;ArcanistDoom); LOOKUP([.$A14];CharacterLevel;FighterDoom)))" office:value-type="float" office:value="8" calcext:value-type="float">
            <text:p>+8</text:p>
          </table:table-cell>
          <table:table-cell table:style-name="ce4" table:formula="of:=ROUND(AVERAGE(LOOKUP([.$A14];CharacterLevel;ArcanistRay); LOOKUP([.$A14];CharacterLevel;FighterRay)))" office:value-type="float" office:value="8" calcext:value-type="float">
            <text:p>+8</text:p>
          </table:table-cell>
          <table:table-cell table:style-name="ce4" table:formula="of:=ROUND(AVERAGE(LOOKUP([.$A14];CharacterLevel;ArcanistHold); LOOKUP([.$A14];CharacterLevel;FighterHold)))" office:value-type="float" office:value="8" calcext:value-type="float">
            <text:p>+8</text:p>
          </table:table-cell>
          <table:table-cell table:style-name="ce4" table:formula="of:=ROUND(AVERAGE(LOOKUP([.$A14];CharacterLevel;ArcanistBlast); LOOKUP([.$A14];CharacterLevel;FighterBlast)))" office:value-type="float" office:value="7" calcext:value-type="float">
            <text:p>+7</text:p>
          </table:table-cell>
          <table:table-cell table:style-name="ce4" table:formula="of:=ROUND(AVERAGE(LOOKUP([.$A14];CharacterLevel;ArcanistSpell); LOOKUP([.$A14];CharacterLevel;FighterSpell)))" office:value-type="float" office:value="8" calcext:value-type="float">
            <text:p>+8</text:p>
          </table:table-cell>
          <table:table-cell table:style-name="ce2" office:value-type="float" office:value="3" calcext:value-type="float">
            <text:p>3</text:p>
          </table:table-cell>
          <table:table-cell table:style-name="ce20" table:formula="of:=ROUNDDOWN([.A14]/2)" office:value-type="float" office:value="4" calcext:value-type="float">
            <text:p>4</text:p>
          </table:table-cell>
          <table:table-cell table:style-name="ce2" table:formula="of:=[.V14]&amp;&quot;d6&quot;" office:value-type="string" office:string-value="4d6" calcext:value-type="string">
            <text:p>4d6</text:p>
          </table:table-cell>
          <table:table-cell table:style-name="ce9" table:formula="of:=15+[.O14]" office:value-type="float" office:value="18" calcext:value-type="float">
            <text:p>18+</text:p>
          </table:table-cell>
          <table:table-cell table:style-name="ce2" table:formula="of:=INDEX(WizSpells; MATCH([.$V14];CharacterLevel;0);[.Y$5])" office:value-type="float" office:value="2" calcext:value-type="float">
            <text:p>2</text:p>
          </table:table-cell>
          <table:table-cell table:style-name="ce2" table:formula="of:=INDEX(WizSpells; MATCH([.$V14];CharacterLevel;0);[.Z$5])" office:value-type="float" office:value="2" calcext:value-type="float">
            <text:p>2</text:p>
          </table:table-cell>
          <table:table-cell table:style-name="ce2" table:formula="of:=INDEX(WizSpells; MATCH([.$V14];CharacterLevel;0);[.AA$5])" office:value-type="string" office:string-value="--" calcext:value-type="string">
            <text:p>--</text:p>
          </table:table-cell>
          <table:table-cell table:style-name="ce2" table:formula="of:=INDEX(WizSpells; MATCH([.$V14];CharacterLevel;0);[.AB$5])" office:value-type="string" office:string-value="--" calcext:value-type="string">
            <text:p>--</text:p>
          </table:table-cell>
          <table:table-cell table:style-name="ce2" table:formula="of:=INDEX(WizSpells; MATCH([.$V14];CharacterLevel;0);[.AC$5])" office:value-type="string" office:string-value="--" calcext:value-type="string">
            <text:p>--</text:p>
          </table:table-cell>
          <table:table-cell table:style-name="ce2" table:formula="of:=[.A14]*[.$AD$1]" office:value-type="float" office:value="31.5" calcext:value-type="float">
            <text:p>31.5</text:p>
          </table:table-cell>
          <table:table-cell table:number-columns-repeated="34"/>
        </table:table-row>
        <table:table-row table:style-name="ro1">
          <table:table-cell table:style-name="ce2" office:value-type="float" office:value="10" calcext:value-type="float">
            <text:p>10</text:p>
          </table:table-cell>
          <table:table-cell table:style-name="ce11" table:formula="of:=ROUND([.C15]+[.D15];-4)" office:value-type="float" office:value="310000" calcext:value-type="float">
            <text:p>310,000</text:p>
          </table:table-cell>
          <table:table-cell table:style-name="ce11" table:formula="of:=LOOKUP([.A15];CharacterLevel;FighterExp)*[.$C$1]" office:value-type="float" office:value="288000" calcext:value-type="float">
            <text:p>288,000</text:p>
          </table:table-cell>
          <table:table-cell table:style-name="ce11" table:formula="of:=MAX(0;LOOKUP([.V15];CharacterLevel;MUExp))" office:value-type="float" office:value="20000" calcext:value-type="float">
            <text:p>20,000</text:p>
          </table:table-cell>
          <table:table-cell table:style-name="ce2" table:formula="of:=[.A15]&amp;&quot;d6&quot;" office:value-type="string" office:string-value="10d6" calcext:value-type="string">
            <text:p>10d6</text:p>
          </table:table-cell>
          <table:table-cell table:style-name="ce4" table:formula="of:=ROUND(AVERAGE(LOOKUP([.A15];CharacterLevel;FighterBAB);LOOKUP([.A15];CharacterLevel;ThiefBAB));0)" office:value-type="float" office:value="6" calcext:value-type="float">
            <text:p>+6</text:p>
          </table:table-cell>
          <table:table-cell table:style-name="ce9" table:formula="of:=[$Paladin.E15]+2" office:value-type="float" office:value="7" calcext:value-type="float">
            <text:p>7+</text:p>
          </table:table-cell>
          <table:table-cell table:style-name="ce9" table:formula="of:=[$Paladin.F15]+2" office:value-type="float" office:value="8" calcext:value-type="float">
            <text:p>8+</text:p>
          </table:table-cell>
          <table:table-cell table:style-name="ce9" table:formula="of:=[$Paladin.G15]+2" office:value-type="float" office:value="9" calcext:value-type="float">
            <text:p>9+</text:p>
          </table:table-cell>
          <table:table-cell table:style-name="ce9" table:formula="of:=[$Paladin.I15]+2" office:value-type="float" office:value="11" calcext:value-type="float">
            <text:p>11+</text:p>
          </table:table-cell>
          <table:table-cell table:style-name="ce9" table:formula="of:=[$Paladin.H15]+2" office:value-type="float" office:value="8" calcext:value-type="float">
            <text:p>8+</text:p>
          </table:table-cell>
          <table:table-cell table:style-name="ce4" table:formula="of:=LOOKUP([.A15];CharacterLevel;Competency)" office:value-type="float" office:value="7" calcext:value-type="float">
            <text:p>+7</text:p>
          </table:table-cell>
          <table:table-cell table:style-name="ce4" table:formula="of:=LOOKUP([.V15];CharacterLevel;Competency)" office:value-type="float" office:value="9" calcext:value-type="float">
            <text:p>+9</text:p>
          </table:table-cell>
          <table:table-cell table:style-name="ce4" table:formula="of:=LOOKUP([.A15];CharacterLevel;CompetencyBonus)" office:value-type="float" office:value="7" calcext:value-type="float">
            <text:p>+7</text:p>
          </table:table-cell>
          <table:table-cell table:style-name="ce4" table:formula="of:=LOOKUP([.V15];CharacterLevel;CompetencyBonus)" office:value-type="float" office:value="4" calcext:value-type="float">
            <text:p>+4</text:p>
          </table:table-cell>
          <table:table-cell table:style-name="ce4" table:formula="of:=ROUND(AVERAGE(LOOKUP([.$A15];CharacterLevel;ArcanistDoom); LOOKUP([.$A15];CharacterLevel;FighterDoom)))" office:value-type="float" office:value="9" calcext:value-type="float">
            <text:p>+9</text:p>
          </table:table-cell>
          <table:table-cell table:style-name="ce4" table:formula="of:=ROUND(AVERAGE(LOOKUP([.$A15];CharacterLevel;ArcanistRay); LOOKUP([.$A15];CharacterLevel;FighterRay)))" office:value-type="float" office:value="9" calcext:value-type="float">
            <text:p>+9</text:p>
          </table:table-cell>
          <table:table-cell table:style-name="ce4" table:formula="of:=ROUND(AVERAGE(LOOKUP([.$A15];CharacterLevel;ArcanistHold); LOOKUP([.$A15];CharacterLevel;FighterHold)))" office:value-type="float" office:value="9" calcext:value-type="float">
            <text:p>+9</text:p>
          </table:table-cell>
          <table:table-cell table:style-name="ce4" table:formula="of:=ROUND(AVERAGE(LOOKUP([.$A15];CharacterLevel;ArcanistBlast); LOOKUP([.$A15];CharacterLevel;FighterBlast)))" office:value-type="float" office:value="8" calcext:value-type="float">
            <text:p>+8</text:p>
          </table:table-cell>
          <table:table-cell table:style-name="ce4" table:formula="of:=ROUND(AVERAGE(LOOKUP([.$A15];CharacterLevel;ArcanistSpell); LOOKUP([.$A15];CharacterLevel;FighterSpell)))" office:value-type="float" office:value="9" calcext:value-type="float">
            <text:p>+9</text:p>
          </table:table-cell>
          <table:table-cell table:style-name="ce2" office:value-type="float" office:value="3" calcext:value-type="float">
            <text:p>3</text:p>
          </table:table-cell>
          <table:table-cell table:style-name="ce20" table:formula="of:=ROUNDDOWN([.A15]/2)" office:value-type="float" office:value="5" calcext:value-type="float">
            <text:p>5</text:p>
          </table:table-cell>
          <table:table-cell table:style-name="ce2" table:formula="of:=[.V15]&amp;&quot;d6&quot;" office:value-type="string" office:string-value="5d6" calcext:value-type="string">
            <text:p>5d6</text:p>
          </table:table-cell>
          <table:table-cell table:style-name="ce9" table:formula="of:=15+[.O15]" office:value-type="float" office:value="19" calcext:value-type="float">
            <text:p>19+</text:p>
          </table:table-cell>
          <table:table-cell table:style-name="ce2" table:formula="of:=INDEX(WizSpells; MATCH([.$V15];CharacterLevel;0);[.Y$5])" office:value-type="float" office:value="2" calcext:value-type="float">
            <text:p>2</text:p>
          </table:table-cell>
          <table:table-cell table:style-name="ce2" table:formula="of:=INDEX(WizSpells; MATCH([.$V15];CharacterLevel;0);[.Z$5])" office:value-type="float" office:value="2" calcext:value-type="float">
            <text:p>2</text:p>
          </table:table-cell>
          <table:table-cell table:style-name="ce2" table:formula="of:=INDEX(WizSpells; MATCH([.$V15];CharacterLevel;0);[.AA$5])" office:value-type="float" office:value="1" calcext:value-type="float">
            <text:p>1</text:p>
          </table:table-cell>
          <table:table-cell table:style-name="ce2" table:formula="of:=INDEX(WizSpells; MATCH([.$V15];CharacterLevel;0);[.AB$5])" office:value-type="string" office:string-value="--" calcext:value-type="string">
            <text:p>--</text:p>
          </table:table-cell>
          <table:table-cell table:style-name="ce2" table:formula="of:=INDEX(WizSpells; MATCH([.$V15];CharacterLevel;0);[.AC$5])" office:value-type="string" office:string-value="--" calcext:value-type="string">
            <text:p>--</text:p>
          </table:table-cell>
          <table:table-cell table:style-name="ce2" table:formula="of:=[.A15]*[.$AD$1]" office:value-type="float" office:value="35" calcext:value-type="float">
            <text:p>35</text:p>
          </table:table-cell>
          <table:table-cell table:number-columns-repeated="34"/>
        </table:table-row>
        <table:table-row table:style-name="ro1">
          <table:table-cell table:style-name="ce2" office:value-type="float" office:value="11" calcext:value-type="float">
            <text:p>11</text:p>
          </table:table-cell>
          <table:table-cell table:style-name="ce11" table:formula="of:=ROUND([.C16]+[.D16];-4)" office:value-type="float" office:value="400000" calcext:value-type="float">
            <text:p>400,000</text:p>
          </table:table-cell>
          <table:table-cell table:style-name="ce11" table:formula="of:=LOOKUP([.A16];CharacterLevel;FighterExp)*[.$C$1]" office:value-type="float" office:value="384000" calcext:value-type="float">
            <text:p>384,000</text:p>
          </table:table-cell>
          <table:table-cell table:style-name="ce11" table:formula="of:=MAX(0;LOOKUP([.V16];CharacterLevel;MUExp))" office:value-type="float" office:value="20000" calcext:value-type="float">
            <text:p>20,000</text:p>
          </table:table-cell>
          <table:table-cell table:style-name="ce2" table:formula="of:=[.$E$15] &amp; &quot;+&quot; &amp; 2*([.A16]-10)" office:value-type="string" office:string-value="10d6+2" calcext:value-type="string">
            <text:p>10d6+2</text:p>
          </table:table-cell>
          <table:table-cell table:style-name="ce4" table:formula="of:=ROUND(AVERAGE(LOOKUP([.A16];CharacterLevel;FighterBAB);LOOKUP([.A16];CharacterLevel;ThiefBAB));0)" office:value-type="float" office:value="6" calcext:value-type="float">
            <text:p>+6</text:p>
          </table:table-cell>
          <table:table-cell table:style-name="ce9" table:formula="of:=[$Paladin.E16]+2" office:value-type="float" office:value="6" calcext:value-type="float">
            <text:p>6+</text:p>
          </table:table-cell>
          <table:table-cell table:style-name="ce9" table:formula="of:=[$Paladin.F16]+2" office:value-type="float" office:value="7" calcext:value-type="float">
            <text:p>7+</text:p>
          </table:table-cell>
          <table:table-cell table:style-name="ce9" table:formula="of:=[$Paladin.G16]+2" office:value-type="float" office:value="8" calcext:value-type="float">
            <text:p>8+</text:p>
          </table:table-cell>
          <table:table-cell table:style-name="ce9" table:formula="of:=[$Paladin.I16]+2" office:value-type="float" office:value="10" calcext:value-type="float">
            <text:p>10+</text:p>
          </table:table-cell>
          <table:table-cell table:style-name="ce9" table:formula="of:=[$Paladin.H16]+2" office:value-type="float" office:value="8" calcext:value-type="float">
            <text:p>8+</text:p>
          </table:table-cell>
          <table:table-cell table:style-name="ce4" table:formula="of:=LOOKUP([.A16];CharacterLevel;Competency)" office:value-type="float" office:value="7" calcext:value-type="float">
            <text:p>+7</text:p>
          </table:table-cell>
          <table:table-cell table:style-name="ce4" table:formula="of:=LOOKUP([.V16];CharacterLevel;Competency)" office:value-type="float" office:value="9" calcext:value-type="float">
            <text:p>+9</text:p>
          </table:table-cell>
          <table:table-cell table:style-name="ce4" table:formula="of:=LOOKUP([.A16];CharacterLevel;CompetencyBonus)" office:value-type="float" office:value="8" calcext:value-type="float">
            <text:p>+8</text:p>
          </table:table-cell>
          <table:table-cell table:style-name="ce4" table:formula="of:=LOOKUP([.V16];CharacterLevel;CompetencyBonus)" office:value-type="float" office:value="4" calcext:value-type="float">
            <text:p>+4</text:p>
          </table:table-cell>
          <table:table-cell table:style-name="ce4" table:formula="of:=ROUND(AVERAGE(LOOKUP([.$A16];CharacterLevel;ArcanistDoom); LOOKUP([.$A16];CharacterLevel;FighterDoom)))" office:value-type="float" office:value="10" calcext:value-type="float">
            <text:p>+10</text:p>
          </table:table-cell>
          <table:table-cell table:style-name="ce4" table:formula="of:=ROUND(AVERAGE(LOOKUP([.$A16];CharacterLevel;ArcanistRay); LOOKUP([.$A16];CharacterLevel;FighterRay)))" office:value-type="float" office:value="10" calcext:value-type="float">
            <text:p>+10</text:p>
          </table:table-cell>
          <table:table-cell table:style-name="ce4" table:formula="of:=ROUND(AVERAGE(LOOKUP([.$A16];CharacterLevel;ArcanistHold); LOOKUP([.$A16];CharacterLevel;FighterHold)))" office:value-type="float" office:value="10" calcext:value-type="float">
            <text:p>+10</text:p>
          </table:table-cell>
          <table:table-cell table:style-name="ce4" table:formula="of:=ROUND(AVERAGE(LOOKUP([.$A16];CharacterLevel;ArcanistBlast); LOOKUP([.$A16];CharacterLevel;FighterBlast)))" office:value-type="float" office:value="9" calcext:value-type="float">
            <text:p>+9</text:p>
          </table:table-cell>
          <table:table-cell table:style-name="ce4" table:formula="of:=ROUND(AVERAGE(LOOKUP([.$A16];CharacterLevel;ArcanistSpell); LOOKUP([.$A16];CharacterLevel;FighterSpell)))" office:value-type="float" office:value="10" calcext:value-type="float">
            <text:p>+10</text:p>
          </table:table-cell>
          <table:table-cell table:style-name="ce2" office:value-type="float" office:value="3" calcext:value-type="float">
            <text:p>3</text:p>
          </table:table-cell>
          <table:table-cell table:style-name="ce20" table:formula="of:=ROUNDDOWN([.A16]/2)" office:value-type="float" office:value="5" calcext:value-type="float">
            <text:p>5</text:p>
          </table:table-cell>
          <table:table-cell table:style-name="ce2" table:formula="of:=[.V16]&amp;&quot;d6&quot;" office:value-type="string" office:string-value="5d6" calcext:value-type="string">
            <text:p>5d6</text:p>
          </table:table-cell>
          <table:table-cell table:style-name="ce9" table:formula="of:=15+[.O16]" office:value-type="float" office:value="19" calcext:value-type="float">
            <text:p>19+</text:p>
          </table:table-cell>
          <table:table-cell table:style-name="ce2" table:formula="of:=INDEX(WizSpells; MATCH([.$V16];CharacterLevel;0);[.Y$5])" office:value-type="float" office:value="2" calcext:value-type="float">
            <text:p>2</text:p>
          </table:table-cell>
          <table:table-cell table:style-name="ce2" table:formula="of:=INDEX(WizSpells; MATCH([.$V16];CharacterLevel;0);[.Z$5])" office:value-type="float" office:value="2" calcext:value-type="float">
            <text:p>2</text:p>
          </table:table-cell>
          <table:table-cell table:style-name="ce2" table:formula="of:=INDEX(WizSpells; MATCH([.$V16];CharacterLevel;0);[.AA$5])" office:value-type="float" office:value="1" calcext:value-type="float">
            <text:p>1</text:p>
          </table:table-cell>
          <table:table-cell table:style-name="ce2" table:formula="of:=INDEX(WizSpells; MATCH([.$V16];CharacterLevel;0);[.AB$5])" office:value-type="string" office:string-value="--" calcext:value-type="string">
            <text:p>--</text:p>
          </table:table-cell>
          <table:table-cell table:style-name="ce2" table:formula="of:=INDEX(WizSpells; MATCH([.$V16];CharacterLevel;0);[.AC$5])" office:value-type="string" office:string-value="--" calcext:value-type="string">
            <text:p>--</text:p>
          </table:table-cell>
          <table:table-cell table:style-name="ce2" table:formula="of:=[.A16]*[.$AD$1]" office:value-type="float" office:value="38.5" calcext:value-type="float">
            <text:p>38.5</text:p>
          </table:table-cell>
          <table:table-cell table:number-columns-repeated="34"/>
        </table:table-row>
        <table:table-row table:style-name="ro1">
          <table:table-cell table:style-name="ce2" office:value-type="float" office:value="12" calcext:value-type="float">
            <text:p>12</text:p>
          </table:table-cell>
          <table:table-cell table:style-name="ce11" table:formula="of:=ROUND([.C17]+[.D17];-4)" office:value-type="float" office:value="520000" calcext:value-type="float">
            <text:p>520,000</text:p>
          </table:table-cell>
          <table:table-cell table:style-name="ce11" table:formula="of:=LOOKUP([.A17];CharacterLevel;FighterExp)*[.$C$1]" office:value-type="float" office:value="480000" calcext:value-type="float">
            <text:p>480,000</text:p>
          </table:table-cell>
          <table:table-cell table:style-name="ce11" table:formula="of:=MAX(0;LOOKUP([.V17];CharacterLevel;MUExp))" office:value-type="float" office:value="40000" calcext:value-type="float">
            <text:p>40,000</text:p>
          </table:table-cell>
          <table:table-cell table:style-name="ce2" table:formula="of:=[.$E$15] &amp; &quot;+&quot; &amp; 2*([.A17]-10)" office:value-type="string" office:string-value="10d6+4" calcext:value-type="string">
            <text:p>10d6+4</text:p>
          </table:table-cell>
          <table:table-cell table:style-name="ce4" table:formula="of:=ROUND(AVERAGE(LOOKUP([.A17];CharacterLevel;FighterBAB);LOOKUP([.A17];CharacterLevel;ThiefBAB));0)" office:value-type="float" office:value="7" calcext:value-type="float">
            <text:p>+7</text:p>
          </table:table-cell>
          <table:table-cell table:style-name="ce9" table:formula="of:=[$Paladin.E17]+2" office:value-type="float" office:value="6" calcext:value-type="float">
            <text:p>6+</text:p>
          </table:table-cell>
          <table:table-cell table:style-name="ce9" table:formula="of:=[$Paladin.F17]+2" office:value-type="float" office:value="7" calcext:value-type="float">
            <text:p>7+</text:p>
          </table:table-cell>
          <table:table-cell table:style-name="ce9" table:formula="of:=[$Paladin.G17]+2" office:value-type="float" office:value="8" calcext:value-type="float">
            <text:p>8+</text:p>
          </table:table-cell>
          <table:table-cell table:style-name="ce9" table:formula="of:=[$Paladin.I17]+2" office:value-type="float" office:value="10" calcext:value-type="float">
            <text:p>10+</text:p>
          </table:table-cell>
          <table:table-cell table:style-name="ce9" table:formula="of:=[$Paladin.H17]+2" office:value-type="float" office:value="7" calcext:value-type="float">
            <text:p>7+</text:p>
          </table:table-cell>
          <table:table-cell table:style-name="ce4" table:formula="of:=LOOKUP([.A17];CharacterLevel;Competency)" office:value-type="float" office:value="6" calcext:value-type="float">
            <text:p>+6</text:p>
          </table:table-cell>
          <table:table-cell table:style-name="ce4" table:formula="of:=LOOKUP([.V17];CharacterLevel;Competency)" office:value-type="float" office:value="9" calcext:value-type="float">
            <text:p>+9</text:p>
          </table:table-cell>
          <table:table-cell table:style-name="ce4" table:formula="of:=LOOKUP([.A17];CharacterLevel;CompetencyBonus)" office:value-type="float" office:value="8" calcext:value-type="float">
            <text:p>+8</text:p>
          </table:table-cell>
          <table:table-cell table:style-name="ce4" table:formula="of:=LOOKUP([.V17];CharacterLevel;CompetencyBonus)" office:value-type="float" office:value="4" calcext:value-type="float">
            <text:p>+4</text:p>
          </table:table-cell>
          <table:table-cell table:style-name="ce4" table:formula="of:=ROUND(AVERAGE(LOOKUP([.$A17];CharacterLevel;ArcanistDoom); LOOKUP([.$A17];CharacterLevel;FighterDoom)))" office:value-type="float" office:value="11" calcext:value-type="float">
            <text:p>+11</text:p>
          </table:table-cell>
          <table:table-cell table:style-name="ce4" table:formula="of:=ROUND(AVERAGE(LOOKUP([.$A17];CharacterLevel;ArcanistRay); LOOKUP([.$A17];CharacterLevel;FighterRay)))" office:value-type="float" office:value="11" calcext:value-type="float">
            <text:p>+11</text:p>
          </table:table-cell>
          <table:table-cell table:style-name="ce4" table:formula="of:=ROUND(AVERAGE(LOOKUP([.$A17];CharacterLevel;ArcanistHold); LOOKUP([.$A17];CharacterLevel;FighterHold)))" office:value-type="float" office:value="11" calcext:value-type="float">
            <text:p>+11</text:p>
          </table:table-cell>
          <table:table-cell table:style-name="ce4" table:formula="of:=ROUND(AVERAGE(LOOKUP([.$A17];CharacterLevel;ArcanistBlast); LOOKUP([.$A17];CharacterLevel;FighterBlast)))" office:value-type="float" office:value="10" calcext:value-type="float">
            <text:p>+10</text:p>
          </table:table-cell>
          <table:table-cell table:style-name="ce4" table:formula="of:=ROUND(AVERAGE(LOOKUP([.$A17];CharacterLevel;ArcanistSpell); LOOKUP([.$A17];CharacterLevel;FighterSpell)))" office:value-type="float" office:value="11" calcext:value-type="float">
            <text:p>+11</text:p>
          </table:table-cell>
          <table:table-cell table:style-name="ce2" office:value-type="float" office:value="4" calcext:value-type="float">
            <text:p>4</text:p>
          </table:table-cell>
          <table:table-cell table:style-name="ce20" table:formula="of:=ROUNDDOWN([.A17]/2)" office:value-type="float" office:value="6" calcext:value-type="float">
            <text:p>6</text:p>
          </table:table-cell>
          <table:table-cell table:style-name="ce2" table:formula="of:=[.V17]&amp;&quot;d6&quot;" office:value-type="string" office:string-value="6d6" calcext:value-type="string">
            <text:p>6d6</text:p>
          </table:table-cell>
          <table:table-cell table:style-name="ce9" table:formula="of:=15+[.O17]" office:value-type="float" office:value="19" calcext:value-type="float">
            <text:p>19+</text:p>
          </table:table-cell>
          <table:table-cell table:style-name="ce2" table:formula="of:=INDEX(WizSpells; MATCH([.$V17];CharacterLevel;0);[.Y$5])" office:value-type="float" office:value="3" calcext:value-type="float">
            <text:p>3</text:p>
          </table:table-cell>
          <table:table-cell table:style-name="ce2" table:formula="of:=INDEX(WizSpells; MATCH([.$V17];CharacterLevel;0);[.Z$5])" office:value-type="float" office:value="2" calcext:value-type="float">
            <text:p>2</text:p>
          </table:table-cell>
          <table:table-cell table:style-name="ce2" table:formula="of:=INDEX(WizSpells; MATCH([.$V17];CharacterLevel;0);[.AA$5])" office:value-type="float" office:value="2" calcext:value-type="float">
            <text:p>2</text:p>
          </table:table-cell>
          <table:table-cell table:style-name="ce2" table:formula="of:=INDEX(WizSpells; MATCH([.$V17];CharacterLevel;0);[.AB$5])" office:value-type="string" office:string-value="--" calcext:value-type="string">
            <text:p>--</text:p>
          </table:table-cell>
          <table:table-cell table:style-name="ce2" table:formula="of:=INDEX(WizSpells; MATCH([.$V17];CharacterLevel;0);[.AC$5])" office:value-type="string" office:string-value="--" calcext:value-type="string">
            <text:p>--</text:p>
          </table:table-cell>
          <table:table-cell table:style-name="ce2" table:formula="of:=[.A17]*[.$AD$1]" office:value-type="float" office:value="42" calcext:value-type="float">
            <text:p>42</text:p>
          </table:table-cell>
          <table:table-cell table:number-columns-repeated="34"/>
        </table:table-row>
        <table:table-row table:style-name="ro1">
          <table:table-cell table:style-name="ce2" office:value-type="float" office:value="13" calcext:value-type="float">
            <text:p>13</text:p>
          </table:table-cell>
          <table:table-cell table:style-name="ce11" table:formula="of:=ROUND([.C18]+[.D18];-4)" office:value-type="float" office:value="620000" calcext:value-type="float">
            <text:p>620,000</text:p>
          </table:table-cell>
          <table:table-cell table:style-name="ce11" table:formula="of:=LOOKUP([.A18];CharacterLevel;FighterExp)*[.$C$1]" office:value-type="float" office:value="576000" calcext:value-type="float">
            <text:p>576,000</text:p>
          </table:table-cell>
          <table:table-cell table:style-name="ce11" table:formula="of:=MAX(0;LOOKUP([.V18];CharacterLevel;MUExp))" office:value-type="float" office:value="40000" calcext:value-type="float">
            <text:p>40,000</text:p>
          </table:table-cell>
          <table:table-cell table:style-name="ce2" table:formula="of:=[.$E$15] &amp; &quot;+&quot; &amp; 2*([.A18]-10)" office:value-type="string" office:string-value="10d6+6" calcext:value-type="string">
            <text:p>10d6+6</text:p>
          </table:table-cell>
          <table:table-cell table:style-name="ce4" table:formula="of:=ROUND(AVERAGE(LOOKUP([.A18];CharacterLevel;FighterBAB);LOOKUP([.A18];CharacterLevel;ThiefBAB));0)" office:value-type="float" office:value="8" calcext:value-type="float">
            <text:p>+8</text:p>
          </table:table-cell>
          <table:table-cell table:style-name="ce9" table:formula="of:=[$Paladin.E18]+2" office:value-type="float" office:value="5" calcext:value-type="float">
            <text:p>5+</text:p>
          </table:table-cell>
          <table:table-cell table:style-name="ce9" table:formula="of:=[$Paladin.F18]+2" office:value-type="float" office:value="6" calcext:value-type="float">
            <text:p>6+</text:p>
          </table:table-cell>
          <table:table-cell table:style-name="ce9" table:formula="of:=[$Paladin.G18]+2" office:value-type="float" office:value="7" calcext:value-type="float">
            <text:p>7+</text:p>
          </table:table-cell>
          <table:table-cell table:style-name="ce9" table:formula="of:=[$Paladin.I18]+2" office:value-type="float" office:value="9" calcext:value-type="float">
            <text:p>9+</text:p>
          </table:table-cell>
          <table:table-cell table:style-name="ce9" table:formula="of:=[$Paladin.H18]+2" office:value-type="float" office:value="6" calcext:value-type="float">
            <text:p>6+</text:p>
          </table:table-cell>
          <table:table-cell table:style-name="ce4" table:formula="of:=LOOKUP([.A18];CharacterLevel;Competency)" office:value-type="float" office:value="6" calcext:value-type="float">
            <text:p>+6</text:p>
          </table:table-cell>
          <table:table-cell table:style-name="ce4" table:formula="of:=LOOKUP([.V18];CharacterLevel;Competency)" office:value-type="float" office:value="9" calcext:value-type="float">
            <text:p>+9</text:p>
          </table:table-cell>
          <table:table-cell table:style-name="ce4" table:formula="of:=LOOKUP([.A18];CharacterLevel;CompetencyBonus)" office:value-type="float" office:value="9" calcext:value-type="float">
            <text:p>+9</text:p>
          </table:table-cell>
          <table:table-cell table:style-name="ce4" table:formula="of:=LOOKUP([.V18];CharacterLevel;CompetencyBonus)" office:value-type="float" office:value="4" calcext:value-type="float">
            <text:p>+4</text:p>
          </table:table-cell>
          <table:table-cell table:style-name="ce4" table:formula="of:=ROUND(AVERAGE(LOOKUP([.$A18];CharacterLevel;ArcanistDoom); LOOKUP([.$A18];CharacterLevel;FighterDoom)))" office:value-type="float" office:value="12" calcext:value-type="float">
            <text:p>+12</text:p>
          </table:table-cell>
          <table:table-cell table:style-name="ce4" table:formula="of:=ROUND(AVERAGE(LOOKUP([.$A18];CharacterLevel;ArcanistRay); LOOKUP([.$A18];CharacterLevel;FighterRay)))" office:value-type="float" office:value="12" calcext:value-type="float">
            <text:p>+12</text:p>
          </table:table-cell>
          <table:table-cell table:style-name="ce4" table:formula="of:=ROUND(AVERAGE(LOOKUP([.$A18];CharacterLevel;ArcanistHold); LOOKUP([.$A18];CharacterLevel;FighterHold)))" office:value-type="float" office:value="11" calcext:value-type="float">
            <text:p>+11</text:p>
          </table:table-cell>
          <table:table-cell table:style-name="ce4" table:formula="of:=ROUND(AVERAGE(LOOKUP([.$A18];CharacterLevel;ArcanistBlast); LOOKUP([.$A18];CharacterLevel;FighterBlast)))" office:value-type="float" office:value="11" calcext:value-type="float">
            <text:p>+11</text:p>
          </table:table-cell>
          <table:table-cell table:style-name="ce4" table:formula="of:=ROUND(AVERAGE(LOOKUP([.$A18];CharacterLevel;ArcanistSpell); LOOKUP([.$A18];CharacterLevel;FighterSpell)))" office:value-type="float" office:value="12" calcext:value-type="float">
            <text:p>+12</text:p>
          </table:table-cell>
          <table:table-cell table:style-name="ce2" office:value-type="float" office:value="4" calcext:value-type="float">
            <text:p>4</text:p>
          </table:table-cell>
          <table:table-cell table:style-name="ce20" table:formula="of:=ROUNDDOWN([.A18]/2)" office:value-type="float" office:value="6" calcext:value-type="float">
            <text:p>6</text:p>
          </table:table-cell>
          <table:table-cell table:style-name="ce2" table:formula="of:=[.V18]&amp;&quot;d6&quot;" office:value-type="string" office:string-value="6d6" calcext:value-type="string">
            <text:p>6d6</text:p>
          </table:table-cell>
          <table:table-cell table:style-name="ce9" table:formula="of:=15+[.O18]" office:value-type="float" office:value="19" calcext:value-type="float">
            <text:p>19+</text:p>
          </table:table-cell>
          <table:table-cell table:style-name="ce2" table:formula="of:=INDEX(WizSpells; MATCH([.$V18];CharacterLevel;0);[.Y$5])" office:value-type="float" office:value="3" calcext:value-type="float">
            <text:p>3</text:p>
          </table:table-cell>
          <table:table-cell table:style-name="ce2" table:formula="of:=INDEX(WizSpells; MATCH([.$V18];CharacterLevel;0);[.Z$5])" office:value-type="float" office:value="2" calcext:value-type="float">
            <text:p>2</text:p>
          </table:table-cell>
          <table:table-cell table:style-name="ce2" table:formula="of:=INDEX(WizSpells; MATCH([.$V18];CharacterLevel;0);[.AA$5])" office:value-type="float" office:value="2" calcext:value-type="float">
            <text:p>2</text:p>
          </table:table-cell>
          <table:table-cell table:style-name="ce2" table:formula="of:=INDEX(WizSpells; MATCH([.$V18];CharacterLevel;0);[.AB$5])" office:value-type="string" office:string-value="--" calcext:value-type="string">
            <text:p>--</text:p>
          </table:table-cell>
          <table:table-cell table:style-name="ce2" table:formula="of:=INDEX(WizSpells; MATCH([.$V18];CharacterLevel;0);[.AC$5])" office:value-type="string" office:string-value="--" calcext:value-type="string">
            <text:p>--</text:p>
          </table:table-cell>
          <table:table-cell table:style-name="ce2" table:formula="of:=[.A18]*[.$AD$1]" office:value-type="float" office:value="45.5" calcext:value-type="float">
            <text:p>45.5</text:p>
          </table:table-cell>
          <table:table-cell table:number-columns-repeated="34"/>
        </table:table-row>
        <table:table-row table:style-name="ro1">
          <table:table-cell table:style-name="ce2" office:value-type="float" office:value="14" calcext:value-type="float">
            <text:p>14</text:p>
          </table:table-cell>
          <table:table-cell table:style-name="ce11" table:formula="of:=ROUND([.C19]+[.D19];-4)" office:value-type="float" office:value="750000" calcext:value-type="float">
            <text:p>750,000</text:p>
          </table:table-cell>
          <table:table-cell table:style-name="ce11" table:formula="of:=LOOKUP([.A19];CharacterLevel;FighterExp)*[.$C$1]" office:value-type="float" office:value="672000" calcext:value-type="float">
            <text:p>672,000</text:p>
          </table:table-cell>
          <table:table-cell table:style-name="ce11" table:formula="of:=MAX(0;LOOKUP([.V19];CharacterLevel;MUExp))" office:value-type="float" office:value="80000" calcext:value-type="float">
            <text:p>80,000</text:p>
          </table:table-cell>
          <table:table-cell table:style-name="ce2" table:formula="of:=[.$E$15] &amp; &quot;+&quot; &amp; 2*([.A19]-10)" office:value-type="string" office:string-value="10d6+8" calcext:value-type="string">
            <text:p>10d6+8</text:p>
          </table:table-cell>
          <table:table-cell table:style-name="ce4" table:formula="of:=ROUND(AVERAGE(LOOKUP([.A19];CharacterLevel;FighterBAB);LOOKUP([.A19];CharacterLevel;ThiefBAB));0)" office:value-type="float" office:value="8" calcext:value-type="float">
            <text:p>+8</text:p>
          </table:table-cell>
          <table:table-cell table:style-name="ce9" table:formula="of:=[$Paladin.E19]+2" office:value-type="float" office:value="4" calcext:value-type="float">
            <text:p>4+</text:p>
          </table:table-cell>
          <table:table-cell table:style-name="ce9" table:formula="of:=[$Paladin.F19]+2" office:value-type="float" office:value="5" calcext:value-type="float">
            <text:p>5+</text:p>
          </table:table-cell>
          <table:table-cell table:style-name="ce9" table:formula="of:=[$Paladin.G19]+2" office:value-type="float" office:value="6" calcext:value-type="float">
            <text:p>6+</text:p>
          </table:table-cell>
          <table:table-cell table:style-name="ce9" table:formula="of:=[$Paladin.I19]+2" office:value-type="float" office:value="8" calcext:value-type="float">
            <text:p>8+</text:p>
          </table:table-cell>
          <table:table-cell table:style-name="ce9" table:formula="of:=[$Paladin.H19]+2" office:value-type="float" office:value="5" calcext:value-type="float">
            <text:p>5+</text:p>
          </table:table-cell>
          <table:table-cell table:style-name="ce4" table:formula="of:=LOOKUP([.A19];CharacterLevel;Competency)" office:value-type="float" office:value="5" calcext:value-type="float">
            <text:p>+5</text:p>
          </table:table-cell>
          <table:table-cell table:style-name="ce4" table:formula="of:=LOOKUP([.V19];CharacterLevel;Competency)" office:value-type="float" office:value="8" calcext:value-type="float">
            <text:p>+8</text:p>
          </table:table-cell>
          <table:table-cell table:style-name="ce4" table:formula="of:=LOOKUP([.A19];CharacterLevel;CompetencyBonus)" office:value-type="float" office:value="10" calcext:value-type="float">
            <text:p>+10</text:p>
          </table:table-cell>
          <table:table-cell table:style-name="ce4" table:formula="of:=LOOKUP([.V19];CharacterLevel;CompetencyBonus)" office:value-type="float" office:value="5" calcext:value-type="float">
            <text:p>+5</text:p>
          </table:table-cell>
          <table:table-cell table:style-name="ce4" table:formula="of:=ROUND(AVERAGE(LOOKUP([.$A19];CharacterLevel;ArcanistDoom); LOOKUP([.$A19];CharacterLevel;FighterDoom)))" office:value-type="float" office:value="13" calcext:value-type="float">
            <text:p>+13</text:p>
          </table:table-cell>
          <table:table-cell table:style-name="ce4" table:formula="of:=ROUND(AVERAGE(LOOKUP([.$A19];CharacterLevel;ArcanistRay); LOOKUP([.$A19];CharacterLevel;FighterRay)))" office:value-type="float" office:value="13" calcext:value-type="float">
            <text:p>+13</text:p>
          </table:table-cell>
          <table:table-cell table:style-name="ce4" table:formula="of:=ROUND(AVERAGE(LOOKUP([.$A19];CharacterLevel;ArcanistHold); LOOKUP([.$A19];CharacterLevel;FighterHold)))" office:value-type="float" office:value="12" calcext:value-type="float">
            <text:p>+12</text:p>
          </table:table-cell>
          <table:table-cell table:style-name="ce4" table:formula="of:=ROUND(AVERAGE(LOOKUP([.$A19];CharacterLevel;ArcanistBlast); LOOKUP([.$A19];CharacterLevel;FighterBlast)))" office:value-type="float" office:value="12" calcext:value-type="float">
            <text:p>+12</text:p>
          </table:table-cell>
          <table:table-cell table:style-name="ce4" table:formula="of:=ROUND(AVERAGE(LOOKUP([.$A19];CharacterLevel;ArcanistSpell); LOOKUP([.$A19];CharacterLevel;FighterSpell)))" office:value-type="float" office:value="12" calcext:value-type="float">
            <text:p>+12</text:p>
          </table:table-cell>
          <table:table-cell table:style-name="ce2" office:value-type="float" office:value="4" calcext:value-type="float">
            <text:p>4</text:p>
          </table:table-cell>
          <table:table-cell table:style-name="ce20" table:formula="of:=ROUNDDOWN([.A19]/2)" office:value-type="float" office:value="7" calcext:value-type="float">
            <text:p>7</text:p>
          </table:table-cell>
          <table:table-cell table:style-name="ce2" table:formula="of:=[.V19]&amp;&quot;d6&quot;" office:value-type="string" office:string-value="7d6" calcext:value-type="string">
            <text:p>7d6</text:p>
          </table:table-cell>
          <table:table-cell table:style-name="ce9" table:formula="of:=15+[.O19]" office:value-type="float" office:value="20" calcext:value-type="float">
            <text:p>20+</text:p>
          </table:table-cell>
          <table:table-cell table:style-name="ce2" table:formula="of:=INDEX(WizSpells; MATCH([.$V19];CharacterLevel;0);[.Y$5])" office:value-type="float" office:value="3" calcext:value-type="float">
            <text:p>3</text:p>
          </table:table-cell>
          <table:table-cell table:style-name="ce2" table:formula="of:=INDEX(WizSpells; MATCH([.$V19];CharacterLevel;0);[.Z$5])" office:value-type="float" office:value="2" calcext:value-type="float">
            <text:p>2</text:p>
          </table:table-cell>
          <table:table-cell table:style-name="ce2" table:formula="of:=INDEX(WizSpells; MATCH([.$V19];CharacterLevel;0);[.AA$5])" office:value-type="float" office:value="2" calcext:value-type="float">
            <text:p>2</text:p>
          </table:table-cell>
          <table:table-cell table:style-name="ce2" table:formula="of:=INDEX(WizSpells; MATCH([.$V19];CharacterLevel;0);[.AB$5])" office:value-type="float" office:value="1" calcext:value-type="float">
            <text:p>1</text:p>
          </table:table-cell>
          <table:table-cell table:style-name="ce2" table:formula="of:=INDEX(WizSpells; MATCH([.$V19];CharacterLevel;0);[.AC$5])" office:value-type="string" office:string-value="--" calcext:value-type="string">
            <text:p>--</text:p>
          </table:table-cell>
          <table:table-cell table:style-name="ce2" table:formula="of:=[.A19]*[.$AD$1]" office:value-type="float" office:value="49" calcext:value-type="float">
            <text:p>49</text:p>
          </table:table-cell>
          <table:table-cell table:number-columns-repeated="34"/>
        </table:table-row>
        <table:table-row table:style-name="ro1">
          <table:table-cell table:style-name="ce2" office:value-type="float" office:value="15" calcext:value-type="float">
            <text:p>15</text:p>
          </table:table-cell>
          <table:table-cell table:style-name="ce11" table:formula="of:=ROUND([.C20]+[.D20];-4)" office:value-type="float" office:value="850000" calcext:value-type="float">
            <text:p>850,000</text:p>
          </table:table-cell>
          <table:table-cell table:style-name="ce11" table:formula="of:=LOOKUP([.A20];CharacterLevel;FighterExp)*[.$C$1]" office:value-type="float" office:value="768000" calcext:value-type="float">
            <text:p>768,000</text:p>
          </table:table-cell>
          <table:table-cell table:style-name="ce11" table:formula="of:=MAX(0;LOOKUP([.V20];CharacterLevel;MUExp))" office:value-type="float" office:value="80000" calcext:value-type="float">
            <text:p>80,000</text:p>
          </table:table-cell>
          <table:table-cell table:style-name="ce2" table:formula="of:=[.$E$15] &amp; &quot;+&quot; &amp; 2*([.A20]-10)" office:value-type="string" office:string-value="10d6+10" calcext:value-type="string">
            <text:p>10d6+10</text:p>
          </table:table-cell>
          <table:table-cell table:style-name="ce4" table:formula="of:=ROUND(AVERAGE(LOOKUP([.A20];CharacterLevel;FighterBAB);LOOKUP([.A20];CharacterLevel;ThiefBAB));0)" office:value-type="float" office:value="9" calcext:value-type="float">
            <text:p>+9</text:p>
          </table:table-cell>
          <table:table-cell table:style-name="ce9" table:formula="of:=[$Paladin.E20]+2" office:value-type="float" office:value="4" calcext:value-type="float">
            <text:p>4+</text:p>
          </table:table-cell>
          <table:table-cell table:style-name="ce9" table:formula="of:=[$Paladin.F20]+2" office:value-type="float" office:value="5" calcext:value-type="float">
            <text:p>5+</text:p>
          </table:table-cell>
          <table:table-cell table:style-name="ce9" table:formula="of:=[$Paladin.G20]+2" office:value-type="float" office:value="6" calcext:value-type="float">
            <text:p>6+</text:p>
          </table:table-cell>
          <table:table-cell table:style-name="ce9" table:formula="of:=[$Paladin.I20]+2" office:value-type="float" office:value="8" calcext:value-type="float">
            <text:p>8+</text:p>
          </table:table-cell>
          <table:table-cell table:style-name="ce9" table:formula="of:=[$Paladin.H20]+2" office:value-type="float" office:value="5" calcext:value-type="float">
            <text:p>5+</text:p>
          </table:table-cell>
          <table:table-cell table:style-name="ce4" table:formula="of:=LOOKUP([.A20];CharacterLevel;Competency)" office:value-type="float" office:value="5" calcext:value-type="float">
            <text:p>+5</text:p>
          </table:table-cell>
          <table:table-cell table:style-name="ce4" table:formula="of:=LOOKUP([.V20];CharacterLevel;Competency)" office:value-type="float" office:value="8" calcext:value-type="float">
            <text:p>+8</text:p>
          </table:table-cell>
          <table:table-cell table:style-name="ce4" table:formula="of:=LOOKUP([.A20];CharacterLevel;CompetencyBonus)" office:value-type="float" office:value="10" calcext:value-type="float">
            <text:p>+10</text:p>
          </table:table-cell>
          <table:table-cell table:style-name="ce4" table:formula="of:=LOOKUP([.V20];CharacterLevel;CompetencyBonus)" office:value-type="float" office:value="5" calcext:value-type="float">
            <text:p>+5</text:p>
          </table:table-cell>
          <table:table-cell table:style-name="ce4" table:formula="of:=ROUND(AVERAGE(LOOKUP([.$A20];CharacterLevel;ArcanistDoom); LOOKUP([.$A20];CharacterLevel;FighterDoom)))" office:value-type="float" office:value="14" calcext:value-type="float">
            <text:p>+14</text:p>
          </table:table-cell>
          <table:table-cell table:style-name="ce4" table:formula="of:=ROUND(AVERAGE(LOOKUP([.$A20];CharacterLevel;ArcanistRay); LOOKUP([.$A20];CharacterLevel;FighterRay)))" office:value-type="float" office:value="13" calcext:value-type="float">
            <text:p>+13</text:p>
          </table:table-cell>
          <table:table-cell table:style-name="ce4" table:formula="of:=ROUND(AVERAGE(LOOKUP([.$A20];CharacterLevel;ArcanistHold); LOOKUP([.$A20];CharacterLevel;FighterHold)))" office:value-type="float" office:value="13" calcext:value-type="float">
            <text:p>+13</text:p>
          </table:table-cell>
          <table:table-cell table:style-name="ce4" table:formula="of:=ROUND(AVERAGE(LOOKUP([.$A20];CharacterLevel;ArcanistBlast); LOOKUP([.$A20];CharacterLevel;FighterBlast)))" office:value-type="float" office:value="12" calcext:value-type="float">
            <text:p>+12</text:p>
          </table:table-cell>
          <table:table-cell table:style-name="ce4" table:formula="of:=ROUND(AVERAGE(LOOKUP([.$A20];CharacterLevel;ArcanistSpell); LOOKUP([.$A20];CharacterLevel;FighterSpell)))" office:value-type="float" office:value="13" calcext:value-type="float">
            <text:p>+13</text:p>
          </table:table-cell>
          <table:table-cell table:style-name="ce2" office:value-type="float" office:value="5" calcext:value-type="float">
            <text:p>5</text:p>
          </table:table-cell>
          <table:table-cell table:style-name="ce20" table:formula="of:=ROUNDDOWN([.A20]/2)" office:value-type="float" office:value="7" calcext:value-type="float">
            <text:p>7</text:p>
          </table:table-cell>
          <table:table-cell table:style-name="ce2" table:formula="of:=[.V20]&amp;&quot;d6&quot;" office:value-type="string" office:string-value="7d6" calcext:value-type="string">
            <text:p>7d6</text:p>
          </table:table-cell>
          <table:table-cell table:style-name="ce9" table:formula="of:=15+[.O20]" office:value-type="float" office:value="20" calcext:value-type="float">
            <text:p>20+</text:p>
          </table:table-cell>
          <table:table-cell table:style-name="ce2" table:formula="of:=INDEX(WizSpells; MATCH([.$V20];CharacterLevel;0);[.Y$5])" office:value-type="float" office:value="3" calcext:value-type="float">
            <text:p>3</text:p>
          </table:table-cell>
          <table:table-cell table:style-name="ce2" table:formula="of:=INDEX(WizSpells; MATCH([.$V20];CharacterLevel;0);[.Z$5])" office:value-type="float" office:value="2" calcext:value-type="float">
            <text:p>2</text:p>
          </table:table-cell>
          <table:table-cell table:style-name="ce2" table:formula="of:=INDEX(WizSpells; MATCH([.$V20];CharacterLevel;0);[.AA$5])" office:value-type="float" office:value="2" calcext:value-type="float">
            <text:p>2</text:p>
          </table:table-cell>
          <table:table-cell table:style-name="ce2" table:formula="of:=INDEX(WizSpells; MATCH([.$V20];CharacterLevel;0);[.AB$5])" office:value-type="float" office:value="1" calcext:value-type="float">
            <text:p>1</text:p>
          </table:table-cell>
          <table:table-cell table:style-name="ce2" table:formula="of:=INDEX(WizSpells; MATCH([.$V20];CharacterLevel;0);[.AC$5])" office:value-type="string" office:string-value="--" calcext:value-type="string">
            <text:p>--</text:p>
          </table:table-cell>
          <table:table-cell table:style-name="ce2" table:formula="of:=[.A20]*[.$AD$1]" office:value-type="float" office:value="52.5" calcext:value-type="float">
            <text:p>52.5</text:p>
          </table:table-cell>
          <table:table-cell table:number-columns-repeated="34"/>
        </table:table-row>
        <table:table-row table:style-name="ro1">
          <table:table-cell table:style-name="ce2" office:value-type="float" office:value="16" calcext:value-type="float">
            <text:p>16</text:p>
          </table:table-cell>
          <table:table-cell table:style-name="ce11" table:formula="of:=ROUND([.C21]+[.D21];-4)" office:value-type="float" office:value="1010000" calcext:value-type="float">
            <text:p>1,010,000</text:p>
          </table:table-cell>
          <table:table-cell table:style-name="ce11" table:formula="of:=LOOKUP([.A21];CharacterLevel;FighterExp)*[.$C$1]" office:value-type="float" office:value="864000" calcext:value-type="float">
            <text:p>864,000</text:p>
          </table:table-cell>
          <table:table-cell table:style-name="ce11" table:formula="of:=MAX(0;LOOKUP([.V21];CharacterLevel;MUExp))" office:value-type="float" office:value="150000" calcext:value-type="float">
            <text:p>150,000</text:p>
          </table:table-cell>
          <table:table-cell table:style-name="ce2" table:formula="of:=[.$E$15] &amp; &quot;+&quot; &amp; 2*([.A21]-10)" office:value-type="string" office:string-value="10d6+12" calcext:value-type="string">
            <text:p>10d6+12</text:p>
          </table:table-cell>
          <table:table-cell table:style-name="ce4" table:formula="of:=ROUND(AVERAGE(LOOKUP([.A21];CharacterLevel;FighterBAB);LOOKUP([.A21];CharacterLevel;ThiefBAB));0)" office:value-type="float" office:value="9" calcext:value-type="float">
            <text:p>+9</text:p>
          </table:table-cell>
          <table:table-cell table:style-name="ce9" table:formula="of:=[$Paladin.E21]+2" office:value-type="float" office:value="4" calcext:value-type="float">
            <text:p>4+</text:p>
          </table:table-cell>
          <table:table-cell table:style-name="ce9" table:formula="of:=[$Paladin.F21]+2" office:value-type="float" office:value="4" calcext:value-type="float">
            <text:p>4+</text:p>
          </table:table-cell>
          <table:table-cell table:style-name="ce9" table:formula="of:=[$Paladin.G21]+2" office:value-type="float" office:value="5" calcext:value-type="float">
            <text:p>5+</text:p>
          </table:table-cell>
          <table:table-cell table:style-name="ce9" table:formula="of:=[$Paladin.I21]+2" office:value-type="float" office:value="7" calcext:value-type="float">
            <text:p>7+</text:p>
          </table:table-cell>
          <table:table-cell table:style-name="ce9" table:formula="of:=[$Paladin.H21]+2" office:value-type="float" office:value="4" calcext:value-type="float">
            <text:p>4+</text:p>
          </table:table-cell>
          <table:table-cell table:style-name="ce4" table:formula="of:=LOOKUP([.A21];CharacterLevel;Competency)" office:value-type="float" office:value="5" calcext:value-type="float">
            <text:p>+5</text:p>
          </table:table-cell>
          <table:table-cell table:style-name="ce4" table:formula="of:=LOOKUP([.V21];CharacterLevel;Competency)" office:value-type="float" office:value="8" calcext:value-type="float">
            <text:p>+8</text:p>
          </table:table-cell>
          <table:table-cell table:style-name="ce4" table:formula="of:=LOOKUP([.A21];CharacterLevel;CompetencyBonus)" office:value-type="float" office:value="11" calcext:value-type="float">
            <text:p>+11</text:p>
          </table:table-cell>
          <table:table-cell table:style-name="ce4" table:formula="of:=LOOKUP([.V21];CharacterLevel;CompetencyBonus)" office:value-type="float" office:value="6" calcext:value-type="float">
            <text:p>+6</text:p>
          </table:table-cell>
          <table:table-cell table:style-name="ce4" table:formula="of:=ROUND(AVERAGE(LOOKUP([.$A21];CharacterLevel;ArcanistDoom); LOOKUP([.$A21];CharacterLevel;FighterDoom)))" office:value-type="float" office:value="15" calcext:value-type="float">
            <text:p>+15</text:p>
          </table:table-cell>
          <table:table-cell table:style-name="ce4" table:formula="of:=ROUND(AVERAGE(LOOKUP([.$A21];CharacterLevel;ArcanistRay); LOOKUP([.$A21];CharacterLevel;FighterRay)))" office:value-type="float" office:value="14" calcext:value-type="float">
            <text:p>+14</text:p>
          </table:table-cell>
          <table:table-cell table:style-name="ce4" table:formula="of:=ROUND(AVERAGE(LOOKUP([.$A21];CharacterLevel;ArcanistHold); LOOKUP([.$A21];CharacterLevel;FighterHold)))" office:value-type="float" office:value="14" calcext:value-type="float">
            <text:p>+14</text:p>
          </table:table-cell>
          <table:table-cell table:style-name="ce4" table:formula="of:=ROUND(AVERAGE(LOOKUP([.$A21];CharacterLevel;ArcanistBlast); LOOKUP([.$A21];CharacterLevel;FighterBlast)))" office:value-type="float" office:value="13" calcext:value-type="float">
            <text:p>+13</text:p>
          </table:table-cell>
          <table:table-cell table:style-name="ce4" table:formula="of:=ROUND(AVERAGE(LOOKUP([.$A21];CharacterLevel;ArcanistSpell); LOOKUP([.$A21];CharacterLevel;FighterSpell)))" office:value-type="float" office:value="14" calcext:value-type="float">
            <text:p>+14</text:p>
          </table:table-cell>
          <table:table-cell table:style-name="ce2" office:value-type="float" office:value="5" calcext:value-type="float">
            <text:p>5</text:p>
          </table:table-cell>
          <table:table-cell table:style-name="ce20" table:formula="of:=ROUNDDOWN([.A21]/2)" office:value-type="float" office:value="8" calcext:value-type="float">
            <text:p>8</text:p>
          </table:table-cell>
          <table:table-cell table:style-name="ce2" table:formula="of:=[.V21]&amp;&quot;d6&quot;" office:value-type="string" office:string-value="8d6" calcext:value-type="string">
            <text:p>8d6</text:p>
          </table:table-cell>
          <table:table-cell table:style-name="ce9" table:formula="of:=15+[.O21]" office:value-type="float" office:value="21" calcext:value-type="float">
            <text:p>21+</text:p>
          </table:table-cell>
          <table:table-cell table:style-name="ce2" table:formula="of:=INDEX(WizSpells; MATCH([.$V21];CharacterLevel;0);[.Y$5])" office:value-type="float" office:value="3" calcext:value-type="float">
            <text:p>3</text:p>
          </table:table-cell>
          <table:table-cell table:style-name="ce2" table:formula="of:=INDEX(WizSpells; MATCH([.$V21];CharacterLevel;0);[.Z$5])" office:value-type="float" office:value="3" calcext:value-type="float">
            <text:p>3</text:p>
          </table:table-cell>
          <table:table-cell table:style-name="ce2" table:formula="of:=INDEX(WizSpells; MATCH([.$V21];CharacterLevel;0);[.AA$5])" office:value-type="float" office:value="2" calcext:value-type="float">
            <text:p>2</text:p>
          </table:table-cell>
          <table:table-cell table:style-name="ce2" table:formula="of:=INDEX(WizSpells; MATCH([.$V21];CharacterLevel;0);[.AB$5])" office:value-type="float" office:value="2" calcext:value-type="float">
            <text:p>2</text:p>
          </table:table-cell>
          <table:table-cell table:style-name="ce2" table:formula="of:=INDEX(WizSpells; MATCH([.$V21];CharacterLevel;0);[.AC$5])" office:value-type="string" office:string-value="--" calcext:value-type="string">
            <text:p>--</text:p>
          </table:table-cell>
          <table:table-cell table:style-name="ce2" table:formula="of:=[.A21]*[.$AD$1]" office:value-type="float" office:value="56" calcext:value-type="float">
            <text:p>56</text:p>
          </table:table-cell>
          <table:table-cell table:number-columns-repeated="34"/>
        </table:table-row>
        <table:table-row table:style-name="ro1">
          <table:table-cell table:style-name="ce2" office:value-type="float" office:value="17" calcext:value-type="float">
            <text:p>17</text:p>
          </table:table-cell>
          <table:table-cell table:style-name="ce11" table:formula="of:=ROUND([.C22]+[.D22];-4)" office:value-type="float" office:value="1110000" calcext:value-type="float">
            <text:p>1,110,000</text:p>
          </table:table-cell>
          <table:table-cell table:style-name="ce11" table:formula="of:=LOOKUP([.A22];CharacterLevel;FighterExp)*[.$C$1]" office:value-type="float" office:value="960000" calcext:value-type="float">
            <text:p>960,000</text:p>
          </table:table-cell>
          <table:table-cell table:style-name="ce11" table:formula="of:=MAX(0;LOOKUP([.V22];CharacterLevel;MUExp))" office:value-type="float" office:value="150000" calcext:value-type="float">
            <text:p>150,000</text:p>
          </table:table-cell>
          <table:table-cell table:style-name="ce2" table:formula="of:=[.$E$15] &amp; &quot;+&quot; &amp; 2*([.A22]-10)" office:value-type="string" office:string-value="10d6+14" calcext:value-type="string">
            <text:p>10d6+14</text:p>
          </table:table-cell>
          <table:table-cell table:style-name="ce4" table:formula="of:=ROUND(AVERAGE(LOOKUP([.A22];CharacterLevel;FighterBAB);LOOKUP([.A22];CharacterLevel;ThiefBAB));0)" office:value-type="float" office:value="10" calcext:value-type="float">
            <text:p>+10</text:p>
          </table:table-cell>
          <table:table-cell table:style-name="ce9" table:formula="of:=[$Paladin.E22]+2" office:value-type="float" office:value="4" calcext:value-type="float">
            <text:p>4+</text:p>
          </table:table-cell>
          <table:table-cell table:style-name="ce9" table:formula="of:=[$Paladin.F22]+2" office:value-type="float" office:value="4" calcext:value-type="float">
            <text:p>4+</text:p>
          </table:table-cell>
          <table:table-cell table:style-name="ce9" table:formula="of:=[$Paladin.G22]+2" office:value-type="float" office:value="5" calcext:value-type="float">
            <text:p>5+</text:p>
          </table:table-cell>
          <table:table-cell table:style-name="ce9" table:formula="of:=[$Paladin.I22]+2" office:value-type="float" office:value="7" calcext:value-type="float">
            <text:p>7+</text:p>
          </table:table-cell>
          <table:table-cell table:style-name="ce9" table:formula="of:=[$Paladin.H22]+2" office:value-type="float" office:value="4" calcext:value-type="float">
            <text:p>4+</text:p>
          </table:table-cell>
          <table:table-cell table:style-name="ce4" table:formula="of:=LOOKUP([.A22];CharacterLevel;Competency)" office:value-type="float" office:value="4" calcext:value-type="float">
            <text:p>+4</text:p>
          </table:table-cell>
          <table:table-cell table:style-name="ce4" table:formula="of:=LOOKUP([.V22];CharacterLevel;Competency)" office:value-type="float" office:value="8" calcext:value-type="float">
            <text:p>+8</text:p>
          </table:table-cell>
          <table:table-cell table:style-name="ce4" table:formula="of:=LOOKUP([.A22];CharacterLevel;CompetencyBonus)" office:value-type="float" office:value="12" calcext:value-type="float">
            <text:p>+12</text:p>
          </table:table-cell>
          <table:table-cell table:style-name="ce4" table:formula="of:=LOOKUP([.V22];CharacterLevel;CompetencyBonus)" office:value-type="float" office:value="6" calcext:value-type="float">
            <text:p>+6</text:p>
          </table:table-cell>
          <table:table-cell table:style-name="ce4" table:formula="of:=ROUND(AVERAGE(LOOKUP([.$A22];CharacterLevel;ArcanistDoom); LOOKUP([.$A22];CharacterLevel;FighterDoom)))" office:value-type="float" office:value="16" calcext:value-type="float">
            <text:p>+16</text:p>
          </table:table-cell>
          <table:table-cell table:style-name="ce4" table:formula="of:=ROUND(AVERAGE(LOOKUP([.$A22];CharacterLevel;ArcanistRay); LOOKUP([.$A22];CharacterLevel;FighterRay)))" office:value-type="float" office:value="15" calcext:value-type="float">
            <text:p>+15</text:p>
          </table:table-cell>
          <table:table-cell table:style-name="ce4" table:formula="of:=ROUND(AVERAGE(LOOKUP([.$A22];CharacterLevel;ArcanistHold); LOOKUP([.$A22];CharacterLevel;FighterHold)))" office:value-type="float" office:value="15" calcext:value-type="float">
            <text:p>+15</text:p>
          </table:table-cell>
          <table:table-cell table:style-name="ce4" table:formula="of:=ROUND(AVERAGE(LOOKUP([.$A22];CharacterLevel;ArcanistBlast); LOOKUP([.$A22];CharacterLevel;FighterBlast)))" office:value-type="float" office:value="14" calcext:value-type="float">
            <text:p>+14</text:p>
          </table:table-cell>
          <table:table-cell table:style-name="ce4" table:formula="of:=ROUND(AVERAGE(LOOKUP([.$A22];CharacterLevel;ArcanistSpell); LOOKUP([.$A22];CharacterLevel;FighterSpell)))" office:value-type="float" office:value="15" calcext:value-type="float">
            <text:p>+15</text:p>
          </table:table-cell>
          <table:table-cell table:style-name="ce2" office:value-type="float" office:value="5" calcext:value-type="float">
            <text:p>5</text:p>
          </table:table-cell>
          <table:table-cell table:style-name="ce20" table:formula="of:=ROUNDDOWN([.A22]/2)" office:value-type="float" office:value="8" calcext:value-type="float">
            <text:p>8</text:p>
          </table:table-cell>
          <table:table-cell table:style-name="ce2" table:formula="of:=[.V22]&amp;&quot;d6&quot;" office:value-type="string" office:string-value="8d6" calcext:value-type="string">
            <text:p>8d6</text:p>
          </table:table-cell>
          <table:table-cell table:style-name="ce9" table:formula="of:=15+[.O22]" office:value-type="float" office:value="21" calcext:value-type="float">
            <text:p>21+</text:p>
          </table:table-cell>
          <table:table-cell table:style-name="ce2" table:formula="of:=INDEX(WizSpells; MATCH([.$V22];CharacterLevel;0);[.Y$5])" office:value-type="float" office:value="3" calcext:value-type="float">
            <text:p>3</text:p>
          </table:table-cell>
          <table:table-cell table:style-name="ce2" table:formula="of:=INDEX(WizSpells; MATCH([.$V22];CharacterLevel;0);[.Z$5])" office:value-type="float" office:value="3" calcext:value-type="float">
            <text:p>3</text:p>
          </table:table-cell>
          <table:table-cell table:style-name="ce2" table:formula="of:=INDEX(WizSpells; MATCH([.$V22];CharacterLevel;0);[.AA$5])" office:value-type="float" office:value="2" calcext:value-type="float">
            <text:p>2</text:p>
          </table:table-cell>
          <table:table-cell table:style-name="ce2" table:formula="of:=INDEX(WizSpells; MATCH([.$V22];CharacterLevel;0);[.AB$5])" office:value-type="float" office:value="2" calcext:value-type="float">
            <text:p>2</text:p>
          </table:table-cell>
          <table:table-cell table:style-name="ce2" table:formula="of:=INDEX(WizSpells; MATCH([.$V22];CharacterLevel;0);[.AC$5])" office:value-type="string" office:string-value="--" calcext:value-type="string">
            <text:p>--</text:p>
          </table:table-cell>
          <table:table-cell table:style-name="ce2" table:formula="of:=[.A22]*[.$AD$1]" office:value-type="float" office:value="59.5" calcext:value-type="float">
            <text:p>59.5</text:p>
          </table:table-cell>
          <table:table-cell table:number-columns-repeated="34"/>
        </table:table-row>
        <table:table-row table:style-name="ro1">
          <table:table-cell table:style-name="ce2" office:value-type="float" office:value="18" calcext:value-type="float">
            <text:p>18</text:p>
          </table:table-cell>
          <table:table-cell table:style-name="ce11" table:formula="of:=ROUND([.C23]+[.D23];-4)" office:value-type="float" office:value="1360000" calcext:value-type="float">
            <text:p>1,360,000</text:p>
          </table:table-cell>
          <table:table-cell table:style-name="ce11" table:formula="of:=LOOKUP([.A23];CharacterLevel;FighterExp)*[.$C$1]" office:value-type="float" office:value="1056000" calcext:value-type="float">
            <text:p>1,056,000</text:p>
          </table:table-cell>
          <table:table-cell table:style-name="ce11" table:formula="of:=MAX(0;LOOKUP([.V23];CharacterLevel;MUExp))" office:value-type="float" office:value="300000" calcext:value-type="float">
            <text:p>300,000</text:p>
          </table:table-cell>
          <table:table-cell table:style-name="ce2" table:formula="of:=[.$E$15] &amp; &quot;+&quot; &amp; 2*([.A23]-10)" office:value-type="string" office:string-value="10d6+16" calcext:value-type="string">
            <text:p>10d6+16</text:p>
          </table:table-cell>
          <table:table-cell table:style-name="ce4" table:formula="of:=ROUND(AVERAGE(LOOKUP([.A23];CharacterLevel;FighterBAB);LOOKUP([.A23];CharacterLevel;ThiefBAB));0)" office:value-type="float" office:value="10" calcext:value-type="float">
            <text:p>+10</text:p>
          </table:table-cell>
          <table:table-cell table:style-name="ce9" table:formula="of:=[$Paladin.E23]+2" office:value-type="float" office:value="4" calcext:value-type="float">
            <text:p>4+</text:p>
          </table:table-cell>
          <table:table-cell table:style-name="ce9" table:formula="of:=[$Paladin.F23]+2" office:value-type="float" office:value="4" calcext:value-type="float">
            <text:p>4+</text:p>
          </table:table-cell>
          <table:table-cell table:style-name="ce9" table:formula="of:=[$Paladin.G23]+2" office:value-type="float" office:value="4" calcext:value-type="float">
            <text:p>4+</text:p>
          </table:table-cell>
          <table:table-cell table:style-name="ce9" table:formula="of:=[$Paladin.I23]+2" office:value-type="float" office:value="6" calcext:value-type="float">
            <text:p>6+</text:p>
          </table:table-cell>
          <table:table-cell table:style-name="ce9" table:formula="of:=[$Paladin.H23]+2" office:value-type="float" office:value="4" calcext:value-type="float">
            <text:p>4+</text:p>
          </table:table-cell>
          <table:table-cell table:style-name="ce4" table:formula="of:=LOOKUP([.A23];CharacterLevel;Competency)" office:value-type="float" office:value="4" calcext:value-type="float">
            <text:p>+4</text:p>
          </table:table-cell>
          <table:table-cell table:style-name="ce4" table:formula="of:=LOOKUP([.V23];CharacterLevel;Competency)" office:value-type="float" office:value="8" calcext:value-type="float">
            <text:p>+8</text:p>
          </table:table-cell>
          <table:table-cell table:style-name="ce4" table:formula="of:=LOOKUP([.A23];CharacterLevel;CompetencyBonus)" office:value-type="float" office:value="12" calcext:value-type="float">
            <text:p>+12</text:p>
          </table:table-cell>
          <table:table-cell table:style-name="ce4" table:formula="of:=LOOKUP([.V23];CharacterLevel;CompetencyBonus)" office:value-type="float" office:value="6" calcext:value-type="float">
            <text:p>+6</text:p>
          </table:table-cell>
          <table:table-cell table:style-name="ce4" table:formula="of:=ROUND(AVERAGE(LOOKUP([.$A23];CharacterLevel;ArcanistDoom); LOOKUP([.$A23];CharacterLevel;FighterDoom)))" office:value-type="float" office:value="16" calcext:value-type="float">
            <text:p>+16</text:p>
          </table:table-cell>
          <table:table-cell table:style-name="ce4" table:formula="of:=ROUND(AVERAGE(LOOKUP([.$A23];CharacterLevel;ArcanistRay); LOOKUP([.$A23];CharacterLevel;FighterRay)))" office:value-type="float" office:value="16" calcext:value-type="float">
            <text:p>+16</text:p>
          </table:table-cell>
          <table:table-cell table:style-name="ce4" table:formula="of:=ROUND(AVERAGE(LOOKUP([.$A23];CharacterLevel;ArcanistHold); LOOKUP([.$A23];CharacterLevel;FighterHold)))" office:value-type="float" office:value="16" calcext:value-type="float">
            <text:p>+16</text:p>
          </table:table-cell>
          <table:table-cell table:style-name="ce4" table:formula="of:=ROUND(AVERAGE(LOOKUP([.$A23];CharacterLevel;ArcanistBlast); LOOKUP([.$A23];CharacterLevel;FighterBlast)))" office:value-type="float" office:value="15" calcext:value-type="float">
            <text:p>+15</text:p>
          </table:table-cell>
          <table:table-cell table:style-name="ce4" table:formula="of:=ROUND(AVERAGE(LOOKUP([.$A23];CharacterLevel;ArcanistSpell); LOOKUP([.$A23];CharacterLevel;FighterSpell)))" office:value-type="float" office:value="16" calcext:value-type="float">
            <text:p>+16</text:p>
          </table:table-cell>
          <table:table-cell table:style-name="ce2" office:value-type="float" office:value="6" calcext:value-type="float">
            <text:p>6</text:p>
          </table:table-cell>
          <table:table-cell table:style-name="ce20" table:formula="of:=ROUNDDOWN([.A23]/2)" office:value-type="float" office:value="9" calcext:value-type="float">
            <text:p>9</text:p>
          </table:table-cell>
          <table:table-cell table:style-name="ce2" table:formula="of:=[.V23]&amp;&quot;d6&quot;" office:value-type="string" office:string-value="9d6" calcext:value-type="string">
            <text:p>9d6</text:p>
          </table:table-cell>
          <table:table-cell table:style-name="ce9" table:formula="of:=15+[.O23]" office:value-type="float" office:value="21" calcext:value-type="float">
            <text:p>21+</text:p>
          </table:table-cell>
          <table:table-cell table:style-name="ce2" table:formula="of:=INDEX(WizSpells; MATCH([.$V23];CharacterLevel;0);[.Y$5])" office:value-type="float" office:value="3" calcext:value-type="float">
            <text:p>3</text:p>
          </table:table-cell>
          <table:table-cell table:style-name="ce2" table:formula="of:=INDEX(WizSpells; MATCH([.$V23];CharacterLevel;0);[.Z$5])" office:value-type="float" office:value="3" calcext:value-type="float">
            <text:p>3</text:p>
          </table:table-cell>
          <table:table-cell table:style-name="ce2" table:formula="of:=INDEX(WizSpells; MATCH([.$V23];CharacterLevel;0);[.AA$5])" office:value-type="float" office:value="2" calcext:value-type="float">
            <text:p>2</text:p>
          </table:table-cell>
          <table:table-cell table:style-name="ce2" table:formula="of:=INDEX(WizSpells; MATCH([.$V23];CharacterLevel;0);[.AB$5])" office:value-type="float" office:value="2" calcext:value-type="float">
            <text:p>2</text:p>
          </table:table-cell>
          <table:table-cell table:style-name="ce2" table:formula="of:=INDEX(WizSpells; MATCH([.$V23];CharacterLevel;0);[.AC$5])" office:value-type="float" office:value="1" calcext:value-type="float">
            <text:p>1</text:p>
          </table:table-cell>
          <table:table-cell table:style-name="ce2" table:formula="of:=[.A23]*[.$AD$1]" office:value-type="float" office:value="63" calcext:value-type="float">
            <text:p>63</text:p>
          </table:table-cell>
          <table:table-cell table:number-columns-repeated="34"/>
        </table:table-row>
        <table:table-row table:style-name="ro1">
          <table:table-cell table:style-name="ce2" office:value-type="float" office:value="19" calcext:value-type="float">
            <text:p>19</text:p>
          </table:table-cell>
          <table:table-cell table:style-name="ce11" table:formula="of:=ROUND([.C24]+[.D24];-4)" office:value-type="float" office:value="1450000" calcext:value-type="float">
            <text:p>1,450,000</text:p>
          </table:table-cell>
          <table:table-cell table:style-name="ce11" table:formula="of:=LOOKUP([.A24];CharacterLevel;FighterExp)*[.$C$1]" office:value-type="float" office:value="1152000" calcext:value-type="float">
            <text:p>1,152,000</text:p>
          </table:table-cell>
          <table:table-cell table:style-name="ce11" table:formula="of:=MAX(0;LOOKUP([.V24];CharacterLevel;MUExp))" office:value-type="float" office:value="300000" calcext:value-type="float">
            <text:p>300,000</text:p>
          </table:table-cell>
          <table:table-cell table:style-name="ce2" table:formula="of:=[.$E$15] &amp; &quot;+&quot; &amp; 2*([.A24]-10)" office:value-type="string" office:string-value="10d6+18" calcext:value-type="string">
            <text:p>10d6+18</text:p>
          </table:table-cell>
          <table:table-cell table:style-name="ce4" table:formula="of:=ROUND(AVERAGE(LOOKUP([.A24];CharacterLevel;FighterBAB);LOOKUP([.A24];CharacterLevel;ThiefBAB));0)" office:value-type="float" office:value="11" calcext:value-type="float">
            <text:p>+11</text:p>
          </table:table-cell>
          <table:table-cell table:style-name="ce9" table:formula="of:=[$Paladin.E24]+2" office:value-type="float" office:value="4" calcext:value-type="float">
            <text:p>4+</text:p>
          </table:table-cell>
          <table:table-cell table:style-name="ce9" table:formula="of:=[$Paladin.F24]+2" office:value-type="float" office:value="4" calcext:value-type="float">
            <text:p>4+</text:p>
          </table:table-cell>
          <table:table-cell table:style-name="ce9" table:formula="of:=[$Paladin.G24]+2" office:value-type="float" office:value="4" calcext:value-type="float">
            <text:p>4+</text:p>
          </table:table-cell>
          <table:table-cell table:style-name="ce9" table:formula="of:=[$Paladin.I24]+2" office:value-type="float" office:value="6" calcext:value-type="float">
            <text:p>6+</text:p>
          </table:table-cell>
          <table:table-cell table:style-name="ce9" table:formula="of:=[$Paladin.H24]+2" office:value-type="float" office:value="4" calcext:value-type="float">
            <text:p>4+</text:p>
          </table:table-cell>
          <table:table-cell table:style-name="ce4" table:formula="of:=LOOKUP([.A24];CharacterLevel;Competency)" office:value-type="float" office:value="3" calcext:value-type="float">
            <text:p>+3</text:p>
          </table:table-cell>
          <table:table-cell table:style-name="ce4" table:formula="of:=LOOKUP([.V24];CharacterLevel;Competency)" office:value-type="float" office:value="8" calcext:value-type="float">
            <text:p>+8</text:p>
          </table:table-cell>
          <table:table-cell table:style-name="ce4" table:formula="of:=LOOKUP([.A24];CharacterLevel;CompetencyBonus)" office:value-type="float" office:value="13" calcext:value-type="float">
            <text:p>+13</text:p>
          </table:table-cell>
          <table:table-cell table:style-name="ce4" table:formula="of:=LOOKUP([.V24];CharacterLevel;CompetencyBonus)" office:value-type="float" office:value="6" calcext:value-type="float">
            <text:p>+6</text:p>
          </table:table-cell>
          <table:table-cell table:style-name="ce4" table:formula="of:=ROUND(AVERAGE(LOOKUP([.$A24];CharacterLevel;ArcanistDoom); LOOKUP([.$A24];CharacterLevel;FighterDoom)))" office:value-type="float" office:value="17" calcext:value-type="float">
            <text:p>+17</text:p>
          </table:table-cell>
          <table:table-cell table:style-name="ce4" table:formula="of:=ROUND(AVERAGE(LOOKUP([.$A24];CharacterLevel;ArcanistRay); LOOKUP([.$A24];CharacterLevel;FighterRay)))" office:value-type="float" office:value="17" calcext:value-type="float">
            <text:p>+17</text:p>
          </table:table-cell>
          <table:table-cell table:style-name="ce4" table:formula="of:=ROUND(AVERAGE(LOOKUP([.$A24];CharacterLevel;ArcanistHold); LOOKUP([.$A24];CharacterLevel;FighterHold)))" office:value-type="float" office:value="17" calcext:value-type="float">
            <text:p>+17</text:p>
          </table:table-cell>
          <table:table-cell table:style-name="ce4" table:formula="of:=ROUND(AVERAGE(LOOKUP([.$A24];CharacterLevel;ArcanistBlast); LOOKUP([.$A24];CharacterLevel;FighterBlast)))" office:value-type="float" office:value="16" calcext:value-type="float">
            <text:p>+16</text:p>
          </table:table-cell>
          <table:table-cell table:style-name="ce4" table:formula="of:=ROUND(AVERAGE(LOOKUP([.$A24];CharacterLevel;ArcanistSpell); LOOKUP([.$A24];CharacterLevel;FighterSpell)))" office:value-type="float" office:value="17" calcext:value-type="float">
            <text:p>+17</text:p>
          </table:table-cell>
          <table:table-cell table:style-name="ce2" office:value-type="float" office:value="6" calcext:value-type="float">
            <text:p>6</text:p>
          </table:table-cell>
          <table:table-cell table:style-name="ce20" table:formula="of:=ROUNDDOWN([.A24]/2)" office:value-type="float" office:value="9" calcext:value-type="float">
            <text:p>9</text:p>
          </table:table-cell>
          <table:table-cell table:style-name="ce2" table:formula="of:=[.V24]&amp;&quot;d6&quot;" office:value-type="string" office:string-value="9d6" calcext:value-type="string">
            <text:p>9d6</text:p>
          </table:table-cell>
          <table:table-cell table:style-name="ce9" table:formula="of:=15+[.O24]" office:value-type="float" office:value="21" calcext:value-type="float">
            <text:p>21+</text:p>
          </table:table-cell>
          <table:table-cell table:style-name="ce2" table:formula="of:=INDEX(WizSpells; MATCH([.$V24];CharacterLevel;0);[.Y$5])" office:value-type="float" office:value="3" calcext:value-type="float">
            <text:p>3</text:p>
          </table:table-cell>
          <table:table-cell table:style-name="ce2" table:formula="of:=INDEX(WizSpells; MATCH([.$V24];CharacterLevel;0);[.Z$5])" office:value-type="float" office:value="3" calcext:value-type="float">
            <text:p>3</text:p>
          </table:table-cell>
          <table:table-cell table:style-name="ce2" table:formula="of:=INDEX(WizSpells; MATCH([.$V24];CharacterLevel;0);[.AA$5])" office:value-type="float" office:value="2" calcext:value-type="float">
            <text:p>2</text:p>
          </table:table-cell>
          <table:table-cell table:style-name="ce2" table:formula="of:=INDEX(WizSpells; MATCH([.$V24];CharacterLevel;0);[.AB$5])" office:value-type="float" office:value="2" calcext:value-type="float">
            <text:p>2</text:p>
          </table:table-cell>
          <table:table-cell table:style-name="ce2" table:formula="of:=INDEX(WizSpells; MATCH([.$V24];CharacterLevel;0);[.AC$5])" office:value-type="float" office:value="1" calcext:value-type="float">
            <text:p>1</text:p>
          </table:table-cell>
          <table:table-cell table:style-name="ce2" table:formula="of:=[.A24]*[.$AD$1]" office:value-type="float" office:value="66.5" calcext:value-type="float">
            <text:p>66.5</text:p>
          </table:table-cell>
          <table:table-cell table:number-columns-repeated="34"/>
        </table:table-row>
        <table:table-row table:style-name="ro1">
          <table:table-cell table:style-name="ce2" office:value-type="float" office:value="20" calcext:value-type="float">
            <text:p>20</text:p>
          </table:table-cell>
          <table:table-cell table:style-name="ce11" table:formula="of:=ROUND([.C25]+[.D25];-4)" office:value-type="float" office:value="1700000" calcext:value-type="float">
            <text:p>1,700,000</text:p>
          </table:table-cell>
          <table:table-cell table:style-name="ce11" table:formula="of:=LOOKUP([.A25];CharacterLevel;FighterExp)*[.$C$1]" office:value-type="float" office:value="1248000" calcext:value-type="float">
            <text:p>1,248,000</text:p>
          </table:table-cell>
          <table:table-cell table:style-name="ce11" table:formula="of:=MAX(0;LOOKUP([.V25];CharacterLevel;MUExp))" office:value-type="float" office:value="450000" calcext:value-type="float">
            <text:p>450,000</text:p>
          </table:table-cell>
          <table:table-cell table:style-name="ce2" table:formula="of:=[.$E$15] &amp; &quot;+&quot; &amp; 2*([.A25]-10)" office:value-type="string" office:string-value="10d6+20" calcext:value-type="string">
            <text:p>10d6+20</text:p>
          </table:table-cell>
          <table:table-cell table:style-name="ce4" table:formula="of:=ROUND(AVERAGE(LOOKUP([.A25];CharacterLevel;FighterBAB);LOOKUP([.A25];CharacterLevel;ThiefBAB));0)" office:value-type="float" office:value="11" calcext:value-type="float">
            <text:p>+11</text:p>
          </table:table-cell>
          <table:table-cell table:style-name="ce9" table:formula="of:=[$Paladin.E25]+2" office:value-type="float" office:value="4" calcext:value-type="float">
            <text:p>4+</text:p>
          </table:table-cell>
          <table:table-cell table:style-name="ce9" table:formula="of:=[$Paladin.F25]+2" office:value-type="float" office:value="4" calcext:value-type="float">
            <text:p>4+</text:p>
          </table:table-cell>
          <table:table-cell table:style-name="ce9" table:formula="of:=[$Paladin.G25]+2" office:value-type="float" office:value="4" calcext:value-type="float">
            <text:p>4+</text:p>
          </table:table-cell>
          <table:table-cell table:style-name="ce9" table:formula="of:=[$Paladin.I25]+2" office:value-type="float" office:value="5" calcext:value-type="float">
            <text:p>5+</text:p>
          </table:table-cell>
          <table:table-cell table:style-name="ce9" table:formula="of:=[$Paladin.H25]+2" office:value-type="float" office:value="4" calcext:value-type="float">
            <text:p>4+</text:p>
          </table:table-cell>
          <table:table-cell table:style-name="ce4" table:formula="of:=LOOKUP([.A25];CharacterLevel;Competency)" office:value-type="float" office:value="3" calcext:value-type="float">
            <text:p>+3</text:p>
          </table:table-cell>
          <table:table-cell table:style-name="ce4" table:formula="of:=LOOKUP([.V25];CharacterLevel;Competency)" office:value-type="float" office:value="7" calcext:value-type="float">
            <text:p>+7</text:p>
          </table:table-cell>
          <table:table-cell table:style-name="ce4" table:formula="of:=LOOKUP([.A25];CharacterLevel;CompetencyBonus)" office:value-type="float" office:value="14" calcext:value-type="float">
            <text:p>+14</text:p>
          </table:table-cell>
          <table:table-cell table:style-name="ce4" table:formula="of:=LOOKUP([.V25];CharacterLevel;CompetencyBonus)" office:value-type="float" office:value="7" calcext:value-type="float">
            <text:p>+7</text:p>
          </table:table-cell>
          <table:table-cell table:style-name="ce4" table:formula="of:=ROUND(AVERAGE(LOOKUP([.$A25];CharacterLevel;ArcanistDoom); LOOKUP([.$A25];CharacterLevel;FighterDoom)))" office:value-type="float" office:value="18" calcext:value-type="float">
            <text:p>+18</text:p>
          </table:table-cell>
          <table:table-cell table:style-name="ce4" table:formula="of:=ROUND(AVERAGE(LOOKUP([.$A25];CharacterLevel;ArcanistRay); LOOKUP([.$A25];CharacterLevel;FighterRay)))" office:value-type="float" office:value="18" calcext:value-type="float">
            <text:p>+18</text:p>
          </table:table-cell>
          <table:table-cell table:style-name="ce4" table:formula="of:=ROUND(AVERAGE(LOOKUP([.$A25];CharacterLevel;ArcanistHold); LOOKUP([.$A25];CharacterLevel;FighterHold)))" office:value-type="float" office:value="18" calcext:value-type="float">
            <text:p>+18</text:p>
          </table:table-cell>
          <table:table-cell table:style-name="ce4" table:formula="of:=ROUND(AVERAGE(LOOKUP([.$A25];CharacterLevel;ArcanistBlast); LOOKUP([.$A25];CharacterLevel;FighterBlast)))" office:value-type="float" office:value="17" calcext:value-type="float">
            <text:p>+17</text:p>
          </table:table-cell>
          <table:table-cell table:style-name="ce4" table:formula="of:=ROUND(AVERAGE(LOOKUP([.$A25];CharacterLevel;ArcanistSpell); LOOKUP([.$A25];CharacterLevel;FighterSpell)))" office:value-type="float" office:value="17" calcext:value-type="float">
            <text:p>+17</text:p>
          </table:table-cell>
          <table:table-cell table:style-name="ce2" office:value-type="float" office:value="6" calcext:value-type="float">
            <text:p>6</text:p>
          </table:table-cell>
          <table:table-cell table:style-name="ce20" table:formula="of:=ROUNDDOWN([.A25]/2)" office:value-type="float" office:value="10" calcext:value-type="float">
            <text:p>10</text:p>
          </table:table-cell>
          <table:table-cell table:style-name="ce2" table:formula="of:=[.V25]&amp;&quot;d6&quot;" office:value-type="string" office:string-value="10d6" calcext:value-type="string">
            <text:p>10d6</text:p>
          </table:table-cell>
          <table:table-cell table:style-name="ce9" table:formula="of:=15+[.O25]" office:value-type="float" office:value="22" calcext:value-type="float">
            <text:p>22+</text:p>
          </table:table-cell>
          <table:table-cell table:style-name="ce2" table:formula="of:=INDEX(WizSpells; MATCH([.$V25];CharacterLevel;0);[.Y$5])" office:value-type="float" office:value="4" calcext:value-type="float">
            <text:p>4</text:p>
          </table:table-cell>
          <table:table-cell table:style-name="ce2" table:formula="of:=INDEX(WizSpells; MATCH([.$V25];CharacterLevel;0);[.Z$5])" office:value-type="float" office:value="3" calcext:value-type="float">
            <text:p>3</text:p>
          </table:table-cell>
          <table:table-cell table:style-name="ce2" table:formula="of:=INDEX(WizSpells; MATCH([.$V25];CharacterLevel;0);[.AA$5])" office:value-type="float" office:value="3" calcext:value-type="float">
            <text:p>3</text:p>
          </table:table-cell>
          <table:table-cell table:style-name="ce2" table:formula="of:=INDEX(WizSpells; MATCH([.$V25];CharacterLevel;0);[.AB$5])" office:value-type="float" office:value="2" calcext:value-type="float">
            <text:p>2</text:p>
          </table:table-cell>
          <table:table-cell table:style-name="ce2" table:formula="of:=INDEX(WizSpells; MATCH([.$V25];CharacterLevel;0);[.AC$5])" office:value-type="float" office:value="2" calcext:value-type="float">
            <text:p>2</text:p>
          </table:table-cell>
          <table:table-cell table:style-name="ce2" table:formula="of:=[.A25]*[.$AD$1]" office:value-type="float" office:value="70" calcext:value-type="float">
            <text:p>70</text:p>
          </table:table-cell>
          <table:table-cell table:number-columns-repeated="34"/>
        </table:table-row>
        <table:table-row table:style-name="ro1">
          <table:table-cell table:style-name="ce3" office:value-type="string" calcext:value-type="string">
            <text:p>* CON modifiers no longer apply after level 10.</text:p>
          </table:table-cell>
          <table:table-cell table:number-columns-repeated="21"/>
          <table:table-cell table:style-name="ce2"/>
          <table:table-cell/>
          <table:table-cell table:style-name="ce2" table:number-columns-repeated="6"/>
          <table:table-cell table:number-columns-repeated="34"/>
        </table:table-row>
        <table:table-row table:style-name="ro1">
          <table:table-cell table:style-name="ce3" office:value-type="string" calcext:value-type="string">
            <text:p>$ Add your INT modifier to the number of 1st level spells you can prepare.</text:p>
          </table:table-cell>
          <table:table-cell table:number-columns-repeated="21"/>
          <table:table-cell table:style-name="ce2"/>
          <table:table-cell/>
          <table:table-cell table:style-name="ce2" table:number-columns-repeated="6"/>
          <table:table-cell table:number-columns-repeated="34"/>
        </table:table-row>
        <table:table-row table:style-name="ro1">
          <table:table-cell table:style-name="ce3" office:value-type="string" calcext:value-type="string">
            <text:p># Add your INT modifier to the number of Invocation Dice you have.</text:p>
          </table:table-cell>
          <table:table-cell table:number-columns-repeated="21"/>
          <table:table-cell table:style-name="ce2"/>
          <table:table-cell/>
          <table:table-cell table:style-name="ce2" table:number-columns-repeated="6"/>
          <table:table-cell table:number-columns-repeated="34"/>
        </table:table-row>
        <table:table-row table:style-name="ro1">
          <table:table-cell table:number-columns-repeated="22"/>
          <table:table-cell table:style-name="ce2"/>
          <table:table-cell/>
          <table:table-cell table:style-name="ce2" table:number-columns-repeated="6"/>
          <table:table-cell table:number-columns-repeated="34"/>
        </table:table-row>
        <table:table-row table:style-name="ro10">
          <table:table-cell table:style-name="ce114" office:value-type="string" calcext:value-type="string" table:number-columns-spanned="5" table:number-rows-spanned="1">
            <text:p>Arcane Skills</text:p>
          </table:table-cell>
          <table:covered-table-cell table:number-columns-repeated="3" table:style-name="ce129"/>
          <table:covered-table-cell/>
          <table:table-cell table:style-name="ce18" table:number-columns-repeated="6"/>
          <table:table-cell table:number-columns-repeated="9"/>
          <table:table-cell table:style-name="ce18"/>
          <table:table-cell table:style-name="ce1" table:number-columns-repeated="2"/>
          <table:table-cell/>
          <table:table-cell table:style-name="ce1" table:number-columns-repeated="5"/>
          <table:table-cell table:style-name="ce18"/>
          <table:table-cell table:number-columns-repeated="34"/>
        </table:table-row>
        <table:table-row table:style-name="ro10">
          <table:table-cell table:style-name="ce115" office:value-type="string" calcext:value-type="string" table:number-columns-spanned="5" table:number-rows-spanned="1">
            <text:p>Detect Magic (+0)</text:p>
          </table:table-cell>
          <table:covered-table-cell table:number-columns-repeated="3" table:style-name="ce129"/>
          <table:covered-table-cell/>
          <table:table-cell table:style-name="ce129" table:number-columns-spanned="8" table:number-rows-spanned="1"/>
          <table:covered-table-cell table:number-columns-repeated="5" table:style-name="ce129"/>
          <table:covered-table-cell table:number-columns-repeated="2"/>
          <table:table-cell table:number-columns-repeated="7"/>
          <table:table-cell table:style-name="ce129"/>
          <table:table-cell table:number-columns-repeated="43"/>
        </table:table-row>
        <table:table-row table:style-name="ro10">
          <table:table-cell table:style-name="ce115" office:value-type="string" calcext:value-type="string" table:number-columns-spanned="5" table:number-rows-spanned="1">
            <text:p>Prepare Scroll (+0)</text:p>
          </table:table-cell>
          <table:covered-table-cell table:number-columns-repeated="3" table:style-name="ce17"/>
          <table:covered-table-cell/>
          <table:table-cell table:style-name="ce125" table:number-columns-spanned="8" table:number-rows-spanned="1"/>
          <table:covered-table-cell table:number-columns-repeated="5" table:style-name="ce125"/>
          <table:covered-table-cell table:number-columns-repeated="2"/>
          <table:table-cell table:number-columns-repeated="7"/>
          <table:table-cell table:style-name="ce125"/>
          <table:table-cell table:number-columns-repeated="43"/>
        </table:table-row>
        <table:table-row table:style-name="ro10">
          <table:table-cell table:style-name="ce115" office:value-type="string" calcext:value-type="string" table:number-columns-spanned="5" table:number-rows-spanned="1">
            <text:p>Brew Potion (-1)</text:p>
          </table:table-cell>
          <table:covered-table-cell table:number-columns-repeated="3" table:style-name="ce17"/>
          <table:covered-table-cell/>
          <table:table-cell table:style-name="ce125" table:number-columns-spanned="8" table:number-rows-spanned="1"/>
          <table:covered-table-cell table:number-columns-repeated="5" table:style-name="ce125"/>
          <table:covered-table-cell table:number-columns-repeated="2"/>
          <table:table-cell table:number-columns-repeated="7"/>
          <table:table-cell table:style-name="ce125"/>
          <table:table-cell table:number-columns-repeated="43"/>
        </table:table-row>
        <table:table-row table:style-name="ro10">
          <table:table-cell table:style-name="ce115" office:value-type="string" calcext:value-type="string" table:number-columns-spanned="5" table:number-rows-spanned="1">
            <text:p>Make Minor Magic Item (-3)</text:p>
          </table:table-cell>
          <table:covered-table-cell table:number-columns-repeated="3" table:style-name="ce17"/>
          <table:covered-table-cell/>
          <table:table-cell table:style-name="ce125" table:number-columns-spanned="8" table:number-rows-spanned="1"/>
          <table:covered-table-cell table:number-columns-repeated="5" table:style-name="ce125"/>
          <table:covered-table-cell table:number-columns-repeated="2"/>
          <table:table-cell table:number-columns-repeated="7"/>
          <table:table-cell table:style-name="ce125"/>
          <table:table-cell table:number-columns-repeated="43"/>
        </table:table-row>
        <table:table-row table:style-name="ro1">
          <table:table-cell table:style-name="ce15"/>
          <table:table-cell table:style-name="ce17" table:number-columns-spanned="4" table:number-rows-spanned="1"/>
          <table:covered-table-cell table:number-columns-repeated="2" table:style-name="ce17"/>
          <table:covered-table-cell/>
          <table:table-cell table:style-name="ce125" table:number-columns-spanned="8" table:number-rows-spanned="1"/>
          <table:covered-table-cell table:number-columns-repeated="5" table:style-name="ce125"/>
          <table:covered-table-cell table:number-columns-repeated="2"/>
          <table:table-cell table:number-columns-repeated="7"/>
          <table:table-cell table:style-name="ce125"/>
          <table:table-cell table:number-columns-repeated="43"/>
        </table:table-row>
        <table:table-row table:style-name="ro1">
          <table:table-cell table:style-name="ce15"/>
          <table:table-cell table:style-name="ce17" table:number-columns-spanned="4" table:number-rows-spanned="1"/>
          <table:covered-table-cell table:number-columns-repeated="2" table:style-name="ce17"/>
          <table:covered-table-cell/>
          <table:table-cell table:style-name="ce125" table:number-columns-spanned="8" table:number-rows-spanned="1"/>
          <table:covered-table-cell table:number-columns-repeated="5" table:style-name="ce125"/>
          <table:covered-table-cell table:number-columns-repeated="2"/>
          <table:table-cell table:number-columns-repeated="7"/>
          <table:table-cell table:style-name="ce125"/>
          <table:table-cell table:number-columns-repeated="43"/>
        </table:table-row>
        <table:table-row table:style-name="ro1">
          <table:table-cell table:style-name="ce15"/>
          <table:table-cell table:style-name="ce17" table:number-columns-spanned="4" table:number-rows-spanned="1"/>
          <table:covered-table-cell table:number-columns-repeated="2" table:style-name="ce17"/>
          <table:covered-table-cell/>
          <table:table-cell table:style-name="ce125" table:number-columns-spanned="8" table:number-rows-spanned="1"/>
          <table:covered-table-cell table:number-columns-repeated="5" table:style-name="ce125"/>
          <table:covered-table-cell table:number-columns-repeated="2"/>
          <table:table-cell table:number-columns-repeated="7"/>
          <table:table-cell table:style-name="ce125"/>
          <table:table-cell table:number-columns-repeated="43"/>
        </table:table-row>
        <table:table-row table:style-name="ro1">
          <table:table-cell table:style-name="ce15"/>
          <table:table-cell table:style-name="ce17" table:number-columns-spanned="4" table:number-rows-spanned="1"/>
          <table:covered-table-cell table:number-columns-repeated="2" table:style-name="ce17"/>
          <table:covered-table-cell/>
          <table:table-cell table:style-name="ce125" table:number-columns-spanned="8" table:number-rows-spanned="1"/>
          <table:covered-table-cell table:number-columns-repeated="5" table:style-name="ce125"/>
          <table:covered-table-cell table:number-columns-repeated="2"/>
          <table:table-cell table:number-columns-repeated="7"/>
          <table:table-cell table:style-name="ce125"/>
          <table:table-cell table:number-columns-repeated="43"/>
        </table:table-row>
        <table:table-row table:style-name="ro1">
          <table:table-cell table:style-name="ce15"/>
          <table:table-cell table:style-name="ce17" table:number-columns-spanned="4" table:number-rows-spanned="1"/>
          <table:covered-table-cell table:number-columns-repeated="2" table:style-name="ce17"/>
          <table:covered-table-cell/>
          <table:table-cell table:style-name="ce125" table:number-columns-spanned="8" table:number-rows-spanned="1"/>
          <table:covered-table-cell table:number-columns-repeated="5" table:style-name="ce125"/>
          <table:covered-table-cell table:number-columns-repeated="2"/>
          <table:table-cell table:number-columns-repeated="7"/>
          <table:table-cell table:style-name="ce125"/>
          <table:table-cell table:number-columns-repeated="43"/>
        </table:table-row>
        <table:table-row table:style-name="ro1" table:number-rows-repeated="953">
          <table:table-cell table:number-columns-repeated="22"/>
          <table:table-cell table:style-name="ce2"/>
          <table:table-cell/>
          <table:table-cell table:style-name="ce2" table:number-columns-repeated="6"/>
          <table:table-cell table:number-columns-repeated="34"/>
        </table:table-row>
        <table:table-row table:style-name="ro2" table:number-rows-repeated="1047583">
          <table:table-cell table:number-columns-repeated="64"/>
        </table:table-row>
        <table:table-row table:style-name="ro2">
          <table:table-cell table:number-columns-repeated="64"/>
        </table:table-row>
      </table:table>
      <table:table table:name="Warrior Monk" table:style-name="ta14">
        <table:table-column table:style-name="co31" table:default-cell-style-name="ce56"/>
        <table:table-column table:style-name="co23" table:default-cell-style-name="Default"/>
        <table:table-column table:style-name="co17" table:default-cell-style-name="ce144"/>
        <table:table-column table:style-name="co45" table:default-cell-style-name="ce56"/>
        <table:table-column table:style-name="co38" table:default-cell-style-name="Default"/>
        <table:table-column table:style-name="co14"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49" table:default-cell-style-name="Default"/>
        <table:table-column table:style-name="co27" table:default-cell-style-name="Default"/>
        <table:table-column table:style-name="co25" table:default-cell-style-name="ce56"/>
        <table:table-column table:style-name="co27" table:default-cell-style-name="ce56"/>
        <table:table-column table:style-name="co52" table:default-cell-style-name="ce56"/>
        <table:table-column table:style-name="co8" table:default-cell-style-name="Default"/>
        <table:table-row table:style-name="ro3">
          <table:table-cell table:number-columns-repeated="11"/>
          <table:table-cell office:value-type="float" office:value="4" calcext:value-type="float">
            <text:p>4</text:p>
          </table:table-cell>
          <table:table-cell table:number-columns-repeated="2"/>
          <table:table-cell office:value-type="float" office:value="3.5" calcext:value-type="float">
            <text:p>3.5</text:p>
          </table:table-cell>
          <table:table-cell/>
        </table:table-row>
        <table:table-row table:style-name="ro1">
          <table:table-cell table:number-columns-repeated="14"/>
          <table:table-cell table:style-name="ce2" office:value-type="float" office:value="2" calcext:value-type="float">
            <text:p>2</text:p>
          </table:table-cell>
          <table:table-cell/>
        </table:table-row>
        <table:table-row table:style-name="ro1">
          <table:table-cell table:style-name="ce2"/>
          <table:table-cell table:number-columns-repeated="2"/>
          <table:table-cell table:style-name="ce1" office:value-type="string" calcext:value-type="string">
            <text:p>Base</text:p>
          </table:table-cell>
          <table:table-cell table:number-columns-repeated="12"/>
        </table:table-row>
        <table:table-row table:style-name="ro1">
          <table:table-cell table:style-name="ce2"/>
          <table:table-cell/>
          <table:table-cell table:style-name="ce1" office:value-type="string" calcext:value-type="string">
            <text:p>Hit</text:p>
          </table:table-cell>
          <table:table-cell table:style-name="ce1" office:value-type="string" calcext:value-type="string">
            <text:p>Attack</text:p>
          </table:table-cell>
          <table:table-cell table:style-name="ce1"/>
          <table:table-cell table:style-name="ce8" office:value-type="string" calcext:value-type="string" table:number-columns-spanned="5" table:number-rows-spanned="1">
            <text:p>Alternate Saves</text:p>
          </table:table-cell>
          <table:covered-table-cell table:number-columns-repeated="4"/>
          <table:table-cell table:style-name="ce1" office:value-type="string" calcext:value-type="string">
            <text:p>Save</text:p>
          </table:table-cell>
          <table:table-cell table:style-name="ce1" office:value-type="string" calcext:value-type="string">
            <text:p>AC</text:p>
          </table:table-cell>
          <table:table-cell table:style-name="ce1" office:value-type="string" calcext:value-type="string">
            <text:p>Unarmed</text:p>
          </table:table-cell>
          <table:table-cell table:style-name="ce1" office:value-type="string" calcext:value-type="string">
            <text:p>Qi</text:p>
          </table:table-cell>
          <table:table-cell table:style-name="ce1" office:value-type="string" calcext:value-type="string">
            <text:p>Average</text:p>
          </table:table-cell>
          <table:table-cell/>
        </table:table-row>
        <table:table-row table:style-name="ro1">
          <table:table-cell table:style-name="ce1" office:value-type="string" calcext:value-type="string">
            <text:p>Level</text:p>
          </table:table-cell>
          <table:table-cell table:style-name="ce1" office:value-type="string" calcext:value-type="string">
            <text:p>XP</text:p>
          </table:table-cell>
          <table:table-cell table:style-name="ce1" office:value-type="string" calcext:value-type="string">
            <text:p>Dice*</text:p>
          </table:table-cell>
          <table:table-cell table:style-name="ce1" office:value-type="string" calcext:value-type="string">
            <text:p>Bonus</text:p>
          </table:table-cell>
          <table:table-cell table:style-name="ce1" office:value-type="string" calcext:value-type="string">
            <text:p>Competence</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style-name="ce1" office:value-type="string" calcext:value-type="string">
            <text:p>Target</text:p>
          </table:table-cell>
          <table:table-cell table:style-name="ce1" office:value-type="string" calcext:value-type="string">
            <text:p>Bonus</text:p>
          </table:table-cell>
          <table:table-cell table:style-name="ce1" office:value-type="string" calcext:value-type="string">
            <text:p>Damage</text:p>
          </table:table-cell>
          <table:table-cell table:style-name="ce1" office:value-type="string" calcext:value-type="string">
            <text:p>Stunts</text:p>
          </table:table-cell>
          <table:table-cell table:style-name="ce1" office:value-type="string" calcext:value-type="string">
            <text:p>HP</text:p>
          </table:table-cell>
          <table:table-cell/>
        </table:table-row>
        <table:table-row table:style-name="ro3">
          <table:table-cell office:value-type="float" office:value="1" calcext:value-type="float">
            <text:p>1</text:p>
          </table:table-cell>
          <table:table-cell table:style-name="ce143" office:value-type="float" office:value="0" calcext:value-type="float">
            <text:p>0</text:p>
          </table:table-cell>
          <table:table-cell table:formula="of:=[.A6] &amp; &quot;d6&quot;" office:value-type="string" office:string-value="1d6" calcext:value-type="string">
            <text:p>1d6</text:p>
          </table:table-cell>
          <table:table-cell table:style-name="ce41" table:formula="of:=LOOKUP([.A6];CharacterLevel;FighterBAB)" office:value-type="float" office:value="1" calcext:value-type="float">
            <text:p>+1</text:p>
          </table:table-cell>
          <table:table-cell table:style-name="ce41" table:formula="of:=LOOKUP([.A6];CharacterLevel;CompetencyBonus)" office:value-type="float" office:value="1" calcext:value-type="float">
            <text:p>+1</text:p>
          </table:table-cell>
          <table:table-cell table:style-name="ce41" table:formula="of:=LOOKUP([.$A6];CharacterLevel;FighterDoom)" office:value-type="float" office:value="1" calcext:value-type="float">
            <text:p>+1</text:p>
          </table:table-cell>
          <table:table-cell table:style-name="ce41" table:formula="of:=LOOKUP([.$A6];CharacterLevel;FighterRay)" office:value-type="float" office:value="1" calcext:value-type="float">
            <text:p>+1</text:p>
          </table:table-cell>
          <table:table-cell table:style-name="ce41" table:formula="of:=LOOKUP([.$A6];CharacterLevel;FighterHold)" office:value-type="float" office:value="1" calcext:value-type="float">
            <text:p>+1</text:p>
          </table:table-cell>
          <table:table-cell table:style-name="ce41" table:formula="of:=LOOKUP([.$A6];CharacterLevel;FighterBlast)" office:value-type="float" office:value="1" calcext:value-type="float">
            <text:p>+1</text:p>
          </table:table-cell>
          <table:table-cell table:style-name="ce41" table:formula="of:=LOOKUP([.$A6];CharacterLevel;FighterSpell)" office:value-type="float" office:value="0" calcext:value-type="float">
            <text:p>+0</text:p>
          </table:table-cell>
          <table:table-cell table:style-name="ce31" table:formula="of:=LOOKUP([.A6];CharacterLevel;SaveTargets)" office:value-type="float" office:value="13" calcext:value-type="float">
            <text:p>13+</text:p>
          </table:table-cell>
          <table:table-cell table:style-name="ce41" table:formula="of:=ROUNDDOWN([.A6]/[.$L$1])" office:value-type="float" office:value="0" calcext:value-type="float">
            <text:p>+0</text:p>
          </table:table-cell>
          <table:table-cell table:formula="of:=ROUNDUP([.A6]/5) &amp; &quot;d4&quot;" office:value-type="string" office:string-value="1d4" calcext:value-type="string">
            <text:p>1d4</text:p>
          </table:table-cell>
          <table:table-cell table:formula="of:=ROUNDUP([.A6]/2)" office:value-type="float" office:value="1" calcext:value-type="float">
            <text:p>1</text:p>
          </table:table-cell>
          <table:table-cell office:value-type="float" office:value="6" calcext:value-type="float">
            <text:p>6</text:p>
          </table:table-cell>
          <table:table-cell/>
        </table:table-row>
        <table:table-row table:style-name="ro3">
          <table:table-cell office:value-type="float" office:value="2" calcext:value-type="float">
            <text:p>2</text:p>
          </table:table-cell>
          <table:table-cell table:style-name="ce143" office:value-type="float" office:value="2200" calcext:value-type="float">
            <text:p>2,200</text:p>
          </table:table-cell>
          <table:table-cell table:formula="of:=[.A7] &amp; &quot;d6&quot;" office:value-type="string" office:string-value="2d6" calcext:value-type="string">
            <text:p>2d6</text:p>
          </table:table-cell>
          <table:table-cell table:style-name="ce41" table:formula="of:=LOOKUP([.A7];CharacterLevel;FighterBAB)" office:value-type="float" office:value="1" calcext:value-type="float">
            <text:p>+1</text:p>
          </table:table-cell>
          <table:table-cell table:style-name="ce41" table:formula="of:=LOOKUP([.A7];CharacterLevel;CompetencyBonus)" office:value-type="float" office:value="2" calcext:value-type="float">
            <text:p>+2</text:p>
          </table:table-cell>
          <table:table-cell table:style-name="ce41" table:formula="of:=LOOKUP([.$A7];CharacterLevel;FighterDoom)" office:value-type="float" office:value="2" calcext:value-type="float">
            <text:p>+2</text:p>
          </table:table-cell>
          <table:table-cell table:style-name="ce41" table:formula="of:=LOOKUP([.$A7];CharacterLevel;FighterRay)" office:value-type="float" office:value="2" calcext:value-type="float">
            <text:p>+2</text:p>
          </table:table-cell>
          <table:table-cell table:style-name="ce41" table:formula="of:=LOOKUP([.$A7];CharacterLevel;FighterHold)" office:value-type="float" office:value="2" calcext:value-type="float">
            <text:p>+2</text:p>
          </table:table-cell>
          <table:table-cell table:style-name="ce41" table:formula="of:=LOOKUP([.$A7];CharacterLevel;FighterBlast)" office:value-type="float" office:value="2" calcext:value-type="float">
            <text:p>+2</text:p>
          </table:table-cell>
          <table:table-cell table:style-name="ce41" table:formula="of:=LOOKUP([.$A7];CharacterLevel;FighterSpell)" office:value-type="float" office:value="1" calcext:value-type="float">
            <text:p>+1</text:p>
          </table:table-cell>
          <table:table-cell table:style-name="ce31" table:formula="of:=LOOKUP([.A7];CharacterLevel;SaveTargets)" office:value-type="float" office:value="13" calcext:value-type="float">
            <text:p>13+</text:p>
          </table:table-cell>
          <table:table-cell table:style-name="ce41" table:formula="of:=ROUNDDOWN([.A7]/[.$L$1])" office:value-type="float" office:value="0" calcext:value-type="float">
            <text:p>+0</text:p>
          </table:table-cell>
          <table:table-cell table:formula="of:=ROUNDUP([.A7]/5) &amp; &quot;d4&quot;" office:value-type="string" office:string-value="1d4" calcext:value-type="string">
            <text:p>1d4</text:p>
          </table:table-cell>
          <table:table-cell table:formula="of:=ROUNDUP([.A7]/2)" office:value-type="float" office:value="1" calcext:value-type="float">
            <text:p>1</text:p>
          </table:table-cell>
          <table:table-cell table:formula="of:=[.$O$1]*[.A7]" office:value-type="float" office:value="7" calcext:value-type="float">
            <text:p>7</text:p>
          </table:table-cell>
          <table:table-cell/>
        </table:table-row>
        <table:table-row table:style-name="ro3">
          <table:table-cell office:value-type="float" office:value="3" calcext:value-type="float">
            <text:p>3</text:p>
          </table:table-cell>
          <table:table-cell table:style-name="ce143" table:formula="of:=[.B7]*2" office:value-type="float" office:value="4400" calcext:value-type="float">
            <text:p>4,400</text:p>
          </table:table-cell>
          <table:table-cell table:formula="of:=[.A8] &amp; &quot;d6&quot;" office:value-type="string" office:string-value="3d6" calcext:value-type="string">
            <text:p>3d6</text:p>
          </table:table-cell>
          <table:table-cell table:style-name="ce41" table:formula="of:=LOOKUP([.A8];CharacterLevel;FighterBAB)" office:value-type="float" office:value="2" calcext:value-type="float">
            <text:p>+2</text:p>
          </table:table-cell>
          <table:table-cell table:style-name="ce41" table:formula="of:=LOOKUP([.A8];CharacterLevel;CompetencyBonus)" office:value-type="float" office:value="2" calcext:value-type="float">
            <text:p>+2</text:p>
          </table:table-cell>
          <table:table-cell table:style-name="ce41" table:formula="of:=LOOKUP([.$A8];CharacterLevel;FighterDoom)" office:value-type="float" office:value="3" calcext:value-type="float">
            <text:p>+3</text:p>
          </table:table-cell>
          <table:table-cell table:style-name="ce41" table:formula="of:=LOOKUP([.$A8];CharacterLevel;FighterRay)" office:value-type="float" office:value="3" calcext:value-type="float">
            <text:p>+3</text:p>
          </table:table-cell>
          <table:table-cell table:style-name="ce41" table:formula="of:=LOOKUP([.$A8];CharacterLevel;FighterHold)" office:value-type="float" office:value="3" calcext:value-type="float">
            <text:p>+3</text:p>
          </table:table-cell>
          <table:table-cell table:style-name="ce41" table:formula="of:=LOOKUP([.$A8];CharacterLevel;FighterBlast)" office:value-type="float" office:value="3" calcext:value-type="float">
            <text:p>+3</text:p>
          </table:table-cell>
          <table:table-cell table:style-name="ce41" table:formula="of:=LOOKUP([.$A8];CharacterLevel;FighterSpell)" office:value-type="float" office:value="2" calcext:value-type="float">
            <text:p>+2</text:p>
          </table:table-cell>
          <table:table-cell table:style-name="ce31" table:formula="of:=LOOKUP([.A8];CharacterLevel;SaveTargets)" office:value-type="float" office:value="14" calcext:value-type="float">
            <text:p>14+</text:p>
          </table:table-cell>
          <table:table-cell table:style-name="ce41" table:formula="of:=ROUNDDOWN([.A8]/[.$L$1])" office:value-type="float" office:value="0" calcext:value-type="float">
            <text:p>+0</text:p>
          </table:table-cell>
          <table:table-cell table:formula="of:=ROUNDUP([.A8]/5) &amp; &quot;d4&quot;" office:value-type="string" office:string-value="1d4" calcext:value-type="string">
            <text:p>1d4</text:p>
          </table:table-cell>
          <table:table-cell table:formula="of:=ROUNDUP([.A8]/2)" office:value-type="float" office:value="2" calcext:value-type="float">
            <text:p>2</text:p>
          </table:table-cell>
          <table:table-cell table:formula="of:=[.$O$1]*[.A8]" office:value-type="float" office:value="10.5" calcext:value-type="float">
            <text:p>10.5</text:p>
          </table:table-cell>
          <table:table-cell/>
        </table:table-row>
        <table:table-row table:style-name="ro3">
          <table:table-cell office:value-type="float" office:value="4" calcext:value-type="float">
            <text:p>4</text:p>
          </table:table-cell>
          <table:table-cell table:style-name="ce143" table:formula="of:=[.B8]*2" office:value-type="float" office:value="8800" calcext:value-type="float">
            <text:p>8,800</text:p>
          </table:table-cell>
          <table:table-cell table:formula="of:=[.A9] &amp; &quot;d6&quot;" office:value-type="string" office:string-value="4d6" calcext:value-type="string">
            <text:p>4d6</text:p>
          </table:table-cell>
          <table:table-cell table:style-name="ce41" table:formula="of:=LOOKUP([.A9];CharacterLevel;FighterBAB)" office:value-type="float" office:value="3" calcext:value-type="float">
            <text:p>+3</text:p>
          </table:table-cell>
          <table:table-cell table:style-name="ce41" table:formula="of:=LOOKUP([.A9];CharacterLevel;CompetencyBonus)" office:value-type="float" office:value="3" calcext:value-type="float">
            <text:p>+3</text:p>
          </table:table-cell>
          <table:table-cell table:style-name="ce41" table:formula="of:=LOOKUP([.$A9];CharacterLevel;FighterDoom)" office:value-type="float" office:value="4" calcext:value-type="float">
            <text:p>+4</text:p>
          </table:table-cell>
          <table:table-cell table:style-name="ce41" table:formula="of:=LOOKUP([.$A9];CharacterLevel;FighterRay)" office:value-type="float" office:value="4" calcext:value-type="float">
            <text:p>+4</text:p>
          </table:table-cell>
          <table:table-cell table:style-name="ce41" table:formula="of:=LOOKUP([.$A9];CharacterLevel;FighterHold)" office:value-type="float" office:value="4" calcext:value-type="float">
            <text:p>+4</text:p>
          </table:table-cell>
          <table:table-cell table:style-name="ce41" table:formula="of:=LOOKUP([.$A9];CharacterLevel;FighterBlast)" office:value-type="float" office:value="4" calcext:value-type="float">
            <text:p>+4</text:p>
          </table:table-cell>
          <table:table-cell table:style-name="ce41" table:formula="of:=LOOKUP([.$A9];CharacterLevel;FighterSpell)" office:value-type="float" office:value="3" calcext:value-type="float">
            <text:p>+3</text:p>
          </table:table-cell>
          <table:table-cell table:style-name="ce31" table:formula="of:=LOOKUP([.A9];CharacterLevel;SaveTargets)" office:value-type="float" office:value="14" calcext:value-type="float">
            <text:p>14+</text:p>
          </table:table-cell>
          <table:table-cell table:style-name="ce41" table:formula="of:=ROUNDDOWN([.A9]/[.$L$1])" office:value-type="float" office:value="1" calcext:value-type="float">
            <text:p>+1</text:p>
          </table:table-cell>
          <table:table-cell table:formula="of:=ROUNDUP([.A9]/5) &amp; &quot;d4&quot;" office:value-type="string" office:string-value="1d4" calcext:value-type="string">
            <text:p>1d4</text:p>
          </table:table-cell>
          <table:table-cell table:formula="of:=ROUNDUP([.A9]/2)" office:value-type="float" office:value="2" calcext:value-type="float">
            <text:p>2</text:p>
          </table:table-cell>
          <table:table-cell table:formula="of:=[.$O$1]*[.A9]" office:value-type="float" office:value="14" calcext:value-type="float">
            <text:p>14</text:p>
          </table:table-cell>
          <table:table-cell/>
        </table:table-row>
        <table:table-row table:style-name="ro3">
          <table:table-cell office:value-type="float" office:value="5" calcext:value-type="float">
            <text:p>5</text:p>
          </table:table-cell>
          <table:table-cell table:style-name="ce143" office:value-type="float" office:value="17000" calcext:value-type="float">
            <text:p>17,000</text:p>
          </table:table-cell>
          <table:table-cell table:formula="of:=[.A10] &amp; &quot;d6&quot;" office:value-type="string" office:string-value="5d6" calcext:value-type="string">
            <text:p>5d6</text:p>
          </table:table-cell>
          <table:table-cell table:style-name="ce41" table:formula="of:=LOOKUP([.A10];CharacterLevel;FighterBAB)" office:value-type="float" office:value="3" calcext:value-type="float">
            <text:p>+3</text:p>
          </table:table-cell>
          <table:table-cell table:style-name="ce41" table:formula="of:=LOOKUP([.A10];CharacterLevel;CompetencyBonus)" office:value-type="float" office:value="4" calcext:value-type="float">
            <text:p>+4</text:p>
          </table:table-cell>
          <table:table-cell table:style-name="ce41" table:formula="of:=LOOKUP([.$A10];CharacterLevel;FighterDoom)" office:value-type="float" office:value="5" calcext:value-type="float">
            <text:p>+5</text:p>
          </table:table-cell>
          <table:table-cell table:style-name="ce41" table:formula="of:=LOOKUP([.$A10];CharacterLevel;FighterRay)" office:value-type="float" office:value="5" calcext:value-type="float">
            <text:p>+5</text:p>
          </table:table-cell>
          <table:table-cell table:style-name="ce41" table:formula="of:=LOOKUP([.$A10];CharacterLevel;FighterHold)" office:value-type="float" office:value="5" calcext:value-type="float">
            <text:p>+5</text:p>
          </table:table-cell>
          <table:table-cell table:style-name="ce41" table:formula="of:=LOOKUP([.$A10];CharacterLevel;FighterBlast)" office:value-type="float" office:value="5" calcext:value-type="float">
            <text:p>+5</text:p>
          </table:table-cell>
          <table:table-cell table:style-name="ce41" table:formula="of:=LOOKUP([.$A10];CharacterLevel;FighterSpell)" office:value-type="float" office:value="4" calcext:value-type="float">
            <text:p>+4</text:p>
          </table:table-cell>
          <table:table-cell table:style-name="ce31" table:formula="of:=LOOKUP([.A10];CharacterLevel;SaveTargets)" office:value-type="float" office:value="15" calcext:value-type="float">
            <text:p>15+</text:p>
          </table:table-cell>
          <table:table-cell table:style-name="ce41" table:formula="of:=ROUNDDOWN([.A10]/[.$L$1])" office:value-type="float" office:value="1" calcext:value-type="float">
            <text:p>+1</text:p>
          </table:table-cell>
          <table:table-cell table:formula="of:=ROUNDUP([.A10]/5) &amp; &quot;d4&quot;" office:value-type="string" office:string-value="1d4" calcext:value-type="string">
            <text:p>1d4</text:p>
          </table:table-cell>
          <table:table-cell table:formula="of:=ROUNDUP([.A10]/2)" office:value-type="float" office:value="3" calcext:value-type="float">
            <text:p>3</text:p>
          </table:table-cell>
          <table:table-cell table:formula="of:=[.$O$1]*[.A10]" office:value-type="float" office:value="17.5" calcext:value-type="float">
            <text:p>17.5</text:p>
          </table:table-cell>
          <table:table-cell/>
        </table:table-row>
        <table:table-row table:style-name="ro3">
          <table:table-cell office:value-type="float" office:value="6" calcext:value-type="float">
            <text:p>6</text:p>
          </table:table-cell>
          <table:table-cell table:style-name="ce143" table:formula="of:=[.B10]*2" office:value-type="float" office:value="34000" calcext:value-type="float">
            <text:p>34,000</text:p>
          </table:table-cell>
          <table:table-cell table:formula="of:=[.A11] &amp; &quot;d6&quot;" office:value-type="string" office:string-value="6d6" calcext:value-type="string">
            <text:p>6d6</text:p>
          </table:table-cell>
          <table:table-cell table:style-name="ce41" table:formula="of:=LOOKUP([.A11];CharacterLevel;FighterBAB)" office:value-type="float" office:value="4" calcext:value-type="float">
            <text:p>+4</text:p>
          </table:table-cell>
          <table:table-cell table:style-name="ce41" table:formula="of:=LOOKUP([.A11];CharacterLevel;CompetencyBonus)" office:value-type="float" office:value="4" calcext:value-type="float">
            <text:p>+4</text:p>
          </table:table-cell>
          <table:table-cell table:style-name="ce41" table:formula="of:=LOOKUP([.$A11];CharacterLevel;FighterDoom)" office:value-type="float" office:value="6" calcext:value-type="float">
            <text:p>+6</text:p>
          </table:table-cell>
          <table:table-cell table:style-name="ce41" table:formula="of:=LOOKUP([.$A11];CharacterLevel;FighterRay)" office:value-type="float" office:value="6" calcext:value-type="float">
            <text:p>+6</text:p>
          </table:table-cell>
          <table:table-cell table:style-name="ce41" table:formula="of:=LOOKUP([.$A11];CharacterLevel;FighterHold)" office:value-type="float" office:value="6" calcext:value-type="float">
            <text:p>+6</text:p>
          </table:table-cell>
          <table:table-cell table:style-name="ce41" table:formula="of:=LOOKUP([.$A11];CharacterLevel;FighterBlast)" office:value-type="float" office:value="6" calcext:value-type="float">
            <text:p>+6</text:p>
          </table:table-cell>
          <table:table-cell table:style-name="ce41" table:formula="of:=LOOKUP([.$A11];CharacterLevel;FighterSpell)" office:value-type="float" office:value="5" calcext:value-type="float">
            <text:p>+5</text:p>
          </table:table-cell>
          <table:table-cell table:style-name="ce31" table:formula="of:=LOOKUP([.A11];CharacterLevel;SaveTargets)" office:value-type="float" office:value="15" calcext:value-type="float">
            <text:p>15+</text:p>
          </table:table-cell>
          <table:table-cell table:style-name="ce41" table:formula="of:=ROUNDDOWN([.A11]/[.$L$1])" office:value-type="float" office:value="1" calcext:value-type="float">
            <text:p>+1</text:p>
          </table:table-cell>
          <table:table-cell table:formula="of:=ROUNDUP([.A11]/5) &amp; &quot;d4&quot;" office:value-type="string" office:string-value="2d4" calcext:value-type="string">
            <text:p>2d4</text:p>
          </table:table-cell>
          <table:table-cell table:formula="of:=ROUNDUP([.A11]/2)" office:value-type="float" office:value="3" calcext:value-type="float">
            <text:p>3</text:p>
          </table:table-cell>
          <table:table-cell table:formula="of:=[.$O$1]*[.A11]" office:value-type="float" office:value="21" calcext:value-type="float">
            <text:p>21</text:p>
          </table:table-cell>
          <table:table-cell/>
        </table:table-row>
        <table:table-row table:style-name="ro3">
          <table:table-cell office:value-type="float" office:value="7" calcext:value-type="float">
            <text:p>7</text:p>
          </table:table-cell>
          <table:table-cell table:style-name="ce143" office:value-type="float" office:value="70000" calcext:value-type="float">
            <text:p>70,000</text:p>
          </table:table-cell>
          <table:table-cell table:formula="of:=[.A12] &amp; &quot;d6&quot;" office:value-type="string" office:string-value="7d6" calcext:value-type="string">
            <text:p>7d6</text:p>
          </table:table-cell>
          <table:table-cell table:style-name="ce41" table:formula="of:=LOOKUP([.A12];CharacterLevel;FighterBAB)" office:value-type="float" office:value="5" calcext:value-type="float">
            <text:p>+5</text:p>
          </table:table-cell>
          <table:table-cell table:style-name="ce41" table:formula="of:=LOOKUP([.A12];CharacterLevel;CompetencyBonus)" office:value-type="float" office:value="5" calcext:value-type="float">
            <text:p>+5</text:p>
          </table:table-cell>
          <table:table-cell table:style-name="ce41" table:formula="of:=LOOKUP([.$A12];CharacterLevel;FighterDoom)" office:value-type="float" office:value="7" calcext:value-type="float">
            <text:p>+7</text:p>
          </table:table-cell>
          <table:table-cell table:style-name="ce41" table:formula="of:=LOOKUP([.$A12];CharacterLevel;FighterRay)" office:value-type="float" office:value="7" calcext:value-type="float">
            <text:p>+7</text:p>
          </table:table-cell>
          <table:table-cell table:style-name="ce41" table:formula="of:=LOOKUP([.$A12];CharacterLevel;FighterHold)" office:value-type="float" office:value="7" calcext:value-type="float">
            <text:p>+7</text:p>
          </table:table-cell>
          <table:table-cell table:style-name="ce41" table:formula="of:=LOOKUP([.$A12];CharacterLevel;FighterBlast)" office:value-type="float" office:value="7" calcext:value-type="float">
            <text:p>+7</text:p>
          </table:table-cell>
          <table:table-cell table:style-name="ce41" table:formula="of:=LOOKUP([.$A12];CharacterLevel;FighterSpell)" office:value-type="float" office:value="5" calcext:value-type="float">
            <text:p>+5</text:p>
          </table:table-cell>
          <table:table-cell table:style-name="ce31" table:formula="of:=LOOKUP([.A12];CharacterLevel;SaveTargets)" office:value-type="float" office:value="16" calcext:value-type="float">
            <text:p>16+</text:p>
          </table:table-cell>
          <table:table-cell table:style-name="ce41" table:formula="of:=ROUNDDOWN([.A12]/[.$L$1])" office:value-type="float" office:value="1" calcext:value-type="float">
            <text:p>+1</text:p>
          </table:table-cell>
          <table:table-cell table:formula="of:=ROUNDUP([.A12]/5) &amp; &quot;d4&quot;" office:value-type="string" office:string-value="2d4" calcext:value-type="string">
            <text:p>2d4</text:p>
          </table:table-cell>
          <table:table-cell table:formula="of:=ROUNDUP([.A12]/2)" office:value-type="float" office:value="4" calcext:value-type="float">
            <text:p>4</text:p>
          </table:table-cell>
          <table:table-cell table:formula="of:=[.$O$1]*[.A12]" office:value-type="float" office:value="24.5" calcext:value-type="float">
            <text:p>24.5</text:p>
          </table:table-cell>
          <table:table-cell/>
        </table:table-row>
        <table:table-row table:style-name="ro3">
          <table:table-cell office:value-type="float" office:value="8" calcext:value-type="float">
            <text:p>8</text:p>
          </table:table-cell>
          <table:table-cell table:style-name="ce143" table:formula="of:=[.B12]*2" office:value-type="float" office:value="140000" calcext:value-type="float">
            <text:p>140,000</text:p>
          </table:table-cell>
          <table:table-cell table:formula="of:=[.A13] &amp; &quot;d6&quot;" office:value-type="string" office:string-value="8d6" calcext:value-type="string">
            <text:p>8d6</text:p>
          </table:table-cell>
          <table:table-cell table:style-name="ce41" table:formula="of:=LOOKUP([.A13];CharacterLevel;FighterBAB)" office:value-type="float" office:value="5" calcext:value-type="float">
            <text:p>+5</text:p>
          </table:table-cell>
          <table:table-cell table:style-name="ce41" table:formula="of:=LOOKUP([.A13];CharacterLevel;CompetencyBonus)" office:value-type="float" office:value="6" calcext:value-type="float">
            <text:p>+6</text:p>
          </table:table-cell>
          <table:table-cell table:style-name="ce41" table:formula="of:=LOOKUP([.$A13];CharacterLevel;FighterDoom)" office:value-type="float" office:value="8" calcext:value-type="float">
            <text:p>+8</text:p>
          </table:table-cell>
          <table:table-cell table:style-name="ce41" table:formula="of:=LOOKUP([.$A13];CharacterLevel;FighterRay)" office:value-type="float" office:value="8" calcext:value-type="float">
            <text:p>+8</text:p>
          </table:table-cell>
          <table:table-cell table:style-name="ce41" table:formula="of:=LOOKUP([.$A13];CharacterLevel;FighterHold)" office:value-type="float" office:value="8" calcext:value-type="float">
            <text:p>+8</text:p>
          </table:table-cell>
          <table:table-cell table:style-name="ce41" table:formula="of:=LOOKUP([.$A13];CharacterLevel;FighterBlast)" office:value-type="float" office:value="8" calcext:value-type="float">
            <text:p>+8</text:p>
          </table:table-cell>
          <table:table-cell table:style-name="ce41" table:formula="of:=LOOKUP([.$A13];CharacterLevel;FighterSpell)" office:value-type="float" office:value="6" calcext:value-type="float">
            <text:p>+6</text:p>
          </table:table-cell>
          <table:table-cell table:style-name="ce31" table:formula="of:=LOOKUP([.A13];CharacterLevel;SaveTargets)" office:value-type="float" office:value="16" calcext:value-type="float">
            <text:p>16+</text:p>
          </table:table-cell>
          <table:table-cell table:style-name="ce41" table:formula="of:=ROUNDDOWN([.A13]/[.$L$1])" office:value-type="float" office:value="2" calcext:value-type="float">
            <text:p>+2</text:p>
          </table:table-cell>
          <table:table-cell table:formula="of:=ROUNDUP([.A13]/5) &amp; &quot;d4&quot;" office:value-type="string" office:string-value="2d4" calcext:value-type="string">
            <text:p>2d4</text:p>
          </table:table-cell>
          <table:table-cell table:formula="of:=ROUNDUP([.A13]/2)" office:value-type="float" office:value="4" calcext:value-type="float">
            <text:p>4</text:p>
          </table:table-cell>
          <table:table-cell table:formula="of:=[.$O$1]*[.A13]" office:value-type="float" office:value="28" calcext:value-type="float">
            <text:p>28</text:p>
          </table:table-cell>
          <table:table-cell/>
        </table:table-row>
        <table:table-row table:style-name="ro3">
          <table:table-cell office:value-type="float" office:value="9" calcext:value-type="float">
            <text:p>9</text:p>
          </table:table-cell>
          <table:table-cell table:style-name="ce143" table:formula="of:=[.B13]+120000" office:value-type="float" office:value="260000" calcext:value-type="float">
            <text:p>260,000</text:p>
          </table:table-cell>
          <table:table-cell table:formula="of:=[.A14] &amp; &quot;d6&quot;" office:value-type="string" office:string-value="9d6" calcext:value-type="string">
            <text:p>9d6</text:p>
          </table:table-cell>
          <table:table-cell table:style-name="ce41" table:formula="of:=LOOKUP([.A14];CharacterLevel;FighterBAB)" office:value-type="float" office:value="6" calcext:value-type="float">
            <text:p>+6</text:p>
          </table:table-cell>
          <table:table-cell table:style-name="ce41" table:formula="of:=LOOKUP([.A14];CharacterLevel;CompetencyBonus)" office:value-type="float" office:value="6" calcext:value-type="float">
            <text:p>+6</text:p>
          </table:table-cell>
          <table:table-cell table:style-name="ce41" table:formula="of:=LOOKUP([.$A14];CharacterLevel;FighterDoom)" office:value-type="float" office:value="9" calcext:value-type="float">
            <text:p>+9</text:p>
          </table:table-cell>
          <table:table-cell table:style-name="ce41" table:formula="of:=LOOKUP([.$A14];CharacterLevel;FighterRay)" office:value-type="float" office:value="9" calcext:value-type="float">
            <text:p>+9</text:p>
          </table:table-cell>
          <table:table-cell table:style-name="ce41" table:formula="of:=LOOKUP([.$A14];CharacterLevel;FighterHold)" office:value-type="float" office:value="9" calcext:value-type="float">
            <text:p>+9</text:p>
          </table:table-cell>
          <table:table-cell table:style-name="ce41" table:formula="of:=LOOKUP([.$A14];CharacterLevel;FighterBlast)" office:value-type="float" office:value="9" calcext:value-type="float">
            <text:p>+9</text:p>
          </table:table-cell>
          <table:table-cell table:style-name="ce41" table:formula="of:=LOOKUP([.$A14];CharacterLevel;FighterSpell)" office:value-type="float" office:value="7" calcext:value-type="float">
            <text:p>+7</text:p>
          </table:table-cell>
          <table:table-cell table:style-name="ce31" table:formula="of:=LOOKUP([.A14];CharacterLevel;SaveTargets)" office:value-type="float" office:value="17" calcext:value-type="float">
            <text:p>17+</text:p>
          </table:table-cell>
          <table:table-cell table:style-name="ce41" table:formula="of:=ROUNDDOWN([.A14]/[.$L$1])" office:value-type="float" office:value="2" calcext:value-type="float">
            <text:p>+2</text:p>
          </table:table-cell>
          <table:table-cell table:formula="of:=ROUNDUP([.A14]/5) &amp; &quot;d4&quot;" office:value-type="string" office:string-value="2d4" calcext:value-type="string">
            <text:p>2d4</text:p>
          </table:table-cell>
          <table:table-cell table:formula="of:=ROUNDUP([.A14]/2)" office:value-type="float" office:value="5" calcext:value-type="float">
            <text:p>5</text:p>
          </table:table-cell>
          <table:table-cell table:formula="of:=[.$O$1]*[.A14]" office:value-type="float" office:value="31.5" calcext:value-type="float">
            <text:p>31.5</text:p>
          </table:table-cell>
          <table:table-cell/>
        </table:table-row>
        <table:table-row table:style-name="ro3">
          <table:table-cell office:value-type="float" office:value="10" calcext:value-type="float">
            <text:p>10</text:p>
          </table:table-cell>
          <table:table-cell table:style-name="ce143" table:formula="of:=[.B14]+120000" office:value-type="float" office:value="380000" calcext:value-type="float">
            <text:p>380,000</text:p>
          </table:table-cell>
          <table:table-cell table:formula="of:=[.A15] &amp; &quot;d6&quot;" office:value-type="string" office:string-value="10d6" calcext:value-type="string">
            <text:p>10d6</text:p>
          </table:table-cell>
          <table:table-cell table:style-name="ce41" table:formula="of:=LOOKUP([.A15];CharacterLevel;FighterBAB)" office:value-type="float" office:value="7" calcext:value-type="float">
            <text:p>+7</text:p>
          </table:table-cell>
          <table:table-cell table:style-name="ce41" table:formula="of:=LOOKUP([.A15];CharacterLevel;CompetencyBonus)" office:value-type="float" office:value="7" calcext:value-type="float">
            <text:p>+7</text:p>
          </table:table-cell>
          <table:table-cell table:style-name="ce41" table:formula="of:=LOOKUP([.$A15];CharacterLevel;FighterDoom)" office:value-type="float" office:value="10" calcext:value-type="float">
            <text:p>+10</text:p>
          </table:table-cell>
          <table:table-cell table:style-name="ce41" table:formula="of:=LOOKUP([.$A15];CharacterLevel;FighterRay)" office:value-type="float" office:value="10" calcext:value-type="float">
            <text:p>+10</text:p>
          </table:table-cell>
          <table:table-cell table:style-name="ce41" table:formula="of:=LOOKUP([.$A15];CharacterLevel;FighterHold)" office:value-type="float" office:value="10" calcext:value-type="float">
            <text:p>+10</text:p>
          </table:table-cell>
          <table:table-cell table:style-name="ce41" table:formula="of:=LOOKUP([.$A15];CharacterLevel;FighterBlast)" office:value-type="float" office:value="10" calcext:value-type="float">
            <text:p>+10</text:p>
          </table:table-cell>
          <table:table-cell table:style-name="ce41" table:formula="of:=LOOKUP([.$A15];CharacterLevel;FighterSpell)" office:value-type="float" office:value="8" calcext:value-type="float">
            <text:p>+8</text:p>
          </table:table-cell>
          <table:table-cell table:style-name="ce31" table:formula="of:=LOOKUP([.A15];CharacterLevel;SaveTargets)" office:value-type="float" office:value="17" calcext:value-type="float">
            <text:p>17+</text:p>
          </table:table-cell>
          <table:table-cell table:style-name="ce41" table:formula="of:=ROUNDDOWN([.A15]/[.$L$1])" office:value-type="float" office:value="2" calcext:value-type="float">
            <text:p>+2</text:p>
          </table:table-cell>
          <table:table-cell table:formula="of:=ROUNDUP([.A15]/5) &amp; &quot;d4&quot;" office:value-type="string" office:string-value="2d4" calcext:value-type="string">
            <text:p>2d4</text:p>
          </table:table-cell>
          <table:table-cell table:formula="of:=ROUNDUP([.A15]/2)" office:value-type="float" office:value="5" calcext:value-type="float">
            <text:p>5</text:p>
          </table:table-cell>
          <table:table-cell table:formula="of:=[.$O$1]*[.A15]" office:value-type="float" office:value="35" calcext:value-type="float">
            <text:p>35</text:p>
          </table:table-cell>
          <table:table-cell/>
        </table:table-row>
        <table:table-row table:style-name="ro3">
          <table:table-cell office:value-type="float" office:value="11" calcext:value-type="float">
            <text:p>11</text:p>
          </table:table-cell>
          <table:table-cell table:style-name="ce143" table:formula="of:=[.B15]+120000" office:value-type="float" office:value="500000" calcext:value-type="float">
            <text:p>500,000</text:p>
          </table:table-cell>
          <table:table-cell table:formula="of:=[.$C$15] &amp; &quot;+&quot; &amp; (([.A16]-10)*2)" office:value-type="string" office:string-value="10d6+2" calcext:value-type="string">
            <text:p>10d6+2</text:p>
          </table:table-cell>
          <table:table-cell table:style-name="ce41" table:formula="of:=LOOKUP([.A16];CharacterLevel;FighterBAB)" office:value-type="float" office:value="7" calcext:value-type="float">
            <text:p>+7</text:p>
          </table:table-cell>
          <table:table-cell table:style-name="ce41" table:formula="of:=LOOKUP([.A16];CharacterLevel;CompetencyBonus)" office:value-type="float" office:value="8" calcext:value-type="float">
            <text:p>+8</text:p>
          </table:table-cell>
          <table:table-cell table:style-name="ce41" table:formula="of:=LOOKUP([.$A16];CharacterLevel;FighterDoom)" office:value-type="float" office:value="11" calcext:value-type="float">
            <text:p>+11</text:p>
          </table:table-cell>
          <table:table-cell table:style-name="ce41" table:formula="of:=LOOKUP([.$A16];CharacterLevel;FighterRay)" office:value-type="float" office:value="11" calcext:value-type="float">
            <text:p>+11</text:p>
          </table:table-cell>
          <table:table-cell table:style-name="ce41" table:formula="of:=LOOKUP([.$A16];CharacterLevel;FighterHold)" office:value-type="float" office:value="10" calcext:value-type="float">
            <text:p>+10</text:p>
          </table:table-cell>
          <table:table-cell table:style-name="ce41" table:formula="of:=LOOKUP([.$A16];CharacterLevel;FighterBlast)" office:value-type="float" office:value="11" calcext:value-type="float">
            <text:p>+11</text:p>
          </table:table-cell>
          <table:table-cell table:style-name="ce41" table:formula="of:=LOOKUP([.$A16];CharacterLevel;FighterSpell)" office:value-type="float" office:value="9" calcext:value-type="float">
            <text:p>+9</text:p>
          </table:table-cell>
          <table:table-cell table:style-name="ce31" table:formula="of:=LOOKUP([.A16];CharacterLevel;SaveTargets)" office:value-type="float" office:value="18" calcext:value-type="float">
            <text:p>18+</text:p>
          </table:table-cell>
          <table:table-cell table:style-name="ce41" table:formula="of:=ROUNDDOWN([.A16]/[.$L$1])" office:value-type="float" office:value="2" calcext:value-type="float">
            <text:p>+2</text:p>
          </table:table-cell>
          <table:table-cell table:formula="of:=ROUNDUP([.A16]/5) &amp; &quot;d4&quot;" office:value-type="string" office:string-value="3d4" calcext:value-type="string">
            <text:p>3d4</text:p>
          </table:table-cell>
          <table:table-cell table:formula="of:=ROUNDUP([.A16]/2)" office:value-type="float" office:value="6" calcext:value-type="float">
            <text:p>6</text:p>
          </table:table-cell>
          <table:table-cell table:formula="of:=[.O15]+2" office:value-type="float" office:value="37" calcext:value-type="float">
            <text:p>37</text:p>
          </table:table-cell>
          <table:table-cell/>
        </table:table-row>
        <table:table-row table:style-name="ro3">
          <table:table-cell office:value-type="float" office:value="12" calcext:value-type="float">
            <text:p>12</text:p>
          </table:table-cell>
          <table:table-cell table:style-name="ce143" table:formula="of:=[.B16]+120000" office:value-type="float" office:value="620000" calcext:value-type="float">
            <text:p>620,000</text:p>
          </table:table-cell>
          <table:table-cell table:formula="of:=[.$C$15] &amp; &quot;+&quot; &amp; (([.A17]-10)*2)" office:value-type="string" office:string-value="10d6+4" calcext:value-type="string">
            <text:p>10d6+4</text:p>
          </table:table-cell>
          <table:table-cell table:style-name="ce41" table:formula="of:=LOOKUP([.A17];CharacterLevel;FighterBAB)" office:value-type="float" office:value="8" calcext:value-type="float">
            <text:p>+8</text:p>
          </table:table-cell>
          <table:table-cell table:style-name="ce41" table:formula="of:=LOOKUP([.A17];CharacterLevel;CompetencyBonus)" office:value-type="float" office:value="8" calcext:value-type="float">
            <text:p>+8</text:p>
          </table:table-cell>
          <table:table-cell table:style-name="ce41" table:formula="of:=LOOKUP([.$A17];CharacterLevel;FighterDoom)" office:value-type="float" office:value="12" calcext:value-type="float">
            <text:p>+12</text:p>
          </table:table-cell>
          <table:table-cell table:style-name="ce41" table:formula="of:=LOOKUP([.$A17];CharacterLevel;FighterRay)" office:value-type="float" office:value="12" calcext:value-type="float">
            <text:p>+12</text:p>
          </table:table-cell>
          <table:table-cell table:style-name="ce41" table:formula="of:=LOOKUP([.$A17];CharacterLevel;FighterHold)" office:value-type="float" office:value="11" calcext:value-type="float">
            <text:p>+11</text:p>
          </table:table-cell>
          <table:table-cell table:style-name="ce41" table:formula="of:=LOOKUP([.$A17];CharacterLevel;FighterBlast)" office:value-type="float" office:value="12" calcext:value-type="float">
            <text:p>+12</text:p>
          </table:table-cell>
          <table:table-cell table:style-name="ce41" table:formula="of:=LOOKUP([.$A17];CharacterLevel;FighterSpell)" office:value-type="float" office:value="10" calcext:value-type="float">
            <text:p>+10</text:p>
          </table:table-cell>
          <table:table-cell table:style-name="ce31" table:formula="of:=LOOKUP([.A17];CharacterLevel;SaveTargets)" office:value-type="float" office:value="18" calcext:value-type="float">
            <text:p>18+</text:p>
          </table:table-cell>
          <table:table-cell table:style-name="ce41" table:formula="of:=ROUNDDOWN([.A17]/[.$L$1])" office:value-type="float" office:value="3" calcext:value-type="float">
            <text:p>+3</text:p>
          </table:table-cell>
          <table:table-cell table:formula="of:=ROUNDUP([.A17]/5) &amp; &quot;d4&quot;" office:value-type="string" office:string-value="3d4" calcext:value-type="string">
            <text:p>3d4</text:p>
          </table:table-cell>
          <table:table-cell table:formula="of:=ROUNDUP([.A17]/2)" office:value-type="float" office:value="6" calcext:value-type="float">
            <text:p>6</text:p>
          </table:table-cell>
          <table:table-cell table:formula="of:=[.O16]+2" office:value-type="float" office:value="39" calcext:value-type="float">
            <text:p>39</text:p>
          </table:table-cell>
          <table:table-cell/>
        </table:table-row>
        <table:table-row table:style-name="ro3">
          <table:table-cell office:value-type="float" office:value="13" calcext:value-type="float">
            <text:p>13</text:p>
          </table:table-cell>
          <table:table-cell table:style-name="ce143" table:formula="of:=[.B17]+120000" office:value-type="float" office:value="740000" calcext:value-type="float">
            <text:p>740,000</text:p>
          </table:table-cell>
          <table:table-cell table:formula="of:=[.$C$15] &amp; &quot;+&quot; &amp; (([.A18]-10)*2)" office:value-type="string" office:string-value="10d6+6" calcext:value-type="string">
            <text:p>10d6+6</text:p>
          </table:table-cell>
          <table:table-cell table:style-name="ce41" table:formula="of:=LOOKUP([.A18];CharacterLevel;FighterBAB)" office:value-type="float" office:value="9" calcext:value-type="float">
            <text:p>+9</text:p>
          </table:table-cell>
          <table:table-cell table:style-name="ce41" table:formula="of:=LOOKUP([.A18];CharacterLevel;CompetencyBonus)" office:value-type="float" office:value="9" calcext:value-type="float">
            <text:p>+9</text:p>
          </table:table-cell>
          <table:table-cell table:style-name="ce41" table:formula="of:=LOOKUP([.$A18];CharacterLevel;FighterDoom)" office:value-type="float" office:value="13" calcext:value-type="float">
            <text:p>+13</text:p>
          </table:table-cell>
          <table:table-cell table:style-name="ce41" table:formula="of:=LOOKUP([.$A18];CharacterLevel;FighterRay)" office:value-type="float" office:value="13" calcext:value-type="float">
            <text:p>+13</text:p>
          </table:table-cell>
          <table:table-cell table:style-name="ce41" table:formula="of:=LOOKUP([.$A18];CharacterLevel;FighterHold)" office:value-type="float" office:value="12" calcext:value-type="float">
            <text:p>+12</text:p>
          </table:table-cell>
          <table:table-cell table:style-name="ce41" table:formula="of:=LOOKUP([.$A18];CharacterLevel;FighterBlast)" office:value-type="float" office:value="13" calcext:value-type="float">
            <text:p>+13</text:p>
          </table:table-cell>
          <table:table-cell table:style-name="ce41" table:formula="of:=LOOKUP([.$A18];CharacterLevel;FighterSpell)" office:value-type="float" office:value="11" calcext:value-type="float">
            <text:p>+11</text:p>
          </table:table-cell>
          <table:table-cell table:style-name="ce31" table:formula="of:=LOOKUP([.A18];CharacterLevel;SaveTargets)" office:value-type="float" office:value="19" calcext:value-type="float">
            <text:p>19+</text:p>
          </table:table-cell>
          <table:table-cell table:style-name="ce41" table:formula="of:=ROUNDDOWN([.A18]/[.$L$1])" office:value-type="float" office:value="3" calcext:value-type="float">
            <text:p>+3</text:p>
          </table:table-cell>
          <table:table-cell table:formula="of:=ROUNDUP([.A18]/5) &amp; &quot;d4&quot;" office:value-type="string" office:string-value="3d4" calcext:value-type="string">
            <text:p>3d4</text:p>
          </table:table-cell>
          <table:table-cell table:formula="of:=ROUNDUP([.A18]/2)" office:value-type="float" office:value="7" calcext:value-type="float">
            <text:p>7</text:p>
          </table:table-cell>
          <table:table-cell table:formula="of:=[.O17]+2" office:value-type="float" office:value="41" calcext:value-type="float">
            <text:p>41</text:p>
          </table:table-cell>
          <table:table-cell/>
        </table:table-row>
        <table:table-row table:style-name="ro3">
          <table:table-cell office:value-type="float" office:value="14" calcext:value-type="float">
            <text:p>14</text:p>
          </table:table-cell>
          <table:table-cell table:style-name="ce143" table:formula="of:=[.B18]+120000" office:value-type="float" office:value="860000" calcext:value-type="float">
            <text:p>860,000</text:p>
          </table:table-cell>
          <table:table-cell table:formula="of:=[.$C$15] &amp; &quot;+&quot; &amp; (([.A19]-10)*2)" office:value-type="string" office:string-value="10d6+8" calcext:value-type="string">
            <text:p>10d6+8</text:p>
          </table:table-cell>
          <table:table-cell table:style-name="ce41" table:formula="of:=LOOKUP([.A19];CharacterLevel;FighterBAB)" office:value-type="float" office:value="9" calcext:value-type="float">
            <text:p>+9</text:p>
          </table:table-cell>
          <table:table-cell table:style-name="ce41" table:formula="of:=LOOKUP([.A19];CharacterLevel;CompetencyBonus)" office:value-type="float" office:value="10" calcext:value-type="float">
            <text:p>+10</text:p>
          </table:table-cell>
          <table:table-cell table:style-name="ce41" table:formula="of:=LOOKUP([.$A19];CharacterLevel;FighterDoom)" office:value-type="float" office:value="14" calcext:value-type="float">
            <text:p>+14</text:p>
          </table:table-cell>
          <table:table-cell table:style-name="ce41" table:formula="of:=LOOKUP([.$A19];CharacterLevel;FighterRay)" office:value-type="float" office:value="14" calcext:value-type="float">
            <text:p>+14</text:p>
          </table:table-cell>
          <table:table-cell table:style-name="ce41" table:formula="of:=LOOKUP([.$A19];CharacterLevel;FighterHold)" office:value-type="float" office:value="13" calcext:value-type="float">
            <text:p>+13</text:p>
          </table:table-cell>
          <table:table-cell table:style-name="ce41" table:formula="of:=LOOKUP([.$A19];CharacterLevel;FighterBlast)" office:value-type="float" office:value="14" calcext:value-type="float">
            <text:p>+14</text:p>
          </table:table-cell>
          <table:table-cell table:style-name="ce41" table:formula="of:=LOOKUP([.$A19];CharacterLevel;FighterSpell)" office:value-type="float" office:value="11" calcext:value-type="float">
            <text:p>+11</text:p>
          </table:table-cell>
          <table:table-cell table:style-name="ce31" table:formula="of:=LOOKUP([.A19];CharacterLevel;SaveTargets)" office:value-type="float" office:value="19" calcext:value-type="float">
            <text:p>19+</text:p>
          </table:table-cell>
          <table:table-cell table:style-name="ce41" table:formula="of:=ROUNDDOWN([.A19]/[.$L$1])" office:value-type="float" office:value="3" calcext:value-type="float">
            <text:p>+3</text:p>
          </table:table-cell>
          <table:table-cell table:formula="of:=ROUNDUP([.A19]/5) &amp; &quot;d4&quot;" office:value-type="string" office:string-value="3d4" calcext:value-type="string">
            <text:p>3d4</text:p>
          </table:table-cell>
          <table:table-cell table:formula="of:=ROUNDUP([.A19]/2)" office:value-type="float" office:value="7" calcext:value-type="float">
            <text:p>7</text:p>
          </table:table-cell>
          <table:table-cell table:formula="of:=[.O18]+2" office:value-type="float" office:value="43" calcext:value-type="float">
            <text:p>43</text:p>
          </table:table-cell>
          <table:table-cell/>
        </table:table-row>
        <table:table-row table:style-name="ro3">
          <table:table-cell office:value-type="float" office:value="15" calcext:value-type="float">
            <text:p>15</text:p>
          </table:table-cell>
          <table:table-cell table:style-name="ce143" table:formula="of:=[.B19]+120000" office:value-type="float" office:value="980000" calcext:value-type="float">
            <text:p>980,000</text:p>
          </table:table-cell>
          <table:table-cell table:formula="of:=[.$C$15] &amp; &quot;+&quot; &amp; (([.A20]-10)*2)" office:value-type="string" office:string-value="10d6+10" calcext:value-type="string">
            <text:p>10d6+10</text:p>
          </table:table-cell>
          <table:table-cell table:style-name="ce41" table:formula="of:=LOOKUP([.A20];CharacterLevel;FighterBAB)" office:value-type="float" office:value="10" calcext:value-type="float">
            <text:p>+10</text:p>
          </table:table-cell>
          <table:table-cell table:style-name="ce41" table:formula="of:=LOOKUP([.A20];CharacterLevel;CompetencyBonus)" office:value-type="float" office:value="10" calcext:value-type="float">
            <text:p>+10</text:p>
          </table:table-cell>
          <table:table-cell table:style-name="ce41" table:formula="of:=LOOKUP([.$A20];CharacterLevel;FighterDoom)" office:value-type="float" office:value="15" calcext:value-type="float">
            <text:p>+15</text:p>
          </table:table-cell>
          <table:table-cell table:style-name="ce41" table:formula="of:=LOOKUP([.$A20];CharacterLevel;FighterRay)" office:value-type="float" office:value="15" calcext:value-type="float">
            <text:p>+15</text:p>
          </table:table-cell>
          <table:table-cell table:style-name="ce41" table:formula="of:=LOOKUP([.$A20];CharacterLevel;FighterHold)" office:value-type="float" office:value="14" calcext:value-type="float">
            <text:p>+14</text:p>
          </table:table-cell>
          <table:table-cell table:style-name="ce41" table:formula="of:=LOOKUP([.$A20];CharacterLevel;FighterBlast)" office:value-type="float" office:value="15" calcext:value-type="float">
            <text:p>+15</text:p>
          </table:table-cell>
          <table:table-cell table:style-name="ce41" table:formula="of:=LOOKUP([.$A20];CharacterLevel;FighterSpell)" office:value-type="float" office:value="12" calcext:value-type="float">
            <text:p>+12</text:p>
          </table:table-cell>
          <table:table-cell table:style-name="ce31" table:formula="of:=LOOKUP([.A20];CharacterLevel;SaveTargets)" office:value-type="float" office:value="20" calcext:value-type="float">
            <text:p>20+</text:p>
          </table:table-cell>
          <table:table-cell table:style-name="ce41" table:formula="of:=ROUNDDOWN([.A20]/[.$L$1])" office:value-type="float" office:value="3" calcext:value-type="float">
            <text:p>+3</text:p>
          </table:table-cell>
          <table:table-cell table:formula="of:=ROUNDUP([.A20]/5) &amp; &quot;d4&quot;" office:value-type="string" office:string-value="3d4" calcext:value-type="string">
            <text:p>3d4</text:p>
          </table:table-cell>
          <table:table-cell table:formula="of:=ROUNDUP([.A20]/2)" office:value-type="float" office:value="8" calcext:value-type="float">
            <text:p>8</text:p>
          </table:table-cell>
          <table:table-cell table:formula="of:=[.O19]+2" office:value-type="float" office:value="45" calcext:value-type="float">
            <text:p>45</text:p>
          </table:table-cell>
          <table:table-cell/>
        </table:table-row>
        <table:table-row table:style-name="ro3">
          <table:table-cell office:value-type="float" office:value="16" calcext:value-type="float">
            <text:p>16</text:p>
          </table:table-cell>
          <table:table-cell table:style-name="ce143" table:formula="of:=[.B20]+120000" office:value-type="float" office:value="1100000" calcext:value-type="float">
            <text:p>1,100,000</text:p>
          </table:table-cell>
          <table:table-cell table:formula="of:=[.$C$15] &amp; &quot;+&quot; &amp; (([.A21]-10)*2)" office:value-type="string" office:string-value="10d6+12" calcext:value-type="string">
            <text:p>10d6+12</text:p>
          </table:table-cell>
          <table:table-cell table:style-name="ce41" table:formula="of:=LOOKUP([.A21];CharacterLevel;FighterBAB)" office:value-type="float" office:value="11" calcext:value-type="float">
            <text:p>+11</text:p>
          </table:table-cell>
          <table:table-cell table:style-name="ce41" table:formula="of:=LOOKUP([.A21];CharacterLevel;CompetencyBonus)" office:value-type="float" office:value="11" calcext:value-type="float">
            <text:p>+11</text:p>
          </table:table-cell>
          <table:table-cell table:style-name="ce41" table:formula="of:=LOOKUP([.$A21];CharacterLevel;FighterDoom)" office:value-type="float" office:value="16" calcext:value-type="float">
            <text:p>+16</text:p>
          </table:table-cell>
          <table:table-cell table:style-name="ce41" table:formula="of:=LOOKUP([.$A21];CharacterLevel;FighterRay)" office:value-type="float" office:value="16" calcext:value-type="float">
            <text:p>+16</text:p>
          </table:table-cell>
          <table:table-cell table:style-name="ce41" table:formula="of:=LOOKUP([.$A21];CharacterLevel;FighterHold)" office:value-type="float" office:value="15" calcext:value-type="float">
            <text:p>+15</text:p>
          </table:table-cell>
          <table:table-cell table:style-name="ce41" table:formula="of:=LOOKUP([.$A21];CharacterLevel;FighterBlast)" office:value-type="float" office:value="16" calcext:value-type="float">
            <text:p>+16</text:p>
          </table:table-cell>
          <table:table-cell table:style-name="ce41" table:formula="of:=LOOKUP([.$A21];CharacterLevel;FighterSpell)" office:value-type="float" office:value="13" calcext:value-type="float">
            <text:p>+13</text:p>
          </table:table-cell>
          <table:table-cell table:style-name="ce31" table:formula="of:=LOOKUP([.A21];CharacterLevel;SaveTargets)" office:value-type="float" office:value="20" calcext:value-type="float">
            <text:p>20+</text:p>
          </table:table-cell>
          <table:table-cell table:style-name="ce41" table:formula="of:=ROUNDDOWN([.A21]/[.$L$1])" office:value-type="float" office:value="4" calcext:value-type="float">
            <text:p>+4</text:p>
          </table:table-cell>
          <table:table-cell table:formula="of:=ROUNDUP([.A21]/5) &amp; &quot;d4&quot;" office:value-type="string" office:string-value="4d4" calcext:value-type="string">
            <text:p>4d4</text:p>
          </table:table-cell>
          <table:table-cell table:formula="of:=ROUNDUP([.A21]/2)" office:value-type="float" office:value="8" calcext:value-type="float">
            <text:p>8</text:p>
          </table:table-cell>
          <table:table-cell table:formula="of:=[.O20]+2" office:value-type="float" office:value="47" calcext:value-type="float">
            <text:p>47</text:p>
          </table:table-cell>
          <table:table-cell/>
        </table:table-row>
        <table:table-row table:style-name="ro3">
          <table:table-cell office:value-type="float" office:value="17" calcext:value-type="float">
            <text:p>17</text:p>
          </table:table-cell>
          <table:table-cell table:style-name="ce143" table:formula="of:=[.B21]+120000" office:value-type="float" office:value="1220000" calcext:value-type="float">
            <text:p>1,220,000</text:p>
          </table:table-cell>
          <table:table-cell table:formula="of:=[.$C$15] &amp; &quot;+&quot; &amp; (([.A22]-10)*2)" office:value-type="string" office:string-value="10d6+14" calcext:value-type="string">
            <text:p>10d6+14</text:p>
          </table:table-cell>
          <table:table-cell table:style-name="ce41" table:formula="of:=LOOKUP([.A22];CharacterLevel;FighterBAB)" office:value-type="float" office:value="11" calcext:value-type="float">
            <text:p>+11</text:p>
          </table:table-cell>
          <table:table-cell table:style-name="ce41" table:formula="of:=LOOKUP([.A22];CharacterLevel;CompetencyBonus)" office:value-type="float" office:value="12" calcext:value-type="float">
            <text:p>+12</text:p>
          </table:table-cell>
          <table:table-cell table:style-name="ce41" table:formula="of:=LOOKUP([.$A22];CharacterLevel;FighterDoom)" office:value-type="float" office:value="17" calcext:value-type="float">
            <text:p>+17</text:p>
          </table:table-cell>
          <table:table-cell table:style-name="ce41" table:formula="of:=LOOKUP([.$A22];CharacterLevel;FighterRay)" office:value-type="float" office:value="17" calcext:value-type="float">
            <text:p>+17</text:p>
          </table:table-cell>
          <table:table-cell table:style-name="ce41" table:formula="of:=LOOKUP([.$A22];CharacterLevel;FighterHold)" office:value-type="float" office:value="16" calcext:value-type="float">
            <text:p>+16</text:p>
          </table:table-cell>
          <table:table-cell table:style-name="ce41" table:formula="of:=LOOKUP([.$A22];CharacterLevel;FighterBlast)" office:value-type="float" office:value="17" calcext:value-type="float">
            <text:p>+17</text:p>
          </table:table-cell>
          <table:table-cell table:style-name="ce41" table:formula="of:=LOOKUP([.$A22];CharacterLevel;FighterSpell)" office:value-type="float" office:value="14" calcext:value-type="float">
            <text:p>+14</text:p>
          </table:table-cell>
          <table:table-cell table:style-name="ce31" table:formula="of:=LOOKUP([.A22];CharacterLevel;SaveTargets)" office:value-type="float" office:value="21" calcext:value-type="float">
            <text:p>21+</text:p>
          </table:table-cell>
          <table:table-cell table:style-name="ce41" table:formula="of:=ROUNDDOWN([.A22]/[.$L$1])" office:value-type="float" office:value="4" calcext:value-type="float">
            <text:p>+4</text:p>
          </table:table-cell>
          <table:table-cell table:formula="of:=ROUNDUP([.A22]/5) &amp; &quot;d4&quot;" office:value-type="string" office:string-value="4d4" calcext:value-type="string">
            <text:p>4d4</text:p>
          </table:table-cell>
          <table:table-cell table:formula="of:=ROUNDUP([.A22]/2)" office:value-type="float" office:value="9" calcext:value-type="float">
            <text:p>9</text:p>
          </table:table-cell>
          <table:table-cell table:formula="of:=[.O21]+2" office:value-type="float" office:value="49" calcext:value-type="float">
            <text:p>49</text:p>
          </table:table-cell>
          <table:table-cell/>
        </table:table-row>
        <table:table-row table:style-name="ro3">
          <table:table-cell office:value-type="float" office:value="18" calcext:value-type="float">
            <text:p>18</text:p>
          </table:table-cell>
          <table:table-cell table:style-name="ce143" table:formula="of:=[.B22]+120000" office:value-type="float" office:value="1340000" calcext:value-type="float">
            <text:p>1,340,000</text:p>
          </table:table-cell>
          <table:table-cell table:formula="of:=[.$C$15] &amp; &quot;+&quot; &amp; (([.A23]-10)*2)" office:value-type="string" office:string-value="10d6+16" calcext:value-type="string">
            <text:p>10d6+16</text:p>
          </table:table-cell>
          <table:table-cell table:style-name="ce41" table:formula="of:=LOOKUP([.A23];CharacterLevel;FighterBAB)" office:value-type="float" office:value="12" calcext:value-type="float">
            <text:p>+12</text:p>
          </table:table-cell>
          <table:table-cell table:style-name="ce41" table:formula="of:=LOOKUP([.A23];CharacterLevel;CompetencyBonus)" office:value-type="float" office:value="12" calcext:value-type="float">
            <text:p>+12</text:p>
          </table:table-cell>
          <table:table-cell table:style-name="ce41" table:formula="of:=LOOKUP([.$A23];CharacterLevel;FighterDoom)" office:value-type="float" office:value="18" calcext:value-type="float">
            <text:p>+18</text:p>
          </table:table-cell>
          <table:table-cell table:style-name="ce41" table:formula="of:=LOOKUP([.$A23];CharacterLevel;FighterRay)" office:value-type="float" office:value="18" calcext:value-type="float">
            <text:p>+18</text:p>
          </table:table-cell>
          <table:table-cell table:style-name="ce41" table:formula="of:=LOOKUP([.$A23];CharacterLevel;FighterHold)" office:value-type="float" office:value="17" calcext:value-type="float">
            <text:p>+17</text:p>
          </table:table-cell>
          <table:table-cell table:style-name="ce41" table:formula="of:=LOOKUP([.$A23];CharacterLevel;FighterBlast)" office:value-type="float" office:value="18" calcext:value-type="float">
            <text:p>+18</text:p>
          </table:table-cell>
          <table:table-cell table:style-name="ce41" table:formula="of:=LOOKUP([.$A23];CharacterLevel;FighterSpell)" office:value-type="float" office:value="15" calcext:value-type="float">
            <text:p>+15</text:p>
          </table:table-cell>
          <table:table-cell table:style-name="ce31" table:formula="of:=LOOKUP([.A23];CharacterLevel;SaveTargets)" office:value-type="float" office:value="21" calcext:value-type="float">
            <text:p>21+</text:p>
          </table:table-cell>
          <table:table-cell table:style-name="ce41" table:formula="of:=ROUNDDOWN([.A23]/[.$L$1])" office:value-type="float" office:value="4" calcext:value-type="float">
            <text:p>+4</text:p>
          </table:table-cell>
          <table:table-cell table:formula="of:=ROUNDUP([.A23]/5) &amp; &quot;d4&quot;" office:value-type="string" office:string-value="4d4" calcext:value-type="string">
            <text:p>4d4</text:p>
          </table:table-cell>
          <table:table-cell table:formula="of:=ROUNDUP([.A23]/2)" office:value-type="float" office:value="9" calcext:value-type="float">
            <text:p>9</text:p>
          </table:table-cell>
          <table:table-cell table:formula="of:=[.O22]+2" office:value-type="float" office:value="51" calcext:value-type="float">
            <text:p>51</text:p>
          </table:table-cell>
          <table:table-cell/>
        </table:table-row>
        <table:table-row table:style-name="ro3">
          <table:table-cell office:value-type="float" office:value="19" calcext:value-type="float">
            <text:p>19</text:p>
          </table:table-cell>
          <table:table-cell table:style-name="ce143" table:formula="of:=[.B23]+120000" office:value-type="float" office:value="1460000" calcext:value-type="float">
            <text:p>1,460,000</text:p>
          </table:table-cell>
          <table:table-cell table:formula="of:=[.$C$15] &amp; &quot;+&quot; &amp; (([.A24]-10)*2)" office:value-type="string" office:string-value="10d6+18" calcext:value-type="string">
            <text:p>10d6+18</text:p>
          </table:table-cell>
          <table:table-cell table:style-name="ce41" table:formula="of:=LOOKUP([.A24];CharacterLevel;FighterBAB)" office:value-type="float" office:value="13" calcext:value-type="float">
            <text:p>+13</text:p>
          </table:table-cell>
          <table:table-cell table:style-name="ce41" table:formula="of:=LOOKUP([.A24];CharacterLevel;CompetencyBonus)" office:value-type="float" office:value="13" calcext:value-type="float">
            <text:p>+13</text:p>
          </table:table-cell>
          <table:table-cell table:style-name="ce41" table:formula="of:=LOOKUP([.$A24];CharacterLevel;FighterDoom)" office:value-type="float" office:value="19" calcext:value-type="float">
            <text:p>+19</text:p>
          </table:table-cell>
          <table:table-cell table:style-name="ce41" table:formula="of:=LOOKUP([.$A24];CharacterLevel;FighterRay)" office:value-type="float" office:value="19" calcext:value-type="float">
            <text:p>+19</text:p>
          </table:table-cell>
          <table:table-cell table:style-name="ce41" table:formula="of:=LOOKUP([.$A24];CharacterLevel;FighterHold)" office:value-type="float" office:value="18" calcext:value-type="float">
            <text:p>+18</text:p>
          </table:table-cell>
          <table:table-cell table:style-name="ce41" table:formula="of:=LOOKUP([.$A24];CharacterLevel;FighterBlast)" office:value-type="float" office:value="19" calcext:value-type="float">
            <text:p>+19</text:p>
          </table:table-cell>
          <table:table-cell table:style-name="ce41" table:formula="of:=LOOKUP([.$A24];CharacterLevel;FighterSpell)" office:value-type="float" office:value="16" calcext:value-type="float">
            <text:p>+16</text:p>
          </table:table-cell>
          <table:table-cell table:style-name="ce31" table:formula="of:=LOOKUP([.A24];CharacterLevel;SaveTargets)" office:value-type="float" office:value="22" calcext:value-type="float">
            <text:p>22+</text:p>
          </table:table-cell>
          <table:table-cell table:style-name="ce41" table:formula="of:=ROUNDDOWN([.A24]/[.$L$1])" office:value-type="float" office:value="4" calcext:value-type="float">
            <text:p>+4</text:p>
          </table:table-cell>
          <table:table-cell table:formula="of:=ROUNDUP([.A24]/5) &amp; &quot;d4&quot;" office:value-type="string" office:string-value="4d4" calcext:value-type="string">
            <text:p>4d4</text:p>
          </table:table-cell>
          <table:table-cell table:formula="of:=ROUNDUP([.A24]/2)" office:value-type="float" office:value="10" calcext:value-type="float">
            <text:p>10</text:p>
          </table:table-cell>
          <table:table-cell table:formula="of:=[.O23]+2" office:value-type="float" office:value="53" calcext:value-type="float">
            <text:p>53</text:p>
          </table:table-cell>
          <table:table-cell/>
        </table:table-row>
        <table:table-row table:style-name="ro3">
          <table:table-cell office:value-type="float" office:value="20" calcext:value-type="float">
            <text:p>20</text:p>
          </table:table-cell>
          <table:table-cell table:style-name="ce143" table:formula="of:=[.B24]+120000" office:value-type="float" office:value="1580000" calcext:value-type="float">
            <text:p>1,580,000</text:p>
          </table:table-cell>
          <table:table-cell table:formula="of:=[.$C$15] &amp; &quot;+&quot; &amp; (([.A25]-10)*2)" office:value-type="string" office:string-value="10d6+20" calcext:value-type="string">
            <text:p>10d6+20</text:p>
          </table:table-cell>
          <table:table-cell table:style-name="ce41" table:formula="of:=LOOKUP([.A25];CharacterLevel;FighterBAB)" office:value-type="float" office:value="13" calcext:value-type="float">
            <text:p>+13</text:p>
          </table:table-cell>
          <table:table-cell table:style-name="ce41" table:formula="of:=LOOKUP([.A25];CharacterLevel;CompetencyBonus)" office:value-type="float" office:value="14" calcext:value-type="float">
            <text:p>+14</text:p>
          </table:table-cell>
          <table:table-cell table:style-name="ce41" table:formula="of:=LOOKUP([.$A25];CharacterLevel;FighterDoom)" office:value-type="float" office:value="20" calcext:value-type="float">
            <text:p>+20</text:p>
          </table:table-cell>
          <table:table-cell table:style-name="ce41" table:formula="of:=LOOKUP([.$A25];CharacterLevel;FighterRay)" office:value-type="float" office:value="20" calcext:value-type="float">
            <text:p>+20</text:p>
          </table:table-cell>
          <table:table-cell table:style-name="ce41" table:formula="of:=LOOKUP([.$A25];CharacterLevel;FighterHold)" office:value-type="float" office:value="19" calcext:value-type="float">
            <text:p>+19</text:p>
          </table:table-cell>
          <table:table-cell table:style-name="ce41" table:formula="of:=LOOKUP([.$A25];CharacterLevel;FighterBlast)" office:value-type="float" office:value="20" calcext:value-type="float">
            <text:p>+20</text:p>
          </table:table-cell>
          <table:table-cell table:style-name="ce41" table:formula="of:=LOOKUP([.$A25];CharacterLevel;FighterSpell)" office:value-type="float" office:value="17" calcext:value-type="float">
            <text:p>+17</text:p>
          </table:table-cell>
          <table:table-cell table:style-name="ce31" table:formula="of:=LOOKUP([.A25];CharacterLevel;SaveTargets)" office:value-type="float" office:value="22" calcext:value-type="float">
            <text:p>22+</text:p>
          </table:table-cell>
          <table:table-cell table:style-name="ce41" table:formula="of:=ROUNDDOWN([.A25]/[.$L$1])" office:value-type="float" office:value="5" calcext:value-type="float">
            <text:p>+5</text:p>
          </table:table-cell>
          <table:table-cell table:formula="of:=ROUNDUP([.A25]/5) &amp; &quot;d4&quot;" office:value-type="string" office:string-value="4d4" calcext:value-type="string">
            <text:p>4d4</text:p>
          </table:table-cell>
          <table:table-cell table:formula="of:=ROUNDUP([.A25]/2)" office:value-type="float" office:value="10" calcext:value-type="float">
            <text:p>10</text:p>
          </table:table-cell>
          <table:table-cell table:formula="of:=[.O24]+2" office:value-type="float" office:value="55" calcext:value-type="float">
            <text:p>55</text:p>
          </table:table-cell>
          <table:table-cell/>
        </table:table-row>
        <table:table-row table:style-name="ro3">
          <table:table-cell table:number-columns-repeated="16"/>
        </table:table-row>
        <table:table-row table:style-name="ro3">
          <table:table-cell table:style-name="ce53" office:value-type="string" calcext:value-type="string">
            <text:p>Qi Stunts</text:p>
          </table:table-cell>
          <table:table-cell/>
          <table:table-cell table:style-name="Default" table:number-columns-repeated="2"/>
          <table:table-cell table:number-columns-repeated="4"/>
          <table:table-cell table:style-name="ce53" office:value-type="string" calcext:value-type="string">
            <text:p>Skills</text:p>
          </table:table-cell>
          <table:table-cell table:number-columns-repeated="7"/>
        </table:table-row>
        <table:table-row table:style-name="ro3">
          <table:table-cell table:style-name="Default" office:value-type="string" calcext:value-type="string">
            <text:p>Arrow Catching</text:p>
          </table:table-cell>
          <table:table-cell/>
          <table:table-cell table:style-name="Default" table:number-columns-repeated="2"/>
          <table:table-cell table:number-columns-repeated="4"/>
          <table:table-cell office:value-type="string" calcext:value-type="string">
            <text:p>Perception</text:p>
          </table:table-cell>
          <table:table-cell table:number-columns-repeated="7"/>
        </table:table-row>
        <table:table-row table:style-name="ro3">
          <table:table-cell table:style-name="Default" office:value-type="string" calcext:value-type="string">
            <text:p>Battle Meditation: Add WIS Mod to Attacks, Damage and AC.</text:p>
          </table:table-cell>
          <table:table-cell/>
          <table:table-cell table:style-name="Default" table:number-columns-repeated="2"/>
          <table:table-cell table:number-columns-repeated="4"/>
          <table:table-cell office:value-type="string" calcext:value-type="string">
            <text:p>Acrobatics</text:p>
          </table:table-cell>
          <table:table-cell table:number-columns-repeated="7"/>
        </table:table-row>
        <table:table-row table:style-name="ro3">
          <table:table-cell table:style-name="Default" office:value-type="string" calcext:value-type="string">
            <text:p>Dim Mak: Ignore a target’s Hardness score.</text:p>
          </table:table-cell>
          <table:table-cell/>
          <table:table-cell table:style-name="Default" table:number-columns-repeated="2"/>
          <table:table-cell table:number-columns-repeated="12"/>
        </table:table-row>
        <table:table-row table:style-name="ro3">
          <table:table-cell table:style-name="Default" office:value-type="string" calcext:value-type="string">
            <text:p>Flow Like Water: Make an Acrobatics check to take ½ damage.</text:p>
          </table:table-cell>
          <table:table-cell/>
          <table:table-cell table:style-name="Default" table:number-columns-repeated="2"/>
          <table:table-cell table:number-columns-repeated="12"/>
        </table:table-row>
        <table:table-row table:style-name="ro3">
          <table:table-cell table:style-name="Default" office:value-type="string" calcext:value-type="string">
            <text:p>Flurry</text:p>
          </table:table-cell>
          <table:table-cell/>
          <table:table-cell table:style-name="Default" table:number-columns-repeated="2"/>
          <table:table-cell table:number-columns-repeated="12"/>
        </table:table-row>
        <table:table-row table:style-name="ro3">
          <table:table-cell table:style-name="Default" office:value-type="string" calcext:value-type="string">
            <text:p>Harmonious Qi: Reroll a failed Save</text:p>
          </table:table-cell>
          <table:table-cell/>
          <table:table-cell table:style-name="Default" table:number-columns-repeated="2"/>
          <table:table-cell table:number-columns-repeated="12"/>
        </table:table-row>
        <table:table-row table:style-name="ro3">
          <table:table-cell table:style-name="Default" office:value-type="string" calcext:value-type="string">
            <text:p>Iron Body: Gain resistance to non-magical attacks.</text:p>
          </table:table-cell>
          <table:table-cell/>
          <table:table-cell table:style-name="Default" table:number-columns-repeated="2"/>
          <table:table-cell table:number-columns-repeated="12"/>
        </table:table-row>
        <table:table-row table:style-name="ro3">
          <table:table-cell table:style-name="Default" office:value-type="string" calcext:value-type="string">
            <text:p>Iron Fist: Strike as Magic weapon</text:p>
          </table:table-cell>
          <table:table-cell/>
          <table:table-cell table:style-name="Default" table:number-columns-repeated="2"/>
          <table:table-cell table:number-columns-repeated="12"/>
        </table:table-row>
        <table:table-row table:style-name="ro3">
          <table:table-cell table:style-name="Default" office:value-type="string" calcext:value-type="string">
            <text:p>Mind over Body (meditate to reduce food, water &amp; sleep needs)</text:p>
          </table:table-cell>
          <table:table-cell/>
          <table:table-cell table:style-name="Default" table:number-columns-repeated="2"/>
          <table:table-cell table:number-columns-repeated="12"/>
        </table:table-row>
        <table:table-row table:style-name="ro3">
          <table:table-cell table:style-name="Default" office:value-type="string" calcext:value-type="string">
            <text:p>Mind Palace: Advantage on saves vs mind attacking effects</text:p>
          </table:table-cell>
          <table:table-cell/>
          <table:table-cell table:style-name="Default" table:number-columns-repeated="2"/>
          <table:table-cell table:number-columns-repeated="12"/>
        </table:table-row>
        <table:table-row table:style-name="ro3">
          <table:table-cell table:style-name="Default" office:value-type="string" calcext:value-type="string">
            <text:p>Qi Healing: Heal Level/4 Hit Dice through meditation.</text:p>
          </table:table-cell>
          <table:table-cell/>
          <table:table-cell table:style-name="Default" table:number-columns-repeated="2"/>
          <table:table-cell table:number-columns-repeated="12"/>
        </table:table-row>
        <table:table-row table:style-name="ro3">
          <table:table-cell table:style-name="Default" office:value-type="string" calcext:value-type="string">
            <text:p>Qi Projection: Do unarmed damage at ranged.</text:p>
          </table:table-cell>
          <table:table-cell/>
          <table:table-cell table:style-name="Default" table:number-columns-repeated="2"/>
          <table:table-cell table:number-columns-repeated="12"/>
        </table:table-row>
        <table:table-row table:style-name="ro3">
          <table:table-cell table:style-name="Default" office:value-type="string" calcext:value-type="string">
            <text:p>Qi Purification (remove poison/disease from self)</text:p>
          </table:table-cell>
          <table:table-cell/>
          <table:table-cell table:style-name="Default" table:number-columns-repeated="2"/>
          <table:table-cell table:number-columns-repeated="12"/>
        </table:table-row>
        <table:table-row table:style-name="ro3">
          <table:table-cell table:style-name="Default" office:value-type="string" calcext:value-type="string">
            <text:p>Sight of the Eagle: Enhanced Perception</text:p>
          </table:table-cell>
          <table:table-cell/>
          <table:table-cell table:style-name="Default" table:number-columns-repeated="2"/>
          <table:table-cell table:number-columns-repeated="12"/>
        </table:table-row>
        <table:table-row table:style-name="ro3">
          <table:table-cell table:style-name="Default" office:value-type="string" calcext:value-type="string">
            <text:p>Stunning Fist: Save vs Hold or be Stunned.</text:p>
          </table:table-cell>
          <table:table-cell/>
          <table:table-cell table:style-name="Default" table:number-columns-repeated="2"/>
          <table:table-cell table:number-columns-repeated="12"/>
        </table:table-row>
        <table:table-row table:style-name="ro3">
          <table:table-cell table:style-name="Default" office:value-type="string" calcext:value-type="string">
            <text:p>Timeless Body: Stops Aging</text:p>
          </table:table-cell>
          <table:table-cell/>
          <table:table-cell table:style-name="Default" table:number-columns-repeated="2"/>
          <table:table-cell table:number-columns-repeated="12"/>
        </table:table-row>
        <table:table-row table:style-name="ro3">
          <table:table-cell table:style-name="Default" office:value-type="string" calcext:value-type="string">
            <text:p>Vital Strike: Increased critical hit chance.</text:p>
          </table:table-cell>
          <table:table-cell/>
          <table:table-cell table:style-name="Default" table:number-columns-repeated="2"/>
          <table:table-cell table:number-columns-repeated="12"/>
        </table:table-row>
        <table:table-row table:style-name="ro3">
          <table:table-cell table:style-name="Default" office:value-type="string" calcext:value-type="string">
            <text:p>Way of the Cat: Stealth, Climb</text:p>
          </table:table-cell>
          <table:table-cell/>
          <table:table-cell table:style-name="Default" table:number-columns-repeated="2"/>
          <table:table-cell table:number-columns-repeated="12"/>
        </table:table-row>
        <table:table-row table:style-name="ro3">
          <table:table-cell table:style-name="Default" office:value-type="string" calcext:value-type="string">
            <text:p>Wind Step: Increadible Leap</text:p>
          </table:table-cell>
          <table:table-cell/>
          <table:table-cell table:style-name="Default" table:number-columns-repeated="2"/>
          <table:table-cell table:number-columns-repeated="12"/>
        </table:table-row>
        <table:table-row table:style-name="ro3">
          <table:table-cell table:style-name="Default" office:value-type="string" calcext:value-type="string">
            <text:p>Wind Step: Speed Boost</text:p>
          </table:table-cell>
          <table:table-cell/>
          <table:table-cell table:style-name="Default" table:number-columns-repeated="2"/>
          <table:table-cell table:number-columns-repeated="12"/>
        </table:table-row>
        <table:table-row table:style-name="ro3" table:number-rows-repeated="1048528">
          <table:table-cell table:number-columns-repeated="16"/>
        </table:table-row>
        <table:table-row table:style-name="ro3">
          <table:table-cell table:number-columns-repeated="16"/>
        </table:table-row>
      </table:table>
      <table:table table:name="Languages" table:style-name="ta14">
        <table:table-column table:style-name="co38"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row table:style-name="ro3" table:number-rows-repeated="2">
          <table:table-cell table:number-columns-repeated="6"/>
        </table:table-row>
        <table:table-row table:style-name="ro3">
          <table:table-cell office:value-type="string" calcext:value-type="string">
            <text:p>Language</text:p>
          </table:table-cell>
          <table:table-cell office:value-type="string" calcext:value-type="string">
            <text:p>Root</text:p>
          </table:table-cell>
          <table:table-cell office:value-type="string" calcext:value-type="string">
            <text:p>Script</text:p>
          </table:table-cell>
          <table:table-cell office:value-type="string" calcext:value-type="string">
            <text:p>Rarity</text:p>
          </table:table-cell>
          <table:table-cell/>
          <table:table-cell office:value-type="string" calcext:value-type="string">
            <text:p>Spoken By</text:p>
          </table:table-cell>
        </table:table-row>
        <table:table-row table:style-name="ro3">
          <table:table-cell office:value-type="string" calcext:value-type="string">
            <text:p>Human</text:p>
          </table:table-cell>
          <table:table-cell office:value-type="string" calcext:value-type="string">
            <text:p>Dwarvish + Elvish</text:p>
          </table:table-cell>
          <table:table-cell office:value-type="string" calcext:value-type="string">
            <text:p>Human</text:p>
          </table:table-cell>
          <table:table-cell office:value-type="string" calcext:value-type="string">
            <text:p>Very Common</text:p>
          </table:table-cell>
          <table:table-cell office:value-type="float" office:value="1" calcext:value-type="float">
            <text:p>1</text:p>
          </table:table-cell>
          <table:table-cell office:value-type="string" calcext:value-type="string">
            <text:p>Humans</text:p>
          </table:table-cell>
        </table:table-row>
        <table:table-row table:style-name="ro3">
          <table:table-cell office:value-type="string" calcext:value-type="string">
            <text:p>Dwarvish</text:p>
          </table:table-cell>
          <table:table-cell office:value-type="string" calcext:value-type="string">
            <text:p>Jotun</text:p>
          </table:table-cell>
          <table:table-cell office:value-type="string" calcext:value-type="string">
            <text:p>Dwarvish</text:p>
          </table:table-cell>
          <table:table-cell office:value-type="string" calcext:value-type="string">
            <text:p>Common</text:p>
          </table:table-cell>
          <table:table-cell office:value-type="float" office:value="2" calcext:value-type="float">
            <text:p>2</text:p>
          </table:table-cell>
          <table:table-cell office:value-type="string" calcext:value-type="string">
            <text:p>Dwarves</text:p>
          </table:table-cell>
        </table:table-row>
        <table:table-row table:style-name="ro3">
          <table:table-cell office:value-type="string" calcext:value-type="string">
            <text:p>Elvish</text:p>
          </table:table-cell>
          <table:table-cell office:value-type="string" calcext:value-type="string">
            <text:p>Sylvan</text:p>
          </table:table-cell>
          <table:table-cell office:value-type="string" calcext:value-type="string">
            <text:p>Elvish</text:p>
          </table:table-cell>
          <table:table-cell office:value-type="string" calcext:value-type="string">
            <text:p>Common</text:p>
          </table:table-cell>
          <table:table-cell office:value-type="float" office:value="2" calcext:value-type="float">
            <text:p>2</text:p>
          </table:table-cell>
          <table:table-cell office:value-type="string" calcext:value-type="string">
            <text:p>Elves</text:p>
          </table:table-cell>
        </table:table-row>
        <table:table-row table:style-name="ro3">
          <table:table-cell office:value-type="string" calcext:value-type="string">
            <text:p>Halfling</text:p>
          </table:table-cell>
          <table:table-cell office:value-type="string" calcext:value-type="string">
            <text:p>Dwarvish + Elvish</text:p>
          </table:table-cell>
          <table:table-cell office:value-type="string" calcext:value-type="string">
            <text:p>Elvish</text:p>
          </table:table-cell>
          <table:table-cell office:value-type="string" calcext:value-type="string">
            <text:p>Common</text:p>
          </table:table-cell>
          <table:table-cell office:value-type="float" office:value="2" calcext:value-type="float">
            <text:p>2</text:p>
          </table:table-cell>
          <table:table-cell office:value-type="string" calcext:value-type="string">
            <text:p>Halflings</text:p>
          </table:table-cell>
        </table:table-row>
        <table:table-row table:style-name="ro3">
          <table:table-cell office:value-type="string" calcext:value-type="string">
            <text:p>Derrosh</text:p>
          </table:table-cell>
          <table:table-cell office:value-type="string" calcext:value-type="string">
            <text:p>Dwarven</text:p>
          </table:table-cell>
          <table:table-cell office:value-type="string" calcext:value-type="string">
            <text:p>Dwarvish</text:p>
          </table:table-cell>
          <table:table-cell office:value-type="string" calcext:value-type="string">
            <text:p>Uncommon</text:p>
          </table:table-cell>
          <table:table-cell office:value-type="float" office:value="3" calcext:value-type="float">
            <text:p>3</text:p>
          </table:table-cell>
          <table:table-cell office:value-type="string" calcext:value-type="string">
            <text:p>Derro Dwarves</text:p>
          </table:table-cell>
        </table:table-row>
        <table:table-row table:style-name="ro3">
          <table:table-cell office:value-type="string" calcext:value-type="string">
            <text:p>Duergar</text:p>
          </table:table-cell>
          <table:table-cell office:value-type="string" calcext:value-type="string">
            <text:p>Dwarven</text:p>
          </table:table-cell>
          <table:table-cell office:value-type="string" calcext:value-type="string">
            <text:p>Dwarvish</text:p>
          </table:table-cell>
          <table:table-cell office:value-type="string" calcext:value-type="string">
            <text:p>Uncommon</text:p>
          </table:table-cell>
          <table:table-cell office:value-type="float" office:value="3" calcext:value-type="float">
            <text:p>3</text:p>
          </table:table-cell>
          <table:table-cell office:value-type="string" calcext:value-type="string">
            <text:p>Duergar Dwarves</text:p>
          </table:table-cell>
        </table:table-row>
        <table:table-row table:style-name="ro3">
          <table:table-cell office:value-type="string" calcext:value-type="string">
            <text:p>Goblin</text:p>
          </table:table-cell>
          <table:table-cell table:number-columns-repeated="2" office:value-type="string" calcext:value-type="string">
            <text:p>Dwarvish</text:p>
          </table:table-cell>
          <table:table-cell office:value-type="string" calcext:value-type="string">
            <text:p>Uncommon</text:p>
          </table:table-cell>
          <table:table-cell office:value-type="float" office:value="3" calcext:value-type="float">
            <text:p>3</text:p>
          </table:table-cell>
          <table:table-cell office:value-type="string" calcext:value-type="string">
            <text:p>Goblinoids</text:p>
          </table:table-cell>
        </table:table-row>
        <table:table-row table:style-name="ro3">
          <table:table-cell office:value-type="string" calcext:value-type="string">
            <text:p>Greyspeech</text:p>
          </table:table-cell>
          <table:table-cell table:number-columns-repeated="2" office:value-type="string" calcext:value-type="string">
            <text:p>Elvish</text:p>
          </table:table-cell>
          <table:table-cell office:value-type="string" calcext:value-type="string">
            <text:p>Uncommon</text:p>
          </table:table-cell>
          <table:table-cell office:value-type="float" office:value="3" calcext:value-type="float">
            <text:p>3</text:p>
          </table:table-cell>
          <table:table-cell office:value-type="string" calcext:value-type="string">
            <text:p>Twilight Elves</text:p>
          </table:table-cell>
        </table:table-row>
        <table:table-row table:style-name="ro3">
          <table:table-cell office:value-type="string" calcext:value-type="string">
            <text:p>Jotun</text:p>
          </table:table-cell>
          <table:table-cell office:value-type="string" calcext:value-type="string">
            <text:p>Terran</text:p>
          </table:table-cell>
          <table:table-cell office:value-type="string" calcext:value-type="string">
            <text:p>Jotun</text:p>
          </table:table-cell>
          <table:table-cell office:value-type="string" calcext:value-type="string">
            <text:p>Uncommon</text:p>
          </table:table-cell>
          <table:table-cell office:value-type="float" office:value="3" calcext:value-type="float">
            <text:p>3</text:p>
          </table:table-cell>
          <table:table-cell office:value-type="string" calcext:value-type="string">
            <text:p>Giants &amp; Giantkin</text:p>
          </table:table-cell>
        </table:table-row>
        <table:table-row table:style-name="ro3">
          <table:table-cell office:value-type="string" calcext:value-type="string">
            <text:p>Lacertain</text:p>
          </table:table-cell>
          <table:table-cell table:number-columns-repeated="2" office:value-type="string" calcext:value-type="string">
            <text:p>Draconic</text:p>
          </table:table-cell>
          <table:table-cell office:value-type="string" calcext:value-type="string">
            <text:p>Uncommon</text:p>
          </table:table-cell>
          <table:table-cell office:value-type="float" office:value="3" calcext:value-type="float">
            <text:p>3</text:p>
          </table:table-cell>
          <table:table-cell office:value-type="string" calcext:value-type="string">
            <text:p>Lizard Kin</text:p>
          </table:table-cell>
        </table:table-row>
        <table:table-row table:style-name="ro3">
          <table:table-cell office:value-type="string" calcext:value-type="string">
            <text:p>Moonspeech</text:p>
          </table:table-cell>
          <table:table-cell table:number-columns-repeated="2" office:value-type="string" calcext:value-type="string">
            <text:p>Elvish</text:p>
          </table:table-cell>
          <table:table-cell office:value-type="string" calcext:value-type="string">
            <text:p>Uncommon</text:p>
          </table:table-cell>
          <table:table-cell office:value-type="float" office:value="3" calcext:value-type="float">
            <text:p>3</text:p>
          </table:table-cell>
          <table:table-cell office:value-type="string" calcext:value-type="string">
            <text:p>Moon Elves</text:p>
          </table:table-cell>
        </table:table-row>
        <table:table-row table:style-name="ro3">
          <table:table-cell office:value-type="string" calcext:value-type="string">
            <text:p>Orc</text:p>
          </table:table-cell>
          <table:table-cell office:value-type="string" calcext:value-type="string">
            <text:p>Elvish</text:p>
          </table:table-cell>
          <table:table-cell office:value-type="string" calcext:value-type="string">
            <text:p>Orcish</text:p>
          </table:table-cell>
          <table:table-cell office:value-type="string" calcext:value-type="string">
            <text:p>Uncommon</text:p>
          </table:table-cell>
          <table:table-cell office:value-type="float" office:value="3" calcext:value-type="float">
            <text:p>3</text:p>
          </table:table-cell>
          <table:table-cell office:value-type="string" calcext:value-type="string">
            <text:p>Orcs</text:p>
          </table:table-cell>
        </table:table-row>
        <table:table-row table:style-name="ro3">
          <table:table-cell office:value-type="string" calcext:value-type="string">
            <text:p>Sunspeech</text:p>
          </table:table-cell>
          <table:table-cell table:number-columns-repeated="2" office:value-type="string" calcext:value-type="string">
            <text:p>Elvish</text:p>
          </table:table-cell>
          <table:table-cell office:value-type="string" calcext:value-type="string">
            <text:p>Uncommon</text:p>
          </table:table-cell>
          <table:table-cell office:value-type="float" office:value="3" calcext:value-type="float">
            <text:p>3</text:p>
          </table:table-cell>
          <table:table-cell office:value-type="string" calcext:value-type="string">
            <text:p>Sun Elves</text:p>
          </table:table-cell>
        </table:table-row>
        <table:table-row table:style-name="ro3">
          <table:table-cell office:value-type="string" calcext:value-type="string">
            <text:p>Avian</text:p>
          </table:table-cell>
          <table:table-cell office:value-type="string" calcext:value-type="string">
            <text:p>Beast</text:p>
          </table:table-cell>
          <table:table-cell office:value-type="string" calcext:value-type="string">
            <text:p>n/a</text:p>
          </table:table-cell>
          <table:table-cell office:value-type="string" calcext:value-type="string">
            <text:p>Rare</text:p>
          </table:table-cell>
          <table:table-cell office:value-type="float" office:value="4" calcext:value-type="float">
            <text:p>4</text:p>
          </table:table-cell>
          <table:table-cell office:value-type="string" calcext:value-type="string">
            <text:p>Avians</text:p>
          </table:table-cell>
        </table:table-row>
        <table:table-row table:style-name="ro3">
          <table:table-cell office:value-type="string" calcext:value-type="string">
            <text:p>Beast</text:p>
          </table:table-cell>
          <table:table-cell office:value-type="string" calcext:value-type="string">
            <text:p>Primordial</text:p>
          </table:table-cell>
          <table:table-cell office:value-type="string" calcext:value-type="string">
            <text:p>n/a</text:p>
          </table:table-cell>
          <table:table-cell office:value-type="string" calcext:value-type="string">
            <text:p>Rare</text:p>
          </table:table-cell>
          <table:table-cell office:value-type="float" office:value="4" calcext:value-type="float">
            <text:p>4</text:p>
          </table:table-cell>
          <table:table-cell office:value-type="string" calcext:value-type="string">
            <text:p>Beasts</text:p>
          </table:table-cell>
        </table:table-row>
        <table:table-row table:style-name="ro3">
          <table:table-cell office:value-type="string" calcext:value-type="string">
            <text:p>Canine</text:p>
          </table:table-cell>
          <table:table-cell office:value-type="string" calcext:value-type="string">
            <text:p>Beast</text:p>
          </table:table-cell>
          <table:table-cell office:value-type="string" calcext:value-type="string">
            <text:p>n/a</text:p>
          </table:table-cell>
          <table:table-cell office:value-type="string" calcext:value-type="string">
            <text:p>Rare</text:p>
          </table:table-cell>
          <table:table-cell office:value-type="float" office:value="4" calcext:value-type="float">
            <text:p>4</text:p>
          </table:table-cell>
          <table:table-cell office:value-type="string" calcext:value-type="string">
            <text:p>Canines</text:p>
          </table:table-cell>
        </table:table-row>
        <table:table-row table:style-name="ro3">
          <table:table-cell office:value-type="string" calcext:value-type="string">
            <text:p>Elvish, Ancient</text:p>
          </table:table-cell>
          <table:table-cell table:number-columns-repeated="2" office:value-type="string" calcext:value-type="string">
            <text:p>Elvish</text:p>
          </table:table-cell>
          <table:table-cell office:value-type="string" calcext:value-type="string">
            <text:p>Rare</text:p>
          </table:table-cell>
          <table:table-cell office:value-type="float" office:value="4" calcext:value-type="float">
            <text:p>4</text:p>
          </table:table-cell>
          <table:table-cell office:value-type="string" calcext:value-type="string">
            <text:p>Extinct</text:p>
          </table:table-cell>
        </table:table-row>
        <table:table-row table:style-name="ro3">
          <table:table-cell office:value-type="string" calcext:value-type="string">
            <text:p>Feline</text:p>
          </table:table-cell>
          <table:table-cell office:value-type="string" calcext:value-type="string">
            <text:p>Beast</text:p>
          </table:table-cell>
          <table:table-cell office:value-type="string" calcext:value-type="string">
            <text:p>n/a</text:p>
          </table:table-cell>
          <table:table-cell office:value-type="string" calcext:value-type="string">
            <text:p>Rare</text:p>
          </table:table-cell>
          <table:table-cell office:value-type="float" office:value="4" calcext:value-type="float">
            <text:p>4</text:p>
          </table:table-cell>
          <table:table-cell office:value-type="string" calcext:value-type="string">
            <text:p>Felines</text:p>
          </table:table-cell>
        </table:table-row>
        <table:table-row table:style-name="ro3">
          <table:table-cell office:value-type="string" calcext:value-type="string">
            <text:p>Oceanan</text:p>
          </table:table-cell>
          <table:table-cell office:value-type="string" calcext:value-type="string">
            <text:p>Beast</text:p>
          </table:table-cell>
          <table:table-cell office:value-type="string" calcext:value-type="string">
            <text:p>n/a</text:p>
          </table:table-cell>
          <table:table-cell office:value-type="string" calcext:value-type="string">
            <text:p>Rare</text:p>
          </table:table-cell>
          <table:table-cell office:value-type="float" office:value="4" calcext:value-type="float">
            <text:p>4</text:p>
          </table:table-cell>
          <table:table-cell office:value-type="string" calcext:value-type="string">
            <text:p>Fish</text:p>
          </table:table-cell>
        </table:table-row>
        <table:table-row table:style-name="ro3">
          <table:table-cell office:value-type="string" calcext:value-type="string">
            <text:p>Shadowspeech</text:p>
          </table:table-cell>
          <table:table-cell table:number-columns-repeated="2" office:value-type="string" calcext:value-type="string">
            <text:p>Elvish</text:p>
          </table:table-cell>
          <table:table-cell office:value-type="string" calcext:value-type="string">
            <text:p>Rare</text:p>
          </table:table-cell>
          <table:table-cell office:value-type="float" office:value="4" calcext:value-type="float">
            <text:p>4</text:p>
          </table:table-cell>
          <table:table-cell office:value-type="string" calcext:value-type="string">
            <text:p>Shadow Elves</text:p>
          </table:table-cell>
        </table:table-row>
        <table:table-row table:style-name="ro3">
          <table:table-cell office:value-type="string" calcext:value-type="string">
            <text:p>Sylvan</text:p>
          </table:table-cell>
          <table:table-cell office:value-type="string" calcext:value-type="string">
            <text:p>Primordial</text:p>
          </table:table-cell>
          <table:table-cell office:value-type="string" calcext:value-type="string">
            <text:p>Sylvan</text:p>
          </table:table-cell>
          <table:table-cell office:value-type="string" calcext:value-type="string">
            <text:p>Rare</text:p>
          </table:table-cell>
          <table:table-cell office:value-type="float" office:value="4" calcext:value-type="float">
            <text:p>4</text:p>
          </table:table-cell>
          <table:table-cell office:value-type="string" calcext:value-type="string">
            <text:p>Fae</text:p>
          </table:table-cell>
        </table:table-row>
        <table:table-row table:style-name="ro3">
          <table:table-cell office:value-type="string" calcext:value-type="string">
            <text:p>Trentish</text:p>
          </table:table-cell>
          <table:table-cell table:number-columns-repeated="2" office:value-type="string" calcext:value-type="string">
            <text:p>Primordial</text:p>
          </table:table-cell>
          <table:table-cell office:value-type="string" calcext:value-type="string">
            <text:p>Rare</text:p>
          </table:table-cell>
          <table:table-cell office:value-type="float" office:value="4" calcext:value-type="float">
            <text:p>4</text:p>
          </table:table-cell>
          <table:table-cell office:value-type="string" calcext:value-type="string">
            <text:p>Treants</text:p>
          </table:table-cell>
        </table:table-row>
        <table:table-row table:style-name="ro3">
          <table:table-cell office:value-type="string" calcext:value-type="string">
            <text:p>Abyssal</text:p>
          </table:table-cell>
          <table:table-cell office:value-type="string" calcext:value-type="string">
            <text:p>--</text:p>
          </table:table-cell>
          <table:table-cell office:value-type="string" calcext:value-type="string">
            <text:p>Abyssal</text:p>
          </table:table-cell>
          <table:table-cell office:value-type="string" calcext:value-type="string">
            <text:p>Secret</text:p>
          </table:table-cell>
          <table:table-cell office:value-type="float" office:value="5" calcext:value-type="float">
            <text:p>5</text:p>
          </table:table-cell>
          <table:table-cell office:value-type="string" calcext:value-type="string">
            <text:p>Demons</text:p>
          </table:table-cell>
        </table:table-row>
        <table:table-row table:style-name="ro3">
          <table:table-cell office:value-type="string" calcext:value-type="string">
            <text:p>Aquan</text:p>
          </table:table-cell>
          <table:table-cell table:number-columns-repeated="2" office:value-type="string" calcext:value-type="string">
            <text:p>Primordial</text:p>
          </table:table-cell>
          <table:table-cell office:value-type="string" calcext:value-type="string">
            <text:p>Secret</text:p>
          </table:table-cell>
          <table:table-cell office:value-type="float" office:value="5" calcext:value-type="float">
            <text:p>5</text:p>
          </table:table-cell>
          <table:table-cell office:value-type="string" calcext:value-type="string">
            <text:p>Water Elementals</text:p>
          </table:table-cell>
        </table:table-row>
        <table:table-row table:style-name="ro3">
          <table:table-cell office:value-type="string" calcext:value-type="string">
            <text:p>Auran</text:p>
          </table:table-cell>
          <table:table-cell table:number-columns-repeated="2" office:value-type="string" calcext:value-type="string">
            <text:p>Primordial</text:p>
          </table:table-cell>
          <table:table-cell office:value-type="string" calcext:value-type="string">
            <text:p>Secret</text:p>
          </table:table-cell>
          <table:table-cell office:value-type="float" office:value="5" calcext:value-type="float">
            <text:p>5</text:p>
          </table:table-cell>
          <table:table-cell office:value-type="string" calcext:value-type="string">
            <text:p>Air Elementals</text:p>
          </table:table-cell>
        </table:table-row>
        <table:table-row table:style-name="ro3">
          <table:table-cell office:value-type="string" calcext:value-type="string">
            <text:p>Celestial</text:p>
          </table:table-cell>
          <table:table-cell office:value-type="string" calcext:value-type="string">
            <text:p>--</text:p>
          </table:table-cell>
          <table:table-cell office:value-type="string" calcext:value-type="string">
            <text:p>Celestial</text:p>
          </table:table-cell>
          <table:table-cell office:value-type="string" calcext:value-type="string">
            <text:p>Secret</text:p>
          </table:table-cell>
          <table:table-cell office:value-type="float" office:value="5" calcext:value-type="float">
            <text:p>5</text:p>
          </table:table-cell>
          <table:table-cell office:value-type="string" calcext:value-type="string">
            <text:p>Angels</text:p>
          </table:table-cell>
        </table:table-row>
        <table:table-row table:style-name="ro3">
          <table:table-cell office:value-type="string" calcext:value-type="string">
            <text:p>Diabolic</text:p>
          </table:table-cell>
          <table:table-cell office:value-type="string" calcext:value-type="string">
            <text:p>Abyssal + Celestial</text:p>
          </table:table-cell>
          <table:table-cell office:value-type="string" calcext:value-type="string">
            <text:p>Abyssal</text:p>
          </table:table-cell>
          <table:table-cell office:value-type="string" calcext:value-type="string">
            <text:p>Secret</text:p>
          </table:table-cell>
          <table:table-cell office:value-type="float" office:value="5" calcext:value-type="float">
            <text:p>5</text:p>
          </table:table-cell>
          <table:table-cell office:value-type="string" calcext:value-type="string">
            <text:p>Devils</text:p>
          </table:table-cell>
        </table:table-row>
        <table:table-row table:style-name="ro3">
          <table:table-cell office:value-type="string" calcext:value-type="string">
            <text:p>Draconic</text:p>
          </table:table-cell>
          <table:table-cell office:value-type="string" calcext:value-type="string">
            <text:p>--</text:p>
          </table:table-cell>
          <table:table-cell office:value-type="string" calcext:value-type="string">
            <text:p>Draconic</text:p>
          </table:table-cell>
          <table:table-cell office:value-type="string" calcext:value-type="string">
            <text:p>Secret</text:p>
          </table:table-cell>
          <table:table-cell office:value-type="float" office:value="5" calcext:value-type="float">
            <text:p>5</text:p>
          </table:table-cell>
          <table:table-cell office:value-type="string" calcext:value-type="string">
            <text:p>Dragons &amp; Dragonkin</text:p>
          </table:table-cell>
        </table:table-row>
        <table:table-row table:style-name="ro3">
          <table:table-cell office:value-type="string" calcext:value-type="string">
            <text:p>Ignan</text:p>
          </table:table-cell>
          <table:table-cell table:number-columns-repeated="2" office:value-type="string" calcext:value-type="string">
            <text:p>Primordial</text:p>
          </table:table-cell>
          <table:table-cell office:value-type="string" calcext:value-type="string">
            <text:p>Secret</text:p>
          </table:table-cell>
          <table:table-cell office:value-type="float" office:value="5" calcext:value-type="float">
            <text:p>5</text:p>
          </table:table-cell>
          <table:table-cell office:value-type="string" calcext:value-type="string">
            <text:p>Fire Elementals</text:p>
          </table:table-cell>
        </table:table-row>
        <table:table-row table:style-name="ro3">
          <table:table-cell office:value-type="string" calcext:value-type="string">
            <text:p>Primordial</text:p>
          </table:table-cell>
          <table:table-cell office:value-type="string" calcext:value-type="string">
            <text:p>--</text:p>
          </table:table-cell>
          <table:table-cell office:value-type="string" calcext:value-type="string">
            <text:p>Primordial</text:p>
          </table:table-cell>
          <table:table-cell office:value-type="string" calcext:value-type="string">
            <text:p>Secret</text:p>
          </table:table-cell>
          <table:table-cell office:value-type="float" office:value="5" calcext:value-type="float">
            <text:p>5</text:p>
          </table:table-cell>
          <table:table-cell office:value-type="string" calcext:value-type="string">
            <text:p>Elementals</text:p>
          </table:table-cell>
        </table:table-row>
        <table:table-row table:style-name="ro3">
          <table:table-cell office:value-type="string" calcext:value-type="string">
            <text:p>Terran</text:p>
          </table:table-cell>
          <table:table-cell table:number-columns-repeated="2" office:value-type="string" calcext:value-type="string">
            <text:p>Primordial</text:p>
          </table:table-cell>
          <table:table-cell office:value-type="string" calcext:value-type="string">
            <text:p>Secret</text:p>
          </table:table-cell>
          <table:table-cell office:value-type="float" office:value="5" calcext:value-type="float">
            <text:p>5</text:p>
          </table:table-cell>
          <table:table-cell office:value-type="string" calcext:value-type="string">
            <text:p>Earth Elementals</text:p>
          </table:table-cell>
        </table:table-row>
      </table:table>
      <table:table table:name="Equipment" table:style-name="ta14">
        <table:table-column table:style-name="co76" table:default-cell-style-name="Default"/>
        <table:table-column table:style-name="co77" table:default-cell-style-name="Default"/>
        <table:table-column table:style-name="co78" table:default-cell-style-name="Default"/>
        <table:table-column table:style-name="co28" table:default-cell-style-name="Default"/>
        <table:table-column table:style-name="co66" table:default-cell-style-name="Default"/>
        <table:table-column table:style-name="co79" table:default-cell-style-name="Default"/>
        <table:table-column table:style-name="co8" table:default-cell-style-name="Default"/>
        <table:table-column table:style-name="co80" table:default-cell-style-name="Default"/>
        <table:table-column table:style-name="co81" table:default-cell-style-name="Default"/>
        <table:table-column table:style-name="co78" table:default-cell-style-name="Default"/>
        <table:table-column table:style-name="co28" table:default-cell-style-name="Default"/>
        <table:table-column table:style-name="co31" table:default-cell-style-name="Default"/>
        <table:table-column table:style-name="co81" table:default-cell-style-name="Default"/>
        <table:table-column table:style-name="co82" table:default-cell-style-name="Default"/>
        <table:table-column table:style-name="co8" table:default-cell-style-name="Default"/>
        <table:table-column table:style-name="co83" table:default-cell-style-name="Default"/>
        <table:table-column table:style-name="co49"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 table:default-cell-style-name="Default"/>
        <table:table-column table:style-name="co73" table:default-cell-style-name="Default"/>
        <table:table-column table:style-name="co89" table:default-cell-style-name="Default"/>
        <table:table-column table:style-name="co28" table:default-cell-style-name="Default"/>
        <table:table-column table:style-name="co89" table:default-cell-style-name="Default"/>
        <table:table-column table:style-name="co28" table:default-cell-style-name="Default"/>
        <table:table-column table:style-name="co49" table:default-cell-style-name="Default"/>
        <table:table-column table:style-name="co31" table:default-cell-style-name="Default"/>
        <table:table-column table:style-name="co8" table:default-cell-style-name="Default"/>
        <table:table-column table:style-name="co90" table:default-cell-style-name="ce152"/>
        <table:table-column table:style-name="co91" table:default-cell-style-name="ce159"/>
        <table:table-column table:style-name="co92" table:default-cell-style-name="ce159"/>
        <table:table-column table:style-name="co93" table:default-cell-style-name="ce152"/>
        <table:table-column table:style-name="co8" table:default-cell-style-name="Default"/>
        <table:table-column table:style-name="co94" table:default-cell-style-name="ce151"/>
        <table:table-column table:style-name="co95" table:default-cell-style-name="ce160"/>
        <table:table-column table:style-name="co65" table:default-cell-style-name="ce147"/>
        <table:table-column table:style-name="co8" table:default-cell-style-name="Default"/>
        <table:table-column table:style-name="co96" table:default-cell-style-name="Default"/>
        <table:table-column table:style-name="co29" table:default-cell-style-name="Default"/>
        <table:table-column table:style-name="co46" table:default-cell-style-name="Default"/>
        <table:table-column table:style-name="co58" table:default-cell-style-name="Default"/>
        <table:table-column table:style-name="co23" table:default-cell-style-name="Default"/>
        <table:table-column table:style-name="co97" table:default-cell-style-name="Default"/>
        <table:table-column table:style-name="co98" table:default-cell-style-name="Default"/>
        <table:table-column table:style-name="co86" table:default-cell-style-name="Default"/>
        <table:table-column table:style-name="co23" table:default-cell-style-name="Default"/>
        <table:table-column table:style-name="co99" table:default-cell-style-name="Default"/>
        <table:table-column table:style-name="co100" table:default-cell-style-name="Default"/>
        <table:table-column table:style-name="co101" table:default-cell-style-name="Default"/>
        <table:table-column table:style-name="co60" table:default-cell-style-name="Default"/>
        <table:table-column table:style-name="co102" table:default-cell-style-name="Default"/>
        <table:table-column table:style-name="co66" table:default-cell-style-name="Default"/>
        <table:table-column table:style-name="co23" table:default-cell-style-name="Default"/>
        <table:table-column table:style-name="co103" table:default-cell-style-name="Default"/>
        <table:table-column table:style-name="co104" table:default-cell-style-name="Default"/>
        <table:table-column table:style-name="co105" table:default-cell-style-name="Default"/>
        <table:table-column table:style-name="co106" table:default-cell-style-name="Default"/>
        <table:table-column table:style-name="co78" table:default-cell-style-name="Default"/>
        <table:table-column table:style-name="co107" table:default-cell-style-name="Default"/>
        <table:table-column table:style-name="co108" table:default-cell-style-name="Default"/>
        <table:table-column table:style-name="co86" table:default-cell-style-name="Default"/>
        <table:table-column table:style-name="co109" table:default-cell-style-name="Default"/>
        <table:table-column table:style-name="co110" table:default-cell-style-name="Default"/>
        <table:table-column table:style-name="co85" table:default-cell-style-name="Default"/>
        <table:table-column table:style-name="co23" table:default-cell-style-name="Default"/>
        <table:table-column table:style-name="co111" table:default-cell-style-name="Default"/>
        <table:table-column table:style-name="co25" table:default-cell-style-name="Default"/>
        <table:table-column table:style-name="co23" table:default-cell-style-name="Default"/>
        <table:table-column table:style-name="co112" table:default-cell-style-name="Default"/>
        <table:table-column table:style-name="co84" table:default-cell-style-name="Default"/>
        <table:table-column table:style-name="co113" table:default-cell-style-name="Default"/>
        <table:table-column table:style-name="co114" table:default-cell-style-name="Default"/>
        <table:table-column table:style-name="co23" table:default-cell-style-name="Default"/>
        <table:table-column table:style-name="co112" table:default-cell-style-name="Default"/>
        <table:table-column table:style-name="co23" table:default-cell-style-name="ce209"/>
        <table:table-column table:style-name="co23" table:default-cell-style-name="Default"/>
        <table:table-row table:style-name="ro3">
          <table:table-cell table:style-name="ce145" office:value-type="string" calcext:value-type="string">
            <text:p>Quality</text:p>
          </table:table-cell>
          <table:table-cell table:style-name="ce145" office:value-type="string" calcext:value-type="string">
            <text:p>Cost Multiplier</text:p>
          </table:table-cell>
          <table:table-cell table:number-columns-repeated="29"/>
          <table:table-cell table:style-name="Default" table:number-columns-repeated="4"/>
          <table:table-cell/>
          <table:table-cell table:style-name="Default" table:number-columns-repeated="3"/>
          <table:table-cell table:number-columns-repeated="38"/>
          <table:table-cell table:style-name="Default"/>
          <table:table-cell/>
        </table:table-row>
        <table:table-row table:style-name="ro3">
          <table:table-cell table:style-name="ce146" office:value-type="string" calcext:value-type="string">
            <text:p>Poor</text:p>
          </table:table-cell>
          <table:table-cell table:style-name="ce146" office:value-type="float" office:value="0.5" calcext:value-type="float">
            <text:p>0.5</text:p>
          </table:table-cell>
          <table:table-cell table:number-columns-repeated="29"/>
          <table:table-cell table:style-name="Default" table:number-columns-repeated="4"/>
          <table:table-cell/>
          <table:table-cell table:style-name="Default" table:number-columns-repeated="3"/>
          <table:table-cell table:number-columns-repeated="38"/>
          <table:table-cell table:style-name="Default"/>
          <table:table-cell/>
        </table:table-row>
        <table:table-row table:style-name="ro3">
          <table:table-cell table:style-name="ce147" office:value-type="string" calcext:value-type="string">
            <text:p>Common</text:p>
          </table:table-cell>
          <table:table-cell table:style-name="ce147" office:value-type="float" office:value="1" calcext:value-type="float">
            <text:p>1</text:p>
          </table:table-cell>
          <table:table-cell table:number-columns-repeated="29"/>
          <table:table-cell table:style-name="Default" table:number-columns-repeated="4"/>
          <table:table-cell/>
          <table:table-cell table:style-name="Default" table:number-columns-repeated="3"/>
          <table:table-cell table:number-columns-repeated="38"/>
          <table:table-cell table:style-name="Default"/>
          <table:table-cell/>
        </table:table-row>
        <table:table-row table:style-name="ro3">
          <table:table-cell table:style-name="ce146" office:value-type="string" calcext:value-type="string">
            <text:p>Excellent</text:p>
          </table:table-cell>
          <table:table-cell table:style-name="ce146" office:value-type="float" office:value="2" calcext:value-type="float">
            <text:p>2</text:p>
          </table:table-cell>
          <table:table-cell table:number-columns-repeated="29"/>
          <table:table-cell table:style-name="Default" table:number-columns-repeated="4"/>
          <table:table-cell/>
          <table:table-cell table:style-name="Default" table:number-columns-repeated="3"/>
          <table:table-cell table:number-columns-repeated="38"/>
          <table:table-cell table:style-name="Default"/>
          <table:table-cell/>
        </table:table-row>
        <table:table-row table:style-name="ro3">
          <table:table-cell table:style-name="ce147" office:value-type="string" calcext:value-type="string">
            <text:p>Superior</text:p>
          </table:table-cell>
          <table:table-cell table:style-name="ce147" office:value-type="float" office:value="5" calcext:value-type="float">
            <text:p>5</text:p>
          </table:table-cell>
          <table:table-cell table:number-columns-repeated="29"/>
          <table:table-cell table:style-name="Default" table:number-columns-repeated="4"/>
          <table:table-cell/>
          <table:table-cell table:style-name="Default" table:number-columns-repeated="3"/>
          <table:table-cell table:number-columns-repeated="38"/>
          <table:table-cell table:style-name="Default"/>
          <table:table-cell/>
        </table:table-row>
        <table:table-row table:style-name="ro3">
          <table:table-cell table:style-name="ce148" office:value-type="string" calcext:value-type="string">
            <text:p>Master/Luxury</text:p>
          </table:table-cell>
          <table:table-cell table:style-name="ce148" office:value-type="float" office:value="10" calcext:value-type="float">
            <text:p>10</text:p>
          </table:table-cell>
          <table:table-cell table:number-columns-repeated="29"/>
          <table:table-cell table:style-name="Default" table:number-columns-repeated="4"/>
          <table:table-cell/>
          <table:table-cell table:style-name="Default" table:number-columns-repeated="3"/>
          <table:table-cell table:number-columns-repeated="38"/>
          <table:table-cell table:style-name="Default"/>
          <table:table-cell/>
        </table:table-row>
        <table:table-row table:style-name="ro3">
          <table:table-cell table:number-columns-repeated="31"/>
          <table:table-cell table:style-name="Default" table:number-columns-repeated="4"/>
          <table:table-cell/>
          <table:table-cell table:style-name="Default" table:number-columns-repeated="3"/>
          <table:table-cell table:number-columns-repeated="38"/>
          <table:table-cell table:style-name="Default"/>
          <table:table-cell/>
        </table:table-row>
        <table:table-row table:style-name="ro12">
          <table:table-cell table:style-name="ce149" office:value-type="string" calcext:value-type="string">
            <text:p>Weapon</text:p>
          </table:table-cell>
          <table:table-cell table:style-name="ce157" office:value-type="string" calcext:value-type="string">
            <text:p>Price</text:p>
          </table:table-cell>
          <table:table-cell table:style-name="ce157" office:value-type="string" calcext:value-type="string">
            <text:p>Size</text:p>
          </table:table-cell>
          <table:table-cell table:style-name="ce157" office:value-type="string" calcext:value-type="string">
            <text:p>Slots</text:p>
          </table:table-cell>
          <table:table-cell table:style-name="ce157" office:value-type="string" calcext:value-type="string">
            <text:p>Dmg.</text:p>
          </table:table-cell>
          <table:table-cell table:style-name="ce145" office:value-type="string" calcext:value-type="string">
            <text:p>Properties</text:p>
          </table:table-cell>
          <table:table-cell/>
          <table:table-cell table:style-name="ce149" office:value-type="string" calcext:value-type="string">
            <text:p>Weapon</text:p>
          </table:table-cell>
          <table:table-cell table:style-name="ce157" office:value-type="string" calcext:value-type="string">
            <text:p>Price</text:p>
          </table:table-cell>
          <table:table-cell table:style-name="ce157" office:value-type="string" calcext:value-type="string">
            <text:p>Size</text:p>
          </table:table-cell>
          <table:table-cell table:style-name="ce157" office:value-type="string" calcext:value-type="string">
            <text:p>Slots</text:p>
          </table:table-cell>
          <table:table-cell table:style-name="ce157" office:value-type="string" calcext:value-type="string">
            <text:p>Dmg.</text:p>
          </table:table-cell>
          <table:table-cell table:style-name="ce157" office:value-type="string" calcext:value-type="string">
            <text:p>Range</text:p>
          </table:table-cell>
          <table:table-cell table:style-name="ce145" office:value-type="string" calcext:value-type="string">
            <text:p>Properties</text:p>
          </table:table-cell>
          <table:table-cell/>
          <table:table-cell table:style-name="ce149" office:value-type="string" calcext:value-type="string">
            <text:p>Armor Type</text:p>
          </table:table-cell>
          <table:table-cell table:style-name="ce157" office:value-type="string" calcext:value-type="string">
            <text:p>Weight</text:p>
          </table:table-cell>
          <table:table-cell table:style-name="ce157" office:value-type="string" calcext:value-type="string">
            <text:p>DEX Mod</text:p>
          </table:table-cell>
          <table:table-cell table:style-name="ce157" office:value-type="string" calcext:value-type="string">
            <text:p>Cost</text:p>
          </table:table-cell>
          <table:table-cell table:style-name="ce157" office:value-type="string" calcext:value-type="string">
            <text:p>Slots*</text:p>
          </table:table-cell>
          <table:table-cell table:style-name="ce157" office:value-type="string" calcext:value-type="string">
            <text:p>AC</text:p>
          </table:table-cell>
          <table:table-cell table:style-name="ce145" office:value-type="string" calcext:value-type="string">
            <text:p>Properties</text:p>
          </table:table-cell>
          <table:table-cell/>
          <table:table-cell table:style-name="ce170" office:value-type="string" calcext:value-type="string">
            <text:p/>
            <text:p>Shield Type</text:p>
          </table:table-cell>
          <table:table-cell table:style-name="ce157" office:value-type="string" calcext:value-type="string">
            <text:p/>
            <text:p>Cost</text:p>
          </table:table-cell>
          <table:table-cell table:style-name="ce157" office:value-type="string" calcext:value-type="string">
            <text:p/>
            <text:p>Slots</text:p>
          </table:table-cell>
          <table:table-cell table:style-name="ce173" office:value-type="string" calcext:value-type="string" table:number-columns-spanned="4" table:number-rows-spanned="1">
            <text:p>AC Bonus for Armor Weight*</text:p>
          </table:table-cell>
          <table:covered-table-cell table:number-columns-repeated="3"/>
          <table:table-cell/>
          <table:table-cell table:style-name="ce177" office:value-type="string" calcext:value-type="string">
            <text:p>Item</text:p>
          </table:table-cell>
          <table:table-cell table:style-name="ce178" office:value-type="string" calcext:value-type="string">
            <text:p>Price</text:p>
          </table:table-cell>
          <table:table-cell table:style-name="ce178" office:value-type="string" calcext:value-type="string">
            <text:p>Slots</text:p>
          </table:table-cell>
          <table:table-cell table:style-name="ce179" office:value-type="string" calcext:value-type="string">
            <text:p>Properties</text:p>
          </table:table-cell>
          <table:table-cell/>
          <table:table-cell table:style-name="ce177" office:value-type="string" calcext:value-type="string">
            <text:p>Item</text:p>
          </table:table-cell>
          <table:table-cell table:style-name="ce178" office:value-type="string" calcext:value-type="string">
            <text:p>Price</text:p>
          </table:table-cell>
          <table:table-cell table:style-name="ce179" office:value-type="string" calcext:value-type="string">
            <text:p>Slots</text:p>
          </table:table-cell>
          <table:table-cell/>
          <table:table-cell table:style-name="ce149" office:value-type="string" calcext:value-type="string">
            <text:p>Container</text:p>
          </table:table-cell>
          <table:table-cell table:style-name="ce157" office:value-type="string" calcext:value-type="string">
            <text:p>Price</text:p>
          </table:table-cell>
          <table:table-cell table:style-name="ce157" office:value-type="string" calcext:value-type="string">
            <text:p>Slots</text:p>
          </table:table-cell>
          <table:table-cell table:style-name="ce145" office:value-type="string" calcext:value-type="string">
            <text:p>Slots Held</text:p>
          </table:table-cell>
          <table:table-cell/>
          <table:table-cell table:style-name="ce149" office:value-type="string" calcext:value-type="string">
            <text:p>Item</text:p>
          </table:table-cell>
          <table:table-cell table:style-name="ce157" office:value-type="string" calcext:value-type="string">
            <text:p>Price*</text:p>
          </table:table-cell>
          <table:table-cell table:style-name="ce145" office:value-type="string" calcext:value-type="string">
            <text:p>Slots</text:p>
          </table:table-cell>
          <table:table-cell/>
          <table:table-cell table:style-name="ce184" office:value-type="string" calcext:value-type="string">
            <text:p>Dry Storage</text:p>
          </table:table-cell>
          <table:table-cell table:style-name="ce186" office:value-type="string" calcext:value-type="string">
            <text:p>Price</text:p>
          </table:table-cell>
          <table:table-cell table:style-name="ce188" office:value-type="string" calcext:value-type="string">
            <text:p>Weight (pounds)</text:p>
          </table:table-cell>
          <table:table-cell table:style-name="ce194" office:value-type="string" calcext:value-type="string">
            <text:p><text:span text:style-name="T9">Volume Held (</text:span><text:span text:style-name="T10">cu</text:span><text:span text:style-name="T11"> </text:span><text:span text:style-name="T10">ft</text:span><text:span text:style-name="T11">)</text:span></text:p>
          </table:table-cell>
          <table:table-cell table:style-name="ce188" office:value-type="string" calcext:value-type="string">
            <text:p>Weight Held (pounds)</text:p>
          </table:table-cell>
          <table:table-cell table:style-name="ce188" office:value-type="string" calcext:value-type="string">
            <text:p>Hardness/HP</text:p>
          </table:table-cell>
          <table:table-cell/>
          <table:table-cell table:style-name="ce184" office:value-type="string" calcext:value-type="string">
            <text:p>Liquid Storage</text:p>
          </table:table-cell>
          <table:table-cell table:style-name="ce186" office:value-type="string" calcext:value-type="string">
            <text:p>Price</text:p>
          </table:table-cell>
          <table:table-cell table:style-name="ce188" office:value-type="string" calcext:value-type="string">
            <text:p>Weight</text:p>
          </table:table-cell>
          <table:table-cell table:style-name="ce196" office:value-type="string" calcext:value-type="string" table:number-columns-spanned="2" table:number-rows-spanned="1">
            <text:p>Volume Held</text:p>
          </table:table-cell>
          <table:covered-table-cell/>
          <table:table-cell table:style-name="ce188" office:value-type="string" calcext:value-type="string">
            <text:p>Liquid</text:p>
            <text:p>Weight Held</text:p>
          </table:table-cell>
          <table:table-cell table:style-name="ce188" office:value-type="string" calcext:value-type="string">
            <text:p>Max. Weight Held</text:p>
          </table:table-cell>
          <table:table-cell/>
          <table:table-cell table:style-name="ce184" office:value-type="string" calcext:value-type="string">
            <text:p>Mount</text:p>
          </table:table-cell>
          <table:table-cell table:style-name="ce186" office:value-type="string" calcext:value-type="string">
            <text:p>Price</text:p>
          </table:table-cell>
          <table:table-cell table:style-name="ce188" office:value-type="string" calcext:value-type="string">
            <text:p>Source</text:p>
          </table:table-cell>
          <table:table-cell/>
          <table:table-cell table:style-name="ce184" office:value-type="string" calcext:value-type="string">
            <text:p>Food and Lodging</text:p>
          </table:table-cell>
          <table:table-cell table:style-name="ce186" office:value-type="string" calcext:value-type="string">
            <text:p>Price</text:p>
          </table:table-cell>
          <table:table-cell/>
          <table:table-cell table:style-name="ce202" office:value-type="string" calcext:value-type="string">
            <text:p>Drinks</text:p>
          </table:table-cell>
          <table:table-cell table:style-name="ce205" office:value-type="string" calcext:value-type="string">
            <text:p>Drink</text:p>
          </table:table-cell>
          <table:table-cell table:style-name="ce205" office:value-type="string" calcext:value-type="string">
            <text:p>Pitcher (Gallon)</text:p>
          </table:table-cell>
          <table:table-cell table:style-name="ce205" office:value-type="string" calcext:value-type="string">
            <text:p>Bottle</text:p>
          </table:table-cell>
          <table:table-cell/>
          <table:table-cell table:style-name="ce53" office:value-type="string" calcext:value-type="string">
            <text:p>Pack</text:p>
          </table:table-cell>
          <table:table-cell table:style-name="ce53" office:value-type="string" calcext:value-type="string">
            <text:p>Cost</text:p>
          </table:table-cell>
          <table:table-cell table:style-name="ce53" office:value-type="string" calcext:value-type="string">
            <text:p>Slots</text:p>
          </table:table-cell>
        </table:table-row>
        <table:table-row table:style-name="ro3">
          <table:table-cell table:style-name="ce232" office:value-type="string" calcext:value-type="string" table:number-columns-spanned="6" table:number-rows-spanned="1">
            <text:p>Axes</text:p>
          </table:table-cell>
          <table:covered-table-cell table:number-columns-repeated="5"/>
          <table:table-cell/>
          <table:table-cell table:style-name="ce164" office:value-type="string" calcext:value-type="string" table:number-columns-spanned="7" table:number-rows-spanned="1">
            <text:p>Bows</text:p>
          </table:table-cell>
          <table:covered-table-cell table:number-columns-repeated="6"/>
          <table:table-cell/>
          <table:table-cell table:style-name="ce152" office:value-type="string" calcext:value-type="string">
            <text:p>No Armor</text:p>
          </table:table-cell>
          <table:table-cell table:style-name="ce159" office:value-type="string" calcext:value-type="string">
            <text:p>None</text:p>
          </table:table-cell>
          <table:table-cell table:style-name="ce159" office:value-type="string" calcext:value-type="string">
            <text:p>Full</text:p>
          </table:table-cell>
          <table:table-cell table:style-name="ce159" office:value-type="string" calcext:value-type="string">
            <text:p>0 sp</text:p>
          </table:table-cell>
          <table:table-cell table:style-name="ce159" office:value-type="float" office:value="0" calcext:value-type="float">
            <text:p>0</text:p>
          </table:table-cell>
          <table:table-cell table:style-name="ce159" office:value-type="float" office:value="10" calcext:value-type="float">
            <text:p>10</text:p>
          </table:table-cell>
          <table:table-cell table:style-name="ce152" office:value-type="string" calcext:value-type="string">
            <text:p>--</text:p>
          </table:table-cell>
          <table:table-cell/>
          <table:table-cell table:style-name="ce171"/>
          <table:table-cell table:style-name="ce172" table:number-columns-repeated="2"/>
          <table:table-cell table:style-name="ce174" office:value-type="string" calcext:value-type="string">
            <text:p>None</text:p>
          </table:table-cell>
          <table:table-cell table:style-name="ce175" office:value-type="string" calcext:value-type="string">
            <text:p>Light</text:p>
          </table:table-cell>
          <table:table-cell table:style-name="ce174" office:value-type="string" calcext:value-type="string">
            <text:p>Medium</text:p>
          </table:table-cell>
          <table:table-cell table:style-name="ce176" office:value-type="string" calcext:value-type="string">
            <text:p>Heavy</text:p>
          </table:table-cell>
          <table:table-cell/>
          <table:table-cell table:style-name="ce232" office:value-type="string" calcext:value-type="string" table:number-columns-spanned="4" table:number-rows-spanned="1">
            <text:p>Adventuring Gear</text:p>
          </table:table-cell>
          <table:covered-table-cell table:number-columns-repeated="3" table:style-name="Default"/>
          <table:table-cell/>
          <table:table-cell table:style-name="ce232" office:value-type="string" calcext:value-type="string" table:number-columns-spanned="3" table:number-rows-spanned="1">
            <text:p>Alchemy, Drugs &amp; Natural Philosophy</text:p>
          </table:table-cell>
          <table:covered-table-cell table:number-columns-repeated="2" table:style-name="Default"/>
          <table:table-cell/>
          <table:table-cell table:style-name="ce152" office:value-type="string" calcext:value-type="string">
            <text:p>Backpack, Adventurer's</text:p>
          </table:table-cell>
          <table:table-cell table:style-name="ce159" office:value-type="string" calcext:value-type="string">
            <text:p>4 sp</text:p>
          </table:table-cell>
          <table:table-cell table:style-name="ce159" office:value-type="string" calcext:value-type="string">
            <text:p>*</text:p>
          </table:table-cell>
          <table:table-cell table:style-name="ce146" office:value-type="float" office:value="10" calcext:value-type="float">
            <text:p>10</text:p>
          </table:table-cell>
          <table:table-cell/>
          <table:table-cell table:style-name="ce152" office:value-type="string" calcext:value-type="string">
            <text:p>Artisan / Craftsman Clothes</text:p>
          </table:table-cell>
          <table:table-cell table:style-name="ce159" office:value-type="string" calcext:value-type="string">
            <text:p>5 sp</text:p>
          </table:table-cell>
          <table:table-cell table:style-name="ce146" office:value-type="float" office:value="1" calcext:value-type="float">
            <text:p>1</text:p>
          </table:table-cell>
          <table:table-cell/>
          <table:table-cell table:style-name="ce184" office:value-type="string" calcext:value-type="string">
            <text:p>Containers</text:p>
          </table:table-cell>
          <table:table-cell table:style-name="ce191"/>
          <table:table-cell table:style-name="ce189" table:number-columns-repeated="4"/>
          <table:table-cell/>
          <table:table-cell table:style-name="ce195" table:number-columns-repeated="2"/>
          <table:table-cell table:style-name="ce189" office:value-type="string" calcext:value-type="string">
            <text:p>(pounds)</text:p>
          </table:table-cell>
          <table:table-cell table:style-name="ce197" office:value-type="string" calcext:value-type="string" table:number-columns-spanned="2" table:number-rows-spanned="1">
            <text:p><text:span text:style-name="T9">(</text:span><text:span text:style-name="T10">cu</text:span><text:span text:style-name="T11"> </text:span><text:span text:style-name="T10">ft</text:span><text:span text:style-name="T11">)(</text:span><text:span text:style-name="T10">gal</text:span><text:span text:style-name="T11">)</text:span></text:p>
          </table:table-cell>
          <table:covered-table-cell/>
          <table:table-cell table:number-columns-repeated="2" table:style-name="ce189" office:value-type="string" calcext:value-type="string">
            <text:p>(pounds)</text:p>
          </table:table-cell>
          <table:table-cell/>
          <table:table-cell table:style-name="ce283" office:value-type="string" calcext:value-type="string">
            <text:p>   <text:span text:style-name="T8">Camel†</text:span></text:p>
          </table:table-cell>
          <table:table-cell table:style-name="ce280" office:value-type="string" calcext:value-type="string">
            <text:p>75 gp</text:p>
          </table:table-cell>
          <table:table-cell table:style-name="ce189" office:value-type="string" calcext:value-type="string">
            <text:p>BF</text:p>
          </table:table-cell>
          <table:table-cell/>
          <table:table-cell table:style-name="ce185" office:value-type="string" calcext:value-type="string">
            <text:p>City rooms (per month), Common</text:p>
          </table:table-cell>
          <table:table-cell table:style-name="ce280" office:value-type="string" calcext:value-type="string">
            <text:p>20 gp</text:p>
          </table:table-cell>
          <table:table-cell/>
          <table:table-cell table:style-name="ce202" office:value-type="string" calcext:value-type="string">
            <text:p>Draft</text:p>
          </table:table-cell>
          <table:table-cell table:style-name="ce205" office:value-type="string" calcext:value-type="string">
            <text:p>pint</text:p>
          </table:table-cell>
          <table:table-cell table:style-name="ce205" table:number-columns-repeated="2"/>
          <table:table-cell/>
          <table:table-cell office:value-type="string" calcext:value-type="string">
            <text:p>Adventurer’s Pack</text:p>
          </table:table-cell>
          <table:table-cell table:style-name="ce208" table:formula="of:=SUM([.BZ10:.BZ18])" office:value-type="float" office:value="24.3" calcext:value-type="float">
            <text:p>(24.3sp)</text:p>
          </table:table-cell>
          <table:table-cell table:style-name="ce210" table:formula="of:=SUM([.CA10:.CA18])" office:value-type="float" office:value="11" calcext:value-type="float">
            <text:p>(11)</text:p>
          </table:table-cell>
        </table:table-row>
        <table:table-row table:style-name="ro3">
          <table:table-cell table:style-name="ce151" office:value-type="string" calcext:value-type="string">
            <text:p><text:s text:c="2"/>Axe, Battle</text:p>
          </table:table-cell>
          <table:table-cell table:style-name="ce158" office:value-type="float" office:value="20" calcext:value-type="float">
            <text:p>20</text:p>
          </table:table-cell>
          <table:table-cell table:style-name="ce160" office:value-type="string" calcext:value-type="string">
            <text:p>M</text:p>
          </table:table-cell>
          <table:table-cell table:style-name="ce160" office:value-type="float" office:value="1" calcext:value-type="float">
            <text:p>1</text:p>
          </table:table-cell>
          <table:table-cell table:style-name="ce160" office:value-type="string" calcext:value-type="string">
            <text:p>1d8s/p or s/b</text:p>
          </table:table-cell>
          <table:table-cell table:style-name="ce151" office:value-type="string" calcext:value-type="string">
            <text:p>Versatile, Impact</text:p>
          </table:table-cell>
          <table:table-cell/>
          <table:table-cell table:style-name="ce165" office:value-type="string" calcext:value-type="string">
            <text:p><text:s text:c="2"/>Bow, Long</text:p>
          </table:table-cell>
          <table:table-cell table:style-name="ce168" office:value-type="string" calcext:value-type="string">
            <text:p>100 sp</text:p>
          </table:table-cell>
          <table:table-cell table:style-name="ce168" office:value-type="string" calcext:value-type="string">
            <text:p>L</text:p>
          </table:table-cell>
          <table:table-cell table:style-name="ce168" office:value-type="float" office:value="2" calcext:value-type="float">
            <text:p>2</text:p>
          </table:table-cell>
          <table:table-cell table:style-name="ce168" office:value-type="string" calcext:value-type="string">
            <text:p>1d8p</text:p>
          </table:table-cell>
          <table:table-cell table:style-name="ce168" office:value-type="string" calcext:value-type="string">
            <text:p>70/210</text:p>
          </table:table-cell>
          <table:table-cell table:style-name="ce165" office:value-type="string" calcext:value-type="string">
            <text:p>2H</text:p>
          </table:table-cell>
          <table:table-cell/>
          <table:table-cell table:style-name="ce151" office:value-type="string" calcext:value-type="string">
            <text:p>Cloth / Leather</text:p>
          </table:table-cell>
          <table:table-cell table:style-name="ce160" office:value-type="string" calcext:value-type="string">
            <text:p>Light</text:p>
          </table:table-cell>
          <table:table-cell table:style-name="ce160" office:value-type="string" calcext:value-type="string">
            <text:p>Full</text:p>
          </table:table-cell>
          <table:table-cell table:style-name="ce160" office:value-type="string" calcext:value-type="string">
            <text:p>15 sp</text:p>
          </table:table-cell>
          <table:table-cell table:style-name="ce160" office:value-type="float" office:value="1" calcext:value-type="float">
            <text:p>1</text:p>
          </table:table-cell>
          <table:table-cell table:style-name="ce160" office:value-type="float" office:value="11" calcext:value-type="float">
            <text:p>11</text:p>
          </table:table-cell>
          <table:table-cell table:style-name="ce151" office:value-type="string" calcext:value-type="string">
            <text:p>--</text:p>
          </table:table-cell>
          <table:table-cell/>
          <table:table-cell table:style-name="ce151" office:value-type="string" calcext:value-type="string">
            <text:p>Buckler</text:p>
          </table:table-cell>
          <table:table-cell table:style-name="ce160" office:value-type="string" calcext:value-type="string">
            <text:p>10 sp</text:p>
          </table:table-cell>
          <table:table-cell table:style-name="ce160" office:value-type="float" office:value="1" calcext:value-type="float">
            <text:p>1</text:p>
          </table:table-cell>
          <table:table-cell table:style-name="ce160" office:value-type="float" office:value="3" calcext:value-type="float">
            <text:p>3</text:p>
          </table:table-cell>
          <table:table-cell table:style-name="ce160" office:value-type="float" office:value="2" calcext:value-type="float">
            <text:p>2</text:p>
          </table:table-cell>
          <table:table-cell table:style-name="ce160" office:value-type="float" office:value="1" calcext:value-type="float">
            <text:p>1</text:p>
          </table:table-cell>
          <table:table-cell table:style-name="ce147" office:value-type="float" office:value="0" calcext:value-type="float">
            <text:p>0</text:p>
          </table:table-cell>
          <table:table-cell/>
          <table:table-cell table:style-name="ce151" office:value-type="string" calcext:value-type="string">
            <text:p><text:s text:c="2"/>Bed Roll</text:p>
          </table:table-cell>
          <table:table-cell table:style-name="ce160" office:value-type="string" calcext:value-type="string">
            <text:p>2 sp</text:p>
          </table:table-cell>
          <table:table-cell table:style-name="ce160" office:value-type="float" office:value="1" calcext:value-type="float">
            <text:p>1</text:p>
          </table:table-cell>
          <table:table-cell table:style-name="ce151"/>
          <table:table-cell/>
          <table:table-cell office:value-type="string" calcext:value-type="string">
            <text:p>Acid (vial)</text:p>
          </table:table-cell>
          <table:table-cell office:value-type="string" calcext:value-type="string">
            <text:p>10 sp</text:p>
          </table:table-cell>
          <table:table-cell office:value-type="float" office:value="1" calcext:value-type="float">
            <text:p>1</text:p>
          </table:table-cell>
          <table:table-cell/>
          <table:table-cell table:style-name="ce151" office:value-type="string" calcext:value-type="string">
            <text:p>Backpack, Halfling</text:p>
          </table:table-cell>
          <table:table-cell table:style-name="ce160" office:value-type="string" calcext:value-type="string">
            <text:p>4 sp</text:p>
          </table:table-cell>
          <table:table-cell table:style-name="ce160" office:value-type="string" calcext:value-type="string">
            <text:p>*</text:p>
          </table:table-cell>
          <table:table-cell table:style-name="ce147" office:value-type="float" office:value="5" calcext:value-type="float">
            <text:p>5</text:p>
          </table:table-cell>
          <table:table-cell/>
          <table:table-cell table:style-name="ce151" office:value-type="string" calcext:value-type="string">
            <text:p>Clerical Vestments</text:p>
          </table:table-cell>
          <table:table-cell table:style-name="ce160" office:value-type="string" calcext:value-type="string">
            <text:p>10 sp</text:p>
          </table:table-cell>
          <table:table-cell table:style-name="ce147" office:value-type="float" office:value="1" calcext:value-type="float">
            <text:p>1</text:p>
          </table:table-cell>
          <table:table-cell/>
          <table:table-cell table:style-name="ce283" office:value-type="string" calcext:value-type="string">
            <text:p>   <text:span text:style-name="T8">Basket, large</text:span></text:p>
          </table:table-cell>
          <table:table-cell table:style-name="ce280" office:value-type="string" calcext:value-type="string">
            <text:p>3 sp</text:p>
          </table:table-cell>
          <table:table-cell table:style-name="ce189" office:value-type="float" office:value="1" calcext:value-type="float">
            <text:p>1</text:p>
          </table:table-cell>
          <table:table-cell table:style-name="ce189" office:value-type="float" office:value="3" calcext:value-type="float">
            <text:p>3</text:p>
          </table:table-cell>
          <table:table-cell table:style-name="ce189" office:value-type="float" office:value="40" calcext:value-type="float">
            <text:p>40</text:p>
          </table:table-cell>
          <table:table-cell table:style-name="ce189"/>
          <table:table-cell/>
          <table:table-cell table:style-name="ce185" office:value-type="string" calcext:value-type="string">
            <text:p>Barrels</text:p>
          </table:table-cell>
          <table:table-cell table:style-name="ce280"/>
          <table:table-cell table:style-name="ce189" table:number-columns-repeated="5"/>
          <table:table-cell/>
          <table:table-cell table:style-name="ce283" office:value-type="string" calcext:value-type="string">
            <text:p>   <text:span text:style-name="T8">Donkey, mule, or ass</text:span></text:p>
          </table:table-cell>
          <table:table-cell table:style-name="ce280" office:value-type="string" calcext:value-type="string">
            <text:p>40 gp</text:p>
          </table:table-cell>
          <table:table-cell table:style-name="ce189" office:value-type="string" calcext:value-type="string">
            <text:p>BF</text:p>
          </table:table-cell>
          <table:table-cell/>
          <table:table-cell table:style-name="ce185" office:value-type="string" calcext:value-type="string">
            <text:p>City rooms (per month), Poor</text:p>
          </table:table-cell>
          <table:table-cell table:style-name="ce280" office:value-type="string" calcext:value-type="string">
            <text:p>6 sp</text:p>
          </table:table-cell>
          <table:table-cell/>
          <table:table-cell table:style-name="ce185" office:value-type="string" calcext:value-type="string">
            <text:p>Small Beer / Applejack</text:p>
          </table:table-cell>
          <table:table-cell table:style-name="ce280" office:value-type="string" calcext:value-type="string">
            <text:p>5 cp</text:p>
          </table:table-cell>
          <table:table-cell table:style-name="ce280" office:value-type="string" calcext:value-type="string">
            <text:p>4 sp</text:p>
          </table:table-cell>
          <table:table-cell table:style-name="ce280" office:value-type="string" calcext:value-type="string">
            <text:p>-</text:p>
          </table:table-cell>
          <table:table-cell/>
          <table:table-cell office:value-type="string" calcext:value-type="string">
            <text:p><text:s text:c="2"/>Backpack</text:p>
          </table:table-cell>
          <table:table-cell office:value-type="float" office:value="4" calcext:value-type="float">
            <text:p>4.0sp</text:p>
          </table:table-cell>
          <table:table-cell office:value-type="float" office:value="1" calcext:value-type="float">
            <text:p>1</text:p>
          </table:table-cell>
        </table:table-row>
        <table:table-row table:style-name="ro3">
          <table:table-cell table:style-name="ce152" office:value-type="string" calcext:value-type="string">
            <text:p><text:s text:c="2"/>Axe, Great</text:p>
          </table:table-cell>
          <table:table-cell table:style-name="ce159" office:value-type="float" office:value="60" calcext:value-type="float">
            <text:p>60</text:p>
          </table:table-cell>
          <table:table-cell table:style-name="ce159" office:value-type="string" calcext:value-type="string">
            <text:p>L</text:p>
          </table:table-cell>
          <table:table-cell table:style-name="ce159" office:value-type="float" office:value="2" calcext:value-type="float">
            <text:p>2</text:p>
          </table:table-cell>
          <table:table-cell table:style-name="ce159" office:value-type="string" calcext:value-type="string">
            <text:p>1d10s/p or s/b</text:p>
          </table:table-cell>
          <table:table-cell table:style-name="ce152" office:value-type="string" calcext:value-type="string">
            <text:p>2H, Impact</text:p>
          </table:table-cell>
          <table:table-cell/>
          <table:table-cell table:style-name="ce163" office:value-type="string" calcext:value-type="string">
            <text:p><text:s text:c="2"/>Bow, Short</text:p>
          </table:table-cell>
          <table:table-cell table:style-name="ce169" office:value-type="string" calcext:value-type="string">
            <text:p>50 sp</text:p>
          </table:table-cell>
          <table:table-cell table:style-name="ce169" office:value-type="string" calcext:value-type="string">
            <text:p>M</text:p>
          </table:table-cell>
          <table:table-cell table:style-name="ce169" office:value-type="float" office:value="1" calcext:value-type="float">
            <text:p>1</text:p>
          </table:table-cell>
          <table:table-cell table:style-name="ce169" office:value-type="string" calcext:value-type="string">
            <text:p>1d6p</text:p>
          </table:table-cell>
          <table:table-cell table:style-name="ce169" office:value-type="string" calcext:value-type="string">
            <text:p>50/150</text:p>
          </table:table-cell>
          <table:table-cell table:style-name="ce163" office:value-type="string" calcext:value-type="string">
            <text:p>2H</text:p>
          </table:table-cell>
          <table:table-cell/>
          <table:table-cell table:style-name="ce152" office:value-type="string" calcext:value-type="string">
            <text:p>Hardened Leather</text:p>
          </table:table-cell>
          <table:table-cell table:style-name="ce159" office:value-type="string" calcext:value-type="string">
            <text:p>Light</text:p>
          </table:table-cell>
          <table:table-cell table:style-name="ce159" office:value-type="string" calcext:value-type="string">
            <text:p>Full</text:p>
          </table:table-cell>
          <table:table-cell table:style-name="ce159" office:value-type="string" calcext:value-type="string">
            <text:p>40 sp</text:p>
          </table:table-cell>
          <table:table-cell table:style-name="ce159" office:value-type="float" office:value="1" calcext:value-type="float">
            <text:p>1</text:p>
          </table:table-cell>
          <table:table-cell table:style-name="ce159" office:value-type="float" office:value="12" calcext:value-type="float">
            <text:p>12</text:p>
          </table:table-cell>
          <table:table-cell table:style-name="ce152" office:value-type="string" calcext:value-type="string">
            <text:p>--</text:p>
          </table:table-cell>
          <table:table-cell/>
          <table:table-cell table:style-name="ce152" office:value-type="string" calcext:value-type="string">
            <text:p>Medium Shield</text:p>
          </table:table-cell>
          <table:table-cell table:style-name="ce159" office:value-type="string" calcext:value-type="string">
            <text:p>20 sp</text:p>
          </table:table-cell>
          <table:table-cell table:style-name="ce159" office:value-type="float" office:value="1" calcext:value-type="float">
            <text:p>1</text:p>
          </table:table-cell>
          <table:table-cell table:style-name="ce159" office:value-type="float" office:value="4" calcext:value-type="float">
            <text:p>4</text:p>
          </table:table-cell>
          <table:table-cell table:style-name="ce159" office:value-type="float" office:value="3" calcext:value-type="float">
            <text:p>3</text:p>
          </table:table-cell>
          <table:table-cell table:style-name="ce159" office:value-type="float" office:value="2" calcext:value-type="float">
            <text:p>2</text:p>
          </table:table-cell>
          <table:table-cell table:style-name="ce146" office:value-type="float" office:value="1" calcext:value-type="float">
            <text:p>1</text:p>
          </table:table-cell>
          <table:table-cell/>
          <table:table-cell office:value-type="string" calcext:value-type="string">
            <text:p><text:s text:c="2"/>Candles, 12</text:p>
          </table:table-cell>
          <table:table-cell office:value-type="string" calcext:value-type="string">
            <text:p>2 cp</text:p>
          </table:table-cell>
          <table:table-cell office:value-type="float" office:value="1" calcext:value-type="float">
            <text:p>1</text:p>
          </table:table-cell>
          <table:table-cell office:value-type="string" calcext:value-type="string">
            <text:p>5ft bright + 5ft dim light for 1 hour each</text:p>
          </table:table-cell>
          <table:table-cell/>
          <table:table-cell table:style-name="ce152" office:value-type="string" calcext:value-type="string">
            <text:p>Alchemist’s Fire (vial)</text:p>
          </table:table-cell>
          <table:table-cell table:style-name="ce159" office:value-type="string" calcext:value-type="string">
            <text:p>100 sp</text:p>
          </table:table-cell>
          <table:table-cell table:style-name="ce146" office:value-type="float" office:value="1" calcext:value-type="float">
            <text:p>1</text:p>
          </table:table-cell>
          <table:table-cell/>
          <table:table-cell table:style-name="ce152" office:value-type="string" calcext:value-type="string">
            <text:p>Backpack, Knapsack</text:p>
          </table:table-cell>
          <table:table-cell table:style-name="ce159" office:value-type="string" calcext:value-type="string">
            <text:p>3 sp</text:p>
          </table:table-cell>
          <table:table-cell table:style-name="ce159" office:value-type="string" calcext:value-type="string">
            <text:p>*</text:p>
          </table:table-cell>
          <table:table-cell table:style-name="ce146" office:value-type="float" office:value="7" calcext:value-type="float">
            <text:p>7</text:p>
          </table:table-cell>
          <table:table-cell/>
          <table:table-cell table:style-name="ce152" office:value-type="string" calcext:value-type="string">
            <text:p>Cold Weather Outfit</text:p>
          </table:table-cell>
          <table:table-cell table:style-name="ce159" office:value-type="string" calcext:value-type="string">
            <text:p>6 sp</text:p>
          </table:table-cell>
          <table:table-cell table:style-name="ce146" office:value-type="float" office:value="1" calcext:value-type="float">
            <text:p>1</text:p>
          </table:table-cell>
          <table:table-cell/>
          <table:table-cell table:style-name="ce283" office:value-type="string" calcext:value-type="string">
            <text:p>   <text:span text:style-name="T8">Basket, small</text:span></text:p>
          </table:table-cell>
          <table:table-cell table:style-name="ce280" office:value-type="string" calcext:value-type="string">
            <text:p>5 cp</text:p>
          </table:table-cell>
          <table:table-cell table:style-name="ce189" office:value-type="string" calcext:value-type="string">
            <text:p>*</text:p>
          </table:table-cell>
          <table:table-cell table:style-name="ce189" office:value-type="float" office:value="1" calcext:value-type="float">
            <text:p>1</text:p>
          </table:table-cell>
          <table:table-cell table:style-name="ce189" office:value-type="float" office:value="25" calcext:value-type="float">
            <text:p>25</text:p>
          </table:table-cell>
          <table:table-cell table:style-name="ce189"/>
          <table:table-cell/>
          <table:table-cell table:style-name="ce185" office:value-type="string" calcext:value-type="string">
            <text:p>Hand Keg</text:p>
          </table:table-cell>
          <table:table-cell table:style-name="ce280" office:value-type="string" calcext:value-type="string">
            <text:p>2 sp</text:p>
          </table:table-cell>
          <table:table-cell table:style-name="ce189" office:value-type="float" office:value="1" calcext:value-type="float">
            <text:p>1</text:p>
          </table:table-cell>
          <table:table-cell table:style-name="ce189" office:value-type="float" office:value="0.25" calcext:value-type="float">
            <text:p>0.25</text:p>
          </table:table-cell>
          <table:table-cell table:style-name="ce189" office:value-type="float" office:value="2" calcext:value-type="float">
            <text:p>2</text:p>
          </table:table-cell>
          <table:table-cell table:style-name="ce189" office:value-type="float" office:value="16" calcext:value-type="float">
            <text:p>16</text:p>
          </table:table-cell>
          <table:table-cell table:style-name="ce189" office:value-type="float" office:value="30" calcext:value-type="float">
            <text:p>30</text:p>
          </table:table-cell>
          <table:table-cell/>
          <table:table-cell table:style-name="ce283" office:value-type="string" calcext:value-type="string">
            <text:p>   <text:span text:style-name="T8">Elephant, Labor†</text:span></text:p>
          </table:table-cell>
          <table:table-cell table:style-name="ce280" office:value-type="string" calcext:value-type="string">
            <text:p>200 gp</text:p>
          </table:table-cell>
          <table:table-cell table:style-name="ce189" office:value-type="string" calcext:value-type="string">
            <text:p>BF</text:p>
          </table:table-cell>
          <table:table-cell/>
          <table:table-cell table:style-name="ce185" office:value-type="string" calcext:value-type="string">
            <text:p>Grain and stabling for horse (daily)</text:p>
          </table:table-cell>
          <table:table-cell table:style-name="ce280" office:value-type="string" calcext:value-type="string">
            <text:p>5 sp</text:p>
          </table:table-cell>
          <table:table-cell/>
          <table:table-cell table:style-name="ce185" office:value-type="string" calcext:value-type="string">
            <text:p>Beer, common</text:p>
          </table:table-cell>
          <table:table-cell table:style-name="ce280" office:value-type="string" calcext:value-type="string">
            <text:p>5 cp</text:p>
          </table:table-cell>
          <table:table-cell table:style-name="ce280" office:value-type="string" calcext:value-type="string">
            <text:p>4 sp</text:p>
          </table:table-cell>
          <table:table-cell table:style-name="ce280" office:value-type="string" calcext:value-type="string">
            <text:p>-</text:p>
          </table:table-cell>
          <table:table-cell/>
          <table:table-cell office:value-type="string" calcext:value-type="string">
            <text:p><text:s text:c="2"/>Bedroll</text:p>
          </table:table-cell>
          <table:table-cell office:value-type="float" office:value="2" calcext:value-type="float">
            <text:p>2.0sp</text:p>
          </table:table-cell>
          <table:table-cell office:value-type="float" office:value="1" calcext:value-type="float">
            <text:p>1</text:p>
          </table:table-cell>
        </table:table-row>
        <table:table-row table:style-name="ro13">
          <table:table-cell table:style-name="ce151" office:value-type="string" calcext:value-type="string">
            <text:p><text:s text:c="2"/>Axe, Hand</text:p>
          </table:table-cell>
          <table:table-cell table:style-name="ce158" office:value-type="float" office:value="10" calcext:value-type="float">
            <text:p>10</text:p>
          </table:table-cell>
          <table:table-cell table:style-name="ce160" office:value-type="string" calcext:value-type="string">
            <text:p>S</text:p>
          </table:table-cell>
          <table:table-cell table:style-name="ce160" office:value-type="float" office:value="1" calcext:value-type="float">
            <text:p>1</text:p>
          </table:table-cell>
          <table:table-cell table:style-name="ce160" office:value-type="string" calcext:value-type="string">
            <text:p>1d6s</text:p>
          </table:table-cell>
          <table:table-cell table:style-name="ce151" office:value-type="string" calcext:value-type="string">
            <text:p>Hurlant (20/60)</text:p>
          </table:table-cell>
          <table:table-cell/>
          <table:table-cell table:style-name="ce166" office:value-type="string" calcext:value-type="string" table:number-columns-spanned="7" table:number-rows-spanned="1">
            <text:p>Crossbows</text:p>
          </table:table-cell>
          <table:covered-table-cell table:number-columns-repeated="6"/>
          <table:table-cell/>
          <table:table-cell table:style-name="ce151" office:value-type="string" calcext:value-type="string">
            <text:p>Ringmail</text:p>
          </table:table-cell>
          <table:table-cell table:style-name="ce160" office:value-type="string" calcext:value-type="string">
            <text:p>Medium</text:p>
          </table:table-cell>
          <table:table-cell table:style-name="ce160" office:value-type="string" calcext:value-type="string">
            <text:p>Half</text:p>
          </table:table-cell>
          <table:table-cell table:style-name="ce160" office:value-type="string" calcext:value-type="string">
            <text:p>100 sp</text:p>
          </table:table-cell>
          <table:table-cell table:style-name="ce160" office:value-type="float" office:value="2" calcext:value-type="float">
            <text:p>2</text:p>
          </table:table-cell>
          <table:table-cell table:style-name="ce160" office:value-type="float" office:value="13" calcext:value-type="float">
            <text:p>13</text:p>
          </table:table-cell>
          <table:table-cell table:style-name="ce151" office:value-type="string" calcext:value-type="string">
            <text:p>Noisy</text:p>
          </table:table-cell>
          <table:table-cell/>
          <table:table-cell table:style-name="ce151" office:value-type="string" calcext:value-type="string">
            <text:p>Large Shield</text:p>
          </table:table-cell>
          <table:table-cell table:style-name="ce160" office:value-type="string" calcext:value-type="string">
            <text:p>40 sp</text:p>
          </table:table-cell>
          <table:table-cell table:style-name="ce160" office:value-type="float" office:value="1" calcext:value-type="float">
            <text:p>1</text:p>
          </table:table-cell>
          <table:table-cell table:number-columns-repeated="2" table:style-name="ce160" office:value-type="float" office:value="4" calcext:value-type="float">
            <text:p>4</text:p>
          </table:table-cell>
          <table:table-cell table:style-name="ce160" office:value-type="float" office:value="3" calcext:value-type="float">
            <text:p>3</text:p>
          </table:table-cell>
          <table:table-cell table:style-name="ce147" office:value-type="float" office:value="2" calcext:value-type="float">
            <text:p>2</text:p>
          </table:table-cell>
          <table:table-cell/>
          <table:table-cell table:style-name="ce151" office:value-type="string" calcext:value-type="string">
            <text:p><text:s text:c="2"/>Chalk, colored, small bag of pieces</text:p>
          </table:table-cell>
          <table:table-cell table:style-name="ce160" office:value-type="string" calcext:value-type="string">
            <text:p>4 cp</text:p>
          </table:table-cell>
          <table:table-cell table:style-name="ce160" office:value-type="string" calcext:value-type="string">
            <text:p>@</text:p>
          </table:table-cell>
          <table:table-cell table:style-name="ce151" office:value-type="string" calcext:value-type="string">
            <text:p>Roughly 10 pieces per bag.</text:p>
          </table:table-cell>
          <table:table-cell/>
          <table:table-cell office:value-type="string" calcext:value-type="string">
            <text:p>Alchemist's glass works (each piece)</text:p>
          </table:table-cell>
          <table:table-cell office:value-type="string" calcext:value-type="string">
            <text:p><text:span text:style-name="T2">5 cp to</text:span></text:p>
            <text:p><text:span text:style-name="T2">10 sp</text:span></text:p>
          </table:table-cell>
          <table:table-cell office:value-type="string" calcext:value-type="string">
            <text:p>@ to 1</text:p>
          </table:table-cell>
          <table:table-cell/>
          <table:table-cell table:style-name="ce151" office:value-type="string" calcext:value-type="string">
            <text:p>Backpack, Wicker</text:p>
          </table:table-cell>
          <table:table-cell table:style-name="ce158" office:value-type="string" calcext:value-type="string">
            <text:p><text:span text:style-name="T7">2</text:span><text:span text:style-name="T2"> cp</text:span></text:p>
          </table:table-cell>
          <table:table-cell table:style-name="ce160" office:value-type="string" calcext:value-type="string">
            <text:p>*</text:p>
          </table:table-cell>
          <table:table-cell table:style-name="ce147" office:value-type="float" office:value="7" calcext:value-type="float">
            <text:p>7</text:p>
          </table:table-cell>
          <table:table-cell/>
          <table:table-cell table:style-name="ce151" office:value-type="string" calcext:value-type="string">
            <text:p>Common Outfit</text:p>
          </table:table-cell>
          <table:table-cell table:style-name="ce160" office:value-type="string" calcext:value-type="string">
            <text:p>4 sp</text:p>
          </table:table-cell>
          <table:table-cell table:style-name="ce147" office:value-type="float" office:value="1" calcext:value-type="float">
            <text:p>1</text:p>
          </table:table-cell>
          <table:table-cell/>
          <table:table-cell table:style-name="ce184" office:value-type="string" calcext:value-type="string">
            <text:p>Chest</text:p>
          </table:table-cell>
          <table:table-cell table:style-name="ce192"/>
          <table:table-cell table:style-name="ce193" table:number-columns-repeated="4"/>
          <table:table-cell/>
          <table:table-cell table:style-name="ce185" office:value-type="string" calcext:value-type="string">
            <text:p>Firkin / Quarterbarrel</text:p>
          </table:table-cell>
          <table:table-cell table:style-name="ce280" office:value-type="string" calcext:value-type="string">
            <text:p>4 sp</text:p>
          </table:table-cell>
          <table:table-cell table:style-name="ce189" office:value-type="float" office:value="2" calcext:value-type="float">
            <text:p>2</text:p>
          </table:table-cell>
          <table:table-cell table:style-name="ce189" office:value-type="float" office:value="1" calcext:value-type="float">
            <text:p>1</text:p>
          </table:table-cell>
          <table:table-cell table:style-name="ce189" office:value-type="float" office:value="8" calcext:value-type="float">
            <text:p>8</text:p>
          </table:table-cell>
          <table:table-cell table:style-name="ce189" office:value-type="float" office:value="48" calcext:value-type="float">
            <text:p>48</text:p>
          </table:table-cell>
          <table:table-cell table:style-name="ce189" office:value-type="float" office:value="80" calcext:value-type="float">
            <text:p>80</text:p>
          </table:table-cell>
          <table:table-cell/>
          <table:table-cell table:style-name="ce283" office:value-type="string" calcext:value-type="string">
            <text:p>   <text:span text:style-name="T8">Elephant, War†</text:span></text:p>
          </table:table-cell>
          <table:table-cell table:style-name="ce280" office:value-type="string" calcext:value-type="string">
            <text:p>500 gp</text:p>
          </table:table-cell>
          <table:table-cell table:style-name="ce195"/>
          <table:table-cell/>
          <table:table-cell table:style-name="ce185" office:value-type="string" calcext:value-type="string">
            <text:p>Inn lodging (per day/week), Private Room</text:p>
          </table:table-cell>
          <table:table-cell table:style-name="ce280" office:value-type="string" calcext:value-type="string">
            <text:p>2 gp/ 8 gp</text:p>
          </table:table-cell>
          <table:table-cell/>
          <table:table-cell table:style-name="ce185" office:value-type="string" calcext:value-type="string">
            <text:p>Beer, quality</text:p>
          </table:table-cell>
          <table:table-cell table:style-name="ce280" office:value-type="string" calcext:value-type="string">
            <text:p>2 sp</text:p>
          </table:table-cell>
          <table:table-cell table:style-name="ce280" office:value-type="string" calcext:value-type="string">
            <text:p>16 sp</text:p>
          </table:table-cell>
          <table:table-cell table:style-name="ce280" office:value-type="string" calcext:value-type="string">
            <text:p>-</text:p>
          </table:table-cell>
          <table:table-cell/>
          <table:table-cell office:value-type="string" calcext:value-type="string">
            <text:p><text:s text:c="2"/>Clothing, Common</text:p>
          </table:table-cell>
          <table:table-cell office:value-type="float" office:value="4" calcext:value-type="float">
            <text:p>4.0sp</text:p>
          </table:table-cell>
          <table:table-cell office:value-type="float" office:value="0" calcext:value-type="float">
            <text:p>0</text:p>
          </table:table-cell>
        </table:table-row>
        <table:table-row table:style-name="ro3">
          <table:table-cell table:style-name="ce152" office:value-type="string" calcext:value-type="string">
            <text:p><text:s text:c="2"/>Mattock (Footman's Pick)</text:p>
          </table:table-cell>
          <table:table-cell table:style-name="ce159" office:value-type="float" office:value="10" calcext:value-type="float">
            <text:p>10</text:p>
          </table:table-cell>
          <table:table-cell table:style-name="ce159" office:value-type="string" calcext:value-type="string">
            <text:p>M</text:p>
          </table:table-cell>
          <table:table-cell table:style-name="ce159" office:value-type="float" office:value="1" calcext:value-type="float">
            <text:p>1</text:p>
          </table:table-cell>
          <table:table-cell table:style-name="ce159" office:value-type="string" calcext:value-type="string">
            <text:p>1d8p</text:p>
          </table:table-cell>
          <table:table-cell table:style-name="ce152" office:value-type="string" calcext:value-type="string">
            <text:p>Versatile</text:p>
          </table:table-cell>
          <table:table-cell/>
          <table:table-cell table:style-name="ce163" office:value-type="string" calcext:value-type="string">
            <text:p><text:s text:c="2"/>Crossbow, Hand</text:p>
          </table:table-cell>
          <table:table-cell table:style-name="ce169" office:value-type="string" calcext:value-type="string">
            <text:p>200 sp</text:p>
          </table:table-cell>
          <table:table-cell table:style-name="ce169" office:value-type="string" calcext:value-type="string">
            <text:p>S</text:p>
          </table:table-cell>
          <table:table-cell table:style-name="ce169" office:value-type="float" office:value="1" calcext:value-type="float">
            <text:p>1</text:p>
          </table:table-cell>
          <table:table-cell table:style-name="ce169" office:value-type="string" calcext:value-type="string">
            <text:p>1d6p</text:p>
          </table:table-cell>
          <table:table-cell table:style-name="ce169" office:value-type="string" calcext:value-type="string">
            <text:p>30/90</text:p>
          </table:table-cell>
          <table:table-cell table:style-name="ce163" office:value-type="string" calcext:value-type="string">
            <text:p>Reload</text:p>
          </table:table-cell>
          <table:table-cell/>
          <table:table-cell table:style-name="ce152" office:value-type="string" calcext:value-type="string">
            <text:p>Scalemail</text:p>
          </table:table-cell>
          <table:table-cell table:style-name="ce159" office:value-type="string" calcext:value-type="string">
            <text:p>Medium</text:p>
          </table:table-cell>
          <table:table-cell table:style-name="ce159" office:value-type="string" calcext:value-type="string">
            <text:p>Half</text:p>
          </table:table-cell>
          <table:table-cell table:style-name="ce159" office:value-type="string" calcext:value-type="string">
            <text:p>300 sp</text:p>
          </table:table-cell>
          <table:table-cell table:style-name="ce159" office:value-type="float" office:value="2" calcext:value-type="float">
            <text:p>2</text:p>
          </table:table-cell>
          <table:table-cell table:style-name="ce159" office:value-type="float" office:value="14" calcext:value-type="float">
            <text:p>14</text:p>
          </table:table-cell>
          <table:table-cell table:style-name="ce152" office:value-type="string" calcext:value-type="string">
            <text:p>Noisy, Encumbering</text:p>
          </table:table-cell>
          <table:table-cell table:number-columns-repeated="9"/>
          <table:table-cell office:value-type="string" calcext:value-type="string">
            <text:p><text:s text:c="2"/>Chalk, small bag of pieces</text:p>
          </table:table-cell>
          <table:table-cell office:value-type="string" calcext:value-type="string">
            <text:p>2 cp</text:p>
          </table:table-cell>
          <table:table-cell office:value-type="string" calcext:value-type="string">
            <text:p>@</text:p>
          </table:table-cell>
          <table:table-cell office:value-type="string" calcext:value-type="string">
            <text:p>Roughly 10 pieces per bag.</text:p>
          </table:table-cell>
          <table:table-cell/>
          <table:table-cell table:style-name="ce155" office:value-type="string" calcext:value-type="string">
            <text:p><text:span text:style-name="T2">Alchemist</text:span><text:span text:style-name="T4">'</text:span><text:span text:style-name="T2">s lab</text:span></text:p>
          </table:table-cell>
          <table:table-cell table:style-name="ce159" office:value-type="string" calcext:value-type="string">
            <text:p>500 sp</text:p>
          </table:table-cell>
          <table:table-cell table:style-name="ce146" office:value-type="string" calcext:value-type="string">
            <text:p>Immobile</text:p>
          </table:table-cell>
          <table:table-cell/>
          <table:table-cell table:style-name="ce152" office:value-type="string" calcext:value-type="string">
            <text:p>Pack Vest</text:p>
          </table:table-cell>
          <table:table-cell table:style-name="ce159" office:value-type="string" calcext:value-type="string">
            <text:p>10 sp</text:p>
          </table:table-cell>
          <table:table-cell table:style-name="ce159" office:value-type="string" calcext:value-type="string">
            <text:p>*</text:p>
          </table:table-cell>
          <table:table-cell table:style-name="ce146" office:value-type="float" office:value="7" calcext:value-type="float">
            <text:p>7</text:p>
          </table:table-cell>
          <table:table-cell/>
          <table:table-cell table:style-name="ce152" office:value-type="string" calcext:value-type="string">
            <text:p>Courtier Costume</text:p>
          </table:table-cell>
          <table:table-cell table:style-name="ce159" office:value-type="string" calcext:value-type="string">
            <text:p>min 25 sp</text:p>
          </table:table-cell>
          <table:table-cell table:style-name="ce146" office:value-type="float" office:value="1" calcext:value-type="float">
            <text:p>1</text:p>
          </table:table-cell>
          <table:table-cell/>
          <table:table-cell table:style-name="ce283" office:value-type="string" calcext:value-type="string">
            <text:p>   <text:span text:style-name="T8">Small</text:span></text:p>
          </table:table-cell>
          <table:table-cell table:style-name="ce280" office:value-type="string" calcext:value-type="string">
            <text:p>2 gp</text:p>
          </table:table-cell>
          <table:table-cell table:style-name="ce189" office:value-type="float" office:value="25" calcext:value-type="float">
            <text:p>25</text:p>
          </table:table-cell>
          <table:table-cell table:style-name="ce189" office:value-type="float" office:value="2" calcext:value-type="float">
            <text:p>2</text:p>
          </table:table-cell>
          <table:table-cell table:style-name="ce189" office:value-type="float" office:value="100" calcext:value-type="float">
            <text:p>100</text:p>
          </table:table-cell>
          <table:table-cell table:style-name="ce189" office:value-type="string" calcext:value-type="string">
            <text:p>2 / 2</text:p>
          </table:table-cell>
          <table:table-cell/>
          <table:table-cell table:style-name="ce185" office:value-type="string" calcext:value-type="string">
            <text:p>Kilder/ Cask</text:p>
          </table:table-cell>
          <table:table-cell table:style-name="ce280" office:value-type="string" calcext:value-type="string">
            <text:p>8 sp</text:p>
          </table:table-cell>
          <table:table-cell table:style-name="ce189" office:value-type="float" office:value="4" calcext:value-type="float">
            <text:p>4</text:p>
          </table:table-cell>
          <table:table-cell table:style-name="ce189" office:value-type="float" office:value="2" calcext:value-type="float">
            <text:p>2</text:p>
          </table:table-cell>
          <table:table-cell table:style-name="ce189" office:value-type="float" office:value="15" calcext:value-type="float">
            <text:p>15</text:p>
          </table:table-cell>
          <table:table-cell table:style-name="ce189" office:value-type="float" office:value="120" calcext:value-type="float">
            <text:p>120</text:p>
          </table:table-cell>
          <table:table-cell table:style-name="ce189" office:value-type="float" office:value="200" calcext:value-type="float">
            <text:p>200</text:p>
          </table:table-cell>
          <table:table-cell/>
          <table:table-cell table:style-name="ce283" office:value-type="string" calcext:value-type="string">
            <text:p>   <text:span text:style-name="T8">Horse, Draft</text:span></text:p>
          </table:table-cell>
          <table:table-cell table:style-name="ce280" office:value-type="string" calcext:value-type="string">
            <text:p>120 gp</text:p>
          </table:table-cell>
          <table:table-cell table:style-name="ce189" office:value-type="string" calcext:value-type="string">
            <text:p>BF</text:p>
          </table:table-cell>
          <table:table-cell/>
          <table:table-cell table:style-name="ce185" office:value-type="string" calcext:value-type="string">
            <text:p>Inn lodging (per day/week), Common</text:p>
          </table:table-cell>
          <table:table-cell table:style-name="ce280" office:value-type="string" calcext:value-type="string">
            <text:p>5 sp/ 3 gp</text:p>
          </table:table-cell>
          <table:table-cell/>
          <table:table-cell table:style-name="ce185" office:value-type="string" calcext:value-type="string">
            <text:p>Ale / Cider, common</text:p>
          </table:table-cell>
          <table:table-cell table:style-name="ce280" office:value-type="string" calcext:value-type="string">
            <text:p>1 sp</text:p>
          </table:table-cell>
          <table:table-cell table:style-name="ce280" office:value-type="string" calcext:value-type="string">
            <text:p>8 sp</text:p>
          </table:table-cell>
          <table:table-cell table:style-name="ce280" office:value-type="string" calcext:value-type="string">
            <text:p>-</text:p>
          </table:table-cell>
          <table:table-cell/>
          <table:table-cell office:value-type="string" calcext:value-type="string">
            <text:p><text:s text:c="2"/>Dagger</text:p>
          </table:table-cell>
          <table:table-cell office:value-type="float" office:value="4" calcext:value-type="float">
            <text:p>4.0sp</text:p>
          </table:table-cell>
          <table:table-cell office:value-type="float" office:value="1" calcext:value-type="float">
            <text:p>1</text:p>
          </table:table-cell>
        </table:table-row>
        <table:table-row table:style-name="ro3">
          <table:table-cell table:style-name="ce151" office:value-type="string" calcext:value-type="string">
            <text:p><text:s text:c="2"/>Pickaxe (Military Pick)</text:p>
          </table:table-cell>
          <table:table-cell table:style-name="ce160" office:value-type="float" office:value="5" calcext:value-type="float">
            <text:p>5</text:p>
          </table:table-cell>
          <table:table-cell table:style-name="ce160" office:value-type="string" calcext:value-type="string">
            <text:p>S</text:p>
          </table:table-cell>
          <table:table-cell table:style-name="ce160" office:value-type="float" office:value="1" calcext:value-type="float">
            <text:p>1</text:p>
          </table:table-cell>
          <table:table-cell table:style-name="ce160" office:value-type="string" calcext:value-type="string">
            <text:p>1d6p</text:p>
          </table:table-cell>
          <table:table-cell table:style-name="ce151"/>
          <table:table-cell/>
          <table:table-cell table:style-name="ce165" office:value-type="string" calcext:value-type="string">
            <text:p><text:s text:c="2"/>Crossbow, Heavy</text:p>
          </table:table-cell>
          <table:table-cell table:style-name="ce168" office:value-type="string" calcext:value-type="string">
            <text:p>150 sp</text:p>
          </table:table-cell>
          <table:table-cell table:style-name="ce168" office:value-type="string" calcext:value-type="string">
            <text:p>L</text:p>
          </table:table-cell>
          <table:table-cell table:style-name="ce168" office:value-type="float" office:value="2" calcext:value-type="float">
            <text:p>2</text:p>
          </table:table-cell>
          <table:table-cell table:style-name="ce168" office:value-type="string" calcext:value-type="string">
            <text:p>1d10p</text:p>
          </table:table-cell>
          <table:table-cell table:style-name="ce168" office:value-type="string" calcext:value-type="string">
            <text:p>80/240</text:p>
          </table:table-cell>
          <table:table-cell table:style-name="ce165" office:value-type="string" calcext:value-type="string">
            <text:p>2H, Reload</text:p>
          </table:table-cell>
          <table:table-cell/>
          <table:table-cell table:style-name="ce151" office:value-type="string" calcext:value-type="string">
            <text:p>Chainmail</text:p>
          </table:table-cell>
          <table:table-cell table:style-name="ce160" office:value-type="string" calcext:value-type="string">
            <text:p>Medium</text:p>
          </table:table-cell>
          <table:table-cell table:style-name="ce160" office:value-type="string" calcext:value-type="string">
            <text:p>Half</text:p>
          </table:table-cell>
          <table:table-cell table:style-name="ce160" office:value-type="string" calcext:value-type="string">
            <text:p>600 sp</text:p>
          </table:table-cell>
          <table:table-cell table:style-name="ce160" office:value-type="float" office:value="2" calcext:value-type="float">
            <text:p>2</text:p>
          </table:table-cell>
          <table:table-cell table:style-name="ce160" office:value-type="float" office:value="15" calcext:value-type="float">
            <text:p>15</text:p>
          </table:table-cell>
          <table:table-cell table:style-name="ce151" office:value-type="string" calcext:value-type="string">
            <text:p>Noisy, Encumbering</text:p>
          </table:table-cell>
          <table:table-cell table:number-columns-repeated="9"/>
          <table:table-cell table:style-name="ce151" office:value-type="string" calcext:value-type="string">
            <text:p><text:s text:c="2"/>Charcoal sticks</text:p>
          </table:table-cell>
          <table:table-cell table:style-name="ce160" office:value-type="string" calcext:value-type="string">
            <text:p>1 sp</text:p>
          </table:table-cell>
          <table:table-cell table:style-name="ce160" office:value-type="string" calcext:value-type="string">
            <text:p>#</text:p>
          </table:table-cell>
          <table:table-cell table:style-name="ce151"/>
          <table:table-cell/>
          <table:table-cell office:value-type="string" calcext:value-type="string">
            <text:p>Antitoxin (2 doses)</text:p>
          </table:table-cell>
          <table:table-cell office:value-type="string" calcext:value-type="string">
            <text:p>100 sp</text:p>
          </table:table-cell>
          <table:table-cell office:value-type="float" office:value="1" calcext:value-type="float">
            <text:p>1</text:p>
          </table:table-cell>
          <table:table-cell/>
          <table:table-cell table:style-name="ce151" office:value-type="string" calcext:value-type="string">
            <text:p>Pouch / Purse</text:p>
          </table:table-cell>
          <table:table-cell table:style-name="ce160" office:value-type="string" calcext:value-type="string">
            <text:p>2 sp</text:p>
          </table:table-cell>
          <table:table-cell table:style-name="ce160" office:value-type="string" calcext:value-type="string">
            <text:p>@</text:p>
          </table:table-cell>
          <table:table-cell table:style-name="ce147" office:value-type="float" office:value="2" calcext:value-type="float">
            <text:p>2</text:p>
          </table:table-cell>
          <table:table-cell/>
          <table:table-cell table:style-name="ce151" office:value-type="string" calcext:value-type="string">
            <text:p>Entertainer's Costume</text:p>
          </table:table-cell>
          <table:table-cell table:style-name="ce160" office:value-type="string" calcext:value-type="string">
            <text:p>10 sp</text:p>
          </table:table-cell>
          <table:table-cell table:style-name="ce147" office:value-type="float" office:value="1" calcext:value-type="float">
            <text:p>1</text:p>
          </table:table-cell>
          <table:table-cell/>
          <table:table-cell table:style-name="ce283" office:value-type="string" calcext:value-type="string">
            <text:p>   <text:span text:style-name="T8">Small Strongbox</text:span></text:p>
          </table:table-cell>
          <table:table-cell table:style-name="ce280" office:value-type="string" calcext:value-type="string">
            <text:p>25 gp</text:p>
          </table:table-cell>
          <table:table-cell table:style-name="ce189" office:value-type="float" office:value="35" calcext:value-type="float">
            <text:p>35</text:p>
          </table:table-cell>
          <table:table-cell table:style-name="ce189" office:value-type="float" office:value="2" calcext:value-type="float">
            <text:p>2</text:p>
          </table:table-cell>
          <table:table-cell table:style-name="ce189" office:value-type="float" office:value="200" calcext:value-type="float">
            <text:p>200</text:p>
          </table:table-cell>
          <table:table-cell table:style-name="ce189" office:value-type="string" calcext:value-type="string">
            <text:p>6 / 4</text:p>
          </table:table-cell>
          <table:table-cell/>
          <table:table-cell table:style-name="ce185" office:value-type="string" calcext:value-type="string">
            <text:p>Barrel</text:p>
          </table:table-cell>
          <table:table-cell table:style-name="ce280" office:value-type="string" calcext:value-type="string">
            <text:p>1 gp</text:p>
          </table:table-cell>
          <table:table-cell table:style-name="ce189" office:value-type="float" office:value="15" calcext:value-type="float">
            <text:p>15</text:p>
          </table:table-cell>
          <table:table-cell table:style-name="ce189" office:value-type="float" office:value="4" calcext:value-type="float">
            <text:p>4</text:p>
          </table:table-cell>
          <table:table-cell table:style-name="ce189" office:value-type="float" office:value="30" calcext:value-type="float">
            <text:p>30</text:p>
          </table:table-cell>
          <table:table-cell table:style-name="ce189" office:value-type="float" office:value="240" calcext:value-type="float">
            <text:p>240</text:p>
          </table:table-cell>
          <table:table-cell table:style-name="ce189" office:value-type="float" office:value="300" calcext:value-type="float">
            <text:p>300</text:p>
          </table:table-cell>
          <table:table-cell/>
          <table:table-cell table:style-name="ce283" office:value-type="string" calcext:value-type="string">
            <text:p>   <text:span text:style-name="T8">Horse, War</text:span></text:p>
          </table:table-cell>
          <table:table-cell table:style-name="ce280" office:value-type="string" calcext:value-type="string">
            <text:p>200 gp</text:p>
          </table:table-cell>
          <table:table-cell table:style-name="ce189" office:value-type="string" calcext:value-type="string">
            <text:p>BF</text:p>
          </table:table-cell>
          <table:table-cell/>
          <table:table-cell table:style-name="ce185" office:value-type="string" calcext:value-type="string">
            <text:p>Inn lodging (per day/week), Poor</text:p>
          </table:table-cell>
          <table:table-cell table:style-name="ce280" office:value-type="string" calcext:value-type="string">
            <text:p>5 cp/ 2 sp</text:p>
          </table:table-cell>
          <table:table-cell/>
          <table:table-cell table:style-name="ce185" office:value-type="string" calcext:value-type="string">
            <text:p>Ale / Cider, quality</text:p>
          </table:table-cell>
          <table:table-cell table:style-name="ce280" office:value-type="string" calcext:value-type="string">
            <text:p>4 sp</text:p>
          </table:table-cell>
          <table:table-cell table:style-name="ce280" office:value-type="string" calcext:value-type="string">
            <text:p>3 gp</text:p>
          </table:table-cell>
          <table:table-cell table:style-name="ce280" office:value-type="string" calcext:value-type="string">
            <text:p>-</text:p>
          </table:table-cell>
          <table:table-cell/>
          <table:table-cell office:value-type="string" calcext:value-type="string">
            <text:p><text:s text:c="2"/>Mess Kit</text:p>
          </table:table-cell>
          <table:table-cell office:value-type="float" office:value="3" calcext:value-type="float">
            <text:p>3.0sp</text:p>
          </table:table-cell>
          <table:table-cell office:value-type="float" office:value="1" calcext:value-type="float">
            <text:p>1</text:p>
          </table:table-cell>
        </table:table-row>
        <table:table-row table:style-name="ro3">
          <table:table-cell table:style-name="ce232" office:value-type="string" calcext:value-type="string">
            <text:p>Brawling*</text:p>
          </table:table-cell>
          <table:table-cell table:style-name="ce159" table:number-columns-repeated="4"/>
          <table:table-cell table:style-name="ce152"/>
          <table:table-cell/>
          <table:table-cell table:style-name="ce163" office:value-type="string" calcext:value-type="string">
            <text:p><text:s text:c="2"/>Crossbow, Light</text:p>
          </table:table-cell>
          <table:table-cell table:style-name="ce169" office:value-type="string" calcext:value-type="string">
            <text:p>75 sp</text:p>
          </table:table-cell>
          <table:table-cell table:style-name="ce169" office:value-type="string" calcext:value-type="string">
            <text:p>M</text:p>
          </table:table-cell>
          <table:table-cell table:style-name="ce169" office:value-type="float" office:value="2" calcext:value-type="float">
            <text:p>2</text:p>
          </table:table-cell>
          <table:table-cell table:style-name="ce169" office:value-type="string" calcext:value-type="string">
            <text:p>1d8p</text:p>
          </table:table-cell>
          <table:table-cell table:style-name="ce169" office:value-type="string" calcext:value-type="string">
            <text:p>60/180</text:p>
          </table:table-cell>
          <table:table-cell table:style-name="ce163" office:value-type="string" calcext:value-type="string">
            <text:p>2H, Reload</text:p>
          </table:table-cell>
          <table:table-cell/>
          <table:table-cell table:style-name="ce152" office:value-type="string" calcext:value-type="string">
            <text:p>Reinforced Chain</text:p>
          </table:table-cell>
          <table:table-cell table:style-name="ce159" office:value-type="string" calcext:value-type="string">
            <text:p>Heavy</text:p>
          </table:table-cell>
          <table:table-cell table:style-name="ce159" office:value-type="string" calcext:value-type="string">
            <text:p>Zero</text:p>
          </table:table-cell>
          <table:table-cell table:style-name="ce159" office:value-type="string" calcext:value-type="string">
            <text:p>1,000 sp</text:p>
          </table:table-cell>
          <table:table-cell table:style-name="ce159" office:value-type="float" office:value="3" calcext:value-type="float">
            <text:p>3</text:p>
          </table:table-cell>
          <table:table-cell table:style-name="ce159" office:value-type="float" office:value="16" calcext:value-type="float">
            <text:p>16</text:p>
          </table:table-cell>
          <table:table-cell table:style-name="ce152" office:value-type="string" calcext:value-type="string">
            <text:p>Noisy, Encumbering</text:p>
          </table:table-cell>
          <table:table-cell table:number-columns-repeated="9"/>
          <table:table-cell office:value-type="string" calcext:value-type="string">
            <text:p><text:s text:c="2"/>Coal Keeper</text:p>
          </table:table-cell>
          <table:table-cell office:value-type="string" calcext:value-type="string">
            <text:p>2 sp</text:p>
          </table:table-cell>
          <table:table-cell office:value-type="float" office:value="1" calcext:value-type="float">
            <text:p>1</text:p>
          </table:table-cell>
          <table:table-cell table:number-columns-repeated="2"/>
          <table:table-cell table:style-name="ce152" office:value-type="string" calcext:value-type="string">
            <text:p>Balance and Weights, Large measures (to 10lb)</text:p>
          </table:table-cell>
          <table:table-cell table:style-name="ce159" office:value-type="string" calcext:value-type="string">
            <text:p>150 sp</text:p>
          </table:table-cell>
          <table:table-cell table:style-name="ce146" office:value-type="float" office:value="2" calcext:value-type="float">
            <text:p>2</text:p>
          </table:table-cell>
          <table:table-cell/>
          <table:table-cell table:style-name="ce152" office:value-type="string" calcext:value-type="string">
            <text:p>Sack, Large</text:p>
          </table:table-cell>
          <table:table-cell table:style-name="ce159" office:value-type="string" calcext:value-type="string">
            <text:p>1 sp</text:p>
          </table:table-cell>
          <table:table-cell table:style-name="ce159" office:value-type="float" office:value="1" calcext:value-type="float">
            <text:p>1</text:p>
          </table:table-cell>
          <table:table-cell table:style-name="ce146" office:value-type="float" office:value="10" calcext:value-type="float">
            <text:p>10</text:p>
          </table:table-cell>
          <table:table-cell/>
          <table:table-cell table:style-name="ce155" office:value-type="string" calcext:value-type="string">
            <text:p><text:span text:style-name="T2">Noble’</text:span><text:span text:style-name="T4">'</text:span><text:span text:style-name="T2">s Finery</text:span></text:p>
          </table:table-cell>
          <table:table-cell table:style-name="ce159" office:value-type="string" calcext:value-type="string">
            <text:p>min 50 sp</text:p>
          </table:table-cell>
          <table:table-cell table:style-name="ce146" office:value-type="float" office:value="2" calcext:value-type="float">
            <text:p>2</text:p>
          </table:table-cell>
          <table:table-cell/>
          <table:table-cell table:style-name="ce283" office:value-type="string" calcext:value-type="string">
            <text:p>   <text:span text:style-name="T8">Medium</text:span></text:p>
          </table:table-cell>
          <table:table-cell table:style-name="ce280" office:value-type="string" calcext:value-type="string">
            <text:p>5 gp</text:p>
          </table:table-cell>
          <table:table-cell table:style-name="ce189" office:value-type="float" office:value="50" calcext:value-type="float">
            <text:p>50</text:p>
          </table:table-cell>
          <table:table-cell table:style-name="ce189" office:value-type="float" office:value="4" calcext:value-type="float">
            <text:p>4</text:p>
          </table:table-cell>
          <table:table-cell table:style-name="ce189" office:value-type="float" office:value="250" calcext:value-type="float">
            <text:p>250</text:p>
          </table:table-cell>
          <table:table-cell table:style-name="ce189" office:value-type="string" calcext:value-type="string">
            <text:p>2 / 4</text:p>
          </table:table-cell>
          <table:table-cell/>
          <table:table-cell table:style-name="ce185" office:value-type="string" calcext:value-type="string">
            <text:p>Hogshead</text:p>
          </table:table-cell>
          <table:table-cell table:style-name="ce280" office:value-type="string" calcext:value-type="string">
            <text:p>2 gp</text:p>
          </table:table-cell>
          <table:table-cell table:style-name="ce189" office:value-type="float" office:value="20" calcext:value-type="float">
            <text:p>20</text:p>
          </table:table-cell>
          <table:table-cell table:style-name="ce189" office:value-type="float" office:value="6.5" calcext:value-type="float">
            <text:p>6.5</text:p>
          </table:table-cell>
          <table:table-cell table:style-name="ce189" office:value-type="float" office:value="60" calcext:value-type="float">
            <text:p>60</text:p>
          </table:table-cell>
          <table:table-cell table:style-name="ce189" office:value-type="float" office:value="400" calcext:value-type="float">
            <text:p>400</text:p>
          </table:table-cell>
          <table:table-cell table:style-name="ce189" office:value-type="float" office:value="500" calcext:value-type="float">
            <text:p>500</text:p>
          </table:table-cell>
          <table:table-cell/>
          <table:table-cell table:style-name="ce283" office:value-type="string" calcext:value-type="string">
            <text:p>   <text:span text:style-name="T8">Horse, Riding</text:span></text:p>
          </table:table-cell>
          <table:table-cell table:style-name="ce280" office:value-type="string" calcext:value-type="string">
            <text:p>75 gp</text:p>
          </table:table-cell>
          <table:table-cell table:style-name="ce189" office:value-type="string" calcext:value-type="string">
            <text:p>BF</text:p>
          </table:table-cell>
          <table:table-cell/>
          <table:table-cell table:style-name="ce185" office:value-type="string" calcext:value-type="string">
            <text:p>Separate latrine for rooms (per month)</text:p>
          </table:table-cell>
          <table:table-cell table:style-name="ce280" office:value-type="string" calcext:value-type="string">
            <text:p>2 gp</text:p>
          </table:table-cell>
          <table:table-cell/>
          <table:table-cell table:style-name="ce203" office:value-type="string" calcext:value-type="string">
            <text:p>Ale / Cider, exceptional</text:p>
          </table:table-cell>
          <table:table-cell table:style-name="ce206" office:value-type="string" calcext:value-type="string">
            <text:p>1 gp</text:p>
          </table:table-cell>
          <table:table-cell table:style-name="ce206" office:value-type="string" calcext:value-type="string">
            <text:p>8 gp</text:p>
          </table:table-cell>
          <table:table-cell table:style-name="ce206" office:value-type="string" calcext:value-type="string">
            <text:p>-</text:p>
          </table:table-cell>
          <table:table-cell/>
          <table:table-cell office:value-type="string" calcext:value-type="string">
            <text:p><text:s text:c="2"/>Rations (2 days)</text:p>
          </table:table-cell>
          <table:table-cell office:value-type="float" office:value="2" calcext:value-type="float">
            <text:p>2.0sp</text:p>
          </table:table-cell>
          <table:table-cell office:value-type="float" office:value="2" calcext:value-type="float">
            <text:p>2</text:p>
          </table:table-cell>
        </table:table-row>
        <table:table-row table:style-name="ro3">
          <table:table-cell table:style-name="ce151" office:value-type="string" calcext:value-type="string">
            <text:p><text:s text:c="2"/>Punch</text:p>
          </table:table-cell>
          <table:table-cell table:number-columns-repeated="3" table:style-name="ce160" office:value-type="string" calcext:value-type="string">
            <text:p>–</text:p>
          </table:table-cell>
          <table:table-cell table:style-name="ce160" office:value-type="string" calcext:value-type="string">
            <text:p>1d3b</text:p>
          </table:table-cell>
          <table:table-cell table:style-name="ce151"/>
          <table:table-cell/>
          <table:table-cell table:style-name="ce166" office:value-type="string" calcext:value-type="string" table:number-columns-spanned="7" table:number-rows-spanned="1">
            <text:p>Slings &amp; Hurled Weapons</text:p>
          </table:table-cell>
          <table:covered-table-cell table:number-columns-repeated="6"/>
          <table:table-cell/>
          <table:table-cell table:style-name="ce151" office:value-type="string" calcext:value-type="string">
            <text:p>Half-Plate</text:p>
          </table:table-cell>
          <table:table-cell table:style-name="ce160" office:value-type="string" calcext:value-type="string">
            <text:p>Heavy</text:p>
          </table:table-cell>
          <table:table-cell table:style-name="ce160" office:value-type="string" calcext:value-type="string">
            <text:p>Zero</text:p>
          </table:table-cell>
          <table:table-cell table:style-name="ce160" office:value-type="string" calcext:value-type="string">
            <text:p>1,000 sp</text:p>
          </table:table-cell>
          <table:table-cell table:style-name="ce160" office:value-type="float" office:value="3" calcext:value-type="float">
            <text:p>3</text:p>
          </table:table-cell>
          <table:table-cell table:style-name="ce160" office:value-type="float" office:value="17" calcext:value-type="float">
            <text:p>17</text:p>
          </table:table-cell>
          <table:table-cell table:style-name="ce151" office:value-type="string" calcext:value-type="string">
            <text:p>Noisy, Encumbering</text:p>
          </table:table-cell>
          <table:table-cell table:number-columns-repeated="9"/>
          <table:table-cell table:style-name="ce151" office:value-type="string" calcext:value-type="string">
            <text:p><text:s text:c="2"/>Cord / Strap, per 3 ft</text:p>
          </table:table-cell>
          <table:table-cell table:style-name="ce160" office:value-type="string" calcext:value-type="string">
            <text:p>1 cp</text:p>
          </table:table-cell>
          <table:table-cell table:style-name="ce160" office:value-type="float" office:value="1" calcext:value-type="float">
            <text:p>1</text:p>
          </table:table-cell>
          <table:table-cell table:style-name="ce151"/>
          <table:table-cell/>
          <table:table-cell office:value-type="string" calcext:value-type="string">
            <text:p>Belladonna, (sprig)</text:p>
          </table:table-cell>
          <table:table-cell office:value-type="string" calcext:value-type="string">
            <text:p>4 cp</text:p>
          </table:table-cell>
          <table:table-cell office:value-type="string" calcext:value-type="string">
            <text:p>@</text:p>
          </table:table-cell>
          <table:table-cell/>
          <table:table-cell table:style-name="ce151" office:value-type="string" calcext:value-type="string">
            <text:p>Sack, Large Leather</text:p>
          </table:table-cell>
          <table:table-cell table:style-name="ce160" office:value-type="string" calcext:value-type="string">
            <text:p>2 sp</text:p>
          </table:table-cell>
          <table:table-cell table:style-name="ce160" office:value-type="float" office:value="1" calcext:value-type="float">
            <text:p>1</text:p>
          </table:table-cell>
          <table:table-cell table:style-name="ce147" office:value-type="float" office:value="10" calcext:value-type="float">
            <text:p>10</text:p>
          </table:table-cell>
          <table:table-cell/>
          <table:table-cell table:style-name="ce151" office:value-type="string" calcext:value-type="string">
            <text:p>Peasant Outfit</text:p>
          </table:table-cell>
          <table:table-cell table:style-name="ce160" office:value-type="string" calcext:value-type="string">
            <text:p>1 sp</text:p>
          </table:table-cell>
          <table:table-cell table:style-name="ce147" office:value-type="float" office:value="1" calcext:value-type="float">
            <text:p>1</text:p>
          </table:table-cell>
          <table:table-cell/>
          <table:table-cell table:style-name="ce283" office:value-type="string" calcext:value-type="string">
            <text:p>   <text:span text:style-name="T8">Large</text:span></text:p>
          </table:table-cell>
          <table:table-cell table:style-name="ce280" office:value-type="string" calcext:value-type="string">
            <text:p>10 gp</text:p>
          </table:table-cell>
          <table:table-cell table:style-name="ce189" office:value-type="float" office:value="75" calcext:value-type="float">
            <text:p>75</text:p>
          </table:table-cell>
          <table:table-cell table:style-name="ce189" office:value-type="float" office:value="6" calcext:value-type="float">
            <text:p>6</text:p>
          </table:table-cell>
          <table:table-cell table:style-name="ce189" office:value-type="float" office:value="500" calcext:value-type="float">
            <text:p>500</text:p>
          </table:table-cell>
          <table:table-cell table:style-name="ce189" office:value-type="string" calcext:value-type="string">
            <text:p>3 / 5</text:p>
          </table:table-cell>
          <table:table-cell/>
          <table:table-cell table:style-name="ce185" office:value-type="string" calcext:value-type="string">
            <text:p>Butt</text:p>
          </table:table-cell>
          <table:table-cell table:style-name="ce280" office:value-type="string" calcext:value-type="string">
            <text:p>3 gp</text:p>
          </table:table-cell>
          <table:table-cell table:style-name="ce189" office:value-type="float" office:value="40" calcext:value-type="float">
            <text:p>40</text:p>
          </table:table-cell>
          <table:table-cell table:style-name="ce189" office:value-type="float" office:value="13" calcext:value-type="float">
            <text:p>13</text:p>
          </table:table-cell>
          <table:table-cell table:style-name="ce189" office:value-type="float" office:value="100" calcext:value-type="float">
            <text:p>100</text:p>
          </table:table-cell>
          <table:table-cell table:style-name="ce189" office:value-type="float" office:value="800" calcext:value-type="float">
            <text:p>800</text:p>
          </table:table-cell>
          <table:table-cell table:style-name="ce189" office:value-type="float" office:value="1000" calcext:value-type="float">
            <text:p>1000</text:p>
          </table:table-cell>
          <table:table-cell/>
          <table:table-cell table:style-name="ce198" office:value-type="string" calcext:value-type="string">
            <text:p>   <text:span text:style-name="T8">Pony*</text:span></text:p>
          </table:table-cell>
          <table:table-cell table:style-name="ce199" office:value-type="string" calcext:value-type="string">
            <text:p>40 gp</text:p>
          </table:table-cell>
          <table:table-cell table:style-name="ce189" office:value-type="string" calcext:value-type="string">
            <text:p>BF</text:p>
          </table:table-cell>
          <table:table-cell/>
          <table:table-cell table:style-name="ce185" office:value-type="string" calcext:value-type="string">
            <text:p>Meals (per day), Poor</text:p>
          </table:table-cell>
          <table:table-cell table:style-name="ce280" office:value-type="string" calcext:value-type="string">
            <text:p>1 sp</text:p>
          </table:table-cell>
          <table:table-cell/>
          <table:table-cell table:style-name="ce202" office:value-type="string" calcext:value-type="string">
            <text:p>Wine</text:p>
          </table:table-cell>
          <table:table-cell table:style-name="ce205" office:value-type="string" calcext:value-type="string">
            <text:p>glass</text:p>
          </table:table-cell>
          <table:table-cell table:style-name="ce205"/>
          <table:table-cell table:style-name="ce280"/>
          <table:table-cell/>
          <table:table-cell office:value-type="string" calcext:value-type="string">
            <text:p><text:s text:c="2"/>Rope, Hemp (50’)</text:p>
          </table:table-cell>
          <table:table-cell office:value-type="float" office:value="2" calcext:value-type="float">
            <text:p>2.0sp</text:p>
          </table:table-cell>
          <table:table-cell office:value-type="float" office:value="2" calcext:value-type="float">
            <text:p>2</text:p>
          </table:table-cell>
        </table:table-row>
        <table:table-row table:style-name="ro3">
          <table:table-cell table:style-name="ce152" office:value-type="string" calcext:value-type="string">
            <text:p><text:s text:c="2"/>Kick</text:p>
          </table:table-cell>
          <table:table-cell table:number-columns-repeated="3" table:style-name="ce159" office:value-type="string" calcext:value-type="string">
            <text:p>–</text:p>
          </table:table-cell>
          <table:table-cell table:style-name="ce159" office:value-type="string" calcext:value-type="string">
            <text:p>1d4b</text:p>
          </table:table-cell>
          <table:table-cell table:style-name="ce152" office:value-type="string" calcext:value-type="string">
            <text:p>-1 to hit</text:p>
          </table:table-cell>
          <table:table-cell/>
          <table:table-cell table:style-name="ce163" office:value-type="string" calcext:value-type="string">
            <text:p><text:s text:c="2"/>Blowgun</text:p>
          </table:table-cell>
          <table:table-cell table:style-name="ce169" office:value-type="string" calcext:value-type="string">
            <text:p>20 sp</text:p>
          </table:table-cell>
          <table:table-cell table:style-name="ce169" office:value-type="string" calcext:value-type="string">
            <text:p>S</text:p>
          </table:table-cell>
          <table:table-cell table:style-name="ce169" office:value-type="float" office:value="1" calcext:value-type="float">
            <text:p>1</text:p>
          </table:table-cell>
          <table:table-cell table:style-name="ce169" office:value-type="string" calcext:value-type="string">
            <text:p>1d4p</text:p>
          </table:table-cell>
          <table:table-cell table:style-name="ce169" office:value-type="float" office:value="45960" calcext:value-type="float">
            <text:p>45960</text:p>
          </table:table-cell>
          <table:table-cell table:style-name="ce163" office:value-type="string" calcext:value-type="string">
            <text:p>Reload</text:p>
          </table:table-cell>
          <table:table-cell/>
          <table:table-cell table:style-name="ce152" office:value-type="string" calcext:value-type="string">
            <text:p>Platemail</text:p>
          </table:table-cell>
          <table:table-cell table:style-name="ce159" office:value-type="string" calcext:value-type="string">
            <text:p>Heavy</text:p>
          </table:table-cell>
          <table:table-cell table:style-name="ce159" office:value-type="string" calcext:value-type="string">
            <text:p>Zero</text:p>
          </table:table-cell>
          <table:table-cell table:style-name="ce159" office:value-type="string" calcext:value-type="string">
            <text:p>3,000 sp</text:p>
          </table:table-cell>
          <table:table-cell table:style-name="ce159" office:value-type="float" office:value="3" calcext:value-type="float">
            <text:p>3</text:p>
          </table:table-cell>
          <table:table-cell table:style-name="ce159" office:value-type="float" office:value="18" calcext:value-type="float">
            <text:p>18</text:p>
          </table:table-cell>
          <table:table-cell table:style-name="ce152" office:value-type="string" calcext:value-type="string">
            <text:p>Noisy, Encumbering</text:p>
          </table:table-cell>
          <table:table-cell table:number-columns-repeated="9"/>
          <table:table-cell office:value-type="string" calcext:value-type="string">
            <text:p><text:s text:c="2"/>Flask, Silver</text:p>
          </table:table-cell>
          <table:table-cell office:value-type="string" calcext:value-type="string">
            <text:p>20 sp</text:p>
          </table:table-cell>
          <table:table-cell office:value-type="float" office:value="1" calcext:value-type="float">
            <text:p>1</text:p>
          </table:table-cell>
          <table:table-cell table:number-columns-repeated="2"/>
          <table:table-cell table:style-name="ce152" office:value-type="string" calcext:value-type="string">
            <text:p>Common substances (vial)</text:p>
          </table:table-cell>
          <table:table-cell table:style-name="ce159" office:value-type="string" calcext:value-type="string">
            <text:p>1 cp</text:p>
          </table:table-cell>
          <table:table-cell table:style-name="ce146" office:value-type="string" calcext:value-type="string">
            <text:p>@</text:p>
          </table:table-cell>
          <table:table-cell/>
          <table:table-cell table:style-name="ce152" office:value-type="string" calcext:value-type="string">
            <text:p>Sack, Small</text:p>
          </table:table-cell>
          <table:table-cell table:style-name="ce159" office:value-type="string" calcext:value-type="string">
            <text:p>5 cp</text:p>
          </table:table-cell>
          <table:table-cell table:style-name="ce159" office:value-type="float" office:value="1" calcext:value-type="float">
            <text:p>1</text:p>
          </table:table-cell>
          <table:table-cell table:style-name="ce146" office:value-type="float" office:value="5" calcext:value-type="float">
            <text:p>5</text:p>
          </table:table-cell>
          <table:table-cell/>
          <table:table-cell table:style-name="ce152" office:value-type="string" calcext:value-type="string">
            <text:p>Royal Regalia</text:p>
          </table:table-cell>
          <table:table-cell table:style-name="ce159" office:value-type="string" calcext:value-type="string">
            <text:p>min 100 sp</text:p>
          </table:table-cell>
          <table:table-cell table:style-name="ce146" office:value-type="float" office:value="3" calcext:value-type="float">
            <text:p>3</text:p>
          </table:table-cell>
          <table:table-cell/>
          <table:table-cell table:style-name="ce283" office:value-type="string" calcext:value-type="string">
            <text:p>   <text:span text:style-name="T8">Hidden Compartment</text:span></text:p>
          </table:table-cell>
          <table:table-cell table:style-name="ce280" office:value-type="string" calcext:value-type="string">
            <text:p>+40 gp</text:p>
          </table:table-cell>
          <table:table-cell table:number-columns-repeated="4" table:style-name="ce189" office:value-type="string" calcext:value-type="string">
            <text:p>-</text:p>
          </table:table-cell>
          <table:table-cell/>
          <table:table-cell table:style-name="ce185" office:value-type="string" calcext:value-type="string">
            <text:p>Tun</text:p>
          </table:table-cell>
          <table:table-cell table:style-name="ce280" office:value-type="string" calcext:value-type="string">
            <text:p>5 gp</text:p>
          </table:table-cell>
          <table:table-cell table:style-name="ce189" office:value-type="float" office:value="100" calcext:value-type="float">
            <text:p>100</text:p>
          </table:table-cell>
          <table:table-cell table:style-name="ce189" office:value-type="float" office:value="33" calcext:value-type="float">
            <text:p>33</text:p>
          </table:table-cell>
          <table:table-cell table:style-name="ce189" office:value-type="float" office:value="250" calcext:value-type="float">
            <text:p>250</text:p>
          </table:table-cell>
          <table:table-cell table:style-name="ce189" office:value-type="float" office:value="2000" calcext:value-type="float">
            <text:p>2000</text:p>
          </table:table-cell>
          <table:table-cell table:style-name="ce189" office:value-type="float" office:value="2500" calcext:value-type="float">
            <text:p>2500</text:p>
          </table:table-cell>
          <table:table-cell/>
          <table:table-cell table:style-name="ce198" office:value-type="string" calcext:value-type="string">
            <text:p>   <text:span text:style-name="T8">Pony, War*</text:span></text:p>
          </table:table-cell>
          <table:table-cell table:style-name="ce199" office:value-type="string" calcext:value-type="string">
            <text:p>80 gp</text:p>
          </table:table-cell>
          <table:table-cell table:style-name="ce189" office:value-type="string" calcext:value-type="string">
            <text:p>BF</text:p>
          </table:table-cell>
          <table:table-cell/>
          <table:table-cell table:style-name="ce185" office:value-type="string" calcext:value-type="string">
            <text:p>Meals (per day), Common</text:p>
          </table:table-cell>
          <table:table-cell table:style-name="ce280" office:value-type="string" calcext:value-type="string">
            <text:p>3 sp</text:p>
          </table:table-cell>
          <table:table-cell/>
          <table:table-cell table:style-name="ce185" office:value-type="string" calcext:value-type="string">
            <text:p>Wine, common</text:p>
          </table:table-cell>
          <table:table-cell table:style-name="ce280" office:value-type="string" calcext:value-type="string">
            <text:p>2 sp</text:p>
          </table:table-cell>
          <table:table-cell table:style-name="ce280" office:value-type="string" calcext:value-type="string">
            <text:p>16 sp</text:p>
          </table:table-cell>
          <table:table-cell table:style-name="ce280" office:value-type="string" calcext:value-type="string">
            <text:p>1 gp</text:p>
          </table:table-cell>
          <table:table-cell/>
          <table:table-cell office:value-type="string" calcext:value-type="string">
            <text:p><text:s text:c="2"/>Tinderbox</text:p>
          </table:table-cell>
          <table:table-cell office:value-type="float" office:value="3" calcext:value-type="float">
            <text:p>3.0sp</text:p>
          </table:table-cell>
          <table:table-cell office:value-type="float" office:value="1" calcext:value-type="float">
            <text:p>1</text:p>
          </table:table-cell>
        </table:table-row>
        <table:table-row table:style-name="ro3">
          <table:table-cell table:style-name="ce151" office:value-type="string" calcext:value-type="string">
            <text:p><text:s text:c="2"/>Gauntlet / pommel</text:p>
          </table:table-cell>
          <table:table-cell table:number-columns-repeated="3" table:style-name="ce160" office:value-type="string" calcext:value-type="string">
            <text:p>–</text:p>
          </table:table-cell>
          <table:table-cell table:style-name="ce160" office:value-type="string" calcext:value-type="string">
            <text:p>1d4b</text:p>
          </table:table-cell>
          <table:table-cell table:style-name="ce151"/>
          <table:table-cell/>
          <table:table-cell table:style-name="ce167" office:value-type="string" calcext:value-type="string">
            <text:p><text:s text:c="2"/>Bola</text:p>
          </table:table-cell>
          <table:table-cell table:style-name="ce168" office:value-type="string" calcext:value-type="string">
            <text:p>1 sp</text:p>
          </table:table-cell>
          <table:table-cell table:style-name="ce168" office:value-type="string" calcext:value-type="string">
            <text:p>S</text:p>
          </table:table-cell>
          <table:table-cell table:style-name="ce168" office:value-type="float" office:value="1" calcext:value-type="float">
            <text:p>1</text:p>
          </table:table-cell>
          <table:table-cell table:style-name="ce168" office:value-type="string" calcext:value-type="string">
            <text:p>1d4b</text:p>
          </table:table-cell>
          <table:table-cell table:style-name="ce168" office:value-type="string" calcext:value-type="string">
            <text:p>20/60</text:p>
          </table:table-cell>
          <table:table-cell table:style-name="ce165" office:value-type="string" calcext:value-type="string">
            <text:p>Snare, Hurlant</text:p>
          </table:table-cell>
          <table:table-cell/>
          <table:table-cell table:style-name="ce151" office:value-type="string" calcext:value-type="string">
            <text:p>Full Plate</text:p>
          </table:table-cell>
          <table:table-cell table:style-name="ce160" office:value-type="string" calcext:value-type="string">
            <text:p>Heavy</text:p>
          </table:table-cell>
          <table:table-cell table:style-name="ce160" office:value-type="string" calcext:value-type="string">
            <text:p>Zero</text:p>
          </table:table-cell>
          <table:table-cell table:style-name="ce160" office:value-type="string" calcext:value-type="string">
            <text:p>6,000 sp</text:p>
          </table:table-cell>
          <table:table-cell table:style-name="ce160" office:value-type="float" office:value="3" calcext:value-type="float">
            <text:p>3</text:p>
          </table:table-cell>
          <table:table-cell table:style-name="ce160" office:value-type="float" office:value="19" calcext:value-type="float">
            <text:p>19</text:p>
          </table:table-cell>
          <table:table-cell table:style-name="ce151" office:value-type="string" calcext:value-type="string">
            <text:p>Noisy, Encumbering</text:p>
          </table:table-cell>
          <table:table-cell table:number-columns-repeated="9"/>
          <table:table-cell table:style-name="ce151" office:value-type="string" calcext:value-type="string">
            <text:p><text:s text:c="2"/>Flask, Steel</text:p>
          </table:table-cell>
          <table:table-cell table:style-name="ce160" office:value-type="string" calcext:value-type="string">
            <text:p>2 sp</text:p>
          </table:table-cell>
          <table:table-cell table:style-name="ce160" office:value-type="float" office:value="1" calcext:value-type="float">
            <text:p>1</text:p>
          </table:table-cell>
          <table:table-cell table:style-name="ce151"/>
          <table:table-cell/>
          <table:table-cell office:value-type="string" calcext:value-type="string">
            <text:p>Exotic ingredients (vial)</text:p>
          </table:table-cell>
          <table:table-cell office:value-type="string" calcext:value-type="string">
            <text:p>min 50 sp</text:p>
          </table:table-cell>
          <table:table-cell office:value-type="string" calcext:value-type="string">
            <text:p>@</text:p>
          </table:table-cell>
          <table:table-cell/>
          <table:table-cell table:style-name="ce151" office:value-type="string" calcext:value-type="string">
            <text:p>Sack, Small Leather</text:p>
          </table:table-cell>
          <table:table-cell table:style-name="ce160" office:value-type="string" calcext:value-type="string">
            <text:p>1 sp</text:p>
          </table:table-cell>
          <table:table-cell table:style-name="ce160" office:value-type="float" office:value="1" calcext:value-type="float">
            <text:p>1</text:p>
          </table:table-cell>
          <table:table-cell table:style-name="ce147" office:value-type="float" office:value="5" calcext:value-type="float">
            <text:p>5</text:p>
          </table:table-cell>
          <table:table-cell/>
          <table:table-cell table:style-name="ce151" office:value-type="string" calcext:value-type="string">
            <text:p>Scholar's Robes</text:p>
          </table:table-cell>
          <table:table-cell table:style-name="ce160" office:value-type="string" calcext:value-type="string">
            <text:p>5 sp</text:p>
          </table:table-cell>
          <table:table-cell table:style-name="ce147" office:value-type="float" office:value="1" calcext:value-type="float">
            <text:p>1</text:p>
          </table:table-cell>
          <table:table-cell/>
          <table:table-cell table:style-name="ce283" office:value-type="string" calcext:value-type="string">
            <text:p>   <text:span text:style-name="T8">Traveling Chest</text:span></text:p>
          </table:table-cell>
          <table:table-cell table:style-name="ce280" office:value-type="string" calcext:value-type="string">
            <text:p>+100 gp</text:p>
          </table:table-cell>
          <table:table-cell table:style-name="ce189" office:value-type="float" office:value="-10" calcext:value-type="float">
            <text:p>-10</text:p>
          </table:table-cell>
          <table:table-cell table:number-columns-repeated="2" table:style-name="ce189" office:value-type="string" calcext:value-type="string">
            <text:p>-</text:p>
          </table:table-cell>
          <table:table-cell table:style-name="ce189" office:value-type="string" calcext:value-type="string">
            <text:p>3 / 4</text:p>
          </table:table-cell>
          <table:table-cell table:number-columns-repeated="9"/>
          <table:table-cell table:style-name="ce283" office:value-type="string" calcext:value-type="string">
            <text:p>   <text:span text:style-name="T8">War Ram*†</text:span></text:p>
          </table:table-cell>
          <table:table-cell table:style-name="ce280" office:value-type="string" calcext:value-type="string">
            <text:p>200 gp</text:p>
          </table:table-cell>
          <table:table-cell table:style-name="ce189" office:value-type="string" calcext:value-type="string">
            <text:p>FG</text:p>
          </table:table-cell>
          <table:table-cell/>
          <table:table-cell table:style-name="ce185" office:value-type="string" calcext:value-type="string">
            <text:p>Meals (per day), Good</text:p>
          </table:table-cell>
          <table:table-cell table:style-name="ce280" office:value-type="string" calcext:value-type="string">
            <text:p>5 sp</text:p>
          </table:table-cell>
          <table:table-cell/>
          <table:table-cell table:style-name="ce185" office:value-type="string" calcext:value-type="string">
            <text:p>Wine, quality</text:p>
          </table:table-cell>
          <table:table-cell table:style-name="ce280" office:value-type="string" calcext:value-type="string">
            <text:p>1 gp</text:p>
          </table:table-cell>
          <table:table-cell table:style-name="ce280" office:value-type="string" calcext:value-type="string">
            <text:p>10 gp</text:p>
          </table:table-cell>
          <table:table-cell table:style-name="ce280" office:value-type="string" calcext:value-type="string">
            <text:p>5 gp</text:p>
          </table:table-cell>
          <table:table-cell/>
          <table:table-cell office:value-type="string" calcext:value-type="string">
            <text:p><text:s text:c="2"/>Torches (3)</text:p>
          </table:table-cell>
          <table:table-cell office:value-type="float" office:value="0.3" calcext:value-type="float">
            <text:p>0.3sp</text:p>
          </table:table-cell>
          <table:table-cell office:value-type="float" office:value="2" calcext:value-type="float">
            <text:p>2</text:p>
          </table:table-cell>
        </table:table-row>
        <table:table-row table:style-name="ro3">
          <table:table-cell table:style-name="ce152" office:value-type="string" calcext:value-type="string">
            <text:p><text:s text:c="2"/>Cestus / spiked gauntlet</text:p>
          </table:table-cell>
          <table:table-cell table:style-name="ce159" office:value-type="float" office:value="1" calcext:value-type="float">
            <text:p>1</text:p>
          </table:table-cell>
          <table:table-cell table:style-name="ce159" office:value-type="string" calcext:value-type="string">
            <text:p>S</text:p>
          </table:table-cell>
          <table:table-cell table:style-name="ce159" office:value-type="float" office:value="1" calcext:value-type="float">
            <text:p>1</text:p>
          </table:table-cell>
          <table:table-cell table:style-name="ce159" office:value-type="string" calcext:value-type="string">
            <text:p>1d5b or p</text:p>
          </table:table-cell>
          <table:table-cell table:style-name="ce152"/>
          <table:table-cell/>
          <table:table-cell table:style-name="ce163" office:value-type="string" calcext:value-type="string">
            <text:p><text:s text:c="2"/>Dart / Throwing Blade</text:p>
          </table:table-cell>
          <table:table-cell table:style-name="ce169" office:value-type="string" calcext:value-type="string">
            <text:p>1 sp</text:p>
          </table:table-cell>
          <table:table-cell table:style-name="ce169" office:value-type="string" calcext:value-type="string">
            <text:p>S</text:p>
          </table:table-cell>
          <table:table-cell table:style-name="ce169" office:value-type="string" calcext:value-type="string">
            <text:p>*</text:p>
          </table:table-cell>
          <table:table-cell table:style-name="ce169" office:value-type="string" calcext:value-type="string">
            <text:p>1d4p</text:p>
          </table:table-cell>
          <table:table-cell table:style-name="ce169" office:value-type="float" office:value="45960" calcext:value-type="float">
            <text:p>45960</text:p>
          </table:table-cell>
          <table:table-cell table:style-name="ce163" office:value-type="string" calcext:value-type="string">
            <text:p>Hurlant</text:p>
          </table:table-cell>
          <table:table-cell table:number-columns-repeated="17"/>
          <table:table-cell office:value-type="string" calcext:value-type="string">
            <text:p><text:s text:c="2"/>Hammock</text:p>
          </table:table-cell>
          <table:table-cell office:value-type="string" calcext:value-type="string">
            <text:p>5 sp</text:p>
          </table:table-cell>
          <table:table-cell office:value-type="float" office:value="1" calcext:value-type="float">
            <text:p>1</text:p>
          </table:table-cell>
          <table:table-cell table:number-columns-repeated="2"/>
          <table:table-cell table:style-name="ce152" office:value-type="string" calcext:value-type="string">
            <text:p>Herbalist's kit</text:p>
          </table:table-cell>
          <table:table-cell table:style-name="ce159" office:value-type="string" calcext:value-type="string">
            <text:p>10 sp</text:p>
          </table:table-cell>
          <table:table-cell table:style-name="ce146" office:value-type="float" office:value="1" calcext:value-type="float">
            <text:p>1</text:p>
          </table:table-cell>
          <table:table-cell/>
          <table:table-cell table:style-name="ce152" office:value-type="string" calcext:value-type="string">
            <text:p>Saddle Bags, Large</text:p>
          </table:table-cell>
          <table:table-cell table:style-name="ce159" office:value-type="string" calcext:value-type="string">
            <text:p>4 sp</text:p>
          </table:table-cell>
          <table:table-cell table:style-name="ce159" office:value-type="float" office:value="4" calcext:value-type="float">
            <text:p>4</text:p>
          </table:table-cell>
          <table:table-cell table:style-name="ce146" office:value-type="float" office:value="30" calcext:value-type="float">
            <text:p>30</text:p>
          </table:table-cell>
          <table:table-cell/>
          <table:table-cell table:style-name="ce152" office:value-type="string" calcext:value-type="string">
            <text:p>Travel Clothes</text:p>
          </table:table-cell>
          <table:table-cell table:style-name="ce159" office:value-type="string" calcext:value-type="string">
            <text:p>6 sp</text:p>
          </table:table-cell>
          <table:table-cell table:style-name="ce146" office:value-type="float" office:value="1" calcext:value-type="float">
            <text:p>1</text:p>
          </table:table-cell>
          <table:table-cell/>
          <table:table-cell table:style-name="ce184" office:value-type="string" calcext:value-type="string">
            <text:p>Crates</text:p>
          </table:table-cell>
          <table:table-cell table:style-name="ce192"/>
          <table:table-cell table:style-name="ce193" table:number-columns-repeated="4"/>
          <table:table-cell table:number-columns-repeated="9"/>
          <table:table-cell table:style-name="ce283" office:value-type="string" calcext:value-type="string">
            <text:p>   <text:span text:style-name="T8">Riding Dog*</text:span></text:p>
          </table:table-cell>
          <table:table-cell table:style-name="ce280" office:value-type="string" calcext:value-type="string">
            <text:p>80 gp</text:p>
          </table:table-cell>
          <table:table-cell table:style-name="ce189" office:value-type="string" calcext:value-type="string">
            <text:p>BF</text:p>
          </table:table-cell>
          <table:table-cell table:number-columns-repeated="4"/>
          <table:table-cell table:style-name="ce185" office:value-type="string" calcext:value-type="string">
            <text:p>Wine, exceptional</text:p>
          </table:table-cell>
          <table:table-cell table:style-name="ce280" office:value-type="string" calcext:value-type="string">
            <text:p>min 6 gp</text:p>
          </table:table-cell>
          <table:table-cell table:style-name="ce280" office:value-type="string" calcext:value-type="string">
            <text:p>-</text:p>
          </table:table-cell>
          <table:table-cell table:style-name="ce280" office:value-type="string" calcext:value-type="string">
            <text:p>min 30 gp</text:p>
          </table:table-cell>
          <table:table-cell/>
          <table:table-cell office:value-type="string" calcext:value-type="string">
            <text:p>Archer’s Pack</text:p>
          </table:table-cell>
          <table:table-cell table:style-name="ce208" table:formula="of:=SUM([.BZ20:.BZ25])" office:value-type="float" office:value="124" calcext:value-type="float">
            <text:p>(124.0sp)</text:p>
          </table:table-cell>
          <table:table-cell table:style-name="ce210" table:formula="of:=SUM([.CA20:.CA25])" office:value-type="float" office:value="5" calcext:value-type="float">
            <text:p>(5)</text:p>
          </table:table-cell>
        </table:table-row>
        <table:table-row table:style-name="ro3">
          <table:table-cell table:style-name="ce235" office:value-type="string" calcext:value-type="string" table:number-columns-spanned="6" table:number-rows-spanned="1">
            <text:p>Chain and Flail</text:p>
          </table:table-cell>
          <table:covered-table-cell table:number-columns-repeated="5"/>
          <table:table-cell/>
          <table:table-cell table:style-name="ce165" office:value-type="string" calcext:value-type="string">
            <text:p><text:s text:c="2"/>Javelin</text:p>
          </table:table-cell>
          <table:table-cell table:style-name="ce168" office:value-type="string" calcext:value-type="string">
            <text:p>3 sp</text:p>
          </table:table-cell>
          <table:table-cell table:style-name="ce168" office:value-type="string" calcext:value-type="string">
            <text:p>M</text:p>
          </table:table-cell>
          <table:table-cell table:style-name="ce168" office:value-type="float" office:value="1" calcext:value-type="float">
            <text:p>1</text:p>
          </table:table-cell>
          <table:table-cell table:style-name="ce168" office:value-type="string" calcext:value-type="string">
            <text:p>1d6p</text:p>
          </table:table-cell>
          <table:table-cell table:style-name="ce168" office:value-type="string" calcext:value-type="string">
            <text:p>20/60</text:p>
          </table:table-cell>
          <table:table-cell table:style-name="ce165" office:value-type="string" calcext:value-type="string">
            <text:p>Hurlant</text:p>
          </table:table-cell>
          <table:table-cell table:number-columns-repeated="17"/>
          <table:table-cell table:style-name="ce151" office:value-type="string" calcext:value-type="string">
            <text:p><text:s text:c="2"/>Iron Spikes (pitons), 12</text:p>
          </table:table-cell>
          <table:table-cell table:style-name="ce160" office:value-type="string" calcext:value-type="string">
            <text:p>1 sp</text:p>
          </table:table-cell>
          <table:table-cell table:style-name="ce160" office:value-type="float" office:value="1" calcext:value-type="float">
            <text:p>1</text:p>
          </table:table-cell>
          <table:table-cell table:style-name="ce151"/>
          <table:table-cell/>
          <table:table-cell office:value-type="string" calcext:value-type="string">
            <text:p>Lens, Concave/Convex</text:p>
          </table:table-cell>
          <table:table-cell office:value-type="string" calcext:value-type="string">
            <text:p>5 sp</text:p>
          </table:table-cell>
          <table:table-cell office:value-type="string" calcext:value-type="string">
            <text:p>@</text:p>
          </table:table-cell>
          <table:table-cell/>
          <table:table-cell table:style-name="ce151" office:value-type="string" calcext:value-type="string">
            <text:p>Saddle Bags, Small</text:p>
          </table:table-cell>
          <table:table-cell table:style-name="ce160" office:value-type="string" calcext:value-type="string">
            <text:p>3 sp</text:p>
          </table:table-cell>
          <table:table-cell table:style-name="ce160" office:value-type="float" office:value="2" calcext:value-type="float">
            <text:p>2</text:p>
          </table:table-cell>
          <table:table-cell table:style-name="ce147" office:value-type="float" office:value="10" calcext:value-type="float">
            <text:p>10</text:p>
          </table:table-cell>
          <table:table-cell table:number-columns-repeated="5"/>
          <table:table-cell table:style-name="ce283" office:value-type="string" calcext:value-type="string">
            <text:p>   <text:span text:style-name="T8">Small</text:span></text:p>
          </table:table-cell>
          <table:table-cell table:style-name="ce280" office:value-type="string" calcext:value-type="string">
            <text:p>2 sp</text:p>
          </table:table-cell>
          <table:table-cell table:style-name="ce189" office:value-type="float" office:value="3" calcext:value-type="float">
            <text:p>3</text:p>
          </table:table-cell>
          <table:table-cell table:style-name="ce189" office:value-type="float" office:value="1" calcext:value-type="float">
            <text:p>1</text:p>
          </table:table-cell>
          <table:table-cell table:style-name="ce189" office:value-type="float" office:value="20" calcext:value-type="float">
            <text:p>20</text:p>
          </table:table-cell>
          <table:table-cell table:style-name="ce189"/>
          <table:table-cell table:number-columns-repeated="9"/>
          <table:table-cell table:style-name="ce184" office:value-type="string" calcext:value-type="string">
            <text:p>Flying Mounts†</text:p>
          </table:table-cell>
          <table:table-cell table:style-name="ce192"/>
          <table:table-cell table:style-name="ce193"/>
          <table:table-cell/>
          <table:table-cell table:style-name="ce184" office:value-type="string" calcext:value-type="string">
            <text:p>Services</text:p>
          </table:table-cell>
          <table:table-cell table:style-name="ce186" office:value-type="string" calcext:value-type="string">
            <text:p>Price</text:p>
          </table:table-cell>
          <table:table-cell/>
          <table:table-cell table:style-name="ce202" office:value-type="string" calcext:value-type="string">
            <text:p>Mead</text:p>
          </table:table-cell>
          <table:table-cell table:style-name="ce205" office:value-type="string" calcext:value-type="string">
            <text:p>pint</text:p>
          </table:table-cell>
          <table:table-cell table:style-name="ce280" table:number-columns-repeated="2"/>
          <table:table-cell/>
          <table:table-cell office:value-type="string" calcext:value-type="string">
            <text:p><text:s text:c="2"/>Arrows (20)</text:p>
          </table:table-cell>
          <table:table-cell office:value-type="float" office:value="2" calcext:value-type="float">
            <text:p>2.0sp</text:p>
          </table:table-cell>
          <table:table-cell office:value-type="float" office:value="0" calcext:value-type="float">
            <text:p>0</text:p>
          </table:table-cell>
        </table:table-row>
        <table:table-row table:style-name="ro3">
          <table:table-cell table:style-name="ce152" office:value-type="string" calcext:value-type="string">
            <text:p><text:s text:c="2"/>Chain</text:p>
          </table:table-cell>
          <table:table-cell table:style-name="ce159" office:value-type="float" office:value="10" calcext:value-type="float">
            <text:p>10</text:p>
          </table:table-cell>
          <table:table-cell table:style-name="ce159" office:value-type="string" calcext:value-type="string">
            <text:p>M</text:p>
          </table:table-cell>
          <table:table-cell table:style-name="ce159" office:value-type="float" office:value="1" calcext:value-type="float">
            <text:p>1</text:p>
          </table:table-cell>
          <table:table-cell table:style-name="ce159" office:value-type="string" calcext:value-type="string">
            <text:p>1d6b</text:p>
          </table:table-cell>
          <table:table-cell table:style-name="ce152" office:value-type="string" calcext:value-type="string">
            <text:p>Flexible, Snare</text:p>
          </table:table-cell>
          <table:table-cell/>
          <table:table-cell table:style-name="ce163" office:value-type="string" calcext:value-type="string">
            <text:p><text:s text:c="2"/>Random Object (thrown)</text:p>
          </table:table-cell>
          <table:table-cell table:style-name="ce169" office:value-type="string" calcext:value-type="string">
            <text:p>-</text:p>
          </table:table-cell>
          <table:table-cell table:style-name="ce169" office:value-type="string" calcext:value-type="string">
            <text:p>S-M</text:p>
          </table:table-cell>
          <table:table-cell table:style-name="ce169" office:value-type="float" office:value="1" calcext:value-type="float">
            <text:p>1</text:p>
          </table:table-cell>
          <table:table-cell table:style-name="ce169" office:value-type="string" calcext:value-type="string">
            <text:p>1d3</text:p>
          </table:table-cell>
          <table:table-cell table:style-name="ce169" office:value-type="float" office:value="45960" calcext:value-type="float">
            <text:p>45960</text:p>
          </table:table-cell>
          <table:table-cell table:style-name="ce163" office:value-type="string" calcext:value-type="string">
            <text:p>-2 to hit</text:p>
          </table:table-cell>
          <table:table-cell table:number-columns-repeated="17"/>
          <table:table-cell office:value-type="string" calcext:value-type="string">
            <text:p><text:s text:c="2"/>Jar or Bottle, Ceramic</text:p>
          </table:table-cell>
          <table:table-cell office:value-type="string" calcext:value-type="string">
            <text:p>4 cp</text:p>
          </table:table-cell>
          <table:table-cell office:value-type="float" office:value="1" calcext:value-type="float">
            <text:p>1</text:p>
          </table:table-cell>
          <table:table-cell table:number-columns-repeated="2"/>
          <table:table-cell table:style-name="ce152" office:value-type="string" calcext:value-type="string">
            <text:p>Magnets, (1 sq inch)</text:p>
          </table:table-cell>
          <table:table-cell table:style-name="ce159" office:value-type="string" calcext:value-type="string">
            <text:p>5 sp</text:p>
          </table:table-cell>
          <table:table-cell table:style-name="ce146" office:value-type="string" calcext:value-type="string">
            <text:p>@</text:p>
          </table:table-cell>
          <table:table-cell/>
          <table:table-cell table:style-name="ce152" office:value-type="string" calcext:value-type="string">
            <text:p>Satchel / Haversack</text:p>
          </table:table-cell>
          <table:table-cell table:style-name="ce159" office:value-type="string" calcext:value-type="string">
            <text:p>12 cp</text:p>
          </table:table-cell>
          <table:table-cell table:style-name="ce159" office:value-type="string" calcext:value-type="string">
            <text:p>*</text:p>
          </table:table-cell>
          <table:table-cell table:style-name="ce146" office:value-type="float" office:value="3" calcext:value-type="float">
            <text:p>3</text:p>
          </table:table-cell>
          <table:table-cell table:number-columns-repeated="5"/>
          <table:table-cell table:style-name="ce283" office:value-type="string" calcext:value-type="string">
            <text:p>   <text:span text:style-name="T8">Medium</text:span></text:p>
          </table:table-cell>
          <table:table-cell table:style-name="ce280" office:value-type="string" calcext:value-type="string">
            <text:p>5 sp</text:p>
          </table:table-cell>
          <table:table-cell table:style-name="ce189" office:value-type="float" office:value="10" calcext:value-type="float">
            <text:p>10</text:p>
          </table:table-cell>
          <table:table-cell table:style-name="ce189" office:value-type="float" office:value="8" calcext:value-type="float">
            <text:p>8</text:p>
          </table:table-cell>
          <table:table-cell table:style-name="ce189" office:value-type="float" office:value="120" calcext:value-type="float">
            <text:p>120</text:p>
          </table:table-cell>
          <table:table-cell table:style-name="ce189"/>
          <table:table-cell table:number-columns-repeated="9"/>
          <table:table-cell table:style-name="ce283" office:value-type="string" calcext:value-type="string">
            <text:p>   <text:span text:style-name="T8">Griffon</text:span></text:p>
          </table:table-cell>
          <table:table-cell table:style-name="ce280" office:value-type="string" calcext:value-type="string">
            <text:p>5,000 gp</text:p>
          </table:table-cell>
          <table:table-cell table:style-name="ce189" office:value-type="string" calcext:value-type="string">
            <text:p>BF</text:p>
          </table:table-cell>
          <table:table-cell/>
          <table:table-cell table:style-name="ce185" office:value-type="string" calcext:value-type="string">
            <text:p>Bath</text:p>
          </table:table-cell>
          <table:table-cell table:style-name="ce280" office:value-type="string" calcext:value-type="string">
            <text:p>3 cp</text:p>
          </table:table-cell>
          <table:table-cell/>
          <table:table-cell table:style-name="ce185" office:value-type="string" calcext:value-type="string">
            <text:p>Mead, common</text:p>
          </table:table-cell>
          <table:table-cell table:style-name="ce280" office:value-type="string" calcext:value-type="string">
            <text:p>1 sp</text:p>
          </table:table-cell>
          <table:table-cell table:style-name="ce280" office:value-type="string" calcext:value-type="string">
            <text:p>-</text:p>
          </table:table-cell>
          <table:table-cell table:style-name="ce280" office:value-type="string" calcext:value-type="string">
            <text:p>5 sp</text:p>
          </table:table-cell>
          <table:table-cell/>
          <table:table-cell office:value-type="string" calcext:value-type="string">
            <text:p><text:s text:c="2"/>Hardened Leather</text:p>
          </table:table-cell>
          <table:table-cell office:value-type="float" office:value="40" calcext:value-type="float">
            <text:p>40.0sp</text:p>
          </table:table-cell>
          <table:table-cell office:value-type="float" office:value="1" calcext:value-type="float">
            <text:p>1</text:p>
          </table:table-cell>
        </table:table-row>
        <table:table-row table:style-name="ro3">
          <table:table-cell table:style-name="ce151" office:value-type="string" calcext:value-type="string">
            <text:p><text:s text:c="2"/>Flail</text:p>
          </table:table-cell>
          <table:table-cell table:style-name="ce160" office:value-type="float" office:value="20" calcext:value-type="float">
            <text:p>20</text:p>
          </table:table-cell>
          <table:table-cell table:style-name="ce160" office:value-type="string" calcext:value-type="string">
            <text:p>M</text:p>
          </table:table-cell>
          <table:table-cell table:style-name="ce160" office:value-type="float" office:value="1" calcext:value-type="float">
            <text:p>1</text:p>
          </table:table-cell>
          <table:table-cell table:style-name="ce160" office:value-type="string" calcext:value-type="string">
            <text:p>1d8b</text:p>
          </table:table-cell>
          <table:table-cell table:style-name="ce151" office:value-type="string" calcext:value-type="string">
            <text:p>Impact, Flexible</text:p>
          </table:table-cell>
          <table:table-cell/>
          <table:table-cell table:style-name="ce165" office:value-type="string" calcext:value-type="string">
            <text:p><text:s text:c="2"/>Sling</text:p>
          </table:table-cell>
          <table:table-cell table:style-name="ce168" office:value-type="string" calcext:value-type="string">
            <text:p>2 cp</text:p>
          </table:table-cell>
          <table:table-cell table:style-name="ce168" office:value-type="string" calcext:value-type="string">
            <text:p>S</text:p>
          </table:table-cell>
          <table:table-cell table:style-name="ce168" office:value-type="float" office:value="1" calcext:value-type="float">
            <text:p>1</text:p>
          </table:table-cell>
          <table:table-cell table:style-name="ce168" office:value-type="string" calcext:value-type="string">
            <text:p>1d6b</text:p>
          </table:table-cell>
          <table:table-cell table:style-name="ce168" office:value-type="string" calcext:value-type="string">
            <text:p>60/180</text:p>
          </table:table-cell>
          <table:table-cell table:style-name="ce165"/>
          <table:table-cell table:number-columns-repeated="17"/>
          <table:table-cell table:style-name="ce151" office:value-type="string" calcext:value-type="string">
            <text:p><text:s text:c="2"/>Jar or Bottle, Glass</text:p>
          </table:table-cell>
          <table:table-cell table:style-name="ce160" office:value-type="string" calcext:value-type="string">
            <text:p>12 cp</text:p>
          </table:table-cell>
          <table:table-cell table:style-name="ce160" office:value-type="float" office:value="1" calcext:value-type="float">
            <text:p>1</text:p>
          </table:table-cell>
          <table:table-cell table:style-name="ce151"/>
          <table:table-cell/>
          <table:table-cell office:value-type="string" calcext:value-type="string">
            <text:p>Mandrake, root</text:p>
          </table:table-cell>
          <table:table-cell office:value-type="string" calcext:value-type="string">
            <text:p>25 cp</text:p>
          </table:table-cell>
          <table:table-cell office:value-type="string" calcext:value-type="string">
            <text:p>@</text:p>
          </table:table-cell>
          <table:table-cell/>
          <table:table-cell table:style-name="ce151" office:value-type="string" calcext:value-type="string">
            <text:p>Satchel, Oilskin</text:p>
          </table:table-cell>
          <table:table-cell table:style-name="ce160" office:value-type="string" calcext:value-type="string">
            <text:p>6 sp</text:p>
          </table:table-cell>
          <table:table-cell table:style-name="ce160" office:value-type="string" calcext:value-type="string">
            <text:p>*</text:p>
          </table:table-cell>
          <table:table-cell table:style-name="ce147" office:value-type="float" office:value="3" calcext:value-type="float">
            <text:p>3</text:p>
          </table:table-cell>
          <table:table-cell/>
          <table:table-cell table:style-name="ce184" office:value-type="string" calcext:value-type="string">
            <text:p>Animal Gear</text:p>
          </table:table-cell>
          <table:table-cell table:style-name="ce186" office:value-type="string" calcext:value-type="string">
            <text:p>Price</text:p>
          </table:table-cell>
          <table:table-cell table:style-name="ce188" office:value-type="string" calcext:value-type="string">
            <text:p>Weight</text:p>
          </table:table-cell>
          <table:table-cell/>
          <table:table-cell table:style-name="ce283" office:value-type="string" calcext:value-type="string">
            <text:p>   <text:span text:style-name="T8">Large</text:span></text:p>
          </table:table-cell>
          <table:table-cell table:style-name="ce280" office:value-type="string" calcext:value-type="string">
            <text:p>8 sp</text:p>
          </table:table-cell>
          <table:table-cell table:style-name="ce189" office:value-type="float" office:value="40" calcext:value-type="float">
            <text:p>40</text:p>
          </table:table-cell>
          <table:table-cell table:style-name="ce189" office:value-type="float" office:value="64" calcext:value-type="float">
            <text:p>64</text:p>
          </table:table-cell>
          <table:table-cell table:style-name="ce189" office:value-type="float" office:value="640" calcext:value-type="float">
            <text:p>640</text:p>
          </table:table-cell>
          <table:table-cell table:style-name="ce189"/>
          <table:table-cell table:number-columns-repeated="9"/>
          <table:table-cell table:style-name="ce283" office:value-type="string" calcext:value-type="string">
            <text:p>   <text:span text:style-name="T8">Hippogriff</text:span></text:p>
          </table:table-cell>
          <table:table-cell table:style-name="ce280" office:value-type="string" calcext:value-type="string">
            <text:p>2,000-3,000 gp</text:p>
          </table:table-cell>
          <table:table-cell table:style-name="ce189" office:value-type="string" calcext:value-type="string">
            <text:p>BF</text:p>
          </table:table-cell>
          <table:table-cell/>
          <table:table-cell table:style-name="ce185" office:value-type="string" calcext:value-type="string">
            <text:p>Clerk (per letter)</text:p>
          </table:table-cell>
          <table:table-cell table:style-name="ce280" office:value-type="string" calcext:value-type="string">
            <text:p>2 sp</text:p>
          </table:table-cell>
          <table:table-cell/>
          <table:table-cell table:style-name="ce185" office:value-type="string" calcext:value-type="string">
            <text:p>Mead, quality</text:p>
          </table:table-cell>
          <table:table-cell table:style-name="ce280" office:value-type="string" calcext:value-type="string">
            <text:p>4 sp</text:p>
          </table:table-cell>
          <table:table-cell table:style-name="ce280" office:value-type="string" calcext:value-type="string">
            <text:p>-</text:p>
          </table:table-cell>
          <table:table-cell table:style-name="ce280" office:value-type="string" calcext:value-type="string">
            <text:p>2 gp</text:p>
          </table:table-cell>
          <table:table-cell/>
          <table:table-cell office:value-type="string" calcext:value-type="string">
            <text:p><text:s text:c="2"/>Medium Weapon</text:p>
          </table:table-cell>
          <table:table-cell office:value-type="float" office:value="15" calcext:value-type="float">
            <text:p>15.0sp</text:p>
          </table:table-cell>
          <table:table-cell office:value-type="float" office:value="1" calcext:value-type="float">
            <text:p>1</text:p>
          </table:table-cell>
        </table:table-row>
        <table:table-row table:style-name="ro3">
          <table:table-cell table:style-name="ce152" office:value-type="string" calcext:value-type="string">
            <text:p><text:s text:c="2"/>Flail, Great</text:p>
          </table:table-cell>
          <table:table-cell table:style-name="ce159" office:value-type="float" office:value="25" calcext:value-type="float">
            <text:p>25</text:p>
          </table:table-cell>
          <table:table-cell table:style-name="ce159" office:value-type="string" calcext:value-type="string">
            <text:p>L</text:p>
          </table:table-cell>
          <table:table-cell table:style-name="ce159" office:value-type="float" office:value="2" calcext:value-type="float">
            <text:p>2</text:p>
          </table:table-cell>
          <table:table-cell table:style-name="ce159" office:value-type="string" calcext:value-type="string">
            <text:p>1d10b</text:p>
          </table:table-cell>
          <table:table-cell table:style-name="ce152" office:value-type="string" calcext:value-type="string">
            <text:p>2H, Impact, Flexible</text:p>
          </table:table-cell>
          <table:table-cell/>
          <table:table-cell table:style-name="ce166" office:value-type="string" calcext:value-type="string" table:number-columns-spanned="7" table:number-rows-spanned="1">
            <text:p>Amunition</text:p>
          </table:table-cell>
          <table:covered-table-cell table:number-columns-repeated="6"/>
          <table:table-cell table:number-columns-repeated="17"/>
          <table:table-cell office:value-type="string" calcext:value-type="string">
            <text:p><text:s text:c="2"/>Kit, Healer’s</text:p>
          </table:table-cell>
          <table:table-cell office:value-type="string" calcext:value-type="string">
            <text:p>10sp</text:p>
          </table:table-cell>
          <table:table-cell office:value-type="float" office:value="1" calcext:value-type="float">
            <text:p>1</text:p>
          </table:table-cell>
          <table:table-cell office:value-type="string" calcext:value-type="string">
            <text:p>Has 10 uses.</text:p>
          </table:table-cell>
          <table:table-cell/>
          <table:table-cell table:style-name="ce152" office:value-type="string" calcext:value-type="string">
            <text:p>Nightshade (sprig)</text:p>
          </table:table-cell>
          <table:table-cell table:style-name="ce159" office:value-type="string" calcext:value-type="string">
            <text:p>15 cp</text:p>
          </table:table-cell>
          <table:table-cell table:style-name="ce146" office:value-type="string" calcext:value-type="string">
            <text:p>@</text:p>
          </table:table-cell>
          <table:table-cell table:number-columns-repeated="6"/>
          <table:table-cell table:style-name="ce185" office:value-type="string" calcext:value-type="string">
            <text:p>Cage, Small animal</text:p>
          </table:table-cell>
          <table:table-cell table:style-name="ce280" office:value-type="string" calcext:value-type="string">
            <text:p>5 gp</text:p>
          </table:table-cell>
          <table:table-cell table:style-name="ce189" office:value-type="float" office:value="5" calcext:value-type="float">
            <text:p>5</text:p>
          </table:table-cell>
          <table:table-cell/>
          <table:table-cell table:style-name="ce283" office:value-type="string" calcext:value-type="string">
            <text:p>   <text:span text:style-name="T8">Extra Large</text:span></text:p>
          </table:table-cell>
          <table:table-cell table:style-name="ce280" office:value-type="string" calcext:value-type="string">
            <text:p>1 gp</text:p>
          </table:table-cell>
          <table:table-cell table:style-name="ce189" office:value-type="float" office:value="75" calcext:value-type="float">
            <text:p>75</text:p>
          </table:table-cell>
          <table:table-cell table:style-name="ce189" office:value-type="float" office:value="125" calcext:value-type="float">
            <text:p>125</text:p>
          </table:table-cell>
          <table:table-cell table:style-name="ce189" office:value-type="float" office:value="1250" calcext:value-type="float">
            <text:p>1250</text:p>
          </table:table-cell>
          <table:table-cell table:style-name="ce189"/>
          <table:table-cell table:number-columns-repeated="9"/>
          <table:table-cell table:style-name="ce283" office:value-type="string" calcext:value-type="string">
            <text:p>   <text:span text:style-name="T8">Pegasus</text:span></text:p>
          </table:table-cell>
          <table:table-cell table:style-name="ce280" office:value-type="string" calcext:value-type="string">
            <text:p>Min 5,000 gp</text:p>
          </table:table-cell>
          <table:table-cell table:style-name="ce189" office:value-type="string" calcext:value-type="string">
            <text:p>BF</text:p>
          </table:table-cell>
          <table:table-cell/>
          <table:table-cell table:style-name="ce185" office:value-type="string" calcext:value-type="string">
            <text:p>Guide, in city (per day)</text:p>
          </table:table-cell>
          <table:table-cell table:style-name="ce280" office:value-type="string" calcext:value-type="string">
            <text:p>2 sp</text:p>
          </table:table-cell>
          <table:table-cell/>
          <table:table-cell table:style-name="ce204" office:value-type="string" calcext:value-type="string">
            <text:p>Spirits</text:p>
          </table:table-cell>
          <table:table-cell table:style-name="ce207" office:value-type="string" calcext:value-type="string">
            <text:p>shot</text:p>
          </table:table-cell>
          <table:table-cell table:style-name="ce207" table:number-columns-repeated="2"/>
          <table:table-cell/>
          <table:table-cell office:value-type="string" calcext:value-type="string">
            <text:p><text:s text:c="2"/>Medium Weapon</text:p>
          </table:table-cell>
          <table:table-cell office:value-type="float" office:value="15" calcext:value-type="float">
            <text:p>15.0sp</text:p>
          </table:table-cell>
          <table:table-cell office:value-type="float" office:value="1" calcext:value-type="float">
            <text:p>1</text:p>
          </table:table-cell>
        </table:table-row>
        <table:table-row table:style-name="ro3">
          <table:table-cell table:style-name="ce151" office:value-type="string" calcext:value-type="string">
            <text:p><text:s text:c="2"/>Whip</text:p>
          </table:table-cell>
          <table:table-cell table:style-name="ce160" office:value-type="float" office:value="4" calcext:value-type="float">
            <text:p>4</text:p>
          </table:table-cell>
          <table:table-cell table:style-name="ce160" office:value-type="string" calcext:value-type="string">
            <text:p>M</text:p>
          </table:table-cell>
          <table:table-cell table:style-name="ce160" office:value-type="float" office:value="1" calcext:value-type="float">
            <text:p>1</text:p>
          </table:table-cell>
          <table:table-cell table:style-name="ce160" office:value-type="string" calcext:value-type="string">
            <text:p>1d6b</text:p>
          </table:table-cell>
          <table:table-cell table:style-name="ce151" office:value-type="string" calcext:value-type="string">
            <text:p>Finesse, Reach, Snare, Flexible</text:p>
          </table:table-cell>
          <table:table-cell/>
          <table:table-cell table:style-name="ce163" office:value-type="string" calcext:value-type="string">
            <text:p><text:s text:c="2"/>Arrows (20)</text:p>
          </table:table-cell>
          <table:table-cell table:style-name="ce169" office:value-type="string" calcext:value-type="string">
            <text:p>2 sp</text:p>
          </table:table-cell>
          <table:table-cell table:style-name="ce169" office:value-type="string" calcext:value-type="string">
            <text:p>--</text:p>
          </table:table-cell>
          <table:table-cell table:style-name="ce169" office:value-type="float" office:value="1" calcext:value-type="float">
            <text:p>1</text:p>
          </table:table-cell>
          <table:table-cell table:number-columns-repeated="2" table:style-name="ce169" office:value-type="string" calcext:value-type="string">
            <text:p>--</text:p>
          </table:table-cell>
          <table:table-cell table:style-name="ce163"/>
          <table:table-cell table:number-columns-repeated="17"/>
          <table:table-cell table:style-name="ce151" office:value-type="string" calcext:value-type="string">
            <text:p><text:s text:c="2"/>Ladder, Rope, 25ft</text:p>
          </table:table-cell>
          <table:table-cell table:style-name="ce160" office:value-type="string" calcext:value-type="string">
            <text:p>3 sp</text:p>
          </table:table-cell>
          <table:table-cell table:style-name="ce160" office:value-type="float" office:value="3" calcext:value-type="float">
            <text:p>3</text:p>
          </table:table-cell>
          <table:table-cell table:style-name="ce151"/>
          <table:table-cell/>
          <table:table-cell office:value-type="string" calcext:value-type="string">
            <text:p>Poison, basic (2 doses)</text:p>
          </table:table-cell>
          <table:table-cell office:value-type="string" calcext:value-type="string">
            <text:p>200 sp</text:p>
          </table:table-cell>
          <table:table-cell office:value-type="float" office:value="1" calcext:value-type="float">
            <text:p>1</text:p>
          </table:table-cell>
          <table:table-cell/>
          <table:table-cell table:style-name="ce250" office:value-type="string" calcext:value-type="string">
            <text:p>Jewelry &amp; Decorative Items</text:p>
          </table:table-cell>
          <table:table-cell table:style-name="ce252" office:value-type="string" calcext:value-type="string">
            <text:p>Price*</text:p>
          </table:table-cell>
          <table:table-cell table:style-name="ce254" office:value-type="string" calcext:value-type="string">
            <text:p>Weight </text:p>
          </table:table-cell>
          <table:table-cell table:number-columns-repeated="2"/>
          <table:table-cell table:style-name="ce185" office:value-type="string" calcext:value-type="string">
            <text:p>Cage, Large animal</text:p>
          </table:table-cell>
          <table:table-cell table:style-name="ce280" office:value-type="string" calcext:value-type="string">
            <text:p>15 gp</text:p>
          </table:table-cell>
          <table:table-cell table:style-name="ce189" office:value-type="float" office:value="10" calcext:value-type="float">
            <text:p>10</text:p>
          </table:table-cell>
          <table:table-cell/>
          <table:table-cell table:style-name="ce184" office:value-type="string" calcext:value-type="string">
            <text:p>Casket</text:p>
          </table:table-cell>
          <table:table-cell table:style-name="ce192"/>
          <table:table-cell table:style-name="ce193" table:number-columns-repeated="4"/>
          <table:table-cell table:number-columns-repeated="9"/>
          <table:table-cell table:style-name="ce283" office:value-type="string" calcext:value-type="string">
            <text:p>   <text:span text:style-name="T8">Roc, Normal*</text:span></text:p>
          </table:table-cell>
          <table:table-cell table:style-name="ce280" office:value-type="string" calcext:value-type="string">
            <text:p>min 5,000 gp</text:p>
          </table:table-cell>
          <table:table-cell table:style-name="ce189" office:value-type="string" calcext:value-type="string">
            <text:p>BF</text:p>
          </table:table-cell>
          <table:table-cell/>
          <table:table-cell table:style-name="ce185" office:value-type="string" calcext:value-type="string">
            <text:p>Lantern or torchbearer (per night)</text:p>
          </table:table-cell>
          <table:table-cell table:style-name="ce280" office:value-type="string" calcext:value-type="string">
            <text:p>1 sp</text:p>
          </table:table-cell>
          <table:table-cell/>
          <table:table-cell table:style-name="ce185" office:value-type="string" calcext:value-type="string">
            <text:p>Spirits, rotgut</text:p>
          </table:table-cell>
          <table:table-cell table:style-name="ce280" office:value-type="string" calcext:value-type="string">
            <text:p>3 cp</text:p>
          </table:table-cell>
          <table:table-cell table:style-name="ce280" office:value-type="string" calcext:value-type="string">
            <text:p>-</text:p>
          </table:table-cell>
          <table:table-cell table:style-name="ce280" office:value-type="string" calcext:value-type="string">
            <text:p>6 sp</text:p>
          </table:table-cell>
          <table:table-cell/>
          <table:table-cell office:value-type="string" calcext:value-type="string">
            <text:p><text:s text:c="2"/>Shortbow</text:p>
          </table:table-cell>
          <table:table-cell office:value-type="float" office:value="50" calcext:value-type="float">
            <text:p>50.0sp</text:p>
          </table:table-cell>
          <table:table-cell office:value-type="float" office:value="1" calcext:value-type="float">
            <text:p>1</text:p>
          </table:table-cell>
        </table:table-row>
        <table:table-row table:style-name="ro3">
          <table:table-cell table:style-name="ce232" office:value-type="string" calcext:value-type="string" table:number-columns-spanned="6" table:number-rows-spanned="1">
            <text:p>Daggers</text:p>
          </table:table-cell>
          <table:covered-table-cell table:number-columns-repeated="5"/>
          <table:table-cell/>
          <table:table-cell table:style-name="ce167" office:value-type="string" calcext:value-type="string">
            <text:p><text:s text:c="2"/>Blowgun Needles (50)</text:p>
          </table:table-cell>
          <table:table-cell table:style-name="ce168" office:value-type="string" calcext:value-type="string">
            <text:p>2 sp</text:p>
          </table:table-cell>
          <table:table-cell table:style-name="ce168" office:value-type="string" calcext:value-type="string">
            <text:p>--</text:p>
          </table:table-cell>
          <table:table-cell table:style-name="ce168" office:value-type="float" office:value="1" calcext:value-type="float">
            <text:p>1</text:p>
          </table:table-cell>
          <table:table-cell table:number-columns-repeated="2" table:style-name="ce168" office:value-type="string" calcext:value-type="string">
            <text:p>--</text:p>
          </table:table-cell>
          <table:table-cell table:style-name="ce165"/>
          <table:table-cell table:number-columns-repeated="17"/>
          <table:table-cell office:value-type="string" calcext:value-type="string">
            <text:p><text:s text:c="2"/>Lantern, Bullseye</text:p>
          </table:table-cell>
          <table:table-cell office:value-type="string" calcext:value-type="string">
            <text:p>15 sp</text:p>
          </table:table-cell>
          <table:table-cell office:value-type="float" office:value="1" calcext:value-type="float">
            <text:p>1</text:p>
          </table:table-cell>
          <table:table-cell office:value-type="string" calcext:value-type="string">
            <text:p>30ft bright + 30ft dim light for 4 hours. May be focused.</text:p>
          </table:table-cell>
          <table:table-cell/>
          <table:table-cell table:style-name="ce152" office:value-type="string" calcext:value-type="string">
            <text:p>Prism</text:p>
          </table:table-cell>
          <table:table-cell table:style-name="ce159" office:value-type="string" calcext:value-type="string">
            <text:p>10 gp</text:p>
          </table:table-cell>
          <table:table-cell table:style-name="ce146" office:value-type="string" calcext:value-type="string">
            <text:p>@</text:p>
          </table:table-cell>
          <table:table-cell/>
          <table:table-cell table:style-name="ce251" office:value-type="string" calcext:value-type="string">
            <text:p>Barrette/ Hair Comb</text:p>
          </table:table-cell>
          <table:table-cell table:style-name="ce253" office:value-type="string" calcext:value-type="string">
            <text:p>5 gp</text:p>
          </table:table-cell>
          <table:table-cell table:style-name="ce255" office:value-type="string" calcext:value-type="string">
            <text:p>* </text:p>
          </table:table-cell>
          <table:table-cell table:number-columns-repeated="2"/>
          <table:table-cell table:style-name="ce185" office:value-type="string" calcext:value-type="string">
            <text:p>Large Animal Feed, 1 day</text:p>
          </table:table-cell>
          <table:table-cell table:style-name="ce280" office:value-type="string" calcext:value-type="string">
            <text:p>1 sp</text:p>
          </table:table-cell>
          <table:table-cell table:style-name="ce189" office:value-type="float" office:value="5" calcext:value-type="float">
            <text:p>5</text:p>
          </table:table-cell>
          <table:table-cell/>
          <table:table-cell table:style-name="ce283" office:value-type="string" calcext:value-type="string">
            <text:p>   <text:span text:style-name="T8">Small (Child, Halfling)</text:span></text:p>
          </table:table-cell>
          <table:table-cell table:style-name="ce280" office:value-type="string" calcext:value-type="string">
            <text:p>4 gp</text:p>
          </table:table-cell>
          <table:table-cell table:style-name="ce189" office:value-type="float" office:value="50" calcext:value-type="float">
            <text:p>50</text:p>
          </table:table-cell>
          <table:table-cell table:style-name="ce189"/>
          <table:table-cell table:style-name="ce189" office:value-type="float" office:value="150" calcext:value-type="float">
            <text:p>150</text:p>
          </table:table-cell>
          <table:table-cell table:style-name="ce189"/>
          <table:table-cell table:number-columns-repeated="9"/>
          <table:table-cell table:style-name="ce283" office:value-type="string" calcext:value-type="string">
            <text:p>   <text:span text:style-name="T8">Roc, Large</text:span></text:p>
          </table:table-cell>
          <table:table-cell table:style-name="ce280" office:value-type="string" calcext:value-type="string">
            <text:p>min 10,000 gp</text:p>
          </table:table-cell>
          <table:table-cell table:style-name="ce189" office:value-type="string" calcext:value-type="string">
            <text:p>BF</text:p>
          </table:table-cell>
          <table:table-cell/>
          <table:table-cell table:style-name="ce185" office:value-type="string" calcext:value-type="string">
            <text:p>Hireling, trained, per day</text:p>
          </table:table-cell>
          <table:table-cell table:style-name="ce280" office:value-type="string" calcext:value-type="string">
            <text:p>3 sp</text:p>
          </table:table-cell>
          <table:table-cell/>
          <table:table-cell table:style-name="ce185" office:value-type="string" calcext:value-type="string">
            <text:p>Spirits, common</text:p>
          </table:table-cell>
          <table:table-cell table:style-name="ce280" office:value-type="string" calcext:value-type="string">
            <text:p>1 sp</text:p>
          </table:table-cell>
          <table:table-cell table:style-name="ce280" office:value-type="string" calcext:value-type="string">
            <text:p>-</text:p>
          </table:table-cell>
          <table:table-cell table:style-name="ce280" office:value-type="string" calcext:value-type="string">
            <text:p>2 gp</text:p>
          </table:table-cell>
          <table:table-cell/>
          <table:table-cell office:value-type="string" calcext:value-type="string">
            <text:p><text:s text:c="2"/>Quiver</text:p>
          </table:table-cell>
          <table:table-cell office:value-type="float" office:value="2" calcext:value-type="float">
            <text:p>2.0sp</text:p>
          </table:table-cell>
          <table:table-cell office:value-type="float" office:value="1" calcext:value-type="float">
            <text:p>1</text:p>
          </table:table-cell>
        </table:table-row>
        <table:table-row table:style-name="ro3">
          <table:table-cell table:style-name="ce151" office:value-type="string" calcext:value-type="string">
            <text:p><text:s text:c="2"/>Dagger</text:p>
          </table:table-cell>
          <table:table-cell table:style-name="ce158" office:value-type="float" office:value="4" calcext:value-type="float">
            <text:p>4</text:p>
          </table:table-cell>
          <table:table-cell table:style-name="ce160" office:value-type="string" calcext:value-type="string">
            <text:p>S</text:p>
          </table:table-cell>
          <table:table-cell table:style-name="ce160" office:value-type="float" office:value="1" calcext:value-type="float">
            <text:p>1</text:p>
          </table:table-cell>
          <table:table-cell table:style-name="ce158" office:value-type="string" calcext:value-type="string">
            <text:p><text:span text:style-name="T2">1d</text:span><text:span text:style-name="T3">6p/s</text:span></text:p>
          </table:table-cell>
          <table:table-cell table:style-name="ce151" office:value-type="string" calcext:value-type="string">
            <text:p>Finesse, Hurlant (20/60)</text:p>
          </table:table-cell>
          <table:table-cell/>
          <table:table-cell table:style-name="ce163" office:value-type="string" calcext:value-type="string">
            <text:p><text:s text:c="2"/>Crossbow Bolts (20)</text:p>
          </table:table-cell>
          <table:table-cell table:style-name="ce169" office:value-type="string" calcext:value-type="string">
            <text:p>2 sp</text:p>
          </table:table-cell>
          <table:table-cell table:style-name="ce169" office:value-type="string" calcext:value-type="string">
            <text:p>--</text:p>
          </table:table-cell>
          <table:table-cell table:style-name="ce169" office:value-type="float" office:value="1" calcext:value-type="float">
            <text:p>1</text:p>
          </table:table-cell>
          <table:table-cell table:number-columns-repeated="2" table:style-name="ce169" office:value-type="string" calcext:value-type="string">
            <text:p>--</text:p>
          </table:table-cell>
          <table:table-cell table:style-name="ce163"/>
          <table:table-cell table:number-columns-repeated="17"/>
          <table:table-cell table:style-name="ce151" office:value-type="string" calcext:value-type="string">
            <text:p><text:s text:c="2"/>Lantern, Hooded</text:p>
          </table:table-cell>
          <table:table-cell table:style-name="ce160" office:value-type="string" calcext:value-type="string">
            <text:p>10 sp</text:p>
          </table:table-cell>
          <table:table-cell table:style-name="ce160" office:value-type="float" office:value="1" calcext:value-type="float">
            <text:p>1</text:p>
          </table:table-cell>
          <table:table-cell table:style-name="ce151" office:value-type="string" calcext:value-type="string">
            <text:p>30ft bright + 30ft dim light for 4 hours.</text:p>
          </table:table-cell>
          <table:table-cell/>
          <table:table-cell office:value-type="string" calcext:value-type="string">
            <text:p>Rare reagents</text:p>
          </table:table-cell>
          <table:table-cell office:value-type="string" calcext:value-type="string">
            <text:p>25 sp</text:p>
          </table:table-cell>
          <table:table-cell office:value-type="string" calcext:value-type="string">
            <text:p>@</text:p>
          </table:table-cell>
          <table:table-cell/>
          <table:table-cell table:style-name="ce251" office:value-type="string" calcext:value-type="string">
            <text:p>Bracelet, Gold</text:p>
          </table:table-cell>
          <table:table-cell table:style-name="ce253" office:value-type="string" calcext:value-type="string">
            <text:p>25 gp</text:p>
          </table:table-cell>
          <table:table-cell table:style-name="ce255" office:value-type="string" calcext:value-type="string">
            <text:p>* </text:p>
          </table:table-cell>
          <table:table-cell table:number-columns-repeated="2"/>
          <table:table-cell table:style-name="ce185" office:value-type="string" calcext:value-type="string">
            <text:p>Medium Animal Feed, 1 day</text:p>
          </table:table-cell>
          <table:table-cell table:style-name="ce280" office:value-type="string" calcext:value-type="string">
            <text:p>5 cp</text:p>
          </table:table-cell>
          <table:table-cell table:style-name="ce189" office:value-type="float" office:value="2" calcext:value-type="float">
            <text:p>2</text:p>
          </table:table-cell>
          <table:table-cell/>
          <table:table-cell table:style-name="ce283" office:value-type="string" calcext:value-type="string">
            <text:p>   <text:span text:style-name="T8">Large (Human, Elf, Dwarf)</text:span></text:p>
          </table:table-cell>
          <table:table-cell table:style-name="ce280" office:value-type="string" calcext:value-type="string">
            <text:p>8 gp</text:p>
          </table:table-cell>
          <table:table-cell table:style-name="ce189" office:value-type="float" office:value="60" calcext:value-type="float">
            <text:p>60</text:p>
          </table:table-cell>
          <table:table-cell table:style-name="ce189"/>
          <table:table-cell table:style-name="ce189" office:value-type="float" office:value="300" calcext:value-type="float">
            <text:p>300</text:p>
          </table:table-cell>
          <table:table-cell table:style-name="ce189"/>
          <table:table-cell table:number-columns-repeated="13"/>
          <table:table-cell table:style-name="ce185" office:value-type="string" calcext:value-type="string">
            <text:p>Hireling, untrained, per day</text:p>
          </table:table-cell>
          <table:table-cell table:style-name="ce280" office:value-type="string" calcext:value-type="string">
            <text:p>1 sp</text:p>
          </table:table-cell>
          <table:table-cell/>
          <table:table-cell table:style-name="ce185" office:value-type="string" calcext:value-type="string">
            <text:p>Spirits, quality</text:p>
          </table:table-cell>
          <table:table-cell table:style-name="ce280" office:value-type="string" calcext:value-type="string">
            <text:p>1 gp</text:p>
          </table:table-cell>
          <table:table-cell table:style-name="ce280" office:value-type="string" calcext:value-type="string">
            <text:p>-</text:p>
          </table:table-cell>
          <table:table-cell table:style-name="ce280" office:value-type="string" calcext:value-type="string">
            <text:p>20 gp</text:p>
          </table:table-cell>
          <table:table-cell/>
          <table:table-cell office:value-type="string" calcext:value-type="string">
            <text:p>Cleric’s Pack</text:p>
          </table:table-cell>
          <table:table-cell table:style-name="ce208" table:formula="of:=SUM([.BZ27:.BZ33])" office:value-type="float" office:value="125" calcext:value-type="float">
            <text:p>(125.0sp)</text:p>
          </table:table-cell>
          <table:table-cell table:style-name="ce210" table:formula="of:=SUM([.CA27:.CA33])" office:value-type="float" office:value="9" calcext:value-type="float">
            <text:p>(9)</text:p>
          </table:table-cell>
        </table:table-row>
        <table:table-row table:style-name="ro3">
          <table:table-cell table:style-name="ce152" office:value-type="string" calcext:value-type="string">
            <text:p><text:s text:c="2"/>Defending Dagger</text:p>
          </table:table-cell>
          <table:table-cell table:style-name="ce161" office:value-type="float" office:value="8" calcext:value-type="float">
            <text:p>8</text:p>
          </table:table-cell>
          <table:table-cell table:style-name="ce159" office:value-type="string" calcext:value-type="string">
            <text:p>S</text:p>
          </table:table-cell>
          <table:table-cell table:style-name="ce159" office:value-type="float" office:value="1" calcext:value-type="float">
            <text:p>1</text:p>
          </table:table-cell>
          <table:table-cell table:style-name="ce159" office:value-type="string" calcext:value-type="string">
            <text:p>1d4p/s</text:p>
          </table:table-cell>
          <table:table-cell table:style-name="ce152" office:value-type="string" calcext:value-type="string">
            <text:p>Defensive</text:p>
          </table:table-cell>
          <table:table-cell/>
          <table:table-cell table:style-name="ce165" office:value-type="string" calcext:value-type="string">
            <text:p><text:s text:c="2"/>Sling Bullets (20)</text:p>
          </table:table-cell>
          <table:table-cell table:style-name="ce168" office:value-type="string" calcext:value-type="string">
            <text:p>2 cp</text:p>
          </table:table-cell>
          <table:table-cell table:style-name="ce168" office:value-type="string" calcext:value-type="string">
            <text:p>--</text:p>
          </table:table-cell>
          <table:table-cell table:style-name="ce168" office:value-type="float" office:value="1" calcext:value-type="float">
            <text:p>1</text:p>
          </table:table-cell>
          <table:table-cell table:number-columns-repeated="2" table:style-name="ce168" office:value-type="string" calcext:value-type="string">
            <text:p>--</text:p>
          </table:table-cell>
          <table:table-cell table:style-name="ce165"/>
          <table:table-cell table:number-columns-repeated="17"/>
          <table:table-cell office:value-type="string" calcext:value-type="string">
            <text:p><text:s text:c="2"/>Lens, small</text:p>
          </table:table-cell>
          <table:table-cell office:value-type="string" calcext:value-type="string">
            <text:p>8 gp</text:p>
          </table:table-cell>
          <table:table-cell office:value-type="string" calcext:value-type="string">
            <text:p>@</text:p>
          </table:table-cell>
          <table:table-cell table:number-columns-repeated="2"/>
          <table:table-cell table:style-name="ce152" office:value-type="string" calcext:value-type="string">
            <text:p>Reference Books (per 25 pages)</text:p>
          </table:table-cell>
          <table:table-cell table:style-name="ce159" office:value-type="string" calcext:value-type="string">
            <text:p>10 sp</text:p>
          </table:table-cell>
          <table:table-cell table:style-name="ce146" office:value-type="string" calcext:value-type="string">
            <text:p>¼</text:p>
          </table:table-cell>
          <table:table-cell/>
          <table:table-cell table:style-name="ce251" office:value-type="string" calcext:value-type="string">
            <text:p>Bracelet, Silver</text:p>
          </table:table-cell>
          <table:table-cell table:style-name="ce253" office:value-type="string" calcext:value-type="string">
            <text:p>10 gp</text:p>
          </table:table-cell>
          <table:table-cell table:style-name="ce255" office:value-type="string" calcext:value-type="string">
            <text:p>* </text:p>
          </table:table-cell>
          <table:table-cell table:number-columns-repeated="2"/>
          <table:table-cell table:style-name="ce185" office:value-type="string" calcext:value-type="string">
            <text:p>Leash, Small-Medium animal</text:p>
          </table:table-cell>
          <table:table-cell table:style-name="ce280" office:value-type="string" calcext:value-type="string">
            <text:p>1 gp</text:p>
          </table:table-cell>
          <table:table-cell table:style-name="ce189" office:value-type="string" calcext:value-type="string">
            <text:p>½</text:p>
          </table:table-cell>
          <table:table-cell table:number-columns-repeated="16"/>
          <table:table-cell table:style-name="ce184" office:value-type="string" calcext:value-type="string">
            <text:p>Livestock</text:p>
          </table:table-cell>
          <table:table-cell table:style-name="ce186" office:value-type="string" calcext:value-type="string">
            <text:p>Price</text:p>
          </table:table-cell>
          <table:table-cell table:style-name="ce188" office:value-type="string" calcext:value-type="string">
            <text:p>Source</text:p>
          </table:table-cell>
          <table:table-cell/>
          <table:table-cell table:style-name="ce185" office:value-type="string" calcext:value-type="string">
            <text:p>Hireling, Specialists &amp; Mercenaries</text:p>
          </table:table-cell>
          <table:table-cell table:style-name="ce280" office:value-type="string" calcext:value-type="string">
            <text:p>See Core Rules</text:p>
          </table:table-cell>
          <table:table-cell/>
          <table:table-cell table:style-name="ce185" office:value-type="string" calcext:value-type="string">
            <text:p>Spirits, exceptional</text:p>
          </table:table-cell>
          <table:table-cell table:style-name="ce280" office:value-type="string" calcext:value-type="string">
            <text:p>min 5 gp</text:p>
          </table:table-cell>
          <table:table-cell table:style-name="ce280" office:value-type="string" calcext:value-type="string">
            <text:p>-</text:p>
          </table:table-cell>
          <table:table-cell table:style-name="ce280" office:value-type="string" calcext:value-type="string">
            <text:p>min 100 gp</text:p>
          </table:table-cell>
          <table:table-cell/>
          <table:table-cell office:value-type="string" calcext:value-type="string">
            <text:p><text:s text:c="2"/>Medium Weapon</text:p>
          </table:table-cell>
          <table:table-cell office:value-type="float" office:value="15" calcext:value-type="float">
            <text:p>15.0sp</text:p>
          </table:table-cell>
          <table:table-cell office:value-type="float" office:value="1" calcext:value-type="float">
            <text:p>1</text:p>
          </table:table-cell>
        </table:table-row>
        <table:table-row table:style-name="ro3">
          <table:table-cell table:style-name="ce235" office:value-type="string" calcext:value-type="string" table:number-columns-spanned="6" table:number-rows-spanned="1">
            <text:p>Hammers and Maces</text:p>
          </table:table-cell>
          <table:covered-table-cell table:number-columns-repeated="5"/>
          <table:table-cell/>
          <table:table-cell table:style-name="ce163" office:value-type="string" calcext:value-type="string">
            <text:p><text:s text:c="2"/>Quiver</text:p>
          </table:table-cell>
          <table:table-cell table:style-name="ce169" office:value-type="string" calcext:value-type="string">
            <text:p>2 sp</text:p>
          </table:table-cell>
          <table:table-cell table:style-name="ce169" office:value-type="string" calcext:value-type="string">
            <text:p>--</text:p>
          </table:table-cell>
          <table:table-cell table:style-name="ce169" office:value-type="string" calcext:value-type="string">
            <text:p>*</text:p>
          </table:table-cell>
          <table:table-cell table:number-columns-repeated="2" table:style-name="ce169" office:value-type="string" calcext:value-type="string">
            <text:p>--</text:p>
          </table:table-cell>
          <table:table-cell table:style-name="ce163"/>
          <table:table-cell table:number-columns-repeated="17"/>
          <table:table-cell table:style-name="ce151" office:value-type="string" calcext:value-type="string">
            <text:p><text:s text:c="2"/>Lock</text:p>
          </table:table-cell>
          <table:table-cell table:style-name="ce160" office:value-type="string" calcext:value-type="string">
            <text:p>20 sp</text:p>
          </table:table-cell>
          <table:table-cell table:style-name="ce160" office:value-type="string" calcext:value-type="string">
            <text:p>@</text:p>
          </table:table-cell>
          <table:table-cell table:style-name="ce151" office:value-type="string" calcext:value-type="string">
            <text:p>Difficulty 15 to pick or 18 to break.</text:p>
          </table:table-cell>
          <table:table-cell/>
          <table:table-cell table:style-name="ce156" office:value-type="string" calcext:value-type="string">
            <text:p><text:span text:style-name="T2">Ruler, silk (30 </text:span><text:span text:style-name="T4">ft</text:span><text:span text:style-name="T2">)</text:span></text:p>
          </table:table-cell>
          <table:table-cell office:value-type="string" calcext:value-type="string">
            <text:p>80 sp</text:p>
          </table:table-cell>
          <table:table-cell office:value-type="float" office:value="1" calcext:value-type="float">
            <text:p>1</text:p>
          </table:table-cell>
          <table:table-cell/>
          <table:table-cell table:style-name="ce251" office:value-type="string" calcext:value-type="string">
            <text:p>Brooch, Decorative</text:p>
          </table:table-cell>
          <table:table-cell table:style-name="ce253" office:value-type="string" calcext:value-type="string">
            <text:p>25 gp</text:p>
          </table:table-cell>
          <table:table-cell table:style-name="ce255" office:value-type="string" calcext:value-type="string">
            <text:p>* </text:p>
          </table:table-cell>
          <table:table-cell table:number-columns-repeated="2"/>
          <table:table-cell table:style-name="ce185" office:value-type="string" calcext:value-type="string">
            <text:p>Leash, Large animal</text:p>
          </table:table-cell>
          <table:table-cell table:style-name="ce280" office:value-type="string" calcext:value-type="string">
            <text:p>2 gp</text:p>
          </table:table-cell>
          <table:table-cell table:style-name="ce189" office:value-type="float" office:value="1" calcext:value-type="float">
            <text:p>1</text:p>
          </table:table-cell>
          <table:table-cell table:number-columns-repeated="16"/>
          <table:table-cell table:style-name="ce283" office:value-type="string" calcext:value-type="string">
            <text:p>   <text:span text:style-name="T8">Bees (100, w/ queen)</text:span></text:p>
          </table:table-cell>
          <table:table-cell table:style-name="ce280" office:value-type="string" calcext:value-type="string">
            <text:p>10 gp</text:p>
          </table:table-cell>
          <table:table-cell table:style-name="ce189"/>
          <table:table-cell/>
          <table:table-cell table:style-name="ce185" office:value-type="string" calcext:value-type="string">
            <text:p>Messenger, in city (per message)</text:p>
          </table:table-cell>
          <table:table-cell table:style-name="ce280" office:value-type="string" calcext:value-type="string">
            <text:p>1 sp</text:p>
          </table:table-cell>
          <table:table-cell table:number-columns-repeated="6"/>
          <table:table-cell office:value-type="string" calcext:value-type="string">
            <text:p><text:s text:c="2"/>Leather Armor</text:p>
          </table:table-cell>
          <table:table-cell office:value-type="float" office:value="15" calcext:value-type="float">
            <text:p>15.0sp</text:p>
          </table:table-cell>
          <table:table-cell office:value-type="float" office:value="1" calcext:value-type="float">
            <text:p>1</text:p>
          </table:table-cell>
        </table:table-row>
        <table:table-row table:style-name="ro3">
          <table:table-cell table:style-name="ce152" office:value-type="string" calcext:value-type="string">
            <text:p><text:s text:c="2"/>Hammer, Light</text:p>
          </table:table-cell>
          <table:table-cell table:style-name="ce159" office:value-type="float" office:value="10" calcext:value-type="float">
            <text:p>10</text:p>
          </table:table-cell>
          <table:table-cell table:style-name="ce159" office:value-type="string" calcext:value-type="string">
            <text:p>S</text:p>
          </table:table-cell>
          <table:table-cell table:style-name="ce159" office:value-type="float" office:value="1" calcext:value-type="float">
            <text:p>1</text:p>
          </table:table-cell>
          <table:table-cell table:style-name="ce159" office:value-type="string" calcext:value-type="string">
            <text:p>1d6b</text:p>
          </table:table-cell>
          <table:table-cell table:style-name="ce152" office:value-type="string" calcext:value-type="string">
            <text:p>Hurlant (20/60)</text:p>
          </table:table-cell>
          <table:table-cell/>
          <table:table-cell table:style-name="ce165" office:value-type="string" calcext:value-type="string">
            <text:p><text:s text:c="2"/>Case, Bolt</text:p>
          </table:table-cell>
          <table:table-cell table:style-name="ce168" office:value-type="string" calcext:value-type="string">
            <text:p>2 sp</text:p>
          </table:table-cell>
          <table:table-cell table:style-name="ce168" office:value-type="string" calcext:value-type="string">
            <text:p>--</text:p>
          </table:table-cell>
          <table:table-cell table:style-name="ce168" office:value-type="string" calcext:value-type="string">
            <text:p>*</text:p>
          </table:table-cell>
          <table:table-cell table:number-columns-repeated="2" table:style-name="ce168" office:value-type="string" calcext:value-type="string">
            <text:p>--</text:p>
          </table:table-cell>
          <table:table-cell table:style-name="ce165"/>
          <table:table-cell table:number-columns-repeated="17"/>
          <table:table-cell office:value-type="string" calcext:value-type="string">
            <text:p><text:s text:c="2"/>Lodestone, small</text:p>
          </table:table-cell>
          <table:table-cell office:value-type="string" calcext:value-type="string">
            <text:p>1 sp</text:p>
          </table:table-cell>
          <table:table-cell office:value-type="string" calcext:value-type="string">
            <text:p>#</text:p>
          </table:table-cell>
          <table:table-cell table:number-columns-repeated="2"/>
          <table:table-cell table:style-name="ce152" office:value-type="string" calcext:value-type="string">
            <text:p>Slate (1 ft sq)</text:p>
          </table:table-cell>
          <table:table-cell table:style-name="ce159" office:value-type="string" calcext:value-type="string">
            <text:p>10 sp</text:p>
          </table:table-cell>
          <table:table-cell table:style-name="ce146" office:value-type="float" office:value="1" calcext:value-type="float">
            <text:p>1</text:p>
          </table:table-cell>
          <table:table-cell/>
          <table:table-cell table:style-name="ce251" office:value-type="string" calcext:value-type="string">
            <text:p>Brooch, Plain</text:p>
          </table:table-cell>
          <table:table-cell table:style-name="ce253" office:value-type="string" calcext:value-type="string">
            <text:p>10 gp</text:p>
          </table:table-cell>
          <table:table-cell table:style-name="ce255" office:value-type="string" calcext:value-type="string">
            <text:p>* </text:p>
          </table:table-cell>
          <table:table-cell table:number-columns-repeated="2"/>
          <table:table-cell table:style-name="ce185" office:value-type="string" calcext:value-type="string">
            <text:p>Muzzle, Dog, leather</text:p>
          </table:table-cell>
          <table:table-cell table:style-name="ce280" office:value-type="string" calcext:value-type="string">
            <text:p>2 gp</text:p>
          </table:table-cell>
          <table:table-cell table:style-name="ce189" office:value-type="string" calcext:value-type="string">
            <text:p>*</text:p>
          </table:table-cell>
          <table:table-cell table:number-columns-repeated="16"/>
          <table:table-cell table:style-name="ce283" office:value-type="string" calcext:value-type="string">
            <text:p>   <text:span text:style-name="T8">Boar</text:span></text:p>
          </table:table-cell>
          <table:table-cell table:style-name="ce280" office:value-type="string" calcext:value-type="string">
            <text:p>10 gp</text:p>
          </table:table-cell>
          <table:table-cell table:style-name="ce189" office:value-type="string" calcext:value-type="string">
            <text:p>BF</text:p>
          </table:table-cell>
          <table:table-cell/>
          <table:table-cell table:style-name="ce185" office:value-type="string" calcext:value-type="string">
            <text:p>Messenger, overland, per mile</text:p>
          </table:table-cell>
          <table:table-cell table:style-name="ce280" office:value-type="string" calcext:value-type="string">
            <text:p>2 cp</text:p>
          </table:table-cell>
          <table:table-cell table:number-columns-repeated="6"/>
          <table:table-cell office:value-type="string" calcext:value-type="string">
            <text:p><text:s text:c="2"/>Shield, Medium</text:p>
          </table:table-cell>
          <table:table-cell office:value-type="float" office:value="20" calcext:value-type="float">
            <text:p>20.0sp</text:p>
          </table:table-cell>
          <table:table-cell office:value-type="float" office:value="1" calcext:value-type="float">
            <text:p>1</text:p>
          </table:table-cell>
        </table:table-row>
        <table:table-row table:style-name="ro3">
          <table:table-cell table:style-name="ce151" office:value-type="string" calcext:value-type="string">
            <text:p><text:s text:c="2"/>Hammer, Maul</text:p>
          </table:table-cell>
          <table:table-cell table:style-name="ce160" office:value-type="float" office:value="50" calcext:value-type="float">
            <text:p>50</text:p>
          </table:table-cell>
          <table:table-cell table:style-name="ce160" office:value-type="string" calcext:value-type="string">
            <text:p>L</text:p>
          </table:table-cell>
          <table:table-cell table:style-name="ce160" office:value-type="float" office:value="2" calcext:value-type="float">
            <text:p>2</text:p>
          </table:table-cell>
          <table:table-cell table:style-name="ce160" office:value-type="string" calcext:value-type="string">
            <text:p>1d10b</text:p>
          </table:table-cell>
          <table:table-cell table:style-name="ce151" office:value-type="string" calcext:value-type="string">
            <text:p>2H, Impact</text:p>
          </table:table-cell>
          <table:table-cell/>
          <table:table-cell table:style-name="ce163" office:value-type="string" calcext:value-type="string">
            <text:p><text:s text:c="2"/>Pouch (bullet or dart)</text:p>
          </table:table-cell>
          <table:table-cell table:style-name="ce169" office:value-type="string" calcext:value-type="string">
            <text:p>2 cp</text:p>
          </table:table-cell>
          <table:table-cell table:style-name="ce169" office:value-type="string" calcext:value-type="string">
            <text:p>--</text:p>
          </table:table-cell>
          <table:table-cell table:style-name="ce169" office:value-type="string" calcext:value-type="string">
            <text:p>*</text:p>
          </table:table-cell>
          <table:table-cell table:number-columns-repeated="2" table:style-name="ce169" office:value-type="string" calcext:value-type="string">
            <text:p>--</text:p>
          </table:table-cell>
          <table:table-cell table:style-name="ce163"/>
          <table:table-cell table:number-columns-repeated="17"/>
          <table:table-cell table:style-name="ce151" office:value-type="string" calcext:value-type="string">
            <text:p><text:s text:c="2"/>Magnifying glass</text:p>
          </table:table-cell>
          <table:table-cell table:style-name="ce160" office:value-type="string" calcext:value-type="string">
            <text:p>100 gp</text:p>
          </table:table-cell>
          <table:table-cell table:style-name="ce160" office:value-type="string" calcext:value-type="string">
            <text:p>@</text:p>
          </table:table-cell>
          <table:table-cell table:style-name="ce151"/>
          <table:table-cell/>
          <table:table-cell office:value-type="string" calcext:value-type="string">
            <text:p>Slate (4×6 ft)</text:p>
          </table:table-cell>
          <table:table-cell office:value-type="string" calcext:value-type="string">
            <text:p>30 sp</text:p>
          </table:table-cell>
          <table:table-cell office:value-type="float" office:value="3" calcext:value-type="float">
            <text:p>3</text:p>
          </table:table-cell>
          <table:table-cell/>
          <table:table-cell table:style-name="ce251" office:value-type="string" calcext:value-type="string">
            <text:p>Brush / Comb</text:p>
          </table:table-cell>
          <table:table-cell table:style-name="ce253" office:value-type="string" calcext:value-type="string">
            <text:p>1 gp</text:p>
          </table:table-cell>
          <table:table-cell table:style-name="ce255" office:value-type="string" calcext:value-type="string">
            <text:p>½ </text:p>
          </table:table-cell>
          <table:table-cell table:number-columns-repeated="21"/>
          <table:table-cell table:style-name="ce283" office:value-type="string" calcext:value-type="string">
            <text:p>   <text:span text:style-name="T8">Bull</text:span></text:p>
          </table:table-cell>
          <table:table-cell table:style-name="ce280" office:value-type="string" calcext:value-type="string">
            <text:p>20 gp</text:p>
          </table:table-cell>
          <table:table-cell table:style-name="ce189" office:value-type="string" calcext:value-type="string">
            <text:p>BF</text:p>
          </table:table-cell>
          <table:table-cell/>
          <table:table-cell table:style-name="ce185" office:value-type="string" calcext:value-type="string">
            <text:p>Minstrel (per performance)</text:p>
          </table:table-cell>
          <table:table-cell table:style-name="ce280" office:value-type="string" calcext:value-type="string">
            <text:p>3 gp</text:p>
          </table:table-cell>
          <table:table-cell table:number-columns-repeated="6"/>
          <table:table-cell office:value-type="string" calcext:value-type="string">
            <text:p><text:s text:c="2"/>Holy Symbol (focus)</text:p>
          </table:table-cell>
          <table:table-cell office:value-type="float" office:value="0" calcext:value-type="float">
            <text:p>0.0sp</text:p>
          </table:table-cell>
          <table:table-cell office:value-type="float" office:value="1" calcext:value-type="float">
            <text:p>1</text:p>
          </table:table-cell>
        </table:table-row>
        <table:table-row table:style-name="ro3">
          <table:table-cell table:style-name="ce155" office:value-type="string" calcext:value-type="string">
            <text:p><text:span text:style-name="T2">  </text:span><text:span text:style-name="T3">Hammer, War</text:span></text:p>
          </table:table-cell>
          <table:table-cell table:style-name="ce159" office:value-type="float" office:value="30" calcext:value-type="float">
            <text:p>30</text:p>
          </table:table-cell>
          <table:table-cell table:style-name="ce159" office:value-type="string" calcext:value-type="string">
            <text:p>M</text:p>
          </table:table-cell>
          <table:table-cell table:style-name="ce159" office:value-type="float" office:value="1" calcext:value-type="float">
            <text:p>1</text:p>
          </table:table-cell>
          <table:table-cell table:style-name="ce161" office:value-type="string" calcext:value-type="string">
            <text:p><text:span text:style-name="T2">1d</text:span><text:span text:style-name="T3">8b/p or b/s</text:span></text:p>
          </table:table-cell>
          <table:table-cell table:style-name="ce152" office:value-type="string" calcext:value-type="string">
            <text:p>Versatile, Impact</text:p>
          </table:table-cell>
          <table:table-cell table:number-columns-repeated="25"/>
          <table:table-cell office:value-type="string" calcext:value-type="string">
            <text:p><text:s text:c="2"/>Mirror, small metal</text:p>
          </table:table-cell>
          <table:table-cell office:value-type="string" calcext:value-type="string">
            <text:p>7 sp</text:p>
          </table:table-cell>
          <table:table-cell office:value-type="string" calcext:value-type="string">
            <text:p>@</text:p>
          </table:table-cell>
          <table:table-cell table:number-columns-repeated="2"/>
          <table:table-cell table:style-name="ce152" office:value-type="string" calcext:value-type="string">
            <text:p>Uncommon components (vial)</text:p>
          </table:table-cell>
          <table:table-cell table:style-name="ce159" office:value-type="string" calcext:value-type="string">
            <text:p>2 sp</text:p>
          </table:table-cell>
          <table:table-cell table:style-name="ce146" office:value-type="string" calcext:value-type="string">
            <text:p>@</text:p>
          </table:table-cell>
          <table:table-cell/>
          <table:table-cell table:style-name="ce251" office:value-type="string" calcext:value-type="string">
            <text:p>Buckle (for belt) - decorative</text:p>
          </table:table-cell>
          <table:table-cell table:style-name="ce253" office:value-type="string" calcext:value-type="string">
            <text:p>10 gp</text:p>
          </table:table-cell>
          <table:table-cell table:style-name="ce255" office:value-type="float" office:value="1" calcext:value-type="float">
            <text:p>1</text:p>
          </table:table-cell>
          <table:table-cell table:number-columns-repeated="2"/>
          <table:table-cell table:style-name="ce184" office:value-type="string" calcext:value-type="string">
            <text:p>Tack &amp; Harness</text:p>
          </table:table-cell>
          <table:table-cell table:style-name="ce186" office:value-type="string" calcext:value-type="string">
            <text:p>Price</text:p>
          </table:table-cell>
          <table:table-cell table:style-name="ce188" office:value-type="string" calcext:value-type="string">
            <text:p>Weight</text:p>
          </table:table-cell>
          <table:table-cell table:number-columns-repeated="16"/>
          <table:table-cell table:style-name="ce283" office:value-type="string" calcext:value-type="string">
            <text:p>   <text:span text:style-name="T8">Calf</text:span></text:p>
          </table:table-cell>
          <table:table-cell table:style-name="ce280" office:value-type="string" calcext:value-type="string">
            <text:p>5 gp</text:p>
          </table:table-cell>
          <table:table-cell table:style-name="ce189" office:value-type="string" calcext:value-type="string">
            <text:p>BF</text:p>
          </table:table-cell>
          <table:table-cell/>
          <table:table-cell table:style-name="ce185" office:value-type="string" calcext:value-type="string">
            <text:p>Mourner (per funeral)</text:p>
          </table:table-cell>
          <table:table-cell table:style-name="ce280" office:value-type="string" calcext:value-type="string">
            <text:p>2 sp</text:p>
          </table:table-cell>
          <table:table-cell table:number-columns-repeated="6"/>
          <table:table-cell office:value-type="string" calcext:value-type="string">
            <text:p><text:s text:c="2"/>Book, prayer (simple)</text:p>
          </table:table-cell>
          <table:table-cell office:value-type="float" office:value="25" calcext:value-type="float">
            <text:p>25.0sp</text:p>
          </table:table-cell>
          <table:table-cell office:value-type="float" office:value="1" calcext:value-type="float">
            <text:p>1</text:p>
          </table:table-cell>
        </table:table-row>
        <table:table-row table:style-name="ro3">
          <table:table-cell table:style-name="ce151" office:value-type="string" calcext:value-type="string">
            <text:p><text:s text:c="2"/>Mace</text:p>
          </table:table-cell>
          <table:table-cell table:style-name="ce160" office:value-type="float" office:value="15" calcext:value-type="float">
            <text:p>15</text:p>
          </table:table-cell>
          <table:table-cell table:style-name="ce160" office:value-type="string" calcext:value-type="string">
            <text:p>M</text:p>
          </table:table-cell>
          <table:table-cell table:style-name="ce160" office:value-type="float" office:value="1" calcext:value-type="float">
            <text:p>1</text:p>
          </table:table-cell>
          <table:table-cell table:style-name="ce160" office:value-type="string" calcext:value-type="string">
            <text:p>1d8b</text:p>
          </table:table-cell>
          <table:table-cell table:style-name="ce151" office:value-type="string" calcext:value-type="string">
            <text:p>Impact</text:p>
          </table:table-cell>
          <table:table-cell table:number-columns-repeated="25"/>
          <table:table-cell table:style-name="ce151" office:value-type="string" calcext:value-type="string">
            <text:p><text:s text:c="2"/>Mirror, small silver</text:p>
          </table:table-cell>
          <table:table-cell table:style-name="ce160" office:value-type="string" calcext:value-type="string">
            <text:p>25 sp</text:p>
          </table:table-cell>
          <table:table-cell table:style-name="ce160" office:value-type="string" calcext:value-type="string">
            <text:p>@</text:p>
          </table:table-cell>
          <table:table-cell table:style-name="ce151"/>
          <table:table-cell/>
          <table:table-cell office:value-type="string" calcext:value-type="string">
            <text:p>Wolfsbane, (sprig)</text:p>
          </table:table-cell>
          <table:table-cell office:value-type="string" calcext:value-type="string">
            <text:p>10 cp</text:p>
          </table:table-cell>
          <table:table-cell office:value-type="string" calcext:value-type="string">
            <text:p>@</text:p>
          </table:table-cell>
          <table:table-cell/>
          <table:table-cell table:style-name="ce251" office:value-type="string" calcext:value-type="string">
            <text:p>Circlet, brass</text:p>
          </table:table-cell>
          <table:table-cell table:style-name="ce253" office:value-type="string" calcext:value-type="string">
            <text:p>2 gp</text:p>
          </table:table-cell>
          <table:table-cell table:style-name="ce255" office:value-type="string" calcext:value-type="string">
            <text:p>½ </text:p>
          </table:table-cell>
          <table:table-cell table:number-columns-repeated="2"/>
          <table:table-cell table:style-name="ce185" office:value-type="string" calcext:value-type="string">
            <text:p>Bit and bridle</text:p>
          </table:table-cell>
          <table:table-cell table:style-name="ce280" office:value-type="string" calcext:value-type="string">
            <text:p>15 sp</text:p>
          </table:table-cell>
          <table:table-cell table:style-name="ce189" office:value-type="float" office:value="3" calcext:value-type="float">
            <text:p>3</text:p>
          </table:table-cell>
          <table:table-cell table:number-columns-repeated="16"/>
          <table:table-cell table:style-name="ce283" office:value-type="string" calcext:value-type="string">
            <text:p>   <text:span text:style-name="T8">Chicken</text:span></text:p>
          </table:table-cell>
          <table:table-cell table:style-name="ce280" office:value-type="string" calcext:value-type="string">
            <text:p>2 cp</text:p>
          </table:table-cell>
          <table:table-cell table:style-name="ce189"/>
          <table:table-cell table:number-columns-repeated="9"/>
          <table:table-cell office:value-type="string" calcext:value-type="string">
            <text:p><text:s text:c="2"/>Altar, travel</text:p>
          </table:table-cell>
          <table:table-cell office:value-type="float" office:value="40" calcext:value-type="float">
            <text:p>40.0sp</text:p>
          </table:table-cell>
          <table:table-cell office:value-type="float" office:value="3" calcext:value-type="float">
            <text:p>3</text:p>
          </table:table-cell>
        </table:table-row>
        <table:table-row table:style-name="ro3">
          <table:table-cell table:style-name="ce152" office:value-type="string" calcext:value-type="string">
            <text:p><text:s text:c="2"/>Mace, Great</text:p>
          </table:table-cell>
          <table:table-cell table:style-name="ce159" office:value-type="float" office:value="25" calcext:value-type="float">
            <text:p>25</text:p>
          </table:table-cell>
          <table:table-cell table:style-name="ce159" office:value-type="string" calcext:value-type="string">
            <text:p>L</text:p>
          </table:table-cell>
          <table:table-cell table:style-name="ce159" office:value-type="float" office:value="2" calcext:value-type="float">
            <text:p>2</text:p>
          </table:table-cell>
          <table:table-cell table:style-name="ce159" office:value-type="string" calcext:value-type="string">
            <text:p>1d10b</text:p>
          </table:table-cell>
          <table:table-cell table:style-name="ce152" office:value-type="string" calcext:value-type="string">
            <text:p>2H, Impact</text:p>
          </table:table-cell>
          <table:table-cell table:number-columns-repeated="25"/>
          <table:table-cell office:value-type="string" calcext:value-type="string">
            <text:p><text:s text:c="2"/>Nails, iron (20)</text:p>
          </table:table-cell>
          <table:table-cell office:value-type="string" calcext:value-type="string">
            <text:p>2 cp</text:p>
          </table:table-cell>
          <table:table-cell office:value-type="float" office:value="1" calcext:value-type="float">
            <text:p>1</text:p>
          </table:table-cell>
          <table:table-cell table:number-columns-repeated="2"/>
          <table:table-cell table:style-name="ce232" office:value-type="string" calcext:value-type="string" table:number-columns-spanned="3" table:number-rows-spanned="1">
            <text:p>Clerics’ Ceremonials</text:p>
          </table:table-cell>
          <table:covered-table-cell table:number-columns-repeated="2" table:style-name="Default"/>
          <table:table-cell/>
          <table:table-cell table:style-name="ce251" office:value-type="string" calcext:value-type="string">
            <text:p>Circlet, gold</text:p>
          </table:table-cell>
          <table:table-cell table:style-name="ce253" office:value-type="string" calcext:value-type="string">
            <text:p>15 gp</text:p>
          </table:table-cell>
          <table:table-cell table:style-name="ce255" office:value-type="string" calcext:value-type="string">
            <text:p>½ </text:p>
          </table:table-cell>
          <table:table-cell table:number-columns-repeated="2"/>
          <table:table-cell table:style-name="ce185" office:value-type="string" calcext:value-type="string">
            <text:p>Cart harness</text:p>
          </table:table-cell>
          <table:table-cell table:style-name="ce280" office:value-type="string" calcext:value-type="string">
            <text:p>2 gp</text:p>
          </table:table-cell>
          <table:table-cell table:style-name="ce189" office:value-type="float" office:value="10" calcext:value-type="float">
            <text:p>10</text:p>
          </table:table-cell>
          <table:table-cell table:number-columns-repeated="16"/>
          <table:table-cell table:style-name="ce283" office:value-type="string" calcext:value-type="string">
            <text:p>   <text:span text:style-name="T8">Cow</text:span></text:p>
          </table:table-cell>
          <table:table-cell table:style-name="ce280" office:value-type="string" calcext:value-type="string">
            <text:p>10 gp</text:p>
          </table:table-cell>
          <table:table-cell table:style-name="ce189" office:value-type="string" calcext:value-type="string">
            <text:p>BF</text:p>
          </table:table-cell>
          <table:table-cell/>
          <table:table-cell table:style-name="ce184" office:value-type="string" calcext:value-type="string">
            <text:p>Travel and Transport</text:p>
          </table:table-cell>
          <table:table-cell table:style-name="ce186" office:value-type="string" calcext:value-type="string">
            <text:p>Price</text:p>
          </table:table-cell>
          <table:table-cell table:number-columns-repeated="6"/>
          <table:table-cell office:value-type="string" calcext:value-type="string">
            <text:p><text:s text:c="2"/>Clerical Vestments</text:p>
          </table:table-cell>
          <table:table-cell office:value-type="float" office:value="10" calcext:value-type="float">
            <text:p>10.0sp</text:p>
          </table:table-cell>
          <table:table-cell office:value-type="float" office:value="1" calcext:value-type="float">
            <text:p>1</text:p>
          </table:table-cell>
        </table:table-row>
        <table:table-row table:style-name="ro3">
          <table:table-cell table:style-name="ce151" office:value-type="string" calcext:value-type="string">
            <text:p><text:s text:c="2"/>Mace, Light</text:p>
          </table:table-cell>
          <table:table-cell table:style-name="ce160" office:value-type="float" office:value="10" calcext:value-type="float">
            <text:p>10</text:p>
          </table:table-cell>
          <table:table-cell table:style-name="ce160" office:value-type="string" calcext:value-type="string">
            <text:p>S</text:p>
          </table:table-cell>
          <table:table-cell table:style-name="ce160" office:value-type="float" office:value="1" calcext:value-type="float">
            <text:p>1</text:p>
          </table:table-cell>
          <table:table-cell table:style-name="ce160" office:value-type="string" calcext:value-type="string">
            <text:p>1d6b</text:p>
          </table:table-cell>
          <table:table-cell table:style-name="ce151"/>
          <table:table-cell table:number-columns-repeated="25"/>
          <table:table-cell table:style-name="ce151" office:value-type="string" calcext:value-type="string">
            <text:p><text:s text:c="2"/>Nails, silver (20)</text:p>
          </table:table-cell>
          <table:table-cell table:style-name="ce160" office:value-type="string" calcext:value-type="string">
            <text:p>2 sp</text:p>
          </table:table-cell>
          <table:table-cell table:style-name="ce160" office:value-type="float" office:value="1" calcext:value-type="float">
            <text:p>1</text:p>
          </table:table-cell>
          <table:table-cell table:style-name="ce151"/>
          <table:table-cell/>
          <table:table-cell office:value-type="string" calcext:value-type="string">
            <text:p>Altar case, Wood</text:p>
          </table:table-cell>
          <table:table-cell office:value-type="string" calcext:value-type="string">
            <text:p>15 sp</text:p>
          </table:table-cell>
          <table:table-cell office:value-type="float" office:value="2" calcext:value-type="float">
            <text:p>2</text:p>
          </table:table-cell>
          <table:table-cell/>
          <table:table-cell table:style-name="ce251" office:value-type="string" calcext:value-type="string">
            <text:p>Circlet, silver</text:p>
          </table:table-cell>
          <table:table-cell table:style-name="ce253" office:value-type="string" calcext:value-type="string">
            <text:p>5 gp</text:p>
          </table:table-cell>
          <table:table-cell table:style-name="ce255" office:value-type="string" calcext:value-type="string">
            <text:p>½ </text:p>
          </table:table-cell>
          <table:table-cell table:number-columns-repeated="2"/>
          <table:table-cell table:style-name="ce185" office:value-type="string" calcext:value-type="string">
            <text:p>Halter</text:p>
          </table:table-cell>
          <table:table-cell table:style-name="ce280" office:value-type="string" calcext:value-type="string">
            <text:p>5 cp</text:p>
          </table:table-cell>
          <table:table-cell table:style-name="ce189" office:value-type="string" calcext:value-type="string">
            <text:p>*</text:p>
          </table:table-cell>
          <table:table-cell table:number-columns-repeated="16"/>
          <table:table-cell table:style-name="ce283" office:value-type="string" calcext:value-type="string">
            <text:p>   <text:span text:style-name="T8">Deer, Doe</text:span></text:p>
          </table:table-cell>
          <table:table-cell table:style-name="ce280" office:value-type="string" calcext:value-type="string">
            <text:p>5 gp</text:p>
          </table:table-cell>
          <table:table-cell table:style-name="ce189" office:value-type="string" calcext:value-type="string">
            <text:p>BF</text:p>
          </table:table-cell>
          <table:table-cell/>
          <table:table-cell table:style-name="ce185" office:value-type="string" calcext:value-type="string">
            <text:p>Road or gate toll</text:p>
          </table:table-cell>
          <table:table-cell table:style-name="ce280" office:value-type="string" calcext:value-type="string">
            <text:p>1 cp</text:p>
          </table:table-cell>
          <table:table-cell table:number-columns-repeated="6"/>
          <table:table-cell office:value-type="string" calcext:value-type="string">
            <text:p>Hoplite’s Pack</text:p>
          </table:table-cell>
          <table:table-cell table:style-name="ce208" office:value-type="float" office:value="135" calcext:value-type="float">
            <text:p>(135.0sp)</text:p>
          </table:table-cell>
          <table:table-cell table:style-name="ce210" office:value-type="float" office:value="4" calcext:value-type="float">
            <text:p>(4)</text:p>
          </table:table-cell>
        </table:table-row>
        <table:table-row table:style-name="ro3">
          <table:table-cell table:style-name="ce152" office:value-type="string" calcext:value-type="string">
            <text:p><text:s text:c="2"/>Morningstar</text:p>
          </table:table-cell>
          <table:table-cell table:style-name="ce159" office:value-type="float" office:value="30" calcext:value-type="float">
            <text:p>30</text:p>
          </table:table-cell>
          <table:table-cell table:style-name="ce159" office:value-type="string" calcext:value-type="string">
            <text:p>M</text:p>
          </table:table-cell>
          <table:table-cell table:style-name="ce159" office:value-type="float" office:value="1" calcext:value-type="float">
            <text:p>1</text:p>
          </table:table-cell>
          <table:table-cell table:style-name="ce159" office:value-type="string" calcext:value-type="string">
            <text:p>1d8b</text:p>
          </table:table-cell>
          <table:table-cell table:style-name="ce152" office:value-type="string" calcext:value-type="string">
            <text:p>Versatile, Impact</text:p>
          </table:table-cell>
          <table:table-cell table:number-columns-repeated="25"/>
          <table:table-cell office:value-type="string" calcext:value-type="string">
            <text:p><text:s text:c="2"/>Needle, magnetized</text:p>
          </table:table-cell>
          <table:table-cell office:value-type="string" calcext:value-type="string">
            <text:p>1 sp</text:p>
          </table:table-cell>
          <table:table-cell office:value-type="string" calcext:value-type="string">
            <text:p>#</text:p>
          </table:table-cell>
          <table:table-cell table:number-columns-repeated="2"/>
          <table:table-cell table:style-name="ce152" office:value-type="string" calcext:value-type="string">
            <text:p>Altar Symbol, Elaborate</text:p>
          </table:table-cell>
          <table:table-cell table:style-name="ce159" office:value-type="string" calcext:value-type="string">
            <text:p>250 sp</text:p>
          </table:table-cell>
          <table:table-cell table:style-name="ce146" office:value-type="float" office:value="3" calcext:value-type="float">
            <text:p>3</text:p>
          </table:table-cell>
          <table:table-cell/>
          <table:table-cell table:style-name="ce251" office:value-type="string" calcext:value-type="string">
            <text:p>Earring, fancy/jeweled</text:p>
          </table:table-cell>
          <table:table-cell table:style-name="ce253" office:value-type="string" calcext:value-type="string">
            <text:p>30 gp</text:p>
          </table:table-cell>
          <table:table-cell table:style-name="ce255" office:value-type="string" calcext:value-type="string">
            <text:p>* </text:p>
          </table:table-cell>
          <table:table-cell table:number-columns-repeated="2"/>
          <table:table-cell table:style-name="ce185" office:value-type="string" calcext:value-type="string">
            <text:p>Feed Bag</text:p>
          </table:table-cell>
          <table:table-cell table:style-name="ce280" office:value-type="string" calcext:value-type="string">
            <text:p>5 gp</text:p>
          </table:table-cell>
          <table:table-cell table:style-name="ce189" office:value-type="float" office:value="5" calcext:value-type="float">
            <text:p>5</text:p>
          </table:table-cell>
          <table:table-cell table:number-columns-repeated="16"/>
          <table:table-cell table:style-name="ce283" office:value-type="string" calcext:value-type="string">
            <text:p>   <text:span text:style-name="T8">Deer, Stag</text:span></text:p>
          </table:table-cell>
          <table:table-cell table:style-name="ce280" office:value-type="string" calcext:value-type="string">
            <text:p>9 gp</text:p>
          </table:table-cell>
          <table:table-cell table:style-name="ce189" office:value-type="string" calcext:value-type="string">
            <text:p>BF</text:p>
          </table:table-cell>
          <table:table-cell/>
          <table:table-cell table:style-name="ce201" office:value-type="string" calcext:value-type="string">
            <text:p><text:span text:style-name="T8">Ship</text:span><text:span text:style-name="T12">'</text:span><text:span text:style-name="T8">s passage, per mile</text:span></text:p>
          </table:table-cell>
          <table:table-cell table:style-name="ce280" office:value-type="string" calcext:value-type="string">
            <text:p>1 sp</text:p>
          </table:table-cell>
          <table:table-cell table:number-columns-repeated="6"/>
          <table:table-cell office:value-type="string" calcext:value-type="string">
            <text:p><text:s text:c="2"/>Medium Weapon</text:p>
          </table:table-cell>
          <table:table-cell office:value-type="float" office:value="15" calcext:value-type="float">
            <text:p>15.0sp</text:p>
          </table:table-cell>
          <table:table-cell office:value-type="float" office:value="1" calcext:value-type="float">
            <text:p>1</text:p>
          </table:table-cell>
        </table:table-row>
        <table:table-row table:style-name="ro3">
          <table:table-cell table:style-name="ce235" office:value-type="string" calcext:value-type="string" table:number-columns-spanned="6" table:number-rows-spanned="1">
            <text:p>Spears and Polearms</text:p>
          </table:table-cell>
          <table:covered-table-cell table:number-columns-repeated="5"/>
          <table:table-cell table:number-columns-repeated="25"/>
          <table:table-cell table:style-name="ce151" office:value-type="string" calcext:value-type="string">
            <text:p><text:s text:c="2"/>Oil (per flask)</text:p>
          </table:table-cell>
          <table:table-cell table:style-name="ce160" office:value-type="string" calcext:value-type="string">
            <text:p>2 cp</text:p>
          </table:table-cell>
          <table:table-cell table:style-name="ce160" office:value-type="float" office:value="1" calcext:value-type="float">
            <text:p>1</text:p>
          </table:table-cell>
          <table:table-cell table:style-name="ce151" office:value-type="string" calcext:value-type="string">
            <text:p>Burns for up to 4 hours in a lamp or lantern.</text:p>
          </table:table-cell>
          <table:table-cell/>
          <table:table-cell office:value-type="string" calcext:value-type="string">
            <text:p>Altar Symbol, Metal</text:p>
          </table:table-cell>
          <table:table-cell office:value-type="string" calcext:value-type="string">
            <text:p>50 sp</text:p>
          </table:table-cell>
          <table:table-cell office:value-type="float" office:value="2" calcext:value-type="float">
            <text:p>2</text:p>
          </table:table-cell>
          <table:table-cell/>
          <table:table-cell table:style-name="ce251" office:value-type="string" calcext:value-type="string">
            <text:p>Earring, simple</text:p>
          </table:table-cell>
          <table:table-cell table:style-name="ce253" office:value-type="string" calcext:value-type="string">
            <text:p>2 gp</text:p>
          </table:table-cell>
          <table:table-cell table:style-name="ce255" office:value-type="string" calcext:value-type="string">
            <text:p>* </text:p>
          </table:table-cell>
          <table:table-cell table:number-columns-repeated="2"/>
          <table:table-cell table:style-name="ce185" office:value-type="string" calcext:value-type="string">
            <text:p>Hobbles, 1 set</text:p>
          </table:table-cell>
          <table:table-cell table:style-name="ce280" office:value-type="string" calcext:value-type="string">
            <text:p>2 gp</text:p>
          </table:table-cell>
          <table:table-cell table:style-name="ce189" office:value-type="float" office:value="5" calcext:value-type="float">
            <text:p>5</text:p>
          </table:table-cell>
          <table:table-cell table:number-columns-repeated="16"/>
          <table:table-cell table:style-name="ce283" office:value-type="string" calcext:value-type="string">
            <text:p>   <text:span text:style-name="T8">Game Fowl (pheasant, partridge, quail, etc.)</text:span></text:p>
          </table:table-cell>
          <table:table-cell table:style-name="ce280" office:value-type="string" calcext:value-type="string">
            <text:p>5 sp</text:p>
          </table:table-cell>
          <table:table-cell table:style-name="ce189"/>
          <table:table-cell/>
          <table:table-cell table:style-name="ce185" office:value-type="string" calcext:value-type="string">
            <text:p>Teamster w/wagon, per mile</text:p>
          </table:table-cell>
          <table:table-cell table:style-name="ce280" office:value-type="string" calcext:value-type="string">
            <text:p>1 sp</text:p>
          </table:table-cell>
          <table:table-cell table:number-columns-repeated="6"/>
          <table:table-cell office:value-type="string" calcext:value-type="string">
            <text:p><text:s text:c="2"/>Ringmail</text:p>
          </table:table-cell>
          <table:table-cell office:value-type="float" office:value="100" calcext:value-type="float">
            <text:p>100.0sp</text:p>
          </table:table-cell>
          <table:table-cell office:value-type="float" office:value="2" calcext:value-type="float">
            <text:p>2</text:p>
          </table:table-cell>
        </table:table-row>
        <table:table-row table:style-name="ro3">
          <table:table-cell table:style-name="ce152" office:value-type="string" calcext:value-type="string">
            <text:p><text:s text:c="2"/>Fork / Trident</text:p>
          </table:table-cell>
          <table:table-cell table:style-name="ce159" office:value-type="float" office:value="10" calcext:value-type="float">
            <text:p>10</text:p>
          </table:table-cell>
          <table:table-cell table:style-name="ce159" office:value-type="string" calcext:value-type="string">
            <text:p>M</text:p>
          </table:table-cell>
          <table:table-cell table:style-name="ce159" office:value-type="float" office:value="1" calcext:value-type="float">
            <text:p>1</text:p>
          </table:table-cell>
          <table:table-cell table:style-name="ce159" office:value-type="string" calcext:value-type="string">
            <text:p>1d8+1p</text:p>
          </table:table-cell>
          <table:table-cell table:style-name="ce152" office:value-type="string" calcext:value-type="string">
            <text:p>Versatile, Set, Hurlant (10/30)</text:p>
          </table:table-cell>
          <table:table-cell table:number-columns-repeated="25"/>
          <table:table-cell office:value-type="string" calcext:value-type="string">
            <text:p><text:s text:c="2"/>Paper (10 sheets)</text:p>
          </table:table-cell>
          <table:table-cell office:value-type="string" calcext:value-type="string">
            <text:p>4 sp</text:p>
          </table:table-cell>
          <table:table-cell office:value-type="float" office:value="1" calcext:value-type="float">
            <text:p>1</text:p>
          </table:table-cell>
          <table:table-cell table:number-columns-repeated="2"/>
          <table:table-cell table:style-name="ce152" office:value-type="string" calcext:value-type="string">
            <text:p>Altar Symbol, Simple</text:p>
          </table:table-cell>
          <table:table-cell table:style-name="ce159" office:value-type="string" calcext:value-type="string">
            <text:p>5 cp</text:p>
          </table:table-cell>
          <table:table-cell table:style-name="ce146" office:value-type="float" office:value="1" calcext:value-type="float">
            <text:p>1</text:p>
          </table:table-cell>
          <table:table-cell/>
          <table:table-cell table:style-name="ce251" office:value-type="string" calcext:value-type="string">
            <text:p>Fan, paper</text:p>
          </table:table-cell>
          <table:table-cell table:style-name="ce253" office:value-type="string" calcext:value-type="string">
            <text:p>2 sp</text:p>
          </table:table-cell>
          <table:table-cell table:style-name="ce255" office:value-type="string" calcext:value-type="string">
            <text:p>* </text:p>
          </table:table-cell>
          <table:table-cell table:number-columns-repeated="2"/>
          <table:table-cell table:style-name="ce185" office:value-type="string" calcext:value-type="string">
            <text:p>Horse Blanket / Hood</text:p>
          </table:table-cell>
          <table:table-cell table:style-name="ce280" office:value-type="string" calcext:value-type="string">
            <text:p>2 gp</text:p>
          </table:table-cell>
          <table:table-cell table:style-name="ce189" office:value-type="float" office:value="6" calcext:value-type="float">
            <text:p>6</text:p>
          </table:table-cell>
          <table:table-cell table:number-columns-repeated="16"/>
          <table:table-cell table:style-name="ce198" office:value-type="string" calcext:value-type="string">
            <text:p>   <text:span text:style-name="T8">Goat</text:span></text:p>
          </table:table-cell>
          <table:table-cell table:style-name="ce199" office:value-type="string" calcext:value-type="string">
            <text:p>1 gp</text:p>
          </table:table-cell>
          <table:table-cell table:style-name="ce200"/>
          <table:table-cell/>
          <table:table-cell table:style-name="ce185" office:value-type="string" calcext:value-type="string">
            <text:p>Coach cab (per mile)</text:p>
          </table:table-cell>
          <table:table-cell table:style-name="ce280" office:value-type="string" calcext:value-type="string">
            <text:p>3 cp</text:p>
          </table:table-cell>
          <table:table-cell table:number-columns-repeated="6"/>
          <table:table-cell office:value-type="string" calcext:value-type="string">
            <text:p><text:s text:c="2"/>Shield, Medium</text:p>
          </table:table-cell>
          <table:table-cell office:value-type="float" office:value="20" calcext:value-type="float">
            <text:p>20.0sp</text:p>
          </table:table-cell>
          <table:table-cell office:value-type="float" office:value="1" calcext:value-type="float">
            <text:p>1</text:p>
          </table:table-cell>
        </table:table-row>
        <table:table-row table:style-name="ro3">
          <table:table-cell table:style-name="ce151" office:value-type="string" calcext:value-type="string">
            <text:p><text:s text:c="2"/>Lance</text:p>
          </table:table-cell>
          <table:table-cell table:style-name="ce160" office:value-type="float" office:value="20" calcext:value-type="float">
            <text:p>20</text:p>
          </table:table-cell>
          <table:table-cell table:style-name="ce160" office:value-type="string" calcext:value-type="string">
            <text:p>L</text:p>
          </table:table-cell>
          <table:table-cell table:style-name="ce160" office:value-type="float" office:value="2" calcext:value-type="float">
            <text:p>2</text:p>
          </table:table-cell>
          <table:table-cell table:style-name="ce160" office:value-type="string" calcext:value-type="string">
            <text:p>1d10p</text:p>
          </table:table-cell>
          <table:table-cell table:style-name="ce151" office:value-type="string" calcext:value-type="string">
            <text:p>Reach, Lance, Impact</text:p>
          </table:table-cell>
          <table:table-cell table:number-columns-repeated="25"/>
          <table:table-cell table:style-name="ce151" office:value-type="string" calcext:value-type="string">
            <text:p><text:s text:c="2"/>Parchment (5 sheets)</text:p>
          </table:table-cell>
          <table:table-cell table:style-name="ce160" office:value-type="string" calcext:value-type="string">
            <text:p>1sp</text:p>
          </table:table-cell>
          <table:table-cell table:style-name="ce160" office:value-type="float" office:value="1" calcext:value-type="float">
            <text:p>1</text:p>
          </table:table-cell>
          <table:table-cell table:style-name="ce151"/>
          <table:table-cell/>
          <table:table-cell office:value-type="string" calcext:value-type="string">
            <text:p>Aspergillum</text:p>
          </table:table-cell>
          <table:table-cell office:value-type="string" calcext:value-type="string">
            <text:p>20 sp</text:p>
          </table:table-cell>
          <table:table-cell office:value-type="float" office:value="3" calcext:value-type="float">
            <text:p>3</text:p>
          </table:table-cell>
          <table:table-cell/>
          <table:table-cell table:style-name="ce251" office:value-type="string" calcext:value-type="string">
            <text:p>Fan, silk</text:p>
          </table:table-cell>
          <table:table-cell table:style-name="ce253" office:value-type="string" calcext:value-type="string">
            <text:p>1 gp</text:p>
          </table:table-cell>
          <table:table-cell table:style-name="ce255" office:value-type="string" calcext:value-type="string">
            <text:p>* </text:p>
          </table:table-cell>
          <table:table-cell table:number-columns-repeated="2"/>
          <table:table-cell table:style-name="ce185" office:value-type="string" calcext:value-type="string">
            <text:p>Horseshoes &amp; shoeing</text:p>
          </table:table-cell>
          <table:table-cell table:style-name="ce280" office:value-type="string" calcext:value-type="string">
            <text:p>1 gp</text:p>
          </table:table-cell>
          <table:table-cell table:style-name="ce189" office:value-type="float" office:value="10" calcext:value-type="float">
            <text:p>10</text:p>
          </table:table-cell>
          <table:table-cell table:number-columns-repeated="16"/>
          <table:table-cell table:style-name="ce198" office:value-type="string" calcext:value-type="string">
            <text:p>   <text:span text:style-name="T8">Goose</text:span></text:p>
          </table:table-cell>
          <table:table-cell table:style-name="ce199" office:value-type="string" calcext:value-type="string">
            <text:p>5 cp</text:p>
          </table:table-cell>
          <table:table-cell table:style-name="ce200"/>
          <table:table-cell table:number-columns-repeated="9"/>
          <table:table-cell office:value-type="string" calcext:value-type="string">
            <text:p>Mage’s Pack</text:p>
          </table:table-cell>
          <table:table-cell table:style-name="ce208" table:formula="of:=SUM([.BZ39:.BZ42])" office:value-type="float" office:value="130.2" calcext:value-type="float">
            <text:p>(130.2sp)</text:p>
          </table:table-cell>
          <table:table-cell table:style-name="ce210" table:formula="of:=SUM([.CA39:.CA42])" office:value-type="float" office:value="3" calcext:value-type="float">
            <text:p>(3)</text:p>
          </table:table-cell>
        </table:table-row>
        <table:table-row table:style-name="ro3">
          <table:table-cell table:style-name="ce152" office:value-type="string" calcext:value-type="string">
            <text:p><text:s text:c="2"/>Pike</text:p>
          </table:table-cell>
          <table:table-cell table:style-name="ce159" office:value-type="float" office:value="10" calcext:value-type="float">
            <text:p>10</text:p>
          </table:table-cell>
          <table:table-cell table:style-name="ce159" office:value-type="string" calcext:value-type="string">
            <text:p>L</text:p>
          </table:table-cell>
          <table:table-cell table:style-name="ce159" office:value-type="float" office:value="2" calcext:value-type="float">
            <text:p>2</text:p>
          </table:table-cell>
          <table:table-cell table:style-name="ce159" office:value-type="string" calcext:value-type="string">
            <text:p>1d10p</text:p>
          </table:table-cell>
          <table:table-cell table:style-name="ce152" office:value-type="string" calcext:value-type="string">
            <text:p>Reach, 2H, Set</text:p>
          </table:table-cell>
          <table:table-cell table:number-columns-repeated="25"/>
          <table:table-cell office:value-type="string" calcext:value-type="string">
            <text:p><text:s text:c="2"/>Rope, Hemp (per 50 ft)</text:p>
          </table:table-cell>
          <table:table-cell office:value-type="string" calcext:value-type="string">
            <text:p>2 sp</text:p>
          </table:table-cell>
          <table:table-cell office:value-type="float" office:value="2" calcext:value-type="float">
            <text:p>2</text:p>
          </table:table-cell>
          <table:table-cell table:number-columns-repeated="2"/>
          <table:table-cell table:style-name="ce152" office:value-type="string" calcext:value-type="string">
            <text:p>Censer, brass</text:p>
          </table:table-cell>
          <table:table-cell table:style-name="ce159" office:value-type="string" calcext:value-type="string">
            <text:p>1 sp</text:p>
          </table:table-cell>
          <table:table-cell table:style-name="ce146" office:value-type="float" office:value="1" calcext:value-type="float">
            <text:p>1</text:p>
          </table:table-cell>
          <table:table-cell/>
          <table:table-cell table:style-name="ce251" office:value-type="string" calcext:value-type="string">
            <text:p>Handkerchief, silk</text:p>
          </table:table-cell>
          <table:table-cell table:style-name="ce253" office:value-type="string" calcext:value-type="string">
            <text:p>2 sp</text:p>
          </table:table-cell>
          <table:table-cell table:style-name="ce255" office:value-type="string" calcext:value-type="string">
            <text:p>* </text:p>
          </table:table-cell>
          <table:table-cell table:number-columns-repeated="2"/>
          <table:table-cell table:style-name="ce185" office:value-type="string" calcext:value-type="string">
            <text:p>Howdah</text:p>
          </table:table-cell>
          <table:table-cell table:style-name="ce280" office:value-type="string" calcext:value-type="string">
            <text:p>85 gp</text:p>
          </table:table-cell>
          <table:table-cell table:style-name="ce189" office:value-type="float" office:value="120" calcext:value-type="float">
            <text:p>120</text:p>
          </table:table-cell>
          <table:table-cell table:number-columns-repeated="16"/>
          <table:table-cell table:style-name="ce198" office:value-type="string" calcext:value-type="string">
            <text:p>   <text:span text:style-name="T8">Ox</text:span></text:p>
          </table:table-cell>
          <table:table-cell table:style-name="ce199" office:value-type="string" calcext:value-type="string">
            <text:p>15 gp</text:p>
          </table:table-cell>
          <table:table-cell table:style-name="ce200"/>
          <table:table-cell/>
          <table:table-cell table:style-name="ce184" office:value-type="string" calcext:value-type="string">
            <text:p>Tavern Food</text:p>
          </table:table-cell>
          <table:table-cell table:style-name="ce186" office:value-type="string" calcext:value-type="string">
            <text:p>Price</text:p>
          </table:table-cell>
          <table:table-cell table:number-columns-repeated="6"/>
          <table:table-cell office:value-type="string" calcext:value-type="string">
            <text:p><text:s text:c="2"/>Magical Focus</text:p>
          </table:table-cell>
          <table:table-cell office:value-type="float" office:value="0" calcext:value-type="float">
            <text:p>0.0sp</text:p>
          </table:table-cell>
          <table:table-cell/>
        </table:table-row>
        <table:table-row table:style-name="ro3">
          <table:table-cell table:style-name="ce151" office:value-type="string" calcext:value-type="string">
            <text:p>Pole Arm (Bardiche / Bill / Guisarme / Swordstaff / Voulge)</text:p>
          </table:table-cell>
          <table:table-cell table:style-name="ce160" office:value-type="float" office:value="40" calcext:value-type="float">
            <text:p>40</text:p>
          </table:table-cell>
          <table:table-cell table:style-name="ce160" office:value-type="string" calcext:value-type="string">
            <text:p>L</text:p>
          </table:table-cell>
          <table:table-cell table:style-name="ce160" office:value-type="float" office:value="2" calcext:value-type="float">
            <text:p>2</text:p>
          </table:table-cell>
          <table:table-cell table:style-name="ce160" office:value-type="string" calcext:value-type="string">
            <text:p>1d10s/p</text:p>
          </table:table-cell>
          <table:table-cell table:style-name="ce151" office:value-type="string" calcext:value-type="string">
            <text:p>Reach, 2H, Impact</text:p>
          </table:table-cell>
          <table:table-cell table:number-columns-repeated="25"/>
          <table:table-cell table:style-name="ce151" office:value-type="string" calcext:value-type="string">
            <text:p><text:s text:c="2"/>Rope, Silk (per 50 ft)</text:p>
          </table:table-cell>
          <table:table-cell table:style-name="ce160" office:value-type="string" calcext:value-type="string">
            <text:p>1 gp</text:p>
          </table:table-cell>
          <table:table-cell table:style-name="ce160" office:value-type="float" office:value="1" calcext:value-type="float">
            <text:p>1</text:p>
          </table:table-cell>
          <table:table-cell table:style-name="ce151"/>
          <table:table-cell/>
          <table:table-cell office:value-type="string" calcext:value-type="string">
            <text:p>Censer, gold</text:p>
          </table:table-cell>
          <table:table-cell office:value-type="string" calcext:value-type="string">
            <text:p>5 sp</text:p>
          </table:table-cell>
          <table:table-cell office:value-type="float" office:value="2" calcext:value-type="float">
            <text:p>2</text:p>
          </table:table-cell>
          <table:table-cell/>
          <table:table-cell table:style-name="ce251" office:value-type="string" calcext:value-type="string">
            <text:p>Locket</text:p>
          </table:table-cell>
          <table:table-cell table:style-name="ce253" office:value-type="string" calcext:value-type="string">
            <text:p>25 gp</text:p>
          </table:table-cell>
          <table:table-cell table:style-name="ce255" office:value-type="string" calcext:value-type="string">
            <text:p>* </text:p>
          </table:table-cell>
          <table:table-cell table:number-columns-repeated="2"/>
          <table:table-cell table:style-name="ce185" office:value-type="string" calcext:value-type="string">
            <text:p>Saddle blanket</text:p>
          </table:table-cell>
          <table:table-cell table:style-name="ce280" office:value-type="string" calcext:value-type="string">
            <text:p>3 sp</text:p>
          </table:table-cell>
          <table:table-cell table:style-name="ce189" office:value-type="float" office:value="4" calcext:value-type="float">
            <text:p>4</text:p>
          </table:table-cell>
          <table:table-cell table:number-columns-repeated="16"/>
          <table:table-cell table:style-name="ce198" office:value-type="string" calcext:value-type="string">
            <text:p>   <text:span text:style-name="T8">Pig</text:span></text:p>
          </table:table-cell>
          <table:table-cell table:style-name="ce199" office:value-type="string" calcext:value-type="string">
            <text:p>3 gp</text:p>
          </table:table-cell>
          <table:table-cell table:style-name="ce200"/>
          <table:table-cell/>
          <table:table-cell table:style-name="ce185" office:value-type="string" calcext:value-type="string">
            <text:p>Meal, Poor</text:p>
          </table:table-cell>
          <table:table-cell table:style-name="ce280" office:value-type="string" calcext:value-type="string">
            <text:p>5 cp</text:p>
          </table:table-cell>
          <table:table-cell table:number-columns-repeated="6"/>
          <table:table-cell office:value-type="string" calcext:value-type="string">
            <text:p><text:s text:c="2"/>Candles (12)</text:p>
          </table:table-cell>
          <table:table-cell office:value-type="float" office:value="0.2" calcext:value-type="float">
            <text:p>0.2sp</text:p>
          </table:table-cell>
          <table:table-cell office:value-type="float" office:value="1" calcext:value-type="float">
            <text:p>1</text:p>
          </table:table-cell>
        </table:table-row>
        <table:table-row table:style-name="ro3">
          <table:table-cell table:style-name="ce152" office:value-type="string" calcext:value-type="string">
            <text:p>Pole Arm (Bec de Corbyn / Pole Hammer)</text:p>
          </table:table-cell>
          <table:table-cell table:style-name="ce159" office:value-type="float" office:value="40" calcext:value-type="float">
            <text:p>40</text:p>
          </table:table-cell>
          <table:table-cell table:style-name="ce159" office:value-type="string" calcext:value-type="string">
            <text:p>L</text:p>
          </table:table-cell>
          <table:table-cell table:style-name="ce159" office:value-type="float" office:value="2" calcext:value-type="float">
            <text:p>2</text:p>
          </table:table-cell>
          <table:table-cell table:style-name="ce159" office:value-type="string" calcext:value-type="string">
            <text:p>1d10b/p</text:p>
          </table:table-cell>
          <table:table-cell table:style-name="ce152" office:value-type="string" calcext:value-type="string">
            <text:p>Reach, 2H, Impact, Set</text:p>
          </table:table-cell>
          <table:table-cell table:number-columns-repeated="25"/>
          <table:table-cell office:value-type="string" calcext:value-type="string">
            <text:p><text:s text:c="2"/>Signal whistle</text:p>
          </table:table-cell>
          <table:table-cell office:value-type="string" calcext:value-type="string">
            <text:p>1 sp</text:p>
          </table:table-cell>
          <table:table-cell office:value-type="string" calcext:value-type="string">
            <text:p>@</text:p>
          </table:table-cell>
          <table:table-cell table:number-columns-repeated="2"/>
          <table:table-cell table:style-name="ce152" office:value-type="string" calcext:value-type="string">
            <text:p>Holy Symbol Flask</text:p>
          </table:table-cell>
          <table:table-cell table:style-name="ce159" office:value-type="string" calcext:value-type="string">
            <text:p>50 sp</text:p>
          </table:table-cell>
          <table:table-cell table:style-name="ce146" office:value-type="float" office:value="1" calcext:value-type="float">
            <text:p>1</text:p>
          </table:table-cell>
          <table:table-cell/>
          <table:table-cell table:style-name="ce251" office:value-type="string" calcext:value-type="string">
            <text:p>Monocle</text:p>
          </table:table-cell>
          <table:table-cell table:style-name="ce253" office:value-type="string" calcext:value-type="string">
            <text:p>4 gp</text:p>
          </table:table-cell>
          <table:table-cell table:style-name="ce255" office:value-type="float" office:value="1" calcext:value-type="float">
            <text:p>1</text:p>
          </table:table-cell>
          <table:table-cell table:number-columns-repeated="2"/>
          <table:table-cell table:style-name="ce185" office:value-type="string" calcext:value-type="string">
            <text:p>Saddle, Pack</text:p>
          </table:table-cell>
          <table:table-cell table:style-name="ce280" office:value-type="string" calcext:value-type="string">
            <text:p>5 gp</text:p>
          </table:table-cell>
          <table:table-cell table:style-name="ce189" office:value-type="float" office:value="15" calcext:value-type="float">
            <text:p>15</text:p>
          </table:table-cell>
          <table:table-cell table:number-columns-repeated="16"/>
          <table:table-cell table:style-name="ce198" office:value-type="string" calcext:value-type="string">
            <text:p>   <text:span text:style-name="T8">Rabbit</text:span></text:p>
          </table:table-cell>
          <table:table-cell table:style-name="ce199" office:value-type="string" calcext:value-type="string">
            <text:p>3 cp</text:p>
          </table:table-cell>
          <table:table-cell table:style-name="ce200"/>
          <table:table-cell/>
          <table:table-cell table:style-name="ce185" office:value-type="string" calcext:value-type="string">
            <text:p>Meal, Common</text:p>
          </table:table-cell>
          <table:table-cell table:style-name="ce280" office:value-type="string" calcext:value-type="string">
            <text:p>1 sp</text:p>
          </table:table-cell>
          <table:table-cell table:number-columns-repeated="6"/>
          <table:table-cell office:value-type="string" calcext:value-type="string">
            <text:p><text:s text:c="2"/>Scribe’s Kit (ex)</text:p>
          </table:table-cell>
          <table:table-cell office:value-type="float" office:value="30" calcext:value-type="float">
            <text:p>30.0sp</text:p>
          </table:table-cell>
          <table:table-cell office:value-type="float" office:value="1" calcext:value-type="float">
            <text:p>1</text:p>
          </table:table-cell>
        </table:table-row>
        <table:table-row table:style-name="ro3">
          <table:table-cell table:style-name="ce151" office:value-type="string" calcext:value-type="string">
            <text:p>Pole Arm (Fouchard / Halberd / Poleaxe / Bill / Glaive)</text:p>
          </table:table-cell>
          <table:table-cell table:style-name="ce160" office:value-type="float" office:value="40" calcext:value-type="float">
            <text:p>40</text:p>
          </table:table-cell>
          <table:table-cell table:style-name="ce160" office:value-type="string" calcext:value-type="string">
            <text:p>L</text:p>
          </table:table-cell>
          <table:table-cell table:style-name="ce160" office:value-type="float" office:value="2" calcext:value-type="float">
            <text:p>2</text:p>
          </table:table-cell>
          <table:table-cell table:style-name="ce160" office:value-type="string" calcext:value-type="string">
            <text:p>1d10s/b</text:p>
          </table:table-cell>
          <table:table-cell table:style-name="ce151" office:value-type="string" calcext:value-type="string">
            <text:p>Reach, 2H, Impact</text:p>
          </table:table-cell>
          <table:table-cell table:number-columns-repeated="25"/>
          <table:table-cell table:style-name="ce151" office:value-type="string" calcext:value-type="string">
            <text:p><text:s text:c="2"/>String / Twine, 100 ft</text:p>
          </table:table-cell>
          <table:table-cell table:style-name="ce160" office:value-type="string" calcext:value-type="string">
            <text:p>2 cp</text:p>
          </table:table-cell>
          <table:table-cell table:style-name="ce160" office:value-type="float" office:value="1" calcext:value-type="float">
            <text:p>1</text:p>
          </table:table-cell>
          <table:table-cell table:style-name="ce151"/>
          <table:table-cell/>
          <table:table-cell office:value-type="string" calcext:value-type="string">
            <text:p>Incense, per stick</text:p>
          </table:table-cell>
          <table:table-cell office:value-type="string" calcext:value-type="string">
            <text:p>1 sp</text:p>
          </table:table-cell>
          <table:table-cell office:value-type="string" calcext:value-type="string">
            <text:p>#</text:p>
          </table:table-cell>
          <table:table-cell/>
          <table:table-cell table:style-name="ce251" office:value-type="string" calcext:value-type="string">
            <text:p>Pendant</text:p>
          </table:table-cell>
          <table:table-cell table:style-name="ce253" office:value-type="string" calcext:value-type="string">
            <text:p>45 gp</text:p>
          </table:table-cell>
          <table:table-cell table:style-name="ce255" office:value-type="string" calcext:value-type="string">
            <text:p>* </text:p>
          </table:table-cell>
          <table:table-cell table:number-columns-repeated="2"/>
          <table:table-cell table:style-name="ce185" office:value-type="string" calcext:value-type="string">
            <text:p>Saddle, Riding</text:p>
          </table:table-cell>
          <table:table-cell table:style-name="ce280" office:value-type="string" calcext:value-type="string">
            <text:p>10 gp</text:p>
          </table:table-cell>
          <table:table-cell table:style-name="ce189" office:value-type="float" office:value="35" calcext:value-type="float">
            <text:p>35</text:p>
          </table:table-cell>
          <table:table-cell table:number-columns-repeated="16"/>
          <table:table-cell table:style-name="ce198" office:value-type="string" calcext:value-type="string">
            <text:p>   <text:span text:style-name="T8">Ram</text:span></text:p>
          </table:table-cell>
          <table:table-cell table:style-name="ce199" office:value-type="string" calcext:value-type="string">
            <text:p>4 gp</text:p>
          </table:table-cell>
          <table:table-cell table:style-name="ce200" office:value-type="string" calcext:value-type="string">
            <text:p>FG</text:p>
          </table:table-cell>
          <table:table-cell/>
          <table:table-cell table:style-name="ce185" office:value-type="string" calcext:value-type="string">
            <text:p>Meal, Merchant's (Good quality)</text:p>
          </table:table-cell>
          <table:table-cell table:style-name="ce280" office:value-type="string" calcext:value-type="string">
            <text:p>2 sp</text:p>
          </table:table-cell>
          <table:table-cell table:number-columns-repeated="6"/>
          <table:table-cell office:value-type="string" calcext:value-type="string">
            <text:p><text:s text:c="2"/>Spellbook (travel)</text:p>
          </table:table-cell>
          <table:table-cell office:value-type="float" office:value="100" calcext:value-type="float">
            <text:p>100.0sp</text:p>
          </table:table-cell>
          <table:table-cell office:value-type="float" office:value="1" calcext:value-type="float">
            <text:p>1</text:p>
          </table:table-cell>
        </table:table-row>
        <table:table-row table:style-name="ro3">
          <table:table-cell table:style-name="ce152" office:value-type="string" calcext:value-type="string">
            <text:p><text:s text:c="2"/>Quarterstaff</text:p>
          </table:table-cell>
          <table:table-cell table:style-name="ce159" office:value-type="float" office:value="0.5" calcext:value-type="float">
            <text:p>0.5</text:p>
          </table:table-cell>
          <table:table-cell table:style-name="ce159" office:value-type="string" calcext:value-type="string">
            <text:p>M</text:p>
          </table:table-cell>
          <table:table-cell table:style-name="ce159" office:value-type="float" office:value="1" calcext:value-type="float">
            <text:p>1</text:p>
          </table:table-cell>
          <table:table-cell table:style-name="ce159" office:value-type="string" calcext:value-type="string">
            <text:p>1d6b</text:p>
          </table:table-cell>
          <table:table-cell table:style-name="ce152" office:value-type="string" calcext:value-type="string">
            <text:p>Defensive, Versatile</text:p>
          </table:table-cell>
          <table:table-cell table:number-columns-repeated="25"/>
          <table:table-cell office:value-type="string" calcext:value-type="string">
            <text:p><text:s text:c="2"/>String / Twine, Silk, 100 ft</text:p>
          </table:table-cell>
          <table:table-cell office:value-type="string" calcext:value-type="string">
            <text:p>6 cp</text:p>
          </table:table-cell>
          <table:table-cell office:value-type="float" office:value="0.5" calcext:value-type="float">
            <text:p>0.5</text:p>
          </table:table-cell>
          <table:table-cell table:number-columns-repeated="2"/>
          <table:table-cell table:style-name="ce152" office:value-type="string" calcext:value-type="string">
            <text:p>Prayer Beads</text:p>
          </table:table-cell>
          <table:table-cell table:style-name="ce159" office:value-type="string" calcext:value-type="string">
            <text:p>2 sp</text:p>
          </table:table-cell>
          <table:table-cell table:style-name="ce146" office:value-type="string" calcext:value-type="string">
            <text:p>#</text:p>
          </table:table-cell>
          <table:table-cell/>
          <table:table-cell table:style-name="ce251" office:value-type="string" calcext:value-type="string">
            <text:p>Pin</text:p>
          </table:table-cell>
          <table:table-cell table:style-name="ce253" office:value-type="string" calcext:value-type="string">
            <text:p>6 gp</text:p>
          </table:table-cell>
          <table:table-cell table:style-name="ce255" office:value-type="string" calcext:value-type="string">
            <text:p>* </text:p>
          </table:table-cell>
          <table:table-cell table:number-columns-repeated="2"/>
          <table:table-cell table:style-name="ce185" office:value-type="string" calcext:value-type="string">
            <text:p>Saddle, Aerial</text:p>
          </table:table-cell>
          <table:table-cell table:style-name="ce280" office:value-type="string" calcext:value-type="string">
            <text:p>50 gp</text:p>
          </table:table-cell>
          <table:table-cell table:style-name="ce189" office:value-type="float" office:value="30" calcext:value-type="float">
            <text:p>30</text:p>
          </table:table-cell>
          <table:table-cell table:number-columns-repeated="16"/>
          <table:table-cell table:style-name="ce198" office:value-type="string" calcext:value-type="string">
            <text:p>   <text:span text:style-name="T8">Sheep</text:span></text:p>
          </table:table-cell>
          <table:table-cell table:style-name="ce199" office:value-type="string" calcext:value-type="string">
            <text:p>2 gp</text:p>
          </table:table-cell>
          <table:table-cell table:style-name="ce200"/>
          <table:table-cell/>
          <table:table-cell table:style-name="ce185" office:value-type="string" calcext:value-type="string">
            <text:p>Meal, Rich</text:p>
          </table:table-cell>
          <table:table-cell table:style-name="ce280" office:value-type="string" calcext:value-type="string">
            <text:p>1 gp</text:p>
          </table:table-cell>
          <table:table-cell table:number-columns-repeated="6"/>
          <table:table-cell office:value-type="string" calcext:value-type="string">
            <text:p>Minstrel’s Pack</text:p>
          </table:table-cell>
          <table:table-cell table:style-name="ce208" table:formula="of:=SUM([.BZ44:.BZ50])" office:value-type="float" office:value="129" calcext:value-type="float">
            <text:p>(129.0sp)</text:p>
          </table:table-cell>
          <table:table-cell table:style-name="ce210" table:formula="of:=SUM([.CA44:.CA50])" office:value-type="float" office:value="8" calcext:value-type="float">
            <text:p>(8)</text:p>
          </table:table-cell>
        </table:table-row>
        <table:table-row table:style-name="ro3">
          <table:table-cell table:style-name="ce151" office:value-type="string" calcext:value-type="string">
            <text:p><text:s text:c="2"/>Spear</text:p>
          </table:table-cell>
          <table:table-cell table:style-name="ce160" office:value-type="float" office:value="2" calcext:value-type="float">
            <text:p>2</text:p>
          </table:table-cell>
          <table:table-cell table:style-name="ce160" office:value-type="string" calcext:value-type="string">
            <text:p>M</text:p>
          </table:table-cell>
          <table:table-cell table:style-name="ce160" office:value-type="float" office:value="1" calcext:value-type="float">
            <text:p>1</text:p>
          </table:table-cell>
          <table:table-cell table:style-name="ce160" office:value-type="string" calcext:value-type="string">
            <text:p>1d8p</text:p>
          </table:table-cell>
          <table:table-cell table:style-name="ce151" office:value-type="string" calcext:value-type="string">
            <text:p>Versatile, Set, Hurlant</text:p>
          </table:table-cell>
          <table:table-cell table:number-columns-repeated="25"/>
          <table:table-cell table:style-name="ce151" office:value-type="string" calcext:value-type="string">
            <text:p><text:s text:c="2"/>Vial</text:p>
          </table:table-cell>
          <table:table-cell table:style-name="ce160" office:value-type="string" calcext:value-type="string">
            <text:p>2 sp</text:p>
          </table:table-cell>
          <table:table-cell table:style-name="ce160" office:value-type="string" calcext:value-type="string">
            <text:p>@</text:p>
          </table:table-cell>
          <table:table-cell table:style-name="ce151" office:value-type="string" calcext:value-type="string">
            <text:p>Holds up to 1 cup of liquid.</text:p>
          </table:table-cell>
          <table:table-cell/>
          <table:table-cell office:value-type="string" calcext:value-type="string">
            <text:p>Prayer Book (Simple)</text:p>
          </table:table-cell>
          <table:table-cell office:value-type="string" calcext:value-type="string">
            <text:p>25 gp</text:p>
          </table:table-cell>
          <table:table-cell office:value-type="float" office:value="1" calcext:value-type="float">
            <text:p>1</text:p>
          </table:table-cell>
          <table:table-cell/>
          <table:table-cell table:style-name="ce251" office:value-type="string" calcext:value-type="string">
            <text:p>Ring (Compartment)</text:p>
          </table:table-cell>
          <table:table-cell table:style-name="ce253" office:value-type="string" calcext:value-type="string">
            <text:p>7 gp</text:p>
          </table:table-cell>
          <table:table-cell table:style-name="ce255" office:value-type="string" calcext:value-type="string">
            <text:p>* </text:p>
          </table:table-cell>
          <table:table-cell table:number-columns-repeated="2"/>
          <table:table-cell table:style-name="ce185" office:value-type="string" calcext:value-type="string">
            <text:p>Saddle, War Horse</text:p>
          </table:table-cell>
          <table:table-cell table:style-name="ce280" office:value-type="string" calcext:value-type="string">
            <text:p>20 gp</text:p>
          </table:table-cell>
          <table:table-cell table:style-name="ce189" office:value-type="float" office:value="40" calcext:value-type="float">
            <text:p>40</text:p>
          </table:table-cell>
          <table:table-cell table:number-columns-repeated="16"/>
          <table:table-cell table:style-name="ce198" office:value-type="string" calcext:value-type="string">
            <text:p>   <text:span text:style-name="T8">Swan</text:span></text:p>
          </table:table-cell>
          <table:table-cell table:style-name="ce199" office:value-type="string" calcext:value-type="string">
            <text:p>5 sp</text:p>
          </table:table-cell>
          <table:table-cell table:style-name="ce200"/>
          <table:table-cell/>
          <table:table-cell table:style-name="ce185" office:value-type="string" calcext:value-type="string">
            <text:p>Meal, Banquet (per person)</text:p>
          </table:table-cell>
          <table:table-cell table:style-name="ce280" office:value-type="string" calcext:value-type="string">
            <text:p>10 gp</text:p>
          </table:table-cell>
          <table:table-cell table:number-columns-repeated="6"/>
          <table:table-cell office:value-type="string" calcext:value-type="string">
            <text:p><text:s text:c="2"/>Light Weapon</text:p>
          </table:table-cell>
          <table:table-cell office:value-type="float" office:value="5" calcext:value-type="float">
            <text:p>5.0sp</text:p>
          </table:table-cell>
          <table:table-cell office:value-type="float" office:value="1" calcext:value-type="float">
            <text:p>1</text:p>
          </table:table-cell>
        </table:table-row>
        <table:table-row table:style-name="ro3">
          <table:table-cell table:style-name="ce232" office:value-type="string" calcext:value-type="string" table:number-columns-spanned="6" table:number-rows-spanned="1">
            <text:p>Swords</text:p>
          </table:table-cell>
          <table:covered-table-cell table:number-columns-repeated="5"/>
          <table:table-cell table:number-columns-repeated="25"/>
          <table:table-cell office:value-type="string" calcext:value-type="string">
            <text:p><text:s text:c="2"/>Wax, beeswax</text:p>
          </table:table-cell>
          <table:table-cell office:value-type="string" calcext:value-type="string">
            <text:p>3 cp</text:p>
          </table:table-cell>
          <table:table-cell office:value-type="float" office:value="1" calcext:value-type="float">
            <text:p>1</text:p>
          </table:table-cell>
          <table:table-cell table:number-columns-repeated="2"/>
          <table:table-cell table:style-name="ce152" office:value-type="string" calcext:value-type="string">
            <text:p>Prayer Book (Tome/Ornate)</text:p>
          </table:table-cell>
          <table:table-cell table:style-name="ce159" office:value-type="string" calcext:value-type="string">
            <text:p>min 250 sp</text:p>
          </table:table-cell>
          <table:table-cell table:style-name="ce146" office:value-type="float" office:value="2" calcext:value-type="float">
            <text:p>2</text:p>
          </table:table-cell>
          <table:table-cell/>
          <table:table-cell table:style-name="ce251" office:value-type="string" calcext:value-type="string">
            <text:p>Ring (simple)</text:p>
          </table:table-cell>
          <table:table-cell table:style-name="ce253" office:value-type="string" calcext:value-type="string">
            <text:p>1 gp</text:p>
          </table:table-cell>
          <table:table-cell table:style-name="ce255" office:value-type="string" calcext:value-type="string">
            <text:p>* </text:p>
          </table:table-cell>
          <table:table-cell table:number-columns-repeated="2"/>
          <table:table-cell table:style-name="ce185" office:value-type="string" calcext:value-type="string">
            <text:p>Team harness, per pair</text:p>
          </table:table-cell>
          <table:table-cell table:style-name="ce280" office:value-type="string" calcext:value-type="string">
            <text:p>5 gp</text:p>
          </table:table-cell>
          <table:table-cell table:style-name="ce189" office:value-type="float" office:value="15" calcext:value-type="float">
            <text:p>15</text:p>
          </table:table-cell>
          <table:table-cell table:number-columns-repeated="28"/>
          <table:table-cell office:value-type="string" calcext:value-type="string">
            <text:p><text:s text:c="2"/>Crossbow, Light</text:p>
          </table:table-cell>
          <table:table-cell office:value-type="float" office:value="75" calcext:value-type="float">
            <text:p>75.0sp</text:p>
          </table:table-cell>
          <table:table-cell office:value-type="float" office:value="2" calcext:value-type="float">
            <text:p>2</text:p>
          </table:table-cell>
        </table:table-row>
        <table:table-row table:style-name="ro3">
          <table:table-cell table:style-name="ce151" office:value-type="string" calcext:value-type="string">
            <text:p><text:s text:c="2"/>Rapier</text:p>
          </table:table-cell>
          <table:table-cell table:style-name="ce160" office:value-type="float" office:value="50" calcext:value-type="float">
            <text:p>50</text:p>
          </table:table-cell>
          <table:table-cell table:style-name="ce160" office:value-type="string" calcext:value-type="string">
            <text:p>M</text:p>
          </table:table-cell>
          <table:table-cell table:style-name="ce160" office:value-type="float" office:value="1" calcext:value-type="float">
            <text:p>1</text:p>
          </table:table-cell>
          <table:table-cell table:style-name="ce160" office:value-type="string" calcext:value-type="string">
            <text:p>1d8p</text:p>
          </table:table-cell>
          <table:table-cell table:style-name="ce151" office:value-type="string" calcext:value-type="string">
            <text:p>Finesse</text:p>
          </table:table-cell>
          <table:table-cell table:number-columns-repeated="25"/>
          <table:table-cell table:style-name="ce151" office:value-type="string" calcext:value-type="string">
            <text:p><text:s text:c="2"/>Wooden Stake</text:p>
          </table:table-cell>
          <table:table-cell table:style-name="ce160" office:value-type="string" calcext:value-type="string">
            <text:p>2 cp</text:p>
          </table:table-cell>
          <table:table-cell table:style-name="ce160" office:value-type="float" office:value="1" calcext:value-type="float">
            <text:p>1</text:p>
          </table:table-cell>
          <table:table-cell table:style-name="ce151"/>
          <table:table-cell/>
          <table:table-cell office:value-type="string" calcext:value-type="string">
            <text:p>Travel Altar</text:p>
          </table:table-cell>
          <table:table-cell office:value-type="string" calcext:value-type="string">
            <text:p>40 sp</text:p>
          </table:table-cell>
          <table:table-cell office:value-type="float" office:value="3" calcext:value-type="float">
            <text:p>3</text:p>
          </table:table-cell>
          <table:table-cell/>
          <table:table-cell table:style-name="ce251" office:value-type="string" calcext:value-type="string">
            <text:p>Ring, Crest/Signet</text:p>
          </table:table-cell>
          <table:table-cell table:style-name="ce253" office:value-type="string" calcext:value-type="string">
            <text:p>5 gp</text:p>
          </table:table-cell>
          <table:table-cell table:style-name="ce255" office:value-type="string" calcext:value-type="string">
            <text:p>* </text:p>
          </table:table-cell>
          <table:table-cell table:number-columns-repeated="2"/>
          <table:table-cell table:style-name="ce185" office:value-type="string" calcext:value-type="string">
            <text:p>Trappings, Horse</text:p>
          </table:table-cell>
          <table:table-cell table:style-name="ce280" office:value-type="string" calcext:value-type="string">
            <text:p>10 gp</text:p>
          </table:table-cell>
          <table:table-cell table:style-name="ce189" office:value-type="float" office:value="25" calcext:value-type="float">
            <text:p>25</text:p>
          </table:table-cell>
          <table:table-cell table:number-columns-repeated="16"/>
          <table:table-cell table:style-name="ce184" office:value-type="string" calcext:value-type="string">
            <text:p>Guard Animal</text:p>
          </table:table-cell>
          <table:table-cell table:style-name="ce186" office:value-type="string" calcext:value-type="string">
            <text:p>Price</text:p>
          </table:table-cell>
          <table:table-cell table:style-name="ce188" office:value-type="string" calcext:value-type="string">
            <text:p>Source</text:p>
          </table:table-cell>
          <table:table-cell table:number-columns-repeated="9"/>
          <table:table-cell office:value-type="string" calcext:value-type="string">
            <text:p><text:s text:c="2"/>Bolts (20)</text:p>
          </table:table-cell>
          <table:table-cell office:value-type="float" office:value="2" calcext:value-type="float">
            <text:p>2.0sp</text:p>
          </table:table-cell>
          <table:table-cell office:value-type="float" office:value="1" calcext:value-type="float">
            <text:p>1</text:p>
          </table:table-cell>
        </table:table-row>
        <table:table-row table:style-name="ro3">
          <table:table-cell table:style-name="ce152" office:value-type="string" calcext:value-type="string">
            <text:p><text:s text:c="2"/>Saber / Scimitar</text:p>
          </table:table-cell>
          <table:table-cell table:style-name="ce159" office:value-type="float" office:value="50" calcext:value-type="float">
            <text:p>50</text:p>
          </table:table-cell>
          <table:table-cell table:style-name="ce159" office:value-type="string" calcext:value-type="string">
            <text:p>M</text:p>
          </table:table-cell>
          <table:table-cell table:style-name="ce159" office:value-type="float" office:value="1" calcext:value-type="float">
            <text:p>1</text:p>
          </table:table-cell>
          <table:table-cell table:style-name="ce159" office:value-type="string" calcext:value-type="string">
            <text:p>1d8s</text:p>
          </table:table-cell>
          <table:table-cell table:style-name="ce152" office:value-type="string" calcext:value-type="string">
            <text:p>Finesse</text:p>
          </table:table-cell>
          <table:table-cell table:number-columns-repeated="25"/>
          <table:table-cell table:style-name="ce232" office:value-type="string" calcext:value-type="string" table:number-columns-spanned="4" table:number-rows-spanned="1">
            <text:p>Class Items</text:p>
          </table:table-cell>
          <table:covered-table-cell table:number-columns-repeated="3" table:style-name="Default"/>
          <table:table-cell/>
          <table:table-cell table:style-name="ce180" office:value-type="string" calcext:value-type="string" table:number-columns-spanned="3" table:number-rows-spanned="1">
            <text:p><text:span text:style-name="T5">Fighters</text:span><text:span text:style-name="T6">'</text:span><text:span text:style-name="T5"> Fittings</text:span></text:p>
          </table:table-cell>
          <table:covered-table-cell table:number-columns-repeated="2" table:style-name="Default"/>
          <table:table-cell/>
          <table:table-cell table:style-name="ce251" office:value-type="string" calcext:value-type="string">
            <text:p>Spectacles</text:p>
          </table:table-cell>
          <table:table-cell table:style-name="ce253" office:value-type="string" calcext:value-type="string">
            <text:p>8 gp</text:p>
          </table:table-cell>
          <table:table-cell table:style-name="ce255" office:value-type="float" office:value="1" calcext:value-type="float">
            <text:p>1</text:p>
          </table:table-cell>
          <table:table-cell table:number-columns-repeated="2"/>
          <table:table-cell table:style-name="ce185" office:value-type="string" calcext:value-type="string">
            <text:p>Yoke, Horse</text:p>
          </table:table-cell>
          <table:table-cell table:style-name="ce280" office:value-type="string" calcext:value-type="string">
            <text:p>5 gp</text:p>
          </table:table-cell>
          <table:table-cell table:style-name="ce189" office:value-type="float" office:value="15" calcext:value-type="float">
            <text:p>15</text:p>
          </table:table-cell>
          <table:table-cell table:number-columns-repeated="16"/>
          <table:table-cell table:style-name="ce283" office:value-type="string" calcext:value-type="string">
            <text:p>   <text:span text:style-name="T8">Bear</text:span></text:p>
          </table:table-cell>
          <table:table-cell table:style-name="ce280" office:value-type="string" calcext:value-type="string">
            <text:p>1,000 gp</text:p>
          </table:table-cell>
          <table:table-cell table:style-name="ce189" office:value-type="string" calcext:value-type="string">
            <text:p>BF</text:p>
          </table:table-cell>
          <table:table-cell table:number-columns-repeated="9"/>
          <table:table-cell office:value-type="string" calcext:value-type="string">
            <text:p><text:s text:c="2"/>Case, Bolt</text:p>
          </table:table-cell>
          <table:table-cell office:value-type="float" office:value="2" calcext:value-type="float">
            <text:p>2.0sp</text:p>
          </table:table-cell>
          <table:table-cell office:value-type="float" office:value="1" calcext:value-type="float">
            <text:p>1</text:p>
          </table:table-cell>
        </table:table-row>
        <table:table-row table:style-name="ro3">
          <table:table-cell table:style-name="ce156" office:value-type="string" calcext:value-type="string">
            <text:p><text:span text:style-name="T2">  </text:span><text:span text:style-name="T3">Sword, Arming</text:span></text:p>
          </table:table-cell>
          <table:table-cell table:style-name="ce158" office:value-type="float" office:value="30" calcext:value-type="float">
            <text:p>30</text:p>
          </table:table-cell>
          <table:table-cell table:style-name="ce160" office:value-type="string" calcext:value-type="string">
            <text:p>M</text:p>
          </table:table-cell>
          <table:table-cell table:style-name="ce160" office:value-type="float" office:value="1" calcext:value-type="float">
            <text:p>1</text:p>
          </table:table-cell>
          <table:table-cell table:style-name="ce160" office:value-type="string" calcext:value-type="string">
            <text:p>1d8s/p</text:p>
          </table:table-cell>
          <table:table-cell table:style-name="ce151" office:value-type="string" calcext:value-type="string">
            <text:p>Versatile</text:p>
          </table:table-cell>
          <table:table-cell table:number-columns-repeated="25"/>
          <table:table-cell table:style-name="ce151" office:value-type="string" calcext:value-type="string">
            <text:p><text:s text:c="2"/>Holy Symbol</text:p>
          </table:table-cell>
          <table:table-cell table:style-name="ce160" office:value-type="string" calcext:value-type="string">
            <text:p>10 sp</text:p>
          </table:table-cell>
          <table:table-cell table:style-name="ce160" office:value-type="float" office:value="1" calcext:value-type="float">
            <text:p>1</text:p>
          </table:table-cell>
          <table:table-cell table:style-name="ce151"/>
          <table:table-cell/>
          <table:table-cell office:value-type="string" calcext:value-type="string">
            <text:p>Armor patch kit</text:p>
          </table:table-cell>
          <table:table-cell office:value-type="string" calcext:value-type="string">
            <text:p>5 sp</text:p>
          </table:table-cell>
          <table:table-cell office:value-type="float" office:value="1" calcext:value-type="float">
            <text:p>1</text:p>
          </table:table-cell>
          <table:table-cell/>
          <table:table-cell table:style-name="ce251" office:value-type="string" calcext:value-type="string">
            <text:p>Torc</text:p>
          </table:table-cell>
          <table:table-cell table:style-name="ce253" office:value-type="string" calcext:value-type="string">
            <text:p>50 gp</text:p>
          </table:table-cell>
          <table:table-cell table:style-name="ce255" office:value-type="string" calcext:value-type="string">
            <text:p>½ </text:p>
          </table:table-cell>
          <table:table-cell table:number-columns-repeated="2"/>
          <table:table-cell table:style-name="ce185" office:value-type="string" calcext:value-type="string">
            <text:p>Yoke, Ox</text:p>
          </table:table-cell>
          <table:table-cell table:style-name="ce280" office:value-type="string" calcext:value-type="string">
            <text:p>3 gp</text:p>
          </table:table-cell>
          <table:table-cell table:style-name="ce189" office:value-type="float" office:value="20" calcext:value-type="float">
            <text:p>20</text:p>
          </table:table-cell>
          <table:table-cell table:number-columns-repeated="16"/>
          <table:table-cell table:style-name="ce283" office:value-type="string" calcext:value-type="string">
            <text:p>   <text:span text:style-name="T8">Cat, Hunting (Cheetah, Jaguar, Mountain Lion)†</text:span></text:p>
          </table:table-cell>
          <table:table-cell table:style-name="ce280" office:value-type="string" calcext:value-type="string">
            <text:p>1,500 gp</text:p>
          </table:table-cell>
          <table:table-cell table:style-name="ce189" office:value-type="string" calcext:value-type="string">
            <text:p>BF</text:p>
          </table:table-cell>
          <table:table-cell table:number-columns-repeated="9"/>
          <table:table-cell office:value-type="string" calcext:value-type="string">
            <text:p><text:s text:c="2"/>Musical Instrument</text:p>
          </table:table-cell>
          <table:table-cell office:value-type="float" office:value="20" calcext:value-type="float">
            <text:p>20.0sp</text:p>
          </table:table-cell>
          <table:table-cell office:value-type="float" office:value="1" calcext:value-type="float">
            <text:p>1</text:p>
          </table:table-cell>
        </table:table-row>
        <table:table-row table:style-name="ro3">
          <table:table-cell table:style-name="ce152" office:value-type="string" calcext:value-type="string">
            <text:p><text:s text:c="2"/>Sword, Long/Great</text:p>
          </table:table-cell>
          <table:table-cell table:style-name="ce159" office:value-type="float" office:value="100" calcext:value-type="float">
            <text:p>100</text:p>
          </table:table-cell>
          <table:table-cell table:style-name="ce159" office:value-type="string" calcext:value-type="string">
            <text:p>L</text:p>
          </table:table-cell>
          <table:table-cell table:style-name="ce159" office:value-type="float" office:value="2" calcext:value-type="float">
            <text:p>2</text:p>
          </table:table-cell>
          <table:table-cell table:style-name="ce159" office:value-type="string" calcext:value-type="string">
            <text:p>1d10s/p</text:p>
          </table:table-cell>
          <table:table-cell table:style-name="ce152" office:value-type="string" calcext:value-type="string">
            <text:p>2H, Impact</text:p>
          </table:table-cell>
          <table:table-cell table:number-columns-repeated="25"/>
          <table:table-cell office:value-type="string" calcext:value-type="string">
            <text:p><text:s text:c="2"/>Holy Symbol, Focus</text:p>
          </table:table-cell>
          <table:table-cell office:value-type="string" calcext:value-type="string">
            <text:p>100 sp</text:p>
          </table:table-cell>
          <table:table-cell office:value-type="float" office:value="1" calcext:value-type="float">
            <text:p>1</text:p>
          </table:table-cell>
          <table:table-cell office:value-type="string" calcext:value-type="string">
            <text:p>May be used as a spellcasting focus.</text:p>
          </table:table-cell>
          <table:table-cell/>
          <table:table-cell table:style-name="ce152" office:value-type="string" calcext:value-type="string">
            <text:p>Arrowhead</text:p>
          </table:table-cell>
          <table:table-cell table:style-name="ce159" office:value-type="string" calcext:value-type="string">
            <text:p>1 cp</text:p>
          </table:table-cell>
          <table:table-cell table:style-name="ce146" office:value-type="string" calcext:value-type="string">
            <text:p>@</text:p>
          </table:table-cell>
          <table:table-cell table:number-columns-repeated="25"/>
          <table:table-cell table:style-name="ce283" office:value-type="string" calcext:value-type="string">
            <text:p>   <text:span text:style-name="T8">Cat, Great (Lion, Tiger)†</text:span></text:p>
          </table:table-cell>
          <table:table-cell table:style-name="ce280" office:value-type="string" calcext:value-type="string">
            <text:p>3,000 gp</text:p>
          </table:table-cell>
          <table:table-cell table:style-name="ce189" office:value-type="string" calcext:value-type="string">
            <text:p>BF</text:p>
          </table:table-cell>
          <table:table-cell table:number-columns-repeated="9"/>
          <table:table-cell office:value-type="string" calcext:value-type="string">
            <text:p><text:s text:c="2"/>Entertainer’s Clothes</text:p>
          </table:table-cell>
          <table:table-cell office:value-type="float" office:value="10" calcext:value-type="float">
            <text:p>10.0sp</text:p>
          </table:table-cell>
          <table:table-cell office:value-type="float" office:value="1" calcext:value-type="float">
            <text:p>1</text:p>
          </table:table-cell>
        </table:table-row>
        <table:table-row table:style-name="ro3">
          <table:table-cell table:style-name="ce151" office:value-type="string" calcext:value-type="string">
            <text:p><text:s text:c="2"/>Sword, Short / Cutlass</text:p>
          </table:table-cell>
          <table:table-cell table:style-name="ce160" office:value-type="float" office:value="20" calcext:value-type="float">
            <text:p>20</text:p>
          </table:table-cell>
          <table:table-cell table:style-name="ce160" office:value-type="string" calcext:value-type="string">
            <text:p>S</text:p>
          </table:table-cell>
          <table:table-cell table:style-name="ce160" office:value-type="float" office:value="1" calcext:value-type="float">
            <text:p>1</text:p>
          </table:table-cell>
          <table:table-cell table:style-name="ce160" office:value-type="string" calcext:value-type="string">
            <text:p>1d6p/s</text:p>
          </table:table-cell>
          <table:table-cell table:style-name="ce151" office:value-type="string" calcext:value-type="string">
            <text:p>Finesse</text:p>
          </table:table-cell>
          <table:table-cell table:number-columns-repeated="25"/>
          <table:table-cell table:style-name="ce151" office:value-type="string" calcext:value-type="string">
            <text:p><text:s text:c="2"/>Holy Water, per vial</text:p>
          </table:table-cell>
          <table:table-cell table:style-name="ce160" office:value-type="string" calcext:value-type="string">
            <text:p>50 sp</text:p>
          </table:table-cell>
          <table:table-cell table:style-name="ce160" office:value-type="float" office:value="1" calcext:value-type="float">
            <text:p>1</text:p>
          </table:table-cell>
          <table:table-cell table:style-name="ce151" office:value-type="string" calcext:value-type="string">
            <text:p>Hurlant; 5ft splash; 1d6 holy damage to vulnerable targets.</text:p>
          </table:table-cell>
          <table:table-cell/>
          <table:table-cell office:value-type="string" calcext:value-type="string">
            <text:p>Arrowhead, silver</text:p>
          </table:table-cell>
          <table:table-cell office:value-type="string" calcext:value-type="string">
            <text:p>15 cp</text:p>
          </table:table-cell>
          <table:table-cell office:value-type="string" calcext:value-type="string">
            <text:p>@</text:p>
          </table:table-cell>
          <table:table-cell table:number-columns-repeated="25"/>
          <table:table-cell table:style-name="ce283" office:value-type="string" calcext:value-type="string">
            <text:p>   <text:span text:style-name="T8">Dog, Guard</text:span></text:p>
          </table:table-cell>
          <table:table-cell table:style-name="ce280" office:value-type="string" calcext:value-type="string">
            <text:p>25 gp</text:p>
          </table:table-cell>
          <table:table-cell table:style-name="ce189" office:value-type="string" calcext:value-type="string">
            <text:p>BF</text:p>
          </table:table-cell>
          <table:table-cell table:number-columns-repeated="9"/>
          <table:table-cell office:value-type="string" calcext:value-type="string">
            <text:p><text:s text:c="2"/>Leather Armor</text:p>
          </table:table-cell>
          <table:table-cell office:value-type="float" office:value="15" calcext:value-type="float">
            <text:p>15.0sp</text:p>
          </table:table-cell>
          <table:table-cell office:value-type="float" office:value="1" calcext:value-type="float">
            <text:p>1</text:p>
          </table:table-cell>
        </table:table-row>
        <table:table-row table:style-name="ro3">
          <table:table-cell table:style-name="ce232" office:value-type="string" calcext:value-type="string" table:number-columns-spanned="6" table:number-rows-spanned="1">
            <text:p>Other Weapons</text:p>
          </table:table-cell>
          <table:covered-table-cell table:number-columns-repeated="5"/>
          <table:table-cell table:number-columns-repeated="25"/>
          <table:table-cell office:value-type="string" calcext:value-type="string">
            <text:p><text:s text:c="2"/>Quiver or Bolt case (20)</text:p>
          </table:table-cell>
          <table:table-cell office:value-type="string" calcext:value-type="string">
            <text:p>2 sp</text:p>
          </table:table-cell>
          <table:table-cell office:value-type="float" office:value="1" calcext:value-type="float">
            <text:p>1</text:p>
          </table:table-cell>
          <table:table-cell table:number-columns-repeated="2"/>
          <table:table-cell table:style-name="ce152" office:value-type="string" calcext:value-type="string">
            <text:p>Bowstrings (10)</text:p>
          </table:table-cell>
          <table:table-cell table:style-name="ce159" office:value-type="string" calcext:value-type="string">
            <text:p>1 sp</text:p>
          </table:table-cell>
          <table:table-cell table:style-name="ce146" office:value-type="string" calcext:value-type="string">
            <text:p>@</text:p>
          </table:table-cell>
          <table:table-cell table:number-columns-repeated="25"/>
          <table:table-cell table:style-name="ce283" office:value-type="string" calcext:value-type="string">
            <text:p>   <text:span text:style-name="T8">Dog, Hunting</text:span></text:p>
          </table:table-cell>
          <table:table-cell table:style-name="ce280" office:value-type="string" calcext:value-type="string">
            <text:p>17 gp</text:p>
          </table:table-cell>
          <table:table-cell table:style-name="ce189" office:value-type="string" calcext:value-type="string">
            <text:p>BF</text:p>
          </table:table-cell>
          <table:table-cell table:number-columns-repeated="9"/>
          <table:table-cell office:value-type="string" calcext:value-type="string">
            <text:p>Rogue’s Pack</text:p>
          </table:table-cell>
          <table:table-cell table:style-name="ce208" table:formula="of:=SUM([.BZ52:.BZ59])" office:value-type="float" office:value="71.7" calcext:value-type="float">
            <text:p>(71.7sp)</text:p>
          </table:table-cell>
          <table:table-cell table:style-name="ce210" table:formula="of:=SUM([.CA52:.CA59])" office:value-type="float" office:value="8" calcext:value-type="float">
            <text:p>(8)</text:p>
          </table:table-cell>
        </table:table-row>
        <table:table-row table:style-name="ro3">
          <table:table-cell table:style-name="ce151" office:value-type="string" calcext:value-type="string">
            <text:p><text:s text:c="2"/>Club / Cudgel / Walking Staff</text:p>
          </table:table-cell>
          <table:table-cell table:style-name="ce160" office:value-type="float" office:value="0.5" calcext:value-type="float">
            <text:p>0.5</text:p>
          </table:table-cell>
          <table:table-cell table:style-name="ce160" office:value-type="string" calcext:value-type="string">
            <text:p>S</text:p>
          </table:table-cell>
          <table:table-cell table:style-name="ce160" office:value-type="float" office:value="1" calcext:value-type="float">
            <text:p>1</text:p>
          </table:table-cell>
          <table:table-cell table:style-name="ce160" office:value-type="string" calcext:value-type="string">
            <text:p>1d4b</text:p>
          </table:table-cell>
          <table:table-cell table:style-name="ce151"/>
          <table:table-cell table:number-columns-repeated="25"/>
          <table:table-cell table:style-name="ce151" office:value-type="string" calcext:value-type="string">
            <text:p><text:s text:c="2"/>Whetstone</text:p>
          </table:table-cell>
          <table:table-cell table:style-name="ce160" office:value-type="string" calcext:value-type="string">
            <text:p>1 sp</text:p>
          </table:table-cell>
          <table:table-cell table:style-name="ce160" office:value-type="string" calcext:value-type="string">
            <text:p>@</text:p>
          </table:table-cell>
          <table:table-cell table:style-name="ce151"/>
          <table:table-cell/>
          <table:table-cell office:value-type="string" calcext:value-type="string">
            <text:p>Quiver, Fullback / Archer's pack</text:p>
          </table:table-cell>
          <table:table-cell office:value-type="string" calcext:value-type="string">
            <text:p>4 sp</text:p>
          </table:table-cell>
          <table:table-cell office:value-type="float" office:value="1" calcext:value-type="float">
            <text:p>1</text:p>
          </table:table-cell>
          <table:table-cell table:number-columns-repeated="25"/>
          <table:table-cell table:style-name="ce198" office:value-type="string" calcext:value-type="string">
            <text:p>   <text:span text:style-name="T8">Dog, War</text:span></text:p>
          </table:table-cell>
          <table:table-cell table:style-name="ce199" office:value-type="string" calcext:value-type="string">
            <text:p>50 gp</text:p>
          </table:table-cell>
          <table:table-cell table:style-name="ce200" office:value-type="string" calcext:value-type="string">
            <text:p>BF</text:p>
          </table:table-cell>
          <table:table-cell table:number-columns-repeated="9"/>
          <table:table-cell office:value-type="string" calcext:value-type="string">
            <text:p><text:s text:c="2"/>Caltrops (bag)</text:p>
          </table:table-cell>
          <table:table-cell office:value-type="float" office:value="1" calcext:value-type="float">
            <text:p>1.0sp</text:p>
          </table:table-cell>
          <table:table-cell office:value-type="float" office:value="1" calcext:value-type="float">
            <text:p>1</text:p>
          </table:table-cell>
        </table:table-row>
        <table:table-row table:style-name="ro3">
          <table:table-cell table:style-name="ce152" office:value-type="string" calcext:value-type="string">
            <text:p><text:s text:c="2"/>Greatclub</text:p>
          </table:table-cell>
          <table:table-cell table:style-name="ce159" office:value-type="float" office:value="1" calcext:value-type="float">
            <text:p>1</text:p>
          </table:table-cell>
          <table:table-cell table:style-name="ce159" office:value-type="string" calcext:value-type="string">
            <text:p>L</text:p>
          </table:table-cell>
          <table:table-cell table:style-name="ce159" office:value-type="float" office:value="2" calcext:value-type="float">
            <text:p>2</text:p>
          </table:table-cell>
          <table:table-cell table:style-name="ce159" office:value-type="string" calcext:value-type="string">
            <text:p>1d8b</text:p>
          </table:table-cell>
          <table:table-cell table:style-name="ce152" office:value-type="string" calcext:value-type="string">
            <text:p>2H, Impact</text:p>
          </table:table-cell>
          <table:table-cell table:number-columns-repeated="25"/>
          <table:table-cell table:style-name="ce235" office:value-type="string" calcext:value-type="string" table:number-columns-spanned="4" table:number-rows-spanned="1">
            <text:p>Cooking</text:p>
          </table:table-cell>
          <table:covered-table-cell table:number-columns-repeated="3" table:style-name="Default"/>
          <table:table-cell/>
          <table:table-cell table:style-name="ce152" office:value-type="string" calcext:value-type="string">
            <text:p>Quiver, Secured (corkfoot)</text:p>
          </table:table-cell>
          <table:table-cell table:style-name="ce159" office:value-type="string" calcext:value-type="string">
            <text:p>25 sp</text:p>
          </table:table-cell>
          <table:table-cell table:style-name="ce146" office:value-type="float" office:value="1" calcext:value-type="float">
            <text:p>1</text:p>
          </table:table-cell>
          <table:table-cell table:number-columns-repeated="25"/>
          <table:table-cell table:style-name="ce198" office:value-type="string" calcext:value-type="string">
            <text:p>   <text:span text:style-name="T8">Eagle (trained)</text:span></text:p>
          </table:table-cell>
          <table:table-cell table:style-name="ce199" office:value-type="string" calcext:value-type="string">
            <text:p>1,500 gp</text:p>
          </table:table-cell>
          <table:table-cell table:style-name="ce200"/>
          <table:table-cell table:number-columns-repeated="9"/>
          <table:table-cell office:value-type="string" calcext:value-type="string">
            <text:p><text:s text:c="2"/>Candles (12)</text:p>
          </table:table-cell>
          <table:table-cell office:value-type="float" office:value="0.2" calcext:value-type="float">
            <text:p>0.2sp</text:p>
          </table:table-cell>
          <table:table-cell office:value-type="float" office:value="1" calcext:value-type="float">
            <text:p>1</text:p>
          </table:table-cell>
        </table:table-row>
        <table:table-row table:style-name="ro3">
          <table:table-cell table:style-name="ce151" office:value-type="string" calcext:value-type="string">
            <text:p><text:s text:c="2"/>Hook</text:p>
          </table:table-cell>
          <table:table-cell table:style-name="ce160" office:value-type="string" calcext:value-type="string">
            <text:p>6 cp</text:p>
          </table:table-cell>
          <table:table-cell table:style-name="ce160" office:value-type="string" calcext:value-type="string">
            <text:p>S</text:p>
          </table:table-cell>
          <table:table-cell table:style-name="ce160" office:value-type="float" office:value="1" calcext:value-type="float">
            <text:p>1</text:p>
          </table:table-cell>
          <table:table-cell table:style-name="ce160" office:value-type="string" calcext:value-type="string">
            <text:p>1d4s</text:p>
          </table:table-cell>
          <table:table-cell table:style-name="ce151"/>
          <table:table-cell table:number-columns-repeated="25"/>
          <table:table-cell office:value-type="string" calcext:value-type="string">
            <text:p><text:s text:c="2"/>Messkit</text:p>
          </table:table-cell>
          <table:table-cell office:value-type="string" calcext:value-type="string">
            <text:p>3 sp</text:p>
          </table:table-cell>
          <table:table-cell office:value-type="float" office:value="1" calcext:value-type="float">
            <text:p>1</text:p>
          </table:table-cell>
          <table:table-cell table:number-columns-repeated="2"/>
          <table:table-cell office:value-type="string" calcext:value-type="string">
            <text:p>Sword Oil</text:p>
          </table:table-cell>
          <table:table-cell office:value-type="string" calcext:value-type="string">
            <text:p>1 sp</text:p>
          </table:table-cell>
          <table:table-cell office:value-type="string" calcext:value-type="string">
            <text:p>@</text:p>
          </table:table-cell>
          <table:table-cell table:number-columns-repeated="25"/>
          <table:table-cell table:style-name="ce198" office:value-type="string" calcext:value-type="string">
            <text:p>   <text:span text:style-name="T8">Hawk/ Falcon (trained)</text:span></text:p>
          </table:table-cell>
          <table:table-cell table:style-name="ce199" office:value-type="string" calcext:value-type="string">
            <text:p>1,000 gp</text:p>
          </table:table-cell>
          <table:table-cell table:style-name="ce200" office:value-type="string" calcext:value-type="string">
            <text:p>BF</text:p>
          </table:table-cell>
          <table:table-cell table:number-columns-repeated="9"/>
          <table:table-cell office:value-type="string" calcext:value-type="string">
            <text:p><text:s text:c="2"/>Crowbar</text:p>
          </table:table-cell>
          <table:table-cell office:value-type="float" office:value="10" calcext:value-type="float">
            <text:p>10.0sp</text:p>
          </table:table-cell>
          <table:table-cell office:value-type="float" office:value="1" calcext:value-type="float">
            <text:p>1</text:p>
          </table:table-cell>
        </table:table-row>
        <table:table-row table:style-name="ro3">
          <table:table-cell table:style-name="ce152" office:value-type="string" calcext:value-type="string">
            <text:p><text:s text:c="2"/>Net</text:p>
          </table:table-cell>
          <table:table-cell table:style-name="ce159" office:value-type="string" calcext:value-type="string">
            <text:p>2sp</text:p>
          </table:table-cell>
          <table:table-cell table:style-name="ce159" office:value-type="string" calcext:value-type="string">
            <text:p>M</text:p>
          </table:table-cell>
          <table:table-cell table:style-name="ce159" office:value-type="float" office:value="2" calcext:value-type="float">
            <text:p>2</text:p>
          </table:table-cell>
          <table:table-cell table:style-name="ce159" office:value-type="string" calcext:value-type="string">
            <text:p>--</text:p>
          </table:table-cell>
          <table:table-cell table:style-name="ce163" office:value-type="string" calcext:value-type="string">
            <text:p>2H, Hurlant (5/15), Snare, Flexible</text:p>
          </table:table-cell>
          <table:table-cell table:number-columns-repeated="25"/>
          <table:table-cell table:style-name="ce151" office:value-type="string" calcext:value-type="string">
            <text:p><text:s text:c="2"/>Rations (1 day)</text:p>
          </table:table-cell>
          <table:table-cell table:style-name="ce160" office:value-type="string" calcext:value-type="string">
            <text:p>1 sp</text:p>
          </table:table-cell>
          <table:table-cell table:style-name="ce160" office:value-type="float" office:value="1" calcext:value-type="float">
            <text:p>1</text:p>
          </table:table-cell>
          <table:table-cell table:style-name="ce151" office:value-type="string" calcext:value-type="string">
            <text:p>1 day’s food &amp; water</text:p>
          </table:table-cell>
          <table:table-cell/>
          <table:table-cell table:style-name="ce232" office:value-type="string" calcext:value-type="string" table:number-columns-spanned="3" table:number-rows-spanned="1">
            <text:p>Games &amp; Toys</text:p>
          </table:table-cell>
          <table:covered-table-cell table:number-columns-repeated="2" table:style-name="Default"/>
          <table:table-cell table:number-columns-repeated="25"/>
          <table:table-cell table:style-name="ce198" office:value-type="string" calcext:value-type="string">
            <text:p>   <text:span text:style-name="T8">Monkey (Sentry)†</text:span></text:p>
          </table:table-cell>
          <table:table-cell table:style-name="ce199" office:value-type="string" calcext:value-type="string">
            <text:p>1,500 gp</text:p>
          </table:table-cell>
          <table:table-cell table:style-name="ce200" office:value-type="string" calcext:value-type="string">
            <text:p>FG</text:p>
          </table:table-cell>
          <table:table-cell table:number-columns-repeated="9"/>
          <table:table-cell office:value-type="string" calcext:value-type="string">
            <text:p><text:s text:c="2"/>Leather Armor</text:p>
          </table:table-cell>
          <table:table-cell office:value-type="float" office:value="15" calcext:value-type="float">
            <text:p>15.0sp</text:p>
          </table:table-cell>
          <table:table-cell office:value-type="float" office:value="1" calcext:value-type="float">
            <text:p>1</text:p>
          </table:table-cell>
        </table:table-row>
        <table:table-row table:style-name="ro3">
          <table:table-cell table:style-name="ce151" office:value-type="string" calcext:value-type="string">
            <text:p><text:s text:c="2"/>Sap / Blackjack</text:p>
          </table:table-cell>
          <table:table-cell table:style-name="ce160" office:value-type="float" office:value="2" calcext:value-type="float">
            <text:p>2</text:p>
          </table:table-cell>
          <table:table-cell table:style-name="ce160" office:value-type="string" calcext:value-type="string">
            <text:p>S</text:p>
          </table:table-cell>
          <table:table-cell table:style-name="ce160" office:value-type="float" office:value="1" calcext:value-type="float">
            <text:p>1</text:p>
          </table:table-cell>
          <table:table-cell table:style-name="ce160" office:value-type="string" calcext:value-type="string">
            <text:p>1d4b</text:p>
          </table:table-cell>
          <table:table-cell table:style-name="ce151"/>
          <table:table-cell table:number-columns-repeated="25"/>
          <table:table-cell office:value-type="string" calcext:value-type="string">
            <text:p><text:s text:c="2"/>Rations (1 week)</text:p>
          </table:table-cell>
          <table:table-cell office:value-type="string" calcext:value-type="string">
            <text:p>5 sp</text:p>
          </table:table-cell>
          <table:table-cell office:value-type="float" office:value="3" calcext:value-type="float">
            <text:p>3</text:p>
          </table:table-cell>
          <table:table-cell office:value-type="string" calcext:value-type="string">
            <text:p>Bundle of 7 day’s rations.</text:p>
          </table:table-cell>
          <table:table-cell/>
          <table:table-cell office:value-type="string" calcext:value-type="string">
            <text:p>Chess set</text:p>
          </table:table-cell>
          <table:table-cell office:value-type="string" calcext:value-type="string">
            <text:p>5 sp</text:p>
          </table:table-cell>
          <table:table-cell office:value-type="float" office:value="1" calcext:value-type="float">
            <text:p>1</text:p>
          </table:table-cell>
          <table:table-cell table:number-columns-repeated="25"/>
          <table:table-cell table:style-name="ce198" office:value-type="string" calcext:value-type="string">
            <text:p>   <text:span text:style-name="T8">Ape (Guard)†</text:span></text:p>
          </table:table-cell>
          <table:table-cell table:style-name="ce199" office:value-type="string" calcext:value-type="string">
            <text:p>3,000 gp</text:p>
          </table:table-cell>
          <table:table-cell table:style-name="ce200" office:value-type="string" calcext:value-type="string">
            <text:p>FG</text:p>
          </table:table-cell>
          <table:table-cell table:number-columns-repeated="9"/>
          <table:table-cell office:value-type="string" calcext:value-type="string">
            <text:p><text:s text:c="2"/>Light Weapon</text:p>
          </table:table-cell>
          <table:table-cell office:value-type="float" office:value="5" calcext:value-type="float">
            <text:p>5.0sp</text:p>
          </table:table-cell>
          <table:table-cell office:value-type="float" office:value="1" calcext:value-type="float">
            <text:p>1</text:p>
          </table:table-cell>
        </table:table-row>
        <table:table-row table:style-name="ro3">
          <table:table-cell table:style-name="ce152" office:value-type="string" calcext:value-type="string">
            <text:p><text:s text:c="2"/>Scythe</text:p>
          </table:table-cell>
          <table:table-cell table:style-name="ce159" office:value-type="float" office:value="7" calcext:value-type="float">
            <text:p>7</text:p>
          </table:table-cell>
          <table:table-cell table:style-name="ce159" office:value-type="string" calcext:value-type="string">
            <text:p>L</text:p>
          </table:table-cell>
          <table:table-cell table:style-name="ce159" office:value-type="float" office:value="2" calcext:value-type="float">
            <text:p>2</text:p>
          </table:table-cell>
          <table:table-cell table:style-name="ce159" office:value-type="string" calcext:value-type="string">
            <text:p>1d8s</text:p>
          </table:table-cell>
          <table:table-cell table:style-name="ce152"/>
          <table:table-cell table:number-columns-repeated="25"/>
          <table:table-cell table:style-name="ce235" office:value-type="string" calcext:value-type="string" table:number-columns-spanned="4" table:number-rows-spanned="1">
            <text:p>Outdoor</text:p>
          </table:table-cell>
          <table:covered-table-cell table:number-columns-repeated="3" table:style-name="Default"/>
          <table:table-cell/>
          <table:table-cell table:style-name="ce152" office:value-type="string" calcext:value-type="string">
            <text:p>Deck of Cards (Game, Tarot)</text:p>
          </table:table-cell>
          <table:table-cell table:style-name="ce159" office:value-type="string" calcext:value-type="string">
            <text:p>5 to 50 sp</text:p>
          </table:table-cell>
          <table:table-cell table:style-name="ce146" office:value-type="string" calcext:value-type="string">
            <text:p>@</text:p>
          </table:table-cell>
          <table:table-cell table:number-columns-repeated="25"/>
          <table:table-cell table:style-name="ce283" office:value-type="string" calcext:value-type="string">
            <text:p>   <text:span text:style-name="T8">Owl</text:span></text:p>
          </table:table-cell>
          <table:table-cell table:style-name="ce280" office:value-type="string" calcext:value-type="string">
            <text:p>3 gp</text:p>
          </table:table-cell>
          <table:table-cell table:style-name="ce189" office:value-type="string" calcext:value-type="string">
            <text:p>BF</text:p>
          </table:table-cell>
          <table:table-cell table:number-columns-repeated="9"/>
          <table:table-cell office:value-type="string" calcext:value-type="string">
            <text:p><text:s text:c="2"/>Theives’ Picks &amp; Tools</text:p>
          </table:table-cell>
          <table:table-cell office:value-type="float" office:value="25" calcext:value-type="float">
            <text:p>25.0sp</text:p>
          </table:table-cell>
          <table:table-cell office:value-type="float" office:value="1" calcext:value-type="float">
            <text:p>1</text:p>
          </table:table-cell>
        </table:table-row>
        <table:table-row table:style-name="ro3">
          <table:table-cell table:style-name="ce151" office:value-type="string" calcext:value-type="string">
            <text:p><text:s text:c="2"/>Sickle</text:p>
          </table:table-cell>
          <table:table-cell table:style-name="ce160" office:value-type="float" office:value="2" calcext:value-type="float">
            <text:p>2</text:p>
          </table:table-cell>
          <table:table-cell table:style-name="ce160" office:value-type="string" calcext:value-type="string">
            <text:p>S</text:p>
          </table:table-cell>
          <table:table-cell table:style-name="ce160" office:value-type="float" office:value="1" calcext:value-type="float">
            <text:p>1</text:p>
          </table:table-cell>
          <table:table-cell table:style-name="ce160" office:value-type="string" calcext:value-type="string">
            <text:p>1d6s</text:p>
          </table:table-cell>
          <table:table-cell table:style-name="ce151"/>
          <table:table-cell table:number-columns-repeated="25"/>
          <table:table-cell office:value-type="string" calcext:value-type="string">
            <text:p><text:s text:c="2"/>Book/Journal (blank)</text:p>
          </table:table-cell>
          <table:table-cell office:value-type="string" calcext:value-type="string">
            <text:p>50 sp</text:p>
          </table:table-cell>
          <table:table-cell office:value-type="float" office:value="1" calcext:value-type="float">
            <text:p>1</text:p>
          </table:table-cell>
          <table:table-cell table:number-columns-repeated="2"/>
          <table:table-cell office:value-type="string" calcext:value-type="string">
            <text:p>Dice / Knucklebones</text:p>
          </table:table-cell>
          <table:table-cell office:value-type="string" calcext:value-type="string">
            <text:p>1 cp – 5 sp</text:p>
          </table:table-cell>
          <table:table-cell office:value-type="string" calcext:value-type="string">
            <text:p>#</text:p>
          </table:table-cell>
          <table:table-cell table:number-columns-repeated="25"/>
          <table:table-cell table:style-name="ce283" office:value-type="string" calcext:value-type="string">
            <text:p>   <text:span text:style-name="T8">Wolf</text:span></text:p>
          </table:table-cell>
          <table:table-cell table:style-name="ce280" office:value-type="string" calcext:value-type="string">
            <text:p>2,500 gp</text:p>
          </table:table-cell>
          <table:table-cell table:style-name="ce189" office:value-type="string" calcext:value-type="string">
            <text:p>BF</text:p>
          </table:table-cell>
          <table:table-cell table:number-columns-repeated="9"/>
          <table:table-cell office:value-type="string" calcext:value-type="string">
            <text:p><text:s text:c="2"/>Medium Weapon</text:p>
          </table:table-cell>
          <table:table-cell office:value-type="float" office:value="15" calcext:value-type="float">
            <text:p>15.0sp</text:p>
          </table:table-cell>
          <table:table-cell office:value-type="float" office:value="1" calcext:value-type="float">
            <text:p>1</text:p>
          </table:table-cell>
        </table:table-row>
        <table:table-row table:style-name="ro3">
          <table:table-cell table:style-name="ce232" office:value-type="string" calcext:value-type="string" table:number-columns-spanned="5" table:number-rows-spanned="1">
            <text:p>Improvised Weapons</text:p>
          </table:table-cell>
          <table:covered-table-cell table:number-columns-repeated="4" table:style-name="ce53"/>
          <table:table-cell table:style-name="ce152" office:value-type="string" calcext:value-type="string">
            <text:p>-2 to hit</text:p>
          </table:table-cell>
          <table:table-cell table:number-columns-repeated="25"/>
          <table:table-cell table:style-name="ce151" office:value-type="string" calcext:value-type="string">
            <text:p><text:s text:c="2"/>Map or scroll case</text:p>
          </table:table-cell>
          <table:table-cell table:style-name="ce160" office:value-type="string" calcext:value-type="string">
            <text:p>1 sp</text:p>
          </table:table-cell>
          <table:table-cell table:style-name="ce160" office:value-type="float" office:value="1" calcext:value-type="float">
            <text:p>1</text:p>
          </table:table-cell>
          <table:table-cell table:style-name="ce151"/>
          <table:table-cell/>
          <table:table-cell table:style-name="ce152" office:value-type="string" calcext:value-type="string">
            <text:p>Dice / Knucklebones, loaded</text:p>
          </table:table-cell>
          <table:table-cell table:style-name="ce159" office:value-type="string" calcext:value-type="string">
            <text:p>+10 sp</text:p>
          </table:table-cell>
          <table:table-cell table:style-name="ce146"/>
          <table:table-cell table:number-columns-repeated="37"/>
          <table:table-cell office:value-type="string" calcext:value-type="string">
            <text:p><text:s text:c="2"/>Sack, small</text:p>
          </table:table-cell>
          <table:table-cell office:value-type="float" office:value="0.5" calcext:value-type="float">
            <text:p>0.5sp</text:p>
          </table:table-cell>
          <table:table-cell office:value-type="float" office:value="1" calcext:value-type="float">
            <text:p>1</text:p>
          </table:table-cell>
        </table:table-row>
        <table:table-row table:style-name="ro3">
          <table:table-cell table:style-name="ce151" office:value-type="string" calcext:value-type="string">
            <text:p><text:s text:c="2"/>Random Object</text:p>
          </table:table-cell>
          <table:table-cell table:style-name="ce160" office:value-type="string" calcext:value-type="string">
            <text:p>–</text:p>
          </table:table-cell>
          <table:table-cell table:style-name="ce160" office:value-type="string" calcext:value-type="string">
            <text:p>S</text:p>
          </table:table-cell>
          <table:table-cell table:style-name="ce160" office:value-type="float" office:value="1" calcext:value-type="float">
            <text:p>1</text:p>
          </table:table-cell>
          <table:table-cell table:style-name="ce160" office:value-type="string" calcext:value-type="string">
            <text:p>1d3?</text:p>
          </table:table-cell>
          <table:table-cell table:style-name="ce151"/>
          <table:table-cell table:number-columns-repeated="25"/>
          <table:table-cell office:value-type="string" calcext:value-type="string">
            <text:p><text:s text:c="2"/>Sealing Wax</text:p>
          </table:table-cell>
          <table:table-cell office:value-type="string" calcext:value-type="string">
            <text:p>3 cp</text:p>
          </table:table-cell>
          <table:table-cell office:value-type="string" calcext:value-type="string">
            <text:p>@</text:p>
          </table:table-cell>
          <table:table-cell table:number-columns-repeated="2"/>
          <table:table-cell office:value-type="string" calcext:value-type="string">
            <text:p>Juggling balls or pins (3)</text:p>
          </table:table-cell>
          <table:table-cell office:value-type="string" calcext:value-type="string">
            <text:p>4 sp</text:p>
          </table:table-cell>
          <table:table-cell office:value-type="float" office:value="1" calcext:value-type="float">
            <text:p>1</text:p>
          </table:table-cell>
          <table:table-cell table:number-columns-repeated="25"/>
          <table:table-cell table:style-name="ce184" office:value-type="string" calcext:value-type="string">
            <text:p>Pet</text:p>
          </table:table-cell>
          <table:table-cell table:style-name="ce192"/>
          <table:table-cell table:style-name="ce186" office:value-type="string" calcext:value-type="string">
            <text:p>Price</text:p>
          </table:table-cell>
          <table:table-cell table:style-name="ce188" office:value-type="string" calcext:value-type="string">
            <text:p>Source</text:p>
          </table:table-cell>
          <table:table-cell table:number-columns-repeated="8"/>
          <table:table-cell office:value-type="string" calcext:value-type="string">
            <text:p>Skirmisher’s Pack</text:p>
          </table:table-cell>
          <table:table-cell table:style-name="ce208" table:formula="of:=SUM([.BZ61:.BZ65])" office:value-type="float" office:value="89" calcext:value-type="float">
            <text:p>(89.0sp)</text:p>
          </table:table-cell>
          <table:table-cell table:style-name="ce210" table:formula="of:=SUM([.CA61:.CA65])" office:value-type="float" office:value="7" calcext:value-type="float">
            <text:p>(7)</text:p>
          </table:table-cell>
        </table:table-row>
        <table:table-row table:style-name="ro3">
          <table:table-cell table:style-name="ce152"/>
          <table:table-cell table:style-name="ce159" office:value-type="string" calcext:value-type="string">
            <text:p>–</text:p>
          </table:table-cell>
          <table:table-cell table:style-name="ce159" office:value-type="string" calcext:value-type="string">
            <text:p>M</text:p>
          </table:table-cell>
          <table:table-cell table:style-name="ce159" office:value-type="float" office:value="1" calcext:value-type="float">
            <text:p>1</text:p>
          </table:table-cell>
          <table:table-cell table:style-name="ce159" office:value-type="string" calcext:value-type="string">
            <text:p>1d4?</text:p>
          </table:table-cell>
          <table:table-cell table:style-name="ce152"/>
          <table:table-cell table:number-columns-repeated="25"/>
          <table:table-cell table:style-name="ce151" office:value-type="string" calcext:value-type="string">
            <text:p><text:s text:c="2"/>Signet ring or personal seal</text:p>
          </table:table-cell>
          <table:table-cell table:style-name="ce160" office:value-type="string" calcext:value-type="string">
            <text:p>10 sp</text:p>
          </table:table-cell>
          <table:table-cell table:style-name="ce160" office:value-type="string" calcext:value-type="string">
            <text:p>@</text:p>
          </table:table-cell>
          <table:table-cell table:style-name="ce151"/>
          <table:table-cell/>
          <table:table-cell table:style-name="ce152" office:value-type="string" calcext:value-type="string">
            <text:p>Marked Cards</text:p>
          </table:table-cell>
          <table:table-cell table:style-name="ce159" office:value-type="string" calcext:value-type="string">
            <text:p>+15 sp</text:p>
          </table:table-cell>
          <table:table-cell table:style-name="ce146"/>
          <table:table-cell table:number-columns-repeated="25"/>
          <table:table-cell table:style-name="ce283" office:value-type="string" calcext:value-type="string">
            <text:p>   <text:span text:style-name="T8">Cat, Domestic</text:span></text:p>
          </table:table-cell>
          <table:table-cell table:style-name="ce280"/>
          <table:table-cell table:style-name="ce280" office:value-type="string" calcext:value-type="string">
            <text:p>1 sp</text:p>
          </table:table-cell>
          <table:table-cell table:style-name="ce189"/>
          <table:table-cell table:number-columns-repeated="8"/>
          <table:table-cell office:value-type="string" calcext:value-type="string">
            <text:p><text:s text:c="2"/>Shield, Medium</text:p>
          </table:table-cell>
          <table:table-cell office:value-type="float" office:value="20" calcext:value-type="float">
            <text:p>20.0sp</text:p>
          </table:table-cell>
          <table:table-cell office:value-type="float" office:value="1" calcext:value-type="float">
            <text:p>1</text:p>
          </table:table-cell>
        </table:table-row>
        <table:table-row table:style-name="ro3">
          <table:table-cell table:style-name="ce151"/>
          <table:table-cell table:style-name="ce160" office:value-type="string" calcext:value-type="string">
            <text:p>--</text:p>
          </table:table-cell>
          <table:table-cell table:style-name="ce160" office:value-type="string" calcext:value-type="string">
            <text:p>L</text:p>
          </table:table-cell>
          <table:table-cell table:style-name="ce160" office:value-type="float" office:value="2" calcext:value-type="float">
            <text:p>2</text:p>
          </table:table-cell>
          <table:table-cell table:style-name="ce160" office:value-type="string" calcext:value-type="string">
            <text:p>1d6?</text:p>
          </table:table-cell>
          <table:table-cell table:style-name="ce151"/>
          <table:table-cell table:number-columns-repeated="25"/>
          <table:table-cell office:value-type="string" calcext:value-type="string">
            <text:p><text:s text:c="2"/>Smoking Pipe</text:p>
          </table:table-cell>
          <table:table-cell office:value-type="string" calcext:value-type="string">
            <text:p>1 sp</text:p>
          </table:table-cell>
          <table:table-cell office:value-type="string" calcext:value-type="string">
            <text:p>@</text:p>
          </table:table-cell>
          <table:table-cell table:number-columns-repeated="2"/>
          <table:table-cell office:value-type="string" calcext:value-type="string">
            <text:p>Toys, common</text:p>
          </table:table-cell>
          <table:table-cell office:value-type="string" calcext:value-type="string">
            <text:p>1 cp - 2 sp</text:p>
          </table:table-cell>
          <table:table-cell office:value-type="float" office:value="1" calcext:value-type="float">
            <text:p>1</text:p>
          </table:table-cell>
          <table:table-cell table:number-columns-repeated="25"/>
          <table:table-cell table:style-name="ce283" office:value-type="string" calcext:value-type="string">
            <text:p>   <text:span text:style-name="T8">Cat, Small wild</text:span></text:p>
          </table:table-cell>
          <table:table-cell table:style-name="ce280"/>
          <table:table-cell table:style-name="ce280" office:value-type="string" calcext:value-type="string">
            <text:p>25 gp</text:p>
          </table:table-cell>
          <table:table-cell table:style-name="ce189"/>
          <table:table-cell table:number-columns-repeated="8"/>
          <table:table-cell office:value-type="string" calcext:value-type="string">
            <text:p><text:s text:c="2"/>Hardened Leather</text:p>
          </table:table-cell>
          <table:table-cell office:value-type="float" office:value="40" calcext:value-type="float">
            <text:p>40.0sp</text:p>
          </table:table-cell>
          <table:table-cell office:value-type="float" office:value="1" calcext:value-type="float">
            <text:p>1</text:p>
          </table:table-cell>
        </table:table-row>
        <table:table-row table:style-name="ro3">
          <table:table-cell table:style-name="ce152" office:value-type="string" calcext:value-type="string">
            <text:p><text:s text:c="2"/>Belaying Pin</text:p>
          </table:table-cell>
          <table:table-cell table:style-name="ce159" office:value-type="float" office:value="0.4" calcext:value-type="float">
            <text:p>0.4</text:p>
          </table:table-cell>
          <table:table-cell table:style-name="ce159" office:value-type="string" calcext:value-type="string">
            <text:p>S</text:p>
          </table:table-cell>
          <table:table-cell table:style-name="ce159" office:value-type="float" office:value="1" calcext:value-type="float">
            <text:p>1</text:p>
          </table:table-cell>
          <table:table-cell table:style-name="ce159" office:value-type="string" calcext:value-type="string">
            <text:p>1d6b</text:p>
          </table:table-cell>
          <table:table-cell table:style-name="ce152"/>
          <table:table-cell table:number-columns-repeated="25"/>
          <table:table-cell table:style-name="ce151" office:value-type="string" calcext:value-type="string">
            <text:p><text:s text:c="2"/>Smoking pouch</text:p>
          </table:table-cell>
          <table:table-cell table:style-name="ce160" office:value-type="string" calcext:value-type="string">
            <text:p>1 sp</text:p>
          </table:table-cell>
          <table:table-cell table:style-name="ce160" office:value-type="string" calcext:value-type="string">
            <text:p>@</text:p>
          </table:table-cell>
          <table:table-cell table:style-name="ce151"/>
          <table:table-cell/>
          <table:table-cell table:style-name="ce152" office:value-type="string" calcext:value-type="string">
            <text:p>Toys, complex</text:p>
          </table:table-cell>
          <table:table-cell table:style-name="ce159" office:value-type="string" calcext:value-type="string">
            <text:p>min 20 sp</text:p>
          </table:table-cell>
          <table:table-cell table:style-name="ce146" office:value-type="float" office:value="1" calcext:value-type="float">
            <text:p>1</text:p>
          </table:table-cell>
          <table:table-cell table:number-columns-repeated="25"/>
          <table:table-cell table:style-name="ce283" office:value-type="string" calcext:value-type="string">
            <text:p>   <text:span text:style-name="T8">Crocodilian†</text:span></text:p>
          </table:table-cell>
          <table:table-cell table:style-name="ce280" office:value-type="string" calcext:value-type="string" table:number-columns-spanned="2" table:number-rows-spanned="1">
            <text:p>500 to 1,000 gp</text:p>
          </table:table-cell>
          <table:covered-table-cell/>
          <table:table-cell table:style-name="ce189" office:value-type="string" calcext:value-type="string">
            <text:p>BF</text:p>
          </table:table-cell>
          <table:table-cell table:number-columns-repeated="8"/>
          <table:table-cell office:value-type="string" calcext:value-type="string">
            <text:p><text:s text:c="2"/>Javelins (3)</text:p>
          </table:table-cell>
          <table:table-cell office:value-type="float" office:value="9" calcext:value-type="float">
            <text:p>9.0sp</text:p>
          </table:table-cell>
          <table:table-cell office:value-type="float" office:value="3" calcext:value-type="float">
            <text:p>3</text:p>
          </table:table-cell>
        </table:table-row>
        <table:table-row table:style-name="ro3">
          <table:table-cell table:style-name="ce151" office:value-type="string" calcext:value-type="string">
            <text:p><text:s text:c="2"/>Cleaver</text:p>
          </table:table-cell>
          <table:table-cell table:style-name="ce160" office:value-type="float" office:value="2" calcext:value-type="float">
            <text:p>2</text:p>
          </table:table-cell>
          <table:table-cell table:style-name="ce160" office:value-type="string" calcext:value-type="string">
            <text:p>S</text:p>
          </table:table-cell>
          <table:table-cell table:style-name="ce160" office:value-type="float" office:value="1" calcext:value-type="float">
            <text:p>1</text:p>
          </table:table-cell>
          <table:table-cell table:style-name="ce160" office:value-type="string" calcext:value-type="string">
            <text:p>1d6s</text:p>
          </table:table-cell>
          <table:table-cell table:style-name="ce151"/>
          <table:table-cell table:number-columns-repeated="25"/>
          <table:table-cell office:value-type="string" calcext:value-type="string">
            <text:p><text:s text:c="2"/>Tinder Box, Flint &amp; Steel</text:p>
          </table:table-cell>
          <table:table-cell office:value-type="string" calcext:value-type="string">
            <text:p>3 sp</text:p>
          </table:table-cell>
          <table:table-cell office:value-type="float" office:value="1" calcext:value-type="float">
            <text:p>1</text:p>
          </table:table-cell>
          <table:table-cell table:number-columns-repeated="2"/>
          <table:table-cell office:value-type="string" calcext:value-type="string">
            <text:p>Toys, fancy</text:p>
          </table:table-cell>
          <table:table-cell office:value-type="string" calcext:value-type="string">
            <text:p>1 to 25 sp</text:p>
          </table:table-cell>
          <table:table-cell office:value-type="float" office:value="1" calcext:value-type="float">
            <text:p>1</text:p>
          </table:table-cell>
          <table:table-cell table:number-columns-repeated="25"/>
          <table:table-cell table:style-name="ce283" office:value-type="string" calcext:value-type="string">
            <text:p>   <text:span text:style-name="T8">Dog, Pet</text:span></text:p>
          </table:table-cell>
          <table:table-cell table:style-name="ce280" office:value-type="string" calcext:value-type="string" table:number-columns-spanned="2" table:number-rows-spanned="1">
            <text:p>5 to 20gp</text:p>
          </table:table-cell>
          <table:covered-table-cell/>
          <table:table-cell table:style-name="ce189" office:value-type="string" calcext:value-type="string">
            <text:p>BF</text:p>
          </table:table-cell>
          <table:table-cell table:number-columns-repeated="8"/>
          <table:table-cell office:value-type="string" calcext:value-type="string">
            <text:p><text:s text:c="2"/>Light Weapon</text:p>
          </table:table-cell>
          <table:table-cell office:value-type="float" office:value="5" calcext:value-type="float">
            <text:p>5.0sp</text:p>
          </table:table-cell>
          <table:table-cell office:value-type="float" office:value="1" calcext:value-type="float">
            <text:p>1</text:p>
          </table:table-cell>
        </table:table-row>
        <table:table-row table:style-name="ro3">
          <table:table-cell table:style-name="ce152" office:value-type="string" calcext:value-type="string">
            <text:p><text:s text:c="2"/>Crowbar</text:p>
          </table:table-cell>
          <table:table-cell table:style-name="ce159" office:value-type="float" office:value="10" calcext:value-type="float">
            <text:p>10</text:p>
          </table:table-cell>
          <table:table-cell table:style-name="ce159" office:value-type="string" calcext:value-type="string">
            <text:p>M</text:p>
          </table:table-cell>
          <table:table-cell table:style-name="ce159" office:value-type="float" office:value="1" calcext:value-type="float">
            <text:p>1</text:p>
          </table:table-cell>
          <table:table-cell table:style-name="ce159" office:value-type="string" calcext:value-type="string">
            <text:p>1d6b</text:p>
          </table:table-cell>
          <table:table-cell table:style-name="ce152"/>
          <table:table-cell table:number-columns-repeated="25"/>
          <table:table-cell table:style-name="ce151" office:value-type="string" calcext:value-type="string">
            <text:p><text:s text:c="2"/>Torch (1)</text:p>
          </table:table-cell>
          <table:table-cell table:style-name="ce160" office:value-type="string" calcext:value-type="string">
            <text:p>1 cp</text:p>
          </table:table-cell>
          <table:table-cell table:style-name="ce160" office:value-type="float" office:value="1" calcext:value-type="float">
            <text:p>1</text:p>
          </table:table-cell>
          <table:table-cell table:style-name="ce151" office:value-type="string" calcext:value-type="string">
            <text:p>20ft bright + 20ft dim light for 1 hour. If used as an improvised weapon, goes out 1 in 6.</text:p>
          </table:table-cell>
          <table:table-cell/>
          <table:table-cell table:style-name="ce232" office:value-type="string" calcext:value-type="string" table:number-columns-spanned="3" table:number-rows-spanned="1">
            <text:p>Musical Instruments</text:p>
          </table:table-cell>
          <table:covered-table-cell table:number-columns-repeated="2" table:style-name="Default"/>
          <table:table-cell table:number-columns-repeated="25"/>
          <table:table-cell table:style-name="ce283" office:value-type="string" calcext:value-type="string">
            <text:p>   <text:span text:style-name="T8">Ferret</text:span></text:p>
          </table:table-cell>
          <table:table-cell table:style-name="ce280"/>
          <table:table-cell table:style-name="ce280" office:value-type="string" calcext:value-type="string">
            <text:p>5 sp</text:p>
          </table:table-cell>
          <table:table-cell table:style-name="ce189"/>
          <table:table-cell table:number-columns-repeated="8"/>
          <table:table-cell office:value-type="string" calcext:value-type="string">
            <text:p><text:s text:c="2"/>Medium Weapon</text:p>
          </table:table-cell>
          <table:table-cell office:value-type="float" office:value="15" calcext:value-type="float">
            <text:p>15.0sp</text:p>
          </table:table-cell>
          <table:table-cell office:value-type="float" office:value="1" calcext:value-type="float">
            <text:p>1</text:p>
          </table:table-cell>
        </table:table-row>
        <table:table-row table:style-name="ro3">
          <table:table-cell table:style-name="ce151" office:value-type="string" calcext:value-type="string">
            <text:p><text:s text:c="2"/>Frying Pan</text:p>
          </table:table-cell>
          <table:table-cell table:style-name="ce160" office:value-type="float" office:value="0.8" calcext:value-type="float">
            <text:p>0.8</text:p>
          </table:table-cell>
          <table:table-cell table:style-name="ce160" office:value-type="string" calcext:value-type="string">
            <text:p>S</text:p>
          </table:table-cell>
          <table:table-cell table:style-name="ce160" office:value-type="float" office:value="1" calcext:value-type="float">
            <text:p>1</text:p>
          </table:table-cell>
          <table:table-cell table:style-name="ce160" office:value-type="string" calcext:value-type="string">
            <text:p>1d4b</text:p>
          </table:table-cell>
          <table:table-cell table:style-name="ce151"/>
          <table:table-cell table:number-columns-repeated="25"/>
          <table:table-cell office:value-type="string" calcext:value-type="string">
            <text:p><text:s text:c="2"/>Torches (bundle of 3)</text:p>
          </table:table-cell>
          <table:table-cell office:value-type="string" calcext:value-type="string">
            <text:p>3 cp</text:p>
          </table:table-cell>
          <table:table-cell office:value-type="float" office:value="2" calcext:value-type="float">
            <text:p>2</text:p>
          </table:table-cell>
          <table:table-cell table:number-columns-repeated="2"/>
          <table:table-cell office:value-type="string" calcext:value-type="string">
            <text:p>Large Wind &amp; Brass</text:p>
          </table:table-cell>
          <table:table-cell office:value-type="string" calcext:value-type="string">
            <text:p>35 to 80 sp</text:p>
          </table:table-cell>
          <table:table-cell office:value-type="string" calcext:value-type="string">
            <text:p>1 to 2</text:p>
          </table:table-cell>
          <table:table-cell table:number-columns-repeated="25"/>
          <table:table-cell table:style-name="ce283" office:value-type="string" calcext:value-type="string">
            <text:p>   <text:span text:style-name="T8">Ferret, trained</text:span></text:p>
          </table:table-cell>
          <table:table-cell table:style-name="ce199"/>
          <table:table-cell table:style-name="ce199" office:value-type="string" calcext:value-type="string">
            <text:p>5 gp</text:p>
          </table:table-cell>
          <table:table-cell table:style-name="ce200"/>
          <table:table-cell table:number-columns-repeated="8"/>
          <table:table-cell office:value-type="string" calcext:value-type="string">
            <text:p>Traveler’s Pack</text:p>
          </table:table-cell>
          <table:table-cell table:style-name="ce208" table:formula="of:=SUM([.BZ67:.BZ79])" office:value-type="float" office:value="49.3" calcext:value-type="float">
            <text:p>(49.3sp)</text:p>
          </table:table-cell>
          <table:table-cell table:style-name="ce210" table:formula="of:=SUM([.CA67:.CA79])" office:value-type="float" office:value="17" calcext:value-type="float">
            <text:p>(17)</text:p>
          </table:table-cell>
        </table:table-row>
        <table:table-row table:style-name="ro3">
          <table:table-cell table:style-name="ce152" office:value-type="string" calcext:value-type="string">
            <text:p><text:s text:c="2"/>Hammer, Sledge</text:p>
          </table:table-cell>
          <table:table-cell table:style-name="ce159" office:value-type="float" office:value="4" calcext:value-type="float">
            <text:p>4</text:p>
          </table:table-cell>
          <table:table-cell table:style-name="ce159" office:value-type="string" calcext:value-type="string">
            <text:p>L</text:p>
          </table:table-cell>
          <table:table-cell table:style-name="ce159" office:value-type="float" office:value="2" calcext:value-type="float">
            <text:p>2</text:p>
          </table:table-cell>
          <table:table-cell table:style-name="ce159" office:value-type="string" calcext:value-type="string">
            <text:p>1d8b</text:p>
          </table:table-cell>
          <table:table-cell table:style-name="ce152" office:value-type="string" calcext:value-type="string">
            <text:p>2H, Impact</text:p>
          </table:table-cell>
          <table:table-cell table:number-columns-repeated="25"/>
          <table:table-cell table:style-name="ce151" office:value-type="string" calcext:value-type="string">
            <text:p><text:s text:c="2"/>Wineskin/Waterskin</text:p>
          </table:table-cell>
          <table:table-cell table:style-name="ce160" office:value-type="string" calcext:value-type="string">
            <text:p>1 sp</text:p>
          </table:table-cell>
          <table:table-cell table:style-name="ce160" office:value-type="float" office:value="1" calcext:value-type="float">
            <text:p>1</text:p>
          </table:table-cell>
          <table:table-cell table:style-name="ce151"/>
          <table:table-cell/>
          <table:table-cell table:style-name="ce152" office:value-type="string" calcext:value-type="string">
            <text:p>Percussion</text:p>
          </table:table-cell>
          <table:table-cell table:style-name="ce159" office:value-type="string" calcext:value-type="string">
            <text:p>1 to 50 sp</text:p>
          </table:table-cell>
          <table:table-cell table:style-name="ce146" office:value-type="string" calcext:value-type="string">
            <text:p>@ to 2</text:p>
          </table:table-cell>
          <table:table-cell table:number-columns-repeated="25"/>
          <table:table-cell table:style-name="ce283" office:value-type="string" calcext:value-type="string">
            <text:p>   <text:span text:style-name="T8">Fish (small)</text:span></text:p>
          </table:table-cell>
          <table:table-cell table:style-name="ce199"/>
          <table:table-cell table:style-name="ce199" office:value-type="string" calcext:value-type="string">
            <text:p>5 sp</text:p>
          </table:table-cell>
          <table:table-cell table:style-name="ce200"/>
          <table:table-cell table:number-columns-repeated="8"/>
          <table:table-cell office:value-type="string" calcext:value-type="string">
            <text:p><text:s text:c="2"/>Backpack</text:p>
          </table:table-cell>
          <table:table-cell office:value-type="float" office:value="4" calcext:value-type="float">
            <text:p>4.0sp</text:p>
          </table:table-cell>
          <table:table-cell office:value-type="float" office:value="1" calcext:value-type="float">
            <text:p>1</text:p>
          </table:table-cell>
        </table:table-row>
        <table:table-row table:style-name="ro3">
          <table:table-cell table:style-name="ce151" office:value-type="string" calcext:value-type="string">
            <text:p><text:s text:c="2"/>Hammer, Smith’s</text:p>
          </table:table-cell>
          <table:table-cell table:style-name="ce160" office:value-type="float" office:value="2" calcext:value-type="float">
            <text:p>2</text:p>
          </table:table-cell>
          <table:table-cell table:style-name="ce160" office:value-type="string" calcext:value-type="string">
            <text:p>M</text:p>
          </table:table-cell>
          <table:table-cell table:style-name="ce160" office:value-type="float" office:value="1" calcext:value-type="float">
            <text:p>1</text:p>
          </table:table-cell>
          <table:table-cell table:style-name="ce160" office:value-type="string" calcext:value-type="string">
            <text:p>1d6b</text:p>
          </table:table-cell>
          <table:table-cell table:style-name="ce151" office:value-type="string" calcext:value-type="string">
            <text:p>Impact</text:p>
          </table:table-cell>
          <table:table-cell table:number-columns-repeated="25"/>
          <table:table-cell office:value-type="string" calcext:value-type="string">
            <text:p><text:s text:c="2"/>Wineskin/Waterskin, gallon</text:p>
          </table:table-cell>
          <table:table-cell office:value-type="string" calcext:value-type="string">
            <text:p>3 sp</text:p>
          </table:table-cell>
          <table:table-cell office:value-type="float" office:value="1" calcext:value-type="float">
            <text:p>1</text:p>
          </table:table-cell>
          <table:table-cell table:number-columns-repeated="2"/>
          <table:table-cell office:value-type="string" calcext:value-type="string">
            <text:p>Small Wind</text:p>
          </table:table-cell>
          <table:table-cell office:value-type="string" calcext:value-type="string">
            <text:p>5 to 30 sp</text:p>
          </table:table-cell>
          <table:table-cell office:value-type="string" calcext:value-type="string">
            <text:p>1 to 2</text:p>
          </table:table-cell>
          <table:table-cell table:number-columns-repeated="25"/>
          <table:table-cell table:style-name="ce283" office:value-type="string" calcext:value-type="string">
            <text:p>   <text:span text:style-name="T8">Fish (medium)</text:span></text:p>
          </table:table-cell>
          <table:table-cell table:style-name="ce199"/>
          <table:table-cell table:style-name="ce199" office:value-type="string" calcext:value-type="string">
            <text:p>1 gp</text:p>
          </table:table-cell>
          <table:table-cell table:style-name="ce200"/>
          <table:table-cell table:number-columns-repeated="8"/>
          <table:table-cell office:value-type="string" calcext:value-type="string">
            <text:p><text:s text:c="2"/>Bedroll</text:p>
          </table:table-cell>
          <table:table-cell office:value-type="float" office:value="2" calcext:value-type="float">
            <text:p>2.0sp</text:p>
          </table:table-cell>
          <table:table-cell office:value-type="float" office:value="1" calcext:value-type="float">
            <text:p>1</text:p>
          </table:table-cell>
        </table:table-row>
        <table:table-row table:style-name="ro3">
          <table:table-cell table:style-name="ce152" office:value-type="string" calcext:value-type="string">
            <text:p><text:s text:c="2"/>Hatchet</text:p>
          </table:table-cell>
          <table:table-cell table:style-name="ce159" office:value-type="float" office:value="10" calcext:value-type="float">
            <text:p>10</text:p>
          </table:table-cell>
          <table:table-cell table:style-name="ce159" office:value-type="string" calcext:value-type="string">
            <text:p>M</text:p>
          </table:table-cell>
          <table:table-cell table:style-name="ce159" office:value-type="float" office:value="1" calcext:value-type="float">
            <text:p>1</text:p>
          </table:table-cell>
          <table:table-cell table:style-name="ce159" office:value-type="string" calcext:value-type="string">
            <text:p>1d6s</text:p>
          </table:table-cell>
          <table:table-cell table:style-name="ce152" office:value-type="string" calcext:value-type="string">
            <text:p>Hurlant (10/30)</text:p>
          </table:table-cell>
          <table:table-cell table:number-columns-repeated="25"/>
          <table:table-cell table:style-name="ce151" office:value-type="string" calcext:value-type="string">
            <text:p><text:s text:c="2"/>Winter blanket</text:p>
          </table:table-cell>
          <table:table-cell table:style-name="ce160" office:value-type="string" calcext:value-type="string">
            <text:p>2 sp</text:p>
          </table:table-cell>
          <table:table-cell table:style-name="ce160" office:value-type="float" office:value="1" calcext:value-type="float">
            <text:p>1</text:p>
          </table:table-cell>
          <table:table-cell table:style-name="ce151"/>
          <table:table-cell/>
          <table:table-cell table:style-name="ce152" office:value-type="string" calcext:value-type="string">
            <text:p>Standing Instruments</text:p>
          </table:table-cell>
          <table:table-cell table:style-name="ce159" office:value-type="string" calcext:value-type="string">
            <text:p>min 20 sp</text:p>
          </table:table-cell>
          <table:table-cell table:style-name="ce146" office:value-type="float" office:value="3" calcext:value-type="float">
            <text:p>3</text:p>
          </table:table-cell>
          <table:table-cell table:number-columns-repeated="25"/>
          <table:table-cell table:style-name="ce283" office:value-type="string" calcext:value-type="string" table:number-columns-spanned="2" table:number-rows-spanned="1">
            <text:p>   <text:span text:style-name="T8">Fowl, exotic (Peafowl, Emu, etc.)†</text:span></text:p>
          </table:table-cell>
          <table:covered-table-cell/>
          <table:table-cell table:style-name="ce199" office:value-type="string" calcext:value-type="string">
            <text:p>500 gp</text:p>
          </table:table-cell>
          <table:table-cell table:style-name="ce200"/>
          <table:table-cell table:number-columns-repeated="8"/>
          <table:table-cell office:value-type="string" calcext:value-type="string">
            <text:p><text:s text:c="2"/>Blanket, Winter</text:p>
          </table:table-cell>
          <table:table-cell office:value-type="float" office:value="2" calcext:value-type="float">
            <text:p>2.0sp</text:p>
          </table:table-cell>
          <table:table-cell office:value-type="float" office:value="1" calcext:value-type="float">
            <text:p>1</text:p>
          </table:table-cell>
        </table:table-row>
        <table:table-row table:style-name="ro3">
          <table:table-cell table:style-name="ce151" office:value-type="string" calcext:value-type="string">
            <text:p><text:s text:c="2"/>Miner’s Pick</text:p>
          </table:table-cell>
          <table:table-cell table:style-name="ce160" office:value-type="float" office:value="8" calcext:value-type="float">
            <text:p>8</text:p>
          </table:table-cell>
          <table:table-cell table:style-name="ce160" office:value-type="string" calcext:value-type="string">
            <text:p>M</text:p>
          </table:table-cell>
          <table:table-cell table:style-name="ce160" office:value-type="float" office:value="1" calcext:value-type="float">
            <text:p>1</text:p>
          </table:table-cell>
          <table:table-cell table:style-name="ce160" office:value-type="string" calcext:value-type="string">
            <text:p>1d6p</text:p>
          </table:table-cell>
          <table:table-cell table:style-name="ce151"/>
          <table:table-cell table:number-columns-repeated="25"/>
          <table:table-cell office:value-type="string" calcext:value-type="string">
            <text:p><text:s text:c="2"/>Writing ink (per vial)</text:p>
          </table:table-cell>
          <table:table-cell office:value-type="string" calcext:value-type="string">
            <text:p>20 sp</text:p>
          </table:table-cell>
          <table:table-cell office:value-type="string" calcext:value-type="string">
            <text:p>@</text:p>
          </table:table-cell>
          <table:table-cell table:number-columns-repeated="2"/>
          <table:table-cell office:value-type="string" calcext:value-type="string">
            <text:p>String / Harp</text:p>
          </table:table-cell>
          <table:table-cell office:value-type="string" calcext:value-type="string">
            <text:p>20 to 75 sp</text:p>
          </table:table-cell>
          <table:table-cell office:value-type="string" calcext:value-type="string">
            <text:p>2 to 4</text:p>
          </table:table-cell>
          <table:table-cell table:number-columns-repeated="25"/>
          <table:table-cell table:style-name="ce283" office:value-type="string" calcext:value-type="string" table:number-columns-spanned="2" table:number-rows-spanned="1">
            <text:p>   <text:span text:style-name="T8">Lizard / small reptile</text:span></text:p>
          </table:table-cell>
          <table:covered-table-cell/>
          <table:table-cell table:style-name="ce199" office:value-type="string" calcext:value-type="string">
            <text:p>1 to 5 gp</text:p>
          </table:table-cell>
          <table:table-cell table:style-name="ce200"/>
          <table:table-cell table:number-columns-repeated="8"/>
          <table:table-cell office:value-type="string" calcext:value-type="string">
            <text:p><text:s text:c="2"/>Clothing, Travel</text:p>
          </table:table-cell>
          <table:table-cell office:value-type="float" office:value="6" calcext:value-type="float">
            <text:p>6.0sp</text:p>
          </table:table-cell>
          <table:table-cell office:value-type="float" office:value="0" calcext:value-type="float">
            <text:p>0</text:p>
          </table:table-cell>
        </table:table-row>
        <table:table-row table:style-name="ro3">
          <table:table-cell table:style-name="ce152" office:value-type="string" calcext:value-type="string">
            <text:p><text:s text:c="2"/>Pitchfork</text:p>
          </table:table-cell>
          <table:table-cell table:style-name="ce159" office:value-type="float" office:value="1" calcext:value-type="float">
            <text:p>1</text:p>
          </table:table-cell>
          <table:table-cell table:style-name="ce159" office:value-type="string" calcext:value-type="string">
            <text:p>M</text:p>
          </table:table-cell>
          <table:table-cell table:style-name="ce159" office:value-type="float" office:value="1" calcext:value-type="float">
            <text:p>1</text:p>
          </table:table-cell>
          <table:table-cell table:style-name="ce159" office:value-type="string" calcext:value-type="string">
            <text:p>1d6p</text:p>
          </table:table-cell>
          <table:table-cell table:style-name="ce152"/>
          <table:table-cell table:number-columns-repeated="25"/>
          <table:table-cell table:style-name="ce235" office:value-type="string" calcext:value-type="string" table:number-columns-spanned="4" table:number-rows-spanned="1">
            <text:p>Personal Equipment</text:p>
          </table:table-cell>
          <table:covered-table-cell table:number-columns-repeated="3" table:style-name="Default"/>
          <table:table-cell/>
          <table:table-cell table:style-name="ce232" office:value-type="string" calcext:value-type="string" table:number-columns-spanned="3" table:number-rows-spanned="1">
            <text:p>Professional Tools</text:p>
          </table:table-cell>
          <table:covered-table-cell table:number-columns-repeated="2" table:style-name="Default"/>
          <table:table-cell table:number-columns-repeated="25"/>
          <table:table-cell table:style-name="ce283" office:value-type="string" calcext:value-type="string">
            <text:p>   <text:span text:style-name="T8">Owl</text:span></text:p>
          </table:table-cell>
          <table:table-cell table:style-name="ce280"/>
          <table:table-cell table:style-name="ce280" office:value-type="string" calcext:value-type="string">
            <text:p>3 gp</text:p>
          </table:table-cell>
          <table:table-cell table:style-name="ce189" office:value-type="string" calcext:value-type="string">
            <text:p>BF</text:p>
          </table:table-cell>
          <table:table-cell table:number-columns-repeated="8"/>
          <table:table-cell office:value-type="string" calcext:value-type="string">
            <text:p><text:s text:c="2"/>Dagger</text:p>
          </table:table-cell>
          <table:table-cell office:value-type="float" office:value="4" calcext:value-type="float">
            <text:p>4.0sp</text:p>
          </table:table-cell>
          <table:table-cell office:value-type="float" office:value="1" calcext:value-type="float">
            <text:p>1</text:p>
          </table:table-cell>
        </table:table-row>
        <table:table-row table:style-name="ro3">
          <table:table-cell table:style-name="ce151" office:value-type="string" calcext:value-type="string">
            <text:p><text:s text:c="2"/>Spade/Shovel</text:p>
          </table:table-cell>
          <table:table-cell table:style-name="ce160" office:value-type="float" office:value="4" calcext:value-type="float">
            <text:p>4</text:p>
          </table:table-cell>
          <table:table-cell table:style-name="ce160" office:value-type="string" calcext:value-type="string">
            <text:p>M</text:p>
          </table:table-cell>
          <table:table-cell table:style-name="ce160" office:value-type="float" office:value="1" calcext:value-type="float">
            <text:p>1</text:p>
          </table:table-cell>
          <table:table-cell table:style-name="ce160" office:value-type="string" calcext:value-type="string">
            <text:p>1d6b</text:p>
          </table:table-cell>
          <table:table-cell table:style-name="ce151"/>
          <table:table-cell table:number-columns-repeated="25"/>
          <table:table-cell office:value-type="string" calcext:value-type="string">
            <text:p><text:s text:c="2"/>Air Bladder</text:p>
          </table:table-cell>
          <table:table-cell office:value-type="string" calcext:value-type="string">
            <text:p>15 sp</text:p>
          </table:table-cell>
          <table:table-cell office:value-type="float" office:value="1" calcext:value-type="float">
            <text:p>1</text:p>
          </table:table-cell>
          <table:table-cell table:number-columns-repeated="2"/>
          <table:table-cell office:value-type="string" calcext:value-type="string">
            <text:p>Artisan tools (Basic set)</text:p>
          </table:table-cell>
          <table:table-cell office:value-type="string" calcext:value-type="string">
            <text:p>25 sp</text:p>
          </table:table-cell>
          <table:table-cell office:value-type="float" office:value="1" calcext:value-type="float">
            <text:p>1</text:p>
          </table:table-cell>
          <table:table-cell table:number-columns-repeated="25"/>
          <table:table-cell table:style-name="ce283" office:value-type="string" calcext:value-type="string">
            <text:p>   <text:span text:style-name="T8">Parrot / Cockatiel†</text:span></text:p>
          </table:table-cell>
          <table:table-cell table:style-name="ce280"/>
          <table:table-cell table:style-name="ce280" office:value-type="string" calcext:value-type="string">
            <text:p>100 gp</text:p>
          </table:table-cell>
          <table:table-cell table:style-name="ce189"/>
          <table:table-cell table:number-columns-repeated="8"/>
          <table:table-cell office:value-type="string" calcext:value-type="string">
            <text:p><text:s text:c="2"/>Kit, Healer’s</text:p>
          </table:table-cell>
          <table:table-cell office:value-type="float" office:value="10" calcext:value-type="float">
            <text:p>10.0sp</text:p>
          </table:table-cell>
          <table:table-cell office:value-type="float" office:value="1" calcext:value-type="float">
            <text:p>1</text:p>
          </table:table-cell>
        </table:table-row>
        <table:table-row table:style-name="ro3">
          <table:table-cell table:style-name="ce152" office:value-type="string" calcext:value-type="string">
            <text:p><text:s text:c="2"/>Torch (fire damage)</text:p>
          </table:table-cell>
          <table:table-cell table:style-name="ce159" office:value-type="float" office:value="0.1" calcext:value-type="float">
            <text:p>0.1</text:p>
          </table:table-cell>
          <table:table-cell table:style-name="ce159" office:value-type="string" calcext:value-type="string">
            <text:p>S</text:p>
          </table:table-cell>
          <table:table-cell table:style-name="ce159" office:value-type="float" office:value="1" calcext:value-type="float">
            <text:p>1</text:p>
          </table:table-cell>
          <table:table-cell table:style-name="ce159" office:value-type="string" calcext:value-type="string">
            <text:p>1d3</text:p>
          </table:table-cell>
          <table:table-cell table:style-name="ce152" office:value-type="string" calcext:value-type="string">
            <text:p>1 in 6 goes out after a hit</text:p>
          </table:table-cell>
          <table:table-cell table:number-columns-repeated="25"/>
          <table:table-cell table:style-name="ce151" office:value-type="string" calcext:value-type="string">
            <text:p><text:s text:c="2"/>Caltrops (1 bag)</text:p>
          </table:table-cell>
          <table:table-cell table:style-name="ce160" office:value-type="string" calcext:value-type="string">
            <text:p>1 sp</text:p>
          </table:table-cell>
          <table:table-cell table:style-name="ce160" office:value-type="float" office:value="1" calcext:value-type="float">
            <text:p>1</text:p>
          </table:table-cell>
          <table:table-cell table:style-name="ce151" office:value-type="string" calcext:value-type="string">
            <text:p>Covers a 10ft area and does 1d4p damage on a failed Ray save vs Difficulty 12.</text:p>
          </table:table-cell>
          <table:table-cell/>
          <table:table-cell table:style-name="ce152" office:value-type="string" calcext:value-type="string">
            <text:p>Artisan tools (Complete)</text:p>
          </table:table-cell>
          <table:table-cell table:style-name="ce159" office:value-type="string" calcext:value-type="string">
            <text:p>50 sp</text:p>
          </table:table-cell>
          <table:table-cell table:style-name="ce146" office:value-type="float" office:value="2" calcext:value-type="float">
            <text:p>2</text:p>
          </table:table-cell>
          <table:table-cell table:number-columns-repeated="25"/>
          <table:table-cell table:style-name="ce198" office:value-type="string" calcext:value-type="string">
            <text:p>   <text:span text:style-name="T8">Pigeon, homing</text:span></text:p>
          </table:table-cell>
          <table:table-cell table:style-name="ce199"/>
          <table:table-cell table:style-name="ce199" office:value-type="string" calcext:value-type="string">
            <text:p>100 gp</text:p>
          </table:table-cell>
          <table:table-cell table:style-name="ce200"/>
          <table:table-cell table:number-columns-repeated="8"/>
          <table:table-cell office:value-type="string" calcext:value-type="string">
            <text:p><text:s text:c="2"/>Messkit</text:p>
          </table:table-cell>
          <table:table-cell office:value-type="float" office:value="3" calcext:value-type="float">
            <text:p>3.0sp</text:p>
          </table:table-cell>
          <table:table-cell office:value-type="float" office:value="1" calcext:value-type="float">
            <text:p>1</text:p>
          </table:table-cell>
        </table:table-row>
        <table:table-row table:style-name="ro3">
          <table:table-cell table:number-columns-repeated="31"/>
          <table:table-cell office:value-type="string" calcext:value-type="string">
            <text:p><text:s text:c="2"/>Crampons</text:p>
          </table:table-cell>
          <table:table-cell office:value-type="string" calcext:value-type="string">
            <text:p>4 sp</text:p>
          </table:table-cell>
          <table:table-cell office:value-type="string" calcext:value-type="string">
            <text:p>@</text:p>
          </table:table-cell>
          <table:table-cell table:number-columns-repeated="2"/>
          <table:table-cell office:value-type="string" calcext:value-type="string">
            <text:p>Craft Tools (Basic Set)</text:p>
          </table:table-cell>
          <table:table-cell office:value-type="string" calcext:value-type="string">
            <text:p>35 sp</text:p>
          </table:table-cell>
          <table:table-cell office:value-type="float" office:value="1" calcext:value-type="float">
            <text:p>1</text:p>
          </table:table-cell>
          <table:table-cell table:number-columns-repeated="25"/>
          <table:table-cell table:style-name="ce198" office:value-type="string" calcext:value-type="string">
            <text:p>   <text:span text:style-name="T8">Rodent (Common)</text:span></text:p>
          </table:table-cell>
          <table:table-cell table:style-name="ce199"/>
          <table:table-cell table:style-name="ce199" office:value-type="string" calcext:value-type="string">
            <text:p>1 cp</text:p>
          </table:table-cell>
          <table:table-cell table:style-name="ce200" office:value-type="string" calcext:value-type="string">
            <text:p>BF</text:p>
          </table:table-cell>
          <table:table-cell table:number-columns-repeated="8"/>
          <table:table-cell office:value-type="string" calcext:value-type="string">
            <text:p><text:s text:c="2"/>Rations (1 wk)</text:p>
          </table:table-cell>
          <table:table-cell office:value-type="float" office:value="5" calcext:value-type="float">
            <text:p>5.0sp</text:p>
          </table:table-cell>
          <table:table-cell office:value-type="float" office:value="3" calcext:value-type="float">
            <text:p>3</text:p>
          </table:table-cell>
        </table:table-row>
        <table:table-row table:style-name="ro3">
          <table:table-cell/>
          <table:table-cell table:style-name="ce162" table:formula="of:=ROUND(AVERAGEIF([.$C$10:.$C$73];[.C75];[.$B$10:.$B$73]);1)" office:value-type="float" office:value="5.1" calcext:value-type="float">
            <text:p>5.1</text:p>
          </table:table-cell>
          <table:table-cell office:value-type="string" calcext:value-type="string">
            <text:p>S</text:p>
          </table:table-cell>
          <table:table-cell office:value-type="float" office:value="5" calcext:value-type="float">
            <text:p>5</text:p>
          </table:table-cell>
          <table:table-cell table:number-columns-repeated="27"/>
          <table:table-cell table:style-name="ce151" office:value-type="string" calcext:value-type="string">
            <text:p><text:s text:c="2"/>Hunter's Horn</text:p>
          </table:table-cell>
          <table:table-cell table:style-name="ce160" office:value-type="string" calcext:value-type="string">
            <text:p>5 sp</text:p>
          </table:table-cell>
          <table:table-cell table:style-name="ce160" office:value-type="float" office:value="1" calcext:value-type="float">
            <text:p>1</text:p>
          </table:table-cell>
          <table:table-cell table:style-name="ce151"/>
          <table:table-cell/>
          <table:table-cell table:style-name="ce152" office:value-type="string" calcext:value-type="string">
            <text:p>Craft Tools (Complete)</text:p>
          </table:table-cell>
          <table:table-cell table:style-name="ce159" office:value-type="string" calcext:value-type="string">
            <text:p>70 sp</text:p>
          </table:table-cell>
          <table:table-cell table:style-name="ce146" office:value-type="float" office:value="2" calcext:value-type="float">
            <text:p>2</text:p>
          </table:table-cell>
          <table:table-cell table:number-columns-repeated="25"/>
          <table:table-cell table:style-name="ce198" office:value-type="string" calcext:value-type="string">
            <text:p>   <text:span text:style-name="T8">Rodent (Giant)</text:span></text:p>
          </table:table-cell>
          <table:table-cell table:style-name="ce199"/>
          <table:table-cell table:style-name="ce199" office:value-type="string" calcext:value-type="string">
            <text:p>1 gp</text:p>
          </table:table-cell>
          <table:table-cell table:style-name="ce200" office:value-type="string" calcext:value-type="string">
            <text:p>BF</text:p>
          </table:table-cell>
          <table:table-cell table:number-columns-repeated="8"/>
          <table:table-cell office:value-type="string" calcext:value-type="string">
            <text:p><text:s text:c="2"/>Rope, Hemp (50’)</text:p>
          </table:table-cell>
          <table:table-cell office:value-type="float" office:value="2" calcext:value-type="float">
            <text:p>2.0sp</text:p>
          </table:table-cell>
          <table:table-cell office:value-type="float" office:value="2" calcext:value-type="float">
            <text:p>2</text:p>
          </table:table-cell>
        </table:table-row>
        <table:table-row table:style-name="ro3">
          <table:table-cell/>
          <table:table-cell table:style-name="ce162" table:formula="of:=ROUND(AVERAGEIF([.$C$10:.$C$73];[.C76];[.$B$10:.$B$73]);1)" office:value-type="float" office:value="15.8" calcext:value-type="float">
            <text:p>15.8</text:p>
          </table:table-cell>
          <table:table-cell office:value-type="string" calcext:value-type="string">
            <text:p>M</text:p>
          </table:table-cell>
          <table:table-cell office:value-type="float" office:value="15" calcext:value-type="float">
            <text:p>15</text:p>
          </table:table-cell>
          <table:table-cell table:number-columns-repeated="27"/>
          <table:table-cell office:value-type="string" calcext:value-type="string">
            <text:p><text:s text:c="2"/>Skates</text:p>
          </table:table-cell>
          <table:table-cell office:value-type="string" calcext:value-type="string">
            <text:p>10 sp</text:p>
          </table:table-cell>
          <table:table-cell office:value-type="float" office:value="1" calcext:value-type="float">
            <text:p>1</text:p>
          </table:table-cell>
          <table:table-cell table:number-columns-repeated="2"/>
          <table:table-cell office:value-type="string" calcext:value-type="string">
            <text:p>Map-maker / Scrivener's Kit (professional)</text:p>
          </table:table-cell>
          <table:table-cell office:value-type="string" calcext:value-type="string">
            <text:p>35 sp</text:p>
          </table:table-cell>
          <table:table-cell office:value-type="float" office:value="1" calcext:value-type="float">
            <text:p>1</text:p>
          </table:table-cell>
          <table:table-cell table:number-columns-repeated="25"/>
          <table:table-cell table:style-name="ce283" office:value-type="string" calcext:value-type="string" table:number-columns-spanned="2" table:number-rows-spanned="1">
            <text:p>   <text:span text:style-name="T8">Snake, Pit Viper (poisonous)</text:span></text:p>
          </table:table-cell>
          <table:covered-table-cell/>
          <table:table-cell table:style-name="ce280" office:value-type="string" calcext:value-type="string">
            <text:p>5 sp</text:p>
          </table:table-cell>
          <table:table-cell table:style-name="ce189" office:value-type="string" calcext:value-type="string">
            <text:p>BF</text:p>
          </table:table-cell>
          <table:table-cell table:number-columns-repeated="8"/>
          <table:table-cell office:value-type="string" calcext:value-type="string">
            <text:p><text:s text:c="2"/>Tent, Small</text:p>
          </table:table-cell>
          <table:table-cell office:value-type="float" office:value="5" calcext:value-type="float">
            <text:p>5.0sp</text:p>
          </table:table-cell>
          <table:table-cell office:value-type="float" office:value="2" calcext:value-type="float">
            <text:p>2</text:p>
          </table:table-cell>
        </table:table-row>
        <table:table-row table:style-name="ro3">
          <table:table-cell/>
          <table:table-cell table:style-name="ce162" table:formula="of:=ROUND(AVERAGEIF([.$C$10:.$C$73];[.C77];[.$B$10:.$B$73]);1)" office:value-type="float" office:value="32.5" calcext:value-type="float">
            <text:p>32.5</text:p>
          </table:table-cell>
          <table:table-cell office:value-type="string" calcext:value-type="string">
            <text:p>L</text:p>
          </table:table-cell>
          <table:table-cell office:value-type="float" office:value="30" calcext:value-type="float">
            <text:p>30</text:p>
          </table:table-cell>
          <table:table-cell table:number-columns-repeated="27"/>
          <table:table-cell table:style-name="ce151" office:value-type="string" calcext:value-type="string">
            <text:p><text:s text:c="2"/>Snow skis</text:p>
          </table:table-cell>
          <table:table-cell table:style-name="ce160" office:value-type="string" calcext:value-type="string">
            <text:p>15 sp</text:p>
          </table:table-cell>
          <table:table-cell table:style-name="ce160" office:value-type="float" office:value="1" calcext:value-type="float">
            <text:p>1</text:p>
          </table:table-cell>
          <table:table-cell table:style-name="ce151"/>
          <table:table-cell/>
          <table:table-cell table:style-name="ce152" office:value-type="string" calcext:value-type="string">
            <text:p>Simple Scribe kit (10 paper, ink, <text:s text:c="3"/>quill &amp; tools, writing board)</text:p>
          </table:table-cell>
          <table:table-cell table:style-name="ce159" office:value-type="string" calcext:value-type="string">
            <text:p>15 sp</text:p>
          </table:table-cell>
          <table:table-cell table:style-name="ce146" office:value-type="float" office:value="1" calcext:value-type="float">
            <text:p>1</text:p>
          </table:table-cell>
          <table:table-cell table:number-columns-repeated="25"/>
          <table:table-cell table:style-name="ce283" office:value-type="string" calcext:value-type="string">
            <text:p>   <text:span text:style-name="T8">Snake, Constrictor †</text:span></text:p>
          </table:table-cell>
          <table:table-cell table:style-name="ce280"/>
          <table:table-cell table:style-name="ce280" office:value-type="string" calcext:value-type="string">
            <text:p>50 gp</text:p>
          </table:table-cell>
          <table:table-cell table:style-name="ce189" office:value-type="string" calcext:value-type="string">
            <text:p>BF</text:p>
          </table:table-cell>
          <table:table-cell table:number-columns-repeated="8"/>
          <table:table-cell office:value-type="string" calcext:value-type="string">
            <text:p><text:s text:c="2"/>Tinderbox</text:p>
          </table:table-cell>
          <table:table-cell office:value-type="float" office:value="3" calcext:value-type="float">
            <text:p>3.0sp</text:p>
          </table:table-cell>
          <table:table-cell office:value-type="float" office:value="1" calcext:value-type="float">
            <text:p>1</text:p>
          </table:table-cell>
        </table:table-row>
        <table:table-row table:style-name="ro3">
          <table:table-cell table:number-columns-repeated="31"/>
          <table:table-cell office:value-type="string" calcext:value-type="string">
            <text:p><text:s text:c="2"/>Tent, Large (sleeps 10)</text:p>
          </table:table-cell>
          <table:table-cell office:value-type="string" calcext:value-type="string">
            <text:p>25 sp</text:p>
          </table:table-cell>
          <table:table-cell office:value-type="float" office:value="4" calcext:value-type="float">
            <text:p>4</text:p>
          </table:table-cell>
          <table:table-cell table:number-columns-repeated="2"/>
          <table:table-cell table:style-name="ce235" office:value-type="string" calcext:value-type="string" table:number-columns-spanned="3" table:number-rows-spanned="1">
            <text:p>Thieves’ Tools</text:p>
          </table:table-cell>
          <table:covered-table-cell table:number-columns-repeated="2" table:style-name="Default"/>
          <table:table-cell table:number-columns-repeated="25"/>
          <table:table-cell table:style-name="ce283" office:value-type="string" calcext:value-type="string" table:number-columns-spanned="2" table:number-rows-spanned="1">
            <text:p>   <text:span text:style-name="T8">Snake, Small (nonpoisonous)</text:span></text:p>
          </table:table-cell>
          <table:covered-table-cell/>
          <table:table-cell table:style-name="ce280" office:value-type="string" calcext:value-type="string">
            <text:p>7 cp</text:p>
          </table:table-cell>
          <table:table-cell table:style-name="ce189"/>
          <table:table-cell table:number-columns-repeated="8"/>
          <table:table-cell office:value-type="string" calcext:value-type="string">
            <text:p><text:s text:c="2"/>Torches (3)</text:p>
          </table:table-cell>
          <table:table-cell office:value-type="float" office:value="0.3" calcext:value-type="float">
            <text:p>0.3sp</text:p>
          </table:table-cell>
          <table:table-cell office:value-type="float" office:value="2" calcext:value-type="float">
            <text:p>2</text:p>
          </table:table-cell>
        </table:table-row>
        <table:table-row table:style-name="ro3">
          <table:table-cell table:number-columns-repeated="31"/>
          <table:table-cell table:style-name="ce151" office:value-type="string" calcext:value-type="string">
            <text:p><text:s text:c="2"/>Tent, Pavilion</text:p>
          </table:table-cell>
          <table:table-cell table:style-name="ce160" office:value-type="string" calcext:value-type="string">
            <text:p>100 sp</text:p>
          </table:table-cell>
          <table:table-cell table:style-name="ce160" office:value-type="float" office:value="6" calcext:value-type="float">
            <text:p>6</text:p>
          </table:table-cell>
          <table:table-cell table:style-name="ce151"/>
          <table:table-cell/>
          <table:table-cell table:style-name="ce152" office:value-type="string" calcext:value-type="string">
            <text:p>Climbing harness</text:p>
          </table:table-cell>
          <table:table-cell table:style-name="ce159" office:value-type="string" calcext:value-type="string">
            <text:p>15 sp</text:p>
          </table:table-cell>
          <table:table-cell table:style-name="ce146" office:value-type="float" office:value="1" calcext:value-type="float">
            <text:p>1</text:p>
          </table:table-cell>
          <table:table-cell table:number-columns-repeated="25"/>
          <table:table-cell table:style-name="ce198" office:value-type="string" calcext:value-type="string">
            <text:p>   <text:span text:style-name="T8">Songbird</text:span></text:p>
          </table:table-cell>
          <table:table-cell table:style-name="ce199"/>
          <table:table-cell table:style-name="ce199" office:value-type="string" calcext:value-type="string">
            <text:p>10 sp</text:p>
          </table:table-cell>
          <table:table-cell table:style-name="ce200"/>
          <table:table-cell table:number-columns-repeated="8"/>
          <table:table-cell office:value-type="string" calcext:value-type="string">
            <text:p><text:s text:c="2"/>Waterskin</text:p>
          </table:table-cell>
          <table:table-cell office:value-type="float" office:value="3" calcext:value-type="float">
            <text:p>3.0sp</text:p>
          </table:table-cell>
          <table:table-cell office:value-type="float" office:value="1" calcext:value-type="float">
            <text:p>1</text:p>
          </table:table-cell>
        </table:table-row>
        <table:table-row table:style-name="ro3">
          <table:table-cell table:number-columns-repeated="31"/>
          <table:table-cell office:value-type="string" calcext:value-type="string">
            <text:p><text:s text:c="2"/>Tent, Small (sleeps 2)</text:p>
          </table:table-cell>
          <table:table-cell office:value-type="string" calcext:value-type="string">
            <text:p>5 sp</text:p>
          </table:table-cell>
          <table:table-cell office:value-type="float" office:value="2" calcext:value-type="float">
            <text:p>2</text:p>
          </table:table-cell>
          <table:table-cell table:number-columns-repeated="2"/>
          <table:table-cell office:value-type="string" calcext:value-type="string">
            <text:p>Climbing Tools</text:p>
          </table:table-cell>
          <table:table-cell office:value-type="string" calcext:value-type="string">
            <text:p>20 sp</text:p>
          </table:table-cell>
          <table:table-cell office:value-type="float" office:value="2" calcext:value-type="float">
            <text:p>2</text:p>
          </table:table-cell>
          <table:table-cell table:number-columns-repeated="25"/>
          <table:table-cell table:style-name="ce198" office:value-type="string" calcext:value-type="string">
            <text:p>   <text:span text:style-name="T8">Turtle</text:span></text:p>
          </table:table-cell>
          <table:table-cell table:style-name="ce199"/>
          <table:table-cell table:style-name="ce199" office:value-type="string" calcext:value-type="string">
            <text:p>10 sp</text:p>
          </table:table-cell>
          <table:table-cell table:style-name="ce200"/>
          <table:table-cell table:number-columns-repeated="8"/>
          <table:table-cell office:value-type="string" calcext:value-type="string">
            <text:p>Warrior’s Pack</text:p>
          </table:table-cell>
          <table:table-cell table:style-name="ce208" table:formula="of:=SUM([.BZ81:.BZ82])" office:value-type="float" office:value="130" calcext:value-type="float">
            <text:p>(130.0sp)</text:p>
          </table:table-cell>
          <table:table-cell table:style-name="ce210" table:formula="of:=SUM([.CA81:.CA82])" office:value-type="float" office:value="4" calcext:value-type="float">
            <text:p>(4)</text:p>
          </table:table-cell>
        </table:table-row>
        <table:table-row table:style-name="ro3">
          <table:table-cell table:number-columns-repeated="31"/>
          <table:table-cell table:style-name="ce151" office:value-type="string" calcext:value-type="string">
            <text:p><text:s text:c="2"/>Trap, small animal</text:p>
          </table:table-cell>
          <table:table-cell table:style-name="ce160" office:value-type="string" calcext:value-type="string">
            <text:p>4 sp</text:p>
          </table:table-cell>
          <table:table-cell table:style-name="ce160" office:value-type="float" office:value="1" calcext:value-type="float">
            <text:p>1</text:p>
          </table:table-cell>
          <table:table-cell table:style-name="ce151" office:value-type="string" calcext:value-type="string">
            <text:p>1d6p; Difficulty 12 Strength check to escape</text:p>
          </table:table-cell>
          <table:table-cell/>
          <table:table-cell table:style-name="ce152" office:value-type="string" calcext:value-type="string">
            <text:p>Dead Hammer</text:p>
          </table:table-cell>
          <table:table-cell table:style-name="ce159" office:value-type="string" calcext:value-type="string">
            <text:p>10 sp</text:p>
          </table:table-cell>
          <table:table-cell table:style-name="ce146" office:value-type="float" office:value="1" calcext:value-type="float">
            <text:p>1</text:p>
          </table:table-cell>
          <table:table-cell table:number-columns-repeated="37"/>
          <table:table-cell office:value-type="string" calcext:value-type="string">
            <text:p><text:s text:c="2"/>Large Weapon</text:p>
          </table:table-cell>
          <table:table-cell office:value-type="float" office:value="30" calcext:value-type="float">
            <text:p>30.0sp</text:p>
          </table:table-cell>
          <table:table-cell office:value-type="float" office:value="2" calcext:value-type="float">
            <text:p>2</text:p>
          </table:table-cell>
        </table:table-row>
        <table:table-row table:style-name="ro3">
          <table:table-cell table:number-columns-repeated="31"/>
          <table:table-cell office:value-type="string" calcext:value-type="string">
            <text:p><text:s text:c="2"/>Trap, medium animal</text:p>
          </table:table-cell>
          <table:table-cell office:value-type="string" calcext:value-type="string">
            <text:p>7 sp</text:p>
          </table:table-cell>
          <table:table-cell office:value-type="float" office:value="1" calcext:value-type="float">
            <text:p>1</text:p>
          </table:table-cell>
          <table:table-cell office:value-type="string" calcext:value-type="string">
            <text:p>1d8p; Difficulty 15 Strength check to escape</text:p>
          </table:table-cell>
          <table:table-cell/>
          <table:table-cell office:value-type="string" calcext:value-type="string">
            <text:p>Disguise Kit</text:p>
          </table:table-cell>
          <table:table-cell office:value-type="string" calcext:value-type="string">
            <text:p>20 sp</text:p>
          </table:table-cell>
          <table:table-cell office:value-type="float" office:value="1" calcext:value-type="float">
            <text:p>1</text:p>
          </table:table-cell>
          <table:table-cell table:number-columns-repeated="37"/>
          <table:table-cell office:value-type="string" calcext:value-type="string">
            <text:p><text:s text:c="2"/>Ringmail</text:p>
          </table:table-cell>
          <table:table-cell office:value-type="float" office:value="100" calcext:value-type="float">
            <text:p>100.0sp</text:p>
          </table:table-cell>
          <table:table-cell office:value-type="float" office:value="2" calcext:value-type="float">
            <text:p>2</text:p>
          </table:table-cell>
        </table:table-row>
        <table:table-row table:style-name="ro3">
          <table:table-cell table:number-columns-repeated="31"/>
          <table:table-cell table:style-name="ce151" office:value-type="string" calcext:value-type="string">
            <text:p><text:s text:c="2"/>Trap, large animal</text:p>
          </table:table-cell>
          <table:table-cell table:style-name="ce160" office:value-type="string" calcext:value-type="string">
            <text:p>14 sp</text:p>
          </table:table-cell>
          <table:table-cell table:style-name="ce160" office:value-type="float" office:value="2" calcext:value-type="float">
            <text:p>2</text:p>
          </table:table-cell>
          <table:table-cell table:style-name="ce151" office:value-type="string" calcext:value-type="string">
            <text:p>1d10p; Difficulty 18 Strength check to escape</text:p>
          </table:table-cell>
          <table:table-cell/>
          <table:table-cell table:style-name="ce152" office:value-type="string" calcext:value-type="string">
            <text:p>Folding / Extending rods</text:p>
          </table:table-cell>
          <table:table-cell table:style-name="ce159" office:value-type="string" calcext:value-type="string">
            <text:p>25 sp</text:p>
          </table:table-cell>
          <table:table-cell table:style-name="ce146" office:value-type="float" office:value="1" calcext:value-type="float">
            <text:p>1</text:p>
          </table:table-cell>
          <table:table-cell table:number-columns-repeated="38"/>
          <table:table-cell table:style-name="Default"/>
          <table:table-cell/>
        </table:table-row>
        <table:table-row table:style-name="ro3">
          <table:table-cell table:number-columns-repeated="31"/>
          <table:table-cell office:value-type="string" calcext:value-type="string">
            <text:p><text:s text:c="2"/>Travois</text:p>
          </table:table-cell>
          <table:table-cell office:value-type="string" calcext:value-type="string">
            <text:p>5 sp</text:p>
          </table:table-cell>
          <table:table-cell office:value-type="float" office:value="2" calcext:value-type="float">
            <text:p>2</text:p>
          </table:table-cell>
          <table:table-cell table:number-columns-repeated="2"/>
          <table:table-cell office:value-type="string" calcext:value-type="string">
            <text:p>Glass cutter</text:p>
          </table:table-cell>
          <table:table-cell office:value-type="string" calcext:value-type="string">
            <text:p>5 sp</text:p>
          </table:table-cell>
          <table:table-cell office:value-type="string" calcext:value-type="string">
            <text:p>@</text:p>
          </table:table-cell>
          <table:table-cell table:number-columns-repeated="38"/>
          <table:table-cell table:style-name="Default"/>
          <table:table-cell/>
        </table:table-row>
        <table:table-row table:style-name="ro3">
          <table:table-cell table:number-columns-repeated="31"/>
          <table:table-cell table:style-name="ce235" office:value-type="string" calcext:value-type="string" table:number-columns-spanned="4" table:number-rows-spanned="1">
            <text:p>Tools</text:p>
          </table:table-cell>
          <table:covered-table-cell table:number-columns-repeated="3" table:style-name="Default"/>
          <table:table-cell/>
          <table:table-cell table:style-name="ce152" office:value-type="string" calcext:value-type="string">
            <text:p>Lampblack, pot</text:p>
          </table:table-cell>
          <table:table-cell table:style-name="ce159" office:value-type="string" calcext:value-type="string">
            <text:p>50 sp</text:p>
          </table:table-cell>
          <table:table-cell table:style-name="ce146" office:value-type="float" office:value="1" calcext:value-type="float">
            <text:p>1</text:p>
          </table:table-cell>
          <table:table-cell table:number-columns-repeated="38"/>
          <table:table-cell table:style-name="Default"/>
          <table:table-cell/>
        </table:table-row>
        <table:table-row table:style-name="ro3">
          <table:table-cell table:number-columns-repeated="31"/>
          <table:table-cell office:value-type="string" calcext:value-type="string">
            <text:p><text:s text:c="2"/>Bell, small</text:p>
          </table:table-cell>
          <table:table-cell office:value-type="string" calcext:value-type="string">
            <text:p>1 sp</text:p>
          </table:table-cell>
          <table:table-cell office:value-type="string" calcext:value-type="string">
            <text:p>@</text:p>
          </table:table-cell>
          <table:table-cell table:number-columns-repeated="2"/>
          <table:table-cell office:value-type="string" calcext:value-type="string">
            <text:p>Thieves' picks and tools</text:p>
          </table:table-cell>
          <table:table-cell office:value-type="string" calcext:value-type="string">
            <text:p>25 sp</text:p>
          </table:table-cell>
          <table:table-cell office:value-type="float" office:value="1" calcext:value-type="float">
            <text:p>1</text:p>
          </table:table-cell>
          <table:table-cell table:number-columns-repeated="38"/>
          <table:table-cell table:style-name="Default"/>
          <table:table-cell/>
        </table:table-row>
        <table:table-row table:style-name="ro3">
          <table:table-cell table:number-columns-repeated="31"/>
          <table:table-cell table:style-name="ce151" office:value-type="string" calcext:value-type="string">
            <text:p><text:s text:c="2"/>Bellows</text:p>
          </table:table-cell>
          <table:table-cell table:style-name="ce160" office:value-type="string" calcext:value-type="string">
            <text:p>10 sp</text:p>
          </table:table-cell>
          <table:table-cell table:style-name="ce160" office:value-type="float" office:value="1" calcext:value-type="float">
            <text:p>1</text:p>
          </table:table-cell>
          <table:table-cell table:style-name="ce151"/>
          <table:table-cell/>
          <table:table-cell table:style-name="ce232" office:value-type="string" calcext:value-type="string" table:number-columns-spanned="3" table:number-rows-spanned="1">
            <text:p>Wizards’ Wares</text:p>
          </table:table-cell>
          <table:covered-table-cell table:number-columns-repeated="2" table:style-name="Default"/>
          <table:table-cell table:number-columns-repeated="38"/>
          <table:table-cell table:style-name="Default"/>
          <table:table-cell/>
        </table:table-row>
        <table:table-row table:style-name="ro3">
          <table:table-cell table:number-columns-repeated="31"/>
          <table:table-cell office:value-type="string" calcext:value-type="string">
            <text:p><text:s text:c="2"/>Block and tackle</text:p>
          </table:table-cell>
          <table:table-cell office:value-type="string" calcext:value-type="string">
            <text:p>5 sp</text:p>
          </table:table-cell>
          <table:table-cell office:value-type="float" office:value="2" calcext:value-type="float">
            <text:p>2</text:p>
          </table:table-cell>
          <table:table-cell table:number-columns-repeated="2"/>
          <table:table-cell table:style-name="ce181" office:value-type="string" calcext:value-type="string">
            <text:p>Book, blank, per 50 pages</text:p>
          </table:table-cell>
          <table:table-cell table:style-name="ce182" office:value-type="string" calcext:value-type="string">
            <text:p>25 sp</text:p>
          </table:table-cell>
          <table:table-cell table:style-name="ce183" office:value-type="string" calcext:value-type="string">
            <text:p>¼</text:p>
          </table:table-cell>
          <table:table-cell table:number-columns-repeated="38"/>
          <table:table-cell table:style-name="Default"/>
          <table:table-cell/>
        </table:table-row>
        <table:table-row table:style-name="ro3">
          <table:table-cell table:number-columns-repeated="31"/>
          <table:table-cell table:style-name="ce151" office:value-type="string" calcext:value-type="string">
            <text:p><text:s text:c="2"/>Bucket (up to 5 gal)</text:p>
          </table:table-cell>
          <table:table-cell table:style-name="ce160" office:value-type="string" calcext:value-type="string">
            <text:p>5 cp</text:p>
          </table:table-cell>
          <table:table-cell table:style-name="ce160" office:value-type="float" office:value="1" calcext:value-type="float">
            <text:p>1</text:p>
          </table:table-cell>
          <table:table-cell table:style-name="ce151" office:value-type="string" calcext:value-type="string">
            <text:p>2 slots when full</text:p>
          </table:table-cell>
          <table:table-cell/>
          <table:table-cell table:style-name="ce152" office:value-type="string" calcext:value-type="string">
            <text:p>Ink pot, hard ceramic</text:p>
          </table:table-cell>
          <table:table-cell table:style-name="ce159" office:value-type="string" calcext:value-type="string">
            <text:p>2 sp</text:p>
          </table:table-cell>
          <table:table-cell table:style-name="ce146" office:value-type="string" calcext:value-type="string">
            <text:p>@</text:p>
          </table:table-cell>
          <table:table-cell table:number-columns-repeated="38"/>
          <table:table-cell table:style-name="Default"/>
          <table:table-cell/>
        </table:table-row>
        <table:table-row table:style-name="ro3">
          <table:table-cell table:number-columns-repeated="31"/>
          <table:table-cell office:value-type="string" calcext:value-type="string">
            <text:p><text:s text:c="2"/>Canvas (per sq yard)</text:p>
          </table:table-cell>
          <table:table-cell office:value-type="string" calcext:value-type="string">
            <text:p>4 cp</text:p>
          </table:table-cell>
          <table:table-cell office:value-type="float" office:value="1" calcext:value-type="float">
            <text:p>1</text:p>
          </table:table-cell>
          <table:table-cell table:number-columns-repeated="2"/>
          <table:table-cell office:value-type="string" calcext:value-type="string">
            <text:p>Quill</text:p>
          </table:table-cell>
          <table:table-cell office:value-type="string" calcext:value-type="string">
            <text:p>1 cp</text:p>
          </table:table-cell>
          <table:table-cell office:value-type="string" calcext:value-type="string">
            <text:p>#</text:p>
          </table:table-cell>
          <table:table-cell table:number-columns-repeated="38"/>
          <table:table-cell table:style-name="Default"/>
          <table:table-cell/>
        </table:table-row>
        <table:table-row table:style-name="ro3">
          <table:table-cell table:number-columns-repeated="31"/>
          <table:table-cell table:style-name="ce151" office:value-type="string" calcext:value-type="string">
            <text:p><text:s text:c="2"/>Chain (per ft), Heavy</text:p>
          </table:table-cell>
          <table:table-cell table:style-name="ce160" office:value-type="string" calcext:value-type="string">
            <text:p>4 sp</text:p>
          </table:table-cell>
          <table:table-cell table:style-name="ce160" office:value-type="float" office:value="2" calcext:value-type="float">
            <text:p>2</text:p>
          </table:table-cell>
          <table:table-cell table:style-name="ce151"/>
          <table:table-cell/>
          <table:table-cell table:style-name="ce152" office:value-type="string" calcext:value-type="string">
            <text:p>Quill knife (for sharpening quills)</text:p>
          </table:table-cell>
          <table:table-cell table:style-name="ce159" office:value-type="string" calcext:value-type="string">
            <text:p>1 sp</text:p>
          </table:table-cell>
          <table:table-cell table:style-name="ce146" office:value-type="string" calcext:value-type="string">
            <text:p>@</text:p>
          </table:table-cell>
          <table:table-cell table:number-columns-repeated="38"/>
          <table:table-cell table:style-name="Default"/>
          <table:table-cell/>
        </table:table-row>
        <table:table-row table:style-name="ro3">
          <table:table-cell table:number-columns-repeated="31"/>
          <table:table-cell office:value-type="string" calcext:value-type="string">
            <text:p><text:s text:c="2"/>Chain (per ft), Light</text:p>
          </table:table-cell>
          <table:table-cell office:value-type="string" calcext:value-type="string">
            <text:p>3 sp</text:p>
          </table:table-cell>
          <table:table-cell office:value-type="float" office:value="1" calcext:value-type="float">
            <text:p>1</text:p>
          </table:table-cell>
          <table:table-cell table:number-columns-repeated="2"/>
          <table:table-cell table:style-name="ce181" office:value-type="string" calcext:value-type="string">
            <text:p>Spellbook, reference</text:p>
          </table:table-cell>
          <table:table-cell table:style-name="ce182" office:value-type="string" calcext:value-type="string">
            <text:p>200 sp</text:p>
          </table:table-cell>
          <table:table-cell table:style-name="ce183" office:value-type="float" office:value="2" calcext:value-type="float">
            <text:p>2</text:p>
          </table:table-cell>
          <table:table-cell table:number-columns-repeated="38"/>
          <table:table-cell table:style-name="Default"/>
          <table:table-cell/>
        </table:table-row>
        <table:table-row table:style-name="ro3">
          <table:table-cell table:number-columns-repeated="31"/>
          <table:table-cell table:style-name="ce151" office:value-type="string" calcext:value-type="string">
            <text:p><text:s text:c="2"/>Chisel</text:p>
          </table:table-cell>
          <table:table-cell table:style-name="ce160" office:value-type="string" calcext:value-type="string">
            <text:p>2 sp</text:p>
          </table:table-cell>
          <table:table-cell table:style-name="ce160" office:value-type="float" office:value="1" calcext:value-type="float">
            <text:p>1</text:p>
          </table:table-cell>
          <table:table-cell table:style-name="ce151"/>
          <table:table-cell/>
          <table:table-cell table:style-name="ce181" office:value-type="string" calcext:value-type="string">
            <text:p>Spellbook, traveling</text:p>
          </table:table-cell>
          <table:table-cell table:style-name="ce182" office:value-type="string" calcext:value-type="string">
            <text:p>100 sp</text:p>
          </table:table-cell>
          <table:table-cell table:style-name="ce183" office:value-type="float" office:value="1" calcext:value-type="float">
            <text:p>1</text:p>
          </table:table-cell>
          <table:table-cell table:number-columns-repeated="38"/>
          <table:table-cell table:style-name="Default"/>
          <table:table-cell/>
        </table:table-row>
        <table:table-row table:style-name="ro3">
          <table:table-cell table:number-columns-repeated="31"/>
          <table:table-cell office:value-type="string" calcext:value-type="string">
            <text:p><text:s text:c="2"/>Cleaver</text:p>
          </table:table-cell>
          <table:table-cell office:value-type="string" calcext:value-type="string">
            <text:p>2 sp</text:p>
          </table:table-cell>
          <table:table-cell office:value-type="float" office:value="1" calcext:value-type="float">
            <text:p>1</text:p>
          </table:table-cell>
          <table:table-cell table:number-columns-repeated="2"/>
          <table:table-cell office:value-type="string" calcext:value-type="string">
            <text:p>Spell Focus</text:p>
          </table:table-cell>
          <table:table-cell office:value-type="string" calcext:value-type="string">
            <text:p>100 sp</text:p>
          </table:table-cell>
          <table:table-cell office:value-type="float" office:value="1" calcext:value-type="float">
            <text:p>1</text:p>
          </table:table-cell>
          <table:table-cell table:number-columns-repeated="38"/>
          <table:table-cell table:style-name="Default"/>
          <table:table-cell/>
        </table:table-row>
        <table:table-row table:style-name="ro3">
          <table:table-cell table:number-columns-repeated="31"/>
          <table:table-cell table:style-name="ce151" office:value-type="string" calcext:value-type="string">
            <text:p><text:s text:c="2"/>Crowbar (3 ft)</text:p>
          </table:table-cell>
          <table:table-cell table:style-name="ce160" office:value-type="string" calcext:value-type="string">
            <text:p>10 sp</text:p>
          </table:table-cell>
          <table:table-cell table:style-name="ce160" office:value-type="float" office:value="1" calcext:value-type="float">
            <text:p>1</text:p>
          </table:table-cell>
          <table:table-cell table:style-name="ce151" office:value-type="string" calcext:value-type="string">
            <text:p>Grants Advantage on STR checks if leverage applies.</text:p>
          </table:table-cell>
          <table:table-cell/>
          <table:table-cell office:value-type="string" calcext:value-type="string">
            <text:p>Writing ink (colored set)</text:p>
          </table:table-cell>
          <table:table-cell office:value-type="string" calcext:value-type="string">
            <text:p>20 sp</text:p>
          </table:table-cell>
          <table:table-cell office:value-type="float" office:value="1" calcext:value-type="float">
            <text:p>1</text:p>
          </table:table-cell>
          <table:table-cell table:number-columns-repeated="38"/>
          <table:table-cell table:style-name="Default"/>
          <table:table-cell/>
        </table:table-row>
        <table:table-row table:style-name="ro3">
          <table:table-cell table:number-columns-repeated="31"/>
          <table:table-cell office:value-type="string" calcext:value-type="string">
            <text:p><text:s text:c="2"/>Fishing net, 10 ft sq</text:p>
          </table:table-cell>
          <table:table-cell office:value-type="string" calcext:value-type="string">
            <text:p>4 sp</text:p>
          </table:table-cell>
          <table:table-cell office:value-type="float" office:value="1" calcext:value-type="float">
            <text:p>1</text:p>
          </table:table-cell>
          <table:table-cell table:number-columns-repeated="2"/>
          <table:table-cell table:style-name="ce152" office:value-type="string" calcext:value-type="string">
            <text:p>Writing ink (per vial)</text:p>
          </table:table-cell>
          <table:table-cell table:style-name="ce159" office:value-type="string" calcext:value-type="string">
            <text:p>8 sp</text:p>
          </table:table-cell>
          <table:table-cell table:style-name="ce146" office:value-type="string" calcext:value-type="string">
            <text:p>@</text:p>
          </table:table-cell>
          <table:table-cell table:number-columns-repeated="38"/>
          <table:table-cell table:style-name="Default"/>
          <table:table-cell/>
        </table:table-row>
        <table:table-row table:style-name="ro3">
          <table:table-cell table:number-columns-repeated="31"/>
          <table:table-cell table:style-name="ce151" office:value-type="string" calcext:value-type="string">
            <text:p><text:s text:c="2"/>Grappling Hook</text:p>
          </table:table-cell>
          <table:table-cell table:style-name="ce160" office:value-type="string" calcext:value-type="string">
            <text:p>4sp</text:p>
          </table:table-cell>
          <table:table-cell table:style-name="ce160" office:value-type="float" office:value="1" calcext:value-type="float">
            <text:p>1</text:p>
          </table:table-cell>
          <table:table-cell table:style-name="ce151"/>
          <table:table-cell/>
          <table:table-cell table:style-name="Default" table:number-columns-repeated="3"/>
          <table:table-cell table:number-columns-repeated="38"/>
          <table:table-cell table:style-name="Default"/>
          <table:table-cell/>
        </table:table-row>
        <table:table-row table:style-name="ro3">
          <table:table-cell table:number-columns-repeated="31"/>
          <table:table-cell office:value-type="string" calcext:value-type="string">
            <text:p><text:s text:c="2"/>Grease Pot</text:p>
          </table:table-cell>
          <table:table-cell office:value-type="string" calcext:value-type="string">
            <text:p>5 sp</text:p>
          </table:table-cell>
          <table:table-cell office:value-type="float" office:value="1" calcext:value-type="float">
            <text:p>1</text:p>
          </table:table-cell>
          <table:table-cell table:number-columns-repeated="2"/>
          <table:table-cell table:style-name="Default" table:number-columns-repeated="3"/>
          <table:table-cell table:number-columns-repeated="38"/>
          <table:table-cell table:style-name="Default"/>
          <table:table-cell/>
        </table:table-row>
        <table:table-row table:style-name="ro3">
          <table:table-cell table:number-columns-repeated="31"/>
          <table:table-cell table:style-name="ce151" office:value-type="string" calcext:value-type="string">
            <text:p><text:s text:c="2"/>Hammer, Sledge</text:p>
          </table:table-cell>
          <table:table-cell table:style-name="ce160" office:value-type="string" calcext:value-type="string">
            <text:p>4sp</text:p>
          </table:table-cell>
          <table:table-cell table:style-name="ce160" office:value-type="float" office:value="2" calcext:value-type="float">
            <text:p>2</text:p>
          </table:table-cell>
          <table:table-cell table:style-name="ce151"/>
          <table:table-cell/>
          <table:table-cell table:style-name="Default" table:number-columns-repeated="3"/>
          <table:table-cell table:number-columns-repeated="38"/>
          <table:table-cell table:style-name="Default"/>
          <table:table-cell/>
        </table:table-row>
        <table:table-row table:style-name="ro3">
          <table:table-cell table:number-columns-repeated="31"/>
          <table:table-cell office:value-type="string" calcext:value-type="string">
            <text:p><text:s text:c="2"/>Hammer/Mallet</text:p>
          </table:table-cell>
          <table:table-cell office:value-type="string" calcext:value-type="string">
            <text:p>2sp</text:p>
          </table:table-cell>
          <table:table-cell office:value-type="float" office:value="1" calcext:value-type="float">
            <text:p>1</text:p>
          </table:table-cell>
          <table:table-cell table:number-columns-repeated="2"/>
          <table:table-cell table:style-name="Default" table:number-columns-repeated="3"/>
          <table:table-cell table:number-columns-repeated="38"/>
          <table:table-cell table:style-name="Default"/>
          <table:table-cell/>
        </table:table-row>
        <table:table-row table:style-name="ro3">
          <table:table-cell table:number-columns-repeated="31"/>
          <table:table-cell table:style-name="ce151" office:value-type="string" calcext:value-type="string">
            <text:p><text:s text:c="2"/>Hand Drill</text:p>
          </table:table-cell>
          <table:table-cell table:style-name="ce160" office:value-type="string" calcext:value-type="string">
            <text:p>10 sp</text:p>
          </table:table-cell>
          <table:table-cell table:style-name="ce160" office:value-type="float" office:value="1" calcext:value-type="float">
            <text:p>1</text:p>
          </table:table-cell>
          <table:table-cell table:style-name="ce151"/>
          <table:table-cell/>
          <table:table-cell table:style-name="Default" table:number-columns-repeated="3"/>
          <table:table-cell table:number-columns-repeated="38"/>
          <table:table-cell table:style-name="Default"/>
          <table:table-cell/>
        </table:table-row>
        <table:table-row table:style-name="ro3">
          <table:table-cell table:number-columns-repeated="31"/>
          <table:table-cell office:value-type="string" calcext:value-type="string">
            <text:p><text:s text:c="2"/>Hourglass (Hour)</text:p>
          </table:table-cell>
          <table:table-cell office:value-type="string" calcext:value-type="string">
            <text:p>25 sp</text:p>
          </table:table-cell>
          <table:table-cell office:value-type="float" office:value="1" calcext:value-type="float">
            <text:p>1</text:p>
          </table:table-cell>
          <table:table-cell table:number-columns-repeated="2"/>
          <table:table-cell table:style-name="Default" table:number-columns-repeated="3"/>
          <table:table-cell table:number-columns-repeated="38"/>
          <table:table-cell table:style-name="Default"/>
          <table:table-cell/>
        </table:table-row>
        <table:table-row table:style-name="ro3">
          <table:table-cell table:number-columns-repeated="31"/>
          <table:table-cell table:style-name="ce151" office:value-type="string" calcext:value-type="string">
            <text:p><text:s text:c="2"/>Instrument, Musical</text:p>
          </table:table-cell>
          <table:table-cell table:style-name="ce160" office:value-type="string" calcext:value-type="string">
            <text:p>20 sp</text:p>
          </table:table-cell>
          <table:table-cell table:style-name="ce160" office:value-type="float" office:value="1" calcext:value-type="float">
            <text:p>1</text:p>
          </table:table-cell>
          <table:table-cell table:style-name="ce151"/>
          <table:table-cell/>
          <table:table-cell table:style-name="Default" table:number-columns-repeated="3"/>
          <table:table-cell table:number-columns-repeated="38"/>
          <table:table-cell table:style-name="Default"/>
          <table:table-cell/>
        </table:table-row>
        <table:table-row table:style-name="ro3">
          <table:table-cell table:number-columns-repeated="31"/>
          <table:table-cell office:value-type="string" calcext:value-type="string">
            <text:p><text:s text:c="2"/>Ladder, 10 ft</text:p>
          </table:table-cell>
          <table:table-cell office:value-type="string" calcext:value-type="string">
            <text:p>2 cp</text:p>
          </table:table-cell>
          <table:table-cell office:value-type="float" office:value="2" calcext:value-type="float">
            <text:p>2</text:p>
          </table:table-cell>
          <table:table-cell table:number-columns-repeated="2"/>
          <table:table-cell table:style-name="Default" table:number-columns-repeated="3"/>
          <table:table-cell table:number-columns-repeated="38"/>
          <table:table-cell table:style-name="Default"/>
          <table:table-cell/>
        </table:table-row>
        <table:table-row table:style-name="ro3">
          <table:table-cell table:number-columns-repeated="31"/>
          <table:table-cell table:style-name="ce151" office:value-type="string" calcext:value-type="string">
            <text:p><text:s text:c="2"/>Marbles, Bag</text:p>
          </table:table-cell>
          <table:table-cell table:style-name="ce160" office:value-type="string" calcext:value-type="string">
            <text:p>8 cp</text:p>
          </table:table-cell>
          <table:table-cell table:style-name="ce160" office:value-type="float" office:value="1" calcext:value-type="float">
            <text:p>1</text:p>
          </table:table-cell>
          <table:table-cell table:style-name="ce151"/>
          <table:table-cell/>
          <table:table-cell table:style-name="Default" table:number-columns-repeated="3"/>
          <table:table-cell table:number-columns-repeated="38"/>
          <table:table-cell table:style-name="Default"/>
          <table:table-cell/>
        </table:table-row>
        <table:table-row table:style-name="ro3">
          <table:table-cell table:number-columns-repeated="31"/>
          <table:table-cell office:value-type="string" calcext:value-type="string">
            <text:p><text:s text:c="2"/>Needle, sewing</text:p>
          </table:table-cell>
          <table:table-cell office:value-type="string" calcext:value-type="string">
            <text:p>5 cp</text:p>
          </table:table-cell>
          <table:table-cell office:value-type="string" calcext:value-type="string">
            <text:p>#</text:p>
          </table:table-cell>
          <table:table-cell table:number-columns-repeated="2"/>
          <table:table-cell table:style-name="Default" table:number-columns-repeated="3"/>
          <table:table-cell table:number-columns-repeated="38"/>
          <table:table-cell table:style-name="Default"/>
          <table:table-cell/>
        </table:table-row>
        <table:table-row table:style-name="ro3">
          <table:table-cell table:number-columns-repeated="31"/>
          <table:table-cell table:style-name="ce151" office:value-type="string" calcext:value-type="string">
            <text:p><text:s text:c="2"/>Paint, per gallon</text:p>
          </table:table-cell>
          <table:table-cell table:style-name="ce160" office:value-type="string" calcext:value-type="string">
            <text:p>1-2 sp</text:p>
          </table:table-cell>
          <table:table-cell table:style-name="ce160" office:value-type="float" office:value="1" calcext:value-type="float">
            <text:p>1</text:p>
          </table:table-cell>
          <table:table-cell table:style-name="ce151"/>
          <table:table-cell/>
          <table:table-cell table:style-name="Default" table:number-columns-repeated="3"/>
          <table:table-cell table:number-columns-repeated="38"/>
          <table:table-cell table:style-name="Default"/>
          <table:table-cell/>
        </table:table-row>
        <table:table-row table:style-name="ro3">
          <table:table-cell table:number-columns-repeated="31"/>
          <table:table-cell office:value-type="string" calcext:value-type="string">
            <text:p><text:s text:c="2"/>Paint, small pot</text:p>
          </table:table-cell>
          <table:table-cell office:value-type="string" calcext:value-type="string">
            <text:p>2 cp</text:p>
          </table:table-cell>
          <table:table-cell office:value-type="string" calcext:value-type="string">
            <text:p>@</text:p>
          </table:table-cell>
          <table:table-cell table:number-columns-repeated="2"/>
          <table:table-cell table:style-name="Default" table:number-columns-repeated="3"/>
          <table:table-cell table:number-columns-repeated="38"/>
          <table:table-cell table:style-name="Default"/>
          <table:table-cell/>
        </table:table-row>
        <table:table-row table:style-name="ro3">
          <table:table-cell table:number-columns-repeated="31"/>
          <table:table-cell table:style-name="ce151" office:value-type="string" calcext:value-type="string">
            <text:p><text:s text:c="2"/>Pick Axe, Mining</text:p>
          </table:table-cell>
          <table:table-cell table:style-name="ce160" office:value-type="string" calcext:value-type="string">
            <text:p>4 sp</text:p>
          </table:table-cell>
          <table:table-cell table:style-name="ce160" office:value-type="float" office:value="1" calcext:value-type="float">
            <text:p>1</text:p>
          </table:table-cell>
          <table:table-cell table:style-name="ce151"/>
          <table:table-cell/>
          <table:table-cell table:style-name="Default" table:number-columns-repeated="3"/>
          <table:table-cell table:number-columns-repeated="38"/>
          <table:table-cell table:style-name="Default"/>
          <table:table-cell/>
        </table:table-row>
        <table:table-row table:style-name="ro3">
          <table:table-cell table:number-columns-repeated="31"/>
          <table:table-cell office:value-type="string" calcext:value-type="string">
            <text:p><text:s text:c="2"/>Pitchfork</text:p>
          </table:table-cell>
          <table:table-cell office:value-type="string" calcext:value-type="string">
            <text:p>1 sp</text:p>
          </table:table-cell>
          <table:table-cell office:value-type="float" office:value="1" calcext:value-type="float">
            <text:p>1</text:p>
          </table:table-cell>
          <table:table-cell table:number-columns-repeated="2"/>
          <table:table-cell table:style-name="Default" table:number-columns-repeated="3"/>
          <table:table-cell table:number-columns-repeated="38"/>
          <table:table-cell table:style-name="Default"/>
          <table:table-cell/>
        </table:table-row>
        <table:table-row table:style-name="ro3">
          <table:table-cell table:number-columns-repeated="31"/>
          <table:table-cell table:style-name="ce151" office:value-type="string" calcext:value-type="string">
            <text:p><text:s text:c="2"/>Pliers</text:p>
          </table:table-cell>
          <table:table-cell table:style-name="ce160" office:value-type="string" calcext:value-type="string">
            <text:p>1 sp</text:p>
          </table:table-cell>
          <table:table-cell table:style-name="ce160" office:value-type="string" calcext:value-type="string">
            <text:p>@</text:p>
          </table:table-cell>
          <table:table-cell table:style-name="ce151"/>
          <table:table-cell/>
          <table:table-cell table:style-name="Default" table:number-columns-repeated="3"/>
          <table:table-cell table:number-columns-repeated="38"/>
          <table:table-cell table:style-name="Default"/>
          <table:table-cell/>
        </table:table-row>
        <table:table-row table:style-name="ro3">
          <table:table-cell table:number-columns-repeated="31"/>
          <table:table-cell office:value-type="string" calcext:value-type="string">
            <text:p><text:s text:c="2"/>Pole, 10 ft collapsing</text:p>
          </table:table-cell>
          <table:table-cell office:value-type="string" calcext:value-type="string">
            <text:p>2 sp</text:p>
          </table:table-cell>
          <table:table-cell office:value-type="float" office:value="1" calcext:value-type="float">
            <text:p>1</text:p>
          </table:table-cell>
          <table:table-cell office:value-type="string" calcext:value-type="string">
            <text:p>Takes up 2 slots when extended.</text:p>
          </table:table-cell>
          <table:table-cell/>
          <table:table-cell table:style-name="Default" table:number-columns-repeated="3"/>
          <table:table-cell table:number-columns-repeated="38"/>
          <table:table-cell table:style-name="Default"/>
          <table:table-cell/>
        </table:table-row>
        <table:table-row table:style-name="ro3">
          <table:table-cell table:number-columns-repeated="31"/>
          <table:table-cell table:style-name="ce151" office:value-type="string" calcext:value-type="string">
            <text:p><text:s text:c="2"/>Pole, 10 ft wooden</text:p>
          </table:table-cell>
          <table:table-cell table:style-name="ce160" office:value-type="string" calcext:value-type="string">
            <text:p>2 cp</text:p>
          </table:table-cell>
          <table:table-cell table:style-name="ce160" office:value-type="float" office:value="2" calcext:value-type="float">
            <text:p>2</text:p>
          </table:table-cell>
          <table:table-cell table:style-name="ce151"/>
          <table:table-cell/>
          <table:table-cell table:style-name="Default" table:number-columns-repeated="3"/>
          <table:table-cell table:number-columns-repeated="38"/>
          <table:table-cell table:style-name="Default"/>
          <table:table-cell/>
        </table:table-row>
        <table:table-row table:style-name="ro3">
          <table:table-cell table:number-columns-repeated="31"/>
          <table:table-cell office:value-type="string" calcext:value-type="string">
            <text:p><text:s text:c="2"/>Scissors</text:p>
          </table:table-cell>
          <table:table-cell office:value-type="string" calcext:value-type="string">
            <text:p>5 cp</text:p>
          </table:table-cell>
          <table:table-cell office:value-type="string" calcext:value-type="string">
            <text:p>@</text:p>
          </table:table-cell>
          <table:table-cell table:number-columns-repeated="2"/>
          <table:table-cell table:style-name="Default" table:number-columns-repeated="3"/>
          <table:table-cell table:number-columns-repeated="38"/>
          <table:table-cell table:style-name="Default"/>
          <table:table-cell/>
        </table:table-row>
        <table:table-row table:style-name="ro3">
          <table:table-cell table:number-columns-repeated="31"/>
          <table:table-cell table:style-name="ce151" office:value-type="string" calcext:value-type="string">
            <text:p><text:s text:c="2"/>Spade/Shovel</text:p>
          </table:table-cell>
          <table:table-cell table:style-name="ce160" office:value-type="string" calcext:value-type="string">
            <text:p>4 sp</text:p>
          </table:table-cell>
          <table:table-cell table:style-name="ce160" office:value-type="float" office:value="1" calcext:value-type="float">
            <text:p>1</text:p>
          </table:table-cell>
          <table:table-cell table:style-name="ce151"/>
          <table:table-cell/>
          <table:table-cell table:style-name="Default" table:number-columns-repeated="3"/>
          <table:table-cell table:number-columns-repeated="38"/>
          <table:table-cell table:style-name="Default"/>
          <table:table-cell/>
        </table:table-row>
      </table:table>
      <table:table table:name="Alchemy and Herbalism" table:style-name="ta14">
        <office:forms form:automatic-focus="false" form:apply-design-mode="false"/>
        <table:table-column table:style-name="co38" table:default-cell-style-name="Default"/>
        <table:table-column table:style-name="co23" table:number-columns-repeated="2" table:default-cell-style-name="Default"/>
        <table:table-column table:style-name="co38" table:default-cell-style-name="Default"/>
        <table:table-column table:style-name="co23" table:number-columns-repeated="16" table:default-cell-style-name="Default"/>
        <table:table-row table:style-name="ro3">
          <table:table-cell table:style-name="ce53" office:value-type="string" calcext:value-type="string">
            <text:p>Captain</text:p>
          </table:table-cell>
          <table:table-cell table:number-columns-repeated="2"/>
          <table:table-cell table:style-name="ce53" office:value-type="string" calcext:value-type="string">
            <text:p>Marine</text:p>
          </table:table-cell>
          <table:table-cell table:number-columns-repeated="2"/>
          <table:table-cell table:style-name="ce53" office:value-type="string" calcext:value-type="string">
            <text:p>Crossbow</text:p>
          </table:table-cell>
          <table:table-cell table:number-columns-repeated="2"/>
          <table:table-cell table:style-name="ce53" office:value-type="string" calcext:value-type="string">
            <text:p>Longbow</text:p>
          </table:table-cell>
          <table:table-cell table:number-columns-repeated="2"/>
          <table:table-cell table:style-name="ce53" office:value-type="string" calcext:value-type="string">
            <text:p>Mounted Shortbow</text:p>
          </table:table-cell>
          <table:table-cell table:number-columns-repeated="2"/>
          <table:table-cell table:style-name="ce53" office:value-type="string" calcext:value-type="string">
            <text:p>Mounted Crossbow</text:p>
          </table:table-cell>
          <table:table-cell table:number-columns-repeated="2"/>
          <table:table-cell table:style-name="ce53" office:value-type="string" calcext:value-type="string">
            <text:p>Shortbow</text:p>
          </table:table-cell>
          <table:table-cell/>
        </table:table-row>
        <table:table-row table:style-name="ro3">
          <table:table-cell office:value-type="string" calcext:value-type="string">
            <text:p>Scale Mail</text:p>
          </table:table-cell>
          <table:table-cell office:value-type="float" office:value="300" calcext:value-type="float">
            <text:p>300</text:p>
          </table:table-cell>
          <table:table-cell/>
          <table:table-cell office:value-type="string" calcext:value-type="string">
            <text:p>Ringmail</text:p>
          </table:table-cell>
          <table:table-cell office:value-type="float" office:value="100" calcext:value-type="float">
            <text:p>100</text:p>
          </table:table-cell>
          <table:table-cell/>
          <table:table-cell office:value-type="string" calcext:value-type="string">
            <text:p>H. Leather</text:p>
          </table:table-cell>
          <table:table-cell office:value-type="float" office:value="40" calcext:value-type="float">
            <text:p>40</text:p>
          </table:table-cell>
          <table:table-cell/>
          <table:table-cell office:value-type="string" calcext:value-type="string">
            <text:p>H. Leather</text:p>
          </table:table-cell>
          <table:table-cell office:value-type="float" office:value="40" calcext:value-type="float">
            <text:p>40</text:p>
          </table:table-cell>
          <table:table-cell/>
          <table:table-cell office:value-type="string" calcext:value-type="string">
            <text:p>H. Leather</text:p>
          </table:table-cell>
          <table:table-cell office:value-type="float" office:value="40" calcext:value-type="float">
            <text:p>40</text:p>
          </table:table-cell>
          <table:table-cell/>
          <table:table-cell office:value-type="string" calcext:value-type="string">
            <text:p>H. Leather</text:p>
          </table:table-cell>
          <table:table-cell office:value-type="float" office:value="40" calcext:value-type="float">
            <text:p>40</text:p>
          </table:table-cell>
          <table:table-cell/>
          <table:table-cell office:value-type="string" calcext:value-type="string">
            <text:p>H. Leather</text:p>
          </table:table-cell>
          <table:table-cell office:value-type="float" office:value="40" calcext:value-type="float">
            <text:p>40</text:p>
          </table:table-cell>
        </table:table-row>
        <table:table-row table:style-name="ro3">
          <table:table-cell office:value-type="string" calcext:value-type="string">
            <text:p>Shield, Medium</text:p>
          </table:table-cell>
          <table:table-cell office:value-type="float" office:value="20" calcext:value-type="float">
            <text:p>20</text:p>
          </table:table-cell>
          <table:table-cell/>
          <table:table-cell office:value-type="string" calcext:value-type="string">
            <text:p>Shield, Medium</text:p>
          </table:table-cell>
          <table:table-cell office:value-type="float" office:value="20" calcext:value-type="float">
            <text:p>20</text:p>
          </table:table-cell>
          <table:table-cell/>
          <table:table-cell office:value-type="string" calcext:value-type="string">
            <text:p>Crossbow</text:p>
          </table:table-cell>
          <table:table-cell office:value-type="float" office:value="75" calcext:value-type="float">
            <text:p>75</text:p>
          </table:table-cell>
          <table:table-cell/>
          <table:table-cell office:value-type="string" calcext:value-type="string">
            <text:p>Longbow</text:p>
          </table:table-cell>
          <table:table-cell office:value-type="float" office:value="100" calcext:value-type="float">
            <text:p>100</text:p>
          </table:table-cell>
          <table:table-cell/>
          <table:table-cell office:value-type="string" calcext:value-type="string">
            <text:p>Shortbow</text:p>
          </table:table-cell>
          <table:table-cell office:value-type="float" office:value="50" calcext:value-type="float">
            <text:p>50</text:p>
          </table:table-cell>
          <table:table-cell/>
          <table:table-cell office:value-type="string" calcext:value-type="string">
            <text:p>L. Crossbow</text:p>
          </table:table-cell>
          <table:table-cell office:value-type="float" office:value="75" calcext:value-type="float">
            <text:p>75</text:p>
          </table:table-cell>
          <table:table-cell/>
          <table:table-cell office:value-type="string" calcext:value-type="string">
            <text:p>Shortbow</text:p>
          </table:table-cell>
          <table:table-cell office:value-type="float" office:value="50" calcext:value-type="float">
            <text:p>50</text:p>
          </table:table-cell>
        </table:table-row>
        <table:table-row table:style-name="ro3">
          <table:table-cell office:value-type="string" calcext:value-type="string">
            <text:p>Cutlass</text:p>
          </table:table-cell>
          <table:table-cell office:value-type="float" office:value="20" calcext:value-type="float">
            <text:p>20</text:p>
          </table:table-cell>
          <table:table-cell/>
          <table:table-cell office:value-type="string" calcext:value-type="string">
            <text:p>Spear</text:p>
          </table:table-cell>
          <table:table-cell office:value-type="float" office:value="2" calcext:value-type="float">
            <text:p>2</text:p>
          </table:table-cell>
          <table:table-cell/>
          <table:table-cell office:value-type="string" calcext:value-type="string">
            <text:p>LMW</text:p>
          </table:table-cell>
          <table:table-cell office:value-type="float" office:value="10" calcext:value-type="float">
            <text:p>10</text:p>
          </table:table-cell>
          <table:table-cell/>
          <table:table-cell office:value-type="string" calcext:value-type="string">
            <text:p>LMW</text:p>
          </table:table-cell>
          <table:table-cell office:value-type="float" office:value="10" calcext:value-type="float">
            <text:p>10</text:p>
          </table:table-cell>
          <table:table-cell/>
          <table:table-cell office:value-type="string" calcext:value-type="string">
            <text:p>LMW</text:p>
          </table:table-cell>
          <table:table-cell office:value-type="float" office:value="10" calcext:value-type="float">
            <text:p>10</text:p>
          </table:table-cell>
          <table:table-cell/>
          <table:table-cell office:value-type="string" calcext:value-type="string">
            <text:p>LMW</text:p>
          </table:table-cell>
          <table:table-cell office:value-type="float" office:value="10" calcext:value-type="float">
            <text:p>10</text:p>
          </table:table-cell>
          <table:table-cell/>
          <table:table-cell office:value-type="string" calcext:value-type="string">
            <text:p>LMW</text:p>
          </table:table-cell>
          <table:table-cell office:value-type="float" office:value="10" calcext:value-type="float">
            <text:p>10</text:p>
          </table:table-cell>
        </table:table-row>
        <table:table-row table:style-name="ro3">
          <table:table-cell table:number-columns-repeated="3"/>
          <table:table-cell office:value-type="string" calcext:value-type="string">
            <text:p>LMW</text:p>
          </table:table-cell>
          <table:table-cell office:value-type="float" office:value="10" calcext:value-type="float">
            <text:p>10</text:p>
          </table:table-cell>
          <table:table-cell table:number-columns-repeated="7"/>
          <table:table-cell office:value-type="string" calcext:value-type="string">
            <text:p>Riding Horse</text:p>
          </table:table-cell>
          <table:table-cell office:value-type="float" office:value="150" calcext:value-type="float">
            <text:p>150</text:p>
          </table:table-cell>
          <table:table-cell/>
          <table:table-cell office:value-type="string" calcext:value-type="string">
            <text:p>Riding Horse</text:p>
          </table:table-cell>
          <table:table-cell office:value-type="float" office:value="150" calcext:value-type="float">
            <text:p>150</text:p>
          </table:table-cell>
          <table:table-cell table:number-columns-repeated="3"/>
        </table:table-row>
        <table:table-row table:style-name="ro3" table:number-rows-repeated="4">
          <table:table-cell table:number-columns-repeated="20"/>
        </table:table-row>
        <table:table-row table:style-name="ro3">
          <table:table-cell/>
          <table:table-cell table:formula="of:=SUM([.B2:.B9])" office:value-type="float" office:value="340" calcext:value-type="float">
            <text:p>340</text:p>
          </table:table-cell>
          <table:table-cell table:number-columns-repeated="2"/>
          <table:table-cell table:formula="of:=SUM([.E2:.E9])" office:value-type="float" office:value="132" calcext:value-type="float">
            <text:p>132</text:p>
          </table:table-cell>
          <table:table-cell table:number-columns-repeated="2"/>
          <table:table-cell table:formula="of:=SUM([.H2:.H9])" office:value-type="float" office:value="125" calcext:value-type="float">
            <text:p>125</text:p>
          </table:table-cell>
          <table:table-cell table:number-columns-repeated="2"/>
          <table:table-cell table:formula="of:=SUM([.K2:.K9])" office:value-type="float" office:value="150" calcext:value-type="float">
            <text:p>150</text:p>
          </table:table-cell>
          <table:table-cell table:number-columns-repeated="2"/>
          <table:table-cell table:formula="of:=SUM([.N2:.N9])" office:value-type="float" office:value="250" calcext:value-type="float">
            <text:p>250</text:p>
          </table:table-cell>
          <table:table-cell table:number-columns-repeated="2"/>
          <table:table-cell table:formula="of:=SUM([.Q2:.Q9])" office:value-type="float" office:value="275" calcext:value-type="float">
            <text:p>275</text:p>
          </table:table-cell>
          <table:table-cell table:number-columns-repeated="2"/>
          <table:table-cell table:formula="of:=SUM([.T2:.T9])" office:value-type="float" office:value="100" calcext:value-type="float">
            <text:p>100</text:p>
          </table:table-cell>
        </table:table-row>
        <table:table-row table:style-name="ro3" table:number-rows-repeated="2">
          <table:table-cell table:number-columns-repeated="20"/>
        </table:table-row>
        <table:table-row table:style-name="ro3">
          <table:table-cell table:style-name="ce53" office:value-type="string" calcext:value-type="string">
            <text:p>Artillerist</text:p>
          </table:table-cell>
          <table:table-cell table:number-columns-repeated="2"/>
          <table:table-cell table:style-name="ce53" office:value-type="string" calcext:value-type="string">
            <text:p>Cavalry, Heavy</text:p>
          </table:table-cell>
          <table:table-cell table:number-columns-repeated="2"/>
          <table:table-cell table:style-name="ce53" office:value-type="string" calcext:value-type="string">
            <text:p>Cavalry, Light</text:p>
          </table:table-cell>
          <table:table-cell table:number-columns-repeated="2"/>
          <table:table-cell table:style-name="ce53" office:value-type="string" calcext:value-type="string">
            <text:p>Cavalry, Medium</text:p>
          </table:table-cell>
          <table:table-cell table:number-columns-repeated="2"/>
          <table:table-cell table:style-name="ce53" office:value-type="string" calcext:value-type="string">
            <text:p>Infatry, Heavy</text:p>
          </table:table-cell>
          <table:table-cell table:number-columns-repeated="2"/>
          <table:table-cell table:style-name="ce53" office:value-type="string" calcext:value-type="string">
            <text:p>Infatry, Heavy Mounted</text:p>
          </table:table-cell>
          <table:table-cell table:number-columns-repeated="2"/>
          <table:table-cell table:style-name="ce53" office:value-type="string" calcext:value-type="string">
            <text:p>Infatry, Light</text:p>
          </table:table-cell>
          <table:table-cell/>
        </table:table-row>
        <table:table-row table:style-name="ro3">
          <table:table-cell office:value-type="string" calcext:value-type="string">
            <text:p>H. Leather</text:p>
          </table:table-cell>
          <table:table-cell office:value-type="float" office:value="40" calcext:value-type="float">
            <text:p>40</text:p>
          </table:table-cell>
          <table:table-cell/>
          <table:table-cell office:value-type="string" calcext:value-type="string">
            <text:p>Chainmail</text:p>
          </table:table-cell>
          <table:table-cell office:value-type="float" office:value="600" calcext:value-type="float">
            <text:p>600</text:p>
          </table:table-cell>
          <table:table-cell/>
          <table:table-cell office:value-type="string" calcext:value-type="string">
            <text:p>H. Leather</text:p>
          </table:table-cell>
          <table:table-cell office:value-type="float" office:value="40" calcext:value-type="float">
            <text:p>40</text:p>
          </table:table-cell>
          <table:table-cell/>
          <table:table-cell office:value-type="string" calcext:value-type="string">
            <text:p>Scale Mail</text:p>
          </table:table-cell>
          <table:table-cell office:value-type="float" office:value="300" calcext:value-type="float">
            <text:p>300</text:p>
          </table:table-cell>
          <table:table-cell/>
          <table:table-cell office:value-type="string" calcext:value-type="string">
            <text:p>Scale Mail</text:p>
          </table:table-cell>
          <table:table-cell office:value-type="float" office:value="300" calcext:value-type="float">
            <text:p>300</text:p>
          </table:table-cell>
          <table:table-cell/>
          <table:table-cell office:value-type="string" calcext:value-type="string">
            <text:p>Scale Mail</text:p>
          </table:table-cell>
          <table:table-cell office:value-type="float" office:value="300" calcext:value-type="float">
            <text:p>300</text:p>
          </table:table-cell>
          <table:table-cell/>
          <table:table-cell office:value-type="string" calcext:value-type="string">
            <text:p>H. Leather</text:p>
          </table:table-cell>
          <table:table-cell office:value-type="float" office:value="40" calcext:value-type="float">
            <text:p>40</text:p>
          </table:table-cell>
        </table:table-row>
        <table:table-row table:style-name="ro3">
          <table:table-cell office:value-type="string" calcext:value-type="string">
            <text:p>LMW</text:p>
          </table:table-cell>
          <table:table-cell office:value-type="float" office:value="10" calcext:value-type="float">
            <text:p>10</text:p>
          </table:table-cell>
          <table:table-cell/>
          <table:table-cell office:value-type="string" calcext:value-type="string">
            <text:p>M. Shield</text:p>
          </table:table-cell>
          <table:table-cell office:value-type="float" office:value="20" calcext:value-type="float">
            <text:p>20</text:p>
          </table:table-cell>
          <table:table-cell/>
          <table:table-cell office:value-type="string" calcext:value-type="string">
            <text:p>M. Shield</text:p>
          </table:table-cell>
          <table:table-cell office:value-type="float" office:value="20" calcext:value-type="float">
            <text:p>20</text:p>
          </table:table-cell>
          <table:table-cell/>
          <table:table-cell office:value-type="string" calcext:value-type="string">
            <text:p>M. Shield</text:p>
          </table:table-cell>
          <table:table-cell office:value-type="float" office:value="20" calcext:value-type="float">
            <text:p>20</text:p>
          </table:table-cell>
          <table:table-cell/>
          <table:table-cell office:value-type="string" calcext:value-type="string">
            <text:p>Pole Arm</text:p>
          </table:table-cell>
          <table:table-cell office:value-type="float" office:value="40" calcext:value-type="float">
            <text:p>40</text:p>
          </table:table-cell>
          <table:table-cell/>
          <table:table-cell office:value-type="string" calcext:value-type="string">
            <text:p>Pole Arm</text:p>
          </table:table-cell>
          <table:table-cell office:value-type="float" office:value="40" calcext:value-type="float">
            <text:p>40</text:p>
          </table:table-cell>
          <table:table-cell/>
          <table:table-cell office:value-type="string" calcext:value-type="string">
            <text:p>M. Shield</text:p>
          </table:table-cell>
          <table:table-cell office:value-type="float" office:value="20" calcext:value-type="float">
            <text:p>20</text:p>
          </table:table-cell>
        </table:table-row>
        <table:table-row table:style-name="ro3">
          <table:table-cell table:number-columns-repeated="3"/>
          <table:table-cell office:value-type="string" calcext:value-type="string">
            <text:p>Lance</text:p>
          </table:table-cell>
          <table:table-cell office:value-type="float" office:value="20" calcext:value-type="float">
            <text:p>20</text:p>
          </table:table-cell>
          <table:table-cell/>
          <table:table-cell office:value-type="string" calcext:value-type="string">
            <text:p>Lance</text:p>
          </table:table-cell>
          <table:table-cell office:value-type="float" office:value="20" calcext:value-type="float">
            <text:p>20</text:p>
          </table:table-cell>
          <table:table-cell/>
          <table:table-cell office:value-type="string" calcext:value-type="string">
            <text:p>Lance</text:p>
          </table:table-cell>
          <table:table-cell office:value-type="float" office:value="20" calcext:value-type="float">
            <text:p>20</text:p>
          </table:table-cell>
          <table:table-cell/>
          <table:table-cell office:value-type="string" calcext:value-type="string">
            <text:p>LMW</text:p>
          </table:table-cell>
          <table:table-cell office:value-type="float" office:value="10" calcext:value-type="float">
            <text:p>10</text:p>
          </table:table-cell>
          <table:table-cell/>
          <table:table-cell office:value-type="string" calcext:value-type="string">
            <text:p>LMW</text:p>
          </table:table-cell>
          <table:table-cell office:value-type="float" office:value="10" calcext:value-type="float">
            <text:p>10</text:p>
          </table:table-cell>
          <table:table-cell/>
          <table:table-cell office:value-type="string" calcext:value-type="string">
            <text:p>Spear</text:p>
          </table:table-cell>
          <table:table-cell office:value-type="float" office:value="2" calcext:value-type="float">
            <text:p>2</text:p>
          </table:table-cell>
        </table:table-row>
        <table:table-row table:style-name="ro3">
          <table:table-cell table:number-columns-repeated="3"/>
          <table:table-cell office:value-type="string" calcext:value-type="string">
            <text:p>Arming Sword</text:p>
          </table:table-cell>
          <table:table-cell office:value-type="float" office:value="30" calcext:value-type="float">
            <text:p>30</text:p>
          </table:table-cell>
          <table:table-cell table:number-columns-repeated="4"/>
          <table:table-cell office:value-type="string" calcext:value-type="string">
            <text:p>Arming Sword</text:p>
          </table:table-cell>
          <table:table-cell office:value-type="float" office:value="30" calcext:value-type="float">
            <text:p>30</text:p>
          </table:table-cell>
          <table:table-cell table:number-columns-repeated="4"/>
          <table:table-cell office:value-type="string" calcext:value-type="string">
            <text:p>Riding Horse</text:p>
          </table:table-cell>
          <table:table-cell office:value-type="float" office:value="150" calcext:value-type="float">
            <text:p>150</text:p>
          </table:table-cell>
          <table:table-cell/>
          <table:table-cell office:value-type="string" calcext:value-type="string">
            <text:p>LMW</text:p>
          </table:table-cell>
          <table:table-cell office:value-type="float" office:value="10" calcext:value-type="float">
            <text:p>10</text:p>
          </table:table-cell>
        </table:table-row>
        <table:table-row table:style-name="ro3">
          <table:table-cell table:number-columns-repeated="3"/>
          <table:table-cell office:value-type="string" calcext:value-type="string">
            <text:p>LMW</text:p>
          </table:table-cell>
          <table:table-cell office:value-type="float" office:value="10" calcext:value-type="float">
            <text:p>10</text:p>
          </table:table-cell>
          <table:table-cell/>
          <table:table-cell office:value-type="string" calcext:value-type="string">
            <text:p>LMW</text:p>
          </table:table-cell>
          <table:table-cell office:value-type="float" office:value="10" calcext:value-type="float">
            <text:p>10</text:p>
          </table:table-cell>
          <table:table-cell/>
          <table:table-cell office:value-type="string" calcext:value-type="string">
            <text:p>LMW</text:p>
          </table:table-cell>
          <table:table-cell office:value-type="float" office:value="10" calcext:value-type="float">
            <text:p>10</text:p>
          </table:table-cell>
          <table:table-cell table:number-columns-repeated="9"/>
        </table:table-row>
        <table:table-row table:style-name="ro3">
          <table:table-cell table:number-columns-repeated="3"/>
          <table:table-cell office:value-type="string" calcext:value-type="string">
            <text:p>H. Warhorse</text:p>
          </table:table-cell>
          <table:table-cell office:value-type="float" office:value="2000" calcext:value-type="float">
            <text:p>2000</text:p>
          </table:table-cell>
          <table:table-cell/>
          <table:table-cell office:value-type="string" calcext:value-type="string">
            <text:p>L. Warhorse</text:p>
          </table:table-cell>
          <table:table-cell office:value-type="float" office:value="500" calcext:value-type="float">
            <text:p>500</text:p>
          </table:table-cell>
          <table:table-cell/>
          <table:table-cell office:value-type="string" calcext:value-type="string">
            <text:p>M. Warhorse</text:p>
          </table:table-cell>
          <table:table-cell office:value-type="float" office:value="1000" calcext:value-type="float">
            <text:p>1000</text:p>
          </table:table-cell>
          <table:table-cell table:number-columns-repeated="9"/>
        </table:table-row>
        <table:table-row table:style-name="ro3" table:number-rows-repeated="2">
          <table:table-cell table:number-columns-repeated="20"/>
        </table:table-row>
        <table:table-row table:style-name="ro3">
          <table:table-cell/>
          <table:table-cell table:formula="of:=SUM([.B14:.B21])" office:value-type="float" office:value="50" calcext:value-type="float">
            <text:p>50</text:p>
          </table:table-cell>
          <table:table-cell table:number-columns-repeated="2"/>
          <table:table-cell table:formula="of:=SUM([.E14:.E21])" office:value-type="float" office:value="2680" calcext:value-type="float">
            <text:p>2680</text:p>
          </table:table-cell>
          <table:table-cell table:number-columns-repeated="2"/>
          <table:table-cell table:formula="of:=SUM([.H14:.H21])" office:value-type="float" office:value="590" calcext:value-type="float">
            <text:p>590</text:p>
          </table:table-cell>
          <table:table-cell table:number-columns-repeated="2"/>
          <table:table-cell table:formula="of:=SUM([.K14:.K21])" office:value-type="float" office:value="1380" calcext:value-type="float">
            <text:p>1380</text:p>
          </table:table-cell>
          <table:table-cell table:number-columns-repeated="2"/>
          <table:table-cell table:formula="of:=SUM([.N14:.N21])" office:value-type="float" office:value="350" calcext:value-type="float">
            <text:p>350</text:p>
          </table:table-cell>
          <table:table-cell table:number-columns-repeated="2"/>
          <table:table-cell table:formula="of:=SUM([.Q14:.Q21])" office:value-type="float" office:value="500" calcext:value-type="float">
            <text:p>500</text:p>
          </table:table-cell>
          <table:table-cell table:number-columns-repeated="2"/>
          <table:table-cell table:formula="of:=SUM([.T14:.T21])" office:value-type="float" office:value="72" calcext:value-type="float">
            <text:p>72</text:p>
          </table:table-cell>
        </table:table-row>
        <table:table-row table:style-name="ro3" table:number-rows-repeated="2">
          <table:table-cell table:number-columns-repeated="20"/>
        </table:table-row>
        <table:table-row table:style-name="ro3">
          <table:table-cell table:style-name="ce53" office:value-type="string" calcext:value-type="string">
            <text:p>Infatry, Light Mounted</text:p>
          </table:table-cell>
          <table:table-cell table:number-columns-repeated="2"/>
          <table:table-cell table:style-name="ce53" office:value-type="string" calcext:value-type="string">
            <text:p>Slinger</text:p>
          </table:table-cell>
          <table:table-cell table:number-columns-repeated="16"/>
        </table:table-row>
        <table:table-row table:style-name="ro3">
          <table:table-cell office:value-type="string" calcext:value-type="string">
            <text:p>H. Leather</text:p>
          </table:table-cell>
          <table:table-cell office:value-type="float" office:value="40" calcext:value-type="float">
            <text:p>40</text:p>
          </table:table-cell>
          <table:table-cell/>
          <table:table-cell office:value-type="string" calcext:value-type="string">
            <text:p>H. Leather</text:p>
          </table:table-cell>
          <table:table-cell office:value-type="float" office:value="40" calcext:value-type="float">
            <text:p>40</text:p>
          </table:table-cell>
          <table:table-cell table:number-columns-repeated="15"/>
        </table:table-row>
        <table:table-row table:style-name="ro3">
          <table:table-cell office:value-type="string" calcext:value-type="string">
            <text:p>M. Shield</text:p>
          </table:table-cell>
          <table:table-cell office:value-type="float" office:value="20" calcext:value-type="float">
            <text:p>20</text:p>
          </table:table-cell>
          <table:table-cell/>
          <table:table-cell office:value-type="string" calcext:value-type="string">
            <text:p>Buckler</text:p>
          </table:table-cell>
          <table:table-cell office:value-type="float" office:value="20" calcext:value-type="float">
            <text:p>20</text:p>
          </table:table-cell>
          <table:table-cell table:number-columns-repeated="15"/>
        </table:table-row>
        <table:table-row table:style-name="ro3">
          <table:table-cell office:value-type="string" calcext:value-type="string">
            <text:p>Spear</text:p>
          </table:table-cell>
          <table:table-cell office:value-type="float" office:value="2" calcext:value-type="float">
            <text:p>2</text:p>
          </table:table-cell>
          <table:table-cell/>
          <table:table-cell office:value-type="string" calcext:value-type="string">
            <text:p>Sling</text:p>
          </table:table-cell>
          <table:table-cell office:value-type="float" office:value="0.2" calcext:value-type="float">
            <text:p>0.2</text:p>
          </table:table-cell>
          <table:table-cell table:number-columns-repeated="15"/>
        </table:table-row>
        <table:table-row table:style-name="ro3">
          <table:table-cell office:value-type="string" calcext:value-type="string">
            <text:p>LMW</text:p>
          </table:table-cell>
          <table:table-cell office:value-type="float" office:value="10" calcext:value-type="float">
            <text:p>10</text:p>
          </table:table-cell>
          <table:table-cell/>
          <table:table-cell office:value-type="string" calcext:value-type="string">
            <text:p>LMW</text:p>
          </table:table-cell>
          <table:table-cell office:value-type="float" office:value="10" calcext:value-type="float">
            <text:p>10</text:p>
          </table:table-cell>
          <table:table-cell table:number-columns-repeated="15"/>
        </table:table-row>
        <table:table-row table:style-name="ro3">
          <table:table-cell office:value-type="string" calcext:value-type="string">
            <text:p>Riding Horse</text:p>
          </table:table-cell>
          <table:table-cell office:value-type="float" office:value="150" calcext:value-type="float">
            <text:p>150</text:p>
          </table:table-cell>
          <table:table-cell table:number-columns-repeated="18"/>
        </table:table-row>
        <table:table-row table:style-name="ro3" table:number-rows-repeated="3">
          <table:table-cell table:number-columns-repeated="20"/>
        </table:table-row>
        <table:table-row table:style-name="ro3">
          <table:table-cell/>
          <table:table-cell table:formula="of:=SUM([.B26:.B33])" office:value-type="float" office:value="222" calcext:value-type="float">
            <text:p>222</text:p>
          </table:table-cell>
          <table:table-cell table:number-columns-repeated="2"/>
          <table:table-cell table:formula="of:=SUM([.E26:.E33])" office:value-type="float" office:value="70.2" calcext:value-type="float">
            <text:p>70.2</text:p>
          </table:table-cell>
          <table:table-cell table:number-columns-repeated="15"/>
        </table:table-row>
      </table:table>
      <table:named-expressions>
        <table:named-range table:name="ArcanistBlast" table:base-cell-address="$Arcanist.$O$7" table:cell-range-address="$Arcanist.$N$6:.$N$26"/>
        <table:named-range table:name="ArcanistDoom" table:base-cell-address="$Arcanist.$O$7" table:cell-range-address="$Arcanist.$K$6:.$K$26"/>
        <table:named-range table:name="ArcanistHold" table:base-cell-address="$Arcanist.$O$7" table:cell-range-address="$Arcanist.$M$6:.$M$26"/>
        <table:named-range table:name="ArcanistRay" table:base-cell-address="$Arcanist.$O$7" table:cell-range-address="$Arcanist.$L$6:.$L$26"/>
        <table:named-range table:name="ArcanistSpell" table:base-cell-address="$Arcanist.$O$7" table:cell-range-address="$Arcanist.$O$6:.$O$26"/>
        <table:named-range table:name="CharacterLevel" table:base-cell-address="$Tables.$A$1" table:cell-range-address="$Tables.$A$4:.$A$24"/>
        <table:named-range table:name="ClericBAB" table:base-cell-address="$Cleric.$Q$27" table:cell-range-address="$Cleric.$D$6:.$D$26"/>
        <table:named-range table:name="ClericBlast" table:base-cell-address="$Cleric.$O$6" table:cell-range-address="$Cleric.$O$6:.$O$26"/>
        <table:named-range table:name="ClericCompetence" table:base-cell-address="$Cleric.$Q$27" table:cell-range-address="$Cleric.$J$7:.$J$26"/>
        <table:named-range table:name="ClericDoom" table:base-cell-address="$Cleric.$L$6" table:cell-range-address="$Cleric.$L$6:.$L$26"/>
        <table:named-range table:name="ClericExperience" table:base-cell-address="$Cleric.$Q$27" table:cell-range-address="$Cleric.$B$6:.$B$26"/>
        <table:named-range table:name="ClericHold" table:base-cell-address="$Cleric.$N$6" table:cell-range-address="$Cleric.$N$6:.$N$26"/>
        <table:named-range table:name="ClericRay" table:base-cell-address="$Cleric.$M$6" table:cell-range-address="$Cleric.$M$6:.$M$26"/>
        <table:named-range table:name="ClericSpell" table:base-cell-address="$Cleric.$P$6" table:cell-range-address="$Cleric.$P$6:.$P$26"/>
        <table:named-range table:name="ClericSpells" table:base-cell-address="$Cleric.$L$6" table:cell-range-address="$Cleric.$S$6:.$X$26"/>
        <table:named-range table:name="Competency" table:base-cell-address="$Tables.$A$1" table:cell-range-address="$Tables.$B$4:.$B$24"/>
        <table:named-range table:name="CompetencyBonus" table:base-cell-address="$Tables.$K$3" table:cell-range-address="$Tables.$K$4:.$K$24"/>
        <table:named-range table:name="DruidExp" table:base-cell-address="$Druid.$B$6" table:cell-range-address="$Druid.$B$6:.$B$25"/>
        <table:named-range table:name="FighterBAB" table:base-cell-address="$Cleric.$Q$27" table:cell-range-address="$Fighter.$D$6:.$D$26"/>
        <table:named-range table:name="FighterBlast" table:base-cell-address="$Fighter.$O$6" table:cell-range-address="$Fighter.$O$6:.$O$26"/>
        <table:named-range table:name="FighterDoom" table:base-cell-address="$Fighter.$L$6" table:cell-range-address="$Fighter.$L$6:.$L$26"/>
        <table:named-range table:name="FighterExp" table:base-cell-address="$Cleric.$Q$27" table:cell-range-address="$Fighter.$B$6:.$B$26"/>
        <table:named-range table:name="FighterHold" table:base-cell-address="$Fighter.$N$6" table:cell-range-address="$Fighter.$N$6:.$N$26"/>
        <table:named-range table:name="FighterRay" table:base-cell-address="$Fighter.$M$6" table:cell-range-address="$Fighter.$M$6:.$M$26"/>
        <table:named-range table:name="FighterSaves" table:base-cell-address="$Fighter.$N$6" table:cell-range-address="$Fighter.$L$6:.$P$26"/>
        <table:named-range table:name="FighterSpell" table:base-cell-address="$Fighter.$P$6" table:cell-range-address="$Fighter.$P$6:.$P$26"/>
        <table:named-range table:name="FighterTalents" table:base-cell-address="$Cleric.$Q$27" table:cell-range-address="$Fighter.$Q$6:.$Q$26"/>
        <table:named-range table:name="MUBAB" table:base-cell-address="$Fighter.$N$6" table:cell-range-address="$Arcanist.$D$6:.$D$26"/>
        <table:named-range table:name="MUExp" table:base-cell-address="$Fighter.$N$6" table:cell-range-address="$Arcanist.$B$6:.$B$26"/>
        <table:named-range table:name="MUInvoke" table:base-cell-address="$Fighter.$N$6" table:cell-range-address="$Arcanist.$R$6:.$R$26"/>
        <table:named-range table:name="MUSave" table:base-cell-address="$Fighter.$N$6" table:cell-range-address="$Arcanist.$K$7:.$O$26"/>
        <table:named-range table:name="OneDSix" table:base-cell-address="$Tables.$A$1" table:cell-range-address="$Tables.$D$43:.$D$48"/>
        <table:named-range table:name="OneDSixHigh" table:base-cell-address="$Tables.$A$1" table:cell-range-address="$Tables.$E$43:.$E$48"/>
        <table:named-range table:name="OneDSixHighToOneDTwenty" table:base-cell-address="$Tables.$A$1" table:cell-range-address="$Tables.$F$43:.$F$48"/>
        <table:named-range table:name="OneDSixLow" table:base-cell-address="$Tables.$A$1" table:cell-range-address="$Tables.$G$43:.$G$48"/>
        <table:named-range table:name="OneDSixLowToOneDTwenty" table:base-cell-address="$Tables.$A$1" table:cell-range-address="$Tables.$H$43:.$H$48"/>
        <table:named-range table:name="OneDTwenty" table:base-cell-address="$Tables.$A$1" table:cell-range-address="$Tables.$A$43:.$A$63"/>
        <table:named-range table:name="OneDTwentyHigh" table:base-cell-address="$Tables.$A$1" table:cell-range-address="$Tables.$B$43:.$B$63"/>
        <table:named-range table:name="SaveTargets" table:base-cell-address="$Tables.$S$4" table:cell-range-address="$Tables.$R$4:.$R$24"/>
        <table:named-range table:name="SneakAttack" table:base-cell-address="$Fighter.$N$6" table:cell-range-address="$Thief.$Q$6:.$Q$26"/>
        <table:named-range table:name="Talents" table:base-cell-address="$Tables.$U$4" table:cell-range-address="$Tables.$T$4:.$T$24"/>
        <table:named-range table:name="TheifHold" table:base-cell-address="$Arcanist.$O$7" table:cell-range-address="$Thief.$N$6:.$N$26"/>
        <table:named-range table:name="ThiefBAB" table:base-cell-address="$Fighter.$N$6" table:cell-range-address="$Thief.$D$6:.$D$26"/>
        <table:named-range table:name="ThiefBlast" table:base-cell-address="$Arcanist.$O$7" table:cell-range-address="$Thief.$O$6:.$O$26"/>
        <table:named-range table:name="ThiefDoom" table:base-cell-address="$Arcanist.$O$7" table:cell-range-address="$Thief.$L$6:.$L$26"/>
        <table:named-range table:name="ThiefExp" table:base-cell-address="$Fighter.$N$6" table:cell-range-address="$Thief.$B$6:.$B$26"/>
        <table:named-range table:name="ThiefHold" table:base-cell-address="$Thief.$L$6" table:cell-range-address="$Thief.$L$6:.$L$26"/>
        <table:named-range table:name="ThiefRay" table:base-cell-address="$Arcanist.$O$7" table:cell-range-address="$Thief.$M$6:.$M$26"/>
        <table:named-range table:name="ThiefSpell" table:base-cell-address="$Thief.$P$6" table:cell-range-address="$Thief.$P$6:.$P$26"/>
        <table:named-range table:name="TwoDSix" table:base-cell-address="$Tables.$A$1" table:cell-range-address="$Tables.$A$30:.$A$40"/>
        <table:named-range table:name="TwoDSixHigh" table:base-cell-address="$Tables.$A$1" table:cell-range-address="$Tables.$D$30:.$D$40"/>
        <table:named-range table:name="TwoDSixToOneDTwenty" table:base-cell-address="$Tables.$A$1" table:cell-range-address="$Tables.$E$30:.$E$40"/>
        <table:named-range table:name="WizSpells" table:base-cell-address="$Arcanist.$J$13" table:cell-range-address="$Arcanist.$S$6:.$X$26"/>
      </table:named-expressions>
      <table:database-ranges>
        <table:database-range table:name="__Anonymous_Sheet_DB__10" table:target-range-address="Trickster.B31:Trickster.B41" table:contains-header="false">
          <table:sort>
            <table:sort-by table:field-number="0" table:data-type="automatic"/>
          </table:sort>
        </table:database-range>
        <table:database-range table:name="__Anonymous_Sheet_DB__13" table:target-range-address="'Warrior Monk'.A28:'Warrior Monk'.A47" table:contains-header="false">
          <table:sort>
            <table:sort-by table:field-number="0" table:data-type="automatic"/>
          </table:sort>
        </table:database-range>
        <table:database-range table:name="__Anonymous_Sheet_DB__14" table:target-range-address="Languages.A3:Languages.F35">
          <table:sort>
            <table:sort-by table:field-number="4" table:data-type="automatic"/>
            <table:sort-by table:field-number="0" table:data-type="automatic"/>
          </table:sort>
        </table:database-range>
        <table:database-range table:name="__Anonymous_Sheet_DB__15" table:target-range-address="Equipment.AO24:Equipment.AQ48">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Soutane BF" svg:font-family="'Soutane BF'"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number-style style:name="N126P0" style:volatile="true">
      <number:text>+</number:text>
      <number:number number:decimal-places="0" number:min-decimal-places="0" number:min-integer-digits="1" number:grouping="true"/>
    </number:number-style>
    <number:number-style style:name="N126" number:title="User-defined">
      <number:text>-</number:text>
      <number:number number:decimal-places="0" number:min-decimal-places="0" number:min-integer-digits="1" number:grouping="true"/>
      <style:map style:condition="value()&gt;=0" style:apply-style-name="N126P0"/>
    </number:number-style>
    <number:number-style style:name="N127" number:title="User-defined">
      <number:number number:decimal-places="0" number:min-decimal-places="0" number:min-integer-digits="1" number:grouping="true"/>
      <number:text>+</number:text>
    </number:number-style>
    <number:number-style style:name="N128">
      <number:number number:decimal-places="0" number:min-decimal-places="0" number:min-integer-digits="1" number:grouping="true"/>
      <number:text>$</number:text>
    </number:number-style>
    <number:number-style style:name="N129">
      <number:number number:decimal-places="1" number:min-decimal-places="1" number:min-integer-digits="1" number:grouping="true"/>
      <number:text>sp</number:text>
    </number:number-style>
    <number:number-style style:name="N130">
      <number:number number:decimal-places="1" number:min-decimal-places="1" number:min-integer-digits="1" number:grouping="true"/>
    </number:number-style>
    <number:percentage-style style:name="N131">
      <number:number number:decimal-places="1" number:min-decimal-places="1" number:min-integer-digits="1"/>
      <number:text>%</number:text>
    </number:percentage-style>
    <number:number-style style:name="N132" number:title="User-defined">
      <number:number number:decimal-places="0" number:min-decimal-places="0" number:min-integer-digits="1" number:grouping="true"/>
      <number:text>sp</number:text>
    </number:number-style>
    <number:number-style style:name="N133" number:title="User-defined">
      <number:text>(</number:text>
      <number:number number:decimal-places="0" number:min-decimal-places="0" number:min-integer-digits="1" number:grouping="true"/>
      <number:text>sp)</number:text>
    </number:number-style>
    <number:number-style style:name="N134">
      <number:text>(</number:text>
      <number:number number:decimal-places="0" number:min-decimal-places="0" number:min-integer-digits="1" number:grouping="true"/>
      <number:text>)</number:text>
    </number:number-style>
    <number:number-style style:name="N135">
      <number:text>(</number:text>
      <number:number number:decimal-places="1" number:min-decimal-places="1" number:min-integer-digits="1" number:grouping="true"/>
      <number:text>sp)</number:text>
    </number:number-style>
    <number:number-style style:name="N136">
      <number:number number:decimal-places="13" number:min-decimal-places="13" number:min-integer-digits="1"/>
    </number:number-style>
    <number:number-style style:name="N137">
      <number:number number:decimal-places="12" number:min-decimal-places="12" number:min-integer-digits="1"/>
    </number:number-style>
    <number:number-style style:name="N138">
      <number:number number:decimal-places="11" number:min-decimal-places="11" number:min-integer-digits="1"/>
    </number:number-style>
    <number:number-style style:name="N139">
      <number:number number:decimal-places="10" number:min-decimal-places="10" number:min-integer-digits="1"/>
    </number:number-style>
    <number:number-style style:name="N140">
      <number:number number:decimal-places="9" number:min-decimal-places="9" number:min-integer-digits="1"/>
    </number:number-style>
    <number:number-style style:name="N141">
      <number:number number:decimal-places="8" number:min-decimal-places="8" number:min-integer-digits="1"/>
    </number:number-style>
    <number:number-style style:name="N142">
      <number:number number:decimal-places="7" number:min-decimal-places="7" number:min-integer-digits="1"/>
    </number:number-style>
    <number:number-style style:name="N143">
      <number:number number:decimal-places="6" number:min-decimal-places="6" number:min-integer-digits="1"/>
    </number:number-style>
    <number:number-style style:name="N144">
      <number:number number:decimal-places="5" number:min-decimal-places="5" number:min-integer-digits="1"/>
    </number:number-style>
    <number:number-style style:name="N145">
      <number:number number:decimal-places="4" number:min-decimal-places="4" number:min-integer-digits="1"/>
    </number:number-style>
    <number:number-style style:name="N146">
      <number:number number:decimal-places="3" number:min-decimal-places="3" number:min-integer-digits="1"/>
    </number:number-style>
    <number:number-style style:name="N147">
      <number:number number:decimal-places="1" number:min-decimal-places="1" number:min-integer-digits="1"/>
    </number:number-style>
    <number:number-style style:name="N148">
      <number:fraction number:min-integer-digits="0" number:min-numerator-digits="1" loext:max-numerator-digits="1" number:min-denominator-digits="1" number:max-denominator-value="9"/>
    </number:number-style>
    <number:number-style style:name="N149" number:title="User-defined">
      <number:number number:decimal-places="0" number:min-decimal-places="0" number:min-integer-digits="1" number:grouping="true"/>
      <number:text>d8</number:text>
    </number:number-style>
    <number:number-style style:name="N150">
      <number:number number:decimal-places="14" number:min-decimal-places="14" number:min-integer-digits="1"/>
    </number:number-style>
    <number:number-style style:name="N151">
      <number:number number:decimal-places="0" number:min-decimal-places="0" number:min-integer-digits="1" number:grouping="true"/>
      <number:text>h</number:text>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4-15">00/00/0000</text:date>, <text:time style:data-style-name="N2" text:time-value="13:27:40.765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Tables" style:display-name="PageStyle_Tables" style:page-layout-name="Mpm3">
      <style:header style:display="false"/>
      <style:header-left style:display="false"/>
      <style:footer style:display="false"/>
      <style:footer-left style:display="false"/>
    </style:master-page>
    <style:master-page style:name="PageStyle_5f_Cleric" style:display-name="PageStyle_Cleric" style:page-layout-name="Mpm3">
      <style:header style:display="false"/>
      <style:header-left style:display="false"/>
      <style:footer style:display="false"/>
      <style:footer-left style:display="false"/>
    </style:master-page>
    <style:master-page style:name="PageStyle_5f_Fighter" style:display-name="PageStyle_Fighter" style:page-layout-name="Mpm3">
      <style:header style:display="false"/>
      <style:header-left style:display="false"/>
      <style:footer style:display="false"/>
      <style:footer-left style:display="false"/>
    </style:master-page>
    <style:master-page style:name="PageStyle_5f_Wizard" style:display-name="PageStyle_Wizard" style:page-layout-name="Mpm3">
      <style:header style:display="false"/>
      <style:header-left style:display="false"/>
      <style:footer style:display="false"/>
      <style:footer-left style:display="false"/>
    </style:master-page>
    <style:master-page style:name="PageStyle_5f_Thief" style:display-name="PageStyle_Thief" style:page-layout-name="Mpm3">
      <style:header style:display="false"/>
      <style:header-left style:display="false"/>
      <style:footer style:display="false"/>
      <style:footer-left style:display="false"/>
    </style:master-page>
    <style:master-page style:name="PageStyle_5f_Assassin" style:display-name="PageStyle_Assassin" style:page-layout-name="Mpm3">
      <style:header style:display="false"/>
      <style:header-left style:display="false"/>
      <style:footer style:display="false"/>
      <style:footer-left style:display="false"/>
    </style:master-page>
    <style:master-page style:name="PageStyle_5f_Bard" style:display-name="PageStyle_Bard" style:page-layout-name="Mpm3">
      <style:header style:display="false"/>
      <style:header-left style:display="false"/>
      <style:footer style:display="false"/>
      <style:footer-left style:display="false"/>
    </style:master-page>
    <style:master-page style:name="PageStyle_5f_Druid" style:display-name="PageStyle_Druid" style:page-layout-name="Mpm3">
      <style:header style:display="false"/>
      <style:header-left style:display="false"/>
      <style:footer style:display="false"/>
      <style:footer-left style:display="false"/>
    </style:master-page>
    <style:master-page style:name="PageStyle_5f_Necromancer" style:display-name="PageStyle_Necromancer" style:page-layout-name="Mpm3">
      <style:header style:display="false"/>
      <style:header-left style:display="false"/>
      <style:footer style:display="false"/>
      <style:footer-left style:display="false"/>
    </style:master-page>
    <style:master-page style:name="PageStyle_5f_Paladin" style:display-name="PageStyle_Paladin" style:page-layout-name="Mpm3">
      <style:header style:display="false"/>
      <style:header-left style:display="false"/>
      <style:footer style:display="false"/>
      <style:footer-left style:display="false"/>
    </style:master-page>
    <style:master-page style:name="PageStyle_5f_Ranger" style:display-name="PageStyle_Ranger" style:page-layout-name="Mpm3">
      <style:header style:display="false"/>
      <style:header-left style:display="false"/>
      <style:footer style:display="false"/>
      <style:footer-left style:display="false"/>
    </style:master-page>
    <style:master-page style:name="PageStyle_5f_Sorcerer" style:display-name="PageStyle_Sorcerer" style:page-layout-name="Mpm3">
      <style:header style:display="false"/>
      <style:header-left style:display="false"/>
      <style:footer style:display="false"/>
      <style:footer-left style:display="false"/>
    </style:master-page>
    <style:master-page style:name="PageStyle_5f_Trickster" style:display-name="PageStyle_Trickster" style:page-layout-name="Mpm3">
      <style:header style:display="false"/>
      <style:header-left style:display="false"/>
      <style:footer style:display="false"/>
      <style:footer-left style:display="false"/>
    </style:master-page>
    <style:master-page style:name="PageStyle_5f_Warden" style:display-name="PageStyle_Warden" style:page-layout-name="Mpm3">
      <style:header style:display="false"/>
      <style:header-left style:display="false"/>
      <style:footer style:display="false"/>
      <style:footer-left style:display="false"/>
    </style:master-page>
    <style:master-page style:name="PageStyle_5f_Warlock" style:display-name="PageStyle_Warlock"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dc:date>2025-04-15T07:29:01.410000000</dc:date>
    <meta:editing-duration>P9DT12H47M10S</meta:editing-duration>
    <meta:editing-cycles>69</meta:editing-cycles>
    <meta:document-statistic meta:table-count="17" meta:cell-count="10093" meta:object-count="0"/>
  </office:meta>
</office:document-meta>
</file>